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7.2575in" svg:height="6.8602in" svg:x="0in" svg:y="0.9516in">
            <draw:object draw:notify-on-update-of-ranges="Sheet1.H1:Sheet1.H638 Sheet1.I1:Sheet1.I638 Sheet1.N1:Sheet1.N638 Sheet1.O1:Sheet1.O6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style-name="ce1" office:value-type="string">
            <text:p>detectTime</text:p>
          </table:table-cell>
          <table:table-cell office:value-type="string">
            <text:p>midx</text:p>
          </table:table-cell>
          <table:table-cell office:value-type="string">
            <text:p>mid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correctureX</text:p>
          </table:table-cell>
          <table:table-cell office:value-type="string">
            <text:p>correctureY</text:p>
          </table:table-cell>
          <table:table-cell office:value-type="string">
            <text:p>rawX</text:p>
          </table:table-cell>
          <table:table-cell office:value-type="string">
            <text:p>rawY</text:p>
          </table:table-cell>
          <table:table-cell/>
          <table:table-cell table:formula="of:=0.0005" office:value-type="float" office:value="0.0005">
            <text:p>0.0005</text:p>
          </table:table-cell>
          <table:table-cell/>
          <table:table-cell office:value-type="string">
            <text:p>X=-0.0005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-42">
            <text:p>-42</text:p>
          </table:table-cell>
          <table:table-cell office:value-type="float" office:value="-132">
            <text:p>-132</text:p>
          </table:table-cell>
          <table:table-cell office:value-type="float" office:value="405">
            <text:p>405</text:p>
          </table:table-cell>
          <table:table-cell office:value-type="float" office:value="155">
            <text:p>155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567589">
            <text:p>-0.0567589</text:p>
          </table:table-cell>
          <table:table-cell office:value-type="float" office:value="0.00011812">
            <text:p>0.00011812</text:p>
          </table:table-cell>
          <table:table-cell office:value-type="float" office:value="0.00635888">
            <text:p>0.00635888</text:p>
          </table:table-cell>
          <table:table-cell office:value-type="float" office:value="-0.158518">
            <text:p>-0.158518</text:p>
          </table:table-cell>
          <table:table-cell table:formula="of:=[.B2]*[.$O$1]" office:value-type="float" office:value="-0.021">
            <text:p>-0.021</text:p>
          </table:table-cell>
          <table:table-cell table:formula="of:=[.C2]*[.$O$1]" office:value-type="float" office:value="-0.066">
            <text:p>-0.066</text:p>
          </table:table-cell>
          <table:table-cell table:formula="of:=[.L2]+[.H2]" office:value-type="float" office:value="-0.0777589">
            <text:p>-0.0777589</text:p>
          </table:table-cell>
          <table:table-cell table:formula="of:=[.M2]+[.I2]" office:value-type="float" office:value="-0.06588188">
            <text:p>-0.0658818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0">
            <text:p>-50</text:p>
          </table:table-cell>
          <table:table-cell office:value-type="float" office:value="-137">
            <text:p>-137</text:p>
          </table:table-cell>
          <table:table-cell office:value-type="float" office:value="406">
            <text:p>40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568058">
            <text:p>-0.0568058</text:p>
          </table:table-cell>
          <table:table-cell office:value-type="float" office:value="0.000118055">
            <text:p>0.000118055</text:p>
          </table:table-cell>
          <table:table-cell office:value-type="float" office:value="-0.00319424">
            <text:p>-0.00319424</text:p>
          </table:table-cell>
          <table:table-cell office:value-type="float" office:value="-0.164518">
            <text:p>-0.164518</text:p>
          </table:table-cell>
          <table:table-cell table:formula="of:=[.B3]*[.$O$1]" office:value-type="float" office:value="-0.025">
            <text:p>-0.025</text:p>
          </table:table-cell>
          <table:table-cell table:formula="of:=[.C3]*[.$O$1]" office:value-type="float" office:value="-0.0685">
            <text:p>-0.0685</text:p>
          </table:table-cell>
          <table:table-cell table:formula="of:=[.L3]+[.H3]" office:value-type="float" office:value="-0.0818058">
            <text:p>-0.0818058</text:p>
          </table:table-cell>
          <table:table-cell table:formula="of:=[.M3]+[.I3]" office:value-type="float" office:value="-0.068381945">
            <text:p>-0.06838194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3">
            <text:p>-133</text:p>
          </table:table-cell>
          <table:table-cell office:value-type="float" office:value="407">
            <text:p>407</text:p>
          </table:table-cell>
          <table:table-cell office:value-type="float" office:value="156">
            <text:p>156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568294">
            <text:p>-0.0568294</text:p>
          </table:table-cell>
          <table:table-cell office:value-type="float" office:value="0.000127514">
            <text:p>0.000127514</text:p>
          </table:table-cell>
          <table:table-cell office:value-type="float" office:value="0.00642941">
            <text:p>0.00642941</text:p>
          </table:table-cell>
          <table:table-cell office:value-type="float" office:value="-0.159728">
            <text:p>-0.159728</text:p>
          </table:table-cell>
          <table:table-cell table:formula="of:=[.B4]*[.$O$1]" office:value-type="float" office:value="-0.021">
            <text:p>-0.021</text:p>
          </table:table-cell>
          <table:table-cell table:formula="of:=[.C4]*[.$O$1]" office:value-type="float" office:value="-0.0665">
            <text:p>-0.0665</text:p>
          </table:table-cell>
          <table:table-cell table:formula="of:=[.L4]+[.H4]" office:value-type="float" office:value="-0.0778294">
            <text:p>-0.0778294</text:p>
          </table:table-cell>
          <table:table-cell table:formula="of:=[.M4]+[.I4]" office:value-type="float" office:value="-0.066372486">
            <text:p>-0.06637248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2">
            <text:p>-132</text:p>
          </table:table-cell>
          <table:table-cell office:value-type="float" office:value="402">
            <text:p>40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68962">
            <text:p>-0.0568962</text:p>
          </table:table-cell>
          <table:table-cell office:value-type="float" office:value="0.000177835">
            <text:p>0.000177835</text:p>
          </table:table-cell>
          <table:table-cell office:value-type="float" office:value="0.0076962">
            <text:p>0.0076962</text:p>
          </table:table-cell>
          <table:table-cell office:value-type="float" office:value="-0.158578">
            <text:p>-0.158578</text:p>
          </table:table-cell>
          <table:table-cell table:formula="of:=[.B5]*[.$O$1]" office:value-type="float" office:value="-0.0205">
            <text:p>-0.0205</text:p>
          </table:table-cell>
          <table:table-cell table:formula="of:=[.C5]*[.$O$1]" office:value-type="float" office:value="-0.066">
            <text:p>-0.066</text:p>
          </table:table-cell>
          <table:table-cell table:formula="of:=[.L5]+[.H5]" office:value-type="float" office:value="-0.0773962">
            <text:p>-0.0773962</text:p>
          </table:table-cell>
          <table:table-cell table:formula="of:=[.M5]+[.I5]" office:value-type="float" office:value="-0.065822165">
            <text:p>-0.06582216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3">
            <text:p>-133</text:p>
          </table:table-cell>
          <table:table-cell office:value-type="float" office:value="404">
            <text:p>40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569558">
            <text:p>-0.0569558</text:p>
          </table:table-cell>
          <table:table-cell office:value-type="float" office:value="0.000200627">
            <text:p>0.000200627</text:p>
          </table:table-cell>
          <table:table-cell office:value-type="float" office:value="0.00655577">
            <text:p>0.00655577</text:p>
          </table:table-cell>
          <table:table-cell office:value-type="float" office:value="-0.159801">
            <text:p>-0.159801</text:p>
          </table:table-cell>
          <table:table-cell table:formula="of:=[.B6]*[.$O$1]" office:value-type="float" office:value="-0.021">
            <text:p>-0.021</text:p>
          </table:table-cell>
          <table:table-cell table:formula="of:=[.C6]*[.$O$1]" office:value-type="float" office:value="-0.0665">
            <text:p>-0.0665</text:p>
          </table:table-cell>
          <table:table-cell table:formula="of:=[.L6]+[.H6]" office:value-type="float" office:value="-0.0779558">
            <text:p>-0.0779558</text:p>
          </table:table-cell>
          <table:table-cell table:formula="of:=[.M6]+[.I6]" office:value-type="float" office:value="-0.066299373">
            <text:p>-0.06629937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">
            <text:p>-43</text:p>
          </table:table-cell>
          <table:table-cell office:value-type="float" office:value="-132">
            <text:p>-132</text:p>
          </table:table-cell>
          <table:table-cell office:value-type="float" office:value="409">
            <text:p>409</text:p>
          </table:table-cell>
          <table:table-cell office:value-type="float" office:value="160">
            <text:p>160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569636">
            <text:p>-0.0569636</text:p>
          </table:table-cell>
          <table:table-cell office:value-type="float" office:value="0.000249682">
            <text:p>0.000249682</text:p>
          </table:table-cell>
          <table:table-cell office:value-type="float" office:value="0.00536364">
            <text:p>0.00536364</text:p>
          </table:table-cell>
          <table:table-cell office:value-type="float" office:value="-0.15865">
            <text:p>-0.15865</text:p>
          </table:table-cell>
          <table:table-cell table:formula="of:=[.B7]*[.$O$1]" office:value-type="float" office:value="-0.0215">
            <text:p>-0.0215</text:p>
          </table:table-cell>
          <table:table-cell table:formula="of:=[.C7]*[.$O$1]" office:value-type="float" office:value="-0.066">
            <text:p>-0.066</text:p>
          </table:table-cell>
          <table:table-cell table:formula="of:=[.L7]+[.H7]" office:value-type="float" office:value="-0.0784636">
            <text:p>-0.0784636</text:p>
          </table:table-cell>
          <table:table-cell table:formula="of:=[.M7]+[.I7]" office:value-type="float" office:value="-0.065750318">
            <text:p>-0.06575031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05">
            <text:p>4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570252">
            <text:p>-0.0570252</text:p>
          </table:table-cell>
          <table:table-cell office:value-type="float" office:value="0.000284548">
            <text:p>0.000284548</text:p>
          </table:table-cell>
          <table:table-cell office:value-type="float" office:value="0.00782519">
            <text:p>0.00782519</text:p>
          </table:table-cell>
          <table:table-cell office:value-type="float" office:value="-0.161085">
            <text:p>-0.161085</text:p>
          </table:table-cell>
          <table:table-cell table:formula="of:=[.B8]*[.$O$1]" office:value-type="float" office:value="-0.0205">
            <text:p>-0.0205</text:p>
          </table:table-cell>
          <table:table-cell table:formula="of:=[.C8]*[.$O$1]" office:value-type="float" office:value="-0.067">
            <text:p>-0.067</text:p>
          </table:table-cell>
          <table:table-cell table:formula="of:=[.L8]+[.H8]" office:value-type="float" office:value="-0.0775252">
            <text:p>-0.0775252</text:p>
          </table:table-cell>
          <table:table-cell table:formula="of:=[.M8]+[.I8]" office:value-type="float" office:value="-0.066715452">
            <text:p>-0.06671545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1">
            <text:p>-51</text:p>
          </table:table-cell>
          <table:table-cell office:value-type="float" office:value="-138">
            <text:p>-138</text:p>
          </table:table-cell>
          <table:table-cell office:value-type="float" office:value="410">
            <text:p>410</text:p>
          </table:table-cell>
          <table:table-cell office:value-type="float" office:value="163">
            <text:p>16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570194">
            <text:p>-0.0570194</text:p>
          </table:table-cell>
          <table:table-cell office:value-type="float" office:value="0.000293138">
            <text:p>0.000293138</text:p>
          </table:table-cell>
          <table:table-cell office:value-type="float" office:value="-0.00418065">
            <text:p>-0.00418065</text:p>
          </table:table-cell>
          <table:table-cell office:value-type="float" office:value="-0.165893">
            <text:p>-0.165893</text:p>
          </table:table-cell>
          <table:table-cell table:formula="of:=[.B9]*[.$O$1]" office:value-type="float" office:value="-0.0255">
            <text:p>-0.0255</text:p>
          </table:table-cell>
          <table:table-cell table:formula="of:=[.C9]*[.$O$1]" office:value-type="float" office:value="-0.069">
            <text:p>-0.069</text:p>
          </table:table-cell>
          <table:table-cell table:formula="of:=[.L9]+[.H9]" office:value-type="float" office:value="-0.0825194">
            <text:p>-0.0825194</text:p>
          </table:table-cell>
          <table:table-cell table:formula="of:=[.M9]+[.I9]" office:value-type="float" office:value="-0.068706862">
            <text:p>-0.06870686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0">
            <text:p>-50</text:p>
          </table:table-cell>
          <table:table-cell office:value-type="float" office:value="-137">
            <text:p>-137</text:p>
          </table:table-cell>
          <table:table-cell office:value-type="float" office:value="408">
            <text:p>408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570288">
            <text:p>-0.0570288</text:p>
          </table:table-cell>
          <table:table-cell office:value-type="float" office:value="0.000321833">
            <text:p>0.000321833</text:p>
          </table:table-cell>
          <table:table-cell office:value-type="float" office:value="-0.00297118">
            <text:p>-0.00297118</text:p>
          </table:table-cell>
          <table:table-cell office:value-type="float" office:value="-0.164722">
            <text:p>-0.164722</text:p>
          </table:table-cell>
          <table:table-cell table:formula="of:=[.B10]*[.$O$1]" office:value-type="float" office:value="-0.025">
            <text:p>-0.025</text:p>
          </table:table-cell>
          <table:table-cell table:formula="of:=[.C10]*[.$O$1]" office:value-type="float" office:value="-0.0685">
            <text:p>-0.0685</text:p>
          </table:table-cell>
          <table:table-cell table:formula="of:=[.L10]+[.H10]" office:value-type="float" office:value="-0.0820288">
            <text:p>-0.0820288</text:p>
          </table:table-cell>
          <table:table-cell table:formula="of:=[.M10]+[.I10]" office:value-type="float" office:value="-0.068178167">
            <text:p>-0.06817816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1">
            <text:p>-131</text:p>
          </table:table-cell>
          <table:table-cell office:value-type="float" office:value="408">
            <text:p>408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70597">
            <text:p>-0.0570597</text:p>
          </table:table-cell>
          <table:table-cell office:value-type="float" office:value="0.000304732">
            <text:p>0.000304732</text:p>
          </table:table-cell>
          <table:table-cell office:value-type="float" office:value="0.00785973">
            <text:p>0.00785973</text:p>
          </table:table-cell>
          <table:table-cell office:value-type="float" office:value="-0.157505">
            <text:p>-0.157505</text:p>
          </table:table-cell>
          <table:table-cell table:formula="of:=[.B11]*[.$O$1]" office:value-type="float" office:value="-0.0205">
            <text:p>-0.0205</text:p>
          </table:table-cell>
          <table:table-cell table:formula="of:=[.C11]*[.$O$1]" office:value-type="float" office:value="-0.0655">
            <text:p>-0.0655</text:p>
          </table:table-cell>
          <table:table-cell table:formula="of:=[.L11]+[.H11]" office:value-type="float" office:value="-0.0775597">
            <text:p>-0.0775597</text:p>
          </table:table-cell>
          <table:table-cell table:formula="of:=[.M11]+[.I11]" office:value-type="float" office:value="-0.065195268">
            <text:p>-0.06519526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1">
            <text:p>-131</text:p>
          </table:table-cell>
          <table:table-cell office:value-type="float" office:value="407">
            <text:p>407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570716">
            <text:p>-0.0570716</text:p>
          </table:table-cell>
          <table:table-cell office:value-type="float" office:value="0.000294556">
            <text:p>0.000294556</text:p>
          </table:table-cell>
          <table:table-cell office:value-type="float" office:value="0.00667161">
            <text:p>0.00667161</text:p>
          </table:table-cell>
          <table:table-cell office:value-type="float" office:value="-0.157495">
            <text:p>-0.157495</text:p>
          </table:table-cell>
          <table:table-cell table:formula="of:=[.B12]*[.$O$1]" office:value-type="float" office:value="-0.021">
            <text:p>-0.021</text:p>
          </table:table-cell>
          <table:table-cell table:formula="of:=[.C12]*[.$O$1]" office:value-type="float" office:value="-0.0655">
            <text:p>-0.0655</text:p>
          </table:table-cell>
          <table:table-cell table:formula="of:=[.L12]+[.H12]" office:value-type="float" office:value="-0.0780716">
            <text:p>-0.0780716</text:p>
          </table:table-cell>
          <table:table-cell table:formula="of:=[.M12]+[.I12]" office:value-type="float" office:value="-0.065205444">
            <text:p>-0.06520544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9">
            <text:p>-49</text:p>
          </table:table-cell>
          <table:table-cell office:value-type="float" office:value="-139">
            <text:p>-139</text:p>
          </table:table-cell>
          <table:table-cell office:value-type="float" office:value="402">
            <text:p>402</text:p>
          </table:table-cell>
          <table:table-cell office:value-type="float" office:value="152">
            <text:p>152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71013">
            <text:p>-0.0571013</text:p>
          </table:table-cell>
          <table:table-cell office:value-type="float" office:value="0.000316619">
            <text:p>0.000316619</text:p>
          </table:table-cell>
          <table:table-cell office:value-type="float" office:value="-0.00169875">
            <text:p>-0.00169875</text:p>
          </table:table-cell>
          <table:table-cell office:value-type="float" office:value="-0.167117">
            <text:p>-0.167117</text:p>
          </table:table-cell>
          <table:table-cell table:formula="of:=[.B13]*[.$O$1]" office:value-type="float" office:value="-0.0245">
            <text:p>-0.0245</text:p>
          </table:table-cell>
          <table:table-cell table:formula="of:=[.C13]*[.$O$1]" office:value-type="float" office:value="-0.0695">
            <text:p>-0.0695</text:p>
          </table:table-cell>
          <table:table-cell table:formula="of:=[.L13]+[.H13]" office:value-type="float" office:value="-0.0816013">
            <text:p>-0.0816013</text:p>
          </table:table-cell>
          <table:table-cell table:formula="of:=[.M13]+[.I13]" office:value-type="float" office:value="-0.069183381">
            <text:p>-0.06918338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1">
            <text:p>-51</text:p>
          </table:table-cell>
          <table:table-cell office:value-type="float" office:value="-138">
            <text:p>-138</text:p>
          </table:table-cell>
          <table:table-cell office:value-type="float" office:value="407">
            <text:p>40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0572262">
            <text:p>-0.0572262</text:p>
          </table:table-cell>
          <table:table-cell office:value-type="float" office:value="0.000360144">
            <text:p>0.000360144</text:p>
          </table:table-cell>
          <table:table-cell office:value-type="float" office:value="-0.00397377">
            <text:p>-0.00397377</text:p>
          </table:table-cell>
          <table:table-cell office:value-type="float" office:value="-0.16596">
            <text:p>-0.16596</text:p>
          </table:table-cell>
          <table:table-cell table:formula="of:=[.B14]*[.$O$1]" office:value-type="float" office:value="-0.0255">
            <text:p>-0.0255</text:p>
          </table:table-cell>
          <table:table-cell table:formula="of:=[.C14]*[.$O$1]" office:value-type="float" office:value="-0.069">
            <text:p>-0.069</text:p>
          </table:table-cell>
          <table:table-cell table:formula="of:=[.L14]+[.H14]" office:value-type="float" office:value="-0.0827262">
            <text:p>-0.0827262</text:p>
          </table:table-cell>
          <table:table-cell table:formula="of:=[.M14]+[.I14]" office:value-type="float" office:value="-0.068639856">
            <text:p>-0.06863985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1">
            <text:p>-51</text:p>
          </table:table-cell>
          <table:table-cell office:value-type="float" office:value="-135">
            <text:p>-135</text:p>
          </table:table-cell>
          <table:table-cell office:value-type="float" office:value="407">
            <text:p>407</text:p>
          </table:table-cell>
          <table:table-cell office:value-type="float" office:value="163">
            <text:p>163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572233">
            <text:p>-0.0572233</text:p>
          </table:table-cell>
          <table:table-cell office:value-type="float" office:value="0.000395159">
            <text:p>0.000395159</text:p>
          </table:table-cell>
          <table:table-cell office:value-type="float" office:value="-0.00397674">
            <text:p>-0.00397674</text:p>
          </table:table-cell>
          <table:table-cell office:value-type="float" office:value="-0.162395">
            <text:p>-0.162395</text:p>
          </table:table-cell>
          <table:table-cell table:formula="of:=[.B15]*[.$O$1]" office:value-type="float" office:value="-0.0255">
            <text:p>-0.0255</text:p>
          </table:table-cell>
          <table:table-cell table:formula="of:=[.C15]*[.$O$1]" office:value-type="float" office:value="-0.0675">
            <text:p>-0.0675</text:p>
          </table:table-cell>
          <table:table-cell table:formula="of:=[.L15]+[.H15]" office:value-type="float" office:value="-0.0827233">
            <text:p>-0.0827233</text:p>
          </table:table-cell>
          <table:table-cell table:formula="of:=[.M15]+[.I15]" office:value-type="float" office:value="-0.067104841">
            <text:p>-0.067104841</text:p>
          </table:table-cell>
          <table:table-cell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51">
            <text:p>-51</text:p>
          </table:table-cell>
          <table:table-cell office:value-type="float" office:value="-136">
            <text:p>-136</text:p>
          </table:table-cell>
          <table:table-cell office:value-type="float" office:value="411">
            <text:p>41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356">
            <text:p>356</text:p>
          </table:table-cell>
          <table:table-cell office:value-type="float" office:value="-0.0572568">
            <text:p>-0.0572568</text:p>
          </table:table-cell>
          <table:table-cell office:value-type="float" office:value="0.000404432">
            <text:p>0.000404432</text:p>
          </table:table-cell>
          <table:table-cell office:value-type="float" office:value="-0.00394323">
            <text:p>-0.00394323</text:p>
          </table:table-cell>
          <table:table-cell office:value-type="float" office:value="-0.163604">
            <text:p>-0.163604</text:p>
          </table:table-cell>
          <table:table-cell table:formula="of:=[.B16]*[.$O$1]" office:value-type="float" office:value="-0.0255">
            <text:p>-0.0255</text:p>
          </table:table-cell>
          <table:table-cell table:formula="of:=[.C16]*[.$O$1]" office:value-type="float" office:value="-0.068">
            <text:p>-0.068</text:p>
          </table:table-cell>
          <table:table-cell table:formula="of:=[.L16]+[.H16]" office:value-type="float" office:value="-0.0827568">
            <text:p>-0.0827568</text:p>
          </table:table-cell>
          <table:table-cell table:formula="of:=[.M16]+[.I16]" office:value-type="float" office:value="-0.067595568">
            <text:p>-0.06759556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2">
            <text:p>-132</text:p>
          </table:table-cell>
          <table:table-cell office:value-type="float" office:value="410">
            <text:p>410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572565">
            <text:p>-0.0572565</text:p>
          </table:table-cell>
          <table:table-cell office:value-type="float" office:value="0.000393845">
            <text:p>0.000393845</text:p>
          </table:table-cell>
          <table:table-cell office:value-type="float" office:value="0.00805648">
            <text:p>0.00805648</text:p>
          </table:table-cell>
          <table:table-cell office:value-type="float" office:value="-0.158794">
            <text:p>-0.158794</text:p>
          </table:table-cell>
          <table:table-cell table:formula="of:=[.B17]*[.$O$1]" office:value-type="float" office:value="-0.0205">
            <text:p>-0.0205</text:p>
          </table:table-cell>
          <table:table-cell table:formula="of:=[.C17]*[.$O$1]" office:value-type="float" office:value="-0.066">
            <text:p>-0.066</text:p>
          </table:table-cell>
          <table:table-cell table:formula="of:=[.L17]+[.H17]" office:value-type="float" office:value="-0.0777565">
            <text:p>-0.0777565</text:p>
          </table:table-cell>
          <table:table-cell table:formula="of:=[.M17]+[.I17]" office:value-type="float" office:value="-0.065606155">
            <text:p>-0.06560615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6">
            <text:p>-136</text:p>
          </table:table-cell>
          <table:table-cell office:value-type="float" office:value="409">
            <text:p>409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572522">
            <text:p>-0.0572522</text:p>
          </table:table-cell>
          <table:table-cell office:value-type="float" office:value="0.000413784">
            <text:p>0.000413784</text:p>
          </table:table-cell>
          <table:table-cell office:value-type="float" office:value="0.00925222">
            <text:p>0.00925222</text:p>
          </table:table-cell>
          <table:table-cell office:value-type="float" office:value="-0.163614">
            <text:p>-0.163614</text:p>
          </table:table-cell>
          <table:table-cell table:formula="of:=[.B18]*[.$O$1]" office:value-type="float" office:value="-0.02">
            <text:p>-0.02</text:p>
          </table:table-cell>
          <table:table-cell table:formula="of:=[.C18]*[.$O$1]" office:value-type="float" office:value="-0.068">
            <text:p>-0.068</text:p>
          </table:table-cell>
          <table:table-cell table:formula="of:=[.L18]+[.H18]" office:value-type="float" office:value="-0.0772522">
            <text:p>-0.0772522</text:p>
          </table:table-cell>
          <table:table-cell table:formula="of:=[.M18]+[.I18]" office:value-type="float" office:value="-0.067586216">
            <text:p>-0.067586216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1">
            <text:p>-41</text:p>
          </table:table-cell>
          <table:table-cell office:value-type="float" office:value="-137">
            <text:p>-137</text:p>
          </table:table-cell>
          <table:table-cell office:value-type="float" office:value="402">
            <text:p>40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395">
            <text:p>395</text:p>
          </table:table-cell>
          <table:table-cell office:value-type="float" office:value="-0.0572608">
            <text:p>-0.0572608</text:p>
          </table:table-cell>
          <table:table-cell office:value-type="float" office:value="0.000440269">
            <text:p>0.000440269</text:p>
          </table:table-cell>
          <table:table-cell office:value-type="float" office:value="0.00806082">
            <text:p>0.00806082</text:p>
          </table:table-cell>
          <table:table-cell office:value-type="float" office:value="-0.16484">
            <text:p>-0.16484</text:p>
          </table:table-cell>
          <table:table-cell table:formula="of:=[.B19]*[.$O$1]" office:value-type="float" office:value="-0.0205">
            <text:p>-0.0205</text:p>
          </table:table-cell>
          <table:table-cell table:formula="of:=[.C19]*[.$O$1]" office:value-type="float" office:value="-0.0685">
            <text:p>-0.0685</text:p>
          </table:table-cell>
          <table:table-cell table:formula="of:=[.L19]+[.H19]" office:value-type="float" office:value="-0.0777608">
            <text:p>-0.0777608</text:p>
          </table:table-cell>
          <table:table-cell table:formula="of:=[.M19]+[.I19]" office:value-type="float" office:value="-0.068059731">
            <text:p>-0.06805973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3">
            <text:p>-133</text:p>
          </table:table-cell>
          <table:table-cell office:value-type="float" office:value="405">
            <text:p>405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0572821">
            <text:p>-0.0572821</text:p>
          </table:table-cell>
          <table:table-cell office:value-type="float" office:value="0.000455268">
            <text:p>0.000455268</text:p>
          </table:table-cell>
          <table:table-cell office:value-type="float" office:value="0.00688214">
            <text:p>0.00688214</text:p>
          </table:table-cell>
          <table:table-cell office:value-type="float" office:value="-0.160055">
            <text:p>-0.160055</text:p>
          </table:table-cell>
          <table:table-cell table:formula="of:=[.B20]*[.$O$1]" office:value-type="float" office:value="-0.021">
            <text:p>-0.021</text:p>
          </table:table-cell>
          <table:table-cell table:formula="of:=[.C20]*[.$O$1]" office:value-type="float" office:value="-0.0665">
            <text:p>-0.0665</text:p>
          </table:table-cell>
          <table:table-cell table:formula="of:=[.L20]+[.H20]" office:value-type="float" office:value="-0.0782821">
            <text:p>-0.0782821</text:p>
          </table:table-cell>
          <table:table-cell table:formula="of:=[.M20]+[.I20]" office:value-type="float" office:value="-0.066044732">
            <text:p>-0.06604473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08">
            <text:p>408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573325">
            <text:p>-0.0573325</text:p>
          </table:table-cell>
          <table:table-cell office:value-type="float" office:value="0.000506727">
            <text:p>0.000506727</text:p>
          </table:table-cell>
          <table:table-cell office:value-type="float" office:value="0.00813253">
            <text:p>0.00813253</text:p>
          </table:table-cell>
          <table:table-cell office:value-type="float" office:value="-0.162507">
            <text:p>-0.162507</text:p>
          </table:table-cell>
          <table:table-cell table:formula="of:=[.B21]*[.$O$1]" office:value-type="float" office:value="-0.0205">
            <text:p>-0.0205</text:p>
          </table:table-cell>
          <table:table-cell table:formula="of:=[.C21]*[.$O$1]" office:value-type="float" office:value="-0.0675">
            <text:p>-0.0675</text:p>
          </table:table-cell>
          <table:table-cell table:formula="of:=[.L21]+[.H21]" office:value-type="float" office:value="-0.0778325">
            <text:p>-0.0778325</text:p>
          </table:table-cell>
          <table:table-cell table:formula="of:=[.M21]+[.I21]" office:value-type="float" office:value="-0.066993273">
            <text:p>-0.06699327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-133">
            <text:p>-133</text:p>
          </table:table-cell>
          <table:table-cell office:value-type="float" office:value="408">
            <text:p>408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0574064">
            <text:p>-0.0574064</text:p>
          </table:table-cell>
          <table:table-cell office:value-type="float" office:value="0.000500753">
            <text:p>0.000500753</text:p>
          </table:table-cell>
          <table:table-cell office:value-type="float" office:value="0.0106064">
            <text:p>0.0106064</text:p>
          </table:table-cell>
          <table:table-cell office:value-type="float" office:value="-0.160101">
            <text:p>-0.160101</text:p>
          </table:table-cell>
          <table:table-cell table:formula="of:=[.B22]*[.$O$1]" office:value-type="float" office:value="-0.0195">
            <text:p>-0.0195</text:p>
          </table:table-cell>
          <table:table-cell table:formula="of:=[.C22]*[.$O$1]" office:value-type="float" office:value="-0.0665">
            <text:p>-0.0665</text:p>
          </table:table-cell>
          <table:table-cell table:formula="of:=[.L22]+[.H22]" office:value-type="float" office:value="-0.0769064">
            <text:p>-0.0769064</text:p>
          </table:table-cell>
          <table:table-cell table:formula="of:=[.M22]+[.I22]" office:value-type="float" office:value="-0.065999247">
            <text:p>-0.06599924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2">
            <text:p>-132</text:p>
          </table:table-cell>
          <table:table-cell office:value-type="float" office:value="407">
            <text:p>407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74007">
            <text:p>-0.0574007</text:p>
          </table:table-cell>
          <table:table-cell office:value-type="float" office:value="0.000495063">
            <text:p>0.000495063</text:p>
          </table:table-cell>
          <table:table-cell office:value-type="float" office:value="0.00700065">
            <text:p>0.00700065</text:p>
          </table:table-cell>
          <table:table-cell office:value-type="float" office:value="-0.158895">
            <text:p>-0.158895</text:p>
          </table:table-cell>
          <table:table-cell table:formula="of:=[.B23]*[.$O$1]" office:value-type="float" office:value="-0.021">
            <text:p>-0.021</text:p>
          </table:table-cell>
          <table:table-cell table:formula="of:=[.C23]*[.$O$1]" office:value-type="float" office:value="-0.066">
            <text:p>-0.066</text:p>
          </table:table-cell>
          <table:table-cell table:formula="of:=[.L23]+[.H23]" office:value-type="float" office:value="-0.0784007">
            <text:p>-0.0784007</text:p>
          </table:table-cell>
          <table:table-cell table:formula="of:=[.M23]+[.I23]" office:value-type="float" office:value="-0.065504937">
            <text:p>-0.06550493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4">
            <text:p>-134</text:p>
          </table:table-cell>
          <table:table-cell office:value-type="float" office:value="414">
            <text:p>414</text:p>
          </table:table-cell>
          <table:table-cell office:value-type="float" office:value="160">
            <text:p>160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573825">
            <text:p>-0.0573825</text:p>
          </table:table-cell>
          <table:table-cell office:value-type="float" office:value="0.000507498">
            <text:p>0.000507498</text:p>
          </table:table-cell>
          <table:table-cell office:value-type="float" office:value="0.00938253">
            <text:p>0.00938253</text:p>
          </table:table-cell>
          <table:table-cell office:value-type="float" office:value="-0.161308">
            <text:p>-0.161308</text:p>
          </table:table-cell>
          <table:table-cell table:formula="of:=[.B24]*[.$O$1]" office:value-type="float" office:value="-0.02">
            <text:p>-0.02</text:p>
          </table:table-cell>
          <table:table-cell table:formula="of:=[.C24]*[.$O$1]" office:value-type="float" office:value="-0.067">
            <text:p>-0.067</text:p>
          </table:table-cell>
          <table:table-cell table:formula="of:=[.L24]+[.H24]" office:value-type="float" office:value="-0.0773825">
            <text:p>-0.0773825</text:p>
          </table:table-cell>
          <table:table-cell table:formula="of:=[.M24]+[.I24]" office:value-type="float" office:value="-0.066492502">
            <text:p>-0.06649250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13">
            <text:p>41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057413">
            <text:p>-0.057413</text:p>
          </table:table-cell>
          <table:table-cell office:value-type="float" office:value="0.000548012">
            <text:p>0.000548012</text:p>
          </table:table-cell>
          <table:table-cell office:value-type="float" office:value="0.008213">
            <text:p>0.008213</text:p>
          </table:table-cell>
          <table:table-cell office:value-type="float" office:value="-0.162548">
            <text:p>-0.162548</text:p>
          </table:table-cell>
          <table:table-cell table:formula="of:=[.B25]*[.$O$1]" office:value-type="float" office:value="-0.0205">
            <text:p>-0.0205</text:p>
          </table:table-cell>
          <table:table-cell table:formula="of:=[.C25]*[.$O$1]" office:value-type="float" office:value="-0.0675">
            <text:p>-0.0675</text:p>
          </table:table-cell>
          <table:table-cell table:formula="of:=[.L25]+[.H25]" office:value-type="float" office:value="-0.077913">
            <text:p>-0.077913</text:p>
          </table:table-cell>
          <table:table-cell table:formula="of:=[.M25]+[.I25]" office:value-type="float" office:value="-0.066951988">
            <text:p>-0.06695198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4">
            <text:p>-134</text:p>
          </table:table-cell>
          <table:table-cell office:value-type="float" office:value="412">
            <text:p>41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574373">
            <text:p>-0.0574373</text:p>
          </table:table-cell>
          <table:table-cell office:value-type="float" office:value="0.000557761">
            <text:p>0.000557761</text:p>
          </table:table-cell>
          <table:table-cell office:value-type="float" office:value="0.0094373">
            <text:p>0.0094373</text:p>
          </table:table-cell>
          <table:table-cell office:value-type="float" office:value="-0.161358">
            <text:p>-0.161358</text:p>
          </table:table-cell>
          <table:table-cell table:formula="of:=[.B26]*[.$O$1]" office:value-type="float" office:value="-0.02">
            <text:p>-0.02</text:p>
          </table:table-cell>
          <table:table-cell table:formula="of:=[.C26]*[.$O$1]" office:value-type="float" office:value="-0.067">
            <text:p>-0.067</text:p>
          </table:table-cell>
          <table:table-cell table:formula="of:=[.L26]+[.H26]" office:value-type="float" office:value="-0.0774373">
            <text:p>-0.0774373</text:p>
          </table:table-cell>
          <table:table-cell table:formula="of:=[.M26]+[.I26]" office:value-type="float" office:value="-0.066442239">
            <text:p>-0.06644223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5">
            <text:p>-135</text:p>
          </table:table-cell>
          <table:table-cell office:value-type="float" office:value="413">
            <text:p>41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574048">
            <text:p>-0.0574048</text:p>
          </table:table-cell>
          <table:table-cell office:value-type="float" office:value="0.000590752">
            <text:p>0.000590752</text:p>
          </table:table-cell>
          <table:table-cell office:value-type="float" office:value="0.00940475">
            <text:p>0.00940475</text:p>
          </table:table-cell>
          <table:table-cell office:value-type="float" office:value="-0.162591">
            <text:p>-0.162591</text:p>
          </table:table-cell>
          <table:table-cell table:formula="of:=[.B27]*[.$O$1]" office:value-type="float" office:value="-0.02">
            <text:p>-0.02</text:p>
          </table:table-cell>
          <table:table-cell table:formula="of:=[.C27]*[.$O$1]" office:value-type="float" office:value="-0.0675">
            <text:p>-0.0675</text:p>
          </table:table-cell>
          <table:table-cell table:formula="of:=[.L27]+[.H27]" office:value-type="float" office:value="-0.0774048">
            <text:p>-0.0774048</text:p>
          </table:table-cell>
          <table:table-cell table:formula="of:=[.M27]+[.I27]" office:value-type="float" office:value="-0.066909248">
            <text:p>-0.06690924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5">
            <text:p>-135</text:p>
          </table:table-cell>
          <table:table-cell office:value-type="float" office:value="413">
            <text:p>41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574225">
            <text:p>-0.0574225</text:p>
          </table:table-cell>
          <table:table-cell office:value-type="float" office:value="0.000633473">
            <text:p>0.000633473</text:p>
          </table:table-cell>
          <table:table-cell office:value-type="float" office:value="0.00942255">
            <text:p>0.00942255</text:p>
          </table:table-cell>
          <table:table-cell office:value-type="float" office:value="-0.162633">
            <text:p>-0.162633</text:p>
          </table:table-cell>
          <table:table-cell table:formula="of:=[.B28]*[.$O$1]" office:value-type="float" office:value="-0.02">
            <text:p>-0.02</text:p>
          </table:table-cell>
          <table:table-cell table:formula="of:=[.C28]*[.$O$1]" office:value-type="float" office:value="-0.0675">
            <text:p>-0.0675</text:p>
          </table:table-cell>
          <table:table-cell table:formula="of:=[.L28]+[.H28]" office:value-type="float" office:value="-0.0774225">
            <text:p>-0.0774225</text:p>
          </table:table-cell>
          <table:table-cell table:formula="of:=[.M28]+[.I28]" office:value-type="float" office:value="-0.066866527">
            <text:p>-0.06686652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14">
            <text:p>414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574364">
            <text:p>-0.0574364</text:p>
          </table:table-cell>
          <table:table-cell office:value-type="float" office:value="0.000637242">
            <text:p>0.000637242</text:p>
          </table:table-cell>
          <table:table-cell office:value-type="float" office:value="0.00823638">
            <text:p>0.00823638</text:p>
          </table:table-cell>
          <table:table-cell office:value-type="float" office:value="-0.161437">
            <text:p>-0.161437</text:p>
          </table:table-cell>
          <table:table-cell table:formula="of:=[.B29]*[.$O$1]" office:value-type="float" office:value="-0.0205">
            <text:p>-0.0205</text:p>
          </table:table-cell>
          <table:table-cell table:formula="of:=[.C29]*[.$O$1]" office:value-type="float" office:value="-0.067">
            <text:p>-0.067</text:p>
          </table:table-cell>
          <table:table-cell table:formula="of:=[.L29]+[.H29]" office:value-type="float" office:value="-0.0779364">
            <text:p>-0.0779364</text:p>
          </table:table-cell>
          <table:table-cell table:formula="of:=[.M29]+[.I29]" office:value-type="float" office:value="-0.066362758">
            <text:p>-0.06636275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1">
            <text:p>-51</text:p>
          </table:table-cell>
          <table:table-cell office:value-type="float" office:value="-140">
            <text:p>-140</text:p>
          </table:table-cell>
          <table:table-cell office:value-type="float" office:value="409">
            <text:p>409</text:p>
          </table:table-cell>
          <table:table-cell office:value-type="float" office:value="160">
            <text:p>160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574209">
            <text:p>-0.0574209</text:p>
          </table:table-cell>
          <table:table-cell office:value-type="float" office:value="0.000641936">
            <text:p>0.000641936</text:p>
          </table:table-cell>
          <table:table-cell office:value-type="float" office:value="-0.00377915">
            <text:p>-0.00377915</text:p>
          </table:table-cell>
          <table:table-cell office:value-type="float" office:value="-0.168642">
            <text:p>-0.168642</text:p>
          </table:table-cell>
          <table:table-cell table:formula="of:=[.B30]*[.$O$1]" office:value-type="float" office:value="-0.0255">
            <text:p>-0.0255</text:p>
          </table:table-cell>
          <table:table-cell table:formula="of:=[.C30]*[.$O$1]" office:value-type="float" office:value="-0.07">
            <text:p>-0.07</text:p>
          </table:table-cell>
          <table:table-cell table:formula="of:=[.L30]+[.H30]" office:value-type="float" office:value="-0.0829209">
            <text:p>-0.0829209</text:p>
          </table:table-cell>
          <table:table-cell table:formula="of:=[.M30]+[.I30]" office:value-type="float" office:value="-0.069358064">
            <text:p>-0.06935806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3">
            <text:p>-133</text:p>
          </table:table-cell>
          <table:table-cell office:value-type="float" office:value="411">
            <text:p>411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574389">
            <text:p>-0.0574389</text:p>
          </table:table-cell>
          <table:table-cell office:value-type="float" office:value="0.000666931">
            <text:p>0.000666931</text:p>
          </table:table-cell>
          <table:table-cell office:value-type="float" office:value="0.00943886">
            <text:p>0.00943886</text:p>
          </table:table-cell>
          <table:table-cell office:value-type="float" office:value="-0.160267">
            <text:p>-0.160267</text:p>
          </table:table-cell>
          <table:table-cell table:formula="of:=[.B31]*[.$O$1]" office:value-type="float" office:value="-0.02">
            <text:p>-0.02</text:p>
          </table:table-cell>
          <table:table-cell table:formula="of:=[.C31]*[.$O$1]" office:value-type="float" office:value="-0.0665">
            <text:p>-0.0665</text:p>
          </table:table-cell>
          <table:table-cell table:formula="of:=[.L31]+[.H31]" office:value-type="float" office:value="-0.0774389">
            <text:p>-0.0774389</text:p>
          </table:table-cell>
          <table:table-cell table:formula="of:=[.M31]+[.I31]" office:value-type="float" office:value="-0.065833069">
            <text:p>-0.06583306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08">
            <text:p>408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74631">
            <text:p>-0.0574631</text:p>
          </table:table-cell>
          <table:table-cell office:value-type="float" office:value="0.00069551">
            <text:p>0.00069551</text:p>
          </table:table-cell>
          <table:table-cell office:value-type="float" office:value="0.00826307">
            <text:p>0.00826307</text:p>
          </table:table-cell>
          <table:table-cell office:value-type="float" office:value="-0.162696">
            <text:p>-0.162696</text:p>
          </table:table-cell>
          <table:table-cell table:formula="of:=[.B32]*[.$O$1]" office:value-type="float" office:value="-0.0205">
            <text:p>-0.0205</text:p>
          </table:table-cell>
          <table:table-cell table:formula="of:=[.C32]*[.$O$1]" office:value-type="float" office:value="-0.0675">
            <text:p>-0.0675</text:p>
          </table:table-cell>
          <table:table-cell table:formula="of:=[.L32]+[.H32]" office:value-type="float" office:value="-0.0779631">
            <text:p>-0.0779631</text:p>
          </table:table-cell>
          <table:table-cell table:formula="of:=[.M32]+[.I32]" office:value-type="float" office:value="-0.06680449">
            <text:p>-0.0668044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04">
            <text:p>404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574958">
            <text:p>-0.0574958</text:p>
          </table:table-cell>
          <table:table-cell office:value-type="float" office:value="0.000703289">
            <text:p>0.000703289</text:p>
          </table:table-cell>
          <table:table-cell office:value-type="float" office:value="0.00829576">
            <text:p>0.00829576</text:p>
          </table:table-cell>
          <table:table-cell office:value-type="float" office:value="-0.162703">
            <text:p>-0.162703</text:p>
          </table:table-cell>
          <table:table-cell table:formula="of:=[.B33]*[.$O$1]" office:value-type="float" office:value="-0.0205">
            <text:p>-0.0205</text:p>
          </table:table-cell>
          <table:table-cell table:formula="of:=[.C33]*[.$O$1]" office:value-type="float" office:value="-0.0675">
            <text:p>-0.0675</text:p>
          </table:table-cell>
          <table:table-cell table:formula="of:=[.L33]+[.H33]" office:value-type="float" office:value="-0.0779958">
            <text:p>-0.0779958</text:p>
          </table:table-cell>
          <table:table-cell table:formula="of:=[.M33]+[.I33]" office:value-type="float" office:value="-0.066796711">
            <text:p>-0.06679671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3">
            <text:p>-133</text:p>
          </table:table-cell>
          <table:table-cell office:value-type="float" office:value="404">
            <text:p>40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575028">
            <text:p>-0.0575028</text:p>
          </table:table-cell>
          <table:table-cell office:value-type="float" office:value="0.00070505">
            <text:p>0.00070505</text:p>
          </table:table-cell>
          <table:table-cell office:value-type="float" office:value="0.00710282">
            <text:p>0.00710282</text:p>
          </table:table-cell>
          <table:table-cell office:value-type="float" office:value="-0.160305">
            <text:p>-0.160305</text:p>
          </table:table-cell>
          <table:table-cell table:formula="of:=[.B34]*[.$O$1]" office:value-type="float" office:value="-0.021">
            <text:p>-0.021</text:p>
          </table:table-cell>
          <table:table-cell table:formula="of:=[.C34]*[.$O$1]" office:value-type="float" office:value="-0.0665">
            <text:p>-0.0665</text:p>
          </table:table-cell>
          <table:table-cell table:formula="of:=[.L34]+[.H34]" office:value-type="float" office:value="-0.0785028">
            <text:p>-0.0785028</text:p>
          </table:table-cell>
          <table:table-cell table:formula="of:=[.M34]+[.I34]" office:value-type="float" office:value="-0.06579495">
            <text:p>-0.0657949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4">
            <text:p>-134</text:p>
          </table:table-cell>
          <table:table-cell office:value-type="float" office:value="409">
            <text:p>40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75083">
            <text:p>-0.0575083</text:p>
          </table:table-cell>
          <table:table-cell office:value-type="float" office:value="0.000753966">
            <text:p>0.000753966</text:p>
          </table:table-cell>
          <table:table-cell office:value-type="float" office:value="0.00710833">
            <text:p>0.00710833</text:p>
          </table:table-cell>
          <table:table-cell office:value-type="float" office:value="-0.161554">
            <text:p>-0.161554</text:p>
          </table:table-cell>
          <table:table-cell table:formula="of:=[.B35]*[.$O$1]" office:value-type="float" office:value="-0.021">
            <text:p>-0.021</text:p>
          </table:table-cell>
          <table:table-cell table:formula="of:=[.C35]*[.$O$1]" office:value-type="float" office:value="-0.067">
            <text:p>-0.067</text:p>
          </table:table-cell>
          <table:table-cell table:formula="of:=[.L35]+[.H35]" office:value-type="float" office:value="-0.0785083">
            <text:p>-0.0785083</text:p>
          </table:table-cell>
          <table:table-cell table:formula="of:=[.M35]+[.I35]" office:value-type="float" office:value="-0.066246034">
            <text:p>-0.06624603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3">
            <text:p>-43</text:p>
          </table:table-cell>
          <table:table-cell office:value-type="float" office:value="-135">
            <text:p>-135</text:p>
          </table:table-cell>
          <table:table-cell office:value-type="float" office:value="405">
            <text:p>405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575151">
            <text:p>-0.0575151</text:p>
          </table:table-cell>
          <table:table-cell office:value-type="float" office:value="0.000748553">
            <text:p>0.000748553</text:p>
          </table:table-cell>
          <table:table-cell office:value-type="float" office:value="0.00591507">
            <text:p>0.00591507</text:p>
          </table:table-cell>
          <table:table-cell office:value-type="float" office:value="-0.162749">
            <text:p>-0.162749</text:p>
          </table:table-cell>
          <table:table-cell table:formula="of:=[.B36]*[.$O$1]" office:value-type="float" office:value="-0.0215">
            <text:p>-0.0215</text:p>
          </table:table-cell>
          <table:table-cell table:formula="of:=[.C36]*[.$O$1]" office:value-type="float" office:value="-0.0675">
            <text:p>-0.0675</text:p>
          </table:table-cell>
          <table:table-cell table:formula="of:=[.L36]+[.H36]" office:value-type="float" office:value="-0.0790151">
            <text:p>-0.0790151</text:p>
          </table:table-cell>
          <table:table-cell table:formula="of:=[.M36]+[.I36]" office:value-type="float" office:value="-0.066751447">
            <text:p>-0.06675144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6">
            <text:p>-136</text:p>
          </table:table-cell>
          <table:table-cell office:value-type="float" office:value="411">
            <text:p>411</text:p>
          </table:table-cell>
          <table:table-cell office:value-type="float" office:value="155">
            <text:p>155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75705">
            <text:p>-0.0575705</text:p>
          </table:table-cell>
          <table:table-cell office:value-type="float" office:value="0.000748436">
            <text:p>0.000748436</text:p>
          </table:table-cell>
          <table:table-cell office:value-type="float" office:value="0.00957055">
            <text:p>0.00957055</text:p>
          </table:table-cell>
          <table:table-cell office:value-type="float" office:value="-0.163948">
            <text:p>-0.163948</text:p>
          </table:table-cell>
          <table:table-cell table:formula="of:=[.B37]*[.$O$1]" office:value-type="float" office:value="-0.02">
            <text:p>-0.02</text:p>
          </table:table-cell>
          <table:table-cell table:formula="of:=[.C37]*[.$O$1]" office:value-type="float" office:value="-0.068">
            <text:p>-0.068</text:p>
          </table:table-cell>
          <table:table-cell table:formula="of:=[.L37]+[.H37]" office:value-type="float" office:value="-0.0775705">
            <text:p>-0.0775705</text:p>
          </table:table-cell>
          <table:table-cell table:formula="of:=[.M37]+[.I37]" office:value-type="float" office:value="-0.067251564">
            <text:p>-0.06725156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13">
            <text:p>413</text:p>
          </table:table-cell>
          <table:table-cell office:value-type="float" office:value="160">
            <text:p>160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0576268">
            <text:p>-0.0576268</text:p>
          </table:table-cell>
          <table:table-cell office:value-type="float" office:value="0.00075095">
            <text:p>0.00075095</text:p>
          </table:table-cell>
          <table:table-cell office:value-type="float" office:value="0.00842676">
            <text:p>0.00842676</text:p>
          </table:table-cell>
          <table:table-cell office:value-type="float" office:value="-0.161551">
            <text:p>-0.161551</text:p>
          </table:table-cell>
          <table:table-cell table:formula="of:=[.B38]*[.$O$1]" office:value-type="float" office:value="-0.0205">
            <text:p>-0.0205</text:p>
          </table:table-cell>
          <table:table-cell table:formula="of:=[.C38]*[.$O$1]" office:value-type="float" office:value="-0.067">
            <text:p>-0.067</text:p>
          </table:table-cell>
          <table:table-cell table:formula="of:=[.L38]+[.H38]" office:value-type="float" office:value="-0.0781268">
            <text:p>-0.0781268</text:p>
          </table:table-cell>
          <table:table-cell table:formula="of:=[.M38]+[.I38]" office:value-type="float" office:value="-0.06624905">
            <text:p>-0.0662490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5">
            <text:p>-135</text:p>
          </table:table-cell>
          <table:table-cell office:value-type="float" office:value="408">
            <text:p>408</text:p>
          </table:table-cell>
          <table:table-cell office:value-type="float" office:value="155">
            <text:p>155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576418">
            <text:p>-0.0576418</text:p>
          </table:table-cell>
          <table:table-cell office:value-type="float" office:value="0.00074237">
            <text:p>0.00074237</text:p>
          </table:table-cell>
          <table:table-cell office:value-type="float" office:value="0.00724185">
            <text:p>0.00724185</text:p>
          </table:table-cell>
          <table:table-cell office:value-type="float" office:value="-0.162742">
            <text:p>-0.162742</text:p>
          </table:table-cell>
          <table:table-cell table:formula="of:=[.B39]*[.$O$1]" office:value-type="float" office:value="-0.021">
            <text:p>-0.021</text:p>
          </table:table-cell>
          <table:table-cell table:formula="of:=[.C39]*[.$O$1]" office:value-type="float" office:value="-0.0675">
            <text:p>-0.0675</text:p>
          </table:table-cell>
          <table:table-cell table:formula="of:=[.L39]+[.H39]" office:value-type="float" office:value="-0.0786418">
            <text:p>-0.0786418</text:p>
          </table:table-cell>
          <table:table-cell table:formula="of:=[.M39]+[.I39]" office:value-type="float" office:value="-0.06675763">
            <text:p>-0.0667576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6">
            <text:p>-136</text:p>
          </table:table-cell>
          <table:table-cell office:value-type="float" office:value="412">
            <text:p>41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0576442">
            <text:p>-0.0576442</text:p>
          </table:table-cell>
          <table:table-cell office:value-type="float" office:value="0.000708822">
            <text:p>0.000708822</text:p>
          </table:table-cell>
          <table:table-cell office:value-type="float" office:value="0.00724419">
            <text:p>0.00724419</text:p>
          </table:table-cell>
          <table:table-cell office:value-type="float" office:value="-0.163909">
            <text:p>-0.163909</text:p>
          </table:table-cell>
          <table:table-cell table:formula="of:=[.B40]*[.$O$1]" office:value-type="float" office:value="-0.021">
            <text:p>-0.021</text:p>
          </table:table-cell>
          <table:table-cell table:formula="of:=[.C40]*[.$O$1]" office:value-type="float" office:value="-0.068">
            <text:p>-0.068</text:p>
          </table:table-cell>
          <table:table-cell table:formula="of:=[.L40]+[.H40]" office:value-type="float" office:value="-0.0786442">
            <text:p>-0.0786442</text:p>
          </table:table-cell>
          <table:table-cell table:formula="of:=[.M40]+[.I40]" office:value-type="float" office:value="-0.067291178">
            <text:p>-0.06729117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3">
            <text:p>-133</text:p>
          </table:table-cell>
          <table:table-cell office:value-type="float" office:value="409">
            <text:p>40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80">
            <text:p>380</text:p>
          </table:table-cell>
          <table:table-cell office:value-type="float" office:value="-0.0576513">
            <text:p>-0.0576513</text:p>
          </table:table-cell>
          <table:table-cell office:value-type="float" office:value="0.000766171">
            <text:p>0.000766171</text:p>
          </table:table-cell>
          <table:table-cell office:value-type="float" office:value="0.00845134">
            <text:p>0.00845134</text:p>
          </table:table-cell>
          <table:table-cell office:value-type="float" office:value="-0.160366">
            <text:p>-0.160366</text:p>
          </table:table-cell>
          <table:table-cell table:formula="of:=[.B41]*[.$O$1]" office:value-type="float" office:value="-0.0205">
            <text:p>-0.0205</text:p>
          </table:table-cell>
          <table:table-cell table:formula="of:=[.C41]*[.$O$1]" office:value-type="float" office:value="-0.0665">
            <text:p>-0.0665</text:p>
          </table:table-cell>
          <table:table-cell table:formula="of:=[.L41]+[.H41]" office:value-type="float" office:value="-0.0781513">
            <text:p>-0.0781513</text:p>
          </table:table-cell>
          <table:table-cell table:formula="of:=[.M41]+[.I41]" office:value-type="float" office:value="-0.065733829">
            <text:p>-0.06573382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6">
            <text:p>-136</text:p>
          </table:table-cell>
          <table:table-cell office:value-type="float" office:value="410">
            <text:p>410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0">
            <text:p>380</text:p>
          </table:table-cell>
          <table:table-cell office:value-type="float" office:value="-0.0576597">
            <text:p>-0.0576597</text:p>
          </table:table-cell>
          <table:table-cell office:value-type="float" office:value="0.000754484">
            <text:p>0.000754484</text:p>
          </table:table-cell>
          <table:table-cell office:value-type="float" office:value="0.00965973">
            <text:p>0.00965973</text:p>
          </table:table-cell>
          <table:table-cell office:value-type="float" office:value="-0.163954">
            <text:p>-0.163954</text:p>
          </table:table-cell>
          <table:table-cell table:formula="of:=[.B42]*[.$O$1]" office:value-type="float" office:value="-0.02">
            <text:p>-0.02</text:p>
          </table:table-cell>
          <table:table-cell table:formula="of:=[.C42]*[.$O$1]" office:value-type="float" office:value="-0.068">
            <text:p>-0.068</text:p>
          </table:table-cell>
          <table:table-cell table:formula="of:=[.L42]+[.H42]" office:value-type="float" office:value="-0.0776597">
            <text:p>-0.0776597</text:p>
          </table:table-cell>
          <table:table-cell table:formula="of:=[.M42]+[.I42]" office:value-type="float" office:value="-0.067245516">
            <text:p>-0.06724551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4">
            <text:p>-134</text:p>
          </table:table-cell>
          <table:table-cell office:value-type="float" office:value="415">
            <text:p>415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576624">
            <text:p>-0.0576624</text:p>
          </table:table-cell>
          <table:table-cell office:value-type="float" office:value="0.000815742">
            <text:p>0.000815742</text:p>
          </table:table-cell>
          <table:table-cell office:value-type="float" office:value="0.00966236">
            <text:p>0.00966236</text:p>
          </table:table-cell>
          <table:table-cell office:value-type="float" office:value="-0.161616">
            <text:p>-0.161616</text:p>
          </table:table-cell>
          <table:table-cell table:formula="of:=[.B43]*[.$O$1]" office:value-type="float" office:value="-0.02">
            <text:p>-0.02</text:p>
          </table:table-cell>
          <table:table-cell table:formula="of:=[.C43]*[.$O$1]" office:value-type="float" office:value="-0.067">
            <text:p>-0.067</text:p>
          </table:table-cell>
          <table:table-cell table:formula="of:=[.L43]+[.H43]" office:value-type="float" office:value="-0.0776624">
            <text:p>-0.0776624</text:p>
          </table:table-cell>
          <table:table-cell table:formula="of:=[.M43]+[.I43]" office:value-type="float" office:value="-0.066184258">
            <text:p>-0.06618425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03">
            <text:p>403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93">
            <text:p>393</text:p>
          </table:table-cell>
          <table:table-cell office:value-type="float" office:value="-0.0576603">
            <text:p>-0.0576603</text:p>
          </table:table-cell>
          <table:table-cell office:value-type="float" office:value="0.000866998">
            <text:p>0.000866998</text:p>
          </table:table-cell>
          <table:table-cell office:value-type="float" office:value="0.00846027">
            <text:p>0.00846027</text:p>
          </table:table-cell>
          <table:table-cell office:value-type="float" office:value="-0.161667">
            <text:p>-0.161667</text:p>
          </table:table-cell>
          <table:table-cell table:formula="of:=[.B44]*[.$O$1]" office:value-type="float" office:value="-0.0205">
            <text:p>-0.0205</text:p>
          </table:table-cell>
          <table:table-cell table:formula="of:=[.C44]*[.$O$1]" office:value-type="float" office:value="-0.067">
            <text:p>-0.067</text:p>
          </table:table-cell>
          <table:table-cell table:formula="of:=[.L44]+[.H44]" office:value-type="float" office:value="-0.0781603">
            <text:p>-0.0781603</text:p>
          </table:table-cell>
          <table:table-cell table:formula="of:=[.M44]+[.I44]" office:value-type="float" office:value="-0.066133002">
            <text:p>-0.06613300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-135">
            <text:p>-135</text:p>
          </table:table-cell>
          <table:table-cell office:value-type="float" office:value="410">
            <text:p>410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76124">
            <text:p>-0.0576124</text:p>
          </table:table-cell>
          <table:table-cell office:value-type="float" office:value="0.00088299">
            <text:p>0.00088299</text:p>
          </table:table-cell>
          <table:table-cell office:value-type="float" office:value="0.0108124">
            <text:p>0.0108124</text:p>
          </table:table-cell>
          <table:table-cell office:value-type="float" office:value="-0.162883">
            <text:p>-0.162883</text:p>
          </table:table-cell>
          <table:table-cell table:formula="of:=[.B45]*[.$O$1]" office:value-type="float" office:value="-0.0195">
            <text:p>-0.0195</text:p>
          </table:table-cell>
          <table:table-cell table:formula="of:=[.C45]*[.$O$1]" office:value-type="float" office:value="-0.0675">
            <text:p>-0.0675</text:p>
          </table:table-cell>
          <table:table-cell table:formula="of:=[.L45]+[.H45]" office:value-type="float" office:value="-0.0771124">
            <text:p>-0.0771124</text:p>
          </table:table-cell>
          <table:table-cell table:formula="of:=[.M45]+[.I45]" office:value-type="float" office:value="-0.06661701">
            <text:p>-0.0666170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10">
            <text:p>41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76057">
            <text:p>-0.0576057</text:p>
          </table:table-cell>
          <table:table-cell office:value-type="float" office:value="0.000876348">
            <text:p>0.000876348</text:p>
          </table:table-cell>
          <table:table-cell office:value-type="float" office:value="0.00840573">
            <text:p>0.00840573</text:p>
          </table:table-cell>
          <table:table-cell office:value-type="float" office:value="-0.162876">
            <text:p>-0.162876</text:p>
          </table:table-cell>
          <table:table-cell table:formula="of:=[.B46]*[.$O$1]" office:value-type="float" office:value="-0.0205">
            <text:p>-0.0205</text:p>
          </table:table-cell>
          <table:table-cell table:formula="of:=[.C46]*[.$O$1]" office:value-type="float" office:value="-0.0675">
            <text:p>-0.0675</text:p>
          </table:table-cell>
          <table:table-cell table:formula="of:=[.L46]+[.H46]" office:value-type="float" office:value="-0.0781057">
            <text:p>-0.0781057</text:p>
          </table:table-cell>
          <table:table-cell table:formula="of:=[.M46]+[.I46]" office:value-type="float" office:value="-0.066623652">
            <text:p>-0.06662365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5">
            <text:p>-135</text:p>
          </table:table-cell>
          <table:table-cell office:value-type="float" office:value="406">
            <text:p>406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57677">
            <text:p>-0.057677</text:p>
          </table:table-cell>
          <table:table-cell office:value-type="float" office:value="0.000875267">
            <text:p>0.000875267</text:p>
          </table:table-cell>
          <table:table-cell office:value-type="float" office:value="0.00727699">
            <text:p>0.00727699</text:p>
          </table:table-cell>
          <table:table-cell office:value-type="float" office:value="-0.162875">
            <text:p>-0.162875</text:p>
          </table:table-cell>
          <table:table-cell table:formula="of:=[.B47]*[.$O$1]" office:value-type="float" office:value="-0.021">
            <text:p>-0.021</text:p>
          </table:table-cell>
          <table:table-cell table:formula="of:=[.C47]*[.$O$1]" office:value-type="float" office:value="-0.0675">
            <text:p>-0.0675</text:p>
          </table:table-cell>
          <table:table-cell table:formula="of:=[.L47]+[.H47]" office:value-type="float" office:value="-0.078677">
            <text:p>-0.078677</text:p>
          </table:table-cell>
          <table:table-cell table:formula="of:=[.M47]+[.I47]" office:value-type="float" office:value="-0.066624733">
            <text:p>-0.06662473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3">
            <text:p>-133</text:p>
          </table:table-cell>
          <table:table-cell office:value-type="float" office:value="409">
            <text:p>40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80">
            <text:p>380</text:p>
          </table:table-cell>
          <table:table-cell office:value-type="float" office:value="-0.0576795">
            <text:p>-0.0576795</text:p>
          </table:table-cell>
          <table:table-cell office:value-type="float" office:value="0.00086188">
            <text:p>0.00086188</text:p>
          </table:table-cell>
          <table:table-cell office:value-type="float" office:value="0.00847945">
            <text:p>0.00847945</text:p>
          </table:table-cell>
          <table:table-cell office:value-type="float" office:value="-0.160462">
            <text:p>-0.160462</text:p>
          </table:table-cell>
          <table:table-cell table:formula="of:=[.B48]*[.$O$1]" office:value-type="float" office:value="-0.0205">
            <text:p>-0.0205</text:p>
          </table:table-cell>
          <table:table-cell table:formula="of:=[.C48]*[.$O$1]" office:value-type="float" office:value="-0.0665">
            <text:p>-0.0665</text:p>
          </table:table-cell>
          <table:table-cell table:formula="of:=[.L48]+[.H48]" office:value-type="float" office:value="-0.0781795">
            <text:p>-0.0781795</text:p>
          </table:table-cell>
          <table:table-cell table:formula="of:=[.M48]+[.I48]" office:value-type="float" office:value="-0.06563812">
            <text:p>-0.06563812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1">
            <text:p>-41</text:p>
          </table:table-cell>
          <table:table-cell office:value-type="float" office:value="-136">
            <text:p>-136</text:p>
          </table:table-cell>
          <table:table-cell office:value-type="float" office:value="406">
            <text:p>406</text:p>
          </table:table-cell>
          <table:table-cell office:value-type="float" office:value="151">
            <text:p>151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577339">
            <text:p>-0.0577339</text:p>
          </table:table-cell>
          <table:table-cell office:value-type="float" office:value="0.000867278">
            <text:p>0.000867278</text:p>
          </table:table-cell>
          <table:table-cell office:value-type="float" office:value="0.00853387">
            <text:p>0.00853387</text:p>
          </table:table-cell>
          <table:table-cell office:value-type="float" office:value="-0.164067">
            <text:p>-0.164067</text:p>
          </table:table-cell>
          <table:table-cell table:formula="of:=[.B49]*[.$O$1]" office:value-type="float" office:value="-0.0205">
            <text:p>-0.0205</text:p>
          </table:table-cell>
          <table:table-cell table:formula="of:=[.C49]*[.$O$1]" office:value-type="float" office:value="-0.068">
            <text:p>-0.068</text:p>
          </table:table-cell>
          <table:table-cell table:formula="of:=[.L49]+[.H49]" office:value-type="float" office:value="-0.0782339">
            <text:p>-0.0782339</text:p>
          </table:table-cell>
          <table:table-cell table:formula="of:=[.M49]+[.I49]" office:value-type="float" office:value="-0.067132722">
            <text:p>-0.06713272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9">
            <text:p>-39</text:p>
          </table:table-cell>
          <table:table-cell office:value-type="float" office:value="-135">
            <text:p>-135</text:p>
          </table:table-cell>
          <table:table-cell office:value-type="float" office:value="414">
            <text:p>41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0577519">
            <text:p>-0.0577519</text:p>
          </table:table-cell>
          <table:table-cell office:value-type="float" office:value="0.000878238">
            <text:p>0.000878238</text:p>
          </table:table-cell>
          <table:table-cell office:value-type="float" office:value="0.0109519">
            <text:p>0.0109519</text:p>
          </table:table-cell>
          <table:table-cell office:value-type="float" office:value="-0.162878">
            <text:p>-0.162878</text:p>
          </table:table-cell>
          <table:table-cell table:formula="of:=[.B50]*[.$O$1]" office:value-type="float" office:value="-0.0195">
            <text:p>-0.0195</text:p>
          </table:table-cell>
          <table:table-cell table:formula="of:=[.C50]*[.$O$1]" office:value-type="float" office:value="-0.0675">
            <text:p>-0.0675</text:p>
          </table:table-cell>
          <table:table-cell table:formula="of:=[.L50]+[.H50]" office:value-type="float" office:value="-0.0772519">
            <text:p>-0.0772519</text:p>
          </table:table-cell>
          <table:table-cell table:formula="of:=[.M50]+[.I50]" office:value-type="float" office:value="-0.066621762">
            <text:p>-0.06662176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4">
            <text:p>-134</text:p>
          </table:table-cell>
          <table:table-cell office:value-type="float" office:value="409">
            <text:p>40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78102">
            <text:p>-0.0578102</text:p>
          </table:table-cell>
          <table:table-cell office:value-type="float" office:value="0.000876754">
            <text:p>0.000876754</text:p>
          </table:table-cell>
          <table:table-cell office:value-type="float" office:value="0.00741015">
            <text:p>0.00741015</text:p>
          </table:table-cell>
          <table:table-cell office:value-type="float" office:value="-0.161677">
            <text:p>-0.161677</text:p>
          </table:table-cell>
          <table:table-cell table:formula="of:=[.B51]*[.$O$1]" office:value-type="float" office:value="-0.021">
            <text:p>-0.021</text:p>
          </table:table-cell>
          <table:table-cell table:formula="of:=[.C51]*[.$O$1]" office:value-type="float" office:value="-0.067">
            <text:p>-0.067</text:p>
          </table:table-cell>
          <table:table-cell table:formula="of:=[.L51]+[.H51]" office:value-type="float" office:value="-0.0788102">
            <text:p>-0.0788102</text:p>
          </table:table-cell>
          <table:table-cell table:formula="of:=[.M51]+[.I51]" office:value-type="float" office:value="-0.066123246">
            <text:p>-0.06612324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7">
            <text:p>-137</text:p>
          </table:table-cell>
          <table:table-cell office:value-type="float" office:value="411">
            <text:p>411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78326">
            <text:p>-0.0578326</text:p>
          </table:table-cell>
          <table:table-cell office:value-type="float" office:value="0.000875992">
            <text:p>0.000875992</text:p>
          </table:table-cell>
          <table:table-cell office:value-type="float" office:value="0.00983258">
            <text:p>0.00983258</text:p>
          </table:table-cell>
          <table:table-cell office:value-type="float" office:value="-0.165276">
            <text:p>-0.165276</text:p>
          </table:table-cell>
          <table:table-cell table:formula="of:=[.B52]*[.$O$1]" office:value-type="float" office:value="-0.02">
            <text:p>-0.02</text:p>
          </table:table-cell>
          <table:table-cell table:formula="of:=[.C52]*[.$O$1]" office:value-type="float" office:value="-0.0685">
            <text:p>-0.0685</text:p>
          </table:table-cell>
          <table:table-cell table:formula="of:=[.L52]+[.H52]" office:value-type="float" office:value="-0.0778326">
            <text:p>-0.0778326</text:p>
          </table:table-cell>
          <table:table-cell table:formula="of:=[.M52]+[.I52]" office:value-type="float" office:value="-0.067624008">
            <text:p>-0.06762400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3">
            <text:p>-133</text:p>
          </table:table-cell>
          <table:table-cell office:value-type="float" office:value="414">
            <text:p>414</text:p>
          </table:table-cell>
          <table:table-cell office:value-type="float" office:value="162">
            <text:p>162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578812">
            <text:p>-0.0578812</text:p>
          </table:table-cell>
          <table:table-cell office:value-type="float" office:value="0.000880358">
            <text:p>0.000880358</text:p>
          </table:table-cell>
          <table:table-cell office:value-type="float" office:value="0.00868118">
            <text:p>0.00868118</text:p>
          </table:table-cell>
          <table:table-cell office:value-type="float" office:value="-0.16048">
            <text:p>-0.16048</text:p>
          </table:table-cell>
          <table:table-cell table:formula="of:=[.B53]*[.$O$1]" office:value-type="float" office:value="-0.0205">
            <text:p>-0.0205</text:p>
          </table:table-cell>
          <table:table-cell table:formula="of:=[.C53]*[.$O$1]" office:value-type="float" office:value="-0.0665">
            <text:p>-0.0665</text:p>
          </table:table-cell>
          <table:table-cell table:formula="of:=[.L53]+[.H53]" office:value-type="float" office:value="-0.0783812">
            <text:p>-0.0783812</text:p>
          </table:table-cell>
          <table:table-cell table:formula="of:=[.M53]+[.I53]" office:value-type="float" office:value="-0.065619642">
            <text:p>-0.065619642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07">
            <text:p>40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578804">
            <text:p>-0.0578804</text:p>
          </table:table-cell>
          <table:table-cell office:value-type="float" office:value="0.000899075">
            <text:p>0.000899075</text:p>
          </table:table-cell>
          <table:table-cell office:value-type="float" office:value="0.00868036">
            <text:p>0.00868036</text:p>
          </table:table-cell>
          <table:table-cell office:value-type="float" office:value="-0.161699">
            <text:p>-0.161699</text:p>
          </table:table-cell>
          <table:table-cell table:formula="of:=[.B54]*[.$O$1]" office:value-type="float" office:value="-0.0205">
            <text:p>-0.0205</text:p>
          </table:table-cell>
          <table:table-cell table:formula="of:=[.C54]*[.$O$1]" office:value-type="float" office:value="-0.067">
            <text:p>-0.067</text:p>
          </table:table-cell>
          <table:table-cell table:formula="of:=[.L54]+[.H54]" office:value-type="float" office:value="-0.0783804">
            <text:p>-0.0783804</text:p>
          </table:table-cell>
          <table:table-cell table:formula="of:=[.M54]+[.I54]" office:value-type="float" office:value="-0.066100925">
            <text:p>-0.06610092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06">
            <text:p>406</text:p>
          </table:table-cell>
          <table:table-cell office:value-type="float" office:value="152">
            <text:p>152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579094">
            <text:p>-0.0579094</text:p>
          </table:table-cell>
          <table:table-cell office:value-type="float" office:value="0.000916369">
            <text:p>0.000916369</text:p>
          </table:table-cell>
          <table:table-cell office:value-type="float" office:value="0.00870943">
            <text:p>0.00870943</text:p>
          </table:table-cell>
          <table:table-cell office:value-type="float" office:value="-0.162916">
            <text:p>-0.162916</text:p>
          </table:table-cell>
          <table:table-cell table:formula="of:=[.B55]*[.$O$1]" office:value-type="float" office:value="-0.0205">
            <text:p>-0.0205</text:p>
          </table:table-cell>
          <table:table-cell table:formula="of:=[.C55]*[.$O$1]" office:value-type="float" office:value="-0.0675">
            <text:p>-0.0675</text:p>
          </table:table-cell>
          <table:table-cell table:formula="of:=[.L55]+[.H55]" office:value-type="float" office:value="-0.0784094">
            <text:p>-0.0784094</text:p>
          </table:table-cell>
          <table:table-cell table:formula="of:=[.M55]+[.I55]" office:value-type="float" office:value="-0.066583631">
            <text:p>-0.066583631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2">
            <text:p>-42</text:p>
          </table:table-cell>
          <table:table-cell office:value-type="float" office:value="-135">
            <text:p>-135</text:p>
          </table:table-cell>
          <table:table-cell office:value-type="float" office:value="405">
            <text:p>405</text:p>
          </table:table-cell>
          <table:table-cell office:value-type="float" office:value="152">
            <text:p>152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57972">
            <text:p>-0.057972</text:p>
          </table:table-cell>
          <table:table-cell office:value-type="float" office:value="0.000986394">
            <text:p>0.000986394</text:p>
          </table:table-cell>
          <table:table-cell office:value-type="float" office:value="0.00757204">
            <text:p>0.00757204</text:p>
          </table:table-cell>
          <table:table-cell office:value-type="float" office:value="-0.162986">
            <text:p>-0.162986</text:p>
          </table:table-cell>
          <table:table-cell table:formula="of:=[.B56]*[.$O$1]" office:value-type="float" office:value="-0.021">
            <text:p>-0.021</text:p>
          </table:table-cell>
          <table:table-cell table:formula="of:=[.C56]*[.$O$1]" office:value-type="float" office:value="-0.0675">
            <text:p>-0.0675</text:p>
          </table:table-cell>
          <table:table-cell table:formula="of:=[.L56]+[.H56]" office:value-type="float" office:value="-0.078972">
            <text:p>-0.078972</text:p>
          </table:table-cell>
          <table:table-cell table:formula="of:=[.M56]+[.I56]" office:value-type="float" office:value="-0.066513606">
            <text:p>-0.06651360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4">
            <text:p>-44</text:p>
          </table:table-cell>
          <table:table-cell office:value-type="float" office:value="-133">
            <text:p>-133</text:p>
          </table:table-cell>
          <table:table-cell office:value-type="float" office:value="402">
            <text:p>402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579872">
            <text:p>-0.0579872</text:p>
          </table:table-cell>
          <table:table-cell office:value-type="float" office:value="0.00097996">
            <text:p>0.00097996</text:p>
          </table:table-cell>
          <table:table-cell office:value-type="float" office:value="0.00518715">
            <text:p>0.00518715</text:p>
          </table:table-cell>
          <table:table-cell office:value-type="float" office:value="-0.16058">
            <text:p>-0.16058</text:p>
          </table:table-cell>
          <table:table-cell table:formula="of:=[.B57]*[.$O$1]" office:value-type="float" office:value="-0.022">
            <text:p>-0.022</text:p>
          </table:table-cell>
          <table:table-cell table:formula="of:=[.C57]*[.$O$1]" office:value-type="float" office:value="-0.0665">
            <text:p>-0.0665</text:p>
          </table:table-cell>
          <table:table-cell table:formula="of:=[.L57]+[.H57]" office:value-type="float" office:value="-0.0799872">
            <text:p>-0.0799872</text:p>
          </table:table-cell>
          <table:table-cell table:formula="of:=[.M57]+[.I57]" office:value-type="float" office:value="-0.06552004">
            <text:p>-0.0655200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3">
            <text:p>-133</text:p>
          </table:table-cell>
          <table:table-cell office:value-type="float" office:value="411">
            <text:p>411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580102">
            <text:p>-0.0580102</text:p>
          </table:table-cell>
          <table:table-cell office:value-type="float" office:value="0.000998859">
            <text:p>0.000998859</text:p>
          </table:table-cell>
          <table:table-cell office:value-type="float" office:value="0.00881023">
            <text:p>0.00881023</text:p>
          </table:table-cell>
          <table:table-cell office:value-type="float" office:value="-0.160599">
            <text:p>-0.160599</text:p>
          </table:table-cell>
          <table:table-cell table:formula="of:=[.B58]*[.$O$1]" office:value-type="float" office:value="-0.0205">
            <text:p>-0.0205</text:p>
          </table:table-cell>
          <table:table-cell table:formula="of:=[.C58]*[.$O$1]" office:value-type="float" office:value="-0.0665">
            <text:p>-0.0665</text:p>
          </table:table-cell>
          <table:table-cell table:formula="of:=[.L58]+[.H58]" office:value-type="float" office:value="-0.0785102">
            <text:p>-0.0785102</text:p>
          </table:table-cell>
          <table:table-cell table:formula="of:=[.M58]+[.I58]" office:value-type="float" office:value="-0.065501141">
            <text:p>-0.065501141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0">
            <text:p>-40</text:p>
          </table:table-cell>
          <table:table-cell office:value-type="float" office:value="-134">
            <text:p>-134</text:p>
          </table:table-cell>
          <table:table-cell office:value-type="float" office:value="412">
            <text:p>41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580173">
            <text:p>-0.0580173</text:p>
          </table:table-cell>
          <table:table-cell office:value-type="float" office:value="0.00102951">
            <text:p>0.00102951</text:p>
          </table:table-cell>
          <table:table-cell office:value-type="float" office:value="0.0100173">
            <text:p>0.0100173</text:p>
          </table:table-cell>
          <table:table-cell office:value-type="float" office:value="-0.16183">
            <text:p>-0.16183</text:p>
          </table:table-cell>
          <table:table-cell table:formula="of:=[.B59]*[.$O$1]" office:value-type="float" office:value="-0.02">
            <text:p>-0.02</text:p>
          </table:table-cell>
          <table:table-cell table:formula="of:=[.C59]*[.$O$1]" office:value-type="float" office:value="-0.067">
            <text:p>-0.067</text:p>
          </table:table-cell>
          <table:table-cell table:formula="of:=[.L59]+[.H59]" office:value-type="float" office:value="-0.0780173">
            <text:p>-0.0780173</text:p>
          </table:table-cell>
          <table:table-cell table:formula="of:=[.M59]+[.I59]" office:value-type="float" office:value="-0.06597049">
            <text:p>-0.0659704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09">
            <text:p>409</text:p>
          </table:table-cell>
          <table:table-cell office:value-type="float" office:value="156">
            <text:p>156</text:p>
          </table:table-cell>
          <table:table-cell table:number-columns-repeated="2" office:value-type="float" office:value="380">
            <text:p>380</text:p>
          </table:table-cell>
          <table:table-cell office:value-type="float" office:value="-0.0580433">
            <text:p>-0.0580433</text:p>
          </table:table-cell>
          <table:table-cell office:value-type="float" office:value="0.0010459">
            <text:p>0.0010459</text:p>
          </table:table-cell>
          <table:table-cell office:value-type="float" office:value="0.0088433">
            <text:p>0.0088433</text:p>
          </table:table-cell>
          <table:table-cell office:value-type="float" office:value="-0.161846">
            <text:p>-0.161846</text:p>
          </table:table-cell>
          <table:table-cell table:formula="of:=[.B60]*[.$O$1]" office:value-type="float" office:value="-0.0205">
            <text:p>-0.0205</text:p>
          </table:table-cell>
          <table:table-cell table:formula="of:=[.C60]*[.$O$1]" office:value-type="float" office:value="-0.067">
            <text:p>-0.067</text:p>
          </table:table-cell>
          <table:table-cell table:formula="of:=[.L60]+[.H60]" office:value-type="float" office:value="-0.0785433">
            <text:p>-0.0785433</text:p>
          </table:table-cell>
          <table:table-cell table:formula="of:=[.M60]+[.I60]" office:value-type="float" office:value="-0.0659541">
            <text:p>-0.065954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12">
            <text:p>412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0580355">
            <text:p>-0.0580355</text:p>
          </table:table-cell>
          <table:table-cell office:value-type="float" office:value="0.00103498">
            <text:p>0.00103498</text:p>
          </table:table-cell>
          <table:table-cell office:value-type="float" office:value="0.00883548">
            <text:p>0.00883548</text:p>
          </table:table-cell>
          <table:table-cell office:value-type="float" office:value="-0.161835">
            <text:p>-0.161835</text:p>
          </table:table-cell>
          <table:table-cell table:formula="of:=[.B61]*[.$O$1]" office:value-type="float" office:value="-0.0205">
            <text:p>-0.0205</text:p>
          </table:table-cell>
          <table:table-cell table:formula="of:=[.C61]*[.$O$1]" office:value-type="float" office:value="-0.067">
            <text:p>-0.067</text:p>
          </table:table-cell>
          <table:table-cell table:formula="of:=[.L61]+[.H61]" office:value-type="float" office:value="-0.0785355">
            <text:p>-0.0785355</text:p>
          </table:table-cell>
          <table:table-cell table:formula="of:=[.M61]+[.I61]" office:value-type="float" office:value="-0.06596502">
            <text:p>-0.0659650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02">
            <text:p>402</text:p>
          </table:table-cell>
          <table:table-cell office:value-type="float" office:value="148">
            <text:p>148</text:p>
          </table:table-cell>
          <table:table-cell table:number-columns-repeated="2" office:value-type="float" office:value="395">
            <text:p>395</text:p>
          </table:table-cell>
          <table:table-cell office:value-type="float" office:value="-0.058064">
            <text:p>-0.058064</text:p>
          </table:table-cell>
          <table:table-cell office:value-type="float" office:value="0.00112479">
            <text:p>0.00112479</text:p>
          </table:table-cell>
          <table:table-cell office:value-type="float" office:value="0.00886395">
            <text:p>0.00886395</text:p>
          </table:table-cell>
          <table:table-cell office:value-type="float" office:value="-0.163125">
            <text:p>-0.163125</text:p>
          </table:table-cell>
          <table:table-cell table:formula="of:=[.B62]*[.$O$1]" office:value-type="float" office:value="-0.0205">
            <text:p>-0.0205</text:p>
          </table:table-cell>
          <table:table-cell table:formula="of:=[.C62]*[.$O$1]" office:value-type="float" office:value="-0.0675">
            <text:p>-0.0675</text:p>
          </table:table-cell>
          <table:table-cell table:formula="of:=[.L62]+[.H62]" office:value-type="float" office:value="-0.078564">
            <text:p>-0.078564</text:p>
          </table:table-cell>
          <table:table-cell table:formula="of:=[.M62]+[.I62]" office:value-type="float" office:value="-0.06637521">
            <text:p>-0.0663752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3">
            <text:p>-133</text:p>
          </table:table-cell>
          <table:table-cell office:value-type="float" office:value="414">
            <text:p>414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581241">
            <text:p>-0.0581241</text:p>
          </table:table-cell>
          <table:table-cell office:value-type="float" office:value="0.00114314">
            <text:p>0.00114314</text:p>
          </table:table-cell>
          <table:table-cell office:value-type="float" office:value="0.0101241">
            <text:p>0.0101241</text:p>
          </table:table-cell>
          <table:table-cell office:value-type="float" office:value="-0.160743">
            <text:p>-0.160743</text:p>
          </table:table-cell>
          <table:table-cell table:formula="of:=[.B63]*[.$O$1]" office:value-type="float" office:value="-0.02">
            <text:p>-0.02</text:p>
          </table:table-cell>
          <table:table-cell table:formula="of:=[.C63]*[.$O$1]" office:value-type="float" office:value="-0.0665">
            <text:p>-0.0665</text:p>
          </table:table-cell>
          <table:table-cell table:formula="of:=[.L63]+[.H63]" office:value-type="float" office:value="-0.0781241">
            <text:p>-0.0781241</text:p>
          </table:table-cell>
          <table:table-cell table:formula="of:=[.M63]+[.I63]" office:value-type="float" office:value="-0.06535686">
            <text:p>-0.0653568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6">
            <text:p>-136</text:p>
          </table:table-cell>
          <table:table-cell office:value-type="float" office:value="410">
            <text:p>41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81657">
            <text:p>-0.0581657</text:p>
          </table:table-cell>
          <table:table-cell office:value-type="float" office:value="0.00115202">
            <text:p>0.00115202</text:p>
          </table:table-cell>
          <table:table-cell office:value-type="float" office:value="0.00896565">
            <text:p>0.00896565</text:p>
          </table:table-cell>
          <table:table-cell office:value-type="float" office:value="-0.164352">
            <text:p>-0.164352</text:p>
          </table:table-cell>
          <table:table-cell table:formula="of:=[.B64]*[.$O$1]" office:value-type="float" office:value="-0.0205">
            <text:p>-0.0205</text:p>
          </table:table-cell>
          <table:table-cell table:formula="of:=[.C64]*[.$O$1]" office:value-type="float" office:value="-0.068">
            <text:p>-0.068</text:p>
          </table:table-cell>
          <table:table-cell table:formula="of:=[.L64]+[.H64]" office:value-type="float" office:value="-0.0786657">
            <text:p>-0.0786657</text:p>
          </table:table-cell>
          <table:table-cell table:formula="of:=[.M64]+[.I64]" office:value-type="float" office:value="-0.06684798">
            <text:p>-0.0668479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6">
            <text:p>-136</text:p>
          </table:table-cell>
          <table:table-cell office:value-type="float" office:value="415">
            <text:p>415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0">
            <text:p>370</text:p>
          </table:table-cell>
          <table:table-cell office:value-type="float" office:value="-0.0581927">
            <text:p>-0.0581927</text:p>
          </table:table-cell>
          <table:table-cell office:value-type="float" office:value="0.00115237">
            <text:p>0.00115237</text:p>
          </table:table-cell>
          <table:table-cell office:value-type="float" office:value="0.0101927">
            <text:p>0.0101927</text:p>
          </table:table-cell>
          <table:table-cell office:value-type="float" office:value="-0.164352">
            <text:p>-0.164352</text:p>
          </table:table-cell>
          <table:table-cell table:formula="of:=[.B65]*[.$O$1]" office:value-type="float" office:value="-0.02">
            <text:p>-0.02</text:p>
          </table:table-cell>
          <table:table-cell table:formula="of:=[.C65]*[.$O$1]" office:value-type="float" office:value="-0.068">
            <text:p>-0.068</text:p>
          </table:table-cell>
          <table:table-cell table:formula="of:=[.L65]+[.H65]" office:value-type="float" office:value="-0.0781927">
            <text:p>-0.0781927</text:p>
          </table:table-cell>
          <table:table-cell table:formula="of:=[.M65]+[.I65]" office:value-type="float" office:value="-0.06684763">
            <text:p>-0.06684763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1">
            <text:p>-41</text:p>
          </table:table-cell>
          <table:table-cell office:value-type="float" office:value="-131">
            <text:p>-131</text:p>
          </table:table-cell>
          <table:table-cell office:value-type="float" office:value="407">
            <text:p>407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582118">
            <text:p>-0.0582118</text:p>
          </table:table-cell>
          <table:table-cell office:value-type="float" office:value="0.00115592">
            <text:p>0.00115592</text:p>
          </table:table-cell>
          <table:table-cell office:value-type="float" office:value="0.00901181">
            <text:p>0.00901181</text:p>
          </table:table-cell>
          <table:table-cell office:value-type="float" office:value="-0.158356">
            <text:p>-0.158356</text:p>
          </table:table-cell>
          <table:table-cell table:formula="of:=[.B66]*[.$O$1]" office:value-type="float" office:value="-0.0205">
            <text:p>-0.0205</text:p>
          </table:table-cell>
          <table:table-cell table:formula="of:=[.C66]*[.$O$1]" office:value-type="float" office:value="-0.0655">
            <text:p>-0.0655</text:p>
          </table:table-cell>
          <table:table-cell table:formula="of:=[.L66]+[.H66]" office:value-type="float" office:value="-0.0787118">
            <text:p>-0.0787118</text:p>
          </table:table-cell>
          <table:table-cell table:formula="of:=[.M66]+[.I66]" office:value-type="float" office:value="-0.06434408">
            <text:p>-0.0643440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3">
            <text:p>-133</text:p>
          </table:table-cell>
          <table:table-cell office:value-type="float" office:value="411">
            <text:p>411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581702">
            <text:p>-0.0581702</text:p>
          </table:table-cell>
          <table:table-cell office:value-type="float" office:value="0.00113404">
            <text:p>0.00113404</text:p>
          </table:table-cell>
          <table:table-cell office:value-type="float" office:value="0.00897016">
            <text:p>0.00897016</text:p>
          </table:table-cell>
          <table:table-cell office:value-type="float" office:value="-0.160734">
            <text:p>-0.160734</text:p>
          </table:table-cell>
          <table:table-cell table:formula="of:=[.B67]*[.$O$1]" office:value-type="float" office:value="-0.0205">
            <text:p>-0.0205</text:p>
          </table:table-cell>
          <table:table-cell table:formula="of:=[.C67]*[.$O$1]" office:value-type="float" office:value="-0.0665">
            <text:p>-0.0665</text:p>
          </table:table-cell>
          <table:table-cell table:formula="of:=[.L67]+[.H67]" office:value-type="float" office:value="-0.0786702">
            <text:p>-0.0786702</text:p>
          </table:table-cell>
          <table:table-cell table:formula="of:=[.M67]+[.I67]" office:value-type="float" office:value="-0.06536596">
            <text:p>-0.0653659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4">
            <text:p>-134</text:p>
          </table:table-cell>
          <table:table-cell office:value-type="float" office:value="413">
            <text:p>41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581708">
            <text:p>-0.0581708</text:p>
          </table:table-cell>
          <table:table-cell office:value-type="float" office:value="0.0011204">
            <text:p>0.0011204</text:p>
          </table:table-cell>
          <table:table-cell office:value-type="float" office:value="0.0101708">
            <text:p>0.0101708</text:p>
          </table:table-cell>
          <table:table-cell office:value-type="float" office:value="-0.16192">
            <text:p>-0.16192</text:p>
          </table:table-cell>
          <table:table-cell table:formula="of:=[.B68]*[.$O$1]" office:value-type="float" office:value="-0.02">
            <text:p>-0.02</text:p>
          </table:table-cell>
          <table:table-cell table:formula="of:=[.C68]*[.$O$1]" office:value-type="float" office:value="-0.067">
            <text:p>-0.067</text:p>
          </table:table-cell>
          <table:table-cell table:formula="of:=[.L68]+[.H68]" office:value-type="float" office:value="-0.0781708">
            <text:p>-0.0781708</text:p>
          </table:table-cell>
          <table:table-cell table:formula="of:=[.M68]+[.I68]" office:value-type="float" office:value="-0.0658796">
            <text:p>-0.0658796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1">
            <text:p>-41</text:p>
          </table:table-cell>
          <table:table-cell office:value-type="float" office:value="-136">
            <text:p>-136</text:p>
          </table:table-cell>
          <table:table-cell office:value-type="float" office:value="410">
            <text:p>410</text:p>
          </table:table-cell>
          <table:table-cell office:value-type="float" office:value="155">
            <text:p>155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581979">
            <text:p>-0.0581979</text:p>
          </table:table-cell>
          <table:table-cell office:value-type="float" office:value="0.00114479">
            <text:p>0.00114479</text:p>
          </table:table-cell>
          <table:table-cell office:value-type="float" office:value="0.00899787">
            <text:p>0.00899787</text:p>
          </table:table-cell>
          <table:table-cell office:value-type="float" office:value="-0.164345">
            <text:p>-0.164345</text:p>
          </table:table-cell>
          <table:table-cell table:formula="of:=[.B69]*[.$O$1]" office:value-type="float" office:value="-0.0205">
            <text:p>-0.0205</text:p>
          </table:table-cell>
          <table:table-cell table:formula="of:=[.C69]*[.$O$1]" office:value-type="float" office:value="-0.068">
            <text:p>-0.068</text:p>
          </table:table-cell>
          <table:table-cell table:formula="of:=[.L69]+[.H69]" office:value-type="float" office:value="-0.0786979">
            <text:p>-0.0786979</text:p>
          </table:table-cell>
          <table:table-cell table:formula="of:=[.M69]+[.I69]" office:value-type="float" office:value="-0.06685521">
            <text:p>-0.0668552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5">
            <text:p>-135</text:p>
          </table:table-cell>
          <table:table-cell office:value-type="float" office:value="409">
            <text:p>40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82087">
            <text:p>-0.0582087</text:p>
          </table:table-cell>
          <table:table-cell office:value-type="float" office:value="0.00117045">
            <text:p>0.00117045</text:p>
          </table:table-cell>
          <table:table-cell office:value-type="float" office:value="0.0102087">
            <text:p>0.0102087</text:p>
          </table:table-cell>
          <table:table-cell office:value-type="float" office:value="-0.16317">
            <text:p>-0.16317</text:p>
          </table:table-cell>
          <table:table-cell table:formula="of:=[.B70]*[.$O$1]" office:value-type="float" office:value="-0.02">
            <text:p>-0.02</text:p>
          </table:table-cell>
          <table:table-cell table:formula="of:=[.C70]*[.$O$1]" office:value-type="float" office:value="-0.0675">
            <text:p>-0.0675</text:p>
          </table:table-cell>
          <table:table-cell table:formula="of:=[.L70]+[.H70]" office:value-type="float" office:value="-0.0782087">
            <text:p>-0.0782087</text:p>
          </table:table-cell>
          <table:table-cell table:formula="of:=[.M70]+[.I70]" office:value-type="float" office:value="-0.06632955">
            <text:p>-0.0663295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5">
            <text:p>-135</text:p>
          </table:table-cell>
          <table:table-cell office:value-type="float" office:value="414">
            <text:p>414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582214">
            <text:p>-0.0582214</text:p>
          </table:table-cell>
          <table:table-cell office:value-type="float" office:value="0.00117742">
            <text:p>0.00117742</text:p>
          </table:table-cell>
          <table:table-cell office:value-type="float" office:value="0.0102214">
            <text:p>0.0102214</text:p>
          </table:table-cell>
          <table:table-cell office:value-type="float" office:value="-0.163177">
            <text:p>-0.163177</text:p>
          </table:table-cell>
          <table:table-cell table:formula="of:=[.B71]*[.$O$1]" office:value-type="float" office:value="-0.02">
            <text:p>-0.02</text:p>
          </table:table-cell>
          <table:table-cell table:formula="of:=[.C71]*[.$O$1]" office:value-type="float" office:value="-0.0675">
            <text:p>-0.0675</text:p>
          </table:table-cell>
          <table:table-cell table:formula="of:=[.L71]+[.H71]" office:value-type="float" office:value="-0.0782214">
            <text:p>-0.0782214</text:p>
          </table:table-cell>
          <table:table-cell table:formula="of:=[.M71]+[.I71]" office:value-type="float" office:value="-0.06632258">
            <text:p>-0.0663225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2">
            <text:p>-132</text:p>
          </table:table-cell>
          <table:table-cell office:value-type="float" office:value="407">
            <text:p>407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582626">
            <text:p>-0.0582626</text:p>
          </table:table-cell>
          <table:table-cell office:value-type="float" office:value="0.00124402">
            <text:p>0.00124402</text:p>
          </table:table-cell>
          <table:table-cell office:value-type="float" office:value="0.00786261">
            <text:p>0.00786261</text:p>
          </table:table-cell>
          <table:table-cell office:value-type="float" office:value="-0.159644">
            <text:p>-0.159644</text:p>
          </table:table-cell>
          <table:table-cell table:formula="of:=[.B72]*[.$O$1]" office:value-type="float" office:value="-0.021">
            <text:p>-0.021</text:p>
          </table:table-cell>
          <table:table-cell table:formula="of:=[.C72]*[.$O$1]" office:value-type="float" office:value="-0.066">
            <text:p>-0.066</text:p>
          </table:table-cell>
          <table:table-cell table:formula="of:=[.L72]+[.H72]" office:value-type="float" office:value="-0.0792626">
            <text:p>-0.0792626</text:p>
          </table:table-cell>
          <table:table-cell table:formula="of:=[.M72]+[.I72]" office:value-type="float" office:value="-0.06475598">
            <text:p>-0.0647559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3">
            <text:p>-133</text:p>
          </table:table-cell>
          <table:table-cell office:value-type="float" office:value="406">
            <text:p>40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582321">
            <text:p>-0.0582321</text:p>
          </table:table-cell>
          <table:table-cell office:value-type="float" office:value="0.00125087">
            <text:p>0.00125087</text:p>
          </table:table-cell>
          <table:table-cell office:value-type="float" office:value="0.00783213">
            <text:p>0.00783213</text:p>
          </table:table-cell>
          <table:table-cell office:value-type="float" office:value="-0.160851">
            <text:p>-0.160851</text:p>
          </table:table-cell>
          <table:table-cell table:formula="of:=[.B73]*[.$O$1]" office:value-type="float" office:value="-0.021">
            <text:p>-0.021</text:p>
          </table:table-cell>
          <table:table-cell table:formula="of:=[.C73]*[.$O$1]" office:value-type="float" office:value="-0.0665">
            <text:p>-0.0665</text:p>
          </table:table-cell>
          <table:table-cell table:formula="of:=[.L73]+[.H73]" office:value-type="float" office:value="-0.0792321">
            <text:p>-0.0792321</text:p>
          </table:table-cell>
          <table:table-cell table:formula="of:=[.M73]+[.I73]" office:value-type="float" office:value="-0.06524913">
            <text:p>-0.0652491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4">
            <text:p>-134</text:p>
          </table:table-cell>
          <table:table-cell office:value-type="float" office:value="406">
            <text:p>406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582983">
            <text:p>-0.0582983</text:p>
          </table:table-cell>
          <table:table-cell office:value-type="float" office:value="0.0012953">
            <text:p>0.0012953</text:p>
          </table:table-cell>
          <table:table-cell office:value-type="float" office:value="0.00789833">
            <text:p>0.00789833</text:p>
          </table:table-cell>
          <table:table-cell office:value-type="float" office:value="-0.162095">
            <text:p>-0.162095</text:p>
          </table:table-cell>
          <table:table-cell table:formula="of:=[.B74]*[.$O$1]" office:value-type="float" office:value="-0.021">
            <text:p>-0.021</text:p>
          </table:table-cell>
          <table:table-cell table:formula="of:=[.C74]*[.$O$1]" office:value-type="float" office:value="-0.067">
            <text:p>-0.067</text:p>
          </table:table-cell>
          <table:table-cell table:formula="of:=[.L74]+[.H74]" office:value-type="float" office:value="-0.0792983">
            <text:p>-0.0792983</text:p>
          </table:table-cell>
          <table:table-cell table:formula="of:=[.M74]+[.I74]" office:value-type="float" office:value="-0.0657047">
            <text:p>-0.065704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3">
            <text:p>-53</text:p>
          </table:table-cell>
          <table:table-cell office:value-type="float" office:value="-139">
            <text:p>-139</text:p>
          </table:table-cell>
          <table:table-cell office:value-type="float" office:value="408">
            <text:p>408</text:p>
          </table:table-cell>
          <table:table-cell office:value-type="float" office:value="162">
            <text:p>162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583135">
            <text:p>-0.0583135</text:p>
          </table:table-cell>
          <table:table-cell office:value-type="float" office:value="0.00130938">
            <text:p>0.00130938</text:p>
          </table:table-cell>
          <table:table-cell office:value-type="float" office:value="-0.00528649">
            <text:p>-0.00528649</text:p>
          </table:table-cell>
          <table:table-cell office:value-type="float" office:value="-0.168109">
            <text:p>-0.168109</text:p>
          </table:table-cell>
          <table:table-cell table:formula="of:=[.B75]*[.$O$1]" office:value-type="float" office:value="-0.0265">
            <text:p>-0.0265</text:p>
          </table:table-cell>
          <table:table-cell table:formula="of:=[.C75]*[.$O$1]" office:value-type="float" office:value="-0.0695">
            <text:p>-0.0695</text:p>
          </table:table-cell>
          <table:table-cell table:formula="of:=[.L75]+[.H75]" office:value-type="float" office:value="-0.0848135">
            <text:p>-0.0848135</text:p>
          </table:table-cell>
          <table:table-cell table:formula="of:=[.M75]+[.I75]" office:value-type="float" office:value="-0.06819062">
            <text:p>-0.06819062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0">
            <text:p>-40</text:p>
          </table:table-cell>
          <table:table-cell office:value-type="float" office:value="-132">
            <text:p>-132</text:p>
          </table:table-cell>
          <table:table-cell office:value-type="float" office:value="413">
            <text:p>413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582722">
            <text:p>-0.0582722</text:p>
          </table:table-cell>
          <table:table-cell office:value-type="float" office:value="0.00131799">
            <text:p>0.00131799</text:p>
          </table:table-cell>
          <table:table-cell office:value-type="float" office:value="0.0102722">
            <text:p>0.0102722</text:p>
          </table:table-cell>
          <table:table-cell office:value-type="float" office:value="-0.159718">
            <text:p>-0.159718</text:p>
          </table:table-cell>
          <table:table-cell table:formula="of:=[.B76]*[.$O$1]" office:value-type="float" office:value="-0.02">
            <text:p>-0.02</text:p>
          </table:table-cell>
          <table:table-cell table:formula="of:=[.C76]*[.$O$1]" office:value-type="float" office:value="-0.066">
            <text:p>-0.066</text:p>
          </table:table-cell>
          <table:table-cell table:formula="of:=[.L76]+[.H76]" office:value-type="float" office:value="-0.0782722">
            <text:p>-0.0782722</text:p>
          </table:table-cell>
          <table:table-cell table:formula="of:=[.M76]+[.I76]" office:value-type="float" office:value="-0.06468201">
            <text:p>-0.0646820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4">
            <text:p>-134</text:p>
          </table:table-cell>
          <table:table-cell office:value-type="float" office:value="413">
            <text:p>413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582828">
            <text:p>-0.0582828</text:p>
          </table:table-cell>
          <table:table-cell office:value-type="float" office:value="0.00131364">
            <text:p>0.00131364</text:p>
          </table:table-cell>
          <table:table-cell office:value-type="float" office:value="0.00788284">
            <text:p>0.00788284</text:p>
          </table:table-cell>
          <table:table-cell office:value-type="float" office:value="-0.162114">
            <text:p>-0.162114</text:p>
          </table:table-cell>
          <table:table-cell table:formula="of:=[.B77]*[.$O$1]" office:value-type="float" office:value="-0.021">
            <text:p>-0.021</text:p>
          </table:table-cell>
          <table:table-cell table:formula="of:=[.C77]*[.$O$1]" office:value-type="float" office:value="-0.067">
            <text:p>-0.067</text:p>
          </table:table-cell>
          <table:table-cell table:formula="of:=[.L77]+[.H77]" office:value-type="float" office:value="-0.0792828">
            <text:p>-0.0792828</text:p>
          </table:table-cell>
          <table:table-cell table:formula="of:=[.M77]+[.I77]" office:value-type="float" office:value="-0.06568636">
            <text:p>-0.0656863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6">
            <text:p>-136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583038">
            <text:p>-0.0583038</text:p>
          </table:table-cell>
          <table:table-cell office:value-type="float" office:value="0.00131627">
            <text:p>0.00131627</text:p>
          </table:table-cell>
          <table:table-cell office:value-type="float" office:value="0.0103038">
            <text:p>0.0103038</text:p>
          </table:table-cell>
          <table:table-cell office:value-type="float" office:value="-0.164516">
            <text:p>-0.164516</text:p>
          </table:table-cell>
          <table:table-cell table:formula="of:=[.B78]*[.$O$1]" office:value-type="float" office:value="-0.02">
            <text:p>-0.02</text:p>
          </table:table-cell>
          <table:table-cell table:formula="of:=[.C78]*[.$O$1]" office:value-type="float" office:value="-0.068">
            <text:p>-0.068</text:p>
          </table:table-cell>
          <table:table-cell table:formula="of:=[.L78]+[.H78]" office:value-type="float" office:value="-0.0783038">
            <text:p>-0.0783038</text:p>
          </table:table-cell>
          <table:table-cell table:formula="of:=[.M78]+[.I78]" office:value-type="float" office:value="-0.06668373">
            <text:p>-0.06668373</text:p>
          </table:table-cell>
          <table:table-cell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52">
            <text:p>-52</text:p>
          </table:table-cell>
          <table:table-cell office:value-type="float" office:value="-140">
            <text:p>-140</text:p>
          </table:table-cell>
          <table:table-cell office:value-type="float" office:value="413">
            <text:p>413</text:p>
          </table:table-cell>
          <table:table-cell office:value-type="float" office:value="165">
            <text:p>165</text:p>
          </table:table-cell>
          <table:table-cell table:number-columns-repeated="2" office:value-type="float" office:value="351">
            <text:p>351</text:p>
          </table:table-cell>
          <table:table-cell office:value-type="float" office:value="-0.0583034">
            <text:p>-0.0583034</text:p>
          </table:table-cell>
          <table:table-cell office:value-type="float" office:value="0.00129125">
            <text:p>0.00129125</text:p>
          </table:table-cell>
          <table:table-cell office:value-type="float" office:value="-0.00409663">
            <text:p>-0.00409663</text:p>
          </table:table-cell>
          <table:table-cell office:value-type="float" office:value="-0.169291">
            <text:p>-0.169291</text:p>
          </table:table-cell>
          <table:table-cell table:formula="of:=[.B79]*[.$O$1]" office:value-type="float" office:value="-0.026">
            <text:p>-0.026</text:p>
          </table:table-cell>
          <table:table-cell table:formula="of:=[.C79]*[.$O$1]" office:value-type="float" office:value="-0.07">
            <text:p>-0.07</text:p>
          </table:table-cell>
          <table:table-cell table:formula="of:=[.L79]+[.H79]" office:value-type="float" office:value="-0.0843034">
            <text:p>-0.0843034</text:p>
          </table:table-cell>
          <table:table-cell table:formula="of:=[.M79]+[.I79]" office:value-type="float" office:value="-0.06870875">
            <text:p>-0.0687087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6">
            <text:p>-136</text:p>
          </table:table-cell>
          <table:table-cell office:value-type="float" office:value="411">
            <text:p>411</text:p>
          </table:table-cell>
          <table:table-cell office:value-type="float" office:value="156">
            <text:p>156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582988">
            <text:p>-0.0582988</text:p>
          </table:table-cell>
          <table:table-cell office:value-type="float" office:value="0.00132218">
            <text:p>0.00132218</text:p>
          </table:table-cell>
          <table:table-cell office:value-type="float" office:value="0.0090988">
            <text:p>0.0090988</text:p>
          </table:table-cell>
          <table:table-cell office:value-type="float" office:value="-0.164522">
            <text:p>-0.164522</text:p>
          </table:table-cell>
          <table:table-cell table:formula="of:=[.B80]*[.$O$1]" office:value-type="float" office:value="-0.0205">
            <text:p>-0.0205</text:p>
          </table:table-cell>
          <table:table-cell table:formula="of:=[.C80]*[.$O$1]" office:value-type="float" office:value="-0.068">
            <text:p>-0.068</text:p>
          </table:table-cell>
          <table:table-cell table:formula="of:=[.L80]+[.H80]" office:value-type="float" office:value="-0.0787988">
            <text:p>-0.0787988</text:p>
          </table:table-cell>
          <table:table-cell table:formula="of:=[.M80]+[.I80]" office:value-type="float" office:value="-0.06667782">
            <text:p>-0.0666778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-134">
            <text:p>-134</text:p>
          </table:table-cell>
          <table:table-cell office:value-type="float" office:value="409">
            <text:p>409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582927">
            <text:p>-0.0582927</text:p>
          </table:table-cell>
          <table:table-cell office:value-type="float" office:value="0.00128316">
            <text:p>0.00128316</text:p>
          </table:table-cell>
          <table:table-cell office:value-type="float" office:value="0.00789269">
            <text:p>0.00789269</text:p>
          </table:table-cell>
          <table:table-cell office:value-type="float" office:value="-0.162083">
            <text:p>-0.162083</text:p>
          </table:table-cell>
          <table:table-cell table:formula="of:=[.B81]*[.$O$1]" office:value-type="float" office:value="-0.021">
            <text:p>-0.021</text:p>
          </table:table-cell>
          <table:table-cell table:formula="of:=[.C81]*[.$O$1]" office:value-type="float" office:value="-0.067">
            <text:p>-0.067</text:p>
          </table:table-cell>
          <table:table-cell table:formula="of:=[.L81]+[.H81]" office:value-type="float" office:value="-0.0792927">
            <text:p>-0.0792927</text:p>
          </table:table-cell>
          <table:table-cell table:formula="of:=[.M81]+[.I81]" office:value-type="float" office:value="-0.06571684">
            <text:p>-0.0657168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-136">
            <text:p>-136</text:p>
          </table:table-cell>
          <table:table-cell office:value-type="float" office:value="414">
            <text:p>414</text:p>
          </table:table-cell>
          <table:table-cell office:value-type="float" office:value="157">
            <text:p>157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583489">
            <text:p>-0.0583489</text:p>
          </table:table-cell>
          <table:table-cell office:value-type="float" office:value="0.00137141">
            <text:p>0.00137141</text:p>
          </table:table-cell>
          <table:table-cell office:value-type="float" office:value="0.0115489">
            <text:p>0.0115489</text:p>
          </table:table-cell>
          <table:table-cell office:value-type="float" office:value="-0.164571">
            <text:p>-0.164571</text:p>
          </table:table-cell>
          <table:table-cell table:formula="of:=[.B82]*[.$O$1]" office:value-type="float" office:value="-0.0195">
            <text:p>-0.0195</text:p>
          </table:table-cell>
          <table:table-cell table:formula="of:=[.C82]*[.$O$1]" office:value-type="float" office:value="-0.068">
            <text:p>-0.068</text:p>
          </table:table-cell>
          <table:table-cell table:formula="of:=[.L82]+[.H82]" office:value-type="float" office:value="-0.0778489">
            <text:p>-0.0778489</text:p>
          </table:table-cell>
          <table:table-cell table:formula="of:=[.M82]+[.I82]" office:value-type="float" office:value="-0.06662859">
            <text:p>-0.0666285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09">
            <text:p>409</text:p>
          </table:table-cell>
          <table:table-cell office:value-type="float" office:value="156">
            <text:p>156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583058">
            <text:p>-0.0583058</text:p>
          </table:table-cell>
          <table:table-cell office:value-type="float" office:value="0.00146919">
            <text:p>0.00146919</text:p>
          </table:table-cell>
          <table:table-cell office:value-type="float" office:value="0.00910579">
            <text:p>0.00910579</text:p>
          </table:table-cell>
          <table:table-cell office:value-type="float" office:value="-0.162269">
            <text:p>-0.162269</text:p>
          </table:table-cell>
          <table:table-cell table:formula="of:=[.B83]*[.$O$1]" office:value-type="float" office:value="-0.0205">
            <text:p>-0.0205</text:p>
          </table:table-cell>
          <table:table-cell table:formula="of:=[.C83]*[.$O$1]" office:value-type="float" office:value="-0.067">
            <text:p>-0.067</text:p>
          </table:table-cell>
          <table:table-cell table:formula="of:=[.L83]+[.H83]" office:value-type="float" office:value="-0.0788058">
            <text:p>-0.0788058</text:p>
          </table:table-cell>
          <table:table-cell table:formula="of:=[.M83]+[.I83]" office:value-type="float" office:value="-0.06553081">
            <text:p>-0.06553081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0">
            <text:p>-40</text:p>
          </table:table-cell>
          <table:table-cell office:value-type="float" office:value="-135">
            <text:p>-135</text:p>
          </table:table-cell>
          <table:table-cell office:value-type="float" office:value="413">
            <text:p>413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582926">
            <text:p>-0.0582926</text:p>
          </table:table-cell>
          <table:table-cell office:value-type="float" office:value="0.00139573">
            <text:p>0.00139573</text:p>
          </table:table-cell>
          <table:table-cell office:value-type="float" office:value="0.0102926">
            <text:p>0.0102926</text:p>
          </table:table-cell>
          <table:table-cell office:value-type="float" office:value="-0.163396">
            <text:p>-0.163396</text:p>
          </table:table-cell>
          <table:table-cell table:formula="of:=[.B84]*[.$O$1]" office:value-type="float" office:value="-0.02">
            <text:p>-0.02</text:p>
          </table:table-cell>
          <table:table-cell table:formula="of:=[.C84]*[.$O$1]" office:value-type="float" office:value="-0.0675">
            <text:p>-0.0675</text:p>
          </table:table-cell>
          <table:table-cell table:formula="of:=[.L84]+[.H84]" office:value-type="float" office:value="-0.0782926">
            <text:p>-0.0782926</text:p>
          </table:table-cell>
          <table:table-cell table:formula="of:=[.M84]+[.I84]" office:value-type="float" office:value="-0.06610427">
            <text:p>-0.0661042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410">
            <text:p>410</text:p>
          </table:table-cell>
          <table:table-cell office:value-type="float" office:value="156">
            <text:p>156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582941">
            <text:p>-0.0582941</text:p>
          </table:table-cell>
          <table:table-cell office:value-type="float" office:value="0.00134716">
            <text:p>0.00134716</text:p>
          </table:table-cell>
          <table:table-cell office:value-type="float" office:value="0.00909412">
            <text:p>0.00909412</text:p>
          </table:table-cell>
          <table:table-cell office:value-type="float" office:value="-0.163347">
            <text:p>-0.163347</text:p>
          </table:table-cell>
          <table:table-cell table:formula="of:=[.B85]*[.$O$1]" office:value-type="float" office:value="-0.0205">
            <text:p>-0.0205</text:p>
          </table:table-cell>
          <table:table-cell table:formula="of:=[.C85]*[.$O$1]" office:value-type="float" office:value="-0.0675">
            <text:p>-0.0675</text:p>
          </table:table-cell>
          <table:table-cell table:formula="of:=[.L85]+[.H85]" office:value-type="float" office:value="-0.0787941">
            <text:p>-0.0787941</text:p>
          </table:table-cell>
          <table:table-cell table:formula="of:=[.M85]+[.I85]" office:value-type="float" office:value="-0.06615284">
            <text:p>-0.0661528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-136">
            <text:p>-136</text:p>
          </table:table-cell>
          <table:table-cell office:value-type="float" office:value="408">
            <text:p>408</text:p>
          </table:table-cell>
          <table:table-cell office:value-type="float" office:value="152">
            <text:p>152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58363">
            <text:p>-0.058363</text:p>
          </table:table-cell>
          <table:table-cell office:value-type="float" office:value="0.00133529">
            <text:p>0.00133529</text:p>
          </table:table-cell>
          <table:table-cell office:value-type="float" office:value="0.010363">
            <text:p>0.010363</text:p>
          </table:table-cell>
          <table:table-cell office:value-type="float" office:value="-0.164535">
            <text:p>-0.164535</text:p>
          </table:table-cell>
          <table:table-cell table:formula="of:=[.B86]*[.$O$1]" office:value-type="float" office:value="-0.02">
            <text:p>-0.02</text:p>
          </table:table-cell>
          <table:table-cell table:formula="of:=[.C86]*[.$O$1]" office:value-type="float" office:value="-0.068">
            <text:p>-0.068</text:p>
          </table:table-cell>
          <table:table-cell table:formula="of:=[.L86]+[.H86]" office:value-type="float" office:value="-0.078363">
            <text:p>-0.078363</text:p>
          </table:table-cell>
          <table:table-cell table:formula="of:=[.M86]+[.I86]" office:value-type="float" office:value="-0.06666471">
            <text:p>-0.0666647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3">
            <text:p>-133</text:p>
          </table:table-cell>
          <table:table-cell office:value-type="float" office:value="406">
            <text:p>406</text:p>
          </table:table-cell>
          <table:table-cell office:value-type="float" office:value="155">
            <text:p>155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583784">
            <text:p>-0.0583784</text:p>
          </table:table-cell>
          <table:table-cell office:value-type="float" office:value="0.00137814">
            <text:p>0.00137814</text:p>
          </table:table-cell>
          <table:table-cell office:value-type="float" office:value="0.00797844">
            <text:p>0.00797844</text:p>
          </table:table-cell>
          <table:table-cell office:value-type="float" office:value="-0.160978">
            <text:p>-0.160978</text:p>
          </table:table-cell>
          <table:table-cell table:formula="of:=[.B87]*[.$O$1]" office:value-type="float" office:value="-0.021">
            <text:p>-0.021</text:p>
          </table:table-cell>
          <table:table-cell table:formula="of:=[.C87]*[.$O$1]" office:value-type="float" office:value="-0.0665">
            <text:p>-0.0665</text:p>
          </table:table-cell>
          <table:table-cell table:formula="of:=[.L87]+[.H87]" office:value-type="float" office:value="-0.0793784">
            <text:p>-0.0793784</text:p>
          </table:table-cell>
          <table:table-cell table:formula="of:=[.M87]+[.I87]" office:value-type="float" office:value="-0.06512186">
            <text:p>-0.0651218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2">
            <text:p>-132</text:p>
          </table:table-cell>
          <table:table-cell office:value-type="float" office:value="404">
            <text:p>404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583965">
            <text:p>-0.0583965</text:p>
          </table:table-cell>
          <table:table-cell office:value-type="float" office:value="0.00129677">
            <text:p>0.00129677</text:p>
          </table:table-cell>
          <table:table-cell office:value-type="float" office:value="0.00919648">
            <text:p>0.00919648</text:p>
          </table:table-cell>
          <table:table-cell office:value-type="float" office:value="-0.159697">
            <text:p>-0.159697</text:p>
          </table:table-cell>
          <table:table-cell table:formula="of:=[.B88]*[.$O$1]" office:value-type="float" office:value="-0.0205">
            <text:p>-0.0205</text:p>
          </table:table-cell>
          <table:table-cell table:formula="of:=[.C88]*[.$O$1]" office:value-type="float" office:value="-0.066">
            <text:p>-0.066</text:p>
          </table:table-cell>
          <table:table-cell table:formula="of:=[.L88]+[.H88]" office:value-type="float" office:value="-0.0788965">
            <text:p>-0.0788965</text:p>
          </table:table-cell>
          <table:table-cell table:formula="of:=[.M88]+[.I88]" office:value-type="float" office:value="-0.06470323">
            <text:p>-0.0647032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5">
            <text:p>-135</text:p>
          </table:table-cell>
          <table:table-cell office:value-type="float" office:value="399">
            <text:p>39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058414">
            <text:p>-0.058414</text:p>
          </table:table-cell>
          <table:table-cell office:value-type="float" office:value="0.00137351">
            <text:p>0.00137351</text:p>
          </table:table-cell>
          <table:table-cell office:value-type="float" office:value="0.00921395">
            <text:p>0.00921395</text:p>
          </table:table-cell>
          <table:table-cell office:value-type="float" office:value="-0.163374">
            <text:p>-0.163374</text:p>
          </table:table-cell>
          <table:table-cell table:formula="of:=[.B89]*[.$O$1]" office:value-type="float" office:value="-0.0205">
            <text:p>-0.0205</text:p>
          </table:table-cell>
          <table:table-cell table:formula="of:=[.C89]*[.$O$1]" office:value-type="float" office:value="-0.0675">
            <text:p>-0.0675</text:p>
          </table:table-cell>
          <table:table-cell table:formula="of:=[.L89]+[.H89]" office:value-type="float" office:value="-0.078914">
            <text:p>-0.078914</text:p>
          </table:table-cell>
          <table:table-cell table:formula="of:=[.M89]+[.I89]" office:value-type="float" office:value="-0.06612649">
            <text:p>-0.0661264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6">
            <text:p>-136</text:p>
          </table:table-cell>
          <table:table-cell office:value-type="float" office:value="409">
            <text:p>409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584203">
            <text:p>-0.0584203</text:p>
          </table:table-cell>
          <table:table-cell office:value-type="float" office:value="0.00138763">
            <text:p>0.00138763</text:p>
          </table:table-cell>
          <table:table-cell office:value-type="float" office:value="0.00922026">
            <text:p>0.00922026</text:p>
          </table:table-cell>
          <table:table-cell office:value-type="float" office:value="-0.164588">
            <text:p>-0.164588</text:p>
          </table:table-cell>
          <table:table-cell table:formula="of:=[.B90]*[.$O$1]" office:value-type="float" office:value="-0.0205">
            <text:p>-0.0205</text:p>
          </table:table-cell>
          <table:table-cell table:formula="of:=[.C90]*[.$O$1]" office:value-type="float" office:value="-0.068">
            <text:p>-0.068</text:p>
          </table:table-cell>
          <table:table-cell table:formula="of:=[.L90]+[.H90]" office:value-type="float" office:value="-0.0789203">
            <text:p>-0.0789203</text:p>
          </table:table-cell>
          <table:table-cell table:formula="of:=[.M90]+[.I90]" office:value-type="float" office:value="-0.06661237">
            <text:p>-0.0666123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4">
            <text:p>-134</text:p>
          </table:table-cell>
          <table:table-cell office:value-type="float" office:value="408">
            <text:p>408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583719">
            <text:p>-0.0583719</text:p>
          </table:table-cell>
          <table:table-cell office:value-type="float" office:value="0.00139644">
            <text:p>0.00139644</text:p>
          </table:table-cell>
          <table:table-cell office:value-type="float" office:value="0.0103719">
            <text:p>0.0103719</text:p>
          </table:table-cell>
          <table:table-cell office:value-type="float" office:value="-0.162196">
            <text:p>-0.162196</text:p>
          </table:table-cell>
          <table:table-cell table:formula="of:=[.B91]*[.$O$1]" office:value-type="float" office:value="-0.02">
            <text:p>-0.02</text:p>
          </table:table-cell>
          <table:table-cell table:formula="of:=[.C91]*[.$O$1]" office:value-type="float" office:value="-0.067">
            <text:p>-0.067</text:p>
          </table:table-cell>
          <table:table-cell table:formula="of:=[.L91]+[.H91]" office:value-type="float" office:value="-0.0783719">
            <text:p>-0.0783719</text:p>
          </table:table-cell>
          <table:table-cell table:formula="of:=[.M91]+[.I91]" office:value-type="float" office:value="-0.06560356">
            <text:p>-0.0656035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-135">
            <text:p>-135</text:p>
          </table:table-cell>
          <table:table-cell office:value-type="float" office:value="410">
            <text:p>410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8345">
            <text:p>-0.058345</text:p>
          </table:table-cell>
          <table:table-cell office:value-type="float" office:value="0.0014304">
            <text:p>0.0014304</text:p>
          </table:table-cell>
          <table:table-cell office:value-type="float" office:value="0.011545">
            <text:p>0.011545</text:p>
          </table:table-cell>
          <table:table-cell office:value-type="float" office:value="-0.16343">
            <text:p>-0.16343</text:p>
          </table:table-cell>
          <table:table-cell table:formula="of:=[.B92]*[.$O$1]" office:value-type="float" office:value="-0.0195">
            <text:p>-0.0195</text:p>
          </table:table-cell>
          <table:table-cell table:formula="of:=[.C92]*[.$O$1]" office:value-type="float" office:value="-0.0675">
            <text:p>-0.0675</text:p>
          </table:table-cell>
          <table:table-cell table:formula="of:=[.L92]+[.H92]" office:value-type="float" office:value="-0.077845">
            <text:p>-0.077845</text:p>
          </table:table-cell>
          <table:table-cell table:formula="of:=[.M92]+[.I92]" office:value-type="float" office:value="-0.0660696">
            <text:p>-0.066069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2">
            <text:p>-52</text:p>
          </table:table-cell>
          <table:table-cell office:value-type="float" office:value="-141">
            <text:p>-141</text:p>
          </table:table-cell>
          <table:table-cell office:value-type="float" office:value="414">
            <text:p>414</text:p>
          </table:table-cell>
          <table:table-cell office:value-type="float" office:value="165">
            <text:p>165</text:p>
          </table:table-cell>
          <table:table-cell table:number-columns-repeated="2" office:value-type="float" office:value="349">
            <text:p>349</text:p>
          </table:table-cell>
          <table:table-cell office:value-type="float" office:value="-0.0584357">
            <text:p>-0.0584357</text:p>
          </table:table-cell>
          <table:table-cell office:value-type="float" office:value="0.00142344">
            <text:p>0.00142344</text:p>
          </table:table-cell>
          <table:table-cell office:value-type="float" office:value="-0.00396427">
            <text:p>-0.00396427</text:p>
          </table:table-cell>
          <table:table-cell office:value-type="float" office:value="-0.170623">
            <text:p>-0.170623</text:p>
          </table:table-cell>
          <table:table-cell table:formula="of:=[.B93]*[.$O$1]" office:value-type="float" office:value="-0.026">
            <text:p>-0.026</text:p>
          </table:table-cell>
          <table:table-cell table:formula="of:=[.C93]*[.$O$1]" office:value-type="float" office:value="-0.0705">
            <text:p>-0.0705</text:p>
          </table:table-cell>
          <table:table-cell table:formula="of:=[.L93]+[.H93]" office:value-type="float" office:value="-0.0844357">
            <text:p>-0.0844357</text:p>
          </table:table-cell>
          <table:table-cell table:formula="of:=[.M93]+[.I93]" office:value-type="float" office:value="-0.06907656">
            <text:p>-0.0690765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4">
            <text:p>-134</text:p>
          </table:table-cell>
          <table:table-cell office:value-type="float" office:value="407">
            <text:p>40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58415">
            <text:p>-0.058415</text:p>
          </table:table-cell>
          <table:table-cell office:value-type="float" office:value="0.00141997">
            <text:p>0.00141997</text:p>
          </table:table-cell>
          <table:table-cell office:value-type="float" office:value="0.009215">
            <text:p>0.009215</text:p>
          </table:table-cell>
          <table:table-cell office:value-type="float" office:value="-0.16222">
            <text:p>-0.16222</text:p>
          </table:table-cell>
          <table:table-cell table:formula="of:=[.B94]*[.$O$1]" office:value-type="float" office:value="-0.0205">
            <text:p>-0.0205</text:p>
          </table:table-cell>
          <table:table-cell table:formula="of:=[.C94]*[.$O$1]" office:value-type="float" office:value="-0.067">
            <text:p>-0.067</text:p>
          </table:table-cell>
          <table:table-cell table:formula="of:=[.L94]+[.H94]" office:value-type="float" office:value="-0.078915">
            <text:p>-0.078915</text:p>
          </table:table-cell>
          <table:table-cell table:formula="of:=[.M94]+[.I94]" office:value-type="float" office:value="-0.06558003">
            <text:p>-0.0655800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6">
            <text:p>-136</text:p>
          </table:table-cell>
          <table:table-cell office:value-type="float" office:value="408">
            <text:p>408</text:p>
          </table:table-cell>
          <table:table-cell office:value-type="float" office:value="152">
            <text:p>152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583887">
            <text:p>-0.0583887</text:p>
          </table:table-cell>
          <table:table-cell office:value-type="float" office:value="0.00139464">
            <text:p>0.00139464</text:p>
          </table:table-cell>
          <table:table-cell office:value-type="float" office:value="0.0103887">
            <text:p>0.0103887</text:p>
          </table:table-cell>
          <table:table-cell office:value-type="float" office:value="-0.164595">
            <text:p>-0.164595</text:p>
          </table:table-cell>
          <table:table-cell table:formula="of:=[.B95]*[.$O$1]" office:value-type="float" office:value="-0.02">
            <text:p>-0.02</text:p>
          </table:table-cell>
          <table:table-cell table:formula="of:=[.C95]*[.$O$1]" office:value-type="float" office:value="-0.068">
            <text:p>-0.068</text:p>
          </table:table-cell>
          <table:table-cell table:formula="of:=[.L95]+[.H95]" office:value-type="float" office:value="-0.0783887">
            <text:p>-0.0783887</text:p>
          </table:table-cell>
          <table:table-cell table:formula="of:=[.M95]+[.I95]" office:value-type="float" office:value="-0.06660536">
            <text:p>-0.0666053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5">
            <text:p>-135</text:p>
          </table:table-cell>
          <table:table-cell office:value-type="float" office:value="399">
            <text:p>399</text:p>
          </table:table-cell>
          <table:table-cell office:value-type="float" office:value="146">
            <text:p>146</text:p>
          </table:table-cell>
          <table:table-cell table:number-columns-repeated="2" office:value-type="float" office:value="399">
            <text:p>399</text:p>
          </table:table-cell>
          <table:table-cell office:value-type="float" office:value="-0.058372">
            <text:p>-0.058372</text:p>
          </table:table-cell>
          <table:table-cell office:value-type="float" office:value="0.0015004">
            <text:p>0.0015004</text:p>
          </table:table-cell>
          <table:table-cell office:value-type="float" office:value="0.00797201">
            <text:p>0.00797201</text:p>
          </table:table-cell>
          <table:table-cell office:value-type="float" office:value="-0.1635">
            <text:p>-0.1635</text:p>
          </table:table-cell>
          <table:table-cell table:formula="of:=[.B96]*[.$O$1]" office:value-type="float" office:value="-0.021">
            <text:p>-0.021</text:p>
          </table:table-cell>
          <table:table-cell table:formula="of:=[.C96]*[.$O$1]" office:value-type="float" office:value="-0.0675">
            <text:p>-0.0675</text:p>
          </table:table-cell>
          <table:table-cell table:formula="of:=[.L96]+[.H96]" office:value-type="float" office:value="-0.079372">
            <text:p>-0.079372</text:p>
          </table:table-cell>
          <table:table-cell table:formula="of:=[.M96]+[.I96]" office:value-type="float" office:value="-0.0659996">
            <text:p>-0.065999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4">
            <text:p>-134</text:p>
          </table:table-cell>
          <table:table-cell office:value-type="float" office:value="401">
            <text:p>401</text:p>
          </table:table-cell>
          <table:table-cell office:value-type="float" office:value="149">
            <text:p>149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84245">
            <text:p>-0.0584245</text:p>
          </table:table-cell>
          <table:table-cell office:value-type="float" office:value="0.00146987">
            <text:p>0.00146987</text:p>
          </table:table-cell>
          <table:table-cell office:value-type="float" office:value="0.00802445">
            <text:p>0.00802445</text:p>
          </table:table-cell>
          <table:table-cell office:value-type="float" office:value="-0.16227">
            <text:p>-0.16227</text:p>
          </table:table-cell>
          <table:table-cell table:formula="of:=[.B97]*[.$O$1]" office:value-type="float" office:value="-0.021">
            <text:p>-0.021</text:p>
          </table:table-cell>
          <table:table-cell table:formula="of:=[.C97]*[.$O$1]" office:value-type="float" office:value="-0.067">
            <text:p>-0.067</text:p>
          </table:table-cell>
          <table:table-cell table:formula="of:=[.L97]+[.H97]" office:value-type="float" office:value="-0.0794245">
            <text:p>-0.0794245</text:p>
          </table:table-cell>
          <table:table-cell table:formula="of:=[.M97]+[.I97]" office:value-type="float" office:value="-0.06553013">
            <text:p>-0.0655301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">
            <text:p>-43</text:p>
          </table:table-cell>
          <table:table-cell office:value-type="float" office:value="-132">
            <text:p>-132</text:p>
          </table:table-cell>
          <table:table-cell office:value-type="float" office:value="399">
            <text:p>39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97">
            <text:p>397</text:p>
          </table:table-cell>
          <table:table-cell office:value-type="float" office:value="-0.0584379">
            <text:p>-0.0584379</text:p>
          </table:table-cell>
          <table:table-cell office:value-type="float" office:value="0.00149016">
            <text:p>0.00149016</text:p>
          </table:table-cell>
          <table:table-cell office:value-type="float" office:value="0.00683787">
            <text:p>0.00683787</text:p>
          </table:table-cell>
          <table:table-cell office:value-type="float" office:value="-0.15989">
            <text:p>-0.15989</text:p>
          </table:table-cell>
          <table:table-cell table:formula="of:=[.B98]*[.$O$1]" office:value-type="float" office:value="-0.0215">
            <text:p>-0.0215</text:p>
          </table:table-cell>
          <table:table-cell table:formula="of:=[.C98]*[.$O$1]" office:value-type="float" office:value="-0.066">
            <text:p>-0.066</text:p>
          </table:table-cell>
          <table:table-cell table:formula="of:=[.L98]+[.H98]" office:value-type="float" office:value="-0.0799379">
            <text:p>-0.0799379</text:p>
          </table:table-cell>
          <table:table-cell table:formula="of:=[.M98]+[.I98]" office:value-type="float" office:value="-0.06450984">
            <text:p>-0.0645098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2">
            <text:p>-52</text:p>
          </table:table-cell>
          <table:table-cell office:value-type="float" office:value="-139">
            <text:p>-139</text:p>
          </table:table-cell>
          <table:table-cell office:value-type="float" office:value="406">
            <text:p>406</text:p>
          </table:table-cell>
          <table:table-cell office:value-type="float" office:value="159">
            <text:p>159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0584514">
            <text:p>-0.0584514</text:p>
          </table:table-cell>
          <table:table-cell office:value-type="float" office:value="0.00147082">
            <text:p>0.00147082</text:p>
          </table:table-cell>
          <table:table-cell office:value-type="float" office:value="-0.00394861">
            <text:p>-0.00394861</text:p>
          </table:table-cell>
          <table:table-cell office:value-type="float" office:value="-0.168271">
            <text:p>-0.168271</text:p>
          </table:table-cell>
          <table:table-cell table:formula="of:=[.B99]*[.$O$1]" office:value-type="float" office:value="-0.026">
            <text:p>-0.026</text:p>
          </table:table-cell>
          <table:table-cell table:formula="of:=[.C99]*[.$O$1]" office:value-type="float" office:value="-0.0695">
            <text:p>-0.0695</text:p>
          </table:table-cell>
          <table:table-cell table:formula="of:=[.L99]+[.H99]" office:value-type="float" office:value="-0.0844514">
            <text:p>-0.0844514</text:p>
          </table:table-cell>
          <table:table-cell table:formula="of:=[.M99]+[.I99]" office:value-type="float" office:value="-0.06802918">
            <text:p>-0.0680291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8">
            <text:p>-38</text:p>
          </table:table-cell>
          <table:table-cell office:value-type="float" office:value="-133">
            <text:p>-133</text:p>
          </table:table-cell>
          <table:table-cell office:value-type="float" office:value="408">
            <text:p>408</text:p>
          </table:table-cell>
          <table:table-cell office:value-type="float" office:value="153">
            <text:p>153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584432">
            <text:p>-0.0584432</text:p>
          </table:table-cell>
          <table:table-cell office:value-type="float" office:value="0.000822381">
            <text:p>0.000822381</text:p>
          </table:table-cell>
          <table:table-cell office:value-type="float" office:value="0.0128432">
            <text:p>0.0128432</text:p>
          </table:table-cell>
          <table:table-cell office:value-type="float" office:value="-0.160422">
            <text:p>-0.160422</text:p>
          </table:table-cell>
          <table:table-cell table:formula="of:=[.B100]*[.$O$1]" office:value-type="float" office:value="-0.019">
            <text:p>-0.019</text:p>
          </table:table-cell>
          <table:table-cell table:formula="of:=[.C100]*[.$O$1]" office:value-type="float" office:value="-0.0665">
            <text:p>-0.0665</text:p>
          </table:table-cell>
          <table:table-cell table:formula="of:=[.L100]+[.H100]" office:value-type="float" office:value="-0.0774432">
            <text:p>-0.0774432</text:p>
          </table:table-cell>
          <table:table-cell table:formula="of:=[.M100]+[.I100]" office:value-type="float" office:value="-0.065677619">
            <text:p>-0.065677619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2">
            <text:p>-42</text:p>
          </table:table-cell>
          <table:table-cell office:value-type="float" office:value="-129">
            <text:p>-129</text:p>
          </table:table-cell>
          <table:table-cell office:value-type="float" office:value="386">
            <text:p>386</text:p>
          </table:table-cell>
          <table:table-cell office:value-type="float" office:value="139">
            <text:p>139</text:p>
          </table:table-cell>
          <table:table-cell table:number-columns-repeated="2" office:value-type="float" office:value="424">
            <text:p>424</text:p>
          </table:table-cell>
          <table:table-cell office:value-type="float" office:value="-0.0583722">
            <text:p>-0.0583722</text:p>
          </table:table-cell>
          <table:table-cell office:value-type="float" office:value="0.00108136">
            <text:p>0.00108136</text:p>
          </table:table-cell>
          <table:table-cell office:value-type="float" office:value="0.00797219">
            <text:p>0.00797219</text:p>
          </table:table-cell>
          <table:table-cell office:value-type="float" office:value="-0.155881">
            <text:p>-0.155881</text:p>
          </table:table-cell>
          <table:table-cell table:formula="of:=[.B101]*[.$O$1]" office:value-type="float" office:value="-0.021">
            <text:p>-0.021</text:p>
          </table:table-cell>
          <table:table-cell table:formula="of:=[.C101]*[.$O$1]" office:value-type="float" office:value="-0.0645">
            <text:p>-0.0645</text:p>
          </table:table-cell>
          <table:table-cell table:formula="of:=[.L101]+[.H101]" office:value-type="float" office:value="-0.0793722">
            <text:p>-0.0793722</text:p>
          </table:table-cell>
          <table:table-cell table:formula="of:=[.M101]+[.I101]" office:value-type="float" office:value="-0.06341864">
            <text:p>-0.06341864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35">
            <text:p>-35</text:p>
          </table:table-cell>
          <table:table-cell office:value-type="float" office:value="-141">
            <text:p>-141</text:p>
          </table:table-cell>
          <table:table-cell office:value-type="float" office:value="424">
            <text:p>424</text:p>
          </table:table-cell>
          <table:table-cell office:value-type="float" office:value="158">
            <text:p>158</text:p>
          </table:table-cell>
          <table:table-cell table:number-columns-repeated="2" office:value-type="float" office:value="362">
            <text:p>362</text:p>
          </table:table-cell>
          <table:table-cell office:value-type="float" office:value="-0.0586007">
            <text:p>-0.0586007</text:p>
          </table:table-cell>
          <table:table-cell office:value-type="float" office:value="0.00160159">
            <text:p>0.00160159</text:p>
          </table:table-cell>
          <table:table-cell office:value-type="float" office:value="0.0166007">
            <text:p>0.0166007</text:p>
          </table:table-cell>
          <table:table-cell office:value-type="float" office:value="-0.170802">
            <text:p>-0.170802</text:p>
          </table:table-cell>
          <table:table-cell table:formula="of:=[.B102]*[.$O$1]" office:value-type="float" office:value="-0.0175">
            <text:p>-0.0175</text:p>
          </table:table-cell>
          <table:table-cell table:formula="of:=[.C102]*[.$O$1]" office:value-type="float" office:value="-0.0705">
            <text:p>-0.0705</text:p>
          </table:table-cell>
          <table:table-cell table:formula="of:=[.L102]+[.H102]" office:value-type="float" office:value="-0.0761007">
            <text:p>-0.0761007</text:p>
          </table:table-cell>
          <table:table-cell table:formula="of:=[.M102]+[.I102]" office:value-type="float" office:value="-0.06889841">
            <text:p>-0.0688984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">
            <text:p>-42</text:p>
          </table:table-cell>
          <table:table-cell office:value-type="float" office:value="-131">
            <text:p>-131</text:p>
          </table:table-cell>
          <table:table-cell office:value-type="float" office:value="394">
            <text:p>394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09">
            <text:p>409</text:p>
          </table:table-cell>
          <table:table-cell office:value-type="float" office:value="-0.0581936">
            <text:p>-0.0581936</text:p>
          </table:table-cell>
          <table:table-cell office:value-type="float" office:value="0.000395611">
            <text:p>0.000395611</text:p>
          </table:table-cell>
          <table:table-cell office:value-type="float" office:value="0.00779358">
            <text:p>0.00779358</text:p>
          </table:table-cell>
          <table:table-cell office:value-type="float" office:value="-0.157596">
            <text:p>-0.157596</text:p>
          </table:table-cell>
          <table:table-cell table:formula="of:=[.B103]*[.$O$1]" office:value-type="float" office:value="-0.021">
            <text:p>-0.021</text:p>
          </table:table-cell>
          <table:table-cell table:formula="of:=[.C103]*[.$O$1]" office:value-type="float" office:value="-0.0655">
            <text:p>-0.0655</text:p>
          </table:table-cell>
          <table:table-cell table:formula="of:=[.L103]+[.H103]" office:value-type="float" office:value="-0.0791936">
            <text:p>-0.0791936</text:p>
          </table:table-cell>
          <table:table-cell table:formula="of:=[.M103]+[.I103]" office:value-type="float" office:value="-0.065104389">
            <text:p>-0.06510438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8">
            <text:p>-38</text:p>
          </table:table-cell>
          <table:table-cell office:value-type="float" office:value="-132">
            <text:p>-132</text:p>
          </table:table-cell>
          <table:table-cell office:value-type="float" office:value="399">
            <text:p>399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586867">
            <text:p>-0.0586867</text:p>
          </table:table-cell>
          <table:table-cell office:value-type="float" office:value="0.000433749">
            <text:p>0.000433749</text:p>
          </table:table-cell>
          <table:table-cell office:value-type="float" office:value="0.0130867">
            <text:p>0.0130867</text:p>
          </table:table-cell>
          <table:table-cell office:value-type="float" office:value="-0.158834">
            <text:p>-0.158834</text:p>
          </table:table-cell>
          <table:table-cell table:formula="of:=[.B104]*[.$O$1]" office:value-type="float" office:value="-0.019">
            <text:p>-0.019</text:p>
          </table:table-cell>
          <table:table-cell table:formula="of:=[.C104]*[.$O$1]" office:value-type="float" office:value="-0.066">
            <text:p>-0.066</text:p>
          </table:table-cell>
          <table:table-cell table:formula="of:=[.L104]+[.H104]" office:value-type="float" office:value="-0.0776867">
            <text:p>-0.0776867</text:p>
          </table:table-cell>
          <table:table-cell table:formula="of:=[.M104]+[.I104]" office:value-type="float" office:value="-0.065566251">
            <text:p>-0.06556625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7">
            <text:p>-37</text:p>
          </table:table-cell>
          <table:table-cell office:value-type="float" office:value="-131">
            <text:p>-131</text:p>
          </table:table-cell>
          <table:table-cell office:value-type="float" office:value="405">
            <text:p>405</text:p>
          </table:table-cell>
          <table:table-cell office:value-type="float" office:value="151">
            <text:p>151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587741">
            <text:p>-0.0587741</text:p>
          </table:table-cell>
          <table:table-cell office:value-type="float" office:value="0.000675741">
            <text:p>0.000675741</text:p>
          </table:table-cell>
          <table:table-cell office:value-type="float" office:value="0.0143741">
            <text:p>0.0143741</text:p>
          </table:table-cell>
          <table:table-cell office:value-type="float" office:value="-0.157876">
            <text:p>-0.157876</text:p>
          </table:table-cell>
          <table:table-cell table:formula="of:=[.B105]*[.$O$1]" office:value-type="float" office:value="-0.0185">
            <text:p>-0.0185</text:p>
          </table:table-cell>
          <table:table-cell table:formula="of:=[.C105]*[.$O$1]" office:value-type="float" office:value="-0.0655">
            <text:p>-0.0655</text:p>
          </table:table-cell>
          <table:table-cell table:formula="of:=[.L105]+[.H105]" office:value-type="float" office:value="-0.0772741">
            <text:p>-0.0772741</text:p>
          </table:table-cell>
          <table:table-cell table:formula="of:=[.M105]+[.I105]" office:value-type="float" office:value="-0.064824259">
            <text:p>-0.06482425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">
            <text:p>-41</text:p>
          </table:table-cell>
          <table:table-cell office:value-type="float" office:value="-132">
            <text:p>-132</text:p>
          </table:table-cell>
          <table:table-cell office:value-type="float" office:value="396">
            <text:p>396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582722">
            <text:p>-0.0582722</text:p>
          </table:table-cell>
          <table:table-cell office:value-type="float" office:value="0.000292322">
            <text:p>0.000292322</text:p>
          </table:table-cell>
          <table:table-cell office:value-type="float" office:value="0.00907224">
            <text:p>0.00907224</text:p>
          </table:table-cell>
          <table:table-cell office:value-type="float" office:value="-0.158692">
            <text:p>-0.158692</text:p>
          </table:table-cell>
          <table:table-cell table:formula="of:=[.B106]*[.$O$1]" office:value-type="float" office:value="-0.0205">
            <text:p>-0.0205</text:p>
          </table:table-cell>
          <table:table-cell table:formula="of:=[.C106]*[.$O$1]" office:value-type="float" office:value="-0.066">
            <text:p>-0.066</text:p>
          </table:table-cell>
          <table:table-cell table:formula="of:=[.L106]+[.H106]" office:value-type="float" office:value="-0.0787722">
            <text:p>-0.0787722</text:p>
          </table:table-cell>
          <table:table-cell table:formula="of:=[.M106]+[.I106]" office:value-type="float" office:value="-0.065707678">
            <text:p>-0.06570767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29">
            <text:p>-129</text:p>
          </table:table-cell>
          <table:table-cell office:value-type="float" office:value="399">
            <text:p>399</text:p>
          </table:table-cell>
          <table:table-cell office:value-type="float" office:value="150">
            <text:p>150</text:p>
          </table:table-cell>
          <table:table-cell table:number-columns-repeated="2" office:value-type="float" office:value="402">
            <text:p>402</text:p>
          </table:table-cell>
          <table:table-cell office:value-type="float" office:value="-0.0588936">
            <text:p>-0.0588936</text:p>
          </table:table-cell>
          <table:table-cell office:value-type="float" office:value="0.00119762">
            <text:p>0.00119762</text:p>
          </table:table-cell>
          <table:table-cell office:value-type="float" office:value="0.0108936">
            <text:p>0.0108936</text:p>
          </table:table-cell>
          <table:table-cell office:value-type="float" office:value="-0.155998">
            <text:p>-0.155998</text:p>
          </table:table-cell>
          <table:table-cell table:formula="of:=[.B107]*[.$O$1]" office:value-type="float" office:value="-0.02">
            <text:p>-0.02</text:p>
          </table:table-cell>
          <table:table-cell table:formula="of:=[.C107]*[.$O$1]" office:value-type="float" office:value="-0.0645">
            <text:p>-0.0645</text:p>
          </table:table-cell>
          <table:table-cell table:formula="of:=[.L107]+[.H107]" office:value-type="float" office:value="-0.0788936">
            <text:p>-0.0788936</text:p>
          </table:table-cell>
          <table:table-cell table:formula="of:=[.M107]+[.I107]" office:value-type="float" office:value="-0.06330238">
            <text:p>-0.0633023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0">
            <text:p>-130</text:p>
          </table:table-cell>
          <table:table-cell office:value-type="float" office:value="401">
            <text:p>401</text:p>
          </table:table-cell>
          <table:table-cell office:value-type="float" office:value="151">
            <text:p>151</text:p>
          </table:table-cell>
          <table:table-cell table:number-columns-repeated="2" office:value-type="float" office:value="398">
            <text:p>398</text:p>
          </table:table-cell>
          <table:table-cell office:value-type="float" office:value="-0.0583881">
            <text:p>-0.0583881</text:p>
          </table:table-cell>
          <table:table-cell office:value-type="float" office:value="0.000410684">
            <text:p>0.000410684</text:p>
          </table:table-cell>
          <table:table-cell office:value-type="float" office:value="0.0103881">
            <text:p>0.0103881</text:p>
          </table:table-cell>
          <table:table-cell office:value-type="float" office:value="-0.156411">
            <text:p>-0.156411</text:p>
          </table:table-cell>
          <table:table-cell table:formula="of:=[.B108]*[.$O$1]" office:value-type="float" office:value="-0.02">
            <text:p>-0.02</text:p>
          </table:table-cell>
          <table:table-cell table:formula="of:=[.C108]*[.$O$1]" office:value-type="float" office:value="-0.065">
            <text:p>-0.065</text:p>
          </table:table-cell>
          <table:table-cell table:formula="of:=[.L108]+[.H108]" office:value-type="float" office:value="-0.0783881">
            <text:p>-0.0783881</text:p>
          </table:table-cell>
          <table:table-cell table:formula="of:=[.M108]+[.I108]" office:value-type="float" office:value="-0.064589316">
            <text:p>-0.06458931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7">
            <text:p>-37</text:p>
          </table:table-cell>
          <table:table-cell office:value-type="float" office:value="-135">
            <text:p>-135</text:p>
          </table:table-cell>
          <table:table-cell office:value-type="float" office:value="403">
            <text:p>403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588221">
            <text:p>-0.0588221</text:p>
          </table:table-cell>
          <table:table-cell office:value-type="float" office:value="0.00114592">
            <text:p>0.00114592</text:p>
          </table:table-cell>
          <table:table-cell office:value-type="float" office:value="0.0144221">
            <text:p>0.0144221</text:p>
          </table:table-cell>
          <table:table-cell office:value-type="float" office:value="-0.163146">
            <text:p>-0.163146</text:p>
          </table:table-cell>
          <table:table-cell table:formula="of:=[.B109]*[.$O$1]" office:value-type="float" office:value="-0.0185">
            <text:p>-0.0185</text:p>
          </table:table-cell>
          <table:table-cell table:formula="of:=[.C109]*[.$O$1]" office:value-type="float" office:value="-0.0675">
            <text:p>-0.0675</text:p>
          </table:table-cell>
          <table:table-cell table:formula="of:=[.L109]+[.H109]" office:value-type="float" office:value="-0.0773221">
            <text:p>-0.0773221</text:p>
          </table:table-cell>
          <table:table-cell table:formula="of:=[.M109]+[.I109]" office:value-type="float" office:value="-0.06635408">
            <text:p>-0.0663540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-132">
            <text:p>-132</text:p>
          </table:table-cell>
          <table:table-cell office:value-type="float" office:value="400">
            <text:p>40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402">
            <text:p>402</text:p>
          </table:table-cell>
          <table:table-cell office:value-type="float" office:value="-0.0585151">
            <text:p>-0.0585151</text:p>
          </table:table-cell>
          <table:table-cell office:value-type="float" office:value="0.000634004">
            <text:p>0.000634004</text:p>
          </table:table-cell>
          <table:table-cell office:value-type="float" office:value="0.0117151">
            <text:p>0.0117151</text:p>
          </table:table-cell>
          <table:table-cell office:value-type="float" office:value="-0.159034">
            <text:p>-0.159034</text:p>
          </table:table-cell>
          <table:table-cell table:formula="of:=[.B110]*[.$O$1]" office:value-type="float" office:value="-0.0195">
            <text:p>-0.0195</text:p>
          </table:table-cell>
          <table:table-cell table:formula="of:=[.C110]*[.$O$1]" office:value-type="float" office:value="-0.066">
            <text:p>-0.066</text:p>
          </table:table-cell>
          <table:table-cell table:formula="of:=[.L110]+[.H110]" office:value-type="float" office:value="-0.0780151">
            <text:p>-0.0780151</text:p>
          </table:table-cell>
          <table:table-cell table:formula="of:=[.M110]+[.I110]" office:value-type="float" office:value="-0.065365996">
            <text:p>-0.06536599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8">
            <text:p>-38</text:p>
          </table:table-cell>
          <table:table-cell office:value-type="float" office:value="-134">
            <text:p>-134</text:p>
          </table:table-cell>
          <table:table-cell office:value-type="float" office:value="401">
            <text:p>40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403">
            <text:p>403</text:p>
          </table:table-cell>
          <table:table-cell office:value-type="float" office:value="-0.0587787">
            <text:p>-0.0587787</text:p>
          </table:table-cell>
          <table:table-cell office:value-type="float" office:value="0.000745593">
            <text:p>0.000745593</text:p>
          </table:table-cell>
          <table:table-cell office:value-type="float" office:value="0.0131787">
            <text:p>0.0131787</text:p>
          </table:table-cell>
          <table:table-cell office:value-type="float" office:value="-0.161546">
            <text:p>-0.161546</text:p>
          </table:table-cell>
          <table:table-cell table:formula="of:=[.B111]*[.$O$1]" office:value-type="float" office:value="-0.019">
            <text:p>-0.019</text:p>
          </table:table-cell>
          <table:table-cell table:formula="of:=[.C111]*[.$O$1]" office:value-type="float" office:value="-0.067">
            <text:p>-0.067</text:p>
          </table:table-cell>
          <table:table-cell table:formula="of:=[.L111]+[.H111]" office:value-type="float" office:value="-0.0777787">
            <text:p>-0.0777787</text:p>
          </table:table-cell>
          <table:table-cell table:formula="of:=[.M111]+[.I111]" office:value-type="float" office:value="-0.066254407">
            <text:p>-0.06625440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8">
            <text:p>-38</text:p>
          </table:table-cell>
          <table:table-cell office:value-type="float" office:value="-134">
            <text:p>-134</text:p>
          </table:table-cell>
          <table:table-cell office:value-type="float" office:value="402">
            <text:p>402</text:p>
          </table:table-cell>
          <table:table-cell office:value-type="float" office:value="146">
            <text:p>146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600036">
            <text:p>-0.0600036</text:p>
          </table:table-cell>
          <table:table-cell office:value-type="float" office:value="0.000756555">
            <text:p>0.000756555</text:p>
          </table:table-cell>
          <table:table-cell office:value-type="float" office:value="0.0144036">
            <text:p>0.0144036</text:p>
          </table:table-cell>
          <table:table-cell office:value-type="float" office:value="-0.161557">
            <text:p>-0.161557</text:p>
          </table:table-cell>
          <table:table-cell table:formula="of:=[.B112]*[.$O$1]" office:value-type="float" office:value="-0.019">
            <text:p>-0.019</text:p>
          </table:table-cell>
          <table:table-cell table:formula="of:=[.C112]*[.$O$1]" office:value-type="float" office:value="-0.067">
            <text:p>-0.067</text:p>
          </table:table-cell>
          <table:table-cell table:formula="of:=[.L112]+[.H112]" office:value-type="float" office:value="-0.0790036">
            <text:p>-0.0790036</text:p>
          </table:table-cell>
          <table:table-cell table:formula="of:=[.M112]+[.I112]" office:value-type="float" office:value="-0.066243445">
            <text:p>-0.06624344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3">
            <text:p>-133</text:p>
          </table:table-cell>
          <table:table-cell office:value-type="float" office:value="399">
            <text:p>399</text:p>
          </table:table-cell>
          <table:table-cell office:value-type="float" office:value="147">
            <text:p>147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0577349">
            <text:p>-0.0577349</text:p>
          </table:table-cell>
          <table:table-cell office:value-type="float" office:value="0.00152026">
            <text:p>0.00152026</text:p>
          </table:table-cell>
          <table:table-cell office:value-type="float" office:value="0.00853488">
            <text:p>0.00853488</text:p>
          </table:table-cell>
          <table:table-cell office:value-type="float" office:value="-0.16112">
            <text:p>-0.16112</text:p>
          </table:table-cell>
          <table:table-cell table:formula="of:=[.B113]*[.$O$1]" office:value-type="float" office:value="-0.0205">
            <text:p>-0.0205</text:p>
          </table:table-cell>
          <table:table-cell table:formula="of:=[.C113]*[.$O$1]" office:value-type="float" office:value="-0.0665">
            <text:p>-0.0665</text:p>
          </table:table-cell>
          <table:table-cell table:formula="of:=[.L113]+[.H113]" office:value-type="float" office:value="-0.0782349">
            <text:p>-0.0782349</text:p>
          </table:table-cell>
          <table:table-cell table:formula="of:=[.M113]+[.I113]" office:value-type="float" office:value="-0.06497974">
            <text:p>-0.0649797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6">
            <text:p>-46</text:p>
          </table:table-cell>
          <table:table-cell office:value-type="float" office:value="-138">
            <text:p>-138</text:p>
          </table:table-cell>
          <table:table-cell office:value-type="float" office:value="383">
            <text:p>383</text:p>
          </table:table-cell>
          <table:table-cell office:value-type="float" office:value="131">
            <text:p>131</text:p>
          </table:table-cell>
          <table:table-cell table:number-columns-repeated="2" office:value-type="float" office:value="422">
            <text:p>422</text:p>
          </table:table-cell>
          <table:table-cell office:value-type="float" office:value="-0.0555878">
            <text:p>-0.0555878</text:p>
          </table:table-cell>
          <table:table-cell office:value-type="float" office:value="0.00335928">
            <text:p>0.00335928</text:p>
          </table:table-cell>
          <table:table-cell office:value-type="float" office:value="0.000387825">
            <text:p>0.000387825</text:p>
          </table:table-cell>
          <table:table-cell office:value-type="float" office:value="-0.168959">
            <text:p>-0.168959</text:p>
          </table:table-cell>
          <table:table-cell table:formula="of:=[.B114]*[.$O$1]" office:value-type="float" office:value="-0.023">
            <text:p>-0.023</text:p>
          </table:table-cell>
          <table:table-cell table:formula="of:=[.C114]*[.$O$1]" office:value-type="float" office:value="-0.069">
            <text:p>-0.069</text:p>
          </table:table-cell>
          <table:table-cell table:formula="of:=[.L114]+[.H114]" office:value-type="float" office:value="-0.0785878">
            <text:p>-0.0785878</text:p>
          </table:table-cell>
          <table:table-cell table:formula="of:=[.M114]+[.I114]" office:value-type="float" office:value="-0.06564072">
            <text:p>-0.0656407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0">
            <text:p>-50</text:p>
          </table:table-cell>
          <table:table-cell office:value-type="float" office:value="-127">
            <text:p>-127</text:p>
          </table:table-cell>
          <table:table-cell office:value-type="float" office:value="399">
            <text:p>399</text:p>
          </table:table-cell>
          <table:table-cell office:value-type="float" office:value="162">
            <text:p>162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66676">
            <text:p>-0.0566676</text:p>
          </table:table-cell>
          <table:table-cell office:value-type="float" office:value="-0.00107125">
            <text:p>-0.00107125</text:p>
          </table:table-cell>
          <table:table-cell office:value-type="float" office:value="-0.0033324">
            <text:p>-0.0033324</text:p>
          </table:table-cell>
          <table:table-cell office:value-type="float" office:value="-0.151329">
            <text:p>-0.151329</text:p>
          </table:table-cell>
          <table:table-cell table:formula="of:=[.B115]*[.$O$1]" office:value-type="float" office:value="-0.025">
            <text:p>-0.025</text:p>
          </table:table-cell>
          <table:table-cell table:formula="of:=[.C115]*[.$O$1]" office:value-type="float" office:value="-0.0635">
            <text:p>-0.0635</text:p>
          </table:table-cell>
          <table:table-cell table:formula="of:=[.L115]+[.H115]" office:value-type="float" office:value="-0.0816676">
            <text:p>-0.0816676</text:p>
          </table:table-cell>
          <table:table-cell table:formula="of:=[.M115]+[.I115]" office:value-type="float" office:value="-0.06457125">
            <text:p>-0.0645712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4">
            <text:p>-54</text:p>
          </table:table-cell>
          <table:table-cell office:value-type="float" office:value="-140">
            <text:p>-140</text:p>
          </table:table-cell>
          <table:table-cell office:value-type="float" office:value="362">
            <text:p>36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449">
            <text:p>449</text:p>
          </table:table-cell>
          <table:table-cell office:value-type="float" office:value="-0.0508637">
            <text:p>-0.0508637</text:p>
          </table:table-cell>
          <table:table-cell office:value-type="float" office:value="0.0040279">
            <text:p>0.0040279</text:p>
          </table:table-cell>
          <table:table-cell office:value-type="float" office:value="-0.0139363">
            <text:p>-0.0139363</text:p>
          </table:table-cell>
          <table:table-cell office:value-type="float" office:value="-0.172028">
            <text:p>-0.172028</text:p>
          </table:table-cell>
          <table:table-cell table:formula="of:=[.B116]*[.$O$1]" office:value-type="float" office:value="-0.027">
            <text:p>-0.027</text:p>
          </table:table-cell>
          <table:table-cell table:formula="of:=[.C116]*[.$O$1]" office:value-type="float" office:value="-0.07">
            <text:p>-0.07</text:p>
          </table:table-cell>
          <table:table-cell table:formula="of:=[.L116]+[.H116]" office:value-type="float" office:value="-0.0778637">
            <text:p>-0.0778637</text:p>
          </table:table-cell>
          <table:table-cell table:formula="of:=[.M116]+[.I116]" office:value-type="float" office:value="-0.0659721">
            <text:p>-0.065972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3">
            <text:p>-63</text:p>
          </table:table-cell>
          <table:table-cell office:value-type="float" office:value="-141">
            <text:p>-141</text:p>
          </table:table-cell>
          <table:table-cell office:value-type="float" office:value="384">
            <text:p>384</text:p>
          </table:table-cell>
          <table:table-cell office:value-type="float" office:value="146">
            <text:p>146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052917">
            <text:p>-0.052917</text:p>
          </table:table-cell>
          <table:table-cell office:value-type="float" office:value="0.00271572">
            <text:p>0.00271572</text:p>
          </table:table-cell>
          <table:table-cell office:value-type="float" office:value="-0.0226831">
            <text:p>-0.0226831</text:p>
          </table:table-cell>
          <table:table-cell office:value-type="float" office:value="-0.171916">
            <text:p>-0.171916</text:p>
          </table:table-cell>
          <table:table-cell table:formula="of:=[.B117]*[.$O$1]" office:value-type="float" office:value="-0.0315">
            <text:p>-0.0315</text:p>
          </table:table-cell>
          <table:table-cell table:formula="of:=[.C117]*[.$O$1]" office:value-type="float" office:value="-0.0705">
            <text:p>-0.0705</text:p>
          </table:table-cell>
          <table:table-cell table:formula="of:=[.L117]+[.H117]" office:value-type="float" office:value="-0.084417">
            <text:p>-0.084417</text:p>
          </table:table-cell>
          <table:table-cell table:formula="of:=[.M117]+[.I117]" office:value-type="float" office:value="-0.06778428">
            <text:p>-0.0677842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9">
            <text:p>-59</text:p>
          </table:table-cell>
          <table:table-cell office:value-type="float" office:value="-133">
            <text:p>-133</text:p>
          </table:table-cell>
          <table:table-cell office:value-type="float" office:value="352">
            <text:p>352</text:p>
          </table:table-cell>
          <table:table-cell office:value-type="float" office:value="118">
            <text:p>118</text:p>
          </table:table-cell>
          <table:table-cell table:number-columns-repeated="2" office:value-type="float" office:value="459">
            <text:p>459</text:p>
          </table:table-cell>
          <table:table-cell office:value-type="float" office:value="-0.0468384">
            <text:p>-0.0468384</text:p>
          </table:table-cell>
          <table:table-cell office:value-type="float" office:value="0.00236027">
            <text:p>0.00236027</text:p>
          </table:table-cell>
          <table:table-cell office:value-type="float" office:value="-0.0239616">
            <text:p>-0.0239616</text:p>
          </table:table-cell>
          <table:table-cell office:value-type="float" office:value="-0.16196">
            <text:p>-0.16196</text:p>
          </table:table-cell>
          <table:table-cell table:formula="of:=[.B118]*[.$O$1]" office:value-type="float" office:value="-0.0295">
            <text:p>-0.0295</text:p>
          </table:table-cell>
          <table:table-cell table:formula="of:=[.C118]*[.$O$1]" office:value-type="float" office:value="-0.0665">
            <text:p>-0.0665</text:p>
          </table:table-cell>
          <table:table-cell table:formula="of:=[.L118]+[.H118]" office:value-type="float" office:value="-0.0763384">
            <text:p>-0.0763384</text:p>
          </table:table-cell>
          <table:table-cell table:formula="of:=[.M118]+[.I118]" office:value-type="float" office:value="-0.06413973">
            <text:p>-0.0641397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61">
            <text:p>-61</text:p>
          </table:table-cell>
          <table:table-cell office:value-type="float" office:value="-137">
            <text:p>-137</text:p>
          </table:table-cell>
          <table:table-cell office:value-type="float" office:value="376">
            <text:p>376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452495">
            <text:p>-0.0452495</text:p>
          </table:table-cell>
          <table:table-cell office:value-type="float" office:value="0.00134515">
            <text:p>0.00134515</text:p>
          </table:table-cell>
          <table:table-cell office:value-type="float" office:value="-0.0279506">
            <text:p>-0.0279506</text:p>
          </table:table-cell>
          <table:table-cell office:value-type="float" office:value="-0.165745">
            <text:p>-0.165745</text:p>
          </table:table-cell>
          <table:table-cell table:formula="of:=[.B119]*[.$O$1]" office:value-type="float" office:value="-0.0305">
            <text:p>-0.0305</text:p>
          </table:table-cell>
          <table:table-cell table:formula="of:=[.C119]*[.$O$1]" office:value-type="float" office:value="-0.0685">
            <text:p>-0.0685</text:p>
          </table:table-cell>
          <table:table-cell table:formula="of:=[.L119]+[.H119]" office:value-type="float" office:value="-0.0757495">
            <text:p>-0.0757495</text:p>
          </table:table-cell>
          <table:table-cell table:formula="of:=[.M119]+[.I119]" office:value-type="float" office:value="-0.06715485">
            <text:p>-0.0671548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33">
            <text:p>-133</text:p>
          </table:table-cell>
          <table:table-cell office:value-type="float" office:value="424">
            <text:p>424</text:p>
          </table:table-cell>
          <table:table-cell office:value-type="float" office:value="172">
            <text:p>172</text:p>
          </table:table-cell>
          <table:table-cell table:number-columns-repeated="2" office:value-type="float" office:value="350">
            <text:p>350</text:p>
          </table:table-cell>
          <table:table-cell office:value-type="float" office:value="-0.0460352">
            <text:p>-0.0460352</text:p>
          </table:table-cell>
          <table:table-cell office:value-type="float" office:value="0.00291156">
            <text:p>0.00291156</text:p>
          </table:table-cell>
          <table:table-cell office:value-type="float" office:value="-0.00316482">
            <text:p>-0.00316482</text:p>
          </table:table-cell>
          <table:table-cell office:value-type="float" office:value="-0.162512">
            <text:p>-0.162512</text:p>
          </table:table-cell>
          <table:table-cell table:formula="of:=[.B120]*[.$O$1]" office:value-type="float" office:value="-0.0205">
            <text:p>-0.0205</text:p>
          </table:table-cell>
          <table:table-cell table:formula="of:=[.C120]*[.$O$1]" office:value-type="float" office:value="-0.0665">
            <text:p>-0.0665</text:p>
          </table:table-cell>
          <table:table-cell table:formula="of:=[.L120]+[.H120]" office:value-type="float" office:value="-0.0665352">
            <text:p>-0.0665352</text:p>
          </table:table-cell>
          <table:table-cell table:formula="of:=[.M120]+[.I120]" office:value-type="float" office:value="-0.06358844">
            <text:p>-0.0635884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7">
            <text:p>-37</text:p>
          </table:table-cell>
          <table:table-cell office:value-type="float" office:value="-130">
            <text:p>-130</text:p>
          </table:table-cell>
          <table:table-cell office:value-type="float" office:value="419">
            <text:p>419</text:p>
          </table:table-cell>
          <table:table-cell office:value-type="float" office:value="166">
            <text:p>166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0453504">
            <text:p>-0.0453504</text:p>
          </table:table-cell>
          <table:table-cell office:value-type="float" office:value="0.000799721">
            <text:p>0.000799721</text:p>
          </table:table-cell>
          <table:table-cell office:value-type="float" office:value="0.000950418">
            <text:p>0.000950418</text:p>
          </table:table-cell>
          <table:table-cell office:value-type="float" office:value="-0.1568">
            <text:p>-0.1568</text:p>
          </table:table-cell>
          <table:table-cell table:formula="of:=[.B121]*[.$O$1]" office:value-type="float" office:value="-0.0185">
            <text:p>-0.0185</text:p>
          </table:table-cell>
          <table:table-cell table:formula="of:=[.C121]*[.$O$1]" office:value-type="float" office:value="-0.065">
            <text:p>-0.065</text:p>
          </table:table-cell>
          <table:table-cell table:formula="of:=[.L121]+[.H121]" office:value-type="float" office:value="-0.0638504">
            <text:p>-0.0638504</text:p>
          </table:table-cell>
          <table:table-cell table:formula="of:=[.M121]+[.I121]" office:value-type="float" office:value="-0.064200279">
            <text:p>-0.064200279</text:p>
          </table:table-cell>
          <table:table-cell table:number-columns-repeated="2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-27">
            <text:p>-27</text:p>
          </table:table-cell>
          <table:table-cell office:value-type="float" office:value="-132">
            <text:p>-132</text:p>
          </table:table-cell>
          <table:table-cell office:value-type="float" office:value="515">
            <text:p>515</text:p>
          </table:table-cell>
          <table:table-cell office:value-type="float" office:value="250">
            <text:p>250</text:p>
          </table:table-cell>
          <table:table-cell table:number-columns-repeated="2" office:value-type="float" office:value="196">
            <text:p>196</text:p>
          </table:table-cell>
          <table:table-cell office:value-type="float" office:value="-0.0474561">
            <text:p>-0.0474561</text:p>
          </table:table-cell>
          <table:table-cell office:value-type="float" office:value="0.00281058">
            <text:p>0.00281058</text:p>
          </table:table-cell>
          <table:table-cell office:value-type="float" office:value="0.0150561">
            <text:p>0.0150561</text:p>
          </table:table-cell>
          <table:table-cell office:value-type="float" office:value="-0.161211">
            <text:p>-0.161211</text:p>
          </table:table-cell>
          <table:table-cell table:formula="of:=[.B122]*[.$O$1]" office:value-type="float" office:value="-0.0135">
            <text:p>-0.0135</text:p>
          </table:table-cell>
          <table:table-cell table:formula="of:=[.C122]*[.$O$1]" office:value-type="float" office:value="-0.066">
            <text:p>-0.066</text:p>
          </table:table-cell>
          <table:table-cell table:formula="of:=[.L122]+[.H122]" office:value-type="float" office:value="-0.0609561">
            <text:p>-0.0609561</text:p>
          </table:table-cell>
          <table:table-cell table:formula="of:=[.M122]+[.I122]" office:value-type="float" office:value="-0.06318942">
            <text:p>-0.0631894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3">
            <text:p>-13</text:p>
          </table:table-cell>
          <table:table-cell office:value-type="float" office:value="-137">
            <text:p>-137</text:p>
          </table:table-cell>
          <table:table-cell office:value-type="float" office:value="424">
            <text:p>42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456563">
            <text:p>-0.0456563</text:p>
          </table:table-cell>
          <table:table-cell office:value-type="float" office:value="0.00416336">
            <text:p>0.00416336</text:p>
          </table:table-cell>
          <table:table-cell office:value-type="float" office:value="0.0300563">
            <text:p>0.0300563</text:p>
          </table:table-cell>
          <table:table-cell office:value-type="float" office:value="-0.168563">
            <text:p>-0.168563</text:p>
          </table:table-cell>
          <table:table-cell table:formula="of:=[.B123]*[.$O$1]" office:value-type="float" office:value="-0.0065">
            <text:p>-0.0065</text:p>
          </table:table-cell>
          <table:table-cell table:formula="of:=[.C123]*[.$O$1]" office:value-type="float" office:value="-0.0685">
            <text:p>-0.0685</text:p>
          </table:table-cell>
          <table:table-cell table:formula="of:=[.L123]+[.H123]" office:value-type="float" office:value="-0.0521563">
            <text:p>-0.0521563</text:p>
          </table:table-cell>
          <table:table-cell table:formula="of:=[.M123]+[.I123]" office:value-type="float" office:value="-0.06433664">
            <text:p>-0.0643366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9">
            <text:p>-19</text:p>
          </table:table-cell>
          <table:table-cell office:value-type="float" office:value="-138">
            <text:p>-138</text:p>
          </table:table-cell>
          <table:table-cell office:value-type="float" office:value="430">
            <text:p>430</text:p>
          </table:table-cell>
          <table:table-cell office:value-type="float" office:value="151">
            <text:p>151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465114">
            <text:p>-0.0465114</text:p>
          </table:table-cell>
          <table:table-cell office:value-type="float" office:value="0.00564593">
            <text:p>0.00564593</text:p>
          </table:table-cell>
          <table:table-cell office:value-type="float" office:value="0.0237114">
            <text:p>0.0237114</text:p>
          </table:table-cell>
          <table:table-cell office:value-type="float" office:value="-0.171246">
            <text:p>-0.171246</text:p>
          </table:table-cell>
          <table:table-cell table:formula="of:=[.B124]*[.$O$1]" office:value-type="float" office:value="-0.0095">
            <text:p>-0.0095</text:p>
          </table:table-cell>
          <table:table-cell table:formula="of:=[.C124]*[.$O$1]" office:value-type="float" office:value="-0.069">
            <text:p>-0.069</text:p>
          </table:table-cell>
          <table:table-cell table:formula="of:=[.L124]+[.H124]" office:value-type="float" office:value="-0.0560114">
            <text:p>-0.0560114</text:p>
          </table:table-cell>
          <table:table-cell table:formula="of:=[.M124]+[.I124]" office:value-type="float" office:value="-0.06335407">
            <text:p>-0.0633540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4">
            <text:p>-14</text:p>
          </table:table-cell>
          <table:table-cell office:value-type="float" office:value="-134">
            <text:p>-134</text:p>
          </table:table-cell>
          <table:table-cell office:value-type="float" office:value="426">
            <text:p>426</text:p>
          </table:table-cell>
          <table:table-cell office:value-type="float" office:value="146">
            <text:p>146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504966">
            <text:p>-0.0504966</text:p>
          </table:table-cell>
          <table:table-cell office:value-type="float" office:value="0.000219301">
            <text:p>0.000219301</text:p>
          </table:table-cell>
          <table:table-cell office:value-type="float" office:value="0.0336966">
            <text:p>0.0336966</text:p>
          </table:table-cell>
          <table:table-cell office:value-type="float" office:value="-0.161019">
            <text:p>-0.161019</text:p>
          </table:table-cell>
          <table:table-cell table:formula="of:=[.B125]*[.$O$1]" office:value-type="float" office:value="-0.007">
            <text:p>-0.007</text:p>
          </table:table-cell>
          <table:table-cell table:formula="of:=[.C125]*[.$O$1]" office:value-type="float" office:value="-0.067">
            <text:p>-0.067</text:p>
          </table:table-cell>
          <table:table-cell table:formula="of:=[.L125]+[.H125]" office:value-type="float" office:value="-0.0574966">
            <text:p>-0.0574966</text:p>
          </table:table-cell>
          <table:table-cell table:formula="of:=[.M125]+[.I125]" office:value-type="float" office:value="-0.066780699">
            <text:p>-0.06678069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">
            <text:p>-4</text:p>
          </table:table-cell>
          <table:table-cell office:value-type="float" office:value="-123">
            <text:p>-123</text:p>
          </table:table-cell>
          <table:table-cell office:value-type="float" office:value="434">
            <text:p>434</text:p>
          </table:table-cell>
          <table:table-cell office:value-type="float" office:value="155">
            <text:p>155</text:p>
          </table:table-cell>
          <table:table-cell table:number-columns-repeated="2" office:value-type="float" office:value="404">
            <text:p>404</text:p>
          </table:table-cell>
          <table:table-cell office:value-type="float" office:value="-0.0510882">
            <text:p>-0.0510882</text:p>
          </table:table-cell>
          <table:table-cell office:value-type="float" office:value="-0.00167882">
            <text:p>-0.00167882</text:p>
          </table:table-cell>
          <table:table-cell office:value-type="float" office:value="0.0462882">
            <text:p>0.0462882</text:p>
          </table:table-cell>
          <table:table-cell office:value-type="float" office:value="-0.145921">
            <text:p>-0.145921</text:p>
          </table:table-cell>
          <table:table-cell table:formula="of:=[.B126]*[.$O$1]" office:value-type="float" office:value="-0.002">
            <text:p>-0.002</text:p>
          </table:table-cell>
          <table:table-cell table:formula="of:=[.C126]*[.$O$1]" office:value-type="float" office:value="-0.0615">
            <text:p>-0.0615</text:p>
          </table:table-cell>
          <table:table-cell table:formula="of:=[.L126]+[.H126]" office:value-type="float" office:value="-0.0530882">
            <text:p>-0.0530882</text:p>
          </table:table-cell>
          <table:table-cell table:formula="of:=[.M126]+[.I126]" office:value-type="float" office:value="-0.06317882">
            <text:p>-0.0631788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-136">
            <text:p>-136</text:p>
          </table:table-cell>
          <table:table-cell office:value-type="float" office:value="453">
            <text:p>453</text:p>
          </table:table-cell>
          <table:table-cell office:value-type="float" office:value="161">
            <text:p>161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51012">
            <text:p>-0.051012</text:p>
          </table:table-cell>
          <table:table-cell office:value-type="float" office:value="0.00271059">
            <text:p>0.00271059</text:p>
          </table:table-cell>
          <table:table-cell office:value-type="float" office:value="0.046212">
            <text:p>0.046212</text:p>
          </table:table-cell>
          <table:table-cell office:value-type="float" office:value="-0.165911">
            <text:p>-0.165911</text:p>
          </table:table-cell>
          <table:table-cell table:formula="of:=[.B127]*[.$O$1]" office:value-type="float" office:value="-0.002">
            <text:p>-0.002</text:p>
          </table:table-cell>
          <table:table-cell table:formula="of:=[.C127]*[.$O$1]" office:value-type="float" office:value="-0.068">
            <text:p>-0.068</text:p>
          </table:table-cell>
          <table:table-cell table:formula="of:=[.L127]+[.H127]" office:value-type="float" office:value="-0.053012">
            <text:p>-0.053012</text:p>
          </table:table-cell>
          <table:table-cell table:formula="of:=[.M127]+[.I127]" office:value-type="float" office:value="-0.06528941">
            <text:p>-0.0652894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8">
            <text:p>-28</text:p>
          </table:table-cell>
          <table:table-cell office:value-type="float" office:value="-167">
            <text:p>-167</text:p>
          </table:table-cell>
          <table:table-cell office:value-type="float" office:value="402">
            <text:p>402</text:p>
          </table:table-cell>
          <table:table-cell office:value-type="float" office:value="103">
            <text:p>103</text:p>
          </table:table-cell>
          <table:table-cell table:number-columns-repeated="2" office:value-type="float" office:value="421">
            <text:p>421</text:p>
          </table:table-cell>
          <table:table-cell office:value-type="float" office:value="-0.048948">
            <text:p>-0.048948</text:p>
          </table:table-cell>
          <table:table-cell office:value-type="float" office:value="0.00900551">
            <text:p>0.00900551</text:p>
          </table:table-cell>
          <table:table-cell office:value-type="float" office:value="0.015348">
            <text:p>0.015348</text:p>
          </table:table-cell>
          <table:table-cell office:value-type="float" office:value="-0.209406">
            <text:p>-0.209406</text:p>
          </table:table-cell>
          <table:table-cell table:formula="of:=[.B128]*[.$O$1]" office:value-type="float" office:value="-0.014">
            <text:p>-0.014</text:p>
          </table:table-cell>
          <table:table-cell table:formula="of:=[.C128]*[.$O$1]" office:value-type="float" office:value="-0.0835">
            <text:p>-0.0835</text:p>
          </table:table-cell>
          <table:table-cell table:formula="of:=[.L128]+[.H128]" office:value-type="float" office:value="-0.062948">
            <text:p>-0.062948</text:p>
          </table:table-cell>
          <table:table-cell table:formula="of:=[.M128]+[.I128]" office:value-type="float" office:value="-0.07449449">
            <text:p>-0.0744944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4">
            <text:p>-24</text:p>
          </table:table-cell>
          <table:table-cell office:value-type="float" office:value="-192">
            <text:p>-192</text:p>
          </table:table-cell>
          <table:table-cell office:value-type="float" office:value="405">
            <text:p>405</text:p>
          </table:table-cell>
          <table:table-cell office:value-type="float" office:value="77">
            <text:p>77</text:p>
          </table:table-cell>
          <table:table-cell table:number-columns-repeated="2" office:value-type="float" office:value="422">
            <text:p>422</text:p>
          </table:table-cell>
          <table:table-cell office:value-type="float" office:value="-0.0476099">
            <text:p>-0.0476099</text:p>
          </table:table-cell>
          <table:table-cell office:value-type="float" office:value="0.00835959">
            <text:p>0.00835959</text:p>
          </table:table-cell>
          <table:table-cell office:value-type="float" office:value="0.0188099">
            <text:p>0.0188099</text:p>
          </table:table-cell>
          <table:table-cell office:value-type="float" office:value="-0.23876">
            <text:p>-0.23876</text:p>
          </table:table-cell>
          <table:table-cell table:formula="of:=[.B129]*[.$O$1]" office:value-type="float" office:value="-0.012">
            <text:p>-0.012</text:p>
          </table:table-cell>
          <table:table-cell table:formula="of:=[.C129]*[.$O$1]" office:value-type="float" office:value="-0.096">
            <text:p>-0.096</text:p>
          </table:table-cell>
          <table:table-cell table:formula="of:=[.L129]+[.H129]" office:value-type="float" office:value="-0.0596099">
            <text:p>-0.0596099</text:p>
          </table:table-cell>
          <table:table-cell table:formula="of:=[.M129]+[.I129]" office:value-type="float" office:value="-0.08764041">
            <text:p>-0.0876404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7">
            <text:p>-27</text:p>
          </table:table-cell>
          <table:table-cell office:value-type="float" office:value="-220">
            <text:p>-220</text:p>
          </table:table-cell>
          <table:table-cell office:value-type="float" office:value="412">
            <text:p>412</text:p>
          </table:table-cell>
          <table:table-cell office:value-type="float" office:value="59">
            <text:p>59</text:p>
          </table:table-cell>
          <table:table-cell table:number-columns-repeated="2" office:value-type="float" office:value="403">
            <text:p>403</text:p>
          </table:table-cell>
          <table:table-cell office:value-type="float" office:value="-0.0450369">
            <text:p>-0.0450369</text:p>
          </table:table-cell>
          <table:table-cell office:value-type="float" office:value="0.00331011">
            <text:p>0.00331011</text:p>
          </table:table-cell>
          <table:table-cell office:value-type="float" office:value="0.0126369">
            <text:p>0.0126369</text:p>
          </table:table-cell>
          <table:table-cell office:value-type="float" office:value="-0.26731">
            <text:p>-0.26731</text:p>
          </table:table-cell>
          <table:table-cell table:formula="of:=[.B130]*[.$O$1]" office:value-type="float" office:value="-0.0135">
            <text:p>-0.0135</text:p>
          </table:table-cell>
          <table:table-cell table:formula="of:=[.C130]*[.$O$1]" office:value-type="float" office:value="-0.11">
            <text:p>-0.11</text:p>
          </table:table-cell>
          <table:table-cell table:formula="of:=[.L130]+[.H130]" office:value-type="float" office:value="-0.0585369">
            <text:p>-0.0585369</text:p>
          </table:table-cell>
          <table:table-cell table:formula="of:=[.M130]+[.I130]" office:value-type="float" office:value="-0.10668989">
            <text:p>-0.1066898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3">
            <text:p>-33</text:p>
          </table:table-cell>
          <table:table-cell office:value-type="float" office:value="-249">
            <text:p>-249</text:p>
          </table:table-cell>
          <table:table-cell office:value-type="float" office:value="422">
            <text:p>422</text:p>
          </table:table-cell>
          <table:table-cell office:value-type="float" office:value="46">
            <text:p>46</text:p>
          </table:table-cell>
          <table:table-cell table:number-columns-repeated="2" office:value-type="float" office:value="370">
            <text:p>370</text:p>
          </table:table-cell>
          <table:table-cell office:value-type="float" office:value="-0.0437933">
            <text:p>-0.0437933</text:p>
          </table:table-cell>
          <table:table-cell office:value-type="float" office:value="0.00390957">
            <text:p>0.00390957</text:p>
          </table:table-cell>
          <table:table-cell office:value-type="float" office:value="0.00419329">
            <text:p>0.00419329</text:p>
          </table:table-cell>
          <table:table-cell office:value-type="float" office:value="-0.30271">
            <text:p>-0.30271</text:p>
          </table:table-cell>
          <table:table-cell table:formula="of:=[.B131]*[.$O$1]" office:value-type="float" office:value="-0.0165">
            <text:p>-0.0165</text:p>
          </table:table-cell>
          <table:table-cell table:formula="of:=[.C131]*[.$O$1]" office:value-type="float" office:value="-0.1245">
            <text:p>-0.1245</text:p>
          </table:table-cell>
          <table:table-cell table:formula="of:=[.L131]+[.H131]" office:value-type="float" office:value="-0.0602933">
            <text:p>-0.0602933</text:p>
          </table:table-cell>
          <table:table-cell table:formula="of:=[.M131]+[.I131]" office:value-type="float" office:value="-0.12059043">
            <text:p>-0.1205904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2">
            <text:p>-52</text:p>
          </table:table-cell>
          <table:table-cell office:value-type="float" office:value="-270">
            <text:p>-270</text:p>
          </table:table-cell>
          <table:table-cell office:value-type="float" office:value="401">
            <text:p>401</text:p>
          </table:table-cell>
          <table:table-cell office:value-type="float" office:value="23">
            <text:p>23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398557">
            <text:p>-0.0398557</text:p>
          </table:table-cell>
          <table:table-cell office:value-type="float" office:value="0.00554983">
            <text:p>0.00554983</text:p>
          </table:table-cell>
          <table:table-cell office:value-type="float" office:value="-0.0225443">
            <text:p>-0.0225443</text:p>
          </table:table-cell>
          <table:table-cell office:value-type="float" office:value="-0.32955">
            <text:p>-0.32955</text:p>
          </table:table-cell>
          <table:table-cell table:formula="of:=[.B132]*[.$O$1]" office:value-type="float" office:value="-0.026">
            <text:p>-0.026</text:p>
          </table:table-cell>
          <table:table-cell table:formula="of:=[.C132]*[.$O$1]" office:value-type="float" office:value="-0.135">
            <text:p>-0.135</text:p>
          </table:table-cell>
          <table:table-cell table:formula="of:=[.L132]+[.H132]" office:value-type="float" office:value="-0.0658557">
            <text:p>-0.0658557</text:p>
          </table:table-cell>
          <table:table-cell table:formula="of:=[.M132]+[.I132]" office:value-type="float" office:value="-0.12945017">
            <text:p>-0.1294501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4">
            <text:p>-64</text:p>
          </table:table-cell>
          <table:table-cell office:value-type="float" office:value="-280">
            <text:p>-280</text:p>
          </table:table-cell>
          <table:table-cell office:value-type="float" office:value="398">
            <text:p>398</text:p>
          </table:table-cell>
          <table:table-cell office:value-type="float" office:value="22">
            <text:p>22</text:p>
          </table:table-cell>
          <table:table-cell table:number-columns-repeated="2" office:value-type="float" office:value="357">
            <text:p>357</text:p>
          </table:table-cell>
          <table:table-cell office:value-type="float" office:value="-0.0392856">
            <text:p>-0.0392856</text:p>
          </table:table-cell>
          <table:table-cell office:value-type="float" office:value="0.00607629">
            <text:p>0.00607629</text:p>
          </table:table-cell>
          <table:table-cell office:value-type="float" office:value="-0.0375144">
            <text:p>-0.0375144</text:p>
          </table:table-cell>
          <table:table-cell office:value-type="float" office:value="-0.342076">
            <text:p>-0.342076</text:p>
          </table:table-cell>
          <table:table-cell table:formula="of:=[.B133]*[.$O$1]" office:value-type="float" office:value="-0.032">
            <text:p>-0.032</text:p>
          </table:table-cell>
          <table:table-cell table:formula="of:=[.C133]*[.$O$1]" office:value-type="float" office:value="-0.14">
            <text:p>-0.14</text:p>
          </table:table-cell>
          <table:table-cell table:formula="of:=[.L133]+[.H133]" office:value-type="float" office:value="-0.0712856">
            <text:p>-0.0712856</text:p>
          </table:table-cell>
          <table:table-cell table:formula="of:=[.M133]+[.I133]" office:value-type="float" office:value="-0.13392371">
            <text:p>-0.1339237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2">
            <text:p>-72</text:p>
          </table:table-cell>
          <table:table-cell office:value-type="float" office:value="-286">
            <text:p>-286</text:p>
          </table:table-cell>
          <table:table-cell office:value-type="float" office:value="392">
            <text:p>392</text:p>
          </table:table-cell>
          <table:table-cell office:value-type="float" office:value="18">
            <text:p>18</text:p>
          </table:table-cell>
          <table:table-cell table:number-columns-repeated="2" office:value-type="float" office:value="352">
            <text:p>352</text:p>
          </table:table-cell>
          <table:table-cell office:value-type="float" office:value="-0.0395018">
            <text:p>-0.0395018</text:p>
          </table:table-cell>
          <table:table-cell office:value-type="float" office:value="0.00529723">
            <text:p>0.00529723</text:p>
          </table:table-cell>
          <table:table-cell office:value-type="float" office:value="-0.0468982">
            <text:p>-0.0468982</text:p>
          </table:table-cell>
          <table:table-cell office:value-type="float" office:value="-0.348497">
            <text:p>-0.348497</text:p>
          </table:table-cell>
          <table:table-cell table:formula="of:=[.B134]*[.$O$1]" office:value-type="float" office:value="-0.036">
            <text:p>-0.036</text:p>
          </table:table-cell>
          <table:table-cell table:formula="of:=[.C134]*[.$O$1]" office:value-type="float" office:value="-0.143">
            <text:p>-0.143</text:p>
          </table:table-cell>
          <table:table-cell table:formula="of:=[.L134]+[.H134]" office:value-type="float" office:value="-0.0755018">
            <text:p>-0.0755018</text:p>
          </table:table-cell>
          <table:table-cell table:formula="of:=[.M134]+[.I134]" office:value-type="float" office:value="-0.13770277">
            <text:p>-0.1377027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76">
            <text:p>-76</text:p>
          </table:table-cell>
          <table:table-cell office:value-type="float" office:value="-278">
            <text:p>-278</text:p>
          </table:table-cell>
          <table:table-cell office:value-type="float" office:value="385">
            <text:p>385</text:p>
          </table:table-cell>
          <table:table-cell office:value-type="float" office:value="23">
            <text:p>2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395044">
            <text:p>-0.0395044</text:p>
          </table:table-cell>
          <table:table-cell office:value-type="float" office:value="0.00532576">
            <text:p>0.00532576</text:p>
          </table:table-cell>
          <table:table-cell office:value-type="float" office:value="-0.0516956">
            <text:p>-0.0516956</text:p>
          </table:table-cell>
          <table:table-cell office:value-type="float" office:value="-0.338926">
            <text:p>-0.338926</text:p>
          </table:table-cell>
          <table:table-cell table:formula="of:=[.B135]*[.$O$1]" office:value-type="float" office:value="-0.038">
            <text:p>-0.038</text:p>
          </table:table-cell>
          <table:table-cell table:formula="of:=[.C135]*[.$O$1]" office:value-type="float" office:value="-0.139">
            <text:p>-0.139</text:p>
          </table:table-cell>
          <table:table-cell table:formula="of:=[.L135]+[.H135]" office:value-type="float" office:value="-0.0775044">
            <text:p>-0.0775044</text:p>
          </table:table-cell>
          <table:table-cell table:formula="of:=[.M135]+[.I135]" office:value-type="float" office:value="-0.13367424">
            <text:p>-0.1336742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64">
            <text:p>-64</text:p>
          </table:table-cell>
          <table:table-cell office:value-type="float" office:value="-281">
            <text:p>-281</text:p>
          </table:table-cell>
          <table:table-cell office:value-type="float" office:value="397">
            <text:p>397</text:p>
          </table:table-cell>
          <table:table-cell office:value-type="float" office:value="20">
            <text:p>20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403484">
            <text:p>-0.0403484</text:p>
          </table:table-cell>
          <table:table-cell office:value-type="float" office:value="0.00759027">
            <text:p>0.00759027</text:p>
          </table:table-cell>
          <table:table-cell office:value-type="float" office:value="-0.0364516">
            <text:p>-0.0364516</text:p>
          </table:table-cell>
          <table:table-cell office:value-type="float" office:value="-0.34479">
            <text:p>-0.34479</text:p>
          </table:table-cell>
          <table:table-cell table:formula="of:=[.B136]*[.$O$1]" office:value-type="float" office:value="-0.032">
            <text:p>-0.032</text:p>
          </table:table-cell>
          <table:table-cell table:formula="of:=[.C136]*[.$O$1]" office:value-type="float" office:value="-0.1405">
            <text:p>-0.1405</text:p>
          </table:table-cell>
          <table:table-cell table:formula="of:=[.L136]+[.H136]" office:value-type="float" office:value="-0.0723484">
            <text:p>-0.0723484</text:p>
          </table:table-cell>
          <table:table-cell table:formula="of:=[.M136]+[.I136]" office:value-type="float" office:value="-0.13290973">
            <text:p>-0.1329097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304">
            <text:p>-304</text:p>
          </table:table-cell>
          <table:table-cell office:value-type="float" office:value="435">
            <text:p>435</text:p>
          </table:table-cell>
          <table:table-cell office:value-type="float" office:value="11">
            <text:p>11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40243">
            <text:p>-0.040243</text:p>
          </table:table-cell>
          <table:table-cell office:value-type="float" office:value="0.00640727">
            <text:p>0.00640727</text:p>
          </table:table-cell>
          <table:table-cell office:value-type="float" office:value="-0.00775701">
            <text:p>-0.00775701</text:p>
          </table:table-cell>
          <table:table-cell office:value-type="float" office:value="-0.371207">
            <text:p>-0.371207</text:p>
          </table:table-cell>
          <table:table-cell table:formula="of:=[.B137]*[.$O$1]" office:value-type="float" office:value="-0.02">
            <text:p>-0.02</text:p>
          </table:table-cell>
          <table:table-cell table:formula="of:=[.C137]*[.$O$1]" office:value-type="float" office:value="-0.152">
            <text:p>-0.152</text:p>
          </table:table-cell>
          <table:table-cell table:formula="of:=[.L137]+[.H137]" office:value-type="float" office:value="-0.060243">
            <text:p>-0.060243</text:p>
          </table:table-cell>
          <table:table-cell table:formula="of:=[.M137]+[.I137]" office:value-type="float" office:value="-0.14559273">
            <text:p>-0.1455927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">
            <text:p>-5</text:p>
          </table:table-cell>
          <table:table-cell office:value-type="float" office:value="-304">
            <text:p>-304</text:p>
          </table:table-cell>
          <table:table-cell office:value-type="float" office:value="475">
            <text:p>475</text:p>
          </table:table-cell>
          <table:table-cell office:value-type="float" office:value="16">
            <text:p>16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398135">
            <text:p>-0.0398135</text:p>
          </table:table-cell>
          <table:table-cell office:value-type="float" office:value="0.00451015">
            <text:p>0.00451015</text:p>
          </table:table-cell>
          <table:table-cell office:value-type="float" office:value="0.0338135">
            <text:p>0.0338135</text:p>
          </table:table-cell>
          <table:table-cell office:value-type="float" office:value="-0.36931">
            <text:p>-0.36931</text:p>
          </table:table-cell>
          <table:table-cell table:formula="of:=[.B138]*[.$O$1]" office:value-type="float" office:value="-0.0025">
            <text:p>-0.0025</text:p>
          </table:table-cell>
          <table:table-cell table:formula="of:=[.C138]*[.$O$1]" office:value-type="float" office:value="-0.152">
            <text:p>-0.152</text:p>
          </table:table-cell>
          <table:table-cell table:formula="of:=[.L138]+[.H138]" office:value-type="float" office:value="-0.0423135">
            <text:p>-0.0423135</text:p>
          </table:table-cell>
          <table:table-cell table:formula="of:=[.M138]+[.I138]" office:value-type="float" office:value="-0.14748985">
            <text:p>-0.1474898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-315">
            <text:p>-315</text:p>
          </table:table-cell>
          <table:table-cell office:value-type="float" office:value="488">
            <text:p>488</text:p>
          </table:table-cell>
          <table:table-cell office:value-type="float" office:value="5">
            <text:p>5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399547">
            <text:p>-0.0399547</text:p>
          </table:table-cell>
          <table:table-cell office:value-type="float" office:value="0.00499097">
            <text:p>0.00499097</text:p>
          </table:table-cell>
          <table:table-cell office:value-type="float" office:value="0.0495547">
            <text:p>0.0495547</text:p>
          </table:table-cell>
          <table:table-cell office:value-type="float" office:value="-0.382991">
            <text:p>-0.382991</text:p>
          </table:table-cell>
          <table:table-cell table:formula="of:=[.B139]*[.$O$1]" office:value-type="float" office:value="0.004">
            <text:p>0.004</text:p>
          </table:table-cell>
          <table:table-cell table:formula="of:=[.C139]*[.$O$1]" office:value-type="float" office:value="-0.1575">
            <text:p>-0.1575</text:p>
          </table:table-cell>
          <table:table-cell table:formula="of:=[.L139]+[.H139]" office:value-type="float" office:value="-0.0359547">
            <text:p>-0.0359547</text:p>
          </table:table-cell>
          <table:table-cell table:formula="of:=[.M139]+[.I139]" office:value-type="float" office:value="-0.15250903">
            <text:p>-0.1525090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-309">
            <text:p>-309</text:p>
          </table:table-cell>
          <table:table-cell office:value-type="float" office:value="494">
            <text:p>494</text:p>
          </table:table-cell>
          <table:table-cell office:value-type="float" office:value="6">
            <text:p>6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402028">
            <text:p>-0.0402028</text:p>
          </table:table-cell>
          <table:table-cell office:value-type="float" office:value="0.00501394">
            <text:p>0.00501394</text:p>
          </table:table-cell>
          <table:table-cell office:value-type="float" office:value="0.0630028">
            <text:p>0.0630028</text:p>
          </table:table-cell>
          <table:table-cell office:value-type="float" office:value="-0.375814">
            <text:p>-0.375814</text:p>
          </table:table-cell>
          <table:table-cell table:formula="of:=[.B140]*[.$O$1]" office:value-type="float" office:value="0.0095">
            <text:p>0.0095</text:p>
          </table:table-cell>
          <table:table-cell table:formula="of:=[.C140]*[.$O$1]" office:value-type="float" office:value="-0.1545">
            <text:p>-0.1545</text:p>
          </table:table-cell>
          <table:table-cell table:formula="of:=[.L140]+[.H140]" office:value-type="float" office:value="-0.0307028">
            <text:p>-0.0307028</text:p>
          </table:table-cell>
          <table:table-cell table:formula="of:=[.M140]+[.I140]" office:value-type="float" office:value="-0.14948606">
            <text:p>-0.1494860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-312">
            <text:p>-312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table:number-columns-repeated="2" office:value-type="float" office:value="327">
            <text:p>327</text:p>
          </table:table-cell>
          <table:table-cell office:value-type="float" office:value="-0.0434065">
            <text:p>-0.0434065</text:p>
          </table:table-cell>
          <table:table-cell office:value-type="float" office:value="0.00417736">
            <text:p>0.00417736</text:p>
          </table:table-cell>
          <table:table-cell office:value-type="float" office:value="0.0650065">
            <text:p>0.0650065</text:p>
          </table:table-cell>
          <table:table-cell office:value-type="float" office:value="-0.378577">
            <text:p>-0.378577</text:p>
          </table:table-cell>
          <table:table-cell table:formula="of:=[.B141]*[.$O$1]" office:value-type="float" office:value="0.009">
            <text:p>0.009</text:p>
          </table:table-cell>
          <table:table-cell table:formula="of:=[.C141]*[.$O$1]" office:value-type="float" office:value="-0.156">
            <text:p>-0.156</text:p>
          </table:table-cell>
          <table:table-cell table:formula="of:=[.L141]+[.H141]" office:value-type="float" office:value="-0.0344065">
            <text:p>-0.0344065</text:p>
          </table:table-cell>
          <table:table-cell table:formula="of:=[.M141]+[.I141]" office:value-type="float" office:value="-0.15182264">
            <text:p>-0.1518226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-304">
            <text:p>-304</text:p>
          </table:table-cell>
          <table:table-cell office:value-type="float" office:value="502">
            <text:p>502</text:p>
          </table:table-cell>
          <table:table-cell office:value-type="float" office:value="16">
            <text:p>16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455771">
            <text:p>-0.0455771</text:p>
          </table:table-cell>
          <table:table-cell office:value-type="float" office:value="0.00183598">
            <text:p>0.00183598</text:p>
          </table:table-cell>
          <table:table-cell office:value-type="float" office:value="0.0719771">
            <text:p>0.0719771</text:p>
          </table:table-cell>
          <table:table-cell office:value-type="float" office:value="-0.366636">
            <text:p>-0.366636</text:p>
          </table:table-cell>
          <table:table-cell table:formula="of:=[.B142]*[.$O$1]" office:value-type="float" office:value="0.011">
            <text:p>0.011</text:p>
          </table:table-cell>
          <table:table-cell table:formula="of:=[.C142]*[.$O$1]" office:value-type="float" office:value="-0.152">
            <text:p>-0.152</text:p>
          </table:table-cell>
          <table:table-cell table:formula="of:=[.L142]+[.H142]" office:value-type="float" office:value="-0.0345771">
            <text:p>-0.0345771</text:p>
          </table:table-cell>
          <table:table-cell table:formula="of:=[.M142]+[.I142]" office:value-type="float" office:value="-0.15016402">
            <text:p>-0.1501640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-302">
            <text:p>-302</text:p>
          </table:table-cell>
          <table:table-cell office:value-type="float" office:value="511">
            <text:p>511</text:p>
          </table:table-cell>
          <table:table-cell office:value-type="float" office:value="13">
            <text:p>13</text:p>
          </table:table-cell>
          <table:table-cell table:number-columns-repeated="2" office:value-type="float" office:value="331">
            <text:p>331</text:p>
          </table:table-cell>
          <table:table-cell office:value-type="float" office:value="-0.0584754">
            <text:p>-0.0584754</text:p>
          </table:table-cell>
          <table:table-cell office:value-type="float" office:value="0.00194613">
            <text:p>0.00194613</text:p>
          </table:table-cell>
          <table:table-cell office:value-type="float" office:value="0.101675">
            <text:p>0.101675</text:p>
          </table:table-cell>
          <table:table-cell office:value-type="float" office:value="-0.364346">
            <text:p>-0.364346</text:p>
          </table:table-cell>
          <table:table-cell table:formula="of:=[.B143]*[.$O$1]" office:value-type="float" office:value="0.018">
            <text:p>0.018</text:p>
          </table:table-cell>
          <table:table-cell table:formula="of:=[.C143]*[.$O$1]" office:value-type="float" office:value="-0.151">
            <text:p>-0.151</text:p>
          </table:table-cell>
          <table:table-cell table:formula="of:=[.L143]+[.H143]" office:value-type="float" office:value="-0.0404754">
            <text:p>-0.0404754</text:p>
          </table:table-cell>
          <table:table-cell table:formula="of:=[.M143]+[.I143]" office:value-type="float" office:value="-0.14905387">
            <text:p>-0.1490538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-301">
            <text:p>-301</text:p>
          </table:table-cell>
          <table:table-cell office:value-type="float" office:value="508">
            <text:p>508</text:p>
          </table:table-cell>
          <table:table-cell office:value-type="float" office:value="12">
            <text:p>12</text:p>
          </table:table-cell>
          <table:table-cell table:number-columns-repeated="2" office:value-type="float" office:value="335">
            <text:p>335</text:p>
          </table:table-cell>
          <table:table-cell office:value-type="float" office:value="-0.0574037">
            <text:p>-0.0574037</text:p>
          </table:table-cell>
          <table:table-cell office:value-type="float" office:value="-0.000104829">
            <text:p>-0.000104829</text:p>
          </table:table-cell>
          <table:table-cell office:value-type="float" office:value="0.0994037">
            <text:p>0.0994037</text:p>
          </table:table-cell>
          <table:table-cell office:value-type="float" office:value="-0.361095">
            <text:p>-0.361095</text:p>
          </table:table-cell>
          <table:table-cell table:formula="of:=[.B144]*[.$O$1]" office:value-type="float" office:value="0.0175">
            <text:p>0.0175</text:p>
          </table:table-cell>
          <table:table-cell table:formula="of:=[.C144]*[.$O$1]" office:value-type="float" office:value="-0.1505">
            <text:p>-0.1505</text:p>
          </table:table-cell>
          <table:table-cell table:formula="of:=[.L144]+[.H144]" office:value-type="float" office:value="-0.0399037">
            <text:p>-0.0399037</text:p>
          </table:table-cell>
          <table:table-cell table:formula="of:=[.M144]+[.I144]" office:value-type="float" office:value="-0.150604829">
            <text:p>-0.15060482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-303">
            <text:p>-303</text:p>
          </table:table-cell>
          <table:table-cell office:value-type="float" office:value="510">
            <text:p>510</text:p>
          </table:table-cell>
          <table:table-cell office:value-type="float" office:value="13">
            <text:p>13</text:p>
          </table:table-cell>
          <table:table-cell table:number-columns-repeated="2" office:value-type="float" office:value="328">
            <text:p>328</text:p>
          </table:table-cell>
          <table:table-cell office:value-type="float" office:value="-0.055408">
            <text:p>-0.055408</text:p>
          </table:table-cell>
          <table:table-cell office:value-type="float" office:value="0.00162116">
            <text:p>0.00162116</text:p>
          </table:table-cell>
          <table:table-cell office:value-type="float" office:value="0.096208">
            <text:p>0.096208</text:p>
          </table:table-cell>
          <table:table-cell office:value-type="float" office:value="-0.365221">
            <text:p>-0.365221</text:p>
          </table:table-cell>
          <table:table-cell table:formula="of:=[.B145]*[.$O$1]" office:value-type="float" office:value="0.017">
            <text:p>0.017</text:p>
          </table:table-cell>
          <table:table-cell table:formula="of:=[.C145]*[.$O$1]" office:value-type="float" office:value="-0.1515">
            <text:p>-0.1515</text:p>
          </table:table-cell>
          <table:table-cell table:formula="of:=[.L145]+[.H145]" office:value-type="float" office:value="-0.038408">
            <text:p>-0.038408</text:p>
          </table:table-cell>
          <table:table-cell table:formula="of:=[.M145]+[.I145]" office:value-type="float" office:value="-0.14987884">
            <text:p>-0.1498788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-300">
            <text:p>-300</text:p>
          </table:table-cell>
          <table:table-cell office:value-type="float" office:value="506">
            <text:p>506</text:p>
          </table:table-cell>
          <table:table-cell office:value-type="float" office:value="12">
            <text:p>1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-0.0555803">
            <text:p>-0.0555803</text:p>
          </table:table-cell>
          <table:table-cell office:value-type="float" office:value="-0.000239762">
            <text:p>-0.000239762</text:p>
          </table:table-cell>
          <table:table-cell office:value-type="float" office:value="0.0963803">
            <text:p>0.0963803</text:p>
          </table:table-cell>
          <table:table-cell office:value-type="float" office:value="-0.35976">
            <text:p>-0.35976</text:p>
          </table:table-cell>
          <table:table-cell table:formula="of:=[.B146]*[.$O$1]" office:value-type="float" office:value="0.017">
            <text:p>0.017</text:p>
          </table:table-cell>
          <table:table-cell table:formula="of:=[.C146]*[.$O$1]" office:value-type="float" office:value="-0.15">
            <text:p>-0.15</text:p>
          </table:table-cell>
          <table:table-cell table:formula="of:=[.L146]+[.H146]" office:value-type="float" office:value="-0.0385803">
            <text:p>-0.0385803</text:p>
          </table:table-cell>
          <table:table-cell table:formula="of:=[.M146]+[.I146]" office:value-type="float" office:value="-0.150239762">
            <text:p>-0.15023976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-296">
            <text:p>-296</text:p>
          </table:table-cell>
          <table:table-cell office:value-type="float" office:value="486">
            <text:p>486</text:p>
          </table:table-cell>
          <table:table-cell office:value-type="float" office:value="11">
            <text:p>11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0435184">
            <text:p>-0.0435184</text:p>
          </table:table-cell>
          <table:table-cell office:value-type="float" office:value="-0.00425104">
            <text:p>-0.00425104</text:p>
          </table:table-cell>
          <table:table-cell office:value-type="float" office:value="0.0663184">
            <text:p>0.0663184</text:p>
          </table:table-cell>
          <table:table-cell office:value-type="float" office:value="-0.350949">
            <text:p>-0.350949</text:p>
          </table:table-cell>
          <table:table-cell table:formula="of:=[.B147]*[.$O$1]" office:value-type="float" office:value="0.0095">
            <text:p>0.0095</text:p>
          </table:table-cell>
          <table:table-cell table:formula="of:=[.C147]*[.$O$1]" office:value-type="float" office:value="-0.148">
            <text:p>-0.148</text:p>
          </table:table-cell>
          <table:table-cell table:formula="of:=[.L147]+[.H147]" office:value-type="float" office:value="-0.0340184">
            <text:p>-0.0340184</text:p>
          </table:table-cell>
          <table:table-cell table:formula="of:=[.M147]+[.I147]" office:value-type="float" office:value="-0.15225104">
            <text:p>-0.1522510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-303">
            <text:p>-303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504905">
            <text:p>-0.0504905</text:p>
          </table:table-cell>
          <table:table-cell office:value-type="float" office:value="0.00278073">
            <text:p>0.00278073</text:p>
          </table:table-cell>
          <table:table-cell office:value-type="float" office:value="0.0852905">
            <text:p>0.0852905</text:p>
          </table:table-cell>
          <table:table-cell office:value-type="float" office:value="-0.366381">
            <text:p>-0.366381</text:p>
          </table:table-cell>
          <table:table-cell table:formula="of:=[.B148]*[.$O$1]" office:value-type="float" office:value="0.0145">
            <text:p>0.0145</text:p>
          </table:table-cell>
          <table:table-cell table:formula="of:=[.C148]*[.$O$1]" office:value-type="float" office:value="-0.1515">
            <text:p>-0.1515</text:p>
          </table:table-cell>
          <table:table-cell table:formula="of:=[.L148]+[.H148]" office:value-type="float" office:value="-0.0359905">
            <text:p>-0.0359905</text:p>
          </table:table-cell>
          <table:table-cell table:formula="of:=[.M148]+[.I148]" office:value-type="float" office:value="-0.14871927">
            <text:p>-0.1487192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-297">
            <text:p>-297</text:p>
          </table:table-cell>
          <table:table-cell office:value-type="float" office:value="495">
            <text:p>495</text:p>
          </table:table-cell>
          <table:table-cell office:value-type="float" office:value="16">
            <text:p>16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558193">
            <text:p>-0.0558193</text:p>
          </table:table-cell>
          <table:table-cell office:value-type="float" office:value="0.00403642">
            <text:p>0.00403642</text:p>
          </table:table-cell>
          <table:table-cell office:value-type="float" office:value="0.0822193">
            <text:p>0.0822193</text:p>
          </table:table-cell>
          <table:table-cell office:value-type="float" office:value="-0.360436">
            <text:p>-0.360436</text:p>
          </table:table-cell>
          <table:table-cell table:formula="of:=[.B149]*[.$O$1]" office:value-type="float" office:value="0.011">
            <text:p>0.011</text:p>
          </table:table-cell>
          <table:table-cell table:formula="of:=[.C149]*[.$O$1]" office:value-type="float" office:value="-0.1485">
            <text:p>-0.1485</text:p>
          </table:table-cell>
          <table:table-cell table:formula="of:=[.L149]+[.H149]" office:value-type="float" office:value="-0.0448193">
            <text:p>-0.0448193</text:p>
          </table:table-cell>
          <table:table-cell table:formula="of:=[.M149]+[.I149]" office:value-type="float" office:value="-0.14446358">
            <text:p>-0.14446358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28">
            <text:p>28</text:p>
          </table:table-cell>
          <table:table-cell office:value-type="float" office:value="-332">
            <text:p>-332</text:p>
          </table:table-cell>
          <table:table-cell office:value-type="float" office:value="558">
            <text:p>558</text:p>
          </table:table-cell>
          <table:table-cell office:value-type="float" office:value="38">
            <text:p>3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595318">
            <text:p>-0.0595318</text:p>
          </table:table-cell>
          <table:table-cell office:value-type="float" office:value="0.0415084">
            <text:p>0.0415084</text:p>
          </table:table-cell>
          <table:table-cell office:value-type="float" office:value="0.0931318">
            <text:p>0.0931318</text:p>
          </table:table-cell>
          <table:table-cell office:value-type="float" office:value="-0.439908">
            <text:p>-0.439908</text:p>
          </table:table-cell>
          <table:table-cell table:formula="of:=[.B150]*[.$O$1]" office:value-type="float" office:value="0.014">
            <text:p>0.014</text:p>
          </table:table-cell>
          <table:table-cell table:formula="of:=[.C150]*[.$O$1]" office:value-type="float" office:value="-0.166">
            <text:p>-0.166</text:p>
          </table:table-cell>
          <table:table-cell table:formula="of:=[.L150]+[.H150]" office:value-type="float" office:value="-0.0455318">
            <text:p>-0.0455318</text:p>
          </table:table-cell>
          <table:table-cell table:formula="of:=[.M150]+[.I150]" office:value-type="float" office:value="-0.1244916">
            <text:p>-0.124491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-297">
            <text:p>-297</text:p>
          </table:table-cell>
          <table:table-cell office:value-type="float" office:value="506">
            <text:p>506</text:p>
          </table:table-cell>
          <table:table-cell office:value-type="float" office:value="10">
            <text:p>10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06324">
            <text:p>-0.06324</text:p>
          </table:table-cell>
          <table:table-cell office:value-type="float" office:value="0.0341184">
            <text:p>0.0341184</text:p>
          </table:table-cell>
          <table:table-cell office:value-type="float" office:value="0.11004">
            <text:p>0.11004</text:p>
          </table:table-cell>
          <table:table-cell office:value-type="float" office:value="-0.390518">
            <text:p>-0.390518</text:p>
          </table:table-cell>
          <table:table-cell table:formula="of:=[.B151]*[.$O$1]" office:value-type="float" office:value="0.0195">
            <text:p>0.0195</text:p>
          </table:table-cell>
          <table:table-cell table:formula="of:=[.C151]*[.$O$1]" office:value-type="float" office:value="-0.1485">
            <text:p>-0.1485</text:p>
          </table:table-cell>
          <table:table-cell table:formula="of:=[.L151]+[.H151]" office:value-type="float" office:value="-0.04374">
            <text:p>-0.04374</text:p>
          </table:table-cell>
          <table:table-cell table:formula="of:=[.M151]+[.I151]" office:value-type="float" office:value="-0.1143816">
            <text:p>-0.114381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-183">
            <text:p>-183</text:p>
          </table:table-cell>
          <table:table-cell office:value-type="float" office:value="508">
            <text:p>508</text:p>
          </table:table-cell>
          <table:table-cell office:value-type="float" office:value="119">
            <text:p>119</text:p>
          </table:table-cell>
          <table:table-cell table:number-columns-repeated="2" office:value-type="float" office:value="356">
            <text:p>356</text:p>
          </table:table-cell>
          <table:table-cell office:value-type="float" office:value="-0.0689338">
            <text:p>-0.0689338</text:p>
          </table:table-cell>
          <table:table-cell office:value-type="float" office:value="0.00683681">
            <text:p>0.00683681</text:p>
          </table:table-cell>
          <table:table-cell office:value-type="float" office:value="0.124134">
            <text:p>0.124134</text:p>
          </table:table-cell>
          <table:table-cell office:value-type="float" office:value="-0.226437">
            <text:p>-0.226437</text:p>
          </table:table-cell>
          <table:table-cell table:formula="of:=[.B152]*[.$O$1]" office:value-type="float" office:value="0.023">
            <text:p>0.023</text:p>
          </table:table-cell>
          <table:table-cell table:formula="of:=[.C152]*[.$O$1]" office:value-type="float" office:value="-0.0915">
            <text:p>-0.0915</text:p>
          </table:table-cell>
          <table:table-cell table:formula="of:=[.L152]+[.H152]" office:value-type="float" office:value="-0.0459338">
            <text:p>-0.0459338</text:p>
          </table:table-cell>
          <table:table-cell table:formula="of:=[.M152]+[.I152]" office:value-type="float" office:value="-0.08466319">
            <text:p>-0.0846631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-94">
            <text:p>-94</text:p>
          </table:table-cell>
          <table:table-cell office:value-type="float" office:value="475">
            <text:p>475</text:p>
          </table:table-cell>
          <table:table-cell office:value-type="float" office:value="202">
            <text:p>20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0626779">
            <text:p>-0.0626779</text:p>
          </table:table-cell>
          <table:table-cell office:value-type="float" office:value="-0.0161161">
            <text:p>-0.0161161</text:p>
          </table:table-cell>
          <table:table-cell office:value-type="float" office:value="0.0854779">
            <text:p>0.0854779</text:p>
          </table:table-cell>
          <table:table-cell office:value-type="float" office:value="-0.0966839">
            <text:p>-0.0966839</text:p>
          </table:table-cell>
          <table:table-cell table:formula="of:=[.B153]*[.$O$1]" office:value-type="float" office:value="0.0095">
            <text:p>0.0095</text:p>
          </table:table-cell>
          <table:table-cell table:formula="of:=[.C153]*[.$O$1]" office:value-type="float" office:value="-0.047">
            <text:p>-0.047</text:p>
          </table:table-cell>
          <table:table-cell table:formula="of:=[.L153]+[.H153]" office:value-type="float" office:value="-0.0531779">
            <text:p>-0.0531779</text:p>
          </table:table-cell>
          <table:table-cell table:formula="of:=[.M153]+[.I153]" office:value-type="float" office:value="-0.0631161">
            <text:p>-0.063116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-79">
            <text:p>-79</text:p>
          </table:table-cell>
          <table:table-cell office:value-type="float" office:value="449">
            <text:p>449</text:p>
          </table:table-cell>
          <table:table-cell office:value-type="float" office:value="206">
            <text:p>206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603904">
            <text:p>-0.0603904</text:p>
          </table:table-cell>
          <table:table-cell office:value-type="float" office:value="0.00527693">
            <text:p>0.00527693</text:p>
          </table:table-cell>
          <table:table-cell office:value-type="float" office:value="0.0651904">
            <text:p>0.0651904</text:p>
          </table:table-cell>
          <table:table-cell office:value-type="float" office:value="-0.100077">
            <text:p>-0.100077</text:p>
          </table:table-cell>
          <table:table-cell table:formula="of:=[.B154]*[.$O$1]" office:value-type="float" office:value="0.002">
            <text:p>0.002</text:p>
          </table:table-cell>
          <table:table-cell table:formula="of:=[.C154]*[.$O$1]" office:value-type="float" office:value="-0.0395">
            <text:p>-0.0395</text:p>
          </table:table-cell>
          <table:table-cell table:formula="of:=[.L154]+[.H154]" office:value-type="float" office:value="-0.0583904">
            <text:p>-0.0583904</text:p>
          </table:table-cell>
          <table:table-cell table:formula="of:=[.M154]+[.I154]" office:value-type="float" office:value="-0.03422307">
            <text:p>-0.0342230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-21">
            <text:p>-21</text:p>
          </table:table-cell>
          <table:table-cell office:value-type="float" office:value="474">
            <text:p>474</text:p>
          </table:table-cell>
          <table:table-cell office:value-type="float" office:value="273">
            <text:p>273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0823248">
            <text:p>-0.0823248</text:p>
          </table:table-cell>
          <table:table-cell office:value-type="float" office:value="-0.00760387">
            <text:p>-0.00760387</text:p>
          </table:table-cell>
          <table:table-cell office:value-type="float" office:value="0.106325">
            <text:p>0.106325</text:p>
          </table:table-cell>
          <table:table-cell office:value-type="float" office:value="-0.0175961">
            <text:p>-0.0175961</text:p>
          </table:table-cell>
          <table:table-cell table:formula="of:=[.B155]*[.$O$1]" office:value-type="float" office:value="0.01">
            <text:p>0.01</text:p>
          </table:table-cell>
          <table:table-cell table:formula="of:=[.C155]*[.$O$1]" office:value-type="float" office:value="-0.0105">
            <text:p>-0.0105</text:p>
          </table:table-cell>
          <table:table-cell table:formula="of:=[.L155]+[.H155]" office:value-type="float" office:value="-0.0723248">
            <text:p>-0.0723248</text:p>
          </table:table-cell>
          <table:table-cell table:formula="of:=[.M155]+[.I155]" office:value-type="float" office:value="-0.01810387">
            <text:p>-0.0181038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495">
            <text:p>495</text:p>
          </table:table-cell>
          <table:table-cell office:value-type="float" office:value="360">
            <text:p>360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114053">
            <text:p>-0.114053</text:p>
          </table:table-cell>
          <table:table-cell office:value-type="float" office:value="-0.0399878">
            <text:p>-0.0399878</text:p>
          </table:table-cell>
          <table:table-cell office:value-type="float" office:value="0.171653">
            <text:p>0.171653</text:p>
          </table:table-cell>
          <table:table-cell office:value-type="float" office:value="0.127588">
            <text:p>0.127588</text:p>
          </table:table-cell>
          <table:table-cell table:formula="of:=[.B156]*[.$O$1]" office:value-type="float" office:value="0.024">
            <text:p>0.024</text:p>
          </table:table-cell>
          <table:table-cell table:formula="of:=[.C156]*[.$O$1]" office:value-type="float" office:value="0.0365">
            <text:p>0.0365</text:p>
          </table:table-cell>
          <table:table-cell table:formula="of:=[.L156]+[.H156]" office:value-type="float" office:value="-0.090053">
            <text:p>-0.090053</text:p>
          </table:table-cell>
          <table:table-cell table:formula="of:=[.M156]+[.I156]" office:value-type="float" office:value="-0.0034878">
            <text:p>-0.003487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532">
            <text:p>532</text:p>
          </table:table-cell>
          <table:table-cell office:value-type="float" office:value="398">
            <text:p>398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13057">
            <text:p>-0.13057</text:p>
          </table:table-cell>
          <table:table-cell office:value-type="float" office:value="-0.0379109">
            <text:p>-0.0379109</text:p>
          </table:table-cell>
          <table:table-cell office:value-type="float" office:value="0.22177">
            <text:p>0.22177</text:p>
          </table:table-cell>
          <table:table-cell office:value-type="float" office:value="0.160311">
            <text:p>0.160311</text:p>
          </table:table-cell>
          <table:table-cell table:formula="of:=[.B157]*[.$O$1]" office:value-type="float" office:value="0.038">
            <text:p>0.038</text:p>
          </table:table-cell>
          <table:table-cell table:formula="of:=[.C157]*[.$O$1]" office:value-type="float" office:value="0.051">
            <text:p>0.051</text:p>
          </table:table-cell>
          <table:table-cell table:formula="of:=[.L157]+[.H157]" office:value-type="float" office:value="-0.09257">
            <text:p>-0.09257</text:p>
          </table:table-cell>
          <table:table-cell table:formula="of:=[.M157]+[.I157]" office:value-type="float" office:value="0.0130891">
            <text:p>0.013089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545">
            <text:p>545</text:p>
          </table:table-cell>
          <table:table-cell office:value-type="float" office:value="374">
            <text:p>374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14778">
            <text:p>-0.14778</text:p>
          </table:table-cell>
          <table:table-cell office:value-type="float" office:value="-0.00973097">
            <text:p>-0.00973097</text:p>
          </table:table-cell>
          <table:table-cell office:value-type="float" office:value="0.25698">
            <text:p>0.25698</text:p>
          </table:table-cell>
          <table:table-cell office:value-type="float" office:value="0.105731">
            <text:p>0.105731</text:p>
          </table:table-cell>
          <table:table-cell table:formula="of:=[.B158]*[.$O$1]" office:value-type="float" office:value="0.0455">
            <text:p>0.0455</text:p>
          </table:table-cell>
          <table:table-cell table:formula="of:=[.C158]*[.$O$1]" office:value-type="float" office:value="0.04">
            <text:p>0.04</text:p>
          </table:table-cell>
          <table:table-cell table:formula="of:=[.L158]+[.H158]" office:value-type="float" office:value="-0.10228">
            <text:p>-0.10228</text:p>
          </table:table-cell>
          <table:table-cell table:formula="of:=[.M158]+[.I158]" office:value-type="float" office:value="0.03026903">
            <text:p>0.03026903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546">
            <text:p>546</text:p>
          </table:table-cell>
          <table:table-cell office:value-type="float" office:value="362">
            <text:p>362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151881">
            <text:p>-0.151881</text:p>
          </table:table-cell>
          <table:table-cell office:value-type="float" office:value="0.0111402">
            <text:p>0.0111402</text:p>
          </table:table-cell>
          <table:table-cell office:value-type="float" office:value="0.257481">
            <text:p>0.257481</text:p>
          </table:table-cell>
          <table:table-cell office:value-type="float" office:value="0.0656598">
            <text:p>0.0656598</text:p>
          </table:table-cell>
          <table:table-cell table:formula="of:=[.B159]*[.$O$1]" office:value-type="float" office:value="0.044">
            <text:p>0.044</text:p>
          </table:table-cell>
          <table:table-cell table:formula="of:=[.C159]*[.$O$1]" office:value-type="float" office:value="0.032">
            <text:p>0.032</text:p>
          </table:table-cell>
          <table:table-cell table:formula="of:=[.L159]+[.H159]" office:value-type="float" office:value="-0.107881">
            <text:p>-0.107881</text:p>
          </table:table-cell>
          <table:table-cell table:formula="of:=[.M159]+[.I159]" office:value-type="float" office:value="0.0431402">
            <text:p>0.043140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507">
            <text:p>507</text:p>
          </table:table-cell>
          <table:table-cell office:value-type="float" office:value="368">
            <text:p>368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132546">
            <text:p>-0.132546</text:p>
          </table:table-cell>
          <table:table-cell office:value-type="float" office:value="0.0108588">
            <text:p>0.0108588</text:p>
          </table:table-cell>
          <table:table-cell office:value-type="float" office:value="0.197346">
            <text:p>0.197346</text:p>
          </table:table-cell>
          <table:table-cell office:value-type="float" office:value="0.0791412">
            <text:p>0.0791412</text:p>
          </table:table-cell>
          <table:table-cell table:formula="of:=[.B160]*[.$O$1]" office:value-type="float" office:value="0.027">
            <text:p>0.027</text:p>
          </table:table-cell>
          <table:table-cell table:formula="of:=[.C160]*[.$O$1]" office:value-type="float" office:value="0.0375">
            <text:p>0.0375</text:p>
          </table:table-cell>
          <table:table-cell table:formula="of:=[.L160]+[.H160]" office:value-type="float" office:value="-0.105546">
            <text:p>-0.105546</text:p>
          </table:table-cell>
          <table:table-cell table:formula="of:=[.M160]+[.I160]" office:value-type="float" office:value="0.0483588">
            <text:p>0.048358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office:value-type="float" office:value="461">
            <text:p>461</text:p>
          </table:table-cell>
          <table:table-cell office:value-type="float" office:value="417">
            <text:p>417</text:p>
          </table:table-cell>
          <table:table-cell table:number-columns-repeated="2" office:value-type="float" office:value="380">
            <text:p>380</text:p>
          </table:table-cell>
          <table:table-cell office:value-type="float" office:value="-0.109963">
            <text:p>-0.109963</text:p>
          </table:table-cell>
          <table:table-cell office:value-type="float" office:value="-0.00592073">
            <text:p>-0.00592073</text:p>
          </table:table-cell>
          <table:table-cell office:value-type="float" office:value="0.123163">
            <text:p>0.123163</text:p>
          </table:table-cell>
          <table:table-cell office:value-type="float" office:value="0.158321">
            <text:p>0.158321</text:p>
          </table:table-cell>
          <table:table-cell table:formula="of:=[.B161]*[.$O$1]" office:value-type="float" office:value="0.0055">
            <text:p>0.0055</text:p>
          </table:table-cell>
          <table:table-cell table:formula="of:=[.C161]*[.$O$1]" office:value-type="float" office:value="0.0635">
            <text:p>0.0635</text:p>
          </table:table-cell>
          <table:table-cell table:formula="of:=[.L161]+[.H161]" office:value-type="float" office:value="-0.104463">
            <text:p>-0.104463</text:p>
          </table:table-cell>
          <table:table-cell table:formula="of:=[.M161]+[.I161]" office:value-type="float" office:value="0.05757927">
            <text:p>0.0575792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138">
            <text:p>138</text:p>
          </table:table-cell>
          <table:table-cell office:value-type="float" office:value="446">
            <text:p>446</text:p>
          </table:table-cell>
          <table:table-cell office:value-type="float" office:value="427">
            <text:p>427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1039">
            <text:p>-0.1039</text:p>
          </table:table-cell>
          <table:table-cell office:value-type="float" office:value="0.0021572">
            <text:p>0.0021572</text:p>
          </table:table-cell>
          <table:table-cell office:value-type="float" office:value="0.1003">
            <text:p>0.1003</text:p>
          </table:table-cell>
          <table:table-cell office:value-type="float" office:value="0.163443">
            <text:p>0.163443</text:p>
          </table:table-cell>
          <table:table-cell table:formula="of:=[.B162]*[.$O$1]" office:value-type="float" office:value="-0.0015">
            <text:p>-0.0015</text:p>
          </table:table-cell>
          <table:table-cell table:formula="of:=[.C162]*[.$O$1]" office:value-type="float" office:value="0.069">
            <text:p>0.069</text:p>
          </table:table-cell>
          <table:table-cell table:formula="of:=[.L162]+[.H162]" office:value-type="float" office:value="-0.1054">
            <text:p>-0.1054</text:p>
          </table:table-cell>
          <table:table-cell table:formula="of:=[.M162]+[.I162]" office:value-type="float" office:value="0.0711572">
            <text:p>0.071157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455">
            <text:p>455</text:p>
          </table:table-cell>
          <table:table-cell office:value-type="float" office:value="388">
            <text:p>388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10732">
            <text:p>-0.10732</text:p>
          </table:table-cell>
          <table:table-cell office:value-type="float" office:value="0.023617">
            <text:p>0.023617</text:p>
          </table:table-cell>
          <table:table-cell office:value-type="float" office:value="0.11572">
            <text:p>0.11572</text:p>
          </table:table-cell>
          <table:table-cell office:value-type="float" office:value="0.096383">
            <text:p>0.096383</text:p>
          </table:table-cell>
          <table:table-cell table:formula="of:=[.B163]*[.$O$1]" office:value-type="float" office:value="0.0035">
            <text:p>0.0035</text:p>
          </table:table-cell>
          <table:table-cell table:formula="of:=[.C163]*[.$O$1]" office:value-type="float" office:value="0.05">
            <text:p>0.05</text:p>
          </table:table-cell>
          <table:table-cell table:formula="of:=[.L163]+[.H163]" office:value-type="float" office:value="-0.10382">
            <text:p>-0.10382</text:p>
          </table:table-cell>
          <table:table-cell table:formula="of:=[.M163]+[.I163]" office:value-type="float" office:value="0.073617">
            <text:p>0.073617</text:p>
          </table:table-cell>
          <table:table-cell table:number-columns-repeated="2"/>
        </table:table-row>
        <table:table-row table:style-name="ro2">
          <table:table-cell table:style-name="ce1" office:value-type="float" office:value="-977">
            <text:p>-977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465">
            <text:p>465</text:p>
          </table:table-cell>
          <table:table-cell table:number-columns-repeated="3" office:value-type="float" office:value="381">
            <text:p>381</text:p>
          </table:table-cell>
          <table:table-cell office:value-type="float" office:value="-0.113457">
            <text:p>-0.113457</text:p>
          </table:table-cell>
          <table:table-cell office:value-type="float" office:value="0.0407008">
            <text:p>0.0407008</text:p>
          </table:table-cell>
          <table:table-cell office:value-type="float" office:value="0.131457">
            <text:p>0.131457</text:p>
          </table:table-cell>
          <table:table-cell office:value-type="float" office:value="0.0684992">
            <text:p>0.0684992</text:p>
          </table:table-cell>
          <table:table-cell table:formula="of:=[.B164]*[.$O$1]" office:value-type="float" office:value="0.0075">
            <text:p>0.0075</text:p>
          </table:table-cell>
          <table:table-cell table:formula="of:=[.C164]*[.$O$1]" office:value-type="float" office:value="0.0455">
            <text:p>0.0455</text:p>
          </table:table-cell>
          <table:table-cell table:formula="of:=[.L164]+[.H164]" office:value-type="float" office:value="-0.105957">
            <text:p>-0.105957</text:p>
          </table:table-cell>
          <table:table-cell table:formula="of:=[.M164]+[.I164]" office:value-type="float" office:value="0.0862008">
            <text:p>0.086200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18">
            <text:p>118</text:p>
          </table:table-cell>
          <table:table-cell office:value-type="float" office:value="463">
            <text:p>463</text:p>
          </table:table-cell>
          <table:table-cell office:value-type="float" office:value="409">
            <text:p>409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109902">
            <text:p>-0.109902</text:p>
          </table:table-cell>
          <table:table-cell office:value-type="float" office:value="0.0264334">
            <text:p>0.0264334</text:p>
          </table:table-cell>
          <table:table-cell office:value-type="float" office:value="0.124302">
            <text:p>0.124302</text:p>
          </table:table-cell>
          <table:table-cell office:value-type="float" office:value="0.115167">
            <text:p>0.115167</text:p>
          </table:table-cell>
          <table:table-cell table:formula="of:=[.B165]*[.$O$1]" office:value-type="float" office:value="0.006">
            <text:p>0.006</text:p>
          </table:table-cell>
          <table:table-cell table:formula="of:=[.C165]*[.$O$1]" office:value-type="float" office:value="0.059">
            <text:p>0.059</text:p>
          </table:table-cell>
          <table:table-cell table:formula="of:=[.L165]+[.H165]" office:value-type="float" office:value="-0.103902">
            <text:p>-0.103902</text:p>
          </table:table-cell>
          <table:table-cell table:formula="of:=[.M165]+[.I165]" office:value-type="float" office:value="0.0854334">
            <text:p>0.085433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">
            <text:p>-2</text:p>
          </table:table-cell>
          <table:table-cell office:value-type="float" office:value="128">
            <text:p>128</text:p>
          </table:table-cell>
          <table:table-cell office:value-type="float" office:value="451">
            <text:p>451</text:p>
          </table:table-cell>
          <table:table-cell office:value-type="float" office:value="421">
            <text:p>421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0991054">
            <text:p>-0.0991054</text:p>
          </table:table-cell>
          <table:table-cell office:value-type="float" office:value="0.0250595">
            <text:p>0.0250595</text:p>
          </table:table-cell>
          <table:table-cell office:value-type="float" office:value="0.0967054">
            <text:p>0.0967054</text:p>
          </table:table-cell>
          <table:table-cell office:value-type="float" office:value="0.128541">
            <text:p>0.128541</text:p>
          </table:table-cell>
          <table:table-cell table:formula="of:=[.B166]*[.$O$1]" office:value-type="float" office:value="-0.001">
            <text:p>-0.001</text:p>
          </table:table-cell>
          <table:table-cell table:formula="of:=[.C166]*[.$O$1]" office:value-type="float" office:value="0.064">
            <text:p>0.064</text:p>
          </table:table-cell>
          <table:table-cell table:formula="of:=[.L166]+[.H166]" office:value-type="float" office:value="-0.1001054">
            <text:p>-0.1001054</text:p>
          </table:table-cell>
          <table:table-cell table:formula="of:=[.M166]+[.I166]" office:value-type="float" office:value="0.0890595">
            <text:p>0.089059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0">
            <text:p>-10</text:p>
          </table:table-cell>
          <table:table-cell office:value-type="float" office:value="108">
            <text:p>108</text:p>
          </table:table-cell>
          <table:table-cell office:value-type="float" office:value="447">
            <text:p>447</text:p>
          </table:table-cell>
          <table:table-cell office:value-type="float" office:value="405">
            <text:p>405</text:p>
          </table:table-cell>
          <table:table-cell table:number-columns-repeated="2" office:value-type="float" office:value="366">
            <text:p>366</text:p>
          </table:table-cell>
          <table:table-cell office:value-type="float" office:value="-0.0937404">
            <text:p>-0.0937404</text:p>
          </table:table-cell>
          <table:table-cell office:value-type="float" office:value="0.0393029">
            <text:p>0.0393029</text:p>
          </table:table-cell>
          <table:table-cell office:value-type="float" office:value="0.0817404">
            <text:p>0.0817404</text:p>
          </table:table-cell>
          <table:table-cell office:value-type="float" office:value="0.0902971">
            <text:p>0.0902971</text:p>
          </table:table-cell>
          <table:table-cell table:formula="of:=[.B167]*[.$O$1]" office:value-type="float" office:value="-0.005">
            <text:p>-0.005</text:p>
          </table:table-cell>
          <table:table-cell table:formula="of:=[.C167]*[.$O$1]" office:value-type="float" office:value="0.054">
            <text:p>0.054</text:p>
          </table:table-cell>
          <table:table-cell table:formula="of:=[.L167]+[.H167]" office:value-type="float" office:value="-0.0987404">
            <text:p>-0.0987404</text:p>
          </table:table-cell>
          <table:table-cell table:formula="of:=[.M167]+[.I167]" office:value-type="float" office:value="0.0933029">
            <text:p>0.093302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115">
            <text:p>115</text:p>
          </table:table-cell>
          <table:table-cell office:value-type="float" office:value="443">
            <text:p>44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970286">
            <text:p>-0.0970286</text:p>
          </table:table-cell>
          <table:table-cell office:value-type="float" office:value="0.0321996">
            <text:p>0.0321996</text:p>
          </table:table-cell>
          <table:table-cell office:value-type="float" office:value="0.0862286">
            <text:p>0.0862286</text:p>
          </table:table-cell>
          <table:table-cell office:value-type="float" office:value="0.1058">
            <text:p>0.1058</text:p>
          </table:table-cell>
          <table:table-cell table:formula="of:=[.B168]*[.$O$1]" office:value-type="float" office:value="-0.0045">
            <text:p>-0.0045</text:p>
          </table:table-cell>
          <table:table-cell table:formula="of:=[.C168]*[.$O$1]" office:value-type="float" office:value="0.0575">
            <text:p>0.0575</text:p>
          </table:table-cell>
          <table:table-cell table:formula="of:=[.L168]+[.H168]" office:value-type="float" office:value="-0.1015286">
            <text:p>-0.1015286</text:p>
          </table:table-cell>
          <table:table-cell table:formula="of:=[.M168]+[.I168]" office:value-type="float" office:value="0.0896996">
            <text:p>0.089699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129">
            <text:p>129</text:p>
          </table:table-cell>
          <table:table-cell office:value-type="float" office:value="449">
            <text:p>449</text:p>
          </table:table-cell>
          <table:table-cell office:value-type="float" office:value="421">
            <text:p>421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991555">
            <text:p>-0.0991555</text:p>
          </table:table-cell>
          <table:table-cell office:value-type="float" office:value="0.0272727">
            <text:p>0.0272727</text:p>
          </table:table-cell>
          <table:table-cell office:value-type="float" office:value="0.0955555">
            <text:p>0.0955555</text:p>
          </table:table-cell>
          <table:table-cell office:value-type="float" office:value="0.127527">
            <text:p>0.127527</text:p>
          </table:table-cell>
          <table:table-cell table:formula="of:=[.B169]*[.$O$1]" office:value-type="float" office:value="-0.0015">
            <text:p>-0.0015</text:p>
          </table:table-cell>
          <table:table-cell table:formula="of:=[.C169]*[.$O$1]" office:value-type="float" office:value="0.0645">
            <text:p>0.0645</text:p>
          </table:table-cell>
          <table:table-cell table:formula="of:=[.L169]+[.H169]" office:value-type="float" office:value="-0.1006555">
            <text:p>-0.1006555</text:p>
          </table:table-cell>
          <table:table-cell table:formula="of:=[.M169]+[.I169]" office:value-type="float" office:value="0.0917727">
            <text:p>0.091772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">
            <text:p>-2</text:p>
          </table:table-cell>
          <table:table-cell office:value-type="float" office:value="129">
            <text:p>129</text:p>
          </table:table-cell>
          <table:table-cell office:value-type="float" office:value="442">
            <text:p>442</text:p>
          </table:table-cell>
          <table:table-cell office:value-type="float" office:value="413">
            <text:p>413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0982232">
            <text:p>-0.0982232</text:p>
          </table:table-cell>
          <table:table-cell office:value-type="float" office:value="0.0315724">
            <text:p>0.0315724</text:p>
          </table:table-cell>
          <table:table-cell office:value-type="float" office:value="0.0958232">
            <text:p>0.0958232</text:p>
          </table:table-cell>
          <table:table-cell office:value-type="float" office:value="0.123228">
            <text:p>0.123228</text:p>
          </table:table-cell>
          <table:table-cell table:formula="of:=[.B170]*[.$O$1]" office:value-type="float" office:value="-0.001">
            <text:p>-0.001</text:p>
          </table:table-cell>
          <table:table-cell table:formula="of:=[.C170]*[.$O$1]" office:value-type="float" office:value="0.0645">
            <text:p>0.0645</text:p>
          </table:table-cell>
          <table:table-cell table:formula="of:=[.L170]+[.H170]" office:value-type="float" office:value="-0.0992232">
            <text:p>-0.0992232</text:p>
          </table:table-cell>
          <table:table-cell table:formula="of:=[.M170]+[.I170]" office:value-type="float" office:value="0.0960724">
            <text:p>0.096072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453">
            <text:p>453</text:p>
          </table:table-cell>
          <table:table-cell office:value-type="float" office:value="425">
            <text:p>42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101888">
            <text:p>-0.101888</text:p>
          </table:table-cell>
          <table:table-cell office:value-type="float" office:value="0.0313372">
            <text:p>0.0313372</text:p>
          </table:table-cell>
          <table:table-cell office:value-type="float" office:value="0.101888">
            <text:p>0.101888</text:p>
          </table:table-cell>
          <table:table-cell office:value-type="float" office:value="0.127063">
            <text:p>0.127063</text:p>
          </table:table-cell>
          <table:table-cell table:formula="of:=[.B171]*[.$O$1]" office:value-type="float" office:value="0">
            <text:p>0</text:p>
          </table:table-cell>
          <table:table-cell table:formula="of:=[.C171]*[.$O$1]" office:value-type="float" office:value="0.066">
            <text:p>0.066</text:p>
          </table:table-cell>
          <table:table-cell table:formula="of:=[.L171]+[.H171]" office:value-type="float" office:value="-0.101888">
            <text:p>-0.101888</text:p>
          </table:table-cell>
          <table:table-cell table:formula="of:=[.M171]+[.I171]" office:value-type="float" office:value="0.0973372">
            <text:p>0.097337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40">
            <text:p>140</text:p>
          </table:table-cell>
          <table:table-cell office:value-type="float" office:value="483">
            <text:p>483</text:p>
          </table:table-cell>
          <table:table-cell office:value-type="float" office:value="430">
            <text:p>430</text:p>
          </table:table-cell>
          <table:table-cell table:number-columns-repeated="2" office:value-type="float" office:value="380">
            <text:p>380</text:p>
          </table:table-cell>
          <table:table-cell office:value-type="float" office:value="-0.120065">
            <text:p>-0.120065</text:p>
          </table:table-cell>
          <table:table-cell office:value-type="float" office:value="0.0304328">
            <text:p>0.0304328</text:p>
          </table:table-cell>
          <table:table-cell office:value-type="float" office:value="0.159665">
            <text:p>0.159665</text:p>
          </table:table-cell>
          <table:table-cell office:value-type="float" office:value="0.137567">
            <text:p>0.137567</text:p>
          </table:table-cell>
          <table:table-cell table:formula="of:=[.B172]*[.$O$1]" office:value-type="float" office:value="0.0165">
            <text:p>0.0165</text:p>
          </table:table-cell>
          <table:table-cell table:formula="of:=[.C172]*[.$O$1]" office:value-type="float" office:value="0.07">
            <text:p>0.07</text:p>
          </table:table-cell>
          <table:table-cell table:formula="of:=[.L172]+[.H172]" office:value-type="float" office:value="-0.103565">
            <text:p>-0.103565</text:p>
          </table:table-cell>
          <table:table-cell table:formula="of:=[.M172]+[.I172]" office:value-type="float" office:value="0.1004328">
            <text:p>0.1004328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139">
            <text:p>139</text:p>
          </table:table-cell>
          <table:table-cell office:value-type="float" office:value="518">
            <text:p>518</text:p>
          </table:table-cell>
          <table:table-cell office:value-type="float" office:value="427">
            <text:p>427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145013">
            <text:p>-0.145013</text:p>
          </table:table-cell>
          <table:table-cell office:value-type="float" office:value="0.0378082">
            <text:p>0.0378082</text:p>
          </table:table-cell>
          <table:table-cell office:value-type="float" office:value="0.229013">
            <text:p>0.229013</text:p>
          </table:table-cell>
          <table:table-cell office:value-type="float" office:value="0.128992">
            <text:p>0.128992</text:p>
          </table:table-cell>
          <table:table-cell table:formula="of:=[.B173]*[.$O$1]" office:value-type="float" office:value="0.035">
            <text:p>0.035</text:p>
          </table:table-cell>
          <table:table-cell table:formula="of:=[.C173]*[.$O$1]" office:value-type="float" office:value="0.0695">
            <text:p>0.0695</text:p>
          </table:table-cell>
          <table:table-cell table:formula="of:=[.L173]+[.H173]" office:value-type="float" office:value="-0.110013">
            <text:p>-0.110013</text:p>
          </table:table-cell>
          <table:table-cell table:formula="of:=[.M173]+[.I173]" office:value-type="float" office:value="0.1073082">
            <text:p>0.1073082</text:p>
          </table:table-cell>
          <table:table-cell table:number-columns-repeated="2"/>
        </table:table-row>
        <table:table-row table:style-name="ro2">
          <table:table-cell table:style-name="ce1" office:value-type="float" office:value="-975">
            <text:p>-975</text:p>
          </table:table-cell>
          <table:table-cell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571">
            <text:p>571</text:p>
          </table:table-cell>
          <table:table-cell office:value-type="float" office:value="428">
            <text:p>428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178214">
            <text:p>-0.178214</text:p>
          </table:table-cell>
          <table:table-cell office:value-type="float" office:value="0.0444753">
            <text:p>0.0444753</text:p>
          </table:table-cell>
          <table:table-cell office:value-type="float" office:value="0.321014">
            <text:p>0.321014</text:p>
          </table:table-cell>
          <table:table-cell office:value-type="float" office:value="0.118725">
            <text:p>0.118725</text:p>
          </table:table-cell>
          <table:table-cell table:formula="of:=[.B174]*[.$O$1]" office:value-type="float" office:value="0.0595">
            <text:p>0.0595</text:p>
          </table:table-cell>
          <table:table-cell table:formula="of:=[.C174]*[.$O$1]" office:value-type="float" office:value="0.068">
            <text:p>0.068</text:p>
          </table:table-cell>
          <table:table-cell table:formula="of:=[.L174]+[.H174]" office:value-type="float" office:value="-0.118714">
            <text:p>-0.118714</text:p>
          </table:table-cell>
          <table:table-cell table:formula="of:=[.M174]+[.I174]" office:value-type="float" office:value="0.1124753">
            <text:p>0.112475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70">
            <text:p>170</text:p>
          </table:table-cell>
          <table:table-cell office:value-type="float" office:value="144">
            <text:p>144</text:p>
          </table:table-cell>
          <table:table-cell office:value-type="float" office:value="615">
            <text:p>615</text:p>
          </table:table-cell>
          <table:table-cell office:value-type="float" office:value="429">
            <text:p>429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210975">
            <text:p>-0.210975</text:p>
          </table:table-cell>
          <table:table-cell office:value-type="float" office:value="0.0455019">
            <text:p>0.0455019</text:p>
          </table:table-cell>
          <table:table-cell office:value-type="float" office:value="0.414975">
            <text:p>0.414975</text:p>
          </table:table-cell>
          <table:table-cell office:value-type="float" office:value="0.127298">
            <text:p>0.127298</text:p>
          </table:table-cell>
          <table:table-cell table:formula="of:=[.B175]*[.$O$1]" office:value-type="float" office:value="0.085">
            <text:p>0.085</text:p>
          </table:table-cell>
          <table:table-cell table:formula="of:=[.C175]*[.$O$1]" office:value-type="float" office:value="0.072">
            <text:p>0.072</text:p>
          </table:table-cell>
          <table:table-cell table:formula="of:=[.L175]+[.H175]" office:value-type="float" office:value="-0.125975">
            <text:p>-0.125975</text:p>
          </table:table-cell>
          <table:table-cell table:formula="of:=[.M175]+[.I175]" office:value-type="float" office:value="0.1175019">
            <text:p>0.117501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11">
            <text:p>211</text:p>
          </table:table-cell>
          <table:table-cell office:value-type="float" office:value="156">
            <text:p>156</text:p>
          </table:table-cell>
          <table:table-cell office:value-type="float" office:value="657">
            <text:p>657</text:p>
          </table:table-cell>
          <table:table-cell office:value-type="float" office:value="442">
            <text:p>442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229377">
            <text:p>-0.229377</text:p>
          </table:table-cell>
          <table:table-cell office:value-type="float" office:value="0.0425426">
            <text:p>0.0425426</text:p>
          </table:table-cell>
          <table:table-cell office:value-type="float" office:value="0.482577">
            <text:p>0.482577</text:p>
          </table:table-cell>
          <table:table-cell office:value-type="float" office:value="0.144657">
            <text:p>0.144657</text:p>
          </table:table-cell>
          <table:table-cell table:formula="of:=[.B176]*[.$O$1]" office:value-type="float" office:value="0.1055">
            <text:p>0.1055</text:p>
          </table:table-cell>
          <table:table-cell table:formula="of:=[.C176]*[.$O$1]" office:value-type="float" office:value="0.078">
            <text:p>0.078</text:p>
          </table:table-cell>
          <table:table-cell table:formula="of:=[.L176]+[.H176]" office:value-type="float" office:value="-0.123877">
            <text:p>-0.123877</text:p>
          </table:table-cell>
          <table:table-cell table:formula="of:=[.M176]+[.I176]" office:value-type="float" office:value="0.1205426">
            <text:p>0.120542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37">
            <text:p>237</text:p>
          </table:table-cell>
          <table:table-cell office:value-type="float" office:value="156">
            <text:p>156</text:p>
          </table:table-cell>
          <table:table-cell office:value-type="float" office:value="697">
            <text:p>697</text:p>
          </table:table-cell>
          <table:table-cell office:value-type="float" office:value="456">
            <text:p>456</text:p>
          </table:table-cell>
          <table:table-cell table:number-columns-repeated="2" office:value-type="float" office:value="361">
            <text:p>361</text:p>
          </table:table-cell>
          <table:table-cell office:value-type="float" office:value="-0.247332">
            <text:p>-0.247332</text:p>
          </table:table-cell>
          <table:table-cell office:value-type="float" office:value="0.0410415">
            <text:p>0.0410415</text:p>
          </table:table-cell>
          <table:table-cell office:value-type="float" office:value="0.531732">
            <text:p>0.531732</text:p>
          </table:table-cell>
          <table:table-cell office:value-type="float" office:value="0.146159">
            <text:p>0.146159</text:p>
          </table:table-cell>
          <table:table-cell table:formula="of:=[.B177]*[.$O$1]" office:value-type="float" office:value="0.1185">
            <text:p>0.1185</text:p>
          </table:table-cell>
          <table:table-cell table:formula="of:=[.C177]*[.$O$1]" office:value-type="float" office:value="0.078">
            <text:p>0.078</text:p>
          </table:table-cell>
          <table:table-cell table:formula="of:=[.L177]+[.H177]" office:value-type="float" office:value="-0.128832">
            <text:p>-0.128832</text:p>
          </table:table-cell>
          <table:table-cell table:formula="of:=[.M177]+[.I177]" office:value-type="float" office:value="0.1190415">
            <text:p>0.119041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167">
            <text:p>167</text:p>
          </table:table-cell>
          <table:table-cell office:value-type="float" office:value="702">
            <text:p>70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26003">
            <text:p>-0.26003</text:p>
          </table:table-cell>
          <table:table-cell office:value-type="float" office:value="0.040608">
            <text:p>0.040608</text:p>
          </table:table-cell>
          <table:table-cell office:value-type="float" office:value="0.56603">
            <text:p>0.56603</text:p>
          </table:table-cell>
          <table:table-cell office:value-type="float" office:value="0.159792">
            <text:p>0.159792</text:p>
          </table:table-cell>
          <table:table-cell table:formula="of:=[.B178]*[.$O$1]" office:value-type="float" office:value="0.1275">
            <text:p>0.1275</text:p>
          </table:table-cell>
          <table:table-cell table:formula="of:=[.C178]*[.$O$1]" office:value-type="float" office:value="0.0835">
            <text:p>0.0835</text:p>
          </table:table-cell>
          <table:table-cell table:formula="of:=[.L178]+[.H178]" office:value-type="float" office:value="-0.13253">
            <text:p>-0.13253</text:p>
          </table:table-cell>
          <table:table-cell table:formula="of:=[.M178]+[.I178]" office:value-type="float" office:value="0.124108">
            <text:p>0.12410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76">
            <text:p>276</text:p>
          </table:table-cell>
          <table:table-cell office:value-type="float" office:value="185">
            <text:p>185</text:p>
          </table:table-cell>
          <table:table-cell office:value-type="float" office:value="723">
            <text:p>723</text:p>
          </table:table-cell>
          <table:table-cell office:value-type="float" office:value="472">
            <text:p>472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27363">
            <text:p>-0.27363</text:p>
          </table:table-cell>
          <table:table-cell office:value-type="float" office:value="0.0316245">
            <text:p>0.0316245</text:p>
          </table:table-cell>
          <table:table-cell office:value-type="float" office:value="0.60483">
            <text:p>0.60483</text:p>
          </table:table-cell>
          <table:table-cell office:value-type="float" office:value="0.190375">
            <text:p>0.190375</text:p>
          </table:table-cell>
          <table:table-cell table:formula="of:=[.B179]*[.$O$1]" office:value-type="float" office:value="0.138">
            <text:p>0.138</text:p>
          </table:table-cell>
          <table:table-cell table:formula="of:=[.C179]*[.$O$1]" office:value-type="float" office:value="0.0925">
            <text:p>0.0925</text:p>
          </table:table-cell>
          <table:table-cell table:formula="of:=[.L179]+[.H179]" office:value-type="float" office:value="-0.13563">
            <text:p>-0.13563</text:p>
          </table:table-cell>
          <table:table-cell table:formula="of:=[.M179]+[.I179]" office:value-type="float" office:value="0.1241245">
            <text:p>0.124124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07">
            <text:p>307</text:p>
          </table:table-cell>
          <table:table-cell office:value-type="float" office:value="184">
            <text:p>184</text:p>
          </table:table-cell>
          <table:table-cell office:value-type="float" office:value="756">
            <text:p>756</text:p>
          </table:table-cell>
          <table:table-cell office:value-type="float" office:value="473">
            <text:p>473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294078">
            <text:p>-0.294078</text:p>
          </table:table-cell>
          <table:table-cell office:value-type="float" office:value="0.0357378">
            <text:p>0.0357378</text:p>
          </table:table-cell>
          <table:table-cell office:value-type="float" office:value="0.662478">
            <text:p>0.662478</text:p>
          </table:table-cell>
          <table:table-cell office:value-type="float" office:value="0.185062">
            <text:p>0.185062</text:p>
          </table:table-cell>
          <table:table-cell table:formula="of:=[.B180]*[.$O$1]" office:value-type="float" office:value="0.1535">
            <text:p>0.1535</text:p>
          </table:table-cell>
          <table:table-cell table:formula="of:=[.C180]*[.$O$1]" office:value-type="float" office:value="0.092">
            <text:p>0.092</text:p>
          </table:table-cell>
          <table:table-cell table:formula="of:=[.L180]+[.H180]" office:value-type="float" office:value="-0.140578">
            <text:p>-0.140578</text:p>
          </table:table-cell>
          <table:table-cell table:formula="of:=[.M180]+[.I180]" office:value-type="float" office:value="0.1277378">
            <text:p>0.127737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43">
            <text:p>343</text:p>
          </table:table-cell>
          <table:table-cell office:value-type="float" office:value="172">
            <text:p>172</text:p>
          </table:table-cell>
          <table:table-cell office:value-type="float" office:value="790">
            <text:p>790</text:p>
          </table:table-cell>
          <table:table-cell office:value-type="float" office:value="459">
            <text:p>459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308422">
            <text:p>-0.308422</text:p>
          </table:table-cell>
          <table:table-cell office:value-type="float" office:value="0.0448965">
            <text:p>0.0448965</text:p>
          </table:table-cell>
          <table:table-cell office:value-type="float" office:value="0.720022">
            <text:p>0.720022</text:p>
          </table:table-cell>
          <table:table-cell office:value-type="float" office:value="0.161504">
            <text:p>0.161504</text:p>
          </table:table-cell>
          <table:table-cell table:formula="of:=[.B181]*[.$O$1]" office:value-type="float" office:value="0.1715">
            <text:p>0.1715</text:p>
          </table:table-cell>
          <table:table-cell table:formula="of:=[.C181]*[.$O$1]" office:value-type="float" office:value="0.086">
            <text:p>0.086</text:p>
          </table:table-cell>
          <table:table-cell table:formula="of:=[.L181]+[.H181]" office:value-type="float" office:value="-0.136922">
            <text:p>-0.136922</text:p>
          </table:table-cell>
          <table:table-cell table:formula="of:=[.M181]+[.I181]" office:value-type="float" office:value="0.1308965">
            <text:p>0.130896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75">
            <text:p>375</text:p>
          </table:table-cell>
          <table:table-cell office:value-type="float" office:value="160">
            <text:p>160</text:p>
          </table:table-cell>
          <table:table-cell office:value-type="float" office:value="823">
            <text:p>823</text:p>
          </table:table-cell>
          <table:table-cell office:value-type="float" office:value="448">
            <text:p>448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326295">
            <text:p>-0.326295</text:p>
          </table:table-cell>
          <table:table-cell office:value-type="float" office:value="0.0539281">
            <text:p>0.0539281</text:p>
          </table:table-cell>
          <table:table-cell office:value-type="float" office:value="0.776295">
            <text:p>0.776295</text:p>
          </table:table-cell>
          <table:table-cell office:value-type="float" office:value="0.138072">
            <text:p>0.138072</text:p>
          </table:table-cell>
          <table:table-cell table:formula="of:=[.B182]*[.$O$1]" office:value-type="float" office:value="0.1875">
            <text:p>0.1875</text:p>
          </table:table-cell>
          <table:table-cell table:formula="of:=[.C182]*[.$O$1]" office:value-type="float" office:value="0.08">
            <text:p>0.08</text:p>
          </table:table-cell>
          <table:table-cell table:formula="of:=[.L182]+[.H182]" office:value-type="float" office:value="-0.138795">
            <text:p>-0.138795</text:p>
          </table:table-cell>
          <table:table-cell table:formula="of:=[.M182]+[.I182]" office:value-type="float" office:value="0.1339281">
            <text:p>0.133928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99">
            <text:p>399</text:p>
          </table:table-cell>
          <table:table-cell office:value-type="float" office:value="160">
            <text:p>160</text:p>
          </table:table-cell>
          <table:table-cell office:value-type="float" office:value="839">
            <text:p>839</text:p>
          </table:table-cell>
          <table:table-cell office:value-type="float" office:value="440">
            <text:p>440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34071">
            <text:p>-0.34071</text:p>
          </table:table-cell>
          <table:table-cell office:value-type="float" office:value="0.0572994">
            <text:p>0.0572994</text:p>
          </table:table-cell>
          <table:table-cell office:value-type="float" office:value="0.81951">
            <text:p>0.81951</text:p>
          </table:table-cell>
          <table:table-cell office:value-type="float" office:value="0.134701">
            <text:p>0.134701</text:p>
          </table:table-cell>
          <table:table-cell table:formula="of:=[.B183]*[.$O$1]" office:value-type="float" office:value="0.1995">
            <text:p>0.1995</text:p>
          </table:table-cell>
          <table:table-cell table:formula="of:=[.C183]*[.$O$1]" office:value-type="float" office:value="0.08">
            <text:p>0.08</text:p>
          </table:table-cell>
          <table:table-cell table:formula="of:=[.L183]+[.H183]" office:value-type="float" office:value="-0.14121">
            <text:p>-0.14121</text:p>
          </table:table-cell>
          <table:table-cell table:formula="of:=[.M183]+[.I183]" office:value-type="float" office:value="0.1372994">
            <text:p>0.1372994</text:p>
          </table:table-cell>
          <table:table-cell table:number-columns-repeated="2"/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423">
            <text:p>423</text:p>
          </table:table-cell>
          <table:table-cell office:value-type="float" office:value="154">
            <text:p>154</text:p>
          </table:table-cell>
          <table:table-cell office:value-type="float" office:value="887">
            <text:p>887</text:p>
          </table:table-cell>
          <table:table-cell office:value-type="float" office:value="458">
            <text:p>458</text:p>
          </table:table-cell>
          <table:table-cell table:number-columns-repeated="2" office:value-type="float" office:value="352">
            <text:p>352</text:p>
          </table:table-cell>
          <table:table-cell office:value-type="float" office:value="-0.354241">
            <text:p>-0.354241</text:p>
          </table:table-cell>
          <table:table-cell office:value-type="float" office:value="0.0614715">
            <text:p>0.0614715</text:p>
          </table:table-cell>
          <table:table-cell office:value-type="float" office:value="0.861841">
            <text:p>0.861841</text:p>
          </table:table-cell>
          <table:table-cell office:value-type="float" office:value="0.123328">
            <text:p>0.123328</text:p>
          </table:table-cell>
          <table:table-cell table:formula="of:=[.B184]*[.$O$1]" office:value-type="float" office:value="0.2115">
            <text:p>0.2115</text:p>
          </table:table-cell>
          <table:table-cell table:formula="of:=[.C184]*[.$O$1]" office:value-type="float" office:value="0.077">
            <text:p>0.077</text:p>
          </table:table-cell>
          <table:table-cell table:formula="of:=[.L184]+[.H184]" office:value-type="float" office:value="-0.142741">
            <text:p>-0.142741</text:p>
          </table:table-cell>
          <table:table-cell table:formula="of:=[.M184]+[.I184]" office:value-type="float" office:value="0.1384715">
            <text:p>0.138471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54">
            <text:p>454</text:p>
          </table:table-cell>
          <table:table-cell office:value-type="float" office:value="156">
            <text:p>156</text:p>
          </table:table-cell>
          <table:table-cell office:value-type="float" office:value="915">
            <text:p>915</text:p>
          </table:table-cell>
          <table:table-cell office:value-type="float" office:value="457">
            <text:p>457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371075">
            <text:p>-0.371075</text:p>
          </table:table-cell>
          <table:table-cell office:value-type="float" office:value="0.0618124">
            <text:p>0.0618124</text:p>
          </table:table-cell>
          <table:table-cell office:value-type="float" office:value="0.915876">
            <text:p>0.915876</text:p>
          </table:table-cell>
          <table:table-cell office:value-type="float" office:value="0.125388">
            <text:p>0.125388</text:p>
          </table:table-cell>
          <table:table-cell table:formula="of:=[.B185]*[.$O$1]" office:value-type="float" office:value="0.227">
            <text:p>0.227</text:p>
          </table:table-cell>
          <table:table-cell table:formula="of:=[.C185]*[.$O$1]" office:value-type="float" office:value="0.078">
            <text:p>0.078</text:p>
          </table:table-cell>
          <table:table-cell table:formula="of:=[.L185]+[.H185]" office:value-type="float" office:value="-0.144075">
            <text:p>-0.144075</text:p>
          </table:table-cell>
          <table:table-cell table:formula="of:=[.M185]+[.I185]" office:value-type="float" office:value="0.1398124">
            <text:p>0.139812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548">
            <text:p>548</text:p>
          </table:table-cell>
          <table:table-cell office:value-type="float" office:value="393">
            <text:p>393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38657">
            <text:p>-0.38657</text:p>
          </table:table-cell>
          <table:table-cell office:value-type="float" office:value="0.0562648">
            <text:p>0.0562648</text:p>
          </table:table-cell>
          <table:table-cell office:value-type="float" office:value="0.44777">
            <text:p>0.44777</text:p>
          </table:table-cell>
          <table:table-cell office:value-type="float" office:value="0.0109352">
            <text:p>0.0109352</text:p>
          </table:table-cell>
          <table:table-cell table:formula="of:=[.B186]*[.$O$1]" office:value-type="float" office:value="0.0255">
            <text:p>0.0255</text:p>
          </table:table-cell>
          <table:table-cell table:formula="of:=[.C186]*[.$O$1]" office:value-type="float" office:value="0.028">
            <text:p>0.028</text:p>
          </table:table-cell>
          <table:table-cell table:formula="of:=[.L186]+[.H186]" office:value-type="float" office:value="-0.36107">
            <text:p>-0.36107</text:p>
          </table:table-cell>
          <table:table-cell table:formula="of:=[.M186]+[.I186]" office:value-type="float" office:value="0.0842648">
            <text:p>0.0842648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560">
            <text:p>560</text:p>
          </table:table-cell>
          <table:table-cell office:value-type="float" office:value="405">
            <text:p>405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393077">
            <text:p>-0.393077</text:p>
          </table:table-cell>
          <table:table-cell office:value-type="float" office:value="0.0509122">
            <text:p>0.0509122</text:p>
          </table:table-cell>
          <table:table-cell office:value-type="float" office:value="0.468677">
            <text:p>0.468677</text:p>
          </table:table-cell>
          <table:table-cell office:value-type="float" office:value="0.0306878">
            <text:p>0.0306878</text:p>
          </table:table-cell>
          <table:table-cell table:formula="of:=[.B187]*[.$O$1]" office:value-type="float" office:value="0.0315">
            <text:p>0.0315</text:p>
          </table:table-cell>
          <table:table-cell table:formula="of:=[.C187]*[.$O$1]" office:value-type="float" office:value="0.034">
            <text:p>0.034</text:p>
          </table:table-cell>
          <table:table-cell table:formula="of:=[.L187]+[.H187]" office:value-type="float" office:value="-0.361577">
            <text:p>-0.361577</text:p>
          </table:table-cell>
          <table:table-cell table:formula="of:=[.M187]+[.I187]" office:value-type="float" office:value="0.0849122">
            <text:p>0.0849122</text:p>
          </table:table-cell>
          <table:table-cell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513">
            <text:p>513</text:p>
          </table:table-cell>
          <table:table-cell office:value-type="float" office:value="189">
            <text:p>189</text:p>
          </table:table-cell>
          <table:table-cell office:value-type="float" office:value="1059">
            <text:p>1059</text:p>
          </table:table-cell>
          <table:table-cell office:value-type="float" office:value="575">
            <text:p>575</text:p>
          </table:table-cell>
          <table:table-cell table:number-columns-repeated="2" office:value-type="float" office:value="189">
            <text:p>189</text:p>
          </table:table-cell>
          <table:table-cell office:value-type="float" office:value="-0.410569">
            <text:p>-0.410569</text:p>
          </table:table-cell>
          <table:table-cell office:value-type="float" office:value="0.0507778">
            <text:p>0.0507778</text:p>
          </table:table-cell>
          <table:table-cell office:value-type="float" office:value="1.02617">
            <text:p>1.02617</text:p>
          </table:table-cell>
          <table:table-cell office:value-type="float" office:value="0.176022">
            <text:p>0.176022</text:p>
          </table:table-cell>
          <table:table-cell table:formula="of:=[.B188]*[.$O$1]" office:value-type="float" office:value="0.2565">
            <text:p>0.2565</text:p>
          </table:table-cell>
          <table:table-cell table:formula="of:=[.C188]*[.$O$1]" office:value-type="float" office:value="0.0945">
            <text:p>0.0945</text:p>
          </table:table-cell>
          <table:table-cell table:formula="of:=[.L188]+[.H188]" office:value-type="float" office:value="-0.154069">
            <text:p>-0.154069</text:p>
          </table:table-cell>
          <table:table-cell table:formula="of:=[.M188]+[.I188]" office:value-type="float" office:value="0.1452778">
            <text:p>0.1452778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529">
            <text:p>529</text:p>
          </table:table-cell>
          <table:table-cell office:value-type="float" office:value="187">
            <text:p>187</text:p>
          </table:table-cell>
          <table:table-cell office:value-type="float" office:value="1081">
            <text:p>1081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76">
            <text:p>176</text:p>
          </table:table-cell>
          <table:table-cell office:value-type="float" office:value="-0.422737">
            <text:p>-0.422737</text:p>
          </table:table-cell>
          <table:table-cell office:value-type="float" office:value="0.0483789">
            <text:p>0.0483789</text:p>
          </table:table-cell>
          <table:table-cell office:value-type="float" office:value="1.05754">
            <text:p>1.05754</text:p>
          </table:table-cell>
          <table:table-cell office:value-type="float" office:value="0.176021">
            <text:p>0.176021</text:p>
          </table:table-cell>
          <table:table-cell table:formula="of:=[.B189]*[.$O$1]" office:value-type="float" office:value="0.2645">
            <text:p>0.2645</text:p>
          </table:table-cell>
          <table:table-cell table:formula="of:=[.C189]*[.$O$1]" office:value-type="float" office:value="0.0935">
            <text:p>0.0935</text:p>
          </table:table-cell>
          <table:table-cell table:formula="of:=[.L189]+[.H189]" office:value-type="float" office:value="-0.158237">
            <text:p>-0.158237</text:p>
          </table:table-cell>
          <table:table-cell table:formula="of:=[.M189]+[.I189]" office:value-type="float" office:value="0.1418789">
            <text:p>0.1418789</text:p>
          </table:table-cell>
          <table:table-cell table:number-columns-repeated="2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546">
            <text:p>546</text:p>
          </table:table-cell>
          <table:table-cell office:value-type="float" office:value="195">
            <text:p>195</text:p>
          </table:table-cell>
          <table:table-cell office:value-type="float" office:value="1102">
            <text:p>1102</text:p>
          </table:table-cell>
          <table:table-cell office:value-type="float" office:value="591">
            <text:p>591</text:p>
          </table:table-cell>
          <table:table-cell table:number-columns-repeated="2" office:value-type="float" office:value="168">
            <text:p>168</text:p>
          </table:table-cell>
          <table:table-cell office:value-type="float" office:value="-0.436305">
            <text:p>-0.436305</text:p>
          </table:table-cell>
          <table:table-cell office:value-type="float" office:value="0.04534">
            <text:p>0.04534</text:p>
          </table:table-cell>
          <table:table-cell office:value-type="float" office:value="1.0915">
            <text:p>1.0915</text:p>
          </table:table-cell>
          <table:table-cell office:value-type="float" office:value="0.18866">
            <text:p>0.18866</text:p>
          </table:table-cell>
          <table:table-cell table:formula="of:=[.B190]*[.$O$1]" office:value-type="float" office:value="0.273">
            <text:p>0.273</text:p>
          </table:table-cell>
          <table:table-cell table:formula="of:=[.C190]*[.$O$1]" office:value-type="float" office:value="0.0975">
            <text:p>0.0975</text:p>
          </table:table-cell>
          <table:table-cell table:formula="of:=[.L190]+[.H190]" office:value-type="float" office:value="-0.163305">
            <text:p>-0.163305</text:p>
          </table:table-cell>
          <table:table-cell table:formula="of:=[.M190]+[.I190]" office:value-type="float" office:value="0.14284">
            <text:p>0.14284</text:p>
          </table:table-cell>
          <table:table-cell table:number-columns-repeated="2"/>
        </table:table-row>
        <table:table-row table:style-name="ro2">
          <table:table-cell table:style-name="ce1" office:value-type="float" office:value="-703">
            <text:p>-703</text:p>
          </table:table-cell>
          <table:table-cell office:value-type="float" office:value="569">
            <text:p>569</text:p>
          </table:table-cell>
          <table:table-cell office:value-type="float" office:value="204">
            <text:p>204</text:p>
          </table:table-cell>
          <table:table-cell office:value-type="float" office:value="1158">
            <text:p>1158</text:p>
          </table:table-cell>
          <table:table-cell office:value-type="float" office:value="633">
            <text:p>633</text:p>
          </table:table-cell>
          <table:table-cell table:number-columns-repeated="2" office:value-type="float" office:value="102">
            <text:p>102</text:p>
          </table:table-cell>
          <table:table-cell office:value-type="float" office:value="-0.442513">
            <text:p>-0.442513</text:p>
          </table:table-cell>
          <table:table-cell office:value-type="float" office:value="0.045564">
            <text:p>0.045564</text:p>
          </table:table-cell>
          <table:table-cell office:value-type="float" office:value="1.12531">
            <text:p>1.12531</text:p>
          </table:table-cell>
          <table:table-cell office:value-type="float" office:value="0.199236">
            <text:p>0.199236</text:p>
          </table:table-cell>
          <table:table-cell table:formula="of:=[.B191]*[.$O$1]" office:value-type="float" office:value="0.2845">
            <text:p>0.2845</text:p>
          </table:table-cell>
          <table:table-cell table:formula="of:=[.C191]*[.$O$1]" office:value-type="float" office:value="0.102">
            <text:p>0.102</text:p>
          </table:table-cell>
          <table:table-cell table:formula="of:=[.L191]+[.H191]" office:value-type="float" office:value="-0.158013">
            <text:p>-0.158013</text:p>
          </table:table-cell>
          <table:table-cell table:formula="of:=[.M191]+[.I191]" office:value-type="float" office:value="0.147564">
            <text:p>0.147564</text:p>
          </table:table-cell>
          <table:table-cell table:number-columns-repeated="2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585">
            <text:p>585</text:p>
          </table:table-cell>
          <table:table-cell office:value-type="float" office:value="204">
            <text:p>204</text:p>
          </table:table-cell>
          <table:table-cell office:value-type="float" office:value="1182">
            <text:p>1182</text:p>
          </table:table-cell>
          <table:table-cell office:value-type="float" office:value="641">
            <text:p>641</text:p>
          </table:table-cell>
          <table:table-cell table:number-columns-repeated="2" office:value-type="float" office:value="86">
            <text:p>86</text:p>
          </table:table-cell>
          <table:table-cell office:value-type="float" office:value="-0.454878">
            <text:p>-0.454878</text:p>
          </table:table-cell>
          <table:table-cell office:value-type="float" office:value="0.0441965">
            <text:p>0.0441965</text:p>
          </table:table-cell>
          <table:table-cell office:value-type="float" office:value="1.15688">
            <text:p>1.15688</text:p>
          </table:table-cell>
          <table:table-cell office:value-type="float" office:value="0.200604">
            <text:p>0.200604</text:p>
          </table:table-cell>
          <table:table-cell table:formula="of:=[.B192]*[.$O$1]" office:value-type="float" office:value="0.2925">
            <text:p>0.2925</text:p>
          </table:table-cell>
          <table:table-cell table:formula="of:=[.C192]*[.$O$1]" office:value-type="float" office:value="0.102">
            <text:p>0.102</text:p>
          </table:table-cell>
          <table:table-cell table:formula="of:=[.L192]+[.H192]" office:value-type="float" office:value="-0.162378">
            <text:p>-0.162378</text:p>
          </table:table-cell>
          <table:table-cell table:formula="of:=[.M192]+[.I192]" office:value-type="float" office:value="0.1461965">
            <text:p>0.1461965</text:p>
          </table:table-cell>
          <table:table-cell table:number-columns-repeated="2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588">
            <text:p>588</text:p>
          </table:table-cell>
          <table:table-cell office:value-type="float" office:value="203">
            <text:p>203</text:p>
          </table:table-cell>
          <table:table-cell office:value-type="float" office:value="1186">
            <text:p>1186</text:p>
          </table:table-cell>
          <table:table-cell office:value-type="float" office:value="641">
            <text:p>641</text:p>
          </table:table-cell>
          <table:table-cell table:number-columns-repeated="2" office:value-type="float" office:value="84">
            <text:p>84</text:p>
          </table:table-cell>
          <table:table-cell office:value-type="float" office:value="-0.450742">
            <text:p>-0.450742</text:p>
          </table:table-cell>
          <table:table-cell office:value-type="float" office:value="0.0474097">
            <text:p>0.0474097</text:p>
          </table:table-cell>
          <table:table-cell office:value-type="float" office:value="1.15634">
            <text:p>1.15634</text:p>
          </table:table-cell>
          <table:table-cell office:value-type="float" office:value="0.19619">
            <text:p>0.19619</text:p>
          </table:table-cell>
          <table:table-cell table:formula="of:=[.B193]*[.$O$1]" office:value-type="float" office:value="0.294">
            <text:p>0.294</text:p>
          </table:table-cell>
          <table:table-cell table:formula="of:=[.C193]*[.$O$1]" office:value-type="float" office:value="0.1015">
            <text:p>0.1015</text:p>
          </table:table-cell>
          <table:table-cell table:formula="of:=[.L193]+[.H193]" office:value-type="float" office:value="-0.156742">
            <text:p>-0.156742</text:p>
          </table:table-cell>
          <table:table-cell table:formula="of:=[.M193]+[.I193]" office:value-type="float" office:value="0.1489097">
            <text:p>0.1489097</text:p>
          </table:table-cell>
          <table:table-cell table:number-columns-repeated="2"/>
        </table:table-row>
        <table:table-row table:style-name="ro2">
          <table:table-cell table:style-name="ce1" office:value-type="float" office:value="296">
            <text:p>296</text:p>
          </table:table-cell>
          <table:table-cell office:value-type="float" office:value="593">
            <text:p>593</text:p>
          </table:table-cell>
          <table:table-cell office:value-type="float" office:value="204">
            <text:p>204</text:p>
          </table:table-cell>
          <table:table-cell office:value-type="float" office:value="1194">
            <text:p>1194</text:p>
          </table:table-cell>
          <table:table-cell office:value-type="float" office:value="645">
            <text:p>645</text:p>
          </table:table-cell>
          <table:table-cell table:number-columns-repeated="2" office:value-type="float" office:value="79">
            <text:p>79</text:p>
          </table:table-cell>
          <table:table-cell office:value-type="float" office:value="-0.457305">
            <text:p>-0.457305</text:p>
          </table:table-cell>
          <table:table-cell office:value-type="float" office:value="0.0478436">
            <text:p>0.0478436</text:p>
          </table:table-cell>
          <table:table-cell office:value-type="float" office:value="1.16891">
            <text:p>1.16891</text:p>
          </table:table-cell>
          <table:table-cell office:value-type="float" office:value="0.196956">
            <text:p>0.196956</text:p>
          </table:table-cell>
          <table:table-cell table:formula="of:=[.B194]*[.$O$1]" office:value-type="float" office:value="0.2965">
            <text:p>0.2965</text:p>
          </table:table-cell>
          <table:table-cell table:formula="of:=[.C194]*[.$O$1]" office:value-type="float" office:value="0.102">
            <text:p>0.102</text:p>
          </table:table-cell>
          <table:table-cell table:formula="of:=[.L194]+[.H194]" office:value-type="float" office:value="-0.160805">
            <text:p>-0.160805</text:p>
          </table:table-cell>
          <table:table-cell table:formula="of:=[.M194]+[.I194]" office:value-type="float" office:value="0.1498436">
            <text:p>0.1498436</text:p>
          </table:table-cell>
          <table:table-cell table:number-columns-repeated="2"/>
        </table:table-row>
        <table:table-row table:style-name="ro2">
          <table:table-cell table:style-name="ce1" office:value-type="float" office:value="-711">
            <text:p>-711</text:p>
          </table:table-cell>
          <table:table-cell office:value-type="float" office:value="492">
            <text:p>492</text:p>
          </table:table-cell>
          <table:table-cell office:value-type="float" office:value="145">
            <text:p>145</text:p>
          </table:table-cell>
          <table:table-cell office:value-type="float" office:value="1098">
            <text:p>1098</text:p>
          </table:table-cell>
          <table:table-cell office:value-type="float" office:value="591">
            <text:p>591</text:p>
          </table:table-cell>
          <table:table-cell table:number-columns-repeated="2" office:value-type="float" office:value="68">
            <text:p>68</text:p>
          </table:table-cell>
          <table:table-cell office:value-type="float" office:value="-0.436681">
            <text:p>-0.436681</text:p>
          </table:table-cell>
          <table:table-cell office:value-type="float" office:value="0.0468454">
            <text:p>0.0468454</text:p>
          </table:table-cell>
          <table:table-cell office:value-type="float" office:value="1.02708">
            <text:p>1.02708</text:p>
          </table:table-cell>
          <table:table-cell office:value-type="float" office:value="0.127155">
            <text:p>0.127155</text:p>
          </table:table-cell>
          <table:table-cell table:formula="of:=[.B195]*[.$O$1]" office:value-type="float" office:value="0.246">
            <text:p>0.246</text:p>
          </table:table-cell>
          <table:table-cell table:formula="of:=[.C195]*[.$O$1]" office:value-type="float" office:value="0.0725">
            <text:p>0.0725</text:p>
          </table:table-cell>
          <table:table-cell table:formula="of:=[.L195]+[.H195]" office:value-type="float" office:value="-0.190681">
            <text:p>-0.190681</text:p>
          </table:table-cell>
          <table:table-cell table:formula="of:=[.M195]+[.I195]" office:value-type="float" office:value="0.1193454">
            <text:p>0.1193454</text:p>
          </table:table-cell>
          <table:table-cell table:number-columns-repeated="2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603">
            <text:p>603</text:p>
          </table:table-cell>
          <table:table-cell office:value-type="float" office:value="205">
            <text:p>205</text:p>
          </table:table-cell>
          <table:table-cell office:value-type="float" office:value="1208">
            <text:p>1208</text:p>
          </table:table-cell>
          <table:table-cell office:value-type="float" office:value="650">
            <text:p>650</text:p>
          </table:table-cell>
          <table:table-cell table:number-columns-repeated="2" office:value-type="float" office:value="70">
            <text:p>70</text:p>
          </table:table-cell>
          <table:table-cell office:value-type="float" office:value="-0.400055">
            <text:p>-0.400055</text:p>
          </table:table-cell>
          <table:table-cell office:value-type="float" office:value="0.0513287">
            <text:p>0.0513287</text:p>
          </table:table-cell>
          <table:table-cell office:value-type="float" office:value="1.12366">
            <text:p>1.12366</text:p>
          </table:table-cell>
          <table:table-cell office:value-type="float" office:value="0.194671">
            <text:p>0.194671</text:p>
          </table:table-cell>
          <table:table-cell table:formula="of:=[.B196]*[.$O$1]" office:value-type="float" office:value="0.3015">
            <text:p>0.3015</text:p>
          </table:table-cell>
          <table:table-cell table:formula="of:=[.C196]*[.$O$1]" office:value-type="float" office:value="0.1025">
            <text:p>0.1025</text:p>
          </table:table-cell>
          <table:table-cell table:formula="of:=[.L196]+[.H196]" office:value-type="float" office:value="-0.098555">
            <text:p>-0.098555</text:p>
          </table:table-cell>
          <table:table-cell table:formula="of:=[.M196]+[.I196]" office:value-type="float" office:value="0.1538287">
            <text:p>0.153828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9">
            <text:p>559</text:p>
          </table:table-cell>
          <table:table-cell office:value-type="float" office:value="200">
            <text:p>200</text:p>
          </table:table-cell>
          <table:table-cell office:value-type="float" office:value="1124">
            <text:p>1124</text:p>
          </table:table-cell>
          <table:table-cell office:value-type="float" office:value="605">
            <text:p>605</text:p>
          </table:table-cell>
          <table:table-cell table:number-columns-repeated="2" office:value-type="float" office:value="150">
            <text:p>150</text:p>
          </table:table-cell>
          <table:table-cell office:value-type="float" office:value="-0.399861">
            <text:p>-0.399861</text:p>
          </table:table-cell>
          <table:table-cell office:value-type="float" office:value="0.0505371">
            <text:p>0.0505371</text:p>
          </table:table-cell>
          <table:table-cell office:value-type="float" office:value="1.07066">
            <text:p>1.07066</text:p>
          </table:table-cell>
          <table:table-cell office:value-type="float" office:value="0.189463">
            <text:p>0.189463</text:p>
          </table:table-cell>
          <table:table-cell table:formula="of:=[.B197]*[.$O$1]" office:value-type="float" office:value="0.2795">
            <text:p>0.2795</text:p>
          </table:table-cell>
          <table:table-cell table:formula="of:=[.C197]*[.$O$1]" office:value-type="float" office:value="0.1">
            <text:p>0.1</text:p>
          </table:table-cell>
          <table:table-cell table:formula="of:=[.L197]+[.H197]" office:value-type="float" office:value="-0.120361">
            <text:p>-0.120361</text:p>
          </table:table-cell>
          <table:table-cell table:formula="of:=[.M197]+[.I197]" office:value-type="float" office:value="0.1505371">
            <text:p>0.150537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26">
            <text:p>526</text:p>
          </table:table-cell>
          <table:table-cell office:value-type="float" office:value="192">
            <text:p>192</text:p>
          </table:table-cell>
          <table:table-cell office:value-type="float" office:value="1074">
            <text:p>1074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399221">
            <text:p>-0.399221</text:p>
          </table:table-cell>
          <table:table-cell office:value-type="float" office:value="0.0507927">
            <text:p>0.0507927</text:p>
          </table:table-cell>
          <table:table-cell office:value-type="float" office:value="1.03042">
            <text:p>1.03042</text:p>
          </table:table-cell>
          <table:table-cell office:value-type="float" office:value="0.179607">
            <text:p>0.179607</text:p>
          </table:table-cell>
          <table:table-cell table:formula="of:=[.B198]*[.$O$1]" office:value-type="float" office:value="0.263">
            <text:p>0.263</text:p>
          </table:table-cell>
          <table:table-cell table:formula="of:=[.C198]*[.$O$1]" office:value-type="float" office:value="0.096">
            <text:p>0.096</text:p>
          </table:table-cell>
          <table:table-cell table:formula="of:=[.L198]+[.H198]" office:value-type="float" office:value="-0.136221">
            <text:p>-0.136221</text:p>
          </table:table-cell>
          <table:table-cell table:formula="of:=[.M198]+[.I198]" office:value-type="float" office:value="0.1467927">
            <text:p>0.146792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19">
            <text:p>519</text:p>
          </table:table-cell>
          <table:table-cell office:value-type="float" office:value="195">
            <text:p>195</text:p>
          </table:table-cell>
          <table:table-cell office:value-type="float" office:value="1064">
            <text:p>1064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90">
            <text:p>190</text:p>
          </table:table-cell>
          <table:table-cell office:value-type="float" office:value="-0.398163">
            <text:p>-0.398163</text:p>
          </table:table-cell>
          <table:table-cell office:value-type="float" office:value="0.0504151">
            <text:p>0.0504151</text:p>
          </table:table-cell>
          <table:table-cell office:value-type="float" office:value="1.02096">
            <text:p>1.02096</text:p>
          </table:table-cell>
          <table:table-cell office:value-type="float" office:value="0.183585">
            <text:p>0.183585</text:p>
          </table:table-cell>
          <table:table-cell table:formula="of:=[.B199]*[.$O$1]" office:value-type="float" office:value="0.2595">
            <text:p>0.2595</text:p>
          </table:table-cell>
          <table:table-cell table:formula="of:=[.C199]*[.$O$1]" office:value-type="float" office:value="0.0975">
            <text:p>0.0975</text:p>
          </table:table-cell>
          <table:table-cell table:formula="of:=[.L199]+[.H199]" office:value-type="float" office:value="-0.138663">
            <text:p>-0.138663</text:p>
          </table:table-cell>
          <table:table-cell table:formula="of:=[.M199]+[.I199]" office:value-type="float" office:value="0.1479151">
            <text:p>0.1479151</text:p>
          </table:table-cell>
          <table:table-cell table:number-columns-repeated="2"/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515">
            <text:p>515</text:p>
          </table:table-cell>
          <table:table-cell office:value-type="float" office:value="196">
            <text:p>196</text:p>
          </table:table-cell>
          <table:table-cell office:value-type="float" office:value="1055">
            <text:p>1055</text:p>
          </table:table-cell>
          <table:table-cell office:value-type="float" office:value="576">
            <text:p>576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0.397054">
            <text:p>-0.397054</text:p>
          </table:table-cell>
          <table:table-cell office:value-type="float" office:value="0.0493459">
            <text:p>0.0493459</text:p>
          </table:table-cell>
          <table:table-cell office:value-type="float" office:value="1.01505">
            <text:p>1.01505</text:p>
          </table:table-cell>
          <table:table-cell office:value-type="float" office:value="0.185854">
            <text:p>0.185854</text:p>
          </table:table-cell>
          <table:table-cell table:formula="of:=[.B200]*[.$O$1]" office:value-type="float" office:value="0.2575">
            <text:p>0.2575</text:p>
          </table:table-cell>
          <table:table-cell table:formula="of:=[.C200]*[.$O$1]" office:value-type="float" office:value="0.098">
            <text:p>0.098</text:p>
          </table:table-cell>
          <table:table-cell table:formula="of:=[.L200]+[.H200]" office:value-type="float" office:value="-0.139554">
            <text:p>-0.139554</text:p>
          </table:table-cell>
          <table:table-cell table:formula="of:=[.M200]+[.I200]" office:value-type="float" office:value="0.1473459">
            <text:p>0.1473459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13">
            <text:p>513</text:p>
          </table:table-cell>
          <table:table-cell office:value-type="float" office:value="199">
            <text:p>199</text:p>
          </table:table-cell>
          <table:table-cell office:value-type="float" office:value="1060">
            <text:p>1060</text:p>
          </table:table-cell>
          <table:table-cell office:value-type="float" office:value="586">
            <text:p>586</text:p>
          </table:table-cell>
          <table:table-cell table:number-columns-repeated="2" office:value-type="float" office:value="186">
            <text:p>186</text:p>
          </table:table-cell>
          <table:table-cell office:value-type="float" office:value="-0.395241">
            <text:p>-0.395241</text:p>
          </table:table-cell>
          <table:table-cell office:value-type="float" office:value="0.048131">
            <text:p>0.048131</text:p>
          </table:table-cell>
          <table:table-cell office:value-type="float" office:value="1.01084">
            <text:p>1.01084</text:p>
          </table:table-cell>
          <table:table-cell office:value-type="float" office:value="0.190669">
            <text:p>0.190669</text:p>
          </table:table-cell>
          <table:table-cell table:formula="of:=[.B201]*[.$O$1]" office:value-type="float" office:value="0.2565">
            <text:p>0.2565</text:p>
          </table:table-cell>
          <table:table-cell table:formula="of:=[.C201]*[.$O$1]" office:value-type="float" office:value="0.0995">
            <text:p>0.0995</text:p>
          </table:table-cell>
          <table:table-cell table:formula="of:=[.L201]+[.H201]" office:value-type="float" office:value="-0.138741">
            <text:p>-0.138741</text:p>
          </table:table-cell>
          <table:table-cell table:formula="of:=[.M201]+[.I201]" office:value-type="float" office:value="0.147631">
            <text:p>0.14763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10">
            <text:p>510</text:p>
          </table:table-cell>
          <table:table-cell office:value-type="float" office:value="201">
            <text:p>201</text:p>
          </table:table-cell>
          <table:table-cell office:value-type="float" office:value="1051">
            <text:p>1051</text:p>
          </table:table-cell>
          <table:table-cell office:value-type="float" office:value="582">
            <text:p>582</text:p>
          </table:table-cell>
          <table:table-cell table:number-columns-repeated="2" office:value-type="float" office:value="199">
            <text:p>199</text:p>
          </table:table-cell>
          <table:table-cell office:value-type="float" office:value="-0.394345">
            <text:p>-0.394345</text:p>
          </table:table-cell>
          <table:table-cell office:value-type="float" office:value="0.0471927">
            <text:p>0.0471927</text:p>
          </table:table-cell>
          <table:table-cell office:value-type="float" office:value="1.00634">
            <text:p>1.00634</text:p>
          </table:table-cell>
          <table:table-cell office:value-type="float" office:value="0.194007">
            <text:p>0.194007</text:p>
          </table:table-cell>
          <table:table-cell table:formula="of:=[.B202]*[.$O$1]" office:value-type="float" office:value="0.255">
            <text:p>0.255</text:p>
          </table:table-cell>
          <table:table-cell table:formula="of:=[.C202]*[.$O$1]" office:value-type="float" office:value="0.1005">
            <text:p>0.1005</text:p>
          </table:table-cell>
          <table:table-cell table:formula="of:=[.L202]+[.H202]" office:value-type="float" office:value="-0.139345">
            <text:p>-0.139345</text:p>
          </table:table-cell>
          <table:table-cell table:formula="of:=[.M202]+[.I202]" office:value-type="float" office:value="0.1476927">
            <text:p>0.147692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11">
            <text:p>511</text:p>
          </table:table-cell>
          <table:table-cell office:value-type="float" office:value="202">
            <text:p>202</text:p>
          </table:table-cell>
          <table:table-cell office:value-type="float" office:value="1056">
            <text:p>1056</text:p>
          </table:table-cell>
          <table:table-cell office:value-type="float" office:value="587">
            <text:p>587</text:p>
          </table:table-cell>
          <table:table-cell table:number-columns-repeated="2" office:value-type="float" office:value="190">
            <text:p>190</text:p>
          </table:table-cell>
          <table:table-cell office:value-type="float" office:value="-0.394952">
            <text:p>-0.394952</text:p>
          </table:table-cell>
          <table:table-cell office:value-type="float" office:value="0.0477144">
            <text:p>0.0477144</text:p>
          </table:table-cell>
          <table:table-cell office:value-type="float" office:value="1.00815">
            <text:p>1.00815</text:p>
          </table:table-cell>
          <table:table-cell office:value-type="float" office:value="0.194686">
            <text:p>0.194686</text:p>
          </table:table-cell>
          <table:table-cell table:formula="of:=[.B203]*[.$O$1]" office:value-type="float" office:value="0.2555">
            <text:p>0.2555</text:p>
          </table:table-cell>
          <table:table-cell table:formula="of:=[.C203]*[.$O$1]" office:value-type="float" office:value="0.101">
            <text:p>0.101</text:p>
          </table:table-cell>
          <table:table-cell table:formula="of:=[.L203]+[.H203]" office:value-type="float" office:value="-0.139452">
            <text:p>-0.139452</text:p>
          </table:table-cell>
          <table:table-cell table:formula="of:=[.M203]+[.I203]" office:value-type="float" office:value="0.1487144">
            <text:p>0.1487144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15">
            <text:p>515</text:p>
          </table:table-cell>
          <table:table-cell office:value-type="float" office:value="200">
            <text:p>200</text:p>
          </table:table-cell>
          <table:table-cell office:value-type="float" office:value="1061">
            <text:p>106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188">
            <text:p>188</text:p>
          </table:table-cell>
          <table:table-cell office:value-type="float" office:value="-0.396429">
            <text:p>-0.396429</text:p>
          </table:table-cell>
          <table:table-cell office:value-type="float" office:value="0.0473012">
            <text:p>0.0473012</text:p>
          </table:table-cell>
          <table:table-cell office:value-type="float" office:value="1.01443">
            <text:p>1.01443</text:p>
          </table:table-cell>
          <table:table-cell office:value-type="float" office:value="0.192699">
            <text:p>0.192699</text:p>
          </table:table-cell>
          <table:table-cell table:formula="of:=[.B204]*[.$O$1]" office:value-type="float" office:value="0.2575">
            <text:p>0.2575</text:p>
          </table:table-cell>
          <table:table-cell table:formula="of:=[.C204]*[.$O$1]" office:value-type="float" office:value="0.1">
            <text:p>0.1</text:p>
          </table:table-cell>
          <table:table-cell table:formula="of:=[.L204]+[.H204]" office:value-type="float" office:value="-0.138929">
            <text:p>-0.138929</text:p>
          </table:table-cell>
          <table:table-cell table:formula="of:=[.M204]+[.I204]" office:value-type="float" office:value="0.1473012">
            <text:p>0.1473012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16">
            <text:p>516</text:p>
          </table:table-cell>
          <table:table-cell office:value-type="float" office:value="201">
            <text:p>201</text:p>
          </table:table-cell>
          <table:table-cell office:value-type="float" office:value="1059">
            <text:p>1059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94">
            <text:p>194</text:p>
          </table:table-cell>
          <table:table-cell office:value-type="float" office:value="-0.396675">
            <text:p>-0.396675</text:p>
          </table:table-cell>
          <table:table-cell office:value-type="float" office:value="0.0482208">
            <text:p>0.0482208</text:p>
          </table:table-cell>
          <table:table-cell office:value-type="float" office:value="1.01587">
            <text:p>1.01587</text:p>
          </table:table-cell>
          <table:table-cell office:value-type="float" office:value="0.192979">
            <text:p>0.192979</text:p>
          </table:table-cell>
          <table:table-cell table:formula="of:=[.B205]*[.$O$1]" office:value-type="float" office:value="0.258">
            <text:p>0.258</text:p>
          </table:table-cell>
          <table:table-cell table:formula="of:=[.C205]*[.$O$1]" office:value-type="float" office:value="0.1005">
            <text:p>0.1005</text:p>
          </table:table-cell>
          <table:table-cell table:formula="of:=[.L205]+[.H205]" office:value-type="float" office:value="-0.138675">
            <text:p>-0.138675</text:p>
          </table:table-cell>
          <table:table-cell table:formula="of:=[.M205]+[.I205]" office:value-type="float" office:value="0.1487208">
            <text:p>0.1487208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18">
            <text:p>518</text:p>
          </table:table-cell>
          <table:table-cell office:value-type="float" office:value="196">
            <text:p>196</text:p>
          </table:table-cell>
          <table:table-cell office:value-type="float" office:value="1062">
            <text:p>106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92">
            <text:p>192</text:p>
          </table:table-cell>
          <table:table-cell office:value-type="float" office:value="-0.397957">
            <text:p>-0.397957</text:p>
          </table:table-cell>
          <table:table-cell office:value-type="float" office:value="0.0522052">
            <text:p>0.0522052</text:p>
          </table:table-cell>
          <table:table-cell office:value-type="float" office:value="1.01956">
            <text:p>1.01956</text:p>
          </table:table-cell>
          <table:table-cell office:value-type="float" office:value="0.182995">
            <text:p>0.182995</text:p>
          </table:table-cell>
          <table:table-cell table:formula="of:=[.B206]*[.$O$1]" office:value-type="float" office:value="0.259">
            <text:p>0.259</text:p>
          </table:table-cell>
          <table:table-cell table:formula="of:=[.C206]*[.$O$1]" office:value-type="float" office:value="0.098">
            <text:p>0.098</text:p>
          </table:table-cell>
          <table:table-cell table:formula="of:=[.L206]+[.H206]" office:value-type="float" office:value="-0.138957">
            <text:p>-0.138957</text:p>
          </table:table-cell>
          <table:table-cell table:formula="of:=[.M206]+[.I206]" office:value-type="float" office:value="0.1502052">
            <text:p>0.1502052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22">
            <text:p>522</text:p>
          </table:table-cell>
          <table:table-cell office:value-type="float" office:value="190">
            <text:p>190</text:p>
          </table:table-cell>
          <table:table-cell office:value-type="float" office:value="1070">
            <text:p>1070</text:p>
          </table:table-cell>
          <table:table-cell office:value-type="float" office:value="578">
            <text:p>578</text:p>
          </table:table-cell>
          <table:table-cell table:number-columns-repeated="2" office:value-type="float" office:value="185">
            <text:p>185</text:p>
          </table:table-cell>
          <table:table-cell office:value-type="float" office:value="-0.402438">
            <text:p>-0.402438</text:p>
          </table:table-cell>
          <table:table-cell office:value-type="float" office:value="0.0563494">
            <text:p>0.0563494</text:p>
          </table:table-cell>
          <table:table-cell office:value-type="float" office:value="1.02884">
            <text:p>1.02884</text:p>
          </table:table-cell>
          <table:table-cell office:value-type="float" office:value="0.171651">
            <text:p>0.171651</text:p>
          </table:table-cell>
          <table:table-cell table:formula="of:=[.B207]*[.$O$1]" office:value-type="float" office:value="0.261">
            <text:p>0.261</text:p>
          </table:table-cell>
          <table:table-cell table:formula="of:=[.C207]*[.$O$1]" office:value-type="float" office:value="0.095">
            <text:p>0.095</text:p>
          </table:table-cell>
          <table:table-cell table:formula="of:=[.L207]+[.H207]" office:value-type="float" office:value="-0.141438">
            <text:p>-0.141438</text:p>
          </table:table-cell>
          <table:table-cell table:formula="of:=[.M207]+[.I207]" office:value-type="float" office:value="0.1513494">
            <text:p>0.1513494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33">
            <text:p>533</text:p>
          </table:table-cell>
          <table:table-cell office:value-type="float" office:value="185">
            <text:p>185</text:p>
          </table:table-cell>
          <table:table-cell office:value-type="float" office:value="1085">
            <text:p>1085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77">
            <text:p>177</text:p>
          </table:table-cell>
          <table:table-cell office:value-type="float" office:value="-0.40898">
            <text:p>-0.40898</text:p>
          </table:table-cell>
          <table:table-cell office:value-type="float" office:value="0.0595833">
            <text:p>0.0595833</text:p>
          </table:table-cell>
          <table:table-cell office:value-type="float" office:value="1.04858">
            <text:p>1.04858</text:p>
          </table:table-cell>
          <table:table-cell office:value-type="float" office:value="0.162417">
            <text:p>0.162417</text:p>
          </table:table-cell>
          <table:table-cell table:formula="of:=[.B208]*[.$O$1]" office:value-type="float" office:value="0.2665">
            <text:p>0.2665</text:p>
          </table:table-cell>
          <table:table-cell table:formula="of:=[.C208]*[.$O$1]" office:value-type="float" office:value="0.0925">
            <text:p>0.0925</text:p>
          </table:table-cell>
          <table:table-cell table:formula="of:=[.L208]+[.H208]" office:value-type="float" office:value="-0.14248">
            <text:p>-0.14248</text:p>
          </table:table-cell>
          <table:table-cell table:formula="of:=[.M208]+[.I208]" office:value-type="float" office:value="0.1520833">
            <text:p>0.152083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44">
            <text:p>544</text:p>
          </table:table-cell>
          <table:table-cell office:value-type="float" office:value="184">
            <text:p>184</text:p>
          </table:table-cell>
          <table:table-cell office:value-type="float" office:value="1101">
            <text:p>1101</text:p>
          </table:table-cell>
          <table:table-cell office:value-type="float" office:value="581">
            <text:p>581</text:p>
          </table:table-cell>
          <table:table-cell table:number-columns-repeated="2" office:value-type="float" office:value="167">
            <text:p>167</text:p>
          </table:table-cell>
          <table:table-cell office:value-type="float" office:value="-0.41595">
            <text:p>-0.41595</text:p>
          </table:table-cell>
          <table:table-cell office:value-type="float" office:value="0.0584716">
            <text:p>0.0584716</text:p>
          </table:table-cell>
          <table:table-cell office:value-type="float" office:value="1.06875">
            <text:p>1.06875</text:p>
          </table:table-cell>
          <table:table-cell office:value-type="float" office:value="0.162328">
            <text:p>0.162328</text:p>
          </table:table-cell>
          <table:table-cell table:formula="of:=[.B209]*[.$O$1]" office:value-type="float" office:value="0.272">
            <text:p>0.272</text:p>
          </table:table-cell>
          <table:table-cell table:formula="of:=[.C209]*[.$O$1]" office:value-type="float" office:value="0.092">
            <text:p>0.092</text:p>
          </table:table-cell>
          <table:table-cell table:formula="of:=[.L209]+[.H209]" office:value-type="float" office:value="-0.14395">
            <text:p>-0.14395</text:p>
          </table:table-cell>
          <table:table-cell table:formula="of:=[.M209]+[.I209]" office:value-type="float" office:value="0.1504716">
            <text:p>0.1504716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54">
            <text:p>554</text:p>
          </table:table-cell>
          <table:table-cell office:value-type="float" office:value="188">
            <text:p>188</text:p>
          </table:table-cell>
          <table:table-cell office:value-type="float" office:value="1118">
            <text:p>1118</text:p>
          </table:table-cell>
          <table:table-cell office:value-type="float" office:value="592">
            <text:p>592</text:p>
          </table:table-cell>
          <table:table-cell table:number-columns-repeated="2" office:value-type="float" office:value="153">
            <text:p>153</text:p>
          </table:table-cell>
          <table:table-cell office:value-type="float" office:value="-0.421455">
            <text:p>-0.421455</text:p>
          </table:table-cell>
          <table:table-cell office:value-type="float" office:value="0.058266">
            <text:p>0.058266</text:p>
          </table:table-cell>
          <table:table-cell office:value-type="float" office:value="1.08625">
            <text:p>1.08625</text:p>
          </table:table-cell>
          <table:table-cell office:value-type="float" office:value="0.167334">
            <text:p>0.167334</text:p>
          </table:table-cell>
          <table:table-cell table:formula="of:=[.B210]*[.$O$1]" office:value-type="float" office:value="0.277">
            <text:p>0.277</text:p>
          </table:table-cell>
          <table:table-cell table:formula="of:=[.C210]*[.$O$1]" office:value-type="float" office:value="0.094">
            <text:p>0.094</text:p>
          </table:table-cell>
          <table:table-cell table:formula="of:=[.L210]+[.H210]" office:value-type="float" office:value="-0.144455">
            <text:p>-0.144455</text:p>
          </table:table-cell>
          <table:table-cell table:formula="of:=[.M210]+[.I210]" office:value-type="float" office:value="0.152266">
            <text:p>0.152266</text:p>
          </table:table-cell>
          <table:table-cell table:number-columns-repeated="2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65">
            <text:p>565</text:p>
          </table:table-cell>
          <table:table-cell office:value-type="float" office:value="190">
            <text:p>190</text:p>
          </table:table-cell>
          <table:table-cell office:value-type="float" office:value="1155">
            <text:p>1155</text:p>
          </table:table-cell>
          <table:table-cell office:value-type="float" office:value="620">
            <text:p>62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-0.441206">
            <text:p>-0.441206</text:p>
          </table:table-cell>
          <table:table-cell office:value-type="float" office:value="0.0588985">
            <text:p>0.0588985</text:p>
          </table:table-cell>
          <table:table-cell office:value-type="float" office:value="1.11921">
            <text:p>1.11921</text:p>
          </table:table-cell>
          <table:table-cell office:value-type="float" office:value="0.169102">
            <text:p>0.169102</text:p>
          </table:table-cell>
          <table:table-cell table:formula="of:=[.B211]*[.$O$1]" office:value-type="float" office:value="0.2825">
            <text:p>0.2825</text:p>
          </table:table-cell>
          <table:table-cell table:formula="of:=[.C211]*[.$O$1]" office:value-type="float" office:value="0.095">
            <text:p>0.095</text:p>
          </table:table-cell>
          <table:table-cell table:formula="of:=[.L211]+[.H211]" office:value-type="float" office:value="-0.158706">
            <text:p>-0.158706</text:p>
          </table:table-cell>
          <table:table-cell table:formula="of:=[.M211]+[.I211]" office:value-type="float" office:value="0.1538985">
            <text:p>0.1538985</text:p>
          </table:table-cell>
          <table:table-cell table:number-columns-repeated="2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573">
            <text:p>573</text:p>
          </table:table-cell>
          <table:table-cell office:value-type="float" office:value="193">
            <text:p>193</text:p>
          </table:table-cell>
          <table:table-cell office:value-type="float" office:value="1164">
            <text:p>1164</text:p>
          </table:table-cell>
          <table:table-cell office:value-type="float" office:value="624">
            <text:p>624</text:p>
          </table:table-cell>
          <table:table-cell table:number-columns-repeated="2" office:value-type="float" office:value="99">
            <text:p>99</text:p>
          </table:table-cell>
          <table:table-cell office:value-type="float" office:value="-0.456524">
            <text:p>-0.456524</text:p>
          </table:table-cell>
          <table:table-cell office:value-type="float" office:value="0.0674273">
            <text:p>0.0674273</text:p>
          </table:table-cell>
          <table:table-cell office:value-type="float" office:value="1.14412">
            <text:p>1.14412</text:p>
          </table:table-cell>
          <table:table-cell office:value-type="float" office:value="0.164173">
            <text:p>0.164173</text:p>
          </table:table-cell>
          <table:table-cell table:formula="of:=[.B212]*[.$O$1]" office:value-type="float" office:value="0.2865">
            <text:p>0.2865</text:p>
          </table:table-cell>
          <table:table-cell table:formula="of:=[.C212]*[.$O$1]" office:value-type="float" office:value="0.0965">
            <text:p>0.0965</text:p>
          </table:table-cell>
          <table:table-cell table:formula="of:=[.L212]+[.H212]" office:value-type="float" office:value="-0.170024">
            <text:p>-0.170024</text:p>
          </table:table-cell>
          <table:table-cell table:formula="of:=[.M212]+[.I212]" office:value-type="float" office:value="0.1639273">
            <text:p>0.1639273</text:p>
          </table:table-cell>
          <table:table-cell table:number-columns-repeated="2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86">
            <text:p>586</text:p>
          </table:table-cell>
          <table:table-cell office:value-type="float" office:value="192">
            <text:p>192</text:p>
          </table:table-cell>
          <table:table-cell office:value-type="float" office:value="1182">
            <text:p>1182</text:p>
          </table:table-cell>
          <table:table-cell office:value-type="float" office:value="628">
            <text:p>628</text:p>
          </table:table-cell>
          <table:table-cell table:number-columns-repeated="2" office:value-type="float" office:value="89">
            <text:p>89</text:p>
          </table:table-cell>
          <table:table-cell office:value-type="float" office:value="-0.469025">
            <text:p>-0.469025</text:p>
          </table:table-cell>
          <table:table-cell office:value-type="float" office:value="0.0759216">
            <text:p>0.0759216</text:p>
          </table:table-cell>
          <table:table-cell office:value-type="float" office:value="1.17222">
            <text:p>1.17222</text:p>
          </table:table-cell>
          <table:table-cell office:value-type="float" office:value="0.154478">
            <text:p>0.154478</text:p>
          </table:table-cell>
          <table:table-cell table:formula="of:=[.B213]*[.$O$1]" office:value-type="float" office:value="0.293">
            <text:p>0.293</text:p>
          </table:table-cell>
          <table:table-cell table:formula="of:=[.C213]*[.$O$1]" office:value-type="float" office:value="0.096">
            <text:p>0.096</text:p>
          </table:table-cell>
          <table:table-cell table:formula="of:=[.L213]+[.H213]" office:value-type="float" office:value="-0.176025">
            <text:p>-0.176025</text:p>
          </table:table-cell>
          <table:table-cell table:formula="of:=[.M213]+[.I213]" office:value-type="float" office:value="0.1719216">
            <text:p>0.1719216</text:p>
          </table:table-cell>
          <table:table-cell table:number-columns-repeated="2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596">
            <text:p>596</text:p>
          </table:table-cell>
          <table:table-cell office:value-type="float" office:value="173">
            <text:p>173</text:p>
          </table:table-cell>
          <table:table-cell office:value-type="float" office:value="1197">
            <text:p>1197</text:p>
          </table:table-cell>
          <table:table-cell office:value-type="float" office:value="614">
            <text:p>614</text:p>
          </table:table-cell>
          <table:table-cell table:number-columns-repeated="2" office:value-type="float" office:value="78">
            <text:p>78</text:p>
          </table:table-cell>
          <table:table-cell office:value-type="float" office:value="-0.39713">
            <text:p>-0.39713</text:p>
          </table:table-cell>
          <table:table-cell office:value-type="float" office:value="0.0782065">
            <text:p>0.0782065</text:p>
          </table:table-cell>
          <table:table-cell office:value-type="float" office:value="1.11233">
            <text:p>1.11233</text:p>
          </table:table-cell>
          <table:table-cell office:value-type="float" office:value="0.129394">
            <text:p>0.129394</text:p>
          </table:table-cell>
          <table:table-cell table:formula="of:=[.B214]*[.$O$1]" office:value-type="float" office:value="0.298">
            <text:p>0.298</text:p>
          </table:table-cell>
          <table:table-cell table:formula="of:=[.C214]*[.$O$1]" office:value-type="float" office:value="0.0865">
            <text:p>0.0865</text:p>
          </table:table-cell>
          <table:table-cell table:formula="of:=[.L214]+[.H214]" office:value-type="float" office:value="-0.0991300000000001">
            <text:p>-0.09913</text:p>
          </table:table-cell>
          <table:table-cell table:formula="of:=[.M214]+[.I214]" office:value-type="float" office:value="0.1647065">
            <text:p>0.1647065</text:p>
          </table:table-cell>
          <table:table-cell table:number-columns-repeated="2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573">
            <text:p>573</text:p>
          </table:table-cell>
          <table:table-cell office:value-type="float" office:value="179">
            <text:p>179</text:p>
          </table:table-cell>
          <table:table-cell office:value-type="float" office:value="1168">
            <text:p>1168</text:p>
          </table:table-cell>
          <table:table-cell office:value-type="float" office:value="614">
            <text:p>614</text:p>
          </table:table-cell>
          <table:table-cell table:number-columns-repeated="2" office:value-type="float" office:value="91">
            <text:p>91</text:p>
          </table:table-cell>
          <table:table-cell office:value-type="float" office:value="-0.376031">
            <text:p>-0.376031</text:p>
          </table:table-cell>
          <table:table-cell office:value-type="float" office:value="0.0753362">
            <text:p>0.0753362</text:p>
          </table:table-cell>
          <table:table-cell office:value-type="float" office:value="1.06363">
            <text:p>1.06363</text:p>
          </table:table-cell>
          <table:table-cell office:value-type="float" office:value="0.139464">
            <text:p>0.139464</text:p>
          </table:table-cell>
          <table:table-cell table:formula="of:=[.B215]*[.$O$1]" office:value-type="float" office:value="0.2865">
            <text:p>0.2865</text:p>
          </table:table-cell>
          <table:table-cell table:formula="of:=[.C215]*[.$O$1]" office:value-type="float" office:value="0.0895">
            <text:p>0.0895</text:p>
          </table:table-cell>
          <table:table-cell table:formula="of:=[.L215]+[.H215]" office:value-type="float" office:value="-0.089531">
            <text:p>-0.089531</text:p>
          </table:table-cell>
          <table:table-cell table:formula="of:=[.M215]+[.I215]" office:value-type="float" office:value="0.1648362">
            <text:p>0.1648362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46">
            <text:p>546</text:p>
          </table:table-cell>
          <table:table-cell office:value-type="float" office:value="172">
            <text:p>172</text:p>
          </table:table-cell>
          <table:table-cell office:value-type="float" office:value="1102">
            <text:p>1102</text:p>
          </table:table-cell>
          <table:table-cell office:value-type="float" office:value="568">
            <text:p>568</text:p>
          </table:table-cell>
          <table:table-cell table:number-columns-repeated="2" office:value-type="float" office:value="168">
            <text:p>168</text:p>
          </table:table-cell>
          <table:table-cell office:value-type="float" office:value="-0.372652">
            <text:p>-0.372652</text:p>
          </table:table-cell>
          <table:table-cell office:value-type="float" office:value="0.0744065">
            <text:p>0.0744065</text:p>
          </table:table-cell>
          <table:table-cell office:value-type="float" office:value="1.02785">
            <text:p>1.02785</text:p>
          </table:table-cell>
          <table:table-cell office:value-type="float" office:value="0.131994">
            <text:p>0.131994</text:p>
          </table:table-cell>
          <table:table-cell table:formula="of:=[.B216]*[.$O$1]" office:value-type="float" office:value="0.273">
            <text:p>0.273</text:p>
          </table:table-cell>
          <table:table-cell table:formula="of:=[.C216]*[.$O$1]" office:value-type="float" office:value="0.086">
            <text:p>0.086</text:p>
          </table:table-cell>
          <table:table-cell table:formula="of:=[.L216]+[.H216]" office:value-type="float" office:value="-0.099652">
            <text:p>-0.099652</text:p>
          </table:table-cell>
          <table:table-cell table:formula="of:=[.M216]+[.I216]" office:value-type="float" office:value="0.1604065">
            <text:p>0.1604065</text:p>
          </table:table-cell>
          <table:table-cell table:number-columns-repeated="2"/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519">
            <text:p>519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556">
            <text:p>556</text:p>
          </table:table-cell>
          <table:table-cell table:number-columns-repeated="2" office:value-type="float" office:value="186">
            <text:p>186</text:p>
          </table:table-cell>
          <table:table-cell office:value-type="float" office:value="-0.369632">
            <text:p>-0.369632</text:p>
          </table:table-cell>
          <table:table-cell office:value-type="float" office:value="0.0745713">
            <text:p>0.0745713</text:p>
          </table:table-cell>
          <table:table-cell office:value-type="float" office:value="0.992432">
            <text:p>0.992432</text:p>
          </table:table-cell>
          <table:table-cell office:value-type="float" office:value="0.128229">
            <text:p>0.128229</text:p>
          </table:table-cell>
          <table:table-cell table:formula="of:=[.B217]*[.$O$1]" office:value-type="float" office:value="0.2595">
            <text:p>0.2595</text:p>
          </table:table-cell>
          <table:table-cell table:formula="of:=[.C217]*[.$O$1]" office:value-type="float" office:value="0.0845">
            <text:p>0.0845</text:p>
          </table:table-cell>
          <table:table-cell table:formula="of:=[.L217]+[.H217]" office:value-type="float" office:value="-0.110132">
            <text:p>-0.110132</text:p>
          </table:table-cell>
          <table:table-cell table:formula="of:=[.M217]+[.I217]" office:value-type="float" office:value="0.1590713">
            <text:p>0.159071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88">
            <text:p>488</text:p>
          </table:table-cell>
          <table:table-cell office:value-type="float" office:value="176">
            <text:p>176</text:p>
          </table:table-cell>
          <table:table-cell office:value-type="float" office:value="1023">
            <text:p>1023</text:p>
          </table:table-cell>
          <table:table-cell office:value-type="float" office:value="551">
            <text:p>55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366109">
            <text:p>-0.366109</text:p>
          </table:table-cell>
          <table:table-cell office:value-type="float" office:value="0.0765895">
            <text:p>0.0765895</text:p>
          </table:table-cell>
          <table:table-cell office:value-type="float" office:value="0.951709">
            <text:p>0.951709</text:p>
          </table:table-cell>
          <table:table-cell office:value-type="float" office:value="0.134611">
            <text:p>0.134611</text:p>
          </table:table-cell>
          <table:table-cell table:formula="of:=[.B218]*[.$O$1]" office:value-type="float" office:value="0.244">
            <text:p>0.244</text:p>
          </table:table-cell>
          <table:table-cell table:formula="of:=[.C218]*[.$O$1]" office:value-type="float" office:value="0.088">
            <text:p>0.088</text:p>
          </table:table-cell>
          <table:table-cell table:formula="of:=[.L218]+[.H218]" office:value-type="float" office:value="-0.122109">
            <text:p>-0.122109</text:p>
          </table:table-cell>
          <table:table-cell table:formula="of:=[.M218]+[.I218]" office:value-type="float" office:value="0.1645895">
            <text:p>0.1645895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79">
            <text:p>479</text:p>
          </table:table-cell>
          <table:table-cell office:value-type="float" office:value="170">
            <text:p>170</text:p>
          </table:table-cell>
          <table:table-cell office:value-type="float" office:value="1011">
            <text:p>1011</text:p>
          </table:table-cell>
          <table:table-cell office:value-type="float" office:value="542">
            <text:p>542</text:p>
          </table:table-cell>
          <table:table-cell table:number-columns-repeated="2" office:value-type="float" office:value="217">
            <text:p>217</text:p>
          </table:table-cell>
          <table:table-cell office:value-type="float" office:value="-0.360928">
            <text:p>-0.360928</text:p>
          </table:table-cell>
          <table:table-cell office:value-type="float" office:value="0.0779632">
            <text:p>0.0779632</text:p>
          </table:table-cell>
          <table:table-cell office:value-type="float" office:value="0.935728">
            <text:p>0.935728</text:p>
          </table:table-cell>
          <table:table-cell office:value-type="float" office:value="0.126037">
            <text:p>0.126037</text:p>
          </table:table-cell>
          <table:table-cell table:formula="of:=[.B219]*[.$O$1]" office:value-type="float" office:value="0.2395">
            <text:p>0.2395</text:p>
          </table:table-cell>
          <table:table-cell table:formula="of:=[.C219]*[.$O$1]" office:value-type="float" office:value="0.085">
            <text:p>0.085</text:p>
          </table:table-cell>
          <table:table-cell table:formula="of:=[.L219]+[.H219]" office:value-type="float" office:value="-0.121428">
            <text:p>-0.121428</text:p>
          </table:table-cell>
          <table:table-cell table:formula="of:=[.M219]+[.I219]" office:value-type="float" office:value="0.1629632">
            <text:p>0.1629632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465">
            <text:p>465</text:p>
          </table:table-cell>
          <table:table-cell office:value-type="float" office:value="176">
            <text:p>176</text:p>
          </table:table-cell>
          <table:table-cell office:value-type="float" office:value="942">
            <text:p>942</text:p>
          </table:table-cell>
          <table:table-cell office:value-type="float" office:value="493">
            <text:p>493</text:p>
          </table:table-cell>
          <table:table-cell table:number-columns-repeated="2" office:value-type="float" office:value="326">
            <text:p>326</text:p>
          </table:table-cell>
          <table:table-cell office:value-type="float" office:value="-0.357902">
            <text:p>-0.357902</text:p>
          </table:table-cell>
          <table:table-cell office:value-type="float" office:value="0.0779459">
            <text:p>0.0779459</text:p>
          </table:table-cell>
          <table:table-cell office:value-type="float" office:value="0.915902">
            <text:p>0.915902</text:p>
          </table:table-cell>
          <table:table-cell office:value-type="float" office:value="0.133254">
            <text:p>0.133254</text:p>
          </table:table-cell>
          <table:table-cell table:formula="of:=[.B220]*[.$O$1]" office:value-type="float" office:value="0.2325">
            <text:p>0.2325</text:p>
          </table:table-cell>
          <table:table-cell table:formula="of:=[.C220]*[.$O$1]" office:value-type="float" office:value="0.088">
            <text:p>0.088</text:p>
          </table:table-cell>
          <table:table-cell table:formula="of:=[.L220]+[.H220]" office:value-type="float" office:value="-0.125402">
            <text:p>-0.125402</text:p>
          </table:table-cell>
          <table:table-cell table:formula="of:=[.M220]+[.I220]" office:value-type="float" office:value="0.1659459">
            <text:p>0.1659459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453">
            <text:p>453</text:p>
          </table:table-cell>
          <table:table-cell office:value-type="float" office:value="177">
            <text:p>177</text:p>
          </table:table-cell>
          <table:table-cell office:value-type="float" office:value="919">
            <text:p>919</text:p>
          </table:table-cell>
          <table:table-cell office:value-type="float" office:value="483">
            <text:p>483</text:p>
          </table:table-cell>
          <table:table-cell table:number-columns-repeated="2" office:value-type="float" office:value="348">
            <text:p>348</text:p>
          </table:table-cell>
          <table:table-cell office:value-type="float" office:value="-0.348768">
            <text:p>-0.348768</text:p>
          </table:table-cell>
          <table:table-cell office:value-type="float" office:value="0.0767138">
            <text:p>0.0767138</text:p>
          </table:table-cell>
          <table:table-cell office:value-type="float" office:value="0.892368">
            <text:p>0.892368</text:p>
          </table:table-cell>
          <table:table-cell office:value-type="float" office:value="0.135686">
            <text:p>0.135686</text:p>
          </table:table-cell>
          <table:table-cell table:formula="of:=[.B221]*[.$O$1]" office:value-type="float" office:value="0.2265">
            <text:p>0.2265</text:p>
          </table:table-cell>
          <table:table-cell table:formula="of:=[.C221]*[.$O$1]" office:value-type="float" office:value="0.0885">
            <text:p>0.0885</text:p>
          </table:table-cell>
          <table:table-cell table:formula="of:=[.L221]+[.H221]" office:value-type="float" office:value="-0.122268">
            <text:p>-0.122268</text:p>
          </table:table-cell>
          <table:table-cell table:formula="of:=[.M221]+[.I221]" office:value-type="float" office:value="0.1652138">
            <text:p>0.1652138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435">
            <text:p>435</text:p>
          </table:table-cell>
          <table:table-cell office:value-type="float" office:value="168">
            <text:p>168</text:p>
          </table:table-cell>
          <table:table-cell office:value-type="float" office:value="884">
            <text:p>884</text:p>
          </table:table-cell>
          <table:table-cell office:value-type="float" office:value="457">
            <text:p>457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339997">
            <text:p>-0.339997</text:p>
          </table:table-cell>
          <table:table-cell office:value-type="float" office:value="0.078343">
            <text:p>0.078343</text:p>
          </table:table-cell>
          <table:table-cell office:value-type="float" office:value="0.861997">
            <text:p>0.861997</text:p>
          </table:table-cell>
          <table:table-cell office:value-type="float" office:value="0.123257">
            <text:p>0.123257</text:p>
          </table:table-cell>
          <table:table-cell table:formula="of:=[.B222]*[.$O$1]" office:value-type="float" office:value="0.2175">
            <text:p>0.2175</text:p>
          </table:table-cell>
          <table:table-cell table:formula="of:=[.C222]*[.$O$1]" office:value-type="float" office:value="0.084">
            <text:p>0.084</text:p>
          </table:table-cell>
          <table:table-cell table:formula="of:=[.L222]+[.H222]" office:value-type="float" office:value="-0.122497">
            <text:p>-0.122497</text:p>
          </table:table-cell>
          <table:table-cell table:formula="of:=[.M222]+[.I222]" office:value-type="float" office:value="0.162343">
            <text:p>0.16234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20">
            <text:p>420</text:p>
          </table:table-cell>
          <table:table-cell office:value-type="float" office:value="166">
            <text:p>166</text:p>
          </table:table-cell>
          <table:table-cell office:value-type="float" office:value="867">
            <text:p>867</text:p>
          </table:table-cell>
          <table:table-cell office:value-type="float" office:value="453">
            <text:p>453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331433">
            <text:p>-0.331433</text:p>
          </table:table-cell>
          <table:table-cell office:value-type="float" office:value="0.0800765">
            <text:p>0.0800765</text:p>
          </table:table-cell>
          <table:table-cell office:value-type="float" office:value="0.835433">
            <text:p>0.835433</text:p>
          </table:table-cell>
          <table:table-cell office:value-type="float" office:value="0.119123">
            <text:p>0.119123</text:p>
          </table:table-cell>
          <table:table-cell table:formula="of:=[.B223]*[.$O$1]" office:value-type="float" office:value="0.21">
            <text:p>0.21</text:p>
          </table:table-cell>
          <table:table-cell table:formula="of:=[.C223]*[.$O$1]" office:value-type="float" office:value="0.083">
            <text:p>0.083</text:p>
          </table:table-cell>
          <table:table-cell table:formula="of:=[.L223]+[.H223]" office:value-type="float" office:value="-0.121433">
            <text:p>-0.121433</text:p>
          </table:table-cell>
          <table:table-cell table:formula="of:=[.M223]+[.I223]" office:value-type="float" office:value="0.1630765">
            <text:p>0.163076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03">
            <text:p>403</text:p>
          </table:table-cell>
          <table:table-cell office:value-type="float" office:value="168">
            <text:p>168</text:p>
          </table:table-cell>
          <table:table-cell office:value-type="float" office:value="855">
            <text:p>855</text:p>
          </table:table-cell>
          <table:table-cell office:value-type="float" office:value="460">
            <text:p>460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323032">
            <text:p>-0.323032</text:p>
          </table:table-cell>
          <table:table-cell office:value-type="float" office:value="0.0778204">
            <text:p>0.0778204</text:p>
          </table:table-cell>
          <table:table-cell office:value-type="float" office:value="0.806632">
            <text:p>0.806632</text:p>
          </table:table-cell>
          <table:table-cell office:value-type="float" office:value="0.12378">
            <text:p>0.12378</text:p>
          </table:table-cell>
          <table:table-cell table:formula="of:=[.B224]*[.$O$1]" office:value-type="float" office:value="0.2015">
            <text:p>0.2015</text:p>
          </table:table-cell>
          <table:table-cell table:formula="of:=[.C224]*[.$O$1]" office:value-type="float" office:value="0.084">
            <text:p>0.084</text:p>
          </table:table-cell>
          <table:table-cell table:formula="of:=[.L224]+[.H224]" office:value-type="float" office:value="-0.121532">
            <text:p>-0.121532</text:p>
          </table:table-cell>
          <table:table-cell table:formula="of:=[.M224]+[.I224]" office:value-type="float" office:value="0.1618204">
            <text:p>0.161820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82">
            <text:p>382</text:p>
          </table:table-cell>
          <table:table-cell office:value-type="float" office:value="172">
            <text:p>172</text:p>
          </table:table-cell>
          <table:table-cell office:value-type="float" office:value="834">
            <text:p>834</text:p>
          </table:table-cell>
          <table:table-cell office:value-type="float" office:value="464">
            <text:p>464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312406">
            <text:p>-0.312406</text:p>
          </table:table-cell>
          <table:table-cell office:value-type="float" office:value="0.0749652">
            <text:p>0.0749652</text:p>
          </table:table-cell>
          <table:table-cell office:value-type="float" office:value="0.770806">
            <text:p>0.770806</text:p>
          </table:table-cell>
          <table:table-cell office:value-type="float" office:value="0.131435">
            <text:p>0.131435</text:p>
          </table:table-cell>
          <table:table-cell table:formula="of:=[.B225]*[.$O$1]" office:value-type="float" office:value="0.191">
            <text:p>0.191</text:p>
          </table:table-cell>
          <table:table-cell table:formula="of:=[.C225]*[.$O$1]" office:value-type="float" office:value="0.086">
            <text:p>0.086</text:p>
          </table:table-cell>
          <table:table-cell table:formula="of:=[.L225]+[.H225]" office:value-type="float" office:value="-0.121406">
            <text:p>-0.121406</text:p>
          </table:table-cell>
          <table:table-cell table:formula="of:=[.M225]+[.I225]" office:value-type="float" office:value="0.1609652">
            <text:p>0.160965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64">
            <text:p>364</text:p>
          </table:table-cell>
          <table:table-cell office:value-type="float" office:value="172">
            <text:p>172</text:p>
          </table:table-cell>
          <table:table-cell office:value-type="float" office:value="807">
            <text:p>807</text:p>
          </table:table-cell>
          <table:table-cell office:value-type="float" office:value="455">
            <text:p>455</text:p>
          </table:table-cell>
          <table:table-cell table:number-columns-repeated="2" office:value-type="float" office:value="395">
            <text:p>395</text:p>
          </table:table-cell>
          <table:table-cell office:value-type="float" office:value="-0.29838">
            <text:p>-0.29838</text:p>
          </table:table-cell>
          <table:table-cell office:value-type="float" office:value="0.0739401">
            <text:p>0.0739401</text:p>
          </table:table-cell>
          <table:table-cell office:value-type="float" office:value="0.73518">
            <text:p>0.73518</text:p>
          </table:table-cell>
          <table:table-cell office:value-type="float" office:value="0.13246">
            <text:p>0.13246</text:p>
          </table:table-cell>
          <table:table-cell table:formula="of:=[.B226]*[.$O$1]" office:value-type="float" office:value="0.182">
            <text:p>0.182</text:p>
          </table:table-cell>
          <table:table-cell table:formula="of:=[.C226]*[.$O$1]" office:value-type="float" office:value="0.086">
            <text:p>0.086</text:p>
          </table:table-cell>
          <table:table-cell table:formula="of:=[.L226]+[.H226]" office:value-type="float" office:value="-0.11638">
            <text:p>-0.11638</text:p>
          </table:table-cell>
          <table:table-cell table:formula="of:=[.M226]+[.I226]" office:value-type="float" office:value="0.1599401">
            <text:p>0.159940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31">
            <text:p>331</text:p>
          </table:table-cell>
          <table:table-cell office:value-type="float" office:value="170">
            <text:p>170</text:p>
          </table:table-cell>
          <table:table-cell office:value-type="float" office:value="783">
            <text:p>783</text:p>
          </table:table-cell>
          <table:table-cell office:value-type="float" office:value="462">
            <text:p>462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287584">
            <text:p>-0.287584</text:p>
          </table:table-cell>
          <table:table-cell office:value-type="float" office:value="0.0743472">
            <text:p>0.0743472</text:p>
          </table:table-cell>
          <table:table-cell office:value-type="float" office:value="0.684784">
            <text:p>0.684784</text:p>
          </table:table-cell>
          <table:table-cell office:value-type="float" office:value="0.129653">
            <text:p>0.129653</text:p>
          </table:table-cell>
          <table:table-cell table:formula="of:=[.B227]*[.$O$1]" office:value-type="float" office:value="0.1655">
            <text:p>0.1655</text:p>
          </table:table-cell>
          <table:table-cell table:formula="of:=[.C227]*[.$O$1]" office:value-type="float" office:value="0.085">
            <text:p>0.085</text:p>
          </table:table-cell>
          <table:table-cell table:formula="of:=[.L227]+[.H227]" office:value-type="float" office:value="-0.122084">
            <text:p>-0.122084</text:p>
          </table:table-cell>
          <table:table-cell table:formula="of:=[.M227]+[.I227]" office:value-type="float" office:value="0.1593472">
            <text:p>0.159347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04">
            <text:p>304</text:p>
          </table:table-cell>
          <table:table-cell office:value-type="float" office:value="161">
            <text:p>161</text:p>
          </table:table-cell>
          <table:table-cell office:value-type="float" office:value="748">
            <text:p>748</text:p>
          </table:table-cell>
          <table:table-cell office:value-type="float" office:value="445">
            <text:p>445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274125">
            <text:p>-0.274125</text:p>
          </table:table-cell>
          <table:table-cell office:value-type="float" office:value="0.0804139">
            <text:p>0.0804139</text:p>
          </table:table-cell>
          <table:table-cell office:value-type="float" office:value="0.638925">
            <text:p>0.638925</text:p>
          </table:table-cell>
          <table:table-cell office:value-type="float" office:value="0.112786">
            <text:p>0.112786</text:p>
          </table:table-cell>
          <table:table-cell table:formula="of:=[.B228]*[.$O$1]" office:value-type="float" office:value="0.152">
            <text:p>0.152</text:p>
          </table:table-cell>
          <table:table-cell table:formula="of:=[.C228]*[.$O$1]" office:value-type="float" office:value="0.0805">
            <text:p>0.0805</text:p>
          </table:table-cell>
          <table:table-cell table:formula="of:=[.L228]+[.H228]" office:value-type="float" office:value="-0.122125">
            <text:p>-0.122125</text:p>
          </table:table-cell>
          <table:table-cell table:formula="of:=[.M228]+[.I228]" office:value-type="float" office:value="0.1609139">
            <text:p>0.160913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85">
            <text:p>285</text:p>
          </table:table-cell>
          <table:table-cell office:value-type="float" office:value="153">
            <text:p>153</text:p>
          </table:table-cell>
          <table:table-cell office:value-type="float" office:value="729">
            <text:p>729</text:p>
          </table:table-cell>
          <table:table-cell office:value-type="float" office:value="437">
            <text:p>437</text:p>
          </table:table-cell>
          <table:table-cell table:number-columns-repeated="2" office:value-type="float" office:value="393">
            <text:p>393</text:p>
          </table:table-cell>
          <table:table-cell office:value-type="float" office:value="-0.263973">
            <text:p>-0.263973</text:p>
          </table:table-cell>
          <table:table-cell office:value-type="float" office:value="0.0867475">
            <text:p>0.0867475</text:p>
          </table:table-cell>
          <table:table-cell office:value-type="float" office:value="0.605973">
            <text:p>0.605973</text:p>
          </table:table-cell>
          <table:table-cell office:value-type="float" office:value="0.0968525">
            <text:p>0.0968525</text:p>
          </table:table-cell>
          <table:table-cell table:formula="of:=[.B229]*[.$O$1]" office:value-type="float" office:value="0.1425">
            <text:p>0.1425</text:p>
          </table:table-cell>
          <table:table-cell table:formula="of:=[.C229]*[.$O$1]" office:value-type="float" office:value="0.0765">
            <text:p>0.0765</text:p>
          </table:table-cell>
          <table:table-cell table:formula="of:=[.L229]+[.H229]" office:value-type="float" office:value="-0.121473">
            <text:p>-0.121473</text:p>
          </table:table-cell>
          <table:table-cell table:formula="of:=[.M229]+[.I229]" office:value-type="float" office:value="0.1632475">
            <text:p>0.163247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51">
            <text:p>151</text:p>
          </table:table-cell>
          <table:table-cell office:value-type="float" office:value="698">
            <text:p>698</text:p>
          </table:table-cell>
          <table:table-cell office:value-type="float" office:value="433">
            <text:p>433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24887">
            <text:p>-0.24887</text:p>
          </table:table-cell>
          <table:table-cell office:value-type="float" office:value="0.0879317">
            <text:p>0.0879317</text:p>
          </table:table-cell>
          <table:table-cell office:value-type="float" office:value="0.55607">
            <text:p>0.55607</text:p>
          </table:table-cell>
          <table:table-cell office:value-type="float" office:value="0.0932683">
            <text:p>0.0932683</text:p>
          </table:table-cell>
          <table:table-cell table:formula="of:=[.B230]*[.$O$1]" office:value-type="float" office:value="0.128">
            <text:p>0.128</text:p>
          </table:table-cell>
          <table:table-cell table:formula="of:=[.C230]*[.$O$1]" office:value-type="float" office:value="0.0755">
            <text:p>0.0755</text:p>
          </table:table-cell>
          <table:table-cell table:formula="of:=[.L230]+[.H230]" office:value-type="float" office:value="-0.12087">
            <text:p>-0.12087</text:p>
          </table:table-cell>
          <table:table-cell table:formula="of:=[.M230]+[.I230]" office:value-type="float" office:value="0.1634317">
            <text:p>0.163431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20">
            <text:p>220</text:p>
          </table:table-cell>
          <table:table-cell office:value-type="float" office:value="162">
            <text:p>162</text:p>
          </table:table-cell>
          <table:table-cell office:value-type="float" office:value="653">
            <text:p>65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415">
            <text:p>415</text:p>
          </table:table-cell>
          <table:table-cell office:value-type="float" office:value="-0.228272">
            <text:p>-0.228272</text:p>
          </table:table-cell>
          <table:table-cell office:value-type="float" office:value="0.0828501">
            <text:p>0.0828501</text:p>
          </table:table-cell>
          <table:table-cell office:value-type="float" office:value="0.492272">
            <text:p>0.492272</text:p>
          </table:table-cell>
          <table:table-cell office:value-type="float" office:value="0.11155">
            <text:p>0.11155</text:p>
          </table:table-cell>
          <table:table-cell table:formula="of:=[.B231]*[.$O$1]" office:value-type="float" office:value="0.11">
            <text:p>0.11</text:p>
          </table:table-cell>
          <table:table-cell table:formula="of:=[.C231]*[.$O$1]" office:value-type="float" office:value="0.081">
            <text:p>0.081</text:p>
          </table:table-cell>
          <table:table-cell table:formula="of:=[.L231]+[.H231]" office:value-type="float" office:value="-0.118272">
            <text:p>-0.118272</text:p>
          </table:table-cell>
          <table:table-cell table:formula="of:=[.M231]+[.I231]" office:value-type="float" office:value="0.1638501">
            <text:p>0.163850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81">
            <text:p>181</text:p>
          </table:table-cell>
          <table:table-cell office:value-type="float" office:value="157">
            <text:p>157</text:p>
          </table:table-cell>
          <table:table-cell office:value-type="float" office:value="618">
            <text:p>618</text:p>
          </table:table-cell>
          <table:table-cell office:value-type="float" office:value="434">
            <text:p>434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20632">
            <text:p>-0.20632</text:p>
          </table:table-cell>
          <table:table-cell office:value-type="float" office:value="0.0854642">
            <text:p>0.0854642</text:p>
          </table:table-cell>
          <table:table-cell office:value-type="float" office:value="0.42352">
            <text:p>0.42352</text:p>
          </table:table-cell>
          <table:table-cell office:value-type="float" office:value="0.102936">
            <text:p>0.102936</text:p>
          </table:table-cell>
          <table:table-cell table:formula="of:=[.B232]*[.$O$1]" office:value-type="float" office:value="0.0905">
            <text:p>0.0905</text:p>
          </table:table-cell>
          <table:table-cell table:formula="of:=[.C232]*[.$O$1]" office:value-type="float" office:value="0.0785">
            <text:p>0.0785</text:p>
          </table:table-cell>
          <table:table-cell table:formula="of:=[.L232]+[.H232]" office:value-type="float" office:value="-0.11582">
            <text:p>-0.11582</text:p>
          </table:table-cell>
          <table:table-cell table:formula="of:=[.M232]+[.I232]" office:value-type="float" office:value="0.1639642">
            <text:p>0.163964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584">
            <text:p>584</text:p>
          </table:table-cell>
          <table:table-cell office:value-type="float" office:value="417">
            <text:p>417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194031">
            <text:p>-0.194031</text:p>
          </table:table-cell>
          <table:table-cell office:value-type="float" office:value="0.0923777">
            <text:p>0.0923777</text:p>
          </table:table-cell>
          <table:table-cell office:value-type="float" office:value="0.370431">
            <text:p>0.370431</text:p>
          </table:table-cell>
          <table:table-cell office:value-type="float" office:value="0.0756223">
            <text:p>0.0756223</text:p>
          </table:table-cell>
          <table:table-cell table:formula="of:=[.B233]*[.$O$1]" office:value-type="float" office:value="0.0735">
            <text:p>0.0735</text:p>
          </table:table-cell>
          <table:table-cell table:formula="of:=[.C233]*[.$O$1]" office:value-type="float" office:value="0.07">
            <text:p>0.07</text:p>
          </table:table-cell>
          <table:table-cell table:formula="of:=[.L233]+[.H233]" office:value-type="float" office:value="-0.120531">
            <text:p>-0.120531</text:p>
          </table:table-cell>
          <table:table-cell table:formula="of:=[.M233]+[.I233]" office:value-type="float" office:value="0.1623777">
            <text:p>0.162377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557">
            <text:p>557</text:p>
          </table:table-cell>
          <table:table-cell office:value-type="float" office:value="410">
            <text:p>410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176411">
            <text:p>-0.176411</text:p>
          </table:table-cell>
          <table:table-cell office:value-type="float" office:value="0.0980322">
            <text:p>0.0980322</text:p>
          </table:table-cell>
          <table:table-cell office:value-type="float" office:value="0.320411">
            <text:p>0.320411</text:p>
          </table:table-cell>
          <table:table-cell office:value-type="float" office:value="0.0615678">
            <text:p>0.0615678</text:p>
          </table:table-cell>
          <table:table-cell table:formula="of:=[.B234]*[.$O$1]" office:value-type="float" office:value="0.06">
            <text:p>0.06</text:p>
          </table:table-cell>
          <table:table-cell table:formula="of:=[.C234]*[.$O$1]" office:value-type="float" office:value="0.0665">
            <text:p>0.0665</text:p>
          </table:table-cell>
          <table:table-cell table:formula="of:=[.L234]+[.H234]" office:value-type="float" office:value="-0.116411">
            <text:p>-0.116411</text:p>
          </table:table-cell>
          <table:table-cell table:formula="of:=[.M234]+[.I234]" office:value-type="float" office:value="0.1645322">
            <text:p>0.164532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139">
            <text:p>139</text:p>
          </table:table-cell>
          <table:table-cell office:value-type="float" office:value="522">
            <text:p>522</text:p>
          </table:table-cell>
          <table:table-cell table:number-columns-repeated="3" office:value-type="float" office:value="413">
            <text:p>413</text:p>
          </table:table-cell>
          <table:table-cell office:value-type="float" office:value="-0.159548">
            <text:p>-0.159548</text:p>
          </table:table-cell>
          <table:table-cell office:value-type="float" office:value="0.0935692">
            <text:p>0.0935692</text:p>
          </table:table-cell>
          <table:table-cell office:value-type="float" office:value="0.265148">
            <text:p>0.265148</text:p>
          </table:table-cell>
          <table:table-cell office:value-type="float" office:value="0.0732308">
            <text:p>0.0732308</text:p>
          </table:table-cell>
          <table:table-cell table:formula="of:=[.B235]*[.$O$1]" office:value-type="float" office:value="0.044">
            <text:p>0.044</text:p>
          </table:table-cell>
          <table:table-cell table:formula="of:=[.C235]*[.$O$1]" office:value-type="float" office:value="0.0695">
            <text:p>0.0695</text:p>
          </table:table-cell>
          <table:table-cell table:formula="of:=[.L235]+[.H235]" office:value-type="float" office:value="-0.115548">
            <text:p>-0.115548</text:p>
          </table:table-cell>
          <table:table-cell table:formula="of:=[.M235]+[.I235]" office:value-type="float" office:value="0.1630692">
            <text:p>0.163069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153">
            <text:p>153</text:p>
          </table:table-cell>
          <table:table-cell office:value-type="float" office:value="507">
            <text:p>507</text:p>
          </table:table-cell>
          <table:table-cell office:value-type="float" office:value="437">
            <text:p>437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143549">
            <text:p>-0.143549</text:p>
          </table:table-cell>
          <table:table-cell office:value-type="float" office:value="0.0889905">
            <text:p>0.0889905</text:p>
          </table:table-cell>
          <table:table-cell office:value-type="float" office:value="0.219149">
            <text:p>0.219149</text:p>
          </table:table-cell>
          <table:table-cell office:value-type="float" office:value="0.0946095">
            <text:p>0.0946095</text:p>
          </table:table-cell>
          <table:table-cell table:formula="of:=[.B236]*[.$O$1]" office:value-type="float" office:value="0.0315">
            <text:p>0.0315</text:p>
          </table:table-cell>
          <table:table-cell table:formula="of:=[.C236]*[.$O$1]" office:value-type="float" office:value="0.0765">
            <text:p>0.0765</text:p>
          </table:table-cell>
          <table:table-cell table:formula="of:=[.L236]+[.H236]" office:value-type="float" office:value="-0.112049">
            <text:p>-0.112049</text:p>
          </table:table-cell>
          <table:table-cell table:formula="of:=[.M236]+[.I236]" office:value-type="float" office:value="0.1654905">
            <text:p>0.165490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56">
            <text:p>156</text:p>
          </table:table-cell>
          <table:table-cell office:value-type="float" office:value="471">
            <text:p>471</text:p>
          </table:table-cell>
          <table:table-cell office:value-type="float" office:value="434">
            <text:p>434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123919">
            <text:p>-0.123919</text:p>
          </table:table-cell>
          <table:table-cell office:value-type="float" office:value="0.0822114">
            <text:p>0.0822114</text:p>
          </table:table-cell>
          <table:table-cell office:value-type="float" office:value="0.163519">
            <text:p>0.163519</text:p>
          </table:table-cell>
          <table:table-cell office:value-type="float" office:value="0.104989">
            <text:p>0.104989</text:p>
          </table:table-cell>
          <table:table-cell table:formula="of:=[.B237]*[.$O$1]" office:value-type="float" office:value="0.0165">
            <text:p>0.0165</text:p>
          </table:table-cell>
          <table:table-cell table:formula="of:=[.C237]*[.$O$1]" office:value-type="float" office:value="0.078">
            <text:p>0.078</text:p>
          </table:table-cell>
          <table:table-cell table:formula="of:=[.L237]+[.H237]" office:value-type="float" office:value="-0.107419">
            <text:p>-0.107419</text:p>
          </table:table-cell>
          <table:table-cell table:formula="of:=[.M237]+[.I237]" office:value-type="float" office:value="0.1602114">
            <text:p>0.160211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">
            <text:p>-3</text:p>
          </table:table-cell>
          <table:table-cell office:value-type="float" office:value="169">
            <text:p>169</text:p>
          </table:table-cell>
          <table:table-cell office:value-type="float" office:value="432">
            <text:p>43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100313">
            <text:p>-0.100313</text:p>
          </table:table-cell>
          <table:table-cell office:value-type="float" office:value="0.0765603">
            <text:p>0.0765603</text:p>
          </table:table-cell>
          <table:table-cell office:value-type="float" office:value="0.0967128">
            <text:p>0.0967128</text:p>
          </table:table-cell>
          <table:table-cell office:value-type="float" office:value="0.12624">
            <text:p>0.12624</text:p>
          </table:table-cell>
          <table:table-cell table:formula="of:=[.B238]*[.$O$1]" office:value-type="float" office:value="-0.0015">
            <text:p>-0.0015</text:p>
          </table:table-cell>
          <table:table-cell table:formula="of:=[.C238]*[.$O$1]" office:value-type="float" office:value="0.0845">
            <text:p>0.0845</text:p>
          </table:table-cell>
          <table:table-cell table:formula="of:=[.L238]+[.H238]" office:value-type="float" office:value="-0.101813">
            <text:p>-0.101813</text:p>
          </table:table-cell>
          <table:table-cell table:formula="of:=[.M238]+[.I238]" office:value-type="float" office:value="0.1610603">
            <text:p>0.1610603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47">
            <text:p>-47</text:p>
          </table:table-cell>
          <table:table-cell office:value-type="float" office:value="172">
            <text:p>172</text:p>
          </table:table-cell>
          <table:table-cell office:value-type="float" office:value="467">
            <text:p>467</text:p>
          </table:table-cell>
          <table:table-cell office:value-type="float" office:value="526">
            <text:p>526</text:p>
          </table:table-cell>
          <table:table-cell table:number-columns-repeated="2" office:value-type="float" office:value="253">
            <text:p>253</text:p>
          </table:table-cell>
          <table:table-cell office:value-type="float" office:value="-0.0641538">
            <text:p>-0.0641538</text:p>
          </table:table-cell>
          <table:table-cell office:value-type="float" office:value="0.0656575">
            <text:p>0.0656575</text:p>
          </table:table-cell>
          <table:table-cell office:value-type="float" office:value="0.00775383">
            <text:p>0.00775383</text:p>
          </table:table-cell>
          <table:table-cell office:value-type="float" office:value="0.140742">
            <text:p>0.140742</text:p>
          </table:table-cell>
          <table:table-cell table:formula="of:=[.B239]*[.$O$1]" office:value-type="float" office:value="-0.0235">
            <text:p>-0.0235</text:p>
          </table:table-cell>
          <table:table-cell table:formula="of:=[.C239]*[.$O$1]" office:value-type="float" office:value="0.086">
            <text:p>0.086</text:p>
          </table:table-cell>
          <table:table-cell table:formula="of:=[.L239]+[.H239]" office:value-type="float" office:value="-0.0876538">
            <text:p>-0.0876538</text:p>
          </table:table-cell>
          <table:table-cell table:formula="of:=[.M239]+[.I239]" office:value-type="float" office:value="0.1516575">
            <text:p>0.151657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75">
            <text:p>-75</text:p>
          </table:table-cell>
          <table:table-cell office:value-type="float" office:value="184">
            <text:p>184</text:p>
          </table:table-cell>
          <table:table-cell office:value-type="float" office:value="365">
            <text:p>365</text:p>
          </table:table-cell>
          <table:table-cell office:value-type="float" office:value="464">
            <text:p>464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580413">
            <text:p>-0.0580413</text:p>
          </table:table-cell>
          <table:table-cell office:value-type="float" office:value="0.0629441">
            <text:p>0.0629441</text:p>
          </table:table-cell>
          <table:table-cell office:value-type="float" office:value="-0.0319587">
            <text:p>-0.0319587</text:p>
          </table:table-cell>
          <table:table-cell office:value-type="float" office:value="0.157856">
            <text:p>0.157856</text:p>
          </table:table-cell>
          <table:table-cell table:formula="of:=[.B240]*[.$O$1]" office:value-type="float" office:value="-0.0375">
            <text:p>-0.0375</text:p>
          </table:table-cell>
          <table:table-cell table:formula="of:=[.C240]*[.$O$1]" office:value-type="float" office:value="0.092">
            <text:p>0.092</text:p>
          </table:table-cell>
          <table:table-cell table:formula="of:=[.L240]+[.H240]" office:value-type="float" office:value="-0.0955413">
            <text:p>-0.0955413</text:p>
          </table:table-cell>
          <table:table-cell table:formula="of:=[.M240]+[.I240]" office:value-type="float" office:value="0.1549441">
            <text:p>0.154944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96">
            <text:p>-96</text:p>
          </table:table-cell>
          <table:table-cell office:value-type="float" office:value="197">
            <text:p>197</text:p>
          </table:table-cell>
          <table:table-cell office:value-type="float" office:value="354">
            <text:p>354</text:p>
          </table:table-cell>
          <table:table-cell office:value-type="float" office:value="487">
            <text:p>487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47215">
            <text:p>-0.047215</text:p>
          </table:table-cell>
          <table:table-cell office:value-type="float" office:value="0.0581969">
            <text:p>0.0581969</text:p>
          </table:table-cell>
          <table:table-cell office:value-type="float" office:value="-0.067985">
            <text:p>-0.067985</text:p>
          </table:table-cell>
          <table:table-cell office:value-type="float" office:value="0.178203">
            <text:p>0.178203</text:p>
          </table:table-cell>
          <table:table-cell table:formula="of:=[.B241]*[.$O$1]" office:value-type="float" office:value="-0.048">
            <text:p>-0.048</text:p>
          </table:table-cell>
          <table:table-cell table:formula="of:=[.C241]*[.$O$1]" office:value-type="float" office:value="0.0985">
            <text:p>0.0985</text:p>
          </table:table-cell>
          <table:table-cell table:formula="of:=[.L241]+[.H241]" office:value-type="float" office:value="-0.095215">
            <text:p>-0.095215</text:p>
          </table:table-cell>
          <table:table-cell table:formula="of:=[.M241]+[.I241]" office:value-type="float" office:value="0.1566969">
            <text:p>0.156696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27">
            <text:p>-127</text:p>
          </table:table-cell>
          <table:table-cell office:value-type="float" office:value="202">
            <text:p>202</text:p>
          </table:table-cell>
          <table:table-cell office:value-type="float" office:value="316">
            <text:p>316</text:p>
          </table:table-cell>
          <table:table-cell office:value-type="float" office:value="485">
            <text:p>485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311454">
            <text:p>-0.0311454</text:p>
          </table:table-cell>
          <table:table-cell office:value-type="float" office:value="0.0531077">
            <text:p>0.0531077</text:p>
          </table:table-cell>
          <table:table-cell office:value-type="float" office:value="-0.121255">
            <text:p>-0.121255</text:p>
          </table:table-cell>
          <table:table-cell office:value-type="float" office:value="0.189292">
            <text:p>0.189292</text:p>
          </table:table-cell>
          <table:table-cell table:formula="of:=[.B242]*[.$O$1]" office:value-type="float" office:value="-0.0635">
            <text:p>-0.0635</text:p>
          </table:table-cell>
          <table:table-cell table:formula="of:=[.C242]*[.$O$1]" office:value-type="float" office:value="0.101">
            <text:p>0.101</text:p>
          </table:table-cell>
          <table:table-cell table:formula="of:=[.L242]+[.H242]" office:value-type="float" office:value="-0.0946454">
            <text:p>-0.0946454</text:p>
          </table:table-cell>
          <table:table-cell table:formula="of:=[.M242]+[.I242]" office:value-type="float" office:value="0.1541077">
            <text:p>0.154107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61">
            <text:p>-161</text:p>
          </table:table-cell>
          <table:table-cell office:value-type="float" office:value="209">
            <text:p>209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table:number-columns-repeated="2" office:value-type="float" office:value="398">
            <text:p>398</text:p>
          </table:table-cell>
          <table:table-cell office:value-type="float" office:value="-0.0100255">
            <text:p>-0.0100255</text:p>
          </table:table-cell>
          <table:table-cell office:value-type="float" office:value="0.0505963">
            <text:p>0.0505963</text:p>
          </table:table-cell>
          <table:table-cell office:value-type="float" office:value="-0.183174">
            <text:p>-0.183174</text:p>
          </table:table-cell>
          <table:table-cell office:value-type="float" office:value="0.200204">
            <text:p>0.200204</text:p>
          </table:table-cell>
          <table:table-cell table:formula="of:=[.B243]*[.$O$1]" office:value-type="float" office:value="-0.0805">
            <text:p>-0.0805</text:p>
          </table:table-cell>
          <table:table-cell table:formula="of:=[.C243]*[.$O$1]" office:value-type="float" office:value="0.1045">
            <text:p>0.1045</text:p>
          </table:table-cell>
          <table:table-cell table:formula="of:=[.L243]+[.H243]" office:value-type="float" office:value="-0.0905255">
            <text:p>-0.0905255</text:p>
          </table:table-cell>
          <table:table-cell table:formula="of:=[.M243]+[.I243]" office:value-type="float" office:value="0.1550963">
            <text:p>0.155096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91">
            <text:p>-191</text:p>
          </table:table-cell>
          <table:table-cell office:value-type="float" office:value="213">
            <text:p>213</text:p>
          </table:table-cell>
          <table:table-cell office:value-type="float" office:value="263">
            <text:p>263</text:p>
          </table:table-cell>
          <table:table-cell office:value-type="float" office:value="507">
            <text:p>507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111498">
            <text:p>0.0111498</text:p>
          </table:table-cell>
          <table:table-cell office:value-type="float" office:value="0.0471052">
            <text:p>0.0471052</text:p>
          </table:table-cell>
          <table:table-cell office:value-type="float" office:value="-0.24035">
            <text:p>-0.24035</text:p>
          </table:table-cell>
          <table:table-cell office:value-type="float" office:value="0.208495">
            <text:p>0.208495</text:p>
          </table:table-cell>
          <table:table-cell table:formula="of:=[.B244]*[.$O$1]" office:value-type="float" office:value="-0.0955">
            <text:p>-0.0955</text:p>
          </table:table-cell>
          <table:table-cell table:formula="of:=[.C244]*[.$O$1]" office:value-type="float" office:value="0.1065">
            <text:p>0.1065</text:p>
          </table:table-cell>
          <table:table-cell table:formula="of:=[.L244]+[.H244]" office:value-type="float" office:value="-0.0843502">
            <text:p>-0.0843502</text:p>
          </table:table-cell>
          <table:table-cell table:formula="of:=[.M244]+[.I244]" office:value-type="float" office:value="0.1536052">
            <text:p>0.153605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19">
            <text:p>-219</text:p>
          </table:table-cell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office:value-type="float" office:value="504">
            <text:p>504</text:p>
          </table:table-cell>
          <table:table-cell table:number-columns-repeated="2" office:value-type="float" office:value="395">
            <text:p>395</text:p>
          </table:table-cell>
          <table:table-cell office:value-type="float" office:value="0.0294791">
            <text:p>0.0294791</text:p>
          </table:table-cell>
          <table:table-cell office:value-type="float" office:value="0.0429524">
            <text:p>0.0429524</text:p>
          </table:table-cell>
          <table:table-cell office:value-type="float" office:value="-0.292279">
            <text:p>-0.292279</text:p>
          </table:table-cell>
          <table:table-cell office:value-type="float" office:value="0.222248">
            <text:p>0.222248</text:p>
          </table:table-cell>
          <table:table-cell table:formula="of:=[.B245]*[.$O$1]" office:value-type="float" office:value="-0.1095">
            <text:p>-0.1095</text:p>
          </table:table-cell>
          <table:table-cell table:formula="of:=[.C245]*[.$O$1]" office:value-type="float" office:value="0.1105">
            <text:p>0.1105</text:p>
          </table:table-cell>
          <table:table-cell table:formula="of:=[.L245]+[.H245]" office:value-type="float" office:value="-0.0800209">
            <text:p>-0.0800209</text:p>
          </table:table-cell>
          <table:table-cell table:formula="of:=[.M245]+[.I245]" office:value-type="float" office:value="0.1534524">
            <text:p>0.153452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40">
            <text:p>-240</text:p>
          </table:table-cell>
          <table:table-cell office:value-type="float" office:value="223">
            <text:p>223</text:p>
          </table:table-cell>
          <table:table-cell office:value-type="float" office:value="201">
            <text:p>201</text:p>
          </table:table-cell>
          <table:table-cell office:value-type="float" office:value="504">
            <text:p>50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386472">
            <text:p>0.0386472</text:p>
          </table:table-cell>
          <table:table-cell office:value-type="float" office:value="0.0440481">
            <text:p>0.0440481</text:p>
          </table:table-cell>
          <table:table-cell office:value-type="float" office:value="-0.326647">
            <text:p>-0.326647</text:p>
          </table:table-cell>
          <table:table-cell office:value-type="float" office:value="0.223552">
            <text:p>0.223552</text:p>
          </table:table-cell>
          <table:table-cell table:formula="of:=[.B246]*[.$O$1]" office:value-type="float" office:value="-0.12">
            <text:p>-0.12</text:p>
          </table:table-cell>
          <table:table-cell table:formula="of:=[.C246]*[.$O$1]" office:value-type="float" office:value="0.1115">
            <text:p>0.1115</text:p>
          </table:table-cell>
          <table:table-cell table:formula="of:=[.L246]+[.H246]" office:value-type="float" office:value="-0.0813528">
            <text:p>-0.0813528</text:p>
          </table:table-cell>
          <table:table-cell table:formula="of:=[.M246]+[.I246]" office:value-type="float" office:value="0.1555481">
            <text:p>0.155548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56">
            <text:p>-256</text:p>
          </table:table-cell>
          <table:table-cell office:value-type="float" office:value="208">
            <text:p>208</text:p>
          </table:table-cell>
          <table:table-cell office:value-type="float" office:value="196">
            <text:p>196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76">
            <text:p>376</text:p>
          </table:table-cell>
          <table:table-cell office:value-type="float" office:value="0.0500965">
            <text:p>0.0500965</text:p>
          </table:table-cell>
          <table:table-cell office:value-type="float" office:value="0.0508503">
            <text:p>0.0508503</text:p>
          </table:table-cell>
          <table:table-cell office:value-type="float" office:value="-0.357297">
            <text:p>-0.357297</text:p>
          </table:table-cell>
          <table:table-cell office:value-type="float" office:value="0.19875">
            <text:p>0.19875</text:p>
          </table:table-cell>
          <table:table-cell table:formula="of:=[.B247]*[.$O$1]" office:value-type="float" office:value="-0.128">
            <text:p>-0.128</text:p>
          </table:table-cell>
          <table:table-cell table:formula="of:=[.C247]*[.$O$1]" office:value-type="float" office:value="0.104">
            <text:p>0.104</text:p>
          </table:table-cell>
          <table:table-cell table:formula="of:=[.L247]+[.H247]" office:value-type="float" office:value="-0.0779035">
            <text:p>-0.0779035</text:p>
          </table:table-cell>
          <table:table-cell table:formula="of:=[.M247]+[.I247]" office:value-type="float" office:value="0.1548503">
            <text:p>0.154850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81">
            <text:p>-281</text:p>
          </table:table-cell>
          <table:table-cell office:value-type="float" office:value="198">
            <text:p>198</text:p>
          </table:table-cell>
          <table:table-cell office:value-type="float" office:value="149">
            <text:p>149</text:p>
          </table:table-cell>
          <table:table-cell office:value-type="float" office:value="468">
            <text:p>468</text:p>
          </table:table-cell>
          <table:table-cell table:number-columns-repeated="2" office:value-type="float" office:value="420">
            <text:p>420</text:p>
          </table:table-cell>
          <table:table-cell office:value-type="float" office:value="0.0635171">
            <text:p>0.0635171</text:p>
          </table:table-cell>
          <table:table-cell office:value-type="float" office:value="0.0568024">
            <text:p>0.0568024</text:p>
          </table:table-cell>
          <table:table-cell office:value-type="float" office:value="-0.400717">
            <text:p>-0.400717</text:p>
          </table:table-cell>
          <table:table-cell office:value-type="float" office:value="0.180798">
            <text:p>0.180798</text:p>
          </table:table-cell>
          <table:table-cell table:formula="of:=[.B248]*[.$O$1]" office:value-type="float" office:value="-0.1405">
            <text:p>-0.1405</text:p>
          </table:table-cell>
          <table:table-cell table:formula="of:=[.C248]*[.$O$1]" office:value-type="float" office:value="0.099">
            <text:p>0.099</text:p>
          </table:table-cell>
          <table:table-cell table:formula="of:=[.L248]+[.H248]" office:value-type="float" office:value="-0.0769829">
            <text:p>-0.0769829</text:p>
          </table:table-cell>
          <table:table-cell table:formula="of:=[.M248]+[.I248]" office:value-type="float" office:value="0.1558024">
            <text:p>0.155802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07">
            <text:p>-307</text:p>
          </table:table-cell>
          <table:table-cell office:value-type="float" office:value="209">
            <text:p>209</text:p>
          </table:table-cell>
          <table:table-cell office:value-type="float" office:value="142">
            <text:p>142</text:p>
          </table:table-cell>
          <table:table-cell office:value-type="float" office:value="498">
            <text:p>498</text:p>
          </table:table-cell>
          <table:table-cell table:number-columns-repeated="2" office:value-type="float" office:value="382">
            <text:p>382</text:p>
          </table:table-cell>
          <table:table-cell office:value-type="float" office:value="0.0845571">
            <text:p>0.0845571</text:p>
          </table:table-cell>
          <table:table-cell office:value-type="float" office:value="0.0554234">
            <text:p>0.0554234</text:p>
          </table:table-cell>
          <table:table-cell office:value-type="float" office:value="-0.452957">
            <text:p>-0.452957</text:p>
          </table:table-cell>
          <table:table-cell office:value-type="float" office:value="0.195377">
            <text:p>0.195377</text:p>
          </table:table-cell>
          <table:table-cell table:formula="of:=[.B249]*[.$O$1]" office:value-type="float" office:value="-0.1535">
            <text:p>-0.1535</text:p>
          </table:table-cell>
          <table:table-cell table:formula="of:=[.C249]*[.$O$1]" office:value-type="float" office:value="0.1045">
            <text:p>0.1045</text:p>
          </table:table-cell>
          <table:table-cell table:formula="of:=[.L249]+[.H249]" office:value-type="float" office:value="-0.0689429">
            <text:p>-0.0689429</text:p>
          </table:table-cell>
          <table:table-cell table:formula="of:=[.M249]+[.I249]" office:value-type="float" office:value="0.1599234">
            <text:p>0.159923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45">
            <text:p>-345</text:p>
          </table:table-cell>
          <table:table-cell office:value-type="float" office:value="213">
            <text:p>213</text:p>
          </table:table-cell>
          <table:table-cell office:value-type="float" office:value="112">
            <text:p>11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366">
            <text:p>366</text:p>
          </table:table-cell>
          <table:table-cell office:value-type="float" office:value="0.10673">
            <text:p>0.10673</text:p>
          </table:table-cell>
          <table:table-cell office:value-type="float" office:value="0.0477991">
            <text:p>0.0477991</text:p>
          </table:table-cell>
          <table:table-cell office:value-type="float" office:value="-0.52073">
            <text:p>-0.52073</text:p>
          </table:table-cell>
          <table:table-cell office:value-type="float" office:value="0.207801">
            <text:p>0.207801</text:p>
          </table:table-cell>
          <table:table-cell table:formula="of:=[.B250]*[.$O$1]" office:value-type="float" office:value="-0.1725">
            <text:p>-0.1725</text:p>
          </table:table-cell>
          <table:table-cell table:formula="of:=[.C250]*[.$O$1]" office:value-type="float" office:value="0.1065">
            <text:p>0.1065</text:p>
          </table:table-cell>
          <table:table-cell table:formula="of:=[.L250]+[.H250]" office:value-type="float" office:value="-0.06577">
            <text:p>-0.06577</text:p>
          </table:table-cell>
          <table:table-cell table:formula="of:=[.M250]+[.I250]" office:value-type="float" office:value="0.1542991">
            <text:p>0.154299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64">
            <text:p>-364</text:p>
          </table:table-cell>
          <table:table-cell office:value-type="float" office:value="217">
            <text:p>217</text:p>
          </table:table-cell>
          <table:table-cell office:value-type="float" office:value="99">
            <text:p>99</text:p>
          </table:table-cell>
          <table:table-cell office:value-type="float" office:value="520">
            <text:p>520</text:p>
          </table:table-cell>
          <table:table-cell table:number-columns-repeated="2" office:value-type="float" office:value="355">
            <text:p>355</text:p>
          </table:table-cell>
          <table:table-cell office:value-type="float" office:value="0.122764">
            <text:p>0.122764</text:p>
          </table:table-cell>
          <table:table-cell office:value-type="float" office:value="0.0489184">
            <text:p>0.0489184</text:p>
          </table:table-cell>
          <table:table-cell office:value-type="float" office:value="-0.559564">
            <text:p>-0.559564</text:p>
          </table:table-cell>
          <table:table-cell office:value-type="float" office:value="0.211482">
            <text:p>0.211482</text:p>
          </table:table-cell>
          <table:table-cell table:formula="of:=[.B251]*[.$O$1]" office:value-type="float" office:value="-0.182">
            <text:p>-0.182</text:p>
          </table:table-cell>
          <table:table-cell table:formula="of:=[.C251]*[.$O$1]" office:value-type="float" office:value="0.1085">
            <text:p>0.1085</text:p>
          </table:table-cell>
          <table:table-cell table:formula="of:=[.L251]+[.H251]" office:value-type="float" office:value="-0.059236">
            <text:p>-0.059236</text:p>
          </table:table-cell>
          <table:table-cell table:formula="of:=[.M251]+[.I251]" office:value-type="float" office:value="0.1574184">
            <text:p>0.1574184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389">
            <text:p>-389</text:p>
          </table:table-cell>
          <table:table-cell office:value-type="float" office:value="199">
            <text:p>199</text:p>
          </table:table-cell>
          <table:table-cell office:value-type="float" office:value="121">
            <text:p>121</text:p>
          </table:table-cell>
          <table:table-cell office:value-type="float" office:value="549">
            <text:p>549</text:p>
          </table:table-cell>
          <table:table-cell table:number-columns-repeated="2" office:value-type="float" office:value="261">
            <text:p>261</text:p>
          </table:table-cell>
          <table:table-cell office:value-type="float" office:value="0.140284">
            <text:p>0.140284</text:p>
          </table:table-cell>
          <table:table-cell office:value-type="float" office:value="0.0564813">
            <text:p>0.0564813</text:p>
          </table:table-cell>
          <table:table-cell office:value-type="float" office:value="-0.607084">
            <text:p>-0.607084</text:p>
          </table:table-cell>
          <table:table-cell office:value-type="float" office:value="0.182319">
            <text:p>0.182319</text:p>
          </table:table-cell>
          <table:table-cell table:formula="of:=[.B252]*[.$O$1]" office:value-type="float" office:value="-0.1945">
            <text:p>-0.1945</text:p>
          </table:table-cell>
          <table:table-cell table:formula="of:=[.C252]*[.$O$1]" office:value-type="float" office:value="0.0995">
            <text:p>0.0995</text:p>
          </table:table-cell>
          <table:table-cell table:formula="of:=[.L252]+[.H252]" office:value-type="float" office:value="-0.054216">
            <text:p>-0.054216</text:p>
          </table:table-cell>
          <table:table-cell table:formula="of:=[.M252]+[.I252]" office:value-type="float" office:value="0.1559813">
            <text:p>0.1559813</text:p>
          </table:table-cell>
          <table:table-cell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-406">
            <text:p>-406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559">
            <text:p>559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159052">
            <text:p>0.159052</text:p>
          </table:table-cell>
          <table:table-cell office:value-type="float" office:value="0.0478225">
            <text:p>0.0478225</text:p>
          </table:table-cell>
          <table:table-cell office:value-type="float" office:value="-0.646252">
            <text:p>-0.646252</text:p>
          </table:table-cell>
          <table:table-cell office:value-type="float" office:value="0.192177">
            <text:p>0.192177</text:p>
          </table:table-cell>
          <table:table-cell table:formula="of:=[.B253]*[.$O$1]" office:value-type="float" office:value="-0.203">
            <text:p>-0.203</text:p>
          </table:table-cell>
          <table:table-cell table:formula="of:=[.C253]*[.$O$1]" office:value-type="float" office:value="0.1">
            <text:p>0.1</text:p>
          </table:table-cell>
          <table:table-cell table:formula="of:=[.L253]+[.H253]" office:value-type="float" office:value="-0.043948">
            <text:p>-0.043948</text:p>
          </table:table-cell>
          <table:table-cell table:formula="of:=[.M253]+[.I253]" office:value-type="float" office:value="0.1478225">
            <text:p>0.147822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2">
            <text:p>-432</text:p>
          </table:table-cell>
          <table:table-cell office:value-type="float" office:value="213">
            <text:p>213</text:p>
          </table:table-cell>
          <table:table-cell office:value-type="float" office:value="11">
            <text:p>11</text:p>
          </table:table-cell>
          <table:table-cell office:value-type="float" office:value="496">
            <text:p>496</text:p>
          </table:table-cell>
          <table:table-cell table:number-columns-repeated="2" office:value-type="float" office:value="394">
            <text:p>394</text:p>
          </table:table-cell>
          <table:table-cell office:value-type="float" office:value="0.16658">
            <text:p>0.16658</text:p>
          </table:table-cell>
          <table:table-cell office:value-type="float" office:value="0.0444728">
            <text:p>0.0444728</text:p>
          </table:table-cell>
          <table:table-cell office:value-type="float" office:value="-0.68498">
            <text:p>-0.68498</text:p>
          </table:table-cell>
          <table:table-cell office:value-type="float" office:value="0.211127">
            <text:p>0.211127</text:p>
          </table:table-cell>
          <table:table-cell table:formula="of:=[.B254]*[.$O$1]" office:value-type="float" office:value="-0.216">
            <text:p>-0.216</text:p>
          </table:table-cell>
          <table:table-cell table:formula="of:=[.C254]*[.$O$1]" office:value-type="float" office:value="0.1065">
            <text:p>0.1065</text:p>
          </table:table-cell>
          <table:table-cell table:formula="of:=[.L254]+[.H254]" office:value-type="float" office:value="-0.04942">
            <text:p>-0.04942</text:p>
          </table:table-cell>
          <table:table-cell table:formula="of:=[.M254]+[.I254]" office:value-type="float" office:value="0.1509728">
            <text:p>0.1509728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474">
            <text:p>-474</text:p>
          </table:table-cell>
          <table:table-cell office:value-type="float" office:value="221">
            <text:p>221</text:p>
          </table:table-cell>
          <table:table-cell office:value-type="float" office:value="54">
            <text:p>54</text:p>
          </table:table-cell>
          <table:table-cell office:value-type="float" office:value="589">
            <text:p>589</text:p>
          </table:table-cell>
          <table:table-cell table:number-columns-repeated="2" office:value-type="float" office:value="225">
            <text:p>225</text:p>
          </table:table-cell>
          <table:table-cell office:value-type="float" office:value="0.192684">
            <text:p>0.192684</text:p>
          </table:table-cell>
          <table:table-cell office:value-type="float" office:value="0.0383721">
            <text:p>0.0383721</text:p>
          </table:table-cell>
          <table:table-cell office:value-type="float" office:value="-0.761484">
            <text:p>-0.761484</text:p>
          </table:table-cell>
          <table:table-cell office:value-type="float" office:value="0.226828">
            <text:p>0.226828</text:p>
          </table:table-cell>
          <table:table-cell table:formula="of:=[.B255]*[.$O$1]" office:value-type="float" office:value="-0.237">
            <text:p>-0.237</text:p>
          </table:table-cell>
          <table:table-cell table:formula="of:=[.C255]*[.$O$1]" office:value-type="float" office:value="0.1105">
            <text:p>0.1105</text:p>
          </table:table-cell>
          <table:table-cell table:formula="of:=[.L255]+[.H255]" office:value-type="float" office:value="-0.044316">
            <text:p>-0.044316</text:p>
          </table:table-cell>
          <table:table-cell table:formula="of:=[.M255]+[.I255]" office:value-type="float" office:value="0.1488721">
            <text:p>0.1488721</text:p>
          </table:table-cell>
          <table:table-cell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-501">
            <text:p>-501</text:p>
          </table:table-cell>
          <table:table-cell office:value-type="float" office:value="224">
            <text:p>224</text:p>
          </table:table-cell>
          <table:table-cell office:value-type="float" office:value="32">
            <text:p>32</text:p>
          </table:table-cell>
          <table:table-cell office:value-type="float" office:value="597">
            <text:p>597</text:p>
          </table:table-cell>
          <table:table-cell table:number-columns-repeated="2" office:value-type="float" office:value="215">
            <text:p>215</text:p>
          </table:table-cell>
          <table:table-cell office:value-type="float" office:value="0.202944">
            <text:p>0.202944</text:p>
          </table:table-cell>
          <table:table-cell office:value-type="float" office:value="0.0373251">
            <text:p>0.0373251</text:p>
          </table:table-cell>
          <table:table-cell office:value-type="float" office:value="-0.804145">
            <text:p>-0.804145</text:p>
          </table:table-cell>
          <table:table-cell office:value-type="float" office:value="0.231475">
            <text:p>0.231475</text:p>
          </table:table-cell>
          <table:table-cell table:formula="of:=[.B256]*[.$O$1]" office:value-type="float" office:value="-0.2505">
            <text:p>-0.2505</text:p>
          </table:table-cell>
          <table:table-cell table:formula="of:=[.C256]*[.$O$1]" office:value-type="float" office:value="0.112">
            <text:p>0.112</text:p>
          </table:table-cell>
          <table:table-cell table:formula="of:=[.L256]+[.H256]" office:value-type="float" office:value="-0.047556">
            <text:p>-0.047556</text:p>
          </table:table-cell>
          <table:table-cell table:formula="of:=[.M256]+[.I256]" office:value-type="float" office:value="0.1493251">
            <text:p>0.1493251</text:p>
          </table:table-cell>
          <table:table-cell table:number-columns-repeated="2"/>
        </table:table-row>
        <table:table-row table:style-name="ro2">
          <table:table-cell table:style-name="ce1" office:value-type="float" office:value="-890">
            <text:p>-890</text:p>
          </table:table-cell>
          <table:table-cell office:value-type="float" office:value="-514">
            <text:p>-514</text:p>
          </table:table-cell>
          <table:table-cell office:value-type="float" office:value="225">
            <text:p>225</text:p>
          </table:table-cell>
          <table:table-cell office:value-type="float" office:value="28">
            <text:p>28</text:p>
          </table:table-cell>
          <table:table-cell office:value-type="float" office:value="607">
            <text:p>607</text:p>
          </table:table-cell>
          <table:table-cell table:number-columns-repeated="2" office:value-type="float" office:value="197">
            <text:p>197</text:p>
          </table:table-cell>
          <table:table-cell office:value-type="float" office:value="0.21362">
            <text:p>0.21362</text:p>
          </table:table-cell>
          <table:table-cell office:value-type="float" office:value="0.0329816">
            <text:p>0.0329816</text:p>
          </table:table-cell>
          <table:table-cell office:value-type="float" office:value="-0.83042">
            <text:p>-0.83042</text:p>
          </table:table-cell>
          <table:table-cell office:value-type="float" office:value="0.237018">
            <text:p>0.237018</text:p>
          </table:table-cell>
          <table:table-cell table:formula="of:=[.B257]*[.$O$1]" office:value-type="float" office:value="-0.257">
            <text:p>-0.257</text:p>
          </table:table-cell>
          <table:table-cell table:formula="of:=[.C257]*[.$O$1]" office:value-type="float" office:value="0.1125">
            <text:p>0.1125</text:p>
          </table:table-cell>
          <table:table-cell table:formula="of:=[.L257]+[.H257]" office:value-type="float" office:value="-0.04338">
            <text:p>-0.04338</text:p>
          </table:table-cell>
          <table:table-cell table:formula="of:=[.M257]+[.I257]" office:value-type="float" office:value="0.1454816">
            <text:p>0.1454816</text:p>
          </table:table-cell>
          <table:table-cell table:number-columns-repeated="2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-526">
            <text:p>-526</text:p>
          </table:table-cell>
          <table:table-cell office:value-type="float" office:value="233">
            <text:p>233</text:p>
          </table:table-cell>
          <table:table-cell office:value-type="float" office:value="16">
            <text:p>16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97">
            <text:p>197</text:p>
          </table:table-cell>
          <table:table-cell office:value-type="float" office:value="0.218452">
            <text:p>0.218452</text:p>
          </table:table-cell>
          <table:table-cell office:value-type="float" office:value="0.0324236">
            <text:p>0.0324236</text:p>
          </table:table-cell>
          <table:table-cell office:value-type="float" office:value="-0.849652">
            <text:p>-0.849652</text:p>
          </table:table-cell>
          <table:table-cell office:value-type="float" office:value="0.247176">
            <text:p>0.247176</text:p>
          </table:table-cell>
          <table:table-cell table:formula="of:=[.B258]*[.$O$1]" office:value-type="float" office:value="-0.263">
            <text:p>-0.263</text:p>
          </table:table-cell>
          <table:table-cell table:formula="of:=[.C258]*[.$O$1]" office:value-type="float" office:value="0.1165">
            <text:p>0.1165</text:p>
          </table:table-cell>
          <table:table-cell table:formula="of:=[.L258]+[.H258]" office:value-type="float" office:value="-0.044548">
            <text:p>-0.044548</text:p>
          </table:table-cell>
          <table:table-cell table:formula="of:=[.M258]+[.I258]" office:value-type="float" office:value="0.1489236">
            <text:p>0.148923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38">
            <text:p>-538</text:p>
          </table:table-cell>
          <table:table-cell office:value-type="float" office:value="238">
            <text:p>238</text:p>
          </table:table-cell>
          <table:table-cell office:value-type="float" office:value="12">
            <text:p>12</text:p>
          </table:table-cell>
          <table:table-cell office:value-type="float" office:value="628">
            <text:p>628</text:p>
          </table:table-cell>
          <table:table-cell table:number-columns-repeated="2" office:value-type="float" office:value="181">
            <text:p>181</text:p>
          </table:table-cell>
          <table:table-cell office:value-type="float" office:value="0.222942">
            <text:p>0.222942</text:p>
          </table:table-cell>
          <table:table-cell office:value-type="float" office:value="0.0336877">
            <text:p>0.0336877</text:p>
          </table:table-cell>
          <table:table-cell office:value-type="float" office:value="-0.868542">
            <text:p>-0.868542</text:p>
          </table:table-cell>
          <table:table-cell office:value-type="float" office:value="0.251912">
            <text:p>0.251912</text:p>
          </table:table-cell>
          <table:table-cell table:formula="of:=[.B259]*[.$O$1]" office:value-type="float" office:value="-0.269">
            <text:p>-0.269</text:p>
          </table:table-cell>
          <table:table-cell table:formula="of:=[.C259]*[.$O$1]" office:value-type="float" office:value="0.119">
            <text:p>0.119</text:p>
          </table:table-cell>
          <table:table-cell table:formula="of:=[.L259]+[.H259]" office:value-type="float" office:value="-0.046058">
            <text:p>-0.046058</text:p>
          </table:table-cell>
          <table:table-cell table:formula="of:=[.M259]+[.I259]" office:value-type="float" office:value="0.1526877">
            <text:p>0.1526877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46">
            <text:p>-546</text:p>
          </table:table-cell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626">
            <text:p>626</text:p>
          </table:table-cell>
          <table:table-cell table:number-columns-repeated="2" office:value-type="float" office:value="174">
            <text:p>174</text:p>
          </table:table-cell>
          <table:table-cell office:value-type="float" office:value="0.227325">
            <text:p>0.227325</text:p>
          </table:table-cell>
          <table:table-cell office:value-type="float" office:value="0.0354914">
            <text:p>0.0354914</text:p>
          </table:table-cell>
          <table:table-cell office:value-type="float" office:value="-0.882525">
            <text:p>-0.882525</text:p>
          </table:table-cell>
          <table:table-cell office:value-type="float" office:value="0.244109">
            <text:p>0.244109</text:p>
          </table:table-cell>
          <table:table-cell table:formula="of:=[.B260]*[.$O$1]" office:value-type="float" office:value="-0.273">
            <text:p>-0.273</text:p>
          </table:table-cell>
          <table:table-cell table:formula="of:=[.C260]*[.$O$1]" office:value-type="float" office:value="0.1165">
            <text:p>0.1165</text:p>
          </table:table-cell>
          <table:table-cell table:formula="of:=[.L260]+[.H260]" office:value-type="float" office:value="-0.045675">
            <text:p>-0.045675</text:p>
          </table:table-cell>
          <table:table-cell table:formula="of:=[.M260]+[.I260]" office:value-type="float" office:value="0.1519914">
            <text:p>0.1519914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58">
            <text:p>-558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628">
            <text:p>628</text:p>
          </table:table-cell>
          <table:table-cell table:number-columns-repeated="2" office:value-type="float" office:value="161">
            <text:p>161</text:p>
          </table:table-cell>
          <table:table-cell office:value-type="float" office:value="0.233919">
            <text:p>0.233919</text:p>
          </table:table-cell>
          <table:table-cell office:value-type="float" office:value="0.0364157">
            <text:p>0.0364157</text:p>
          </table:table-cell>
          <table:table-cell office:value-type="float" office:value="-0.903519">
            <text:p>-0.903519</text:p>
          </table:table-cell>
          <table:table-cell office:value-type="float" office:value="0.237184">
            <text:p>0.237184</text:p>
          </table:table-cell>
          <table:table-cell table:formula="of:=[.B261]*[.$O$1]" office:value-type="float" office:value="-0.279">
            <text:p>-0.279</text:p>
          </table:table-cell>
          <table:table-cell table:formula="of:=[.C261]*[.$O$1]" office:value-type="float" office:value="0.114">
            <text:p>0.114</text:p>
          </table:table-cell>
          <table:table-cell table:formula="of:=[.L261]+[.H261]" office:value-type="float" office:value="-0.045081">
            <text:p>-0.045081</text:p>
          </table:table-cell>
          <table:table-cell table:formula="of:=[.M261]+[.I261]" office:value-type="float" office:value="0.1504157">
            <text:p>0.1504157</text:p>
          </table:table-cell>
          <table:table-cell table:number-columns-repeated="2"/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-566">
            <text:p>-566</text:p>
          </table:table-cell>
          <table:table-cell office:value-type="float" office:value="234">
            <text:p>234</text:p>
          </table:table-cell>
          <table:table-cell office:value-type="float" office:value="19">
            <text:p>19</text:p>
          </table:table-cell>
          <table:table-cell office:value-type="float" office:value="659">
            <text:p>65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.256283">
            <text:p>0.256283</text:p>
          </table:table-cell>
          <table:table-cell office:value-type="float" office:value="0.0267551">
            <text:p>0.0267551</text:p>
          </table:table-cell>
          <table:table-cell office:value-type="float" office:value="-0.935483">
            <text:p>-0.935483</text:p>
          </table:table-cell>
          <table:table-cell office:value-type="float" office:value="0.254045">
            <text:p>0.254045</text:p>
          </table:table-cell>
          <table:table-cell table:formula="of:=[.B262]*[.$O$1]" office:value-type="float" office:value="-0.283">
            <text:p>-0.283</text:p>
          </table:table-cell>
          <table:table-cell table:formula="of:=[.C262]*[.$O$1]" office:value-type="float" office:value="0.117">
            <text:p>0.117</text:p>
          </table:table-cell>
          <table:table-cell table:formula="of:=[.L262]+[.H262]" office:value-type="float" office:value="-0.026717">
            <text:p>-0.026717</text:p>
          </table:table-cell>
          <table:table-cell table:formula="of:=[.M262]+[.I262]" office:value-type="float" office:value="0.1437551">
            <text:p>0.1437551</text:p>
          </table:table-cell>
          <table:table-cell table:number-columns-repeated="2"/>
        </table:table-row>
        <table:table-row table:style-name="ro2">
          <table:table-cell table:style-name="ce1" office:value-type="float" office:value="-708">
            <text:p>-708</text:p>
          </table:table-cell>
          <table:table-cell office:value-type="float" office:value="-578">
            <text:p>-578</text:p>
          </table:table-cell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665">
            <text:p>66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0.264942">
            <text:p>0.264942</text:p>
          </table:table-cell>
          <table:table-cell office:value-type="float" office:value="0.0228736">
            <text:p>0.0228736</text:p>
          </table:table-cell>
          <table:table-cell office:value-type="float" office:value="-0.958542">
            <text:p>-0.958542</text:p>
          </table:table-cell>
          <table:table-cell office:value-type="float" office:value="0.262726">
            <text:p>0.262726</text:p>
          </table:table-cell>
          <table:table-cell table:formula="of:=[.B263]*[.$O$1]" office:value-type="float" office:value="-0.289">
            <text:p>-0.289</text:p>
          </table:table-cell>
          <table:table-cell table:formula="of:=[.C263]*[.$O$1]" office:value-type="float" office:value="0.119">
            <text:p>0.119</text:p>
          </table:table-cell>
          <table:table-cell table:formula="of:=[.L263]+[.H263]" office:value-type="float" office:value="-0.024058">
            <text:p>-0.024058</text:p>
          </table:table-cell>
          <table:table-cell table:formula="of:=[.M263]+[.I263]" office:value-type="float" office:value="0.1418736">
            <text:p>0.1418736</text:p>
          </table:table-cell>
          <table:table-cell table:number-columns-repeated="2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-588">
            <text:p>-588</text:p>
          </table:table-cell>
          <table:table-cell office:value-type="float" office:value="245">
            <text:p>245</text:p>
          </table:table-cell>
          <table:table-cell office:value-type="float" office:value="8">
            <text:p>8</text:p>
          </table:table-cell>
          <table:table-cell office:value-type="float" office:value="681">
            <text:p>681</text:p>
          </table:table-cell>
          <table:table-cell table:number-columns-repeated="2" office:value-type="float" office:value="88">
            <text:p>88</text:p>
          </table:table-cell>
          <table:table-cell office:value-type="float" office:value="0.269268">
            <text:p>0.269268</text:p>
          </table:table-cell>
          <table:table-cell office:value-type="float" office:value="0.0245202">
            <text:p>0.0245202</text:p>
          </table:table-cell>
          <table:table-cell office:value-type="float" office:value="-0.974868">
            <text:p>-0.974868</text:p>
          </table:table-cell>
          <table:table-cell office:value-type="float" office:value="0.26948">
            <text:p>0.26948</text:p>
          </table:table-cell>
          <table:table-cell table:formula="of:=[.B264]*[.$O$1]" office:value-type="float" office:value="-0.294">
            <text:p>-0.294</text:p>
          </table:table-cell>
          <table:table-cell table:formula="of:=[.C264]*[.$O$1]" office:value-type="float" office:value="0.1225">
            <text:p>0.1225</text:p>
          </table:table-cell>
          <table:table-cell table:formula="of:=[.L264]+[.H264]" office:value-type="float" office:value="-0.024732">
            <text:p>-0.024732</text:p>
          </table:table-cell>
          <table:table-cell table:formula="of:=[.M264]+[.I264]" office:value-type="float" office:value="0.1470202">
            <text:p>0.1470202</text:p>
          </table:table-cell>
          <table:table-cell table:number-columns-repeated="2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-590">
            <text:p>-590</text:p>
          </table:table-cell>
          <table:table-cell office:value-type="float" office:value="273">
            <text:p>273</text:p>
          </table:table-cell>
          <table:table-cell office:value-type="float" office:value="7">
            <text:p>7</text:p>
          </table:table-cell>
          <table:table-cell office:value-type="float" office:value="710">
            <text:p>710</text:p>
          </table:table-cell>
          <table:table-cell table:number-columns-repeated="2" office:value-type="float" office:value="86">
            <text:p>86</text:p>
          </table:table-cell>
          <table:table-cell office:value-type="float" office:value="0.221698">
            <text:p>0.221698</text:p>
          </table:table-cell>
          <table:table-cell office:value-type="float" office:value="0.0281345">
            <text:p>0.0281345</text:p>
          </table:table-cell>
          <table:table-cell office:value-type="float" office:value="-0.929698">
            <text:p>-0.929698</text:p>
          </table:table-cell>
          <table:table-cell office:value-type="float" office:value="0.299466">
            <text:p>0.299466</text:p>
          </table:table-cell>
          <table:table-cell table:formula="of:=[.B265]*[.$O$1]" office:value-type="float" office:value="-0.295">
            <text:p>-0.295</text:p>
          </table:table-cell>
          <table:table-cell table:formula="of:=[.C265]*[.$O$1]" office:value-type="float" office:value="0.1365">
            <text:p>0.1365</text:p>
          </table:table-cell>
          <table:table-cell table:formula="of:=[.L265]+[.H265]" office:value-type="float" office:value="-0.073302">
            <text:p>-0.073302</text:p>
          </table:table-cell>
          <table:table-cell table:formula="of:=[.M265]+[.I265]" office:value-type="float" office:value="0.1646345">
            <text:p>0.1646345</text:p>
          </table:table-cell>
          <table:table-cell table:number-columns-repeated="2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-574">
            <text:p>-574</text:p>
          </table:table-cell>
          <table:table-cell office:value-type="float" office:value="262">
            <text:p>262</text:p>
          </table:table-cell>
          <table:table-cell office:value-type="float" office:value="16">
            <text:p>16</text:p>
          </table:table-cell>
          <table:table-cell office:value-type="float" office:value="692">
            <text:p>69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206883">
            <text:p>0.206883</text:p>
          </table:table-cell>
          <table:table-cell office:value-type="float" office:value="0.0332082">
            <text:p>0.0332082</text:p>
          </table:table-cell>
          <table:table-cell office:value-type="float" office:value="-0.895683">
            <text:p>-0.895683</text:p>
          </table:table-cell>
          <table:table-cell office:value-type="float" office:value="0.281192">
            <text:p>0.281192</text:p>
          </table:table-cell>
          <table:table-cell table:formula="of:=[.B266]*[.$O$1]" office:value-type="float" office:value="-0.287">
            <text:p>-0.287</text:p>
          </table:table-cell>
          <table:table-cell table:formula="of:=[.C266]*[.$O$1]" office:value-type="float" office:value="0.131">
            <text:p>0.131</text:p>
          </table:table-cell>
          <table:table-cell table:formula="of:=[.L266]+[.H266]" office:value-type="float" office:value="-0.0801170000000001">
            <text:p>-0.080117</text:p>
          </table:table-cell>
          <table:table-cell table:formula="of:=[.M266]+[.I266]" office:value-type="float" office:value="0.1642082">
            <text:p>0.1642082</text:p>
          </table:table-cell>
          <table:table-cell table:number-columns-repeated="2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-558">
            <text:p>-558</text:p>
          </table:table-cell>
          <table:table-cell office:value-type="float" office:value="261">
            <text:p>261</text:p>
          </table:table-cell>
          <table:table-cell office:value-type="float" office:value="22">
            <text:p>22</text:p>
          </table:table-cell>
          <table:table-cell office:value-type="float" office:value="681">
            <text:p>68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0.204537">
            <text:p>0.204537</text:p>
          </table:table-cell>
          <table:table-cell office:value-type="float" office:value="0.0438115">
            <text:p>0.0438115</text:p>
          </table:table-cell>
          <table:table-cell office:value-type="float" office:value="-0.874137">
            <text:p>-0.874137</text:p>
          </table:table-cell>
          <table:table-cell office:value-type="float" office:value="0.269389">
            <text:p>0.269389</text:p>
          </table:table-cell>
          <table:table-cell table:formula="of:=[.B267]*[.$O$1]" office:value-type="float" office:value="-0.279">
            <text:p>-0.279</text:p>
          </table:table-cell>
          <table:table-cell table:formula="of:=[.C267]*[.$O$1]" office:value-type="float" office:value="0.1305">
            <text:p>0.1305</text:p>
          </table:table-cell>
          <table:table-cell table:formula="of:=[.L267]+[.H267]" office:value-type="float" office:value="-0.074463">
            <text:p>-0.074463</text:p>
          </table:table-cell>
          <table:table-cell table:formula="of:=[.M267]+[.I267]" office:value-type="float" office:value="0.1743115">
            <text:p>0.1743115</text:p>
          </table:table-cell>
          <table:table-cell table:number-columns-repeated="2"/>
        </table:table-row>
        <table:table-row table:style-name="ro2">
          <table:table-cell table:style-name="ce1" office:value-type="float" office:value="-927">
            <text:p>-927</text:p>
          </table:table-cell>
          <table:table-cell office:value-type="float" office:value="-523">
            <text:p>-523</text:p>
          </table:table-cell>
          <table:table-cell office:value-type="float" office:value="259">
            <text:p>259</text:p>
          </table:table-cell>
          <table:table-cell office:value-type="float" office:value="13">
            <text:p>13</text:p>
          </table:table-cell>
          <table:table-cell office:value-type="float" office:value="635">
            <text:p>635</text:p>
          </table:table-cell>
          <table:table-cell table:number-columns-repeated="2" office:value-type="float" office:value="208">
            <text:p>208</text:p>
          </table:table-cell>
          <table:table-cell office:value-type="float" office:value="0.201994">
            <text:p>0.201994</text:p>
          </table:table-cell>
          <table:table-cell office:value-type="float" office:value="0.045725">
            <text:p>0.045725</text:p>
          </table:table-cell>
          <table:table-cell office:value-type="float" office:value="-0.829594">
            <text:p>-0.829594</text:p>
          </table:table-cell>
          <table:table-cell office:value-type="float" office:value="0.265075">
            <text:p>0.265075</text:p>
          </table:table-cell>
          <table:table-cell table:formula="of:=[.B268]*[.$O$1]" office:value-type="float" office:value="-0.2615">
            <text:p>-0.2615</text:p>
          </table:table-cell>
          <table:table-cell table:formula="of:=[.C268]*[.$O$1]" office:value-type="float" office:value="0.1295">
            <text:p>0.1295</text:p>
          </table:table-cell>
          <table:table-cell table:formula="of:=[.L268]+[.H268]" office:value-type="float" office:value="-0.059506">
            <text:p>-0.059506</text:p>
          </table:table-cell>
          <table:table-cell table:formula="of:=[.M268]+[.I268]" office:value-type="float" office:value="0.175225">
            <text:p>0.175225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14">
            <text:p>-514</text:p>
          </table:table-cell>
          <table:table-cell office:value-type="float" office:value="239">
            <text:p>239</text:p>
          </table:table-cell>
          <table:table-cell office:value-type="float" office:value="23">
            <text:p>2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207">
            <text:p>207</text:p>
          </table:table-cell>
          <table:table-cell office:value-type="float" office:value="0.199571">
            <text:p>0.199571</text:p>
          </table:table-cell>
          <table:table-cell office:value-type="float" office:value="0.0520959">
            <text:p>0.0520959</text:p>
          </table:table-cell>
          <table:table-cell office:value-type="float" office:value="-0.816371">
            <text:p>-0.816371</text:p>
          </table:table-cell>
          <table:table-cell office:value-type="float" office:value="0.234704">
            <text:p>0.234704</text:p>
          </table:table-cell>
          <table:table-cell table:formula="of:=[.B269]*[.$O$1]" office:value-type="float" office:value="-0.257">
            <text:p>-0.257</text:p>
          </table:table-cell>
          <table:table-cell table:formula="of:=[.C269]*[.$O$1]" office:value-type="float" office:value="0.1195">
            <text:p>0.1195</text:p>
          </table:table-cell>
          <table:table-cell table:formula="of:=[.L269]+[.H269]" office:value-type="float" office:value="-0.057429">
            <text:p>-0.057429</text:p>
          </table:table-cell>
          <table:table-cell table:formula="of:=[.M269]+[.I269]" office:value-type="float" office:value="0.1715959">
            <text:p>0.1715959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05">
            <text:p>-505</text:p>
          </table:table-cell>
          <table:table-cell office:value-type="float" office:value="228">
            <text:p>228</text:p>
          </table:table-cell>
          <table:table-cell office:value-type="float" office:value="25">
            <text:p>25</text:p>
          </table:table-cell>
          <table:table-cell office:value-type="float" office:value="598">
            <text:p>59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0.198207">
            <text:p>0.198207</text:p>
          </table:table-cell>
          <table:table-cell office:value-type="float" office:value="0.0598901">
            <text:p>0.0598901</text:p>
          </table:table-cell>
          <table:table-cell office:value-type="float" office:value="-0.804207">
            <text:p>-0.804207</text:p>
          </table:table-cell>
          <table:table-cell office:value-type="float" office:value="0.21371">
            <text:p>0.21371</text:p>
          </table:table-cell>
          <table:table-cell table:formula="of:=[.B270]*[.$O$1]" office:value-type="float" office:value="-0.2525">
            <text:p>-0.2525</text:p>
          </table:table-cell>
          <table:table-cell table:formula="of:=[.C270]*[.$O$1]" office:value-type="float" office:value="0.114">
            <text:p>0.114</text:p>
          </table:table-cell>
          <table:table-cell table:formula="of:=[.L270]+[.H270]" office:value-type="float" office:value="-0.054293">
            <text:p>-0.054293</text:p>
          </table:table-cell>
          <table:table-cell table:formula="of:=[.M270]+[.I270]" office:value-type="float" office:value="0.1738901">
            <text:p>0.173890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98">
            <text:p>-498</text:p>
          </table:table-cell>
          <table:table-cell office:value-type="float" office:value="212">
            <text:p>212</text:p>
          </table:table-cell>
          <table:table-cell office:value-type="float" office:value="27">
            <text:p>27</text:p>
          </table:table-cell>
          <table:table-cell office:value-type="float" office:value="577">
            <text:p>577</text:p>
          </table:table-cell>
          <table:table-cell table:number-columns-repeated="2" office:value-type="float" office:value="230">
            <text:p>230</text:p>
          </table:table-cell>
          <table:table-cell office:value-type="float" office:value="0.197169">
            <text:p>0.197169</text:p>
          </table:table-cell>
          <table:table-cell office:value-type="float" office:value="0.0646336">
            <text:p>0.0646336</text:p>
          </table:table-cell>
          <table:table-cell office:value-type="float" office:value="-0.794769">
            <text:p>-0.794769</text:p>
          </table:table-cell>
          <table:table-cell office:value-type="float" office:value="0.189766">
            <text:p>0.189766</text:p>
          </table:table-cell>
          <table:table-cell table:formula="of:=[.B271]*[.$O$1]" office:value-type="float" office:value="-0.249">
            <text:p>-0.249</text:p>
          </table:table-cell>
          <table:table-cell table:formula="of:=[.C271]*[.$O$1]" office:value-type="float" office:value="0.106">
            <text:p>0.106</text:p>
          </table:table-cell>
          <table:table-cell table:formula="of:=[.L271]+[.H271]" office:value-type="float" office:value="-0.051831">
            <text:p>-0.051831</text:p>
          </table:table-cell>
          <table:table-cell table:formula="of:=[.M271]+[.I271]" office:value-type="float" office:value="0.1706336">
            <text:p>0.1706336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492">
            <text:p>-492</text:p>
          </table:table-cell>
          <table:table-cell office:value-type="float" office:value="199">
            <text:p>199</text:p>
          </table:table-cell>
          <table:table-cell office:value-type="float" office:value="34">
            <text:p>34</text:p>
          </table:table-cell>
          <table:table-cell office:value-type="float" office:value="565">
            <text:p>565</text:p>
          </table:table-cell>
          <table:table-cell table:number-columns-repeated="2" office:value-type="float" office:value="229">
            <text:p>229</text:p>
          </table:table-cell>
          <table:table-cell office:value-type="float" office:value="0.194806">
            <text:p>0.194806</text:p>
          </table:table-cell>
          <table:table-cell office:value-type="float" office:value="0.0690933">
            <text:p>0.0690933</text:p>
          </table:table-cell>
          <table:table-cell office:value-type="float" office:value="-0.785206">
            <text:p>-0.785206</text:p>
          </table:table-cell>
          <table:table-cell office:value-type="float" office:value="0.169707">
            <text:p>0.169707</text:p>
          </table:table-cell>
          <table:table-cell table:formula="of:=[.B272]*[.$O$1]" office:value-type="float" office:value="-0.246">
            <text:p>-0.246</text:p>
          </table:table-cell>
          <table:table-cell table:formula="of:=[.C272]*[.$O$1]" office:value-type="float" office:value="0.0995">
            <text:p>0.0995</text:p>
          </table:table-cell>
          <table:table-cell table:formula="of:=[.L272]+[.H272]" office:value-type="float" office:value="-0.051194">
            <text:p>-0.051194</text:p>
          </table:table-cell>
          <table:table-cell table:formula="of:=[.M272]+[.I272]" office:value-type="float" office:value="0.1685933">
            <text:p>0.1685933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484">
            <text:p>-484</text:p>
          </table:table-cell>
          <table:table-cell office:value-type="float" office:value="189">
            <text:p>189</text:p>
          </table:table-cell>
          <table:table-cell office:value-type="float" office:value="46">
            <text:p>46</text:p>
          </table:table-cell>
          <table:table-cell office:value-type="float" office:value="559">
            <text:p>559</text:p>
          </table:table-cell>
          <table:table-cell table:number-columns-repeated="2" office:value-type="float" office:value="221">
            <text:p>221</text:p>
          </table:table-cell>
          <table:table-cell office:value-type="float" office:value="0.193563">
            <text:p>0.193563</text:p>
          </table:table-cell>
          <table:table-cell office:value-type="float" office:value="0.0746039">
            <text:p>0.0746039</text:p>
          </table:table-cell>
          <table:table-cell office:value-type="float" office:value="-0.774363">
            <text:p>-0.774363</text:p>
          </table:table-cell>
          <table:table-cell office:value-type="float" office:value="0.152196">
            <text:p>0.152196</text:p>
          </table:table-cell>
          <table:table-cell table:formula="of:=[.B273]*[.$O$1]" office:value-type="float" office:value="-0.242">
            <text:p>-0.242</text:p>
          </table:table-cell>
          <table:table-cell table:formula="of:=[.C273]*[.$O$1]" office:value-type="float" office:value="0.0945">
            <text:p>0.0945</text:p>
          </table:table-cell>
          <table:table-cell table:formula="of:=[.L273]+[.H273]" office:value-type="float" office:value="-0.048437">
            <text:p>-0.048437</text:p>
          </table:table-cell>
          <table:table-cell table:formula="of:=[.M273]+[.I273]" office:value-type="float" office:value="0.1691039">
            <text:p>0.1691039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82">
            <text:p>-482</text:p>
          </table:table-cell>
          <table:table-cell office:value-type="float" office:value="185">
            <text:p>185</text:p>
          </table:table-cell>
          <table:table-cell office:value-type="float" office:value="39">
            <text:p>39</text:p>
          </table:table-cell>
          <table:table-cell office:value-type="float" office:value="546">
            <text:p>546</text:p>
          </table:table-cell>
          <table:table-cell table:number-columns-repeated="2" office:value-type="float" office:value="238">
            <text:p>238</text:p>
          </table:table-cell>
          <table:table-cell office:value-type="float" office:value="0.19463">
            <text:p>0.19463</text:p>
          </table:table-cell>
          <table:table-cell office:value-type="float" office:value="0.0747283">
            <text:p>0.0747283</text:p>
          </table:table-cell>
          <table:table-cell office:value-type="float" office:value="-0.77303">
            <text:p>-0.77303</text:p>
          </table:table-cell>
          <table:table-cell office:value-type="float" office:value="0.147272">
            <text:p>0.147272</text:p>
          </table:table-cell>
          <table:table-cell table:formula="of:=[.B274]*[.$O$1]" office:value-type="float" office:value="-0.241">
            <text:p>-0.241</text:p>
          </table:table-cell>
          <table:table-cell table:formula="of:=[.C274]*[.$O$1]" office:value-type="float" office:value="0.0925">
            <text:p>0.0925</text:p>
          </table:table-cell>
          <table:table-cell table:formula="of:=[.L274]+[.H274]" office:value-type="float" office:value="-0.04637">
            <text:p>-0.04637</text:p>
          </table:table-cell>
          <table:table-cell table:formula="of:=[.M274]+[.I274]" office:value-type="float" office:value="0.1672283">
            <text:p>0.167228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84">
            <text:p>-484</text:p>
          </table:table-cell>
          <table:table-cell office:value-type="float" office:value="186">
            <text:p>186</text:p>
          </table:table-cell>
          <table:table-cell office:value-type="float" office:value="47">
            <text:p>47</text:p>
          </table:table-cell>
          <table:table-cell office:value-type="float" office:value="557">
            <text:p>557</text:p>
          </table:table-cell>
          <table:table-cell table:number-columns-repeated="2" office:value-type="float" office:value="218">
            <text:p>218</text:p>
          </table:table-cell>
          <table:table-cell office:value-type="float" office:value="0.196805">
            <text:p>0.196805</text:p>
          </table:table-cell>
          <table:table-cell office:value-type="float" office:value="0.0739211">
            <text:p>0.0739211</text:p>
          </table:table-cell>
          <table:table-cell office:value-type="float" office:value="-0.777606">
            <text:p>-0.777606</text:p>
          </table:table-cell>
          <table:table-cell office:value-type="float" office:value="0.149279">
            <text:p>0.149279</text:p>
          </table:table-cell>
          <table:table-cell table:formula="of:=[.B275]*[.$O$1]" office:value-type="float" office:value="-0.242">
            <text:p>-0.242</text:p>
          </table:table-cell>
          <table:table-cell table:formula="of:=[.C275]*[.$O$1]" office:value-type="float" office:value="0.093">
            <text:p>0.093</text:p>
          </table:table-cell>
          <table:table-cell table:formula="of:=[.L275]+[.H275]" office:value-type="float" office:value="-0.045195">
            <text:p>-0.045195</text:p>
          </table:table-cell>
          <table:table-cell table:formula="of:=[.M275]+[.I275]" office:value-type="float" office:value="0.1669211">
            <text:p>0.166921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85">
            <text:p>-485</text:p>
          </table:table-cell>
          <table:table-cell office:value-type="float" office:value="188">
            <text:p>188</text:p>
          </table:table-cell>
          <table:table-cell office:value-type="float" office:value="42">
            <text:p>42</text:p>
          </table:table-cell>
          <table:table-cell office:value-type="float" office:value="555">
            <text:p>555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198341">
            <text:p>0.198341</text:p>
          </table:table-cell>
          <table:table-cell office:value-type="float" office:value="0.0750138">
            <text:p>0.0750138</text:p>
          </table:table-cell>
          <table:table-cell office:value-type="float" office:value="-0.780341">
            <text:p>-0.780341</text:p>
          </table:table-cell>
          <table:table-cell office:value-type="float" office:value="0.150586">
            <text:p>0.150586</text:p>
          </table:table-cell>
          <table:table-cell table:formula="of:=[.B276]*[.$O$1]" office:value-type="float" office:value="-0.2425">
            <text:p>-0.2425</text:p>
          </table:table-cell>
          <table:table-cell table:formula="of:=[.C276]*[.$O$1]" office:value-type="float" office:value="0.094">
            <text:p>0.094</text:p>
          </table:table-cell>
          <table:table-cell table:formula="of:=[.L276]+[.H276]" office:value-type="float" office:value="-0.044159">
            <text:p>-0.044159</text:p>
          </table:table-cell>
          <table:table-cell table:formula="of:=[.M276]+[.I276]" office:value-type="float" office:value="0.1690138">
            <text:p>0.1690138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87">
            <text:p>-487</text:p>
          </table:table-cell>
          <table:table-cell office:value-type="float" office:value="188">
            <text:p>188</text:p>
          </table:table-cell>
          <table:table-cell office:value-type="float" office:value="42">
            <text:p>42</text:p>
          </table:table-cell>
          <table:table-cell office:value-type="float" office:value="557">
            <text:p>557</text:p>
          </table:table-cell>
          <table:table-cell table:number-columns-repeated="2" office:value-type="float" office:value="222">
            <text:p>222</text:p>
          </table:table-cell>
          <table:table-cell office:value-type="float" office:value="0.200852">
            <text:p>0.200852</text:p>
          </table:table-cell>
          <table:table-cell office:value-type="float" office:value="0.0715481">
            <text:p>0.0715481</text:p>
          </table:table-cell>
          <table:table-cell office:value-type="float" office:value="-0.785253">
            <text:p>-0.785253</text:p>
          </table:table-cell>
          <table:table-cell office:value-type="float" office:value="0.154052">
            <text:p>0.154052</text:p>
          </table:table-cell>
          <table:table-cell table:formula="of:=[.B277]*[.$O$1]" office:value-type="float" office:value="-0.2435">
            <text:p>-0.2435</text:p>
          </table:table-cell>
          <table:table-cell table:formula="of:=[.C277]*[.$O$1]" office:value-type="float" office:value="0.094">
            <text:p>0.094</text:p>
          </table:table-cell>
          <table:table-cell table:formula="of:=[.L277]+[.H277]" office:value-type="float" office:value="-0.042648">
            <text:p>-0.042648</text:p>
          </table:table-cell>
          <table:table-cell table:formula="of:=[.M277]+[.I277]" office:value-type="float" office:value="0.1655481">
            <text:p>0.1655481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490">
            <text:p>-490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560">
            <text:p>560</text:p>
          </table:table-cell>
          <table:table-cell table:number-columns-repeated="2" office:value-type="float" office:value="233">
            <text:p>233</text:p>
          </table:table-cell>
          <table:table-cell office:value-type="float" office:value="0.20316">
            <text:p>0.20316</text:p>
          </table:table-cell>
          <table:table-cell office:value-type="float" office:value="0.0677213">
            <text:p>0.0677213</text:p>
          </table:table-cell>
          <table:table-cell office:value-type="float" office:value="-0.79116">
            <text:p>-0.79116</text:p>
          </table:table-cell>
          <table:table-cell office:value-type="float" office:value="0.167479">
            <text:p>0.167479</text:p>
          </table:table-cell>
          <table:table-cell table:formula="of:=[.B278]*[.$O$1]" office:value-type="float" office:value="-0.245">
            <text:p>-0.245</text:p>
          </table:table-cell>
          <table:table-cell table:formula="of:=[.C278]*[.$O$1]" office:value-type="float" office:value="0.098">
            <text:p>0.098</text:p>
          </table:table-cell>
          <table:table-cell table:formula="of:=[.L278]+[.H278]" office:value-type="float" office:value="-0.04184">
            <text:p>-0.04184</text:p>
          </table:table-cell>
          <table:table-cell table:formula="of:=[.M278]+[.I278]" office:value-type="float" office:value="0.1657213">
            <text:p>0.1657213</text:p>
          </table:table-cell>
          <table:table-cell table:number-columns-repeated="2"/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-494">
            <text:p>-494</text:p>
          </table:table-cell>
          <table:table-cell office:value-type="float" office:value="196">
            <text:p>196</text:p>
          </table:table-cell>
          <table:table-cell office:value-type="float" office:value="38">
            <text:p>38</text:p>
          </table:table-cell>
          <table:table-cell office:value-type="float" office:value="568">
            <text:p>568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20412">
            <text:p>0.20412</text:p>
          </table:table-cell>
          <table:table-cell office:value-type="float" office:value="0.0681447">
            <text:p>0.0681447</text:p>
          </table:table-cell>
          <table:table-cell office:value-type="float" office:value="-0.79692">
            <text:p>-0.79692</text:p>
          </table:table-cell>
          <table:table-cell office:value-type="float" office:value="0.167055">
            <text:p>0.167055</text:p>
          </table:table-cell>
          <table:table-cell table:formula="of:=[.B279]*[.$O$1]" office:value-type="float" office:value="-0.247">
            <text:p>-0.247</text:p>
          </table:table-cell>
          <table:table-cell table:formula="of:=[.C279]*[.$O$1]" office:value-type="float" office:value="0.098">
            <text:p>0.098</text:p>
          </table:table-cell>
          <table:table-cell table:formula="of:=[.L279]+[.H279]" office:value-type="float" office:value="-0.04288">
            <text:p>-0.04288</text:p>
          </table:table-cell>
          <table:table-cell table:formula="of:=[.M279]+[.I279]" office:value-type="float" office:value="0.1661447">
            <text:p>0.1661447</text:p>
          </table:table-cell>
          <table:table-cell table:number-columns-repeated="2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496">
            <text:p>-496</text:p>
          </table:table-cell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575">
            <text:p>575</text:p>
          </table:table-cell>
          <table:table-cell table:number-columns-repeated="2" office:value-type="float" office:value="208">
            <text:p>208</text:p>
          </table:table-cell>
          <table:table-cell office:value-type="float" office:value="0.203915">
            <text:p>0.203915</text:p>
          </table:table-cell>
          <table:table-cell office:value-type="float" office:value="0.0674479">
            <text:p>0.0674479</text:p>
          </table:table-cell>
          <table:table-cell office:value-type="float" office:value="-0.799115">
            <text:p>-0.799115</text:p>
          </table:table-cell>
          <table:table-cell office:value-type="float" office:value="0.171352">
            <text:p>0.171352</text:p>
          </table:table-cell>
          <table:table-cell table:formula="of:=[.B280]*[.$O$1]" office:value-type="float" office:value="-0.248">
            <text:p>-0.248</text:p>
          </table:table-cell>
          <table:table-cell table:formula="of:=[.C280]*[.$O$1]" office:value-type="float" office:value="0.0995">
            <text:p>0.0995</text:p>
          </table:table-cell>
          <table:table-cell table:formula="of:=[.L280]+[.H280]" office:value-type="float" office:value="-0.044085">
            <text:p>-0.044085</text:p>
          </table:table-cell>
          <table:table-cell table:formula="of:=[.M280]+[.I280]" office:value-type="float" office:value="0.1669479">
            <text:p>0.1669479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492">
            <text:p>-492</text:p>
          </table:table-cell>
          <table:table-cell office:value-type="float" office:value="204">
            <text:p>204</text:p>
          </table:table-cell>
          <table:table-cell office:value-type="float" office:value="39">
            <text:p>39</text:p>
          </table:table-cell>
          <table:table-cell office:value-type="float" office:value="575">
            <text:p>575</text:p>
          </table:table-cell>
          <table:table-cell table:number-columns-repeated="2" office:value-type="float" office:value="219">
            <text:p>219</text:p>
          </table:table-cell>
          <table:table-cell office:value-type="float" office:value="0.200737">
            <text:p>0.200737</text:p>
          </table:table-cell>
          <table:table-cell office:value-type="float" office:value="0.0642613">
            <text:p>0.0642613</text:p>
          </table:table-cell>
          <table:table-cell office:value-type="float" office:value="-0.791137">
            <text:p>-0.791137</text:p>
          </table:table-cell>
          <table:table-cell office:value-type="float" office:value="0.180539">
            <text:p>0.180539</text:p>
          </table:table-cell>
          <table:table-cell table:formula="of:=[.B281]*[.$O$1]" office:value-type="float" office:value="-0.246">
            <text:p>-0.246</text:p>
          </table:table-cell>
          <table:table-cell table:formula="of:=[.C281]*[.$O$1]" office:value-type="float" office:value="0.102">
            <text:p>0.102</text:p>
          </table:table-cell>
          <table:table-cell table:formula="of:=[.L281]+[.H281]" office:value-type="float" office:value="-0.045263">
            <text:p>-0.045263</text:p>
          </table:table-cell>
          <table:table-cell table:formula="of:=[.M281]+[.I281]" office:value-type="float" office:value="0.1662613">
            <text:p>0.166261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84">
            <text:p>-484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office:value-type="float" office:value="583">
            <text:p>583</text:p>
          </table:table-cell>
          <table:table-cell table:number-columns-repeated="2" office:value-type="float" office:value="208">
            <text:p>208</text:p>
          </table:table-cell>
          <table:table-cell office:value-type="float" office:value="0.193827">
            <text:p>0.193827</text:p>
          </table:table-cell>
          <table:table-cell office:value-type="float" office:value="0.0591593">
            <text:p>0.0591593</text:p>
          </table:table-cell>
          <table:table-cell office:value-type="float" office:value="-0.774627">
            <text:p>-0.774627</text:p>
          </table:table-cell>
          <table:table-cell office:value-type="float" office:value="0.189241">
            <text:p>0.189241</text:p>
          </table:table-cell>
          <table:table-cell table:formula="of:=[.B282]*[.$O$1]" office:value-type="float" office:value="-0.242">
            <text:p>-0.242</text:p>
          </table:table-cell>
          <table:table-cell table:formula="of:=[.C282]*[.$O$1]" office:value-type="float" office:value="0.1035">
            <text:p>0.1035</text:p>
          </table:table-cell>
          <table:table-cell table:formula="of:=[.L282]+[.H282]" office:value-type="float" office:value="-0.048173">
            <text:p>-0.048173</text:p>
          </table:table-cell>
          <table:table-cell table:formula="of:=[.M282]+[.I282]" office:value-type="float" office:value="0.1626593">
            <text:p>0.162659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71">
            <text:p>-471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  <table:table-cell office:value-type="float" office:value="595">
            <text:p>595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.183829">
            <text:p>0.183829</text:p>
          </table:table-cell>
          <table:table-cell office:value-type="float" office:value="0.0516116">
            <text:p>0.0516116</text:p>
          </table:table-cell>
          <table:table-cell office:value-type="float" office:value="-0.749029">
            <text:p>-0.749029</text:p>
          </table:table-cell>
          <table:table-cell office:value-type="float" office:value="0.215988">
            <text:p>0.215988</text:p>
          </table:table-cell>
          <table:table-cell table:formula="of:=[.B283]*[.$O$1]" office:value-type="float" office:value="-0.2355">
            <text:p>-0.2355</text:p>
          </table:table-cell>
          <table:table-cell table:formula="of:=[.C283]*[.$O$1]" office:value-type="float" office:value="0.1115">
            <text:p>0.1115</text:p>
          </table:table-cell>
          <table:table-cell table:formula="of:=[.L283]+[.H283]" office:value-type="float" office:value="-0.051671">
            <text:p>-0.051671</text:p>
          </table:table-cell>
          <table:table-cell table:formula="of:=[.M283]+[.I283]" office:value-type="float" office:value="0.1631116">
            <text:p>0.163111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59">
            <text:p>-459</text:p>
          </table:table-cell>
          <table:table-cell office:value-type="float" office:value="233">
            <text:p>233</text:p>
          </table:table-cell>
          <table:table-cell office:value-type="float" office:value="61">
            <text:p>61</text:p>
          </table:table-cell>
          <table:table-cell office:value-type="float" office:value="593">
            <text:p>593</text:p>
          </table:table-cell>
          <table:table-cell table:number-columns-repeated="2" office:value-type="float" office:value="240">
            <text:p>240</text:p>
          </table:table-cell>
          <table:table-cell office:value-type="float" office:value="0.178633">
            <text:p>0.178633</text:p>
          </table:table-cell>
          <table:table-cell office:value-type="float" office:value="0.0500258">
            <text:p>0.0500258</text:p>
          </table:table-cell>
          <table:table-cell office:value-type="float" office:value="-0.729433">
            <text:p>-0.729433</text:p>
          </table:table-cell>
          <table:table-cell office:value-type="float" office:value="0.229574">
            <text:p>0.229574</text:p>
          </table:table-cell>
          <table:table-cell table:formula="of:=[.B284]*[.$O$1]" office:value-type="float" office:value="-0.2295">
            <text:p>-0.2295</text:p>
          </table:table-cell>
          <table:table-cell table:formula="of:=[.C284]*[.$O$1]" office:value-type="float" office:value="0.1165">
            <text:p>0.1165</text:p>
          </table:table-cell>
          <table:table-cell table:formula="of:=[.L284]+[.H284]" office:value-type="float" office:value="-0.050867">
            <text:p>-0.050867</text:p>
          </table:table-cell>
          <table:table-cell table:formula="of:=[.M284]+[.I284]" office:value-type="float" office:value="0.1665258">
            <text:p>0.1665258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46">
            <text:p>-446</text:p>
          </table:table-cell>
          <table:table-cell office:value-type="float" office:value="229">
            <text:p>229</text:p>
          </table:table-cell>
          <table:table-cell office:value-type="float" office:value="71">
            <text:p>71</text:p>
          </table:table-cell>
          <table:table-cell office:value-type="float" office:value="586">
            <text:p>586</text:p>
          </table:table-cell>
          <table:table-cell table:number-columns-repeated="2" office:value-type="float" office:value="246">
            <text:p>246</text:p>
          </table:table-cell>
          <table:table-cell office:value-type="float" office:value="0.167963">
            <text:p>0.167963</text:p>
          </table:table-cell>
          <table:table-cell office:value-type="float" office:value="0.0541305">
            <text:p>0.0541305</text:p>
          </table:table-cell>
          <table:table-cell office:value-type="float" office:value="-0.703163">
            <text:p>-0.703163</text:p>
          </table:table-cell>
          <table:table-cell office:value-type="float" office:value="0.22067">
            <text:p>0.22067</text:p>
          </table:table-cell>
          <table:table-cell table:formula="of:=[.B285]*[.$O$1]" office:value-type="float" office:value="-0.223">
            <text:p>-0.223</text:p>
          </table:table-cell>
          <table:table-cell table:formula="of:=[.C285]*[.$O$1]" office:value-type="float" office:value="0.1145">
            <text:p>0.1145</text:p>
          </table:table-cell>
          <table:table-cell table:formula="of:=[.L285]+[.H285]" office:value-type="float" office:value="-0.055037">
            <text:p>-0.055037</text:p>
          </table:table-cell>
          <table:table-cell table:formula="of:=[.M285]+[.I285]" office:value-type="float" office:value="0.1686305">
            <text:p>0.1686305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422">
            <text:p>-422</text:p>
          </table:table-cell>
          <table:table-cell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580">
            <text:p>580</text:p>
          </table:table-cell>
          <table:table-cell table:number-columns-repeated="2" office:value-type="float" office:value="250">
            <text:p>250</text:p>
          </table:table-cell>
          <table:table-cell office:value-type="float" office:value="0.152074">
            <text:p>0.152074</text:p>
          </table:table-cell>
          <table:table-cell office:value-type="float" office:value="0.0561211">
            <text:p>0.0561211</text:p>
          </table:table-cell>
          <table:table-cell office:value-type="float" office:value="-0.658474">
            <text:p>-0.658474</text:p>
          </table:table-cell>
          <table:table-cell office:value-type="float" office:value="0.213879">
            <text:p>0.213879</text:p>
          </table:table-cell>
          <table:table-cell table:formula="of:=[.B286]*[.$O$1]" office:value-type="float" office:value="-0.211">
            <text:p>-0.211</text:p>
          </table:table-cell>
          <table:table-cell table:formula="of:=[.C286]*[.$O$1]" office:value-type="float" office:value="0.1125">
            <text:p>0.1125</text:p>
          </table:table-cell>
          <table:table-cell table:formula="of:=[.L286]+[.H286]" office:value-type="float" office:value="-0.058926">
            <text:p>-0.058926</text:p>
          </table:table-cell>
          <table:table-cell table:formula="of:=[.M286]+[.I286]" office:value-type="float" office:value="0.1686211">
            <text:p>0.1686211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-391">
            <text:p>-391</text:p>
          </table:table-cell>
          <table:table-cell office:value-type="float" office:value="233">
            <text:p>233</text:p>
          </table:table-cell>
          <table:table-cell office:value-type="float" office:value="57">
            <text:p>57</text:p>
          </table:table-cell>
          <table:table-cell office:value-type="float" office:value="521">
            <text:p>521</text:p>
          </table:table-cell>
          <table:table-cell table:number-columns-repeated="2" office:value-type="float" office:value="384">
            <text:p>384</text:p>
          </table:table-cell>
          <table:table-cell office:value-type="float" office:value="0.145917">
            <text:p>0.145917</text:p>
          </table:table-cell>
          <table:table-cell office:value-type="float" office:value="0.0541547">
            <text:p>0.0541547</text:p>
          </table:table-cell>
          <table:table-cell office:value-type="float" office:value="-0.615117">
            <text:p>-0.615117</text:p>
          </table:table-cell>
          <table:table-cell office:value-type="float" office:value="0.225445">
            <text:p>0.225445</text:p>
          </table:table-cell>
          <table:table-cell table:formula="of:=[.B287]*[.$O$1]" office:value-type="float" office:value="-0.1955">
            <text:p>-0.1955</text:p>
          </table:table-cell>
          <table:table-cell table:formula="of:=[.C287]*[.$O$1]" office:value-type="float" office:value="0.1165">
            <text:p>0.1165</text:p>
          </table:table-cell>
          <table:table-cell table:formula="of:=[.L287]+[.H287]" office:value-type="float" office:value="-0.049583">
            <text:p>-0.049583</text:p>
          </table:table-cell>
          <table:table-cell table:formula="of:=[.M287]+[.I287]" office:value-type="float" office:value="0.1706547">
            <text:p>0.1706547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367">
            <text:p>-367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557">
            <text:p>557</text:p>
          </table:table-cell>
          <table:table-cell table:number-columns-repeated="2" office:value-type="float" office:value="347">
            <text:p>347</text:p>
          </table:table-cell>
          <table:table-cell office:value-type="float" office:value="0.120074">
            <text:p>0.120074</text:p>
          </table:table-cell>
          <table:table-cell office:value-type="float" office:value="0.0420023">
            <text:p>0.0420023</text:p>
          </table:table-cell>
          <table:table-cell office:value-type="float" office:value="-0.560474">
            <text:p>-0.560474</text:p>
          </table:table-cell>
          <table:table-cell office:value-type="float" office:value="0.257998">
            <text:p>0.257998</text:p>
          </table:table-cell>
          <table:table-cell table:formula="of:=[.B288]*[.$O$1]" office:value-type="float" office:value="-0.1835">
            <text:p>-0.1835</text:p>
          </table:table-cell>
          <table:table-cell table:formula="of:=[.C288]*[.$O$1]" office:value-type="float" office:value="0.125">
            <text:p>0.125</text:p>
          </table:table-cell>
          <table:table-cell table:formula="of:=[.L288]+[.H288]" office:value-type="float" office:value="-0.063426">
            <text:p>-0.063426</text:p>
          </table:table-cell>
          <table:table-cell table:formula="of:=[.M288]+[.I288]" office:value-type="float" office:value="0.1670023">
            <text:p>0.167002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38">
            <text:p>-338</text:p>
          </table:table-cell>
          <table:table-cell office:value-type="float" office:value="252">
            <text:p>252</text:p>
          </table:table-cell>
          <table:table-cell office:value-type="float" office:value="108">
            <text:p>108</text:p>
          </table:table-cell>
          <table:table-cell office:value-type="float" office:value="538">
            <text:p>538</text:p>
          </table:table-cell>
          <table:table-cell table:number-columns-repeated="2" office:value-type="float" office:value="389">
            <text:p>389</text:p>
          </table:table-cell>
          <table:table-cell office:value-type="float" office:value="0.107282">
            <text:p>0.107282</text:p>
          </table:table-cell>
          <table:table-cell office:value-type="float" office:value="0.0441283">
            <text:p>0.0441283</text:p>
          </table:table-cell>
          <table:table-cell office:value-type="float" office:value="-0.512882">
            <text:p>-0.512882</text:p>
          </table:table-cell>
          <table:table-cell office:value-type="float" office:value="0.258272">
            <text:p>0.258272</text:p>
          </table:table-cell>
          <table:table-cell table:formula="of:=[.B289]*[.$O$1]" office:value-type="float" office:value="-0.169">
            <text:p>-0.169</text:p>
          </table:table-cell>
          <table:table-cell table:formula="of:=[.C289]*[.$O$1]" office:value-type="float" office:value="0.126">
            <text:p>0.126</text:p>
          </table:table-cell>
          <table:table-cell table:formula="of:=[.L289]+[.H289]" office:value-type="float" office:value="-0.061718">
            <text:p>-0.061718</text:p>
          </table:table-cell>
          <table:table-cell table:formula="of:=[.M289]+[.I289]" office:value-type="float" office:value="0.1701283">
            <text:p>0.170128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09">
            <text:p>-309</text:p>
          </table:table-cell>
          <table:table-cell office:value-type="float" office:value="253">
            <text:p>253</text:p>
          </table:table-cell>
          <table:table-cell office:value-type="float" office:value="145">
            <text:p>145</text:p>
          </table:table-cell>
          <table:table-cell office:value-type="float" office:value="547">
            <text:p>547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903437">
            <text:p>0.0903437</text:p>
          </table:table-cell>
          <table:table-cell office:value-type="float" office:value="0.0444999">
            <text:p>0.0444999</text:p>
          </table:table-cell>
          <table:table-cell office:value-type="float" office:value="-0.461144">
            <text:p>-0.461144</text:p>
          </table:table-cell>
          <table:table-cell office:value-type="float" office:value="0.2591">
            <text:p>0.2591</text:p>
          </table:table-cell>
          <table:table-cell table:formula="of:=[.B290]*[.$O$1]" office:value-type="float" office:value="-0.1545">
            <text:p>-0.1545</text:p>
          </table:table-cell>
          <table:table-cell table:formula="of:=[.C290]*[.$O$1]" office:value-type="float" office:value="0.1265">
            <text:p>0.1265</text:p>
          </table:table-cell>
          <table:table-cell table:formula="of:=[.L290]+[.H290]" office:value-type="float" office:value="-0.0641563">
            <text:p>-0.0641563</text:p>
          </table:table-cell>
          <table:table-cell table:formula="of:=[.M290]+[.I290]" office:value-type="float" office:value="0.1709999">
            <text:p>0.170999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85">
            <text:p>-285</text:p>
          </table:table-cell>
          <table:table-cell office:value-type="float" office:value="272">
            <text:p>272</text:p>
          </table:table-cell>
          <table:table-cell office:value-type="float" office:value="168">
            <text:p>168</text:p>
          </table:table-cell>
          <table:table-cell office:value-type="float" office:value="565">
            <text:p>565</text:p>
          </table:table-cell>
          <table:table-cell table:number-columns-repeated="2" office:value-type="float" office:value="374">
            <text:p>374</text:p>
          </table:table-cell>
          <table:table-cell office:value-type="float" office:value="0.0738882">
            <text:p>0.0738882</text:p>
          </table:table-cell>
          <table:table-cell office:value-type="float" office:value="0.0368628">
            <text:p>0.0368628</text:p>
          </table:table-cell>
          <table:table-cell office:value-type="float" office:value="-0.415888">
            <text:p>-0.415888</text:p>
          </table:table-cell>
          <table:table-cell office:value-type="float" office:value="0.289537">
            <text:p>0.289537</text:p>
          </table:table-cell>
          <table:table-cell table:formula="of:=[.B291]*[.$O$1]" office:value-type="float" office:value="-0.1425">
            <text:p>-0.1425</text:p>
          </table:table-cell>
          <table:table-cell table:formula="of:=[.C291]*[.$O$1]" office:value-type="float" office:value="0.136">
            <text:p>0.136</text:p>
          </table:table-cell>
          <table:table-cell table:formula="of:=[.L291]+[.H291]" office:value-type="float" office:value="-0.0686118">
            <text:p>-0.0686118</text:p>
          </table:table-cell>
          <table:table-cell table:formula="of:=[.M291]+[.I291]" office:value-type="float" office:value="0.1728628">
            <text:p>0.1728628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255">
            <text:p>-255</text:p>
          </table:table-cell>
          <table:table-cell office:value-type="float" office:value="274">
            <text:p>274</text:p>
          </table:table-cell>
          <table:table-cell office:value-type="float" office:value="211">
            <text:p>211</text:p>
          </table:table-cell>
          <table:table-cell office:value-type="float" office:value="580">
            <text:p>580</text:p>
          </table:table-cell>
          <table:table-cell table:number-columns-repeated="2" office:value-type="float" office:value="348">
            <text:p>348</text:p>
          </table:table-cell>
          <table:table-cell office:value-type="float" office:value="0.0555785">
            <text:p>0.0555785</text:p>
          </table:table-cell>
          <table:table-cell office:value-type="float" office:value="0.0330649">
            <text:p>0.0330649</text:p>
          </table:table-cell>
          <table:table-cell office:value-type="float" office:value="-0.361578">
            <text:p>-0.361578</text:p>
          </table:table-cell>
          <table:table-cell office:value-type="float" office:value="0.295735">
            <text:p>0.295735</text:p>
          </table:table-cell>
          <table:table-cell table:formula="of:=[.B292]*[.$O$1]" office:value-type="float" office:value="-0.1275">
            <text:p>-0.1275</text:p>
          </table:table-cell>
          <table:table-cell table:formula="of:=[.C292]*[.$O$1]" office:value-type="float" office:value="0.137">
            <text:p>0.137</text:p>
          </table:table-cell>
          <table:table-cell table:formula="of:=[.L292]+[.H292]" office:value-type="float" office:value="-0.0719215">
            <text:p>-0.0719215</text:p>
          </table:table-cell>
          <table:table-cell table:formula="of:=[.M292]+[.I292]" office:value-type="float" office:value="0.1700649">
            <text:p>0.170064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22">
            <text:p>-222</text:p>
          </table:table-cell>
          <table:table-cell office:value-type="float" office:value="289">
            <text:p>289</text:p>
          </table:table-cell>
          <table:table-cell office:value-type="float" office:value="252">
            <text:p>252</text:p>
          </table:table-cell>
          <table:table-cell office:value-type="float" office:value="603">
            <text:p>603</text:p>
          </table:table-cell>
          <table:table-cell table:number-columns-repeated="2" office:value-type="float" office:value="332">
            <text:p>332</text:p>
          </table:table-cell>
          <table:table-cell office:value-type="float" office:value="0.0354726">
            <text:p>0.0354726</text:p>
          </table:table-cell>
          <table:table-cell office:value-type="float" office:value="0.029549">
            <text:p>0.029549</text:p>
          </table:table-cell>
          <table:table-cell office:value-type="float" office:value="-0.301873">
            <text:p>-0.301873</text:p>
          </table:table-cell>
          <table:table-cell office:value-type="float" office:value="0.317251">
            <text:p>0.317251</text:p>
          </table:table-cell>
          <table:table-cell table:formula="of:=[.B293]*[.$O$1]" office:value-type="float" office:value="-0.111">
            <text:p>-0.111</text:p>
          </table:table-cell>
          <table:table-cell table:formula="of:=[.C293]*[.$O$1]" office:value-type="float" office:value="0.1445">
            <text:p>0.1445</text:p>
          </table:table-cell>
          <table:table-cell table:formula="of:=[.L293]+[.H293]" office:value-type="float" office:value="-0.0755274">
            <text:p>-0.0755274</text:p>
          </table:table-cell>
          <table:table-cell table:formula="of:=[.M293]+[.I293]" office:value-type="float" office:value="0.174049">
            <text:p>0.17404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87">
            <text:p>-187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617">
            <text:p>617</text:p>
          </table:table-cell>
          <table:table-cell table:number-columns-repeated="2" office:value-type="float" office:value="322">
            <text:p>322</text:p>
          </table:table-cell>
          <table:table-cell office:value-type="float" office:value="0.0134034">
            <text:p>0.0134034</text:p>
          </table:table-cell>
          <table:table-cell office:value-type="float" office:value="0.0257372">
            <text:p>0.0257372</text:p>
          </table:table-cell>
          <table:table-cell office:value-type="float" office:value="-0.237803">
            <text:p>-0.237803</text:p>
          </table:table-cell>
          <table:table-cell office:value-type="float" office:value="0.331863">
            <text:p>0.331863</text:p>
          </table:table-cell>
          <table:table-cell table:formula="of:=[.B294]*[.$O$1]" office:value-type="float" office:value="-0.0935">
            <text:p>-0.0935</text:p>
          </table:table-cell>
          <table:table-cell table:formula="of:=[.C294]*[.$O$1]" office:value-type="float" office:value="0.149">
            <text:p>0.149</text:p>
          </table:table-cell>
          <table:table-cell table:formula="of:=[.L294]+[.H294]" office:value-type="float" office:value="-0.0800966">
            <text:p>-0.0800966</text:p>
          </table:table-cell>
          <table:table-cell table:formula="of:=[.M294]+[.I294]" office:value-type="float" office:value="0.1747372">
            <text:p>0.1747372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161">
            <text:p>-161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623">
            <text:p>623</text:p>
          </table:table-cell>
          <table:table-cell table:number-columns-repeated="2" office:value-type="float" office:value="326">
            <text:p>326</text:p>
          </table:table-cell>
          <table:table-cell office:value-type="float" office:value="0.00155286">
            <text:p>0.00155286</text:p>
          </table:table-cell>
          <table:table-cell office:value-type="float" office:value="0.0222287">
            <text:p>0.0222287</text:p>
          </table:table-cell>
          <table:table-cell office:value-type="float" office:value="-0.194753">
            <text:p>-0.194753</text:p>
          </table:table-cell>
          <table:table-cell office:value-type="float" office:value="0.344971">
            <text:p>0.344971</text:p>
          </table:table-cell>
          <table:table-cell table:formula="of:=[.B295]*[.$O$1]" office:value-type="float" office:value="-0.0805">
            <text:p>-0.0805</text:p>
          </table:table-cell>
          <table:table-cell table:formula="of:=[.C295]*[.$O$1]" office:value-type="float" office:value="0.153">
            <text:p>0.153</text:p>
          </table:table-cell>
          <table:table-cell table:formula="of:=[.L295]+[.H295]" office:value-type="float" office:value="-0.07894714">
            <text:p>-0.07894714</text:p>
          </table:table-cell>
          <table:table-cell table:formula="of:=[.M295]+[.I295]" office:value-type="float" office:value="0.1752287">
            <text:p>0.175228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40">
            <text:p>-140</text:p>
          </table:table-cell>
          <table:table-cell office:value-type="float" office:value="318">
            <text:p>318</text:p>
          </table:table-cell>
          <table:table-cell office:value-type="float" office:value="350">
            <text:p>350</text:p>
          </table:table-cell>
          <table:table-cell office:value-type="float" office:value="648">
            <text:p>64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128577">
            <text:p>-0.0128577</text:p>
          </table:table-cell>
          <table:table-cell office:value-type="float" office:value="0.0151335">
            <text:p>0.0151335</text:p>
          </table:table-cell>
          <table:table-cell office:value-type="float" office:value="-0.155142">
            <text:p>-0.155142</text:p>
          </table:table-cell>
          <table:table-cell office:value-type="float" office:value="0.366467">
            <text:p>0.366467</text:p>
          </table:table-cell>
          <table:table-cell table:formula="of:=[.B296]*[.$O$1]" office:value-type="float" office:value="-0.07">
            <text:p>-0.07</text:p>
          </table:table-cell>
          <table:table-cell table:formula="of:=[.C296]*[.$O$1]" office:value-type="float" office:value="0.159">
            <text:p>0.159</text:p>
          </table:table-cell>
          <table:table-cell table:formula="of:=[.L296]+[.H296]" office:value-type="float" office:value="-0.0828577">
            <text:p>-0.0828577</text:p>
          </table:table-cell>
          <table:table-cell table:formula="of:=[.M296]+[.I296]" office:value-type="float" office:value="0.1741335">
            <text:p>0.1741335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122">
            <text:p>-122</text:p>
          </table:table-cell>
          <table:table-cell office:value-type="float" office:value="321">
            <text:p>321</text:p>
          </table:table-cell>
          <table:table-cell office:value-type="float" office:value="372">
            <text:p>372</text:p>
          </table:table-cell>
          <table:table-cell office:value-type="float" office:value="655">
            <text:p>655</text:p>
          </table:table-cell>
          <table:table-cell table:number-columns-repeated="2" office:value-type="float" office:value="293">
            <text:p>293</text:p>
          </table:table-cell>
          <table:table-cell office:value-type="float" office:value="-0.0235248">
            <text:p>-0.0235248</text:p>
          </table:table-cell>
          <table:table-cell office:value-type="float" office:value="0.0159243">
            <text:p>0.0159243</text:p>
          </table:table-cell>
          <table:table-cell office:value-type="float" office:value="-0.122875">
            <text:p>-0.122875</text:p>
          </table:table-cell>
          <table:table-cell office:value-type="float" office:value="0.369276">
            <text:p>0.369276</text:p>
          </table:table-cell>
          <table:table-cell table:formula="of:=[.B297]*[.$O$1]" office:value-type="float" office:value="-0.061">
            <text:p>-0.061</text:p>
          </table:table-cell>
          <table:table-cell table:formula="of:=[.C297]*[.$O$1]" office:value-type="float" office:value="0.1605">
            <text:p>0.1605</text:p>
          </table:table-cell>
          <table:table-cell table:formula="of:=[.L297]+[.H297]" office:value-type="float" office:value="-0.0845248">
            <text:p>-0.0845248</text:p>
          </table:table-cell>
          <table:table-cell table:formula="of:=[.M297]+[.I297]" office:value-type="float" office:value="0.1764243">
            <text:p>0.176424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02">
            <text:p>-102</text:p>
          </table:table-cell>
          <table:table-cell office:value-type="float" office:value="317">
            <text:p>317</text:p>
          </table:table-cell>
          <table:table-cell office:value-type="float" office:value="380">
            <text:p>380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331017">
            <text:p>-0.0331017</text:p>
          </table:table-cell>
          <table:table-cell office:value-type="float" office:value="0.0219121">
            <text:p>0.0219121</text:p>
          </table:table-cell>
          <table:table-cell office:value-type="float" office:value="-0.0892983">
            <text:p>-0.0892983</text:p>
          </table:table-cell>
          <table:table-cell office:value-type="float" office:value="0.358488">
            <text:p>0.358488</text:p>
          </table:table-cell>
          <table:table-cell table:formula="of:=[.B298]*[.$O$1]" office:value-type="float" office:value="-0.051">
            <text:p>-0.051</text:p>
          </table:table-cell>
          <table:table-cell table:formula="of:=[.C298]*[.$O$1]" office:value-type="float" office:value="0.1585">
            <text:p>0.1585</text:p>
          </table:table-cell>
          <table:table-cell table:formula="of:=[.L298]+[.H298]" office:value-type="float" office:value="-0.0841017">
            <text:p>-0.0841017</text:p>
          </table:table-cell>
          <table:table-cell table:formula="of:=[.M298]+[.I298]" office:value-type="float" office:value="0.1804121">
            <text:p>0.180412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80">
            <text:p>-80</text:p>
          </table:table-cell>
          <table:table-cell office:value-type="float" office:value="304">
            <text:p>304</text:p>
          </table:table-cell>
          <table:table-cell office:value-type="float" office:value="398">
            <text:p>398</text:p>
          </table:table-cell>
          <table:table-cell office:value-type="float" office:value="622">
            <text:p>622</text:p>
          </table:table-cell>
          <table:table-cell table:number-columns-repeated="2" office:value-type="float" office:value="324">
            <text:p>324</text:p>
          </table:table-cell>
          <table:table-cell office:value-type="float" office:value="-0.0453022">
            <text:p>-0.0453022</text:p>
          </table:table-cell>
          <table:table-cell office:value-type="float" office:value="0.0350893">
            <text:p>0.0350893</text:p>
          </table:table-cell>
          <table:table-cell office:value-type="float" office:value="-0.0506978">
            <text:p>-0.0506978</text:p>
          </table:table-cell>
          <table:table-cell office:value-type="float" office:value="0.329711">
            <text:p>0.329711</text:p>
          </table:table-cell>
          <table:table-cell table:formula="of:=[.B299]*[.$O$1]" office:value-type="float" office:value="-0.04">
            <text:p>-0.04</text:p>
          </table:table-cell>
          <table:table-cell table:formula="of:=[.C299]*[.$O$1]" office:value-type="float" office:value="0.152">
            <text:p>0.152</text:p>
          </table:table-cell>
          <table:table-cell table:formula="of:=[.L299]+[.H299]" office:value-type="float" office:value="-0.0853022">
            <text:p>-0.0853022</text:p>
          </table:table-cell>
          <table:table-cell table:formula="of:=[.M299]+[.I299]" office:value-type="float" office:value="0.1870893">
            <text:p>0.187089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1">
            <text:p>-61</text:p>
          </table:table-cell>
          <table:table-cell office:value-type="float" office:value="290">
            <text:p>290</text:p>
          </table:table-cell>
          <table:table-cell office:value-type="float" office:value="413">
            <text:p>413</text:p>
          </table:table-cell>
          <table:table-cell office:value-type="float" office:value="604">
            <text:p>604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526159">
            <text:p>-0.0526159</text:p>
          </table:table-cell>
          <table:table-cell office:value-type="float" office:value="0.0426301">
            <text:p>0.0426301</text:p>
          </table:table-cell>
          <table:table-cell office:value-type="float" office:value="-0.0205841">
            <text:p>-0.0205841</text:p>
          </table:table-cell>
          <table:table-cell office:value-type="float" office:value="0.30537">
            <text:p>0.30537</text:p>
          </table:table-cell>
          <table:table-cell table:formula="of:=[.B300]*[.$O$1]" office:value-type="float" office:value="-0.0305">
            <text:p>-0.0305</text:p>
          </table:table-cell>
          <table:table-cell table:formula="of:=[.C300]*[.$O$1]" office:value-type="float" office:value="0.145">
            <text:p>0.145</text:p>
          </table:table-cell>
          <table:table-cell table:formula="of:=[.L300]+[.H300]" office:value-type="float" office:value="-0.0831159">
            <text:p>-0.0831159</text:p>
          </table:table-cell>
          <table:table-cell table:formula="of:=[.M300]+[.I300]" office:value-type="float" office:value="0.1876301">
            <text:p>0.187630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9">
            <text:p>-49</text:p>
          </table:table-cell>
          <table:table-cell office:value-type="float" office:value="277">
            <text:p>277</text:p>
          </table:table-cell>
          <table:table-cell office:value-type="float" office:value="422">
            <text:p>422</text:p>
          </table:table-cell>
          <table:table-cell office:value-type="float" office:value="588">
            <text:p>588</text:p>
          </table:table-cell>
          <table:table-cell table:number-columns-repeated="2" office:value-type="float" office:value="338">
            <text:p>338</text:p>
          </table:table-cell>
          <table:table-cell office:value-type="float" office:value="-0.0588957">
            <text:p>-0.0588957</text:p>
          </table:table-cell>
          <table:table-cell office:value-type="float" office:value="0.0520748">
            <text:p>0.0520748</text:p>
          </table:table-cell>
          <table:table-cell table:style-name="ce2" office:value-type="float" office:value="0.0000956692">
            <text:p>9.57E-005</text:p>
          </table:table-cell>
          <table:table-cell office:value-type="float" office:value="0.280325">
            <text:p>0.280325</text:p>
          </table:table-cell>
          <table:table-cell table:formula="of:=[.B301]*[.$O$1]" office:value-type="float" office:value="-0.0245">
            <text:p>-0.0245</text:p>
          </table:table-cell>
          <table:table-cell table:formula="of:=[.C301]*[.$O$1]" office:value-type="float" office:value="0.1385">
            <text:p>0.1385</text:p>
          </table:table-cell>
          <table:table-cell table:formula="of:=[.L301]+[.H301]" office:value-type="float" office:value="-0.0833957">
            <text:p>-0.0833957</text:p>
          </table:table-cell>
          <table:table-cell table:formula="of:=[.M301]+[.I301]" office:value-type="float" office:value="0.1905748">
            <text:p>0.1905748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9">
            <text:p>-49</text:p>
          </table:table-cell>
          <table:table-cell office:value-type="float" office:value="257">
            <text:p>257</text:p>
          </table:table-cell>
          <table:table-cell office:value-type="float" office:value="411">
            <text:p>411</text:p>
          </table:table-cell>
          <table:table-cell office:value-type="float" office:value="557">
            <text:p>557</text:p>
          </table:table-cell>
          <table:table-cell table:number-columns-repeated="2" office:value-type="float" office:value="361">
            <text:p>361</text:p>
          </table:table-cell>
          <table:table-cell office:value-type="float" office:value="-0.059237">
            <text:p>-0.059237</text:p>
          </table:table-cell>
          <table:table-cell office:value-type="float" office:value="0.0665866">
            <text:p>0.0665866</text:p>
          </table:table-cell>
          <table:table-cell office:value-type="float" office:value="0.000437036">
            <text:p>0.000437036</text:p>
          </table:table-cell>
          <table:table-cell office:value-type="float" office:value="0.241813">
            <text:p>0.241813</text:p>
          </table:table-cell>
          <table:table-cell table:formula="of:=[.B302]*[.$O$1]" office:value-type="float" office:value="-0.0245">
            <text:p>-0.0245</text:p>
          </table:table-cell>
          <table:table-cell table:formula="of:=[.C302]*[.$O$1]" office:value-type="float" office:value="0.1285">
            <text:p>0.1285</text:p>
          </table:table-cell>
          <table:table-cell table:formula="of:=[.L302]+[.H302]" office:value-type="float" office:value="-0.083737">
            <text:p>-0.083737</text:p>
          </table:table-cell>
          <table:table-cell table:formula="of:=[.M302]+[.I302]" office:value-type="float" office:value="0.1950866">
            <text:p>0.195086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5">
            <text:p>-45</text:p>
          </table:table-cell>
          <table:table-cell office:value-type="float" office:value="226">
            <text:p>226</text:p>
          </table:table-cell>
          <table:table-cell office:value-type="float" office:value="411">
            <text:p>411</text:p>
          </table:table-cell>
          <table:table-cell office:value-type="float" office:value="522">
            <text:p>52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551916">
            <text:p>-0.0551916</text:p>
          </table:table-cell>
          <table:table-cell office:value-type="float" office:value="0.0875226">
            <text:p>0.0875226</text:p>
          </table:table-cell>
          <table:table-cell office:value-type="float" office:value="0.00119161">
            <text:p>0.00119161</text:p>
          </table:table-cell>
          <table:table-cell office:value-type="float" office:value="0.183677">
            <text:p>0.183677</text:p>
          </table:table-cell>
          <table:table-cell table:formula="of:=[.B303]*[.$O$1]" office:value-type="float" office:value="-0.0225">
            <text:p>-0.0225</text:p>
          </table:table-cell>
          <table:table-cell table:formula="of:=[.C303]*[.$O$1]" office:value-type="float" office:value="0.113">
            <text:p>0.113</text:p>
          </table:table-cell>
          <table:table-cell table:formula="of:=[.L303]+[.H303]" office:value-type="float" office:value="-0.0776916">
            <text:p>-0.0776916</text:p>
          </table:table-cell>
          <table:table-cell table:formula="of:=[.M303]+[.I303]" office:value-type="float" office:value="0.2005226">
            <text:p>0.200522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0">
            <text:p>-60</text:p>
          </table:table-cell>
          <table:table-cell office:value-type="float" office:value="193">
            <text:p>193</text:p>
          </table:table-cell>
          <table:table-cell office:value-type="float" office:value="374">
            <text:p>374</text:p>
          </table:table-cell>
          <table:table-cell office:value-type="float" office:value="467">
            <text:p>467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489448">
            <text:p>-0.0489448</text:p>
          </table:table-cell>
          <table:table-cell office:value-type="float" office:value="0.107629">
            <text:p>0.107629</text:p>
          </table:table-cell>
          <table:table-cell office:value-type="float" office:value="-0.0230552">
            <text:p>-0.0230552</text:p>
          </table:table-cell>
          <table:table-cell office:value-type="float" office:value="0.123971">
            <text:p>0.123971</text:p>
          </table:table-cell>
          <table:table-cell table:formula="of:=[.B304]*[.$O$1]" office:value-type="float" office:value="-0.03">
            <text:p>-0.03</text:p>
          </table:table-cell>
          <table:table-cell table:formula="of:=[.C304]*[.$O$1]" office:value-type="float" office:value="0.0965">
            <text:p>0.0965</text:p>
          </table:table-cell>
          <table:table-cell table:formula="of:=[.L304]+[.H304]" office:value-type="float" office:value="-0.0789448">
            <text:p>-0.0789448</text:p>
          </table:table-cell>
          <table:table-cell table:formula="of:=[.M304]+[.I304]" office:value-type="float" office:value="0.204129">
            <text:p>0.20412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8">
            <text:p>-58</text:p>
          </table:table-cell>
          <table:table-cell office:value-type="float" office:value="176">
            <text:p>176</text:p>
          </table:table-cell>
          <table:table-cell office:value-type="float" office:value="376">
            <text:p>376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13">
            <text:p>413</text:p>
          </table:table-cell>
          <table:table-cell office:value-type="float" office:value="-0.0457983">
            <text:p>-0.0457983</text:p>
          </table:table-cell>
          <table:table-cell office:value-type="float" office:value="0.120686">
            <text:p>0.120686</text:p>
          </table:table-cell>
          <table:table-cell office:value-type="float" office:value="-0.0238017">
            <text:p>-0.0238017</text:p>
          </table:table-cell>
          <table:table-cell office:value-type="float" office:value="0.0905145">
            <text:p>0.0905145</text:p>
          </table:table-cell>
          <table:table-cell table:formula="of:=[.B305]*[.$O$1]" office:value-type="float" office:value="-0.029">
            <text:p>-0.029</text:p>
          </table:table-cell>
          <table:table-cell table:formula="of:=[.C305]*[.$O$1]" office:value-type="float" office:value="0.088">
            <text:p>0.088</text:p>
          </table:table-cell>
          <table:table-cell table:formula="of:=[.L305]+[.H305]" office:value-type="float" office:value="-0.0747983">
            <text:p>-0.0747983</text:p>
          </table:table-cell>
          <table:table-cell table:formula="of:=[.M305]+[.I305]" office:value-type="float" office:value="0.208686">
            <text:p>0.20868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9">
            <text:p>-59</text:p>
          </table:table-cell>
          <table:table-cell office:value-type="float" office:value="155">
            <text:p>155</text:p>
          </table:table-cell>
          <table:table-cell office:value-type="float" office:value="378">
            <text:p>378</text:p>
          </table:table-cell>
          <table:table-cell office:value-type="float" office:value="432">
            <text:p>432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0450257">
            <text:p>-0.0450257</text:p>
          </table:table-cell>
          <table:table-cell office:value-type="float" office:value="0.132679">
            <text:p>0.132679</text:p>
          </table:table-cell>
          <table:table-cell office:value-type="float" office:value="-0.0257743">
            <text:p>-0.0257743</text:p>
          </table:table-cell>
          <table:table-cell office:value-type="float" office:value="0.0533206">
            <text:p>0.0533206</text:p>
          </table:table-cell>
          <table:table-cell table:formula="of:=[.B306]*[.$O$1]" office:value-type="float" office:value="-0.0295">
            <text:p>-0.0295</text:p>
          </table:table-cell>
          <table:table-cell table:formula="of:=[.C306]*[.$O$1]" office:value-type="float" office:value="0.0775">
            <text:p>0.0775</text:p>
          </table:table-cell>
          <table:table-cell table:formula="of:=[.L306]+[.H306]" office:value-type="float" office:value="-0.0745257">
            <text:p>-0.0745257</text:p>
          </table:table-cell>
          <table:table-cell table:formula="of:=[.M306]+[.I306]" office:value-type="float" office:value="0.210179">
            <text:p>0.21017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7">
            <text:p>-57</text:p>
          </table:table-cell>
          <table:table-cell office:value-type="float" office:value="134">
            <text:p>134</text:p>
          </table:table-cell>
          <table:table-cell office:value-type="float" office:value="379">
            <text:p>379</text:p>
          </table:table-cell>
          <table:table-cell office:value-type="float" office:value="410">
            <text:p>410</text:p>
          </table:table-cell>
          <table:table-cell table:number-columns-repeated="2" office:value-type="float" office:value="409">
            <text:p>409</text:p>
          </table:table-cell>
          <table:table-cell office:value-type="float" office:value="-0.045546">
            <text:p>-0.045546</text:p>
          </table:table-cell>
          <table:table-cell office:value-type="float" office:value="0.146022">
            <text:p>0.146022</text:p>
          </table:table-cell>
          <table:table-cell office:value-type="float" office:value="-0.022854">
            <text:p>-0.022854</text:p>
          </table:table-cell>
          <table:table-cell office:value-type="float" office:value="0.0147781">
            <text:p>0.0147781</text:p>
          </table:table-cell>
          <table:table-cell table:formula="of:=[.B307]*[.$O$1]" office:value-type="float" office:value="-0.0285">
            <text:p>-0.0285</text:p>
          </table:table-cell>
          <table:table-cell table:formula="of:=[.C307]*[.$O$1]" office:value-type="float" office:value="0.067">
            <text:p>0.067</text:p>
          </table:table-cell>
          <table:table-cell table:formula="of:=[.L307]+[.H307]" office:value-type="float" office:value="-0.074046">
            <text:p>-0.074046</text:p>
          </table:table-cell>
          <table:table-cell table:formula="of:=[.M307]+[.I307]" office:value-type="float" office:value="0.213022">
            <text:p>0.213022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55">
            <text:p>-55</text:p>
          </table:table-cell>
          <table:table-cell office:value-type="float" office:value="119">
            <text:p>119</text:p>
          </table:table-cell>
          <table:table-cell office:value-type="float" office:value="457">
            <text:p>457</text:p>
          </table:table-cell>
          <table:table-cell office:value-type="float" office:value="471">
            <text:p>471</text:p>
          </table:table-cell>
          <table:table-cell table:number-columns-repeated="2" office:value-type="float" office:value="257">
            <text:p>257</text:p>
          </table:table-cell>
          <table:table-cell office:value-type="float" office:value="-0.0528186">
            <text:p>-0.0528186</text:p>
          </table:table-cell>
          <table:table-cell office:value-type="float" office:value="0.159165">
            <text:p>0.159165</text:p>
          </table:table-cell>
          <table:table-cell office:value-type="float" office:value="-0.0131814">
            <text:p>-0.0131814</text:p>
          </table:table-cell>
          <table:table-cell office:value-type="float" office:value="-0.0163649">
            <text:p>-0.0163649</text:p>
          </table:table-cell>
          <table:table-cell table:formula="of:=[.B308]*[.$O$1]" office:value-type="float" office:value="-0.0275">
            <text:p>-0.0275</text:p>
          </table:table-cell>
          <table:table-cell table:formula="of:=[.C308]*[.$O$1]" office:value-type="float" office:value="0.0595">
            <text:p>0.0595</text:p>
          </table:table-cell>
          <table:table-cell table:formula="of:=[.L308]+[.H308]" office:value-type="float" office:value="-0.0803186">
            <text:p>-0.0803186</text:p>
          </table:table-cell>
          <table:table-cell table:formula="of:=[.M308]+[.I308]" office:value-type="float" office:value="0.218665">
            <text:p>0.218665</text:p>
          </table:table-cell>
          <table:table-cell table:number-columns-repeated="2"/>
        </table:table-row>
        <table:table-row table:style-name="ro2">
          <table:table-cell table:style-name="ce1" office:value-type="float" office:value="-975">
            <text:p>-975</text:p>
          </table:table-cell>
          <table:table-cell office:value-type="float" office:value="-48">
            <text:p>-48</text:p>
          </table:table-cell>
          <table:table-cell office:value-type="float" office:value="111">
            <text:p>111</text:p>
          </table:table-cell>
          <table:table-cell office:value-type="float" office:value="392">
            <text:p>392</text:p>
          </table:table-cell>
          <table:table-cell office:value-type="float" office:value="391">
            <text:p>391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0528186">
            <text:p>-0.0528186</text:p>
          </table:table-cell>
          <table:table-cell office:value-type="float" office:value="0.159165">
            <text:p>0.159165</text:p>
          </table:table-cell>
          <table:table-cell office:value-type="float" office:value="-0.00478138">
            <text:p>-0.00478138</text:p>
          </table:table-cell>
          <table:table-cell office:value-type="float" office:value="-0.0259649">
            <text:p>-0.0259649</text:p>
          </table:table-cell>
          <table:table-cell table:formula="of:=[.B309]*[.$O$1]" office:value-type="float" office:value="-0.024">
            <text:p>-0.024</text:p>
          </table:table-cell>
          <table:table-cell table:formula="of:=[.C309]*[.$O$1]" office:value-type="float" office:value="0.0555">
            <text:p>0.0555</text:p>
          </table:table-cell>
          <table:table-cell table:formula="of:=[.L309]+[.H309]" office:value-type="float" office:value="-0.0768186">
            <text:p>-0.0768186</text:p>
          </table:table-cell>
          <table:table-cell table:formula="of:=[.M309]+[.I309]" office:value-type="float" office:value="0.214665">
            <text:p>0.21466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1">
            <text:p>-51</text:p>
          </table:table-cell>
          <table:table-cell office:value-type="float" office:value="96">
            <text:p>96</text:p>
          </table:table-cell>
          <table:table-cell office:value-type="float" office:value="387">
            <text:p>387</text:p>
          </table:table-cell>
          <table:table-cell office:value-type="float" office:value="374">
            <text:p>374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512639">
            <text:p>-0.0512639</text:p>
          </table:table-cell>
          <table:table-cell office:value-type="float" office:value="0.171468">
            <text:p>0.171468</text:p>
          </table:table-cell>
          <table:table-cell office:value-type="float" office:value="-0.00993612">
            <text:p>-0.00993612</text:p>
          </table:table-cell>
          <table:table-cell office:value-type="float" office:value="-0.0562683">
            <text:p>-0.0562683</text:p>
          </table:table-cell>
          <table:table-cell table:formula="of:=[.B310]*[.$O$1]" office:value-type="float" office:value="-0.0255">
            <text:p>-0.0255</text:p>
          </table:table-cell>
          <table:table-cell table:formula="of:=[.C310]*[.$O$1]" office:value-type="float" office:value="0.048">
            <text:p>0.048</text:p>
          </table:table-cell>
          <table:table-cell table:formula="of:=[.L310]+[.H310]" office:value-type="float" office:value="-0.0767639">
            <text:p>-0.0767639</text:p>
          </table:table-cell>
          <table:table-cell table:formula="of:=[.M310]+[.I310]" office:value-type="float" office:value="0.219468">
            <text:p>0.21946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5">
            <text:p>-55</text:p>
          </table:table-cell>
          <table:table-cell office:value-type="float" office:value="61">
            <text:p>61</text:p>
          </table:table-cell>
          <table:table-cell office:value-type="float" office:value="375">
            <text:p>375</text:p>
          </table:table-cell>
          <table:table-cell office:value-type="float" office:value="331">
            <text:p>331</text:p>
          </table:table-cell>
          <table:table-cell table:number-columns-repeated="2" office:value-type="float" office:value="421">
            <text:p>421</text:p>
          </table:table-cell>
          <table:table-cell office:value-type="float" office:value="-0.0478344">
            <text:p>-0.0478344</text:p>
          </table:table-cell>
          <table:table-cell office:value-type="float" office:value="0.190862">
            <text:p>0.190862</text:p>
          </table:table-cell>
          <table:table-cell office:value-type="float" office:value="-0.0181656">
            <text:p>-0.0181656</text:p>
          </table:table-cell>
          <table:table-cell office:value-type="float" office:value="-0.117662">
            <text:p>-0.117662</text:p>
          </table:table-cell>
          <table:table-cell table:formula="of:=[.B311]*[.$O$1]" office:value-type="float" office:value="-0.0275">
            <text:p>-0.0275</text:p>
          </table:table-cell>
          <table:table-cell table:formula="of:=[.C311]*[.$O$1]" office:value-type="float" office:value="0.0305">
            <text:p>0.0305</text:p>
          </table:table-cell>
          <table:table-cell table:formula="of:=[.L311]+[.H311]" office:value-type="float" office:value="-0.0753344">
            <text:p>-0.0753344</text:p>
          </table:table-cell>
          <table:table-cell table:formula="of:=[.M311]+[.I311]" office:value-type="float" office:value="0.221362">
            <text:p>0.221362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56">
            <text:p>-56</text:p>
          </table:table-cell>
          <table:table-cell office:value-type="float" office:value="47">
            <text:p>47</text:p>
          </table:table-cell>
          <table:table-cell office:value-type="float" office:value="369">
            <text:p>369</text:p>
          </table:table-cell>
          <table:table-cell office:value-type="float" office:value="312">
            <text:p>312</text:p>
          </table:table-cell>
          <table:table-cell table:number-columns-repeated="2" office:value-type="float" office:value="430">
            <text:p>430</text:p>
          </table:table-cell>
          <table:table-cell office:value-type="float" office:value="-0.0458107">
            <text:p>-0.0458107</text:p>
          </table:table-cell>
          <table:table-cell office:value-type="float" office:value="0.202739">
            <text:p>0.202739</text:p>
          </table:table-cell>
          <table:table-cell office:value-type="float" office:value="-0.0213893">
            <text:p>-0.0213893</text:p>
          </table:table-cell>
          <table:table-cell office:value-type="float" office:value="-0.146339">
            <text:p>-0.146339</text:p>
          </table:table-cell>
          <table:table-cell table:formula="of:=[.B312]*[.$O$1]" office:value-type="float" office:value="-0.028">
            <text:p>-0.028</text:p>
          </table:table-cell>
          <table:table-cell table:formula="of:=[.C312]*[.$O$1]" office:value-type="float" office:value="0.0235">
            <text:p>0.0235</text:p>
          </table:table-cell>
          <table:table-cell table:formula="of:=[.L312]+[.H312]" office:value-type="float" office:value="-0.0738107">
            <text:p>-0.0738107</text:p>
          </table:table-cell>
          <table:table-cell table:formula="of:=[.M312]+[.I312]" office:value-type="float" office:value="0.226239">
            <text:p>0.226239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61">
            <text:p>-61</text:p>
          </table:table-cell>
          <table:table-cell office:value-type="float" office:value="28">
            <text:p>28</text:p>
          </table:table-cell>
          <table:table-cell office:value-type="float" office:value="447">
            <text:p>447</text:p>
          </table:table-cell>
          <table:table-cell office:value-type="float" office:value="376">
            <text:p>376</text:p>
          </table:table-cell>
          <table:table-cell table:number-columns-repeated="2" office:value-type="float" office:value="265">
            <text:p>265</text:p>
          </table:table-cell>
          <table:table-cell office:value-type="float" office:value="-0.0449607">
            <text:p>-0.0449607</text:p>
          </table:table-cell>
          <table:table-cell office:value-type="float" office:value="0.232849">
            <text:p>0.232849</text:p>
          </table:table-cell>
          <table:table-cell office:value-type="float" office:value="-0.0282393">
            <text:p>-0.0282393</text:p>
          </table:table-cell>
          <table:table-cell office:value-type="float" office:value="-0.199249">
            <text:p>-0.199249</text:p>
          </table:table-cell>
          <table:table-cell table:formula="of:=[.B313]*[.$O$1]" office:value-type="float" office:value="-0.0305">
            <text:p>-0.0305</text:p>
          </table:table-cell>
          <table:table-cell table:formula="of:=[.C313]*[.$O$1]" office:value-type="float" office:value="0.014">
            <text:p>0.014</text:p>
          </table:table-cell>
          <table:table-cell table:formula="of:=[.L313]+[.H313]" office:value-type="float" office:value="-0.0754607">
            <text:p>-0.0754607</text:p>
          </table:table-cell>
          <table:table-cell table:formula="of:=[.M313]+[.I313]" office:value-type="float" office:value="0.246849">
            <text:p>0.246849</text:p>
          </table:table-cell>
          <table:table-cell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-59">
            <text:p>-59</text:p>
          </table:table-cell>
          <table:table-cell office:value-type="float" office:value="-9">
            <text:p>-9</text:p>
          </table:table-cell>
          <table:table-cell office:value-type="float" office:value="457">
            <text:p>457</text:p>
          </table:table-cell>
          <table:table-cell office:value-type="float" office:value="347">
            <text:p>347</text:p>
          </table:table-cell>
          <table:table-cell table:number-columns-repeated="2" office:value-type="float" office:value="249">
            <text:p>249</text:p>
          </table:table-cell>
          <table:table-cell office:value-type="float" office:value="-0.0459178">
            <text:p>-0.0459178</text:p>
          </table:table-cell>
          <table:table-cell office:value-type="float" office:value="0.250435">
            <text:p>0.250435</text:p>
          </table:table-cell>
          <table:table-cell office:value-type="float" office:value="-0.0248822">
            <text:p>-0.0248822</text:p>
          </table:table-cell>
          <table:table-cell office:value-type="float" office:value="-0.261235">
            <text:p>-0.261235</text:p>
          </table:table-cell>
          <table:table-cell table:formula="of:=[.B314]*[.$O$1]" office:value-type="float" office:value="-0.0295">
            <text:p>-0.0295</text:p>
          </table:table-cell>
          <table:table-cell table:formula="of:=[.C314]*[.$O$1]" office:value-type="float" office:value="-0.0045">
            <text:p>-0.0045</text:p>
          </table:table-cell>
          <table:table-cell table:formula="of:=[.L314]+[.H314]" office:value-type="float" office:value="-0.0754178">
            <text:p>-0.0754178</text:p>
          </table:table-cell>
          <table:table-cell table:formula="of:=[.M314]+[.I314]" office:value-type="float" office:value="0.245935">
            <text:p>0.24593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3">
            <text:p>-53</text:p>
          </table:table-cell>
          <table:table-cell office:value-type="float" office:value="-33">
            <text:p>-33</text:p>
          </table:table-cell>
          <table:table-cell office:value-type="float" office:value="384">
            <text:p>384</text:p>
          </table:table-cell>
          <table:table-cell office:value-type="float" office:value="244">
            <text:p>244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0456964">
            <text:p>-0.0456964</text:p>
          </table:table-cell>
          <table:table-cell office:value-type="float" office:value="0.252935">
            <text:p>0.252935</text:p>
          </table:table-cell>
          <table:table-cell office:value-type="float" office:value="-0.0179036">
            <text:p>-0.0179036</text:p>
          </table:table-cell>
          <table:table-cell office:value-type="float" office:value="-0.292535">
            <text:p>-0.292535</text:p>
          </table:table-cell>
          <table:table-cell table:formula="of:=[.B315]*[.$O$1]" office:value-type="float" office:value="-0.0265">
            <text:p>-0.0265</text:p>
          </table:table-cell>
          <table:table-cell table:formula="of:=[.C315]*[.$O$1]" office:value-type="float" office:value="-0.0165">
            <text:p>-0.0165</text:p>
          </table:table-cell>
          <table:table-cell table:formula="of:=[.L315]+[.H315]" office:value-type="float" office:value="-0.0721964">
            <text:p>-0.0721964</text:p>
          </table:table-cell>
          <table:table-cell table:formula="of:=[.M315]+[.I315]" office:value-type="float" office:value="0.236435">
            <text:p>0.23643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0">
            <text:p>-50</text:p>
          </table:table-cell>
          <table:table-cell office:value-type="float" office:value="-42">
            <text:p>-42</text:p>
          </table:table-cell>
          <table:table-cell office:value-type="float" office:value="386">
            <text:p>386</text:p>
          </table:table-cell>
          <table:table-cell office:value-type="float" office:value="234">
            <text:p>234</text:p>
          </table:table-cell>
          <table:table-cell table:number-columns-repeated="2" office:value-type="float" office:value="408">
            <text:p>408</text:p>
          </table:table-cell>
          <table:table-cell office:value-type="float" office:value="-0.0453316">
            <text:p>-0.0453316</text:p>
          </table:table-cell>
          <table:table-cell office:value-type="float" office:value="0.256056">
            <text:p>0.256056</text:p>
          </table:table-cell>
          <table:table-cell office:value-type="float" office:value="-0.0146684">
            <text:p>-0.0146684</text:p>
          </table:table-cell>
          <table:table-cell office:value-type="float" office:value="-0.306456">
            <text:p>-0.306456</text:p>
          </table:table-cell>
          <table:table-cell table:formula="of:=[.B316]*[.$O$1]" office:value-type="float" office:value="-0.025">
            <text:p>-0.025</text:p>
          </table:table-cell>
          <table:table-cell table:formula="of:=[.C316]*[.$O$1]" office:value-type="float" office:value="-0.021">
            <text:p>-0.021</text:p>
          </table:table-cell>
          <table:table-cell table:formula="of:=[.L316]+[.H316]" office:value-type="float" office:value="-0.0703316">
            <text:p>-0.0703316</text:p>
          </table:table-cell>
          <table:table-cell table:formula="of:=[.M316]+[.I316]" office:value-type="float" office:value="0.235056">
            <text:p>0.23505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7">
            <text:p>-47</text:p>
          </table:table-cell>
          <table:table-cell office:value-type="float" office:value="-62">
            <text:p>-62</text:p>
          </table:table-cell>
          <table:table-cell office:value-type="float" office:value="391">
            <text:p>391</text:p>
          </table:table-cell>
          <table:table-cell office:value-type="float" office:value="216">
            <text:p>216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473413">
            <text:p>-0.0473413</text:p>
          </table:table-cell>
          <table:table-cell office:value-type="float" office:value="0.272048">
            <text:p>0.272048</text:p>
          </table:table-cell>
          <table:table-cell office:value-type="float" office:value="-0.00905874">
            <text:p>-0.00905874</text:p>
          </table:table-cell>
          <table:table-cell office:value-type="float" office:value="-0.346448">
            <text:p>-0.346448</text:p>
          </table:table-cell>
          <table:table-cell table:formula="of:=[.B317]*[.$O$1]" office:value-type="float" office:value="-0.0235">
            <text:p>-0.0235</text:p>
          </table:table-cell>
          <table:table-cell table:formula="of:=[.C317]*[.$O$1]" office:value-type="float" office:value="-0.031">
            <text:p>-0.031</text:p>
          </table:table-cell>
          <table:table-cell table:formula="of:=[.L317]+[.H317]" office:value-type="float" office:value="-0.0708413">
            <text:p>-0.0708413</text:p>
          </table:table-cell>
          <table:table-cell table:formula="of:=[.M317]+[.I317]" office:value-type="float" office:value="0.241048">
            <text:p>0.24104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4">
            <text:p>-44</text:p>
          </table:table-cell>
          <table:table-cell office:value-type="float" office:value="-86">
            <text:p>-86</text:p>
          </table:table-cell>
          <table:table-cell office:value-type="float" office:value="393">
            <text:p>393</text:p>
          </table:table-cell>
          <table:table-cell office:value-type="float" office:value="191">
            <text:p>191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490362">
            <text:p>-0.0490362</text:p>
          </table:table-cell>
          <table:table-cell office:value-type="float" office:value="0.289163">
            <text:p>0.289163</text:p>
          </table:table-cell>
          <table:table-cell office:value-type="float" office:value="-0.00376384">
            <text:p>-0.00376384</text:p>
          </table:table-cell>
          <table:table-cell office:value-type="float" office:value="-0.392363">
            <text:p>-0.392363</text:p>
          </table:table-cell>
          <table:table-cell table:formula="of:=[.B318]*[.$O$1]" office:value-type="float" office:value="-0.022">
            <text:p>-0.022</text:p>
          </table:table-cell>
          <table:table-cell table:formula="of:=[.C318]*[.$O$1]" office:value-type="float" office:value="-0.043">
            <text:p>-0.043</text:p>
          </table:table-cell>
          <table:table-cell table:formula="of:=[.L318]+[.H318]" office:value-type="float" office:value="-0.0710362">
            <text:p>-0.0710362</text:p>
          </table:table-cell>
          <table:table-cell table:formula="of:=[.M318]+[.I318]" office:value-type="float" office:value="0.246163">
            <text:p>0.24616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">
            <text:p>-43</text:p>
          </table:table-cell>
          <table:table-cell office:value-type="float" office:value="-97">
            <text:p>-97</text:p>
          </table:table-cell>
          <table:table-cell office:value-type="float" office:value="387">
            <text:p>387</text:p>
          </table:table-cell>
          <table:table-cell office:value-type="float" office:value="173">
            <text:p>173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473482">
            <text:p>-0.0473482</text:p>
          </table:table-cell>
          <table:table-cell office:value-type="float" office:value="0.298493">
            <text:p>0.298493</text:p>
          </table:table-cell>
          <table:table-cell office:value-type="float" office:value="-0.0042518">
            <text:p>-0.0042518</text:p>
          </table:table-cell>
          <table:table-cell office:value-type="float" office:value="-0.414893">
            <text:p>-0.414893</text:p>
          </table:table-cell>
          <table:table-cell table:formula="of:=[.B319]*[.$O$1]" office:value-type="float" office:value="-0.0215">
            <text:p>-0.0215</text:p>
          </table:table-cell>
          <table:table-cell table:formula="of:=[.C319]*[.$O$1]" office:value-type="float" office:value="-0.0485">
            <text:p>-0.0485</text:p>
          </table:table-cell>
          <table:table-cell table:formula="of:=[.L319]+[.H319]" office:value-type="float" office:value="-0.0688482">
            <text:p>-0.0688482</text:p>
          </table:table-cell>
          <table:table-cell table:formula="of:=[.M319]+[.I319]" office:value-type="float" office:value="0.249993">
            <text:p>0.24999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">
            <text:p>-43</text:p>
          </table:table-cell>
          <table:table-cell office:value-type="float" office:value="-115">
            <text:p>-115</text:p>
          </table:table-cell>
          <table:table-cell office:value-type="float" office:value="387">
            <text:p>387</text:p>
          </table:table-cell>
          <table:table-cell office:value-type="float" office:value="155">
            <text:p>155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458114">
            <text:p>-0.0458114</text:p>
          </table:table-cell>
          <table:table-cell office:value-type="float" office:value="0.306145">
            <text:p>0.306145</text:p>
          </table:table-cell>
          <table:table-cell office:value-type="float" office:value="-0.00578861">
            <text:p>-0.00578861</text:p>
          </table:table-cell>
          <table:table-cell office:value-type="float" office:value="-0.444145">
            <text:p>-0.444145</text:p>
          </table:table-cell>
          <table:table-cell table:formula="of:=[.B320]*[.$O$1]" office:value-type="float" office:value="-0.0215">
            <text:p>-0.0215</text:p>
          </table:table-cell>
          <table:table-cell table:formula="of:=[.C320]*[.$O$1]" office:value-type="float" office:value="-0.0575">
            <text:p>-0.0575</text:p>
          </table:table-cell>
          <table:table-cell table:formula="of:=[.L320]+[.H320]" office:value-type="float" office:value="-0.0673114">
            <text:p>-0.0673114</text:p>
          </table:table-cell>
          <table:table-cell table:formula="of:=[.M320]+[.I320]" office:value-type="float" office:value="0.248645">
            <text:p>0.248645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44">
            <text:p>-44</text:p>
          </table:table-cell>
          <table:table-cell office:value-type="float" office:value="-143">
            <text:p>-143</text:p>
          </table:table-cell>
          <table:table-cell office:value-type="float" office:value="463">
            <text:p>463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-0.0445131">
            <text:p>-0.0445131</text:p>
          </table:table-cell>
          <table:table-cell office:value-type="float" office:value="0.335651">
            <text:p>0.335651</text:p>
          </table:table-cell>
          <table:table-cell office:value-type="float" office:value="-0.0082869">
            <text:p>-0.0082869</text:p>
          </table:table-cell>
          <table:table-cell office:value-type="float" office:value="-0.507251">
            <text:p>-0.507251</text:p>
          </table:table-cell>
          <table:table-cell table:formula="of:=[.B321]*[.$O$1]" office:value-type="float" office:value="-0.022">
            <text:p>-0.022</text:p>
          </table:table-cell>
          <table:table-cell table:formula="of:=[.C321]*[.$O$1]" office:value-type="float" office:value="-0.0715">
            <text:p>-0.0715</text:p>
          </table:table-cell>
          <table:table-cell table:formula="of:=[.L321]+[.H321]" office:value-type="float" office:value="-0.0665131">
            <text:p>-0.0665131</text:p>
          </table:table-cell>
          <table:table-cell table:formula="of:=[.M321]+[.I321]" office:value-type="float" office:value="0.264151">
            <text:p>0.264151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44">
            <text:p>-44</text:p>
          </table:table-cell>
          <table:table-cell office:value-type="float" office:value="-161">
            <text:p>-161</text:p>
          </table:table-cell>
          <table:table-cell office:value-type="float" office:value="469">
            <text:p>469</text:p>
          </table:table-cell>
          <table:table-cell office:value-type="float" office:value="192">
            <text:p>192</text:p>
          </table:table-cell>
          <table:table-cell table:number-columns-repeated="2" office:value-type="float" office:value="255">
            <text:p>255</text:p>
          </table:table-cell>
          <table:table-cell office:value-type="float" office:value="-0.0468741">
            <text:p>-0.0468741</text:p>
          </table:table-cell>
          <table:table-cell office:value-type="float" office:value="0.339999">
            <text:p>0.339999</text:p>
          </table:table-cell>
          <table:table-cell office:value-type="float" office:value="-0.0059259">
            <text:p>-0.0059259</text:p>
          </table:table-cell>
          <table:table-cell office:value-type="float" office:value="-0.533199">
            <text:p>-0.533199</text:p>
          </table:table-cell>
          <table:table-cell table:formula="of:=[.B322]*[.$O$1]" office:value-type="float" office:value="-0.022">
            <text:p>-0.022</text:p>
          </table:table-cell>
          <table:table-cell table:formula="of:=[.C322]*[.$O$1]" office:value-type="float" office:value="-0.0805">
            <text:p>-0.0805</text:p>
          </table:table-cell>
          <table:table-cell table:formula="of:=[.L322]+[.H322]" office:value-type="float" office:value="-0.0688741">
            <text:p>-0.0688741</text:p>
          </table:table-cell>
          <table:table-cell table:formula="of:=[.M322]+[.I322]" office:value-type="float" office:value="0.259499">
            <text:p>0.25949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-168">
            <text:p>-168</text:p>
          </table:table-cell>
          <table:table-cell office:value-type="float" office:value="386">
            <text:p>386</text:p>
          </table:table-cell>
          <table:table-cell office:value-type="float" office:value="97">
            <text:p>97</text:p>
          </table:table-cell>
          <table:table-cell table:number-columns-repeated="2" office:value-type="float" office:value="430">
            <text:p>430</text:p>
          </table:table-cell>
          <table:table-cell office:value-type="float" office:value="-0.0483434">
            <text:p>-0.0483434</text:p>
          </table:table-cell>
          <table:table-cell office:value-type="float" office:value="0.342796">
            <text:p>0.342796</text:p>
          </table:table-cell>
          <table:table-cell office:value-type="float" office:value="0.00154344">
            <text:p>0.00154344</text:p>
          </table:table-cell>
          <table:table-cell office:value-type="float" office:value="-0.544396">
            <text:p>-0.544396</text:p>
          </table:table-cell>
          <table:table-cell table:formula="of:=[.B323]*[.$O$1]" office:value-type="float" office:value="-0.0195">
            <text:p>-0.0195</text:p>
          </table:table-cell>
          <table:table-cell table:formula="of:=[.C323]*[.$O$1]" office:value-type="float" office:value="-0.084">
            <text:p>-0.084</text:p>
          </table:table-cell>
          <table:table-cell table:formula="of:=[.L323]+[.H323]" office:value-type="float" office:value="-0.0678434">
            <text:p>-0.0678434</text:p>
          </table:table-cell>
          <table:table-cell table:formula="of:=[.M323]+[.I323]" office:value-type="float" office:value="0.258796">
            <text:p>0.25879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3">
            <text:p>-33</text:p>
          </table:table-cell>
          <table:table-cell office:value-type="float" office:value="-184">
            <text:p>-184</text:p>
          </table:table-cell>
          <table:table-cell office:value-type="float" office:value="391">
            <text:p>391</text:p>
          </table:table-cell>
          <table:table-cell office:value-type="float" office:value="80">
            <text:p>80</text:p>
          </table:table-cell>
          <table:table-cell table:number-columns-repeated="2" office:value-type="float" office:value="433">
            <text:p>433</text:p>
          </table:table-cell>
          <table:table-cell office:value-type="float" office:value="-0.0512748">
            <text:p>-0.0512748</text:p>
          </table:table-cell>
          <table:table-cell office:value-type="float" office:value="0.351658">
            <text:p>0.351658</text:p>
          </table:table-cell>
          <table:table-cell office:value-type="float" office:value="0.0116748">
            <text:p>0.0116748</text:p>
          </table:table-cell>
          <table:table-cell office:value-type="float" office:value="-0.572458">
            <text:p>-0.572458</text:p>
          </table:table-cell>
          <table:table-cell table:formula="of:=[.B324]*[.$O$1]" office:value-type="float" office:value="-0.0165">
            <text:p>-0.0165</text:p>
          </table:table-cell>
          <table:table-cell table:formula="of:=[.C324]*[.$O$1]" office:value-type="float" office:value="-0.092">
            <text:p>-0.092</text:p>
          </table:table-cell>
          <table:table-cell table:formula="of:=[.L324]+[.H324]" office:value-type="float" office:value="-0.0677748">
            <text:p>-0.0677748</text:p>
          </table:table-cell>
          <table:table-cell table:formula="of:=[.M324]+[.I324]" office:value-type="float" office:value="0.259658">
            <text:p>0.25965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0">
            <text:p>-30</text:p>
          </table:table-cell>
          <table:table-cell office:value-type="float" office:value="-202">
            <text:p>-202</text:p>
          </table:table-cell>
          <table:table-cell office:value-type="float" office:value="390">
            <text:p>390</text:p>
          </table:table-cell>
          <table:table-cell office:value-type="float" office:value="58">
            <text:p>58</text:p>
          </table:table-cell>
          <table:table-cell table:number-columns-repeated="2" office:value-type="float" office:value="441">
            <text:p>441</text:p>
          </table:table-cell>
          <table:table-cell office:value-type="float" office:value="-0.0523868">
            <text:p>-0.0523868</text:p>
          </table:table-cell>
          <table:table-cell office:value-type="float" office:value="0.366757">
            <text:p>0.366757</text:p>
          </table:table-cell>
          <table:table-cell office:value-type="float" office:value="0.0163868">
            <text:p>0.0163868</text:p>
          </table:table-cell>
          <table:table-cell office:value-type="float" office:value="-0.609157">
            <text:p>-0.609157</text:p>
          </table:table-cell>
          <table:table-cell table:formula="of:=[.B325]*[.$O$1]" office:value-type="float" office:value="-0.015">
            <text:p>-0.015</text:p>
          </table:table-cell>
          <table:table-cell table:formula="of:=[.C325]*[.$O$1]" office:value-type="float" office:value="-0.101">
            <text:p>-0.101</text:p>
          </table:table-cell>
          <table:table-cell table:formula="of:=[.L325]+[.H325]" office:value-type="float" office:value="-0.0673868">
            <text:p>-0.0673868</text:p>
          </table:table-cell>
          <table:table-cell table:formula="of:=[.M325]+[.I325]" office:value-type="float" office:value="0.265757">
            <text:p>0.26575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9">
            <text:p>-29</text:p>
          </table:table-cell>
          <table:table-cell office:value-type="float" office:value="-220">
            <text:p>-220</text:p>
          </table:table-cell>
          <table:table-cell office:value-type="float" office:value="385">
            <text:p>385</text:p>
          </table:table-cell>
          <table:table-cell office:value-type="float" office:value="34">
            <text:p>34</text:p>
          </table:table-cell>
          <table:table-cell table:number-columns-repeated="2" office:value-type="float" office:value="452">
            <text:p>452</text:p>
          </table:table-cell>
          <table:table-cell office:value-type="float" office:value="-0.0503981">
            <text:p>-0.0503981</text:p>
          </table:table-cell>
          <table:table-cell office:value-type="float" office:value="0.376494">
            <text:p>0.376494</text:p>
          </table:table-cell>
          <table:table-cell office:value-type="float" office:value="0.0155981">
            <text:p>0.0155981</text:p>
          </table:table-cell>
          <table:table-cell office:value-type="float" office:value="-0.640494">
            <text:p>-0.640494</text:p>
          </table:table-cell>
          <table:table-cell table:formula="of:=[.B326]*[.$O$1]" office:value-type="float" office:value="-0.0145">
            <text:p>-0.0145</text:p>
          </table:table-cell>
          <table:table-cell table:formula="of:=[.C326]*[.$O$1]" office:value-type="float" office:value="-0.11">
            <text:p>-0.11</text:p>
          </table:table-cell>
          <table:table-cell table:formula="of:=[.L326]+[.H326]" office:value-type="float" office:value="-0.0648981">
            <text:p>-0.0648981</text:p>
          </table:table-cell>
          <table:table-cell table:formula="of:=[.M326]+[.I326]" office:value-type="float" office:value="0.266494">
            <text:p>0.266494</text:p>
          </table:table-cell>
          <table:table-cell table:number-columns-repeated="2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-35">
            <text:p>-35</text:p>
          </table:table-cell>
          <table:table-cell office:value-type="float" office:value="-243">
            <text:p>-243</text:p>
          </table:table-cell>
          <table:table-cell office:value-type="float" office:value="479">
            <text:p>479</text:p>
          </table:table-cell>
          <table:table-cell office:value-type="float" office:value="111">
            <text:p>111</text:p>
          </table:table-cell>
          <table:table-cell table:number-columns-repeated="2" office:value-type="float" office:value="252">
            <text:p>252</text:p>
          </table:table-cell>
          <table:table-cell office:value-type="float" office:value="-0.0508846">
            <text:p>-0.0508846</text:p>
          </table:table-cell>
          <table:table-cell office:value-type="float" office:value="0.39997">
            <text:p>0.39997</text:p>
          </table:table-cell>
          <table:table-cell office:value-type="float" office:value="0.00888459">
            <text:p>0.00888459</text:p>
          </table:table-cell>
          <table:table-cell office:value-type="float" office:value="-0.69157">
            <text:p>-0.69157</text:p>
          </table:table-cell>
          <table:table-cell table:formula="of:=[.B327]*[.$O$1]" office:value-type="float" office:value="-0.0175">
            <text:p>-0.0175</text:p>
          </table:table-cell>
          <table:table-cell table:formula="of:=[.C327]*[.$O$1]" office:value-type="float" office:value="-0.1215">
            <text:p>-0.1215</text:p>
          </table:table-cell>
          <table:table-cell table:formula="of:=[.L327]+[.H327]" office:value-type="float" office:value="-0.0683846">
            <text:p>-0.0683846</text:p>
          </table:table-cell>
          <table:table-cell table:formula="of:=[.M327]+[.I327]" office:value-type="float" office:value="0.27847">
            <text:p>0.2784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4">
            <text:p>-24</text:p>
          </table:table-cell>
          <table:table-cell office:value-type="float" office:value="-267">
            <text:p>-267</text:p>
          </table:table-cell>
          <table:table-cell office:value-type="float" office:value="419">
            <text:p>419</text:p>
          </table:table-cell>
          <table:table-cell office:value-type="float" office:value="16">
            <text:p>16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08846">
            <text:p>-0.0508846</text:p>
          </table:table-cell>
          <table:table-cell office:value-type="float" office:value="0.39997">
            <text:p>0.39997</text:p>
          </table:table-cell>
          <table:table-cell office:value-type="float" office:value="0.0220846">
            <text:p>0.0220846</text:p>
          </table:table-cell>
          <table:table-cell office:value-type="float" office:value="-0.72037">
            <text:p>-0.72037</text:p>
          </table:table-cell>
          <table:table-cell table:formula="of:=[.B328]*[.$O$1]" office:value-type="float" office:value="-0.012">
            <text:p>-0.012</text:p>
          </table:table-cell>
          <table:table-cell table:formula="of:=[.C328]*[.$O$1]" office:value-type="float" office:value="-0.1335">
            <text:p>-0.1335</text:p>
          </table:table-cell>
          <table:table-cell table:formula="of:=[.L328]+[.H328]" office:value-type="float" office:value="-0.0628846">
            <text:p>-0.0628846</text:p>
          </table:table-cell>
          <table:table-cell table:formula="of:=[.M328]+[.I328]" office:value-type="float" office:value="0.26647">
            <text:p>0.2664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4">
            <text:p>-24</text:p>
          </table:table-cell>
          <table:table-cell office:value-type="float" office:value="-278">
            <text:p>-278</text:p>
          </table:table-cell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19399">
            <text:p>-0.0519399</text:p>
          </table:table-cell>
          <table:table-cell office:value-type="float" office:value="0.410583">
            <text:p>0.410583</text:p>
          </table:table-cell>
          <table:table-cell office:value-type="float" office:value="0.0231399">
            <text:p>0.0231399</text:p>
          </table:table-cell>
          <table:table-cell office:value-type="float" office:value="-0.744183">
            <text:p>-0.744183</text:p>
          </table:table-cell>
          <table:table-cell table:formula="of:=[.B329]*[.$O$1]" office:value-type="float" office:value="-0.012">
            <text:p>-0.012</text:p>
          </table:table-cell>
          <table:table-cell table:formula="of:=[.C329]*[.$O$1]" office:value-type="float" office:value="-0.139">
            <text:p>-0.139</text:p>
          </table:table-cell>
          <table:table-cell table:formula="of:=[.L329]+[.H329]" office:value-type="float" office:value="-0.0639399">
            <text:p>-0.0639399</text:p>
          </table:table-cell>
          <table:table-cell table:formula="of:=[.M329]+[.I329]" office:value-type="float" office:value="0.271583">
            <text:p>0.271583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26">
            <text:p>-26</text:p>
          </table:table-cell>
          <table:table-cell office:value-type="float" office:value="-287">
            <text:p>-287</text:p>
          </table:table-cell>
          <table:table-cell office:value-type="float" office:value="485">
            <text:p>485</text:p>
          </table:table-cell>
          <table:table-cell office:value-type="float" office:value="64">
            <text:p>64</text:p>
          </table:table-cell>
          <table:table-cell table:number-columns-repeated="2" office:value-type="float" office:value="258">
            <text:p>258</text:p>
          </table:table-cell>
          <table:table-cell office:value-type="float" office:value="-0.0514243">
            <text:p>-0.0514243</text:p>
          </table:table-cell>
          <table:table-cell office:value-type="float" office:value="0.420191">
            <text:p>0.420191</text:p>
          </table:table-cell>
          <table:table-cell office:value-type="float" office:value="0.0202243">
            <text:p>0.0202243</text:p>
          </table:table-cell>
          <table:table-cell office:value-type="float" office:value="-0.764591">
            <text:p>-0.764591</text:p>
          </table:table-cell>
          <table:table-cell table:formula="of:=[.B330]*[.$O$1]" office:value-type="float" office:value="-0.013">
            <text:p>-0.013</text:p>
          </table:table-cell>
          <table:table-cell table:formula="of:=[.C330]*[.$O$1]" office:value-type="float" office:value="-0.1435">
            <text:p>-0.1435</text:p>
          </table:table-cell>
          <table:table-cell table:formula="of:=[.L330]+[.H330]" office:value-type="float" office:value="-0.0644243">
            <text:p>-0.0644243</text:p>
          </table:table-cell>
          <table:table-cell table:formula="of:=[.M330]+[.I330]" office:value-type="float" office:value="0.276691">
            <text:p>0.276691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25">
            <text:p>-25</text:p>
          </table:table-cell>
          <table:table-cell office:value-type="float" office:value="-302">
            <text:p>-302</text:p>
          </table:table-cell>
          <table:table-cell office:value-type="float" office:value="489">
            <text:p>489</text:p>
          </table:table-cell>
          <table:table-cell office:value-type="float" office:value="52">
            <text:p>52</text:p>
          </table:table-cell>
          <table:table-cell table:number-columns-repeated="2" office:value-type="float" office:value="253">
            <text:p>253</text:p>
          </table:table-cell>
          <table:table-cell office:value-type="float" office:value="-0.0500398">
            <text:p>-0.0500398</text:p>
          </table:table-cell>
          <table:table-cell office:value-type="float" office:value="0.428403">
            <text:p>0.428403</text:p>
          </table:table-cell>
          <table:table-cell office:value-type="float" office:value="0.0200398">
            <text:p>0.0200398</text:p>
          </table:table-cell>
          <table:table-cell office:value-type="float" office:value="-0.790803">
            <text:p>-0.790803</text:p>
          </table:table-cell>
          <table:table-cell table:formula="of:=[.B331]*[.$O$1]" office:value-type="float" office:value="-0.0125">
            <text:p>-0.0125</text:p>
          </table:table-cell>
          <table:table-cell table:formula="of:=[.C331]*[.$O$1]" office:value-type="float" office:value="-0.151">
            <text:p>-0.151</text:p>
          </table:table-cell>
          <table:table-cell table:formula="of:=[.L331]+[.H331]" office:value-type="float" office:value="-0.0625398">
            <text:p>-0.0625398</text:p>
          </table:table-cell>
          <table:table-cell table:formula="of:=[.M331]+[.I331]" office:value-type="float" office:value="0.277403">
            <text:p>0.277403</text:p>
          </table:table-cell>
          <table:table-cell table:number-columns-repeated="2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-26">
            <text:p>-26</text:p>
          </table:table-cell>
          <table:table-cell office:value-type="float" office:value="-314">
            <text:p>-314</text:p>
          </table:table-cell>
          <table:table-cell office:value-type="float" office:value="498">
            <text:p>498</text:p>
          </table:table-cell>
          <table:table-cell office:value-type="float" office:value="50">
            <text:p>5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480448">
            <text:p>-0.0480448</text:p>
          </table:table-cell>
          <table:table-cell office:value-type="float" office:value="0.438382">
            <text:p>0.438382</text:p>
          </table:table-cell>
          <table:table-cell office:value-type="float" office:value="0.0168448">
            <text:p>0.0168448</text:p>
          </table:table-cell>
          <table:table-cell office:value-type="float" office:value="-0.815182">
            <text:p>-0.815182</text:p>
          </table:table-cell>
          <table:table-cell table:formula="of:=[.B332]*[.$O$1]" office:value-type="float" office:value="-0.013">
            <text:p>-0.013</text:p>
          </table:table-cell>
          <table:table-cell table:formula="of:=[.C332]*[.$O$1]" office:value-type="float" office:value="-0.157">
            <text:p>-0.157</text:p>
          </table:table-cell>
          <table:table-cell table:formula="of:=[.L332]+[.H332]" office:value-type="float" office:value="-0.0610448">
            <text:p>-0.0610448</text:p>
          </table:table-cell>
          <table:table-cell table:formula="of:=[.M332]+[.I332]" office:value-type="float" office:value="0.281382">
            <text:p>0.281382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29">
            <text:p>-29</text:p>
          </table:table-cell>
          <table:table-cell office:value-type="float" office:value="-330">
            <text:p>-330</text:p>
          </table:table-cell>
          <table:table-cell office:value-type="float" office:value="500">
            <text:p>500</text:p>
          </table:table-cell>
          <table:table-cell office:value-type="float" office:value="39">
            <text:p>39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492933">
            <text:p>-0.0492933</text:p>
          </table:table-cell>
          <table:table-cell office:value-type="float" office:value="0.445089">
            <text:p>0.445089</text:p>
          </table:table-cell>
          <table:table-cell office:value-type="float" office:value="0.0144933">
            <text:p>0.0144933</text:p>
          </table:table-cell>
          <table:table-cell office:value-type="float" office:value="-0.841089">
            <text:p>-0.841089</text:p>
          </table:table-cell>
          <table:table-cell table:formula="of:=[.B333]*[.$O$1]" office:value-type="float" office:value="-0.0145">
            <text:p>-0.0145</text:p>
          </table:table-cell>
          <table:table-cell table:formula="of:=[.C333]*[.$O$1]" office:value-type="float" office:value="-0.165">
            <text:p>-0.165</text:p>
          </table:table-cell>
          <table:table-cell table:formula="of:=[.L333]+[.H333]" office:value-type="float" office:value="-0.0637933">
            <text:p>-0.0637933</text:p>
          </table:table-cell>
          <table:table-cell table:formula="of:=[.M333]+[.I333]" office:value-type="float" office:value="0.280089">
            <text:p>0.280089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25">
            <text:p>-25</text:p>
          </table:table-cell>
          <table:table-cell office:value-type="float" office:value="-343">
            <text:p>-343</text:p>
          </table:table-cell>
          <table:table-cell office:value-type="float" office:value="507">
            <text:p>507</text:p>
          </table:table-cell>
          <table:table-cell office:value-type="float" office:value="29">
            <text:p>29</text:p>
          </table:table-cell>
          <table:table-cell table:number-columns-repeated="2" office:value-type="float" office:value="217">
            <text:p>217</text:p>
          </table:table-cell>
          <table:table-cell office:value-type="float" office:value="-0.051445">
            <text:p>-0.051445</text:p>
          </table:table-cell>
          <table:table-cell office:value-type="float" office:value="0.449623">
            <text:p>0.449623</text:p>
          </table:table-cell>
          <table:table-cell office:value-type="float" office:value="0.021445">
            <text:p>0.021445</text:p>
          </table:table-cell>
          <table:table-cell office:value-type="float" office:value="-0.861223">
            <text:p>-0.861223</text:p>
          </table:table-cell>
          <table:table-cell table:formula="of:=[.B334]*[.$O$1]" office:value-type="float" office:value="-0.0125">
            <text:p>-0.0125</text:p>
          </table:table-cell>
          <table:table-cell table:formula="of:=[.C334]*[.$O$1]" office:value-type="float" office:value="-0.1715">
            <text:p>-0.1715</text:p>
          </table:table-cell>
          <table:table-cell table:formula="of:=[.L334]+[.H334]" office:value-type="float" office:value="-0.063945">
            <text:p>-0.063945</text:p>
          </table:table-cell>
          <table:table-cell table:formula="of:=[.M334]+[.I334]" office:value-type="float" office:value="0.278123">
            <text:p>0.278123</text:p>
          </table:table-cell>
          <table:table-cell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20">
            <text:p>-20</text:p>
          </table:table-cell>
          <table:table-cell office:value-type="float" office:value="-352">
            <text:p>-352</text:p>
          </table:table-cell>
          <table:table-cell office:value-type="float" office:value="521">
            <text:p>521</text:p>
          </table:table-cell>
          <table:table-cell office:value-type="float" office:value="29">
            <text:p>29</text:p>
          </table:table-cell>
          <table:table-cell table:number-columns-repeated="2" office:value-type="float" office:value="199">
            <text:p>199</text:p>
          </table:table-cell>
          <table:table-cell office:value-type="float" office:value="-0.0543035">
            <text:p>-0.0543035</text:p>
          </table:table-cell>
          <table:table-cell office:value-type="float" office:value="0.454045">
            <text:p>0.454045</text:p>
          </table:table-cell>
          <table:table-cell office:value-type="float" office:value="0.0303035">
            <text:p>0.0303035</text:p>
          </table:table-cell>
          <table:table-cell office:value-type="float" office:value="-0.876445">
            <text:p>-0.876445</text:p>
          </table:table-cell>
          <table:table-cell table:formula="of:=[.B335]*[.$O$1]" office:value-type="float" office:value="-0.01">
            <text:p>-0.01</text:p>
          </table:table-cell>
          <table:table-cell table:formula="of:=[.C335]*[.$O$1]" office:value-type="float" office:value="-0.176">
            <text:p>-0.176</text:p>
          </table:table-cell>
          <table:table-cell table:formula="of:=[.L335]+[.H335]" office:value-type="float" office:value="-0.0643035">
            <text:p>-0.0643035</text:p>
          </table:table-cell>
          <table:table-cell table:formula="of:=[.M335]+[.I335]" office:value-type="float" office:value="0.278045">
            <text:p>0.278045</text:p>
          </table:table-cell>
          <table:table-cell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14">
            <text:p>-14</text:p>
          </table:table-cell>
          <table:table-cell office:value-type="float" office:value="-357">
            <text:p>-357</text:p>
          </table:table-cell>
          <table:table-cell office:value-type="float" office:value="527">
            <text:p>527</text:p>
          </table:table-cell>
          <table:table-cell office:value-type="float" office:value="24">
            <text:p>24</text:p>
          </table:table-cell>
          <table:table-cell table:number-columns-repeated="2" office:value-type="float" office:value="198">
            <text:p>198</text:p>
          </table:table-cell>
          <table:table-cell office:value-type="float" office:value="-0.0558504">
            <text:p>-0.0558504</text:p>
          </table:table-cell>
          <table:table-cell office:value-type="float" office:value="0.461134">
            <text:p>0.461134</text:p>
          </table:table-cell>
          <table:table-cell office:value-type="float" office:value="0.0390504">
            <text:p>0.0390504</text:p>
          </table:table-cell>
          <table:table-cell office:value-type="float" office:value="-0.889534">
            <text:p>-0.889534</text:p>
          </table:table-cell>
          <table:table-cell table:formula="of:=[.B336]*[.$O$1]" office:value-type="float" office:value="-0.007">
            <text:p>-0.007</text:p>
          </table:table-cell>
          <table:table-cell table:formula="of:=[.C336]*[.$O$1]" office:value-type="float" office:value="-0.1785">
            <text:p>-0.1785</text:p>
          </table:table-cell>
          <table:table-cell table:formula="of:=[.L336]+[.H336]" office:value-type="float" office:value="-0.0628504">
            <text:p>-0.0628504</text:p>
          </table:table-cell>
          <table:table-cell table:formula="of:=[.M336]+[.I336]" office:value-type="float" office:value="0.282634">
            <text:p>0.282634</text:p>
          </table:table-cell>
          <table:table-cell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14">
            <text:p>-14</text:p>
          </table:table-cell>
          <table:table-cell office:value-type="float" office:value="-376">
            <text:p>-376</text:p>
          </table:table-cell>
          <table:table-cell office:value-type="float" office:value="535">
            <text:p>535</text:p>
          </table:table-cell>
          <table:table-cell office:value-type="float" office:value="13">
            <text:p>13</text:p>
          </table:table-cell>
          <table:table-cell table:number-columns-repeated="2" office:value-type="float" office:value="183">
            <text:p>183</text:p>
          </table:table-cell>
          <table:table-cell office:value-type="float" office:value="-0.0567164">
            <text:p>-0.0567164</text:p>
          </table:table-cell>
          <table:table-cell office:value-type="float" office:value="0.473949">
            <text:p>0.473949</text:p>
          </table:table-cell>
          <table:table-cell office:value-type="float" office:value="0.0399164">
            <text:p>0.0399164</text:p>
          </table:table-cell>
          <table:table-cell office:value-type="float" office:value="-0.925149">
            <text:p>-0.925149</text:p>
          </table:table-cell>
          <table:table-cell table:formula="of:=[.B337]*[.$O$1]" office:value-type="float" office:value="-0.007">
            <text:p>-0.007</text:p>
          </table:table-cell>
          <table:table-cell table:formula="of:=[.C337]*[.$O$1]" office:value-type="float" office:value="-0.188">
            <text:p>-0.188</text:p>
          </table:table-cell>
          <table:table-cell table:formula="of:=[.L337]+[.H337]" office:value-type="float" office:value="-0.0637164">
            <text:p>-0.0637164</text:p>
          </table:table-cell>
          <table:table-cell table:formula="of:=[.M337]+[.I337]" office:value-type="float" office:value="0.285949">
            <text:p>0.285949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14">
            <text:p>-14</text:p>
          </table:table-cell>
          <table:table-cell office:value-type="float" office:value="-395">
            <text:p>-395</text:p>
          </table:table-cell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table:number-columns-repeated="2" office:value-type="float" office:value="167">
            <text:p>167</text:p>
          </table:table-cell>
          <table:table-cell office:value-type="float" office:value="-0.0558117">
            <text:p>-0.0558117</text:p>
          </table:table-cell>
          <table:table-cell office:value-type="float" office:value="0.481431">
            <text:p>0.481431</text:p>
          </table:table-cell>
          <table:table-cell office:value-type="float" office:value="0.0390117">
            <text:p>0.0390117</text:p>
          </table:table-cell>
          <table:table-cell office:value-type="float" office:value="-0.955431">
            <text:p>-0.955431</text:p>
          </table:table-cell>
          <table:table-cell table:formula="of:=[.B338]*[.$O$1]" office:value-type="float" office:value="-0.007">
            <text:p>-0.007</text:p>
          </table:table-cell>
          <table:table-cell table:formula="of:=[.C338]*[.$O$1]" office:value-type="float" office:value="-0.1975">
            <text:p>-0.1975</text:p>
          </table:table-cell>
          <table:table-cell table:formula="of:=[.L338]+[.H338]" office:value-type="float" office:value="-0.0628117">
            <text:p>-0.0628117</text:p>
          </table:table-cell>
          <table:table-cell table:formula="of:=[.M338]+[.I338]" office:value-type="float" office:value="0.283931">
            <text:p>0.283931</text:p>
          </table:table-cell>
          <table:table-cell table:number-columns-repeated="2"/>
        </table:table-row>
        <table:table-row table:style-name="ro2">
          <table:table-cell table:style-name="ce1" office:value-type="float" office:value="-713">
            <text:p>-713</text:p>
          </table:table-cell>
          <table:table-cell office:value-type="float" office:value="-16">
            <text:p>-16</text:p>
          </table:table-cell>
          <table:table-cell office:value-type="float" office:value="-401">
            <text:p>-401</text:p>
          </table:table-cell>
          <table:table-cell office:value-type="float" office:value="567">
            <text:p>567</text:p>
          </table:table-cell>
          <table:table-cell office:value-type="float" office:value="22">
            <text:p>22</text:p>
          </table:table-cell>
          <table:table-cell table:number-columns-repeated="2" office:value-type="float" office:value="114">
            <text:p>114</text:p>
          </table:table-cell>
          <table:table-cell office:value-type="float" office:value="-0.0648346">
            <text:p>-0.0648346</text:p>
          </table:table-cell>
          <table:table-cell office:value-type="float" office:value="0.504591">
            <text:p>0.504591</text:p>
          </table:table-cell>
          <table:table-cell office:value-type="float" office:value="0.0456346">
            <text:p>0.0456346</text:p>
          </table:table-cell>
          <table:table-cell office:value-type="float" office:value="-0.985791">
            <text:p>-0.985791</text:p>
          </table:table-cell>
          <table:table-cell table:formula="of:=[.B339]*[.$O$1]" office:value-type="float" office:value="-0.008">
            <text:p>-0.008</text:p>
          </table:table-cell>
          <table:table-cell table:formula="of:=[.C339]*[.$O$1]" office:value-type="float" office:value="-0.2005">
            <text:p>-0.2005</text:p>
          </table:table-cell>
          <table:table-cell table:formula="of:=[.L339]+[.H339]" office:value-type="float" office:value="-0.0728346">
            <text:p>-0.0728346</text:p>
          </table:table-cell>
          <table:table-cell table:formula="of:=[.M339]+[.I339]" office:value-type="float" office:value="0.304091">
            <text:p>0.304091</text:p>
          </table:table-cell>
          <table:table-cell table:number-columns-repeated="2"/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-13">
            <text:p>-13</text:p>
          </table:table-cell>
          <table:table-cell office:value-type="float" office:value="-412">
            <text:p>-412</text:p>
          </table:table-cell>
          <table:table-cell office:value-type="float" office:value="574">
            <text:p>574</text:p>
          </table:table-cell>
          <table:table-cell office:value-type="float" office:value="15">
            <text:p>15</text:p>
          </table:table-cell>
          <table:table-cell table:number-columns-repeated="2" office:value-type="float" office:value="106">
            <text:p>106</text:p>
          </table:table-cell>
          <table:table-cell office:value-type="float" office:value="-0.0599924">
            <text:p>-0.0599924</text:p>
          </table:table-cell>
          <table:table-cell office:value-type="float" office:value="0.527033">
            <text:p>0.527033</text:p>
          </table:table-cell>
          <table:table-cell office:value-type="float" office:value="0.0443924">
            <text:p>0.0443924</text:p>
          </table:table-cell>
          <table:table-cell office:value-type="float" office:value="-1.02143">
            <text:p>-1.02143</text:p>
          </table:table-cell>
          <table:table-cell table:formula="of:=[.B340]*[.$O$1]" office:value-type="float" office:value="-0.0065">
            <text:p>-0.0065</text:p>
          </table:table-cell>
          <table:table-cell table:formula="of:=[.C340]*[.$O$1]" office:value-type="float" office:value="-0.206">
            <text:p>-0.206</text:p>
          </table:table-cell>
          <table:table-cell table:formula="of:=[.L340]+[.H340]" office:value-type="float" office:value="-0.0664924">
            <text:p>-0.0664924</text:p>
          </table:table-cell>
          <table:table-cell table:formula="of:=[.M340]+[.I340]" office:value-type="float" office:value="0.321033">
            <text:p>0.321033</text:p>
          </table:table-cell>
          <table:table-cell table:number-columns-repeated="2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-4">
            <text:p>-4</text:p>
          </table:table-cell>
          <table:table-cell office:value-type="float" office:value="-428">
            <text:p>-428</text:p>
          </table:table-cell>
          <table:table-cell office:value-type="float" office:value="592">
            <text:p>592</text:p>
          </table:table-cell>
          <table:table-cell office:value-type="float" office:value="8">
            <text:p>8</text:p>
          </table:table-cell>
          <table:table-cell table:number-columns-repeated="2" office:value-type="float" office:value="88">
            <text:p>88</text:p>
          </table:table-cell>
          <table:table-cell office:value-type="float" office:value="-0.0623926">
            <text:p>-0.0623926</text:p>
          </table:table-cell>
          <table:table-cell office:value-type="float" office:value="0.537162">
            <text:p>0.537162</text:p>
          </table:table-cell>
          <table:table-cell office:value-type="float" office:value="0.0575926">
            <text:p>0.0575926</text:p>
          </table:table-cell>
          <table:table-cell office:value-type="float" office:value="-1.05076">
            <text:p>-1.05076</text:p>
          </table:table-cell>
          <table:table-cell table:formula="of:=[.B341]*[.$O$1]" office:value-type="float" office:value="-0.002">
            <text:p>-0.002</text:p>
          </table:table-cell>
          <table:table-cell table:formula="of:=[.C341]*[.$O$1]" office:value-type="float" office:value="-0.214">
            <text:p>-0.214</text:p>
          </table:table-cell>
          <table:table-cell table:formula="of:=[.L341]+[.H341]" office:value-type="float" office:value="-0.0643926">
            <text:p>-0.0643926</text:p>
          </table:table-cell>
          <table:table-cell table:formula="of:=[.M341]+[.I341]" office:value-type="float" office:value="0.323162">
            <text:p>0.323162</text:p>
          </table:table-cell>
          <table:table-cell table:number-columns-repeated="2"/>
        </table:table-row>
        <table:table-row table:style-name="ro2">
          <table:table-cell table:style-name="ce1" office:value-type="float" office:value="-713">
            <text:p>-713</text:p>
          </table:table-cell>
          <table:table-cell office:value-type="float" office:value="-5">
            <text:p>-5</text:p>
          </table:table-cell>
          <table:table-cell office:value-type="float" office:value="-432">
            <text:p>-432</text:p>
          </table:table-cell>
          <table:table-cell office:value-type="float" office:value="592">
            <text:p>592</text:p>
          </table:table-cell>
          <table:table-cell office:value-type="float" office:value="5">
            <text:p>5</text:p>
          </table:table-cell>
          <table:table-cell table:number-columns-repeated="2" office:value-type="float" office:value="86">
            <text:p>86</text:p>
          </table:table-cell>
          <table:table-cell office:value-type="float" office:value="-0.0592738">
            <text:p>-0.0592738</text:p>
          </table:table-cell>
          <table:table-cell office:value-type="float" office:value="0.430514">
            <text:p>0.430514</text:p>
          </table:table-cell>
          <table:table-cell office:value-type="float" office:value="0.0532738">
            <text:p>0.0532738</text:p>
          </table:table-cell>
          <table:table-cell office:value-type="float" office:value="-0.948914">
            <text:p>-0.948914</text:p>
          </table:table-cell>
          <table:table-cell table:formula="of:=[.B342]*[.$O$1]" office:value-type="float" office:value="-0.0025">
            <text:p>-0.0025</text:p>
          </table:table-cell>
          <table:table-cell table:formula="of:=[.C342]*[.$O$1]" office:value-type="float" office:value="-0.216">
            <text:p>-0.216</text:p>
          </table:table-cell>
          <table:table-cell table:formula="of:=[.L342]+[.H342]" office:value-type="float" office:value="-0.0617738">
            <text:p>-0.0617738</text:p>
          </table:table-cell>
          <table:table-cell table:formula="of:=[.M342]+[.I342]" office:value-type="float" office:value="0.214514">
            <text:p>0.214514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">
            <text:p>-5</text:p>
          </table:table-cell>
          <table:table-cell office:value-type="float" office:value="-370">
            <text:p>-370</text:p>
          </table:table-cell>
          <table:table-cell office:value-type="float" office:value="543">
            <text:p>543</text:p>
          </table:table-cell>
          <table:table-cell office:value-type="float" office:value="18">
            <text:p>18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0599667">
            <text:p>-0.0599667</text:p>
          </table:table-cell>
          <table:table-cell office:value-type="float" office:value="0.417025">
            <text:p>0.417025</text:p>
          </table:table-cell>
          <table:table-cell office:value-type="float" office:value="0.0539667">
            <text:p>0.0539667</text:p>
          </table:table-cell>
          <table:table-cell office:value-type="float" office:value="-0.861025">
            <text:p>-0.861025</text:p>
          </table:table-cell>
          <table:table-cell table:formula="of:=[.B343]*[.$O$1]" office:value-type="float" office:value="-0.0025">
            <text:p>-0.0025</text:p>
          </table:table-cell>
          <table:table-cell table:formula="of:=[.C343]*[.$O$1]" office:value-type="float" office:value="-0.185">
            <text:p>-0.185</text:p>
          </table:table-cell>
          <table:table-cell table:formula="of:=[.L343]+[.H343]" office:value-type="float" office:value="-0.0624667">
            <text:p>-0.0624667</text:p>
          </table:table-cell>
          <table:table-cell table:formula="of:=[.M343]+[.I343]" office:value-type="float" office:value="0.232025">
            <text:p>0.232025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13">
            <text:p>-13</text:p>
          </table:table-cell>
          <table:table-cell office:value-type="float" office:value="-339">
            <text:p>-339</text:p>
          </table:table-cell>
          <table:table-cell office:value-type="float" office:value="520">
            <text:p>520</text:p>
          </table:table-cell>
          <table:table-cell office:value-type="float" office:value="34">
            <text:p>34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0592504">
            <text:p>-0.0592504</text:p>
          </table:table-cell>
          <table:table-cell office:value-type="float" office:value="0.408143">
            <text:p>0.408143</text:p>
          </table:table-cell>
          <table:table-cell office:value-type="float" office:value="0.0436504">
            <text:p>0.0436504</text:p>
          </table:table-cell>
          <table:table-cell office:value-type="float" office:value="-0.814943">
            <text:p>-0.814943</text:p>
          </table:table-cell>
          <table:table-cell table:formula="of:=[.B344]*[.$O$1]" office:value-type="float" office:value="-0.0065">
            <text:p>-0.0065</text:p>
          </table:table-cell>
          <table:table-cell table:formula="of:=[.C344]*[.$O$1]" office:value-type="float" office:value="-0.1695">
            <text:p>-0.1695</text:p>
          </table:table-cell>
          <table:table-cell table:formula="of:=[.L344]+[.H344]" office:value-type="float" office:value="-0.0657504">
            <text:p>-0.0657504</text:p>
          </table:table-cell>
          <table:table-cell table:formula="of:=[.M344]+[.I344]" office:value-type="float" office:value="0.238643">
            <text:p>0.238643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-7">
            <text:p>-7</text:p>
          </table:table-cell>
          <table:table-cell office:value-type="float" office:value="-278">
            <text:p>-278</text:p>
          </table:table-cell>
          <table:table-cell office:value-type="float" office:value="436">
            <text:p>436</text:p>
          </table:table-cell>
          <table:table-cell office:value-type="float" office:value="5">
            <text:p>5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85964">
            <text:p>-0.0585964</text:p>
          </table:table-cell>
          <table:table-cell office:value-type="float" office:value="0.405353">
            <text:p>0.405353</text:p>
          </table:table-cell>
          <table:table-cell office:value-type="float" office:value="0.0501964">
            <text:p>0.0501964</text:p>
          </table:table-cell>
          <table:table-cell office:value-type="float" office:value="-0.738953">
            <text:p>-0.738953</text:p>
          </table:table-cell>
          <table:table-cell table:formula="of:=[.B345]*[.$O$1]" office:value-type="float" office:value="-0.0035">
            <text:p>-0.0035</text:p>
          </table:table-cell>
          <table:table-cell table:formula="of:=[.C345]*[.$O$1]" office:value-type="float" office:value="-0.139">
            <text:p>-0.139</text:p>
          </table:table-cell>
          <table:table-cell table:formula="of:=[.L345]+[.H345]" office:value-type="float" office:value="-0.0620964">
            <text:p>-0.0620964</text:p>
          </table:table-cell>
          <table:table-cell table:formula="of:=[.M345]+[.I345]" office:value-type="float" office:value="0.266353">
            <text:p>0.266353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7">
            <text:p>-7</text:p>
          </table:table-cell>
          <table:table-cell office:value-type="float" office:value="-251">
            <text:p>-251</text:p>
          </table:table-cell>
          <table:table-cell office:value-type="float" office:value="428">
            <text:p>428</text:p>
          </table:table-cell>
          <table:table-cell office:value-type="float" office:value="24">
            <text:p>2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585964">
            <text:p>-0.0585964</text:p>
          </table:table-cell>
          <table:table-cell office:value-type="float" office:value="0.405353">
            <text:p>0.405353</text:p>
          </table:table-cell>
          <table:table-cell office:value-type="float" office:value="0.0501964">
            <text:p>0.0501964</text:p>
          </table:table-cell>
          <table:table-cell office:value-type="float" office:value="-0.706553">
            <text:p>-0.706553</text:p>
          </table:table-cell>
          <table:table-cell table:formula="of:=[.B346]*[.$O$1]" office:value-type="float" office:value="-0.0035">
            <text:p>-0.0035</text:p>
          </table:table-cell>
          <table:table-cell table:formula="of:=[.C346]*[.$O$1]" office:value-type="float" office:value="-0.1255">
            <text:p>-0.1255</text:p>
          </table:table-cell>
          <table:table-cell table:formula="of:=[.L346]+[.H346]" office:value-type="float" office:value="-0.0620964">
            <text:p>-0.0620964</text:p>
          </table:table-cell>
          <table:table-cell table:formula="of:=[.M346]+[.I346]" office:value-type="float" office:value="0.279853">
            <text:p>0.279853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13">
            <text:p>-13</text:p>
          </table:table-cell>
          <table:table-cell office:value-type="float" office:value="-239">
            <text:p>-239</text:p>
          </table:table-cell>
          <table:table-cell office:value-type="float" office:value="408">
            <text:p>408</text:p>
          </table:table-cell>
          <table:table-cell office:value-type="float" office:value="22">
            <text:p>22</text:p>
          </table:table-cell>
          <table:table-cell table:number-columns-repeated="2" office:value-type="float" office:value="438">
            <text:p>438</text:p>
          </table:table-cell>
          <table:table-cell office:value-type="float" office:value="-0.0565724">
            <text:p>-0.0565724</text:p>
          </table:table-cell>
          <table:table-cell office:value-type="float" office:value="0.398875">
            <text:p>0.398875</text:p>
          </table:table-cell>
          <table:table-cell office:value-type="float" office:value="0.0409724">
            <text:p>0.0409724</text:p>
          </table:table-cell>
          <table:table-cell office:value-type="float" office:value="-0.685676">
            <text:p>-0.685676</text:p>
          </table:table-cell>
          <table:table-cell table:formula="of:=[.B347]*[.$O$1]" office:value-type="float" office:value="-0.0065">
            <text:p>-0.0065</text:p>
          </table:table-cell>
          <table:table-cell table:formula="of:=[.C347]*[.$O$1]" office:value-type="float" office:value="-0.1195">
            <text:p>-0.1195</text:p>
          </table:table-cell>
          <table:table-cell table:formula="of:=[.L347]+[.H347]" office:value-type="float" office:value="-0.0630724">
            <text:p>-0.0630724</text:p>
          </table:table-cell>
          <table:table-cell table:formula="of:=[.M347]+[.I347]" office:value-type="float" office:value="0.279375">
            <text:p>0.279375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-27">
            <text:p>-27</text:p>
          </table:table-cell>
          <table:table-cell office:value-type="float" office:value="-223">
            <text:p>-223</text:p>
          </table:table-cell>
          <table:table-cell office:value-type="float" office:value="400">
            <text:p>400</text:p>
          </table:table-cell>
          <table:table-cell office:value-type="float" office:value="44">
            <text:p>44</text:p>
          </table:table-cell>
          <table:table-cell table:number-columns-repeated="2" office:value-type="float" office:value="426">
            <text:p>426</text:p>
          </table:table-cell>
          <table:table-cell office:value-type="float" office:value="-0.0537009">
            <text:p>-0.0537009</text:p>
          </table:table-cell>
          <table:table-cell office:value-type="float" office:value="0.390008">
            <text:p>0.390008</text:p>
          </table:table-cell>
          <table:table-cell office:value-type="float" office:value="0.0213009">
            <text:p>0.0213009</text:p>
          </table:table-cell>
          <table:table-cell office:value-type="float" office:value="-0.657608">
            <text:p>-0.657608</text:p>
          </table:table-cell>
          <table:table-cell table:formula="of:=[.B348]*[.$O$1]" office:value-type="float" office:value="-0.0135">
            <text:p>-0.0135</text:p>
          </table:table-cell>
          <table:table-cell table:formula="of:=[.C348]*[.$O$1]" office:value-type="float" office:value="-0.1115">
            <text:p>-0.1115</text:p>
          </table:table-cell>
          <table:table-cell table:formula="of:=[.L348]+[.H348]" office:value-type="float" office:value="-0.0672009">
            <text:p>-0.0672009</text:p>
          </table:table-cell>
          <table:table-cell table:formula="of:=[.M348]+[.I348]" office:value-type="float" office:value="0.278508">
            <text:p>0.278508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24">
            <text:p>-24</text:p>
          </table:table-cell>
          <table:table-cell office:value-type="float" office:value="-214">
            <text:p>-214</text:p>
          </table:table-cell>
          <table:table-cell office:value-type="float" office:value="485">
            <text:p>48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263">
            <text:p>263</text:p>
          </table:table-cell>
          <table:table-cell office:value-type="float" office:value="-0.0549347">
            <text:p>-0.0549347</text:p>
          </table:table-cell>
          <table:table-cell office:value-type="float" office:value="0.385605">
            <text:p>0.385605</text:p>
          </table:table-cell>
          <table:table-cell office:value-type="float" office:value="0.0261347">
            <text:p>0.0261347</text:p>
          </table:table-cell>
          <table:table-cell office:value-type="float" office:value="-0.642405">
            <text:p>-0.642405</text:p>
          </table:table-cell>
          <table:table-cell table:formula="of:=[.B349]*[.$O$1]" office:value-type="float" office:value="-0.012">
            <text:p>-0.012</text:p>
          </table:table-cell>
          <table:table-cell table:formula="of:=[.C349]*[.$O$1]" office:value-type="float" office:value="-0.107">
            <text:p>-0.107</text:p>
          </table:table-cell>
          <table:table-cell table:formula="of:=[.L349]+[.H349]" office:value-type="float" office:value="-0.0669347">
            <text:p>-0.0669347</text:p>
          </table:table-cell>
          <table:table-cell table:formula="of:=[.M349]+[.I349]" office:value-type="float" office:value="0.278605">
            <text:p>0.278605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21">
            <text:p>-21</text:p>
          </table:table-cell>
          <table:table-cell office:value-type="float" office:value="-217">
            <text:p>-217</text:p>
          </table:table-cell>
          <table:table-cell office:value-type="float" office:value="405">
            <text:p>405</text:p>
          </table:table-cell>
          <table:table-cell office:value-type="float" office:value="49">
            <text:p>49</text:p>
          </table:table-cell>
          <table:table-cell table:number-columns-repeated="2" office:value-type="float" office:value="429">
            <text:p>429</text:p>
          </table:table-cell>
          <table:table-cell office:value-type="float" office:value="-0.0556842">
            <text:p>-0.0556842</text:p>
          </table:table-cell>
          <table:table-cell office:value-type="float" office:value="0.384195">
            <text:p>0.384195</text:p>
          </table:table-cell>
          <table:table-cell office:value-type="float" office:value="0.0304842">
            <text:p>0.0304842</text:p>
          </table:table-cell>
          <table:table-cell office:value-type="float" office:value="-0.644595">
            <text:p>-0.644595</text:p>
          </table:table-cell>
          <table:table-cell table:formula="of:=[.B350]*[.$O$1]" office:value-type="float" office:value="-0.0105">
            <text:p>-0.0105</text:p>
          </table:table-cell>
          <table:table-cell table:formula="of:=[.C350]*[.$O$1]" office:value-type="float" office:value="-0.1085">
            <text:p>-0.1085</text:p>
          </table:table-cell>
          <table:table-cell table:formula="of:=[.L350]+[.H350]" office:value-type="float" office:value="-0.0661842">
            <text:p>-0.0661842</text:p>
          </table:table-cell>
          <table:table-cell table:formula="of:=[.M350]+[.I350]" office:value-type="float" office:value="0.275695">
            <text:p>0.27569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8">
            <text:p>-18</text:p>
          </table:table-cell>
          <table:table-cell office:value-type="float" office:value="-200">
            <text:p>-200</text:p>
          </table:table-cell>
          <table:table-cell office:value-type="float" office:value="403">
            <text:p>403</text:p>
          </table:table-cell>
          <table:table-cell office:value-type="float" office:value="61">
            <text:p>61</text:p>
          </table:table-cell>
          <table:table-cell table:number-columns-repeated="2" office:value-type="float" office:value="439">
            <text:p>439</text:p>
          </table:table-cell>
          <table:table-cell office:value-type="float" office:value="-0.0561325">
            <text:p>-0.0561325</text:p>
          </table:table-cell>
          <table:table-cell office:value-type="float" office:value="0.374325">
            <text:p>0.374325</text:p>
          </table:table-cell>
          <table:table-cell office:value-type="float" office:value="0.0345325">
            <text:p>0.0345325</text:p>
          </table:table-cell>
          <table:table-cell office:value-type="float" office:value="-0.614325">
            <text:p>-0.614325</text:p>
          </table:table-cell>
          <table:table-cell table:formula="of:=[.B351]*[.$O$1]" office:value-type="float" office:value="-0.009">
            <text:p>-0.009</text:p>
          </table:table-cell>
          <table:table-cell table:formula="of:=[.C351]*[.$O$1]" office:value-type="float" office:value="-0.1">
            <text:p>-0.1</text:p>
          </table:table-cell>
          <table:table-cell table:formula="of:=[.L351]+[.H351]" office:value-type="float" office:value="-0.0651325">
            <text:p>-0.0651325</text:p>
          </table:table-cell>
          <table:table-cell table:formula="of:=[.M351]+[.I351]" office:value-type="float" office:value="0.274325">
            <text:p>0.27432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6">
            <text:p>-26</text:p>
          </table:table-cell>
          <table:table-cell office:value-type="float" office:value="-173">
            <text:p>-173</text:p>
          </table:table-cell>
          <table:table-cell office:value-type="float" office:value="408">
            <text:p>40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540231">
            <text:p>-0.0540231</text:p>
          </table:table-cell>
          <table:table-cell office:value-type="float" office:value="0.357567">
            <text:p>0.357567</text:p>
          </table:table-cell>
          <table:table-cell office:value-type="float" office:value="0.0228231">
            <text:p>0.0228231</text:p>
          </table:table-cell>
          <table:table-cell office:value-type="float" office:value="-0.565167">
            <text:p>-0.565167</text:p>
          </table:table-cell>
          <table:table-cell table:formula="of:=[.B352]*[.$O$1]" office:value-type="float" office:value="-0.013">
            <text:p>-0.013</text:p>
          </table:table-cell>
          <table:table-cell table:formula="of:=[.C352]*[.$O$1]" office:value-type="float" office:value="-0.0865">
            <text:p>-0.0865</text:p>
          </table:table-cell>
          <table:table-cell table:formula="of:=[.L352]+[.H352]" office:value-type="float" office:value="-0.0670231">
            <text:p>-0.0670231</text:p>
          </table:table-cell>
          <table:table-cell table:formula="of:=[.M352]+[.I352]" office:value-type="float" office:value="0.271067">
            <text:p>0.271067</text:p>
          </table:table-cell>
          <table:table-cell table:number-columns-repeated="2"/>
        </table:table-row>
        <table:table-row table:style-name="ro2">
          <table:table-cell table:style-name="ce1" office:value-type="float" office:value="-974">
            <text:p>-974</text:p>
          </table:table-cell>
          <table:table-cell office:value-type="float" office:value="-29">
            <text:p>-29</text:p>
          </table:table-cell>
          <table:table-cell office:value-type="float" office:value="-166">
            <text:p>-166</text:p>
          </table:table-cell>
          <table:table-cell office:value-type="float" office:value="406">
            <text:p>406</text:p>
          </table:table-cell>
          <table:table-cell office:value-type="float" office:value="109">
            <text:p>109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522586">
            <text:p>-0.0522586</text:p>
          </table:table-cell>
          <table:table-cell office:value-type="float" office:value="0.355931">
            <text:p>0.355931</text:p>
          </table:table-cell>
          <table:table-cell office:value-type="float" office:value="0.0174586">
            <text:p>0.0174586</text:p>
          </table:table-cell>
          <table:table-cell office:value-type="float" office:value="-0.555131">
            <text:p>-0.555131</text:p>
          </table:table-cell>
          <table:table-cell table:formula="of:=[.B353]*[.$O$1]" office:value-type="float" office:value="-0.0145">
            <text:p>-0.0145</text:p>
          </table:table-cell>
          <table:table-cell table:formula="of:=[.C353]*[.$O$1]" office:value-type="float" office:value="-0.083">
            <text:p>-0.083</text:p>
          </table:table-cell>
          <table:table-cell table:formula="of:=[.L353]+[.H353]" office:value-type="float" office:value="-0.0667586">
            <text:p>-0.0667586</text:p>
          </table:table-cell>
          <table:table-cell table:formula="of:=[.M353]+[.I353]" office:value-type="float" office:value="0.272931">
            <text:p>0.27293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7">
            <text:p>-27</text:p>
          </table:table-cell>
          <table:table-cell office:value-type="float" office:value="-169">
            <text:p>-169</text:p>
          </table:table-cell>
          <table:table-cell office:value-type="float" office:value="411">
            <text:p>411</text:p>
          </table:table-cell>
          <table:table-cell office:value-type="float" office:value="109">
            <text:p>109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511857">
            <text:p>-0.0511857</text:p>
          </table:table-cell>
          <table:table-cell office:value-type="float" office:value="0.35596">
            <text:p>0.35596</text:p>
          </table:table-cell>
          <table:table-cell office:value-type="float" office:value="0.0187857">
            <text:p>0.0187857</text:p>
          </table:table-cell>
          <table:table-cell office:value-type="float" office:value="-0.55876">
            <text:p>-0.55876</text:p>
          </table:table-cell>
          <table:table-cell table:formula="of:=[.B354]*[.$O$1]" office:value-type="float" office:value="-0.0135">
            <text:p>-0.0135</text:p>
          </table:table-cell>
          <table:table-cell table:formula="of:=[.C354]*[.$O$1]" office:value-type="float" office:value="-0.0845">
            <text:p>-0.0845</text:p>
          </table:table-cell>
          <table:table-cell table:formula="of:=[.L354]+[.H354]" office:value-type="float" office:value="-0.0646857">
            <text:p>-0.0646857</text:p>
          </table:table-cell>
          <table:table-cell table:formula="of:=[.M354]+[.I354]" office:value-type="float" office:value="0.27146">
            <text:p>0.27146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27">
            <text:p>-27</text:p>
          </table:table-cell>
          <table:table-cell office:value-type="float" office:value="-163">
            <text:p>-163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054142">
            <text:p>-0.054142</text:p>
          </table:table-cell>
          <table:table-cell office:value-type="float" office:value="0.345508">
            <text:p>0.345508</text:p>
          </table:table-cell>
          <table:table-cell office:value-type="float" office:value="0.021742">
            <text:p>0.021742</text:p>
          </table:table-cell>
          <table:table-cell office:value-type="float" office:value="-0.541108">
            <text:p>-0.541108</text:p>
          </table:table-cell>
          <table:table-cell table:formula="of:=[.B355]*[.$O$1]" office:value-type="float" office:value="-0.0135">
            <text:p>-0.0135</text:p>
          </table:table-cell>
          <table:table-cell table:formula="of:=[.C355]*[.$O$1]" office:value-type="float" office:value="-0.0815">
            <text:p>-0.0815</text:p>
          </table:table-cell>
          <table:table-cell table:formula="of:=[.L355]+[.H355]" office:value-type="float" office:value="-0.067642">
            <text:p>-0.067642</text:p>
          </table:table-cell>
          <table:table-cell table:formula="of:=[.M355]+[.I355]" office:value-type="float" office:value="0.264008">
            <text:p>0.264008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26">
            <text:p>-26</text:p>
          </table:table-cell>
          <table:table-cell office:value-type="float" office:value="-152">
            <text:p>-152</text:p>
          </table:table-cell>
          <table:table-cell office:value-type="float" office:value="486">
            <text:p>486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57">
            <text:p>257</text:p>
          </table:table-cell>
          <table:table-cell office:value-type="float" office:value="-0.0545162">
            <text:p>-0.0545162</text:p>
          </table:table-cell>
          <table:table-cell office:value-type="float" office:value="0.332216">
            <text:p>0.332216</text:p>
          </table:table-cell>
          <table:table-cell office:value-type="float" office:value="0.0233162">
            <text:p>0.0233162</text:p>
          </table:table-cell>
          <table:table-cell office:value-type="float" office:value="-0.514616">
            <text:p>-0.514616</text:p>
          </table:table-cell>
          <table:table-cell table:formula="of:=[.B356]*[.$O$1]" office:value-type="float" office:value="-0.013">
            <text:p>-0.013</text:p>
          </table:table-cell>
          <table:table-cell table:formula="of:=[.C356]*[.$O$1]" office:value-type="float" office:value="-0.076">
            <text:p>-0.076</text:p>
          </table:table-cell>
          <table:table-cell table:formula="of:=[.L356]+[.H356]" office:value-type="float" office:value="-0.0675162">
            <text:p>-0.0675162</text:p>
          </table:table-cell>
          <table:table-cell table:formula="of:=[.M356]+[.I356]" office:value-type="float" office:value="0.256216">
            <text:p>0.256216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26">
            <text:p>-26</text:p>
          </table:table-cell>
          <table:table-cell office:value-type="float" office:value="-132">
            <text:p>-132</text:p>
          </table:table-cell>
          <table:table-cell office:value-type="float" office:value="404">
            <text:p>404</text:p>
          </table:table-cell>
          <table:table-cell office:value-type="float" office:value="138">
            <text:p>138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545162">
            <text:p>-0.0545162</text:p>
          </table:table-cell>
          <table:table-cell office:value-type="float" office:value="0.332216">
            <text:p>0.332216</text:p>
          </table:table-cell>
          <table:table-cell office:value-type="float" office:value="0.0233162">
            <text:p>0.0233162</text:p>
          </table:table-cell>
          <table:table-cell office:value-type="float" office:value="-0.490616">
            <text:p>-0.490616</text:p>
          </table:table-cell>
          <table:table-cell table:formula="of:=[.B357]*[.$O$1]" office:value-type="float" office:value="-0.013">
            <text:p>-0.013</text:p>
          </table:table-cell>
          <table:table-cell table:formula="of:=[.C357]*[.$O$1]" office:value-type="float" office:value="-0.066">
            <text:p>-0.066</text:p>
          </table:table-cell>
          <table:table-cell table:formula="of:=[.L357]+[.H357]" office:value-type="float" office:value="-0.0675162">
            <text:p>-0.0675162</text:p>
          </table:table-cell>
          <table:table-cell table:formula="of:=[.M357]+[.I357]" office:value-type="float" office:value="0.266216">
            <text:p>0.26621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9">
            <text:p>-29</text:p>
          </table:table-cell>
          <table:table-cell office:value-type="float" office:value="-113">
            <text:p>-113</text:p>
          </table:table-cell>
          <table:table-cell office:value-type="float" office:value="384">
            <text:p>384</text:p>
          </table:table-cell>
          <table:table-cell office:value-type="float" office:value="140">
            <text:p>140</text:p>
          </table:table-cell>
          <table:table-cell table:number-columns-repeated="2" office:value-type="float" office:value="454">
            <text:p>454</text:p>
          </table:table-cell>
          <table:table-cell office:value-type="float" office:value="-0.0532918">
            <text:p>-0.0532918</text:p>
          </table:table-cell>
          <table:table-cell office:value-type="float" office:value="0.32094">
            <text:p>0.32094</text:p>
          </table:table-cell>
          <table:table-cell office:value-type="float" office:value="0.0184918">
            <text:p>0.0184918</text:p>
          </table:table-cell>
          <table:table-cell office:value-type="float" office:value="-0.45654">
            <text:p>-0.45654</text:p>
          </table:table-cell>
          <table:table-cell table:formula="of:=[.B358]*[.$O$1]" office:value-type="float" office:value="-0.0145">
            <text:p>-0.0145</text:p>
          </table:table-cell>
          <table:table-cell table:formula="of:=[.C358]*[.$O$1]" office:value-type="float" office:value="-0.0565">
            <text:p>-0.0565</text:p>
          </table:table-cell>
          <table:table-cell table:formula="of:=[.L358]+[.H358]" office:value-type="float" office:value="-0.0677918">
            <text:p>-0.0677918</text:p>
          </table:table-cell>
          <table:table-cell table:formula="of:=[.M358]+[.I358]" office:value-type="float" office:value="0.26444">
            <text:p>0.2644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0">
            <text:p>-30</text:p>
          </table:table-cell>
          <table:table-cell office:value-type="float" office:value="-95">
            <text:p>-95</text:p>
          </table:table-cell>
          <table:table-cell office:value-type="float" office:value="403">
            <text:p>403</text:p>
          </table:table-cell>
          <table:table-cell office:value-type="float" office:value="178">
            <text:p>178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511617">
            <text:p>-0.0511617</text:p>
          </table:table-cell>
          <table:table-cell office:value-type="float" office:value="0.305194">
            <text:p>0.305194</text:p>
          </table:table-cell>
          <table:table-cell office:value-type="float" office:value="0.0151617">
            <text:p>0.0151617</text:p>
          </table:table-cell>
          <table:table-cell office:value-type="float" office:value="-0.419194">
            <text:p>-0.419194</text:p>
          </table:table-cell>
          <table:table-cell table:formula="of:=[.B359]*[.$O$1]" office:value-type="float" office:value="-0.015">
            <text:p>-0.015</text:p>
          </table:table-cell>
          <table:table-cell table:formula="of:=[.C359]*[.$O$1]" office:value-type="float" office:value="-0.0475">
            <text:p>-0.0475</text:p>
          </table:table-cell>
          <table:table-cell table:formula="of:=[.L359]+[.H359]" office:value-type="float" office:value="-0.0661617">
            <text:p>-0.0661617</text:p>
          </table:table-cell>
          <table:table-cell table:formula="of:=[.M359]+[.I359]" office:value-type="float" office:value="0.257694">
            <text:p>0.257694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30">
            <text:p>-30</text:p>
          </table:table-cell>
          <table:table-cell office:value-type="float" office:value="-75">
            <text:p>-75</text:p>
          </table:table-cell>
          <table:table-cell office:value-type="float" office:value="403">
            <text:p>403</text:p>
          </table:table-cell>
          <table:table-cell office:value-type="float" office:value="198">
            <text:p>198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509425">
            <text:p>-0.0509425</text:p>
          </table:table-cell>
          <table:table-cell office:value-type="float" office:value="0.293504">
            <text:p>0.293504</text:p>
          </table:table-cell>
          <table:table-cell office:value-type="float" office:value="0.0149425">
            <text:p>0.0149425</text:p>
          </table:table-cell>
          <table:table-cell office:value-type="float" office:value="-0.383504">
            <text:p>-0.383504</text:p>
          </table:table-cell>
          <table:table-cell table:formula="of:=[.B360]*[.$O$1]" office:value-type="float" office:value="-0.015">
            <text:p>-0.015</text:p>
          </table:table-cell>
          <table:table-cell table:formula="of:=[.C360]*[.$O$1]" office:value-type="float" office:value="-0.0375">
            <text:p>-0.0375</text:p>
          </table:table-cell>
          <table:table-cell table:formula="of:=[.L360]+[.H360]" office:value-type="float" office:value="-0.0659425">
            <text:p>-0.0659425</text:p>
          </table:table-cell>
          <table:table-cell table:formula="of:=[.M360]+[.I360]" office:value-type="float" office:value="0.256004">
            <text:p>0.256004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27">
            <text:p>-27</text:p>
          </table:table-cell>
          <table:table-cell office:value-type="float" office:value="-58">
            <text:p>-58</text:p>
          </table:table-cell>
          <table:table-cell office:value-type="float" office:value="411">
            <text:p>411</text:p>
          </table:table-cell>
          <table:table-cell office:value-type="float" office:value="220">
            <text:p>220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527311">
            <text:p>-0.0527311</text:p>
          </table:table-cell>
          <table:table-cell office:value-type="float" office:value="0.287369">
            <text:p>0.287369</text:p>
          </table:table-cell>
          <table:table-cell office:value-type="float" office:value="0.0203311">
            <text:p>0.0203311</text:p>
          </table:table-cell>
          <table:table-cell office:value-type="float" office:value="-0.356969">
            <text:p>-0.356969</text:p>
          </table:table-cell>
          <table:table-cell table:formula="of:=[.B361]*[.$O$1]" office:value-type="float" office:value="-0.0135">
            <text:p>-0.0135</text:p>
          </table:table-cell>
          <table:table-cell table:formula="of:=[.C361]*[.$O$1]" office:value-type="float" office:value="-0.029">
            <text:p>-0.029</text:p>
          </table:table-cell>
          <table:table-cell table:formula="of:=[.L361]+[.H361]" office:value-type="float" office:value="-0.0662311">
            <text:p>-0.0662311</text:p>
          </table:table-cell>
          <table:table-cell table:formula="of:=[.M361]+[.I361]" office:value-type="float" office:value="0.258369">
            <text:p>0.25836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8">
            <text:p>-28</text:p>
          </table:table-cell>
          <table:table-cell office:value-type="float" office:value="-31">
            <text:p>-31</text:p>
          </table:table-cell>
          <table:table-cell office:value-type="float" office:value="409">
            <text:p>40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054177">
            <text:p>-0.054177</text:p>
          </table:table-cell>
          <table:table-cell office:value-type="float" office:value="0.271798">
            <text:p>0.271798</text:p>
          </table:table-cell>
          <table:table-cell office:value-type="float" office:value="0.020577">
            <text:p>0.020577</text:p>
          </table:table-cell>
          <table:table-cell office:value-type="float" office:value="-0.308998">
            <text:p>-0.308998</text:p>
          </table:table-cell>
          <table:table-cell table:formula="of:=[.B362]*[.$O$1]" office:value-type="float" office:value="-0.014">
            <text:p>-0.014</text:p>
          </table:table-cell>
          <table:table-cell table:formula="of:=[.C362]*[.$O$1]" office:value-type="float" office:value="-0.0155">
            <text:p>-0.0155</text:p>
          </table:table-cell>
          <table:table-cell table:formula="of:=[.L362]+[.H362]" office:value-type="float" office:value="-0.068177">
            <text:p>-0.068177</text:p>
          </table:table-cell>
          <table:table-cell table:formula="of:=[.M362]+[.I362]" office:value-type="float" office:value="0.256298">
            <text:p>0.256298</text:p>
          </table:table-cell>
          <table:table-cell table:number-columns-repeated="2"/>
        </table:table-row>
        <table:table-row table:style-name="ro2">
          <table:table-cell table:style-name="ce1" office:value-type="float" office:value="-975">
            <text:p>-975</text:p>
          </table:table-cell>
          <table:table-cell office:value-type="float" office:value="-35">
            <text:p>-35</text:p>
          </table:table-cell>
          <table:table-cell office:value-type="float" office:value="-6">
            <text:p>-6</text:p>
          </table:table-cell>
          <table:table-cell office:value-type="float" office:value="391">
            <text:p>391</text:p>
          </table:table-cell>
          <table:table-cell office:value-type="float" office:value="260">
            <text:p>260</text:p>
          </table:table-cell>
          <table:table-cell table:number-columns-repeated="2" office:value-type="float" office:value="428">
            <text:p>428</text:p>
          </table:table-cell>
          <table:table-cell office:value-type="float" office:value="-0.052372">
            <text:p>-0.052372</text:p>
          </table:table-cell>
          <table:table-cell office:value-type="float" office:value="0.253912">
            <text:p>0.253912</text:p>
          </table:table-cell>
          <table:table-cell office:value-type="float" office:value="0.010372">
            <text:p>0.010372</text:p>
          </table:table-cell>
          <table:table-cell office:value-type="float" office:value="-0.261112">
            <text:p>-0.261112</text:p>
          </table:table-cell>
          <table:table-cell table:formula="of:=[.B363]*[.$O$1]" office:value-type="float" office:value="-0.0175">
            <text:p>-0.0175</text:p>
          </table:table-cell>
          <table:table-cell table:formula="of:=[.C363]*[.$O$1]" office:value-type="float" office:value="-0.003">
            <text:p>-0.003</text:p>
          </table:table-cell>
          <table:table-cell table:formula="of:=[.L363]+[.H363]" office:value-type="float" office:value="-0.069872">
            <text:p>-0.069872</text:p>
          </table:table-cell>
          <table:table-cell table:formula="of:=[.M363]+[.I363]" office:value-type="float" office:value="0.250912">
            <text:p>0.25091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0">
            <text:p>-30</text:p>
          </table:table-cell>
          <table:table-cell office:value-type="float" office:value="14">
            <text:p>14</text:p>
          </table:table-cell>
          <table:table-cell office:value-type="float" office:value="399">
            <text:p>399</text:p>
          </table:table-cell>
          <table:table-cell office:value-type="float" office:value="283">
            <text:p>283</text:p>
          </table:table-cell>
          <table:table-cell table:number-columns-repeated="2" office:value-type="float" office:value="422">
            <text:p>422</text:p>
          </table:table-cell>
          <table:table-cell office:value-type="float" office:value="-0.0548575">
            <text:p>-0.0548575</text:p>
          </table:table-cell>
          <table:table-cell office:value-type="float" office:value="0.239283">
            <text:p>0.239283</text:p>
          </table:table-cell>
          <table:table-cell office:value-type="float" office:value="0.0188575">
            <text:p>0.0188575</text:p>
          </table:table-cell>
          <table:table-cell office:value-type="float" office:value="-0.222483">
            <text:p>-0.222483</text:p>
          </table:table-cell>
          <table:table-cell table:formula="of:=[.B364]*[.$O$1]" office:value-type="float" office:value="-0.015">
            <text:p>-0.015</text:p>
          </table:table-cell>
          <table:table-cell table:formula="of:=[.C364]*[.$O$1]" office:value-type="float" office:value="0.007">
            <text:p>0.007</text:p>
          </table:table-cell>
          <table:table-cell table:formula="of:=[.L364]+[.H364]" office:value-type="float" office:value="-0.0698575">
            <text:p>-0.0698575</text:p>
          </table:table-cell>
          <table:table-cell table:formula="of:=[.M364]+[.I364]" office:value-type="float" office:value="0.246283">
            <text:p>0.24628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5">
            <text:p>-25</text:p>
          </table:table-cell>
          <table:table-cell office:value-type="float" office:value="38">
            <text:p>38</text:p>
          </table:table-cell>
          <table:table-cell office:value-type="float" office:value="410">
            <text:p>410</text:p>
          </table:table-cell>
          <table:table-cell office:value-type="float" office:value="313">
            <text:p>313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608531">
            <text:p>-0.0608531</text:p>
          </table:table-cell>
          <table:table-cell office:value-type="float" office:value="0.22371">
            <text:p>0.22371</text:p>
          </table:table-cell>
          <table:table-cell office:value-type="float" office:value="0.0308531">
            <text:p>0.0308531</text:p>
          </table:table-cell>
          <table:table-cell office:value-type="float" office:value="-0.17811">
            <text:p>-0.17811</text:p>
          </table:table-cell>
          <table:table-cell table:formula="of:=[.B365]*[.$O$1]" office:value-type="float" office:value="-0.0125">
            <text:p>-0.0125</text:p>
          </table:table-cell>
          <table:table-cell table:formula="of:=[.C365]*[.$O$1]" office:value-type="float" office:value="0.019">
            <text:p>0.019</text:p>
          </table:table-cell>
          <table:table-cell table:formula="of:=[.L365]+[.H365]" office:value-type="float" office:value="-0.0733531">
            <text:p>-0.0733531</text:p>
          </table:table-cell>
          <table:table-cell table:formula="of:=[.M365]+[.I365]" office:value-type="float" office:value="0.24271">
            <text:p>0.2427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4">
            <text:p>-24</text:p>
          </table:table-cell>
          <table:table-cell office:value-type="float" office:value="59">
            <text:p>59</text:p>
          </table:table-cell>
          <table:table-cell office:value-type="float" office:value="414">
            <text:p>414</text:p>
          </table:table-cell>
          <table:table-cell office:value-type="float" office:value="337">
            <text:p>337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62369">
            <text:p>-0.062369</text:p>
          </table:table-cell>
          <table:table-cell office:value-type="float" office:value="0.212097">
            <text:p>0.212097</text:p>
          </table:table-cell>
          <table:table-cell office:value-type="float" office:value="0.033569">
            <text:p>0.033569</text:p>
          </table:table-cell>
          <table:table-cell office:value-type="float" office:value="-0.141297">
            <text:p>-0.141297</text:p>
          </table:table-cell>
          <table:table-cell table:formula="of:=[.B366]*[.$O$1]" office:value-type="float" office:value="-0.012">
            <text:p>-0.012</text:p>
          </table:table-cell>
          <table:table-cell table:formula="of:=[.C366]*[.$O$1]" office:value-type="float" office:value="0.0295">
            <text:p>0.0295</text:p>
          </table:table-cell>
          <table:table-cell table:formula="of:=[.L366]+[.H366]" office:value-type="float" office:value="-0.074369">
            <text:p>-0.074369</text:p>
          </table:table-cell>
          <table:table-cell table:formula="of:=[.M366]+[.I366]" office:value-type="float" office:value="0.241597">
            <text:p>0.24159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1">
            <text:p>-31</text:p>
          </table:table-cell>
          <table:table-cell office:value-type="float" office:value="96">
            <text:p>96</text:p>
          </table:table-cell>
          <table:table-cell office:value-type="float" office:value="406">
            <text:p>406</text:p>
          </table:table-cell>
          <table:table-cell office:value-type="float" office:value="373">
            <text:p>373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0617503">
            <text:p>-0.0617503</text:p>
          </table:table-cell>
          <table:table-cell office:value-type="float" office:value="0.191043">
            <text:p>0.191043</text:p>
          </table:table-cell>
          <table:table-cell office:value-type="float" office:value="0.0245503">
            <text:p>0.0245503</text:p>
          </table:table-cell>
          <table:table-cell office:value-type="float" office:value="-0.0758433">
            <text:p>-0.0758433</text:p>
          </table:table-cell>
          <table:table-cell table:formula="of:=[.B367]*[.$O$1]" office:value-type="float" office:value="-0.0155">
            <text:p>-0.0155</text:p>
          </table:table-cell>
          <table:table-cell table:formula="of:=[.C367]*[.$O$1]" office:value-type="float" office:value="0.048">
            <text:p>0.048</text:p>
          </table:table-cell>
          <table:table-cell table:formula="of:=[.L367]+[.H367]" office:value-type="float" office:value="-0.0772503">
            <text:p>-0.0772503</text:p>
          </table:table-cell>
          <table:table-cell table:formula="of:=[.M367]+[.I367]" office:value-type="float" office:value="0.239043">
            <text:p>0.23904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1">
            <text:p>-3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395">
            <text:p>395</text:p>
          </table:table-cell>
          <table:table-cell table:number-columns-repeated="2" office:value-type="float" office:value="428">
            <text:p>428</text:p>
          </table:table-cell>
          <table:table-cell office:value-type="float" office:value="-0.0625352">
            <text:p>-0.0625352</text:p>
          </table:table-cell>
          <table:table-cell office:value-type="float" office:value="0.171175">
            <text:p>0.171175</text:p>
          </table:table-cell>
          <table:table-cell office:value-type="float" office:value="0.0253352">
            <text:p>0.0253352</text:p>
          </table:table-cell>
          <table:table-cell office:value-type="float" office:value="-0.016375">
            <text:p>-0.016375</text:p>
          </table:table-cell>
          <table:table-cell table:formula="of:=[.B368]*[.$O$1]" office:value-type="float" office:value="-0.0155">
            <text:p>-0.0155</text:p>
          </table:table-cell>
          <table:table-cell table:formula="of:=[.C368]*[.$O$1]" office:value-type="float" office:value="0.0645">
            <text:p>0.0645</text:p>
          </table:table-cell>
          <table:table-cell table:formula="of:=[.L368]+[.H368]" office:value-type="float" office:value="-0.0780352">
            <text:p>-0.0780352</text:p>
          </table:table-cell>
          <table:table-cell table:formula="of:=[.M368]+[.I368]" office:value-type="float" office:value="0.235675">
            <text:p>0.23567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5">
            <text:p>-25</text:p>
          </table:table-cell>
          <table:table-cell office:value-type="float" office:value="157">
            <text:p>157</text:p>
          </table:table-cell>
          <table:table-cell office:value-type="float" office:value="410">
            <text:p>41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640379">
            <text:p>-0.0640379</text:p>
          </table:table-cell>
          <table:table-cell office:value-type="float" office:value="0.154133">
            <text:p>0.154133</text:p>
          </table:table-cell>
          <table:table-cell office:value-type="float" office:value="0.0340379">
            <text:p>0.0340379</text:p>
          </table:table-cell>
          <table:table-cell office:value-type="float" office:value="0.0342671">
            <text:p>0.0342671</text:p>
          </table:table-cell>
          <table:table-cell table:formula="of:=[.B369]*[.$O$1]" office:value-type="float" office:value="-0.0125">
            <text:p>-0.0125</text:p>
          </table:table-cell>
          <table:table-cell table:formula="of:=[.C369]*[.$O$1]" office:value-type="float" office:value="0.0785">
            <text:p>0.0785</text:p>
          </table:table-cell>
          <table:table-cell table:formula="of:=[.L369]+[.H369]" office:value-type="float" office:value="-0.0765379">
            <text:p>-0.0765379</text:p>
          </table:table-cell>
          <table:table-cell table:formula="of:=[.M369]+[.I369]" office:value-type="float" office:value="0.232633">
            <text:p>0.23263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8">
            <text:p>-28</text:p>
          </table:table-cell>
          <table:table-cell office:value-type="float" office:value="175">
            <text:p>175</text:p>
          </table:table-cell>
          <table:table-cell office:value-type="float" office:value="394">
            <text:p>394</text:p>
          </table:table-cell>
          <table:table-cell office:value-type="float" office:value="437">
            <text:p>437</text:p>
          </table:table-cell>
          <table:table-cell table:number-columns-repeated="2" office:value-type="float" office:value="436">
            <text:p>436</text:p>
          </table:table-cell>
          <table:table-cell office:value-type="float" office:value="-0.0651418">
            <text:p>-0.0651418</text:p>
          </table:table-cell>
          <table:table-cell office:value-type="float" office:value="0.141528">
            <text:p>0.141528</text:p>
          </table:table-cell>
          <table:table-cell office:value-type="float" office:value="0.0315418">
            <text:p>0.0315418</text:p>
          </table:table-cell>
          <table:table-cell office:value-type="float" office:value="0.0684723">
            <text:p>0.0684723</text:p>
          </table:table-cell>
          <table:table-cell table:formula="of:=[.B370]*[.$O$1]" office:value-type="float" office:value="-0.014">
            <text:p>-0.014</text:p>
          </table:table-cell>
          <table:table-cell table:formula="of:=[.C370]*[.$O$1]" office:value-type="float" office:value="0.0875">
            <text:p>0.0875</text:p>
          </table:table-cell>
          <table:table-cell table:formula="of:=[.L370]+[.H370]" office:value-type="float" office:value="-0.0791418">
            <text:p>-0.0791418</text:p>
          </table:table-cell>
          <table:table-cell table:formula="of:=[.M370]+[.I370]" office:value-type="float" office:value="0.229028">
            <text:p>0.22902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9">
            <text:p>-29</text:p>
          </table:table-cell>
          <table:table-cell office:value-type="float" office:value="192">
            <text:p>192</text:p>
          </table:table-cell>
          <table:table-cell office:value-type="float" office:value="411">
            <text:p>411</text:p>
          </table:table-cell>
          <table:table-cell office:value-type="float" office:value="472">
            <text:p>472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0648956">
            <text:p>-0.0648956</text:p>
          </table:table-cell>
          <table:table-cell office:value-type="float" office:value="0.13577">
            <text:p>0.13577</text:p>
          </table:table-cell>
          <table:table-cell office:value-type="float" office:value="0.0300956">
            <text:p>0.0300956</text:p>
          </table:table-cell>
          <table:table-cell office:value-type="float" office:value="0.0946302">
            <text:p>0.0946302</text:p>
          </table:table-cell>
          <table:table-cell table:formula="of:=[.B371]*[.$O$1]" office:value-type="float" office:value="-0.0145">
            <text:p>-0.0145</text:p>
          </table:table-cell>
          <table:table-cell table:formula="of:=[.C371]*[.$O$1]" office:value-type="float" office:value="0.096">
            <text:p>0.096</text:p>
          </table:table-cell>
          <table:table-cell table:formula="of:=[.L371]+[.H371]" office:value-type="float" office:value="-0.0793956">
            <text:p>-0.0793956</text:p>
          </table:table-cell>
          <table:table-cell table:formula="of:=[.M371]+[.I371]" office:value-type="float" office:value="0.23177">
            <text:p>0.2317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3">
            <text:p>-33</text:p>
          </table:table-cell>
          <table:table-cell office:value-type="float" office:value="204">
            <text:p>204</text:p>
          </table:table-cell>
          <table:table-cell office:value-type="float" office:value="396">
            <text:p>396</text:p>
          </table:table-cell>
          <table:table-cell office:value-type="float" office:value="473">
            <text:p>473</text:p>
          </table:table-cell>
          <table:table-cell table:number-columns-repeated="2" office:value-type="float" office:value="422">
            <text:p>422</text:p>
          </table:table-cell>
          <table:table-cell office:value-type="float" office:value="-0.0633706">
            <text:p>-0.0633706</text:p>
          </table:table-cell>
          <table:table-cell office:value-type="float" office:value="0.126183">
            <text:p>0.126183</text:p>
          </table:table-cell>
          <table:table-cell office:value-type="float" office:value="0.0237706">
            <text:p>0.0237706</text:p>
          </table:table-cell>
          <table:table-cell office:value-type="float" office:value="0.118617">
            <text:p>0.118617</text:p>
          </table:table-cell>
          <table:table-cell table:formula="of:=[.B372]*[.$O$1]" office:value-type="float" office:value="-0.0165">
            <text:p>-0.0165</text:p>
          </table:table-cell>
          <table:table-cell table:formula="of:=[.C372]*[.$O$1]" office:value-type="float" office:value="0.102">
            <text:p>0.102</text:p>
          </table:table-cell>
          <table:table-cell table:formula="of:=[.L372]+[.H372]" office:value-type="float" office:value="-0.0798706">
            <text:p>-0.0798706</text:p>
          </table:table-cell>
          <table:table-cell table:formula="of:=[.M372]+[.I372]" office:value-type="float" office:value="0.228183">
            <text:p>0.228183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1">
            <text:p>-41</text:p>
          </table:table-cell>
          <table:table-cell office:value-type="float" office:value="232">
            <text:p>232</text:p>
          </table:table-cell>
          <table:table-cell office:value-type="float" office:value="416">
            <text:p>416</text:p>
          </table:table-cell>
          <table:table-cell office:value-type="float" office:value="529">
            <text:p>529</text:p>
          </table:table-cell>
          <table:table-cell table:number-columns-repeated="2" office:value-type="float" office:value="366">
            <text:p>366</text:p>
          </table:table-cell>
          <table:table-cell office:value-type="float" office:value="-0.0627761">
            <text:p>-0.0627761</text:p>
          </table:table-cell>
          <table:table-cell office:value-type="float" office:value="0.109316">
            <text:p>0.109316</text:p>
          </table:table-cell>
          <table:table-cell office:value-type="float" office:value="0.0135761">
            <text:p>0.0135761</text:p>
          </table:table-cell>
          <table:table-cell office:value-type="float" office:value="0.169084">
            <text:p>0.169084</text:p>
          </table:table-cell>
          <table:table-cell table:formula="of:=[.B373]*[.$O$1]" office:value-type="float" office:value="-0.0205">
            <text:p>-0.0205</text:p>
          </table:table-cell>
          <table:table-cell table:formula="of:=[.C373]*[.$O$1]" office:value-type="float" office:value="0.116">
            <text:p>0.116</text:p>
          </table:table-cell>
          <table:table-cell table:formula="of:=[.L373]+[.H373]" office:value-type="float" office:value="-0.0832761">
            <text:p>-0.0832761</text:p>
          </table:table-cell>
          <table:table-cell table:formula="of:=[.M373]+[.I373]" office:value-type="float" office:value="0.225316">
            <text:p>0.22531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0">
            <text:p>-40</text:p>
          </table:table-cell>
          <table:table-cell office:value-type="float" office:value="249">
            <text:p>249</text:p>
          </table:table-cell>
          <table:table-cell office:value-type="float" office:value="411">
            <text:p>411</text:p>
          </table:table-cell>
          <table:table-cell office:value-type="float" office:value="540">
            <text:p>540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64524">
            <text:p>-0.064524</text:p>
          </table:table-cell>
          <table:table-cell office:value-type="float" office:value="0.0964078">
            <text:p>0.0964078</text:p>
          </table:table-cell>
          <table:table-cell office:value-type="float" office:value="0.016524">
            <text:p>0.016524</text:p>
          </table:table-cell>
          <table:table-cell office:value-type="float" office:value="0.202392">
            <text:p>0.202392</text:p>
          </table:table-cell>
          <table:table-cell table:formula="of:=[.B374]*[.$O$1]" office:value-type="float" office:value="-0.02">
            <text:p>-0.02</text:p>
          </table:table-cell>
          <table:table-cell table:formula="of:=[.C374]*[.$O$1]" office:value-type="float" office:value="0.1245">
            <text:p>0.1245</text:p>
          </table:table-cell>
          <table:table-cell table:formula="of:=[.L374]+[.H374]" office:value-type="float" office:value="-0.084524">
            <text:p>-0.084524</text:p>
          </table:table-cell>
          <table:table-cell table:formula="of:=[.M374]+[.I374]" office:value-type="float" office:value="0.2209078">
            <text:p>0.220907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6">
            <text:p>-36</text:p>
          </table:table-cell>
          <table:table-cell office:value-type="float" office:value="263">
            <text:p>263</text:p>
          </table:table-cell>
          <table:table-cell office:value-type="float" office:value="420">
            <text:p>420</text:p>
          </table:table-cell>
          <table:table-cell office:value-type="float" office:value="559">
            <text:p>559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658746">
            <text:p>-0.0658746</text:p>
          </table:table-cell>
          <table:table-cell office:value-type="float" office:value="0.0880664">
            <text:p>0.0880664</text:p>
          </table:table-cell>
          <table:table-cell office:value-type="float" office:value="0.0226746">
            <text:p>0.0226746</text:p>
          </table:table-cell>
          <table:table-cell office:value-type="float" office:value="0.227534">
            <text:p>0.227534</text:p>
          </table:table-cell>
          <table:table-cell table:formula="of:=[.B375]*[.$O$1]" office:value-type="float" office:value="-0.018">
            <text:p>-0.018</text:p>
          </table:table-cell>
          <table:table-cell table:formula="of:=[.C375]*[.$O$1]" office:value-type="float" office:value="0.1315">
            <text:p>0.1315</text:p>
          </table:table-cell>
          <table:table-cell table:formula="of:=[.L375]+[.H375]" office:value-type="float" office:value="-0.0838746">
            <text:p>-0.0838746</text:p>
          </table:table-cell>
          <table:table-cell table:formula="of:=[.M375]+[.I375]" office:value-type="float" office:value="0.2195664">
            <text:p>0.2195664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38">
            <text:p>-38</text:p>
          </table:table-cell>
          <table:table-cell office:value-type="float" office:value="286">
            <text:p>286</text:p>
          </table:table-cell>
          <table:table-cell office:value-type="float" office:value="439">
            <text:p>439</text:p>
          </table:table-cell>
          <table:table-cell office:value-type="float" office:value="603">
            <text:p>603</text:p>
          </table:table-cell>
          <table:table-cell table:number-columns-repeated="2" office:value-type="float" office:value="326">
            <text:p>326</text:p>
          </table:table-cell>
          <table:table-cell office:value-type="float" office:value="-0.065514">
            <text:p>-0.065514</text:p>
          </table:table-cell>
          <table:table-cell office:value-type="float" office:value="0.0736123">
            <text:p>0.0736123</text:p>
          </table:table-cell>
          <table:table-cell office:value-type="float" office:value="0.019914">
            <text:p>0.019914</text:p>
          </table:table-cell>
          <table:table-cell office:value-type="float" office:value="0.269588">
            <text:p>0.269588</text:p>
          </table:table-cell>
          <table:table-cell table:formula="of:=[.B376]*[.$O$1]" office:value-type="float" office:value="-0.019">
            <text:p>-0.019</text:p>
          </table:table-cell>
          <table:table-cell table:formula="of:=[.C376]*[.$O$1]" office:value-type="float" office:value="0.143">
            <text:p>0.143</text:p>
          </table:table-cell>
          <table:table-cell table:formula="of:=[.L376]+[.H376]" office:value-type="float" office:value="-0.084514">
            <text:p>-0.084514</text:p>
          </table:table-cell>
          <table:table-cell table:formula="of:=[.M376]+[.I376]" office:value-type="float" office:value="0.2166123">
            <text:p>0.216612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311">
            <text:p>311</text:p>
          </table:table-cell>
          <table:table-cell office:value-type="float" office:value="446">
            <text:p>446</text:p>
          </table:table-cell>
          <table:table-cell office:value-type="float" office:value="637">
            <text:p>637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641719">
            <text:p>-0.0641719</text:p>
          </table:table-cell>
          <table:table-cell office:value-type="float" office:value="0.0563016">
            <text:p>0.0563016</text:p>
          </table:table-cell>
          <table:table-cell office:value-type="float" office:value="0.0161719">
            <text:p>0.0161719</text:p>
          </table:table-cell>
          <table:table-cell office:value-type="float" office:value="0.316898">
            <text:p>0.316898</text:p>
          </table:table-cell>
          <table:table-cell table:formula="of:=[.B377]*[.$O$1]" office:value-type="float" office:value="-0.02">
            <text:p>-0.02</text:p>
          </table:table-cell>
          <table:table-cell table:formula="of:=[.C377]*[.$O$1]" office:value-type="float" office:value="0.1555">
            <text:p>0.1555</text:p>
          </table:table-cell>
          <table:table-cell table:formula="of:=[.L377]+[.H377]" office:value-type="float" office:value="-0.0841719">
            <text:p>-0.0841719</text:p>
          </table:table-cell>
          <table:table-cell table:formula="of:=[.M377]+[.I377]" office:value-type="float" office:value="0.2118016">
            <text:p>0.2118016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44">
            <text:p>-44</text:p>
          </table:table-cell>
          <table:table-cell office:value-type="float" office:value="325">
            <text:p>325</text:p>
          </table:table-cell>
          <table:table-cell office:value-type="float" office:value="488">
            <text:p>488</text:p>
          </table:table-cell>
          <table:table-cell office:value-type="float" office:value="697">
            <text:p>697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646256">
            <text:p>-0.0646256</text:p>
          </table:table-cell>
          <table:table-cell office:value-type="float" office:value="0.032006">
            <text:p>0.032006</text:p>
          </table:table-cell>
          <table:table-cell office:value-type="float" office:value="0.0118256">
            <text:p>0.0118256</text:p>
          </table:table-cell>
          <table:table-cell office:value-type="float" office:value="0.357994">
            <text:p>0.357994</text:p>
          </table:table-cell>
          <table:table-cell table:formula="of:=[.B378]*[.$O$1]" office:value-type="float" office:value="-0.022">
            <text:p>-0.022</text:p>
          </table:table-cell>
          <table:table-cell table:formula="of:=[.C378]*[.$O$1]" office:value-type="float" office:value="0.1625">
            <text:p>0.1625</text:p>
          </table:table-cell>
          <table:table-cell table:formula="of:=[.L378]+[.H378]" office:value-type="float" office:value="-0.0866256">
            <text:p>-0.0866256</text:p>
          </table:table-cell>
          <table:table-cell table:formula="of:=[.M378]+[.I378]" office:value-type="float" office:value="0.194506">
            <text:p>0.194506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41">
            <text:p>-41</text:p>
          </table:table-cell>
          <table:table-cell office:value-type="float" office:value="351">
            <text:p>351</text:p>
          </table:table-cell>
          <table:table-cell office:value-type="float" office:value="496">
            <text:p>496</text:p>
          </table:table-cell>
          <table:table-cell office:value-type="float" office:value="728">
            <text:p>728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694965">
            <text:p>-0.0694965</text:p>
          </table:table-cell>
          <table:table-cell office:value-type="float" office:value="0.0120353">
            <text:p>0.0120353</text:p>
          </table:table-cell>
          <table:table-cell office:value-type="float" office:value="0.0202965">
            <text:p>0.0202965</text:p>
          </table:table-cell>
          <table:table-cell office:value-type="float" office:value="0.409165">
            <text:p>0.409165</text:p>
          </table:table-cell>
          <table:table-cell table:formula="of:=[.B379]*[.$O$1]" office:value-type="float" office:value="-0.0205">
            <text:p>-0.0205</text:p>
          </table:table-cell>
          <table:table-cell table:formula="of:=[.C379]*[.$O$1]" office:value-type="float" office:value="0.1755">
            <text:p>0.1755</text:p>
          </table:table-cell>
          <table:table-cell table:formula="of:=[.L379]+[.H379]" office:value-type="float" office:value="-0.0899965">
            <text:p>-0.0899965</text:p>
          </table:table-cell>
          <table:table-cell table:formula="of:=[.M379]+[.I379]" office:value-type="float" office:value="0.1875353">
            <text:p>0.1875353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34">
            <text:p>-34</text:p>
          </table:table-cell>
          <table:table-cell office:value-type="float" office:value="381">
            <text:p>381</text:p>
          </table:table-cell>
          <table:table-cell office:value-type="float" office:value="516">
            <text:p>516</text:p>
          </table:table-cell>
          <table:table-cell office:value-type="float" office:value="771">
            <text:p>771</text:p>
          </table:table-cell>
          <table:table-cell table:number-columns-repeated="2" office:value-type="float" office:value="181">
            <text:p>181</text:p>
          </table:table-cell>
          <table:table-cell office:value-type="float" office:value="-0.0721282">
            <text:p>-0.0721282</text:p>
          </table:table-cell>
          <table:table-cell office:value-type="float" office:value="-0.0118027">
            <text:p>-0.0118027</text:p>
          </table:table-cell>
          <table:table-cell office:value-type="float" office:value="0.0313282">
            <text:p>0.0313282</text:p>
          </table:table-cell>
          <table:table-cell office:value-type="float" office:value="0.469003">
            <text:p>0.469003</text:p>
          </table:table-cell>
          <table:table-cell table:formula="of:=[.B380]*[.$O$1]" office:value-type="float" office:value="-0.017">
            <text:p>-0.017</text:p>
          </table:table-cell>
          <table:table-cell table:formula="of:=[.C380]*[.$O$1]" office:value-type="float" office:value="0.1905">
            <text:p>0.1905</text:p>
          </table:table-cell>
          <table:table-cell table:formula="of:=[.L380]+[.H380]" office:value-type="float" office:value="-0.0891282">
            <text:p>-0.0891282</text:p>
          </table:table-cell>
          <table:table-cell table:formula="of:=[.M380]+[.I380]" office:value-type="float" office:value="0.1786973">
            <text:p>0.1786973</text:p>
          </table:table-cell>
          <table:table-cell table:number-columns-repeated="2"/>
        </table:table-row>
        <table:table-row table:style-name="ro2">
          <table:table-cell table:style-name="ce1" office:value-type="float" office:value="-690">
            <text:p>-690</text:p>
          </table:table-cell>
          <table:table-cell office:value-type="float" office:value="-29">
            <text:p>-29</text:p>
          </table:table-cell>
          <table:table-cell office:value-type="float" office:value="417">
            <text:p>417</text:p>
          </table:table-cell>
          <table:table-cell office:value-type="float" office:value="562">
            <text:p>562</text:p>
          </table:table-cell>
          <table:table-cell office:value-type="float" office:value="848">
            <text:p>848</text:p>
          </table:table-cell>
          <table:table-cell table:number-columns-repeated="2" office:value-type="float" office:value="99">
            <text:p>99</text:p>
          </table:table-cell>
          <table:table-cell office:value-type="float" office:value="-0.0630041">
            <text:p>-0.0630041</text:p>
          </table:table-cell>
          <table:table-cell office:value-type="float" office:value="-0.0336266">
            <text:p>-0.0336266</text:p>
          </table:table-cell>
          <table:table-cell office:value-type="float" office:value="0.0282041">
            <text:p>0.0282041</text:p>
          </table:table-cell>
          <table:table-cell office:value-type="float" office:value="0.534027">
            <text:p>0.534027</text:p>
          </table:table-cell>
          <table:table-cell table:formula="of:=[.B381]*[.$O$1]" office:value-type="float" office:value="-0.0145">
            <text:p>-0.0145</text:p>
          </table:table-cell>
          <table:table-cell table:formula="of:=[.C381]*[.$O$1]" office:value-type="float" office:value="0.2085">
            <text:p>0.2085</text:p>
          </table:table-cell>
          <table:table-cell table:formula="of:=[.L381]+[.H381]" office:value-type="float" office:value="-0.0775041">
            <text:p>-0.0775041</text:p>
          </table:table-cell>
          <table:table-cell table:formula="of:=[.M381]+[.I381]" office:value-type="float" office:value="0.1748734">
            <text:p>0.1748734</text:p>
          </table:table-cell>
          <table:table-cell table:number-columns-repeated="2"/>
        </table:table-row>
        <table:table-row table:style-name="ro2">
          <table:table-cell table:style-name="ce1" office:value-type="float" office:value="-714">
            <text:p>-714</text:p>
          </table:table-cell>
          <table:table-cell office:value-type="float" office:value="-40">
            <text:p>-40</text:p>
          </table:table-cell>
          <table:table-cell office:value-type="float" office:value="405">
            <text:p>405</text:p>
          </table:table-cell>
          <table:table-cell office:value-type="float" office:value="546">
            <text:p>546</text:p>
          </table:table-cell>
          <table:table-cell office:value-type="float" office:value="831">
            <text:p>831</text:p>
          </table:table-cell>
          <table:table-cell table:number-columns-repeated="2" office:value-type="float" office:value="108">
            <text:p>108</text:p>
          </table:table-cell>
          <table:table-cell office:value-type="float" office:value="-0.0570366">
            <text:p>-0.0570366</text:p>
          </table:table-cell>
          <table:table-cell office:value-type="float" office:value="0.0599968">
            <text:p>0.0599968</text:p>
          </table:table-cell>
          <table:table-cell office:value-type="float" office:value="0.00903656">
            <text:p>0.00903656</text:p>
          </table:table-cell>
          <table:table-cell office:value-type="float" office:value="0.426003">
            <text:p>0.426003</text:p>
          </table:table-cell>
          <table:table-cell table:formula="of:=[.B382]*[.$O$1]" office:value-type="float" office:value="-0.02">
            <text:p>-0.02</text:p>
          </table:table-cell>
          <table:table-cell table:formula="of:=[.C382]*[.$O$1]" office:value-type="float" office:value="0.2025">
            <text:p>0.2025</text:p>
          </table:table-cell>
          <table:table-cell table:formula="of:=[.L382]+[.H382]" office:value-type="float" office:value="-0.0770366">
            <text:p>-0.0770366</text:p>
          </table:table-cell>
          <table:table-cell table:formula="of:=[.M382]+[.I382]" office:value-type="float" office:value="0.2624968">
            <text:p>0.2624968</text:p>
          </table:table-cell>
          <table:table-cell table:number-columns-repeated="2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47">
            <text:p>-47</text:p>
          </table:table-cell>
          <table:table-cell office:value-type="float" office:value="352">
            <text:p>352</text:p>
          </table:table-cell>
          <table:table-cell office:value-type="float" office:value="490">
            <text:p>490</text:p>
          </table:table-cell>
          <table:table-cell office:value-type="float" office:value="729">
            <text:p>729</text:p>
          </table:table-cell>
          <table:table-cell table:number-columns-repeated="2" office:value-type="float" office:value="207">
            <text:p>207</text:p>
          </table:table-cell>
          <table:table-cell office:value-type="float" office:value="-0.0561538">
            <text:p>-0.0561538</text:p>
          </table:table-cell>
          <table:table-cell office:value-type="float" office:value="0.0618934">
            <text:p>0.0618934</text:p>
          </table:table-cell>
          <table:table-cell office:value-type="float" office:value="-0.000246175">
            <text:p>-0.000246175</text:p>
          </table:table-cell>
          <table:table-cell office:value-type="float" office:value="0.360507">
            <text:p>0.360507</text:p>
          </table:table-cell>
          <table:table-cell table:formula="of:=[.B383]*[.$O$1]" office:value-type="float" office:value="-0.0235">
            <text:p>-0.0235</text:p>
          </table:table-cell>
          <table:table-cell table:formula="of:=[.C383]*[.$O$1]" office:value-type="float" office:value="0.176">
            <text:p>0.176</text:p>
          </table:table-cell>
          <table:table-cell table:formula="of:=[.L383]+[.H383]" office:value-type="float" office:value="-0.0796538">
            <text:p>-0.0796538</text:p>
          </table:table-cell>
          <table:table-cell table:formula="of:=[.M383]+[.I383]" office:value-type="float" office:value="0.2378934">
            <text:p>0.2378934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38">
            <text:p>-38</text:p>
          </table:table-cell>
          <table:table-cell office:value-type="float" office:value="314">
            <text:p>314</text:p>
          </table:table-cell>
          <table:table-cell office:value-type="float" office:value="444">
            <text:p>444</text:p>
          </table:table-cell>
          <table:table-cell office:value-type="float" office:value="636">
            <text:p>636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561538">
            <text:p>-0.0561538</text:p>
          </table:table-cell>
          <table:table-cell office:value-type="float" office:value="0.0618934">
            <text:p>0.0618934</text:p>
          </table:table-cell>
          <table:table-cell office:value-type="float" office:value="0.0105538">
            <text:p>0.0105538</text:p>
          </table:table-cell>
          <table:table-cell office:value-type="float" office:value="0.314907">
            <text:p>0.314907</text:p>
          </table:table-cell>
          <table:table-cell table:formula="of:=[.B384]*[.$O$1]" office:value-type="float" office:value="-0.019">
            <text:p>-0.019</text:p>
          </table:table-cell>
          <table:table-cell table:formula="of:=[.C384]*[.$O$1]" office:value-type="float" office:value="0.157">
            <text:p>0.157</text:p>
          </table:table-cell>
          <table:table-cell table:formula="of:=[.L384]+[.H384]" office:value-type="float" office:value="-0.0751538">
            <text:p>-0.0751538</text:p>
          </table:table-cell>
          <table:table-cell table:formula="of:=[.M384]+[.I384]" office:value-type="float" office:value="0.2188934">
            <text:p>0.2188934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-42">
            <text:p>-42</text:p>
          </table:table-cell>
          <table:table-cell office:value-type="float" office:value="298">
            <text:p>298</text:p>
          </table:table-cell>
          <table:table-cell office:value-type="float" office:value="433">
            <text:p>433</text:p>
          </table:table-cell>
          <table:table-cell office:value-type="float" office:value="613">
            <text:p>613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561538">
            <text:p>-0.0561538</text:p>
          </table:table-cell>
          <table:table-cell office:value-type="float" office:value="0.0618934">
            <text:p>0.0618934</text:p>
          </table:table-cell>
          <table:table-cell office:value-type="float" office:value="0.00575382">
            <text:p>0.00575382</text:p>
          </table:table-cell>
          <table:table-cell office:value-type="float" office:value="0.295707">
            <text:p>0.295707</text:p>
          </table:table-cell>
          <table:table-cell table:formula="of:=[.B385]*[.$O$1]" office:value-type="float" office:value="-0.021">
            <text:p>-0.021</text:p>
          </table:table-cell>
          <table:table-cell table:formula="of:=[.C385]*[.$O$1]" office:value-type="float" office:value="0.149">
            <text:p>0.149</text:p>
          </table:table-cell>
          <table:table-cell table:formula="of:=[.L385]+[.H385]" office:value-type="float" office:value="-0.0771538">
            <text:p>-0.0771538</text:p>
          </table:table-cell>
          <table:table-cell table:formula="of:=[.M385]+[.I385]" office:value-type="float" office:value="0.2108934">
            <text:p>0.2108934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38">
            <text:p>-38</text:p>
          </table:table-cell>
          <table:table-cell office:value-type="float" office:value="288">
            <text:p>288</text:p>
          </table:table-cell>
          <table:table-cell office:value-type="float" office:value="435">
            <text:p>435</text:p>
          </table:table-cell>
          <table:table-cell office:value-type="float" office:value="601">
            <text:p>601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580655">
            <text:p>-0.0580655</text:p>
          </table:table-cell>
          <table:table-cell office:value-type="float" office:value="0.0708616">
            <text:p>0.0708616</text:p>
          </table:table-cell>
          <table:table-cell office:value-type="float" office:value="0.0124655">
            <text:p>0.0124655</text:p>
          </table:table-cell>
          <table:table-cell office:value-type="float" office:value="0.274738">
            <text:p>0.274738</text:p>
          </table:table-cell>
          <table:table-cell table:formula="of:=[.B386]*[.$O$1]" office:value-type="float" office:value="-0.019">
            <text:p>-0.019</text:p>
          </table:table-cell>
          <table:table-cell table:formula="of:=[.C386]*[.$O$1]" office:value-type="float" office:value="0.144">
            <text:p>0.144</text:p>
          </table:table-cell>
          <table:table-cell table:formula="of:=[.L386]+[.H386]" office:value-type="float" office:value="-0.0770655">
            <text:p>-0.0770655</text:p>
          </table:table-cell>
          <table:table-cell table:formula="of:=[.M386]+[.I386]" office:value-type="float" office:value="0.2148616">
            <text:p>0.2148616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35">
            <text:p>-35</text:p>
          </table:table-cell>
          <table:table-cell office:value-type="float" office:value="278">
            <text:p>278</text:p>
          </table:table-cell>
          <table:table-cell office:value-type="float" office:value="424">
            <text:p>424</text:p>
          </table:table-cell>
          <table:table-cell office:value-type="float" office:value="577">
            <text:p>577</text:p>
          </table:table-cell>
          <table:table-cell table:number-columns-repeated="2" office:value-type="float" office:value="362">
            <text:p>362</text:p>
          </table:table-cell>
          <table:table-cell office:value-type="float" office:value="-0.0591551">
            <text:p>-0.0591551</text:p>
          </table:table-cell>
          <table:table-cell office:value-type="float" office:value="0.0748698">
            <text:p>0.0748698</text:p>
          </table:table-cell>
          <table:table-cell office:value-type="float" office:value="0.0171551">
            <text:p>0.0171551</text:p>
          </table:table-cell>
          <table:table-cell office:value-type="float" office:value="0.25873">
            <text:p>0.25873</text:p>
          </table:table-cell>
          <table:table-cell table:formula="of:=[.B387]*[.$O$1]" office:value-type="float" office:value="-0.0175">
            <text:p>-0.0175</text:p>
          </table:table-cell>
          <table:table-cell table:formula="of:=[.C387]*[.$O$1]" office:value-type="float" office:value="0.139">
            <text:p>0.139</text:p>
          </table:table-cell>
          <table:table-cell table:formula="of:=[.L387]+[.H387]" office:value-type="float" office:value="-0.0766551">
            <text:p>-0.0766551</text:p>
          </table:table-cell>
          <table:table-cell table:formula="of:=[.M387]+[.I387]" office:value-type="float" office:value="0.2138698">
            <text:p>0.2138698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38">
            <text:p>-38</text:p>
          </table:table-cell>
          <table:table-cell office:value-type="float" office:value="277">
            <text:p>277</text:p>
          </table:table-cell>
          <table:table-cell office:value-type="float" office:value="427">
            <text:p>427</text:p>
          </table:table-cell>
          <table:table-cell office:value-type="float" office:value="582">
            <text:p>582</text:p>
          </table:table-cell>
          <table:table-cell table:number-columns-repeated="2" office:value-type="float" office:value="350">
            <text:p>350</text:p>
          </table:table-cell>
          <table:table-cell office:value-type="float" office:value="-0.0589525">
            <text:p>-0.0589525</text:p>
          </table:table-cell>
          <table:table-cell office:value-type="float" office:value="0.0766617">
            <text:p>0.0766617</text:p>
          </table:table-cell>
          <table:table-cell office:value-type="float" office:value="0.0133525">
            <text:p>0.0133525</text:p>
          </table:table-cell>
          <table:table-cell office:value-type="float" office:value="0.255738">
            <text:p>0.255738</text:p>
          </table:table-cell>
          <table:table-cell table:formula="of:=[.B388]*[.$O$1]" office:value-type="float" office:value="-0.019">
            <text:p>-0.019</text:p>
          </table:table-cell>
          <table:table-cell table:formula="of:=[.C388]*[.$O$1]" office:value-type="float" office:value="0.1385">
            <text:p>0.1385</text:p>
          </table:table-cell>
          <table:table-cell table:formula="of:=[.L388]+[.H388]" office:value-type="float" office:value="-0.0779525">
            <text:p>-0.0779525</text:p>
          </table:table-cell>
          <table:table-cell table:formula="of:=[.M388]+[.I388]" office:value-type="float" office:value="0.2151617">
            <text:p>0.2151617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0">
            <text:p>-40</text:p>
          </table:table-cell>
          <table:table-cell office:value-type="float" office:value="269">
            <text:p>269</text:p>
          </table:table-cell>
          <table:table-cell office:value-type="float" office:value="416">
            <text:p>416</text:p>
          </table:table-cell>
          <table:table-cell office:value-type="float" office:value="565">
            <text:p>565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57564">
            <text:p>-0.057564</text:p>
          </table:table-cell>
          <table:table-cell office:value-type="float" office:value="0.0819417">
            <text:p>0.0819417</text:p>
          </table:table-cell>
          <table:table-cell office:value-type="float" office:value="0.00956398">
            <text:p>0.00956398</text:p>
          </table:table-cell>
          <table:table-cell office:value-type="float" office:value="0.240858">
            <text:p>0.240858</text:p>
          </table:table-cell>
          <table:table-cell table:formula="of:=[.B389]*[.$O$1]" office:value-type="float" office:value="-0.02">
            <text:p>-0.02</text:p>
          </table:table-cell>
          <table:table-cell table:formula="of:=[.C389]*[.$O$1]" office:value-type="float" office:value="0.1345">
            <text:p>0.1345</text:p>
          </table:table-cell>
          <table:table-cell table:formula="of:=[.L389]+[.H389]" office:value-type="float" office:value="-0.077564">
            <text:p>-0.077564</text:p>
          </table:table-cell>
          <table:table-cell table:formula="of:=[.M389]+[.I389]" office:value-type="float" office:value="0.2164417">
            <text:p>0.216441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">
            <text:p>-43</text:p>
          </table:table-cell>
          <table:table-cell office:value-type="float" office:value="262">
            <text:p>262</text:p>
          </table:table-cell>
          <table:table-cell office:value-type="float" office:value="423">
            <text:p>423</text:p>
          </table:table-cell>
          <table:table-cell office:value-type="float" office:value="568">
            <text:p>568</text:p>
          </table:table-cell>
          <table:table-cell table:number-columns-repeated="2" office:value-type="float" office:value="349">
            <text:p>349</text:p>
          </table:table-cell>
          <table:table-cell office:value-type="float" office:value="-0.0564812">
            <text:p>-0.0564812</text:p>
          </table:table-cell>
          <table:table-cell office:value-type="float" office:value="0.0857366">
            <text:p>0.0857366</text:p>
          </table:table-cell>
          <table:table-cell office:value-type="float" office:value="0.00488116">
            <text:p>0.00488116</text:p>
          </table:table-cell>
          <table:table-cell office:value-type="float" office:value="0.228663">
            <text:p>0.228663</text:p>
          </table:table-cell>
          <table:table-cell table:formula="of:=[.B390]*[.$O$1]" office:value-type="float" office:value="-0.0215">
            <text:p>-0.0215</text:p>
          </table:table-cell>
          <table:table-cell table:formula="of:=[.C390]*[.$O$1]" office:value-type="float" office:value="0.131">
            <text:p>0.131</text:p>
          </table:table-cell>
          <table:table-cell table:formula="of:=[.L390]+[.H390]" office:value-type="float" office:value="-0.0779812">
            <text:p>-0.0779812</text:p>
          </table:table-cell>
          <table:table-cell table:formula="of:=[.M390]+[.I390]" office:value-type="float" office:value="0.2167366">
            <text:p>0.216736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259">
            <text:p>259</text:p>
          </table:table-cell>
          <table:table-cell office:value-type="float" office:value="421">
            <text:p>421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570813">
            <text:p>-0.0570813</text:p>
          </table:table-cell>
          <table:table-cell office:value-type="float" office:value="0.0876657">
            <text:p>0.0876657</text:p>
          </table:table-cell>
          <table:table-cell office:value-type="float" office:value="0.00908131">
            <text:p>0.00908131</text:p>
          </table:table-cell>
          <table:table-cell office:value-type="float" office:value="0.223134">
            <text:p>0.223134</text:p>
          </table:table-cell>
          <table:table-cell table:formula="of:=[.B391]*[.$O$1]" office:value-type="float" office:value="-0.02">
            <text:p>-0.02</text:p>
          </table:table-cell>
          <table:table-cell table:formula="of:=[.C391]*[.$O$1]" office:value-type="float" office:value="0.1295">
            <text:p>0.1295</text:p>
          </table:table-cell>
          <table:table-cell table:formula="of:=[.L391]+[.H391]" office:value-type="float" office:value="-0.0770813">
            <text:p>-0.0770813</text:p>
          </table:table-cell>
          <table:table-cell table:formula="of:=[.M391]+[.I391]" office:value-type="float" office:value="0.2171657">
            <text:p>0.217165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247">
            <text:p>247</text:p>
          </table:table-cell>
          <table:table-cell office:value-type="float" office:value="425">
            <text:p>425</text:p>
          </table:table-cell>
          <table:table-cell office:value-type="float" office:value="552">
            <text:p>552</text:p>
          </table:table-cell>
          <table:table-cell table:number-columns-repeated="2" office:value-type="float" office:value="350">
            <text:p>350</text:p>
          </table:table-cell>
          <table:table-cell office:value-type="float" office:value="-0.0591019">
            <text:p>-0.0591019</text:p>
          </table:table-cell>
          <table:table-cell office:value-type="float" office:value="0.0956886">
            <text:p>0.0956886</text:p>
          </table:table-cell>
          <table:table-cell office:value-type="float" office:value="0.0111019">
            <text:p>0.0111019</text:p>
          </table:table-cell>
          <table:table-cell office:value-type="float" office:value="0.200711">
            <text:p>0.200711</text:p>
          </table:table-cell>
          <table:table-cell table:formula="of:=[.B392]*[.$O$1]" office:value-type="float" office:value="-0.02">
            <text:p>-0.02</text:p>
          </table:table-cell>
          <table:table-cell table:formula="of:=[.C392]*[.$O$1]" office:value-type="float" office:value="0.1235">
            <text:p>0.1235</text:p>
          </table:table-cell>
          <table:table-cell table:formula="of:=[.L392]+[.H392]" office:value-type="float" office:value="-0.0791019">
            <text:p>-0.0791019</text:p>
          </table:table-cell>
          <table:table-cell table:formula="of:=[.M392]+[.I392]" office:value-type="float" office:value="0.2191886">
            <text:p>0.219188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8">
            <text:p>-38</text:p>
          </table:table-cell>
          <table:table-cell office:value-type="float" office:value="230">
            <text:p>230</text:p>
          </table:table-cell>
          <table:table-cell office:value-type="float" office:value="404">
            <text:p>404</text:p>
          </table:table-cell>
          <table:table-cell office:value-type="float" office:value="512">
            <text:p>512</text:p>
          </table:table-cell>
          <table:table-cell table:number-columns-repeated="2" office:value-type="float" office:value="397">
            <text:p>397</text:p>
          </table:table-cell>
          <table:table-cell office:value-type="float" office:value="-0.0605544">
            <text:p>-0.0605544</text:p>
          </table:table-cell>
          <table:table-cell office:value-type="float" office:value="0.105895">
            <text:p>0.105895</text:p>
          </table:table-cell>
          <table:table-cell office:value-type="float" office:value="0.0149544">
            <text:p>0.0149544</text:p>
          </table:table-cell>
          <table:table-cell office:value-type="float" office:value="0.170105">
            <text:p>0.170105</text:p>
          </table:table-cell>
          <table:table-cell table:formula="of:=[.B393]*[.$O$1]" office:value-type="float" office:value="-0.019">
            <text:p>-0.019</text:p>
          </table:table-cell>
          <table:table-cell table:formula="of:=[.C393]*[.$O$1]" office:value-type="float" office:value="0.115">
            <text:p>0.115</text:p>
          </table:table-cell>
          <table:table-cell table:formula="of:=[.L393]+[.H393]" office:value-type="float" office:value="-0.0795544">
            <text:p>-0.0795544</text:p>
          </table:table-cell>
          <table:table-cell table:formula="of:=[.M393]+[.I393]" office:value-type="float" office:value="0.220895">
            <text:p>0.220895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37">
            <text:p>-37</text:p>
          </table:table-cell>
          <table:table-cell office:value-type="float" office:value="214">
            <text:p>214</text:p>
          </table:table-cell>
          <table:table-cell office:value-type="float" office:value="393">
            <text:p>393</text:p>
          </table:table-cell>
          <table:table-cell office:value-type="float" office:value="484">
            <text:p>484</text:p>
          </table:table-cell>
          <table:table-cell table:number-columns-repeated="2" office:value-type="float" office:value="421">
            <text:p>421</text:p>
          </table:table-cell>
          <table:table-cell office:value-type="float" office:value="-0.0599263">
            <text:p>-0.0599263</text:p>
          </table:table-cell>
          <table:table-cell office:value-type="float" office:value="0.116594">
            <text:p>0.116594</text:p>
          </table:table-cell>
          <table:table-cell office:value-type="float" office:value="0.0155263">
            <text:p>0.0155263</text:p>
          </table:table-cell>
          <table:table-cell office:value-type="float" office:value="0.140206">
            <text:p>0.140206</text:p>
          </table:table-cell>
          <table:table-cell table:formula="of:=[.B394]*[.$O$1]" office:value-type="float" office:value="-0.0185">
            <text:p>-0.0185</text:p>
          </table:table-cell>
          <table:table-cell table:formula="of:=[.C394]*[.$O$1]" office:value-type="float" office:value="0.107">
            <text:p>0.107</text:p>
          </table:table-cell>
          <table:table-cell table:formula="of:=[.L394]+[.H394]" office:value-type="float" office:value="-0.0784263">
            <text:p>-0.0784263</text:p>
          </table:table-cell>
          <table:table-cell table:formula="of:=[.M394]+[.I394]" office:value-type="float" office:value="0.223594">
            <text:p>0.22359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1">
            <text:p>-31</text:p>
          </table:table-cell>
          <table:table-cell office:value-type="float" office:value="205">
            <text:p>205</text:p>
          </table:table-cell>
          <table:table-cell office:value-type="float" office:value="402">
            <text:p>402</text:p>
          </table:table-cell>
          <table:table-cell office:value-type="float" office:value="478">
            <text:p>478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590156">
            <text:p>-0.0590156</text:p>
          </table:table-cell>
          <table:table-cell office:value-type="float" office:value="0.122387">
            <text:p>0.122387</text:p>
          </table:table-cell>
          <table:table-cell office:value-type="float" office:value="0.0218156">
            <text:p>0.0218156</text:p>
          </table:table-cell>
          <table:table-cell office:value-type="float" office:value="0.123613">
            <text:p>0.123613</text:p>
          </table:table-cell>
          <table:table-cell table:formula="of:=[.B395]*[.$O$1]" office:value-type="float" office:value="-0.0155">
            <text:p>-0.0155</text:p>
          </table:table-cell>
          <table:table-cell table:formula="of:=[.C395]*[.$O$1]" office:value-type="float" office:value="0.1025">
            <text:p>0.1025</text:p>
          </table:table-cell>
          <table:table-cell table:formula="of:=[.L395]+[.H395]" office:value-type="float" office:value="-0.0745156">
            <text:p>-0.0745156</text:p>
          </table:table-cell>
          <table:table-cell table:formula="of:=[.M395]+[.I395]" office:value-type="float" office:value="0.224887">
            <text:p>0.22488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195">
            <text:p>195</text:p>
          </table:table-cell>
          <table:table-cell office:value-type="float" office:value="384">
            <text:p>384</text:p>
          </table:table-cell>
          <table:table-cell office:value-type="float" office:value="458">
            <text:p>458</text:p>
          </table:table-cell>
          <table:table-cell table:number-columns-repeated="2" office:value-type="float" office:value="434">
            <text:p>434</text:p>
          </table:table-cell>
          <table:table-cell office:value-type="float" office:value="-0.0563313">
            <text:p>-0.0563313</text:p>
          </table:table-cell>
          <table:table-cell office:value-type="float" office:value="0.1263">
            <text:p>0.1263</text:p>
          </table:table-cell>
          <table:table-cell office:value-type="float" office:value="0.00953126">
            <text:p>0.00953126</text:p>
          </table:table-cell>
          <table:table-cell office:value-type="float" office:value="0.1077">
            <text:p>0.1077</text:p>
          </table:table-cell>
          <table:table-cell table:formula="of:=[.B396]*[.$O$1]" office:value-type="float" office:value="-0.0195">
            <text:p>-0.0195</text:p>
          </table:table-cell>
          <table:table-cell table:formula="of:=[.C396]*[.$O$1]" office:value-type="float" office:value="0.0975">
            <text:p>0.0975</text:p>
          </table:table-cell>
          <table:table-cell table:formula="of:=[.L396]+[.H396]" office:value-type="float" office:value="-0.0758313">
            <text:p>-0.0758313</text:p>
          </table:table-cell>
          <table:table-cell table:formula="of:=[.M396]+[.I396]" office:value-type="float" office:value="0.2238">
            <text:p>0.223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4">
            <text:p>-44</text:p>
          </table:table-cell>
          <table:table-cell office:value-type="float" office:value="201">
            <text:p>201</text:p>
          </table:table-cell>
          <table:table-cell office:value-type="float" office:value="395">
            <text:p>395</text:p>
          </table:table-cell>
          <table:table-cell office:value-type="float" office:value="480">
            <text:p>480</text:p>
          </table:table-cell>
          <table:table-cell table:number-columns-repeated="2" office:value-type="float" office:value="403">
            <text:p>403</text:p>
          </table:table-cell>
          <table:table-cell office:value-type="float" office:value="-0.0537473">
            <text:p>-0.0537473</text:p>
          </table:table-cell>
          <table:table-cell office:value-type="float" office:value="0.126522">
            <text:p>0.126522</text:p>
          </table:table-cell>
          <table:table-cell office:value-type="float" office:value="0.000947304">
            <text:p>0.000947304</text:p>
          </table:table-cell>
          <table:table-cell office:value-type="float" office:value="0.114678">
            <text:p>0.114678</text:p>
          </table:table-cell>
          <table:table-cell table:formula="of:=[.B397]*[.$O$1]" office:value-type="float" office:value="-0.022">
            <text:p>-0.022</text:p>
          </table:table-cell>
          <table:table-cell table:formula="of:=[.C397]*[.$O$1]" office:value-type="float" office:value="0.1005">
            <text:p>0.1005</text:p>
          </table:table-cell>
          <table:table-cell table:formula="of:=[.L397]+[.H397]" office:value-type="float" office:value="-0.0757473">
            <text:p>-0.0757473</text:p>
          </table:table-cell>
          <table:table-cell table:formula="of:=[.M397]+[.I397]" office:value-type="float" office:value="0.227022">
            <text:p>0.22702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3">
            <text:p>-43</text:p>
          </table:table-cell>
          <table:table-cell office:value-type="float" office:value="198">
            <text:p>198</text:p>
          </table:table-cell>
          <table:table-cell office:value-type="float" office:value="387">
            <text:p>387</text:p>
          </table:table-cell>
          <table:table-cell office:value-type="float" office:value="468">
            <text:p>468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58874">
            <text:p>-0.058874</text:p>
          </table:table-cell>
          <table:table-cell office:value-type="float" office:value="0.122649">
            <text:p>0.122649</text:p>
          </table:table-cell>
          <table:table-cell office:value-type="float" office:value="0.00727396">
            <text:p>0.00727396</text:p>
          </table:table-cell>
          <table:table-cell office:value-type="float" office:value="0.114951">
            <text:p>0.114951</text:p>
          </table:table-cell>
          <table:table-cell table:formula="of:=[.B398]*[.$O$1]" office:value-type="float" office:value="-0.0215">
            <text:p>-0.0215</text:p>
          </table:table-cell>
          <table:table-cell table:formula="of:=[.C398]*[.$O$1]" office:value-type="float" office:value="0.099">
            <text:p>0.099</text:p>
          </table:table-cell>
          <table:table-cell table:formula="of:=[.L398]+[.H398]" office:value-type="float" office:value="-0.080374">
            <text:p>-0.080374</text:p>
          </table:table-cell>
          <table:table-cell table:formula="of:=[.M398]+[.I398]" office:value-type="float" office:value="0.221649">
            <text:p>0.22164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0">
            <text:p>-30</text:p>
          </table:table-cell>
          <table:table-cell office:value-type="float" office:value="238">
            <text:p>238</text:p>
          </table:table-cell>
          <table:table-cell office:value-type="float" office:value="403">
            <text:p>403</text:p>
          </table:table-cell>
          <table:table-cell office:value-type="float" office:value="511">
            <text:p>511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646146">
            <text:p>-0.0646146</text:p>
          </table:table-cell>
          <table:table-cell office:value-type="float" office:value="0.109238">
            <text:p>0.109238</text:p>
          </table:table-cell>
          <table:table-cell office:value-type="float" office:value="0.0286146">
            <text:p>0.0286146</text:p>
          </table:table-cell>
          <table:table-cell office:value-type="float" office:value="0.176362">
            <text:p>0.176362</text:p>
          </table:table-cell>
          <table:table-cell table:formula="of:=[.B399]*[.$O$1]" office:value-type="float" office:value="-0.015">
            <text:p>-0.015</text:p>
          </table:table-cell>
          <table:table-cell table:formula="of:=[.C399]*[.$O$1]" office:value-type="float" office:value="0.119">
            <text:p>0.119</text:p>
          </table:table-cell>
          <table:table-cell table:formula="of:=[.L399]+[.H399]" office:value-type="float" office:value="-0.0796146">
            <text:p>-0.0796146</text:p>
          </table:table-cell>
          <table:table-cell table:formula="of:=[.M399]+[.I399]" office:value-type="float" office:value="0.228238">
            <text:p>0.228238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27">
            <text:p>-27</text:p>
          </table:table-cell>
          <table:table-cell office:value-type="float" office:value="255">
            <text:p>255</text:p>
          </table:table-cell>
          <table:table-cell office:value-type="float" office:value="432">
            <text:p>432</text:p>
          </table:table-cell>
          <table:table-cell office:value-type="float" office:value="554">
            <text:p>554</text:p>
          </table:table-cell>
          <table:table-cell table:number-columns-repeated="2" office:value-type="float" office:value="363">
            <text:p>363</text:p>
          </table:table-cell>
          <table:table-cell office:value-type="float" office:value="-0.0689215">
            <text:p>-0.0689215</text:p>
          </table:table-cell>
          <table:table-cell office:value-type="float" office:value="0.0906558">
            <text:p>0.0906558</text:p>
          </table:table-cell>
          <table:table-cell office:value-type="float" office:value="0.0365215">
            <text:p>0.0365215</text:p>
          </table:table-cell>
          <table:table-cell office:value-type="float" office:value="0.215344">
            <text:p>0.215344</text:p>
          </table:table-cell>
          <table:table-cell table:formula="of:=[.B400]*[.$O$1]" office:value-type="float" office:value="-0.0135">
            <text:p>-0.0135</text:p>
          </table:table-cell>
          <table:table-cell table:formula="of:=[.C400]*[.$O$1]" office:value-type="float" office:value="0.1275">
            <text:p>0.1275</text:p>
          </table:table-cell>
          <table:table-cell table:formula="of:=[.L400]+[.H400]" office:value-type="float" office:value="-0.0824215">
            <text:p>-0.0824215</text:p>
          </table:table-cell>
          <table:table-cell table:formula="of:=[.M400]+[.I400]" office:value-type="float" office:value="0.2181558">
            <text:p>0.218155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0">
            <text:p>-30</text:p>
          </table:table-cell>
          <table:table-cell office:value-type="float" office:value="253">
            <text:p>253</text:p>
          </table:table-cell>
          <table:table-cell office:value-type="float" office:value="426">
            <text:p>426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663296">
            <text:p>-0.0663296</text:p>
          </table:table-cell>
          <table:table-cell office:value-type="float" office:value="0.0935192">
            <text:p>0.0935192</text:p>
          </table:table-cell>
          <table:table-cell office:value-type="float" office:value="0.0303296">
            <text:p>0.0303296</text:p>
          </table:table-cell>
          <table:table-cell office:value-type="float" office:value="0.210081">
            <text:p>0.210081</text:p>
          </table:table-cell>
          <table:table-cell table:formula="of:=[.B401]*[.$O$1]" office:value-type="float" office:value="-0.015">
            <text:p>-0.015</text:p>
          </table:table-cell>
          <table:table-cell table:formula="of:=[.C401]*[.$O$1]" office:value-type="float" office:value="0.1265">
            <text:p>0.1265</text:p>
          </table:table-cell>
          <table:table-cell table:formula="of:=[.L401]+[.H401]" office:value-type="float" office:value="-0.0813296">
            <text:p>-0.0813296</text:p>
          </table:table-cell>
          <table:table-cell table:formula="of:=[.M401]+[.I401]" office:value-type="float" office:value="0.2200192">
            <text:p>0.220019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9">
            <text:p>-39</text:p>
          </table:table-cell>
          <table:table-cell office:value-type="float" office:value="253">
            <text:p>253</text:p>
          </table:table-cell>
          <table:table-cell office:value-type="float" office:value="415">
            <text:p>415</text:p>
          </table:table-cell>
          <table:table-cell office:value-type="float" office:value="547">
            <text:p>547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632485">
            <text:p>-0.0632485</text:p>
          </table:table-cell>
          <table:table-cell office:value-type="float" office:value="0.0938271">
            <text:p>0.0938271</text:p>
          </table:table-cell>
          <table:table-cell office:value-type="float" office:value="0.0164485">
            <text:p>0.0164485</text:p>
          </table:table-cell>
          <table:table-cell office:value-type="float" office:value="0.209773">
            <text:p>0.209773</text:p>
          </table:table-cell>
          <table:table-cell table:formula="of:=[.B402]*[.$O$1]" office:value-type="float" office:value="-0.0195">
            <text:p>-0.0195</text:p>
          </table:table-cell>
          <table:table-cell table:formula="of:=[.C402]*[.$O$1]" office:value-type="float" office:value="0.1265">
            <text:p>0.1265</text:p>
          </table:table-cell>
          <table:table-cell table:formula="of:=[.L402]+[.H402]" office:value-type="float" office:value="-0.0827485">
            <text:p>-0.0827485</text:p>
          </table:table-cell>
          <table:table-cell table:formula="of:=[.M402]+[.I402]" office:value-type="float" office:value="0.2203271">
            <text:p>0.220327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254">
            <text:p>254</text:p>
          </table:table-cell>
          <table:table-cell office:value-type="float" office:value="414">
            <text:p>414</text:p>
          </table:table-cell>
          <table:table-cell office:value-type="float" office:value="548">
            <text:p>548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0650648">
            <text:p>-0.0650648</text:p>
          </table:table-cell>
          <table:table-cell office:value-type="float" office:value="0.0922071">
            <text:p>0.0922071</text:p>
          </table:table-cell>
          <table:table-cell office:value-type="float" office:value="0.0170648">
            <text:p>0.0170648</text:p>
          </table:table-cell>
          <table:table-cell office:value-type="float" office:value="0.212593">
            <text:p>0.212593</text:p>
          </table:table-cell>
          <table:table-cell table:formula="of:=[.B403]*[.$O$1]" office:value-type="float" office:value="-0.02">
            <text:p>-0.02</text:p>
          </table:table-cell>
          <table:table-cell table:formula="of:=[.C403]*[.$O$1]" office:value-type="float" office:value="0.127">
            <text:p>0.127</text:p>
          </table:table-cell>
          <table:table-cell table:formula="of:=[.L403]+[.H403]" office:value-type="float" office:value="-0.0850648">
            <text:p>-0.0850648</text:p>
          </table:table-cell>
          <table:table-cell table:formula="of:=[.M403]+[.I403]" office:value-type="float" office:value="0.2192071">
            <text:p>0.219207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4">
            <text:p>-34</text:p>
          </table:table-cell>
          <table:table-cell office:value-type="float" office:value="245">
            <text:p>245</text:p>
          </table:table-cell>
          <table:table-cell office:value-type="float" office:value="417">
            <text:p>417</text:p>
          </table:table-cell>
          <table:table-cell office:value-type="float" office:value="536">
            <text:p>536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671563">
            <text:p>-0.0671563</text:p>
          </table:table-cell>
          <table:table-cell office:value-type="float" office:value="0.0966941">
            <text:p>0.0966941</text:p>
          </table:table-cell>
          <table:table-cell office:value-type="float" office:value="0.0263563">
            <text:p>0.0263563</text:p>
          </table:table-cell>
          <table:table-cell office:value-type="float" office:value="0.197306">
            <text:p>0.197306</text:p>
          </table:table-cell>
          <table:table-cell table:formula="of:=[.B404]*[.$O$1]" office:value-type="float" office:value="-0.017">
            <text:p>-0.017</text:p>
          </table:table-cell>
          <table:table-cell table:formula="of:=[.C404]*[.$O$1]" office:value-type="float" office:value="0.1225">
            <text:p>0.1225</text:p>
          </table:table-cell>
          <table:table-cell table:formula="of:=[.L404]+[.H404]" office:value-type="float" office:value="-0.0841563">
            <text:p>-0.0841563</text:p>
          </table:table-cell>
          <table:table-cell table:formula="of:=[.M404]+[.I404]" office:value-type="float" office:value="0.2191941">
            <text:p>0.219194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8">
            <text:p>-38</text:p>
          </table:table-cell>
          <table:table-cell office:value-type="float" office:value="243">
            <text:p>243</text:p>
          </table:table-cell>
          <table:table-cell office:value-type="float" office:value="414">
            <text:p>414</text:p>
          </table:table-cell>
          <table:table-cell office:value-type="float" office:value="535">
            <text:p>535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667723">
            <text:p>-0.0667723</text:p>
          </table:table-cell>
          <table:table-cell office:value-type="float" office:value="0.094163">
            <text:p>0.094163</text:p>
          </table:table-cell>
          <table:table-cell office:value-type="float" office:value="0.0211723">
            <text:p>0.0211723</text:p>
          </table:table-cell>
          <table:table-cell office:value-type="float" office:value="0.197437">
            <text:p>0.197437</text:p>
          </table:table-cell>
          <table:table-cell table:formula="of:=[.B405]*[.$O$1]" office:value-type="float" office:value="-0.019">
            <text:p>-0.019</text:p>
          </table:table-cell>
          <table:table-cell table:formula="of:=[.C405]*[.$O$1]" office:value-type="float" office:value="0.1215">
            <text:p>0.1215</text:p>
          </table:table-cell>
          <table:table-cell table:formula="of:=[.L405]+[.H405]" office:value-type="float" office:value="-0.0857723">
            <text:p>-0.0857723</text:p>
          </table:table-cell>
          <table:table-cell table:formula="of:=[.M405]+[.I405]" office:value-type="float" office:value="0.215663">
            <text:p>0.21566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256">
            <text:p>256</text:p>
          </table:table-cell>
          <table:table-cell office:value-type="float" office:value="413">
            <text:p>41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65584">
            <text:p>-0.065584</text:p>
          </table:table-cell>
          <table:table-cell office:value-type="float" office:value="0.0907236">
            <text:p>0.0907236</text:p>
          </table:table-cell>
          <table:table-cell office:value-type="float" office:value="0.017584">
            <text:p>0.017584</text:p>
          </table:table-cell>
          <table:table-cell office:value-type="float" office:value="0.216476">
            <text:p>0.216476</text:p>
          </table:table-cell>
          <table:table-cell table:formula="of:=[.B406]*[.$O$1]" office:value-type="float" office:value="-0.02">
            <text:p>-0.02</text:p>
          </table:table-cell>
          <table:table-cell table:formula="of:=[.C406]*[.$O$1]" office:value-type="float" office:value="0.128">
            <text:p>0.128</text:p>
          </table:table-cell>
          <table:table-cell table:formula="of:=[.L406]+[.H406]" office:value-type="float" office:value="-0.085584">
            <text:p>-0.085584</text:p>
          </table:table-cell>
          <table:table-cell table:formula="of:=[.M406]+[.I406]" office:value-type="float" office:value="0.2187236">
            <text:p>0.2187236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38">
            <text:p>-38</text:p>
          </table:table-cell>
          <table:table-cell office:value-type="float" office:value="256">
            <text:p>256</text:p>
          </table:table-cell>
          <table:table-cell office:value-type="float" office:value="420">
            <text:p>420</text:p>
          </table:table-cell>
          <table:table-cell office:value-type="float" office:value="554">
            <text:p>554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643043">
            <text:p>-0.0643043</text:p>
          </table:table-cell>
          <table:table-cell office:value-type="float" office:value="0.0879448">
            <text:p>0.0879448</text:p>
          </table:table-cell>
          <table:table-cell office:value-type="float" office:value="0.0187043">
            <text:p>0.0187043</text:p>
          </table:table-cell>
          <table:table-cell office:value-type="float" office:value="0.219255">
            <text:p>0.219255</text:p>
          </table:table-cell>
          <table:table-cell table:formula="of:=[.B407]*[.$O$1]" office:value-type="float" office:value="-0.019">
            <text:p>-0.019</text:p>
          </table:table-cell>
          <table:table-cell table:formula="of:=[.C407]*[.$O$1]" office:value-type="float" office:value="0.128">
            <text:p>0.128</text:p>
          </table:table-cell>
          <table:table-cell table:formula="of:=[.L407]+[.H407]" office:value-type="float" office:value="-0.0833043">
            <text:p>-0.0833043</text:p>
          </table:table-cell>
          <table:table-cell table:formula="of:=[.M407]+[.I407]" office:value-type="float" office:value="0.2159448">
            <text:p>0.215944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0">
            <text:p>-30</text:p>
          </table:table-cell>
          <table:table-cell office:value-type="float" office:value="265">
            <text:p>265</text:p>
          </table:table-cell>
          <table:table-cell office:value-type="float" office:value="428">
            <text:p>428</text:p>
          </table:table-cell>
          <table:table-cell office:value-type="float" office:value="563">
            <text:p>563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634666">
            <text:p>-0.0634666</text:p>
          </table:table-cell>
          <table:table-cell office:value-type="float" office:value="0.0819885">
            <text:p>0.0819885</text:p>
          </table:table-cell>
          <table:table-cell office:value-type="float" office:value="0.0274666">
            <text:p>0.0274666</text:p>
          </table:table-cell>
          <table:table-cell office:value-type="float" office:value="0.236012">
            <text:p>0.236012</text:p>
          </table:table-cell>
          <table:table-cell table:formula="of:=[.B408]*[.$O$1]" office:value-type="float" office:value="-0.015">
            <text:p>-0.015</text:p>
          </table:table-cell>
          <table:table-cell table:formula="of:=[.C408]*[.$O$1]" office:value-type="float" office:value="0.1325">
            <text:p>0.1325</text:p>
          </table:table-cell>
          <table:table-cell table:formula="of:=[.L408]+[.H408]" office:value-type="float" office:value="-0.0784666">
            <text:p>-0.0784666</text:p>
          </table:table-cell>
          <table:table-cell table:formula="of:=[.M408]+[.I408]" office:value-type="float" office:value="0.2144885">
            <text:p>0.214488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9">
            <text:p>-19</text:p>
          </table:table-cell>
          <table:table-cell office:value-type="float" office:value="274">
            <text:p>274</text:p>
          </table:table-cell>
          <table:table-cell office:value-type="float" office:value="453">
            <text:p>453</text:p>
          </table:table-cell>
          <table:table-cell office:value-type="float" office:value="586">
            <text:p>586</text:p>
          </table:table-cell>
          <table:table-cell table:number-columns-repeated="2" office:value-type="float" office:value="336">
            <text:p>336</text:p>
          </table:table-cell>
          <table:table-cell office:value-type="float" office:value="-0.0647802">
            <text:p>-0.0647802</text:p>
          </table:table-cell>
          <table:table-cell office:value-type="float" office:value="0.0752617">
            <text:p>0.0752617</text:p>
          </table:table-cell>
          <table:table-cell office:value-type="float" office:value="0.0419802">
            <text:p>0.0419802</text:p>
          </table:table-cell>
          <table:table-cell office:value-type="float" office:value="0.253538">
            <text:p>0.253538</text:p>
          </table:table-cell>
          <table:table-cell table:formula="of:=[.B409]*[.$O$1]" office:value-type="float" office:value="-0.0095">
            <text:p>-0.0095</text:p>
          </table:table-cell>
          <table:table-cell table:formula="of:=[.C409]*[.$O$1]" office:value-type="float" office:value="0.137">
            <text:p>0.137</text:p>
          </table:table-cell>
          <table:table-cell table:formula="of:=[.L409]+[.H409]" office:value-type="float" office:value="-0.0742802">
            <text:p>-0.0742802</text:p>
          </table:table-cell>
          <table:table-cell table:formula="of:=[.M409]+[.I409]" office:value-type="float" office:value="0.2122617">
            <text:p>0.212261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">
            <text:p>-6</text:p>
          </table:table-cell>
          <table:table-cell office:value-type="float" office:value="275">
            <text:p>275</text:p>
          </table:table-cell>
          <table:table-cell office:value-type="float" office:value="467">
            <text:p>467</text:p>
          </table:table-cell>
          <table:table-cell office:value-type="float" office:value="588">
            <text:p>588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645632">
            <text:p>-0.0645632</text:p>
          </table:table-cell>
          <table:table-cell office:value-type="float" office:value="0.0766556">
            <text:p>0.0766556</text:p>
          </table:table-cell>
          <table:table-cell office:value-type="float" office:value="0.0573632">
            <text:p>0.0573632</text:p>
          </table:table-cell>
          <table:table-cell office:value-type="float" office:value="0.253344">
            <text:p>0.253344</text:p>
          </table:table-cell>
          <table:table-cell table:formula="of:=[.B410]*[.$O$1]" office:value-type="float" office:value="-0.003">
            <text:p>-0.003</text:p>
          </table:table-cell>
          <table:table-cell table:formula="of:=[.C410]*[.$O$1]" office:value-type="float" office:value="0.1375">
            <text:p>0.1375</text:p>
          </table:table-cell>
          <table:table-cell table:formula="of:=[.L410]+[.H410]" office:value-type="float" office:value="-0.0675632">
            <text:p>-0.0675632</text:p>
          </table:table-cell>
          <table:table-cell table:formula="of:=[.M410]+[.I410]" office:value-type="float" office:value="0.2141556">
            <text:p>0.214155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office:value-type="float" office:value="472">
            <text:p>472</text:p>
          </table:table-cell>
          <table:table-cell office:value-type="float" office:value="574">
            <text:p>574</text:p>
          </table:table-cell>
          <table:table-cell table:number-columns-repeated="2" office:value-type="float" office:value="355">
            <text:p>355</text:p>
          </table:table-cell>
          <table:table-cell office:value-type="float" office:value="-0.0621945">
            <text:p>-0.0621945</text:p>
          </table:table-cell>
          <table:table-cell office:value-type="float" office:value="0.0807278">
            <text:p>0.0807278</text:p>
          </table:table-cell>
          <table:table-cell office:value-type="float" office:value="0.0729945">
            <text:p>0.0729945</text:p>
          </table:table-cell>
          <table:table-cell office:value-type="float" office:value="0.244472">
            <text:p>0.244472</text:p>
          </table:table-cell>
          <table:table-cell table:formula="of:=[.B411]*[.$O$1]" office:value-type="float" office:value="0.0045">
            <text:p>0.0045</text:p>
          </table:table-cell>
          <table:table-cell table:formula="of:=[.C411]*[.$O$1]" office:value-type="float" office:value="0.1355">
            <text:p>0.1355</text:p>
          </table:table-cell>
          <table:table-cell table:formula="of:=[.L411]+[.H411]" office:value-type="float" office:value="-0.0576945">
            <text:p>-0.0576945</text:p>
          </table:table-cell>
          <table:table-cell table:formula="of:=[.M411]+[.I411]" office:value-type="float" office:value="0.2162278">
            <text:p>0.2162278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64">
            <text:p>264</text:p>
          </table:table-cell>
          <table:table-cell office:value-type="float" office:value="491">
            <text:p>491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49">
            <text:p>349</text:p>
          </table:table-cell>
          <table:table-cell office:value-type="float" office:value="-0.0620592">
            <text:p>-0.0620592</text:p>
          </table:table-cell>
          <table:table-cell office:value-type="float" office:value="0.0820603">
            <text:p>0.0820603</text:p>
          </table:table-cell>
          <table:table-cell office:value-type="float" office:value="0.0920592">
            <text:p>0.0920592</text:p>
          </table:table-cell>
          <table:table-cell office:value-type="float" office:value="0.23474">
            <text:p>0.23474</text:p>
          </table:table-cell>
          <table:table-cell table:formula="of:=[.B412]*[.$O$1]" office:value-type="float" office:value="0.0125">
            <text:p>0.0125</text:p>
          </table:table-cell>
          <table:table-cell table:formula="of:=[.C412]*[.$O$1]" office:value-type="float" office:value="0.132">
            <text:p>0.132</text:p>
          </table:table-cell>
          <table:table-cell table:formula="of:=[.L412]+[.H412]" office:value-type="float" office:value="-0.0495592">
            <text:p>-0.0495592</text:p>
          </table:table-cell>
          <table:table-cell table:formula="of:=[.M412]+[.I412]" office:value-type="float" office:value="0.2140603">
            <text:p>0.214060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62">
            <text:p>262</text:p>
          </table:table-cell>
          <table:table-cell office:value-type="float" office:value="512">
            <text:p>512</text:p>
          </table:table-cell>
          <table:table-cell office:value-type="float" office:value="563">
            <text:p>563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6326">
            <text:p>-0.06326</text:p>
          </table:table-cell>
          <table:table-cell office:value-type="float" office:value="0.0844898">
            <text:p>0.0844898</text:p>
          </table:table-cell>
          <table:table-cell office:value-type="float" office:value="0.12446">
            <text:p>0.12446</text:p>
          </table:table-cell>
          <table:table-cell office:value-type="float" office:value="0.22991">
            <text:p>0.22991</text:p>
          </table:table-cell>
          <table:table-cell table:formula="of:=[.B413]*[.$O$1]" office:value-type="float" office:value="0.0255">
            <text:p>0.0255</text:p>
          </table:table-cell>
          <table:table-cell table:formula="of:=[.C413]*[.$O$1]" office:value-type="float" office:value="0.131">
            <text:p>0.131</text:p>
          </table:table-cell>
          <table:table-cell table:formula="of:=[.L413]+[.H413]" office:value-type="float" office:value="-0.03776">
            <text:p>-0.03776</text:p>
          </table:table-cell>
          <table:table-cell table:formula="of:=[.M413]+[.I413]" office:value-type="float" office:value="0.2154898">
            <text:p>0.2154898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258">
            <text:p>258</text:p>
          </table:table-cell>
          <table:table-cell office:value-type="float" office:value="526">
            <text:p>526</text:p>
          </table:table-cell>
          <table:table-cell office:value-type="float" office:value="555">
            <text:p>555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628155">
            <text:p>-0.0628155</text:p>
          </table:table-cell>
          <table:table-cell office:value-type="float" office:value="0.0859849">
            <text:p>0.0859849</text:p>
          </table:table-cell>
          <table:table-cell office:value-type="float" office:value="0.145616">
            <text:p>0.145616</text:p>
          </table:table-cell>
          <table:table-cell office:value-type="float" office:value="0.223615">
            <text:p>0.223615</text:p>
          </table:table-cell>
          <table:table-cell table:formula="of:=[.B414]*[.$O$1]" office:value-type="float" office:value="0.0345">
            <text:p>0.0345</text:p>
          </table:table-cell>
          <table:table-cell table:formula="of:=[.C414]*[.$O$1]" office:value-type="float" office:value="0.129">
            <text:p>0.129</text:p>
          </table:table-cell>
          <table:table-cell table:formula="of:=[.L414]+[.H414]" office:value-type="float" office:value="-0.0283155">
            <text:p>-0.0283155</text:p>
          </table:table-cell>
          <table:table-cell table:formula="of:=[.M414]+[.I414]" office:value-type="float" office:value="0.2149849">
            <text:p>0.214984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253">
            <text:p>253</text:p>
          </table:table-cell>
          <table:table-cell office:value-type="float" office:value="538">
            <text:p>538</text:p>
          </table:table-cell>
          <table:table-cell office:value-type="float" office:value="540">
            <text:p>540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657171">
            <text:p>-0.0657171</text:p>
          </table:table-cell>
          <table:table-cell office:value-type="float" office:value="0.0894109">
            <text:p>0.0894109</text:p>
          </table:table-cell>
          <table:table-cell office:value-type="float" office:value="0.174917">
            <text:p>0.174917</text:p>
          </table:table-cell>
          <table:table-cell office:value-type="float" office:value="0.214189">
            <text:p>0.214189</text:p>
          </table:table-cell>
          <table:table-cell table:formula="of:=[.B415]*[.$O$1]" office:value-type="float" office:value="0.0455">
            <text:p>0.0455</text:p>
          </table:table-cell>
          <table:table-cell table:formula="of:=[.C415]*[.$O$1]" office:value-type="float" office:value="0.1265">
            <text:p>0.1265</text:p>
          </table:table-cell>
          <table:table-cell table:formula="of:=[.L415]+[.H415]" office:value-type="float" office:value="-0.0202171">
            <text:p>-0.0202171</text:p>
          </table:table-cell>
          <table:table-cell table:formula="of:=[.M415]+[.I415]" office:value-type="float" office:value="0.2159109">
            <text:p>0.215910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248">
            <text:p>248</text:p>
          </table:table-cell>
          <table:table-cell office:value-type="float" office:value="580">
            <text:p>580</text:p>
          </table:table-cell>
          <table:table-cell office:value-type="float" office:value="540">
            <text:p>540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730876">
            <text:p>-0.0730876</text:p>
          </table:table-cell>
          <table:table-cell office:value-type="float" office:value="0.0924314">
            <text:p>0.0924314</text:p>
          </table:table-cell>
          <table:table-cell office:value-type="float" office:value="0.226688">
            <text:p>0.226688</text:p>
          </table:table-cell>
          <table:table-cell office:value-type="float" office:value="0.205169">
            <text:p>0.205169</text:p>
          </table:table-cell>
          <table:table-cell table:formula="of:=[.B416]*[.$O$1]" office:value-type="float" office:value="0.064">
            <text:p>0.064</text:p>
          </table:table-cell>
          <table:table-cell table:formula="of:=[.C416]*[.$O$1]" office:value-type="float" office:value="0.124">
            <text:p>0.124</text:p>
          </table:table-cell>
          <table:table-cell table:formula="of:=[.L416]+[.H416]" office:value-type="float" office:value="-0.0090876">
            <text:p>-0.0090876</text:p>
          </table:table-cell>
          <table:table-cell table:formula="of:=[.M416]+[.I416]" office:value-type="float" office:value="0.2164314">
            <text:p>0.2164314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154">
            <text:p>154</text:p>
          </table:table-cell>
          <table:table-cell office:value-type="float" office:value="249">
            <text:p>249</text:p>
          </table:table-cell>
          <table:table-cell office:value-type="float" office:value="609">
            <text:p>609</text:p>
          </table:table-cell>
          <table:table-cell office:value-type="float" office:value="544">
            <text:p>544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762328">
            <text:p>-0.0762328</text:p>
          </table:table-cell>
          <table:table-cell office:value-type="float" office:value="0.0930117">
            <text:p>0.0930117</text:p>
          </table:table-cell>
          <table:table-cell office:value-type="float" office:value="0.261033">
            <text:p>0.261033</text:p>
          </table:table-cell>
          <table:table-cell office:value-type="float" office:value="0.205788">
            <text:p>0.205788</text:p>
          </table:table-cell>
          <table:table-cell table:formula="of:=[.B417]*[.$O$1]" office:value-type="float" office:value="0.077">
            <text:p>0.077</text:p>
          </table:table-cell>
          <table:table-cell table:formula="of:=[.C417]*[.$O$1]" office:value-type="float" office:value="0.1245">
            <text:p>0.1245</text:p>
          </table:table-cell>
          <table:table-cell table:formula="of:=[.L417]+[.H417]" office:value-type="float" office:value="0.000767199999999996">
            <text:p>0.0007672</text:p>
          </table:table-cell>
          <table:table-cell table:formula="of:=[.M417]+[.I417]" office:value-type="float" office:value="0.2175117">
            <text:p>0.217511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77">
            <text:p>177</text:p>
          </table:table-cell>
          <table:table-cell office:value-type="float" office:value="251">
            <text:p>251</text:p>
          </table:table-cell>
          <table:table-cell office:value-type="float" office:value="637">
            <text:p>637</text:p>
          </table:table-cell>
          <table:table-cell office:value-type="float" office:value="551">
            <text:p>551</text:p>
          </table:table-cell>
          <table:table-cell table:number-columns-repeated="2" office:value-type="float" office:value="361">
            <text:p>361</text:p>
          </table:table-cell>
          <table:table-cell office:value-type="float" office:value="-0.0795558">
            <text:p>-0.0795558</text:p>
          </table:table-cell>
          <table:table-cell office:value-type="float" office:value="0.0925463">
            <text:p>0.0925463</text:p>
          </table:table-cell>
          <table:table-cell office:value-type="float" office:value="0.291956">
            <text:p>0.291956</text:p>
          </table:table-cell>
          <table:table-cell office:value-type="float" office:value="0.208654">
            <text:p>0.208654</text:p>
          </table:table-cell>
          <table:table-cell table:formula="of:=[.B418]*[.$O$1]" office:value-type="float" office:value="0.0885">
            <text:p>0.0885</text:p>
          </table:table-cell>
          <table:table-cell table:formula="of:=[.C418]*[.$O$1]" office:value-type="float" office:value="0.1255">
            <text:p>0.1255</text:p>
          </table:table-cell>
          <table:table-cell table:formula="of:=[.L418]+[.H418]" office:value-type="float" office:value="0.0089442">
            <text:p>0.0089442</text:p>
          </table:table-cell>
          <table:table-cell table:formula="of:=[.M418]+[.I418]" office:value-type="float" office:value="0.2180463">
            <text:p>0.218046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97">
            <text:p>197</text:p>
          </table:table-cell>
          <table:table-cell office:value-type="float" office:value="242">
            <text:p>242</text:p>
          </table:table-cell>
          <table:table-cell office:value-type="float" office:value="660">
            <text:p>660</text:p>
          </table:table-cell>
          <table:table-cell office:value-type="float" office:value="545">
            <text:p>545</text:p>
          </table:table-cell>
          <table:table-cell table:number-columns-repeated="2" office:value-type="float" office:value="354">
            <text:p>354</text:p>
          </table:table-cell>
          <table:table-cell office:value-type="float" office:value="-0.0792665">
            <text:p>-0.0792665</text:p>
          </table:table-cell>
          <table:table-cell office:value-type="float" office:value="0.096041">
            <text:p>0.096041</text:p>
          </table:table-cell>
          <table:table-cell office:value-type="float" office:value="0.315667">
            <text:p>0.315667</text:p>
          </table:table-cell>
          <table:table-cell office:value-type="float" office:value="0.194359">
            <text:p>0.194359</text:p>
          </table:table-cell>
          <table:table-cell table:formula="of:=[.B419]*[.$O$1]" office:value-type="float" office:value="0.0985">
            <text:p>0.0985</text:p>
          </table:table-cell>
          <table:table-cell table:formula="of:=[.C419]*[.$O$1]" office:value-type="float" office:value="0.121">
            <text:p>0.121</text:p>
          </table:table-cell>
          <table:table-cell table:formula="of:=[.L419]+[.H419]" office:value-type="float" office:value="0.0192335">
            <text:p>0.0192335</text:p>
          </table:table-cell>
          <table:table-cell table:formula="of:=[.M419]+[.I419]" office:value-type="float" office:value="0.217041">
            <text:p>0.21704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09">
            <text:p>209</text:p>
          </table:table-cell>
          <table:table-cell office:value-type="float" office:value="242">
            <text:p>242</text:p>
          </table:table-cell>
          <table:table-cell office:value-type="float" office:value="676">
            <text:p>676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46">
            <text:p>346</text:p>
          </table:table-cell>
          <table:table-cell office:value-type="float" office:value="-0.0754771">
            <text:p>-0.0754771</text:p>
          </table:table-cell>
          <table:table-cell office:value-type="float" office:value="0.0961987">
            <text:p>0.0961987</text:p>
          </table:table-cell>
          <table:table-cell office:value-type="float" office:value="0.326277">
            <text:p>0.326277</text:p>
          </table:table-cell>
          <table:table-cell office:value-type="float" office:value="0.194201">
            <text:p>0.194201</text:p>
          </table:table-cell>
          <table:table-cell table:formula="of:=[.B420]*[.$O$1]" office:value-type="float" office:value="0.1045">
            <text:p>0.1045</text:p>
          </table:table-cell>
          <table:table-cell table:formula="of:=[.C420]*[.$O$1]" office:value-type="float" office:value="0.121">
            <text:p>0.121</text:p>
          </table:table-cell>
          <table:table-cell table:formula="of:=[.L420]+[.H420]" office:value-type="float" office:value="0.0290229">
            <text:p>0.0290229</text:p>
          </table:table-cell>
          <table:table-cell table:formula="of:=[.M420]+[.I420]" office:value-type="float" office:value="0.2171987">
            <text:p>0.217198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684">
            <text:p>684</text:p>
          </table:table-cell>
          <table:table-cell office:value-type="float" office:value="543">
            <text:p>543</text:p>
          </table:table-cell>
          <table:table-cell table:number-columns-repeated="2" office:value-type="float" office:value="354">
            <text:p>354</text:p>
          </table:table-cell>
          <table:table-cell office:value-type="float" office:value="-0.0742558">
            <text:p>-0.0742558</text:p>
          </table:table-cell>
          <table:table-cell office:value-type="float" office:value="0.0977886">
            <text:p>0.0977886</text:p>
          </table:table-cell>
          <table:table-cell office:value-type="float" office:value="0.339456">
            <text:p>0.339456</text:p>
          </table:table-cell>
          <table:table-cell office:value-type="float" office:value="0.190211">
            <text:p>0.190211</text:p>
          </table:table-cell>
          <table:table-cell table:formula="of:=[.B421]*[.$O$1]" office:value-type="float" office:value="0.1105">
            <text:p>0.1105</text:p>
          </table:table-cell>
          <table:table-cell table:formula="of:=[.C421]*[.$O$1]" office:value-type="float" office:value="0.12">
            <text:p>0.12</text:p>
          </table:table-cell>
          <table:table-cell table:formula="of:=[.L421]+[.H421]" office:value-type="float" office:value="0.0362442">
            <text:p>0.0362442</text:p>
          </table:table-cell>
          <table:table-cell table:formula="of:=[.M421]+[.I421]" office:value-type="float" office:value="0.2177886">
            <text:p>0.217788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47">
            <text:p>247</text:p>
          </table:table-cell>
          <table:table-cell office:value-type="float" office:value="234">
            <text:p>234</text:p>
          </table:table-cell>
          <table:table-cell office:value-type="float" office:value="708">
            <text:p>708</text:p>
          </table:table-cell>
          <table:table-cell office:value-type="float" office:value="535">
            <text:p>535</text:p>
          </table:table-cell>
          <table:table-cell table:number-columns-repeated="2" office:value-type="float" office:value="359">
            <text:p>359</text:p>
          </table:table-cell>
          <table:table-cell office:value-type="float" office:value="-0.0775933">
            <text:p>-0.0775933</text:p>
          </table:table-cell>
          <table:table-cell office:value-type="float" office:value="0.101324">
            <text:p>0.101324</text:p>
          </table:table-cell>
          <table:table-cell office:value-type="float" office:value="0.373993">
            <text:p>0.373993</text:p>
          </table:table-cell>
          <table:table-cell office:value-type="float" office:value="0.179476">
            <text:p>0.179476</text:p>
          </table:table-cell>
          <table:table-cell table:formula="of:=[.B422]*[.$O$1]" office:value-type="float" office:value="0.1235">
            <text:p>0.1235</text:p>
          </table:table-cell>
          <table:table-cell table:formula="of:=[.C422]*[.$O$1]" office:value-type="float" office:value="0.117">
            <text:p>0.117</text:p>
          </table:table-cell>
          <table:table-cell table:formula="of:=[.L422]+[.H422]" office:value-type="float" office:value="0.0459067">
            <text:p>0.0459067</text:p>
          </table:table-cell>
          <table:table-cell table:formula="of:=[.M422]+[.I422]" office:value-type="float" office:value="0.218324">
            <text:p>0.21832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79">
            <text:p>279</text:p>
          </table:table-cell>
          <table:table-cell office:value-type="float" office:value="242">
            <text:p>242</text:p>
          </table:table-cell>
          <table:table-cell office:value-type="float" office:value="735">
            <text:p>735</text:p>
          </table:table-cell>
          <table:table-cell office:value-type="float" office:value="538">
            <text:p>538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821128">
            <text:p>-0.0821128</text:p>
          </table:table-cell>
          <table:table-cell office:value-type="float" office:value="0.0997209">
            <text:p>0.0997209</text:p>
          </table:table-cell>
          <table:table-cell office:value-type="float" office:value="0.416913">
            <text:p>0.416913</text:p>
          </table:table-cell>
          <table:table-cell office:value-type="float" office:value="0.190679">
            <text:p>0.190679</text:p>
          </table:table-cell>
          <table:table-cell table:formula="of:=[.B423]*[.$O$1]" office:value-type="float" office:value="0.1395">
            <text:p>0.1395</text:p>
          </table:table-cell>
          <table:table-cell table:formula="of:=[.C423]*[.$O$1]" office:value-type="float" office:value="0.121">
            <text:p>0.121</text:p>
          </table:table-cell>
          <table:table-cell table:formula="of:=[.L423]+[.H423]" office:value-type="float" office:value="0.0573872">
            <text:p>0.0573872</text:p>
          </table:table-cell>
          <table:table-cell table:formula="of:=[.M423]+[.I423]" office:value-type="float" office:value="0.2207209">
            <text:p>0.2207209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308">
            <text:p>308</text:p>
          </table:table-cell>
          <table:table-cell office:value-type="float" office:value="242">
            <text:p>242</text:p>
          </table:table-cell>
          <table:table-cell office:value-type="float" office:value="763">
            <text:p>763</text:p>
          </table:table-cell>
          <table:table-cell office:value-type="float" office:value="537">
            <text:p>537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893221">
            <text:p>-0.0893221</text:p>
          </table:table-cell>
          <table:table-cell office:value-type="float" office:value="0.097851">
            <text:p>0.097851</text:p>
          </table:table-cell>
          <table:table-cell office:value-type="float" office:value="0.458922">
            <text:p>0.458922</text:p>
          </table:table-cell>
          <table:table-cell office:value-type="float" office:value="0.192549">
            <text:p>0.192549</text:p>
          </table:table-cell>
          <table:table-cell table:formula="of:=[.B424]*[.$O$1]" office:value-type="float" office:value="0.154">
            <text:p>0.154</text:p>
          </table:table-cell>
          <table:table-cell table:formula="of:=[.C424]*[.$O$1]" office:value-type="float" office:value="0.121">
            <text:p>0.121</text:p>
          </table:table-cell>
          <table:table-cell table:formula="of:=[.L424]+[.H424]" office:value-type="float" office:value="0.0646779">
            <text:p>0.0646779</text:p>
          </table:table-cell>
          <table:table-cell table:formula="of:=[.M424]+[.I424]" office:value-type="float" office:value="0.218851">
            <text:p>0.21885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27">
            <text:p>327</text:p>
          </table:table-cell>
          <table:table-cell office:value-type="float" office:value="250">
            <text:p>250</text:p>
          </table:table-cell>
          <table:table-cell office:value-type="float" office:value="789">
            <text:p>789</text:p>
          </table:table-cell>
          <table:table-cell office:value-type="float" office:value="552">
            <text:p>552</text:p>
          </table:table-cell>
          <table:table-cell table:number-columns-repeated="2" office:value-type="float" office:value="356">
            <text:p>356</text:p>
          </table:table-cell>
          <table:table-cell office:value-type="float" office:value="-0.0907761">
            <text:p>-0.0907761</text:p>
          </table:table-cell>
          <table:table-cell office:value-type="float" office:value="0.0956367">
            <text:p>0.0956367</text:p>
          </table:table-cell>
          <table:table-cell office:value-type="float" office:value="0.483176">
            <text:p>0.483176</text:p>
          </table:table-cell>
          <table:table-cell office:value-type="float" office:value="0.204363">
            <text:p>0.204363</text:p>
          </table:table-cell>
          <table:table-cell table:formula="of:=[.B425]*[.$O$1]" office:value-type="float" office:value="0.1635">
            <text:p>0.1635</text:p>
          </table:table-cell>
          <table:table-cell table:formula="of:=[.C425]*[.$O$1]" office:value-type="float" office:value="0.125">
            <text:p>0.125</text:p>
          </table:table-cell>
          <table:table-cell table:formula="of:=[.L425]+[.H425]" office:value-type="float" office:value="0.0727239">
            <text:p>0.0727239</text:p>
          </table:table-cell>
          <table:table-cell table:formula="of:=[.M425]+[.I425]" office:value-type="float" office:value="0.2206367">
            <text:p>0.220636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45">
            <text:p>345</text:p>
          </table:table-cell>
          <table:table-cell office:value-type="float" office:value="258">
            <text:p>258</text:p>
          </table:table-cell>
          <table:table-cell office:value-type="float" office:value="798">
            <text:p>798</text:p>
          </table:table-cell>
          <table:table-cell office:value-type="float" office:value="551">
            <text:p>551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910491">
            <text:p>-0.0910491</text:p>
          </table:table-cell>
          <table:table-cell office:value-type="float" office:value="0.0915144">
            <text:p>0.0915144</text:p>
          </table:table-cell>
          <table:table-cell office:value-type="float" office:value="0.505049">
            <text:p>0.505049</text:p>
          </table:table-cell>
          <table:table-cell office:value-type="float" office:value="0.218086">
            <text:p>0.218086</text:p>
          </table:table-cell>
          <table:table-cell table:formula="of:=[.B426]*[.$O$1]" office:value-type="float" office:value="0.1725">
            <text:p>0.1725</text:p>
          </table:table-cell>
          <table:table-cell table:formula="of:=[.C426]*[.$O$1]" office:value-type="float" office:value="0.129">
            <text:p>0.129</text:p>
          </table:table-cell>
          <table:table-cell table:formula="of:=[.L426]+[.H426]" office:value-type="float" office:value="0.0814509">
            <text:p>0.0814509</text:p>
          </table:table-cell>
          <table:table-cell table:formula="of:=[.M426]+[.I426]" office:value-type="float" office:value="0.2205144">
            <text:p>0.220514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263">
            <text:p>263</text:p>
          </table:table-cell>
          <table:table-cell office:value-type="float" office:value="832">
            <text:p>83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349">
            <text:p>349</text:p>
          </table:table-cell>
          <table:table-cell office:value-type="float" office:value="-0.0938288">
            <text:p>-0.0938288</text:p>
          </table:table-cell>
          <table:table-cell office:value-type="float" office:value="0.0908175">
            <text:p>0.0908175</text:p>
          </table:table-cell>
          <table:table-cell office:value-type="float" office:value="0.533029">
            <text:p>0.533029</text:p>
          </table:table-cell>
          <table:table-cell office:value-type="float" office:value="0.224783">
            <text:p>0.224783</text:p>
          </table:table-cell>
          <table:table-cell table:formula="of:=[.B427]*[.$O$1]" office:value-type="float" office:value="0.183">
            <text:p>0.183</text:p>
          </table:table-cell>
          <table:table-cell table:formula="of:=[.C427]*[.$O$1]" office:value-type="float" office:value="0.1315">
            <text:p>0.1315</text:p>
          </table:table-cell>
          <table:table-cell table:formula="of:=[.L427]+[.H427]" office:value-type="float" office:value="0.0891712">
            <text:p>0.0891712</text:p>
          </table:table-cell>
          <table:table-cell table:formula="of:=[.M427]+[.I427]" office:value-type="float" office:value="0.2223175">
            <text:p>0.222317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81">
            <text:p>381</text:p>
          </table:table-cell>
          <table:table-cell office:value-type="float" office:value="257">
            <text:p>257</text:p>
          </table:table-cell>
          <table:table-cell office:value-type="float" office:value="843">
            <text:p>843</text:p>
          </table:table-cell>
          <table:table-cell office:value-type="float" office:value="559">
            <text:p>559</text:p>
          </table:table-cell>
          <table:table-cell table:number-columns-repeated="2" office:value-type="float" office:value="356">
            <text:p>356</text:p>
          </table:table-cell>
          <table:table-cell office:value-type="float" office:value="-0.0943832">
            <text:p>-0.0943832</text:p>
          </table:table-cell>
          <table:table-cell office:value-type="float" office:value="0.0924815">
            <text:p>0.0924815</text:p>
          </table:table-cell>
          <table:table-cell office:value-type="float" office:value="0.551583">
            <text:p>0.551583</text:p>
          </table:table-cell>
          <table:table-cell office:value-type="float" office:value="0.215918">
            <text:p>0.215918</text:p>
          </table:table-cell>
          <table:table-cell table:formula="of:=[.B428]*[.$O$1]" office:value-type="float" office:value="0.1905">
            <text:p>0.1905</text:p>
          </table:table-cell>
          <table:table-cell table:formula="of:=[.C428]*[.$O$1]" office:value-type="float" office:value="0.1285">
            <text:p>0.1285</text:p>
          </table:table-cell>
          <table:table-cell table:formula="of:=[.L428]+[.H428]" office:value-type="float" office:value="0.0961168">
            <text:p>0.0961168</text:p>
          </table:table-cell>
          <table:table-cell table:formula="of:=[.M428]+[.I428]" office:value-type="float" office:value="0.2209815">
            <text:p>0.2209815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387">
            <text:p>387</text:p>
          </table:table-cell>
          <table:table-cell office:value-type="float" office:value="261">
            <text:p>261</text:p>
          </table:table-cell>
          <table:table-cell office:value-type="float" office:value="859">
            <text:p>859</text:p>
          </table:table-cell>
          <table:table-cell office:value-type="float" office:value="573">
            <text:p>573</text:p>
          </table:table-cell>
          <table:table-cell table:number-columns-repeated="2" office:value-type="float" office:value="337">
            <text:p>337</text:p>
          </table:table-cell>
          <table:table-cell office:value-type="float" office:value="-0.0923632">
            <text:p>-0.0923632</text:p>
          </table:table-cell>
          <table:table-cell office:value-type="float" office:value="0.0918699">
            <text:p>0.0918699</text:p>
          </table:table-cell>
          <table:table-cell office:value-type="float" office:value="0.556763">
            <text:p>0.556763</text:p>
          </table:table-cell>
          <table:table-cell office:value-type="float" office:value="0.22133">
            <text:p>0.22133</text:p>
          </table:table-cell>
          <table:table-cell table:formula="of:=[.B429]*[.$O$1]" office:value-type="float" office:value="0.1935">
            <text:p>0.1935</text:p>
          </table:table-cell>
          <table:table-cell table:formula="of:=[.C429]*[.$O$1]" office:value-type="float" office:value="0.1305">
            <text:p>0.1305</text:p>
          </table:table-cell>
          <table:table-cell table:formula="of:=[.L429]+[.H429]" office:value-type="float" office:value="0.1011368">
            <text:p>0.1011368</text:p>
          </table:table-cell>
          <table:table-cell table:formula="of:=[.M429]+[.I429]" office:value-type="float" office:value="0.2223699">
            <text:p>0.222369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92">
            <text:p>392</text:p>
          </table:table-cell>
          <table:table-cell office:value-type="float" office:value="255">
            <text:p>255</text:p>
          </table:table-cell>
          <table:table-cell office:value-type="float" office:value="851">
            <text:p>851</text:p>
          </table:table-cell>
          <table:table-cell office:value-type="float" office:value="554">
            <text:p>554</text:p>
          </table:table-cell>
          <table:table-cell table:number-columns-repeated="2" office:value-type="float" office:value="362">
            <text:p>362</text:p>
          </table:table-cell>
          <table:table-cell office:value-type="float" office:value="-0.0861087">
            <text:p>-0.0861087</text:p>
          </table:table-cell>
          <table:table-cell office:value-type="float" office:value="0.0949385">
            <text:p>0.0949385</text:p>
          </table:table-cell>
          <table:table-cell office:value-type="float" office:value="0.556509">
            <text:p>0.556509</text:p>
          </table:table-cell>
          <table:table-cell office:value-type="float" office:value="0.211061">
            <text:p>0.211061</text:p>
          </table:table-cell>
          <table:table-cell table:formula="of:=[.B430]*[.$O$1]" office:value-type="float" office:value="0.196">
            <text:p>0.196</text:p>
          </table:table-cell>
          <table:table-cell table:formula="of:=[.C430]*[.$O$1]" office:value-type="float" office:value="0.1275">
            <text:p>0.1275</text:p>
          </table:table-cell>
          <table:table-cell table:formula="of:=[.L430]+[.H430]" office:value-type="float" office:value="0.1098913">
            <text:p>0.1098913</text:p>
          </table:table-cell>
          <table:table-cell table:formula="of:=[.M430]+[.I430]" office:value-type="float" office:value="0.2224385">
            <text:p>0.222438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02">
            <text:p>402</text:p>
          </table:table-cell>
          <table:table-cell office:value-type="float" office:value="253">
            <text:p>253</text:p>
          </table:table-cell>
          <table:table-cell office:value-type="float" office:value="859">
            <text:p>859</text:p>
          </table:table-cell>
          <table:table-cell office:value-type="float" office:value="550">
            <text:p>550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857485">
            <text:p>-0.0857485</text:p>
          </table:table-cell>
          <table:table-cell office:value-type="float" office:value="0.0961862">
            <text:p>0.0961862</text:p>
          </table:table-cell>
          <table:table-cell office:value-type="float" office:value="0.568149">
            <text:p>0.568149</text:p>
          </table:table-cell>
          <table:table-cell office:value-type="float" office:value="0.207414">
            <text:p>0.207414</text:p>
          </table:table-cell>
          <table:table-cell table:formula="of:=[.B431]*[.$O$1]" office:value-type="float" office:value="0.201">
            <text:p>0.201</text:p>
          </table:table-cell>
          <table:table-cell table:formula="of:=[.C431]*[.$O$1]" office:value-type="float" office:value="0.1265">
            <text:p>0.1265</text:p>
          </table:table-cell>
          <table:table-cell table:formula="of:=[.L431]+[.H431]" office:value-type="float" office:value="0.1152515">
            <text:p>0.1152515</text:p>
          </table:table-cell>
          <table:table-cell table:formula="of:=[.M431]+[.I431]" office:value-type="float" office:value="0.2226862">
            <text:p>0.222686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15">
            <text:p>415</text:p>
          </table:table-cell>
          <table:table-cell office:value-type="float" office:value="252">
            <text:p>252</text:p>
          </table:table-cell>
          <table:table-cell office:value-type="float" office:value="875">
            <text:p>875</text:p>
          </table:table-cell>
          <table:table-cell office:value-type="float" office:value="552">
            <text:p>55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889592">
            <text:p>-0.0889592</text:p>
          </table:table-cell>
          <table:table-cell office:value-type="float" office:value="0.0969921">
            <text:p>0.0969921</text:p>
          </table:table-cell>
          <table:table-cell office:value-type="float" office:value="0.586959">
            <text:p>0.586959</text:p>
          </table:table-cell>
          <table:table-cell office:value-type="float" office:value="0.205408">
            <text:p>0.205408</text:p>
          </table:table-cell>
          <table:table-cell table:formula="of:=[.B432]*[.$O$1]" office:value-type="float" office:value="0.2075">
            <text:p>0.2075</text:p>
          </table:table-cell>
          <table:table-cell table:formula="of:=[.C432]*[.$O$1]" office:value-type="float" office:value="0.126">
            <text:p>0.126</text:p>
          </table:table-cell>
          <table:table-cell table:formula="of:=[.L432]+[.H432]" office:value-type="float" office:value="0.1185408">
            <text:p>0.1185408</text:p>
          </table:table-cell>
          <table:table-cell table:formula="of:=[.M432]+[.I432]" office:value-type="float" office:value="0.2229921">
            <text:p>0.222992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33">
            <text:p>433</text:p>
          </table:table-cell>
          <table:table-cell office:value-type="float" office:value="259">
            <text:p>259</text:p>
          </table:table-cell>
          <table:table-cell office:value-type="float" office:value="899">
            <text:p>899</text:p>
          </table:table-cell>
          <table:table-cell office:value-type="float" office:value="565">
            <text:p>565</text:p>
          </table:table-cell>
          <table:table-cell table:number-columns-repeated="2" office:value-type="float" office:value="348">
            <text:p>348</text:p>
          </table:table-cell>
          <table:table-cell office:value-type="float" office:value="-0.0941442">
            <text:p>-0.0941442</text:p>
          </table:table-cell>
          <table:table-cell office:value-type="float" office:value="0.0941474">
            <text:p>0.0941474</text:p>
          </table:table-cell>
          <table:table-cell office:value-type="float" office:value="0.613744">
            <text:p>0.613744</text:p>
          </table:table-cell>
          <table:table-cell office:value-type="float" office:value="0.216653">
            <text:p>0.216653</text:p>
          </table:table-cell>
          <table:table-cell table:formula="of:=[.B433]*[.$O$1]" office:value-type="float" office:value="0.2165">
            <text:p>0.2165</text:p>
          </table:table-cell>
          <table:table-cell table:formula="of:=[.C433]*[.$O$1]" office:value-type="float" office:value="0.1295">
            <text:p>0.1295</text:p>
          </table:table-cell>
          <table:table-cell table:formula="of:=[.L433]+[.H433]" office:value-type="float" office:value="0.1223558">
            <text:p>0.1223558</text:p>
          </table:table-cell>
          <table:table-cell table:formula="of:=[.M433]+[.I433]" office:value-type="float" office:value="0.2236474">
            <text:p>0.223647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43">
            <text:p>443</text:p>
          </table:table-cell>
          <table:table-cell office:value-type="float" office:value="259">
            <text:p>259</text:p>
          </table:table-cell>
          <table:table-cell office:value-type="float" office:value="917">
            <text:p>917</text:p>
          </table:table-cell>
          <table:table-cell office:value-type="float" office:value="573">
            <text:p>573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960467">
            <text:p>-0.0960467</text:p>
          </table:table-cell>
          <table:table-cell office:value-type="float" office:value="0.0921666">
            <text:p>0.0921666</text:p>
          </table:table-cell>
          <table:table-cell office:value-type="float" office:value="0.627647">
            <text:p>0.627647</text:p>
          </table:table-cell>
          <table:table-cell office:value-type="float" office:value="0.218633">
            <text:p>0.218633</text:p>
          </table:table-cell>
          <table:table-cell table:formula="of:=[.B434]*[.$O$1]" office:value-type="float" office:value="0.2215">
            <text:p>0.2215</text:p>
          </table:table-cell>
          <table:table-cell table:formula="of:=[.C434]*[.$O$1]" office:value-type="float" office:value="0.1295">
            <text:p>0.1295</text:p>
          </table:table-cell>
          <table:table-cell table:formula="of:=[.L434]+[.H434]" office:value-type="float" office:value="0.1254533">
            <text:p>0.1254533</text:p>
          </table:table-cell>
          <table:table-cell table:formula="of:=[.M434]+[.I434]" office:value-type="float" office:value="0.2216666">
            <text:p>0.221666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255">
            <text:p>255</text:p>
          </table:table-cell>
          <table:table-cell office:value-type="float" office:value="927">
            <text:p>927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952184">
            <text:p>-0.0952184</text:p>
          </table:table-cell>
          <table:table-cell office:value-type="float" office:value="0.0932212">
            <text:p>0.0932212</text:p>
          </table:table-cell>
          <table:table-cell office:value-type="float" office:value="0.637618">
            <text:p>0.637618</text:p>
          </table:table-cell>
          <table:table-cell office:value-type="float" office:value="0.212779">
            <text:p>0.212779</text:p>
          </table:table-cell>
          <table:table-cell table:formula="of:=[.B435]*[.$O$1]" office:value-type="float" office:value="0.226">
            <text:p>0.226</text:p>
          </table:table-cell>
          <table:table-cell table:formula="of:=[.C435]*[.$O$1]" office:value-type="float" office:value="0.1275">
            <text:p>0.1275</text:p>
          </table:table-cell>
          <table:table-cell table:formula="of:=[.L435]+[.H435]" office:value-type="float" office:value="0.1307816">
            <text:p>0.1307816</text:p>
          </table:table-cell>
          <table:table-cell table:formula="of:=[.M435]+[.I435]" office:value-type="float" office:value="0.2207212">
            <text:p>0.2207212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65">
            <text:p>465</text:p>
          </table:table-cell>
          <table:table-cell office:value-type="float" office:value="258">
            <text:p>258</text:p>
          </table:table-cell>
          <table:table-cell office:value-type="float" office:value="945">
            <text:p>945</text:p>
          </table:table-cell>
          <table:table-cell office:value-type="float" office:value="578">
            <text:p>578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972232">
            <text:p>-0.0972232</text:p>
          </table:table-cell>
          <table:table-cell office:value-type="float" office:value="0.0925663">
            <text:p>0.0925663</text:p>
          </table:table-cell>
          <table:table-cell office:value-type="float" office:value="0.655223">
            <text:p>0.655223</text:p>
          </table:table-cell>
          <table:table-cell office:value-type="float" office:value="0.217034">
            <text:p>0.217034</text:p>
          </table:table-cell>
          <table:table-cell table:formula="of:=[.B436]*[.$O$1]" office:value-type="float" office:value="0.2325">
            <text:p>0.2325</text:p>
          </table:table-cell>
          <table:table-cell table:formula="of:=[.C436]*[.$O$1]" office:value-type="float" office:value="0.129">
            <text:p>0.129</text:p>
          </table:table-cell>
          <table:table-cell table:formula="of:=[.L436]+[.H436]" office:value-type="float" office:value="0.1352768">
            <text:p>0.1352768</text:p>
          </table:table-cell>
          <table:table-cell table:formula="of:=[.M436]+[.I436]" office:value-type="float" office:value="0.2215663">
            <text:p>0.221566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75">
            <text:p>475</text:p>
          </table:table-cell>
          <table:table-cell office:value-type="float" office:value="259">
            <text:p>259</text:p>
          </table:table-cell>
          <table:table-cell office:value-type="float" office:value="957">
            <text:p>957</text:p>
          </table:table-cell>
          <table:table-cell office:value-type="float" office:value="581">
            <text:p>581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100042">
            <text:p>-0.100042</text:p>
          </table:table-cell>
          <table:table-cell office:value-type="float" office:value="0.0897558">
            <text:p>0.0897558</text:p>
          </table:table-cell>
          <table:table-cell office:value-type="float" office:value="0.670042">
            <text:p>0.670042</text:p>
          </table:table-cell>
          <table:table-cell office:value-type="float" office:value="0.221044">
            <text:p>0.221044</text:p>
          </table:table-cell>
          <table:table-cell table:formula="of:=[.B437]*[.$O$1]" office:value-type="float" office:value="0.2375">
            <text:p>0.2375</text:p>
          </table:table-cell>
          <table:table-cell table:formula="of:=[.C437]*[.$O$1]" office:value-type="float" office:value="0.1295">
            <text:p>0.1295</text:p>
          </table:table-cell>
          <table:table-cell table:formula="of:=[.L437]+[.H437]" office:value-type="float" office:value="0.137458">
            <text:p>0.137458</text:p>
          </table:table-cell>
          <table:table-cell table:formula="of:=[.M437]+[.I437]" office:value-type="float" office:value="0.2192558">
            <text:p>0.219255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86">
            <text:p>486</text:p>
          </table:table-cell>
          <table:table-cell office:value-type="float" office:value="263">
            <text:p>263</text:p>
          </table:table-cell>
          <table:table-cell office:value-type="float" office:value="976">
            <text:p>976</text:p>
          </table:table-cell>
          <table:table-cell office:value-type="float" office:value="593">
            <text:p>593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10061">
            <text:p>-0.10061</text:p>
          </table:table-cell>
          <table:table-cell office:value-type="float" office:value="0.0859445">
            <text:p>0.0859445</text:p>
          </table:table-cell>
          <table:table-cell office:value-type="float" office:value="0.68381">
            <text:p>0.68381</text:p>
          </table:table-cell>
          <table:table-cell office:value-type="float" office:value="0.229655">
            <text:p>0.229655</text:p>
          </table:table-cell>
          <table:table-cell table:formula="of:=[.B438]*[.$O$1]" office:value-type="float" office:value="0.243">
            <text:p>0.243</text:p>
          </table:table-cell>
          <table:table-cell table:formula="of:=[.C438]*[.$O$1]" office:value-type="float" office:value="0.1315">
            <text:p>0.1315</text:p>
          </table:table-cell>
          <table:table-cell table:formula="of:=[.L438]+[.H438]" office:value-type="float" office:value="0.14239">
            <text:p>0.14239</text:p>
          </table:table-cell>
          <table:table-cell table:formula="of:=[.M438]+[.I438]" office:value-type="float" office:value="0.2174445">
            <text:p>0.2174445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498">
            <text:p>498</text:p>
          </table:table-cell>
          <table:table-cell office:value-type="float" office:value="273">
            <text:p>273</text:p>
          </table:table-cell>
          <table:table-cell office:value-type="float" office:value="1035">
            <text:p>1035</text:p>
          </table:table-cell>
          <table:table-cell office:value-type="float" office:value="650">
            <text:p>650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103214">
            <text:p>-0.103214</text:p>
          </table:table-cell>
          <table:table-cell office:value-type="float" office:value="0.0809054">
            <text:p>0.0809054</text:p>
          </table:table-cell>
          <table:table-cell office:value-type="float" office:value="0.700814">
            <text:p>0.700814</text:p>
          </table:table-cell>
          <table:table-cell office:value-type="float" office:value="0.246695">
            <text:p>0.246695</text:p>
          </table:table-cell>
          <table:table-cell table:formula="of:=[.B439]*[.$O$1]" office:value-type="float" office:value="0.249">
            <text:p>0.249</text:p>
          </table:table-cell>
          <table:table-cell table:formula="of:=[.C439]*[.$O$1]" office:value-type="float" office:value="0.1365">
            <text:p>0.1365</text:p>
          </table:table-cell>
          <table:table-cell table:formula="of:=[.L439]+[.H439]" office:value-type="float" office:value="0.145786">
            <text:p>0.145786</text:p>
          </table:table-cell>
          <table:table-cell table:formula="of:=[.M439]+[.I439]" office:value-type="float" office:value="0.2174054">
            <text:p>0.2174054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506">
            <text:p>506</text:p>
          </table:table-cell>
          <table:table-cell office:value-type="float" office:value="278">
            <text:p>278</text:p>
          </table:table-cell>
          <table:table-cell office:value-type="float" office:value="1050">
            <text:p>1050</text:p>
          </table:table-cell>
          <table:table-cell office:value-type="float" office:value="662">
            <text:p>662</text:p>
          </table:table-cell>
          <table:table-cell table:number-columns-repeated="2" office:value-type="float" office:value="192">
            <text:p>192</text:p>
          </table:table-cell>
          <table:table-cell office:value-type="float" office:value="-0.105121">
            <text:p>-0.105121</text:p>
          </table:table-cell>
          <table:table-cell office:value-type="float" office:value="0.0763806">
            <text:p>0.0763806</text:p>
          </table:table-cell>
          <table:table-cell office:value-type="float" office:value="0.712321">
            <text:p>0.712321</text:p>
          </table:table-cell>
          <table:table-cell office:value-type="float" office:value="0.257219">
            <text:p>0.257219</text:p>
          </table:table-cell>
          <table:table-cell table:formula="of:=[.B440]*[.$O$1]" office:value-type="float" office:value="0.253">
            <text:p>0.253</text:p>
          </table:table-cell>
          <table:table-cell table:formula="of:=[.C440]*[.$O$1]" office:value-type="float" office:value="0.139">
            <text:p>0.139</text:p>
          </table:table-cell>
          <table:table-cell table:formula="of:=[.L440]+[.H440]" office:value-type="float" office:value="0.147879">
            <text:p>0.147879</text:p>
          </table:table-cell>
          <table:table-cell table:formula="of:=[.M440]+[.I440]" office:value-type="float" office:value="0.2153806">
            <text:p>0.2153806</text:p>
          </table:table-cell>
          <table:table-cell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513">
            <text:p>513</text:p>
          </table:table-cell>
          <table:table-cell office:value-type="float" office:value="284">
            <text:p>284</text:p>
          </table:table-cell>
          <table:table-cell office:value-type="float" office:value="1059">
            <text:p>1059</text:p>
          </table:table-cell>
          <table:table-cell office:value-type="float" office:value="670">
            <text:p>670</text:p>
          </table:table-cell>
          <table:table-cell table:number-columns-repeated="2" office:value-type="float" office:value="189">
            <text:p>189</text:p>
          </table:table-cell>
          <table:table-cell office:value-type="float" office:value="-0.104468">
            <text:p>-0.104468</text:p>
          </table:table-cell>
          <table:table-cell office:value-type="float" office:value="0.0731218">
            <text:p>0.0731218</text:p>
          </table:table-cell>
          <table:table-cell office:value-type="float" office:value="0.720068">
            <text:p>0.720068</text:p>
          </table:table-cell>
          <table:table-cell office:value-type="float" office:value="0.267678">
            <text:p>0.267678</text:p>
          </table:table-cell>
          <table:table-cell table:formula="of:=[.B441]*[.$O$1]" office:value-type="float" office:value="0.2565">
            <text:p>0.2565</text:p>
          </table:table-cell>
          <table:table-cell table:formula="of:=[.C441]*[.$O$1]" office:value-type="float" office:value="0.142">
            <text:p>0.142</text:p>
          </table:table-cell>
          <table:table-cell table:formula="of:=[.L441]+[.H441]" office:value-type="float" office:value="0.152032">
            <text:p>0.152032</text:p>
          </table:table-cell>
          <table:table-cell table:formula="of:=[.M441]+[.I441]" office:value-type="float" office:value="0.2151218">
            <text:p>0.2151218</text:p>
          </table:table-cell>
          <table:table-cell table:number-columns-repeated="2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514">
            <text:p>514</text:p>
          </table:table-cell>
          <table:table-cell office:value-type="float" office:value="290">
            <text:p>290</text:p>
          </table:table-cell>
          <table:table-cell office:value-type="float" office:value="1049">
            <text:p>1049</text:p>
          </table:table-cell>
          <table:table-cell office:value-type="float" office:value="665">
            <text:p>665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101602">
            <text:p>-0.101602</text:p>
          </table:table-cell>
          <table:table-cell office:value-type="float" office:value="0.0759963">
            <text:p>0.0759963</text:p>
          </table:table-cell>
          <table:table-cell office:value-type="float" office:value="0.718402">
            <text:p>0.718402</text:p>
          </table:table-cell>
          <table:table-cell office:value-type="float" office:value="0.272004">
            <text:p>0.272004</text:p>
          </table:table-cell>
          <table:table-cell table:formula="of:=[.B442]*[.$O$1]" office:value-type="float" office:value="0.257">
            <text:p>0.257</text:p>
          </table:table-cell>
          <table:table-cell table:formula="of:=[.C442]*[.$O$1]" office:value-type="float" office:value="0.145">
            <text:p>0.145</text:p>
          </table:table-cell>
          <table:table-cell table:formula="of:=[.L442]+[.H442]" office:value-type="float" office:value="0.155398">
            <text:p>0.155398</text:p>
          </table:table-cell>
          <table:table-cell table:formula="of:=[.M442]+[.I442]" office:value-type="float" office:value="0.2209963">
            <text:p>0.2209963</text:p>
          </table:table-cell>
          <table:table-cell table:number-columns-repeated="2"/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507">
            <text:p>507</text:p>
          </table:table-cell>
          <table:table-cell office:value-type="float" office:value="286">
            <text:p>286</text:p>
          </table:table-cell>
          <table:table-cell office:value-type="float" office:value="1050">
            <text:p>1050</text:p>
          </table:table-cell>
          <table:table-cell office:value-type="float" office:value="669">
            <text:p>669</text:p>
          </table:table-cell>
          <table:table-cell table:number-columns-repeated="2" office:value-type="float" office:value="194">
            <text:p>194</text:p>
          </table:table-cell>
          <table:table-cell office:value-type="float" office:value="-0.099296">
            <text:p>-0.099296</text:p>
          </table:table-cell>
          <table:table-cell office:value-type="float" office:value="0.0779157">
            <text:p>0.0779157</text:p>
          </table:table-cell>
          <table:table-cell office:value-type="float" office:value="0.707696">
            <text:p>0.707696</text:p>
          </table:table-cell>
          <table:table-cell office:value-type="float" office:value="0.265284">
            <text:p>0.265284</text:p>
          </table:table-cell>
          <table:table-cell table:formula="of:=[.B443]*[.$O$1]" office:value-type="float" office:value="0.2535">
            <text:p>0.2535</text:p>
          </table:table-cell>
          <table:table-cell table:formula="of:=[.C443]*[.$O$1]" office:value-type="float" office:value="0.143">
            <text:p>0.143</text:p>
          </table:table-cell>
          <table:table-cell table:formula="of:=[.L443]+[.H443]" office:value-type="float" office:value="0.154204">
            <text:p>0.154204</text:p>
          </table:table-cell>
          <table:table-cell table:formula="of:=[.M443]+[.I443]" office:value-type="float" office:value="0.2209157">
            <text:p>0.2209157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00">
            <text:p>500</text:p>
          </table:table-cell>
          <table:table-cell office:value-type="float" office:value="282">
            <text:p>282</text:p>
          </table:table-cell>
          <table:table-cell office:value-type="float" office:value="1041">
            <text:p>1041</text:p>
          </table:table-cell>
          <table:table-cell office:value-type="float" office:value="663">
            <text:p>663</text:p>
          </table:table-cell>
          <table:table-cell table:number-columns-repeated="2" office:value-type="float" office:value="198">
            <text:p>198</text:p>
          </table:table-cell>
          <table:table-cell office:value-type="float" office:value="-0.101473">
            <text:p>-0.101473</text:p>
          </table:table-cell>
          <table:table-cell office:value-type="float" office:value="0.0757506">
            <text:p>0.0757506</text:p>
          </table:table-cell>
          <table:table-cell office:value-type="float" office:value="0.701473">
            <text:p>0.701473</text:p>
          </table:table-cell>
          <table:table-cell office:value-type="float" office:value="0.262649">
            <text:p>0.262649</text:p>
          </table:table-cell>
          <table:table-cell table:formula="of:=[.B444]*[.$O$1]" office:value-type="float" office:value="0.25">
            <text:p>0.25</text:p>
          </table:table-cell>
          <table:table-cell table:formula="of:=[.C444]*[.$O$1]" office:value-type="float" office:value="0.141">
            <text:p>0.141</text:p>
          </table:table-cell>
          <table:table-cell table:formula="of:=[.L444]+[.H444]" office:value-type="float" office:value="0.148527">
            <text:p>0.148527</text:p>
          </table:table-cell>
          <table:table-cell table:formula="of:=[.M444]+[.I444]" office:value-type="float" office:value="0.2167506">
            <text:p>0.216750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97">
            <text:p>497</text:p>
          </table:table-cell>
          <table:table-cell office:value-type="float" office:value="288">
            <text:p>288</text:p>
          </table:table-cell>
          <table:table-cell office:value-type="float" office:value="1031">
            <text:p>1031</text:p>
          </table:table-cell>
          <table:table-cell office:value-type="float" office:value="662">
            <text:p>662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106041">
            <text:p>-0.106041</text:p>
          </table:table-cell>
          <table:table-cell office:value-type="float" office:value="0.0673997">
            <text:p>0.0673997</text:p>
          </table:table-cell>
          <table:table-cell office:value-type="float" office:value="0.702441">
            <text:p>0.702441</text:p>
          </table:table-cell>
          <table:table-cell office:value-type="float" office:value="0.2782">
            <text:p>0.2782</text:p>
          </table:table-cell>
          <table:table-cell table:formula="of:=[.B445]*[.$O$1]" office:value-type="float" office:value="0.2485">
            <text:p>0.2485</text:p>
          </table:table-cell>
          <table:table-cell table:formula="of:=[.C445]*[.$O$1]" office:value-type="float" office:value="0.144">
            <text:p>0.144</text:p>
          </table:table-cell>
          <table:table-cell table:formula="of:=[.L445]+[.H445]" office:value-type="float" office:value="0.142459">
            <text:p>0.142459</text:p>
          </table:table-cell>
          <table:table-cell table:formula="of:=[.M445]+[.I445]" office:value-type="float" office:value="0.2113997">
            <text:p>0.2113997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487">
            <text:p>487</text:p>
          </table:table-cell>
          <table:table-cell office:value-type="float" office:value="303">
            <text:p>303</text:p>
          </table:table-cell>
          <table:table-cell office:value-type="float" office:value="979">
            <text:p>979</text:p>
          </table:table-cell>
          <table:table-cell office:value-type="float" office:value="635">
            <text:p>635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106264">
            <text:p>-0.106264</text:p>
          </table:table-cell>
          <table:table-cell office:value-type="float" office:value="0.0637449">
            <text:p>0.0637449</text:p>
          </table:table-cell>
          <table:table-cell office:value-type="float" office:value="0.690664">
            <text:p>0.690664</text:p>
          </table:table-cell>
          <table:table-cell office:value-type="float" office:value="0.299855">
            <text:p>0.299855</text:p>
          </table:table-cell>
          <table:table-cell table:formula="of:=[.B446]*[.$O$1]" office:value-type="float" office:value="0.2435">
            <text:p>0.2435</text:p>
          </table:table-cell>
          <table:table-cell table:formula="of:=[.C446]*[.$O$1]" office:value-type="float" office:value="0.1515">
            <text:p>0.1515</text:p>
          </table:table-cell>
          <table:table-cell table:formula="of:=[.L446]+[.H446]" office:value-type="float" office:value="0.137236">
            <text:p>0.137236</text:p>
          </table:table-cell>
          <table:table-cell table:formula="of:=[.M446]+[.I446]" office:value-type="float" office:value="0.2152449">
            <text:p>0.2152449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474">
            <text:p>474</text:p>
          </table:table-cell>
          <table:table-cell office:value-type="float" office:value="302">
            <text:p>302</text:p>
          </table:table-cell>
          <table:table-cell office:value-type="float" office:value="957">
            <text:p>957</text:p>
          </table:table-cell>
          <table:table-cell office:value-type="float" office:value="625">
            <text:p>625</text:p>
          </table:table-cell>
          <table:table-cell table:number-columns-repeated="2" office:value-type="float" office:value="315">
            <text:p>315</text:p>
          </table:table-cell>
          <table:table-cell office:value-type="float" office:value="-0.105844">
            <text:p>-0.105844</text:p>
          </table:table-cell>
          <table:table-cell office:value-type="float" office:value="0.0615739">
            <text:p>0.0615739</text:p>
          </table:table-cell>
          <table:table-cell office:value-type="float" office:value="0.674644">
            <text:p>0.674644</text:p>
          </table:table-cell>
          <table:table-cell office:value-type="float" office:value="0.300826">
            <text:p>0.300826</text:p>
          </table:table-cell>
          <table:table-cell table:formula="of:=[.B447]*[.$O$1]" office:value-type="float" office:value="0.237">
            <text:p>0.237</text:p>
          </table:table-cell>
          <table:table-cell table:formula="of:=[.C447]*[.$O$1]" office:value-type="float" office:value="0.151">
            <text:p>0.151</text:p>
          </table:table-cell>
          <table:table-cell table:formula="of:=[.L447]+[.H447]" office:value-type="float" office:value="0.131156">
            <text:p>0.131156</text:p>
          </table:table-cell>
          <table:table-cell table:formula="of:=[.M447]+[.I447]" office:value-type="float" office:value="0.2125739">
            <text:p>0.2125739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457">
            <text:p>457</text:p>
          </table:table-cell>
          <table:table-cell office:value-type="float" office:value="296">
            <text:p>296</text:p>
          </table:table-cell>
          <table:table-cell office:value-type="float" office:value="930">
            <text:p>930</text:p>
          </table:table-cell>
          <table:table-cell office:value-type="float" office:value="609">
            <text:p>609</text:p>
          </table:table-cell>
          <table:table-cell table:number-columns-repeated="2" office:value-type="float" office:value="335">
            <text:p>335</text:p>
          </table:table-cell>
          <table:table-cell office:value-type="float" office:value="-0.104574">
            <text:p>-0.104574</text:p>
          </table:table-cell>
          <table:table-cell office:value-type="float" office:value="0.0684553">
            <text:p>0.0684553</text:p>
          </table:table-cell>
          <table:table-cell office:value-type="float" office:value="0.652974">
            <text:p>0.652974</text:p>
          </table:table-cell>
          <table:table-cell office:value-type="float" office:value="0.286745">
            <text:p>0.286745</text:p>
          </table:table-cell>
          <table:table-cell table:formula="of:=[.B448]*[.$O$1]" office:value-type="float" office:value="0.2285">
            <text:p>0.2285</text:p>
          </table:table-cell>
          <table:table-cell table:formula="of:=[.C448]*[.$O$1]" office:value-type="float" office:value="0.148">
            <text:p>0.148</text:p>
          </table:table-cell>
          <table:table-cell table:formula="of:=[.L448]+[.H448]" office:value-type="float" office:value="0.123926">
            <text:p>0.123926</text:p>
          </table:table-cell>
          <table:table-cell table:formula="of:=[.M448]+[.I448]" office:value-type="float" office:value="0.2164553">
            <text:p>0.2164553</text:p>
          </table:table-cell>
          <table:table-cell table:number-columns-repeated="2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421">
            <text:p>421</text:p>
          </table:table-cell>
          <table:table-cell office:value-type="float" office:value="286">
            <text:p>286</text:p>
          </table:table-cell>
          <table:table-cell office:value-type="float" office:value="892">
            <text:p>892</text:p>
          </table:table-cell>
          <table:table-cell office:value-type="float" office:value="597">
            <text:p>597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981312">
            <text:p>-0.0981312</text:p>
          </table:table-cell>
          <table:table-cell office:value-type="float" office:value="0.0752879">
            <text:p>0.0752879</text:p>
          </table:table-cell>
          <table:table-cell office:value-type="float" office:value="0.603331">
            <text:p>0.603331</text:p>
          </table:table-cell>
          <table:table-cell office:value-type="float" office:value="0.267912">
            <text:p>0.267912</text:p>
          </table:table-cell>
          <table:table-cell table:formula="of:=[.B449]*[.$O$1]" office:value-type="float" office:value="0.2105">
            <text:p>0.2105</text:p>
          </table:table-cell>
          <table:table-cell table:formula="of:=[.C449]*[.$O$1]" office:value-type="float" office:value="0.143">
            <text:p>0.143</text:p>
          </table:table-cell>
          <table:table-cell table:formula="of:=[.L449]+[.H449]" office:value-type="float" office:value="0.1123688">
            <text:p>0.1123688</text:p>
          </table:table-cell>
          <table:table-cell table:formula="of:=[.M449]+[.I449]" office:value-type="float" office:value="0.2182879">
            <text:p>0.218287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77">
            <text:p>377</text:p>
          </table:table-cell>
          <table:table-cell office:value-type="float" office:value="273">
            <text:p>273</text:p>
          </table:table-cell>
          <table:table-cell office:value-type="float" office:value="840">
            <text:p>840</text:p>
          </table:table-cell>
          <table:table-cell office:value-type="float" office:value="576">
            <text:p>576</text:p>
          </table:table-cell>
          <table:table-cell table:number-columns-repeated="2" office:value-type="float" office:value="355">
            <text:p>355</text:p>
          </table:table-cell>
          <table:table-cell office:value-type="float" office:value="-0.0894563">
            <text:p>-0.0894563</text:p>
          </table:table-cell>
          <table:table-cell office:value-type="float" office:value="0.0803148">
            <text:p>0.0803148</text:p>
          </table:table-cell>
          <table:table-cell office:value-type="float" office:value="0.541856">
            <text:p>0.541856</text:p>
          </table:table-cell>
          <table:table-cell office:value-type="float" office:value="0.247285">
            <text:p>0.247285</text:p>
          </table:table-cell>
          <table:table-cell table:formula="of:=[.B450]*[.$O$1]" office:value-type="float" office:value="0.1885">
            <text:p>0.1885</text:p>
          </table:table-cell>
          <table:table-cell table:formula="of:=[.C450]*[.$O$1]" office:value-type="float" office:value="0.1365">
            <text:p>0.1365</text:p>
          </table:table-cell>
          <table:table-cell table:formula="of:=[.L450]+[.H450]" office:value-type="float" office:value="0.0990437">
            <text:p>0.0990437</text:p>
          </table:table-cell>
          <table:table-cell table:formula="of:=[.M450]+[.I450]" office:value-type="float" office:value="0.2168148">
            <text:p>0.2168148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335">
            <text:p>335</text:p>
          </table:table-cell>
          <table:table-cell office:value-type="float" office:value="271">
            <text:p>271</text:p>
          </table:table-cell>
          <table:table-cell office:value-type="float" office:value="799">
            <text:p>799</text:p>
          </table:table-cell>
          <table:table-cell office:value-type="float" office:value="575">
            <text:p>575</text:p>
          </table:table-cell>
          <table:table-cell table:number-columns-repeated="2" office:value-type="float" office:value="352">
            <text:p>352</text:p>
          </table:table-cell>
          <table:table-cell office:value-type="float" office:value="-0.0795651">
            <text:p>-0.0795651</text:p>
          </table:table-cell>
          <table:table-cell office:value-type="float" office:value="0.0802938">
            <text:p>0.0802938</text:p>
          </table:table-cell>
          <table:table-cell office:value-type="float" office:value="0.481565">
            <text:p>0.481565</text:p>
          </table:table-cell>
          <table:table-cell office:value-type="float" office:value="0.244906">
            <text:p>0.244906</text:p>
          </table:table-cell>
          <table:table-cell table:formula="of:=[.B451]*[.$O$1]" office:value-type="float" office:value="0.1675">
            <text:p>0.1675</text:p>
          </table:table-cell>
          <table:table-cell table:formula="of:=[.C451]*[.$O$1]" office:value-type="float" office:value="0.1355">
            <text:p>0.1355</text:p>
          </table:table-cell>
          <table:table-cell table:formula="of:=[.L451]+[.H451]" office:value-type="float" office:value="0.0879349">
            <text:p>0.0879349</text:p>
          </table:table-cell>
          <table:table-cell table:formula="of:=[.M451]+[.I451]" office:value-type="float" office:value="0.2157938">
            <text:p>0.215793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88">
            <text:p>288</text:p>
          </table:table-cell>
          <table:table-cell office:value-type="float" office:value="271">
            <text:p>271</text:p>
          </table:table-cell>
          <table:table-cell office:value-type="float" office:value="756">
            <text:p>756</text:p>
          </table:table-cell>
          <table:table-cell office:value-type="float" office:value="579">
            <text:p>579</text:p>
          </table:table-cell>
          <table:table-cell table:number-columns-repeated="2" office:value-type="float" office:value="344">
            <text:p>344</text:p>
          </table:table-cell>
          <table:table-cell office:value-type="float" office:value="-0.0723803">
            <text:p>-0.0723803</text:p>
          </table:table-cell>
          <table:table-cell office:value-type="float" office:value="0.0789594">
            <text:p>0.0789594</text:p>
          </table:table-cell>
          <table:table-cell office:value-type="float" office:value="0.41798">
            <text:p>0.41798</text:p>
          </table:table-cell>
          <table:table-cell office:value-type="float" office:value="0.246241">
            <text:p>0.246241</text:p>
          </table:table-cell>
          <table:table-cell table:formula="of:=[.B452]*[.$O$1]" office:value-type="float" office:value="0.144">
            <text:p>0.144</text:p>
          </table:table-cell>
          <table:table-cell table:formula="of:=[.C452]*[.$O$1]" office:value-type="float" office:value="0.1355">
            <text:p>0.1355</text:p>
          </table:table-cell>
          <table:table-cell table:formula="of:=[.L452]+[.H452]" office:value-type="float" office:value="0.0716197">
            <text:p>0.0716197</text:p>
          </table:table-cell>
          <table:table-cell table:formula="of:=[.M452]+[.I452]" office:value-type="float" office:value="0.2144594">
            <text:p>0.2144594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254">
            <text:p>254</text:p>
          </table:table-cell>
          <table:table-cell office:value-type="float" office:value="270">
            <text:p>270</text:p>
          </table:table-cell>
          <table:table-cell office:value-type="float" office:value="715">
            <text:p>715</text:p>
          </table:table-cell>
          <table:table-cell office:value-type="float" office:value="571">
            <text:p>571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652251">
            <text:p>-0.0652251</text:p>
          </table:table-cell>
          <table:table-cell office:value-type="float" office:value="0.0785574">
            <text:p>0.0785574</text:p>
          </table:table-cell>
          <table:table-cell office:value-type="float" office:value="0.370025">
            <text:p>0.370025</text:p>
          </table:table-cell>
          <table:table-cell office:value-type="float" office:value="0.245443">
            <text:p>0.245443</text:p>
          </table:table-cell>
          <table:table-cell table:formula="of:=[.B453]*[.$O$1]" office:value-type="float" office:value="0.127">
            <text:p>0.127</text:p>
          </table:table-cell>
          <table:table-cell table:formula="of:=[.C453]*[.$O$1]" office:value-type="float" office:value="0.135">
            <text:p>0.135</text:p>
          </table:table-cell>
          <table:table-cell table:formula="of:=[.L453]+[.H453]" office:value-type="float" office:value="0.0617749">
            <text:p>0.0617749</text:p>
          </table:table-cell>
          <table:table-cell table:formula="of:=[.M453]+[.I453]" office:value-type="float" office:value="0.2135574">
            <text:p>0.213557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274">
            <text:p>274</text:p>
          </table:table-cell>
          <table:table-cell office:value-type="float" office:value="692">
            <text:p>692</text:p>
          </table:table-cell>
          <table:table-cell office:value-type="float" office:value="590">
            <text:p>590</text:p>
          </table:table-cell>
          <table:table-cell table:number-columns-repeated="2" office:value-type="float" office:value="328">
            <text:p>328</text:p>
          </table:table-cell>
          <table:table-cell office:value-type="float" office:value="-0.0619399">
            <text:p>-0.0619399</text:p>
          </table:table-cell>
          <table:table-cell office:value-type="float" office:value="0.0738041">
            <text:p>0.0738041</text:p>
          </table:table-cell>
          <table:table-cell office:value-type="float" office:value="0.32114">
            <text:p>0.32114</text:p>
          </table:table-cell>
          <table:table-cell office:value-type="float" office:value="0.254996">
            <text:p>0.254996</text:p>
          </table:table-cell>
          <table:table-cell table:formula="of:=[.B454]*[.$O$1]" office:value-type="float" office:value="0.108">
            <text:p>0.108</text:p>
          </table:table-cell>
          <table:table-cell table:formula="of:=[.C454]*[.$O$1]" office:value-type="float" office:value="0.137">
            <text:p>0.137</text:p>
          </table:table-cell>
          <table:table-cell table:formula="of:=[.L454]+[.H454]" office:value-type="float" office:value="0.0460601">
            <text:p>0.0460601</text:p>
          </table:table-cell>
          <table:table-cell table:formula="of:=[.M454]+[.I454]" office:value-type="float" office:value="0.2108041">
            <text:p>0.210804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float" office:value="285">
            <text:p>285</text:p>
          </table:table-cell>
          <table:table-cell office:value-type="float" office:value="651">
            <text:p>651</text:p>
          </table:table-cell>
          <table:table-cell office:value-type="float" office:value="594">
            <text:p>594</text:p>
          </table:table-cell>
          <table:table-cell table:number-columns-repeated="2" office:value-type="float" office:value="342">
            <text:p>342</text:p>
          </table:table-cell>
          <table:table-cell office:value-type="float" office:value="-0.0550963">
            <text:p>-0.0550963</text:p>
          </table:table-cell>
          <table:table-cell office:value-type="float" office:value="0.0692277">
            <text:p>0.0692277</text:p>
          </table:table-cell>
          <table:table-cell office:value-type="float" office:value="0.273496">
            <text:p>0.273496</text:p>
          </table:table-cell>
          <table:table-cell office:value-type="float" office:value="0.272772">
            <text:p>0.272772</text:p>
          </table:table-cell>
          <table:table-cell table:formula="of:=[.B455]*[.$O$1]" office:value-type="float" office:value="0.091">
            <text:p>0.091</text:p>
          </table:table-cell>
          <table:table-cell table:formula="of:=[.C455]*[.$O$1]" office:value-type="float" office:value="0.1425">
            <text:p>0.1425</text:p>
          </table:table-cell>
          <table:table-cell table:formula="of:=[.L455]+[.H455]" office:value-type="float" office:value="0.0359037">
            <text:p>0.0359037</text:p>
          </table:table-cell>
          <table:table-cell table:formula="of:=[.M455]+[.I455]" office:value-type="float" office:value="0.2117277">
            <text:p>0.211727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float" office:value="275">
            <text:p>275</text:p>
          </table:table-cell>
          <table:table-cell office:value-type="float" office:value="607">
            <text:p>607</text:p>
          </table:table-cell>
          <table:table-cell office:value-type="float" office:value="582">
            <text:p>58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-0.0509226">
            <text:p>-0.0509226</text:p>
          </table:table-cell>
          <table:table-cell office:value-type="float" office:value="0.0717524">
            <text:p>0.0717524</text:p>
          </table:table-cell>
          <table:table-cell office:value-type="float" office:value="0.218923">
            <text:p>0.218923</text:p>
          </table:table-cell>
          <table:table-cell office:value-type="float" office:value="0.258248">
            <text:p>0.258248</text:p>
          </table:table-cell>
          <table:table-cell table:formula="of:=[.B456]*[.$O$1]" office:value-type="float" office:value="0.07">
            <text:p>0.07</text:p>
          </table:table-cell>
          <table:table-cell table:formula="of:=[.C456]*[.$O$1]" office:value-type="float" office:value="0.1375">
            <text:p>0.1375</text:p>
          </table:table-cell>
          <table:table-cell table:formula="of:=[.L456]+[.H456]" office:value-type="float" office:value="0.0190774">
            <text:p>0.0190774</text:p>
          </table:table-cell>
          <table:table-cell table:formula="of:=[.M456]+[.I456]" office:value-type="float" office:value="0.2092524">
            <text:p>0.2092524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567">
            <text:p>567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0507874">
            <text:p>-0.0507874</text:p>
          </table:table-cell>
          <table:table-cell office:value-type="float" office:value="0.0770326">
            <text:p>0.0770326</text:p>
          </table:table-cell>
          <table:table-cell office:value-type="float" office:value="0.181587">
            <text:p>0.181587</text:p>
          </table:table-cell>
          <table:table-cell office:value-type="float" office:value="0.234967">
            <text:p>0.234967</text:p>
          </table:table-cell>
          <table:table-cell table:formula="of:=[.B457]*[.$O$1]" office:value-type="float" office:value="0.0545">
            <text:p>0.0545</text:p>
          </table:table-cell>
          <table:table-cell table:formula="of:=[.C457]*[.$O$1]" office:value-type="float" office:value="0.13">
            <text:p>0.13</text:p>
          </table:table-cell>
          <table:table-cell table:formula="of:=[.L457]+[.H457]" office:value-type="float" office:value="0.0037126">
            <text:p>0.0037126</text:p>
          </table:table-cell>
          <table:table-cell table:formula="of:=[.M457]+[.I457]" office:value-type="float" office:value="0.2070326">
            <text:p>0.207032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84">
            <text:p>84</text:p>
          </table:table-cell>
          <table:table-cell office:value-type="float" office:value="257">
            <text:p>257</text:p>
          </table:table-cell>
          <table:table-cell office:value-type="float" office:value="544">
            <text:p>544</text:p>
          </table:table-cell>
          <table:table-cell office:value-type="float" office:value="557">
            <text:p>557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518905">
            <text:p>-0.0518905</text:p>
          </table:table-cell>
          <table:table-cell office:value-type="float" office:value="0.0804726">
            <text:p>0.0804726</text:p>
          </table:table-cell>
          <table:table-cell office:value-type="float" office:value="0.15269">
            <text:p>0.15269</text:p>
          </table:table-cell>
          <table:table-cell office:value-type="float" office:value="0.227927">
            <text:p>0.227927</text:p>
          </table:table-cell>
          <table:table-cell table:formula="of:=[.B458]*[.$O$1]" office:value-type="float" office:value="0.042">
            <text:p>0.042</text:p>
          </table:table-cell>
          <table:table-cell table:formula="of:=[.C458]*[.$O$1]" office:value-type="float" office:value="0.1285">
            <text:p>0.1285</text:p>
          </table:table-cell>
          <table:table-cell table:formula="of:=[.L458]+[.H458]" office:value-type="float" office:value="-0.0098905">
            <text:p>-0.0098905</text:p>
          </table:table-cell>
          <table:table-cell table:formula="of:=[.M458]+[.I458]" office:value-type="float" office:value="0.2089726">
            <text:p>0.2089726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260">
            <text:p>260</text:p>
          </table:table-cell>
          <table:table-cell office:value-type="float" office:value="514">
            <text:p>514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508643">
            <text:p>-0.0508643</text:p>
          </table:table-cell>
          <table:table-cell office:value-type="float" office:value="0.0782086">
            <text:p>0.0782086</text:p>
          </table:table-cell>
          <table:table-cell office:value-type="float" office:value="0.115664">
            <text:p>0.115664</text:p>
          </table:table-cell>
          <table:table-cell office:value-type="float" office:value="0.233791">
            <text:p>0.233791</text:p>
          </table:table-cell>
          <table:table-cell table:formula="of:=[.B459]*[.$O$1]" office:value-type="float" office:value="0.027">
            <text:p>0.027</text:p>
          </table:table-cell>
          <table:table-cell table:formula="of:=[.C459]*[.$O$1]" office:value-type="float" office:value="0.13">
            <text:p>0.13</text:p>
          </table:table-cell>
          <table:table-cell table:formula="of:=[.L459]+[.H459]" office:value-type="float" office:value="-0.0238643">
            <text:p>-0.0238643</text:p>
          </table:table-cell>
          <table:table-cell table:formula="of:=[.M459]+[.I459]" office:value-type="float" office:value="0.2082086">
            <text:p>0.208208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59">
            <text:p>259</text:p>
          </table:table-cell>
          <table:table-cell office:value-type="float" office:value="475">
            <text:p>475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442894">
            <text:p>-0.0442894</text:p>
          </table:table-cell>
          <table:table-cell office:value-type="float" office:value="0.0758785">
            <text:p>0.0758785</text:p>
          </table:table-cell>
          <table:table-cell office:value-type="float" office:value="0.0610894">
            <text:p>0.0610894</text:p>
          </table:table-cell>
          <table:table-cell office:value-type="float" office:value="0.234921">
            <text:p>0.234921</text:p>
          </table:table-cell>
          <table:table-cell table:formula="of:=[.B460]*[.$O$1]" office:value-type="float" office:value="0.007">
            <text:p>0.007</text:p>
          </table:table-cell>
          <table:table-cell table:formula="of:=[.C460]*[.$O$1]" office:value-type="float" office:value="0.1295">
            <text:p>0.1295</text:p>
          </table:table-cell>
          <table:table-cell table:formula="of:=[.L460]+[.H460]" office:value-type="float" office:value="-0.0372894">
            <text:p>-0.0372894</text:p>
          </table:table-cell>
          <table:table-cell table:formula="of:=[.M460]+[.I460]" office:value-type="float" office:value="0.2053785">
            <text:p>0.205378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4">
            <text:p>-34</text:p>
          </table:table-cell>
          <table:table-cell office:value-type="float" office:value="258">
            <text:p>258</text:p>
          </table:table-cell>
          <table:table-cell office:value-type="float" office:value="421">
            <text:p>421</text:p>
          </table:table-cell>
          <table:table-cell office:value-type="float" office:value="553">
            <text:p>553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336429">
            <text:p>-0.0336429</text:p>
          </table:table-cell>
          <table:table-cell office:value-type="float" office:value="0.0740936">
            <text:p>0.0740936</text:p>
          </table:table-cell>
          <table:table-cell office:value-type="float" office:value="-0.00715706">
            <text:p>-0.00715706</text:p>
          </table:table-cell>
          <table:table-cell office:value-type="float" office:value="0.235506">
            <text:p>0.235506</text:p>
          </table:table-cell>
          <table:table-cell table:formula="of:=[.B461]*[.$O$1]" office:value-type="float" office:value="-0.017">
            <text:p>-0.017</text:p>
          </table:table-cell>
          <table:table-cell table:formula="of:=[.C461]*[.$O$1]" office:value-type="float" office:value="0.129">
            <text:p>0.129</text:p>
          </table:table-cell>
          <table:table-cell table:formula="of:=[.L461]+[.H461]" office:value-type="float" office:value="-0.0506429">
            <text:p>-0.0506429</text:p>
          </table:table-cell>
          <table:table-cell table:formula="of:=[.M461]+[.I461]" office:value-type="float" office:value="0.2030936">
            <text:p>0.203093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8">
            <text:p>-78</text:p>
          </table:table-cell>
          <table:table-cell office:value-type="float" office:value="252">
            <text:p>252</text:p>
          </table:table-cell>
          <table:table-cell office:value-type="float" office:value="374">
            <text:p>374</text:p>
          </table:table-cell>
          <table:table-cell office:value-type="float" office:value="544">
            <text:p>544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234828">
            <text:p>-0.0234828</text:p>
          </table:table-cell>
          <table:table-cell office:value-type="float" office:value="0.0774078">
            <text:p>0.0774078</text:p>
          </table:table-cell>
          <table:table-cell office:value-type="float" office:value="-0.0701172">
            <text:p>-0.0701172</text:p>
          </table:table-cell>
          <table:table-cell office:value-type="float" office:value="0.224992">
            <text:p>0.224992</text:p>
          </table:table-cell>
          <table:table-cell table:formula="of:=[.B462]*[.$O$1]" office:value-type="float" office:value="-0.039">
            <text:p>-0.039</text:p>
          </table:table-cell>
          <table:table-cell table:formula="of:=[.C462]*[.$O$1]" office:value-type="float" office:value="0.126">
            <text:p>0.126</text:p>
          </table:table-cell>
          <table:table-cell table:formula="of:=[.L462]+[.H462]" office:value-type="float" office:value="-0.0624828">
            <text:p>-0.0624828</text:p>
          </table:table-cell>
          <table:table-cell table:formula="of:=[.M462]+[.I462]" office:value-type="float" office:value="0.2034078">
            <text:p>0.203407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09">
            <text:p>-109</text:p>
          </table:table-cell>
          <table:table-cell office:value-type="float" office:value="252">
            <text:p>252</text:p>
          </table:table-cell>
          <table:table-cell office:value-type="float" office:value="347">
            <text:p>347</text:p>
          </table:table-cell>
          <table:table-cell office:value-type="float" office:value="548">
            <text:p>548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2216">
            <text:p>-0.02216</text:p>
          </table:table-cell>
          <table:table-cell office:value-type="float" office:value="0.0766998">
            <text:p>0.0766998</text:p>
          </table:table-cell>
          <table:table-cell office:value-type="float" office:value="-0.10864">
            <text:p>-0.10864</text:p>
          </table:table-cell>
          <table:table-cell office:value-type="float" office:value="0.2257">
            <text:p>0.2257</text:p>
          </table:table-cell>
          <table:table-cell table:formula="of:=[.B463]*[.$O$1]" office:value-type="float" office:value="-0.0545">
            <text:p>-0.0545</text:p>
          </table:table-cell>
          <table:table-cell table:formula="of:=[.C463]*[.$O$1]" office:value-type="float" office:value="0.126">
            <text:p>0.126</text:p>
          </table:table-cell>
          <table:table-cell table:formula="of:=[.L463]+[.H463]" office:value-type="float" office:value="-0.07666">
            <text:p>-0.07666</text:p>
          </table:table-cell>
          <table:table-cell table:formula="of:=[.M463]+[.I463]" office:value-type="float" office:value="0.2026998">
            <text:p>0.202699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28">
            <text:p>-128</text:p>
          </table:table-cell>
          <table:table-cell office:value-type="float" office:value="262">
            <text:p>262</text:p>
          </table:table-cell>
          <table:table-cell office:value-type="float" office:value="336">
            <text:p>336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53">
            <text:p>353</text:p>
          </table:table-cell>
          <table:table-cell office:value-type="float" office:value="-0.0274931">
            <text:p>-0.0274931</text:p>
          </table:table-cell>
          <table:table-cell office:value-type="float" office:value="0.0704474">
            <text:p>0.0704474</text:p>
          </table:table-cell>
          <table:table-cell office:value-type="float" office:value="-0.126107">
            <text:p>-0.126107</text:p>
          </table:table-cell>
          <table:table-cell office:value-type="float" office:value="0.243953">
            <text:p>0.243953</text:p>
          </table:table-cell>
          <table:table-cell table:formula="of:=[.B464]*[.$O$1]" office:value-type="float" office:value="-0.064">
            <text:p>-0.064</text:p>
          </table:table-cell>
          <table:table-cell table:formula="of:=[.C464]*[.$O$1]" office:value-type="float" office:value="0.131">
            <text:p>0.131</text:p>
          </table:table-cell>
          <table:table-cell table:formula="of:=[.L464]+[.H464]" office:value-type="float" office:value="-0.0914931">
            <text:p>-0.0914931</text:p>
          </table:table-cell>
          <table:table-cell table:formula="of:=[.M464]+[.I464]" office:value-type="float" office:value="0.2014474">
            <text:p>0.201447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49">
            <text:p>-149</text:p>
          </table:table-cell>
          <table:table-cell office:value-type="float" office:value="272">
            <text:p>272</text:p>
          </table:table-cell>
          <table:table-cell office:value-type="float" office:value="315">
            <text:p>315</text:p>
          </table:table-cell>
          <table:table-cell office:value-type="float" office:value="576">
            <text:p>576</text:p>
          </table:table-cell>
          <table:table-cell table:number-columns-repeated="2" office:value-type="float" office:value="353">
            <text:p>353</text:p>
          </table:table-cell>
          <table:table-cell office:value-type="float" office:value="-0.0318144">
            <text:p>-0.0318144</text:p>
          </table:table-cell>
          <table:table-cell office:value-type="float" office:value="0.0651618">
            <text:p>0.0651618</text:p>
          </table:table-cell>
          <table:table-cell office:value-type="float" office:value="-0.146986">
            <text:p>-0.146986</text:p>
          </table:table-cell>
          <table:table-cell office:value-type="float" office:value="0.261238">
            <text:p>0.261238</text:p>
          </table:table-cell>
          <table:table-cell table:formula="of:=[.B465]*[.$O$1]" office:value-type="float" office:value="-0.0745">
            <text:p>-0.0745</text:p>
          </table:table-cell>
          <table:table-cell table:formula="of:=[.C465]*[.$O$1]" office:value-type="float" office:value="0.136">
            <text:p>0.136</text:p>
          </table:table-cell>
          <table:table-cell table:formula="of:=[.L465]+[.H465]" office:value-type="float" office:value="-0.1063144">
            <text:p>-0.1063144</text:p>
          </table:table-cell>
          <table:table-cell table:formula="of:=[.M465]+[.I465]" office:value-type="float" office:value="0.2011618">
            <text:p>0.201161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82">
            <text:p>-182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579">
            <text:p>579</text:p>
          </table:table-cell>
          <table:table-cell table:number-columns-repeated="2" office:value-type="float" office:value="355">
            <text:p>355</text:p>
          </table:table-cell>
          <table:table-cell office:value-type="float" office:value="-0.027068">
            <text:p>-0.027068</text:p>
          </table:table-cell>
          <table:table-cell office:value-type="float" office:value="0.0615126">
            <text:p>0.0615126</text:p>
          </table:table-cell>
          <table:table-cell office:value-type="float" office:value="-0.191332">
            <text:p>-0.191332</text:p>
          </table:table-cell>
          <table:table-cell office:value-type="float" office:value="0.269687">
            <text:p>0.269687</text:p>
          </table:table-cell>
          <table:table-cell table:formula="of:=[.B466]*[.$O$1]" office:value-type="float" office:value="-0.091">
            <text:p>-0.091</text:p>
          </table:table-cell>
          <table:table-cell table:formula="of:=[.C466]*[.$O$1]" office:value-type="float" office:value="0.138">
            <text:p>0.138</text:p>
          </table:table-cell>
          <table:table-cell table:formula="of:=[.L466]+[.H466]" office:value-type="float" office:value="-0.118068">
            <text:p>-0.118068</text:p>
          </table:table-cell>
          <table:table-cell table:formula="of:=[.M466]+[.I466]" office:value-type="float" office:value="0.1995126">
            <text:p>0.199512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19">
            <text:p>-219</text:p>
          </table:table-cell>
          <table:table-cell office:value-type="float" office:value="269">
            <text:p>269</text:p>
          </table:table-cell>
          <table:table-cell office:value-type="float" office:value="241">
            <text:p>241</text:p>
          </table:table-cell>
          <table:table-cell office:value-type="float" office:value="569">
            <text:p>569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220507">
            <text:p>-0.0220507</text:p>
          </table:table-cell>
          <table:table-cell office:value-type="float" office:value="0.069138">
            <text:p>0.069138</text:p>
          </table:table-cell>
          <table:table-cell office:value-type="float" office:value="-0.240749">
            <text:p>-0.240749</text:p>
          </table:table-cell>
          <table:table-cell office:value-type="float" office:value="0.253662">
            <text:p>0.253662</text:p>
          </table:table-cell>
          <table:table-cell table:formula="of:=[.B467]*[.$O$1]" office:value-type="float" office:value="-0.1095">
            <text:p>-0.1095</text:p>
          </table:table-cell>
          <table:table-cell table:formula="of:=[.C467]*[.$O$1]" office:value-type="float" office:value="0.1345">
            <text:p>0.1345</text:p>
          </table:table-cell>
          <table:table-cell table:formula="of:=[.L467]+[.H467]" office:value-type="float" office:value="-0.1315507">
            <text:p>-0.1315507</text:p>
          </table:table-cell>
          <table:table-cell table:formula="of:=[.M467]+[.I467]" office:value-type="float" office:value="0.203638">
            <text:p>0.20363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50">
            <text:p>-250</text:p>
          </table:table-cell>
          <table:table-cell office:value-type="float" office:value="248">
            <text:p>248</text:p>
          </table:table-cell>
          <table:table-cell office:value-type="float" office:value="198">
            <text:p>198</text:p>
          </table:table-cell>
          <table:table-cell office:value-type="float" office:value="536">
            <text:p>536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206113">
            <text:p>-0.0206113</text:p>
          </table:table-cell>
          <table:table-cell office:value-type="float" office:value="0.0772895">
            <text:p>0.0772895</text:p>
          </table:table-cell>
          <table:table-cell office:value-type="float" office:value="-0.279389">
            <text:p>-0.279389</text:p>
          </table:table-cell>
          <table:table-cell office:value-type="float" office:value="0.22031">
            <text:p>0.22031</text:p>
          </table:table-cell>
          <table:table-cell table:formula="of:=[.B468]*[.$O$1]" office:value-type="float" office:value="-0.125">
            <text:p>-0.125</text:p>
          </table:table-cell>
          <table:table-cell table:formula="of:=[.C468]*[.$O$1]" office:value-type="float" office:value="0.124">
            <text:p>0.124</text:p>
          </table:table-cell>
          <table:table-cell table:formula="of:=[.L468]+[.H468]" office:value-type="float" office:value="-0.1456113">
            <text:p>-0.1456113</text:p>
          </table:table-cell>
          <table:table-cell table:formula="of:=[.M468]+[.I468]" office:value-type="float" office:value="0.2012895">
            <text:p>0.201289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95">
            <text:p>-295</text:p>
          </table:table-cell>
          <table:table-cell office:value-type="float" office:value="238">
            <text:p>238</text:p>
          </table:table-cell>
          <table:table-cell office:value-type="float" office:value="146">
            <text:p>146</text:p>
          </table:table-cell>
          <table:table-cell office:value-type="float" office:value="519">
            <text:p>519</text:p>
          </table:table-cell>
          <table:table-cell table:number-columns-repeated="2" office:value-type="float" office:value="398">
            <text:p>398</text:p>
          </table:table-cell>
          <table:table-cell office:value-type="float" office:value="-0.01679">
            <text:p>-0.01679</text:p>
          </table:table-cell>
          <table:table-cell office:value-type="float" office:value="0.0815175">
            <text:p>0.0815175</text:p>
          </table:table-cell>
          <table:table-cell office:value-type="float" office:value="-0.33721">
            <text:p>-0.33721</text:p>
          </table:table-cell>
          <table:table-cell office:value-type="float" office:value="0.204083">
            <text:p>0.204083</text:p>
          </table:table-cell>
          <table:table-cell table:formula="of:=[.B469]*[.$O$1]" office:value-type="float" office:value="-0.1475">
            <text:p>-0.1475</text:p>
          </table:table-cell>
          <table:table-cell table:formula="of:=[.C469]*[.$O$1]" office:value-type="float" office:value="0.119">
            <text:p>0.119</text:p>
          </table:table-cell>
          <table:table-cell table:formula="of:=[.L469]+[.H469]" office:value-type="float" office:value="-0.16429">
            <text:p>-0.16429</text:p>
          </table:table-cell>
          <table:table-cell table:formula="of:=[.M469]+[.I469]" office:value-type="float" office:value="0.2005175">
            <text:p>0.200517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32">
            <text:p>-332</text:p>
          </table:table-cell>
          <table:table-cell office:value-type="float" office:value="241">
            <text:p>241</text:p>
          </table:table-cell>
          <table:table-cell office:value-type="float" office:value="108">
            <text:p>108</text:p>
          </table:table-cell>
          <table:table-cell office:value-type="float" office:value="521">
            <text:p>521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100325">
            <text:p>-0.0100325</text:p>
          </table:table-cell>
          <table:table-cell office:value-type="float" office:value="0.0788561">
            <text:p>0.0788561</text:p>
          </table:table-cell>
          <table:table-cell office:value-type="float" office:value="-0.388368">
            <text:p>-0.388368</text:p>
          </table:table-cell>
          <table:table-cell office:value-type="float" office:value="0.210344">
            <text:p>0.210344</text:p>
          </table:table-cell>
          <table:table-cell table:formula="of:=[.B470]*[.$O$1]" office:value-type="float" office:value="-0.166">
            <text:p>-0.166</text:p>
          </table:table-cell>
          <table:table-cell table:formula="of:=[.C470]*[.$O$1]" office:value-type="float" office:value="0.1205">
            <text:p>0.1205</text:p>
          </table:table-cell>
          <table:table-cell table:formula="of:=[.L470]+[.H470]" office:value-type="float" office:value="-0.1760325">
            <text:p>-0.1760325</text:p>
          </table:table-cell>
          <table:table-cell table:formula="of:=[.M470]+[.I470]" office:value-type="float" office:value="0.1993561">
            <text:p>0.199356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74">
            <text:p>-374</text:p>
          </table:table-cell>
          <table:table-cell office:value-type="float" office:value="243">
            <text:p>243</text:p>
          </table:table-cell>
          <table:table-cell office:value-type="float" office:value="71">
            <text:p>71</text:p>
          </table:table-cell>
          <table:table-cell office:value-type="float" office:value="528">
            <text:p>528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0375661">
            <text:p>-0.00375661</text:p>
          </table:table-cell>
          <table:table-cell office:value-type="float" office:value="0.0778764">
            <text:p>0.0778764</text:p>
          </table:table-cell>
          <table:table-cell office:value-type="float" office:value="-0.445043">
            <text:p>-0.445043</text:p>
          </table:table-cell>
          <table:table-cell office:value-type="float" office:value="0.213724">
            <text:p>0.213724</text:p>
          </table:table-cell>
          <table:table-cell table:formula="of:=[.B471]*[.$O$1]" office:value-type="float" office:value="-0.187">
            <text:p>-0.187</text:p>
          </table:table-cell>
          <table:table-cell table:formula="of:=[.C471]*[.$O$1]" office:value-type="float" office:value="0.1215">
            <text:p>0.1215</text:p>
          </table:table-cell>
          <table:table-cell table:formula="of:=[.L471]+[.H471]" office:value-type="float" office:value="-0.19075661">
            <text:p>-0.19075661</text:p>
          </table:table-cell>
          <table:table-cell table:formula="of:=[.M471]+[.I471]" office:value-type="float" office:value="0.1993764">
            <text:p>0.1993764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04">
            <text:p>-404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546">
            <text:p>546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00177348">
            <text:p>-0.00177348</text:p>
          </table:table-cell>
          <table:table-cell office:value-type="float" office:value="0.0762953">
            <text:p>0.0762953</text:p>
          </table:table-cell>
          <table:table-cell office:value-type="float" office:value="-0.483027">
            <text:p>-0.483027</text:p>
          </table:table-cell>
          <table:table-cell office:value-type="float" office:value="0.223705">
            <text:p>0.223705</text:p>
          </table:table-cell>
          <table:table-cell table:formula="of:=[.B472]*[.$O$1]" office:value-type="float" office:value="-0.202">
            <text:p>-0.202</text:p>
          </table:table-cell>
          <table:table-cell table:formula="of:=[.C472]*[.$O$1]" office:value-type="float" office:value="0.125">
            <text:p>0.125</text:p>
          </table:table-cell>
          <table:table-cell table:formula="of:=[.L472]+[.H472]" office:value-type="float" office:value="-0.20377348">
            <text:p>-0.20377348</text:p>
          </table:table-cell>
          <table:table-cell table:formula="of:=[.M472]+[.I472]" office:value-type="float" office:value="0.2012953">
            <text:p>0.201295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8">
            <text:p>-428</text:p>
          </table:table-cell>
          <table:table-cell office:value-type="float" office:value="257">
            <text:p>257</text:p>
          </table:table-cell>
          <table:table-cell office:value-type="float" office:value="31">
            <text:p>31</text:p>
          </table:table-cell>
          <table:table-cell office:value-type="float" office:value="556">
            <text:p>556</text:p>
          </table:table-cell>
          <table:table-cell table:number-columns-repeated="2" office:value-type="float" office:value="362">
            <text:p>362</text:p>
          </table:table-cell>
          <table:table-cell office:value-type="float" office:value="-0.00111355">
            <text:p>-0.00111355</text:p>
          </table:table-cell>
          <table:table-cell office:value-type="float" office:value="0.0712992">
            <text:p>0.0712992</text:p>
          </table:table-cell>
          <table:table-cell office:value-type="float" office:value="-0.512487">
            <text:p>-0.512487</text:p>
          </table:table-cell>
          <table:table-cell office:value-type="float" office:value="0.237101">
            <text:p>0.237101</text:p>
          </table:table-cell>
          <table:table-cell table:formula="of:=[.B473]*[.$O$1]" office:value-type="float" office:value="-0.214">
            <text:p>-0.214</text:p>
          </table:table-cell>
          <table:table-cell table:formula="of:=[.C473]*[.$O$1]" office:value-type="float" office:value="0.1285">
            <text:p>0.1285</text:p>
          </table:table-cell>
          <table:table-cell table:formula="of:=[.L473]+[.H473]" office:value-type="float" office:value="-0.21511355">
            <text:p>-0.21511355</text:p>
          </table:table-cell>
          <table:table-cell table:formula="of:=[.M473]+[.I473]" office:value-type="float" office:value="0.1997992">
            <text:p>0.1997992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51">
            <text:p>-451</text:p>
          </table:table-cell>
          <table:table-cell office:value-type="float" office:value="268">
            <text:p>268</text:p>
          </table:table-cell>
          <table:table-cell office:value-type="float" office:value="7">
            <text:p>7</text:p>
          </table:table-cell>
          <table:table-cell office:value-type="float" office:value="566">
            <text:p>566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00806893">
            <text:p>-0.000806893</text:p>
          </table:table-cell>
          <table:table-cell office:value-type="float" office:value="0.0646807">
            <text:p>0.0646807</text:p>
          </table:table-cell>
          <table:table-cell office:value-type="float" office:value="-0.540393">
            <text:p>-0.540393</text:p>
          </table:table-cell>
          <table:table-cell office:value-type="float" office:value="0.256919">
            <text:p>0.256919</text:p>
          </table:table-cell>
          <table:table-cell table:formula="of:=[.B474]*[.$O$1]" office:value-type="float" office:value="-0.2255">
            <text:p>-0.2255</text:p>
          </table:table-cell>
          <table:table-cell table:formula="of:=[.C474]*[.$O$1]" office:value-type="float" office:value="0.134">
            <text:p>0.134</text:p>
          </table:table-cell>
          <table:table-cell table:formula="of:=[.L474]+[.H474]" office:value-type="float" office:value="-0.226306893">
            <text:p>-0.226306893</text:p>
          </table:table-cell>
          <table:table-cell table:formula="of:=[.M474]+[.I474]" office:value-type="float" office:value="0.1986807">
            <text:p>0.1986807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464">
            <text:p>-464</text:p>
          </table:table-cell>
          <table:table-cell office:value-type="float" office:value="265">
            <text:p>265</text:p>
          </table:table-cell>
          <table:table-cell office:value-type="float" office:value="52">
            <text:p>52</text:p>
          </table:table-cell>
          <table:table-cell office:value-type="float" office:value="621">
            <text:p>621</text:p>
          </table:table-cell>
          <table:table-cell table:number-columns-repeated="2" office:value-type="float" office:value="249">
            <text:p>249</text:p>
          </table:table-cell>
          <table:table-cell office:value-type="float" office:value="0.00228221">
            <text:p>0.00228221</text:p>
          </table:table-cell>
          <table:table-cell office:value-type="float" office:value="0.0654826">
            <text:p>0.0654826</text:p>
          </table:table-cell>
          <table:table-cell office:value-type="float" office:value="-0.559082">
            <text:p>-0.559082</text:p>
          </table:table-cell>
          <table:table-cell office:value-type="float" office:value="0.252517">
            <text:p>0.252517</text:p>
          </table:table-cell>
          <table:table-cell table:formula="of:=[.B475]*[.$O$1]" office:value-type="float" office:value="-0.232">
            <text:p>-0.232</text:p>
          </table:table-cell>
          <table:table-cell table:formula="of:=[.C475]*[.$O$1]" office:value-type="float" office:value="0.1325">
            <text:p>0.1325</text:p>
          </table:table-cell>
          <table:table-cell table:formula="of:=[.L475]+[.H475]" office:value-type="float" office:value="-0.22971779">
            <text:p>-0.22971779</text:p>
          </table:table-cell>
          <table:table-cell table:formula="of:=[.M475]+[.I475]" office:value-type="float" office:value="0.1979826">
            <text:p>0.1979826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482">
            <text:p>-482</text:p>
          </table:table-cell>
          <table:table-cell office:value-type="float" office:value="256">
            <text:p>256</text:p>
          </table:table-cell>
          <table:table-cell office:value-type="float" office:value="45">
            <text:p>45</text:p>
          </table:table-cell>
          <table:table-cell office:value-type="float" office:value="623">
            <text:p>623</text:p>
          </table:table-cell>
          <table:table-cell table:number-columns-repeated="2" office:value-type="float" office:value="227">
            <text:p>227</text:p>
          </table:table-cell>
          <table:table-cell office:value-type="float" office:value="0.00666748">
            <text:p>0.00666748</text:p>
          </table:table-cell>
          <table:table-cell office:value-type="float" office:value="0.0670208">
            <text:p>0.0670208</text:p>
          </table:table-cell>
          <table:table-cell office:value-type="float" office:value="-0.585068">
            <text:p>-0.585068</text:p>
          </table:table-cell>
          <table:table-cell office:value-type="float" office:value="0.240179">
            <text:p>0.240179</text:p>
          </table:table-cell>
          <table:table-cell table:formula="of:=[.B476]*[.$O$1]" office:value-type="float" office:value="-0.241">
            <text:p>-0.241</text:p>
          </table:table-cell>
          <table:table-cell table:formula="of:=[.C476]*[.$O$1]" office:value-type="float" office:value="0.128">
            <text:p>0.128</text:p>
          </table:table-cell>
          <table:table-cell table:formula="of:=[.L476]+[.H476]" office:value-type="float" office:value="-0.23433252">
            <text:p>-0.23433252</text:p>
          </table:table-cell>
          <table:table-cell table:formula="of:=[.M476]+[.I476]" office:value-type="float" office:value="0.1950208">
            <text:p>0.1950208</text:p>
          </table:table-cell>
          <table:table-cell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-500">
            <text:p>-500</text:p>
          </table:table-cell>
          <table:table-cell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625">
            <text:p>625</text:p>
          </table:table-cell>
          <table:table-cell table:number-columns-repeated="2" office:value-type="float" office:value="209">
            <text:p>209</text:p>
          </table:table-cell>
          <table:table-cell office:value-type="float" office:value="0.009887">
            <text:p>0.009887</text:p>
          </table:table-cell>
          <table:table-cell office:value-type="float" office:value="0.070136">
            <text:p>0.070136</text:p>
          </table:table-cell>
          <table:table-cell office:value-type="float" office:value="-0.609887">
            <text:p>-0.609887</text:p>
          </table:table-cell>
          <table:table-cell office:value-type="float" office:value="0.228664">
            <text:p>0.228664</text:p>
          </table:table-cell>
          <table:table-cell table:formula="of:=[.B477]*[.$O$1]" office:value-type="float" office:value="-0.25">
            <text:p>-0.25</text:p>
          </table:table-cell>
          <table:table-cell table:formula="of:=[.C477]*[.$O$1]" office:value-type="float" office:value="0.1245">
            <text:p>0.1245</text:p>
          </table:table-cell>
          <table:table-cell table:formula="of:=[.L477]+[.H477]" office:value-type="float" office:value="-0.240113">
            <text:p>-0.240113</text:p>
          </table:table-cell>
          <table:table-cell table:formula="of:=[.M477]+[.I477]" office:value-type="float" office:value="0.194636">
            <text:p>0.194636</text:p>
          </table:table-cell>
          <table:table-cell table:number-columns-repeated="2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-514">
            <text:p>-514</text:p>
          </table:table-cell>
          <table:table-cell office:value-type="float" office:value="244">
            <text:p>244</text:p>
          </table:table-cell>
          <table:table-cell office:value-type="float" office:value="30">
            <text:p>30</text:p>
          </table:table-cell>
          <table:table-cell office:value-type="float" office:value="628">
            <text:p>628</text:p>
          </table:table-cell>
          <table:table-cell table:number-columns-repeated="2" office:value-type="float" office:value="192">
            <text:p>192</text:p>
          </table:table-cell>
          <table:table-cell office:value-type="float" office:value="0.0108624">
            <text:p>0.0108624</text:p>
          </table:table-cell>
          <table:table-cell office:value-type="float" office:value="0.0724683">
            <text:p>0.0724683</text:p>
          </table:table-cell>
          <table:table-cell office:value-type="float" office:value="-0.627662">
            <text:p>-0.627662</text:p>
          </table:table-cell>
          <table:table-cell office:value-type="float" office:value="0.220332">
            <text:p>0.220332</text:p>
          </table:table-cell>
          <table:table-cell table:formula="of:=[.B478]*[.$O$1]" office:value-type="float" office:value="-0.257">
            <text:p>-0.257</text:p>
          </table:table-cell>
          <table:table-cell table:formula="of:=[.C478]*[.$O$1]" office:value-type="float" office:value="0.122">
            <text:p>0.122</text:p>
          </table:table-cell>
          <table:table-cell table:formula="of:=[.L478]+[.H478]" office:value-type="float" office:value="-0.2461376">
            <text:p>-0.2461376</text:p>
          </table:table-cell>
          <table:table-cell table:formula="of:=[.M478]+[.I478]" office:value-type="float" office:value="0.1944683">
            <text:p>0.1944683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25">
            <text:p>-525</text:p>
          </table:table-cell>
          <table:table-cell office:value-type="float" office:value="239">
            <text:p>239</text:p>
          </table:table-cell>
          <table:table-cell office:value-type="float" office:value="13">
            <text:p>13</text:p>
          </table:table-cell>
          <table:table-cell office:value-type="float" office:value="617">
            <text:p>617</text:p>
          </table:table-cell>
          <table:table-cell table:number-columns-repeated="2" office:value-type="float" office:value="204">
            <text:p>204</text:p>
          </table:table-cell>
          <table:table-cell office:value-type="float" office:value="0.00995788">
            <text:p>0.00995788</text:p>
          </table:table-cell>
          <table:table-cell office:value-type="float" office:value="0.0720368">
            <text:p>0.0720368</text:p>
          </table:table-cell>
          <table:table-cell office:value-type="float" office:value="-0.639958">
            <text:p>-0.639958</text:p>
          </table:table-cell>
          <table:table-cell office:value-type="float" office:value="0.214763">
            <text:p>0.214763</text:p>
          </table:table-cell>
          <table:table-cell table:formula="of:=[.B479]*[.$O$1]" office:value-type="float" office:value="-0.2625">
            <text:p>-0.2625</text:p>
          </table:table-cell>
          <table:table-cell table:formula="of:=[.C479]*[.$O$1]" office:value-type="float" office:value="0.1195">
            <text:p>0.1195</text:p>
          </table:table-cell>
          <table:table-cell table:formula="of:=[.L479]+[.H479]" office:value-type="float" office:value="-0.25254212">
            <text:p>-0.25254212</text:p>
          </table:table-cell>
          <table:table-cell table:formula="of:=[.M479]+[.I479]" office:value-type="float" office:value="0.1915368">
            <text:p>0.1915368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31">
            <text:p>-531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86">
            <text:p>186</text:p>
          </table:table-cell>
          <table:table-cell office:value-type="float" office:value="0.00920821">
            <text:p>0.00920821</text:p>
          </table:table-cell>
          <table:table-cell office:value-type="float" office:value="0.0713922">
            <text:p>0.0713922</text:p>
          </table:table-cell>
          <table:table-cell office:value-type="float" office:value="-0.646408">
            <text:p>-0.646408</text:p>
          </table:table-cell>
          <table:table-cell office:value-type="float" office:value="0.216608">
            <text:p>0.216608</text:p>
          </table:table-cell>
          <table:table-cell table:formula="of:=[.B480]*[.$O$1]" office:value-type="float" office:value="-0.2655">
            <text:p>-0.2655</text:p>
          </table:table-cell>
          <table:table-cell table:formula="of:=[.C480]*[.$O$1]" office:value-type="float" office:value="0.12">
            <text:p>0.12</text:p>
          </table:table-cell>
          <table:table-cell table:formula="of:=[.L480]+[.H480]" office:value-type="float" office:value="-0.25629179">
            <text:p>-0.25629179</text:p>
          </table:table-cell>
          <table:table-cell table:formula="of:=[.M480]+[.I480]" office:value-type="float" office:value="0.1913922">
            <text:p>0.1913922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37">
            <text:p>-537</text:p>
          </table:table-cell>
          <table:table-cell office:value-type="float" office:value="238">
            <text:p>238</text:p>
          </table:table-cell>
          <table:table-cell office:value-type="float" office:value="9">
            <text:p>9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88">
            <text:p>188</text:p>
          </table:table-cell>
          <table:table-cell office:value-type="float" office:value="0.0114669">
            <text:p>0.0114669</text:p>
          </table:table-cell>
          <table:table-cell office:value-type="float" office:value="0.0707713">
            <text:p>0.0707713</text:p>
          </table:table-cell>
          <table:table-cell office:value-type="float" office:value="-0.655867">
            <text:p>-0.655867</text:p>
          </table:table-cell>
          <table:table-cell office:value-type="float" office:value="0.214829">
            <text:p>0.214829</text:p>
          </table:table-cell>
          <table:table-cell table:formula="of:=[.B481]*[.$O$1]" office:value-type="float" office:value="-0.2685">
            <text:p>-0.2685</text:p>
          </table:table-cell>
          <table:table-cell table:formula="of:=[.C481]*[.$O$1]" office:value-type="float" office:value="0.119">
            <text:p>0.119</text:p>
          </table:table-cell>
          <table:table-cell table:formula="of:=[.L481]+[.H481]" office:value-type="float" office:value="-0.2570331">
            <text:p>-0.2570331</text:p>
          </table:table-cell>
          <table:table-cell table:formula="of:=[.M481]+[.I481]" office:value-type="float" office:value="0.1897713">
            <text:p>0.1897713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44">
            <text:p>-544</text:p>
          </table:table-cell>
          <table:table-cell office:value-type="float" office:value="239">
            <text:p>239</text:p>
          </table:table-cell>
          <table:table-cell office:value-type="float" office:value="8">
            <text:p>8</text:p>
          </table:table-cell>
          <table:table-cell office:value-type="float" office:value="631">
            <text:p>631</text:p>
          </table:table-cell>
          <table:table-cell table:number-columns-repeated="2" office:value-type="float" office:value="176">
            <text:p>176</text:p>
          </table:table-cell>
          <table:table-cell office:value-type="float" office:value="0.0138062">
            <text:p>0.0138062</text:p>
          </table:table-cell>
          <table:table-cell office:value-type="float" office:value="0.0722968">
            <text:p>0.0722968</text:p>
          </table:table-cell>
          <table:table-cell office:value-type="float" office:value="-0.666606">
            <text:p>-0.666606</text:p>
          </table:table-cell>
          <table:table-cell office:value-type="float" office:value="0.214503">
            <text:p>0.214503</text:p>
          </table:table-cell>
          <table:table-cell table:formula="of:=[.B482]*[.$O$1]" office:value-type="float" office:value="-0.272">
            <text:p>-0.272</text:p>
          </table:table-cell>
          <table:table-cell table:formula="of:=[.C482]*[.$O$1]" office:value-type="float" office:value="0.1195">
            <text:p>0.1195</text:p>
          </table:table-cell>
          <table:table-cell table:formula="of:=[.L482]+[.H482]" office:value-type="float" office:value="-0.2581938">
            <text:p>-0.2581938</text:p>
          </table:table-cell>
          <table:table-cell table:formula="of:=[.M482]+[.I482]" office:value-type="float" office:value="0.1917968">
            <text:p>0.1917968</text:p>
          </table:table-cell>
          <table:table-cell table:number-columns-repeated="2"/>
        </table:table-row>
        <table:table-row table:style-name="ro2">
          <table:table-cell table:style-name="ce1" office:value-type="float" office:value="-927">
            <text:p>-927</text:p>
          </table:table-cell>
          <table:table-cell office:value-type="float" office:value="-551">
            <text:p>-551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.0117215">
            <text:p>0.0117215</text:p>
          </table:table-cell>
          <table:table-cell office:value-type="float" office:value="0.077147">
            <text:p>0.077147</text:p>
          </table:table-cell>
          <table:table-cell office:value-type="float" office:value="-0.672922">
            <text:p>-0.672922</text:p>
          </table:table-cell>
          <table:table-cell office:value-type="float" office:value="0.201253">
            <text:p>0.201253</text:p>
          </table:table-cell>
          <table:table-cell table:formula="of:=[.B483]*[.$O$1]" office:value-type="float" office:value="-0.2755">
            <text:p>-0.2755</text:p>
          </table:table-cell>
          <table:table-cell table:formula="of:=[.C483]*[.$O$1]" office:value-type="float" office:value="0.116">
            <text:p>0.116</text:p>
          </table:table-cell>
          <table:table-cell table:formula="of:=[.L483]+[.H483]" office:value-type="float" office:value="-0.2637785">
            <text:p>-0.2637785</text:p>
          </table:table-cell>
          <table:table-cell table:formula="of:=[.M483]+[.I483]" office:value-type="float" office:value="0.193147">
            <text:p>0.193147</text:p>
          </table:table-cell>
          <table:table-cell table:number-columns-repeated="2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551">
            <text:p>-551</text:p>
          </table:table-cell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.00891465">
            <text:p>0.00891465</text:p>
          </table:table-cell>
          <table:table-cell office:value-type="float" office:value="0.0810212">
            <text:p>0.0810212</text:p>
          </table:table-cell>
          <table:table-cell office:value-type="float" office:value="-0.670115">
            <text:p>-0.670115</text:p>
          </table:table-cell>
          <table:table-cell office:value-type="float" office:value="0.184179">
            <text:p>0.184179</text:p>
          </table:table-cell>
          <table:table-cell table:formula="of:=[.B484]*[.$O$1]" office:value-type="float" office:value="-0.2755">
            <text:p>-0.2755</text:p>
          </table:table-cell>
          <table:table-cell table:formula="of:=[.C484]*[.$O$1]" office:value-type="float" office:value="0.1105">
            <text:p>0.1105</text:p>
          </table:table-cell>
          <table:table-cell table:formula="of:=[.L484]+[.H484]" office:value-type="float" office:value="-0.26658535">
            <text:p>-0.26658535</text:p>
          </table:table-cell>
          <table:table-cell table:formula="of:=[.M484]+[.I484]" office:value-type="float" office:value="0.1915212">
            <text:p>0.1915212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51">
            <text:p>-551</text:p>
          </table:table-cell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.00610828">
            <text:p>0.00610828</text:p>
          </table:table-cell>
          <table:table-cell office:value-type="float" office:value="0.0820055">
            <text:p>0.0820055</text:p>
          </table:table-cell>
          <table:table-cell office:value-type="float" office:value="-0.667308">
            <text:p>-0.667308</text:p>
          </table:table-cell>
          <table:table-cell office:value-type="float" office:value="0.171195">
            <text:p>0.171195</text:p>
          </table:table-cell>
          <table:table-cell table:formula="of:=[.B485]*[.$O$1]" office:value-type="float" office:value="-0.2755">
            <text:p>-0.2755</text:p>
          </table:table-cell>
          <table:table-cell table:formula="of:=[.C485]*[.$O$1]" office:value-type="float" office:value="0.1055">
            <text:p>0.1055</text:p>
          </table:table-cell>
          <table:table-cell table:formula="of:=[.L485]+[.H485]" office:value-type="float" office:value="-0.26939172">
            <text:p>-0.26939172</text:p>
          </table:table-cell>
          <table:table-cell table:formula="of:=[.M485]+[.I485]" office:value-type="float" office:value="0.1875055">
            <text:p>0.1875055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54">
            <text:p>-554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float" office:value="604">
            <text:p>604</text:p>
          </table:table-cell>
          <table:table-cell table:number-columns-repeated="2" office:value-type="float" office:value="165">
            <text:p>165</text:p>
          </table:table-cell>
          <table:table-cell office:value-type="float" office:value="0.00568975">
            <text:p>0.00568975</text:p>
          </table:table-cell>
          <table:table-cell office:value-type="float" office:value="0.0808397">
            <text:p>0.0808397</text:p>
          </table:table-cell>
          <table:table-cell office:value-type="float" office:value="-0.67049">
            <text:p>-0.67049</text:p>
          </table:table-cell>
          <table:table-cell office:value-type="float" office:value="0.16636">
            <text:p>0.16636</text:p>
          </table:table-cell>
          <table:table-cell table:formula="of:=[.B486]*[.$O$1]" office:value-type="float" office:value="-0.277">
            <text:p>-0.277</text:p>
          </table:table-cell>
          <table:table-cell table:formula="of:=[.C486]*[.$O$1]" office:value-type="float" office:value="0.103">
            <text:p>0.103</text:p>
          </table:table-cell>
          <table:table-cell table:formula="of:=[.L486]+[.H486]" office:value-type="float" office:value="-0.27131025">
            <text:p>-0.27131025</text:p>
          </table:table-cell>
          <table:table-cell table:formula="of:=[.M486]+[.I486]" office:value-type="float" office:value="0.1838397">
            <text:p>0.1838397</text:p>
          </table:table-cell>
          <table:table-cell table:number-columns-repeated="2"/>
        </table:table-row>
        <table:table-row table:style-name="ro2">
          <table:table-cell table:style-name="ce1" office:value-type="float" office:value="295">
            <text:p>295</text:p>
          </table:table-cell>
          <table:table-cell office:value-type="float" office:value="-563">
            <text:p>-563</text:p>
          </table:table-cell>
          <table:table-cell office:value-type="float" office:value="207">
            <text:p>207</text:p>
          </table:table-cell>
          <table:table-cell office:value-type="float" office:value="17">
            <text:p>17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20">
            <text:p>120</text:p>
          </table:table-cell>
          <table:table-cell office:value-type="float" office:value="0.00741173">
            <text:p>0.00741173</text:p>
          </table:table-cell>
          <table:table-cell office:value-type="float" office:value="0.0755558">
            <text:p>0.0755558</text:p>
          </table:table-cell>
          <table:table-cell office:value-type="float" office:value="-0.683012">
            <text:p>-0.683012</text:p>
          </table:table-cell>
          <table:table-cell office:value-type="float" office:value="0.172844">
            <text:p>0.172844</text:p>
          </table:table-cell>
          <table:table-cell table:formula="of:=[.B487]*[.$O$1]" office:value-type="float" office:value="-0.2815">
            <text:p>-0.2815</text:p>
          </table:table-cell>
          <table:table-cell table:formula="of:=[.C487]*[.$O$1]" office:value-type="float" office:value="0.1035">
            <text:p>0.1035</text:p>
          </table:table-cell>
          <table:table-cell table:formula="of:=[.L487]+[.H487]" office:value-type="float" office:value="-0.27408827">
            <text:p>-0.27408827</text:p>
          </table:table-cell>
          <table:table-cell table:formula="of:=[.M487]+[.I487]" office:value-type="float" office:value="0.1790558">
            <text:p>0.1790558</text:p>
          </table:table-cell>
          <table:table-cell table:number-columns-repeated="2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-576">
            <text:p>-576</text:p>
          </table:table-cell>
          <table:table-cell office:value-type="float" office:value="209">
            <text:p>209</text:p>
          </table:table-cell>
          <table:table-cell office:value-type="float" office:value="14">
            <text:p>14</text:p>
          </table:table-cell>
          <table:table-cell office:value-type="float" office:value="639">
            <text:p>63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00126556">
            <text:p>0.00126556</text:p>
          </table:table-cell>
          <table:table-cell office:value-type="float" office:value="0.0692118">
            <text:p>0.0692118</text:p>
          </table:table-cell>
          <table:table-cell office:value-type="float" office:value="-0.692466">
            <text:p>-0.692466</text:p>
          </table:table-cell>
          <table:table-cell office:value-type="float" office:value="0.181588">
            <text:p>0.181588</text:p>
          </table:table-cell>
          <table:table-cell table:formula="of:=[.B488]*[.$O$1]" office:value-type="float" office:value="-0.288">
            <text:p>-0.288</text:p>
          </table:table-cell>
          <table:table-cell table:formula="of:=[.C488]*[.$O$1]" office:value-type="float" office:value="0.1045">
            <text:p>0.1045</text:p>
          </table:table-cell>
          <table:table-cell table:formula="of:=[.L488]+[.H488]" office:value-type="float" office:value="-0.28673444">
            <text:p>-0.28673444</text:p>
          </table:table-cell>
          <table:table-cell table:formula="of:=[.M488]+[.I488]" office:value-type="float" office:value="0.1737118">
            <text:p>0.1737118</text:p>
          </table:table-cell>
          <table:table-cell table:number-columns-repeated="2"/>
        </table:table-row>
        <table:table-row table:style-name="ro2">
          <table:table-cell table:style-name="ce1" office:value-type="float" office:value="-704">
            <text:p>-704</text:p>
          </table:table-cell>
          <table:table-cell office:value-type="float" office:value="-586">
            <text:p>-586</text:p>
          </table:table-cell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  <table:table-cell office:value-type="float" office:value="644">
            <text:p>644</text:p>
          </table:table-cell>
          <table:table-cell table:number-columns-repeated="2" office:value-type="float" office:value="96">
            <text:p>96</text:p>
          </table:table-cell>
          <table:table-cell office:value-type="float" office:value="0.00836459">
            <text:p>0.00836459</text:p>
          </table:table-cell>
          <table:table-cell office:value-type="float" office:value="0.0773358">
            <text:p>0.0773358</text:p>
          </table:table-cell>
          <table:table-cell office:value-type="float" office:value="-0.711565">
            <text:p>-0.711565</text:p>
          </table:table-cell>
          <table:table-cell office:value-type="float" office:value="0.177064">
            <text:p>0.177064</text:p>
          </table:table-cell>
          <table:table-cell table:formula="of:=[.B489]*[.$O$1]" office:value-type="float" office:value="-0.293">
            <text:p>-0.293</text:p>
          </table:table-cell>
          <table:table-cell table:formula="of:=[.C489]*[.$O$1]" office:value-type="float" office:value="0.106">
            <text:p>0.106</text:p>
          </table:table-cell>
          <table:table-cell table:formula="of:=[.L489]+[.H489]" office:value-type="float" office:value="-0.28463541">
            <text:p>-0.28463541</text:p>
          </table:table-cell>
          <table:table-cell table:formula="of:=[.M489]+[.I489]" office:value-type="float" office:value="0.1833358">
            <text:p>0.1833358</text:p>
          </table:table-cell>
          <table:table-cell table:number-columns-repeated="2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-596">
            <text:p>-596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644">
            <text:p>644</text:p>
          </table:table-cell>
          <table:table-cell table:number-columns-repeated="2" office:value-type="float" office:value="85">
            <text:p>85</text:p>
          </table:table-cell>
          <table:table-cell office:value-type="float" office:value="0.000675878">
            <text:p>0.000675878</text:p>
          </table:table-cell>
          <table:table-cell office:value-type="float" office:value="0.0816685">
            <text:p>0.0816685</text:p>
          </table:table-cell>
          <table:table-cell office:value-type="float" office:value="-0.715876">
            <text:p>-0.715876</text:p>
          </table:table-cell>
          <table:table-cell office:value-type="float" office:value="0.165531">
            <text:p>0.165531</text:p>
          </table:table-cell>
          <table:table-cell table:formula="of:=[.B490]*[.$O$1]" office:value-type="float" office:value="-0.298">
            <text:p>-0.298</text:p>
          </table:table-cell>
          <table:table-cell table:formula="of:=[.C490]*[.$O$1]" office:value-type="float" office:value="0.103">
            <text:p>0.103</text:p>
          </table:table-cell>
          <table:table-cell table:formula="of:=[.L490]+[.H490]" office:value-type="float" office:value="-0.297324122">
            <text:p>-0.297324122</text:p>
          </table:table-cell>
          <table:table-cell table:formula="of:=[.M490]+[.I490]" office:value-type="float" office:value="0.1846685">
            <text:p>0.1846685</text:p>
          </table:table-cell>
          <table:table-cell table:number-columns-repeated="2"/>
        </table:table-row>
        <table:table-row table:style-name="ro2">
          <table:table-cell table:style-name="ce1" office:value-type="float" office:value="-704">
            <text:p>-704</text:p>
          </table:table-cell>
          <table:table-cell office:value-type="float" office:value="-584">
            <text:p>-584</text:p>
          </table:table-cell>
          <table:table-cell office:value-type="float" office:value="186">
            <text:p>186</text:p>
          </table:table-cell>
          <table:table-cell office:value-type="float" office:value="10">
            <text:p>10</text:p>
          </table:table-cell>
          <table:table-cell office:value-type="float" office:value="620">
            <text:p>620</text:p>
          </table:table-cell>
          <table:table-cell table:number-columns-repeated="2" office:value-type="float" office:value="92">
            <text:p>92</text:p>
          </table:table-cell>
          <table:table-cell office:value-type="float" office:value="-0.0202419">
            <text:p>-0.0202419</text:p>
          </table:table-cell>
          <table:table-cell office:value-type="float" office:value="0.0860907">
            <text:p>0.0860907</text:p>
          </table:table-cell>
          <table:table-cell office:value-type="float" office:value="-0.680558">
            <text:p>-0.680558</text:p>
          </table:table-cell>
          <table:table-cell office:value-type="float" office:value="0.137109">
            <text:p>0.137109</text:p>
          </table:table-cell>
          <table:table-cell table:formula="of:=[.B491]*[.$O$1]" office:value-type="float" office:value="-0.292">
            <text:p>-0.292</text:p>
          </table:table-cell>
          <table:table-cell table:formula="of:=[.C491]*[.$O$1]" office:value-type="float" office:value="0.093">
            <text:p>0.093</text:p>
          </table:table-cell>
          <table:table-cell table:formula="of:=[.L491]+[.H491]" office:value-type="float" office:value="-0.3122419">
            <text:p>-0.3122419</text:p>
          </table:table-cell>
          <table:table-cell table:formula="of:=[.M491]+[.I491]" office:value-type="float" office:value="0.1790907">
            <text:p>0.179090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07">
            <text:p>-507</text:p>
          </table:table-cell>
          <table:table-cell office:value-type="float" office:value="196">
            <text:p>196</text:p>
          </table:table-cell>
          <table:table-cell office:value-type="float" office:value="26">
            <text:p>26</text:p>
          </table:table-cell>
          <table:table-cell office:value-type="float" office:value="569">
            <text:p>569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0210337">
            <text:p>-0.0210337</text:p>
          </table:table-cell>
          <table:table-cell office:value-type="float" office:value="0.0802698">
            <text:p>0.0802698</text:p>
          </table:table-cell>
          <table:table-cell office:value-type="float" office:value="-0.587366">
            <text:p>-0.587366</text:p>
          </table:table-cell>
          <table:table-cell office:value-type="float" office:value="0.15493">
            <text:p>0.15493</text:p>
          </table:table-cell>
          <table:table-cell table:formula="of:=[.B492]*[.$O$1]" office:value-type="float" office:value="-0.2535">
            <text:p>-0.2535</text:p>
          </table:table-cell>
          <table:table-cell table:formula="of:=[.C492]*[.$O$1]" office:value-type="float" office:value="0.098">
            <text:p>0.098</text:p>
          </table:table-cell>
          <table:table-cell table:formula="of:=[.L492]+[.H492]" office:value-type="float" office:value="-0.2745337">
            <text:p>-0.2745337</text:p>
          </table:table-cell>
          <table:table-cell table:formula="of:=[.M492]+[.I492]" office:value-type="float" office:value="0.1782698">
            <text:p>0.1782698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-413">
            <text:p>-413</text:p>
          </table:table-cell>
          <table:table-cell office:value-type="float" office:value="216">
            <text:p>216</text:p>
          </table:table-cell>
          <table:table-cell office:value-type="float" office:value="32">
            <text:p>32</text:p>
          </table:table-cell>
          <table:table-cell office:value-type="float" office:value="501">
            <text:p>501</text:p>
          </table:table-cell>
          <table:table-cell table:number-columns-repeated="2" office:value-type="float" office:value="391">
            <text:p>391</text:p>
          </table:table-cell>
          <table:table-cell office:value-type="float" office:value="-0.0210337">
            <text:p>-0.0210337</text:p>
          </table:table-cell>
          <table:table-cell office:value-type="float" office:value="0.0802698">
            <text:p>0.0802698</text:p>
          </table:table-cell>
          <table:table-cell office:value-type="float" office:value="-0.474566">
            <text:p>-0.474566</text:p>
          </table:table-cell>
          <table:table-cell office:value-type="float" office:value="0.17893">
            <text:p>0.17893</text:p>
          </table:table-cell>
          <table:table-cell table:formula="of:=[.B493]*[.$O$1]" office:value-type="float" office:value="-0.2065">
            <text:p>-0.2065</text:p>
          </table:table-cell>
          <table:table-cell table:formula="of:=[.C493]*[.$O$1]" office:value-type="float" office:value="0.108">
            <text:p>0.108</text:p>
          </table:table-cell>
          <table:table-cell table:formula="of:=[.L493]+[.H493]" office:value-type="float" office:value="-0.2275337">
            <text:p>-0.2275337</text:p>
          </table:table-cell>
          <table:table-cell table:formula="of:=[.M493]+[.I493]" office:value-type="float" office:value="0.1882698">
            <text:p>0.1882698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320">
            <text:p>-320</text:p>
          </table:table-cell>
          <table:table-cell office:value-type="float" office:value="250">
            <text:p>250</text:p>
          </table:table-cell>
          <table:table-cell office:value-type="float" office:value="124">
            <text:p>124</text:p>
          </table:table-cell>
          <table:table-cell office:value-type="float" office:value="534">
            <text:p>534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0216651">
            <text:p>-0.0216651</text:p>
          </table:table-cell>
          <table:table-cell office:value-type="float" office:value="0.0774731">
            <text:p>0.0774731</text:p>
          </table:table-cell>
          <table:table-cell office:value-type="float" office:value="-0.362335">
            <text:p>-0.362335</text:p>
          </table:table-cell>
          <table:table-cell office:value-type="float" office:value="0.222527">
            <text:p>0.222527</text:p>
          </table:table-cell>
          <table:table-cell table:formula="of:=[.B494]*[.$O$1]" office:value-type="float" office:value="-0.16">
            <text:p>-0.16</text:p>
          </table:table-cell>
          <table:table-cell table:formula="of:=[.C494]*[.$O$1]" office:value-type="float" office:value="0.125">
            <text:p>0.125</text:p>
          </table:table-cell>
          <table:table-cell table:formula="of:=[.L494]+[.H494]" office:value-type="float" office:value="-0.1816651">
            <text:p>-0.1816651</text:p>
          </table:table-cell>
          <table:table-cell table:formula="of:=[.M494]+[.I494]" office:value-type="float" office:value="0.2024731">
            <text:p>0.2024731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299">
            <text:p>-299</text:p>
          </table:table-cell>
          <table:table-cell office:value-type="float" office:value="251">
            <text:p>251</text:p>
          </table:table-cell>
          <table:table-cell office:value-type="float" office:value="148">
            <text:p>148</text:p>
          </table:table-cell>
          <table:table-cell office:value-type="float" office:value="538">
            <text:p>538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221229">
            <text:p>-0.0221229</text:p>
          </table:table-cell>
          <table:table-cell office:value-type="float" office:value="0.076633">
            <text:p>0.076633</text:p>
          </table:table-cell>
          <table:table-cell office:value-type="float" office:value="-0.336677">
            <text:p>-0.336677</text:p>
          </table:table-cell>
          <table:table-cell office:value-type="float" office:value="0.224567">
            <text:p>0.224567</text:p>
          </table:table-cell>
          <table:table-cell table:formula="of:=[.B495]*[.$O$1]" office:value-type="float" office:value="-0.1495">
            <text:p>-0.1495</text:p>
          </table:table-cell>
          <table:table-cell table:formula="of:=[.C495]*[.$O$1]" office:value-type="float" office:value="0.1255">
            <text:p>0.1255</text:p>
          </table:table-cell>
          <table:table-cell table:formula="of:=[.L495]+[.H495]" office:value-type="float" office:value="-0.1716229">
            <text:p>-0.1716229</text:p>
          </table:table-cell>
          <table:table-cell table:formula="of:=[.M495]+[.I495]" office:value-type="float" office:value="0.202133">
            <text:p>0.202133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278">
            <text:p>-278</text:p>
          </table:table-cell>
          <table:table-cell office:value-type="float" office:value="254">
            <text:p>254</text:p>
          </table:table-cell>
          <table:table-cell office:value-type="float" office:value="168">
            <text:p>168</text:p>
          </table:table-cell>
          <table:table-cell office:value-type="float" office:value="540">
            <text:p>540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191408">
            <text:p>-0.0191408</text:p>
          </table:table-cell>
          <table:table-cell office:value-type="float" office:value="0.0792994">
            <text:p>0.0792994</text:p>
          </table:table-cell>
          <table:table-cell office:value-type="float" office:value="-0.314459">
            <text:p>-0.314459</text:p>
          </table:table-cell>
          <table:table-cell office:value-type="float" office:value="0.225501">
            <text:p>0.225501</text:p>
          </table:table-cell>
          <table:table-cell table:formula="of:=[.B496]*[.$O$1]" office:value-type="float" office:value="-0.139">
            <text:p>-0.139</text:p>
          </table:table-cell>
          <table:table-cell table:formula="of:=[.C496]*[.$O$1]" office:value-type="float" office:value="0.127">
            <text:p>0.127</text:p>
          </table:table-cell>
          <table:table-cell table:formula="of:=[.L496]+[.H496]" office:value-type="float" office:value="-0.1581408">
            <text:p>-0.1581408</text:p>
          </table:table-cell>
          <table:table-cell table:formula="of:=[.M496]+[.I496]" office:value-type="float" office:value="0.2062994">
            <text:p>0.206299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50">
            <text:p>-250</text:p>
          </table:table-cell>
          <table:table-cell office:value-type="float" office:value="260">
            <text:p>260</text:p>
          </table:table-cell>
          <table:table-cell office:value-type="float" office:value="198">
            <text:p>198</text:p>
          </table:table-cell>
          <table:table-cell office:value-type="float" office:value="548">
            <text:p>548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192254">
            <text:p>-0.0192254</text:p>
          </table:table-cell>
          <table:table-cell office:value-type="float" office:value="0.0781851">
            <text:p>0.0781851</text:p>
          </table:table-cell>
          <table:table-cell office:value-type="float" office:value="-0.280775">
            <text:p>-0.280775</text:p>
          </table:table-cell>
          <table:table-cell office:value-type="float" office:value="0.233815">
            <text:p>0.233815</text:p>
          </table:table-cell>
          <table:table-cell table:formula="of:=[.B497]*[.$O$1]" office:value-type="float" office:value="-0.125">
            <text:p>-0.125</text:p>
          </table:table-cell>
          <table:table-cell table:formula="of:=[.C497]*[.$O$1]" office:value-type="float" office:value="0.13">
            <text:p>0.13</text:p>
          </table:table-cell>
          <table:table-cell table:formula="of:=[.L497]+[.H497]" office:value-type="float" office:value="-0.1442254">
            <text:p>-0.1442254</text:p>
          </table:table-cell>
          <table:table-cell table:formula="of:=[.M497]+[.I497]" office:value-type="float" office:value="0.2081851">
            <text:p>0.208185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26">
            <text:p>-226</text:p>
          </table:table-cell>
          <table:table-cell office:value-type="float" office:value="267">
            <text:p>267</text:p>
          </table:table-cell>
          <table:table-cell office:value-type="float" office:value="228">
            <text:p>228</text:p>
          </table:table-cell>
          <table:table-cell office:value-type="float" office:value="561">
            <text:p>561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198614">
            <text:p>-0.0198614</text:p>
          </table:table-cell>
          <table:table-cell office:value-type="float" office:value="0.0745944">
            <text:p>0.0745944</text:p>
          </table:table-cell>
          <table:table-cell office:value-type="float" office:value="-0.251339">
            <text:p>-0.251339</text:p>
          </table:table-cell>
          <table:table-cell office:value-type="float" office:value="0.245806">
            <text:p>0.245806</text:p>
          </table:table-cell>
          <table:table-cell table:formula="of:=[.B498]*[.$O$1]" office:value-type="float" office:value="-0.113">
            <text:p>-0.113</text:p>
          </table:table-cell>
          <table:table-cell table:formula="of:=[.C498]*[.$O$1]" office:value-type="float" office:value="0.1335">
            <text:p>0.1335</text:p>
          </table:table-cell>
          <table:table-cell table:formula="of:=[.L498]+[.H498]" office:value-type="float" office:value="-0.1328614">
            <text:p>-0.1328614</text:p>
          </table:table-cell>
          <table:table-cell table:formula="of:=[.M498]+[.I498]" office:value-type="float" office:value="0.2080944">
            <text:p>0.208094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98">
            <text:p>-198</text:p>
          </table:table-cell>
          <table:table-cell office:value-type="float" office:value="271">
            <text:p>271</text:p>
          </table:table-cell>
          <table:table-cell office:value-type="float" office:value="262">
            <text:p>262</text:p>
          </table:table-cell>
          <table:table-cell office:value-type="float" office:value="571">
            <text:p>571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189816">
            <text:p>-0.0189816</text:p>
          </table:table-cell>
          <table:table-cell office:value-type="float" office:value="0.0761564">
            <text:p>0.0761564</text:p>
          </table:table-cell>
          <table:table-cell office:value-type="float" office:value="-0.218618">
            <text:p>-0.218618</text:p>
          </table:table-cell>
          <table:table-cell office:value-type="float" office:value="0.249044">
            <text:p>0.249044</text:p>
          </table:table-cell>
          <table:table-cell table:formula="of:=[.B499]*[.$O$1]" office:value-type="float" office:value="-0.099">
            <text:p>-0.099</text:p>
          </table:table-cell>
          <table:table-cell table:formula="of:=[.C499]*[.$O$1]" office:value-type="float" office:value="0.1355">
            <text:p>0.1355</text:p>
          </table:table-cell>
          <table:table-cell table:formula="of:=[.L499]+[.H499]" office:value-type="float" office:value="-0.1179816">
            <text:p>-0.1179816</text:p>
          </table:table-cell>
          <table:table-cell table:formula="of:=[.M499]+[.I499]" office:value-type="float" office:value="0.2116564">
            <text:p>0.211656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76">
            <text:p>-176</text:p>
          </table:table-cell>
          <table:table-cell office:value-type="float" office:value="271">
            <text:p>271</text:p>
          </table:table-cell>
          <table:table-cell office:value-type="float" office:value="286">
            <text:p>286</text:p>
          </table:table-cell>
          <table:table-cell office:value-type="float" office:value="573">
            <text:p>573</text:p>
          </table:table-cell>
          <table:table-cell table:number-columns-repeated="2" office:value-type="float" office:value="357">
            <text:p>357</text:p>
          </table:table-cell>
          <table:table-cell office:value-type="float" office:value="-0.0179">
            <text:p>-0.0179</text:p>
          </table:table-cell>
          <table:table-cell office:value-type="float" office:value="0.0772781">
            <text:p>0.0772781</text:p>
          </table:table-cell>
          <table:table-cell office:value-type="float" office:value="-0.1933">
            <text:p>-0.1933</text:p>
          </table:table-cell>
          <table:table-cell office:value-type="float" office:value="0.247922">
            <text:p>0.247922</text:p>
          </table:table-cell>
          <table:table-cell table:formula="of:=[.B500]*[.$O$1]" office:value-type="float" office:value="-0.088">
            <text:p>-0.088</text:p>
          </table:table-cell>
          <table:table-cell table:formula="of:=[.C500]*[.$O$1]" office:value-type="float" office:value="0.1355">
            <text:p>0.1355</text:p>
          </table:table-cell>
          <table:table-cell table:formula="of:=[.L500]+[.H500]" office:value-type="float" office:value="-0.1059">
            <text:p>-0.1059</text:p>
          </table:table-cell>
          <table:table-cell table:formula="of:=[.M500]+[.I500]" office:value-type="float" office:value="0.2127781">
            <text:p>0.212778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43">
            <text:p>-143</text:p>
          </table:table-cell>
          <table:table-cell office:value-type="float" office:value="282">
            <text:p>282</text:p>
          </table:table-cell>
          <table:table-cell office:value-type="float" office:value="330">
            <text:p>330</text:p>
          </table:table-cell>
          <table:table-cell office:value-type="float" office:value="595">
            <text:p>595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201442">
            <text:p>-0.0201442</text:p>
          </table:table-cell>
          <table:table-cell office:value-type="float" office:value="0.0722526">
            <text:p>0.0722526</text:p>
          </table:table-cell>
          <table:table-cell office:value-type="float" office:value="-0.151456">
            <text:p>-0.151456</text:p>
          </table:table-cell>
          <table:table-cell office:value-type="float" office:value="0.266147">
            <text:p>0.266147</text:p>
          </table:table-cell>
          <table:table-cell table:formula="of:=[.B501]*[.$O$1]" office:value-type="float" office:value="-0.0715">
            <text:p>-0.0715</text:p>
          </table:table-cell>
          <table:table-cell table:formula="of:=[.C501]*[.$O$1]" office:value-type="float" office:value="0.141">
            <text:p>0.141</text:p>
          </table:table-cell>
          <table:table-cell table:formula="of:=[.L501]+[.H501]" office:value-type="float" office:value="-0.0916442">
            <text:p>-0.0916442</text:p>
          </table:table-cell>
          <table:table-cell table:formula="of:=[.M501]+[.I501]" office:value-type="float" office:value="0.2132526">
            <text:p>0.213252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10">
            <text:p>-110</text:p>
          </table:table-cell>
          <table:table-cell office:value-type="float" office:value="282">
            <text:p>282</text:p>
          </table:table-cell>
          <table:table-cell office:value-type="float" office:value="354">
            <text:p>354</text:p>
          </table:table-cell>
          <table:table-cell office:value-type="float" office:value="586">
            <text:p>586</text:p>
          </table:table-cell>
          <table:table-cell table:number-columns-repeated="2" office:value-type="float" office:value="352">
            <text:p>352</text:p>
          </table:table-cell>
          <table:table-cell office:value-type="float" office:value="-0.0240845">
            <text:p>-0.0240845</text:p>
          </table:table-cell>
          <table:table-cell office:value-type="float" office:value="0.0755478">
            <text:p>0.0755478</text:p>
          </table:table-cell>
          <table:table-cell office:value-type="float" office:value="-0.107915">
            <text:p>-0.107915</text:p>
          </table:table-cell>
          <table:table-cell office:value-type="float" office:value="0.262852">
            <text:p>0.262852</text:p>
          </table:table-cell>
          <table:table-cell table:formula="of:=[.B502]*[.$O$1]" office:value-type="float" office:value="-0.055">
            <text:p>-0.055</text:p>
          </table:table-cell>
          <table:table-cell table:formula="of:=[.C502]*[.$O$1]" office:value-type="float" office:value="0.141">
            <text:p>0.141</text:p>
          </table:table-cell>
          <table:table-cell table:formula="of:=[.L502]+[.H502]" office:value-type="float" office:value="-0.0790845">
            <text:p>-0.0790845</text:p>
          </table:table-cell>
          <table:table-cell table:formula="of:=[.M502]+[.I502]" office:value-type="float" office:value="0.2165478">
            <text:p>0.216547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8">
            <text:p>-78</text:p>
          </table:table-cell>
          <table:table-cell office:value-type="float" office:value="280">
            <text:p>280</text:p>
          </table:table-cell>
          <table:table-cell office:value-type="float" office:value="388">
            <text:p>388</text:p>
          </table:table-cell>
          <table:table-cell office:value-type="float" office:value="586">
            <text:p>586</text:p>
          </table:table-cell>
          <table:table-cell table:number-columns-repeated="2" office:value-type="float" office:value="349">
            <text:p>349</text:p>
          </table:table-cell>
          <table:table-cell office:value-type="float" office:value="-0.0277254">
            <text:p>-0.0277254</text:p>
          </table:table-cell>
          <table:table-cell office:value-type="float" office:value="0.0769379">
            <text:p>0.0769379</text:p>
          </table:table-cell>
          <table:table-cell office:value-type="float" office:value="-0.0658746">
            <text:p>-0.0658746</text:p>
          </table:table-cell>
          <table:table-cell office:value-type="float" office:value="0.259062">
            <text:p>0.259062</text:p>
          </table:table-cell>
          <table:table-cell table:formula="of:=[.B503]*[.$O$1]" office:value-type="float" office:value="-0.039">
            <text:p>-0.039</text:p>
          </table:table-cell>
          <table:table-cell table:formula="of:=[.C503]*[.$O$1]" office:value-type="float" office:value="0.14">
            <text:p>0.14</text:p>
          </table:table-cell>
          <table:table-cell table:formula="of:=[.L503]+[.H503]" office:value-type="float" office:value="-0.0667254">
            <text:p>-0.0667254</text:p>
          </table:table-cell>
          <table:table-cell table:formula="of:=[.M503]+[.I503]" office:value-type="float" office:value="0.2169379">
            <text:p>0.216937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2">
            <text:p>-52</text:p>
          </table:table-cell>
          <table:table-cell office:value-type="float" office:value="293">
            <text:p>293</text:p>
          </table:table-cell>
          <table:table-cell office:value-type="float" office:value="421">
            <text:p>421</text:p>
          </table:table-cell>
          <table:table-cell office:value-type="float" office:value="606">
            <text:p>606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302267">
            <text:p>-0.0302267</text:p>
          </table:table-cell>
          <table:table-cell office:value-type="float" office:value="0.0677202">
            <text:p>0.0677202</text:p>
          </table:table-cell>
          <table:table-cell office:value-type="float" office:value="-0.0321733">
            <text:p>-0.0321733</text:p>
          </table:table-cell>
          <table:table-cell office:value-type="float" office:value="0.28388">
            <text:p>0.28388</text:p>
          </table:table-cell>
          <table:table-cell table:formula="of:=[.B504]*[.$O$1]" office:value-type="float" office:value="-0.026">
            <text:p>-0.026</text:p>
          </table:table-cell>
          <table:table-cell table:formula="of:=[.C504]*[.$O$1]" office:value-type="float" office:value="0.1465">
            <text:p>0.1465</text:p>
          </table:table-cell>
          <table:table-cell table:formula="of:=[.L504]+[.H504]" office:value-type="float" office:value="-0.0562267">
            <text:p>-0.0562267</text:p>
          </table:table-cell>
          <table:table-cell table:formula="of:=[.M504]+[.I504]" office:value-type="float" office:value="0.2142202">
            <text:p>0.214220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7">
            <text:p>-37</text:p>
          </table:table-cell>
          <table:table-cell office:value-type="float" office:value="303">
            <text:p>303</text:p>
          </table:table-cell>
          <table:table-cell office:value-type="float" office:value="437">
            <text:p>437</text:p>
          </table:table-cell>
          <table:table-cell office:value-type="float" office:value="617">
            <text:p>617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300757">
            <text:p>-0.0300757</text:p>
          </table:table-cell>
          <table:table-cell office:value-type="float" office:value="0.0597651">
            <text:p>0.0597651</text:p>
          </table:table-cell>
          <table:table-cell office:value-type="float" office:value="-0.0143243">
            <text:p>-0.0143243</text:p>
          </table:table-cell>
          <table:table-cell office:value-type="float" office:value="0.303835">
            <text:p>0.303835</text:p>
          </table:table-cell>
          <table:table-cell table:formula="of:=[.B505]*[.$O$1]" office:value-type="float" office:value="-0.0185">
            <text:p>-0.0185</text:p>
          </table:table-cell>
          <table:table-cell table:formula="of:=[.C505]*[.$O$1]" office:value-type="float" office:value="0.1515">
            <text:p>0.1515</text:p>
          </table:table-cell>
          <table:table-cell table:formula="of:=[.L505]+[.H505]" office:value-type="float" office:value="-0.0485757">
            <text:p>-0.0485757</text:p>
          </table:table-cell>
          <table:table-cell table:formula="of:=[.M505]+[.I505]" office:value-type="float" office:value="0.2112651">
            <text:p>0.211265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4">
            <text:p>-24</text:p>
          </table:table-cell>
          <table:table-cell office:value-type="float" office:value="299">
            <text:p>299</text:p>
          </table:table-cell>
          <table:table-cell office:value-type="float" office:value="460">
            <text:p>460</text:p>
          </table:table-cell>
          <table:table-cell office:value-type="float" office:value="623">
            <text:p>623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305172">
            <text:p>-0.0305172</text:p>
          </table:table-cell>
          <table:table-cell office:value-type="float" office:value="0.0595335">
            <text:p>0.0595335</text:p>
          </table:table-cell>
          <table:table-cell office:value-type="float" office:value="0.00171723">
            <text:p>0.00171723</text:p>
          </table:table-cell>
          <table:table-cell office:value-type="float" office:value="0.299267">
            <text:p>0.299267</text:p>
          </table:table-cell>
          <table:table-cell table:formula="of:=[.B506]*[.$O$1]" office:value-type="float" office:value="-0.012">
            <text:p>-0.012</text:p>
          </table:table-cell>
          <table:table-cell table:formula="of:=[.C506]*[.$O$1]" office:value-type="float" office:value="0.1495">
            <text:p>0.1495</text:p>
          </table:table-cell>
          <table:table-cell table:formula="of:=[.L506]+[.H506]" office:value-type="float" office:value="-0.0425172">
            <text:p>-0.0425172</text:p>
          </table:table-cell>
          <table:table-cell table:formula="of:=[.M506]+[.I506]" office:value-type="float" office:value="0.2090335">
            <text:p>0.209033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1">
            <text:p>-11</text:p>
          </table:table-cell>
          <table:table-cell office:value-type="float" office:value="281">
            <text:p>281</text:p>
          </table:table-cell>
          <table:table-cell office:value-type="float" office:value="457">
            <text:p>457</text:p>
          </table:table-cell>
          <table:table-cell office:value-type="float" office:value="589">
            <text:p>589</text:p>
          </table:table-cell>
          <table:table-cell table:number-columns-repeated="2" office:value-type="float" office:value="345">
            <text:p>345</text:p>
          </table:table-cell>
          <table:table-cell office:value-type="float" office:value="-0.0340172">
            <text:p>-0.0340172</text:p>
          </table:table-cell>
          <table:table-cell office:value-type="float" office:value="0.063999">
            <text:p>0.063999</text:p>
          </table:table-cell>
          <table:table-cell office:value-type="float" office:value="0.0208172">
            <text:p>0.0208172</text:p>
          </table:table-cell>
          <table:table-cell office:value-type="float" office:value="0.273201">
            <text:p>0.273201</text:p>
          </table:table-cell>
          <table:table-cell table:formula="of:=[.B507]*[.$O$1]" office:value-type="float" office:value="-0.0055">
            <text:p>-0.0055</text:p>
          </table:table-cell>
          <table:table-cell table:formula="of:=[.C507]*[.$O$1]" office:value-type="float" office:value="0.1405">
            <text:p>0.1405</text:p>
          </table:table-cell>
          <table:table-cell table:formula="of:=[.L507]+[.H507]" office:value-type="float" office:value="-0.0395172">
            <text:p>-0.0395172</text:p>
          </table:table-cell>
          <table:table-cell table:formula="of:=[.M507]+[.I507]" office:value-type="float" office:value="0.204499">
            <text:p>0.204499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">
            <text:p>-4</text:p>
          </table:table-cell>
          <table:table-cell office:value-type="float" office:value="266">
            <text:p>266</text:p>
          </table:table-cell>
          <table:table-cell office:value-type="float" office:value="467">
            <text:p>467</text:p>
          </table:table-cell>
          <table:table-cell office:value-type="float" office:value="577">
            <text:p>577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351427">
            <text:p>-0.0351427</text:p>
          </table:table-cell>
          <table:table-cell office:value-type="float" office:value="0.064142">
            <text:p>0.064142</text:p>
          </table:table-cell>
          <table:table-cell office:value-type="float" office:value="0.0303427">
            <text:p>0.0303427</text:p>
          </table:table-cell>
          <table:table-cell office:value-type="float" office:value="0.255058">
            <text:p>0.255058</text:p>
          </table:table-cell>
          <table:table-cell table:formula="of:=[.B508]*[.$O$1]" office:value-type="float" office:value="-0.002">
            <text:p>-0.002</text:p>
          </table:table-cell>
          <table:table-cell table:formula="of:=[.C508]*[.$O$1]" office:value-type="float" office:value="0.133">
            <text:p>0.133</text:p>
          </table:table-cell>
          <table:table-cell table:formula="of:=[.L508]+[.H508]" office:value-type="float" office:value="-0.0371427">
            <text:p>-0.0371427</text:p>
          </table:table-cell>
          <table:table-cell table:formula="of:=[.M508]+[.I508]" office:value-type="float" office:value="0.197142">
            <text:p>0.197142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8">
            <text:p>-8</text:p>
          </table:table-cell>
          <table:table-cell office:value-type="float" office:value="243">
            <text:p>243</text:p>
          </table:table-cell>
          <table:table-cell office:value-type="float" office:value="446">
            <text:p>446</text:p>
          </table:table-cell>
          <table:table-cell office:value-type="float" office:value="537">
            <text:p>537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0319127">
            <text:p>-0.0319127</text:p>
          </table:table-cell>
          <table:table-cell office:value-type="float" office:value="0.0672213">
            <text:p>0.0672213</text:p>
          </table:table-cell>
          <table:table-cell office:value-type="float" office:value="0.0223127">
            <text:p>0.0223127</text:p>
          </table:table-cell>
          <table:table-cell office:value-type="float" office:value="0.224379">
            <text:p>0.224379</text:p>
          </table:table-cell>
          <table:table-cell table:formula="of:=[.B509]*[.$O$1]" office:value-type="float" office:value="-0.004">
            <text:p>-0.004</text:p>
          </table:table-cell>
          <table:table-cell table:formula="of:=[.C509]*[.$O$1]" office:value-type="float" office:value="0.1215">
            <text:p>0.1215</text:p>
          </table:table-cell>
          <table:table-cell table:formula="of:=[.L509]+[.H509]" office:value-type="float" office:value="-0.0359127">
            <text:p>-0.0359127</text:p>
          </table:table-cell>
          <table:table-cell table:formula="of:=[.M509]+[.I509]" office:value-type="float" office:value="0.1887213">
            <text:p>0.1887213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15">
            <text:p>-15</text:p>
          </table:table-cell>
          <table:table-cell office:value-type="float" office:value="210">
            <text:p>210</text:p>
          </table:table-cell>
          <table:table-cell office:value-type="float" office:value="509">
            <text:p>509</text:p>
          </table:table-cell>
          <table:table-cell office:value-type="float" office:value="574">
            <text:p>574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27237">
            <text:p>-0.027237</text:p>
          </table:table-cell>
          <table:table-cell office:value-type="float" office:value="0.0751193">
            <text:p>0.0751193</text:p>
          </table:table-cell>
          <table:table-cell office:value-type="float" office:value="0.00923703">
            <text:p>0.00923703</text:p>
          </table:table-cell>
          <table:table-cell office:value-type="float" office:value="0.176881">
            <text:p>0.176881</text:p>
          </table:table-cell>
          <table:table-cell table:formula="of:=[.B510]*[.$O$1]" office:value-type="float" office:value="-0.0075">
            <text:p>-0.0075</text:p>
          </table:table-cell>
          <table:table-cell table:formula="of:=[.C510]*[.$O$1]" office:value-type="float" office:value="0.105">
            <text:p>0.105</text:p>
          </table:table-cell>
          <table:table-cell table:formula="of:=[.L510]+[.H510]" office:value-type="float" office:value="-0.034737">
            <text:p>-0.034737</text:p>
          </table:table-cell>
          <table:table-cell table:formula="of:=[.M510]+[.I510]" office:value-type="float" office:value="0.1801193">
            <text:p>0.1801193</text:p>
          </table:table-cell>
          <table:table-cell table:number-columns-repeated="2"/>
        </table:table-row>
        <table:table-row table:style-name="ro2">
          <table:table-cell table:style-name="ce1" office:value-type="float" office:value="-890">
            <text:p>-890</text:p>
          </table:table-cell>
          <table:table-cell office:value-type="float" office:value="-17">
            <text:p>-17</text:p>
          </table:table-cell>
          <table:table-cell office:value-type="float" office:value="180">
            <text:p>180</text:p>
          </table:table-cell>
          <table:table-cell office:value-type="float" office:value="519">
            <text:p>519</text:p>
          </table:table-cell>
          <table:table-cell office:value-type="float" office:value="556">
            <text:p>556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83243">
            <text:p>-0.0283243</text:p>
          </table:table-cell>
          <table:table-cell office:value-type="float" office:value="0.0749459">
            <text:p>0.0749459</text:p>
          </table:table-cell>
          <table:table-cell office:value-type="float" office:value="0.00792429">
            <text:p>0.00792429</text:p>
          </table:table-cell>
          <table:table-cell office:value-type="float" office:value="0.141054">
            <text:p>0.141054</text:p>
          </table:table-cell>
          <table:table-cell table:formula="of:=[.B511]*[.$O$1]" office:value-type="float" office:value="-0.0085">
            <text:p>-0.0085</text:p>
          </table:table-cell>
          <table:table-cell table:formula="of:=[.C511]*[.$O$1]" office:value-type="float" office:value="0.09">
            <text:p>0.09</text:p>
          </table:table-cell>
          <table:table-cell table:formula="of:=[.L511]+[.H511]" office:value-type="float" office:value="-0.0368243">
            <text:p>-0.0368243</text:p>
          </table:table-cell>
          <table:table-cell table:formula="of:=[.M511]+[.I511]" office:value-type="float" office:value="0.1649459">
            <text:p>0.1649459</text:p>
          </table:table-cell>
          <table:table-cell table:number-columns-repeated="2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14">
            <text:p>-14</text:p>
          </table:table-cell>
          <table:table-cell office:value-type="float" office:value="163">
            <text:p>163</text:p>
          </table:table-cell>
          <table:table-cell office:value-type="float" office:value="529">
            <text:p>529</text:p>
          </table:table-cell>
          <table:table-cell office:value-type="float" office:value="546">
            <text:p>546</text:p>
          </table:table-cell>
          <table:table-cell table:number-columns-repeated="2" office:value-type="float" office:value="195">
            <text:p>195</text:p>
          </table:table-cell>
          <table:table-cell office:value-type="float" office:value="-0.031857">
            <text:p>-0.031857</text:p>
          </table:table-cell>
          <table:table-cell office:value-type="float" office:value="0.0700672">
            <text:p>0.0700672</text:p>
          </table:table-cell>
          <table:table-cell office:value-type="float" office:value="0.015057">
            <text:p>0.015057</text:p>
          </table:table-cell>
          <table:table-cell office:value-type="float" office:value="0.125533">
            <text:p>0.125533</text:p>
          </table:table-cell>
          <table:table-cell table:formula="of:=[.B512]*[.$O$1]" office:value-type="float" office:value="-0.007">
            <text:p>-0.007</text:p>
          </table:table-cell>
          <table:table-cell table:formula="of:=[.C512]*[.$O$1]" office:value-type="float" office:value="0.0815">
            <text:p>0.0815</text:p>
          </table:table-cell>
          <table:table-cell table:formula="of:=[.L512]+[.H512]" office:value-type="float" office:value="-0.038857">
            <text:p>-0.038857</text:p>
          </table:table-cell>
          <table:table-cell table:formula="of:=[.M512]+[.I512]" office:value-type="float" office:value="0.1515672">
            <text:p>0.1515672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13">
            <text:p>-13</text:p>
          </table:table-cell>
          <table:table-cell office:value-type="float" office:value="146">
            <text:p>146</text:p>
          </table:table-cell>
          <table:table-cell office:value-type="float" office:value="529">
            <text:p>529</text:p>
          </table:table-cell>
          <table:table-cell office:value-type="float" office:value="528">
            <text:p>528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0387181">
            <text:p>-0.0387181</text:p>
          </table:table-cell>
          <table:table-cell office:value-type="float" office:value="0.0677735">
            <text:p>0.0677735</text:p>
          </table:table-cell>
          <table:table-cell office:value-type="float" office:value="0.0231181">
            <text:p>0.0231181</text:p>
          </table:table-cell>
          <table:table-cell office:value-type="float" office:value="0.107427">
            <text:p>0.107427</text:p>
          </table:table-cell>
          <table:table-cell table:formula="of:=[.B513]*[.$O$1]" office:value-type="float" office:value="-0.0065">
            <text:p>-0.0065</text:p>
          </table:table-cell>
          <table:table-cell table:formula="of:=[.C513]*[.$O$1]" office:value-type="float" office:value="0.073">
            <text:p>0.073</text:p>
          </table:table-cell>
          <table:table-cell table:formula="of:=[.L513]+[.H513]" office:value-type="float" office:value="-0.0452181">
            <text:p>-0.0452181</text:p>
          </table:table-cell>
          <table:table-cell table:formula="of:=[.M513]+[.I513]" office:value-type="float" office:value="0.1407735">
            <text:p>0.1407735</text:p>
          </table:table-cell>
          <table:table-cell table:number-columns-repeated="2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-6">
            <text:p>-6</text:p>
          </table:table-cell>
          <table:table-cell office:value-type="float" office:value="130">
            <text:p>130</text:p>
          </table:table-cell>
          <table:table-cell office:value-type="float" office:value="531">
            <text:p>531</text:p>
          </table:table-cell>
          <table:table-cell office:value-type="float" office:value="507">
            <text:p>507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431438">
            <text:p>-0.0431438</text:p>
          </table:table-cell>
          <table:table-cell office:value-type="float" office:value="0.0687751">
            <text:p>0.0687751</text:p>
          </table:table-cell>
          <table:table-cell office:value-type="float" office:value="0.0359438">
            <text:p>0.0359438</text:p>
          </table:table-cell>
          <table:table-cell office:value-type="float" office:value="0.0872249">
            <text:p>0.0872249</text:p>
          </table:table-cell>
          <table:table-cell table:formula="of:=[.B514]*[.$O$1]" office:value-type="float" office:value="-0.003">
            <text:p>-0.003</text:p>
          </table:table-cell>
          <table:table-cell table:formula="of:=[.C514]*[.$O$1]" office:value-type="float" office:value="0.065">
            <text:p>0.065</text:p>
          </table:table-cell>
          <table:table-cell table:formula="of:=[.L514]+[.H514]" office:value-type="float" office:value="-0.0461438">
            <text:p>-0.0461438</text:p>
          </table:table-cell>
          <table:table-cell table:formula="of:=[.M514]+[.I514]" office:value-type="float" office:value="0.1337751">
            <text:p>0.133775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535">
            <text:p>535</text:p>
          </table:table-cell>
          <table:table-cell office:value-type="float" office:value="478">
            <text:p>478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458085">
            <text:p>-0.0458085</text:p>
          </table:table-cell>
          <table:table-cell office:value-type="float" office:value="0.0699305">
            <text:p>0.0699305</text:p>
          </table:table-cell>
          <table:table-cell office:value-type="float" office:value="0.0470085">
            <text:p>0.0470085</text:p>
          </table:table-cell>
          <table:table-cell office:value-type="float" office:value="0.0548695">
            <text:p>0.0548695</text:p>
          </table:table-cell>
          <table:table-cell table:formula="of:=[.B515]*[.$O$1]" office:value-type="float" office:value="0.0005">
            <text:p>0.0005</text:p>
          </table:table-cell>
          <table:table-cell table:formula="of:=[.C515]*[.$O$1]" office:value-type="float" office:value="0.052">
            <text:p>0.052</text:p>
          </table:table-cell>
          <table:table-cell table:formula="of:=[.L515]+[.H515]" office:value-type="float" office:value="-0.0453085">
            <text:p>-0.0453085</text:p>
          </table:table-cell>
          <table:table-cell table:formula="of:=[.M515]+[.I515]" office:value-type="float" office:value="0.1219305">
            <text:p>0.1219305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455">
            <text:p>455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464627">
            <text:p>-0.0464627</text:p>
          </table:table-cell>
          <table:table-cell office:value-type="float" office:value="0.0691056">
            <text:p>0.0691056</text:p>
          </table:table-cell>
          <table:table-cell office:value-type="float" office:value="0.0524627">
            <text:p>0.0524627</text:p>
          </table:table-cell>
          <table:table-cell office:value-type="float" office:value="0.0268944">
            <text:p>0.0268944</text:p>
          </table:table-cell>
          <table:table-cell table:formula="of:=[.B516]*[.$O$1]" office:value-type="float" office:value="0.0025">
            <text:p>0.0025</text:p>
          </table:table-cell>
          <table:table-cell table:formula="of:=[.C516]*[.$O$1]" office:value-type="float" office:value="0.04">
            <text:p>0.04</text:p>
          </table:table-cell>
          <table:table-cell table:formula="of:=[.L516]+[.H516]" office:value-type="float" office:value="-0.0439627">
            <text:p>-0.0439627</text:p>
          </table:table-cell>
          <table:table-cell table:formula="of:=[.M516]+[.I516]" office:value-type="float" office:value="0.1091056">
            <text:p>0.1091056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447">
            <text:p>447</text:p>
          </table:table-cell>
          <table:table-cell office:value-type="float" office:value="347">
            <text:p>347</text:p>
          </table:table-cell>
          <table:table-cell table:number-columns-repeated="2" office:value-type="float" office:value="408">
            <text:p>408</text:p>
          </table:table-cell>
          <table:table-cell office:value-type="float" office:value="-0.0466174">
            <text:p>-0.0466174</text:p>
          </table:table-cell>
          <table:table-cell office:value-type="float" office:value="0.0672623">
            <text:p>0.0672623</text:p>
          </table:table-cell>
          <table:table-cell office:value-type="float" office:value="0.0598174">
            <text:p>0.0598174</text:p>
          </table:table-cell>
          <table:table-cell office:value-type="float" office:value="0.0179377">
            <text:p>0.0179377</text:p>
          </table:table-cell>
          <table:table-cell table:formula="of:=[.B517]*[.$O$1]" office:value-type="float" office:value="0.0055">
            <text:p>0.0055</text:p>
          </table:table-cell>
          <table:table-cell table:formula="of:=[.C517]*[.$O$1]" office:value-type="float" office:value="0.0355">
            <text:p>0.0355</text:p>
          </table:table-cell>
          <table:table-cell table:formula="of:=[.L517]+[.H517]" office:value-type="float" office:value="-0.0411174">
            <text:p>-0.0411174</text:p>
          </table:table-cell>
          <table:table-cell table:formula="of:=[.M517]+[.I517]" office:value-type="float" office:value="0.1027623">
            <text:p>0.1027623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52">
            <text:p>452</text:p>
          </table:table-cell>
          <table:table-cell office:value-type="float" office:value="332">
            <text:p>33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480333">
            <text:p>-0.0480333</text:p>
          </table:table-cell>
          <table:table-cell office:value-type="float" office:value="0.0628676">
            <text:p>0.0628676</text:p>
          </table:table-cell>
          <table:table-cell office:value-type="float" office:value="0.0588333">
            <text:p>0.0588333</text:p>
          </table:table-cell>
          <table:table-cell office:value-type="float" office:value="-0.00406762">
            <text:p>-0.00406762</text:p>
          </table:table-cell>
          <table:table-cell table:formula="of:=[.B518]*[.$O$1]" office:value-type="float" office:value="0.0045">
            <text:p>0.0045</text:p>
          </table:table-cell>
          <table:table-cell table:formula="of:=[.C518]*[.$O$1]" office:value-type="float" office:value="0.0245">
            <text:p>0.0245</text:p>
          </table:table-cell>
          <table:table-cell table:formula="of:=[.L518]+[.H518]" office:value-type="float" office:value="-0.0435333">
            <text:p>-0.0435333</text:p>
          </table:table-cell>
          <table:table-cell table:formula="of:=[.M518]+[.I518]" office:value-type="float" office:value="0.0873676">
            <text:p>0.0873676</text:p>
          </table:table-cell>
          <table:table-cell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29">
            <text:p>529</text:p>
          </table:table-cell>
          <table:table-cell office:value-type="float" office:value="384">
            <text:p>38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471624">
            <text:p>-0.0471624</text:p>
          </table:table-cell>
          <table:table-cell office:value-type="float" office:value="0.0643585">
            <text:p>0.0643585</text:p>
          </table:table-cell>
          <table:table-cell office:value-type="float" office:value="0.0519624">
            <text:p>0.0519624</text:p>
          </table:table-cell>
          <table:table-cell office:value-type="float" office:value="-0.0415585">
            <text:p>-0.0415585</text:p>
          </table:table-cell>
          <table:table-cell table:formula="of:=[.B519]*[.$O$1]" office:value-type="float" office:value="0.002">
            <text:p>0.002</text:p>
          </table:table-cell>
          <table:table-cell table:formula="of:=[.C519]*[.$O$1]" office:value-type="float" office:value="0.0095">
            <text:p>0.0095</text:p>
          </table:table-cell>
          <table:table-cell table:formula="of:=[.L519]+[.H519]" office:value-type="float" office:value="-0.0451624">
            <text:p>-0.0451624</text:p>
          </table:table-cell>
          <table:table-cell table:formula="of:=[.M519]+[.I519]" office:value-type="float" office:value="0.0738585">
            <text:p>0.0738585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-12">
            <text:p>-12</text:p>
          </table:table-cell>
          <table:table-cell office:value-type="float" office:value="452">
            <text:p>452</text:p>
          </table:table-cell>
          <table:table-cell office:value-type="float" office:value="278">
            <text:p>278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441796">
            <text:p>-0.0441796</text:p>
          </table:table-cell>
          <table:table-cell office:value-type="float" office:value="0.0677335">
            <text:p>0.0677335</text:p>
          </table:table-cell>
          <table:table-cell office:value-type="float" office:value="0.0465796">
            <text:p>0.0465796</text:p>
          </table:table-cell>
          <table:table-cell office:value-type="float" office:value="-0.0821335">
            <text:p>-0.0821335</text:p>
          </table:table-cell>
          <table:table-cell table:formula="of:=[.B520]*[.$O$1]" office:value-type="float" office:value="0.001">
            <text:p>0.001</text:p>
          </table:table-cell>
          <table:table-cell table:formula="of:=[.C520]*[.$O$1]" office:value-type="float" office:value="-0.006">
            <text:p>-0.006</text:p>
          </table:table-cell>
          <table:table-cell table:formula="of:=[.L520]+[.H520]" office:value-type="float" office:value="-0.0431796">
            <text:p>-0.0431796</text:p>
          </table:table-cell>
          <table:table-cell table:formula="of:=[.M520]+[.I520]" office:value-type="float" office:value="0.0617335">
            <text:p>0.0617335</text:p>
          </table:table-cell>
          <table:table-cell table:number-columns-repeated="2"/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-7">
            <text:p>-7</text:p>
          </table:table-cell>
          <table:table-cell office:value-type="float" office:value="-48">
            <text:p>-48</text:p>
          </table:table-cell>
          <table:table-cell office:value-type="float" office:value="416">
            <text:p>416</text:p>
          </table:table-cell>
          <table:table-cell office:value-type="float" office:value="215">
            <text:p>215</text:p>
          </table:table-cell>
          <table:table-cell table:number-columns-repeated="2" office:value-type="float" office:value="435">
            <text:p>435</text:p>
          </table:table-cell>
          <table:table-cell office:value-type="float" office:value="-0.0413661">
            <text:p>-0.0413661</text:p>
          </table:table-cell>
          <table:table-cell office:value-type="float" office:value="0.073558">
            <text:p>0.073558</text:p>
          </table:table-cell>
          <table:table-cell office:value-type="float" office:value="0.0329661">
            <text:p>0.0329661</text:p>
          </table:table-cell>
          <table:table-cell office:value-type="float" office:value="-0.131158">
            <text:p>-0.131158</text:p>
          </table:table-cell>
          <table:table-cell table:formula="of:=[.B521]*[.$O$1]" office:value-type="float" office:value="-0.0035">
            <text:p>-0.0035</text:p>
          </table:table-cell>
          <table:table-cell table:formula="of:=[.C521]*[.$O$1]" office:value-type="float" office:value="-0.024">
            <text:p>-0.024</text:p>
          </table:table-cell>
          <table:table-cell table:formula="of:=[.L521]+[.H521]" office:value-type="float" office:value="-0.0448661">
            <text:p>-0.0448661</text:p>
          </table:table-cell>
          <table:table-cell table:formula="of:=[.M521]+[.I521]" office:value-type="float" office:value="0.049558">
            <text:p>0.04955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">
            <text:p>-7</text:p>
          </table:table-cell>
          <table:table-cell office:value-type="float" office:value="-60">
            <text:p>-60</text:p>
          </table:table-cell>
          <table:table-cell office:value-type="float" office:value="428">
            <text:p>428</text:p>
          </table:table-cell>
          <table:table-cell office:value-type="float" office:value="215">
            <text:p>215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432554">
            <text:p>-0.0432554</text:p>
          </table:table-cell>
          <table:table-cell office:value-type="float" office:value="0.070894">
            <text:p>0.070894</text:p>
          </table:table-cell>
          <table:table-cell office:value-type="float" office:value="0.0348554">
            <text:p>0.0348554</text:p>
          </table:table-cell>
          <table:table-cell office:value-type="float" office:value="-0.142894">
            <text:p>-0.142894</text:p>
          </table:table-cell>
          <table:table-cell table:formula="of:=[.B522]*[.$O$1]" office:value-type="float" office:value="-0.0035">
            <text:p>-0.0035</text:p>
          </table:table-cell>
          <table:table-cell table:formula="of:=[.C522]*[.$O$1]" office:value-type="float" office:value="-0.03">
            <text:p>-0.03</text:p>
          </table:table-cell>
          <table:table-cell table:formula="of:=[.L522]+[.H522]" office:value-type="float" office:value="-0.0467554">
            <text:p>-0.0467554</text:p>
          </table:table-cell>
          <table:table-cell table:formula="of:=[.M522]+[.I522]" office:value-type="float" office:value="0.040894">
            <text:p>0.040894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-78">
            <text:p>-78</text:p>
          </table:table-cell>
          <table:table-cell office:value-type="float" office:value="521">
            <text:p>521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574579">
            <text:p>-0.0574579</text:p>
          </table:table-cell>
          <table:table-cell office:value-type="float" office:value="0.0709668">
            <text:p>0.0709668</text:p>
          </table:table-cell>
          <table:table-cell office:value-type="float" office:value="0.0574579">
            <text:p>0.0574579</text:p>
          </table:table-cell>
          <table:table-cell office:value-type="float" office:value="-0.164567">
            <text:p>-0.164567</text:p>
          </table:table-cell>
          <table:table-cell table:formula="of:=[.B523]*[.$O$1]" office:value-type="float" office:value="0">
            <text:p>0</text:p>
          </table:table-cell>
          <table:table-cell table:formula="of:=[.C523]*[.$O$1]" office:value-type="float" office:value="-0.039">
            <text:p>-0.039</text:p>
          </table:table-cell>
          <table:table-cell table:formula="of:=[.L523]+[.H523]" office:value-type="float" office:value="-0.0574579">
            <text:p>-0.0574579</text:p>
          </table:table-cell>
          <table:table-cell table:formula="of:=[.M523]+[.I523]" office:value-type="float" office:value="0.0319668">
            <text:p>0.031966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-105">
            <text:p>-105</text:p>
          </table:table-cell>
          <table:table-cell office:value-type="float" office:value="434">
            <text:p>434</text:p>
          </table:table-cell>
          <table:table-cell office:value-type="float" office:value="159">
            <text:p>159</text:p>
          </table:table-cell>
          <table:table-cell table:number-columns-repeated="2" office:value-type="float" office:value="433">
            <text:p>433</text:p>
          </table:table-cell>
          <table:table-cell office:value-type="float" office:value="-0.0589224">
            <text:p>-0.0589224</text:p>
          </table:table-cell>
          <table:table-cell office:value-type="float" office:value="0.0712767">
            <text:p>0.0712767</text:p>
          </table:table-cell>
          <table:table-cell office:value-type="float" office:value="0.0709224">
            <text:p>0.0709224</text:p>
          </table:table-cell>
          <table:table-cell office:value-type="float" office:value="-0.197277">
            <text:p>-0.197277</text:p>
          </table:table-cell>
          <table:table-cell table:formula="of:=[.B524]*[.$O$1]" office:value-type="float" office:value="0.005">
            <text:p>0.005</text:p>
          </table:table-cell>
          <table:table-cell table:formula="of:=[.C524]*[.$O$1]" office:value-type="float" office:value="-0.0525">
            <text:p>-0.0525</text:p>
          </table:table-cell>
          <table:table-cell table:formula="of:=[.L524]+[.H524]" office:value-type="float" office:value="-0.0539224">
            <text:p>-0.0539224</text:p>
          </table:table-cell>
          <table:table-cell table:formula="of:=[.M524]+[.I524]" office:value-type="float" office:value="0.0187767">
            <text:p>0.018776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-125">
            <text:p>-125</text:p>
          </table:table-cell>
          <table:table-cell office:value-type="float" office:value="434">
            <text:p>434</text:p>
          </table:table-cell>
          <table:table-cell office:value-type="float" office:value="138">
            <text:p>138</text:p>
          </table:table-cell>
          <table:table-cell table:number-columns-repeated="2" office:value-type="float" office:value="435">
            <text:p>435</text:p>
          </table:table-cell>
          <table:table-cell office:value-type="float" office:value="-0.0596221">
            <text:p>-0.0596221</text:p>
          </table:table-cell>
          <table:table-cell office:value-type="float" office:value="0.0705272">
            <text:p>0.0705272</text:p>
          </table:table-cell>
          <table:table-cell office:value-type="float" office:value="0.0728221">
            <text:p>0.0728221</text:p>
          </table:table-cell>
          <table:table-cell office:value-type="float" office:value="-0.220527">
            <text:p>-0.220527</text:p>
          </table:table-cell>
          <table:table-cell table:formula="of:=[.B525]*[.$O$1]" office:value-type="float" office:value="0.0055">
            <text:p>0.0055</text:p>
          </table:table-cell>
          <table:table-cell table:formula="of:=[.C525]*[.$O$1]" office:value-type="float" office:value="-0.0625">
            <text:p>-0.0625</text:p>
          </table:table-cell>
          <table:table-cell table:formula="of:=[.L525]+[.H525]" office:value-type="float" office:value="-0.0541221">
            <text:p>-0.0541221</text:p>
          </table:table-cell>
          <table:table-cell table:formula="of:=[.M525]+[.I525]" office:value-type="float" office:value="0.0080272">
            <text:p>0.0080272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-142">
            <text:p>-142</text:p>
          </table:table-cell>
          <table:table-cell office:value-type="float" office:value="439">
            <text:p>439</text:p>
          </table:table-cell>
          <table:table-cell office:value-type="float" office:value="132">
            <text:p>132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565336">
            <text:p>-0.0565336</text:p>
          </table:table-cell>
          <table:table-cell office:value-type="float" office:value="0.0677496">
            <text:p>0.0677496</text:p>
          </table:table-cell>
          <table:table-cell office:value-type="float" office:value="0.0625336">
            <text:p>0.0625336</text:p>
          </table:table-cell>
          <table:table-cell office:value-type="float" office:value="-0.23815">
            <text:p>-0.23815</text:p>
          </table:table-cell>
          <table:table-cell table:formula="of:=[.B526]*[.$O$1]" office:value-type="float" office:value="0.0025">
            <text:p>0.0025</text:p>
          </table:table-cell>
          <table:table-cell table:formula="of:=[.C526]*[.$O$1]" office:value-type="float" office:value="-0.071">
            <text:p>-0.071</text:p>
          </table:table-cell>
          <table:table-cell table:formula="of:=[.L526]+[.H526]" office:value-type="float" office:value="-0.0540336">
            <text:p>-0.0540336</text:p>
          </table:table-cell>
          <table:table-cell table:formula="of:=[.M526]+[.I526]" office:value-type="float" office:value="-0.00325040000000001">
            <text:p>-0.0032504</text:p>
          </table:table-cell>
          <table:table-cell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4">
            <text:p>-4</text:p>
          </table:table-cell>
          <table:table-cell office:value-type="float" office:value="-169">
            <text:p>-169</text:p>
          </table:table-cell>
          <table:table-cell office:value-type="float" office:value="419">
            <text:p>419</text:p>
          </table:table-cell>
          <table:table-cell office:value-type="float" office:value="94">
            <text:p>94</text:p>
          </table:table-cell>
          <table:table-cell table:number-columns-repeated="2" office:value-type="float" office:value="434">
            <text:p>434</text:p>
          </table:table-cell>
          <table:table-cell office:value-type="float" office:value="-0.0564391">
            <text:p>-0.0564391</text:p>
          </table:table-cell>
          <table:table-cell office:value-type="float" office:value="0.0701777">
            <text:p>0.0701777</text:p>
          </table:table-cell>
          <table:table-cell office:value-type="float" office:value="0.0516391">
            <text:p>0.0516391</text:p>
          </table:table-cell>
          <table:table-cell office:value-type="float" office:value="-0.272978">
            <text:p>-0.272978</text:p>
          </table:table-cell>
          <table:table-cell table:formula="of:=[.B527]*[.$O$1]" office:value-type="float" office:value="-0.002">
            <text:p>-0.002</text:p>
          </table:table-cell>
          <table:table-cell table:formula="of:=[.C527]*[.$O$1]" office:value-type="float" office:value="-0.0845">
            <text:p>-0.0845</text:p>
          </table:table-cell>
          <table:table-cell table:formula="of:=[.L527]+[.H527]" office:value-type="float" office:value="-0.0584391">
            <text:p>-0.0584391</text:p>
          </table:table-cell>
          <table:table-cell table:formula="of:=[.M527]+[.I527]" office:value-type="float" office:value="-0.0143223">
            <text:p>-0.0143223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3">
            <text:p>-3</text:p>
          </table:table-cell>
          <table:table-cell office:value-type="float" office:value="-190">
            <text:p>-190</text:p>
          </table:table-cell>
          <table:table-cell office:value-type="float" office:value="429">
            <text:p>429</text:p>
          </table:table-cell>
          <table:table-cell office:value-type="float" office:value="82">
            <text:p>82</text:p>
          </table:table-cell>
          <table:table-cell table:number-columns-repeated="2" office:value-type="float" office:value="417">
            <text:p>417</text:p>
          </table:table-cell>
          <table:table-cell office:value-type="float" office:value="-0.0561376">
            <text:p>-0.0561376</text:p>
          </table:table-cell>
          <table:table-cell office:value-type="float" office:value="0.0745631">
            <text:p>0.0745631</text:p>
          </table:table-cell>
          <table:table-cell office:value-type="float" office:value="0.0525376">
            <text:p>0.0525376</text:p>
          </table:table-cell>
          <table:table-cell office:value-type="float" office:value="-0.302563">
            <text:p>-0.302563</text:p>
          </table:table-cell>
          <table:table-cell table:formula="of:=[.B528]*[.$O$1]" office:value-type="float" office:value="-0.0015">
            <text:p>-0.0015</text:p>
          </table:table-cell>
          <table:table-cell table:formula="of:=[.C528]*[.$O$1]" office:value-type="float" office:value="-0.095">
            <text:p>-0.095</text:p>
          </table:table-cell>
          <table:table-cell table:formula="of:=[.L528]+[.H528]" office:value-type="float" office:value="-0.0576376">
            <text:p>-0.0576376</text:p>
          </table:table-cell>
          <table:table-cell table:formula="of:=[.M528]+[.I528]" office:value-type="float" office:value="-0.0204369">
            <text:p>-0.0204369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-219">
            <text:p>-219</text:p>
          </table:table-cell>
          <table:table-cell office:value-type="float" office:value="424">
            <text:p>424</text:p>
          </table:table-cell>
          <table:table-cell office:value-type="float" office:value="48">
            <text:p>48</text:p>
          </table:table-cell>
          <table:table-cell table:number-columns-repeated="2" office:value-type="float" office:value="426">
            <text:p>426</text:p>
          </table:table-cell>
          <table:table-cell office:value-type="float" office:value="-0.0533332">
            <text:p>-0.0533332</text:p>
          </table:table-cell>
          <table:table-cell office:value-type="float" office:value="0.0790547">
            <text:p>0.0790547</text:p>
          </table:table-cell>
          <table:table-cell office:value-type="float" office:value="0.0497332">
            <text:p>0.0497332</text:p>
          </table:table-cell>
          <table:table-cell office:value-type="float" office:value="-0.341855">
            <text:p>-0.341855</text:p>
          </table:table-cell>
          <table:table-cell table:formula="of:=[.B529]*[.$O$1]" office:value-type="float" office:value="-0.0015">
            <text:p>-0.0015</text:p>
          </table:table-cell>
          <table:table-cell table:formula="of:=[.C529]*[.$O$1]" office:value-type="float" office:value="-0.1095">
            <text:p>-0.1095</text:p>
          </table:table-cell>
          <table:table-cell table:formula="of:=[.L529]+[.H529]" office:value-type="float" office:value="-0.0548332">
            <text:p>-0.0548332</text:p>
          </table:table-cell>
          <table:table-cell table:formula="of:=[.M529]+[.I529]" office:value-type="float" office:value="-0.0304453">
            <text:p>-0.030445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">
            <text:p>-4</text:p>
          </table:table-cell>
          <table:table-cell office:value-type="float" office:value="-243">
            <text:p>-243</text:p>
          </table:table-cell>
          <table:table-cell office:value-type="float" office:value="436">
            <text:p>436</text:p>
          </table:table-cell>
          <table:table-cell office:value-type="float" office:value="37">
            <text:p>37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512761">
            <text:p>-0.0512761</text:p>
          </table:table-cell>
          <table:table-cell office:value-type="float" office:value="0.0826867">
            <text:p>0.0826867</text:p>
          </table:table-cell>
          <table:table-cell office:value-type="float" office:value="0.0464761">
            <text:p>0.0464761</text:p>
          </table:table-cell>
          <table:table-cell office:value-type="float" office:value="-0.374287">
            <text:p>-0.374287</text:p>
          </table:table-cell>
          <table:table-cell table:formula="of:=[.B530]*[.$O$1]" office:value-type="float" office:value="-0.002">
            <text:p>-0.002</text:p>
          </table:table-cell>
          <table:table-cell table:formula="of:=[.C530]*[.$O$1]" office:value-type="float" office:value="-0.1215">
            <text:p>-0.1215</text:p>
          </table:table-cell>
          <table:table-cell table:formula="of:=[.L530]+[.H530]" office:value-type="float" office:value="-0.0532761">
            <text:p>-0.0532761</text:p>
          </table:table-cell>
          <table:table-cell table:formula="of:=[.M530]+[.I530]" office:value-type="float" office:value="-0.0388133">
            <text:p>-0.0388133</text:p>
          </table:table-cell>
          <table:table-cell table:number-columns-repeated="2"/>
        </table:table-row>
        <table:table-row table:style-name="ro2">
          <table:table-cell table:style-name="ce1" office:value-type="float" office:value="-975">
            <text:p>-975</text:p>
          </table:table-cell>
          <table:table-cell office:value-type="float" office:value="-8">
            <text:p>-8</text:p>
          </table:table-cell>
          <table:table-cell office:value-type="float" office:value="-254">
            <text:p>-254</text:p>
          </table:table-cell>
          <table:table-cell office:value-type="float" office:value="422">
            <text:p>422</text:p>
          </table:table-cell>
          <table:table-cell office:value-type="float" office:value="16">
            <text:p>16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497718">
            <text:p>-0.0497718</text:p>
          </table:table-cell>
          <table:table-cell office:value-type="float" office:value="0.0847125">
            <text:p>0.0847125</text:p>
          </table:table-cell>
          <table:table-cell office:value-type="float" office:value="0.0401718">
            <text:p>0.0401718</text:p>
          </table:table-cell>
          <table:table-cell office:value-type="float" office:value="-0.389513">
            <text:p>-0.389513</text:p>
          </table:table-cell>
          <table:table-cell table:formula="of:=[.B531]*[.$O$1]" office:value-type="float" office:value="-0.004">
            <text:p>-0.004</text:p>
          </table:table-cell>
          <table:table-cell table:formula="of:=[.C531]*[.$O$1]" office:value-type="float" office:value="-0.127">
            <text:p>-0.127</text:p>
          </table:table-cell>
          <table:table-cell table:formula="of:=[.L531]+[.H531]" office:value-type="float" office:value="-0.0537718">
            <text:p>-0.0537718</text:p>
          </table:table-cell>
          <table:table-cell table:formula="of:=[.M531]+[.I531]" office:value-type="float" office:value="-0.0422875">
            <text:p>-0.042287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">
            <text:p>-2</text:p>
          </table:table-cell>
          <table:table-cell office:value-type="float" office:value="-272">
            <text:p>-272</text:p>
          </table:table-cell>
          <table:table-cell office:value-type="float" office:value="441">
            <text:p>441</text:p>
          </table:table-cell>
          <table:table-cell office:value-type="float" office:value="11">
            <text:p>11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22533">
            <text:p>-0.0522533</text:p>
          </table:table-cell>
          <table:table-cell office:value-type="float" office:value="0.0904055">
            <text:p>0.0904055</text:p>
          </table:table-cell>
          <table:table-cell office:value-type="float" office:value="0.0498533">
            <text:p>0.0498533</text:p>
          </table:table-cell>
          <table:table-cell office:value-type="float" office:value="-0.416805">
            <text:p>-0.416805</text:p>
          </table:table-cell>
          <table:table-cell table:formula="of:=[.B532]*[.$O$1]" office:value-type="float" office:value="-0.001">
            <text:p>-0.001</text:p>
          </table:table-cell>
          <table:table-cell table:formula="of:=[.C532]*[.$O$1]" office:value-type="float" office:value="-0.136">
            <text:p>-0.136</text:p>
          </table:table-cell>
          <table:table-cell table:formula="of:=[.L532]+[.H532]" office:value-type="float" office:value="-0.0532533">
            <text:p>-0.0532533</text:p>
          </table:table-cell>
          <table:table-cell table:formula="of:=[.M532]+[.I532]" office:value-type="float" office:value="-0.0455945">
            <text:p>-0.0455945</text:p>
          </table:table-cell>
          <table:table-cell table:number-columns-repeated="2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-290">
            <text:p>-290</text:p>
          </table:table-cell>
          <table:table-cell office:value-type="float" office:value="515">
            <text:p>515</text:p>
          </table:table-cell>
          <table:table-cell office:value-type="float" office:value="64">
            <text:p>64</text:p>
          </table:table-cell>
          <table:table-cell table:number-columns-repeated="2" office:value-type="float" office:value="253">
            <text:p>253</text:p>
          </table:table-cell>
          <table:table-cell office:value-type="float" office:value="-0.0580566">
            <text:p>-0.0580566</text:p>
          </table:table-cell>
          <table:table-cell office:value-type="float" office:value="0.0921715">
            <text:p>0.0921715</text:p>
          </table:table-cell>
          <table:table-cell office:value-type="float" office:value="0.0592566">
            <text:p>0.0592566</text:p>
          </table:table-cell>
          <table:table-cell office:value-type="float" office:value="-0.440172">
            <text:p>-0.440172</text:p>
          </table:table-cell>
          <table:table-cell table:formula="of:=[.B533]*[.$O$1]" office:value-type="float" office:value="0.0005">
            <text:p>0.0005</text:p>
          </table:table-cell>
          <table:table-cell table:formula="of:=[.C533]*[.$O$1]" office:value-type="float" office:value="-0.145">
            <text:p>-0.145</text:p>
          </table:table-cell>
          <table:table-cell table:formula="of:=[.L533]+[.H533]" office:value-type="float" office:value="-0.0575566">
            <text:p>-0.0575566</text:p>
          </table:table-cell>
          <table:table-cell table:formula="of:=[.M533]+[.I533]" office:value-type="float" office:value="-0.0528285">
            <text:p>-0.0528285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-277">
            <text:p>-277</text:p>
          </table:table-cell>
          <table:table-cell office:value-type="float" office:value="520">
            <text:p>520</text:p>
          </table:table-cell>
          <table:table-cell office:value-type="float" office:value="76">
            <text:p>76</text:p>
          </table:table-cell>
          <table:table-cell table:number-columns-repeated="2" office:value-type="float" office:value="254">
            <text:p>254</text:p>
          </table:table-cell>
          <table:table-cell office:value-type="float" office:value="-0.0595781">
            <text:p>-0.0595781</text:p>
          </table:table-cell>
          <table:table-cell office:value-type="float" office:value="0.0971916">
            <text:p>0.0971916</text:p>
          </table:table-cell>
          <table:table-cell office:value-type="float" office:value="0.0679781">
            <text:p>0.0679781</text:p>
          </table:table-cell>
          <table:table-cell office:value-type="float" office:value="-0.429592">
            <text:p>-0.429592</text:p>
          </table:table-cell>
          <table:table-cell table:formula="of:=[.B534]*[.$O$1]" office:value-type="float" office:value="0.0035">
            <text:p>0.0035</text:p>
          </table:table-cell>
          <table:table-cell table:formula="of:=[.C534]*[.$O$1]" office:value-type="float" office:value="-0.1385">
            <text:p>-0.1385</text:p>
          </table:table-cell>
          <table:table-cell table:formula="of:=[.L534]+[.H534]" office:value-type="float" office:value="-0.0560781">
            <text:p>-0.0560781</text:p>
          </table:table-cell>
          <table:table-cell table:formula="of:=[.M534]+[.I534]" office:value-type="float" office:value="-0.0413084">
            <text:p>-0.041308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-277">
            <text:p>-277</text:p>
          </table:table-cell>
          <table:table-cell office:value-type="float" office:value="458">
            <text:p>458</text:p>
          </table:table-cell>
          <table:table-cell office:value-type="float" office:value="8">
            <text:p>8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595781">
            <text:p>-0.0595781</text:p>
          </table:table-cell>
          <table:table-cell office:value-type="float" office:value="0.0971916">
            <text:p>0.0971916</text:p>
          </table:table-cell>
          <table:table-cell office:value-type="float" office:value="0.0751781">
            <text:p>0.0751781</text:p>
          </table:table-cell>
          <table:table-cell office:value-type="float" office:value="-0.429592">
            <text:p>-0.429592</text:p>
          </table:table-cell>
          <table:table-cell table:formula="of:=[.B535]*[.$O$1]" office:value-type="float" office:value="0.0065">
            <text:p>0.0065</text:p>
          </table:table-cell>
          <table:table-cell table:formula="of:=[.C535]*[.$O$1]" office:value-type="float" office:value="-0.1385">
            <text:p>-0.1385</text:p>
          </table:table-cell>
          <table:table-cell table:formula="of:=[.L535]+[.H535]" office:value-type="float" office:value="-0.0530781">
            <text:p>-0.0530781</text:p>
          </table:table-cell>
          <table:table-cell table:formula="of:=[.M535]+[.I535]" office:value-type="float" office:value="-0.0413084">
            <text:p>-0.041308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-262">
            <text:p>-262</text:p>
          </table:table-cell>
          <table:table-cell office:value-type="float" office:value="434">
            <text:p>434</text:p>
          </table:table-cell>
          <table:table-cell office:value-type="float" office:value="13">
            <text:p>13</text:p>
          </table:table-cell>
          <table:table-cell table:number-columns-repeated="2" office:value-type="float" office:value="411">
            <text:p>411</text:p>
          </table:table-cell>
          <table:table-cell office:value-type="float" office:value="-0.0553744">
            <text:p>-0.0553744</text:p>
          </table:table-cell>
          <table:table-cell office:value-type="float" office:value="0.0929741">
            <text:p>0.0929741</text:p>
          </table:table-cell>
          <table:table-cell office:value-type="float" office:value="0.0541744">
            <text:p>0.0541744</text:p>
          </table:table-cell>
          <table:table-cell office:value-type="float" office:value="-0.407374">
            <text:p>-0.407374</text:p>
          </table:table-cell>
          <table:table-cell table:formula="of:=[.B536]*[.$O$1]" office:value-type="float" office:value="-0.0005">
            <text:p>-0.0005</text:p>
          </table:table-cell>
          <table:table-cell table:formula="of:=[.C536]*[.$O$1]" office:value-type="float" office:value="-0.131">
            <text:p>-0.131</text:p>
          </table:table-cell>
          <table:table-cell table:formula="of:=[.L536]+[.H536]" office:value-type="float" office:value="-0.0558744">
            <text:p>-0.0558744</text:p>
          </table:table-cell>
          <table:table-cell table:formula="of:=[.M536]+[.I536]" office:value-type="float" office:value="-0.0380259">
            <text:p>-0.0380259</text:p>
          </table:table-cell>
          <table:table-cell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4">
            <text:p>-4</text:p>
          </table:table-cell>
          <table:table-cell office:value-type="float" office:value="-244">
            <text:p>-244</text:p>
          </table:table-cell>
          <table:table-cell office:value-type="float" office:value="430">
            <text:p>430</text:p>
          </table:table-cell>
          <table:table-cell office:value-type="float" office:value="30">
            <text:p>30</text:p>
          </table:table-cell>
          <table:table-cell table:number-columns-repeated="2" office:value-type="float" office:value="413">
            <text:p>413</text:p>
          </table:table-cell>
          <table:table-cell office:value-type="float" office:value="-0.0549433">
            <text:p>-0.0549433</text:p>
          </table:table-cell>
          <table:table-cell office:value-type="float" office:value="0.0929323">
            <text:p>0.0929323</text:p>
          </table:table-cell>
          <table:table-cell office:value-type="float" office:value="0.0501433">
            <text:p>0.0501433</text:p>
          </table:table-cell>
          <table:table-cell office:value-type="float" office:value="-0.385732">
            <text:p>-0.385732</text:p>
          </table:table-cell>
          <table:table-cell table:formula="of:=[.B537]*[.$O$1]" office:value-type="float" office:value="-0.002">
            <text:p>-0.002</text:p>
          </table:table-cell>
          <table:table-cell table:formula="of:=[.C537]*[.$O$1]" office:value-type="float" office:value="-0.122">
            <text:p>-0.122</text:p>
          </table:table-cell>
          <table:table-cell table:formula="of:=[.L537]+[.H537]" office:value-type="float" office:value="-0.0569433">
            <text:p>-0.0569433</text:p>
          </table:table-cell>
          <table:table-cell table:formula="of:=[.M537]+[.I537]" office:value-type="float" office:value="-0.0290677">
            <text:p>-0.0290677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227">
            <text:p>-227</text:p>
          </table:table-cell>
          <table:table-cell office:value-type="float" office:value="436">
            <text:p>436</text:p>
          </table:table-cell>
          <table:table-cell office:value-type="float" office:value="50">
            <text:p>50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590188">
            <text:p>-0.0590188</text:p>
          </table:table-cell>
          <table:table-cell office:value-type="float" office:value="0.0974038">
            <text:p>0.0974038</text:p>
          </table:table-cell>
          <table:table-cell office:value-type="float" office:value="0.0578188">
            <text:p>0.0578188</text:p>
          </table:table-cell>
          <table:table-cell office:value-type="float" office:value="-0.369804">
            <text:p>-0.369804</text:p>
          </table:table-cell>
          <table:table-cell table:formula="of:=[.B538]*[.$O$1]" office:value-type="float" office:value="-0.0005">
            <text:p>-0.0005</text:p>
          </table:table-cell>
          <table:table-cell table:formula="of:=[.C538]*[.$O$1]" office:value-type="float" office:value="-0.1135">
            <text:p>-0.1135</text:p>
          </table:table-cell>
          <table:table-cell table:formula="of:=[.L538]+[.H538]" office:value-type="float" office:value="-0.0595188">
            <text:p>-0.0595188</text:p>
          </table:table-cell>
          <table:table-cell table:formula="of:=[.M538]+[.I538]" office:value-type="float" office:value="-0.0160962">
            <text:p>-0.0160962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-199">
            <text:p>-199</text:p>
          </table:table-cell>
          <table:table-cell office:value-type="float" office:value="444">
            <text:p>444</text:p>
          </table:table-cell>
          <table:table-cell office:value-type="float" office:value="76">
            <text:p>76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636475">
            <text:p>-0.0636475</text:p>
          </table:table-cell>
          <table:table-cell office:value-type="float" office:value="0.0930086">
            <text:p>0.0930086</text:p>
          </table:table-cell>
          <table:table-cell office:value-type="float" office:value="0.0744475">
            <text:p>0.0744475</text:p>
          </table:table-cell>
          <table:table-cell office:value-type="float" office:value="-0.331809">
            <text:p>-0.331809</text:p>
          </table:table-cell>
          <table:table-cell table:formula="of:=[.B539]*[.$O$1]" office:value-type="float" office:value="0.0045">
            <text:p>0.0045</text:p>
          </table:table-cell>
          <table:table-cell table:formula="of:=[.C539]*[.$O$1]" office:value-type="float" office:value="-0.0995">
            <text:p>-0.0995</text:p>
          </table:table-cell>
          <table:table-cell table:formula="of:=[.L539]+[.H539]" office:value-type="float" office:value="-0.0591475">
            <text:p>-0.0591475</text:p>
          </table:table-cell>
          <table:table-cell table:formula="of:=[.M539]+[.I539]" office:value-type="float" office:value="-0.00649140000000001">
            <text:p>-0.006491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-163">
            <text:p>-163</text:p>
          </table:table-cell>
          <table:table-cell office:value-type="float" office:value="443">
            <text:p>44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698306">
            <text:p>-0.0698306</text:p>
          </table:table-cell>
          <table:table-cell office:value-type="float" office:value="0.0932272">
            <text:p>0.0932272</text:p>
          </table:table-cell>
          <table:table-cell office:value-type="float" office:value="0.0818306">
            <text:p>0.0818306</text:p>
          </table:table-cell>
          <table:table-cell office:value-type="float" office:value="-0.288827">
            <text:p>-0.288827</text:p>
          </table:table-cell>
          <table:table-cell table:formula="of:=[.B540]*[.$O$1]" office:value-type="float" office:value="0.005">
            <text:p>0.005</text:p>
          </table:table-cell>
          <table:table-cell table:formula="of:=[.C540]*[.$O$1]" office:value-type="float" office:value="-0.0815">
            <text:p>-0.0815</text:p>
          </table:table-cell>
          <table:table-cell table:formula="of:=[.L540]+[.H540]" office:value-type="float" office:value="-0.0648306">
            <text:p>-0.0648306</text:p>
          </table:table-cell>
          <table:table-cell table:formula="of:=[.M540]+[.I540]" office:value-type="float" office:value="0.0117272">
            <text:p>0.0117272</text:p>
          </table:table-cell>
          <table:table-cell table:number-columns-repeated="2"/>
        </table:table-row>
        <table:table-row table:style-name="ro2">
          <table:table-cell table:style-name="ce1" office:value-type="float" office:value="-974">
            <text:p>-974</text:p>
          </table:table-cell>
          <table:table-cell office:value-type="float" office:value="15">
            <text:p>15</text:p>
          </table:table-cell>
          <table:table-cell office:value-type="float" office:value="-142">
            <text:p>-142</text:p>
          </table:table-cell>
          <table:table-cell office:value-type="float" office:value="438">
            <text:p>438</text:p>
          </table:table-cell>
          <table:table-cell office:value-type="float" office:value="121">
            <text:p>121</text:p>
          </table:table-cell>
          <table:table-cell table:number-columns-repeated="2" office:value-type="float" office:value="434">
            <text:p>434</text:p>
          </table:table-cell>
          <table:table-cell office:value-type="float" office:value="-0.0740643">
            <text:p>-0.0740643</text:p>
          </table:table-cell>
          <table:table-cell office:value-type="float" office:value="0.0956884">
            <text:p>0.0956884</text:p>
          </table:table-cell>
          <table:table-cell office:value-type="float" office:value="0.0920643">
            <text:p>0.0920643</text:p>
          </table:table-cell>
          <table:table-cell office:value-type="float" office:value="-0.266088">
            <text:p>-0.266088</text:p>
          </table:table-cell>
          <table:table-cell table:formula="of:=[.B541]*[.$O$1]" office:value-type="float" office:value="0.0075">
            <text:p>0.0075</text:p>
          </table:table-cell>
          <table:table-cell table:formula="of:=[.C541]*[.$O$1]" office:value-type="float" office:value="-0.071">
            <text:p>-0.071</text:p>
          </table:table-cell>
          <table:table-cell table:formula="of:=[.L541]+[.H541]" office:value-type="float" office:value="-0.0665643">
            <text:p>-0.0665643</text:p>
          </table:table-cell>
          <table:table-cell table:formula="of:=[.M541]+[.I541]" office:value-type="float" office:value="0.0246884">
            <text:p>0.024688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-110">
            <text:p>-110</text:p>
          </table:table-cell>
          <table:table-cell office:value-type="float" office:value="439">
            <text:p>439</text:p>
          </table:table-cell>
          <table:table-cell office:value-type="float" office:value="160">
            <text:p>160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741076">
            <text:p>-0.0741076</text:p>
          </table:table-cell>
          <table:table-cell office:value-type="float" office:value="0.0918939">
            <text:p>0.0918939</text:p>
          </table:table-cell>
          <table:table-cell office:value-type="float" office:value="0.0849076">
            <text:p>0.0849076</text:p>
          </table:table-cell>
          <table:table-cell office:value-type="float" office:value="-0.223894">
            <text:p>-0.223894</text:p>
          </table:table-cell>
          <table:table-cell table:formula="of:=[.B542]*[.$O$1]" office:value-type="float" office:value="0.0045">
            <text:p>0.0045</text:p>
          </table:table-cell>
          <table:table-cell table:formula="of:=[.C542]*[.$O$1]" office:value-type="float" office:value="-0.055">
            <text:p>-0.055</text:p>
          </table:table-cell>
          <table:table-cell table:formula="of:=[.L542]+[.H542]" office:value-type="float" office:value="-0.0696076">
            <text:p>-0.0696076</text:p>
          </table:table-cell>
          <table:table-cell table:formula="of:=[.M542]+[.I542]" office:value-type="float" office:value="0.0368939">
            <text:p>0.0368939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6">
            <text:p>6</text:p>
          </table:table-cell>
          <table:table-cell office:value-type="float" office:value="-73">
            <text:p>-73</text:p>
          </table:table-cell>
          <table:table-cell office:value-type="float" office:value="509">
            <text:p>509</text:p>
          </table:table-cell>
          <table:table-cell office:value-type="float" office:value="270">
            <text:p>270</text:p>
          </table:table-cell>
          <table:table-cell table:number-columns-repeated="2" office:value-type="float" office:value="274">
            <text:p>274</text:p>
          </table:table-cell>
          <table:table-cell office:value-type="float" office:value="-0.0721759">
            <text:p>-0.0721759</text:p>
          </table:table-cell>
          <table:table-cell office:value-type="float" office:value="0.0854565">
            <text:p>0.0854565</text:p>
          </table:table-cell>
          <table:table-cell office:value-type="float" office:value="0.0793759">
            <text:p>0.0793759</text:p>
          </table:table-cell>
          <table:table-cell office:value-type="float" office:value="-0.173056">
            <text:p>-0.173056</text:p>
          </table:table-cell>
          <table:table-cell table:formula="of:=[.B543]*[.$O$1]" office:value-type="float" office:value="0.003">
            <text:p>0.003</text:p>
          </table:table-cell>
          <table:table-cell table:formula="of:=[.C543]*[.$O$1]" office:value-type="float" office:value="-0.0365">
            <text:p>-0.0365</text:p>
          </table:table-cell>
          <table:table-cell table:formula="of:=[.L543]+[.H543]" office:value-type="float" office:value="-0.0691759">
            <text:p>-0.0691759</text:p>
          </table:table-cell>
          <table:table-cell table:formula="of:=[.M543]+[.I543]" office:value-type="float" office:value="0.0489565">
            <text:p>0.0489565</text:p>
          </table:table-cell>
          <table:table-cell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-49">
            <text:p>-49</text:p>
          </table:table-cell>
          <table:table-cell office:value-type="float" office:value="447">
            <text:p>447</text:p>
          </table:table-cell>
          <table:table-cell office:value-type="float" office:value="234">
            <text:p>234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721759">
            <text:p>-0.0721759</text:p>
          </table:table-cell>
          <table:table-cell office:value-type="float" office:value="0.0854565">
            <text:p>0.0854565</text:p>
          </table:table-cell>
          <table:table-cell office:value-type="float" office:value="0.0769759">
            <text:p>0.0769759</text:p>
          </table:table-cell>
          <table:table-cell office:value-type="float" office:value="-0.144256">
            <text:p>-0.144256</text:p>
          </table:table-cell>
          <table:table-cell table:formula="of:=[.B544]*[.$O$1]" office:value-type="float" office:value="0.002">
            <text:p>0.002</text:p>
          </table:table-cell>
          <table:table-cell table:formula="of:=[.C544]*[.$O$1]" office:value-type="float" office:value="-0.0245">
            <text:p>-0.0245</text:p>
          </table:table-cell>
          <table:table-cell table:formula="of:=[.L544]+[.H544]" office:value-type="float" office:value="-0.0701759">
            <text:p>-0.0701759</text:p>
          </table:table-cell>
          <table:table-cell table:formula="of:=[.M544]+[.I544]" office:value-type="float" office:value="0.0609565">
            <text:p>0.060956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-25">
            <text:p>-25</text:p>
          </table:table-cell>
          <table:table-cell office:value-type="float" office:value="444">
            <text:p>44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754244">
            <text:p>-0.0754244</text:p>
          </table:table-cell>
          <table:table-cell office:value-type="float" office:value="0.0850833">
            <text:p>0.0850833</text:p>
          </table:table-cell>
          <table:table-cell office:value-type="float" office:value="0.0862244">
            <text:p>0.0862244</text:p>
          </table:table-cell>
          <table:table-cell office:value-type="float" office:value="-0.115083">
            <text:p>-0.115083</text:p>
          </table:table-cell>
          <table:table-cell table:formula="of:=[.B545]*[.$O$1]" office:value-type="float" office:value="0.0045">
            <text:p>0.0045</text:p>
          </table:table-cell>
          <table:table-cell table:formula="of:=[.C545]*[.$O$1]" office:value-type="float" office:value="-0.0125">
            <text:p>-0.0125</text:p>
          </table:table-cell>
          <table:table-cell table:formula="of:=[.L545]+[.H545]" office:value-type="float" office:value="-0.0709244">
            <text:p>-0.0709244</text:p>
          </table:table-cell>
          <table:table-cell table:formula="of:=[.M545]+[.I545]" office:value-type="float" office:value="0.0725833">
            <text:p>0.0725833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52">
            <text:p>452</text:p>
          </table:table-cell>
          <table:table-cell office:value-type="float" office:value="286">
            <text:p>286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80543">
            <text:p>-0.080543</text:p>
          </table:table-cell>
          <table:table-cell office:value-type="float" office:value="0.0847908">
            <text:p>0.0847908</text:p>
          </table:table-cell>
          <table:table-cell office:value-type="float" office:value="0.094943">
            <text:p>0.094943</text:p>
          </table:table-cell>
          <table:table-cell office:value-type="float" office:value="-0.0775908">
            <text:p>-0.0775908</text:p>
          </table:table-cell>
          <table:table-cell table:formula="of:=[.B546]*[.$O$1]" office:value-type="float" office:value="0.006">
            <text:p>0.006</text:p>
          </table:table-cell>
          <table:table-cell table:formula="of:=[.C546]*[.$O$1]" office:value-type="float" office:value="0.003">
            <text:p>0.003</text:p>
          </table:table-cell>
          <table:table-cell table:formula="of:=[.L546]+[.H546]" office:value-type="float" office:value="-0.074543">
            <text:p>-0.074543</text:p>
          </table:table-cell>
          <table:table-cell table:formula="of:=[.M546]+[.I546]" office:value-type="float" office:value="0.0877908">
            <text:p>0.0877908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51">
            <text:p>451</text:p>
          </table:table-cell>
          <table:table-cell office:value-type="float" office:value="306">
            <text:p>306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843735">
            <text:p>-0.0843735</text:p>
          </table:table-cell>
          <table:table-cell office:value-type="float" office:value="0.0855455">
            <text:p>0.0855455</text:p>
          </table:table-cell>
          <table:table-cell office:value-type="float" office:value="0.103573">
            <text:p>0.103573</text:p>
          </table:table-cell>
          <table:table-cell office:value-type="float" office:value="-0.0483455">
            <text:p>-0.0483455</text:p>
          </table:table-cell>
          <table:table-cell table:formula="of:=[.B547]*[.$O$1]" office:value-type="float" office:value="0.008">
            <text:p>0.008</text:p>
          </table:table-cell>
          <table:table-cell table:formula="of:=[.C547]*[.$O$1]" office:value-type="float" office:value="0.0155">
            <text:p>0.0155</text:p>
          </table:table-cell>
          <table:table-cell table:formula="of:=[.L547]+[.H547]" office:value-type="float" office:value="-0.0763735">
            <text:p>-0.0763735</text:p>
          </table:table-cell>
          <table:table-cell table:formula="of:=[.M547]+[.I547]" office:value-type="float" office:value="0.1010455">
            <text:p>0.101045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458">
            <text:p>458</text:p>
          </table:table-cell>
          <table:table-cell office:value-type="float" office:value="357">
            <text:p>357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828949">
            <text:p>-0.0828949</text:p>
          </table:table-cell>
          <table:table-cell office:value-type="float" office:value="0.0826704">
            <text:p>0.0826704</text:p>
          </table:table-cell>
          <table:table-cell office:value-type="float" office:value="0.0984949">
            <text:p>0.0984949</text:p>
          </table:table-cell>
          <table:table-cell office:value-type="float" office:value="0.00372961">
            <text:p>0.00372961</text:p>
          </table:table-cell>
          <table:table-cell table:formula="of:=[.B548]*[.$O$1]" office:value-type="float" office:value="0.0065">
            <text:p>0.0065</text:p>
          </table:table-cell>
          <table:table-cell table:formula="of:=[.C548]*[.$O$1]" office:value-type="float" office:value="0.036">
            <text:p>0.036</text:p>
          </table:table-cell>
          <table:table-cell table:formula="of:=[.L548]+[.H548]" office:value-type="float" office:value="-0.0763949">
            <text:p>-0.0763949</text:p>
          </table:table-cell>
          <table:table-cell table:formula="of:=[.M548]+[.I548]" office:value-type="float" office:value="0.1186704">
            <text:p>0.118670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438">
            <text:p>438</text:p>
          </table:table-cell>
          <table:table-cell office:value-type="float" office:value="376">
            <text:p>376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806676">
            <text:p>-0.0806676</text:p>
          </table:table-cell>
          <table:table-cell office:value-type="float" office:value="0.0822448">
            <text:p>0.0822448</text:p>
          </table:table-cell>
          <table:table-cell office:value-type="float" office:value="0.0818676">
            <text:p>0.0818676</text:p>
          </table:table-cell>
          <table:table-cell office:value-type="float" office:value="0.0365552">
            <text:p>0.0365552</text:p>
          </table:table-cell>
          <table:table-cell table:formula="of:=[.B549]*[.$O$1]" office:value-type="float" office:value="0.0005">
            <text:p>0.0005</text:p>
          </table:table-cell>
          <table:table-cell table:formula="of:=[.C549]*[.$O$1]" office:value-type="float" office:value="0.0495">
            <text:p>0.0495</text:p>
          </table:table-cell>
          <table:table-cell table:formula="of:=[.L549]+[.H549]" office:value-type="float" office:value="-0.0801676">
            <text:p>-0.0801676</text:p>
          </table:table-cell>
          <table:table-cell table:formula="of:=[.M549]+[.I549]" office:value-type="float" office:value="0.1317448">
            <text:p>0.1317448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">
            <text:p>-2</text:p>
          </table:table-cell>
          <table:table-cell office:value-type="float" office:value="137">
            <text:p>137</text:p>
          </table:table-cell>
          <table:table-cell office:value-type="float" office:value="436">
            <text:p>436</text:p>
          </table:table-cell>
          <table:table-cell office:value-type="float" office:value="415">
            <text:p>415</text:p>
          </table:table-cell>
          <table:table-cell table:number-columns-repeated="2" office:value-type="float" office:value="404">
            <text:p>404</text:p>
          </table:table-cell>
          <table:table-cell office:value-type="float" office:value="-0.0800914">
            <text:p>-0.0800914</text:p>
          </table:table-cell>
          <table:table-cell office:value-type="float" office:value="0.079847">
            <text:p>0.079847</text:p>
          </table:table-cell>
          <table:table-cell office:value-type="float" office:value="0.0776914">
            <text:p>0.0776914</text:p>
          </table:table-cell>
          <table:table-cell office:value-type="float" office:value="0.084553">
            <text:p>0.084553</text:p>
          </table:table-cell>
          <table:table-cell table:formula="of:=[.B550]*[.$O$1]" office:value-type="float" office:value="-0.001">
            <text:p>-0.001</text:p>
          </table:table-cell>
          <table:table-cell table:formula="of:=[.C550]*[.$O$1]" office:value-type="float" office:value="0.0685">
            <text:p>0.0685</text:p>
          </table:table-cell>
          <table:table-cell table:formula="of:=[.L550]+[.H550]" office:value-type="float" office:value="-0.0810914">
            <text:p>-0.0810914</text:p>
          </table:table-cell>
          <table:table-cell table:formula="of:=[.M550]+[.I550]" office:value-type="float" office:value="0.148347">
            <text:p>0.148347</text:p>
          </table:table-cell>
          <table:table-cell table:number-columns-repeated="2"/>
        </table:table-row>
        <table:table-row table:style-name="ro2">
          <table:table-cell table:style-name="ce1" office:value-type="float" office:value="-891">
            <text:p>-891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508">
            <text:p>508</text:p>
          </table:table-cell>
          <table:table-cell office:value-type="float" office:value="519">
            <text:p>519</text:p>
          </table:table-cell>
          <table:table-cell table:number-columns-repeated="2" office:value-type="float" office:value="264">
            <text:p>264</text:p>
          </table:table-cell>
          <table:table-cell office:value-type="float" office:value="-0.0876819">
            <text:p>-0.0876819</text:p>
          </table:table-cell>
          <table:table-cell office:value-type="float" office:value="0.0795023">
            <text:p>0.0795023</text:p>
          </table:table-cell>
          <table:table-cell office:value-type="float" office:value="0.0876819">
            <text:p>0.0876819</text:p>
          </table:table-cell>
          <table:table-cell office:value-type="float" office:value="0.125698">
            <text:p>0.125698</text:p>
          </table:table-cell>
          <table:table-cell table:formula="of:=[.B551]*[.$O$1]" office:value-type="float" office:value="0">
            <text:p>0</text:p>
          </table:table-cell>
          <table:table-cell table:formula="of:=[.C551]*[.$O$1]" office:value-type="float" office:value="0.0855">
            <text:p>0.0855</text:p>
          </table:table-cell>
          <table:table-cell table:formula="of:=[.L551]+[.H551]" office:value-type="float" office:value="-0.0876819">
            <text:p>-0.0876819</text:p>
          </table:table-cell>
          <table:table-cell table:formula="of:=[.M551]+[.I551]" office:value-type="float" office:value="0.1650023">
            <text:p>0.1650023</text:p>
          </table:table-cell>
          <table:table-cell table:number-columns-repeated="2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office:value-type="float" office:value="458">
            <text:p>458</text:p>
          </table:table-cell>
          <table:table-cell office:value-type="float" office:value="498">
            <text:p>498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894645">
            <text:p>-0.0894645</text:p>
          </table:table-cell>
          <table:table-cell office:value-type="float" office:value="0.078112">
            <text:p>0.078112</text:p>
          </table:table-cell>
          <table:table-cell office:value-type="float" office:value="0.0966645">
            <text:p>0.0966645</text:p>
          </table:table-cell>
          <table:table-cell office:value-type="float" office:value="0.169088">
            <text:p>0.169088</text:p>
          </table:table-cell>
          <table:table-cell table:formula="of:=[.B552]*[.$O$1]" office:value-type="float" office:value="0.003">
            <text:p>0.003</text:p>
          </table:table-cell>
          <table:table-cell table:formula="of:=[.C552]*[.$O$1]" office:value-type="float" office:value="0.103">
            <text:p>0.103</text:p>
          </table:table-cell>
          <table:table-cell table:formula="of:=[.L552]+[.H552]" office:value-type="float" office:value="-0.0864645">
            <text:p>-0.0864645</text:p>
          </table:table-cell>
          <table:table-cell table:formula="of:=[.M552]+[.I552]" office:value-type="float" office:value="0.181112">
            <text:p>0.181112</text:p>
          </table:table-cell>
          <table:table-cell table:number-columns-repeated="2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  <table:table-cell office:value-type="float" office:value="463">
            <text:p>463</text:p>
          </table:table-cell>
          <table:table-cell office:value-type="float" office:value="532">
            <text:p>53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0916647">
            <text:p>-0.0916647</text:p>
          </table:table-cell>
          <table:table-cell office:value-type="float" office:value="0.0761587">
            <text:p>0.0761587</text:p>
          </table:table-cell>
          <table:table-cell office:value-type="float" office:value="0.100065">
            <text:p>0.100065</text:p>
          </table:table-cell>
          <table:table-cell office:value-type="float" office:value="0.207041">
            <text:p>0.207041</text:p>
          </table:table-cell>
          <table:table-cell table:formula="of:=[.B553]*[.$O$1]" office:value-type="float" office:value="0.0035">
            <text:p>0.0035</text:p>
          </table:table-cell>
          <table:table-cell table:formula="of:=[.C553]*[.$O$1]" office:value-type="float" office:value="0.118">
            <text:p>0.118</text:p>
          </table:table-cell>
          <table:table-cell table:formula="of:=[.L553]+[.H553]" office:value-type="float" office:value="-0.0881647">
            <text:p>-0.0881647</text:p>
          </table:table-cell>
          <table:table-cell table:formula="of:=[.M553]+[.I553]" office:value-type="float" office:value="0.1941587">
            <text:p>0.1941587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465">
            <text:p>465</text:p>
          </table:table-cell>
          <table:table-cell office:value-type="float" office:value="577">
            <text:p>577</text:p>
          </table:table-cell>
          <table:table-cell table:number-columns-repeated="2" office:value-type="float" office:value="353">
            <text:p>353</text:p>
          </table:table-cell>
          <table:table-cell office:value-type="float" office:value="-0.0907835">
            <text:p>-0.0907835</text:p>
          </table:table-cell>
          <table:table-cell office:value-type="float" office:value="0.0718665">
            <text:p>0.0718665</text:p>
          </table:table-cell>
          <table:table-cell office:value-type="float" office:value="0.0919835">
            <text:p>0.0919835</text:p>
          </table:table-cell>
          <table:table-cell office:value-type="float" office:value="0.255734">
            <text:p>0.255734</text:p>
          </table:table-cell>
          <table:table-cell table:formula="of:=[.B554]*[.$O$1]" office:value-type="float" office:value="0.0005">
            <text:p>0.0005</text:p>
          </table:table-cell>
          <table:table-cell table:formula="of:=[.C554]*[.$O$1]" office:value-type="float" office:value="0.1365">
            <text:p>0.1365</text:p>
          </table:table-cell>
          <table:table-cell table:formula="of:=[.L554]+[.H554]" office:value-type="float" office:value="-0.0902835">
            <text:p>-0.0902835</text:p>
          </table:table-cell>
          <table:table-cell table:formula="of:=[.M554]+[.I554]" office:value-type="float" office:value="0.2083665">
            <text:p>0.2083665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">
            <text:p>-3</text:p>
          </table:table-cell>
          <table:table-cell office:value-type="float" office:value="306">
            <text:p>306</text:p>
          </table:table-cell>
          <table:table-cell office:value-type="float" office:value="481">
            <text:p>481</text:p>
          </table:table-cell>
          <table:table-cell office:value-type="float" office:value="630">
            <text:p>630</text:p>
          </table:table-cell>
          <table:table-cell table:number-columns-repeated="2" office:value-type="float" office:value="312">
            <text:p>312</text:p>
          </table:table-cell>
          <table:table-cell office:value-type="float" office:value="-0.0901016">
            <text:p>-0.0901016</text:p>
          </table:table-cell>
          <table:table-cell office:value-type="float" office:value="0.0644694">
            <text:p>0.0644694</text:p>
          </table:table-cell>
          <table:table-cell office:value-type="float" office:value="0.0865016">
            <text:p>0.0865016</text:p>
          </table:table-cell>
          <table:table-cell office:value-type="float" office:value="0.302731">
            <text:p>0.302731</text:p>
          </table:table-cell>
          <table:table-cell table:formula="of:=[.B555]*[.$O$1]" office:value-type="float" office:value="-0.0015">
            <text:p>-0.0015</text:p>
          </table:table-cell>
          <table:table-cell table:formula="of:=[.C555]*[.$O$1]" office:value-type="float" office:value="0.153">
            <text:p>0.153</text:p>
          </table:table-cell>
          <table:table-cell table:formula="of:=[.L555]+[.H555]" office:value-type="float" office:value="-0.0916016">
            <text:p>-0.0916016</text:p>
          </table:table-cell>
          <table:table-cell table:formula="of:=[.M555]+[.I555]" office:value-type="float" office:value="0.2174694">
            <text:p>0.2174694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492">
            <text:p>492</text:p>
          </table:table-cell>
          <table:table-cell office:value-type="float" office:value="667">
            <text:p>667</text:p>
          </table:table-cell>
          <table:table-cell table:number-columns-repeated="2" office:value-type="float" office:value="296">
            <text:p>296</text:p>
          </table:table-cell>
          <table:table-cell office:value-type="float" office:value="-0.0925018">
            <text:p>-0.0925018</text:p>
          </table:table-cell>
          <table:table-cell office:value-type="float" office:value="0.0618492">
            <text:p>0.0618492</text:p>
          </table:table-cell>
          <table:table-cell office:value-type="float" office:value="0.0925018">
            <text:p>0.0925018</text:p>
          </table:table-cell>
          <table:table-cell office:value-type="float" office:value="0.340151">
            <text:p>0.340151</text:p>
          </table:table-cell>
          <table:table-cell table:formula="of:=[.B556]*[.$O$1]" office:value-type="float" office:value="0">
            <text:p>0</text:p>
          </table:table-cell>
          <table:table-cell table:formula="of:=[.C556]*[.$O$1]" office:value-type="float" office:value="0.1675">
            <text:p>0.1675</text:p>
          </table:table-cell>
          <table:table-cell table:formula="of:=[.L556]+[.H556]" office:value-type="float" office:value="-0.0925018">
            <text:p>-0.0925018</text:p>
          </table:table-cell>
          <table:table-cell table:formula="of:=[.M556]+[.I556]" office:value-type="float" office:value="0.2293492">
            <text:p>0.2293492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376">
            <text:p>376</text:p>
          </table:table-cell>
          <table:table-cell office:value-type="float" office:value="545">
            <text:p>545</text:p>
          </table:table-cell>
          <table:table-cell office:value-type="float" office:value="762">
            <text:p>762</text:p>
          </table:table-cell>
          <table:table-cell table:number-columns-repeated="2" office:value-type="float" office:value="189">
            <text:p>189</text:p>
          </table:table-cell>
          <table:table-cell office:value-type="float" office:value="-0.0962943">
            <text:p>-0.0962943</text:p>
          </table:table-cell>
          <table:table-cell office:value-type="float" office:value="0.0554263">
            <text:p>0.0554263</text:p>
          </table:table-cell>
          <table:table-cell office:value-type="float" office:value="0.0950943">
            <text:p>0.0950943</text:p>
          </table:table-cell>
          <table:table-cell office:value-type="float" office:value="0.395774">
            <text:p>0.395774</text:p>
          </table:table-cell>
          <table:table-cell table:formula="of:=[.B557]*[.$O$1]" office:value-type="float" office:value="-0.0005">
            <text:p>-0.0005</text:p>
          </table:table-cell>
          <table:table-cell table:formula="of:=[.C557]*[.$O$1]" office:value-type="float" office:value="0.188">
            <text:p>0.188</text:p>
          </table:table-cell>
          <table:table-cell table:formula="of:=[.L557]+[.H557]" office:value-type="float" office:value="-0.0967943">
            <text:p>-0.0967943</text:p>
          </table:table-cell>
          <table:table-cell table:formula="of:=[.M557]+[.I557]" office:value-type="float" office:value="0.2434263">
            <text:p>0.2434263</text:p>
          </table:table-cell>
          <table:table-cell table:number-columns-repeated="2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115">
            <text:p>-115</text:p>
          </table:table-cell>
          <table:table-cell office:value-type="float" office:value="250">
            <text:p>250</text:p>
          </table:table-cell>
          <table:table-cell office:value-type="float" office:value="459">
            <text:p>459</text:p>
          </table:table-cell>
          <table:table-cell office:value-type="float" office:value="664">
            <text:p>664</text:p>
          </table:table-cell>
          <table:table-cell table:number-columns-repeated="2" office:value-type="float" office:value="133">
            <text:p>133</text:p>
          </table:table-cell>
          <table:table-cell office:value-type="float" office:value="-0.0946921">
            <text:p>-0.0946921</text:p>
          </table:table-cell>
          <table:table-cell office:value-type="float" office:value="0.0594011">
            <text:p>0.0594011</text:p>
          </table:table-cell>
          <table:table-cell office:value-type="float" office:value="-0.0433079">
            <text:p>-0.0433079</text:p>
          </table:table-cell>
          <table:table-cell office:value-type="float" office:value="0.240599">
            <text:p>0.240599</text:p>
          </table:table-cell>
          <table:table-cell table:formula="of:=[.B558]*[.$O$1]" office:value-type="float" office:value="-0.0575">
            <text:p>-0.0575</text:p>
          </table:table-cell>
          <table:table-cell table:formula="of:=[.C558]*[.$O$1]" office:value-type="float" office:value="0.125">
            <text:p>0.125</text:p>
          </table:table-cell>
          <table:table-cell table:formula="of:=[.L558]+[.H558]" office:value-type="float" office:value="-0.1521921">
            <text:p>-0.1521921</text:p>
          </table:table-cell>
          <table:table-cell table:formula="of:=[.M558]+[.I558]" office:value-type="float" office:value="0.1844011">
            <text:p>0.1844011</text:p>
          </table:table-cell>
          <table:table-cell table:number-columns-repeated="2"/>
        </table:table-row>
        <table:table-row table:style-name="ro2">
          <table:table-cell table:style-name="ce1" office:value-type="float" office:value="-687">
            <text:p>-687</text:p>
          </table:table-cell>
          <table:table-cell office:value-type="float" office:value="-12">
            <text:p>-12</text:p>
          </table:table-cell>
          <table:table-cell office:value-type="float" office:value="417">
            <text:p>417</text:p>
          </table:table-cell>
          <table:table-cell office:value-type="float" office:value="579">
            <text:p>579</text:p>
          </table:table-cell>
          <table:table-cell office:value-type="float" office:value="848">
            <text:p>848</text:p>
          </table:table-cell>
          <table:table-cell table:number-columns-repeated="2" office:value-type="float" office:value="98">
            <text:p>98</text:p>
          </table:table-cell>
          <table:table-cell office:value-type="float" office:value="-0.103574">
            <text:p>-0.103574</text:p>
          </table:table-cell>
          <table:table-cell office:value-type="float" office:value="0.059672">
            <text:p>0.059672</text:p>
          </table:table-cell>
          <table:table-cell office:value-type="float" office:value="0.0891739">
            <text:p>0.0891739</text:p>
          </table:table-cell>
          <table:table-cell office:value-type="float" office:value="0.440728">
            <text:p>0.440728</text:p>
          </table:table-cell>
          <table:table-cell table:formula="of:=[.B559]*[.$O$1]" office:value-type="float" office:value="-0.006">
            <text:p>-0.006</text:p>
          </table:table-cell>
          <table:table-cell table:formula="of:=[.C559]*[.$O$1]" office:value-type="float" office:value="0.2085">
            <text:p>0.2085</text:p>
          </table:table-cell>
          <table:table-cell table:formula="of:=[.L559]+[.H559]" office:value-type="float" office:value="-0.109574">
            <text:p>-0.109574</text:p>
          </table:table-cell>
          <table:table-cell table:formula="of:=[.M559]+[.I559]" office:value-type="float" office:value="0.268172">
            <text:p>0.268172</text:p>
          </table:table-cell>
          <table:table-cell table:number-columns-repeated="2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-20">
            <text:p>-20</text:p>
          </table:table-cell>
          <table:table-cell office:value-type="float" office:value="436">
            <text:p>436</text:p>
          </table:table-cell>
          <table:table-cell office:value-type="float" office:value="580">
            <text:p>580</text:p>
          </table:table-cell>
          <table:table-cell office:value-type="float" office:value="876">
            <text:p>876</text:p>
          </table:table-cell>
          <table:table-cell table:number-columns-repeated="2" office:value-type="float" office:value="81">
            <text:p>81</text:p>
          </table:table-cell>
          <table:table-cell office:value-type="float" office:value="-0.10333">
            <text:p>-0.10333</text:p>
          </table:table-cell>
          <table:table-cell office:value-type="float" office:value="0.054396">
            <text:p>0.054396</text:p>
          </table:table-cell>
          <table:table-cell office:value-type="float" office:value="0.0793303">
            <text:p>0.0793303</text:p>
          </table:table-cell>
          <table:table-cell office:value-type="float" office:value="0.468804">
            <text:p>0.468804</text:p>
          </table:table-cell>
          <table:table-cell table:formula="of:=[.B560]*[.$O$1]" office:value-type="float" office:value="-0.01">
            <text:p>-0.01</text:p>
          </table:table-cell>
          <table:table-cell table:formula="of:=[.C560]*[.$O$1]" office:value-type="float" office:value="0.218">
            <text:p>0.218</text:p>
          </table:table-cell>
          <table:table-cell table:formula="of:=[.L560]+[.H560]" office:value-type="float" office:value="-0.11333">
            <text:p>-0.11333</text:p>
          </table:table-cell>
          <table:table-cell table:formula="of:=[.M560]+[.I560]" office:value-type="float" office:value="0.272396">
            <text:p>0.272396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397">
            <text:p>397</text:p>
          </table:table-cell>
          <table:table-cell office:value-type="float" office:value="575">
            <text:p>575</text:p>
          </table:table-cell>
          <table:table-cell office:value-type="float" office:value="795">
            <text:p>795</text:p>
          </table:table-cell>
          <table:table-cell table:number-columns-repeated="2" office:value-type="float" office:value="165">
            <text:p>165</text:p>
          </table:table-cell>
          <table:table-cell office:value-type="float" office:value="-0.095709">
            <text:p>-0.095709</text:p>
          </table:table-cell>
          <table:table-cell office:value-type="float" office:value="0.0681946">
            <text:p>0.0681946</text:p>
          </table:table-cell>
          <table:table-cell office:value-type="float" office:value="0.116109">
            <text:p>0.116109</text:p>
          </table:table-cell>
          <table:table-cell office:value-type="float" office:value="0.408205">
            <text:p>0.408205</text:p>
          </table:table-cell>
          <table:table-cell table:formula="of:=[.B561]*[.$O$1]" office:value-type="float" office:value="0.0085">
            <text:p>0.0085</text:p>
          </table:table-cell>
          <table:table-cell table:formula="of:=[.C561]*[.$O$1]" office:value-type="float" office:value="0.1985">
            <text:p>0.1985</text:p>
          </table:table-cell>
          <table:table-cell table:formula="of:=[.L561]+[.H561]" office:value-type="float" office:value="-0.087209">
            <text:p>-0.087209</text:p>
          </table:table-cell>
          <table:table-cell table:formula="of:=[.M561]+[.I561]" office:value-type="float" office:value="0.2666946">
            <text:p>0.266694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349">
            <text:p>349</text:p>
          </table:table-cell>
          <table:table-cell office:value-type="float" office:value="561">
            <text:p>561</text:p>
          </table:table-cell>
          <table:table-cell office:value-type="float" office:value="724">
            <text:p>724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991009">
            <text:p>-0.0991009</text:p>
          </table:table-cell>
          <table:table-cell office:value-type="float" office:value="0.0633558">
            <text:p>0.0633558</text:p>
          </table:table-cell>
          <table:table-cell office:value-type="float" office:value="0.130301">
            <text:p>0.130301</text:p>
          </table:table-cell>
          <table:table-cell office:value-type="float" office:value="0.355444">
            <text:p>0.355444</text:p>
          </table:table-cell>
          <table:table-cell table:formula="of:=[.B562]*[.$O$1]" office:value-type="float" office:value="0.013">
            <text:p>0.013</text:p>
          </table:table-cell>
          <table:table-cell table:formula="of:=[.C562]*[.$O$1]" office:value-type="float" office:value="0.1745">
            <text:p>0.1745</text:p>
          </table:table-cell>
          <table:table-cell table:formula="of:=[.L562]+[.H562]" office:value-type="float" office:value="-0.0861009">
            <text:p>-0.0861009</text:p>
          </table:table-cell>
          <table:table-cell table:formula="of:=[.M562]+[.I562]" office:value-type="float" office:value="0.2378558">
            <text:p>0.2378558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298">
            <text:p>298</text:p>
          </table:table-cell>
          <table:table-cell office:value-type="float" office:value="520">
            <text:p>520</text:p>
          </table:table-cell>
          <table:table-cell office:value-type="float" office:value="620">
            <text:p>620</text:p>
          </table:table-cell>
          <table:table-cell table:number-columns-repeated="2" office:value-type="float" office:value="317">
            <text:p>317</text:p>
          </table:table-cell>
          <table:table-cell office:value-type="float" office:value="-0.0991009">
            <text:p>-0.0991009</text:p>
          </table:table-cell>
          <table:table-cell office:value-type="float" office:value="0.0633558">
            <text:p>0.0633558</text:p>
          </table:table-cell>
          <table:table-cell office:value-type="float" office:value="0.144701">
            <text:p>0.144701</text:p>
          </table:table-cell>
          <table:table-cell office:value-type="float" office:value="0.294244">
            <text:p>0.294244</text:p>
          </table:table-cell>
          <table:table-cell table:formula="of:=[.B563]*[.$O$1]" office:value-type="float" office:value="0.019">
            <text:p>0.019</text:p>
          </table:table-cell>
          <table:table-cell table:formula="of:=[.C563]*[.$O$1]" office:value-type="float" office:value="0.149">
            <text:p>0.149</text:p>
          </table:table-cell>
          <table:table-cell table:formula="of:=[.L563]+[.H563]" office:value-type="float" office:value="-0.0801009">
            <text:p>-0.0801009</text:p>
          </table:table-cell>
          <table:table-cell table:formula="of:=[.M563]+[.I563]" office:value-type="float" office:value="0.2123558">
            <text:p>0.2123558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48">
            <text:p>48</text:p>
          </table:table-cell>
          <table:table-cell office:value-type="float" office:value="286">
            <text:p>286</text:p>
          </table:table-cell>
          <table:table-cell office:value-type="float" office:value="519">
            <text:p>519</text:p>
          </table:table-cell>
          <table:table-cell office:value-type="float" office:value="597">
            <text:p>597</text:p>
          </table:table-cell>
          <table:table-cell table:number-columns-repeated="2" office:value-type="float" office:value="338">
            <text:p>338</text:p>
          </table:table-cell>
          <table:table-cell office:value-type="float" office:value="-0.0995749">
            <text:p>-0.0995749</text:p>
          </table:table-cell>
          <table:table-cell office:value-type="float" office:value="0.0614535">
            <text:p>0.0614535</text:p>
          </table:table-cell>
          <table:table-cell office:value-type="float" office:value="0.157175">
            <text:p>0.157175</text:p>
          </table:table-cell>
          <table:table-cell office:value-type="float" office:value="0.281747">
            <text:p>0.281747</text:p>
          </table:table-cell>
          <table:table-cell table:formula="of:=[.B564]*[.$O$1]" office:value-type="float" office:value="0.024">
            <text:p>0.024</text:p>
          </table:table-cell>
          <table:table-cell table:formula="of:=[.C564]*[.$O$1]" office:value-type="float" office:value="0.143">
            <text:p>0.143</text:p>
          </table:table-cell>
          <table:table-cell table:formula="of:=[.L564]+[.H564]" office:value-type="float" office:value="-0.0755749">
            <text:p>-0.0755749</text:p>
          </table:table-cell>
          <table:table-cell table:formula="of:=[.M564]+[.I564]" office:value-type="float" office:value="0.2044535">
            <text:p>0.2044535</text:p>
          </table:table-cell>
          <table:table-cell table:number-columns-repeated="2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88">
            <text:p>288</text:p>
          </table:table-cell>
          <table:table-cell office:value-type="float" office:value="521">
            <text:p>521</text:p>
          </table:table-cell>
          <table:table-cell office:value-type="float" office:value="596">
            <text:p>596</text:p>
          </table:table-cell>
          <table:table-cell table:number-columns-repeated="2" office:value-type="float" office:value="344">
            <text:p>344</text:p>
          </table:table-cell>
          <table:table-cell office:value-type="float" office:value="-0.100669">
            <text:p>-0.100669</text:p>
          </table:table-cell>
          <table:table-cell office:value-type="float" office:value="0.0570396">
            <text:p>0.0570396</text:p>
          </table:table-cell>
          <table:table-cell office:value-type="float" office:value="0.164269">
            <text:p>0.164269</text:p>
          </table:table-cell>
          <table:table-cell office:value-type="float" office:value="0.28856">
            <text:p>0.28856</text:p>
          </table:table-cell>
          <table:table-cell table:formula="of:=[.B565]*[.$O$1]" office:value-type="float" office:value="0.0265">
            <text:p>0.0265</text:p>
          </table:table-cell>
          <table:table-cell table:formula="of:=[.C565]*[.$O$1]" office:value-type="float" office:value="0.144">
            <text:p>0.144</text:p>
          </table:table-cell>
          <table:table-cell table:formula="of:=[.L565]+[.H565]" office:value-type="float" office:value="-0.074169">
            <text:p>-0.074169</text:p>
          </table:table-cell>
          <table:table-cell table:formula="of:=[.M565]+[.I565]" office:value-type="float" office:value="0.2010396">
            <text:p>0.2010396</text:p>
          </table:table-cell>
          <table:table-cell table:number-columns-repeated="2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276">
            <text:p>276</text:p>
          </table:table-cell>
          <table:table-cell office:value-type="float" office:value="526">
            <text:p>526</text:p>
          </table:table-cell>
          <table:table-cell office:value-type="float" office:value="588">
            <text:p>588</text:p>
          </table:table-cell>
          <table:table-cell table:number-columns-repeated="2" office:value-type="float" office:value="337">
            <text:p>337</text:p>
          </table:table-cell>
          <table:table-cell office:value-type="float" office:value="-0.10143">
            <text:p>-0.10143</text:p>
          </table:table-cell>
          <table:table-cell office:value-type="float" office:value="0.0528145">
            <text:p>0.0528145</text:p>
          </table:table-cell>
          <table:table-cell office:value-type="float" office:value="0.16623">
            <text:p>0.16623</text:p>
          </table:table-cell>
          <table:table-cell office:value-type="float" office:value="0.278385">
            <text:p>0.278385</text:p>
          </table:table-cell>
          <table:table-cell table:formula="of:=[.B566]*[.$O$1]" office:value-type="float" office:value="0.027">
            <text:p>0.027</text:p>
          </table:table-cell>
          <table:table-cell table:formula="of:=[.C566]*[.$O$1]" office:value-type="float" office:value="0.138">
            <text:p>0.138</text:p>
          </table:table-cell>
          <table:table-cell table:formula="of:=[.L566]+[.H566]" office:value-type="float" office:value="-0.07443">
            <text:p>-0.07443</text:p>
          </table:table-cell>
          <table:table-cell table:formula="of:=[.M566]+[.I566]" office:value-type="float" office:value="0.1908145">
            <text:p>0.1908145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54">
            <text:p>54</text:p>
          </table:table-cell>
          <table:table-cell office:value-type="float" office:value="259">
            <text:p>259</text:p>
          </table:table-cell>
          <table:table-cell office:value-type="float" office:value="579">
            <text:p>579</text:p>
          </table:table-cell>
          <table:table-cell office:value-type="float" office:value="624">
            <text:p>62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100891">
            <text:p>-0.100891</text:p>
          </table:table-cell>
          <table:table-cell office:value-type="float" office:value="0.0503346">
            <text:p>0.0503346</text:p>
          </table:table-cell>
          <table:table-cell office:value-type="float" office:value="0.165691">
            <text:p>0.165691</text:p>
          </table:table-cell>
          <table:table-cell office:value-type="float" office:value="0.260465">
            <text:p>0.260465</text:p>
          </table:table-cell>
          <table:table-cell table:formula="of:=[.B567]*[.$O$1]" office:value-type="float" office:value="0.027">
            <text:p>0.027</text:p>
          </table:table-cell>
          <table:table-cell table:formula="of:=[.C567]*[.$O$1]" office:value-type="float" office:value="0.1295">
            <text:p>0.1295</text:p>
          </table:table-cell>
          <table:table-cell table:formula="of:=[.L567]+[.H567]" office:value-type="float" office:value="-0.073891">
            <text:p>-0.073891</text:p>
          </table:table-cell>
          <table:table-cell table:formula="of:=[.M567]+[.I567]" office:value-type="float" office:value="0.1798346">
            <text:p>0.1798346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243">
            <text:p>243</text:p>
          </table:table-cell>
          <table:table-cell office:value-type="float" office:value="521">
            <text:p>521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49">
            <text:p>349</text:p>
          </table:table-cell>
          <table:table-cell office:value-type="float" office:value="-0.101487">
            <text:p>-0.101487</text:p>
          </table:table-cell>
          <table:table-cell office:value-type="float" office:value="0.0491008">
            <text:p>0.0491008</text:p>
          </table:table-cell>
          <table:table-cell office:value-type="float" office:value="0.167487">
            <text:p>0.167487</text:p>
          </table:table-cell>
          <table:table-cell office:value-type="float" office:value="0.242499">
            <text:p>0.242499</text:p>
          </table:table-cell>
          <table:table-cell table:formula="of:=[.B568]*[.$O$1]" office:value-type="float" office:value="0.0275">
            <text:p>0.0275</text:p>
          </table:table-cell>
          <table:table-cell table:formula="of:=[.C568]*[.$O$1]" office:value-type="float" office:value="0.1215">
            <text:p>0.1215</text:p>
          </table:table-cell>
          <table:table-cell table:formula="of:=[.L568]+[.H568]" office:value-type="float" office:value="-0.073987">
            <text:p>-0.073987</text:p>
          </table:table-cell>
          <table:table-cell table:formula="of:=[.M568]+[.I568]" office:value-type="float" office:value="0.1706008">
            <text:p>0.1706008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226">
            <text:p>226</text:p>
          </table:table-cell>
          <table:table-cell office:value-type="float" office:value="498">
            <text:p>498</text:p>
          </table:table-cell>
          <table:table-cell office:value-type="float" office:value="506">
            <text:p>506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102177">
            <text:p>-0.102177</text:p>
          </table:table-cell>
          <table:table-cell office:value-type="float" office:value="0.0454515">
            <text:p>0.0454515</text:p>
          </table:table-cell>
          <table:table-cell office:value-type="float" office:value="0.171777">
            <text:p>0.171777</text:p>
          </table:table-cell>
          <table:table-cell office:value-type="float" office:value="0.225749">
            <text:p>0.225749</text:p>
          </table:table-cell>
          <table:table-cell table:formula="of:=[.B569]*[.$O$1]" office:value-type="float" office:value="0.029">
            <text:p>0.029</text:p>
          </table:table-cell>
          <table:table-cell table:formula="of:=[.C569]*[.$O$1]" office:value-type="float" office:value="0.113">
            <text:p>0.113</text:p>
          </table:table-cell>
          <table:table-cell table:formula="of:=[.L569]+[.H569]" office:value-type="float" office:value="-0.073177">
            <text:p>-0.073177</text:p>
          </table:table-cell>
          <table:table-cell table:formula="of:=[.M569]+[.I569]" office:value-type="float" office:value="0.1584515">
            <text:p>0.1584515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192">
            <text:p>192</text:p>
          </table:table-cell>
          <table:table-cell office:value-type="float" office:value="518">
            <text:p>518</text:p>
          </table:table-cell>
          <table:table-cell office:value-type="float" office:value="493">
            <text:p>493</text:p>
          </table:table-cell>
          <table:table-cell table:number-columns-repeated="2" office:value-type="float" office:value="359">
            <text:p>359</text:p>
          </table:table-cell>
          <table:table-cell office:value-type="float" office:value="-0.101257">
            <text:p>-0.101257</text:p>
          </table:table-cell>
          <table:table-cell office:value-type="float" office:value="0.0448723">
            <text:p>0.0448723</text:p>
          </table:table-cell>
          <table:table-cell office:value-type="float" office:value="0.169657">
            <text:p>0.169657</text:p>
          </table:table-cell>
          <table:table-cell office:value-type="float" office:value="0.185528">
            <text:p>0.185528</text:p>
          </table:table-cell>
          <table:table-cell table:formula="of:=[.B570]*[.$O$1]" office:value-type="float" office:value="0.0285">
            <text:p>0.0285</text:p>
          </table:table-cell>
          <table:table-cell table:formula="of:=[.C570]*[.$O$1]" office:value-type="float" office:value="0.096">
            <text:p>0.096</text:p>
          </table:table-cell>
          <table:table-cell table:formula="of:=[.L570]+[.H570]" office:value-type="float" office:value="-0.072757">
            <text:p>-0.072757</text:p>
          </table:table-cell>
          <table:table-cell table:formula="of:=[.M570]+[.I570]" office:value-type="float" office:value="0.1408723">
            <text:p>0.140872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489">
            <text:p>489</text:p>
          </table:table-cell>
          <table:table-cell office:value-type="float" office:value="444">
            <text:p>444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990143">
            <text:p>-0.0990143</text:p>
          </table:table-cell>
          <table:table-cell office:value-type="float" office:value="0.0444311">
            <text:p>0.0444311</text:p>
          </table:table-cell>
          <table:table-cell office:value-type="float" office:value="0.161414">
            <text:p>0.161414</text:p>
          </table:table-cell>
          <table:table-cell office:value-type="float" office:value="0.155969">
            <text:p>0.155969</text:p>
          </table:table-cell>
          <table:table-cell table:formula="of:=[.B571]*[.$O$1]" office:value-type="float" office:value="0.026">
            <text:p>0.026</text:p>
          </table:table-cell>
          <table:table-cell table:formula="of:=[.C571]*[.$O$1]" office:value-type="float" office:value="0.0835">
            <text:p>0.0835</text:p>
          </table:table-cell>
          <table:table-cell table:formula="of:=[.L571]+[.H571]" office:value-type="float" office:value="-0.0730143">
            <text:p>-0.0730143</text:p>
          </table:table-cell>
          <table:table-cell table:formula="of:=[.M571]+[.I571]" office:value-type="float" office:value="0.1279311">
            <text:p>0.127931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  <table:table-cell office:value-type="float" office:value="466">
            <text:p>466</text:p>
          </table:table-cell>
          <table:table-cell office:value-type="float" office:value="393">
            <text:p>393</text:p>
          </table:table-cell>
          <table:table-cell table:number-columns-repeated="2" office:value-type="float" office:value="442">
            <text:p>442</text:p>
          </table:table-cell>
          <table:table-cell office:value-type="float" office:value="-0.0975476">
            <text:p>-0.0975476</text:p>
          </table:table-cell>
          <table:table-cell office:value-type="float" office:value="0.0439468">
            <text:p>0.0439468</text:p>
          </table:table-cell>
          <table:table-cell office:value-type="float" office:value="0.153948">
            <text:p>0.153948</text:p>
          </table:table-cell>
          <table:table-cell office:value-type="float" office:value="0.116853">
            <text:p>0.116853</text:p>
          </table:table-cell>
          <table:table-cell table:formula="of:=[.B572]*[.$O$1]" office:value-type="float" office:value="0.0235">
            <text:p>0.0235</text:p>
          </table:table-cell>
          <table:table-cell table:formula="of:=[.C572]*[.$O$1]" office:value-type="float" office:value="0.067">
            <text:p>0.067</text:p>
          </table:table-cell>
          <table:table-cell table:formula="of:=[.L572]+[.H572]" office:value-type="float" office:value="-0.0740476">
            <text:p>-0.0740476</text:p>
          </table:table-cell>
          <table:table-cell table:formula="of:=[.M572]+[.I572]" office:value-type="float" office:value="0.1109468">
            <text:p>0.1109468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472">
            <text:p>472</text:p>
          </table:table-cell>
          <table:table-cell office:value-type="float" office:value="376">
            <text:p>376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946933">
            <text:p>-0.0946933</text:p>
          </table:table-cell>
          <table:table-cell office:value-type="float" office:value="0.0450549">
            <text:p>0.0450549</text:p>
          </table:table-cell>
          <table:table-cell office:value-type="float" office:value="0.136693">
            <text:p>0.136693</text:p>
          </table:table-cell>
          <table:table-cell office:value-type="float" office:value="0.0737451">
            <text:p>0.0737451</text:p>
          </table:table-cell>
          <table:table-cell table:formula="of:=[.B573]*[.$O$1]" office:value-type="float" office:value="0.0175">
            <text:p>0.0175</text:p>
          </table:table-cell>
          <table:table-cell table:formula="of:=[.C573]*[.$O$1]" office:value-type="float" office:value="0.0495">
            <text:p>0.0495</text:p>
          </table:table-cell>
          <table:table-cell table:formula="of:=[.L573]+[.H573]" office:value-type="float" office:value="-0.0771933">
            <text:p>-0.0771933</text:p>
          </table:table-cell>
          <table:table-cell table:formula="of:=[.M573]+[.I573]" office:value-type="float" office:value="0.0945549">
            <text:p>0.0945549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459">
            <text:p>459</text:p>
          </table:table-cell>
          <table:table-cell office:value-type="float" office:value="330">
            <text:p>330</text:p>
          </table:table-cell>
          <table:table-cell table:number-columns-repeated="2" office:value-type="float" office:value="438">
            <text:p>438</text:p>
          </table:table-cell>
          <table:table-cell office:value-type="float" office:value="-0.0937062">
            <text:p>-0.0937062</text:p>
          </table:table-cell>
          <table:table-cell office:value-type="float" office:value="0.044873">
            <text:p>0.044873</text:p>
          </table:table-cell>
          <table:table-cell office:value-type="float" office:value="0.139306">
            <text:p>0.139306</text:p>
          </table:table-cell>
          <table:table-cell office:value-type="float" office:value="0.037927">
            <text:p>0.037927</text:p>
          </table:table-cell>
          <table:table-cell table:formula="of:=[.B574]*[.$O$1]" office:value-type="float" office:value="0.019">
            <text:p>0.019</text:p>
          </table:table-cell>
          <table:table-cell table:formula="of:=[.C574]*[.$O$1]" office:value-type="float" office:value="0.0345">
            <text:p>0.0345</text:p>
          </table:table-cell>
          <table:table-cell table:formula="of:=[.L574]+[.H574]" office:value-type="float" office:value="-0.0747062">
            <text:p>-0.0747062</text:p>
          </table:table-cell>
          <table:table-cell table:formula="of:=[.M574]+[.I574]" office:value-type="float" office:value="0.079373">
            <text:p>0.079373</text:p>
          </table:table-cell>
          <table:table-cell table:number-columns-repeated="2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551">
            <text:p>551</text:p>
          </table:table-cell>
          <table:table-cell office:value-type="float" office:value="395">
            <text:p>395</text:p>
          </table:table-cell>
          <table:table-cell table:number-columns-repeated="2" office:value-type="float" office:value="254">
            <text:p>254</text:p>
          </table:table-cell>
          <table:table-cell office:value-type="float" office:value="-0.0948194">
            <text:p>-0.0948194</text:p>
          </table:table-cell>
          <table:table-cell office:value-type="float" office:value="0.042314">
            <text:p>0.042314</text:p>
          </table:table-cell>
          <table:table-cell office:value-type="float" office:value="0.140419">
            <text:p>0.140419</text:p>
          </table:table-cell>
          <table:table-cell office:value-type="float" office:value="0.00808601">
            <text:p>0.00808601</text:p>
          </table:table-cell>
          <table:table-cell table:formula="of:=[.B575]*[.$O$1]" office:value-type="float" office:value="0.019">
            <text:p>0.019</text:p>
          </table:table-cell>
          <table:table-cell table:formula="of:=[.C575]*[.$O$1]" office:value-type="float" office:value="0.021">
            <text:p>0.021</text:p>
          </table:table-cell>
          <table:table-cell table:formula="of:=[.L575]+[.H575]" office:value-type="float" office:value="-0.0758194">
            <text:p>-0.0758194</text:p>
          </table:table-cell>
          <table:table-cell table:formula="of:=[.M575]+[.I575]" office:value-type="float" office:value="0.063314">
            <text:p>0.06331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475">
            <text:p>475</text:p>
          </table:table-cell>
          <table:table-cell office:value-type="float" office:value="283">
            <text:p>283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948194">
            <text:p>-0.0948194</text:p>
          </table:table-cell>
          <table:table-cell office:value-type="float" office:value="0.042314">
            <text:p>0.042314</text:p>
          </table:table-cell>
          <table:table-cell office:value-type="float" office:value="0.148819">
            <text:p>0.148819</text:p>
          </table:table-cell>
          <table:table-cell office:value-type="float" office:value="-0.026714">
            <text:p>-0.026714</text:p>
          </table:table-cell>
          <table:table-cell table:formula="of:=[.B576]*[.$O$1]" office:value-type="float" office:value="0.0225">
            <text:p>0.0225</text:p>
          </table:table-cell>
          <table:table-cell table:formula="of:=[.C576]*[.$O$1]" office:value-type="float" office:value="0.0065">
            <text:p>0.0065</text:p>
          </table:table-cell>
          <table:table-cell table:formula="of:=[.L576]+[.H576]" office:value-type="float" office:value="-0.0723194">
            <text:p>-0.0723194</text:p>
          </table:table-cell>
          <table:table-cell table:formula="of:=[.M576]+[.I576]" office:value-type="float" office:value="0.048814">
            <text:p>0.04881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-22">
            <text:p>-22</text:p>
          </table:table-cell>
          <table:table-cell office:value-type="float" office:value="475">
            <text:p>475</text:p>
          </table:table-cell>
          <table:table-cell office:value-type="float" office:value="248">
            <text:p>248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934564">
            <text:p>-0.0934564</text:p>
          </table:table-cell>
          <table:table-cell office:value-type="float" office:value="0.0428727">
            <text:p>0.0428727</text:p>
          </table:table-cell>
          <table:table-cell office:value-type="float" office:value="0.147456">
            <text:p>0.147456</text:p>
          </table:table-cell>
          <table:table-cell office:value-type="float" office:value="-0.0692727">
            <text:p>-0.0692727</text:p>
          </table:table-cell>
          <table:table-cell table:formula="of:=[.B577]*[.$O$1]" office:value-type="float" office:value="0.0225">
            <text:p>0.0225</text:p>
          </table:table-cell>
          <table:table-cell table:formula="of:=[.C577]*[.$O$1]" office:value-type="float" office:value="-0.011">
            <text:p>-0.011</text:p>
          </table:table-cell>
          <table:table-cell table:formula="of:=[.L577]+[.H577]" office:value-type="float" office:value="-0.0709564">
            <text:p>-0.0709564</text:p>
          </table:table-cell>
          <table:table-cell table:formula="of:=[.M577]+[.I577]" office:value-type="float" office:value="0.0318727">
            <text:p>0.0318727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-71">
            <text:p>-71</text:p>
          </table:table-cell>
          <table:table-cell office:value-type="float" office:value="461">
            <text:p>461</text:p>
          </table:table-cell>
          <table:table-cell office:value-type="float" office:value="183">
            <text:p>183</text:p>
          </table:table-cell>
          <table:table-cell table:number-columns-repeated="2" office:value-type="float" office:value="453">
            <text:p>453</text:p>
          </table:table-cell>
          <table:table-cell office:value-type="float" office:value="-0.0931043">
            <text:p>-0.0931043</text:p>
          </table:table-cell>
          <table:table-cell office:value-type="float" office:value="0.0506172">
            <text:p>0.0506172</text:p>
          </table:table-cell>
          <table:table-cell office:value-type="float" office:value="0.149504">
            <text:p>0.149504</text:p>
          </table:table-cell>
          <table:table-cell office:value-type="float" office:value="-0.135817">
            <text:p>-0.135817</text:p>
          </table:table-cell>
          <table:table-cell table:formula="of:=[.B578]*[.$O$1]" office:value-type="float" office:value="0.0235">
            <text:p>0.0235</text:p>
          </table:table-cell>
          <table:table-cell table:formula="of:=[.C578]*[.$O$1]" office:value-type="float" office:value="-0.0355">
            <text:p>-0.0355</text:p>
          </table:table-cell>
          <table:table-cell table:formula="of:=[.L578]+[.H578]" office:value-type="float" office:value="-0.0696043">
            <text:p>-0.0696043</text:p>
          </table:table-cell>
          <table:table-cell table:formula="of:=[.M578]+[.I578]" office:value-type="float" office:value="0.0151172">
            <text:p>0.0151172</text:p>
          </table:table-cell>
          <table:table-cell table:number-columns-repeated="2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-103">
            <text:p>-103</text:p>
          </table:table-cell>
          <table:table-cell office:value-type="float" office:value="479">
            <text:p>479</text:p>
          </table:table-cell>
          <table:table-cell office:value-type="float" office:value="167">
            <text:p>167</text:p>
          </table:table-cell>
          <table:table-cell table:number-columns-repeated="2" office:value-type="float" office:value="421">
            <text:p>421</text:p>
          </table:table-cell>
          <table:table-cell office:value-type="float" office:value="-0.0933421">
            <text:p>-0.0933421</text:p>
          </table:table-cell>
          <table:table-cell office:value-type="float" office:value="0.0582584">
            <text:p>0.0582584</text:p>
          </table:table-cell>
          <table:table-cell office:value-type="float" office:value="0.152142">
            <text:p>0.152142</text:p>
          </table:table-cell>
          <table:table-cell office:value-type="float" office:value="-0.181858">
            <text:p>-0.181858</text:p>
          </table:table-cell>
          <table:table-cell table:formula="of:=[.B579]*[.$O$1]" office:value-type="float" office:value="0.0245">
            <text:p>0.0245</text:p>
          </table:table-cell>
          <table:table-cell table:formula="of:=[.C579]*[.$O$1]" office:value-type="float" office:value="-0.0515">
            <text:p>-0.0515</text:p>
          </table:table-cell>
          <table:table-cell table:formula="of:=[.L579]+[.H579]" office:value-type="float" office:value="-0.0688421">
            <text:p>-0.0688421</text:p>
          </table:table-cell>
          <table:table-cell table:formula="of:=[.M579]+[.I579]" office:value-type="float" office:value="0.00675839999999999">
            <text:p>0.0067584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-130">
            <text:p>-130</text:p>
          </table:table-cell>
          <table:table-cell office:value-type="float" office:value="449">
            <text:p>449</text:p>
          </table:table-cell>
          <table:table-cell office:value-type="float" office:value="125">
            <text:p>125</text:p>
          </table:table-cell>
          <table:table-cell table:number-columns-repeated="2" office:value-type="float" office:value="451">
            <text:p>451</text:p>
          </table:table-cell>
          <table:table-cell office:value-type="float" office:value="-0.0888887">
            <text:p>-0.0888887</text:p>
          </table:table-cell>
          <table:table-cell office:value-type="float" office:value="0.0548407">
            <text:p>0.0548407</text:p>
          </table:table-cell>
          <table:table-cell office:value-type="float" office:value="0.129689">
            <text:p>0.129689</text:p>
          </table:table-cell>
          <table:table-cell office:value-type="float" office:value="-0.210841">
            <text:p>-0.210841</text:p>
          </table:table-cell>
          <table:table-cell table:formula="of:=[.B580]*[.$O$1]" office:value-type="float" office:value="0.017">
            <text:p>0.017</text:p>
          </table:table-cell>
          <table:table-cell table:formula="of:=[.C580]*[.$O$1]" office:value-type="float" office:value="-0.065">
            <text:p>-0.065</text:p>
          </table:table-cell>
          <table:table-cell table:formula="of:=[.L580]+[.H580]" office:value-type="float" office:value="-0.0718887">
            <text:p>-0.0718887</text:p>
          </table:table-cell>
          <table:table-cell table:formula="of:=[.M580]+[.I580]" office:value-type="float" office:value="-0.0101593">
            <text:p>-0.0101593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-174">
            <text:p>-174</text:p>
          </table:table-cell>
          <table:table-cell office:value-type="float" office:value="466">
            <text:p>466</text:p>
          </table:table-cell>
          <table:table-cell office:value-type="float" office:value="101">
            <text:p>101</text:p>
          </table:table-cell>
          <table:table-cell table:number-columns-repeated="2" office:value-type="float" office:value="411">
            <text:p>411</text:p>
          </table:table-cell>
          <table:table-cell office:value-type="float" office:value="-0.0830801">
            <text:p>-0.0830801</text:p>
          </table:table-cell>
          <table:table-cell office:value-type="float" office:value="0.0609759">
            <text:p>0.0609759</text:p>
          </table:table-cell>
          <table:table-cell office:value-type="float" office:value="0.12028">
            <text:p>0.12028</text:p>
          </table:table-cell>
          <table:table-cell office:value-type="float" office:value="-0.269776">
            <text:p>-0.269776</text:p>
          </table:table-cell>
          <table:table-cell table:formula="of:=[.B581]*[.$O$1]" office:value-type="float" office:value="0.0155">
            <text:p>0.0155</text:p>
          </table:table-cell>
          <table:table-cell table:formula="of:=[.C581]*[.$O$1]" office:value-type="float" office:value="-0.087">
            <text:p>-0.087</text:p>
          </table:table-cell>
          <table:table-cell table:formula="of:=[.L581]+[.H581]" office:value-type="float" office:value="-0.0675801">
            <text:p>-0.0675801</text:p>
          </table:table-cell>
          <table:table-cell table:formula="of:=[.M581]+[.I581]" office:value-type="float" office:value="-0.0260241">
            <text:p>-0.0260241</text:p>
          </table:table-cell>
          <table:table-cell table:number-columns-repeated="2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-227">
            <text:p>-227</text:p>
          </table:table-cell>
          <table:table-cell office:value-type="float" office:value="466">
            <text:p>466</text:p>
          </table:table-cell>
          <table:table-cell office:value-type="float" office:value="46">
            <text:p>46</text:p>
          </table:table-cell>
          <table:table-cell table:number-columns-repeated="2" office:value-type="float" office:value="414">
            <text:p>414</text:p>
          </table:table-cell>
          <table:table-cell office:value-type="float" office:value="-0.0784572">
            <text:p>-0.0784572</text:p>
          </table:table-cell>
          <table:table-cell office:value-type="float" office:value="0.0718549">
            <text:p>0.0718549</text:p>
          </table:table-cell>
          <table:table-cell office:value-type="float" office:value="0.118057">
            <text:p>0.118057</text:p>
          </table:table-cell>
          <table:table-cell office:value-type="float" office:value="-0.344255">
            <text:p>-0.344255</text:p>
          </table:table-cell>
          <table:table-cell table:formula="of:=[.B582]*[.$O$1]" office:value-type="float" office:value="0.0165">
            <text:p>0.0165</text:p>
          </table:table-cell>
          <table:table-cell table:formula="of:=[.C582]*[.$O$1]" office:value-type="float" office:value="-0.1135">
            <text:p>-0.1135</text:p>
          </table:table-cell>
          <table:table-cell table:formula="of:=[.L582]+[.H582]" office:value-type="float" office:value="-0.0619572">
            <text:p>-0.0619572</text:p>
          </table:table-cell>
          <table:table-cell table:formula="of:=[.M582]+[.I582]" office:value-type="float" office:value="-0.0416451">
            <text:p>-0.0416451</text:p>
          </table:table-cell>
          <table:table-cell table:number-columns-repeated="2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-264">
            <text:p>-264</text:p>
          </table:table-cell>
          <table:table-cell office:value-type="float" office:value="465">
            <text:p>465</text:p>
          </table:table-cell>
          <table:table-cell office:value-type="float" office:value="16">
            <text:p>16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750875">
            <text:p>-0.0750875</text:p>
          </table:table-cell>
          <table:table-cell office:value-type="float" office:value="0.0753727">
            <text:p>0.0753727</text:p>
          </table:table-cell>
          <table:table-cell office:value-type="float" office:value="0.105087">
            <text:p>0.105087</text:p>
          </table:table-cell>
          <table:table-cell office:value-type="float" office:value="-0.392173">
            <text:p>-0.392173</text:p>
          </table:table-cell>
          <table:table-cell table:formula="of:=[.B583]*[.$O$1]" office:value-type="float" office:value="0.0125">
            <text:p>0.0125</text:p>
          </table:table-cell>
          <table:table-cell table:formula="of:=[.C583]*[.$O$1]" office:value-type="float" office:value="-0.132">
            <text:p>-0.132</text:p>
          </table:table-cell>
          <table:table-cell table:formula="of:=[.L583]+[.H583]" office:value-type="float" office:value="-0.0625875">
            <text:p>-0.0625875</text:p>
          </table:table-cell>
          <table:table-cell table:formula="of:=[.M583]+[.I583]" office:value-type="float" office:value="-0.0566273">
            <text:p>-0.0566273</text:p>
          </table:table-cell>
          <table:table-cell table:number-columns-repeated="2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-305">
            <text:p>-305</text:p>
          </table:table-cell>
          <table:table-cell office:value-type="float" office:value="545">
            <text:p>545</text:p>
          </table:table-cell>
          <table:table-cell office:value-type="float" office:value="57">
            <text:p>57</text:p>
          </table:table-cell>
          <table:table-cell table:number-columns-repeated="2" office:value-type="float" office:value="236">
            <text:p>236</text:p>
          </table:table-cell>
          <table:table-cell office:value-type="float" office:value="-0.0764128">
            <text:p>-0.0764128</text:p>
          </table:table-cell>
          <table:table-cell office:value-type="float" office:value="0.0694619">
            <text:p>0.0694619</text:p>
          </table:table-cell>
          <table:table-cell office:value-type="float" office:value="0.104013">
            <text:p>0.104013</text:p>
          </table:table-cell>
          <table:table-cell office:value-type="float" office:value="-0.435462">
            <text:p>-0.435462</text:p>
          </table:table-cell>
          <table:table-cell table:formula="of:=[.B584]*[.$O$1]" office:value-type="float" office:value="0.0115">
            <text:p>0.0115</text:p>
          </table:table-cell>
          <table:table-cell table:formula="of:=[.C584]*[.$O$1]" office:value-type="float" office:value="-0.1525">
            <text:p>-0.1525</text:p>
          </table:table-cell>
          <table:table-cell table:formula="of:=[.L584]+[.H584]" office:value-type="float" office:value="-0.0649128">
            <text:p>-0.0649128</text:p>
          </table:table-cell>
          <table:table-cell table:formula="of:=[.M584]+[.I584]" office:value-type="float" office:value="-0.0830381">
            <text:p>-0.0830381</text:p>
          </table:table-cell>
          <table:table-cell table:number-columns-repeated="2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31">
            <text:p>31</text:p>
          </table:table-cell>
          <table:table-cell office:value-type="float" office:value="-318">
            <text:p>-318</text:p>
          </table:table-cell>
          <table:table-cell office:value-type="float" office:value="557">
            <text:p>557</text:p>
          </table:table-cell>
          <table:table-cell office:value-type="float" office:value="48">
            <text:p>48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75786">
            <text:p>-0.075786</text:p>
          </table:table-cell>
          <table:table-cell office:value-type="float" office:value="0.0616942">
            <text:p>0.0616942</text:p>
          </table:table-cell>
          <table:table-cell office:value-type="float" office:value="0.112986">
            <text:p>0.112986</text:p>
          </table:table-cell>
          <table:table-cell office:value-type="float" office:value="-0.443294">
            <text:p>-0.443294</text:p>
          </table:table-cell>
          <table:table-cell table:formula="of:=[.B585]*[.$O$1]" office:value-type="float" office:value="0.0155">
            <text:p>0.0155</text:p>
          </table:table-cell>
          <table:table-cell table:formula="of:=[.C585]*[.$O$1]" office:value-type="float" office:value="-0.159">
            <text:p>-0.159</text:p>
          </table:table-cell>
          <table:table-cell table:formula="of:=[.L585]+[.H585]" office:value-type="float" office:value="-0.060286">
            <text:p>-0.060286</text:p>
          </table:table-cell>
          <table:table-cell table:formula="of:=[.M585]+[.I585]" office:value-type="float" office:value="-0.0973058">
            <text:p>-0.0973058</text:p>
          </table:table-cell>
          <table:table-cell table:number-columns-repeated="2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33">
            <text:p>33</text:p>
          </table:table-cell>
          <table:table-cell office:value-type="float" office:value="-333">
            <text:p>-333</text:p>
          </table:table-cell>
          <table:table-cell office:value-type="float" office:value="564">
            <text:p>564</text:p>
          </table:table-cell>
          <table:table-cell office:value-type="float" office:value="38">
            <text:p>38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680901">
            <text:p>-0.0680901</text:p>
          </table:table-cell>
          <table:table-cell office:value-type="float" office:value="0.065614">
            <text:p>0.065614</text:p>
          </table:table-cell>
          <table:table-cell office:value-type="float" office:value="0.10769">
            <text:p>0.10769</text:p>
          </table:table-cell>
          <table:table-cell office:value-type="float" office:value="-0.465214">
            <text:p>-0.465214</text:p>
          </table:table-cell>
          <table:table-cell table:formula="of:=[.B586]*[.$O$1]" office:value-type="float" office:value="0.0165">
            <text:p>0.0165</text:p>
          </table:table-cell>
          <table:table-cell table:formula="of:=[.C586]*[.$O$1]" office:value-type="float" office:value="-0.1665">
            <text:p>-0.1665</text:p>
          </table:table-cell>
          <table:table-cell table:formula="of:=[.L586]+[.H586]" office:value-type="float" office:value="-0.0515901">
            <text:p>-0.0515901</text:p>
          </table:table-cell>
          <table:table-cell table:formula="of:=[.M586]+[.I586]" office:value-type="float" office:value="-0.100886">
            <text:p>-0.100886</text:p>
          </table:table-cell>
          <table:table-cell table:number-columns-repeated="2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-366">
            <text:p>-366</text:p>
          </table:table-cell>
          <table:table-cell office:value-type="float" office:value="568">
            <text:p>568</text:p>
          </table:table-cell>
          <table:table-cell office:value-type="float" office:value="19">
            <text:p>19</text:p>
          </table:table-cell>
          <table:table-cell table:number-columns-repeated="2" office:value-type="float" office:value="190">
            <text:p>190</text:p>
          </table:table-cell>
          <table:table-cell office:value-type="float" office:value="-0.0650867">
            <text:p>-0.0650867</text:p>
          </table:table-cell>
          <table:table-cell office:value-type="float" office:value="0.0643379">
            <text:p>0.0643379</text:p>
          </table:table-cell>
          <table:table-cell office:value-type="float" office:value="0.0926867">
            <text:p>0.0926867</text:p>
          </table:table-cell>
          <table:table-cell office:value-type="float" office:value="-0.503538">
            <text:p>-0.503538</text:p>
          </table:table-cell>
          <table:table-cell table:formula="of:=[.B587]*[.$O$1]" office:value-type="float" office:value="0.0115">
            <text:p>0.0115</text:p>
          </table:table-cell>
          <table:table-cell table:formula="of:=[.C587]*[.$O$1]" office:value-type="float" office:value="-0.183">
            <text:p>-0.183</text:p>
          </table:table-cell>
          <table:table-cell table:formula="of:=[.L587]+[.H587]" office:value-type="float" office:value="-0.0535867">
            <text:p>-0.0535867</text:p>
          </table:table-cell>
          <table:table-cell table:formula="of:=[.M587]+[.I587]" office:value-type="float" office:value="-0.1186621">
            <text:p>-0.118662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-388">
            <text:p>-388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table:number-columns-repeated="2" office:value-type="float" office:value="172">
            <text:p>172</text:p>
          </table:table-cell>
          <table:table-cell office:value-type="float" office:value="-0.0692727">
            <text:p>-0.0692727</text:p>
          </table:table-cell>
          <table:table-cell office:value-type="float" office:value="0.0474315">
            <text:p>0.0474315</text:p>
          </table:table-cell>
          <table:table-cell office:value-type="float" office:value="0.0884726">
            <text:p>0.0884726</text:p>
          </table:table-cell>
          <table:table-cell office:value-type="float" office:value="-0.513031">
            <text:p>-0.513031</text:p>
          </table:table-cell>
          <table:table-cell table:formula="of:=[.B588]*[.$O$1]" office:value-type="float" office:value="0.008">
            <text:p>0.008</text:p>
          </table:table-cell>
          <table:table-cell table:formula="of:=[.C588]*[.$O$1]" office:value-type="float" office:value="-0.194">
            <text:p>-0.194</text:p>
          </table:table-cell>
          <table:table-cell table:formula="of:=[.L588]+[.H588]" office:value-type="float" office:value="-0.0612727">
            <text:p>-0.0612727</text:p>
          </table:table-cell>
          <table:table-cell table:formula="of:=[.M588]+[.I588]" office:value-type="float" office:value="-0.1465685">
            <text:p>-0.1465685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-366">
            <text:p>-366</text:p>
          </table:table-cell>
          <table:table-cell office:value-type="float" office:value="567">
            <text:p>567</text:p>
          </table:table-cell>
          <table:table-cell office:value-type="float" office:value="19">
            <text:p>19</text:p>
          </table:table-cell>
          <table:table-cell table:number-columns-repeated="2" office:value-type="float" office:value="190">
            <text:p>190</text:p>
          </table:table-cell>
          <table:table-cell office:value-type="float" office:value="-0.0739175">
            <text:p>-0.0739175</text:p>
          </table:table-cell>
          <table:table-cell office:value-type="float" office:value="0.0252828">
            <text:p>0.0252828</text:p>
          </table:table-cell>
          <table:table-cell office:value-type="float" office:value="0.100317">
            <text:p>0.100317</text:p>
          </table:table-cell>
          <table:table-cell office:value-type="float" office:value="-0.464483">
            <text:p>-0.464483</text:p>
          </table:table-cell>
          <table:table-cell table:formula="of:=[.B589]*[.$O$1]" office:value-type="float" office:value="0.011">
            <text:p>0.011</text:p>
          </table:table-cell>
          <table:table-cell table:formula="of:=[.C589]*[.$O$1]" office:value-type="float" office:value="-0.183">
            <text:p>-0.183</text:p>
          </table:table-cell>
          <table:table-cell table:formula="of:=[.L589]+[.H589]" office:value-type="float" office:value="-0.0629175">
            <text:p>-0.0629175</text:p>
          </table:table-cell>
          <table:table-cell table:formula="of:=[.M589]+[.I589]" office:value-type="float" office:value="-0.1577172">
            <text:p>-0.1577172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-336">
            <text:p>-336</text:p>
          </table:table-cell>
          <table:table-cell office:value-type="float" office:value="553">
            <text:p>553</text:p>
          </table:table-cell>
          <table:table-cell office:value-type="float" office:value="36">
            <text:p>36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638005">
            <text:p>-0.0638005</text:p>
          </table:table-cell>
          <table:table-cell office:value-type="float" office:value="0.00681992">
            <text:p>0.00681992</text:p>
          </table:table-cell>
          <table:table-cell office:value-type="float" office:value="0.0890005">
            <text:p>0.0890005</text:p>
          </table:table-cell>
          <table:table-cell office:value-type="float" office:value="-0.41002">
            <text:p>-0.41002</text:p>
          </table:table-cell>
          <table:table-cell table:formula="of:=[.B590]*[.$O$1]" office:value-type="float" office:value="0.0105">
            <text:p>0.0105</text:p>
          </table:table-cell>
          <table:table-cell table:formula="of:=[.C590]*[.$O$1]" office:value-type="float" office:value="-0.168">
            <text:p>-0.168</text:p>
          </table:table-cell>
          <table:table-cell table:formula="of:=[.L590]+[.H590]" office:value-type="float" office:value="-0.0533005">
            <text:p>-0.0533005</text:p>
          </table:table-cell>
          <table:table-cell table:formula="of:=[.M590]+[.I590]" office:value-type="float" office:value="-0.16118008">
            <text:p>-0.16118008</text:p>
          </table:table-cell>
          <table:table-cell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-331">
            <text:p>-331</text:p>
          </table:table-cell>
          <table:table-cell office:value-type="float" office:value="527">
            <text:p>527</text:p>
          </table:table-cell>
          <table:table-cell office:value-type="float" office:value="31">
            <text:p>31</text:p>
          </table:table-cell>
          <table:table-cell table:number-columns-repeated="2" office:value-type="float" office:value="236">
            <text:p>236</text:p>
          </table:table-cell>
          <table:table-cell office:value-type="float" office:value="-0.0544278">
            <text:p>-0.0544278</text:p>
          </table:table-cell>
          <table:table-cell office:value-type="float" office:value="0.00666454">
            <text:p>0.00666454</text:p>
          </table:table-cell>
          <table:table-cell office:value-type="float" office:value="0.0604278">
            <text:p>0.0604278</text:p>
          </table:table-cell>
          <table:table-cell office:value-type="float" office:value="-0.403865">
            <text:p>-0.403865</text:p>
          </table:table-cell>
          <table:table-cell table:formula="of:=[.B591]*[.$O$1]" office:value-type="float" office:value="0.0025">
            <text:p>0.0025</text:p>
          </table:table-cell>
          <table:table-cell table:formula="of:=[.C591]*[.$O$1]" office:value-type="float" office:value="-0.1655">
            <text:p>-0.1655</text:p>
          </table:table-cell>
          <table:table-cell table:formula="of:=[.L591]+[.H591]" office:value-type="float" office:value="-0.0519278">
            <text:p>-0.0519278</text:p>
          </table:table-cell>
          <table:table-cell table:formula="of:=[.M591]+[.I591]" office:value-type="float" office:value="-0.15883546">
            <text:p>-0.1588354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">
            <text:p>-5</text:p>
          </table:table-cell>
          <table:table-cell office:value-type="float" office:value="-332">
            <text:p>-332</text:p>
          </table:table-cell>
          <table:table-cell office:value-type="float" office:value="523">
            <text:p>523</text:p>
          </table:table-cell>
          <table:table-cell office:value-type="float" office:value="36">
            <text:p>36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570393">
            <text:p>-0.0570393</text:p>
          </table:table-cell>
          <table:table-cell office:value-type="float" office:value="0.00434695">
            <text:p>0.00434695</text:p>
          </table:table-cell>
          <table:table-cell office:value-type="float" office:value="0.0510393">
            <text:p>0.0510393</text:p>
          </table:table-cell>
          <table:table-cell office:value-type="float" office:value="-0.402747">
            <text:p>-0.402747</text:p>
          </table:table-cell>
          <table:table-cell table:formula="of:=[.B592]*[.$O$1]" office:value-type="float" office:value="-0.0025">
            <text:p>-0.0025</text:p>
          </table:table-cell>
          <table:table-cell table:formula="of:=[.C592]*[.$O$1]" office:value-type="float" office:value="-0.166">
            <text:p>-0.166</text:p>
          </table:table-cell>
          <table:table-cell table:formula="of:=[.L592]+[.H592]" office:value-type="float" office:value="-0.0595393">
            <text:p>-0.0595393</text:p>
          </table:table-cell>
          <table:table-cell table:formula="of:=[.M592]+[.I592]" office:value-type="float" office:value="-0.16165305">
            <text:p>-0.16165305</text:p>
          </table:table-cell>
          <table:table-cell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3">
            <text:p>-3</text:p>
          </table:table-cell>
          <table:table-cell office:value-type="float" office:value="-328">
            <text:p>-328</text:p>
          </table:table-cell>
          <table:table-cell office:value-type="float" office:value="526">
            <text:p>526</text:p>
          </table:table-cell>
          <table:table-cell office:value-type="float" office:value="41">
            <text:p>41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661332">
            <text:p>-0.0661332</text:p>
          </table:table-cell>
          <table:table-cell office:value-type="float" office:value="0.00347947">
            <text:p>0.00347947</text:p>
          </table:table-cell>
          <table:table-cell office:value-type="float" office:value="0.0625332">
            <text:p>0.0625332</text:p>
          </table:table-cell>
          <table:table-cell office:value-type="float" office:value="-0.397079">
            <text:p>-0.397079</text:p>
          </table:table-cell>
          <table:table-cell table:formula="of:=[.B593]*[.$O$1]" office:value-type="float" office:value="-0.0015">
            <text:p>-0.0015</text:p>
          </table:table-cell>
          <table:table-cell table:formula="of:=[.C593]*[.$O$1]" office:value-type="float" office:value="-0.164">
            <text:p>-0.164</text:p>
          </table:table-cell>
          <table:table-cell table:formula="of:=[.L593]+[.H593]" office:value-type="float" office:value="-0.0676332">
            <text:p>-0.0676332</text:p>
          </table:table-cell>
          <table:table-cell table:formula="of:=[.M593]+[.I593]" office:value-type="float" office:value="-0.16052053">
            <text:p>-0.16052053</text:p>
          </table:table-cell>
          <table:table-cell table:number-columns-repeated="2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7">
            <text:p>-7</text:p>
          </table:table-cell>
          <table:table-cell office:value-type="float" office:value="-333">
            <text:p>-333</text:p>
          </table:table-cell>
          <table:table-cell office:value-type="float" office:value="523">
            <text:p>523</text:p>
          </table:table-cell>
          <table:table-cell office:value-type="float" office:value="37">
            <text:p>37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599112">
            <text:p>-0.0599112</text:p>
          </table:table-cell>
          <table:table-cell office:value-type="float" office:value="0.0130383">
            <text:p>0.0130383</text:p>
          </table:table-cell>
          <table:table-cell office:value-type="float" office:value="0.0515112">
            <text:p>0.0515112</text:p>
          </table:table-cell>
          <table:table-cell office:value-type="float" office:value="-0.412638">
            <text:p>-0.412638</text:p>
          </table:table-cell>
          <table:table-cell table:formula="of:=[.B594]*[.$O$1]" office:value-type="float" office:value="-0.0035">
            <text:p>-0.0035</text:p>
          </table:table-cell>
          <table:table-cell table:formula="of:=[.C594]*[.$O$1]" office:value-type="float" office:value="-0.1665">
            <text:p>-0.1665</text:p>
          </table:table-cell>
          <table:table-cell table:formula="of:=[.L594]+[.H594]" office:value-type="float" office:value="-0.0634112">
            <text:p>-0.0634112</text:p>
          </table:table-cell>
          <table:table-cell table:formula="of:=[.M594]+[.I594]" office:value-type="float" office:value="-0.1534617">
            <text:p>-0.1534617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8">
            <text:p>-8</text:p>
          </table:table-cell>
          <table:table-cell office:value-type="float" office:value="-339">
            <text:p>-339</text:p>
          </table:table-cell>
          <table:table-cell office:value-type="float" office:value="526">
            <text:p>526</text:p>
          </table:table-cell>
          <table:table-cell office:value-type="float" office:value="35">
            <text:p>35</text:p>
          </table:table-cell>
          <table:table-cell table:number-columns-repeated="2" office:value-type="float" office:value="213">
            <text:p>213</text:p>
          </table:table-cell>
          <table:table-cell office:value-type="float" office:value="-0.0653449">
            <text:p>-0.0653449</text:p>
          </table:table-cell>
          <table:table-cell office:value-type="float" office:value="0.0129036">
            <text:p>0.0129036</text:p>
          </table:table-cell>
          <table:table-cell office:value-type="float" office:value="0.0557449">
            <text:p>0.0557449</text:p>
          </table:table-cell>
          <table:table-cell office:value-type="float" office:value="-0.419704">
            <text:p>-0.419704</text:p>
          </table:table-cell>
          <table:table-cell table:formula="of:=[.B595]*[.$O$1]" office:value-type="float" office:value="-0.004">
            <text:p>-0.004</text:p>
          </table:table-cell>
          <table:table-cell table:formula="of:=[.C595]*[.$O$1]" office:value-type="float" office:value="-0.1695">
            <text:p>-0.1695</text:p>
          </table:table-cell>
          <table:table-cell table:formula="of:=[.L595]+[.H595]" office:value-type="float" office:value="-0.0693449">
            <text:p>-0.0693449</text:p>
          </table:table-cell>
          <table:table-cell table:formula="of:=[.M595]+[.I595]" office:value-type="float" office:value="-0.1565964">
            <text:p>-0.1565964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-335">
            <text:p>-335</text:p>
          </table:table-cell>
          <table:table-cell office:value-type="float" office:value="532">
            <text:p>532</text:p>
          </table:table-cell>
          <table:table-cell office:value-type="float" office:value="34">
            <text:p>34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656706">
            <text:p>-0.0656706</text:p>
          </table:table-cell>
          <table:table-cell office:value-type="float" office:value="0.00597655">
            <text:p>0.00597655</text:p>
          </table:table-cell>
          <table:table-cell office:value-type="float" office:value="0.0692706">
            <text:p>0.0692706</text:p>
          </table:table-cell>
          <table:table-cell office:value-type="float" office:value="-0.407977">
            <text:p>-0.407977</text:p>
          </table:table-cell>
          <table:table-cell table:formula="of:=[.B596]*[.$O$1]" office:value-type="float" office:value="0.0015">
            <text:p>0.0015</text:p>
          </table:table-cell>
          <table:table-cell table:formula="of:=[.C596]*[.$O$1]" office:value-type="float" office:value="-0.1675">
            <text:p>-0.1675</text:p>
          </table:table-cell>
          <table:table-cell table:formula="of:=[.L596]+[.H596]" office:value-type="float" office:value="-0.0641706">
            <text:p>-0.0641706</text:p>
          </table:table-cell>
          <table:table-cell table:formula="of:=[.M596]+[.I596]" office:value-type="float" office:value="-0.16152345">
            <text:p>-0.16152345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-328">
            <text:p>-328</text:p>
          </table:table-cell>
          <table:table-cell office:value-type="float" office:value="530">
            <text:p>530</text:p>
          </table:table-cell>
          <table:table-cell office:value-type="float" office:value="38">
            <text:p>38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642084">
            <text:p>-0.0642084</text:p>
          </table:table-cell>
          <table:table-cell office:value-type="float" office:value="0.00582682">
            <text:p>0.00582682</text:p>
          </table:table-cell>
          <table:table-cell office:value-type="float" office:value="0.0690084">
            <text:p>0.0690084</text:p>
          </table:table-cell>
          <table:table-cell office:value-type="float" office:value="-0.399427">
            <text:p>-0.399427</text:p>
          </table:table-cell>
          <table:table-cell table:formula="of:=[.B597]*[.$O$1]" office:value-type="float" office:value="0.002">
            <text:p>0.002</text:p>
          </table:table-cell>
          <table:table-cell table:formula="of:=[.C597]*[.$O$1]" office:value-type="float" office:value="-0.164">
            <text:p>-0.164</text:p>
          </table:table-cell>
          <table:table-cell table:formula="of:=[.L597]+[.H597]" office:value-type="float" office:value="-0.0622084">
            <text:p>-0.0622084</text:p>
          </table:table-cell>
          <table:table-cell table:formula="of:=[.M597]+[.I597]" office:value-type="float" office:value="-0.15817318">
            <text:p>-0.15817318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-333">
            <text:p>-333</text:p>
          </table:table-cell>
          <table:table-cell office:value-type="float" office:value="535">
            <text:p>535</text:p>
          </table:table-cell>
          <table:table-cell office:value-type="float" office:value="37">
            <text:p>37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649424">
            <text:p>-0.0649424</text:p>
          </table:table-cell>
          <table:table-cell office:value-type="float" office:value="0.00986043">
            <text:p>0.00986043</text:p>
          </table:table-cell>
          <table:table-cell office:value-type="float" office:value="0.0709424">
            <text:p>0.0709424</text:p>
          </table:table-cell>
          <table:table-cell office:value-type="float" office:value="-0.40946">
            <text:p>-0.40946</text:p>
          </table:table-cell>
          <table:table-cell table:formula="of:=[.B598]*[.$O$1]" office:value-type="float" office:value="0.0025">
            <text:p>0.0025</text:p>
          </table:table-cell>
          <table:table-cell table:formula="of:=[.C598]*[.$O$1]" office:value-type="float" office:value="-0.1665">
            <text:p>-0.1665</text:p>
          </table:table-cell>
          <table:table-cell table:formula="of:=[.L598]+[.H598]" office:value-type="float" office:value="-0.0624424">
            <text:p>-0.0624424</text:p>
          </table:table-cell>
          <table:table-cell table:formula="of:=[.M598]+[.I598]" office:value-type="float" office:value="-0.15663957">
            <text:p>-0.1566395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3">
            <text:p>-333</text:p>
          </table:table-cell>
          <table:table-cell office:value-type="float" office:value="533">
            <text:p>533</text:p>
          </table:table-cell>
          <table:table-cell office:value-type="float" office:value="34">
            <text:p>34</text:p>
          </table:table-cell>
          <table:table-cell table:number-columns-repeated="2" office:value-type="float" office:value="226">
            <text:p>226</text:p>
          </table:table-cell>
          <table:table-cell office:value-type="float" office:value="-0.0664217">
            <text:p>-0.0664217</text:p>
          </table:table-cell>
          <table:table-cell office:value-type="float" office:value="0.00648178">
            <text:p>0.00648178</text:p>
          </table:table-cell>
          <table:table-cell office:value-type="float" office:value="0.0736217">
            <text:p>0.0736217</text:p>
          </table:table-cell>
          <table:table-cell office:value-type="float" office:value="-0.406082">
            <text:p>-0.406082</text:p>
          </table:table-cell>
          <table:table-cell table:formula="of:=[.B599]*[.$O$1]" office:value-type="float" office:value="0.003">
            <text:p>0.003</text:p>
          </table:table-cell>
          <table:table-cell table:formula="of:=[.C599]*[.$O$1]" office:value-type="float" office:value="-0.1665">
            <text:p>-0.1665</text:p>
          </table:table-cell>
          <table:table-cell table:formula="of:=[.L599]+[.H599]" office:value-type="float" office:value="-0.0634217">
            <text:p>-0.0634217</text:p>
          </table:table-cell>
          <table:table-cell table:formula="of:=[.M599]+[.I599]" office:value-type="float" office:value="-0.16001822">
            <text:p>-0.16001822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-333">
            <text:p>-333</text:p>
          </table:table-cell>
          <table:table-cell office:value-type="float" office:value="534">
            <text:p>534</text:p>
          </table:table-cell>
          <table:table-cell office:value-type="float" office:value="37">
            <text:p>37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641956">
            <text:p>-0.0641956</text:p>
          </table:table-cell>
          <table:table-cell office:value-type="float" office:value="0.00795683">
            <text:p>0.00795683</text:p>
          </table:table-cell>
          <table:table-cell office:value-type="float" office:value="0.0689956">
            <text:p>0.0689956</text:p>
          </table:table-cell>
          <table:table-cell office:value-type="float" office:value="-0.407557">
            <text:p>-0.407557</text:p>
          </table:table-cell>
          <table:table-cell table:formula="of:=[.B600]*[.$O$1]" office:value-type="float" office:value="0.002">
            <text:p>0.002</text:p>
          </table:table-cell>
          <table:table-cell table:formula="of:=[.C600]*[.$O$1]" office:value-type="float" office:value="-0.1665">
            <text:p>-0.1665</text:p>
          </table:table-cell>
          <table:table-cell table:formula="of:=[.L600]+[.H600]" office:value-type="float" office:value="-0.0621956">
            <text:p>-0.0621956</text:p>
          </table:table-cell>
          <table:table-cell table:formula="of:=[.M600]+[.I600]" office:value-type="float" office:value="-0.15854317">
            <text:p>-0.1585431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-333">
            <text:p>-333</text:p>
          </table:table-cell>
          <table:table-cell office:value-type="float" office:value="531">
            <text:p>531</text:p>
          </table:table-cell>
          <table:table-cell office:value-type="float" office:value="33">
            <text:p>33</text:p>
          </table:table-cell>
          <table:table-cell table:number-columns-repeated="2" office:value-type="float" office:value="229">
            <text:p>229</text:p>
          </table:table-cell>
          <table:table-cell office:value-type="float" office:value="-0.066481">
            <text:p>-0.066481</text:p>
          </table:table-cell>
          <table:table-cell office:value-type="float" office:value="0.00835936">
            <text:p>0.00835936</text:p>
          </table:table-cell>
          <table:table-cell office:value-type="float" office:value="0.072481">
            <text:p>0.072481</text:p>
          </table:table-cell>
          <table:table-cell office:value-type="float" office:value="-0.407959">
            <text:p>-0.407959</text:p>
          </table:table-cell>
          <table:table-cell table:formula="of:=[.B601]*[.$O$1]" office:value-type="float" office:value="0.0025">
            <text:p>0.0025</text:p>
          </table:table-cell>
          <table:table-cell table:formula="of:=[.C601]*[.$O$1]" office:value-type="float" office:value="-0.1665">
            <text:p>-0.1665</text:p>
          </table:table-cell>
          <table:table-cell table:formula="of:=[.L601]+[.H601]" office:value-type="float" office:value="-0.063981">
            <text:p>-0.063981</text:p>
          </table:table-cell>
          <table:table-cell table:formula="of:=[.M601]+[.I601]" office:value-type="float" office:value="-0.15814064">
            <text:p>-0.15814064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1">
            <text:p>-331</text:p>
          </table:table-cell>
          <table:table-cell office:value-type="float" office:value="534">
            <text:p>534</text:p>
          </table:table-cell>
          <table:table-cell office:value-type="float" office:value="36">
            <text:p>36</text:p>
          </table:table-cell>
          <table:table-cell table:number-columns-repeated="2" office:value-type="float" office:value="226">
            <text:p>226</text:p>
          </table:table-cell>
          <table:table-cell office:value-type="float" office:value="-0.0656761">
            <text:p>-0.0656761</text:p>
          </table:table-cell>
          <table:table-cell office:value-type="float" office:value="0.00689913">
            <text:p>0.00689913</text:p>
          </table:table-cell>
          <table:table-cell office:value-type="float" office:value="0.0740761">
            <text:p>0.0740761</text:p>
          </table:table-cell>
          <table:table-cell office:value-type="float" office:value="-0.404099">
            <text:p>-0.404099</text:p>
          </table:table-cell>
          <table:table-cell table:formula="of:=[.B602]*[.$O$1]" office:value-type="float" office:value="0.0035">
            <text:p>0.0035</text:p>
          </table:table-cell>
          <table:table-cell table:formula="of:=[.C602]*[.$O$1]" office:value-type="float" office:value="-0.1655">
            <text:p>-0.1655</text:p>
          </table:table-cell>
          <table:table-cell table:formula="of:=[.L602]+[.H602]" office:value-type="float" office:value="-0.0621761">
            <text:p>-0.0621761</text:p>
          </table:table-cell>
          <table:table-cell table:formula="of:=[.M602]+[.I602]" office:value-type="float" office:value="-0.15860087">
            <text:p>-0.1586008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2">
            <text:p>-332</text:p>
          </table:table-cell>
          <table:table-cell office:value-type="float" office:value="536">
            <text:p>536</text:p>
          </table:table-cell>
          <table:table-cell office:value-type="float" office:value="38">
            <text:p>3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650393">
            <text:p>-0.0650393</text:p>
          </table:table-cell>
          <table:table-cell office:value-type="float" office:value="0.00818162">
            <text:p>0.00818162</text:p>
          </table:table-cell>
          <table:table-cell office:value-type="float" office:value="0.0722393">
            <text:p>0.0722393</text:p>
          </table:table-cell>
          <table:table-cell office:value-type="float" office:value="-0.406582">
            <text:p>-0.406582</text:p>
          </table:table-cell>
          <table:table-cell table:formula="of:=[.B603]*[.$O$1]" office:value-type="float" office:value="0.003">
            <text:p>0.003</text:p>
          </table:table-cell>
          <table:table-cell table:formula="of:=[.C603]*[.$O$1]" office:value-type="float" office:value="-0.166">
            <text:p>-0.166</text:p>
          </table:table-cell>
          <table:table-cell table:formula="of:=[.L603]+[.H603]" office:value-type="float" office:value="-0.0620393">
            <text:p>-0.0620393</text:p>
          </table:table-cell>
          <table:table-cell table:formula="of:=[.M603]+[.I603]" office:value-type="float" office:value="-0.15781838">
            <text:p>-0.15781838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-332">
            <text:p>-332</text:p>
          </table:table-cell>
          <table:table-cell office:value-type="float" office:value="534">
            <text:p>534</text:p>
          </table:table-cell>
          <table:table-cell office:value-type="float" office:value="37">
            <text:p>37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661589">
            <text:p>-0.0661589</text:p>
          </table:table-cell>
          <table:table-cell office:value-type="float" office:value="0.00778933">
            <text:p>0.00778933</text:p>
          </table:table-cell>
          <table:table-cell office:value-type="float" office:value="0.0721589">
            <text:p>0.0721589</text:p>
          </table:table-cell>
          <table:table-cell office:value-type="float" office:value="-0.406189">
            <text:p>-0.406189</text:p>
          </table:table-cell>
          <table:table-cell table:formula="of:=[.B604]*[.$O$1]" office:value-type="float" office:value="0.0025">
            <text:p>0.0025</text:p>
          </table:table-cell>
          <table:table-cell table:formula="of:=[.C604]*[.$O$1]" office:value-type="float" office:value="-0.166">
            <text:p>-0.166</text:p>
          </table:table-cell>
          <table:table-cell table:formula="of:=[.L604]+[.H604]" office:value-type="float" office:value="-0.0636589">
            <text:p>-0.0636589</text:p>
          </table:table-cell>
          <table:table-cell table:formula="of:=[.M604]+[.I604]" office:value-type="float" office:value="-0.15821067">
            <text:p>-0.1582106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-331">
            <text:p>-331</text:p>
          </table:table-cell>
          <table:table-cell office:value-type="float" office:value="534">
            <text:p>534</text:p>
          </table:table-cell>
          <table:table-cell office:value-type="float" office:value="38">
            <text:p>38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650916">
            <text:p>-0.0650916</text:p>
          </table:table-cell>
          <table:table-cell office:value-type="float" office:value="0.00805483">
            <text:p>0.00805483</text:p>
          </table:table-cell>
          <table:table-cell office:value-type="float" office:value="0.0710915">
            <text:p>0.0710915</text:p>
          </table:table-cell>
          <table:table-cell office:value-type="float" office:value="-0.405255">
            <text:p>-0.405255</text:p>
          </table:table-cell>
          <table:table-cell table:formula="of:=[.B605]*[.$O$1]" office:value-type="float" office:value="0.0025">
            <text:p>0.0025</text:p>
          </table:table-cell>
          <table:table-cell table:formula="of:=[.C605]*[.$O$1]" office:value-type="float" office:value="-0.1655">
            <text:p>-0.1655</text:p>
          </table:table-cell>
          <table:table-cell table:formula="of:=[.L605]+[.H605]" office:value-type="float" office:value="-0.0625916">
            <text:p>-0.0625916</text:p>
          </table:table-cell>
          <table:table-cell table:formula="of:=[.M605]+[.I605]" office:value-type="float" office:value="-0.15744517">
            <text:p>-0.1574451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2">
            <text:p>-332</text:p>
          </table:table-cell>
          <table:table-cell office:value-type="float" office:value="536">
            <text:p>536</text:p>
          </table:table-cell>
          <table:table-cell office:value-type="float" office:value="38">
            <text:p>38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657226">
            <text:p>-0.0657226</text:p>
          </table:table-cell>
          <table:table-cell office:value-type="float" office:value="0.00825809">
            <text:p>0.00825809</text:p>
          </table:table-cell>
          <table:table-cell office:value-type="float" office:value="0.0729226">
            <text:p>0.0729226</text:p>
          </table:table-cell>
          <table:table-cell office:value-type="float" office:value="-0.406658">
            <text:p>-0.406658</text:p>
          </table:table-cell>
          <table:table-cell table:formula="of:=[.B606]*[.$O$1]" office:value-type="float" office:value="0.003">
            <text:p>0.003</text:p>
          </table:table-cell>
          <table:table-cell table:formula="of:=[.C606]*[.$O$1]" office:value-type="float" office:value="-0.166">
            <text:p>-0.166</text:p>
          </table:table-cell>
          <table:table-cell table:formula="of:=[.L606]+[.H606]" office:value-type="float" office:value="-0.0627226">
            <text:p>-0.0627226</text:p>
          </table:table-cell>
          <table:table-cell table:formula="of:=[.M606]+[.I606]" office:value-type="float" office:value="-0.15774191">
            <text:p>-0.15774191</text:p>
          </table:table-cell>
          <table:table-cell table:number-columns-repeated="2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-332">
            <text:p>-332</text:p>
          </table:table-cell>
          <table:table-cell office:value-type="float" office:value="533">
            <text:p>533</text:p>
          </table:table-cell>
          <table:table-cell office:value-type="float" office:value="36">
            <text:p>36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654124">
            <text:p>-0.0654124</text:p>
          </table:table-cell>
          <table:table-cell office:value-type="float" office:value="0.00763591">
            <text:p>0.00763591</text:p>
          </table:table-cell>
          <table:table-cell office:value-type="float" office:value="0.0714124">
            <text:p>0.0714124</text:p>
          </table:table-cell>
          <table:table-cell office:value-type="float" office:value="-0.406036">
            <text:p>-0.406036</text:p>
          </table:table-cell>
          <table:table-cell table:formula="of:=[.B607]*[.$O$1]" office:value-type="float" office:value="0.0025">
            <text:p>0.0025</text:p>
          </table:table-cell>
          <table:table-cell table:formula="of:=[.C607]*[.$O$1]" office:value-type="float" office:value="-0.166">
            <text:p>-0.166</text:p>
          </table:table-cell>
          <table:table-cell table:formula="of:=[.L607]+[.H607]" office:value-type="float" office:value="-0.0629124">
            <text:p>-0.0629124</text:p>
          </table:table-cell>
          <table:table-cell table:formula="of:=[.M607]+[.I607]" office:value-type="float" office:value="-0.15836409">
            <text:p>-0.15836409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-332">
            <text:p>-332</text:p>
          </table:table-cell>
          <table:table-cell office:value-type="float" office:value="526">
            <text:p>526</text:p>
          </table:table-cell>
          <table:table-cell office:value-type="float" office:value="29">
            <text:p>2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656821">
            <text:p>-0.0656821</text:p>
          </table:table-cell>
          <table:table-cell office:value-type="float" office:value="0.00814214">
            <text:p>0.00814214</text:p>
          </table:table-cell>
          <table:table-cell office:value-type="float" office:value="0.0716821">
            <text:p>0.0716821</text:p>
          </table:table-cell>
          <table:table-cell office:value-type="float" office:value="-0.406542">
            <text:p>-0.406542</text:p>
          </table:table-cell>
          <table:table-cell table:formula="of:=[.B608]*[.$O$1]" office:value-type="float" office:value="0.0025">
            <text:p>0.0025</text:p>
          </table:table-cell>
          <table:table-cell table:formula="of:=[.C608]*[.$O$1]" office:value-type="float" office:value="-0.166">
            <text:p>-0.166</text:p>
          </table:table-cell>
          <table:table-cell table:formula="of:=[.L608]+[.H608]" office:value-type="float" office:value="-0.0631821">
            <text:p>-0.0631821</text:p>
          </table:table-cell>
          <table:table-cell table:formula="of:=[.M608]+[.I608]" office:value-type="float" office:value="-0.15785786">
            <text:p>-0.1578578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2">
            <text:p>532</text:p>
          </table:table-cell>
          <table:table-cell office:value-type="float" office:value="33">
            <text:p>33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658433">
            <text:p>-0.0658433</text:p>
          </table:table-cell>
          <table:table-cell office:value-type="float" office:value="0.00785815">
            <text:p>0.00785815</text:p>
          </table:table-cell>
          <table:table-cell office:value-type="float" office:value="0.0742433">
            <text:p>0.0742433</text:p>
          </table:table-cell>
          <table:table-cell office:value-type="float" office:value="-0.406258">
            <text:p>-0.406258</text:p>
          </table:table-cell>
          <table:table-cell table:formula="of:=[.B609]*[.$O$1]" office:value-type="float" office:value="0.0035">
            <text:p>0.0035</text:p>
          </table:table-cell>
          <table:table-cell table:formula="of:=[.C609]*[.$O$1]" office:value-type="float" office:value="-0.166">
            <text:p>-0.166</text:p>
          </table:table-cell>
          <table:table-cell table:formula="of:=[.L609]+[.H609]" office:value-type="float" office:value="-0.0623433">
            <text:p>-0.0623433</text:p>
          </table:table-cell>
          <table:table-cell table:formula="of:=[.M609]+[.I609]" office:value-type="float" office:value="-0.15814185">
            <text:p>-0.15814185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657359">
            <text:p>-0.0657359</text:p>
          </table:table-cell>
          <table:table-cell office:value-type="float" office:value="0.00790604">
            <text:p>0.00790604</text:p>
          </table:table-cell>
          <table:table-cell office:value-type="float" office:value="0.0741359">
            <text:p>0.0741359</text:p>
          </table:table-cell>
          <table:table-cell office:value-type="float" office:value="-0.406306">
            <text:p>-0.406306</text:p>
          </table:table-cell>
          <table:table-cell table:formula="of:=[.B610]*[.$O$1]" office:value-type="float" office:value="0.0035">
            <text:p>0.0035</text:p>
          </table:table-cell>
          <table:table-cell table:formula="of:=[.C610]*[.$O$1]" office:value-type="float" office:value="-0.166">
            <text:p>-0.166</text:p>
          </table:table-cell>
          <table:table-cell table:formula="of:=[.L610]+[.H610]" office:value-type="float" office:value="-0.0622359">
            <text:p>-0.0622359</text:p>
          </table:table-cell>
          <table:table-cell table:formula="of:=[.M610]+[.I610]" office:value-type="float" office:value="-0.15809396">
            <text:p>-0.1580939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1">
            <text:p>-331</text:p>
          </table:table-cell>
          <table:table-cell office:value-type="float" office:value="531">
            <text:p>531</text:p>
          </table:table-cell>
          <table:table-cell office:value-type="float" office:value="33">
            <text:p>33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658636">
            <text:p>-0.0658636</text:p>
          </table:table-cell>
          <table:table-cell office:value-type="float" office:value="0.00793181">
            <text:p>0.00793181</text:p>
          </table:table-cell>
          <table:table-cell office:value-type="float" office:value="0.0742636">
            <text:p>0.0742636</text:p>
          </table:table-cell>
          <table:table-cell office:value-type="float" office:value="-0.405132">
            <text:p>-0.405132</text:p>
          </table:table-cell>
          <table:table-cell table:formula="of:=[.B611]*[.$O$1]" office:value-type="float" office:value="0.0035">
            <text:p>0.0035</text:p>
          </table:table-cell>
          <table:table-cell table:formula="of:=[.C611]*[.$O$1]" office:value-type="float" office:value="-0.1655">
            <text:p>-0.1655</text:p>
          </table:table-cell>
          <table:table-cell table:formula="of:=[.L611]+[.H611]" office:value-type="float" office:value="-0.0623636">
            <text:p>-0.0623636</text:p>
          </table:table-cell>
          <table:table-cell table:formula="of:=[.M611]+[.I611]" office:value-type="float" office:value="-0.15756819">
            <text:p>-0.15756819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657832">
            <text:p>-0.0657832</text:p>
          </table:table-cell>
          <table:table-cell office:value-type="float" office:value="0.00791797">
            <text:p>0.00791797</text:p>
          </table:table-cell>
          <table:table-cell office:value-type="float" office:value="0.0741832">
            <text:p>0.0741832</text:p>
          </table:table-cell>
          <table:table-cell office:value-type="float" office:value="-0.406318">
            <text:p>-0.406318</text:p>
          </table:table-cell>
          <table:table-cell table:formula="of:=[.B612]*[.$O$1]" office:value-type="float" office:value="0.0035">
            <text:p>0.0035</text:p>
          </table:table-cell>
          <table:table-cell table:formula="of:=[.C612]*[.$O$1]" office:value-type="float" office:value="-0.166">
            <text:p>-0.166</text:p>
          </table:table-cell>
          <table:table-cell table:formula="of:=[.L612]+[.H612]" office:value-type="float" office:value="-0.0622832">
            <text:p>-0.0622832</text:p>
          </table:table-cell>
          <table:table-cell table:formula="of:=[.M612]+[.I612]" office:value-type="float" office:value="-0.15808203">
            <text:p>-0.1580820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2">
            <text:p>-332</text:p>
          </table:table-cell>
          <table:table-cell office:value-type="float" office:value="531">
            <text:p>531</text:p>
          </table:table-cell>
          <table:table-cell office:value-type="float" office:value="33">
            <text:p>33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0658491">
            <text:p>-0.0658491</text:p>
          </table:table-cell>
          <table:table-cell office:value-type="float" office:value="0.00818859">
            <text:p>0.00818859</text:p>
          </table:table-cell>
          <table:table-cell office:value-type="float" office:value="0.0730491">
            <text:p>0.0730491</text:p>
          </table:table-cell>
          <table:table-cell office:value-type="float" office:value="-0.406589">
            <text:p>-0.406589</text:p>
          </table:table-cell>
          <table:table-cell table:formula="of:=[.B613]*[.$O$1]" office:value-type="float" office:value="0.003">
            <text:p>0.003</text:p>
          </table:table-cell>
          <table:table-cell table:formula="of:=[.C613]*[.$O$1]" office:value-type="float" office:value="-0.166">
            <text:p>-0.166</text:p>
          </table:table-cell>
          <table:table-cell table:formula="of:=[.L613]+[.H613]" office:value-type="float" office:value="-0.0628491">
            <text:p>-0.0628491</text:p>
          </table:table-cell>
          <table:table-cell table:formula="of:=[.M613]+[.I613]" office:value-type="float" office:value="-0.15781141">
            <text:p>-0.1578114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-333">
            <text:p>-333</text:p>
          </table:table-cell>
          <table:table-cell office:value-type="float" office:value="534">
            <text:p>534</text:p>
          </table:table-cell>
          <table:table-cell office:value-type="float" office:value="36">
            <text:p>36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65946">
            <text:p>-0.065946</text:p>
          </table:table-cell>
          <table:table-cell office:value-type="float" office:value="0.00780199">
            <text:p>0.00780199</text:p>
          </table:table-cell>
          <table:table-cell office:value-type="float" office:value="0.071946">
            <text:p>0.071946</text:p>
          </table:table-cell>
          <table:table-cell office:value-type="float" office:value="-0.407402">
            <text:p>-0.407402</text:p>
          </table:table-cell>
          <table:table-cell table:formula="of:=[.B614]*[.$O$1]" office:value-type="float" office:value="0.0025">
            <text:p>0.0025</text:p>
          </table:table-cell>
          <table:table-cell table:formula="of:=[.C614]*[.$O$1]" office:value-type="float" office:value="-0.1665">
            <text:p>-0.1665</text:p>
          </table:table-cell>
          <table:table-cell table:formula="of:=[.L614]+[.H614]" office:value-type="float" office:value="-0.063446">
            <text:p>-0.063446</text:p>
          </table:table-cell>
          <table:table-cell table:formula="of:=[.M614]+[.I614]" office:value-type="float" office:value="-0.15869801">
            <text:p>-0.15869801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2">
            <text:p>-332</text:p>
          </table:table-cell>
          <table:table-cell office:value-type="float" office:value="532">
            <text:p>532</text:p>
          </table:table-cell>
          <table:table-cell office:value-type="float" office:value="34">
            <text:p>3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-0.0659285">
            <text:p>-0.0659285</text:p>
          </table:table-cell>
          <table:table-cell office:value-type="float" office:value="0.00803207">
            <text:p>0.00803207</text:p>
          </table:table-cell>
          <table:table-cell office:value-type="float" office:value="0.0731285">
            <text:p>0.0731285</text:p>
          </table:table-cell>
          <table:table-cell office:value-type="float" office:value="-0.406432">
            <text:p>-0.406432</text:p>
          </table:table-cell>
          <table:table-cell table:formula="of:=[.B615]*[.$O$1]" office:value-type="float" office:value="0.003">
            <text:p>0.003</text:p>
          </table:table-cell>
          <table:table-cell table:formula="of:=[.C615]*[.$O$1]" office:value-type="float" office:value="-0.166">
            <text:p>-0.166</text:p>
          </table:table-cell>
          <table:table-cell table:formula="of:=[.L615]+[.H615]" office:value-type="float" office:value="-0.0629285">
            <text:p>-0.0629285</text:p>
          </table:table-cell>
          <table:table-cell table:formula="of:=[.M615]+[.I615]" office:value-type="float" office:value="-0.15796793">
            <text:p>-0.1579679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2">
            <text:p>-332</text:p>
          </table:table-cell>
          <table:table-cell office:value-type="float" office:value="534">
            <text:p>534</text:p>
          </table:table-cell>
          <table:table-cell office:value-type="float" office:value="36">
            <text:p>36</text:p>
          </table:table-cell>
          <table:table-cell table:number-columns-repeated="2" office:value-type="float" office:value="225">
            <text:p>225</text:p>
          </table:table-cell>
          <table:table-cell office:value-type="float" office:value="-0.0658713">
            <text:p>-0.0658713</text:p>
          </table:table-cell>
          <table:table-cell office:value-type="float" office:value="0.0080505">
            <text:p>0.0080505</text:p>
          </table:table-cell>
          <table:table-cell office:value-type="float" office:value="0.0730713">
            <text:p>0.0730713</text:p>
          </table:table-cell>
          <table:table-cell office:value-type="float" office:value="-0.406451">
            <text:p>-0.406451</text:p>
          </table:table-cell>
          <table:table-cell table:formula="of:=[.B616]*[.$O$1]" office:value-type="float" office:value="0.003">
            <text:p>0.003</text:p>
          </table:table-cell>
          <table:table-cell table:formula="of:=[.C616]*[.$O$1]" office:value-type="float" office:value="-0.166">
            <text:p>-0.166</text:p>
          </table:table-cell>
          <table:table-cell table:formula="of:=[.L616]+[.H616]" office:value-type="float" office:value="-0.0628713">
            <text:p>-0.0628713</text:p>
          </table:table-cell>
          <table:table-cell table:formula="of:=[.M616]+[.I616]" office:value-type="float" office:value="-0.1579495">
            <text:p>-0.1579495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2">
            <text:p>532</text:p>
          </table:table-cell>
          <table:table-cell office:value-type="float" office:value="33">
            <text:p>33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0660537">
            <text:p>-0.0660537</text:p>
          </table:table-cell>
          <table:table-cell office:value-type="float" office:value="0.00790946">
            <text:p>0.00790946</text:p>
          </table:table-cell>
          <table:table-cell office:value-type="float" office:value="0.0744537">
            <text:p>0.0744537</text:p>
          </table:table-cell>
          <table:table-cell office:value-type="float" office:value="-0.406309">
            <text:p>-0.406309</text:p>
          </table:table-cell>
          <table:table-cell table:formula="of:=[.B617]*[.$O$1]" office:value-type="float" office:value="0.0035">
            <text:p>0.0035</text:p>
          </table:table-cell>
          <table:table-cell table:formula="of:=[.C617]*[.$O$1]" office:value-type="float" office:value="-0.166">
            <text:p>-0.166</text:p>
          </table:table-cell>
          <table:table-cell table:formula="of:=[.L617]+[.H617]" office:value-type="float" office:value="-0.0625537">
            <text:p>-0.0625537</text:p>
          </table:table-cell>
          <table:table-cell table:formula="of:=[.M617]+[.I617]" office:value-type="float" office:value="-0.15809054">
            <text:p>-0.15809054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-333">
            <text:p>-333</text:p>
          </table:table-cell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659299">
            <text:p>-0.0659299</text:p>
          </table:table-cell>
          <table:table-cell office:value-type="float" office:value="0.0079908">
            <text:p>0.0079908</text:p>
          </table:table-cell>
          <table:table-cell office:value-type="float" office:value="0.0731299">
            <text:p>0.0731299</text:p>
          </table:table-cell>
          <table:table-cell office:value-type="float" office:value="-0.407591">
            <text:p>-0.407591</text:p>
          </table:table-cell>
          <table:table-cell table:formula="of:=[.B618]*[.$O$1]" office:value-type="float" office:value="0.003">
            <text:p>0.003</text:p>
          </table:table-cell>
          <table:table-cell table:formula="of:=[.C618]*[.$O$1]" office:value-type="float" office:value="-0.1665">
            <text:p>-0.1665</text:p>
          </table:table-cell>
          <table:table-cell table:formula="of:=[.L618]+[.H618]" office:value-type="float" office:value="-0.0629299">
            <text:p>-0.0629299</text:p>
          </table:table-cell>
          <table:table-cell table:formula="of:=[.M618]+[.I618]" office:value-type="float" office:value="-0.1585092">
            <text:p>-0.1585092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-333">
            <text:p>-333</text:p>
          </table:table-cell>
          <table:table-cell office:value-type="float" office:value="538">
            <text:p>538</text:p>
          </table:table-cell>
          <table:table-cell office:value-type="float" office:value="38">
            <text:p>38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660811">
            <text:p>-0.0660811</text:p>
          </table:table-cell>
          <table:table-cell office:value-type="float" office:value="0.00787071">
            <text:p>0.00787071</text:p>
          </table:table-cell>
          <table:table-cell office:value-type="float" office:value="0.0744811">
            <text:p>0.0744811</text:p>
          </table:table-cell>
          <table:table-cell office:value-type="float" office:value="-0.407471">
            <text:p>-0.407471</text:p>
          </table:table-cell>
          <table:table-cell table:formula="of:=[.B619]*[.$O$1]" office:value-type="float" office:value="0.0035">
            <text:p>0.0035</text:p>
          </table:table-cell>
          <table:table-cell table:formula="of:=[.C619]*[.$O$1]" office:value-type="float" office:value="-0.1665">
            <text:p>-0.1665</text:p>
          </table:table-cell>
          <table:table-cell table:formula="of:=[.L619]+[.H619]" office:value-type="float" office:value="-0.0625811">
            <text:p>-0.0625811</text:p>
          </table:table-cell>
          <table:table-cell table:formula="of:=[.M619]+[.I619]" office:value-type="float" office:value="-0.15862929">
            <text:p>-0.15862929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-332">
            <text:p>-332</text:p>
          </table:table-cell>
          <table:table-cell office:value-type="float" office:value="535">
            <text:p>535</text:p>
          </table:table-cell>
          <table:table-cell office:value-type="float" office:value="37">
            <text:p>37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659578">
            <text:p>-0.0659578</text:p>
          </table:table-cell>
          <table:table-cell office:value-type="float" office:value="0.00791229">
            <text:p>0.00791229</text:p>
          </table:table-cell>
          <table:table-cell office:value-type="float" office:value="0.0731578">
            <text:p>0.0731578</text:p>
          </table:table-cell>
          <table:table-cell office:value-type="float" office:value="-0.406312">
            <text:p>-0.406312</text:p>
          </table:table-cell>
          <table:table-cell table:formula="of:=[.B620]*[.$O$1]" office:value-type="float" office:value="0.003">
            <text:p>0.003</text:p>
          </table:table-cell>
          <table:table-cell table:formula="of:=[.C620]*[.$O$1]" office:value-type="float" office:value="-0.166">
            <text:p>-0.166</text:p>
          </table:table-cell>
          <table:table-cell table:formula="of:=[.L620]+[.H620]" office:value-type="float" office:value="-0.0629578">
            <text:p>-0.0629578</text:p>
          </table:table-cell>
          <table:table-cell table:formula="of:=[.M620]+[.I620]" office:value-type="float" office:value="-0.15808771">
            <text:p>-0.15808771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-333">
            <text:p>-333</text:p>
          </table:table-cell>
          <table:table-cell office:value-type="float" office:value="533">
            <text:p>533</text:p>
          </table:table-cell>
          <table:table-cell office:value-type="float" office:value="34">
            <text:p>34</text:p>
          </table:table-cell>
          <table:table-cell table:number-columns-repeated="2" office:value-type="float" office:value="226">
            <text:p>226</text:p>
          </table:table-cell>
          <table:table-cell office:value-type="float" office:value="-0.0661308">
            <text:p>-0.0661308</text:p>
          </table:table-cell>
          <table:table-cell office:value-type="float" office:value="0.00793916">
            <text:p>0.00793916</text:p>
          </table:table-cell>
          <table:table-cell office:value-type="float" office:value="0.0733308">
            <text:p>0.0733308</text:p>
          </table:table-cell>
          <table:table-cell office:value-type="float" office:value="-0.407539">
            <text:p>-0.407539</text:p>
          </table:table-cell>
          <table:table-cell table:formula="of:=[.B621]*[.$O$1]" office:value-type="float" office:value="0.003">
            <text:p>0.003</text:p>
          </table:table-cell>
          <table:table-cell table:formula="of:=[.C621]*[.$O$1]" office:value-type="float" office:value="-0.1665">
            <text:p>-0.1665</text:p>
          </table:table-cell>
          <table:table-cell table:formula="of:=[.L621]+[.H621]" office:value-type="float" office:value="-0.0631308">
            <text:p>-0.0631308</text:p>
          </table:table-cell>
          <table:table-cell table:formula="of:=[.M621]+[.I621]" office:value-type="float" office:value="-0.15856084">
            <text:p>-0.15856084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6">
            <text:p>536</text:p>
          </table:table-cell>
          <table:table-cell office:value-type="float" office:value="37">
            <text:p>37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660777">
            <text:p>-0.0660777</text:p>
          </table:table-cell>
          <table:table-cell office:value-type="float" office:value="0.00783921">
            <text:p>0.00783921</text:p>
          </table:table-cell>
          <table:table-cell office:value-type="float" office:value="0.0744777">
            <text:p>0.0744777</text:p>
          </table:table-cell>
          <table:table-cell office:value-type="float" office:value="-0.406239">
            <text:p>-0.406239</text:p>
          </table:table-cell>
          <table:table-cell table:formula="of:=[.B622]*[.$O$1]" office:value-type="float" office:value="0.0035">
            <text:p>0.0035</text:p>
          </table:table-cell>
          <table:table-cell table:formula="of:=[.C622]*[.$O$1]" office:value-type="float" office:value="-0.166">
            <text:p>-0.166</text:p>
          </table:table-cell>
          <table:table-cell table:formula="of:=[.L622]+[.H622]" office:value-type="float" office:value="-0.0625777">
            <text:p>-0.0625777</text:p>
          </table:table-cell>
          <table:table-cell table:formula="of:=[.M622]+[.I622]" office:value-type="float" office:value="-0.15816079">
            <text:p>-0.15816079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-335">
            <text:p>-335</text:p>
          </table:table-cell>
          <table:table-cell office:value-type="float" office:value="535">
            <text:p>535</text:p>
          </table:table-cell>
          <table:table-cell office:value-type="float" office:value="35">
            <text:p>35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661035">
            <text:p>-0.0661035</text:p>
          </table:table-cell>
          <table:table-cell office:value-type="float" office:value="0.00791734">
            <text:p>0.00791734</text:p>
          </table:table-cell>
          <table:table-cell office:value-type="float" office:value="0.0721035">
            <text:p>0.0721035</text:p>
          </table:table-cell>
          <table:table-cell office:value-type="float" office:value="-0.409917">
            <text:p>-0.409917</text:p>
          </table:table-cell>
          <table:table-cell table:formula="of:=[.B623]*[.$O$1]" office:value-type="float" office:value="0.0025">
            <text:p>0.0025</text:p>
          </table:table-cell>
          <table:table-cell table:formula="of:=[.C623]*[.$O$1]" office:value-type="float" office:value="-0.1675">
            <text:p>-0.1675</text:p>
          </table:table-cell>
          <table:table-cell table:formula="of:=[.L623]+[.H623]" office:value-type="float" office:value="-0.0636035">
            <text:p>-0.0636035</text:p>
          </table:table-cell>
          <table:table-cell table:formula="of:=[.M623]+[.I623]" office:value-type="float" office:value="-0.15958266">
            <text:p>-0.15958266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  <table:table-cell table:number-columns-repeated="2" office:value-type="float" office:value="226">
            <text:p>226</text:p>
          </table:table-cell>
          <table:table-cell office:value-type="float" office:value="-0.0661518">
            <text:p>-0.0661518</text:p>
          </table:table-cell>
          <table:table-cell office:value-type="float" office:value="0.00787575">
            <text:p>0.00787575</text:p>
          </table:table-cell>
          <table:table-cell office:value-type="float" office:value="0.0745518">
            <text:p>0.0745518</text:p>
          </table:table-cell>
          <table:table-cell office:value-type="float" office:value="-0.406276">
            <text:p>-0.406276</text:p>
          </table:table-cell>
          <table:table-cell table:formula="of:=[.B624]*[.$O$1]" office:value-type="float" office:value="0.0035">
            <text:p>0.0035</text:p>
          </table:table-cell>
          <table:table-cell table:formula="of:=[.C624]*[.$O$1]" office:value-type="float" office:value="-0.166">
            <text:p>-0.166</text:p>
          </table:table-cell>
          <table:table-cell table:formula="of:=[.L624]+[.H624]" office:value-type="float" office:value="-0.0626518">
            <text:p>-0.0626518</text:p>
          </table:table-cell>
          <table:table-cell table:formula="of:=[.M624]+[.I624]" office:value-type="float" office:value="-0.15812425">
            <text:p>-0.15812425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-333">
            <text:p>-333</text:p>
          </table:table-cell>
          <table:table-cell office:value-type="float" office:value="536">
            <text:p>536</text:p>
          </table:table-cell>
          <table:table-cell office:value-type="float" office:value="36">
            <text:p>36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66081">
            <text:p>-0.066081</text:p>
          </table:table-cell>
          <table:table-cell office:value-type="float" office:value="0.00790493">
            <text:p>0.00790493</text:p>
          </table:table-cell>
          <table:table-cell office:value-type="float" office:value="0.074481">
            <text:p>0.074481</text:p>
          </table:table-cell>
          <table:table-cell office:value-type="float" office:value="-0.407505">
            <text:p>-0.407505</text:p>
          </table:table-cell>
          <table:table-cell table:formula="of:=[.B625]*[.$O$1]" office:value-type="float" office:value="0.0035">
            <text:p>0.0035</text:p>
          </table:table-cell>
          <table:table-cell table:formula="of:=[.C625]*[.$O$1]" office:value-type="float" office:value="-0.1665">
            <text:p>-0.1665</text:p>
          </table:table-cell>
          <table:table-cell table:formula="of:=[.L625]+[.H625]" office:value-type="float" office:value="-0.062581">
            <text:p>-0.062581</text:p>
          </table:table-cell>
          <table:table-cell table:formula="of:=[.M625]+[.I625]" office:value-type="float" office:value="-0.15859507">
            <text:p>-0.1585950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  <table:table-cell table:number-columns-repeated="2" office:value-type="float" office:value="226">
            <text:p>226</text:p>
          </table:table-cell>
          <table:table-cell office:value-type="float" office:value="-0.066147">
            <text:p>-0.066147</text:p>
          </table:table-cell>
          <table:table-cell office:value-type="float" office:value="0.00792087">
            <text:p>0.00792087</text:p>
          </table:table-cell>
          <table:table-cell office:value-type="float" office:value="0.074547">
            <text:p>0.074547</text:p>
          </table:table-cell>
          <table:table-cell office:value-type="float" office:value="-0.406321">
            <text:p>-0.406321</text:p>
          </table:table-cell>
          <table:table-cell table:formula="of:=[.B626]*[.$O$1]" office:value-type="float" office:value="0.0035">
            <text:p>0.0035</text:p>
          </table:table-cell>
          <table:table-cell table:formula="of:=[.C626]*[.$O$1]" office:value-type="float" office:value="-0.166">
            <text:p>-0.166</text:p>
          </table:table-cell>
          <table:table-cell table:formula="of:=[.L626]+[.H626]" office:value-type="float" office:value="-0.062647">
            <text:p>-0.062647</text:p>
          </table:table-cell>
          <table:table-cell table:formula="of:=[.M626]+[.I626]" office:value-type="float" office:value="-0.15807913">
            <text:p>-0.1580791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3">
            <text:p>-333</text:p>
          </table:table-cell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661228">
            <text:p>-0.0661228</text:p>
          </table:table-cell>
          <table:table-cell office:value-type="float" office:value="0.0078918">
            <text:p>0.0078918</text:p>
          </table:table-cell>
          <table:table-cell office:value-type="float" office:value="0.0733228">
            <text:p>0.0733228</text:p>
          </table:table-cell>
          <table:table-cell office:value-type="float" office:value="-0.407492">
            <text:p>-0.407492</text:p>
          </table:table-cell>
          <table:table-cell table:formula="of:=[.B627]*[.$O$1]" office:value-type="float" office:value="0.003">
            <text:p>0.003</text:p>
          </table:table-cell>
          <table:table-cell table:formula="of:=[.C627]*[.$O$1]" office:value-type="float" office:value="-0.1665">
            <text:p>-0.1665</text:p>
          </table:table-cell>
          <table:table-cell table:formula="of:=[.L627]+[.H627]" office:value-type="float" office:value="-0.0631228">
            <text:p>-0.0631228</text:p>
          </table:table-cell>
          <table:table-cell table:formula="of:=[.M627]+[.I627]" office:value-type="float" office:value="-0.1586082">
            <text:p>-0.1586082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-333">
            <text:p>-333</text:p>
          </table:table-cell>
          <table:table-cell office:value-type="float" office:value="535">
            <text:p>535</text:p>
          </table:table-cell>
          <table:table-cell office:value-type="float" office:value="35">
            <text:p>35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662059">
            <text:p>-0.0662059</text:p>
          </table:table-cell>
          <table:table-cell office:value-type="float" office:value="0.00788072">
            <text:p>0.00788072</text:p>
          </table:table-cell>
          <table:table-cell office:value-type="float" office:value="0.0746059">
            <text:p>0.0746059</text:p>
          </table:table-cell>
          <table:table-cell office:value-type="float" office:value="-0.407481">
            <text:p>-0.407481</text:p>
          </table:table-cell>
          <table:table-cell table:formula="of:=[.B628]*[.$O$1]" office:value-type="float" office:value="0.0035">
            <text:p>0.0035</text:p>
          </table:table-cell>
          <table:table-cell table:formula="of:=[.C628]*[.$O$1]" office:value-type="float" office:value="-0.1665">
            <text:p>-0.1665</text:p>
          </table:table-cell>
          <table:table-cell table:formula="of:=[.L628]+[.H628]" office:value-type="float" office:value="-0.0627059">
            <text:p>-0.0627059</text:p>
          </table:table-cell>
          <table:table-cell table:formula="of:=[.M628]+[.I628]" office:value-type="float" office:value="-0.15861928">
            <text:p>-0.15861928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7">
            <text:p>537</text:p>
          </table:table-cell>
          <table:table-cell office:value-type="float" office:value="38">
            <text:p>38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661972">
            <text:p>-0.0661972</text:p>
          </table:table-cell>
          <table:table-cell office:value-type="float" office:value="0.00792121">
            <text:p>0.00792121</text:p>
          </table:table-cell>
          <table:table-cell office:value-type="float" office:value="0.0745972">
            <text:p>0.0745972</text:p>
          </table:table-cell>
          <table:table-cell office:value-type="float" office:value="-0.406321">
            <text:p>-0.406321</text:p>
          </table:table-cell>
          <table:table-cell table:formula="of:=[.B629]*[.$O$1]" office:value-type="float" office:value="0.0035">
            <text:p>0.0035</text:p>
          </table:table-cell>
          <table:table-cell table:formula="of:=[.C629]*[.$O$1]" office:value-type="float" office:value="-0.166">
            <text:p>-0.166</text:p>
          </table:table-cell>
          <table:table-cell table:formula="of:=[.L629]+[.H629]" office:value-type="float" office:value="-0.0626972">
            <text:p>-0.0626972</text:p>
          </table:table-cell>
          <table:table-cell table:formula="of:=[.M629]+[.I629]" office:value-type="float" office:value="-0.15807879">
            <text:p>-0.15807879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3">
            <text:p>-333</text:p>
          </table:table-cell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  <table:table-cell table:number-columns-repeated="2" office:value-type="float" office:value="225">
            <text:p>225</text:p>
          </table:table-cell>
          <table:table-cell office:value-type="float" office:value="-0.0662324">
            <text:p>-0.0662324</text:p>
          </table:table-cell>
          <table:table-cell office:value-type="float" office:value="0.00789916">
            <text:p>0.00789916</text:p>
          </table:table-cell>
          <table:table-cell office:value-type="float" office:value="0.0734324">
            <text:p>0.0734324</text:p>
          </table:table-cell>
          <table:table-cell office:value-type="float" office:value="-0.407499">
            <text:p>-0.407499</text:p>
          </table:table-cell>
          <table:table-cell table:formula="of:=[.B630]*[.$O$1]" office:value-type="float" office:value="0.003">
            <text:p>0.003</text:p>
          </table:table-cell>
          <table:table-cell table:formula="of:=[.C630]*[.$O$1]" office:value-type="float" office:value="-0.1665">
            <text:p>-0.1665</text:p>
          </table:table-cell>
          <table:table-cell table:formula="of:=[.L630]+[.H630]" office:value-type="float" office:value="-0.0632324">
            <text:p>-0.0632324</text:p>
          </table:table-cell>
          <table:table-cell table:formula="of:=[.M630]+[.I630]" office:value-type="float" office:value="-0.15860084">
            <text:p>-0.15860084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-333">
            <text:p>-333</text:p>
          </table:table-cell>
          <table:table-cell office:value-type="float" office:value="534">
            <text:p>534</text:p>
          </table:table-cell>
          <table:table-cell office:value-type="float" office:value="35">
            <text:p>35</text:p>
          </table:table-cell>
          <table:table-cell table:number-columns-repeated="2" office:value-type="float" office:value="225">
            <text:p>225</text:p>
          </table:table-cell>
          <table:table-cell office:value-type="float" office:value="-0.0662021">
            <text:p>-0.0662021</text:p>
          </table:table-cell>
          <table:table-cell office:value-type="float" office:value="0.00796433">
            <text:p>0.00796433</text:p>
          </table:table-cell>
          <table:table-cell office:value-type="float" office:value="0.0734021">
            <text:p>0.0734021</text:p>
          </table:table-cell>
          <table:table-cell office:value-type="float" office:value="-0.407564">
            <text:p>-0.407564</text:p>
          </table:table-cell>
          <table:table-cell table:formula="of:=[.B631]*[.$O$1]" office:value-type="float" office:value="0.003">
            <text:p>0.003</text:p>
          </table:table-cell>
          <table:table-cell table:formula="of:=[.C631]*[.$O$1]" office:value-type="float" office:value="-0.1665">
            <text:p>-0.1665</text:p>
          </table:table-cell>
          <table:table-cell table:formula="of:=[.L631]+[.H631]" office:value-type="float" office:value="-0.0632021">
            <text:p>-0.0632021</text:p>
          </table:table-cell>
          <table:table-cell table:formula="of:=[.M631]+[.I631]" office:value-type="float" office:value="-0.15853567">
            <text:p>-0.1585356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3">
            <text:p>-333</text:p>
          </table:table-cell>
          <table:table-cell office:value-type="float" office:value="531">
            <text:p>531</text:p>
          </table:table-cell>
          <table:table-cell office:value-type="float" office:value="32">
            <text:p>32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662011">
            <text:p>-0.0662011</text:p>
          </table:table-cell>
          <table:table-cell office:value-type="float" office:value="0.00794187">
            <text:p>0.00794187</text:p>
          </table:table-cell>
          <table:table-cell office:value-type="float" office:value="0.0734011">
            <text:p>0.0734011</text:p>
          </table:table-cell>
          <table:table-cell office:value-type="float" office:value="-0.407542">
            <text:p>-0.407542</text:p>
          </table:table-cell>
          <table:table-cell table:formula="of:=[.B632]*[.$O$1]" office:value-type="float" office:value="0.003">
            <text:p>0.003</text:p>
          </table:table-cell>
          <table:table-cell table:formula="of:=[.C632]*[.$O$1]" office:value-type="float" office:value="-0.1665">
            <text:p>-0.1665</text:p>
          </table:table-cell>
          <table:table-cell table:formula="of:=[.L632]+[.H632]" office:value-type="float" office:value="-0.0632011">
            <text:p>-0.0632011</text:p>
          </table:table-cell>
          <table:table-cell table:formula="of:=[.M632]+[.I632]" office:value-type="float" office:value="-0.15855813">
            <text:p>-0.15855813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2">
            <text:p>-332</text:p>
          </table:table-cell>
          <table:table-cell office:value-type="float" office:value="532">
            <text:p>532</text:p>
          </table:table-cell>
          <table:table-cell office:value-type="float" office:value="33">
            <text:p>33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662419">
            <text:p>-0.0662419</text:p>
          </table:table-cell>
          <table:table-cell office:value-type="float" office:value="0.00796292">
            <text:p>0.00796292</text:p>
          </table:table-cell>
          <table:table-cell office:value-type="float" office:value="0.0746419">
            <text:p>0.0746419</text:p>
          </table:table-cell>
          <table:table-cell office:value-type="float" office:value="-0.406363">
            <text:p>-0.406363</text:p>
          </table:table-cell>
          <table:table-cell table:formula="of:=[.B633]*[.$O$1]" office:value-type="float" office:value="0.0035">
            <text:p>0.0035</text:p>
          </table:table-cell>
          <table:table-cell table:formula="of:=[.C633]*[.$O$1]" office:value-type="float" office:value="-0.166">
            <text:p>-0.166</text:p>
          </table:table-cell>
          <table:table-cell table:formula="of:=[.L633]+[.H633]" office:value-type="float" office:value="-0.0627419">
            <text:p>-0.0627419</text:p>
          </table:table-cell>
          <table:table-cell table:formula="of:=[.M633]+[.I633]" office:value-type="float" office:value="-0.15803708">
            <text:p>-0.15803708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-333">
            <text:p>-333</text:p>
          </table:table-cell>
          <table:table-cell office:value-type="float" office:value="532">
            <text:p>532</text:p>
          </table:table-cell>
          <table:table-cell office:value-type="float" office:value="34">
            <text:p>3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0662554">
            <text:p>-0.0662554</text:p>
          </table:table-cell>
          <table:table-cell office:value-type="float" office:value="0.00800191">
            <text:p>0.00800191</text:p>
          </table:table-cell>
          <table:table-cell office:value-type="float" office:value="0.0722554">
            <text:p>0.0722554</text:p>
          </table:table-cell>
          <table:table-cell office:value-type="float" office:value="-0.407602">
            <text:p>-0.407602</text:p>
          </table:table-cell>
          <table:table-cell table:formula="of:=[.B634]*[.$O$1]" office:value-type="float" office:value="0.0025">
            <text:p>0.0025</text:p>
          </table:table-cell>
          <table:table-cell table:formula="of:=[.C634]*[.$O$1]" office:value-type="float" office:value="-0.1665">
            <text:p>-0.1665</text:p>
          </table:table-cell>
          <table:table-cell table:formula="of:=[.L634]+[.H634]" office:value-type="float" office:value="-0.0637554">
            <text:p>-0.0637554</text:p>
          </table:table-cell>
          <table:table-cell table:formula="of:=[.M634]+[.I634]" office:value-type="float" office:value="-0.15849809">
            <text:p>-0.15849809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-333">
            <text:p>-333</text:p>
          </table:table-cell>
          <table:table-cell office:value-type="float" office:value="534">
            <text:p>534</text:p>
          </table:table-cell>
          <table:table-cell office:value-type="float" office:value="34">
            <text:p>3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0662857">
            <text:p>-0.0662857</text:p>
          </table:table-cell>
          <table:table-cell office:value-type="float" office:value="0.00799553">
            <text:p>0.00799553</text:p>
          </table:table-cell>
          <table:table-cell office:value-type="float" office:value="0.0746857">
            <text:p>0.0746857</text:p>
          </table:table-cell>
          <table:table-cell office:value-type="float" office:value="-0.407596">
            <text:p>-0.407596</text:p>
          </table:table-cell>
          <table:table-cell table:formula="of:=[.B635]*[.$O$1]" office:value-type="float" office:value="0.0035">
            <text:p>0.0035</text:p>
          </table:table-cell>
          <table:table-cell table:formula="of:=[.C635]*[.$O$1]" office:value-type="float" office:value="-0.1665">
            <text:p>-0.1665</text:p>
          </table:table-cell>
          <table:table-cell table:formula="of:=[.L635]+[.H635]" office:value-type="float" office:value="-0.0627857">
            <text:p>-0.0627857</text:p>
          </table:table-cell>
          <table:table-cell table:formula="of:=[.M635]+[.I635]" office:value-type="float" office:value="-0.15850447">
            <text:p>-0.15850447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2">
            <text:p>-332</text:p>
          </table:table-cell>
          <table:table-cell office:value-type="float" office:value="530">
            <text:p>530</text:p>
          </table:table-cell>
          <table:table-cell office:value-type="float" office:value="32">
            <text:p>32</text:p>
          </table:table-cell>
          <table:table-cell table:number-columns-repeated="2" office:value-type="float" office:value="233">
            <text:p>233</text:p>
          </table:table-cell>
          <table:table-cell office:value-type="float" office:value="-0.0663133">
            <text:p>-0.0663133</text:p>
          </table:table-cell>
          <table:table-cell office:value-type="float" office:value="0.0080618">
            <text:p>0.0080618</text:p>
          </table:table-cell>
          <table:table-cell office:value-type="float" office:value="0.0735133">
            <text:p>0.0735133</text:p>
          </table:table-cell>
          <table:table-cell office:value-type="float" office:value="-0.406462">
            <text:p>-0.406462</text:p>
          </table:table-cell>
          <table:table-cell table:formula="of:=[.B636]*[.$O$1]" office:value-type="float" office:value="0.003">
            <text:p>0.003</text:p>
          </table:table-cell>
          <table:table-cell table:formula="of:=[.C636]*[.$O$1]" office:value-type="float" office:value="-0.166">
            <text:p>-0.166</text:p>
          </table:table-cell>
          <table:table-cell table:formula="of:=[.L636]+[.H636]" office:value-type="float" office:value="-0.0633133">
            <text:p>-0.0633133</text:p>
          </table:table-cell>
          <table:table-cell table:formula="of:=[.M636]+[.I636]" office:value-type="float" office:value="-0.1579382">
            <text:p>-0.1579382</text:p>
          </table:table-cell>
          <table:table-cell table:number-columns-repeated="2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-334">
            <text:p>-334</text:p>
          </table:table-cell>
          <table:table-cell office:value-type="float" office:value="537">
            <text:p>537</text:p>
          </table:table-cell>
          <table:table-cell office:value-type="float" office:value="37">
            <text:p>37</text:p>
          </table:table-cell>
          <table:table-cell table:number-columns-repeated="2" office:value-type="float" office:value="219">
            <text:p>219</text:p>
          </table:table-cell>
          <table:table-cell office:value-type="float" office:value="-0.0663402">
            <text:p>-0.0663402</text:p>
          </table:table-cell>
          <table:table-cell office:value-type="float" office:value="0.00802016">
            <text:p>0.00802016</text:p>
          </table:table-cell>
          <table:table-cell office:value-type="float" office:value="0.0735402">
            <text:p>0.0735402</text:p>
          </table:table-cell>
          <table:table-cell office:value-type="float" office:value="-0.40882">
            <text:p>-0.40882</text:p>
          </table:table-cell>
          <table:table-cell table:formula="of:=[.B637]*[.$O$1]" office:value-type="float" office:value="0.003">
            <text:p>0.003</text:p>
          </table:table-cell>
          <table:table-cell table:formula="of:=[.C637]*[.$O$1]" office:value-type="float" office:value="-0.167">
            <text:p>-0.167</text:p>
          </table:table-cell>
          <table:table-cell table:formula="of:=[.L637]+[.H637]" office:value-type="float" office:value="-0.0633402">
            <text:p>-0.0633402</text:p>
          </table:table-cell>
          <table:table-cell table:formula="of:=[.M637]+[.I637]" office:value-type="float" office:value="-0.15897984">
            <text:p>-0.15897984</text:p>
          </table:table-cell>
          <table:table-cell table:number-columns-repeated="2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36">
            <text:p>536</text:p>
          </table:table-cell>
          <table:table-cell office:value-type="float" office:value="35">
            <text:p>35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663683">
            <text:p>-0.0663683</text:p>
          </table:table-cell>
          <table:table-cell office:value-type="float" office:value="0.00804026">
            <text:p>0.00804026</text:p>
          </table:table-cell>
          <table:table-cell office:value-type="float" office:value="0.0759683">
            <text:p>0.0759683</text:p>
          </table:table-cell>
          <table:table-cell office:value-type="float" office:value="-0.40764">
            <text:p>-0.40764</text:p>
          </table:table-cell>
          <table:table-cell table:formula="of:=[.B638]*[.$O$1]" office:value-type="float" office:value="0.004">
            <text:p>0.004</text:p>
          </table:table-cell>
          <table:table-cell table:formula="of:=[.C638]*[.$O$1]" office:value-type="float" office:value="-0.1665">
            <text:p>-0.1665</text:p>
          </table:table-cell>
          <table:table-cell table:formula="of:=[.L638]+[.H638]" office:value-type="float" office:value="-0.0623683">
            <text:p>-0.0623683</text:p>
          </table:table-cell>
          <table:table-cell table:formula="of:=[.M638]+[.I638]" office:value-type="float" office:value="-0.15845974">
            <text:p>-0.15845974</text:p>
          </table:table-cell>
          <table:table-cell table:number-columns-repeated="2"/>
        </table:table-row>
        <table:table-row table:style-name="ro2" table:number-rows-repeated="104793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heet2" table:style-name="ta1">
        <table:shapes>
          <draw:frame draw:z-index="0" draw:style-name="gr1" svg:width="19.848in" svg:height="8.2823in" svg:x="0.065in" svg:y="0.0417in">
            <draw:object draw:notify-on-update-of-ranges="Sheet2.H1:Sheet2.H1 Sheet2.H2:Sheet2.H718 Sheet2.I1:Sheet2.I1 Sheet2.I2:Sheet2.I718 Sheet2.J1:Sheet2.J1 Sheet2.J2:Sheet2.J718 Sheet2.K1:Sheet2.K1 Sheet2.K2:Sheet2.K7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style-name="ce1" office:value-type="string">
            <text:p>detectTime</text:p>
          </table:table-cell>
          <table:table-cell office:value-type="string">
            <text:p>midx</text:p>
          </table:table-cell>
          <table:table-cell office:value-type="string">
            <text:p>mid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roll</text:p>
          </table:table-cell>
          <table:table-cell office:value-type="string">
            <text:p>pitch</text:p>
          </table:table-cell>
          <table:table-cell office:value-type="string">
            <text:p>correctureX</text:p>
          </table:table-cell>
          <table:table-cell office:value-type="string">
            <text:p>correctureY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226397">
            <text:p>-0.0226397</text:p>
          </table:table-cell>
          <table:table-cell office:value-type="float" office:value="-0.0250194">
            <text:p>-0.0250194</text:p>
          </table:table-cell>
          <table:table-cell office:value-type="float" office:value="-0.0186397">
            <text:p>-0.0186397</text:p>
          </table:table-cell>
          <table:table-cell office:value-type="float" office:value="-0.191519">
            <text:p>-0.191519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226792">
            <text:p>-0.0226792</text:p>
          </table:table-cell>
          <table:table-cell office:value-type="float" office:value="-0.0250307">
            <text:p>-0.0250307</text:p>
          </table:table-cell>
          <table:table-cell office:value-type="float" office:value="-0.0186792">
            <text:p>-0.0186792</text:p>
          </table:table-cell>
          <table:table-cell office:value-type="float" office:value="-0.191531">
            <text:p>-0.19153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227171">
            <text:p>-0.0227171</text:p>
          </table:table-cell>
          <table:table-cell office:value-type="float" office:value="-0.0249834">
            <text:p>-0.0249834</text:p>
          </table:table-cell>
          <table:table-cell office:value-type="float" office:value="-0.0187171">
            <text:p>-0.0187171</text:p>
          </table:table-cell>
          <table:table-cell office:value-type="float" office:value="-0.191483">
            <text:p>-0.19148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227679">
            <text:p>-0.0227679</text:p>
          </table:table-cell>
          <table:table-cell office:value-type="float" office:value="-0.0250173">
            <text:p>-0.0250173</text:p>
          </table:table-cell>
          <table:table-cell office:value-type="float" office:value="-0.0187679">
            <text:p>-0.0187679</text:p>
          </table:table-cell>
          <table:table-cell office:value-type="float" office:value="-0.191517">
            <text:p>-0.19151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227015">
            <text:p>-0.0227015</text:p>
          </table:table-cell>
          <table:table-cell office:value-type="float" office:value="-0.024981">
            <text:p>-0.024981</text:p>
          </table:table-cell>
          <table:table-cell office:value-type="float" office:value="-0.0187015">
            <text:p>-0.0187015</text:p>
          </table:table-cell>
          <table:table-cell office:value-type="float" office:value="-0.191481">
            <text:p>-0.191481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-0.0227277">
            <text:p>-0.0227277</text:p>
          </table:table-cell>
          <table:table-cell office:value-type="float" office:value="-0.0249404">
            <text:p>-0.0249404</text:p>
          </table:table-cell>
          <table:table-cell office:value-type="float" office:value="-0.0187277">
            <text:p>-0.0187277</text:p>
          </table:table-cell>
          <table:table-cell office:value-type="float" office:value="-0.19144">
            <text:p>-0.19144</text:p>
          </table:table-cell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9">
            <text:p>9</text:p>
          </table:table-cell>
          <table:table-cell office:value-type="float" office:value="-337">
            <text:p>-337</text:p>
          </table:table-cell>
          <table:table-cell office:value-type="float" office:value="547">
            <text:p>547</text:p>
          </table:table-cell>
          <table:table-cell office:value-type="float" office:value="41">
            <text:p>41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27431">
            <text:p>-0.0227431</text:p>
          </table:table-cell>
          <table:table-cell office:value-type="float" office:value="-0.0248757">
            <text:p>-0.0248757</text:p>
          </table:table-cell>
          <table:table-cell office:value-type="float" office:value="-0.0182431">
            <text:p>-0.0182431</text:p>
          </table:table-cell>
          <table:table-cell office:value-type="float" office:value="-0.193376">
            <text:p>-0.193376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9">
            <text:p>9</text:p>
          </table:table-cell>
          <table:table-cell office:value-type="float" office:value="-337">
            <text:p>-337</text:p>
          </table:table-cell>
          <table:table-cell office:value-type="float" office:value="548">
            <text:p>5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227134">
            <text:p>-0.0227134</text:p>
          </table:table-cell>
          <table:table-cell office:value-type="float" office:value="-0.0248473">
            <text:p>-0.0248473</text:p>
          </table:table-cell>
          <table:table-cell office:value-type="float" office:value="-0.0182134">
            <text:p>-0.0182134</text:p>
          </table:table-cell>
          <table:table-cell office:value-type="float" office:value="-0.193347">
            <text:p>-0.193347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0">
            <text:p>540</text:p>
          </table:table-cell>
          <table:table-cell office:value-type="float" office:value="36">
            <text:p>36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227989">
            <text:p>-0.0227989</text:p>
          </table:table-cell>
          <table:table-cell office:value-type="float" office:value="-0.024844">
            <text:p>-0.024844</text:p>
          </table:table-cell>
          <table:table-cell office:value-type="float" office:value="-0.0187989">
            <text:p>-0.0187989</text:p>
          </table:table-cell>
          <table:table-cell office:value-type="float" office:value="-0.192844">
            <text:p>-0.192844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38">
            <text:p>38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227589">
            <text:p>-0.0227589</text:p>
          </table:table-cell>
          <table:table-cell office:value-type="float" office:value="-0.0248261">
            <text:p>-0.0248261</text:p>
          </table:table-cell>
          <table:table-cell office:value-type="float" office:value="-0.0182589">
            <text:p>-0.0182589</text:p>
          </table:table-cell>
          <table:table-cell office:value-type="float" office:value="-0.192826">
            <text:p>-0.192826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">
            <text:p>8</text:p>
          </table:table-cell>
          <table:table-cell office:value-type="float" office:value="-335">
            <text:p>-335</text:p>
          </table:table-cell>
          <table:table-cell office:value-type="float" office:value="542">
            <text:p>542</text:p>
          </table:table-cell>
          <table:table-cell office:value-type="float" office:value="39">
            <text:p>39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229512">
            <text:p>-0.0229512</text:p>
          </table:table-cell>
          <table:table-cell office:value-type="float" office:value="-0.0247773">
            <text:p>-0.0247773</text:p>
          </table:table-cell>
          <table:table-cell office:value-type="float" office:value="-0.0189512">
            <text:p>-0.0189512</text:p>
          </table:table-cell>
          <table:table-cell office:value-type="float" office:value="-0.192277">
            <text:p>-0.192277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28878">
            <text:p>-0.0228878</text:p>
          </table:table-cell>
          <table:table-cell office:value-type="float" office:value="-0.024733">
            <text:p>-0.024733</text:p>
          </table:table-cell>
          <table:table-cell office:value-type="float" office:value="-0.0193878">
            <text:p>-0.0193878</text:p>
          </table:table-cell>
          <table:table-cell office:value-type="float" office:value="-0.192733">
            <text:p>-0.192733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28792">
            <text:p>-0.0228792</text:p>
          </table:table-cell>
          <table:table-cell office:value-type="float" office:value="-0.0247524">
            <text:p>-0.0247524</text:p>
          </table:table-cell>
          <table:table-cell office:value-type="float" office:value="-0.0188792">
            <text:p>-0.0188792</text:p>
          </table:table-cell>
          <table:table-cell office:value-type="float" office:value="-0.192752">
            <text:p>-0.19275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7">
            <text:p>-337</text:p>
          </table:table-cell>
          <table:table-cell office:value-type="float" office:value="543">
            <text:p>543</text:p>
          </table:table-cell>
          <table:table-cell office:value-type="float" office:value="38">
            <text:p>38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29568">
            <text:p>-0.0229568</text:p>
          </table:table-cell>
          <table:table-cell office:value-type="float" office:value="-0.0246442">
            <text:p>-0.0246442</text:p>
          </table:table-cell>
          <table:table-cell office:value-type="float" office:value="-0.0189568">
            <text:p>-0.0189568</text:p>
          </table:table-cell>
          <table:table-cell office:value-type="float" office:value="-0.193144">
            <text:p>-0.19314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7">
            <text:p>-337</text:p>
          </table:table-cell>
          <table:table-cell office:value-type="float" office:value="547">
            <text:p>547</text:p>
          </table:table-cell>
          <table:table-cell office:value-type="float" office:value="41">
            <text:p>41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2838">
            <text:p>-0.022838</text:p>
          </table:table-cell>
          <table:table-cell office:value-type="float" office:value="-0.0250771">
            <text:p>-0.0250771</text:p>
          </table:table-cell>
          <table:table-cell office:value-type="float" office:value="-0.018338">
            <text:p>-0.018338</text:p>
          </table:table-cell>
          <table:table-cell office:value-type="float" office:value="-0.193577">
            <text:p>-0.19357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22857">
            <text:p>-0.022857</text:p>
          </table:table-cell>
          <table:table-cell office:value-type="float" office:value="-0.0246242">
            <text:p>-0.0246242</text:p>
          </table:table-cell>
          <table:table-cell office:value-type="float" office:value="-0.018857">
            <text:p>-0.018857</text:p>
          </table:table-cell>
          <table:table-cell office:value-type="float" office:value="-0.192624">
            <text:p>-0.192624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6">
            <text:p>546</text:p>
          </table:table-cell>
          <table:table-cell office:value-type="float" office:value="42">
            <text:p>42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29432">
            <text:p>-0.0229432</text:p>
          </table:table-cell>
          <table:table-cell office:value-type="float" office:value="-0.0247589">
            <text:p>-0.0247589</text:p>
          </table:table-cell>
          <table:table-cell office:value-type="float" office:value="-0.0189432">
            <text:p>-0.0189432</text:p>
          </table:table-cell>
          <table:table-cell office:value-type="float" office:value="-0.192759">
            <text:p>-0.192759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29094">
            <text:p>-0.0229094</text:p>
          </table:table-cell>
          <table:table-cell office:value-type="float" office:value="-0.0247593">
            <text:p>-0.0247593</text:p>
          </table:table-cell>
          <table:table-cell office:value-type="float" office:value="-0.0189094">
            <text:p>-0.0189094</text:p>
          </table:table-cell>
          <table:table-cell office:value-type="float" office:value="-0.192759">
            <text:p>-0.19275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5">
            <text:p>-335</text:p>
          </table:table-cell>
          <table:table-cell office:value-type="float" office:value="543">
            <text:p>543</text:p>
          </table:table-cell>
          <table:table-cell office:value-type="float" office:value="40">
            <text:p>40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229904">
            <text:p>-0.0229904</text:p>
          </table:table-cell>
          <table:table-cell office:value-type="float" office:value="-0.0246359">
            <text:p>-0.0246359</text:p>
          </table:table-cell>
          <table:table-cell office:value-type="float" office:value="-0.0189904">
            <text:p>-0.0189904</text:p>
          </table:table-cell>
          <table:table-cell office:value-type="float" office:value="-0.192136">
            <text:p>-0.19213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7">
            <text:p>547</text:p>
          </table:table-cell>
          <table:table-cell office:value-type="float" office:value="42">
            <text:p>42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29309">
            <text:p>-0.0229309</text:p>
          </table:table-cell>
          <table:table-cell office:value-type="float" office:value="-0.0247774">
            <text:p>-0.0247774</text:p>
          </table:table-cell>
          <table:table-cell office:value-type="float" office:value="-0.0184309">
            <text:p>-0.0184309</text:p>
          </table:table-cell>
          <table:table-cell office:value-type="float" office:value="-0.192777">
            <text:p>-0.19277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-335">
            <text:p>-335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230573">
            <text:p>-0.0230573</text:p>
          </table:table-cell>
          <table:table-cell office:value-type="float" office:value="-0.0244991">
            <text:p>-0.0244991</text:p>
          </table:table-cell>
          <table:table-cell office:value-type="float" office:value="-0.0185573">
            <text:p>-0.0185573</text:p>
          </table:table-cell>
          <table:table-cell office:value-type="float" office:value="-0.191999">
            <text:p>-0.19199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2">
            <text:p>542</text:p>
          </table:table-cell>
          <table:table-cell office:value-type="float" office:value="38">
            <text:p>38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230628">
            <text:p>-0.0230628</text:p>
          </table:table-cell>
          <table:table-cell office:value-type="float" office:value="-0.0246538">
            <text:p>-0.0246538</text:p>
          </table:table-cell>
          <table:table-cell office:value-type="float" office:value="-0.0190628">
            <text:p>-0.0190628</text:p>
          </table:table-cell>
          <table:table-cell office:value-type="float" office:value="-0.192654">
            <text:p>-0.192654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7">
            <text:p>547</text:p>
          </table:table-cell>
          <table:table-cell office:value-type="float" office:value="42">
            <text:p>42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30536">
            <text:p>-0.0230536</text:p>
          </table:table-cell>
          <table:table-cell office:value-type="float" office:value="-0.0245532">
            <text:p>-0.0245532</text:p>
          </table:table-cell>
          <table:table-cell office:value-type="float" office:value="-0.0185536">
            <text:p>-0.0185536</text:p>
          </table:table-cell>
          <table:table-cell office:value-type="float" office:value="-0.192553">
            <text:p>-0.19255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39">
            <text:p>39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3048">
            <text:p>-0.023048</text:p>
          </table:table-cell>
          <table:table-cell office:value-type="float" office:value="-0.0245787">
            <text:p>-0.0245787</text:p>
          </table:table-cell>
          <table:table-cell office:value-type="float" office:value="-0.019048">
            <text:p>-0.019048</text:p>
          </table:table-cell>
          <table:table-cell office:value-type="float" office:value="-0.192579">
            <text:p>-0.19257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-335">
            <text:p>-335</text:p>
          </table:table-cell>
          <table:table-cell office:value-type="float" office:value="545">
            <text:p>545</text:p>
          </table:table-cell>
          <table:table-cell office:value-type="float" office:value="41">
            <text:p>41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23027">
            <text:p>-0.023027</text:p>
          </table:table-cell>
          <table:table-cell office:value-type="float" office:value="-0.024562">
            <text:p>-0.024562</text:p>
          </table:table-cell>
          <table:table-cell office:value-type="float" office:value="-0.018527">
            <text:p>-0.018527</text:p>
          </table:table-cell>
          <table:table-cell office:value-type="float" office:value="-0.192062">
            <text:p>-0.19206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39">
            <text:p>39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31021">
            <text:p>-0.0231021</text:p>
          </table:table-cell>
          <table:table-cell office:value-type="float" office:value="-0.024475">
            <text:p>-0.024475</text:p>
          </table:table-cell>
          <table:table-cell office:value-type="float" office:value="-0.0191021">
            <text:p>-0.0191021</text:p>
          </table:table-cell>
          <table:table-cell office:value-type="float" office:value="-0.192475">
            <text:p>-0.192475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39">
            <text:p>39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30822">
            <text:p>-0.0230822</text:p>
          </table:table-cell>
          <table:table-cell office:value-type="float" office:value="-0.0245446">
            <text:p>-0.0245446</text:p>
          </table:table-cell>
          <table:table-cell office:value-type="float" office:value="-0.0190822">
            <text:p>-0.0190822</text:p>
          </table:table-cell>
          <table:table-cell office:value-type="float" office:value="-0.192545">
            <text:p>-0.192545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1323">
            <text:p>-0.0231323</text:p>
          </table:table-cell>
          <table:table-cell office:value-type="float" office:value="-0.0244293">
            <text:p>-0.0244293</text:p>
          </table:table-cell>
          <table:table-cell office:value-type="float" office:value="-0.0191323">
            <text:p>-0.0191323</text:p>
          </table:table-cell>
          <table:table-cell office:value-type="float" office:value="-0.192429">
            <text:p>-0.19242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6">
            <text:p>546</text:p>
          </table:table-cell>
          <table:table-cell office:value-type="float" office:value="42">
            <text:p>42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31277">
            <text:p>-0.0231277</text:p>
          </table:table-cell>
          <table:table-cell office:value-type="float" office:value="-0.0244801">
            <text:p>-0.0244801</text:p>
          </table:table-cell>
          <table:table-cell office:value-type="float" office:value="-0.0191277">
            <text:p>-0.0191277</text:p>
          </table:table-cell>
          <table:table-cell office:value-type="float" office:value="-0.19248">
            <text:p>-0.1924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1792">
            <text:p>-0.0231792</text:p>
          </table:table-cell>
          <table:table-cell office:value-type="float" office:value="-0.0244466">
            <text:p>-0.0244466</text:p>
          </table:table-cell>
          <table:table-cell office:value-type="float" office:value="-0.0191792">
            <text:p>-0.0191792</text:p>
          </table:table-cell>
          <table:table-cell office:value-type="float" office:value="-0.192447">
            <text:p>-0.19244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39">
            <text:p>39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32377">
            <text:p>-0.0232377</text:p>
          </table:table-cell>
          <table:table-cell office:value-type="float" office:value="-0.0244829">
            <text:p>-0.0244829</text:p>
          </table:table-cell>
          <table:table-cell office:value-type="float" office:value="-0.0192377">
            <text:p>-0.0192377</text:p>
          </table:table-cell>
          <table:table-cell office:value-type="float" office:value="-0.192483">
            <text:p>-0.19248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5">
            <text:p>545</text:p>
          </table:table-cell>
          <table:table-cell office:value-type="float" office:value="41">
            <text:p>41</text:p>
          </table:table-cell>
          <table:table-cell table:number-columns-repeated="2" office:value-type="float" office:value="207">
            <text:p>207</text:p>
          </table:table-cell>
          <table:table-cell office:value-type="float" office:value="-0.0233062">
            <text:p>-0.0233062</text:p>
          </table:table-cell>
          <table:table-cell office:value-type="float" office:value="-0.0243973">
            <text:p>-0.0243973</text:p>
          </table:table-cell>
          <table:table-cell office:value-type="float" office:value="-0.0193062">
            <text:p>-0.0193062</text:p>
          </table:table-cell>
          <table:table-cell office:value-type="float" office:value="-0.192397">
            <text:p>-0.192397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3543">
            <text:p>-0.0233543</text:p>
          </table:table-cell>
          <table:table-cell office:value-type="float" office:value="-0.0243526">
            <text:p>-0.0243526</text:p>
          </table:table-cell>
          <table:table-cell office:value-type="float" office:value="-0.0193543">
            <text:p>-0.0193543</text:p>
          </table:table-cell>
          <table:table-cell office:value-type="float" office:value="-0.192353">
            <text:p>-0.19235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3938">
            <text:p>-0.0233938</text:p>
          </table:table-cell>
          <table:table-cell office:value-type="float" office:value="-0.0244018">
            <text:p>-0.0244018</text:p>
          </table:table-cell>
          <table:table-cell office:value-type="float" office:value="-0.0193938">
            <text:p>-0.0193938</text:p>
          </table:table-cell>
          <table:table-cell office:value-type="float" office:value="-0.192402">
            <text:p>-0.19240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5">
            <text:p>-335</text:p>
          </table:table-cell>
          <table:table-cell office:value-type="float" office:value="546">
            <text:p>546</text:p>
          </table:table-cell>
          <table:table-cell office:value-type="float" office:value="42">
            <text:p>42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234045">
            <text:p>-0.0234045</text:p>
          </table:table-cell>
          <table:table-cell office:value-type="float" office:value="-0.0243637">
            <text:p>-0.0243637</text:p>
          </table:table-cell>
          <table:table-cell office:value-type="float" office:value="-0.0189045">
            <text:p>-0.0189045</text:p>
          </table:table-cell>
          <table:table-cell office:value-type="float" office:value="-0.191864">
            <text:p>-0.191864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5">
            <text:p>-335</text:p>
          </table:table-cell>
          <table:table-cell office:value-type="float" office:value="544">
            <text:p>544</text:p>
          </table:table-cell>
          <table:table-cell office:value-type="float" office:value="41">
            <text:p>41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379">
            <text:p>-0.023379</text:p>
          </table:table-cell>
          <table:table-cell office:value-type="float" office:value="-0.0244037">
            <text:p>-0.0244037</text:p>
          </table:table-cell>
          <table:table-cell office:value-type="float" office:value="-0.019379">
            <text:p>-0.019379</text:p>
          </table:table-cell>
          <table:table-cell office:value-type="float" office:value="-0.191904">
            <text:p>-0.191904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5">
            <text:p>-335</text:p>
          </table:table-cell>
          <table:table-cell office:value-type="float" office:value="542">
            <text:p>542</text:p>
          </table:table-cell>
          <table:table-cell office:value-type="float" office:value="39">
            <text:p>39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234225">
            <text:p>-0.0234225</text:p>
          </table:table-cell>
          <table:table-cell office:value-type="float" office:value="-0.024333">
            <text:p>-0.024333</text:p>
          </table:table-cell>
          <table:table-cell office:value-type="float" office:value="-0.0194225">
            <text:p>-0.0194225</text:p>
          </table:table-cell>
          <table:table-cell office:value-type="float" office:value="-0.191833">
            <text:p>-0.191833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4435">
            <text:p>-0.0234435</text:p>
          </table:table-cell>
          <table:table-cell office:value-type="float" office:value="-0.0243319">
            <text:p>-0.0243319</text:p>
          </table:table-cell>
          <table:table-cell office:value-type="float" office:value="-0.0194435">
            <text:p>-0.0194435</text:p>
          </table:table-cell>
          <table:table-cell office:value-type="float" office:value="-0.192332">
            <text:p>-0.19233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4796">
            <text:p>-0.0234796</text:p>
          </table:table-cell>
          <table:table-cell office:value-type="float" office:value="-0.0242713">
            <text:p>-0.0242713</text:p>
          </table:table-cell>
          <table:table-cell office:value-type="float" office:value="-0.0199796">
            <text:p>-0.0199796</text:p>
          </table:table-cell>
          <table:table-cell office:value-type="float" office:value="-0.192271">
            <text:p>-0.19227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235224">
            <text:p>-0.0235224</text:p>
          </table:table-cell>
          <table:table-cell office:value-type="float" office:value="-0.0242497">
            <text:p>-0.0242497</text:p>
          </table:table-cell>
          <table:table-cell office:value-type="float" office:value="-0.0195224">
            <text:p>-0.0195224</text:p>
          </table:table-cell>
          <table:table-cell office:value-type="float" office:value="-0.19225">
            <text:p>-0.1922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5">
            <text:p>545</text:p>
          </table:table-cell>
          <table:table-cell office:value-type="float" office:value="40">
            <text:p>40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23541">
            <text:p>-0.023541</text:p>
          </table:table-cell>
          <table:table-cell office:value-type="float" office:value="-0.024254">
            <text:p>-0.024254</text:p>
          </table:table-cell>
          <table:table-cell office:value-type="float" office:value="-0.019041">
            <text:p>-0.019041</text:p>
          </table:table-cell>
          <table:table-cell office:value-type="float" office:value="-0.192254">
            <text:p>-0.192254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6215">
            <text:p>-0.0236215</text:p>
          </table:table-cell>
          <table:table-cell office:value-type="float" office:value="-0.0241884">
            <text:p>-0.0241884</text:p>
          </table:table-cell>
          <table:table-cell office:value-type="float" office:value="-0.0196215">
            <text:p>-0.0196215</text:p>
          </table:table-cell>
          <table:table-cell office:value-type="float" office:value="-0.192188">
            <text:p>-0.192188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5">
            <text:p>545</text:p>
          </table:table-cell>
          <table:table-cell office:value-type="float" office:value="41">
            <text:p>41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23655">
            <text:p>-0.023655</text:p>
          </table:table-cell>
          <table:table-cell office:value-type="float" office:value="-0.0242045">
            <text:p>-0.0242045</text:p>
          </table:table-cell>
          <table:table-cell office:value-type="float" office:value="-0.019655">
            <text:p>-0.019655</text:p>
          </table:table-cell>
          <table:table-cell office:value-type="float" office:value="-0.192205">
            <text:p>-0.192205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7">
            <text:p>547</text:p>
          </table:table-cell>
          <table:table-cell office:value-type="float" office:value="42">
            <text:p>42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3704">
            <text:p>-0.023704</text:p>
          </table:table-cell>
          <table:table-cell office:value-type="float" office:value="-0.0241261">
            <text:p>-0.0241261</text:p>
          </table:table-cell>
          <table:table-cell office:value-type="float" office:value="-0.019204">
            <text:p>-0.019204</text:p>
          </table:table-cell>
          <table:table-cell office:value-type="float" office:value="-0.192126">
            <text:p>-0.19212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7">
            <text:p>547</text:p>
          </table:table-cell>
          <table:table-cell office:value-type="float" office:value="42">
            <text:p>42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37054">
            <text:p>-0.0237054</text:p>
          </table:table-cell>
          <table:table-cell office:value-type="float" office:value="-0.0240862">
            <text:p>-0.0240862</text:p>
          </table:table-cell>
          <table:table-cell office:value-type="float" office:value="-0.0192054">
            <text:p>-0.0192054</text:p>
          </table:table-cell>
          <table:table-cell office:value-type="float" office:value="-0.192086">
            <text:p>-0.19208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1">
            <text:p>541</text:p>
          </table:table-cell>
          <table:table-cell office:value-type="float" office:value="37">
            <text:p>37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0237257">
            <text:p>-0.0237257</text:p>
          </table:table-cell>
          <table:table-cell office:value-type="float" office:value="-0.0240818">
            <text:p>-0.0240818</text:p>
          </table:table-cell>
          <table:table-cell office:value-type="float" office:value="-0.0197257">
            <text:p>-0.0197257</text:p>
          </table:table-cell>
          <table:table-cell office:value-type="float" office:value="-0.192082">
            <text:p>-0.19208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5">
            <text:p>-335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237394">
            <text:p>-0.0237394</text:p>
          </table:table-cell>
          <table:table-cell office:value-type="float" office:value="-0.0240989">
            <text:p>-0.0240989</text:p>
          </table:table-cell>
          <table:table-cell office:value-type="float" office:value="-0.0192394">
            <text:p>-0.0192394</text:p>
          </table:table-cell>
          <table:table-cell office:value-type="float" office:value="-0.191599">
            <text:p>-0.191599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-336">
            <text:p>-336</text:p>
          </table:table-cell>
          <table:table-cell office:value-type="float" office:value="540">
            <text:p>540</text:p>
          </table:table-cell>
          <table:table-cell office:value-type="float" office:value="37">
            <text:p>37</text:p>
          </table:table-cell>
          <table:table-cell table:number-columns-repeated="2" office:value-type="float" office:value="215">
            <text:p>215</text:p>
          </table:table-cell>
          <table:table-cell office:value-type="float" office:value="-0.0237735">
            <text:p>-0.0237735</text:p>
          </table:table-cell>
          <table:table-cell office:value-type="float" office:value="-0.0240749">
            <text:p>-0.0240749</text:p>
          </table:table-cell>
          <table:table-cell office:value-type="float" office:value="-0.0202735">
            <text:p>-0.0202735</text:p>
          </table:table-cell>
          <table:table-cell office:value-type="float" office:value="-0.192075">
            <text:p>-0.19207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6">
            <text:p>546</text:p>
          </table:table-cell>
          <table:table-cell office:value-type="float" office:value="41">
            <text:p>41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238224">
            <text:p>-0.0238224</text:p>
          </table:table-cell>
          <table:table-cell office:value-type="float" office:value="-0.0240442">
            <text:p>-0.0240442</text:p>
          </table:table-cell>
          <table:table-cell office:value-type="float" office:value="-0.0193224">
            <text:p>-0.0193224</text:p>
          </table:table-cell>
          <table:table-cell office:value-type="float" office:value="-0.192044">
            <text:p>-0.192044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39">
            <text:p>39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38453">
            <text:p>-0.0238453</text:p>
          </table:table-cell>
          <table:table-cell office:value-type="float" office:value="-0.0240731">
            <text:p>-0.0240731</text:p>
          </table:table-cell>
          <table:table-cell office:value-type="float" office:value="-0.0198453">
            <text:p>-0.0198453</text:p>
          </table:table-cell>
          <table:table-cell office:value-type="float" office:value="-0.192073">
            <text:p>-0.19207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5">
            <text:p>545</text:p>
          </table:table-cell>
          <table:table-cell office:value-type="float" office:value="41">
            <text:p>41</text:p>
          </table:table-cell>
          <table:table-cell table:number-columns-repeated="2" office:value-type="float" office:value="207">
            <text:p>207</text:p>
          </table:table-cell>
          <table:table-cell office:value-type="float" office:value="-0.0238879">
            <text:p>-0.0238879</text:p>
          </table:table-cell>
          <table:table-cell office:value-type="float" office:value="-0.0240417">
            <text:p>-0.0240417</text:p>
          </table:table-cell>
          <table:table-cell office:value-type="float" office:value="-0.0198879">
            <text:p>-0.0198879</text:p>
          </table:table-cell>
          <table:table-cell office:value-type="float" office:value="-0.192042">
            <text:p>-0.19204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7">
            <text:p>547</text:p>
          </table:table-cell>
          <table:table-cell office:value-type="float" office:value="43">
            <text:p>43</text:p>
          </table:table-cell>
          <table:table-cell table:number-columns-repeated="2" office:value-type="float" office:value="203">
            <text:p>203</text:p>
          </table:table-cell>
          <table:table-cell office:value-type="float" office:value="-0.0239458">
            <text:p>-0.0239458</text:p>
          </table:table-cell>
          <table:table-cell office:value-type="float" office:value="-0.0240307">
            <text:p>-0.0240307</text:p>
          </table:table-cell>
          <table:table-cell office:value-type="float" office:value="-0.0199458">
            <text:p>-0.0199458</text:p>
          </table:table-cell>
          <table:table-cell office:value-type="float" office:value="-0.192031">
            <text:p>-0.192031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9">
            <text:p>9</text:p>
          </table:table-cell>
          <table:table-cell office:value-type="float" office:value="-335">
            <text:p>-335</text:p>
          </table:table-cell>
          <table:table-cell office:value-type="float" office:value="544">
            <text:p>544</text:p>
          </table:table-cell>
          <table:table-cell office:value-type="float" office:value="40">
            <text:p>40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239602">
            <text:p>-0.0239602</text:p>
          </table:table-cell>
          <table:table-cell office:value-type="float" office:value="-0.023989">
            <text:p>-0.023989</text:p>
          </table:table-cell>
          <table:table-cell office:value-type="float" office:value="-0.0194602">
            <text:p>-0.0194602</text:p>
          </table:table-cell>
          <table:table-cell office:value-type="float" office:value="-0.191489">
            <text:p>-0.191489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-335">
            <text:p>-335</text:p>
          </table:table-cell>
          <table:table-cell office:value-type="float" office:value="543">
            <text:p>543</text:p>
          </table:table-cell>
          <table:table-cell office:value-type="float" office:value="40">
            <text:p>40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239685">
            <text:p>-0.0239685</text:p>
          </table:table-cell>
          <table:table-cell office:value-type="float" office:value="-0.0239406">
            <text:p>-0.0239406</text:p>
          </table:table-cell>
          <table:table-cell office:value-type="float" office:value="-0.0199685">
            <text:p>-0.0199685</text:p>
          </table:table-cell>
          <table:table-cell office:value-type="float" office:value="-0.191441">
            <text:p>-0.19144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5">
            <text:p>545</text:p>
          </table:table-cell>
          <table:table-cell office:value-type="float" office:value="40">
            <text:p>40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239756">
            <text:p>-0.0239756</text:p>
          </table:table-cell>
          <table:table-cell office:value-type="float" office:value="-0.0239123">
            <text:p>-0.0239123</text:p>
          </table:table-cell>
          <table:table-cell office:value-type="float" office:value="-0.0194756">
            <text:p>-0.0194756</text:p>
          </table:table-cell>
          <table:table-cell office:value-type="float" office:value="-0.191912">
            <text:p>-0.19191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3">
            <text:p>543</text:p>
          </table:table-cell>
          <table:table-cell office:value-type="float" office:value="39">
            <text:p>39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39725">
            <text:p>-0.0239725</text:p>
          </table:table-cell>
          <table:table-cell office:value-type="float" office:value="-0.0239451">
            <text:p>-0.0239451</text:p>
          </table:table-cell>
          <table:table-cell office:value-type="float" office:value="-0.0199725">
            <text:p>-0.0199725</text:p>
          </table:table-cell>
          <table:table-cell office:value-type="float" office:value="-0.191945">
            <text:p>-0.19194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5">
            <text:p>-335</text:p>
          </table:table-cell>
          <table:table-cell office:value-type="float" office:value="547">
            <text:p>547</text:p>
          </table:table-cell>
          <table:table-cell office:value-type="float" office:value="43">
            <text:p>43</text:p>
          </table:table-cell>
          <table:table-cell table:number-columns-repeated="2" office:value-type="float" office:value="204">
            <text:p>204</text:p>
          </table:table-cell>
          <table:table-cell office:value-type="float" office:value="-0.0240037">
            <text:p>-0.0240037</text:p>
          </table:table-cell>
          <table:table-cell office:value-type="float" office:value="-0.0238941">
            <text:p>-0.0238941</text:p>
          </table:table-cell>
          <table:table-cell office:value-type="float" office:value="-0.0195037">
            <text:p>-0.0195037</text:p>
          </table:table-cell>
          <table:table-cell office:value-type="float" office:value="-0.191394">
            <text:p>-0.191394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-337">
            <text:p>-337</text:p>
          </table:table-cell>
          <table:table-cell office:value-type="float" office:value="543">
            <text:p>543</text:p>
          </table:table-cell>
          <table:table-cell office:value-type="float" office:value="38">
            <text:p>38</text:p>
          </table:table-cell>
          <table:table-cell table:number-columns-repeated="2" office:value-type="float" office:value="211">
            <text:p>211</text:p>
          </table:table-cell>
          <table:table-cell office:value-type="float" office:value="-0.0240223">
            <text:p>-0.0240223</text:p>
          </table:table-cell>
          <table:table-cell office:value-type="float" office:value="-0.0238928">
            <text:p>-0.0238928</text:p>
          </table:table-cell>
          <table:table-cell office:value-type="float" office:value="-0.0200223">
            <text:p>-0.0200223</text:p>
          </table:table-cell>
          <table:table-cell office:value-type="float" office:value="-0.192393">
            <text:p>-0.19239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6">
            <text:p>-336</text:p>
          </table:table-cell>
          <table:table-cell office:value-type="float" office:value="546">
            <text:p>546</text:p>
          </table:table-cell>
          <table:table-cell office:value-type="float" office:value="42">
            <text:p>42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240445">
            <text:p>-0.0240445</text:p>
          </table:table-cell>
          <table:table-cell office:value-type="float" office:value="-0.0237269">
            <text:p>-0.0237269</text:p>
          </table:table-cell>
          <table:table-cell office:value-type="float" office:value="-0.0200445">
            <text:p>-0.0200445</text:p>
          </table:table-cell>
          <table:table-cell office:value-type="float" office:value="-0.191727">
            <text:p>-0.19172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6">
            <text:p>-336</text:p>
          </table:table-cell>
          <table:table-cell office:value-type="float" office:value="544">
            <text:p>544</text:p>
          </table:table-cell>
          <table:table-cell office:value-type="float" office:value="39">
            <text:p>39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249071">
            <text:p>-0.0249071</text:p>
          </table:table-cell>
          <table:table-cell office:value-type="float" office:value="-0.0240105">
            <text:p>-0.0240105</text:p>
          </table:table-cell>
          <table:table-cell office:value-type="float" office:value="-0.0204071">
            <text:p>-0.0204071</text:p>
          </table:table-cell>
          <table:table-cell office:value-type="float" office:value="-0.19201">
            <text:p>-0.1920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5">
            <text:p>-335</text:p>
          </table:table-cell>
          <table:table-cell office:value-type="float" office:value="544">
            <text:p>544</text:p>
          </table:table-cell>
          <table:table-cell office:value-type="float" office:value="41">
            <text:p>41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27772">
            <text:p>-0.0227772</text:p>
          </table:table-cell>
          <table:table-cell office:value-type="float" office:value="-0.0233318">
            <text:p>-0.0233318</text:p>
          </table:table-cell>
          <table:table-cell office:value-type="float" office:value="-0.0187772">
            <text:p>-0.0187772</text:p>
          </table:table-cell>
          <table:table-cell office:value-type="float" office:value="-0.190832">
            <text:p>-0.19083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-335">
            <text:p>-335</text:p>
          </table:table-cell>
          <table:table-cell office:value-type="float" office:value="535">
            <text:p>535</text:p>
          </table:table-cell>
          <table:table-cell office:value-type="float" office:value="36">
            <text:p>36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212994">
            <text:p>-0.0212994</text:p>
          </table:table-cell>
          <table:table-cell office:value-type="float" office:value="-0.0255176">
            <text:p>-0.0255176</text:p>
          </table:table-cell>
          <table:table-cell office:value-type="float" office:value="-0.0192994">
            <text:p>-0.0192994</text:p>
          </table:table-cell>
          <table:table-cell office:value-type="float" office:value="-0.193018">
            <text:p>-0.193018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7">
            <text:p>7</text:p>
          </table:table-cell>
          <table:table-cell office:value-type="float" office:value="-333">
            <text:p>-333</text:p>
          </table:table-cell>
          <table:table-cell office:value-type="float" office:value="533">
            <text:p>533</text:p>
          </table:table-cell>
          <table:table-cell office:value-type="float" office:value="33">
            <text:p>33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251355">
            <text:p>-0.0251355</text:p>
          </table:table-cell>
          <table:table-cell office:value-type="float" office:value="-0.024065">
            <text:p>-0.024065</text:p>
          </table:table-cell>
          <table:table-cell office:value-type="float" office:value="-0.0216355">
            <text:p>-0.0216355</text:p>
          </table:table-cell>
          <table:table-cell office:value-type="float" office:value="-0.190565">
            <text:p>-0.19056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-337">
            <text:p>-337</text:p>
          </table:table-cell>
          <table:table-cell office:value-type="float" office:value="545">
            <text:p>5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239418">
            <text:p>-0.0239418</text:p>
          </table:table-cell>
          <table:table-cell office:value-type="float" office:value="-0.0250271">
            <text:p>-0.0250271</text:p>
          </table:table-cell>
          <table:table-cell office:value-type="float" office:value="-0.0194418">
            <text:p>-0.0194418</text:p>
          </table:table-cell>
          <table:table-cell office:value-type="float" office:value="-0.193527">
            <text:p>-0.19352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3">
            <text:p>-333</text:p>
          </table:table-cell>
          <table:table-cell office:value-type="float" office:value="536">
            <text:p>536</text:p>
          </table:table-cell>
          <table:table-cell office:value-type="float" office:value="35">
            <text:p>35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244668">
            <text:p>-0.0244668</text:p>
          </table:table-cell>
          <table:table-cell office:value-type="float" office:value="-0.0249274">
            <text:p>-0.0249274</text:p>
          </table:table-cell>
          <table:table-cell office:value-type="float" office:value="-0.0204668">
            <text:p>-0.0204668</text:p>
          </table:table-cell>
          <table:table-cell office:value-type="float" office:value="-0.191427">
            <text:p>-0.19142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-335">
            <text:p>-335</text:p>
          </table:table-cell>
          <table:table-cell office:value-type="float" office:value="541">
            <text:p>541</text:p>
          </table:table-cell>
          <table:table-cell office:value-type="float" office:value="38">
            <text:p>38</text:p>
          </table:table-cell>
          <table:table-cell table:number-columns-repeated="2" office:value-type="float" office:value="215">
            <text:p>215</text:p>
          </table:table-cell>
          <table:table-cell office:value-type="float" office:value="-0.0219516">
            <text:p>-0.0219516</text:p>
          </table:table-cell>
          <table:table-cell office:value-type="float" office:value="-0.0245139">
            <text:p>-0.0245139</text:p>
          </table:table-cell>
          <table:table-cell office:value-type="float" office:value="-0.0179516">
            <text:p>-0.0179516</text:p>
          </table:table-cell>
          <table:table-cell office:value-type="float" office:value="-0.192014">
            <text:p>-0.19201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-336">
            <text:p>-336</text:p>
          </table:table-cell>
          <table:table-cell office:value-type="float" office:value="540">
            <text:p>54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217613">
            <text:p>-0.0217613</text:p>
          </table:table-cell>
          <table:table-cell office:value-type="float" office:value="-0.0237037">
            <text:p>-0.0237037</text:p>
          </table:table-cell>
          <table:table-cell office:value-type="float" office:value="-0.0197613">
            <text:p>-0.0197613</text:p>
          </table:table-cell>
          <table:table-cell office:value-type="float" office:value="-0.191704">
            <text:p>-0.191704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5">
            <text:p>5</text:p>
          </table:table-cell>
          <table:table-cell office:value-type="float" office:value="-338">
            <text:p>-338</text:p>
          </table:table-cell>
          <table:table-cell office:value-type="float" office:value="542">
            <text:p>542</text:p>
          </table:table-cell>
          <table:table-cell office:value-type="float" office:value="39">
            <text:p>39</text:p>
          </table:table-cell>
          <table:table-cell table:number-columns-repeated="2" office:value-type="float" office:value="207">
            <text:p>207</text:p>
          </table:table-cell>
          <table:table-cell office:value-type="float" office:value="-0.0219479">
            <text:p>-0.0219479</text:p>
          </table:table-cell>
          <table:table-cell office:value-type="float" office:value="-0.023325">
            <text:p>-0.023325</text:p>
          </table:table-cell>
          <table:table-cell office:value-type="float" office:value="-0.0194479">
            <text:p>-0.0194479</text:p>
          </table:table-cell>
          <table:table-cell office:value-type="float" office:value="-0.192325">
            <text:p>-0.19232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-337">
            <text:p>-337</text:p>
          </table:table-cell>
          <table:table-cell office:value-type="float" office:value="540">
            <text:p>54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7">
            <text:p>207</text:p>
          </table:table-cell>
          <table:table-cell office:value-type="float" office:value="-0.0204736">
            <text:p>-0.0204736</text:p>
          </table:table-cell>
          <table:table-cell office:value-type="float" office:value="-0.0232718">
            <text:p>-0.0232718</text:p>
          </table:table-cell>
          <table:table-cell office:value-type="float" office:value="-0.0189736">
            <text:p>-0.0189736</text:p>
          </table:table-cell>
          <table:table-cell office:value-type="float" office:value="-0.191772">
            <text:p>-0.19177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-336">
            <text:p>-336</text:p>
          </table:table-cell>
          <table:table-cell office:value-type="float" office:value="540">
            <text:p>54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223507">
            <text:p>-0.0223507</text:p>
          </table:table-cell>
          <table:table-cell office:value-type="float" office:value="-0.0237708">
            <text:p>-0.0237708</text:p>
          </table:table-cell>
          <table:table-cell office:value-type="float" office:value="-0.0203507">
            <text:p>-0.0203507</text:p>
          </table:table-cell>
          <table:table-cell office:value-type="float" office:value="-0.191771">
            <text:p>-0.191771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-335">
            <text:p>-335</text:p>
          </table:table-cell>
          <table:table-cell office:value-type="float" office:value="539">
            <text:p>539</text:p>
          </table:table-cell>
          <table:table-cell office:value-type="float" office:value="38">
            <text:p>38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0250705">
            <text:p>-0.0250705</text:p>
          </table:table-cell>
          <table:table-cell office:value-type="float" office:value="-0.0222941">
            <text:p>-0.0222941</text:p>
          </table:table-cell>
          <table:table-cell office:value-type="float" office:value="-0.0220705">
            <text:p>-0.0220705</text:p>
          </table:table-cell>
          <table:table-cell office:value-type="float" office:value="-0.189794">
            <text:p>-0.18979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-337">
            <text:p>-337</text:p>
          </table:table-cell>
          <table:table-cell office:value-type="float" office:value="547">
            <text:p>5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324606">
            <text:p>-0.0324606</text:p>
          </table:table-cell>
          <table:table-cell office:value-type="float" office:value="-0.0181847">
            <text:p>-0.0181847</text:p>
          </table:table-cell>
          <table:table-cell office:value-type="float" office:value="-0.0269606">
            <text:p>-0.0269606</text:p>
          </table:table-cell>
          <table:table-cell office:value-type="float" office:value="-0.186685">
            <text:p>-0.186685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16">
            <text:p>16</text:p>
          </table:table-cell>
          <table:table-cell office:value-type="float" office:value="-339">
            <text:p>-339</text:p>
          </table:table-cell>
          <table:table-cell office:value-type="float" office:value="555">
            <text:p>555</text:p>
          </table:table-cell>
          <table:table-cell office:value-type="float" office:value="40">
            <text:p>40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311995">
            <text:p>-0.0311995</text:p>
          </table:table-cell>
          <table:table-cell office:value-type="float" office:value="-0.0125409">
            <text:p>-0.0125409</text:p>
          </table:table-cell>
          <table:table-cell office:value-type="float" office:value="-0.0231995">
            <text:p>-0.0231995</text:p>
          </table:table-cell>
          <table:table-cell office:value-type="float" office:value="-0.182041">
            <text:p>-0.18204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-333">
            <text:p>-333</text:p>
          </table:table-cell>
          <table:table-cell office:value-type="float" office:value="544">
            <text:p>544</text:p>
          </table:table-cell>
          <table:table-cell office:value-type="float" office:value="36">
            <text:p>36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252488">
            <text:p>-0.0252488</text:p>
          </table:table-cell>
          <table:table-cell office:value-type="float" office:value="-0.0126914">
            <text:p>-0.0126914</text:p>
          </table:table-cell>
          <table:table-cell office:value-type="float" office:value="-0.0177488">
            <text:p>-0.0177488</text:p>
          </table:table-cell>
          <table:table-cell office:value-type="float" office:value="-0.179191">
            <text:p>-0.179191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-279">
            <text:p>-279</text:p>
          </table:table-cell>
          <table:table-cell office:value-type="float" office:value="481">
            <text:p>481</text:p>
          </table:table-cell>
          <table:table-cell office:value-type="float" office:value="17">
            <text:p>17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259128">
            <text:p>-0.0259128</text:p>
          </table:table-cell>
          <table:table-cell office:value-type="float" office:value="-0.0192257">
            <text:p>-0.0192257</text:p>
          </table:table-cell>
          <table:table-cell office:value-type="float" office:value="-0.0134128">
            <text:p>-0.0134128</text:p>
          </table:table-cell>
          <table:table-cell office:value-type="float" office:value="-0.158726">
            <text:p>-0.15872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10">
            <text:p>-210</text:p>
          </table:table-cell>
          <table:table-cell office:value-type="float" office:value="471">
            <text:p>471</text:p>
          </table:table-cell>
          <table:table-cell office:value-type="float" office:value="75">
            <text:p>75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253364">
            <text:p>-0.0253364</text:p>
          </table:table-cell>
          <table:table-cell office:value-type="float" office:value="-0.0424846">
            <text:p>-0.0424846</text:p>
          </table:table-cell>
          <table:table-cell office:value-type="float" office:value="-0.0123364">
            <text:p>-0.0123364</text:p>
          </table:table-cell>
          <table:table-cell office:value-type="float" office:value="-0.147485">
            <text:p>-0.147485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-212">
            <text:p>-212</text:p>
          </table:table-cell>
          <table:table-cell office:value-type="float" office:value="461">
            <text:p>461</text:p>
          </table:table-cell>
          <table:table-cell office:value-type="float" office:value="79">
            <text:p>79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189857">
            <text:p>-0.0189857</text:p>
          </table:table-cell>
          <table:table-cell office:value-type="float" office:value="-0.0218816">
            <text:p>-0.0218816</text:p>
          </table:table-cell>
          <table:table-cell office:value-type="float" office:value="-0.0139857">
            <text:p>-0.0139857</text:p>
          </table:table-cell>
          <table:table-cell office:value-type="float" office:value="-0.127882">
            <text:p>-0.12788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">
            <text:p>-2</text:p>
          </table:table-cell>
          <table:table-cell office:value-type="float" office:value="-234">
            <text:p>-234</text:p>
          </table:table-cell>
          <table:table-cell office:value-type="float" office:value="453">
            <text:p>453</text:p>
          </table:table-cell>
          <table:table-cell office:value-type="float" office:value="61">
            <text:p>61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11799">
            <text:p>-0.011799</text:p>
          </table:table-cell>
          <table:table-cell office:value-type="float" office:value="0.019329">
            <text:p>0.019329</text:p>
          </table:table-cell>
          <table:table-cell office:value-type="float" office:value="-0.012799">
            <text:p>-0.012799</text:p>
          </table:table-cell>
          <table:table-cell office:value-type="float" office:value="-0.097671">
            <text:p>-0.09767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1">
            <text:p>-21</text:p>
          </table:table-cell>
          <table:table-cell office:value-type="float" office:value="-180">
            <text:p>-180</text:p>
          </table:table-cell>
          <table:table-cell office:value-type="float" office:value="427">
            <text:p>427</text:p>
          </table:table-cell>
          <table:table-cell office:value-type="float" office:value="108">
            <text:p>108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0599477">
            <text:p>-0.00599477</text:p>
          </table:table-cell>
          <table:table-cell office:value-type="float" office:value="0.0100413">
            <text:p>0.0100413</text:p>
          </table:table-cell>
          <table:table-cell office:value-type="float" office:value="-0.0164948">
            <text:p>-0.0164948</text:p>
          </table:table-cell>
          <table:table-cell office:value-type="float" office:value="-0.0799587">
            <text:p>-0.079958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">
            <text:p>-41</text:p>
          </table:table-cell>
          <table:table-cell office:value-type="float" office:value="-107">
            <text:p>-107</text:p>
          </table:table-cell>
          <table:table-cell office:value-type="float" office:value="407">
            <text:p>407</text:p>
          </table:table-cell>
          <table:table-cell office:value-type="float" office:value="181">
            <text:p>181</text:p>
          </table:table-cell>
          <table:table-cell table:number-columns-repeated="2" office:value-type="float" office:value="384">
            <text:p>384</text:p>
          </table:table-cell>
          <table:table-cell office:value-type="float" office:value="0.00106675">
            <text:p>0.00106675</text:p>
          </table:table-cell>
          <table:table-cell office:value-type="float" office:value="0.00189521">
            <text:p>0.00189521</text:p>
          </table:table-cell>
          <table:table-cell office:value-type="float" office:value="-0.0194332">
            <text:p>-0.0194332</text:p>
          </table:table-cell>
          <table:table-cell office:value-type="float" office:value="-0.0516048">
            <text:p>-0.051604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0">
            <text:p>-50</text:p>
          </table:table-cell>
          <table:table-cell office:value-type="float" office:value="-105">
            <text:p>-105</text:p>
          </table:table-cell>
          <table:table-cell office:value-type="float" office:value="400">
            <text:p>40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0.00632058">
            <text:p>0.00632058</text:p>
          </table:table-cell>
          <table:table-cell office:value-type="float" office:value="0.0312117">
            <text:p>0.0312117</text:p>
          </table:table-cell>
          <table:table-cell office:value-type="float" office:value="-0.0186794">
            <text:p>-0.0186794</text:p>
          </table:table-cell>
          <table:table-cell office:value-type="float" office:value="-0.0212883">
            <text:p>-0.0212883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80">
            <text:p>-80</text:p>
          </table:table-cell>
          <table:table-cell office:value-type="float" office:value="-89">
            <text:p>-89</text:p>
          </table:table-cell>
          <table:table-cell office:value-type="float" office:value="457">
            <text:p>457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06">
            <text:p>206</text:p>
          </table:table-cell>
          <table:table-cell office:value-type="float" office:value="0.0119558">
            <text:p>0.0119558</text:p>
          </table:table-cell>
          <table:table-cell office:value-type="float" office:value="0.0364745">
            <text:p>0.0364745</text:p>
          </table:table-cell>
          <table:table-cell office:value-type="float" office:value="-0.0280442">
            <text:p>-0.0280442</text:p>
          </table:table-cell>
          <table:table-cell office:value-type="float" office:value="-0.00802546">
            <text:p>-0.00802546</text:p>
          </table:table-cell>
        </table:table-row>
        <table:table-row table:style-name="ro2">
          <table:table-cell table:style-name="ce1" office:value-type="float" office:value="-975">
            <text:p>-975</text:p>
          </table:table-cell>
          <table:table-cell office:value-type="float" office:value="-89">
            <text:p>-89</text:p>
          </table:table-cell>
          <table:table-cell office:value-type="float" office:value="-40">
            <text:p>-40</text:p>
          </table:table-cell>
          <table:table-cell office:value-type="float" office:value="363">
            <text:p>363</text:p>
          </table:table-cell>
          <table:table-cell office:value-type="float" office:value="252">
            <text:p>252</text:p>
          </table:table-cell>
          <table:table-cell table:number-columns-repeated="2" office:value-type="float" office:value="377">
            <text:p>377</text:p>
          </table:table-cell>
          <table:table-cell office:value-type="float" office:value="0.0102774">
            <text:p>0.0102774</text:p>
          </table:table-cell>
          <table:table-cell office:value-type="float" office:value="0.0297595">
            <text:p>0.0297595</text:p>
          </table:table-cell>
          <table:table-cell office:value-type="float" office:value="-0.0342226">
            <text:p>-0.0342226</text:p>
          </table:table-cell>
          <table:table-cell office:value-type="float" office:value="0.00975949">
            <text:p>0.0097594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9">
            <text:p>-79</text:p>
          </table:table-cell>
          <table:table-cell office:value-type="float" office:value="13">
            <text:p>13</text:p>
          </table:table-cell>
          <table:table-cell office:value-type="float" office:value="375">
            <text:p>375</text:p>
          </table:table-cell>
          <table:table-cell office:value-type="float" office:value="307">
            <text:p>307</text:p>
          </table:table-cell>
          <table:table-cell table:number-columns-repeated="2" office:value-type="float" office:value="372">
            <text:p>372</text:p>
          </table:table-cell>
          <table:table-cell office:value-type="float" office:value="0.00591672">
            <text:p>0.00591672</text:p>
          </table:table-cell>
          <table:table-cell office:value-type="float" office:value="0.0207847">
            <text:p>0.0207847</text:p>
          </table:table-cell>
          <table:table-cell office:value-type="float" office:value="-0.0335833">
            <text:p>-0.0335833</text:p>
          </table:table-cell>
          <table:table-cell office:value-type="float" office:value="0.0272847">
            <text:p>0.027284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5">
            <text:p>-55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304">
            <text:p>304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041143">
            <text:p>-0.0041143</text:p>
          </table:table-cell>
          <table:table-cell office:value-type="float" office:value="0.0384416">
            <text:p>0.0384416</text:p>
          </table:table-cell>
          <table:table-cell office:value-type="float" office:value="-0.0316143">
            <text:p>-0.0316143</text:p>
          </table:table-cell>
          <table:table-cell office:value-type="float" office:value="0.0429416">
            <text:p>0.042941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-13">
            <text:p>-13</text:p>
          </table:table-cell>
          <table:table-cell office:value-type="float" office:value="408">
            <text:p>408</text:p>
          </table:table-cell>
          <table:table-cell office:value-type="float" office:value="275">
            <text:p>275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099697">
            <text:p>-0.0099697</text:p>
          </table:table-cell>
          <table:table-cell office:value-type="float" office:value="0.0551134">
            <text:p>0.0551134</text:p>
          </table:table-cell>
          <table:table-cell office:value-type="float" office:value="-0.0299697">
            <text:p>-0.0299697</text:p>
          </table:table-cell>
          <table:table-cell office:value-type="float" office:value="0.0486134">
            <text:p>0.048613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7">
            <text:p>-37</text:p>
          </table:table-cell>
          <table:table-cell office:value-type="float" office:value="30">
            <text:p>30</text:p>
          </table:table-cell>
          <table:table-cell office:value-type="float" office:value="416">
            <text:p>416</text:p>
          </table:table-cell>
          <table:table-cell office:value-type="float" office:value="323">
            <text:p>323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156327">
            <text:p>-0.0156327</text:p>
          </table:table-cell>
          <table:table-cell office:value-type="float" office:value="0.0384046">
            <text:p>0.0384046</text:p>
          </table:table-cell>
          <table:table-cell office:value-type="float" office:value="-0.0341327">
            <text:p>-0.0341327</text:p>
          </table:table-cell>
          <table:table-cell office:value-type="float" office:value="0.0534046">
            <text:p>0.0534046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2">
            <text:p>-42</text:p>
          </table:table-cell>
          <table:table-cell office:value-type="float" office:value="83">
            <text:p>83</text:p>
          </table:table-cell>
          <table:table-cell office:value-type="float" office:value="410">
            <text:p>41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15239">
            <text:p>-0.015239</text:p>
          </table:table-cell>
          <table:table-cell office:value-type="float" office:value="0.0173279">
            <text:p>0.0173279</text:p>
          </table:table-cell>
          <table:table-cell office:value-type="float" office:value="-0.036239">
            <text:p>-0.036239</text:p>
          </table:table-cell>
          <table:table-cell office:value-type="float" office:value="0.058828">
            <text:p>0.05882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6">
            <text:p>-46</text:p>
          </table:table-cell>
          <table:table-cell office:value-type="float" office:value="101">
            <text:p>101</text:p>
          </table:table-cell>
          <table:table-cell office:value-type="float" office:value="406">
            <text:p>406</text:p>
          </table:table-cell>
          <table:table-cell office:value-type="float" office:value="393">
            <text:p>393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112914">
            <text:p>-0.0112914</text:p>
          </table:table-cell>
          <table:table-cell office:value-type="float" office:value="0.0182377">
            <text:p>0.0182377</text:p>
          </table:table-cell>
          <table:table-cell office:value-type="float" office:value="-0.0342914">
            <text:p>-0.0342914</text:p>
          </table:table-cell>
          <table:table-cell office:value-type="float" office:value="0.0687377">
            <text:p>0.068737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6">
            <text:p>-46</text:p>
          </table:table-cell>
          <table:table-cell office:value-type="float" office:value="110">
            <text:p>110</text:p>
          </table:table-cell>
          <table:table-cell office:value-type="float" office:value="402">
            <text:p>402</text:p>
          </table:table-cell>
          <table:table-cell office:value-type="float" office:value="398">
            <text:p>398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103745">
            <text:p>-0.0103745</text:p>
          </table:table-cell>
          <table:table-cell office:value-type="float" office:value="0.0176556">
            <text:p>0.0176556</text:p>
          </table:table-cell>
          <table:table-cell office:value-type="float" office:value="-0.0333745">
            <text:p>-0.0333745</text:p>
          </table:table-cell>
          <table:table-cell office:value-type="float" office:value="0.0726556">
            <text:p>0.072655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5">
            <text:p>-45</text:p>
          </table:table-cell>
          <table:table-cell office:value-type="float" office:value="133">
            <text:p>133</text:p>
          </table:table-cell>
          <table:table-cell office:value-type="float" office:value="401">
            <text:p>401</text:p>
          </table:table-cell>
          <table:table-cell office:value-type="float" office:value="419">
            <text:p>419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102024">
            <text:p>-0.0102024</text:p>
          </table:table-cell>
          <table:table-cell office:value-type="float" office:value="0.00821139">
            <text:p>0.00821139</text:p>
          </table:table-cell>
          <table:table-cell office:value-type="float" office:value="-0.0327024">
            <text:p>-0.0327024</text:p>
          </table:table-cell>
          <table:table-cell office:value-type="float" office:value="0.0747114">
            <text:p>0.074711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">
            <text:p>-43</text:p>
          </table:table-cell>
          <table:table-cell office:value-type="float" office:value="134">
            <text:p>134</text:p>
          </table:table-cell>
          <table:table-cell office:value-type="float" office:value="395">
            <text:p>395</text:p>
          </table:table-cell>
          <table:table-cell office:value-type="float" office:value="412">
            <text:p>412</text:p>
          </table:table-cell>
          <table:table-cell table:number-columns-repeated="2" office:value-type="float" office:value="404">
            <text:p>404</text:p>
          </table:table-cell>
          <table:table-cell office:value-type="float" office:value="-0.00716796">
            <text:p>-0.00716796</text:p>
          </table:table-cell>
          <table:table-cell office:value-type="float" office:value="0.0117464">
            <text:p>0.0117464</text:p>
          </table:table-cell>
          <table:table-cell office:value-type="float" office:value="-0.028668">
            <text:p>-0.028668</text:p>
          </table:table-cell>
          <table:table-cell office:value-type="float" office:value="0.0787464">
            <text:p>0.0787464</text:p>
          </table:table-cell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-48">
            <text:p>-48</text:p>
          </table:table-cell>
          <table:table-cell office:value-type="float" office:value="132">
            <text:p>132</text:p>
          </table:table-cell>
          <table:table-cell office:value-type="float" office:value="400">
            <text:p>400</text:p>
          </table:table-cell>
          <table:table-cell office:value-type="float" office:value="420">
            <text:p>420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0133881">
            <text:p>-0.00133881</text:p>
          </table:table-cell>
          <table:table-cell office:value-type="float" office:value="0.0150828">
            <text:p>0.0150828</text:p>
          </table:table-cell>
          <table:table-cell office:value-type="float" office:value="-0.0253388">
            <text:p>-0.0253388</text:p>
          </table:table-cell>
          <table:table-cell office:value-type="float" office:value="0.0810828">
            <text:p>0.081082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4">
            <text:p>-54</text:p>
          </table:table-cell>
          <table:table-cell office:value-type="float" office:value="120">
            <text:p>120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table:number-columns-repeated="2" office:value-type="float" office:value="378">
            <text:p>378</text:p>
          </table:table-cell>
          <table:table-cell office:value-type="float" office:value="0.00138239">
            <text:p>0.00138239</text:p>
          </table:table-cell>
          <table:table-cell office:value-type="float" office:value="0.0211018">
            <text:p>0.0211018</text:p>
          </table:table-cell>
          <table:table-cell office:value-type="float" office:value="-0.0256176">
            <text:p>-0.0256176</text:p>
          </table:table-cell>
          <table:table-cell office:value-type="float" office:value="0.0811018">
            <text:p>0.081101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51">
            <text:p>-51</text:p>
          </table:table-cell>
          <table:table-cell office:value-type="float" office:value="104">
            <text:p>104</text:p>
          </table:table-cell>
          <table:table-cell office:value-type="float" office:value="397">
            <text:p>397</text:p>
          </table:table-cell>
          <table:table-cell office:value-type="float" office:value="392">
            <text:p>392</text:p>
          </table:table-cell>
          <table:table-cell table:number-columns-repeated="2" office:value-type="float" office:value="384">
            <text:p>384</text:p>
          </table:table-cell>
          <table:table-cell office:value-type="float" office:value="0.0016131">
            <text:p>0.0016131</text:p>
          </table:table-cell>
          <table:table-cell office:value-type="float" office:value="0.0299839">
            <text:p>0.0299839</text:p>
          </table:table-cell>
          <table:table-cell office:value-type="float" office:value="-0.0238869">
            <text:p>-0.0238869</text:p>
          </table:table-cell>
          <table:table-cell office:value-type="float" office:value="0.0819839">
            <text:p>0.081983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0">
            <text:p>-60</text:p>
          </table:table-cell>
          <table:table-cell office:value-type="float" office:value="119">
            <text:p>119</text:p>
          </table:table-cell>
          <table:table-cell office:value-type="float" office:value="399">
            <text:p>399</text:p>
          </table:table-cell>
          <table:table-cell office:value-type="float" office:value="418">
            <text:p>418</text:p>
          </table:table-cell>
          <table:table-cell table:number-columns-repeated="2" office:value-type="float" office:value="362">
            <text:p>362</text:p>
          </table:table-cell>
          <table:table-cell office:value-type="float" office:value="0.00106354">
            <text:p>0.00106354</text:p>
          </table:table-cell>
          <table:table-cell office:value-type="float" office:value="0.0233974">
            <text:p>0.0233974</text:p>
          </table:table-cell>
          <table:table-cell office:value-type="float" office:value="-0.0289365">
            <text:p>-0.0289365</text:p>
          </table:table-cell>
          <table:table-cell office:value-type="float" office:value="0.0828974">
            <text:p>0.082897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67">
            <text:p>-67</text:p>
          </table:table-cell>
          <table:table-cell office:value-type="float" office:value="120">
            <text:p>120</text:p>
          </table:table-cell>
          <table:table-cell office:value-type="float" office:value="368">
            <text:p>368</text:p>
          </table:table-cell>
          <table:table-cell office:value-type="float" office:value="395">
            <text:p>395</text:p>
          </table:table-cell>
          <table:table-cell table:number-columns-repeated="2" office:value-type="float" office:value="410">
            <text:p>410</text:p>
          </table:table-cell>
          <table:table-cell office:value-type="float" office:value="0.00173025">
            <text:p>0.00173025</text:p>
          </table:table-cell>
          <table:table-cell office:value-type="float" office:value="0.0230313">
            <text:p>0.0230313</text:p>
          </table:table-cell>
          <table:table-cell office:value-type="float" office:value="-0.0317697">
            <text:p>-0.0317697</text:p>
          </table:table-cell>
          <table:table-cell office:value-type="float" office:value="0.0830313">
            <text:p>0.0830313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75">
            <text:p>-75</text:p>
          </table:table-cell>
          <table:table-cell office:value-type="float" office:value="104">
            <text:p>104</text:p>
          </table:table-cell>
          <table:table-cell office:value-type="float" office:value="366">
            <text:p>366</text:p>
          </table:table-cell>
          <table:table-cell office:value-type="float" office:value="385">
            <text:p>385</text:p>
          </table:table-cell>
          <table:table-cell table:number-columns-repeated="2" office:value-type="float" office:value="399">
            <text:p>399</text:p>
          </table:table-cell>
          <table:table-cell office:value-type="float" office:value="0.00455109">
            <text:p>0.00455109</text:p>
          </table:table-cell>
          <table:table-cell office:value-type="float" office:value="0.0306532">
            <text:p>0.0306532</text:p>
          </table:table-cell>
          <table:table-cell office:value-type="float" office:value="-0.0329489">
            <text:p>-0.0329489</text:p>
          </table:table-cell>
          <table:table-cell office:value-type="float" office:value="0.0826532">
            <text:p>0.082653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86">
            <text:p>-86</text:p>
          </table:table-cell>
          <table:table-cell office:value-type="float" office:value="94">
            <text:p>94</text:p>
          </table:table-cell>
          <table:table-cell office:value-type="float" office:value="355">
            <text:p>355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98">
            <text:p>398</text:p>
          </table:table-cell>
          <table:table-cell office:value-type="float" office:value="0.007935">
            <text:p>0.007935</text:p>
          </table:table-cell>
          <table:table-cell office:value-type="float" office:value="0.0335814">
            <text:p>0.0335814</text:p>
          </table:table-cell>
          <table:table-cell office:value-type="float" office:value="-0.035065">
            <text:p>-0.035065</text:p>
          </table:table-cell>
          <table:table-cell office:value-type="float" office:value="0.0805814">
            <text:p>0.080581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89">
            <text:p>-89</text:p>
          </table:table-cell>
          <table:table-cell office:value-type="float" office:value="92">
            <text:p>92</text:p>
          </table:table-cell>
          <table:table-cell office:value-type="float" office:value="366">
            <text:p>366</text:p>
          </table:table-cell>
          <table:table-cell office:value-type="float" office:value="387">
            <text:p>387</text:p>
          </table:table-cell>
          <table:table-cell table:number-columns-repeated="2" office:value-type="float" office:value="370">
            <text:p>370</text:p>
          </table:table-cell>
          <table:table-cell office:value-type="float" office:value="0.00761436">
            <text:p>0.00761436</text:p>
          </table:table-cell>
          <table:table-cell office:value-type="float" office:value="0.0336343">
            <text:p>0.0336343</text:p>
          </table:table-cell>
          <table:table-cell office:value-type="float" office:value="-0.0368856">
            <text:p>-0.0368856</text:p>
          </table:table-cell>
          <table:table-cell office:value-type="float" office:value="0.0796343">
            <text:p>0.079634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88">
            <text:p>-88</text:p>
          </table:table-cell>
          <table:table-cell office:value-type="float" office:value="92">
            <text:p>92</text:p>
          </table:table-cell>
          <table:table-cell office:value-type="float" office:value="364">
            <text:p>364</text:p>
          </table:table-cell>
          <table:table-cell office:value-type="float" office:value="384">
            <text:p>384</text:p>
          </table:table-cell>
          <table:table-cell table:number-columns-repeated="2" office:value-type="float" office:value="377">
            <text:p>377</text:p>
          </table:table-cell>
          <table:table-cell office:value-type="float" office:value="0.00469934">
            <text:p>0.00469934</text:p>
          </table:table-cell>
          <table:table-cell office:value-type="float" office:value="0.0313254">
            <text:p>0.0313254</text:p>
          </table:table-cell>
          <table:table-cell office:value-type="float" office:value="-0.0393007">
            <text:p>-0.0393007</text:p>
          </table:table-cell>
          <table:table-cell office:value-type="float" office:value="0.0773254">
            <text:p>0.077325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89">
            <text:p>-89</text:p>
          </table:table-cell>
          <table:table-cell office:value-type="float" office:value="104">
            <text:p>104</text:p>
          </table:table-cell>
          <table:table-cell office:value-type="float" office:value="356">
            <text:p>356</text:p>
          </table:table-cell>
          <table:table-cell office:value-type="float" office:value="389">
            <text:p>389</text:p>
          </table:table-cell>
          <table:table-cell table:number-columns-repeated="2" office:value-type="float" office:value="391">
            <text:p>391</text:p>
          </table:table-cell>
          <table:table-cell office:value-type="float" office:value="0.00607533">
            <text:p>0.00607533</text:p>
          </table:table-cell>
          <table:table-cell office:value-type="float" office:value="0.026723">
            <text:p>0.026723</text:p>
          </table:table-cell>
          <table:table-cell office:value-type="float" office:value="-0.0384247">
            <text:p>-0.0384247</text:p>
          </table:table-cell>
          <table:table-cell office:value-type="float" office:value="0.078723">
            <text:p>0.078723</text:p>
          </table:table-cell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-90">
            <text:p>-90</text:p>
          </table:table-cell>
          <table:table-cell office:value-type="float" office:value="97">
            <text:p>97</text:p>
          </table:table-cell>
          <table:table-cell office:value-type="float" office:value="351">
            <text:p>351</text:p>
          </table:table-cell>
          <table:table-cell office:value-type="float" office:value="378">
            <text:p>378</text:p>
          </table:table-cell>
          <table:table-cell table:number-columns-repeated="2" office:value-type="float" office:value="399">
            <text:p>399</text:p>
          </table:table-cell>
          <table:table-cell office:value-type="float" office:value="0.0072227">
            <text:p>0.0072227</text:p>
          </table:table-cell>
          <table:table-cell office:value-type="float" office:value="0.0287661">
            <text:p>0.0287661</text:p>
          </table:table-cell>
          <table:table-cell office:value-type="float" office:value="-0.0377773">
            <text:p>-0.0377773</text:p>
          </table:table-cell>
          <table:table-cell office:value-type="float" office:value="0.0772661">
            <text:p>0.077266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7">
            <text:p>-77</text:p>
          </table:table-cell>
          <table:table-cell office:value-type="float" office:value="89">
            <text:p>89</text:p>
          </table:table-cell>
          <table:table-cell office:value-type="float" office:value="371">
            <text:p>371</text:p>
          </table:table-cell>
          <table:table-cell office:value-type="float" office:value="377">
            <text:p>377</text:p>
          </table:table-cell>
          <table:table-cell table:number-columns-repeated="2" office:value-type="float" office:value="385">
            <text:p>385</text:p>
          </table:table-cell>
          <table:table-cell office:value-type="float" office:value="0.00137136">
            <text:p>0.00137136</text:p>
          </table:table-cell>
          <table:table-cell office:value-type="float" office:value="0.0378051">
            <text:p>0.0378051</text:p>
          </table:table-cell>
          <table:table-cell office:value-type="float" office:value="-0.0371286">
            <text:p>-0.0371286</text:p>
          </table:table-cell>
          <table:table-cell office:value-type="float" office:value="0.0823051">
            <text:p>0.082305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66">
            <text:p>-66</text:p>
          </table:table-cell>
          <table:table-cell office:value-type="float" office:value="79">
            <text:p>79</text:p>
          </table:table-cell>
          <table:table-cell office:value-type="float" office:value="390">
            <text:p>390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00443897">
            <text:p>-0.00443897</text:p>
          </table:table-cell>
          <table:table-cell office:value-type="float" office:value="0.0443335">
            <text:p>0.0443335</text:p>
          </table:table-cell>
          <table:table-cell office:value-type="float" office:value="-0.037439">
            <text:p>-0.037439</text:p>
          </table:table-cell>
          <table:table-cell office:value-type="float" office:value="0.0838335">
            <text:p>0.0838335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0">
            <text:p>-60</text:p>
          </table:table-cell>
          <table:table-cell office:value-type="float" office:value="74">
            <text:p>74</text:p>
          </table:table-cell>
          <table:table-cell office:value-type="float" office:value="391">
            <text:p>391</text:p>
          </table:table-cell>
          <table:table-cell office:value-type="float" office:value="365">
            <text:p>365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113718">
            <text:p>-0.0113718</text:p>
          </table:table-cell>
          <table:table-cell office:value-type="float" office:value="0.0468037">
            <text:p>0.0468037</text:p>
          </table:table-cell>
          <table:table-cell office:value-type="float" office:value="-0.0413718">
            <text:p>-0.0413718</text:p>
          </table:table-cell>
          <table:table-cell office:value-type="float" office:value="0.0838037">
            <text:p>0.083803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2">
            <text:p>-62</text:p>
          </table:table-cell>
          <table:table-cell office:value-type="float" office:value="59">
            <text:p>59</text:p>
          </table:table-cell>
          <table:table-cell office:value-type="float" office:value="383">
            <text:p>383</text:p>
          </table:table-cell>
          <table:table-cell office:value-type="float" office:value="344">
            <text:p>344</text:p>
          </table:table-cell>
          <table:table-cell table:number-columns-repeated="2" office:value-type="float" office:value="391">
            <text:p>391</text:p>
          </table:table-cell>
          <table:table-cell office:value-type="float" office:value="-0.0129852">
            <text:p>-0.0129852</text:p>
          </table:table-cell>
          <table:table-cell office:value-type="float" office:value="0.0573726">
            <text:p>0.0573726</text:p>
          </table:table-cell>
          <table:table-cell office:value-type="float" office:value="-0.0439852">
            <text:p>-0.0439852</text:p>
          </table:table-cell>
          <table:table-cell office:value-type="float" office:value="0.0868726">
            <text:p>0.086872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76">
            <text:p>-76</text:p>
          </table:table-cell>
          <table:table-cell office:value-type="float" office:value="45">
            <text:p>45</text:p>
          </table:table-cell>
          <table:table-cell office:value-type="float" office:value="370">
            <text:p>370</text:p>
          </table:table-cell>
          <table:table-cell office:value-type="float" office:value="331">
            <text:p>331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0819952">
            <text:p>-0.00819952</text:p>
          </table:table-cell>
          <table:table-cell office:value-type="float" office:value="0.064102">
            <text:p>0.064102</text:p>
          </table:table-cell>
          <table:table-cell office:value-type="float" office:value="-0.0461995">
            <text:p>-0.0461995</text:p>
          </table:table-cell>
          <table:table-cell office:value-type="float" office:value="0.086602">
            <text:p>0.08660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4">
            <text:p>-74</text:p>
          </table:table-cell>
          <table:table-cell office:value-type="float" office:value="59">
            <text:p>59</text:p>
          </table:table-cell>
          <table:table-cell office:value-type="float" office:value="373">
            <text:p>373</text:p>
          </table:table-cell>
          <table:table-cell office:value-type="float" office:value="346">
            <text:p>346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0106619">
            <text:p>-0.0106619</text:p>
          </table:table-cell>
          <table:table-cell office:value-type="float" office:value="0.0566247">
            <text:p>0.0566247</text:p>
          </table:table-cell>
          <table:table-cell office:value-type="float" office:value="-0.0476619">
            <text:p>-0.0476619</text:p>
          </table:table-cell>
          <table:table-cell office:value-type="float" office:value="0.0861247">
            <text:p>0.086124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59">
            <text:p>-59</text:p>
          </table:table-cell>
          <table:table-cell office:value-type="float" office:value="66">
            <text:p>66</text:p>
          </table:table-cell>
          <table:table-cell office:value-type="float" office:value="389">
            <text:p>389</text:p>
          </table:table-cell>
          <table:table-cell office:value-type="float" office:value="354">
            <text:p>354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0199734">
            <text:p>-0.0199734</text:p>
          </table:table-cell>
          <table:table-cell office:value-type="float" office:value="0.0551004">
            <text:p>0.0551004</text:p>
          </table:table-cell>
          <table:table-cell office:value-type="float" office:value="-0.0494734">
            <text:p>-0.0494734</text:p>
          </table:table-cell>
          <table:table-cell office:value-type="float" office:value="0.0881004">
            <text:p>0.088100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">
            <text:p>-40</text:p>
          </table:table-cell>
          <table:table-cell office:value-type="float" office:value="67">
            <text:p>67</text:p>
          </table:table-cell>
          <table:table-cell office:value-type="float" office:value="400">
            <text:p>400</text:p>
          </table:table-cell>
          <table:table-cell office:value-type="float" office:value="347">
            <text:p>347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266956">
            <text:p>-0.0266956</text:p>
          </table:table-cell>
          <table:table-cell office:value-type="float" office:value="0.0563551">
            <text:p>0.0563551</text:p>
          </table:table-cell>
          <table:table-cell office:value-type="float" office:value="-0.0466956">
            <text:p>-0.0466956</text:p>
          </table:table-cell>
          <table:table-cell office:value-type="float" office:value="0.0898551">
            <text:p>0.089855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1">
            <text:p>-31</text:p>
          </table:table-cell>
          <table:table-cell office:value-type="float" office:value="69">
            <text:p>69</text:p>
          </table:table-cell>
          <table:table-cell office:value-type="float" office:value="412">
            <text:p>412</text:p>
          </table:table-cell>
          <table:table-cell office:value-type="float" office:value="352">
            <text:p>35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366489">
            <text:p>-0.0366489</text:p>
          </table:table-cell>
          <table:table-cell office:value-type="float" office:value="0.056132">
            <text:p>0.056132</text:p>
          </table:table-cell>
          <table:table-cell office:value-type="float" office:value="-0.0521489">
            <text:p>-0.0521489</text:p>
          </table:table-cell>
          <table:table-cell office:value-type="float" office:value="0.090632">
            <text:p>0.090632</text:p>
          </table:table-cell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-6">
            <text:p>-6</text:p>
          </table:table-cell>
          <table:table-cell office:value-type="float" office:value="68">
            <text:p>68</text:p>
          </table:table-cell>
          <table:table-cell office:value-type="float" office:value="450">
            <text:p>450</text:p>
          </table:table-cell>
          <table:table-cell office:value-type="float" office:value="364">
            <text:p>364</text:p>
          </table:table-cell>
          <table:table-cell table:number-columns-repeated="2" office:value-type="float" office:value="369">
            <text:p>369</text:p>
          </table:table-cell>
          <table:table-cell office:value-type="float" office:value="-0.0511939">
            <text:p>-0.0511939</text:p>
          </table:table-cell>
          <table:table-cell office:value-type="float" office:value="0.0574332">
            <text:p>0.0574332</text:p>
          </table:table-cell>
          <table:table-cell office:value-type="float" office:value="-0.0541939">
            <text:p>-0.0541939</text:p>
          </table:table-cell>
          <table:table-cell office:value-type="float" office:value="0.0914332">
            <text:p>0.091433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office:value-type="float" office:value="461">
            <text:p>461</text:p>
          </table:table-cell>
          <table:table-cell office:value-type="float" office:value="344">
            <text:p>344</text:p>
          </table:table-cell>
          <table:table-cell table:number-columns-repeated="2" office:value-type="float" office:value="397">
            <text:p>397</text:p>
          </table:table-cell>
          <table:table-cell office:value-type="float" office:value="-0.0691253">
            <text:p>-0.0691253</text:p>
          </table:table-cell>
          <table:table-cell office:value-type="float" office:value="0.0628247">
            <text:p>0.0628247</text:p>
          </table:table-cell>
          <table:table-cell office:value-type="float" office:value="-0.0596253">
            <text:p>-0.0596253</text:p>
          </table:table-cell>
          <table:table-cell office:value-type="float" office:value="0.0938247">
            <text:p>0.093824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477">
            <text:p>477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751842">
            <text:p>-0.0751842</text:p>
          </table:table-cell>
          <table:table-cell office:value-type="float" office:value="0.0623093">
            <text:p>0.0623093</text:p>
          </table:table-cell>
          <table:table-cell office:value-type="float" office:value="-0.0581842">
            <text:p>-0.0581842</text:p>
          </table:table-cell>
          <table:table-cell office:value-type="float" office:value="0.0948093">
            <text:p>0.094809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472">
            <text:p>472</text:p>
          </table:table-cell>
          <table:table-cell office:value-type="float" office:value="348">
            <text:p>348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793054">
            <text:p>-0.0793054</text:p>
          </table:table-cell>
          <table:table-cell office:value-type="float" office:value="0.0580712">
            <text:p>0.0580712</text:p>
          </table:table-cell>
          <table:table-cell office:value-type="float" office:value="-0.0603054">
            <text:p>-0.0603054</text:p>
          </table:table-cell>
          <table:table-cell office:value-type="float" office:value="0.0950712">
            <text:p>0.095071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510">
            <text:p>510</text:p>
          </table:table-cell>
          <table:table-cell office:value-type="float" office:value="368">
            <text:p>368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861169">
            <text:p>-0.0861169</text:p>
          </table:table-cell>
          <table:table-cell office:value-type="float" office:value="0.0606242">
            <text:p>0.0606242</text:p>
          </table:table-cell>
          <table:table-cell office:value-type="float" office:value="-0.0611169">
            <text:p>-0.0611169</text:p>
          </table:table-cell>
          <table:table-cell office:value-type="float" office:value="0.0946242">
            <text:p>0.094624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508">
            <text:p>508</text:p>
          </table:table-cell>
          <table:table-cell office:value-type="float" office:value="339">
            <text:p>339</text:p>
          </table:table-cell>
          <table:table-cell table:number-columns-repeated="2" office:value-type="float" office:value="403">
            <text:p>403</text:p>
          </table:table-cell>
          <table:table-cell office:value-type="float" office:value="-0.0976249">
            <text:p>-0.0976249</text:p>
          </table:table-cell>
          <table:table-cell office:value-type="float" office:value="0.06449">
            <text:p>0.06449</text:p>
          </table:table-cell>
          <table:table-cell office:value-type="float" office:value="-0.0631249">
            <text:p>-0.0631249</text:p>
          </table:table-cell>
          <table:table-cell office:value-type="float" office:value="0.09449">
            <text:p>0.0944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544">
            <text:p>544</text:p>
          </table:table-cell>
          <table:table-cell office:value-type="float" office:value="358">
            <text:p>358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115221">
            <text:p>-0.115221</text:p>
          </table:table-cell>
          <table:table-cell office:value-type="float" office:value="0.0622527">
            <text:p>0.0622527</text:p>
          </table:table-cell>
          <table:table-cell office:value-type="float" office:value="-0.0667209">
            <text:p>-0.0667209</text:p>
          </table:table-cell>
          <table:table-cell office:value-type="float" office:value="0.0977527">
            <text:p>0.097752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72">
            <text:p>72</text:p>
          </table:table-cell>
          <table:table-cell office:value-type="float" office:value="589">
            <text:p>589</text:p>
          </table:table-cell>
          <table:table-cell office:value-type="float" office:value="365">
            <text:p>36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136777">
            <text:p>-0.136777</text:p>
          </table:table-cell>
          <table:table-cell office:value-type="float" office:value="0.0654941">
            <text:p>0.0654941</text:p>
          </table:table-cell>
          <table:table-cell office:value-type="float" office:value="-0.0687774">
            <text:p>-0.0687774</text:p>
          </table:table-cell>
          <table:table-cell office:value-type="float" office:value="0.101494">
            <text:p>0.10149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65">
            <text:p>165</text:p>
          </table:table-cell>
          <table:table-cell office:value-type="float" office:value="53">
            <text:p>53</text:p>
          </table:table-cell>
          <table:table-cell office:value-type="float" office:value="611">
            <text:p>611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15012">
            <text:p>-0.15012</text:p>
          </table:table-cell>
          <table:table-cell office:value-type="float" office:value="0.0823998">
            <text:p>0.0823998</text:p>
          </table:table-cell>
          <table:table-cell office:value-type="float" office:value="-0.0676204">
            <text:p>-0.0676204</text:p>
          </table:table-cell>
          <table:table-cell office:value-type="float" office:value="0.1089">
            <text:p>0.108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84">
            <text:p>184</text:p>
          </table:table-cell>
          <table:table-cell office:value-type="float" office:value="42">
            <text:p>42</text:p>
          </table:table-cell>
          <table:table-cell office:value-type="float" office:value="630">
            <text:p>630</text:p>
          </table:table-cell>
          <table:table-cell office:value-type="float" office:value="328">
            <text:p>328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157494">
            <text:p>-0.157494</text:p>
          </table:table-cell>
          <table:table-cell office:value-type="float" office:value="0.0857959">
            <text:p>0.0857959</text:p>
          </table:table-cell>
          <table:table-cell office:value-type="float" office:value="-0.0654936">
            <text:p>-0.0654936</text:p>
          </table:table-cell>
          <table:table-cell office:value-type="float" office:value="0.106796">
            <text:p>0.106796</text:p>
          </table:table-cell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654">
            <text:p>654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170119">
            <text:p>-0.170119</text:p>
          </table:table-cell>
          <table:table-cell office:value-type="float" office:value="0.0833487">
            <text:p>0.0833487</text:p>
          </table:table-cell>
          <table:table-cell office:value-type="float" office:value="-0.0671192">
            <text:p>-0.0671192</text:p>
          </table:table-cell>
          <table:table-cell office:value-type="float" office:value="0.108849">
            <text:p>0.10884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29">
            <text:p>229</text:p>
          </table:table-cell>
          <table:table-cell office:value-type="float" office:value="42">
            <text:p>42</text:p>
          </table:table-cell>
          <table:table-cell office:value-type="float" office:value="679">
            <text:p>679</text:p>
          </table:table-cell>
          <table:table-cell office:value-type="float" office:value="332">
            <text:p>332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181698">
            <text:p>-0.181698</text:p>
          </table:table-cell>
          <table:table-cell office:value-type="float" office:value="0.0904483">
            <text:p>0.0904483</text:p>
          </table:table-cell>
          <table:table-cell office:value-type="float" office:value="-0.0671978">
            <text:p>-0.0671978</text:p>
          </table:table-cell>
          <table:table-cell office:value-type="float" office:value="0.111448">
            <text:p>0.11144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41">
            <text:p>241</text:p>
          </table:table-cell>
          <table:table-cell office:value-type="float" office:value="44">
            <text:p>44</text:p>
          </table:table-cell>
          <table:table-cell office:value-type="float" office:value="699">
            <text:p>699</text:p>
          </table:table-cell>
          <table:table-cell office:value-type="float" office:value="342">
            <text:p>342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188686">
            <text:p>-0.188686</text:p>
          </table:table-cell>
          <table:table-cell office:value-type="float" office:value="0.09091">
            <text:p>0.09091</text:p>
          </table:table-cell>
          <table:table-cell office:value-type="float" office:value="-0.0681857">
            <text:p>-0.0681857</text:p>
          </table:table-cell>
          <table:table-cell office:value-type="float" office:value="0.11291">
            <text:p>0.11291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710">
            <text:p>71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192457">
            <text:p>-0.192457</text:p>
          </table:table-cell>
          <table:table-cell office:value-type="float" office:value="0.0878931">
            <text:p>0.0878931</text:p>
          </table:table-cell>
          <table:table-cell office:value-type="float" office:value="-0.0649568">
            <text:p>-0.0649568</text:p>
          </table:table-cell>
          <table:table-cell office:value-type="float" office:value="0.115393">
            <text:p>0.11539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730">
            <text:p>73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209151">
            <text:p>-0.209151</text:p>
          </table:table-cell>
          <table:table-cell office:value-type="float" office:value="0.0886968">
            <text:p>0.0886968</text:p>
          </table:table-cell>
          <table:table-cell office:value-type="float" office:value="-0.0706507">
            <text:p>-0.0706507</text:p>
          </table:table-cell>
          <table:table-cell office:value-type="float" office:value="0.117197">
            <text:p>0.11719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99">
            <text:p>299</text:p>
          </table:table-cell>
          <table:table-cell office:value-type="float" office:value="57">
            <text:p>57</text:p>
          </table:table-cell>
          <table:table-cell office:value-type="float" office:value="750">
            <text:p>750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218329">
            <text:p>-0.218329</text:p>
          </table:table-cell>
          <table:table-cell office:value-type="float" office:value="0.0908016">
            <text:p>0.0908016</text:p>
          </table:table-cell>
          <table:table-cell office:value-type="float" office:value="-0.0688294">
            <text:p>-0.0688294</text:p>
          </table:table-cell>
          <table:table-cell office:value-type="float" office:value="0.119302">
            <text:p>0.11930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12">
            <text:p>312</text:p>
          </table:table-cell>
          <table:table-cell office:value-type="float" office:value="54">
            <text:p>54</text:p>
          </table:table-cell>
          <table:table-cell office:value-type="float" office:value="750">
            <text:p>750</text:p>
          </table:table-cell>
          <table:table-cell office:value-type="float" office:value="332">
            <text:p>332</text:p>
          </table:table-cell>
          <table:table-cell table:number-columns-repeated="2" office:value-type="float" office:value="404">
            <text:p>404</text:p>
          </table:table-cell>
          <table:table-cell office:value-type="float" office:value="-0.230644">
            <text:p>-0.230644</text:p>
          </table:table-cell>
          <table:table-cell office:value-type="float" office:value="0.0913698">
            <text:p>0.0913698</text:p>
          </table:table-cell>
          <table:table-cell office:value-type="float" office:value="-0.074644">
            <text:p>-0.074644</text:p>
          </table:table-cell>
          <table:table-cell office:value-type="float" office:value="0.11837">
            <text:p>0.1183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25">
            <text:p>325</text:p>
          </table:table-cell>
          <table:table-cell office:value-type="float" office:value="53">
            <text:p>53</text:p>
          </table:table-cell>
          <table:table-cell office:value-type="float" office:value="775">
            <text:p>775</text:p>
          </table:table-cell>
          <table:table-cell office:value-type="float" office:value="343">
            <text:p>343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238016">
            <text:p>-0.238016</text:p>
          </table:table-cell>
          <table:table-cell office:value-type="float" office:value="0.0950764">
            <text:p>0.0950764</text:p>
          </table:table-cell>
          <table:table-cell office:value-type="float" office:value="-0.0755156">
            <text:p>-0.0755156</text:p>
          </table:table-cell>
          <table:table-cell office:value-type="float" office:value="0.121576">
            <text:p>0.12157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34">
            <text:p>334</text:p>
          </table:table-cell>
          <table:table-cell office:value-type="float" office:value="54">
            <text:p>54</text:p>
          </table:table-cell>
          <table:table-cell office:value-type="float" office:value="782">
            <text:p>78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385">
            <text:p>385</text:p>
          </table:table-cell>
          <table:table-cell office:value-type="float" office:value="-0.244181">
            <text:p>-0.244181</text:p>
          </table:table-cell>
          <table:table-cell office:value-type="float" office:value="0.0973276">
            <text:p>0.0973276</text:p>
          </table:table-cell>
          <table:table-cell office:value-type="float" office:value="-0.0771815">
            <text:p>-0.0771815</text:p>
          </table:table-cell>
          <table:table-cell office:value-type="float" office:value="0.124328">
            <text:p>0.12432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48">
            <text:p>348</text:p>
          </table:table-cell>
          <table:table-cell office:value-type="float" office:value="48">
            <text:p>48</text:p>
          </table:table-cell>
          <table:table-cell office:value-type="float" office:value="796">
            <text:p>796</text:p>
          </table:table-cell>
          <table:table-cell office:value-type="float" office:value="336">
            <text:p>336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252309">
            <text:p>-0.252309</text:p>
          </table:table-cell>
          <table:table-cell office:value-type="float" office:value="0.101119">
            <text:p>0.101119</text:p>
          </table:table-cell>
          <table:table-cell office:value-type="float" office:value="-0.078309">
            <text:p>-0.078309</text:p>
          </table:table-cell>
          <table:table-cell office:value-type="float" office:value="0.125119">
            <text:p>0.125119</text:p>
          </table:table-cell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364">
            <text:p>364</text:p>
          </table:table-cell>
          <table:table-cell office:value-type="float" office:value="42">
            <text:p>42</text:p>
          </table:table-cell>
          <table:table-cell office:value-type="float" office:value="811">
            <text:p>811</text:p>
          </table:table-cell>
          <table:table-cell office:value-type="float" office:value="329">
            <text:p>329</text:p>
          </table:table-cell>
          <table:table-cell table:number-columns-repeated="2" office:value-type="float" office:value="386">
            <text:p>386</text:p>
          </table:table-cell>
          <table:table-cell office:value-type="float" office:value="-0.258501">
            <text:p>-0.258501</text:p>
          </table:table-cell>
          <table:table-cell office:value-type="float" office:value="0.103504">
            <text:p>0.103504</text:p>
          </table:table-cell>
          <table:table-cell office:value-type="float" office:value="-0.0765006">
            <text:p>-0.0765006</text:p>
          </table:table-cell>
          <table:table-cell office:value-type="float" office:value="0.124504">
            <text:p>0.12450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70">
            <text:p>370</text:p>
          </table:table-cell>
          <table:table-cell office:value-type="float" office:value="37">
            <text:p>37</text:p>
          </table:table-cell>
          <table:table-cell office:value-type="float" office:value="814">
            <text:p>814</text:p>
          </table:table-cell>
          <table:table-cell office:value-type="float" office:value="321">
            <text:p>321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26547">
            <text:p>-0.26547</text:p>
          </table:table-cell>
          <table:table-cell office:value-type="float" office:value="0.106766">
            <text:p>0.106766</text:p>
          </table:table-cell>
          <table:table-cell office:value-type="float" office:value="-0.0804697">
            <text:p>-0.0804697</text:p>
          </table:table-cell>
          <table:table-cell office:value-type="float" office:value="0.125266">
            <text:p>0.125266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376">
            <text:p>376</text:p>
          </table:table-cell>
          <table:table-cell office:value-type="float" office:value="35">
            <text:p>35</text:p>
          </table:table-cell>
          <table:table-cell office:value-type="float" office:value="816">
            <text:p>816</text:p>
          </table:table-cell>
          <table:table-cell office:value-type="float" office:value="315">
            <text:p>315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270272">
            <text:p>-0.270272</text:p>
          </table:table-cell>
          <table:table-cell office:value-type="float" office:value="0.109144">
            <text:p>0.109144</text:p>
          </table:table-cell>
          <table:table-cell office:value-type="float" office:value="-0.0822719">
            <text:p>-0.0822719</text:p>
          </table:table-cell>
          <table:table-cell office:value-type="float" office:value="0.126644">
            <text:p>0.12664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83">
            <text:p>383</text:p>
          </table:table-cell>
          <table:table-cell office:value-type="float" office:value="30">
            <text:p>30</text:p>
          </table:table-cell>
          <table:table-cell office:value-type="float" office:value="837">
            <text:p>837</text:p>
          </table:table-cell>
          <table:table-cell office:value-type="float" office:value="324">
            <text:p>324</text:p>
          </table:table-cell>
          <table:table-cell table:number-columns-repeated="2" office:value-type="float" office:value="373">
            <text:p>373</text:p>
          </table:table-cell>
          <table:table-cell office:value-type="float" office:value="-0.277959">
            <text:p>-0.277959</text:p>
          </table:table-cell>
          <table:table-cell office:value-type="float" office:value="0.112634">
            <text:p>0.112634</text:p>
          </table:table-cell>
          <table:table-cell office:value-type="float" office:value="-0.0864589">
            <text:p>-0.0864589</text:p>
          </table:table-cell>
          <table:table-cell office:value-type="float" office:value="0.127634">
            <text:p>0.12763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04">
            <text:p>404</text:p>
          </table:table-cell>
          <table:table-cell office:value-type="float" office:value="24">
            <text:p>24</text:p>
          </table:table-cell>
          <table:table-cell office:value-type="float" office:value="850">
            <text:p>850</text:p>
          </table:table-cell>
          <table:table-cell office:value-type="float" office:value="310">
            <text:p>310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28988">
            <text:p>-0.28988</text:p>
          </table:table-cell>
          <table:table-cell office:value-type="float" office:value="0.116628">
            <text:p>0.116628</text:p>
          </table:table-cell>
          <table:table-cell office:value-type="float" office:value="-0.0878799">
            <text:p>-0.0878799</text:p>
          </table:table-cell>
          <table:table-cell office:value-type="float" office:value="0.128628">
            <text:p>0.12862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17">
            <text:p>417</text:p>
          </table:table-cell>
          <table:table-cell office:value-type="float" office:value="25">
            <text:p>25</text:p>
          </table:table-cell>
          <table:table-cell office:value-type="float" office:value="869">
            <text:p>869</text:p>
          </table:table-cell>
          <table:table-cell office:value-type="float" office:value="317">
            <text:p>317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297514">
            <text:p>-0.297514</text:p>
          </table:table-cell>
          <table:table-cell office:value-type="float" office:value="0.117943">
            <text:p>0.117943</text:p>
          </table:table-cell>
          <table:table-cell office:value-type="float" office:value="-0.0890136">
            <text:p>-0.0890136</text:p>
          </table:table-cell>
          <table:table-cell office:value-type="float" office:value="0.130443">
            <text:p>0.130443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25">
            <text:p>425</text:p>
          </table:table-cell>
          <table:table-cell office:value-type="float" office:value="24">
            <text:p>24</text:p>
          </table:table-cell>
          <table:table-cell office:value-type="float" office:value="873">
            <text:p>873</text:p>
          </table:table-cell>
          <table:table-cell office:value-type="float" office:value="312">
            <text:p>312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30206">
            <text:p>-0.30206</text:p>
          </table:table-cell>
          <table:table-cell office:value-type="float" office:value="0.12039">
            <text:p>0.12039</text:p>
          </table:table-cell>
          <table:table-cell office:value-type="float" office:value="-0.08956">
            <text:p>-0.08956</text:p>
          </table:table-cell>
          <table:table-cell office:value-type="float" office:value="0.13239">
            <text:p>0.1323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float" office:value="908">
            <text:p>908</text:p>
          </table:table-cell>
          <table:table-cell office:value-type="float" office:value="324">
            <text:p>324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306439">
            <text:p>-0.306439</text:p>
          </table:table-cell>
          <table:table-cell office:value-type="float" office:value="0.124163">
            <text:p>0.124163</text:p>
          </table:table-cell>
          <table:table-cell office:value-type="float" office:value="-0.0859393">
            <text:p>-0.0859393</text:p>
          </table:table-cell>
          <table:table-cell office:value-type="float" office:value="0.132663">
            <text:p>0.13266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float" office:value="8">
            <text:p>8</text:p>
          </table:table-cell>
          <table:table-cell office:value-type="float" office:value="919">
            <text:p>919</text:p>
          </table:table-cell>
          <table:table-cell office:value-type="float" office:value="315">
            <text:p>315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317022">
            <text:p>-0.317022</text:p>
          </table:table-cell>
          <table:table-cell office:value-type="float" office:value="0.130017">
            <text:p>0.130017</text:p>
          </table:table-cell>
          <table:table-cell office:value-type="float" office:value="-0.0910223">
            <text:p>-0.0910223</text:p>
          </table:table-cell>
          <table:table-cell office:value-type="float" office:value="0.134017">
            <text:p>0.13401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944">
            <text:p>944</text:p>
          </table:table-cell>
          <table:table-cell office:value-type="float" office:value="319">
            <text:p>319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326613">
            <text:p>-0.326613</text:p>
          </table:table-cell>
          <table:table-cell office:value-type="float" office:value="0.132937">
            <text:p>0.132937</text:p>
          </table:table-cell>
          <table:table-cell office:value-type="float" office:value="-0.0921126">
            <text:p>-0.0921126</text:p>
          </table:table-cell>
          <table:table-cell office:value-type="float" office:value="0.134937">
            <text:p>0.134937</text:p>
          </table:table-cell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477">
            <text:p>477</text:p>
          </table:table-cell>
          <table:table-cell office:value-type="float" office:value="6">
            <text:p>6</text:p>
          </table:table-cell>
          <table:table-cell office:value-type="float" office:value="955">
            <text:p>955</text:p>
          </table:table-cell>
          <table:table-cell office:value-type="float" office:value="324">
            <text:p>32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333221">
            <text:p>-0.333221</text:p>
          </table:table-cell>
          <table:table-cell office:value-type="float" office:value="0.134157">
            <text:p>0.134157</text:p>
          </table:table-cell>
          <table:table-cell office:value-type="float" office:value="-0.0947211">
            <text:p>-0.0947211</text:p>
          </table:table-cell>
          <table:table-cell office:value-type="float" office:value="0.137157">
            <text:p>0.137157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487">
            <text:p>487</text:p>
          </table:table-cell>
          <table:table-cell office:value-type="float" office:value="-2">
            <text:p>-2</text:p>
          </table:table-cell>
          <table:table-cell office:value-type="float" office:value="1019">
            <text:p>1019</text:p>
          </table:table-cell>
          <table:table-cell office:value-type="float" office:value="370">
            <text:p>37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348232">
            <text:p>-0.348232</text:p>
          </table:table-cell>
          <table:table-cell office:value-type="float" office:value="0.142489">
            <text:p>0.142489</text:p>
          </table:table-cell>
          <table:table-cell office:value-type="float" office:value="-0.104732">
            <text:p>-0.104732</text:p>
          </table:table-cell>
          <table:table-cell office:value-type="float" office:value="0.141489">
            <text:p>0.141489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502">
            <text:p>502</text:p>
          </table:table-cell>
          <table:table-cell office:value-type="float" office:value="-9">
            <text:p>-9</text:p>
          </table:table-cell>
          <table:table-cell office:value-type="float" office:value="1044">
            <text:p>1044</text:p>
          </table:table-cell>
          <table:table-cell office:value-type="float" office:value="373">
            <text:p>373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356536">
            <text:p>-0.356536</text:p>
          </table:table-cell>
          <table:table-cell office:value-type="float" office:value="0.145874">
            <text:p>0.145874</text:p>
          </table:table-cell>
          <table:table-cell office:value-type="float" office:value="-0.105536">
            <text:p>-0.105536</text:p>
          </table:table-cell>
          <table:table-cell office:value-type="float" office:value="0.141374">
            <text:p>0.141374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515">
            <text:p>515</text:p>
          </table:table-cell>
          <table:table-cell office:value-type="float" office:value="-14">
            <text:p>-14</text:p>
          </table:table-cell>
          <table:table-cell office:value-type="float" office:value="1059">
            <text:p>1059</text:p>
          </table:table-cell>
          <table:table-cell office:value-type="float" office:value="370">
            <text:p>370</text:p>
          </table:table-cell>
          <table:table-cell table:number-columns-repeated="2" office:value-type="float" office:value="193">
            <text:p>193</text:p>
          </table:table-cell>
          <table:table-cell office:value-type="float" office:value="-0.364486">
            <text:p>-0.364486</text:p>
          </table:table-cell>
          <table:table-cell office:value-type="float" office:value="0.15055">
            <text:p>0.15055</text:p>
          </table:table-cell>
          <table:table-cell office:value-type="float" office:value="-0.106986">
            <text:p>-0.106986</text:p>
          </table:table-cell>
          <table:table-cell office:value-type="float" office:value="0.14355">
            <text:p>0.14355</text:p>
          </table:table-cell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529">
            <text:p>529</text:p>
          </table:table-cell>
          <table:table-cell office:value-type="float" office:value="-20">
            <text:p>-20</text:p>
          </table:table-cell>
          <table:table-cell office:value-type="float" office:value="1078">
            <text:p>1078</text:p>
          </table:table-cell>
          <table:table-cell office:value-type="float" office:value="369">
            <text:p>369</text:p>
          </table:table-cell>
          <table:table-cell table:number-columns-repeated="2" office:value-type="float" office:value="182">
            <text:p>182</text:p>
          </table:table-cell>
          <table:table-cell office:value-type="float" office:value="-0.367608">
            <text:p>-0.367608</text:p>
          </table:table-cell>
          <table:table-cell office:value-type="float" office:value="0.152316">
            <text:p>0.152316</text:p>
          </table:table-cell>
          <table:table-cell office:value-type="float" office:value="-0.103107">
            <text:p>-0.103107</text:p>
          </table:table-cell>
          <table:table-cell office:value-type="float" office:value="0.142316">
            <text:p>0.142316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33">
            <text:p>533</text:p>
          </table:table-cell>
          <table:table-cell office:value-type="float" office:value="-22">
            <text:p>-22</text:p>
          </table:table-cell>
          <table:table-cell office:value-type="float" office:value="1081">
            <text:p>1081</text:p>
          </table:table-cell>
          <table:table-cell office:value-type="float" office:value="366">
            <text:p>366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365525">
            <text:p>-0.365525</text:p>
          </table:table-cell>
          <table:table-cell office:value-type="float" office:value="0.151166">
            <text:p>0.151166</text:p>
          </table:table-cell>
          <table:table-cell office:value-type="float" office:value="-0.0990251">
            <text:p>-0.0990251</text:p>
          </table:table-cell>
          <table:table-cell office:value-type="float" office:value="0.140166">
            <text:p>0.14016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29">
            <text:p>529</text:p>
          </table:table-cell>
          <table:table-cell office:value-type="float" office:value="-22">
            <text:p>-22</text:p>
          </table:table-cell>
          <table:table-cell office:value-type="float" office:value="1074">
            <text:p>1074</text:p>
          </table:table-cell>
          <table:table-cell office:value-type="float" office:value="363">
            <text:p>363</text:p>
          </table:table-cell>
          <table:table-cell table:number-columns-repeated="2" office:value-type="float" office:value="190">
            <text:p>190</text:p>
          </table:table-cell>
          <table:table-cell office:value-type="float" office:value="-0.36305">
            <text:p>-0.36305</text:p>
          </table:table-cell>
          <table:table-cell office:value-type="float" office:value="0.150989">
            <text:p>0.150989</text:p>
          </table:table-cell>
          <table:table-cell office:value-type="float" office:value="-0.0985499">
            <text:p>-0.0985499</text:p>
          </table:table-cell>
          <table:table-cell office:value-type="float" office:value="0.139989">
            <text:p>0.13998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25">
            <text:p>525</text:p>
          </table:table-cell>
          <table:table-cell office:value-type="float" office:value="-22">
            <text:p>-22</text:p>
          </table:table-cell>
          <table:table-cell office:value-type="float" office:value="1076">
            <text:p>1076</text:p>
          </table:table-cell>
          <table:table-cell office:value-type="float" office:value="369">
            <text:p>369</text:p>
          </table:table-cell>
          <table:table-cell table:number-columns-repeated="2" office:value-type="float" office:value="179">
            <text:p>179</text:p>
          </table:table-cell>
          <table:table-cell office:value-type="float" office:value="-0.363268">
            <text:p>-0.363268</text:p>
          </table:table-cell>
          <table:table-cell office:value-type="float" office:value="0.150671">
            <text:p>0.150671</text:p>
          </table:table-cell>
          <table:table-cell office:value-type="float" office:value="-0.100768">
            <text:p>-0.100768</text:p>
          </table:table-cell>
          <table:table-cell office:value-type="float" office:value="0.139671">
            <text:p>0.13967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28">
            <text:p>528</text:p>
          </table:table-cell>
          <table:table-cell office:value-type="float" office:value="-21">
            <text:p>-21</text:p>
          </table:table-cell>
          <table:table-cell office:value-type="float" office:value="1076">
            <text:p>1076</text:p>
          </table:table-cell>
          <table:table-cell office:value-type="float" office:value="367">
            <text:p>367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364923">
            <text:p>-0.364923</text:p>
          </table:table-cell>
          <table:table-cell office:value-type="float" office:value="0.15155">
            <text:p>0.15155</text:p>
          </table:table-cell>
          <table:table-cell office:value-type="float" office:value="-0.100923">
            <text:p>-0.100923</text:p>
          </table:table-cell>
          <table:table-cell office:value-type="float" office:value="0.14105">
            <text:p>0.14105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32">
            <text:p>532</text:p>
          </table:table-cell>
          <table:table-cell office:value-type="float" office:value="-22">
            <text:p>-22</text:p>
          </table:table-cell>
          <table:table-cell office:value-type="float" office:value="1085">
            <text:p>1085</text:p>
          </table:table-cell>
          <table:table-cell office:value-type="float" office:value="371">
            <text:p>371</text:p>
          </table:table-cell>
          <table:table-cell table:number-columns-repeated="2" office:value-type="float" office:value="174">
            <text:p>174</text:p>
          </table:table-cell>
          <table:table-cell office:value-type="float" office:value="-0.366622">
            <text:p>-0.366622</text:p>
          </table:table-cell>
          <table:table-cell office:value-type="float" office:value="0.152162">
            <text:p>0.152162</text:p>
          </table:table-cell>
          <table:table-cell office:value-type="float" office:value="-0.100622">
            <text:p>-0.100622</text:p>
          </table:table-cell>
          <table:table-cell office:value-type="float" office:value="0.141162">
            <text:p>0.14116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34">
            <text:p>534</text:p>
          </table:table-cell>
          <table:table-cell office:value-type="float" office:value="-21">
            <text:p>-21</text:p>
          </table:table-cell>
          <table:table-cell office:value-type="float" office:value="1083">
            <text:p>1083</text:p>
          </table:table-cell>
          <table:table-cell office:value-type="float" office:value="368">
            <text:p>368</text:p>
          </table:table-cell>
          <table:table-cell table:number-columns-repeated="2" office:value-type="float" office:value="183">
            <text:p>183</text:p>
          </table:table-cell>
          <table:table-cell office:value-type="float" office:value="-0.368104">
            <text:p>-0.368104</text:p>
          </table:table-cell>
          <table:table-cell office:value-type="float" office:value="0.151397">
            <text:p>0.151397</text:p>
          </table:table-cell>
          <table:table-cell office:value-type="float" office:value="-0.101104">
            <text:p>-0.101104</text:p>
          </table:table-cell>
          <table:table-cell office:value-type="float" office:value="0.140897">
            <text:p>0.140897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40">
            <text:p>540</text:p>
          </table:table-cell>
          <table:table-cell office:value-type="float" office:value="-18">
            <text:p>-18</text:p>
          </table:table-cell>
          <table:table-cell office:value-type="float" office:value="1098">
            <text:p>1098</text:p>
          </table:table-cell>
          <table:table-cell office:value-type="float" office:value="380">
            <text:p>380</text:p>
          </table:table-cell>
          <table:table-cell table:number-columns-repeated="2" office:value-type="float" office:value="164">
            <text:p>164</text:p>
          </table:table-cell>
          <table:table-cell office:value-type="float" office:value="-0.374664">
            <text:p>-0.374664</text:p>
          </table:table-cell>
          <table:table-cell office:value-type="float" office:value="0.150201">
            <text:p>0.150201</text:p>
          </table:table-cell>
          <table:table-cell office:value-type="float" office:value="-0.104664">
            <text:p>-0.104664</text:p>
          </table:table-cell>
          <table:table-cell office:value-type="float" office:value="0.141201">
            <text:p>0.14120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1">
            <text:p>551</text:p>
          </table:table-cell>
          <table:table-cell office:value-type="float" office:value="-18">
            <text:p>-18</text:p>
          </table:table-cell>
          <table:table-cell office:value-type="float" office:value="1109">
            <text:p>1109</text:p>
          </table:table-cell>
          <table:table-cell office:value-type="float" office:value="380">
            <text:p>380</text:p>
          </table:table-cell>
          <table:table-cell table:number-columns-repeated="2" office:value-type="float" office:value="165">
            <text:p>165</text:p>
          </table:table-cell>
          <table:table-cell office:value-type="float" office:value="-0.386665">
            <text:p>-0.386665</text:p>
          </table:table-cell>
          <table:table-cell office:value-type="float" office:value="0.154209">
            <text:p>0.154209</text:p>
          </table:table-cell>
          <table:table-cell office:value-type="float" office:value="-0.111165">
            <text:p>-0.111165</text:p>
          </table:table-cell>
          <table:table-cell office:value-type="float" office:value="0.145209">
            <text:p>0.145209</text:p>
          </table:table-cell>
        </table:table-row>
        <table:table-row table:style-name="ro2">
          <table:table-cell table:style-name="ce1" office:value-type="float" office:value="298">
            <text:p>298</text:p>
          </table:table-cell>
          <table:table-cell office:value-type="float" office:value="572">
            <text:p>572</text:p>
          </table:table-cell>
          <table:table-cell office:value-type="float" office:value="-25">
            <text:p>-25</text:p>
          </table:table-cell>
          <table:table-cell office:value-type="float" office:value="1164">
            <text:p>1164</text:p>
          </table:table-cell>
          <table:table-cell office:value-type="float" office:value="407">
            <text:p>407</text:p>
          </table:table-cell>
          <table:table-cell table:number-columns-repeated="2" office:value-type="float" office:value="96">
            <text:p>96</text:p>
          </table:table-cell>
          <table:table-cell office:value-type="float" office:value="-0.399603">
            <text:p>-0.399603</text:p>
          </table:table-cell>
          <table:table-cell office:value-type="float" office:value="0.157766">
            <text:p>0.157766</text:p>
          </table:table-cell>
          <table:table-cell office:value-type="float" office:value="-0.113603">
            <text:p>-0.113603</text:p>
          </table:table-cell>
          <table:table-cell office:value-type="float" office:value="0.145266">
            <text:p>0.145266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83">
            <text:p>583</text:p>
          </table:table-cell>
          <table:table-cell office:value-type="float" office:value="-30">
            <text:p>-30</text:p>
          </table:table-cell>
          <table:table-cell office:value-type="float" office:value="1178">
            <text:p>1178</text:p>
          </table:table-cell>
          <table:table-cell office:value-type="float" office:value="405">
            <text:p>405</text:p>
          </table:table-cell>
          <table:table-cell table:number-columns-repeated="2" office:value-type="float" office:value="91">
            <text:p>91</text:p>
          </table:table-cell>
          <table:table-cell office:value-type="float" office:value="-0.415514">
            <text:p>-0.415514</text:p>
          </table:table-cell>
          <table:table-cell office:value-type="float" office:value="0.156436">
            <text:p>0.156436</text:p>
          </table:table-cell>
          <table:table-cell office:value-type="float" office:value="-0.124014">
            <text:p>-0.124014</text:p>
          </table:table-cell>
          <table:table-cell office:value-type="float" office:value="0.141436">
            <text:p>0.141436</text:p>
          </table:table-cell>
        </table:table-row>
        <table:table-row table:style-name="ro2">
          <table:table-cell table:style-name="ce1" office:value-type="float" office:value="-711">
            <text:p>-711</text:p>
          </table:table-cell>
          <table:table-cell office:value-type="float" office:value="584">
            <text:p>584</text:p>
          </table:table-cell>
          <table:table-cell office:value-type="float" office:value="-27">
            <text:p>-27</text:p>
          </table:table-cell>
          <table:table-cell office:value-type="float" office:value="1180">
            <text:p>1180</text:p>
          </table:table-cell>
          <table:table-cell office:value-type="float" office:value="409">
            <text:p>409</text:p>
          </table:table-cell>
          <table:table-cell table:number-columns-repeated="2" office:value-type="float" office:value="88">
            <text:p>88</text:p>
          </table:table-cell>
          <table:table-cell office:value-type="float" office:value="-0.424964">
            <text:p>-0.424964</text:p>
          </table:table-cell>
          <table:table-cell office:value-type="float" office:value="0.159209">
            <text:p>0.159209</text:p>
          </table:table-cell>
          <table:table-cell office:value-type="float" office:value="-0.132964">
            <text:p>-0.132964</text:p>
          </table:table-cell>
          <table:table-cell office:value-type="float" office:value="0.145709">
            <text:p>0.145709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99">
            <text:p>599</text:p>
          </table:table-cell>
          <table:table-cell office:value-type="float" office:value="-22">
            <text:p>-22</text:p>
          </table:table-cell>
          <table:table-cell office:value-type="float" office:value="1201">
            <text:p>1201</text:p>
          </table:table-cell>
          <table:table-cell office:value-type="float" office:value="420">
            <text:p>420</text:p>
          </table:table-cell>
          <table:table-cell table:number-columns-repeated="2" office:value-type="float" office:value="77">
            <text:p>77</text:p>
          </table:table-cell>
          <table:table-cell office:value-type="float" office:value="-0.435101">
            <text:p>-0.435101</text:p>
          </table:table-cell>
          <table:table-cell office:value-type="float" office:value="0.160217">
            <text:p>0.160217</text:p>
          </table:table-cell>
          <table:table-cell office:value-type="float" office:value="-0.135601">
            <text:p>-0.135601</text:p>
          </table:table-cell>
          <table:table-cell office:value-type="float" office:value="0.149217">
            <text:p>0.149217</text:p>
          </table:table-cell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604">
            <text:p>604</text:p>
          </table:table-cell>
          <table:table-cell office:value-type="float" office:value="-10">
            <text:p>-10</text:p>
          </table:table-cell>
          <table:table-cell office:value-type="float" office:value="1208">
            <text:p>1208</text:p>
          </table:table-cell>
          <table:table-cell office:value-type="float" office:value="434">
            <text:p>434</text:p>
          </table:table-cell>
          <table:table-cell table:number-columns-repeated="2" office:value-type="float" office:value="72">
            <text:p>72</text:p>
          </table:table-cell>
          <table:table-cell office:value-type="float" office:value="-0.324207">
            <text:p>-0.324207</text:p>
          </table:table-cell>
          <table:table-cell office:value-type="float" office:value="0.149224">
            <text:p>0.149224</text:p>
          </table:table-cell>
          <table:table-cell office:value-type="float" office:value="-0.0222075">
            <text:p>-0.0222075</text:p>
          </table:table-cell>
          <table:table-cell office:value-type="float" office:value="0.144224">
            <text:p>0.14422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34">
            <text:p>534</text:p>
          </table:table-cell>
          <table:table-cell office:value-type="float" office:value="-3">
            <text:p>-3</text:p>
          </table:table-cell>
          <table:table-cell office:value-type="float" office:value="1082">
            <text:p>1082</text:p>
          </table:table-cell>
          <table:table-cell office:value-type="float" office:value="385">
            <text:p>385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320454">
            <text:p>-0.320454</text:p>
          </table:table-cell>
          <table:table-cell office:value-type="float" office:value="0.147981">
            <text:p>0.147981</text:p>
          </table:table-cell>
          <table:table-cell office:value-type="float" office:value="-0.0534537">
            <text:p>-0.0534537</text:p>
          </table:table-cell>
          <table:table-cell office:value-type="float" office:value="0.146481">
            <text:p>0.146481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10">
            <text:p>510</text:p>
          </table:table-cell>
          <table:table-cell office:value-type="float" office:value="-13">
            <text:p>-13</text:p>
          </table:table-cell>
          <table:table-cell office:value-type="float" office:value="1052">
            <text:p>105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196">
            <text:p>196</text:p>
          </table:table-cell>
          <table:table-cell office:value-type="float" office:value="-0.317341">
            <text:p>-0.317341</text:p>
          </table:table-cell>
          <table:table-cell office:value-type="float" office:value="0.147211">
            <text:p>0.147211</text:p>
          </table:table-cell>
          <table:table-cell office:value-type="float" office:value="-0.0623411">
            <text:p>-0.0623411</text:p>
          </table:table-cell>
          <table:table-cell office:value-type="float" office:value="0.140711">
            <text:p>0.140711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133">
            <text:p>133</text:p>
          </table:table-cell>
          <table:table-cell office:value-type="float" office:value="-162">
            <text:p>-162</text:p>
          </table:table-cell>
          <table:table-cell office:value-type="float" office:value="643">
            <text:p>643</text:p>
          </table:table-cell>
          <table:table-cell office:value-type="float" office:value="188">
            <text:p>188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315703">
            <text:p>-0.315703</text:p>
          </table:table-cell>
          <table:table-cell office:value-type="float" office:value="0.14668">
            <text:p>0.14668</text:p>
          </table:table-cell>
          <table:table-cell office:value-type="float" office:value="-0.249203">
            <text:p>-0.249203</text:p>
          </table:table-cell>
          <table:table-cell office:value-type="float" office:value="0.0656796">
            <text:p>0.065679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81">
            <text:p>481</text:p>
          </table:table-cell>
          <table:table-cell office:value-type="float" office:value="-19">
            <text:p>-19</text:p>
          </table:table-cell>
          <table:table-cell office:value-type="float" office:value="1016">
            <text:p>1016</text:p>
          </table:table-cell>
          <table:table-cell office:value-type="float" office:value="356">
            <text:p>356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309627">
            <text:p>-0.309627</text:p>
          </table:table-cell>
          <table:table-cell office:value-type="float" office:value="0.147157">
            <text:p>0.147157</text:p>
          </table:table-cell>
          <table:table-cell office:value-type="float" office:value="-0.0691271">
            <text:p>-0.0691271</text:p>
          </table:table-cell>
          <table:table-cell office:value-type="float" office:value="0.137657">
            <text:p>0.13765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72">
            <text:p>472</text:p>
          </table:table-cell>
          <table:table-cell office:value-type="float" office:value="-21">
            <text:p>-21</text:p>
          </table:table-cell>
          <table:table-cell office:value-type="float" office:value="1004">
            <text:p>1004</text:p>
          </table:table-cell>
          <table:table-cell office:value-type="float" office:value="351">
            <text:p>351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302655">
            <text:p>-0.302655</text:p>
          </table:table-cell>
          <table:table-cell office:value-type="float" office:value="0.146185">
            <text:p>0.146185</text:p>
          </table:table-cell>
          <table:table-cell office:value-type="float" office:value="-0.0666545">
            <text:p>-0.0666545</text:p>
          </table:table-cell>
          <table:table-cell office:value-type="float" office:value="0.135685">
            <text:p>0.13568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63">
            <text:p>463</text:p>
          </table:table-cell>
          <table:table-cell office:value-type="float" office:value="-19">
            <text:p>-19</text:p>
          </table:table-cell>
          <table:table-cell office:value-type="float" office:value="990">
            <text:p>990</text:p>
          </table:table-cell>
          <table:table-cell office:value-type="float" office:value="348">
            <text:p>348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295765">
            <text:p>-0.295765</text:p>
          </table:table-cell>
          <table:table-cell office:value-type="float" office:value="0.143968">
            <text:p>0.143968</text:p>
          </table:table-cell>
          <table:table-cell office:value-type="float" office:value="-0.0642646">
            <text:p>-0.0642646</text:p>
          </table:table-cell>
          <table:table-cell office:value-type="float" office:value="0.134468">
            <text:p>0.13446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54">
            <text:p>454</text:p>
          </table:table-cell>
          <table:table-cell office:value-type="float" office:value="-13">
            <text:p>-13</text:p>
          </table:table-cell>
          <table:table-cell office:value-type="float" office:value="974">
            <text:p>974</text:p>
          </table:table-cell>
          <table:table-cell office:value-type="float" office:value="347">
            <text:p>347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290724">
            <text:p>-0.290724</text:p>
          </table:table-cell>
          <table:table-cell office:value-type="float" office:value="0.142937">
            <text:p>0.142937</text:p>
          </table:table-cell>
          <table:table-cell office:value-type="float" office:value="-0.0637241">
            <text:p>-0.0637241</text:p>
          </table:table-cell>
          <table:table-cell office:value-type="float" office:value="0.136437">
            <text:p>0.136437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444">
            <text:p>444</text:p>
          </table:table-cell>
          <table:table-cell office:value-type="float" office:value="-13">
            <text:p>-13</text:p>
          </table:table-cell>
          <table:table-cell office:value-type="float" office:value="953">
            <text:p>953</text:p>
          </table:table-cell>
          <table:table-cell office:value-type="float" office:value="336">
            <text:p>336</text:p>
          </table:table-cell>
          <table:table-cell table:number-columns-repeated="2" office:value-type="float" office:value="263">
            <text:p>263</text:p>
          </table:table-cell>
          <table:table-cell office:value-type="float" office:value="-0.283758">
            <text:p>-0.283758</text:p>
          </table:table-cell>
          <table:table-cell office:value-type="float" office:value="0.14146">
            <text:p>0.14146</text:p>
          </table:table-cell>
          <table:table-cell office:value-type="float" office:value="-0.0617577">
            <text:p>-0.0617577</text:p>
          </table:table-cell>
          <table:table-cell office:value-type="float" office:value="0.13496">
            <text:p>0.13496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435">
            <text:p>435</text:p>
          </table:table-cell>
          <table:table-cell office:value-type="float" office:value="-10">
            <text:p>-10</text:p>
          </table:table-cell>
          <table:table-cell office:value-type="float" office:value="951">
            <text:p>951</text:p>
          </table:table-cell>
          <table:table-cell office:value-type="float" office:value="346">
            <text:p>346</text:p>
          </table:table-cell>
          <table:table-cell table:number-columns-repeated="2" office:value-type="float" office:value="248">
            <text:p>248</text:p>
          </table:table-cell>
          <table:table-cell office:value-type="float" office:value="-0.277068">
            <text:p>-0.277068</text:p>
          </table:table-cell>
          <table:table-cell office:value-type="float" office:value="0.137789">
            <text:p>0.137789</text:p>
          </table:table-cell>
          <table:table-cell office:value-type="float" office:value="-0.0595679">
            <text:p>-0.0595679</text:p>
          </table:table-cell>
          <table:table-cell office:value-type="float" office:value="0.132789">
            <text:p>0.132789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425">
            <text:p>425</text:p>
          </table:table-cell>
          <table:table-cell office:value-type="float" office:value="-6">
            <text:p>-6</text:p>
          </table:table-cell>
          <table:table-cell office:value-type="float" office:value="946">
            <text:p>946</text:p>
          </table:table-cell>
          <table:table-cell office:value-type="float" office:value="355">
            <text:p>355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268676">
            <text:p>-0.268676</text:p>
          </table:table-cell>
          <table:table-cell office:value-type="float" office:value="0.135956">
            <text:p>0.135956</text:p>
          </table:table-cell>
          <table:table-cell office:value-type="float" office:value="-0.0561755">
            <text:p>-0.0561755</text:p>
          </table:table-cell>
          <table:table-cell office:value-type="float" office:value="0.132956">
            <text:p>0.132956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415">
            <text:p>415</text:p>
          </table:table-cell>
          <table:table-cell office:value-type="float" office:value="-4">
            <text:p>-4</text:p>
          </table:table-cell>
          <table:table-cell office:value-type="float" office:value="845">
            <text:p>845</text:p>
          </table:table-cell>
          <table:table-cell office:value-type="float" office:value="266">
            <text:p>266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266132">
            <text:p>-0.266132</text:p>
          </table:table-cell>
          <table:table-cell office:value-type="float" office:value="0.136133">
            <text:p>0.136133</text:p>
          </table:table-cell>
          <table:table-cell office:value-type="float" office:value="-0.0586317">
            <text:p>-0.0586317</text:p>
          </table:table-cell>
          <table:table-cell office:value-type="float" office:value="0.134133">
            <text:p>0.13413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04">
            <text:p>404</text:p>
          </table:table-cell>
          <table:table-cell office:value-type="float" office:value="-7">
            <text:p>-7</text:p>
          </table:table-cell>
          <table:table-cell office:value-type="float" office:value="921">
            <text:p>921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46">
            <text:p>246</text:p>
          </table:table-cell>
          <table:table-cell office:value-type="float" office:value="-0.258525">
            <text:p>-0.258525</text:p>
          </table:table-cell>
          <table:table-cell office:value-type="float" office:value="0.13715">
            <text:p>0.13715</text:p>
          </table:table-cell>
          <table:table-cell office:value-type="float" office:value="-0.0565248">
            <text:p>-0.0565248</text:p>
          </table:table-cell>
          <table:table-cell office:value-type="float" office:value="0.13365">
            <text:p>0.13365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396">
            <text:p>396</text:p>
          </table:table-cell>
          <table:table-cell office:value-type="float" office:value="-7">
            <text:p>-7</text:p>
          </table:table-cell>
          <table:table-cell office:value-type="float" office:value="920">
            <text:p>92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248535">
            <text:p>-0.248535</text:p>
          </table:table-cell>
          <table:table-cell office:value-type="float" office:value="0.131525">
            <text:p>0.131525</text:p>
          </table:table-cell>
          <table:table-cell office:value-type="float" office:value="-0.0505352">
            <text:p>-0.0505352</text:p>
          </table:table-cell>
          <table:table-cell office:value-type="float" office:value="0.128025">
            <text:p>0.128025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817">
            <text:p>817</text:p>
          </table:table-cell>
          <table:table-cell office:value-type="float" office:value="267">
            <text:p>267</text:p>
          </table:table-cell>
          <table:table-cell table:number-columns-repeated="2" office:value-type="float" office:value="432">
            <text:p>432</text:p>
          </table:table-cell>
          <table:table-cell office:value-type="float" office:value="-0.244858">
            <text:p>-0.244858</text:p>
          </table:table-cell>
          <table:table-cell office:value-type="float" office:value="0.129701">
            <text:p>0.129701</text:p>
          </table:table-cell>
          <table:table-cell office:value-type="float" office:value="-0.048358">
            <text:p>-0.048358</text:p>
          </table:table-cell>
          <table:table-cell office:value-type="float" office:value="0.131201">
            <text:p>0.131201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357">
            <text:p>357</text:p>
          </table:table-cell>
          <table:table-cell table:number-columns-repeated="2" office:value-type="float" office:value="250">
            <text:p>250</text:p>
          </table:table-cell>
          <table:table-cell office:value-type="float" office:value="-0.228688">
            <text:p>-0.228688</text:p>
          </table:table-cell>
          <table:table-cell office:value-type="float" office:value="0.137299">
            <text:p>0.137299</text:p>
          </table:table-cell>
          <table:table-cell office:value-type="float" office:value="-0.0456882">
            <text:p>-0.0456882</text:p>
          </table:table-cell>
          <table:table-cell office:value-type="float" office:value="0.138299">
            <text:p>0.13829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58">
            <text:p>358</text:p>
          </table:table-cell>
          <table:table-cell office:value-type="float" office:value="-13">
            <text:p>-13</text:p>
          </table:table-cell>
          <table:table-cell office:value-type="float" office:value="793">
            <text:p>793</text:p>
          </table:table-cell>
          <table:table-cell office:value-type="float" office:value="262">
            <text:p>26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226689">
            <text:p>-0.226689</text:p>
          </table:table-cell>
          <table:table-cell office:value-type="float" office:value="0.138716">
            <text:p>0.138716</text:p>
          </table:table-cell>
          <table:table-cell office:value-type="float" office:value="-0.0476892">
            <text:p>-0.0476892</text:p>
          </table:table-cell>
          <table:table-cell office:value-type="float" office:value="0.132216">
            <text:p>0.132216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343">
            <text:p>343</text:p>
          </table:table-cell>
          <table:table-cell office:value-type="float" office:value="-12">
            <text:p>-12</text:p>
          </table:table-cell>
          <table:table-cell office:value-type="float" office:value="865">
            <text:p>865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36">
            <text:p>236</text:p>
          </table:table-cell>
          <table:table-cell office:value-type="float" office:value="-0.213542">
            <text:p>-0.213542</text:p>
          </table:table-cell>
          <table:table-cell office:value-type="float" office:value="0.134528">
            <text:p>0.134528</text:p>
          </table:table-cell>
          <table:table-cell office:value-type="float" office:value="-0.0420421">
            <text:p>-0.0420421</text:p>
          </table:table-cell>
          <table:table-cell office:value-type="float" office:value="0.128528">
            <text:p>0.128528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327">
            <text:p>327</text:p>
          </table:table-cell>
          <table:table-cell office:value-type="float" office:value="-5">
            <text:p>-5</text:p>
          </table:table-cell>
          <table:table-cell office:value-type="float" office:value="867">
            <text:p>867</text:p>
          </table:table-cell>
          <table:table-cell office:value-type="float" office:value="375">
            <text:p>375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0.203375">
            <text:p>-0.203375</text:p>
          </table:table-cell>
          <table:table-cell office:value-type="float" office:value="0.129744">
            <text:p>0.129744</text:p>
          </table:table-cell>
          <table:table-cell office:value-type="float" office:value="-0.0398748">
            <text:p>-0.0398748</text:p>
          </table:table-cell>
          <table:table-cell office:value-type="float" office:value="0.127244">
            <text:p>0.127244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363">
            <text:p>363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1926">
            <text:p>-0.1926</text:p>
          </table:table-cell>
          <table:table-cell office:value-type="float" office:value="0.126572">
            <text:p>0.126572</text:p>
          </table:table-cell>
          <table:table-cell office:value-type="float" office:value="-0.0371002">
            <text:p>-0.0371002</text:p>
          </table:table-cell>
          <table:table-cell office:value-type="float" office:value="0.126572">
            <text:p>0.126572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292">
            <text:p>292</text:p>
          </table:table-cell>
          <table:table-cell office:value-type="float" office:value="6">
            <text:p>6</text:p>
          </table:table-cell>
          <table:table-cell office:value-type="float" office:value="810">
            <text:p>810</text:p>
          </table:table-cell>
          <table:table-cell office:value-type="float" office:value="364">
            <text:p>364</text:p>
          </table:table-cell>
          <table:table-cell table:number-columns-repeated="2" office:value-type="float" office:value="244">
            <text:p>244</text:p>
          </table:table-cell>
          <table:table-cell office:value-type="float" office:value="-0.180937">
            <text:p>-0.180937</text:p>
          </table:table-cell>
          <table:table-cell office:value-type="float" office:value="0.123879">
            <text:p>0.123879</text:p>
          </table:table-cell>
          <table:table-cell office:value-type="float" office:value="-0.0349374">
            <text:p>-0.0349374</text:p>
          </table:table-cell>
          <table:table-cell office:value-type="float" office:value="0.126879">
            <text:p>0.126879</text:p>
          </table:table-cell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272">
            <text:p>272</text:p>
          </table:table-cell>
          <table:table-cell office:value-type="float" office:value="12">
            <text:p>12</text:p>
          </table:table-cell>
          <table:table-cell office:value-type="float" office:value="811">
            <text:p>811</text:p>
          </table:table-cell>
          <table:table-cell office:value-type="float" office:value="391">
            <text:p>391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167498">
            <text:p>-0.167498</text:p>
          </table:table-cell>
          <table:table-cell office:value-type="float" office:value="0.119805">
            <text:p>0.119805</text:p>
          </table:table-cell>
          <table:table-cell office:value-type="float" office:value="-0.0314978">
            <text:p>-0.0314978</text:p>
          </table:table-cell>
          <table:table-cell office:value-type="float" office:value="0.125805">
            <text:p>0.125805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250">
            <text:p>250</text:p>
          </table:table-cell>
          <table:table-cell office:value-type="float" office:value="18">
            <text:p>18</text:p>
          </table:table-cell>
          <table:table-cell office:value-type="float" office:value="774">
            <text:p>774</text:p>
          </table:table-cell>
          <table:table-cell office:value-type="float" office:value="382">
            <text:p>382</text:p>
          </table:table-cell>
          <table:table-cell table:number-columns-repeated="2" office:value-type="float" office:value="233">
            <text:p>233</text:p>
          </table:table-cell>
          <table:table-cell office:value-type="float" office:value="-0.158962">
            <text:p>-0.158962</text:p>
          </table:table-cell>
          <table:table-cell office:value-type="float" office:value="0.118064">
            <text:p>0.118064</text:p>
          </table:table-cell>
          <table:table-cell office:value-type="float" office:value="-0.0339622">
            <text:p>-0.0339622</text:p>
          </table:table-cell>
          <table:table-cell office:value-type="float" office:value="0.127064">
            <text:p>0.12706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26">
            <text:p>26</text:p>
          </table:table-cell>
          <table:table-cell office:value-type="float" office:value="739">
            <text:p>739</text:p>
          </table:table-cell>
          <table:table-cell office:value-type="float" office:value="376">
            <text:p>376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150917">
            <text:p>-0.150917</text:p>
          </table:table-cell>
          <table:table-cell office:value-type="float" office:value="0.116338">
            <text:p>0.116338</text:p>
          </table:table-cell>
          <table:table-cell office:value-type="float" office:value="-0.036417">
            <text:p>-0.036417</text:p>
          </table:table-cell>
          <table:table-cell office:value-type="float" office:value="0.129338">
            <text:p>0.12933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743">
            <text:p>743</text:p>
          </table:table-cell>
          <table:table-cell office:value-type="float" office:value="407">
            <text:p>407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142355">
            <text:p>-0.142355</text:p>
          </table:table-cell>
          <table:table-cell office:value-type="float" office:value="0.114564">
            <text:p>0.114564</text:p>
          </table:table-cell>
          <table:table-cell office:value-type="float" office:value="-0.0383552">
            <text:p>-0.0383552</text:p>
          </table:table-cell>
          <table:table-cell office:value-type="float" office:value="0.130564">
            <text:p>0.13056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89">
            <text:p>189</text:p>
          </table:table-cell>
          <table:table-cell office:value-type="float" office:value="35">
            <text:p>35</text:p>
          </table:table-cell>
          <table:table-cell office:value-type="float" office:value="736">
            <text:p>736</text:p>
          </table:table-cell>
          <table:table-cell office:value-type="float" office:value="422">
            <text:p>422</text:p>
          </table:table-cell>
          <table:table-cell table:number-columns-repeated="2" office:value-type="float" office:value="187">
            <text:p>187</text:p>
          </table:table-cell>
          <table:table-cell office:value-type="float" office:value="-0.12946">
            <text:p>-0.12946</text:p>
          </table:table-cell>
          <table:table-cell office:value-type="float" office:value="0.111352">
            <text:p>0.111352</text:p>
          </table:table-cell>
          <table:table-cell office:value-type="float" office:value="-0.0349599">
            <text:p>-0.0349599</text:p>
          </table:table-cell>
          <table:table-cell office:value-type="float" office:value="0.128852">
            <text:p>0.12885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67">
            <text:p>167</text:p>
          </table:table-cell>
          <table:table-cell office:value-type="float" office:value="42">
            <text:p>42</text:p>
          </table:table-cell>
          <table:table-cell office:value-type="float" office:value="700">
            <text:p>700</text:p>
          </table:table-cell>
          <table:table-cell office:value-type="float" office:value="415">
            <text:p>415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119647">
            <text:p>-0.119647</text:p>
          </table:table-cell>
          <table:table-cell office:value-type="float" office:value="0.106942">
            <text:p>0.106942</text:p>
          </table:table-cell>
          <table:table-cell office:value-type="float" office:value="-0.0361465">
            <text:p>-0.0361465</text:p>
          </table:table-cell>
          <table:table-cell office:value-type="float" office:value="0.127942">
            <text:p>0.12794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54">
            <text:p>154</text:p>
          </table:table-cell>
          <table:table-cell office:value-type="float" office:value="48">
            <text:p>48</text:p>
          </table:table-cell>
          <table:table-cell office:value-type="float" office:value="696">
            <text:p>696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111151">
            <text:p>-0.111151</text:p>
          </table:table-cell>
          <table:table-cell office:value-type="float" office:value="0.104063">
            <text:p>0.104063</text:p>
          </table:table-cell>
          <table:table-cell office:value-type="float" office:value="-0.0341511">
            <text:p>-0.0341511</text:p>
          </table:table-cell>
          <table:table-cell office:value-type="float" office:value="0.128063">
            <text:p>0.128063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138">
            <text:p>138</text:p>
          </table:table-cell>
          <table:table-cell office:value-type="float" office:value="50">
            <text:p>50</text:p>
          </table:table-cell>
          <table:table-cell office:value-type="float" office:value="682">
            <text:p>682</text:p>
          </table:table-cell>
          <table:table-cell office:value-type="float" office:value="434">
            <text:p>434</text:p>
          </table:table-cell>
          <table:table-cell table:number-columns-repeated="2" office:value-type="float" office:value="193">
            <text:p>193</text:p>
          </table:table-cell>
          <table:table-cell office:value-type="float" office:value="-0.101036">
            <text:p>-0.101036</text:p>
          </table:table-cell>
          <table:table-cell office:value-type="float" office:value="0.105673">
            <text:p>0.105673</text:p>
          </table:table-cell>
          <table:table-cell office:value-type="float" office:value="-0.0320356">
            <text:p>-0.0320356</text:p>
          </table:table-cell>
          <table:table-cell office:value-type="float" office:value="0.130673">
            <text:p>0.13067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 office:value-type="float" office:value="653">
            <text:p>653</text:p>
          </table:table-cell>
          <table:table-cell office:value-type="float" office:value="422">
            <text:p>422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937991">
            <text:p>-0.0937991</text:p>
          </table:table-cell>
          <table:table-cell office:value-type="float" office:value="0.104941">
            <text:p>0.104941</text:p>
          </table:table-cell>
          <table:table-cell office:value-type="float" office:value="-0.0327991">
            <text:p>-0.0327991</text:p>
          </table:table-cell>
          <table:table-cell office:value-type="float" office:value="0.130441">
            <text:p>0.13044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01">
            <text:p>101</text:p>
          </table:table-cell>
          <table:table-cell office:value-type="float" office:value="56">
            <text:p>56</text:p>
          </table:table-cell>
          <table:table-cell office:value-type="float" office:value="631">
            <text:p>631</text:p>
          </table:table-cell>
          <table:table-cell office:value-type="float" office:value="426">
            <text:p>426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832943">
            <text:p>-0.0832943</text:p>
          </table:table-cell>
          <table:table-cell office:value-type="float" office:value="0.0989813">
            <text:p>0.0989813</text:p>
          </table:table-cell>
          <table:table-cell office:value-type="float" office:value="-0.0327943">
            <text:p>-0.0327943</text:p>
          </table:table-cell>
          <table:table-cell office:value-type="float" office:value="0.126981">
            <text:p>0.126981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625">
            <text:p>625</text:p>
          </table:table-cell>
          <table:table-cell office:value-type="float" office:value="453">
            <text:p>453</text:p>
          </table:table-cell>
          <table:table-cell table:number-columns-repeated="2" office:value-type="float" office:value="186">
            <text:p>186</text:p>
          </table:table-cell>
          <table:table-cell office:value-type="float" office:value="-0.0712145">
            <text:p>-0.0712145</text:p>
          </table:table-cell>
          <table:table-cell office:value-type="float" office:value="0.0980111">
            <text:p>0.0980111</text:p>
          </table:table-cell>
          <table:table-cell office:value-type="float" office:value="-0.0322145">
            <text:p>-0.0322145</text:p>
          </table:table-cell>
          <table:table-cell office:value-type="float" office:value="0.131011">
            <text:p>0.13101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587">
            <text:p>587</text:p>
          </table:table-cell>
          <table:table-cell office:value-type="float" office:value="436">
            <text:p>436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0580087">
            <text:p>-0.0580087</text:p>
          </table:table-cell>
          <table:table-cell office:value-type="float" office:value="0.0997484">
            <text:p>0.0997484</text:p>
          </table:table-cell>
          <table:table-cell office:value-type="float" office:value="-0.0310087">
            <text:p>-0.0310087</text:p>
          </table:table-cell>
          <table:table-cell office:value-type="float" office:value="0.131248">
            <text:p>0.13124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553">
            <text:p>553</text:p>
          </table:table-cell>
          <table:table-cell office:value-type="float" office:value="419">
            <text:p>419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0507139">
            <text:p>-0.0507139</text:p>
          </table:table-cell>
          <table:table-cell office:value-type="float" office:value="0.101259">
            <text:p>0.101259</text:p>
          </table:table-cell>
          <table:table-cell office:value-type="float" office:value="-0.0342139">
            <text:p>-0.0342139</text:p>
          </table:table-cell>
          <table:table-cell office:value-type="float" office:value="0.130759">
            <text:p>0.13075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554">
            <text:p>554</text:p>
          </table:table-cell>
          <table:table-cell office:value-type="float" office:value="431">
            <text:p>431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453749">
            <text:p>-0.0453749</text:p>
          </table:table-cell>
          <table:table-cell office:value-type="float" office:value="0.103717">
            <text:p>0.103717</text:p>
          </table:table-cell>
          <table:table-cell office:value-type="float" office:value="-0.0368749">
            <text:p>-0.0368749</text:p>
          </table:table-cell>
          <table:table-cell office:value-type="float" office:value="0.130717">
            <text:p>0.13071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22">
            <text:p>522</text:p>
          </table:table-cell>
          <table:table-cell office:value-type="float" office:value="414">
            <text:p>414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0357376">
            <text:p>-0.0357376</text:p>
          </table:table-cell>
          <table:table-cell office:value-type="float" office:value="0.103362">
            <text:p>0.103362</text:p>
          </table:table-cell>
          <table:table-cell office:value-type="float" office:value="-0.0347376">
            <text:p>-0.0347376</text:p>
          </table:table-cell>
          <table:table-cell office:value-type="float" office:value="0.130362">
            <text:p>0.130362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-17">
            <text:p>-17</text:p>
          </table:table-cell>
          <table:table-cell office:value-type="float" office:value="58">
            <text:p>58</text:p>
          </table:table-cell>
          <table:table-cell office:value-type="float" office:value="506">
            <text:p>506</text:p>
          </table:table-cell>
          <table:table-cell office:value-type="float" office:value="421">
            <text:p>421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0261011">
            <text:p>-0.0261011</text:p>
          </table:table-cell>
          <table:table-cell office:value-type="float" office:value="0.0980171">
            <text:p>0.0980171</text:p>
          </table:table-cell>
          <table:table-cell office:value-type="float" office:value="-0.0346011">
            <text:p>-0.0346011</text:p>
          </table:table-cell>
          <table:table-cell office:value-type="float" office:value="0.127017">
            <text:p>0.12701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36">
            <text:p>-36</text:p>
          </table:table-cell>
          <table:table-cell office:value-type="float" office:value="63">
            <text:p>63</text:p>
          </table:table-cell>
          <table:table-cell office:value-type="float" office:value="490">
            <text:p>490</text:p>
          </table:table-cell>
          <table:table-cell office:value-type="float" office:value="429">
            <text:p>429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139132">
            <text:p>-0.0139132</text:p>
          </table:table-cell>
          <table:table-cell office:value-type="float" office:value="0.0979479">
            <text:p>0.0979479</text:p>
          </table:table-cell>
          <table:table-cell office:value-type="float" office:value="-0.0319132">
            <text:p>-0.0319132</text:p>
          </table:table-cell>
          <table:table-cell office:value-type="float" office:value="0.129448">
            <text:p>0.12944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60">
            <text:p>-60</text:p>
          </table:table-cell>
          <table:table-cell office:value-type="float" office:value="59">
            <text:p>59</text:p>
          </table:table-cell>
          <table:table-cell office:value-type="float" office:value="452">
            <text:p>452</text:p>
          </table:table-cell>
          <table:table-cell office:value-type="float" office:value="411">
            <text:p>411</text:p>
          </table:table-cell>
          <table:table-cell table:number-columns-repeated="2" office:value-type="float" office:value="256">
            <text:p>256</text:p>
          </table:table-cell>
          <table:table-cell office:value-type="float" office:value="-0.00184499">
            <text:p>-0.00184499</text:p>
          </table:table-cell>
          <table:table-cell office:value-type="float" office:value="0.101235">
            <text:p>0.101235</text:p>
          </table:table-cell>
          <table:table-cell office:value-type="float" office:value="-0.031845">
            <text:p>-0.031845</text:p>
          </table:table-cell>
          <table:table-cell office:value-type="float" office:value="0.130735">
            <text:p>0.130735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-77">
            <text:p>-77</text:p>
          </table:table-cell>
          <table:table-cell office:value-type="float" office:value="55">
            <text:p>55</text:p>
          </table:table-cell>
          <table:table-cell office:value-type="float" office:value="360">
            <text:p>360</text:p>
          </table:table-cell>
          <table:table-cell office:value-type="float" office:value="332">
            <text:p>332</text:p>
          </table:table-cell>
          <table:table-cell table:number-columns-repeated="2" office:value-type="float" office:value="406">
            <text:p>406</text:p>
          </table:table-cell>
          <table:table-cell office:value-type="float" office:value="0.000771964">
            <text:p>0.000771964</text:p>
          </table:table-cell>
          <table:table-cell office:value-type="float" office:value="0.100837">
            <text:p>0.100837</text:p>
          </table:table-cell>
          <table:table-cell office:value-type="float" office:value="-0.037728">
            <text:p>-0.037728</text:p>
          </table:table-cell>
          <table:table-cell office:value-type="float" office:value="0.128337">
            <text:p>0.12833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83">
            <text:p>-83</text:p>
          </table:table-cell>
          <table:table-cell office:value-type="float" office:value="66">
            <text:p>66</text:p>
          </table:table-cell>
          <table:table-cell office:value-type="float" office:value="360">
            <text:p>360</text:p>
          </table:table-cell>
          <table:table-cell office:value-type="float" office:value="349">
            <text:p>349</text:p>
          </table:table-cell>
          <table:table-cell table:number-columns-repeated="2" office:value-type="float" office:value="394">
            <text:p>394</text:p>
          </table:table-cell>
          <table:table-cell office:value-type="float" office:value="0.00613844">
            <text:p>0.00613844</text:p>
          </table:table-cell>
          <table:table-cell office:value-type="float" office:value="0.0944421">
            <text:p>0.0944421</text:p>
          </table:table-cell>
          <table:table-cell office:value-type="float" office:value="-0.0353616">
            <text:p>-0.0353616</text:p>
          </table:table-cell>
          <table:table-cell office:value-type="float" office:value="0.127442">
            <text:p>0.127442</text:p>
          </table:table-cell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-101">
            <text:p>-101</text:p>
          </table:table-cell>
          <table:table-cell office:value-type="float" office:value="79">
            <text:p>79</text:p>
          </table:table-cell>
          <table:table-cell office:value-type="float" office:value="411">
            <text:p>411</text:p>
          </table:table-cell>
          <table:table-cell office:value-type="float" office:value="431">
            <text:p>431</text:p>
          </table:table-cell>
          <table:table-cell table:number-columns-repeated="2" office:value-type="float" office:value="256">
            <text:p>256</text:p>
          </table:table-cell>
          <table:table-cell office:value-type="float" office:value="0.0277468">
            <text:p>0.0277468</text:p>
          </table:table-cell>
          <table:table-cell office:value-type="float" office:value="0.0821898">
            <text:p>0.0821898</text:p>
          </table:table-cell>
          <table:table-cell office:value-type="float" office:value="-0.0227532">
            <text:p>-0.0227532</text:p>
          </table:table-cell>
          <table:table-cell office:value-type="float" office:value="0.12169">
            <text:p>0.1216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15">
            <text:p>-115</text:p>
          </table:table-cell>
          <table:table-cell office:value-type="float" office:value="93">
            <text:p>93</text:p>
          </table:table-cell>
          <table:table-cell office:value-type="float" office:value="307">
            <text:p>307</text:p>
          </table:table-cell>
          <table:table-cell office:value-type="float" office:value="355">
            <text:p>355</text:p>
          </table:table-cell>
          <table:table-cell table:number-columns-repeated="2" office:value-type="float" office:value="436">
            <text:p>436</text:p>
          </table:table-cell>
          <table:table-cell office:value-type="float" office:value="0.0277468">
            <text:p>0.0277468</text:p>
          </table:table-cell>
          <table:table-cell office:value-type="float" office:value="0.0821898">
            <text:p>0.0821898</text:p>
          </table:table-cell>
          <table:table-cell office:value-type="float" office:value="-0.0297532">
            <text:p>-0.0297532</text:p>
          </table:table-cell>
          <table:table-cell office:value-type="float" office:value="0.12869">
            <text:p>0.1286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33">
            <text:p>-133</text:p>
          </table:table-cell>
          <table:table-cell office:value-type="float" office:value="82">
            <text:p>82</text:p>
          </table:table-cell>
          <table:table-cell office:value-type="float" office:value="310">
            <text:p>31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394">
            <text:p>394</text:p>
          </table:table-cell>
          <table:table-cell office:value-type="float" office:value="0.0379958">
            <text:p>0.0379958</text:p>
          </table:table-cell>
          <table:table-cell office:value-type="float" office:value="0.0841632">
            <text:p>0.0841632</text:p>
          </table:table-cell>
          <table:table-cell office:value-type="float" office:value="-0.0285042">
            <text:p>-0.0285042</text:p>
          </table:table-cell>
          <table:table-cell office:value-type="float" office:value="0.125163">
            <text:p>0.125163</text:p>
          </table:table-cell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-144">
            <text:p>-144</text:p>
          </table:table-cell>
          <table:table-cell office:value-type="float" office:value="85">
            <text:p>85</text:p>
          </table:table-cell>
          <table:table-cell office:value-type="float" office:value="369">
            <text:p>369</text:p>
          </table:table-cell>
          <table:table-cell office:value-type="float" office:value="438">
            <text:p>438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.0485925">
            <text:p>0.0485925</text:p>
          </table:table-cell>
          <table:table-cell office:value-type="float" office:value="0.0793659">
            <text:p>0.0793659</text:p>
          </table:table-cell>
          <table:table-cell office:value-type="float" office:value="-0.0234075">
            <text:p>-0.0234075</text:p>
          </table:table-cell>
          <table:table-cell office:value-type="float" office:value="0.121866">
            <text:p>0.12186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51">
            <text:p>-151</text:p>
          </table:table-cell>
          <table:table-cell office:value-type="float" office:value="88">
            <text:p>88</text:p>
          </table:table-cell>
          <table:table-cell office:value-type="float" office:value="286">
            <text:p>286</text:p>
          </table:table-cell>
          <table:table-cell office:value-type="float" office:value="365">
            <text:p>365</text:p>
          </table:table-cell>
          <table:table-cell table:number-columns-repeated="2" office:value-type="float" office:value="406">
            <text:p>406</text:p>
          </table:table-cell>
          <table:table-cell office:value-type="float" office:value="0.0510643">
            <text:p>0.0510643</text:p>
          </table:table-cell>
          <table:table-cell office:value-type="float" office:value="0.0782685">
            <text:p>0.0782685</text:p>
          </table:table-cell>
          <table:table-cell office:value-type="float" office:value="-0.0244357">
            <text:p>-0.0244357</text:p>
          </table:table-cell>
          <table:table-cell office:value-type="float" office:value="0.122268">
            <text:p>0.122268</text:p>
          </table:table-cell>
        </table:table-row>
        <table:table-row table:style-name="ro2">
          <table:table-cell table:style-name="ce1" office:value-type="float" office:value="-890">
            <text:p>-890</text:p>
          </table:table-cell>
          <table:table-cell office:value-type="float" office:value="-162">
            <text:p>-162</text:p>
          </table:table-cell>
          <table:table-cell office:value-type="float" office:value="97">
            <text:p>97</text:p>
          </table:table-cell>
          <table:table-cell office:value-type="float" office:value="361">
            <text:p>361</text:p>
          </table:table-cell>
          <table:table-cell office:value-type="float" office:value="460">
            <text:p>460</text:p>
          </table:table-cell>
          <table:table-cell table:number-columns-repeated="2" office:value-type="float" office:value="235">
            <text:p>235</text:p>
          </table:table-cell>
          <table:table-cell office:value-type="float" office:value="0.0651754">
            <text:p>0.0651754</text:p>
          </table:table-cell>
          <table:table-cell office:value-type="float" office:value="0.0738743">
            <text:p>0.0738743</text:p>
          </table:table-cell>
          <table:table-cell office:value-type="float" office:value="-0.0158246">
            <text:p>-0.0158246</text:p>
          </table:table-cell>
          <table:table-cell office:value-type="float" office:value="0.122374">
            <text:p>0.122374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174">
            <text:p>-174</text:p>
          </table:table-cell>
          <table:table-cell office:value-type="float" office:value="99">
            <text:p>99</text:p>
          </table:table-cell>
          <table:table-cell office:value-type="float" office:value="346">
            <text:p>346</text:p>
          </table:table-cell>
          <table:table-cell office:value-type="float" office:value="459">
            <text:p>459</text:p>
          </table:table-cell>
          <table:table-cell table:number-columns-repeated="2" office:value-type="float" office:value="241">
            <text:p>241</text:p>
          </table:table-cell>
          <table:table-cell office:value-type="float" office:value="0.0823926">
            <text:p>0.0823926</text:p>
          </table:table-cell>
          <table:table-cell office:value-type="float" office:value="0.078984">
            <text:p>0.078984</text:p>
          </table:table-cell>
          <table:table-cell office:value-type="float" office:value="-0.00460744">
            <text:p>-0.00460744</text:p>
          </table:table-cell>
          <table:table-cell office:value-type="float" office:value="0.128484">
            <text:p>0.12848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87">
            <text:p>-187</text:p>
          </table:table-cell>
          <table:table-cell office:value-type="float" office:value="95">
            <text:p>95</text:p>
          </table:table-cell>
          <table:table-cell office:value-type="float" office:value="244">
            <text:p>244</text:p>
          </table:table-cell>
          <table:table-cell office:value-type="float" office:value="366">
            <text:p>366</text:p>
          </table:table-cell>
          <table:table-cell table:number-columns-repeated="2" office:value-type="float" office:value="419">
            <text:p>419</text:p>
          </table:table-cell>
          <table:table-cell office:value-type="float" office:value="0.0865951">
            <text:p>0.0865951</text:p>
          </table:table-cell>
          <table:table-cell office:value-type="float" office:value="0.0804568">
            <text:p>0.0804568</text:p>
          </table:table-cell>
          <table:table-cell office:value-type="float" office:value="-0.00690488">
            <text:p>-0.00690488</text:p>
          </table:table-cell>
          <table:table-cell office:value-type="float" office:value="0.127957">
            <text:p>0.127957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210">
            <text:p>-210</text:p>
          </table:table-cell>
          <table:table-cell office:value-type="float" office:value="90">
            <text:p>90</text:p>
          </table:table-cell>
          <table:table-cell office:value-type="float" office:value="315">
            <text:p>315</text:p>
          </table:table-cell>
          <table:table-cell office:value-type="float" office:value="455">
            <text:p>455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0987277">
            <text:p>0.0987277</text:p>
          </table:table-cell>
          <table:table-cell office:value-type="float" office:value="0.0727035">
            <text:p>0.0727035</text:p>
          </table:table-cell>
          <table:table-cell office:value-type="float" office:value="-0.00627235">
            <text:p>-0.00627235</text:p>
          </table:table-cell>
          <table:table-cell office:value-type="float" office:value="0.117704">
            <text:p>0.11770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21">
            <text:p>-221</text:p>
          </table:table-cell>
          <table:table-cell office:value-type="float" office:value="108">
            <text:p>108</text:p>
          </table:table-cell>
          <table:table-cell office:value-type="float" office:value="203">
            <text:p>203</text:p>
          </table:table-cell>
          <table:table-cell office:value-type="float" office:value="372">
            <text:p>372</text:p>
          </table:table-cell>
          <table:table-cell table:number-columns-repeated="2" office:value-type="float" office:value="433">
            <text:p>433</text:p>
          </table:table-cell>
          <table:table-cell office:value-type="float" office:value="0.101042">
            <text:p>0.101042</text:p>
          </table:table-cell>
          <table:table-cell office:value-type="float" office:value="0.0681889">
            <text:p>0.0681889</text:p>
          </table:table-cell>
          <table:table-cell office:value-type="float" office:value="-0.00945815">
            <text:p>-0.00945815</text:p>
          </table:table-cell>
          <table:table-cell office:value-type="float" office:value="0.122189">
            <text:p>0.122189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232">
            <text:p>-232</text:p>
          </table:table-cell>
          <table:table-cell office:value-type="float" office:value="119">
            <text:p>119</text:p>
          </table:table-cell>
          <table:table-cell office:value-type="float" office:value="293">
            <text:p>293</text:p>
          </table:table-cell>
          <table:table-cell office:value-type="float" office:value="484">
            <text:p>48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0.110141">
            <text:p>0.110141</text:p>
          </table:table-cell>
          <table:table-cell office:value-type="float" office:value="0.0617294">
            <text:p>0.0617294</text:p>
          </table:table-cell>
          <table:table-cell office:value-type="float" office:value="-0.00585922">
            <text:p>-0.00585922</text:p>
          </table:table-cell>
          <table:table-cell office:value-type="float" office:value="0.121229">
            <text:p>0.121229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238">
            <text:p>-238</text:p>
          </table:table-cell>
          <table:table-cell office:value-type="float" office:value="119">
            <text:p>119</text:p>
          </table:table-cell>
          <table:table-cell office:value-type="float" office:value="271">
            <text:p>271</text:p>
          </table:table-cell>
          <table:table-cell office:value-type="float" office:value="468">
            <text:p>468</text:p>
          </table:table-cell>
          <table:table-cell table:number-columns-repeated="2" office:value-type="float" office:value="262">
            <text:p>262</text:p>
          </table:table-cell>
          <table:table-cell office:value-type="float" office:value="0.115329">
            <text:p>0.115329</text:p>
          </table:table-cell>
          <table:table-cell office:value-type="float" office:value="0.0670056">
            <text:p>0.0670056</text:p>
          </table:table-cell>
          <table:table-cell office:value-type="float" office:value="-0.0036708">
            <text:p>-0.0036708</text:p>
          </table:table-cell>
          <table:table-cell office:value-type="float" office:value="0.126506">
            <text:p>0.126506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248">
            <text:p>-248</text:p>
          </table:table-cell>
          <table:table-cell office:value-type="float" office:value="108">
            <text:p>108</text:p>
          </table:table-cell>
          <table:table-cell office:value-type="float" office:value="269">
            <text:p>269</text:p>
          </table:table-cell>
          <table:table-cell office:value-type="float" office:value="465">
            <text:p>465</text:p>
          </table:table-cell>
          <table:table-cell table:number-columns-repeated="2" office:value-type="float" office:value="247">
            <text:p>247</text:p>
          </table:table-cell>
          <table:table-cell office:value-type="float" office:value="0.12239">
            <text:p>0.12239</text:p>
          </table:table-cell>
          <table:table-cell office:value-type="float" office:value="0.0700032">
            <text:p>0.0700032</text:p>
          </table:table-cell>
          <table:table-cell office:value-type="float" office:value="-0.00161004">
            <text:p>-0.00161004</text:p>
          </table:table-cell>
          <table:table-cell office:value-type="float" office:value="0.124003">
            <text:p>0.124003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56">
            <text:p>-256</text:p>
          </table:table-cell>
          <table:table-cell office:value-type="float" office:value="105">
            <text:p>105</text:p>
          </table:table-cell>
          <table:table-cell office:value-type="float" office:value="164">
            <text:p>164</text:p>
          </table:table-cell>
          <table:table-cell office:value-type="float" office:value="365">
            <text:p>365</text:p>
          </table:table-cell>
          <table:table-cell table:number-columns-repeated="2" office:value-type="float" office:value="440">
            <text:p>440</text:p>
          </table:table-cell>
          <table:table-cell office:value-type="float" office:value="0.125349">
            <text:p>0.125349</text:p>
          </table:table-cell>
          <table:table-cell office:value-type="float" office:value="0.0707677">
            <text:p>0.0707677</text:p>
          </table:table-cell>
          <table:table-cell office:value-type="float" office:value="-0.00265135">
            <text:p>-0.00265135</text:p>
          </table:table-cell>
          <table:table-cell office:value-type="float" office:value="0.123268">
            <text:p>0.123268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-271">
            <text:p>-271</text:p>
          </table:table-cell>
          <table:table-cell office:value-type="float" office:value="98">
            <text:p>98</text:p>
          </table:table-cell>
          <table:table-cell office:value-type="float" office:value="248">
            <text:p>24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243">
            <text:p>243</text:p>
          </table:table-cell>
          <table:table-cell office:value-type="float" office:value="0.133832">
            <text:p>0.133832</text:p>
          </table:table-cell>
          <table:table-cell office:value-type="float" office:value="0.0698871">
            <text:p>0.0698871</text:p>
          </table:table-cell>
          <table:table-cell office:value-type="float" office:value="-0.00166799">
            <text:p>-0.00166799</text:p>
          </table:table-cell>
          <table:table-cell office:value-type="float" office:value="0.118887">
            <text:p>0.118887</text:p>
          </table:table-cell>
        </table:table-row>
        <table:table-row table:style-name="ro2">
          <table:table-cell table:style-name="ce1" office:value-type="float" office:value="-891">
            <text:p>-891</text:p>
          </table:table-cell>
          <table:table-cell office:value-type="float" office:value="-281">
            <text:p>-281</text:p>
          </table:table-cell>
          <table:table-cell office:value-type="float" office:value="101">
            <text:p>101</text:p>
          </table:table-cell>
          <table:table-cell office:value-type="float" office:value="239">
            <text:p>239</text:p>
          </table:table-cell>
          <table:table-cell office:value-type="float" office:value="461">
            <text:p>461</text:p>
          </table:table-cell>
          <table:table-cell table:number-columns-repeated="2" office:value-type="float" office:value="240">
            <text:p>240</text:p>
          </table:table-cell>
          <table:table-cell office:value-type="float" office:value="0.136204">
            <text:p>0.136204</text:p>
          </table:table-cell>
          <table:table-cell office:value-type="float" office:value="0.0706758">
            <text:p>0.0706758</text:p>
          </table:table-cell>
          <table:table-cell office:value-type="float" office:value="-0.00429611">
            <text:p>-0.00429611</text:p>
          </table:table-cell>
          <table:table-cell office:value-type="float" office:value="0.121176">
            <text:p>0.121176</text:p>
          </table:table-cell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-283">
            <text:p>-283</text:p>
          </table:table-cell>
          <table:table-cell office:value-type="float" office:value="100">
            <text:p>100</text:p>
          </table:table-cell>
          <table:table-cell office:value-type="float" office:value="232">
            <text:p>232</text:p>
          </table:table-cell>
          <table:table-cell office:value-type="float" office:value="455">
            <text:p>455</text:p>
          </table:table-cell>
          <table:table-cell table:number-columns-repeated="2" office:value-type="float" office:value="250">
            <text:p>250</text:p>
          </table:table-cell>
          <table:table-cell office:value-type="float" office:value="0.141752">
            <text:p>0.141752</text:p>
          </table:table-cell>
          <table:table-cell office:value-type="float" office:value="0.0804016">
            <text:p>0.0804016</text:p>
          </table:table-cell>
          <table:table-cell office:value-type="float" office:value="0.00025174">
            <text:p>0.00025174</text:p>
          </table:table-cell>
          <table:table-cell office:value-type="float" office:value="0.130402">
            <text:p>0.13040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291">
            <text:p>-291</text:p>
          </table:table-cell>
          <table:table-cell office:value-type="float" office:value="84">
            <text:p>84</text:p>
          </table:table-cell>
          <table:table-cell office:value-type="float" office:value="219">
            <text:p>219</text:p>
          </table:table-cell>
          <table:table-cell office:value-type="float" office:value="434">
            <text:p>434</text:p>
          </table:table-cell>
          <table:table-cell table:number-columns-repeated="2" office:value-type="float" office:value="260">
            <text:p>260</text:p>
          </table:table-cell>
          <table:table-cell office:value-type="float" office:value="0.147683">
            <text:p>0.147683</text:p>
          </table:table-cell>
          <table:table-cell office:value-type="float" office:value="0.0889068">
            <text:p>0.0889068</text:p>
          </table:table-cell>
          <table:table-cell office:value-type="float" office:value="0.00218256">
            <text:p>0.00218256</text:p>
          </table:table-cell>
          <table:table-cell office:value-type="float" office:value="0.130907">
            <text:p>0.130907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300">
            <text:p>-300</text:p>
          </table:table-cell>
          <table:table-cell office:value-type="float" office:value="63">
            <text:p>63</text:p>
          </table:table-cell>
          <table:table-cell office:value-type="float" office:value="214">
            <text:p>214</text:p>
          </table:table-cell>
          <table:table-cell office:value-type="float" office:value="417">
            <text:p>417</text:p>
          </table:table-cell>
          <table:table-cell table:number-columns-repeated="2" office:value-type="float" office:value="252">
            <text:p>252</text:p>
          </table:table-cell>
          <table:table-cell office:value-type="float" office:value="0.152364">
            <text:p>0.152364</text:p>
          </table:table-cell>
          <table:table-cell office:value-type="float" office:value="0.0955718">
            <text:p>0.0955718</text:p>
          </table:table-cell>
          <table:table-cell office:value-type="float" office:value="0.00236428">
            <text:p>0.00236428</text:p>
          </table:table-cell>
          <table:table-cell office:value-type="float" office:value="0.127072">
            <text:p>0.12707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308">
            <text:p>-308</text:p>
          </table:table-cell>
          <table:table-cell office:value-type="float" office:value="55">
            <text:p>55</text:p>
          </table:table-cell>
          <table:table-cell office:value-type="float" office:value="228">
            <text:p>228</text:p>
          </table:table-cell>
          <table:table-cell office:value-type="float" office:value="431">
            <text:p>431</text:p>
          </table:table-cell>
          <table:table-cell table:number-columns-repeated="2" office:value-type="float" office:value="208">
            <text:p>208</text:p>
          </table:table-cell>
          <table:table-cell office:value-type="float" office:value="0.155063">
            <text:p>0.155063</text:p>
          </table:table-cell>
          <table:table-cell office:value-type="float" office:value="0.0984937">
            <text:p>0.0984937</text:p>
          </table:table-cell>
          <table:table-cell office:value-type="float" office:value="0.00106345">
            <text:p>0.00106345</text:p>
          </table:table-cell>
          <table:table-cell office:value-type="float" office:value="0.125994">
            <text:p>0.125994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312">
            <text:p>-312</text:p>
          </table:table-cell>
          <table:table-cell office:value-type="float" office:value="53">
            <text:p>53</text:p>
          </table:table-cell>
          <table:table-cell office:value-type="float" office:value="212">
            <text:p>212</text:p>
          </table:table-cell>
          <table:table-cell office:value-type="float" office:value="417">
            <text:p>417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.157258">
            <text:p>0.157258</text:p>
          </table:table-cell>
          <table:table-cell office:value-type="float" office:value="0.0995297">
            <text:p>0.0995297</text:p>
          </table:table-cell>
          <table:table-cell office:value-type="float" office:value="0.00125819">
            <text:p>0.00125819</text:p>
          </table:table-cell>
          <table:table-cell office:value-type="float" office:value="0.12603">
            <text:p>0.1260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321">
            <text:p>-321</text:p>
          </table:table-cell>
          <table:table-cell office:value-type="float" office:value="51">
            <text:p>51</text:p>
          </table:table-cell>
          <table:table-cell office:value-type="float" office:value="211">
            <text:p>211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165725">
            <text:p>0.165725</text:p>
          </table:table-cell>
          <table:table-cell office:value-type="float" office:value="0.102842">
            <text:p>0.102842</text:p>
          </table:table-cell>
          <table:table-cell office:value-type="float" office:value="0.00522511">
            <text:p>0.00522511</text:p>
          </table:table-cell>
          <table:table-cell office:value-type="float" office:value="0.128342">
            <text:p>0.12834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339">
            <text:p>-339</text:p>
          </table:table-cell>
          <table:table-cell office:value-type="float" office:value="48">
            <text:p>48</text:p>
          </table:table-cell>
          <table:table-cell office:value-type="float" office:value="198">
            <text:p>198</text:p>
          </table:table-cell>
          <table:table-cell office:value-type="float" office:value="425">
            <text:p>425</text:p>
          </table:table-cell>
          <table:table-cell table:number-columns-repeated="2" office:value-type="float" office:value="207">
            <text:p>207</text:p>
          </table:table-cell>
          <table:table-cell office:value-type="float" office:value="0.178208">
            <text:p>0.178208</text:p>
          </table:table-cell>
          <table:table-cell office:value-type="float" office:value="0.0986212">
            <text:p>0.0986212</text:p>
          </table:table-cell>
          <table:table-cell office:value-type="float" office:value="0.00870763">
            <text:p>0.00870763</text:p>
          </table:table-cell>
          <table:table-cell office:value-type="float" office:value="0.122621">
            <text:p>0.122621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355">
            <text:p>-355</text:p>
          </table:table-cell>
          <table:table-cell office:value-type="float" office:value="60">
            <text:p>60</text:p>
          </table:table-cell>
          <table:table-cell office:value-type="float" office:value="177">
            <text:p>177</text:p>
          </table:table-cell>
          <table:table-cell office:value-type="float" office:value="432">
            <text:p>432</text:p>
          </table:table-cell>
          <table:table-cell table:number-columns-repeated="2" office:value-type="float" office:value="216">
            <text:p>216</text:p>
          </table:table-cell>
          <table:table-cell office:value-type="float" office:value="0.18406">
            <text:p>0.18406</text:p>
          </table:table-cell>
          <table:table-cell office:value-type="float" office:value="0.0886292">
            <text:p>0.0886292</text:p>
          </table:table-cell>
          <table:table-cell office:value-type="float" office:value="0.00656042">
            <text:p>0.00656042</text:p>
          </table:table-cell>
          <table:table-cell office:value-type="float" office:value="0.118629">
            <text:p>0.11862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364">
            <text:p>-364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187248">
            <text:p>0.187248</text:p>
          </table:table-cell>
          <table:table-cell office:value-type="float" office:value="0.0886848">
            <text:p>0.0886848</text:p>
          </table:table-cell>
          <table:table-cell office:value-type="float" office:value="0.00524831">
            <text:p>0.00524831</text:p>
          </table:table-cell>
          <table:table-cell office:value-type="float" office:value="0.124685">
            <text:p>0.124685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-372">
            <text:p>-372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float" office:value="433">
            <text:p>433</text:p>
          </table:table-cell>
          <table:table-cell table:number-columns-repeated="2" office:value-type="float" office:value="215">
            <text:p>215</text:p>
          </table:table-cell>
          <table:table-cell office:value-type="float" office:value="0.194003">
            <text:p>0.194003</text:p>
          </table:table-cell>
          <table:table-cell office:value-type="float" office:value="0.0995265">
            <text:p>0.0995265</text:p>
          </table:table-cell>
          <table:table-cell office:value-type="float" office:value="0.0080025">
            <text:p>0.0080025</text:p>
          </table:table-cell>
          <table:table-cell office:value-type="float" office:value="0.129527">
            <text:p>0.12952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383">
            <text:p>-383</text:p>
          </table:table-cell>
          <table:table-cell office:value-type="float" office:value="40">
            <text:p>40</text:p>
          </table:table-cell>
          <table:table-cell office:value-type="float" office:value="152">
            <text:p>152</text:p>
          </table:table-cell>
          <table:table-cell office:value-type="float" office:value="415">
            <text:p>415</text:p>
          </table:table-cell>
          <table:table-cell table:number-columns-repeated="2" office:value-type="float" office:value="211">
            <text:p>211</text:p>
          </table:table-cell>
          <table:table-cell office:value-type="float" office:value="0.204993">
            <text:p>0.204993</text:p>
          </table:table-cell>
          <table:table-cell office:value-type="float" office:value="0.103339">
            <text:p>0.103339</text:p>
          </table:table-cell>
          <table:table-cell office:value-type="float" office:value="0.0134926">
            <text:p>0.0134926</text:p>
          </table:table-cell>
          <table:table-cell office:value-type="float" office:value="0.123339">
            <text:p>0.12333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04">
            <text:p>-404</text:p>
          </table:table-cell>
          <table:table-cell office:value-type="float" office:value="51">
            <text:p>51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0.216484">
            <text:p>0.216484</text:p>
          </table:table-cell>
          <table:table-cell office:value-type="float" office:value="0.093462">
            <text:p>0.093462</text:p>
          </table:table-cell>
          <table:table-cell office:value-type="float" office:value="0.014484">
            <text:p>0.014484</text:p>
          </table:table-cell>
          <table:table-cell office:value-type="float" office:value="0.118962">
            <text:p>0.11896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18">
            <text:p>-418</text:p>
          </table:table-cell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446">
            <text:p>446</text:p>
          </table:table-cell>
          <table:table-cell table:number-columns-repeated="2" office:value-type="float" office:value="193">
            <text:p>193</text:p>
          </table:table-cell>
          <table:table-cell office:value-type="float" office:value="0.223604">
            <text:p>0.223604</text:p>
          </table:table-cell>
          <table:table-cell office:value-type="float" office:value="0.0934364">
            <text:p>0.0934364</text:p>
          </table:table-cell>
          <table:table-cell office:value-type="float" office:value="0.0146039">
            <text:p>0.0146039</text:p>
          </table:table-cell>
          <table:table-cell office:value-type="float" office:value="0.124436">
            <text:p>0.12443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426">
            <text:p>-426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426">
            <text:p>426</text:p>
          </table:table-cell>
          <table:table-cell table:number-columns-repeated="2" office:value-type="float" office:value="219">
            <text:p>219</text:p>
          </table:table-cell>
          <table:table-cell office:value-type="float" office:value="0.227678">
            <text:p>0.227678</text:p>
          </table:table-cell>
          <table:table-cell office:value-type="float" office:value="0.0966923">
            <text:p>0.0966923</text:p>
          </table:table-cell>
          <table:table-cell office:value-type="float" office:value="0.0146784">
            <text:p>0.0146784</text:p>
          </table:table-cell>
          <table:table-cell office:value-type="float" office:value="0.124192">
            <text:p>0.12419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437">
            <text:p>-43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207">
            <text:p>207</text:p>
          </table:table-cell>
          <table:table-cell office:value-type="float" office:value="0.234682">
            <text:p>0.234682</text:p>
          </table:table-cell>
          <table:table-cell office:value-type="float" office:value="0.102368">
            <text:p>0.102368</text:p>
          </table:table-cell>
          <table:table-cell office:value-type="float" office:value="0.0161816">
            <text:p>0.0161816</text:p>
          </table:table-cell>
          <table:table-cell office:value-type="float" office:value="0.125868">
            <text:p>0.12586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447">
            <text:p>-447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  <table:table-cell office:value-type="float" office:value="410">
            <text:p>410</text:p>
          </table:table-cell>
          <table:table-cell table:number-columns-repeated="2" office:value-type="float" office:value="211">
            <text:p>211</text:p>
          </table:table-cell>
          <table:table-cell office:value-type="float" office:value="0.242525">
            <text:p>0.242525</text:p>
          </table:table-cell>
          <table:table-cell office:value-type="float" office:value="0.107649">
            <text:p>0.107649</text:p>
          </table:table-cell>
          <table:table-cell office:value-type="float" office:value="0.0190249">
            <text:p>0.0190249</text:p>
          </table:table-cell>
          <table:table-cell office:value-type="float" office:value="0.125149">
            <text:p>0.12514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456">
            <text:p>-456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416">
            <text:p>416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246617">
            <text:p>0.246617</text:p>
          </table:table-cell>
          <table:table-cell office:value-type="float" office:value="0.105524">
            <text:p>0.105524</text:p>
          </table:table-cell>
          <table:table-cell office:value-type="float" office:value="0.0186173">
            <text:p>0.0186173</text:p>
          </table:table-cell>
          <table:table-cell office:value-type="float" office:value="0.122524">
            <text:p>0.122524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459">
            <text:p>-459</text:p>
          </table:table-cell>
          <table:table-cell office:value-type="float" office:value="37">
            <text:p>37</text:p>
          </table:table-cell>
          <table:table-cell office:value-type="float" office:value="101">
            <text:p>101</text:p>
          </table:table-cell>
          <table:table-cell office:value-type="float" office:value="437">
            <text:p>437</text:p>
          </table:table-cell>
          <table:table-cell table:number-columns-repeated="2" office:value-type="float" office:value="161">
            <text:p>161</text:p>
          </table:table-cell>
          <table:table-cell office:value-type="float" office:value="0.251119">
            <text:p>0.251119</text:p>
          </table:table-cell>
          <table:table-cell office:value-type="float" office:value="0.104986">
            <text:p>0.104986</text:p>
          </table:table-cell>
          <table:table-cell office:value-type="float" office:value="0.0216187">
            <text:p>0.0216187</text:p>
          </table:table-cell>
          <table:table-cell office:value-type="float" office:value="0.123486">
            <text:p>0.12348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471">
            <text:p>-471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404">
            <text:p>40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0.261405">
            <text:p>0.261405</text:p>
          </table:table-cell>
          <table:table-cell office:value-type="float" office:value="0.111796">
            <text:p>0.111796</text:p>
          </table:table-cell>
          <table:table-cell office:value-type="float" office:value="0.0259055">
            <text:p>0.0259055</text:p>
          </table:table-cell>
          <table:table-cell office:value-type="float" office:value="0.127796">
            <text:p>0.127796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-486">
            <text:p>-486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400">
            <text:p>400</text:p>
          </table:table-cell>
          <table:table-cell table:number-columns-repeated="2" office:value-type="float" office:value="201">
            <text:p>201</text:p>
          </table:table-cell>
          <table:table-cell office:value-type="float" office:value="0.270149">
            <text:p>0.270149</text:p>
          </table:table-cell>
          <table:table-cell office:value-type="float" office:value="0.114775">
            <text:p>0.114775</text:p>
          </table:table-cell>
          <table:table-cell office:value-type="float" office:value="0.0271486">
            <text:p>0.0271486</text:p>
          </table:table-cell>
          <table:table-cell office:value-type="float" office:value="0.124775">
            <text:p>0.124775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500">
            <text:p>-50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391">
            <text:p>391</text:p>
          </table:table-cell>
          <table:table-cell table:number-columns-repeated="2" office:value-type="float" office:value="212">
            <text:p>212</text:p>
          </table:table-cell>
          <table:table-cell office:value-type="float" office:value="0.277985">
            <text:p>0.277985</text:p>
          </table:table-cell>
          <table:table-cell office:value-type="float" office:value="0.114256">
            <text:p>0.114256</text:p>
          </table:table-cell>
          <table:table-cell office:value-type="float" office:value="0.0279852">
            <text:p>0.0279852</text:p>
          </table:table-cell>
          <table:table-cell office:value-type="float" office:value="0.122756">
            <text:p>0.122756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-508">
            <text:p>-508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403">
            <text:p>403</text:p>
          </table:table-cell>
          <table:table-cell table:number-columns-repeated="2" office:value-type="float" office:value="198">
            <text:p>198</text:p>
          </table:table-cell>
          <table:table-cell office:value-type="float" office:value="0.280591">
            <text:p>0.280591</text:p>
          </table:table-cell>
          <table:table-cell office:value-type="float" office:value="0.113867">
            <text:p>0.113867</text:p>
          </table:table-cell>
          <table:table-cell office:value-type="float" office:value="0.0265909">
            <text:p>0.0265909</text:p>
          </table:table-cell>
          <table:table-cell office:value-type="float" office:value="0.124867">
            <text:p>0.12486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12">
            <text:p>-512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99">
            <text:p>399</text:p>
          </table:table-cell>
          <table:table-cell table:number-columns-repeated="2" office:value-type="float" office:value="196">
            <text:p>196</text:p>
          </table:table-cell>
          <table:table-cell office:value-type="float" office:value="0.283732">
            <text:p>0.283732</text:p>
          </table:table-cell>
          <table:table-cell office:value-type="float" office:value="0.116218">
            <text:p>0.116218</text:p>
          </table:table-cell>
          <table:table-cell office:value-type="float" office:value="0.0277323">
            <text:p>0.0277323</text:p>
          </table:table-cell>
          <table:table-cell office:value-type="float" office:value="0.124718">
            <text:p>0.12471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17">
            <text:p>-517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94">
            <text:p>394</text:p>
          </table:table-cell>
          <table:table-cell table:number-columns-repeated="2" office:value-type="float" office:value="198">
            <text:p>198</text:p>
          </table:table-cell>
          <table:table-cell office:value-type="float" office:value="0.291002">
            <text:p>0.291002</text:p>
          </table:table-cell>
          <table:table-cell office:value-type="float" office:value="0.119652">
            <text:p>0.119652</text:p>
          </table:table-cell>
          <table:table-cell office:value-type="float" office:value="0.0325018">
            <text:p>0.0325018</text:p>
          </table:table-cell>
          <table:table-cell office:value-type="float" office:value="0.126152">
            <text:p>0.126152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28">
            <text:p>-52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92">
            <text:p>392</text:p>
          </table:table-cell>
          <table:table-cell table:number-columns-repeated="2" office:value-type="float" office:value="190">
            <text:p>190</text:p>
          </table:table-cell>
          <table:table-cell office:value-type="float" office:value="0.301273">
            <text:p>0.301273</text:p>
          </table:table-cell>
          <table:table-cell office:value-type="float" office:value="0.125369">
            <text:p>0.125369</text:p>
          </table:table-cell>
          <table:table-cell office:value-type="float" office:value="0.0372729">
            <text:p>0.0372729</text:p>
          </table:table-cell>
          <table:table-cell office:value-type="float" office:value="0.128869">
            <text:p>0.12886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541">
            <text:p>-541</text:p>
          </table:table-cell>
          <table:table-cell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table:number-columns-repeated="2" office:value-type="float" office:value="184">
            <text:p>184</text:p>
          </table:table-cell>
          <table:table-cell office:value-type="float" office:value="0.306149">
            <text:p>0.306149</text:p>
          </table:table-cell>
          <table:table-cell office:value-type="float" office:value="0.125697">
            <text:p>0.125697</text:p>
          </table:table-cell>
          <table:table-cell office:value-type="float" office:value="0.0356493">
            <text:p>0.0356493</text:p>
          </table:table-cell>
          <table:table-cell office:value-type="float" office:value="0.124197">
            <text:p>0.12419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549">
            <text:p>-54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.309977">
            <text:p>0.309977</text:p>
          </table:table-cell>
          <table:table-cell office:value-type="float" office:value="0.122507">
            <text:p>0.122507</text:p>
          </table:table-cell>
          <table:table-cell office:value-type="float" office:value="0.0354765">
            <text:p>0.0354765</text:p>
          </table:table-cell>
          <table:table-cell office:value-type="float" office:value="0.124007">
            <text:p>0.124007</text:p>
          </table:table-cell>
        </table:table-row>
        <table:table-row table:style-name="ro2">
          <table:table-cell table:style-name="ce1" office:value-type="float" office:value="-710">
            <text:p>-710</text:p>
          </table:table-cell>
          <table:table-cell office:value-type="float" office:value="-552">
            <text:p>-55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430">
            <text:p>430</text:p>
          </table:table-cell>
          <table:table-cell table:number-columns-repeated="2" office:value-type="float" office:value="111">
            <text:p>111</text:p>
          </table:table-cell>
          <table:table-cell office:value-type="float" office:value="0.329702">
            <text:p>0.329702</text:p>
          </table:table-cell>
          <table:table-cell office:value-type="float" office:value="0.126357">
            <text:p>0.126357</text:p>
          </table:table-cell>
          <table:table-cell office:value-type="float" office:value="0.0537017">
            <text:p>0.0537017</text:p>
          </table:table-cell>
          <table:table-cell office:value-type="float" office:value="0.128857">
            <text:p>0.128857</text:p>
          </table:table-cell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-558">
            <text:p>-55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24">
            <text:p>424</text:p>
          </table:table-cell>
          <table:table-cell table:number-columns-repeated="2" office:value-type="float" office:value="113">
            <text:p>113</text:p>
          </table:table-cell>
          <table:table-cell office:value-type="float" office:value="0.333811">
            <text:p>0.333811</text:p>
          </table:table-cell>
          <table:table-cell office:value-type="float" office:value="0.117804">
            <text:p>0.117804</text:p>
          </table:table-cell>
          <table:table-cell office:value-type="float" office:value="0.0548105">
            <text:p>0.0548105</text:p>
          </table:table-cell>
          <table:table-cell office:value-type="float" office:value="0.117804">
            <text:p>0.117804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-585">
            <text:p>-58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32">
            <text:p>432</text:p>
          </table:table-cell>
          <table:table-cell table:number-columns-repeated="2" office:value-type="float" office:value="96">
            <text:p>96</text:p>
          </table:table-cell>
          <table:table-cell office:value-type="float" office:value="0.214801">
            <text:p>0.214801</text:p>
          </table:table-cell>
          <table:table-cell office:value-type="float" office:value="0.130384">
            <text:p>0.130384</text:p>
          </table:table-cell>
          <table:table-cell office:value-type="float" office:value="-0.0776991">
            <text:p>-0.0776991</text:p>
          </table:table-cell>
          <table:table-cell office:value-type="float" office:value="0.130384">
            <text:p>0.130384</text:p>
          </table:table-cell>
        </table:table-row>
        <table:table-row table:style-name="ro2">
          <table:table-cell table:style-name="ce1" office:value-type="float" office:value="-710">
            <text:p>-710</text:p>
          </table:table-cell>
          <table:table-cell office:value-type="float" office:value="-519">
            <text:p>-51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04">
            <text:p>40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0.181773">
            <text:p>0.181773</text:p>
          </table:table-cell>
          <table:table-cell office:value-type="float" office:value="0.122836">
            <text:p>0.122836</text:p>
          </table:table-cell>
          <table:table-cell office:value-type="float" office:value="-0.0777266">
            <text:p>-0.0777266</text:p>
          </table:table-cell>
          <table:table-cell office:value-type="float" office:value="0.123336">
            <text:p>0.123336</text:p>
          </table:table-cell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-412">
            <text:p>-412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09">
            <text:p>109</text:p>
          </table:table-cell>
          <table:table-cell office:value-type="float" office:value="0.156296">
            <text:p>0.156296</text:p>
          </table:table-cell>
          <table:table-cell office:value-type="float" office:value="0.115751">
            <text:p>0.115751</text:p>
          </table:table-cell>
          <table:table-cell office:value-type="float" office:value="-0.0497038">
            <text:p>-0.0497038</text:p>
          </table:table-cell>
          <table:table-cell office:value-type="float" office:value="0.115751">
            <text:p>0.115751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381">
            <text:p>-381</text:p>
          </table:table-cell>
          <table:table-cell office:value-type="float" office:value="11">
            <text:p>11</text:p>
          </table:table-cell>
          <table:table-cell office:value-type="float" office:value="165">
            <text:p>165</text:p>
          </table:table-cell>
          <table:table-cell office:value-type="float" office:value="397">
            <text:p>397</text:p>
          </table:table-cell>
          <table:table-cell table:number-columns-repeated="2" office:value-type="float" office:value="189">
            <text:p>189</text:p>
          </table:table-cell>
          <table:table-cell office:value-type="float" office:value="0.144454">
            <text:p>0.144454</text:p>
          </table:table-cell>
          <table:table-cell office:value-type="float" office:value="0.117526">
            <text:p>0.117526</text:p>
          </table:table-cell>
          <table:table-cell office:value-type="float" office:value="-0.0460458">
            <text:p>-0.0460458</text:p>
          </table:table-cell>
          <table:table-cell office:value-type="float" office:value="0.123026">
            <text:p>0.12302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330">
            <text:p>-330</text:p>
          </table:table-cell>
          <table:table-cell office:value-type="float" office:value="25">
            <text:p>25</text:p>
          </table:table-cell>
          <table:table-cell office:value-type="float" office:value="211">
            <text:p>211</text:p>
          </table:table-cell>
          <table:table-cell office:value-type="float" office:value="406">
            <text:p>406</text:p>
          </table:table-cell>
          <table:table-cell table:number-columns-repeated="2" office:value-type="float" office:value="199">
            <text:p>199</text:p>
          </table:table-cell>
          <table:table-cell office:value-type="float" office:value="0.137438">
            <text:p>0.137438</text:p>
          </table:table-cell>
          <table:table-cell office:value-type="float" office:value="0.11883">
            <text:p>0.11883</text:p>
          </table:table-cell>
          <table:table-cell office:value-type="float" office:value="-0.0275621">
            <text:p>-0.0275621</text:p>
          </table:table-cell>
          <table:table-cell office:value-type="float" office:value="0.13133">
            <text:p>0.1313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281">
            <text:p>-281</text:p>
          </table:table-cell>
          <table:table-cell office:value-type="float" office:value="37">
            <text:p>37</text:p>
          </table:table-cell>
          <table:table-cell office:value-type="float" office:value="268">
            <text:p>268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82">
            <text:p>182</text:p>
          </table:table-cell>
          <table:table-cell office:value-type="float" office:value="0.13247">
            <text:p>0.13247</text:p>
          </table:table-cell>
          <table:table-cell office:value-type="float" office:value="0.119601">
            <text:p>0.119601</text:p>
          </table:table-cell>
          <table:table-cell office:value-type="float" office:value="-0.00803012">
            <text:p>-0.00803012</text:p>
          </table:table-cell>
          <table:table-cell office:value-type="float" office:value="0.138101">
            <text:p>0.138101</text:p>
          </table:table-cell>
        </table:table-row>
        <table:table-row table:style-name="ro2">
          <table:table-cell table:style-name="ce1" office:value-type="float" office:value="-710">
            <text:p>-710</text:p>
          </table:table-cell>
          <table:table-cell office:value-type="float" office:value="-263">
            <text:p>-263</text:p>
          </table:table-cell>
          <table:table-cell office:value-type="float" office:value="36">
            <text:p>36</text:p>
          </table:table-cell>
          <table:table-cell office:value-type="float" office:value="318">
            <text:p>318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0.111271">
            <text:p>0.111271</text:p>
          </table:table-cell>
          <table:table-cell office:value-type="float" office:value="0.117304">
            <text:p>0.117304</text:p>
          </table:table-cell>
          <table:table-cell office:value-type="float" office:value="-0.0202289">
            <text:p>-0.0202289</text:p>
          </table:table-cell>
          <table:table-cell office:value-type="float" office:value="0.135304">
            <text:p>0.13530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249">
            <text:p>-249</text:p>
          </table:table-cell>
          <table:table-cell office:value-type="float" office:value="35">
            <text:p>35</text:p>
          </table:table-cell>
          <table:table-cell office:value-type="float" office:value="287">
            <text:p>287</text:p>
          </table:table-cell>
          <table:table-cell office:value-type="float" office:value="411">
            <text:p>411</text:p>
          </table:table-cell>
          <table:table-cell table:number-columns-repeated="2" office:value-type="float" office:value="209">
            <text:p>209</text:p>
          </table:table-cell>
          <table:table-cell office:value-type="float" office:value="0.102888">
            <text:p>0.102888</text:p>
          </table:table-cell>
          <table:table-cell office:value-type="float" office:value="0.109392">
            <text:p>0.109392</text:p>
          </table:table-cell>
          <table:table-cell office:value-type="float" office:value="-0.0216125">
            <text:p>-0.0216125</text:p>
          </table:table-cell>
          <table:table-cell office:value-type="float" office:value="0.126892">
            <text:p>0.12689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53">
            <text:p>-553</text:p>
          </table:table-cell>
          <table:table-cell office:value-type="float" office:value="-54">
            <text:p>-54</text:p>
          </table:table-cell>
          <table:table-cell office:value-type="float" office:value="14">
            <text:p>14</text:p>
          </table:table-cell>
          <table:table-cell office:value-type="float" office:value="353">
            <text:p>353</text:p>
          </table:table-cell>
          <table:table-cell table:number-columns-repeated="2" office:value-type="float" office:value="147">
            <text:p>147</text:p>
          </table:table-cell>
          <table:table-cell office:value-type="float" office:value="0.0945046">
            <text:p>0.0945046</text:p>
          </table:table-cell>
          <table:table-cell office:value-type="float" office:value="0.104154">
            <text:p>0.104154</text:p>
          </table:table-cell>
          <table:table-cell office:value-type="float" office:value="-0.181995">
            <text:p>-0.181995</text:p>
          </table:table-cell>
          <table:table-cell office:value-type="float" office:value="0.0771542">
            <text:p>0.0771542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-205">
            <text:p>-205</text:p>
          </table:table-cell>
          <table:table-cell office:value-type="float" office:value="56">
            <text:p>56</text:p>
          </table:table-cell>
          <table:table-cell office:value-type="float" office:value="379">
            <text:p>379</text:p>
          </table:table-cell>
          <table:table-cell office:value-type="float" office:value="480">
            <text:p>480</text:p>
          </table:table-cell>
          <table:table-cell table:number-columns-repeated="2" office:value-type="float" office:value="113">
            <text:p>113</text:p>
          </table:table-cell>
          <table:table-cell office:value-type="float" office:value="0.0647352">
            <text:p>0.0647352</text:p>
          </table:table-cell>
          <table:table-cell office:value-type="float" office:value="0.105081">
            <text:p>0.105081</text:p>
          </table:table-cell>
          <table:table-cell office:value-type="float" office:value="-0.0377648">
            <text:p>-0.0377648</text:p>
          </table:table-cell>
          <table:table-cell office:value-type="float" office:value="0.133081">
            <text:p>0.133081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185">
            <text:p>-185</text:p>
          </table:table-cell>
          <table:table-cell office:value-type="float" office:value="67">
            <text:p>67</text:p>
          </table:table-cell>
          <table:table-cell office:value-type="float" office:value="302">
            <text:p>30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307">
            <text:p>307</text:p>
          </table:table-cell>
          <table:table-cell office:value-type="float" office:value="0.0583232">
            <text:p>0.0583232</text:p>
          </table:table-cell>
          <table:table-cell office:value-type="float" office:value="0.104324">
            <text:p>0.104324</text:p>
          </table:table-cell>
          <table:table-cell office:value-type="float" office:value="-0.0341768">
            <text:p>-0.0341768</text:p>
          </table:table-cell>
          <table:table-cell office:value-type="float" office:value="0.137825">
            <text:p>0.13782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167">
            <text:p>-167</text:p>
          </table:table-cell>
          <table:table-cell office:value-type="float" office:value="71">
            <text:p>71</text:p>
          </table:table-cell>
          <table:table-cell office:value-type="float" office:value="379">
            <text:p>379</text:p>
          </table:table-cell>
          <table:table-cell office:value-type="float" office:value="457">
            <text:p>457</text:p>
          </table:table-cell>
          <table:table-cell table:number-columns-repeated="2" office:value-type="float" office:value="188">
            <text:p>188</text:p>
          </table:table-cell>
          <table:table-cell office:value-type="float" office:value="0.0529807">
            <text:p>0.0529807</text:p>
          </table:table-cell>
          <table:table-cell office:value-type="float" office:value="0.104008">
            <text:p>0.104008</text:p>
          </table:table-cell>
          <table:table-cell office:value-type="float" office:value="-0.0305193">
            <text:p>-0.0305193</text:p>
          </table:table-cell>
          <table:table-cell office:value-type="float" office:value="0.139508">
            <text:p>0.139508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121">
            <text:p>-121</text:p>
          </table:table-cell>
          <table:table-cell office:value-type="float" office:value="70">
            <text:p>70</text:p>
          </table:table-cell>
          <table:table-cell office:value-type="float" office:value="413">
            <text:p>41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212">
            <text:p>212</text:p>
          </table:table-cell>
          <table:table-cell office:value-type="float" office:value="0.0482275">
            <text:p>0.0482275</text:p>
          </table:table-cell>
          <table:table-cell office:value-type="float" office:value="0.0959588">
            <text:p>0.0959588</text:p>
          </table:table-cell>
          <table:table-cell office:value-type="float" office:value="-0.0122725">
            <text:p>-0.0122725</text:p>
          </table:table-cell>
          <table:table-cell office:value-type="float" office:value="0.130959">
            <text:p>0.13095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110">
            <text:p>-110</text:p>
          </table:table-cell>
          <table:table-cell office:value-type="float" office:value="86">
            <text:p>86</text:p>
          </table:table-cell>
          <table:table-cell office:value-type="float" office:value="444">
            <text:p>444</text:p>
          </table:table-cell>
          <table:table-cell office:value-type="float" office:value="480">
            <text:p>480</text:p>
          </table:table-cell>
          <table:table-cell table:number-columns-repeated="2" office:value-type="float" office:value="172">
            <text:p>172</text:p>
          </table:table-cell>
          <table:table-cell office:value-type="float" office:value="0.0449582">
            <text:p>0.0449582</text:p>
          </table:table-cell>
          <table:table-cell office:value-type="float" office:value="0.0876273">
            <text:p>0.0876273</text:p>
          </table:table-cell>
          <table:table-cell office:value-type="float" office:value="-0.0100418">
            <text:p>-0.0100418</text:p>
          </table:table-cell>
          <table:table-cell office:value-type="float" office:value="0.130627">
            <text:p>0.130627</text:p>
          </table:table-cell>
        </table:table-row>
        <table:table-row table:style-name="ro2">
          <table:table-cell table:style-name="ce1" office:value-type="float" office:value="-712">
            <text:p>-712</text:p>
          </table:table-cell>
          <table:table-cell office:value-type="float" office:value="-103">
            <text:p>-103</text:p>
          </table:table-cell>
          <table:table-cell office:value-type="float" office:value="105">
            <text:p>105</text:p>
          </table:table-cell>
          <table:table-cell office:value-type="float" office:value="490">
            <text:p>490</text:p>
          </table:table-cell>
          <table:table-cell office:value-type="float" office:value="538">
            <text:p>538</text:p>
          </table:table-cell>
          <table:table-cell table:number-columns-repeated="2" office:value-type="float" office:value="94">
            <text:p>94</text:p>
          </table:table-cell>
          <table:table-cell office:value-type="float" office:value="0.0197277">
            <text:p>0.0197277</text:p>
          </table:table-cell>
          <table:table-cell office:value-type="float" office:value="0.0755014">
            <text:p>0.0755014</text:p>
          </table:table-cell>
          <table:table-cell office:value-type="float" office:value="-0.0317723">
            <text:p>-0.0317723</text:p>
          </table:table-cell>
          <table:table-cell office:value-type="float" office:value="0.128001">
            <text:p>0.12800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87">
            <text:p>-87</text:p>
          </table:table-cell>
          <table:table-cell office:value-type="float" office:value="109">
            <text:p>109</text:p>
          </table:table-cell>
          <table:table-cell office:value-type="float" office:value="447">
            <text:p>447</text:p>
          </table:table-cell>
          <table:table-cell office:value-type="float" office:value="483">
            <text:p>483</text:p>
          </table:table-cell>
          <table:table-cell table:number-columns-repeated="2" office:value-type="float" office:value="212">
            <text:p>212</text:p>
          </table:table-cell>
          <table:table-cell office:value-type="float" office:value="0.0155284">
            <text:p>0.0155284</text:p>
          </table:table-cell>
          <table:table-cell office:value-type="float" office:value="0.0650907">
            <text:p>0.0650907</text:p>
          </table:table-cell>
          <table:table-cell office:value-type="float" office:value="-0.0279717">
            <text:p>-0.0279717</text:p>
          </table:table-cell>
          <table:table-cell office:value-type="float" office:value="0.119591">
            <text:p>0.119591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-73">
            <text:p>-73</text:p>
          </table:table-cell>
          <table:table-cell office:value-type="float" office:value="115">
            <text:p>115</text:p>
          </table:table-cell>
          <table:table-cell office:value-type="float" office:value="511">
            <text:p>511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13">
            <text:p>113</text:p>
          </table:table-cell>
          <table:table-cell office:value-type="float" office:value="-0.00751601">
            <text:p>-0.00751601</text:p>
          </table:table-cell>
          <table:table-cell office:value-type="float" office:value="0.0385897">
            <text:p>0.0385897</text:p>
          </table:table-cell>
          <table:table-cell office:value-type="float" office:value="-0.044016">
            <text:p>-0.044016</text:p>
          </table:table-cell>
          <table:table-cell office:value-type="float" office:value="0.0960897">
            <text:p>0.0960897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-49">
            <text:p>-49</text:p>
          </table:table-cell>
          <table:table-cell office:value-type="float" office:value="159">
            <text:p>159</text:p>
          </table:table-cell>
          <table:table-cell office:value-type="float" office:value="526">
            <text:p>526</text:p>
          </table:table-cell>
          <table:table-cell office:value-type="float" office:value="574">
            <text:p>574</text:p>
          </table:table-cell>
          <table:table-cell table:number-columns-repeated="2" office:value-type="float" office:value="130">
            <text:p>130</text:p>
          </table:table-cell>
          <table:table-cell office:value-type="float" office:value="-0.019569">
            <text:p>-0.019569</text:p>
          </table:table-cell>
          <table:table-cell office:value-type="float" office:value="0.0407432">
            <text:p>0.0407432</text:p>
          </table:table-cell>
          <table:table-cell office:value-type="float" office:value="-0.044069">
            <text:p>-0.044069</text:p>
          </table:table-cell>
          <table:table-cell office:value-type="float" office:value="0.120243">
            <text:p>0.120243</text:p>
          </table:table-cell>
        </table:table-row>
        <table:table-row table:style-name="ro2">
          <table:table-cell table:style-name="ce1" office:value-type="float" office:value="-711">
            <text:p>-711</text:p>
          </table:table-cell>
          <table:table-cell office:value-type="float" office:value="-32">
            <text:p>-32</text:p>
          </table:table-cell>
          <table:table-cell office:value-type="float" office:value="178">
            <text:p>178</text:p>
          </table:table-cell>
          <table:table-cell office:value-type="float" office:value="558">
            <text:p>558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0.0213952">
            <text:p>-0.0213952</text:p>
          </table:table-cell>
          <table:table-cell office:value-type="float" office:value="0.0325915">
            <text:p>0.0325915</text:p>
          </table:table-cell>
          <table:table-cell office:value-type="float" office:value="-0.0373952">
            <text:p>-0.0373952</text:p>
          </table:table-cell>
          <table:table-cell office:value-type="float" office:value="0.121592">
            <text:p>0.121592</text:p>
          </table:table-cell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-16">
            <text:p>-16</text:p>
          </table:table-cell>
          <table:table-cell office:value-type="float" office:value="198">
            <text:p>198</text:p>
          </table:table-cell>
          <table:table-cell office:value-type="float" office:value="573">
            <text:p>573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02">
            <text:p>102</text:p>
          </table:table-cell>
          <table:table-cell office:value-type="float" office:value="-0.0189545">
            <text:p>-0.0189545</text:p>
          </table:table-cell>
          <table:table-cell office:value-type="float" office:value="0.0415152">
            <text:p>0.0415152</text:p>
          </table:table-cell>
          <table:table-cell office:value-type="float" office:value="-0.0269545">
            <text:p>-0.0269545</text:p>
          </table:table-cell>
          <table:table-cell office:value-type="float" office:value="0.140515">
            <text:p>0.140515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534">
            <text:p>534</text:p>
          </table:table-cell>
          <table:table-cell office:value-type="float" office:value="568">
            <text:p>568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198461">
            <text:p>-0.0198461</text:p>
          </table:table-cell>
          <table:table-cell office:value-type="float" office:value="0.0457398">
            <text:p>0.0457398</text:p>
          </table:table-cell>
          <table:table-cell office:value-type="float" office:value="-0.0183461">
            <text:p>-0.0183461</text:p>
          </table:table-cell>
          <table:table-cell office:value-type="float" office:value="0.14424">
            <text:p>0.14424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592">
            <text:p>592</text:p>
          </table:table-cell>
          <table:table-cell office:value-type="float" office:value="633">
            <text:p>633</text:p>
          </table:table-cell>
          <table:table-cell table:number-columns-repeated="2" office:value-type="float" office:value="105">
            <text:p>105</text:p>
          </table:table-cell>
          <table:table-cell office:value-type="float" office:value="-0.0209467">
            <text:p>-0.0209467</text:p>
          </table:table-cell>
          <table:table-cell office:value-type="float" office:value="0.0688605">
            <text:p>0.0688605</text:p>
          </table:table-cell>
          <table:table-cell office:value-type="float" office:value="-0.0189467">
            <text:p>-0.0189467</text:p>
          </table:table-cell>
          <table:table-cell office:value-type="float" office:value="0.17136">
            <text:p>0.17136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595">
            <text:p>595</text:p>
          </table:table-cell>
          <table:table-cell office:value-type="float" office:value="605">
            <text:p>60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-0.019487">
            <text:p>-0.019487</text:p>
          </table:table-cell>
          <table:table-cell office:value-type="float" office:value="0.0974846">
            <text:p>0.0974846</text:p>
          </table:table-cell>
          <table:table-cell office:value-type="float" office:value="-0.014487">
            <text:p>-0.014487</text:p>
          </table:table-cell>
          <table:table-cell office:value-type="float" office:value="0.187485">
            <text:p>0.187485</text:p>
          </table:table-cell>
        </table:table-row>
        <table:table-row table:style-name="ro2">
          <table:table-cell table:style-name="ce1" office:value-type="float" office:value="-927">
            <text:p>-927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538">
            <text:p>538</text:p>
          </table:table-cell>
          <table:table-cell office:value-type="float" office:value="530">
            <text:p>530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0207584">
            <text:p>-0.0207584</text:p>
          </table:table-cell>
          <table:table-cell office:value-type="float" office:value="0.104643">
            <text:p>0.104643</text:p>
          </table:table-cell>
          <table:table-cell office:value-type="float" office:value="-0.0152584">
            <text:p>-0.0152584</text:p>
          </table:table-cell>
          <table:table-cell office:value-type="float" office:value="0.186143">
            <text:p>0.186143</text:p>
          </table:table-cell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float" office:value="602">
            <text:p>60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09">
            <text:p>109</text:p>
          </table:table-cell>
          <table:table-cell office:value-type="float" office:value="-0.0239338">
            <text:p>-0.0239338</text:p>
          </table:table-cell>
          <table:table-cell office:value-type="float" office:value="0.150554">
            <text:p>0.150554</text:p>
          </table:table-cell>
          <table:table-cell office:value-type="float" office:value="-0.0159338">
            <text:p>-0.0159338</text:p>
          </table:table-cell>
          <table:table-cell office:value-type="float" office:value="0.212054">
            <text:p>0.212054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560">
            <text:p>560</text:p>
          </table:table-cell>
          <table:table-cell office:value-type="float" office:value="456">
            <text:p>456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0.0254358">
            <text:p>-0.0254358</text:p>
          </table:table-cell>
          <table:table-cell office:value-type="float" office:value="0.159627">
            <text:p>0.159627</text:p>
          </table:table-cell>
          <table:table-cell office:value-type="float" office:value="-0.0154358">
            <text:p>-0.0154358</text:p>
          </table:table-cell>
          <table:table-cell office:value-type="float" office:value="0.197627">
            <text:p>0.197627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float" office:value="610">
            <text:p>610</text:p>
          </table:table-cell>
          <table:table-cell office:value-type="float" office:value="477">
            <text:p>477</text:p>
          </table:table-cell>
          <table:table-cell table:number-columns-repeated="2" office:value-type="float" office:value="104">
            <text:p>104</text:p>
          </table:table-cell>
          <table:table-cell office:value-type="float" office:value="-0.0278838">
            <text:p>-0.0278838</text:p>
          </table:table-cell>
          <table:table-cell office:value-type="float" office:value="0.204742">
            <text:p>0.204742</text:p>
          </table:table-cell>
          <table:table-cell office:value-type="float" office:value="-0.0168838">
            <text:p>-0.0168838</text:p>
          </table:table-cell>
          <table:table-cell office:value-type="float" office:value="0.229242">
            <text:p>0.229242</text:p>
          </table:table-cell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2">
            <text:p>32</text:p>
          </table:table-cell>
          <table:table-cell office:value-type="float" office:value="-4">
            <text:p>-4</text:p>
          </table:table-cell>
          <table:table-cell office:value-type="float" office:value="621">
            <text:p>621</text:p>
          </table:table-cell>
          <table:table-cell office:value-type="float" office:value="425">
            <text:p>425</text:p>
          </table:table-cell>
          <table:table-cell table:number-columns-repeated="2" office:value-type="float" office:value="103">
            <text:p>103</text:p>
          </table:table-cell>
          <table:table-cell office:value-type="float" office:value="-0.0303816">
            <text:p>-0.0303816</text:p>
          </table:table-cell>
          <table:table-cell office:value-type="float" office:value="0.255831">
            <text:p>0.255831</text:p>
          </table:table-cell>
          <table:table-cell office:value-type="float" office:value="-0.0143816">
            <text:p>-0.0143816</text:p>
          </table:table-cell>
          <table:table-cell office:value-type="float" office:value="0.253831">
            <text:p>0.253831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40">
            <text:p>40</text:p>
          </table:table-cell>
          <table:table-cell office:value-type="float" office:value="-29">
            <text:p>-29</text:p>
          </table:table-cell>
          <table:table-cell office:value-type="float" office:value="558">
            <text:p>558</text:p>
          </table:table-cell>
          <table:table-cell office:value-type="float" office:value="329">
            <text:p>329</text:p>
          </table:table-cell>
          <table:table-cell table:number-columns-repeated="2" office:value-type="float" office:value="245">
            <text:p>245</text:p>
          </table:table-cell>
          <table:table-cell office:value-type="float" office:value="-0.0304162">
            <text:p>-0.0304162</text:p>
          </table:table-cell>
          <table:table-cell office:value-type="float" office:value="0.260518">
            <text:p>0.260518</text:p>
          </table:table-cell>
          <table:table-cell office:value-type="float" office:value="-0.0104162">
            <text:p>-0.0104162</text:p>
          </table:table-cell>
          <table:table-cell office:value-type="float" office:value="0.246018">
            <text:p>0.24601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-105">
            <text:p>-105</text:p>
          </table:table-cell>
          <table:table-cell office:value-type="float" office:value="571">
            <text:p>571</text:p>
          </table:table-cell>
          <table:table-cell office:value-type="float" office:value="259">
            <text:p>259</text:p>
          </table:table-cell>
          <table:table-cell table:number-columns-repeated="2" office:value-type="float" office:value="233">
            <text:p>233</text:p>
          </table:table-cell>
          <table:table-cell office:value-type="float" office:value="-0.0307709">
            <text:p>-0.0307709</text:p>
          </table:table-cell>
          <table:table-cell office:value-type="float" office:value="0.268607">
            <text:p>0.268607</text:p>
          </table:table-cell>
          <table:table-cell office:value-type="float" office:value="-0.0072709">
            <text:p>-0.0072709</text:p>
          </table:table-cell>
          <table:table-cell office:value-type="float" office:value="0.216107">
            <text:p>0.216107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3">
            <text:p>53</text:p>
          </table:table-cell>
          <table:table-cell office:value-type="float" office:value="-171">
            <text:p>-171</text:p>
          </table:table-cell>
          <table:table-cell office:value-type="float" office:value="565">
            <text:p>565</text:p>
          </table:table-cell>
          <table:table-cell office:value-type="float" office:value="181">
            <text:p>181</text:p>
          </table:table-cell>
          <table:table-cell table:number-columns-repeated="2" office:value-type="float" office:value="256">
            <text:p>256</text:p>
          </table:table-cell>
          <table:table-cell office:value-type="float" office:value="-0.0313765">
            <text:p>-0.0313765</text:p>
          </table:table-cell>
          <table:table-cell office:value-type="float" office:value="0.281795">
            <text:p>0.281795</text:p>
          </table:table-cell>
          <table:table-cell office:value-type="float" office:value="-0.00487653">
            <text:p>-0.00487653</text:p>
          </table:table-cell>
          <table:table-cell office:value-type="float" office:value="0.196295">
            <text:p>0.19629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-201">
            <text:p>-201</text:p>
          </table:table-cell>
          <table:table-cell office:value-type="float" office:value="566">
            <text:p>56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59">
            <text:p>259</text:p>
          </table:table-cell>
          <table:table-cell office:value-type="float" office:value="-0.0316897">
            <text:p>-0.0316897</text:p>
          </table:table-cell>
          <table:table-cell office:value-type="float" office:value="0.295107">
            <text:p>0.295107</text:p>
          </table:table-cell>
          <table:table-cell office:value-type="float" office:value="-0.00418972">
            <text:p>-0.00418972</text:p>
          </table:table-cell>
          <table:table-cell office:value-type="float" office:value="0.194607">
            <text:p>0.194607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-234">
            <text:p>-234</text:p>
          </table:table-cell>
          <table:table-cell office:value-type="float" office:value="502">
            <text:p>502</text:p>
          </table:table-cell>
          <table:table-cell office:value-type="float" office:value="49">
            <text:p>49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317037">
            <text:p>-0.0317037</text:p>
          </table:table-cell>
          <table:table-cell office:value-type="float" office:value="0.301073">
            <text:p>0.301073</text:p>
          </table:table-cell>
          <table:table-cell office:value-type="float" office:value="-0.00220374">
            <text:p>-0.00220374</text:p>
          </table:table-cell>
          <table:table-cell office:value-type="float" office:value="0.184073">
            <text:p>0.18407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-256">
            <text:p>-256</text:p>
          </table:table-cell>
          <table:table-cell office:value-type="float" office:value="572">
            <text:p>572</text:p>
          </table:table-cell>
          <table:table-cell office:value-type="float" office:value="95">
            <text:p>95</text:p>
          </table:table-cell>
          <table:table-cell table:number-columns-repeated="2" office:value-type="float" office:value="258">
            <text:p>258</text:p>
          </table:table-cell>
          <table:table-cell office:value-type="float" office:value="-0.0311524">
            <text:p>-0.0311524</text:p>
          </table:table-cell>
          <table:table-cell office:value-type="float" office:value="0.32258">
            <text:p>0.32258</text:p>
          </table:table-cell>
          <table:table-cell office:value-type="float" office:value="-0.000652397">
            <text:p>-0.000652397</text:p>
          </table:table-cell>
          <table:table-cell office:value-type="float" office:value="0.19458">
            <text:p>0.1945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-281">
            <text:p>-281</text:p>
          </table:table-cell>
          <table:table-cell office:value-type="float" office:value="577">
            <text:p>577</text:p>
          </table:table-cell>
          <table:table-cell office:value-type="float" office:value="74">
            <text:p>74</text:p>
          </table:table-cell>
          <table:table-cell table:number-columns-repeated="2" office:value-type="float" office:value="250">
            <text:p>250</text:p>
          </table:table-cell>
          <table:table-cell office:value-type="float" office:value="-0.0312763">
            <text:p>-0.0312763</text:p>
          </table:table-cell>
          <table:table-cell office:value-type="float" office:value="0.33851">
            <text:p>0.33851</text:p>
          </table:table-cell>
          <table:table-cell office:value-type="float" office:value="-0.000276325">
            <text:p>-0.000276325</text:p>
          </table:table-cell>
          <table:table-cell office:value-type="float" office:value="0.19801">
            <text:p>0.1980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-304">
            <text:p>-304</text:p>
          </table:table-cell>
          <table:table-cell office:value-type="float" office:value="586">
            <text:p>586</text:p>
          </table:table-cell>
          <table:table-cell office:value-type="float" office:value="57">
            <text:p>57</text:p>
          </table:table-cell>
          <table:table-cell table:number-columns-repeated="2" office:value-type="float" office:value="239">
            <text:p>239</text:p>
          </table:table-cell>
          <table:table-cell office:value-type="float" office:value="-0.0322922">
            <text:p>-0.0322922</text:p>
          </table:table-cell>
          <table:table-cell office:value-type="float" office:value="0.350893">
            <text:p>0.350893</text:p>
          </table:table-cell>
          <table:table-cell office:value-type="float" office:value="0.000207778">
            <text:p>0.000207778</text:p>
          </table:table-cell>
          <table:table-cell office:value-type="float" office:value="0.198893">
            <text:p>0.19889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-320">
            <text:p>-320</text:p>
          </table:table-cell>
          <table:table-cell office:value-type="float" office:value="592">
            <text:p>592</text:p>
          </table:table-cell>
          <table:table-cell office:value-type="float" office:value="45">
            <text:p>45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337508">
            <text:p>-0.0337508</text:p>
          </table:table-cell>
          <table:table-cell office:value-type="float" office:value="0.362911">
            <text:p>0.362911</text:p>
          </table:table-cell>
          <table:table-cell office:value-type="float" office:value="-0.000250794">
            <text:p>-0.000250794</text:p>
          </table:table-cell>
          <table:table-cell office:value-type="float" office:value="0.202911">
            <text:p>0.20291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339">
            <text:p>-339</text:p>
          </table:table-cell>
          <table:table-cell office:value-type="float" office:value="600">
            <text:p>600</text:p>
          </table:table-cell>
          <table:table-cell office:value-type="float" office:value="29">
            <text:p>29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345563">
            <text:p>-0.0345563</text:p>
          </table:table-cell>
          <table:table-cell office:value-type="float" office:value="0.371216">
            <text:p>0.371216</text:p>
          </table:table-cell>
          <table:table-cell office:value-type="float" office:value="0.00144372">
            <text:p>0.00144372</text:p>
          </table:table-cell>
          <table:table-cell office:value-type="float" office:value="0.201716">
            <text:p>0.201716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-358">
            <text:p>-358</text:p>
          </table:table-cell>
          <table:table-cell office:value-type="float" office:value="607">
            <text:p>607</text:p>
          </table:table-cell>
          <table:table-cell office:value-type="float" office:value="16">
            <text:p>16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342588">
            <text:p>-0.0342588</text:p>
          </table:table-cell>
          <table:table-cell office:value-type="float" office:value="0.382085">
            <text:p>0.382085</text:p>
          </table:table-cell>
          <table:table-cell office:value-type="float" office:value="0.00224116">
            <text:p>0.00224116</text:p>
          </table:table-cell>
          <table:table-cell office:value-type="float" office:value="0.203085">
            <text:p>0.203085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74">
            <text:p>74</text:p>
          </table:table-cell>
          <table:table-cell office:value-type="float" office:value="-373">
            <text:p>-373</text:p>
          </table:table-cell>
          <table:table-cell office:value-type="float" office:value="622">
            <text:p>622</text:p>
          </table:table-cell>
          <table:table-cell office:value-type="float" office:value="15">
            <text:p>15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0340498">
            <text:p>-0.0340498</text:p>
          </table:table-cell>
          <table:table-cell office:value-type="float" office:value="0.391326">
            <text:p>0.391326</text:p>
          </table:table-cell>
          <table:table-cell office:value-type="float" office:value="0.00295019">
            <text:p>0.00295019</text:p>
          </table:table-cell>
          <table:table-cell office:value-type="float" office:value="0.204826">
            <text:p>0.20482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-390">
            <text:p>-390</text:p>
          </table:table-cell>
          <table:table-cell office:value-type="float" office:value="629">
            <text:p>629</text:p>
          </table:table-cell>
          <table:table-cell office:value-type="float" office:value="5">
            <text:p>5</text:p>
          </table:table-cell>
          <table:table-cell table:number-columns-repeated="2" office:value-type="float" office:value="171">
            <text:p>171</text:p>
          </table:table-cell>
          <table:table-cell office:value-type="float" office:value="-0.0348093">
            <text:p>-0.0348093</text:p>
          </table:table-cell>
          <table:table-cell office:value-type="float" office:value="0.4042">
            <text:p>0.4042</text:p>
          </table:table-cell>
          <table:table-cell office:value-type="float" office:value="0.00219068">
            <text:p>0.00219068</text:p>
          </table:table-cell>
          <table:table-cell office:value-type="float" office:value="0.2092">
            <text:p>0.2092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78">
            <text:p>78</text:p>
          </table:table-cell>
          <table:table-cell office:value-type="float" office:value="-420">
            <text:p>-420</text:p>
          </table:table-cell>
          <table:table-cell office:value-type="float" office:value="673">
            <text:p>673</text:p>
          </table:table-cell>
          <table:table-cell office:value-type="float" office:value="15">
            <text:p>15</text:p>
          </table:table-cell>
          <table:table-cell table:number-columns-repeated="2" office:value-type="float" office:value="91">
            <text:p>91</text:p>
          </table:table-cell>
          <table:table-cell office:value-type="float" office:value="-0.0385525">
            <text:p>-0.0385525</text:p>
          </table:table-cell>
          <table:table-cell office:value-type="float" office:value="0.435433">
            <text:p>0.435433</text:p>
          </table:table-cell>
          <table:table-cell office:value-type="float" office:value="0.000447493">
            <text:p>0.000447493</text:p>
          </table:table-cell>
          <table:table-cell office:value-type="float" office:value="0.225433">
            <text:p>0.22543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-376">
            <text:p>-376</text:p>
          </table:table-cell>
          <table:table-cell office:value-type="float" office:value="628">
            <text:p>628</text:p>
          </table:table-cell>
          <table:table-cell office:value-type="float" office:value="11">
            <text:p>11</text:p>
          </table:table-cell>
          <table:table-cell table:number-columns-repeated="2" office:value-type="float" office:value="187">
            <text:p>187</text:p>
          </table:table-cell>
          <table:table-cell office:value-type="float" office:value="-0.039257">
            <text:p>-0.039257</text:p>
          </table:table-cell>
          <table:table-cell office:value-type="float" office:value="0.314608">
            <text:p>0.314608</text:p>
          </table:table-cell>
          <table:table-cell office:value-type="float" office:value="0.001243">
            <text:p>0.001243</text:p>
          </table:table-cell>
          <table:table-cell office:value-type="float" office:value="0.126608">
            <text:p>0.12660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-299">
            <text:p>-299</text:p>
          </table:table-cell>
          <table:table-cell office:value-type="float" office:value="596">
            <text:p>596</text:p>
          </table:table-cell>
          <table:table-cell office:value-type="float" office:value="61">
            <text:p>61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387662">
            <text:p>-0.0387662</text:p>
          </table:table-cell>
          <table:table-cell office:value-type="float" office:value="0.30757">
            <text:p>0.30757</text:p>
          </table:table-cell>
          <table:table-cell office:value-type="float" office:value="-0.000766195">
            <text:p>-0.000766195</text:p>
          </table:table-cell>
          <table:table-cell office:value-type="float" office:value="0.15807">
            <text:p>0.1580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-240">
            <text:p>-240</text:p>
          </table:table-cell>
          <table:table-cell office:value-type="float" office:value="583">
            <text:p>58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268">
            <text:p>268</text:p>
          </table:table-cell>
          <table:table-cell office:value-type="float" office:value="-0.0378102">
            <text:p>-0.0378102</text:p>
          </table:table-cell>
          <table:table-cell office:value-type="float" office:value="0.295746">
            <text:p>0.295746</text:p>
          </table:table-cell>
          <table:table-cell office:value-type="float" office:value="0.000689764">
            <text:p>0.000689764</text:p>
          </table:table-cell>
          <table:table-cell office:value-type="float" office:value="0.175746">
            <text:p>0.17574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-216">
            <text:p>-216</text:p>
          </table:table-cell>
          <table:table-cell office:value-type="float" office:value="585">
            <text:p>585</text:p>
          </table:table-cell>
          <table:table-cell office:value-type="float" office:value="139">
            <text:p>139</text:p>
          </table:table-cell>
          <table:table-cell table:number-columns-repeated="2" office:value-type="float" office:value="250">
            <text:p>250</text:p>
          </table:table-cell>
          <table:table-cell office:value-type="float" office:value="-0.0377195">
            <text:p>-0.0377195</text:p>
          </table:table-cell>
          <table:table-cell office:value-type="float" office:value="0.281475">
            <text:p>0.281475</text:p>
          </table:table-cell>
          <table:table-cell office:value-type="float" office:value="-0.00271953">
            <text:p>-0.00271953</text:p>
          </table:table-cell>
          <table:table-cell office:value-type="float" office:value="0.173475">
            <text:p>0.173475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-188">
            <text:p>-188</text:p>
          </table:table-cell>
          <table:table-cell office:value-type="float" office:value="509">
            <text:p>509</text:p>
          </table:table-cell>
          <table:table-cell office:value-type="float" office:value="88">
            <text:p>88</text:p>
          </table:table-cell>
          <table:table-cell table:number-columns-repeated="2" office:value-type="float" office:value="408">
            <text:p>408</text:p>
          </table:table-cell>
          <table:table-cell office:value-type="float" office:value="-0.0379934">
            <text:p>-0.0379934</text:p>
          </table:table-cell>
          <table:table-cell office:value-type="float" office:value="0.276406">
            <text:p>0.276406</text:p>
          </table:table-cell>
          <table:table-cell office:value-type="float" office:value="-0.00149339">
            <text:p>-0.00149339</text:p>
          </table:table-cell>
          <table:table-cell office:value-type="float" office:value="0.182406">
            <text:p>0.18240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-166">
            <text:p>-166</text:p>
          </table:table-cell>
          <table:table-cell office:value-type="float" office:value="512">
            <text:p>512</text:p>
          </table:table-cell>
          <table:table-cell office:value-type="float" office:value="116">
            <text:p>116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385275">
            <text:p>-0.0385275</text:p>
          </table:table-cell>
          <table:table-cell office:value-type="float" office:value="0.266468">
            <text:p>0.266468</text:p>
          </table:table-cell>
          <table:table-cell office:value-type="float" office:value="-0.00352749">
            <text:p>-0.00352749</text:p>
          </table:table-cell>
          <table:table-cell office:value-type="float" office:value="0.183468">
            <text:p>0.18346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-163">
            <text:p>-163</text:p>
          </table:table-cell>
          <table:table-cell office:value-type="float" office:value="580">
            <text:p>580</text:p>
          </table:table-cell>
          <table:table-cell office:value-type="float" office:value="189">
            <text:p>189</text:p>
          </table:table-cell>
          <table:table-cell table:number-columns-repeated="2" office:value-type="float" office:value="257">
            <text:p>257</text:p>
          </table:table-cell>
          <table:table-cell office:value-type="float" office:value="-0.0378861">
            <text:p>-0.0378861</text:p>
          </table:table-cell>
          <table:table-cell office:value-type="float" office:value="0.268737">
            <text:p>0.268737</text:p>
          </table:table-cell>
          <table:table-cell office:value-type="float" office:value="-0.00388612">
            <text:p>-0.00388612</text:p>
          </table:table-cell>
          <table:table-cell office:value-type="float" office:value="0.187237">
            <text:p>0.187237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-160">
            <text:p>-160</text:p>
          </table:table-cell>
          <table:table-cell office:value-type="float" office:value="509">
            <text:p>509</text:p>
          </table:table-cell>
          <table:table-cell office:value-type="float" office:value="116">
            <text:p>116</text:p>
          </table:table-cell>
          <table:table-cell table:number-columns-repeated="2" office:value-type="float" office:value="408">
            <text:p>408</text:p>
          </table:table-cell>
          <table:table-cell office:value-type="float" office:value="-0.0375714">
            <text:p>-0.0375714</text:p>
          </table:table-cell>
          <table:table-cell office:value-type="float" office:value="0.269233">
            <text:p>0.269233</text:p>
          </table:table-cell>
          <table:table-cell office:value-type="float" office:value="-0.00107142">
            <text:p>-0.00107142</text:p>
          </table:table-cell>
          <table:table-cell office:value-type="float" office:value="0.189233">
            <text:p>0.18923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-150">
            <text:p>-150</text:p>
          </table:table-cell>
          <table:table-cell office:value-type="float" office:value="582">
            <text:p>582</text:p>
          </table:table-cell>
          <table:table-cell office:value-type="float" office:value="205">
            <text:p>205</text:p>
          </table:table-cell>
          <table:table-cell table:number-columns-repeated="2" office:value-type="float" office:value="251">
            <text:p>251</text:p>
          </table:table-cell>
          <table:table-cell office:value-type="float" office:value="-0.0369551">
            <text:p>-0.0369551</text:p>
          </table:table-cell>
          <table:table-cell office:value-type="float" office:value="0.25165">
            <text:p>0.25165</text:p>
          </table:table-cell>
          <table:table-cell office:value-type="float" office:value="-0.00345511">
            <text:p>-0.00345511</text:p>
          </table:table-cell>
          <table:table-cell office:value-type="float" office:value="0.17665">
            <text:p>0.17665</text:p>
          </table:table-cell>
        </table:table-row>
        <table:table-row table:style-name="ro2">
          <table:table-cell table:style-name="ce1" office:value-type="float" office:value="-921">
            <text:p>-921</text:p>
          </table:table-cell>
          <table:table-cell office:value-type="float" office:value="63">
            <text:p>63</text:p>
          </table:table-cell>
          <table:table-cell office:value-type="float" office:value="-113">
            <text:p>-113</text:p>
          </table:table-cell>
          <table:table-cell office:value-type="float" office:value="575">
            <text:p>575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57">
            <text:p>257</text:p>
          </table:table-cell>
          <table:table-cell office:value-type="float" office:value="-0.0364468">
            <text:p>-0.0364468</text:p>
          </table:table-cell>
          <table:table-cell office:value-type="float" office:value="0.227159">
            <text:p>0.227159</text:p>
          </table:table-cell>
          <table:table-cell office:value-type="float" office:value="-0.00494681">
            <text:p>-0.00494681</text:p>
          </table:table-cell>
          <table:table-cell office:value-type="float" office:value="0.170659">
            <text:p>0.170659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-84">
            <text:p>-84</text:p>
          </table:table-cell>
          <table:table-cell office:value-type="float" office:value="588">
            <text:p>588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385623">
            <text:p>-0.0385623</text:p>
          </table:table-cell>
          <table:table-cell office:value-type="float" office:value="0.208795">
            <text:p>0.208795</text:p>
          </table:table-cell>
          <table:table-cell office:value-type="float" office:value="-0.00756231">
            <text:p>-0.00756231</text:p>
          </table:table-cell>
          <table:table-cell office:value-type="float" office:value="0.166795">
            <text:p>0.166795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-63">
            <text:p>-63</text:p>
          </table:table-cell>
          <table:table-cell office:value-type="float" office:value="598">
            <text:p>598</text:p>
          </table:table-cell>
          <table:table-cell office:value-type="float" office:value="313">
            <text:p>313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402623">
            <text:p>-0.0402623</text:p>
          </table:table-cell>
          <table:table-cell office:value-type="float" office:value="0.198077">
            <text:p>0.198077</text:p>
          </table:table-cell>
          <table:table-cell office:value-type="float" office:value="-0.00926234">
            <text:p>-0.00926234</text:p>
          </table:table-cell>
          <table:table-cell office:value-type="float" office:value="0.166577">
            <text:p>0.166577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66">
            <text:p>66</text:p>
          </table:table-cell>
          <table:table-cell office:value-type="float" office:value="-50">
            <text:p>-50</text:p>
          </table:table-cell>
          <table:table-cell office:value-type="float" office:value="558">
            <text:p>558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97">
            <text:p>297</text:p>
          </table:table-cell>
          <table:table-cell office:value-type="float" office:value="-0.0399767">
            <text:p>-0.0399767</text:p>
          </table:table-cell>
          <table:table-cell office:value-type="float" office:value="0.183989">
            <text:p>0.183989</text:p>
          </table:table-cell>
          <table:table-cell office:value-type="float" office:value="-0.0069767">
            <text:p>-0.0069767</text:p>
          </table:table-cell>
          <table:table-cell office:value-type="float" office:value="0.158989">
            <text:p>0.158989</text:p>
          </table:table-cell>
        </table:table-row>
        <table:table-row table:style-name="ro2">
          <table:table-cell table:style-name="ce1" office:value-type="float" office:value="362">
            <text:p>362</text:p>
          </table:table-cell>
          <table:table-cell office:value-type="float" office:value="60">
            <text:p>60</text:p>
          </table:table-cell>
          <table:table-cell office:value-type="float" office:value="-26">
            <text:p>-26</text:p>
          </table:table-cell>
          <table:table-cell office:value-type="float" office:value="642">
            <text:p>642</text:p>
          </table:table-cell>
          <table:table-cell office:value-type="float" office:value="396">
            <text:p>396</text:p>
          </table:table-cell>
          <table:table-cell table:number-columns-repeated="2" office:value-type="float" office:value="117">
            <text:p>117</text:p>
          </table:table-cell>
          <table:table-cell office:value-type="float" office:value="-0.0411547">
            <text:p>-0.0411547</text:p>
          </table:table-cell>
          <table:table-cell office:value-type="float" office:value="0.129143">
            <text:p>0.129143</text:p>
          </table:table-cell>
          <table:table-cell office:value-type="float" office:value="-0.0111547">
            <text:p>-0.0111547</text:p>
          </table:table-cell>
          <table:table-cell office:value-type="float" office:value="0.116143">
            <text:p>0.116143</text:p>
          </table:table-cell>
        </table:table-row>
        <table:table-row table:style-name="ro2">
          <table:table-cell table:style-name="ce1" office:value-type="float" office:value="-712">
            <text:p>-71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640">
            <text:p>640</text:p>
          </table:table-cell>
          <table:table-cell office:value-type="float" office:value="426">
            <text:p>426</text:p>
          </table:table-cell>
          <table:table-cell table:number-columns-repeated="2" office:value-type="float" office:value="115">
            <text:p>115</text:p>
          </table:table-cell>
          <table:table-cell office:value-type="float" office:value="-0.0459227">
            <text:p>-0.0459227</text:p>
          </table:table-cell>
          <table:table-cell office:value-type="float" office:value="0.0861037">
            <text:p>0.0861037</text:p>
          </table:table-cell>
          <table:table-cell office:value-type="float" office:value="-0.0174227">
            <text:p>-0.0174227</text:p>
          </table:table-cell>
          <table:table-cell office:value-type="float" office:value="0.0876037">
            <text:p>0.087603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604">
            <text:p>604</text:p>
          </table:table-cell>
          <table:table-cell office:value-type="float" office:value="432">
            <text:p>43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0.0450811">
            <text:p>-0.0450811</text:p>
          </table:table-cell>
          <table:table-cell office:value-type="float" office:value="0.0791772">
            <text:p>0.0791772</text:p>
          </table:table-cell>
          <table:table-cell office:value-type="float" office:value="-0.0185811">
            <text:p>-0.0185811</text:p>
          </table:table-cell>
          <table:table-cell office:value-type="float" office:value="0.0996772">
            <text:p>0.0996772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646">
            <text:p>646</text:p>
          </table:table-cell>
          <table:table-cell office:value-type="float" office:value="519">
            <text:p>519</text:p>
          </table:table-cell>
          <table:table-cell table:number-columns-repeated="2" office:value-type="float" office:value="102">
            <text:p>102</text:p>
          </table:table-cell>
          <table:table-cell office:value-type="float" office:value="-0.04579">
            <text:p>-0.04579</text:p>
          </table:table-cell>
          <table:table-cell office:value-type="float" office:value="0.047167">
            <text:p>0.047167</text:p>
          </table:table-cell>
          <table:table-cell office:value-type="float" office:value="-0.01729">
            <text:p>-0.01729</text:p>
          </table:table-cell>
          <table:table-cell office:value-type="float" office:value="0.092167">
            <text:p>0.09216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151">
            <text:p>151</text:p>
          </table:table-cell>
          <table:table-cell office:value-type="float" office:value="531">
            <text:p>531</text:p>
          </table:table-cell>
          <table:table-cell office:value-type="float" office:value="468">
            <text:p>468</text:p>
          </table:table-cell>
          <table:table-cell table:number-columns-repeated="2" office:value-type="float" office:value="327">
            <text:p>327</text:p>
          </table:table-cell>
          <table:table-cell office:value-type="float" office:value="-0.0460009">
            <text:p>-0.0460009</text:p>
          </table:table-cell>
          <table:table-cell office:value-type="float" office:value="0.0363113">
            <text:p>0.0363113</text:p>
          </table:table-cell>
          <table:table-cell office:value-type="float" office:value="-0.0190009">
            <text:p>-0.0190009</text:p>
          </table:table-cell>
          <table:table-cell office:value-type="float" office:value="0.111811">
            <text:p>0.111811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  <table:table-cell office:value-type="float" office:value="609">
            <text:p>609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72">
            <text:p>172</text:p>
          </table:table-cell>
          <table:table-cell office:value-type="float" office:value="-0.0460646">
            <text:p>-0.0460646</text:p>
          </table:table-cell>
          <table:table-cell office:value-type="float" office:value="0.025308">
            <text:p>0.025308</text:p>
          </table:table-cell>
          <table:table-cell office:value-type="float" office:value="-0.0185646">
            <text:p>-0.0185646</text:p>
          </table:table-cell>
          <table:table-cell office:value-type="float" office:value="0.113308">
            <text:p>0.113308</text:p>
          </table:table-cell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53">
            <text:p>53</text:p>
          </table:table-cell>
          <table:table-cell office:value-type="float" office:value="219">
            <text:p>219</text:p>
          </table:table-cell>
          <table:table-cell office:value-type="float" office:value="646">
            <text:p>646</text:p>
          </table:table-cell>
          <table:table-cell office:value-type="float" office:value="652">
            <text:p>652</text:p>
          </table:table-cell>
          <table:table-cell table:number-columns-repeated="2" office:value-type="float" office:value="95">
            <text:p>95</text:p>
          </table:table-cell>
          <table:table-cell office:value-type="float" office:value="-0.0462825">
            <text:p>-0.0462825</text:p>
          </table:table-cell>
          <table:table-cell office:value-type="float" office:value="-0.00278302">
            <text:p>-0.00278302</text:p>
          </table:table-cell>
          <table:table-cell office:value-type="float" office:value="-0.0197825">
            <text:p>-0.0197825</text:p>
          </table:table-cell>
          <table:table-cell office:value-type="float" office:value="0.106717">
            <text:p>0.106717</text:p>
          </table:table-cell>
        </table:table-row>
        <table:table-row table:style-name="ro2">
          <table:table-cell table:style-name="ce1" office:value-type="float" office:value="-710">
            <text:p>-710</text:p>
          </table:table-cell>
          <table:table-cell office:value-type="float" office:value="51">
            <text:p>51</text:p>
          </table:table-cell>
          <table:table-cell office:value-type="float" office:value="243">
            <text:p>243</text:p>
          </table:table-cell>
          <table:table-cell office:value-type="float" office:value="641">
            <text:p>641</text:p>
          </table:table-cell>
          <table:table-cell office:value-type="float" office:value="673">
            <text:p>673</text:p>
          </table:table-cell>
          <table:table-cell table:number-columns-repeated="2" office:value-type="float" office:value="101">
            <text:p>101</text:p>
          </table:table-cell>
          <table:table-cell office:value-type="float" office:value="-0.0441787">
            <text:p>-0.0441787</text:p>
          </table:table-cell>
          <table:table-cell office:value-type="float" office:value="-0.0474783">
            <text:p>-0.0474783</text:p>
          </table:table-cell>
          <table:table-cell office:value-type="float" office:value="-0.0186787">
            <text:p>-0.0186787</text:p>
          </table:table-cell>
          <table:table-cell office:value-type="float" office:value="0.0740217">
            <text:p>0.0740217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263">
            <text:p>263</text:p>
          </table:table-cell>
          <table:table-cell office:value-type="float" office:value="639">
            <text:p>639</text:p>
          </table:table-cell>
          <table:table-cell office:value-type="float" office:value="692">
            <text:p>692</text:p>
          </table:table-cell>
          <table:table-cell table:number-columns-repeated="2" office:value-type="float" office:value="102">
            <text:p>102</text:p>
          </table:table-cell>
          <table:table-cell office:value-type="float" office:value="-0.0458991">
            <text:p>-0.0458991</text:p>
          </table:table-cell>
          <table:table-cell office:value-type="float" office:value="-0.0666363">
            <text:p>-0.0666363</text:p>
          </table:table-cell>
          <table:table-cell office:value-type="float" office:value="-0.0208991">
            <text:p>-0.0208991</text:p>
          </table:table-cell>
          <table:table-cell office:value-type="float" office:value="0.0648637">
            <text:p>0.0648637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44">
            <text:p>44</text:p>
          </table:table-cell>
          <table:table-cell office:value-type="float" office:value="323">
            <text:p>323</text:p>
          </table:table-cell>
          <table:table-cell office:value-type="float" office:value="626">
            <text:p>626</text:p>
          </table:table-cell>
          <table:table-cell office:value-type="float" office:value="745">
            <text:p>745</text:p>
          </table:table-cell>
          <table:table-cell table:number-columns-repeated="2" office:value-type="float" office:value="116">
            <text:p>116</text:p>
          </table:table-cell>
          <table:table-cell office:value-type="float" office:value="-0.0460319">
            <text:p>-0.0460319</text:p>
          </table:table-cell>
          <table:table-cell office:value-type="float" office:value="-0.0800632">
            <text:p>-0.0800632</text:p>
          </table:table-cell>
          <table:table-cell office:value-type="float" office:value="-0.0240319">
            <text:p>-0.0240319</text:p>
          </table:table-cell>
          <table:table-cell office:value-type="float" office:value="0.0814368">
            <text:p>0.0814368</text:p>
          </table:table-cell>
        </table:table-row>
        <table:table-row table:style-name="ro2">
          <table:table-cell table:style-name="ce1" office:value-type="float" office:value="-713">
            <text:p>-713</text:p>
          </table:table-cell>
          <table:table-cell office:value-type="float" office:value="40">
            <text:p>40</text:p>
          </table:table-cell>
          <table:table-cell office:value-type="float" office:value="373">
            <text:p>373</text:p>
          </table:table-cell>
          <table:table-cell office:value-type="float" office:value="625">
            <text:p>625</text:p>
          </table:table-cell>
          <table:table-cell office:value-type="float" office:value="798">
            <text:p>798</text:p>
          </table:table-cell>
          <table:table-cell table:number-columns-repeated="2" office:value-type="float" office:value="110">
            <text:p>110</text:p>
          </table:table-cell>
          <table:table-cell office:value-type="float" office:value="-0.0493674">
            <text:p>-0.0493674</text:p>
          </table:table-cell>
          <table:table-cell office:value-type="float" office:value="-0.104126">
            <text:p>-0.104126</text:p>
          </table:table-cell>
          <table:table-cell office:value-type="float" office:value="-0.0293674">
            <text:p>-0.0293674</text:p>
          </table:table-cell>
          <table:table-cell office:value-type="float" office:value="0.0823739">
            <text:p>0.0823739</text:p>
          </table:table-cell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40">
            <text:p>40</text:p>
          </table:table-cell>
          <table:table-cell office:value-type="float" office:value="392">
            <text:p>392</text:p>
          </table:table-cell>
          <table:table-cell office:value-type="float" office:value="599">
            <text:p>599</text:p>
          </table:table-cell>
          <table:table-cell office:value-type="float" office:value="791">
            <text:p>791</text:p>
          </table:table-cell>
          <table:table-cell table:number-columns-repeated="2" office:value-type="float" office:value="162">
            <text:p>162</text:p>
          </table:table-cell>
          <table:table-cell office:value-type="float" office:value="-0.0516957">
            <text:p>-0.0516957</text:p>
          </table:table-cell>
          <table:table-cell office:value-type="float" office:value="-0.117931">
            <text:p>-0.117931</text:p>
          </table:table-cell>
          <table:table-cell office:value-type="float" office:value="-0.0316957">
            <text:p>-0.0316957</text:p>
          </table:table-cell>
          <table:table-cell office:value-type="float" office:value="0.0780691">
            <text:p>0.0780691</text:p>
          </table:table-cell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37">
            <text:p>37</text:p>
          </table:table-cell>
          <table:table-cell office:value-type="float" office:value="416">
            <text:p>416</text:p>
          </table:table-cell>
          <table:table-cell office:value-type="float" office:value="630">
            <text:p>630</text:p>
          </table:table-cell>
          <table:table-cell office:value-type="float" office:value="849">
            <text:p>849</text:p>
          </table:table-cell>
          <table:table-cell table:number-columns-repeated="2" office:value-type="float" office:value="95">
            <text:p>95</text:p>
          </table:table-cell>
          <table:table-cell office:value-type="float" office:value="-0.0526793">
            <text:p>-0.0526793</text:p>
          </table:table-cell>
          <table:table-cell office:value-type="float" office:value="-0.12991">
            <text:p>-0.12991</text:p>
          </table:table-cell>
          <table:table-cell office:value-type="float" office:value="-0.0341793">
            <text:p>-0.0341793</text:p>
          </table:table-cell>
          <table:table-cell office:value-type="float" office:value="0.0780903">
            <text:p>0.0780903</text:p>
          </table:table-cell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57">
            <text:p>57</text:p>
          </table:table-cell>
          <table:table-cell office:value-type="float" office:value="408">
            <text:p>408</text:p>
          </table:table-cell>
          <table:table-cell office:value-type="float" office:value="647">
            <text:p>647</text:p>
          </table:table-cell>
          <table:table-cell office:value-type="float" office:value="838">
            <text:p>83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0.0529559">
            <text:p>-0.0529559</text:p>
          </table:table-cell>
          <table:table-cell office:value-type="float" office:value="-0.0241508">
            <text:p>-0.0241508</text:p>
          </table:table-cell>
          <table:table-cell office:value-type="float" office:value="-0.0244559">
            <text:p>-0.0244559</text:p>
          </table:table-cell>
          <table:table-cell office:value-type="float" office:value="0.179849">
            <text:p>0.179849</text:p>
          </table:table-cell>
        </table:table-row>
        <table:table-row table:style-name="ro2">
          <table:table-cell table:style-name="ce1" office:value-type="float" office:value="-710">
            <text:p>-710</text:p>
          </table:table-cell>
          <table:table-cell office:value-type="float" office:value="58">
            <text:p>58</text:p>
          </table:table-cell>
          <table:table-cell office:value-type="float" office:value="388">
            <text:p>388</text:p>
          </table:table-cell>
          <table:table-cell office:value-type="float" office:value="638">
            <text:p>638</text:p>
          </table:table-cell>
          <table:table-cell office:value-type="float" office:value="808">
            <text:p>808</text:p>
          </table:table-cell>
          <table:table-cell table:number-columns-repeated="2" office:value-type="float" office:value="121">
            <text:p>121</text:p>
          </table:table-cell>
          <table:table-cell office:value-type="float" office:value="-0.0537785">
            <text:p>-0.0537785</text:p>
          </table:table-cell>
          <table:table-cell office:value-type="float" office:value="-0.00874019">
            <text:p>-0.00874019</text:p>
          </table:table-cell>
          <table:table-cell office:value-type="float" office:value="-0.0247785">
            <text:p>-0.0247785</text:p>
          </table:table-cell>
          <table:table-cell office:value-type="float" office:value="0.18526">
            <text:p>0.18526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355">
            <text:p>355</text:p>
          </table:table-cell>
          <table:table-cell office:value-type="float" office:value="642">
            <text:p>642</text:p>
          </table:table-cell>
          <table:table-cell office:value-type="float" office:value="780">
            <text:p>780</text:p>
          </table:table-cell>
          <table:table-cell table:number-columns-repeated="2" office:value-type="float" office:value="111">
            <text:p>111</text:p>
          </table:table-cell>
          <table:table-cell office:value-type="float" office:value="-0.0541668">
            <text:p>-0.0541668</text:p>
          </table:table-cell>
          <table:table-cell office:value-type="float" office:value="0.00567097">
            <text:p>0.00567097</text:p>
          </table:table-cell>
          <table:table-cell office:value-type="float" office:value="-0.0256668">
            <text:p>-0.0256668</text:p>
          </table:table-cell>
          <table:table-cell office:value-type="float" office:value="0.183171">
            <text:p>0.18317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312">
            <text:p>312</text:p>
          </table:table-cell>
          <table:table-cell office:value-type="float" office:value="612">
            <text:p>612</text:p>
          </table:table-cell>
          <table:table-cell office:value-type="float" office:value="703">
            <text:p>70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0.054414">
            <text:p>-0.054414</text:p>
          </table:table-cell>
          <table:table-cell office:value-type="float" office:value="0.0125385">
            <text:p>0.0125385</text:p>
          </table:table-cell>
          <table:table-cell office:value-type="float" office:value="-0.023914">
            <text:p>-0.023914</text:p>
          </table:table-cell>
          <table:table-cell office:value-type="float" office:value="0.168538">
            <text:p>0.168538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64">
            <text:p>64</text:p>
          </table:table-cell>
          <table:table-cell office:value-type="float" office:value="290">
            <text:p>290</text:p>
          </table:table-cell>
          <table:table-cell office:value-type="float" office:value="649">
            <text:p>649</text:p>
          </table:table-cell>
          <table:table-cell office:value-type="float" office:value="715">
            <text:p>71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-0.0536775">
            <text:p>-0.0536775</text:p>
          </table:table-cell>
          <table:table-cell office:value-type="float" office:value="0.028964">
            <text:p>0.028964</text:p>
          </table:table-cell>
          <table:table-cell office:value-type="float" office:value="-0.0216775">
            <text:p>-0.0216775</text:p>
          </table:table-cell>
          <table:table-cell office:value-type="float" office:value="0.173964">
            <text:p>0.17396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253">
            <text:p>253</text:p>
          </table:table-cell>
          <table:table-cell office:value-type="float" office:value="612">
            <text:p>612</text:p>
          </table:table-cell>
          <table:table-cell office:value-type="float" office:value="635">
            <text:p>635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0534284">
            <text:p>-0.0534284</text:p>
          </table:table-cell>
          <table:table-cell office:value-type="float" office:value="0.0307834">
            <text:p>0.0307834</text:p>
          </table:table-cell>
          <table:table-cell office:value-type="float" office:value="-0.0184284">
            <text:p>-0.0184284</text:p>
          </table:table-cell>
          <table:table-cell office:value-type="float" office:value="0.157283">
            <text:p>0.157283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71">
            <text:p>71</text:p>
          </table:table-cell>
          <table:table-cell office:value-type="float" office:value="243">
            <text:p>243</text:p>
          </table:table-cell>
          <table:table-cell office:value-type="float" office:value="625">
            <text:p>625</text:p>
          </table:table-cell>
          <table:table-cell office:value-type="float" office:value="637">
            <text:p>637</text:p>
          </table:table-cell>
          <table:table-cell table:number-columns-repeated="2" office:value-type="float" office:value="172">
            <text:p>172</text:p>
          </table:table-cell>
          <table:table-cell office:value-type="float" office:value="-0.0534829">
            <text:p>-0.0534829</text:p>
          </table:table-cell>
          <table:table-cell office:value-type="float" office:value="0.034205">
            <text:p>0.034205</text:p>
          </table:table-cell>
          <table:table-cell office:value-type="float" office:value="-0.0179829">
            <text:p>-0.0179829</text:p>
          </table:table-cell>
          <table:table-cell office:value-type="float" office:value="0.155705">
            <text:p>0.155705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238">
            <text:p>238</text:p>
          </table:table-cell>
          <table:table-cell office:value-type="float" office:value="599">
            <text:p>599</text:p>
          </table:table-cell>
          <table:table-cell office:value-type="float" office:value="609">
            <text:p>609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539567">
            <text:p>-0.0539567</text:p>
          </table:table-cell>
          <table:table-cell office:value-type="float" office:value="0.0386752">
            <text:p>0.0386752</text:p>
          </table:table-cell>
          <table:table-cell office:value-type="float" office:value="-0.0199567">
            <text:p>-0.0199567</text:p>
          </table:table-cell>
          <table:table-cell office:value-type="float" office:value="0.157675">
            <text:p>0.157675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229">
            <text:p>229</text:p>
          </table:table-cell>
          <table:table-cell office:value-type="float" office:value="610">
            <text:p>610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0544659">
            <text:p>-0.0544659</text:p>
          </table:table-cell>
          <table:table-cell office:value-type="float" office:value="0.0472202">
            <text:p>0.0472202</text:p>
          </table:table-cell>
          <table:table-cell office:value-type="float" office:value="-0.0204659">
            <text:p>-0.0204659</text:p>
          </table:table-cell>
          <table:table-cell office:value-type="float" office:value="0.16172">
            <text:p>0.16172</text:p>
          </table:table-cell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71">
            <text:p>71</text:p>
          </table:table-cell>
          <table:table-cell office:value-type="float" office:value="219">
            <text:p>219</text:p>
          </table:table-cell>
          <table:table-cell office:value-type="float" office:value="651">
            <text:p>651</text:p>
          </table:table-cell>
          <table:table-cell office:value-type="float" office:value="639">
            <text:p>639</text:p>
          </table:table-cell>
          <table:table-cell table:number-columns-repeated="2" office:value-type="float" office:value="120">
            <text:p>120</text:p>
          </table:table-cell>
          <table:table-cell office:value-type="float" office:value="-0.0530485">
            <text:p>-0.0530485</text:p>
          </table:table-cell>
          <table:table-cell office:value-type="float" office:value="0.0710002">
            <text:p>0.0710002</text:p>
          </table:table-cell>
          <table:table-cell office:value-type="float" office:value="-0.0175485">
            <text:p>-0.0175485</text:p>
          </table:table-cell>
          <table:table-cell office:value-type="float" office:value="0.1805">
            <text:p>0.1805</text:p>
          </table:table-cell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73">
            <text:p>73</text:p>
          </table:table-cell>
          <table:table-cell office:value-type="float" office:value="198">
            <text:p>198</text:p>
          </table:table-cell>
          <table:table-cell office:value-type="float" office:value="658">
            <text:p>658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11">
            <text:p>111</text:p>
          </table:table-cell>
          <table:table-cell office:value-type="float" office:value="-0.0531249">
            <text:p>-0.0531249</text:p>
          </table:table-cell>
          <table:table-cell office:value-type="float" office:value="0.0952098">
            <text:p>0.0952098</text:p>
          </table:table-cell>
          <table:table-cell office:value-type="float" office:value="-0.0166249">
            <text:p>-0.0166249</text:p>
          </table:table-cell>
          <table:table-cell office:value-type="float" office:value="0.19421">
            <text:p>0.19421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181">
            <text:p>181</text:p>
          </table:table-cell>
          <table:table-cell office:value-type="float" office:value="611">
            <text:p>611</text:p>
          </table:table-cell>
          <table:table-cell office:value-type="float" office:value="556">
            <text:p>556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535319">
            <text:p>-0.0535319</text:p>
          </table:table-cell>
          <table:table-cell office:value-type="float" office:value="0.107504">
            <text:p>0.107504</text:p>
          </table:table-cell>
          <table:table-cell office:value-type="float" office:value="-0.0155319">
            <text:p>-0.0155319</text:p>
          </table:table-cell>
          <table:table-cell office:value-type="float" office:value="0.198004">
            <text:p>0.198004</text:p>
          </table:table-cell>
        </table:table-row>
        <table:table-row table:style-name="ro2">
          <table:table-cell table:style-name="ce1" office:value-type="float" office:value="-712">
            <text:p>-712</text:p>
          </table:table-cell>
          <table:table-cell office:value-type="float" office:value="72">
            <text:p>72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 office:value-type="float" office:value="594">
            <text:p>594</text:p>
          </table:table-cell>
          <table:table-cell table:number-columns-repeated="2" office:value-type="float" office:value="109">
            <text:p>109</text:p>
          </table:table-cell>
          <table:table-cell office:value-type="float" office:value="-0.0478847">
            <text:p>-0.0478847</text:p>
          </table:table-cell>
          <table:table-cell office:value-type="float" office:value="0.125036">
            <text:p>0.125036</text:p>
          </table:table-cell>
          <table:table-cell office:value-type="float" office:value="-0.0118847">
            <text:p>-0.0118847</text:p>
          </table:table-cell>
          <table:table-cell office:value-type="float" office:value="0.209036">
            <text:p>0.209036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office:value-type="float" office:value="591">
            <text:p>591</text:p>
          </table:table-cell>
          <table:table-cell office:value-type="float" office:value="468">
            <text:p>468</text:p>
          </table:table-cell>
          <table:table-cell table:number-columns-repeated="2" office:value-type="float" office:value="254">
            <text:p>254</text:p>
          </table:table-cell>
          <table:table-cell office:value-type="float" office:value="-0.0454722">
            <text:p>-0.0454722</text:p>
          </table:table-cell>
          <table:table-cell office:value-type="float" office:value="0.13199">
            <text:p>0.13199</text:p>
          </table:table-cell>
          <table:table-cell office:value-type="float" office:value="-0.00647216">
            <text:p>-0.00647216</text:p>
          </table:table-cell>
          <table:table-cell office:value-type="float" office:value="0.18949">
            <text:p>0.1894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559">
            <text:p>559</text:p>
          </table:table-cell>
          <table:table-cell office:value-type="float" office:value="428">
            <text:p>428</text:p>
          </table:table-cell>
          <table:table-cell table:number-columns-repeated="2" office:value-type="float" office:value="318">
            <text:p>318</text:p>
          </table:table-cell>
          <table:table-cell office:value-type="float" office:value="-0.0444832">
            <text:p>-0.0444832</text:p>
          </table:table-cell>
          <table:table-cell office:value-type="float" office:value="0.13851">
            <text:p>0.13851</text:p>
          </table:table-cell>
          <table:table-cell office:value-type="float" office:value="-0.00548315">
            <text:p>-0.00548315</text:p>
          </table:table-cell>
          <table:table-cell office:value-type="float" office:value="0.19201">
            <text:p>0.1920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595">
            <text:p>595</text:p>
          </table:table-cell>
          <table:table-cell office:value-type="float" office:value="433">
            <text:p>433</text:p>
          </table:table-cell>
          <table:table-cell table:number-columns-repeated="2" office:value-type="float" office:value="226">
            <text:p>226</text:p>
          </table:table-cell>
          <table:table-cell office:value-type="float" office:value="-0.0442111">
            <text:p>-0.0442111</text:p>
          </table:table-cell>
          <table:table-cell office:value-type="float" office:value="0.144902">
            <text:p>0.144902</text:p>
          </table:table-cell>
          <table:table-cell office:value-type="float" office:value="-0.0102111">
            <text:p>-0.0102111</text:p>
          </table:table-cell>
          <table:table-cell office:value-type="float" office:value="0.177902">
            <text:p>0.17790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594">
            <text:p>594</text:p>
          </table:table-cell>
          <table:table-cell office:value-type="float" office:value="414">
            <text:p>414</text:p>
          </table:table-cell>
          <table:table-cell table:number-columns-repeated="2" office:value-type="float" office:value="229">
            <text:p>229</text:p>
          </table:table-cell>
          <table:table-cell office:value-type="float" office:value="-0.0435598">
            <text:p>-0.0435598</text:p>
          </table:table-cell>
          <table:table-cell office:value-type="float" office:value="0.153835">
            <text:p>0.153835</text:p>
          </table:table-cell>
          <table:table-cell office:value-type="float" office:value="-0.00955977">
            <text:p>-0.00955977</text:p>
          </table:table-cell>
          <table:table-cell office:value-type="float" office:value="0.177835">
            <text:p>0.17783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572">
            <text:p>572</text:p>
          </table:table-cell>
          <table:table-cell office:value-type="float" office:value="374">
            <text:p>374</text:p>
          </table:table-cell>
          <table:table-cell table:number-columns-repeated="2" office:value-type="float" office:value="270">
            <text:p>270</text:p>
          </table:table-cell>
          <table:table-cell office:value-type="float" office:value="-0.0417662">
            <text:p>-0.0417662</text:p>
          </table:table-cell>
          <table:table-cell office:value-type="float" office:value="0.159894">
            <text:p>0.159894</text:p>
          </table:table-cell>
          <table:table-cell office:value-type="float" office:value="-0.0082662">
            <text:p>-0.0082662</text:p>
          </table:table-cell>
          <table:table-cell office:value-type="float" office:value="0.174394">
            <text:p>0.174394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67">
            <text:p>567</text:p>
          </table:table-cell>
          <table:table-cell office:value-type="float" office:value="379">
            <text:p>379</text:p>
          </table:table-cell>
          <table:table-cell table:number-columns-repeated="2" office:value-type="float" office:value="271">
            <text:p>271</text:p>
          </table:table-cell>
          <table:table-cell office:value-type="float" office:value="-0.0365365">
            <text:p>-0.0365365</text:p>
          </table:table-cell>
          <table:table-cell office:value-type="float" office:value="0.127451">
            <text:p>0.127451</text:p>
          </table:table-cell>
          <table:table-cell office:value-type="float" office:value="-0.00553648">
            <text:p>-0.00553648</text:p>
          </table:table-cell>
          <table:table-cell office:value-type="float" office:value="0.144451">
            <text:p>0.14445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578">
            <text:p>578</text:p>
          </table:table-cell>
          <table:table-cell office:value-type="float" office:value="475">
            <text:p>475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343868">
            <text:p>-0.0343868</text:p>
          </table:table-cell>
          <table:table-cell office:value-type="float" office:value="0.0947596">
            <text:p>0.0947596</text:p>
          </table:table-cell>
          <table:table-cell office:value-type="float" office:value="-0.00988679">
            <text:p>-0.00988679</text:p>
          </table:table-cell>
          <table:table-cell office:value-type="float" office:value="0.14776">
            <text:p>0.14776</text:p>
          </table:table-cell>
        </table:table-row>
        <table:table-row table:style-name="ro2">
          <table:table-cell table:style-name="ce1" office:value-type="float" office:value="-712">
            <text:p>-712</text:p>
          </table:table-cell>
          <table:table-cell office:value-type="float" office:value="43">
            <text:p>43</text:p>
          </table:table-cell>
          <table:table-cell office:value-type="float" office:value="134">
            <text:p>134</text:p>
          </table:table-cell>
          <table:table-cell office:value-type="float" office:value="625">
            <text:p>625</text:p>
          </table:table-cell>
          <table:table-cell office:value-type="float" office:value="556">
            <text:p>556</text:p>
          </table:table-cell>
          <table:table-cell table:number-columns-repeated="2" office:value-type="float" office:value="116">
            <text:p>116</text:p>
          </table:table-cell>
          <table:table-cell office:value-type="float" office:value="-0.0272594">
            <text:p>-0.0272594</text:p>
          </table:table-cell>
          <table:table-cell office:value-type="float" office:value="0.089923">
            <text:p>0.089923</text:p>
          </table:table-cell>
          <table:table-cell office:value-type="float" office:value="-0.00575935">
            <text:p>-0.00575935</text:p>
          </table:table-cell>
          <table:table-cell office:value-type="float" office:value="0.156923">
            <text:p>0.15692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9">
            <text:p>39</text:p>
          </table:table-cell>
          <table:table-cell office:value-type="float" office:value="137">
            <text:p>137</text:p>
          </table:table-cell>
          <table:table-cell office:value-type="float" office:value="551">
            <text:p>551</text:p>
          </table:table-cell>
          <table:table-cell office:value-type="float" office:value="489">
            <text:p>489</text:p>
          </table:table-cell>
          <table:table-cell table:number-columns-repeated="2" office:value-type="float" office:value="256">
            <text:p>256</text:p>
          </table:table-cell>
          <table:table-cell office:value-type="float" office:value="-0.0259839">
            <text:p>-0.0259839</text:p>
          </table:table-cell>
          <table:table-cell office:value-type="float" office:value="0.0989336">
            <text:p>0.0989336</text:p>
          </table:table-cell>
          <table:table-cell office:value-type="float" office:value="-0.00648391">
            <text:p>-0.00648391</text:p>
          </table:table-cell>
          <table:table-cell office:value-type="float" office:value="0.167434">
            <text:p>0.16743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142">
            <text:p>142</text:p>
          </table:table-cell>
          <table:table-cell office:value-type="float" office:value="524">
            <text:p>524</text:p>
          </table:table-cell>
          <table:table-cell office:value-type="float" office:value="474">
            <text:p>47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-0.0245996">
            <text:p>-0.0245996</text:p>
          </table:table-cell>
          <table:table-cell office:value-type="float" office:value="0.0942908">
            <text:p>0.0942908</text:p>
          </table:table-cell>
          <table:table-cell office:value-type="float" office:value="-0.00859964">
            <text:p>-0.00859964</text:p>
          </table:table-cell>
          <table:table-cell office:value-type="float" office:value="0.165291">
            <text:p>0.16529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  <table:table-cell office:value-type="float" office:value="572">
            <text:p>572</text:p>
          </table:table-cell>
          <table:table-cell office:value-type="float" office:value="501">
            <text:p>501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266345">
            <text:p>-0.0266345</text:p>
          </table:table-cell>
          <table:table-cell office:value-type="float" office:value="0.0828147">
            <text:p>0.0828147</text:p>
          </table:table-cell>
          <table:table-cell office:value-type="float" office:value="-0.0101345">
            <text:p>-0.0101345</text:p>
          </table:table-cell>
          <table:table-cell office:value-type="float" office:value="0.143815">
            <text:p>0.14381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float" office:value="587">
            <text:p>587</text:p>
          </table:table-cell>
          <table:table-cell office:value-type="float" office:value="547">
            <text:p>547</text:p>
          </table:table-cell>
          <table:table-cell table:number-columns-repeated="2" office:value-type="float" office:value="172">
            <text:p>172</text:p>
          </table:table-cell>
          <table:table-cell office:value-type="float" office:value="-0.028769">
            <text:p>-0.028769</text:p>
          </table:table-cell>
          <table:table-cell office:value-type="float" office:value="0.0722568">
            <text:p>0.0722568</text:p>
          </table:table-cell>
          <table:table-cell office:value-type="float" office:value="-0.012269">
            <text:p>-0.012269</text:p>
          </table:table-cell>
          <table:table-cell office:value-type="float" office:value="0.148757">
            <text:p>0.14875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172">
            <text:p>172</text:p>
          </table:table-cell>
          <table:table-cell office:value-type="float" office:value="585">
            <text:p>585</text:p>
          </table:table-cell>
          <table:table-cell office:value-type="float" office:value="563">
            <text:p>56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0.0295319">
            <text:p>-0.0295319</text:p>
          </table:table-cell>
          <table:table-cell office:value-type="float" office:value="0.0716494">
            <text:p>0.0716494</text:p>
          </table:table-cell>
          <table:table-cell office:value-type="float" office:value="-0.0125319">
            <text:p>-0.0125319</text:p>
          </table:table-cell>
          <table:table-cell office:value-type="float" office:value="0.157649">
            <text:p>0.15764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572">
            <text:p>572</text:p>
          </table:table-cell>
          <table:table-cell office:value-type="float" office:value="530">
            <text:p>530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283768">
            <text:p>-0.0283768</text:p>
          </table:table-cell>
          <table:table-cell office:value-type="float" office:value="0.0826637">
            <text:p>0.0826637</text:p>
          </table:table-cell>
          <table:table-cell office:value-type="float" office:value="-0.00837683">
            <text:p>-0.00837683</text:p>
          </table:table-cell>
          <table:table-cell office:value-type="float" office:value="0.161664">
            <text:p>0.161664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142">
            <text:p>142</text:p>
          </table:table-cell>
          <table:table-cell office:value-type="float" office:value="586">
            <text:p>586</text:p>
          </table:table-cell>
          <table:table-cell office:value-type="float" office:value="529">
            <text:p>529</text:p>
          </table:table-cell>
          <table:table-cell table:number-columns-repeated="2" office:value-type="float" office:value="187">
            <text:p>187</text:p>
          </table:table-cell>
          <table:table-cell office:value-type="float" office:value="-0.0291089">
            <text:p>-0.0291089</text:p>
          </table:table-cell>
          <table:table-cell office:value-type="float" office:value="0.0902156">
            <text:p>0.0902156</text:p>
          </table:table-cell>
          <table:table-cell office:value-type="float" office:value="-0.0096089">
            <text:p>-0.0096089</text:p>
          </table:table-cell>
          <table:table-cell office:value-type="float" office:value="0.161216">
            <text:p>0.16121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float" office:value="543">
            <text:p>543</text:p>
          </table:table-cell>
          <table:table-cell office:value-type="float" office:value="479">
            <text:p>479</text:p>
          </table:table-cell>
          <table:table-cell table:number-columns-repeated="2" office:value-type="float" office:value="276">
            <text:p>276</text:p>
          </table:table-cell>
          <table:table-cell office:value-type="float" office:value="-0.0328117">
            <text:p>-0.0328117</text:p>
          </table:table-cell>
          <table:table-cell office:value-type="float" office:value="0.0858282">
            <text:p>0.0858282</text:p>
          </table:table-cell>
          <table:table-cell office:value-type="float" office:value="-0.0123117">
            <text:p>-0.0123117</text:p>
          </table:table-cell>
          <table:table-cell office:value-type="float" office:value="0.154328">
            <text:p>0.15432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2">
            <text:p>42</text:p>
          </table:table-cell>
          <table:table-cell office:value-type="float" office:value="150">
            <text:p>150</text:p>
          </table:table-cell>
          <table:table-cell office:value-type="float" office:value="542">
            <text:p>542</text:p>
          </table:table-cell>
          <table:table-cell office:value-type="float" office:value="490">
            <text:p>490</text:p>
          </table:table-cell>
          <table:table-cell table:number-columns-repeated="2" office:value-type="float" office:value="280">
            <text:p>280</text:p>
          </table:table-cell>
          <table:table-cell office:value-type="float" office:value="-0.0351764">
            <text:p>-0.0351764</text:p>
          </table:table-cell>
          <table:table-cell office:value-type="float" office:value="0.0796295">
            <text:p>0.0796295</text:p>
          </table:table-cell>
          <table:table-cell office:value-type="float" office:value="-0.0141764">
            <text:p>-0.0141764</text:p>
          </table:table-cell>
          <table:table-cell office:value-type="float" office:value="0.15463">
            <text:p>0.1546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159">
            <text:p>159</text:p>
          </table:table-cell>
          <table:table-cell office:value-type="float" office:value="580">
            <text:p>580</text:p>
          </table:table-cell>
          <table:table-cell office:value-type="float" office:value="533">
            <text:p>533</text:p>
          </table:table-cell>
          <table:table-cell table:number-columns-repeated="2" office:value-type="float" office:value="213">
            <text:p>213</text:p>
          </table:table-cell>
          <table:table-cell office:value-type="float" office:value="-0.0364103">
            <text:p>-0.0364103</text:p>
          </table:table-cell>
          <table:table-cell office:value-type="float" office:value="0.0774362">
            <text:p>0.0774362</text:p>
          </table:table-cell>
          <table:table-cell office:value-type="float" office:value="-0.0134103">
            <text:p>-0.0134103</text:p>
          </table:table-cell>
          <table:table-cell office:value-type="float" office:value="0.156936">
            <text:p>0.156936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49">
            <text:p>49</text:p>
          </table:table-cell>
          <table:table-cell office:value-type="float" office:value="164">
            <text:p>164</text:p>
          </table:table-cell>
          <table:table-cell office:value-type="float" office:value="593">
            <text:p>593</text:p>
          </table:table-cell>
          <table:table-cell office:value-type="float" office:value="548">
            <text:p>548</text:p>
          </table:table-cell>
          <table:table-cell table:number-columns-repeated="2" office:value-type="float" office:value="193">
            <text:p>193</text:p>
          </table:table-cell>
          <table:table-cell office:value-type="float" office:value="-0.0403576">
            <text:p>-0.0403576</text:p>
          </table:table-cell>
          <table:table-cell office:value-type="float" office:value="0.0761356">
            <text:p>0.0761356</text:p>
          </table:table-cell>
          <table:table-cell office:value-type="float" office:value="-0.0158576">
            <text:p>-0.0158576</text:p>
          </table:table-cell>
          <table:table-cell office:value-type="float" office:value="0.158136">
            <text:p>0.15813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float" office:value="593">
            <text:p>593</text:p>
          </table:table-cell>
          <table:table-cell office:value-type="float" office:value="529">
            <text:p>529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422443">
            <text:p>-0.0422443</text:p>
          </table:table-cell>
          <table:table-cell office:value-type="float" office:value="0.0855016">
            <text:p>0.0855016</text:p>
          </table:table-cell>
          <table:table-cell office:value-type="float" office:value="-0.0137443">
            <text:p>-0.0137443</text:p>
          </table:table-cell>
          <table:table-cell office:value-type="float" office:value="0.162002">
            <text:p>0.16200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141">
            <text:p>141</text:p>
          </table:table-cell>
          <table:table-cell office:value-type="float" office:value="577">
            <text:p>577</text:p>
          </table:table-cell>
          <table:table-cell office:value-type="float" office:value="491">
            <text:p>491</text:p>
          </table:table-cell>
          <table:table-cell table:number-columns-repeated="2" office:value-type="float" office:value="261">
            <text:p>261</text:p>
          </table:table-cell>
          <table:table-cell office:value-type="float" office:value="-0.0446007">
            <text:p>-0.0446007</text:p>
          </table:table-cell>
          <table:table-cell office:value-type="float" office:value="0.0864989">
            <text:p>0.0864989</text:p>
          </table:table-cell>
          <table:table-cell office:value-type="float" office:value="-0.0111007">
            <text:p>-0.0111007</text:p>
          </table:table-cell>
          <table:table-cell office:value-type="float" office:value="0.156999">
            <text:p>0.15699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55">
            <text:p>155</text:p>
          </table:table-cell>
          <table:table-cell office:value-type="float" office:value="613">
            <text:p>613</text:p>
          </table:table-cell>
          <table:table-cell office:value-type="float" office:value="532">
            <text:p>532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484128">
            <text:p>-0.0484128</text:p>
          </table:table-cell>
          <table:table-cell office:value-type="float" office:value="0.0817594">
            <text:p>0.0817594</text:p>
          </table:table-cell>
          <table:table-cell office:value-type="float" office:value="-0.0104128">
            <text:p>-0.0104128</text:p>
          </table:table-cell>
          <table:table-cell office:value-type="float" office:value="0.159259">
            <text:p>0.159259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162">
            <text:p>162</text:p>
          </table:table-cell>
          <table:table-cell office:value-type="float" office:value="532">
            <text:p>532</text:p>
          </table:table-cell>
          <table:table-cell office:value-type="float" office:value="440">
            <text:p>440</text:p>
          </table:table-cell>
          <table:table-cell table:number-columns-repeated="2" office:value-type="float" office:value="404">
            <text:p>404</text:p>
          </table:table-cell>
          <table:table-cell office:value-type="float" office:value="-0.0494642">
            <text:p>-0.0494642</text:p>
          </table:table-cell>
          <table:table-cell office:value-type="float" office:value="0.0813978">
            <text:p>0.0813978</text:p>
          </table:table-cell>
          <table:table-cell office:value-type="float" office:value="-0.0024642">
            <text:p>-0.0024642</text:p>
          </table:table-cell>
          <table:table-cell office:value-type="float" office:value="0.162398">
            <text:p>0.16239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float" office:value="159">
            <text:p>159</text:p>
          </table:table-cell>
          <table:table-cell office:value-type="float" office:value="628">
            <text:p>628</text:p>
          </table:table-cell>
          <table:table-cell office:value-type="float" office:value="523">
            <text:p>523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535983">
            <text:p>-0.0535983</text:p>
          </table:table-cell>
          <table:table-cell office:value-type="float" office:value="0.084956">
            <text:p>0.084956</text:p>
          </table:table-cell>
          <table:table-cell office:value-type="float" office:value="-0.00159825">
            <text:p>-0.00159825</text:p>
          </table:table-cell>
          <table:table-cell office:value-type="float" office:value="0.164456">
            <text:p>0.164456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124">
            <text:p>124</text:p>
          </table:table-cell>
          <table:table-cell office:value-type="float" office:value="164">
            <text:p>164</text:p>
          </table:table-cell>
          <table:table-cell office:value-type="float" office:value="561">
            <text:p>561</text:p>
          </table:table-cell>
          <table:table-cell office:value-type="float" office:value="441">
            <text:p>441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555599">
            <text:p>-0.0555599</text:p>
          </table:table-cell>
          <table:table-cell office:value-type="float" office:value="0.085464">
            <text:p>0.085464</text:p>
          </table:table-cell>
          <table:table-cell office:value-type="float" office:value="0.00644015">
            <text:p>0.00644015</text:p>
          </table:table-cell>
          <table:table-cell office:value-type="float" office:value="0.167464">
            <text:p>0.16746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168">
            <text:p>168</text:p>
          </table:table-cell>
          <table:table-cell office:value-type="float" office:value="584">
            <text:p>584</text:p>
          </table:table-cell>
          <table:table-cell office:value-type="float" office:value="457">
            <text:p>457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61497">
            <text:p>-0.0561497</text:p>
          </table:table-cell>
          <table:table-cell office:value-type="float" office:value="0.0845457">
            <text:p>0.0845457</text:p>
          </table:table-cell>
          <table:table-cell office:value-type="float" office:value="0.0113503">
            <text:p>0.0113503</text:p>
          </table:table-cell>
          <table:table-cell office:value-type="float" office:value="0.168546">
            <text:p>0.168546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141">
            <text:p>141</text:p>
          </table:table-cell>
          <table:table-cell office:value-type="float" office:value="168">
            <text:p>168</text:p>
          </table:table-cell>
          <table:table-cell office:value-type="float" office:value="581">
            <text:p>581</text:p>
          </table:table-cell>
          <table:table-cell office:value-type="float" office:value="448">
            <text:p>448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0541696">
            <text:p>-0.0541696</text:p>
          </table:table-cell>
          <table:table-cell office:value-type="float" office:value="0.0837811">
            <text:p>0.0837811</text:p>
          </table:table-cell>
          <table:table-cell office:value-type="float" office:value="0.0163304">
            <text:p>0.0163304</text:p>
          </table:table-cell>
          <table:table-cell office:value-type="float" office:value="0.167781">
            <text:p>0.16778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57">
            <text:p>157</text:p>
          </table:table-cell>
          <table:table-cell office:value-type="float" office:value="170">
            <text:p>170</text:p>
          </table:table-cell>
          <table:table-cell office:value-type="float" office:value="589">
            <text:p>589</text:p>
          </table:table-cell>
          <table:table-cell office:value-type="float" office:value="442">
            <text:p>442</text:p>
          </table:table-cell>
          <table:table-cell table:number-columns-repeated="2" office:value-type="float" office:value="417">
            <text:p>417</text:p>
          </table:table-cell>
          <table:table-cell office:value-type="float" office:value="-0.0541995">
            <text:p>-0.0541995</text:p>
          </table:table-cell>
          <table:table-cell office:value-type="float" office:value="0.0842374">
            <text:p>0.0842374</text:p>
          </table:table-cell>
          <table:table-cell office:value-type="float" office:value="0.0243005">
            <text:p>0.0243005</text:p>
          </table:table-cell>
          <table:table-cell office:value-type="float" office:value="0.169237">
            <text:p>0.16923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float" office:value="167">
            <text:p>167</text:p>
          </table:table-cell>
          <table:table-cell office:value-type="float" office:value="615">
            <text:p>615</text:p>
          </table:table-cell>
          <table:table-cell office:value-type="float" office:value="448">
            <text:p>448</text:p>
          </table:table-cell>
          <table:table-cell table:number-columns-repeated="2" office:value-type="float" office:value="398">
            <text:p>398</text:p>
          </table:table-cell>
          <table:table-cell office:value-type="float" office:value="-0.0558128">
            <text:p>-0.0558128</text:p>
          </table:table-cell>
          <table:table-cell office:value-type="float" office:value="0.087545">
            <text:p>0.087545</text:p>
          </table:table-cell>
          <table:table-cell office:value-type="float" office:value="0.0311872">
            <text:p>0.0311872</text:p>
          </table:table-cell>
          <table:table-cell office:value-type="float" office:value="0.171045">
            <text:p>0.171045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94">
            <text:p>194</text:p>
          </table:table-cell>
          <table:table-cell office:value-type="float" office:value="157">
            <text:p>157</text:p>
          </table:table-cell>
          <table:table-cell office:value-type="float" office:value="623">
            <text:p>623</text:p>
          </table:table-cell>
          <table:table-cell office:value-type="float" office:value="426">
            <text:p>426</text:p>
          </table:table-cell>
          <table:table-cell table:number-columns-repeated="2" office:value-type="float" office:value="422">
            <text:p>422</text:p>
          </table:table-cell>
          <table:table-cell office:value-type="float" office:value="-0.0573615">
            <text:p>-0.0573615</text:p>
          </table:table-cell>
          <table:table-cell office:value-type="float" office:value="0.0928656">
            <text:p>0.0928656</text:p>
          </table:table-cell>
          <table:table-cell office:value-type="float" office:value="0.0396385">
            <text:p>0.0396385</text:p>
          </table:table-cell>
          <table:table-cell office:value-type="float" office:value="0.171366">
            <text:p>0.17136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13">
            <text:p>213</text:p>
          </table:table-cell>
          <table:table-cell office:value-type="float" office:value="161">
            <text:p>161</text:p>
          </table:table-cell>
          <table:table-cell office:value-type="float" office:value="638">
            <text:p>638</text:p>
          </table:table-cell>
          <table:table-cell office:value-type="float" office:value="426">
            <text:p>426</text:p>
          </table:table-cell>
          <table:table-cell table:number-columns-repeated="2" office:value-type="float" office:value="430">
            <text:p>430</text:p>
          </table:table-cell>
          <table:table-cell office:value-type="float" office:value="-0.057587">
            <text:p>-0.057587</text:p>
          </table:table-cell>
          <table:table-cell office:value-type="float" office:value="0.0933597">
            <text:p>0.0933597</text:p>
          </table:table-cell>
          <table:table-cell office:value-type="float" office:value="0.048913">
            <text:p>0.048913</text:p>
          </table:table-cell>
          <table:table-cell office:value-type="float" office:value="0.17386">
            <text:p>0.17386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224">
            <text:p>224</text:p>
          </table:table-cell>
          <table:table-cell office:value-type="float" office:value="175">
            <text:p>175</text:p>
          </table:table-cell>
          <table:table-cell office:value-type="float" office:value="647">
            <text:p>647</text:p>
          </table:table-cell>
          <table:table-cell office:value-type="float" office:value="438">
            <text:p>438</text:p>
          </table:table-cell>
          <table:table-cell table:number-columns-repeated="2" office:value-type="float" office:value="434">
            <text:p>434</text:p>
          </table:table-cell>
          <table:table-cell office:value-type="float" office:value="-0.0584234">
            <text:p>-0.0584234</text:p>
          </table:table-cell>
          <table:table-cell office:value-type="float" office:value="0.0886583">
            <text:p>0.0886583</text:p>
          </table:table-cell>
          <table:table-cell office:value-type="float" office:value="0.0535766">
            <text:p>0.0535766</text:p>
          </table:table-cell>
          <table:table-cell office:value-type="float" office:value="0.176158">
            <text:p>0.17615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43">
            <text:p>243</text:p>
          </table:table-cell>
          <table:table-cell office:value-type="float" office:value="184">
            <text:p>184</text:p>
          </table:table-cell>
          <table:table-cell office:value-type="float" office:value="662">
            <text:p>662</text:p>
          </table:table-cell>
          <table:table-cell office:value-type="float" office:value="443">
            <text:p>443</text:p>
          </table:table-cell>
          <table:table-cell table:number-columns-repeated="2" office:value-type="float" office:value="442">
            <text:p>442</text:p>
          </table:table-cell>
          <table:table-cell office:value-type="float" office:value="-0.0590721">
            <text:p>-0.0590721</text:p>
          </table:table-cell>
          <table:table-cell office:value-type="float" office:value="0.0838209">
            <text:p>0.0838209</text:p>
          </table:table-cell>
          <table:table-cell office:value-type="float" office:value="0.0624279">
            <text:p>0.0624279</text:p>
          </table:table-cell>
          <table:table-cell office:value-type="float" office:value="0.175821">
            <text:p>0.17582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60">
            <text:p>260</text:p>
          </table:table-cell>
          <table:table-cell office:value-type="float" office:value="201">
            <text:p>201</text:p>
          </table:table-cell>
          <table:table-cell office:value-type="float" office:value="712">
            <text:p>712</text:p>
          </table:table-cell>
          <table:table-cell office:value-type="float" office:value="493">
            <text:p>493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594041">
            <text:p>-0.0594041</text:p>
          </table:table-cell>
          <table:table-cell office:value-type="float" office:value="0.0796758">
            <text:p>0.0796758</text:p>
          </table:table-cell>
          <table:table-cell office:value-type="float" office:value="0.0705959">
            <text:p>0.0705959</text:p>
          </table:table-cell>
          <table:table-cell office:value-type="float" office:value="0.180176">
            <text:p>0.18017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78">
            <text:p>278</text:p>
          </table:table-cell>
          <table:table-cell office:value-type="float" office:value="210">
            <text:p>210</text:p>
          </table:table-cell>
          <table:table-cell office:value-type="float" office:value="724">
            <text:p>724</text:p>
          </table:table-cell>
          <table:table-cell office:value-type="float" office:value="496">
            <text:p>496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608831">
            <text:p>-0.0608831</text:p>
          </table:table-cell>
          <table:table-cell office:value-type="float" office:value="0.0709657">
            <text:p>0.0709657</text:p>
          </table:table-cell>
          <table:table-cell office:value-type="float" office:value="0.078117">
            <text:p>0.078117</text:p>
          </table:table-cell>
          <table:table-cell office:value-type="float" office:value="0.175966">
            <text:p>0.17596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86">
            <text:p>286</text:p>
          </table:table-cell>
          <table:table-cell office:value-type="float" office:value="215">
            <text:p>215</text:p>
          </table:table-cell>
          <table:table-cell office:value-type="float" office:value="730">
            <text:p>730</text:p>
          </table:table-cell>
          <table:table-cell office:value-type="float" office:value="499">
            <text:p>499</text:p>
          </table:table-cell>
          <table:table-cell table:number-columns-repeated="2" office:value-type="float" office:value="393">
            <text:p>393</text:p>
          </table:table-cell>
          <table:table-cell office:value-type="float" office:value="-0.0588298">
            <text:p>-0.0588298</text:p>
          </table:table-cell>
          <table:table-cell office:value-type="float" office:value="0.0707797">
            <text:p>0.0707797</text:p>
          </table:table-cell>
          <table:table-cell office:value-type="float" office:value="0.0841702">
            <text:p>0.0841702</text:p>
          </table:table-cell>
          <table:table-cell office:value-type="float" office:value="0.17828">
            <text:p>0.17828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296">
            <text:p>296</text:p>
          </table:table-cell>
          <table:table-cell office:value-type="float" office:value="199">
            <text:p>199</text:p>
          </table:table-cell>
          <table:table-cell office:value-type="float" office:value="740">
            <text:p>740</text:p>
          </table:table-cell>
          <table:table-cell office:value-type="float" office:value="483">
            <text:p>483</text:p>
          </table:table-cell>
          <table:table-cell table:number-columns-repeated="2" office:value-type="float" office:value="393">
            <text:p>393</text:p>
          </table:table-cell>
          <table:table-cell office:value-type="float" office:value="-0.0581094">
            <text:p>-0.0581094</text:p>
          </table:table-cell>
          <table:table-cell office:value-type="float" office:value="0.0770603">
            <text:p>0.0770603</text:p>
          </table:table-cell>
          <table:table-cell office:value-type="float" office:value="0.0898906">
            <text:p>0.0898906</text:p>
          </table:table-cell>
          <table:table-cell office:value-type="float" office:value="0.17656">
            <text:p>0.1765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94">
            <text:p>294</text:p>
          </table:table-cell>
          <table:table-cell office:value-type="float" office:value="190">
            <text:p>190</text:p>
          </table:table-cell>
          <table:table-cell office:value-type="float" office:value="739">
            <text:p>739</text:p>
          </table:table-cell>
          <table:table-cell office:value-type="float" office:value="475">
            <text:p>475</text:p>
          </table:table-cell>
          <table:table-cell table:number-columns-repeated="2" office:value-type="float" office:value="391">
            <text:p>391</text:p>
          </table:table-cell>
          <table:table-cell office:value-type="float" office:value="-0.0557209">
            <text:p>-0.0557209</text:p>
          </table:table-cell>
          <table:table-cell office:value-type="float" office:value="0.0782244">
            <text:p>0.0782244</text:p>
          </table:table-cell>
          <table:table-cell office:value-type="float" office:value="0.0912791">
            <text:p>0.0912791</text:p>
          </table:table-cell>
          <table:table-cell office:value-type="float" office:value="0.173224">
            <text:p>0.17322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99">
            <text:p>299</text:p>
          </table:table-cell>
          <table:table-cell office:value-type="float" office:value="183">
            <text:p>183</text:p>
          </table:table-cell>
          <table:table-cell office:value-type="float" office:value="730">
            <text:p>730</text:p>
          </table:table-cell>
          <table:table-cell office:value-type="float" office:value="454">
            <text:p>454</text:p>
          </table:table-cell>
          <table:table-cell table:number-columns-repeated="2" office:value-type="float" office:value="418">
            <text:p>418</text:p>
          </table:table-cell>
          <table:table-cell office:value-type="float" office:value="-0.0538484">
            <text:p>-0.0538484</text:p>
          </table:table-cell>
          <table:table-cell office:value-type="float" office:value="0.0807572">
            <text:p>0.0807572</text:p>
          </table:table-cell>
          <table:table-cell office:value-type="float" office:value="0.0956516">
            <text:p>0.0956516</text:p>
          </table:table-cell>
          <table:table-cell office:value-type="float" office:value="0.172257">
            <text:p>0.17225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06">
            <text:p>306</text:p>
          </table:table-cell>
          <table:table-cell office:value-type="float" office:value="178">
            <text:p>178</text:p>
          </table:table-cell>
          <table:table-cell office:value-type="float" office:value="741">
            <text:p>741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545343">
            <text:p>-0.0545343</text:p>
          </table:table-cell>
          <table:table-cell office:value-type="float" office:value="0.0824137">
            <text:p>0.0824137</text:p>
          </table:table-cell>
          <table:table-cell office:value-type="float" office:value="0.0984657">
            <text:p>0.0984657</text:p>
          </table:table-cell>
          <table:table-cell office:value-type="float" office:value="0.171414">
            <text:p>0.171414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316">
            <text:p>316</text:p>
          </table:table-cell>
          <table:table-cell office:value-type="float" office:value="178">
            <text:p>178</text:p>
          </table:table-cell>
          <table:table-cell office:value-type="float" office:value="752">
            <text:p>75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408">
            <text:p>408</text:p>
          </table:table-cell>
          <table:table-cell office:value-type="float" office:value="-0.0550067">
            <text:p>-0.0550067</text:p>
          </table:table-cell>
          <table:table-cell office:value-type="float" office:value="0.0839964">
            <text:p>0.0839964</text:p>
          </table:table-cell>
          <table:table-cell office:value-type="float" office:value="0.102993">
            <text:p>0.102993</text:p>
          </table:table-cell>
          <table:table-cell office:value-type="float" office:value="0.172996">
            <text:p>0.17299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26">
            <text:p>326</text:p>
          </table:table-cell>
          <table:table-cell office:value-type="float" office:value="165">
            <text:p>165</text:p>
          </table:table-cell>
          <table:table-cell office:value-type="float" office:value="764">
            <text:p>764</text:p>
          </table:table-cell>
          <table:table-cell office:value-type="float" office:value="443">
            <text:p>443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569869">
            <text:p>-0.0569869</text:p>
          </table:table-cell>
          <table:table-cell office:value-type="float" office:value="0.087551">
            <text:p>0.087551</text:p>
          </table:table-cell>
          <table:table-cell office:value-type="float" office:value="0.106013">
            <text:p>0.106013</text:p>
          </table:table-cell>
          <table:table-cell office:value-type="float" office:value="0.170051">
            <text:p>0.17005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24">
            <text:p>324</text:p>
          </table:table-cell>
          <table:table-cell office:value-type="float" office:value="155">
            <text:p>155</text:p>
          </table:table-cell>
          <table:table-cell office:value-type="float" office:value="745">
            <text:p>745</text:p>
          </table:table-cell>
          <table:table-cell office:value-type="float" office:value="416">
            <text:p>416</text:p>
          </table:table-cell>
          <table:table-cell table:number-columns-repeated="2" office:value-type="float" office:value="439">
            <text:p>439</text:p>
          </table:table-cell>
          <table:table-cell office:value-type="float" office:value="-0.0560572">
            <text:p>-0.0560572</text:p>
          </table:table-cell>
          <table:table-cell office:value-type="float" office:value="0.092084">
            <text:p>0.092084</text:p>
          </table:table-cell>
          <table:table-cell office:value-type="float" office:value="0.105943">
            <text:p>0.105943</text:p>
          </table:table-cell>
          <table:table-cell office:value-type="float" office:value="0.169584">
            <text:p>0.16958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44">
            <text:p>344</text:p>
          </table:table-cell>
          <table:table-cell office:value-type="float" office:value="159">
            <text:p>159</text:p>
          </table:table-cell>
          <table:table-cell office:value-type="float" office:value="776">
            <text:p>776</text:p>
          </table:table-cell>
          <table:table-cell office:value-type="float" office:value="431">
            <text:p>431</text:p>
          </table:table-cell>
          <table:table-cell table:number-columns-repeated="2" office:value-type="float" office:value="416">
            <text:p>416</text:p>
          </table:table-cell>
          <table:table-cell office:value-type="float" office:value="-0.0589097">
            <text:p>-0.0589097</text:p>
          </table:table-cell>
          <table:table-cell office:value-type="float" office:value="0.0929672">
            <text:p>0.0929672</text:p>
          </table:table-cell>
          <table:table-cell office:value-type="float" office:value="0.11309">
            <text:p>0.11309</text:p>
          </table:table-cell>
          <table:table-cell office:value-type="float" office:value="0.172467">
            <text:p>0.172467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350">
            <text:p>350</text:p>
          </table:table-cell>
          <table:table-cell office:value-type="float" office:value="173">
            <text:p>173</text:p>
          </table:table-cell>
          <table:table-cell office:value-type="float" office:value="788">
            <text:p>788</text:p>
          </table:table-cell>
          <table:table-cell office:value-type="float" office:value="451">
            <text:p>451</text:p>
          </table:table-cell>
          <table:table-cell table:number-columns-repeated="2" office:value-type="float" office:value="404">
            <text:p>404</text:p>
          </table:table-cell>
          <table:table-cell office:value-type="float" office:value="-0.0567063">
            <text:p>-0.0567063</text:p>
          </table:table-cell>
          <table:table-cell office:value-type="float" office:value="0.0859727">
            <text:p>0.0859727</text:p>
          </table:table-cell>
          <table:table-cell office:value-type="float" office:value="0.118294">
            <text:p>0.118294</text:p>
          </table:table-cell>
          <table:table-cell office:value-type="float" office:value="0.172473">
            <text:p>0.17247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55">
            <text:p>355</text:p>
          </table:table-cell>
          <table:table-cell office:value-type="float" office:value="159">
            <text:p>159</text:p>
          </table:table-cell>
          <table:table-cell office:value-type="float" office:value="789">
            <text:p>789</text:p>
          </table:table-cell>
          <table:table-cell office:value-type="float" office:value="433">
            <text:p>433</text:p>
          </table:table-cell>
          <table:table-cell table:number-columns-repeated="2" office:value-type="float" office:value="412">
            <text:p>412</text:p>
          </table:table-cell>
          <table:table-cell office:value-type="float" office:value="-0.0544197">
            <text:p>-0.0544197</text:p>
          </table:table-cell>
          <table:table-cell office:value-type="float" office:value="0.0886017">
            <text:p>0.0886017</text:p>
          </table:table-cell>
          <table:table-cell office:value-type="float" office:value="0.12308">
            <text:p>0.12308</text:p>
          </table:table-cell>
          <table:table-cell office:value-type="float" office:value="0.168102">
            <text:p>0.16810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70">
            <text:p>370</text:p>
          </table:table-cell>
          <table:table-cell office:value-type="float" office:value="159">
            <text:p>159</text:p>
          </table:table-cell>
          <table:table-cell office:value-type="float" office:value="802">
            <text:p>802</text:p>
          </table:table-cell>
          <table:table-cell office:value-type="float" office:value="431">
            <text:p>431</text:p>
          </table:table-cell>
          <table:table-cell table:number-columns-repeated="2" office:value-type="float" office:value="417">
            <text:p>417</text:p>
          </table:table-cell>
          <table:table-cell office:value-type="float" office:value="-0.0538874">
            <text:p>-0.0538874</text:p>
          </table:table-cell>
          <table:table-cell office:value-type="float" office:value="0.0937037">
            <text:p>0.0937037</text:p>
          </table:table-cell>
          <table:table-cell office:value-type="float" office:value="0.131113">
            <text:p>0.131113</text:p>
          </table:table-cell>
          <table:table-cell office:value-type="float" office:value="0.173204">
            <text:p>0.17320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87">
            <text:p>387</text:p>
          </table:table-cell>
          <table:table-cell office:value-type="float" office:value="171">
            <text:p>171</text:p>
          </table:table-cell>
          <table:table-cell office:value-type="float" office:value="818">
            <text:p>818</text:p>
          </table:table-cell>
          <table:table-cell office:value-type="float" office:value="442">
            <text:p>442</text:p>
          </table:table-cell>
          <table:table-cell table:number-columns-repeated="2" office:value-type="float" office:value="419">
            <text:p>419</text:p>
          </table:table-cell>
          <table:table-cell office:value-type="float" office:value="-0.0572015">
            <text:p>-0.0572015</text:p>
          </table:table-cell>
          <table:table-cell office:value-type="float" office:value="0.0874688">
            <text:p>0.0874688</text:p>
          </table:table-cell>
          <table:table-cell office:value-type="float" office:value="0.136298">
            <text:p>0.136298</text:p>
          </table:table-cell>
          <table:table-cell office:value-type="float" office:value="0.172969">
            <text:p>0.17296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02">
            <text:p>402</text:p>
          </table:table-cell>
          <table:table-cell office:value-type="float" office:value="176">
            <text:p>176</text:p>
          </table:table-cell>
          <table:table-cell office:value-type="float" office:value="845">
            <text:p>845</text:p>
          </table:table-cell>
          <table:table-cell office:value-type="float" office:value="459">
            <text:p>459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94966">
            <text:p>-0.0594966</text:p>
          </table:table-cell>
          <table:table-cell office:value-type="float" office:value="0.0822296">
            <text:p>0.0822296</text:p>
          </table:table-cell>
          <table:table-cell office:value-type="float" office:value="0.141503">
            <text:p>0.141503</text:p>
          </table:table-cell>
          <table:table-cell office:value-type="float" office:value="0.17023">
            <text:p>0.1702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15">
            <text:p>415</text:p>
          </table:table-cell>
          <table:table-cell office:value-type="float" office:value="170">
            <text:p>170</text:p>
          </table:table-cell>
          <table:table-cell office:value-type="float" office:value="856">
            <text:p>856</text:p>
          </table:table-cell>
          <table:table-cell office:value-type="float" office:value="451">
            <text:p>45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-0.0580501">
            <text:p>-0.0580501</text:p>
          </table:table-cell>
          <table:table-cell office:value-type="float" office:value="0.0886699">
            <text:p>0.0886699</text:p>
          </table:table-cell>
          <table:table-cell office:value-type="float" office:value="0.14945">
            <text:p>0.14945</text:p>
          </table:table-cell>
          <table:table-cell office:value-type="float" office:value="0.17367">
            <text:p>0.1736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23">
            <text:p>423</text:p>
          </table:table-cell>
          <table:table-cell office:value-type="float" office:value="158">
            <text:p>158</text:p>
          </table:table-cell>
          <table:table-cell office:value-type="float" office:value="869">
            <text:p>869</text:p>
          </table:table-cell>
          <table:table-cell office:value-type="float" office:value="444">
            <text:p>444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566535">
            <text:p>-0.0566535</text:p>
          </table:table-cell>
          <table:table-cell office:value-type="float" office:value="0.0955007">
            <text:p>0.0955007</text:p>
          </table:table-cell>
          <table:table-cell office:value-type="float" office:value="0.154847">
            <text:p>0.154847</text:p>
          </table:table-cell>
          <table:table-cell office:value-type="float" office:value="0.174501">
            <text:p>0.17450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26">
            <text:p>426</text:p>
          </table:table-cell>
          <table:table-cell office:value-type="float" office:value="153">
            <text:p>153</text:p>
          </table:table-cell>
          <table:table-cell office:value-type="float" office:value="868">
            <text:p>868</text:p>
          </table:table-cell>
          <table:table-cell office:value-type="float" office:value="435">
            <text:p>435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557371">
            <text:p>-0.0557371</text:p>
          </table:table-cell>
          <table:table-cell office:value-type="float" office:value="0.0980881">
            <text:p>0.0980881</text:p>
          </table:table-cell>
          <table:table-cell office:value-type="float" office:value="0.157263">
            <text:p>0.157263</text:p>
          </table:table-cell>
          <table:table-cell office:value-type="float" office:value="0.174588">
            <text:p>0.17458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40">
            <text:p>440</text:p>
          </table:table-cell>
          <table:table-cell office:value-type="float" office:value="157">
            <text:p>157</text:p>
          </table:table-cell>
          <table:table-cell office:value-type="float" office:value="889">
            <text:p>889</text:p>
          </table:table-cell>
          <table:table-cell office:value-type="float" office:value="446">
            <text:p>446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68001">
            <text:p>-0.0568001</text:p>
          </table:table-cell>
          <table:table-cell office:value-type="float" office:value="0.0975959">
            <text:p>0.0975959</text:p>
          </table:table-cell>
          <table:table-cell office:value-type="float" office:value="0.1632">
            <text:p>0.1632</text:p>
          </table:table-cell>
          <table:table-cell office:value-type="float" office:value="0.176096">
            <text:p>0.17609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49">
            <text:p>449</text:p>
          </table:table-cell>
          <table:table-cell office:value-type="float" office:value="160">
            <text:p>160</text:p>
          </table:table-cell>
          <table:table-cell office:value-type="float" office:value="906">
            <text:p>906</text:p>
          </table:table-cell>
          <table:table-cell office:value-type="float" office:value="457">
            <text:p>457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581477">
            <text:p>-0.0581477</text:p>
          </table:table-cell>
          <table:table-cell office:value-type="float" office:value="0.0955077">
            <text:p>0.0955077</text:p>
          </table:table-cell>
          <table:table-cell office:value-type="float" office:value="0.166352">
            <text:p>0.166352</text:p>
          </table:table-cell>
          <table:table-cell office:value-type="float" office:value="0.175508">
            <text:p>0.17550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56">
            <text:p>456</text:p>
          </table:table-cell>
          <table:table-cell office:value-type="float" office:value="162">
            <text:p>162</text:p>
          </table:table-cell>
          <table:table-cell office:value-type="float" office:value="914">
            <text:p>914</text:p>
          </table:table-cell>
          <table:table-cell office:value-type="float" office:value="460">
            <text:p>460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588423">
            <text:p>-0.0588423</text:p>
          </table:table-cell>
          <table:table-cell office:value-type="float" office:value="0.0948437">
            <text:p>0.0948437</text:p>
          </table:table-cell>
          <table:table-cell office:value-type="float" office:value="0.169158">
            <text:p>0.169158</text:p>
          </table:table-cell>
          <table:table-cell office:value-type="float" office:value="0.175844">
            <text:p>0.17584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60">
            <text:p>460</text:p>
          </table:table-cell>
          <table:table-cell office:value-type="float" office:value="154">
            <text:p>154</text:p>
          </table:table-cell>
          <table:table-cell office:value-type="float" office:value="921">
            <text:p>921</text:p>
          </table:table-cell>
          <table:table-cell office:value-type="float" office:value="455">
            <text:p>455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584">
            <text:p>-0.0584</text:p>
          </table:table-cell>
          <table:table-cell office:value-type="float" office:value="0.0970074">
            <text:p>0.0970074</text:p>
          </table:table-cell>
          <table:table-cell office:value-type="float" office:value="0.1716">
            <text:p>0.1716</text:p>
          </table:table-cell>
          <table:table-cell office:value-type="float" office:value="0.174007">
            <text:p>0.174007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463">
            <text:p>463</text:p>
          </table:table-cell>
          <table:table-cell office:value-type="float" office:value="152">
            <text:p>152</text:p>
          </table:table-cell>
          <table:table-cell office:value-type="float" office:value="990">
            <text:p>990</text:p>
          </table:table-cell>
          <table:table-cell office:value-type="float" office:value="519">
            <text:p>519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058637">
            <text:p>-0.058637</text:p>
          </table:table-cell>
          <table:table-cell office:value-type="float" office:value="0.0948979">
            <text:p>0.0948979</text:p>
          </table:table-cell>
          <table:table-cell office:value-type="float" office:value="0.172863">
            <text:p>0.172863</text:p>
          </table:table-cell>
          <table:table-cell office:value-type="float" office:value="0.170898">
            <text:p>0.170898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470">
            <text:p>470</text:p>
          </table:table-cell>
          <table:table-cell office:value-type="float" office:value="157">
            <text:p>157</text:p>
          </table:table-cell>
          <table:table-cell office:value-type="float" office:value="996">
            <text:p>996</text:p>
          </table:table-cell>
          <table:table-cell office:value-type="float" office:value="523">
            <text:p>523</text:p>
          </table:table-cell>
          <table:table-cell table:number-columns-repeated="2" office:value-type="float" office:value="229">
            <text:p>229</text:p>
          </table:table-cell>
          <table:table-cell office:value-type="float" office:value="-0.0591212">
            <text:p>-0.0591212</text:p>
          </table:table-cell>
          <table:table-cell office:value-type="float" office:value="0.0947808">
            <text:p>0.0947808</text:p>
          </table:table-cell>
          <table:table-cell office:value-type="float" office:value="0.175879">
            <text:p>0.175879</text:p>
          </table:table-cell>
          <table:table-cell office:value-type="float" office:value="0.173281">
            <text:p>0.173281</text:p>
          </table:table-cell>
        </table:table-row>
        <table:table-row table:style-name="ro2">
          <table:table-cell table:style-name="ce1" office:value-type="float" office:value="-889">
            <text:p>-889</text:p>
          </table:table-cell>
          <table:table-cell office:value-type="float" office:value="480">
            <text:p>480</text:p>
          </table:table-cell>
          <table:table-cell office:value-type="float" office:value="157">
            <text:p>157</text:p>
          </table:table-cell>
          <table:table-cell office:value-type="float" office:value="1014">
            <text:p>1014</text:p>
          </table:table-cell>
          <table:table-cell office:value-type="float" office:value="531">
            <text:p>531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594052">
            <text:p>-0.0594052</text:p>
          </table:table-cell>
          <table:table-cell office:value-type="float" office:value="0.0960817">
            <text:p>0.0960817</text:p>
          </table:table-cell>
          <table:table-cell office:value-type="float" office:value="0.180595">
            <text:p>0.180595</text:p>
          </table:table-cell>
          <table:table-cell office:value-type="float" office:value="0.174582">
            <text:p>0.174582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491">
            <text:p>491</text:p>
          </table:table-cell>
          <table:table-cell office:value-type="float" office:value="158">
            <text:p>158</text:p>
          </table:table-cell>
          <table:table-cell office:value-type="float" office:value="1024">
            <text:p>1024</text:p>
          </table:table-cell>
          <table:table-cell office:value-type="float" office:value="531">
            <text:p>531</text:p>
          </table:table-cell>
          <table:table-cell table:number-columns-repeated="2" office:value-type="float" office:value="215">
            <text:p>215</text:p>
          </table:table-cell>
          <table:table-cell office:value-type="float" office:value="-0.0589845">
            <text:p>-0.0589845</text:p>
          </table:table-cell>
          <table:table-cell office:value-type="float" office:value="0.0949827">
            <text:p>0.0949827</text:p>
          </table:table-cell>
          <table:table-cell office:value-type="float" office:value="0.186515">
            <text:p>0.186515</text:p>
          </table:table-cell>
          <table:table-cell office:value-type="float" office:value="0.173983">
            <text:p>0.17398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498">
            <text:p>498</text:p>
          </table:table-cell>
          <table:table-cell office:value-type="float" office:value="159">
            <text:p>159</text:p>
          </table:table-cell>
          <table:table-cell office:value-type="float" office:value="1037">
            <text:p>1037</text:p>
          </table:table-cell>
          <table:table-cell office:value-type="float" office:value="538">
            <text:p>538</text:p>
          </table:table-cell>
          <table:table-cell table:number-columns-repeated="2" office:value-type="float" office:value="203">
            <text:p>203</text:p>
          </table:table-cell>
          <table:table-cell office:value-type="float" office:value="-0.0590961">
            <text:p>-0.0590961</text:p>
          </table:table-cell>
          <table:table-cell office:value-type="float" office:value="0.09429">
            <text:p>0.09429</text:p>
          </table:table-cell>
          <table:table-cell office:value-type="float" office:value="0.189904">
            <text:p>0.189904</text:p>
          </table:table-cell>
          <table:table-cell office:value-type="float" office:value="0.17379">
            <text:p>0.1737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07">
            <text:p>507</text:p>
          </table:table-cell>
          <table:table-cell office:value-type="float" office:value="162">
            <text:p>162</text:p>
          </table:table-cell>
          <table:table-cell office:value-type="float" office:value="1046">
            <text:p>1046</text:p>
          </table:table-cell>
          <table:table-cell office:value-type="float" office:value="541">
            <text:p>541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595611">
            <text:p>-0.0595611</text:p>
          </table:table-cell>
          <table:table-cell office:value-type="float" office:value="0.0938003">
            <text:p>0.0938003</text:p>
          </table:table-cell>
          <table:table-cell office:value-type="float" office:value="0.193939">
            <text:p>0.193939</text:p>
          </table:table-cell>
          <table:table-cell office:value-type="float" office:value="0.1748">
            <text:p>0.174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14">
            <text:p>514</text:p>
          </table:table-cell>
          <table:table-cell office:value-type="float" office:value="161">
            <text:p>161</text:p>
          </table:table-cell>
          <table:table-cell office:value-type="float" office:value="1058">
            <text:p>1058</text:p>
          </table:table-cell>
          <table:table-cell office:value-type="float" office:value="545">
            <text:p>545</text:p>
          </table:table-cell>
          <table:table-cell table:number-columns-repeated="2" office:value-type="float" office:value="192">
            <text:p>192</text:p>
          </table:table-cell>
          <table:table-cell office:value-type="float" office:value="-0.0605646">
            <text:p>-0.0605646</text:p>
          </table:table-cell>
          <table:table-cell office:value-type="float" office:value="0.0921883">
            <text:p>0.0921883</text:p>
          </table:table-cell>
          <table:table-cell office:value-type="float" office:value="0.196435">
            <text:p>0.196435</text:p>
          </table:table-cell>
          <table:table-cell office:value-type="float" office:value="0.172688">
            <text:p>0.17268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19">
            <text:p>519</text:p>
          </table:table-cell>
          <table:table-cell office:value-type="float" office:value="164">
            <text:p>164</text:p>
          </table:table-cell>
          <table:table-cell office:value-type="float" office:value="1068">
            <text:p>1068</text:p>
          </table:table-cell>
          <table:table-cell office:value-type="float" office:value="553">
            <text:p>553</text:p>
          </table:table-cell>
          <table:table-cell table:number-columns-repeated="2" office:value-type="float" office:value="183">
            <text:p>183</text:p>
          </table:table-cell>
          <table:table-cell office:value-type="float" office:value="-0.0615051">
            <text:p>-0.0615051</text:p>
          </table:table-cell>
          <table:table-cell office:value-type="float" office:value="0.0941196">
            <text:p>0.0941196</text:p>
          </table:table-cell>
          <table:table-cell office:value-type="float" office:value="0.197995">
            <text:p>0.197995</text:p>
          </table:table-cell>
          <table:table-cell office:value-type="float" office:value="0.17612">
            <text:p>0.1761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25">
            <text:p>525</text:p>
          </table:table-cell>
          <table:table-cell office:value-type="float" office:value="158">
            <text:p>158</text:p>
          </table:table-cell>
          <table:table-cell office:value-type="float" office:value="1073">
            <text:p>1073</text:p>
          </table:table-cell>
          <table:table-cell office:value-type="float" office:value="546">
            <text:p>546</text:p>
          </table:table-cell>
          <table:table-cell table:number-columns-repeated="2" office:value-type="float" office:value="184">
            <text:p>184</text:p>
          </table:table-cell>
          <table:table-cell office:value-type="float" office:value="-0.0621921">
            <text:p>-0.0621921</text:p>
          </table:table-cell>
          <table:table-cell office:value-type="float" office:value="0.0950031">
            <text:p>0.0950031</text:p>
          </table:table-cell>
          <table:table-cell office:value-type="float" office:value="0.200308">
            <text:p>0.200308</text:p>
          </table:table-cell>
          <table:table-cell office:value-type="float" office:value="0.174003">
            <text:p>0.17400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31">
            <text:p>531</text:p>
          </table:table-cell>
          <table:table-cell office:value-type="float" office:value="161">
            <text:p>161</text:p>
          </table:table-cell>
          <table:table-cell office:value-type="float" office:value="1082">
            <text:p>1082</text:p>
          </table:table-cell>
          <table:table-cell office:value-type="float" office:value="552">
            <text:p>552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0.0638324">
            <text:p>-0.0638324</text:p>
          </table:table-cell>
          <table:table-cell office:value-type="float" office:value="0.0931033">
            <text:p>0.0931033</text:p>
          </table:table-cell>
          <table:table-cell office:value-type="float" office:value="0.201668">
            <text:p>0.201668</text:p>
          </table:table-cell>
          <table:table-cell office:value-type="float" office:value="0.173603">
            <text:p>0.17360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35">
            <text:p>535</text:p>
          </table:table-cell>
          <table:table-cell office:value-type="float" office:value="167">
            <text:p>167</text:p>
          </table:table-cell>
          <table:table-cell office:value-type="float" office:value="1087">
            <text:p>1087</text:p>
          </table:table-cell>
          <table:table-cell office:value-type="float" office:value="559">
            <text:p>559</text:p>
          </table:table-cell>
          <table:table-cell table:number-columns-repeated="2" office:value-type="float" office:value="176">
            <text:p>176</text:p>
          </table:table-cell>
          <table:table-cell office:value-type="float" office:value="-0.065142">
            <text:p>-0.065142</text:p>
          </table:table-cell>
          <table:table-cell office:value-type="float" office:value="0.0901079">
            <text:p>0.0901079</text:p>
          </table:table-cell>
          <table:table-cell office:value-type="float" office:value="0.202358">
            <text:p>0.202358</text:p>
          </table:table-cell>
          <table:table-cell office:value-type="float" office:value="0.173608">
            <text:p>0.17360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40">
            <text:p>540</text:p>
          </table:table-cell>
          <table:table-cell office:value-type="float" office:value="165">
            <text:p>165</text:p>
          </table:table-cell>
          <table:table-cell office:value-type="float" office:value="1093">
            <text:p>1093</text:p>
          </table:table-cell>
          <table:table-cell office:value-type="float" office:value="558">
            <text:p>558</text:p>
          </table:table-cell>
          <table:table-cell table:number-columns-repeated="2" office:value-type="float" office:value="174">
            <text:p>174</text:p>
          </table:table-cell>
          <table:table-cell office:value-type="float" office:value="-0.065592">
            <text:p>-0.065592</text:p>
          </table:table-cell>
          <table:table-cell office:value-type="float" office:value="0.0904899">
            <text:p>0.0904899</text:p>
          </table:table-cell>
          <table:table-cell office:value-type="float" office:value="0.204408">
            <text:p>0.204408</text:p>
          </table:table-cell>
          <table:table-cell office:value-type="float" office:value="0.17299">
            <text:p>0.17299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543">
            <text:p>543</text:p>
          </table:table-cell>
          <table:table-cell office:value-type="float" office:value="164">
            <text:p>164</text:p>
          </table:table-cell>
          <table:table-cell office:value-type="float" office:value="1100">
            <text:p>1100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67">
            <text:p>167</text:p>
          </table:table-cell>
          <table:table-cell office:value-type="float" office:value="-0.0669317">
            <text:p>-0.0669317</text:p>
          </table:table-cell>
          <table:table-cell office:value-type="float" office:value="0.0922574">
            <text:p>0.0922574</text:p>
          </table:table-cell>
          <table:table-cell office:value-type="float" office:value="0.204568">
            <text:p>0.204568</text:p>
          </table:table-cell>
          <table:table-cell office:value-type="float" office:value="0.174257">
            <text:p>0.17425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4">
            <text:p>554</text:p>
          </table:table-cell>
          <table:table-cell office:value-type="float" office:value="161">
            <text:p>161</text:p>
          </table:table-cell>
          <table:table-cell office:value-type="float" office:value="1118">
            <text:p>1118</text:p>
          </table:table-cell>
          <table:table-cell office:value-type="float" office:value="565">
            <text:p>565</text:p>
          </table:table-cell>
          <table:table-cell table:number-columns-repeated="2" office:value-type="float" office:value="153">
            <text:p>153</text:p>
          </table:table-cell>
          <table:table-cell office:value-type="float" office:value="-0.0695377">
            <text:p>-0.0695377</text:p>
          </table:table-cell>
          <table:table-cell office:value-type="float" office:value="0.0923596">
            <text:p>0.0923596</text:p>
          </table:table-cell>
          <table:table-cell office:value-type="float" office:value="0.207462">
            <text:p>0.207462</text:p>
          </table:table-cell>
          <table:table-cell office:value-type="float" office:value="0.17286">
            <text:p>0.1728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60">
            <text:p>560</text:p>
          </table:table-cell>
          <table:table-cell office:value-type="float" office:value="166">
            <text:p>166</text:p>
          </table:table-cell>
          <table:table-cell office:value-type="float" office:value="1122">
            <text:p>1122</text:p>
          </table:table-cell>
          <table:table-cell office:value-type="float" office:value="568">
            <text:p>568</text:p>
          </table:table-cell>
          <table:table-cell table:number-columns-repeated="2" office:value-type="float" office:value="156">
            <text:p>156</text:p>
          </table:table-cell>
          <table:table-cell office:value-type="float" office:value="-0.0705839">
            <text:p>-0.0705839</text:p>
          </table:table-cell>
          <table:table-cell office:value-type="float" office:value="0.0881902">
            <text:p>0.0881902</text:p>
          </table:table-cell>
          <table:table-cell office:value-type="float" office:value="0.209416">
            <text:p>0.209416</text:p>
          </table:table-cell>
          <table:table-cell office:value-type="float" office:value="0.17119">
            <text:p>0.17119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67">
            <text:p>567</text:p>
          </table:table-cell>
          <table:table-cell office:value-type="float" office:value="172">
            <text:p>172</text:p>
          </table:table-cell>
          <table:table-cell office:value-type="float" office:value="1156">
            <text:p>1156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03">
            <text:p>103</text:p>
          </table:table-cell>
          <table:table-cell office:value-type="float" office:value="-0.0624128">
            <text:p>-0.0624128</text:p>
          </table:table-cell>
          <table:table-cell office:value-type="float" office:value="0.0958191">
            <text:p>0.0958191</text:p>
          </table:table-cell>
          <table:table-cell office:value-type="float" office:value="0.221087">
            <text:p>0.221087</text:p>
          </table:table-cell>
          <table:table-cell office:value-type="float" office:value="0.181819">
            <text:p>0.181819</text:p>
          </table:table-cell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568">
            <text:p>568</text:p>
          </table:table-cell>
          <table:table-cell office:value-type="float" office:value="166">
            <text:p>166</text:p>
          </table:table-cell>
          <table:table-cell office:value-type="float" office:value="1160">
            <text:p>1160</text:p>
          </table:table-cell>
          <table:table-cell office:value-type="float" office:value="598">
            <text:p>598</text:p>
          </table:table-cell>
          <table:table-cell table:number-columns-repeated="2" office:value-type="float" office:value="96">
            <text:p>96</text:p>
          </table:table-cell>
          <table:table-cell office:value-type="float" office:value="-0.0599203">
            <text:p>-0.0599203</text:p>
          </table:table-cell>
          <table:table-cell office:value-type="float" office:value="0.0902409">
            <text:p>0.0902409</text:p>
          </table:table-cell>
          <table:table-cell office:value-type="float" office:value="0.22408">
            <text:p>0.22408</text:p>
          </table:table-cell>
          <table:table-cell office:value-type="float" office:value="0.173241">
            <text:p>0.173241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58">
            <text:p>558</text:p>
          </table:table-cell>
          <table:table-cell office:value-type="float" office:value="159">
            <text:p>159</text:p>
          </table:table-cell>
          <table:table-cell office:value-type="float" office:value="1122">
            <text:p>1122</text:p>
          </table:table-cell>
          <table:table-cell office:value-type="float" office:value="563">
            <text:p>563</text:p>
          </table:table-cell>
          <table:table-cell table:number-columns-repeated="2" office:value-type="float" office:value="152">
            <text:p>152</text:p>
          </table:table-cell>
          <table:table-cell office:value-type="float" office:value="-0.0595772">
            <text:p>-0.0595772</text:p>
          </table:table-cell>
          <table:table-cell office:value-type="float" office:value="0.0856359">
            <text:p>0.0856359</text:p>
          </table:table-cell>
          <table:table-cell office:value-type="float" office:value="0.219423">
            <text:p>0.219423</text:p>
          </table:table-cell>
          <table:table-cell office:value-type="float" office:value="0.165136">
            <text:p>0.16513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1">
            <text:p>551</text:p>
          </table:table-cell>
          <table:table-cell office:value-type="float" office:value="166">
            <text:p>166</text:p>
          </table:table-cell>
          <table:table-cell office:value-type="float" office:value="1109">
            <text:p>1109</text:p>
          </table:table-cell>
          <table:table-cell office:value-type="float" office:value="564">
            <text:p>564</text:p>
          </table:table-cell>
          <table:table-cell table:number-columns-repeated="2" office:value-type="float" office:value="165">
            <text:p>165</text:p>
          </table:table-cell>
          <table:table-cell office:value-type="float" office:value="-0.0592213">
            <text:p>-0.0592213</text:p>
          </table:table-cell>
          <table:table-cell office:value-type="float" office:value="0.08302">
            <text:p>0.08302</text:p>
          </table:table-cell>
          <table:table-cell office:value-type="float" office:value="0.216279">
            <text:p>0.216279</text:p>
          </table:table-cell>
          <table:table-cell office:value-type="float" office:value="0.16602">
            <text:p>0.16602</text:p>
          </table:table-cell>
        </table:table-row>
        <table:table-row table:style-name="ro2">
          <table:table-cell table:style-name="ce1" office:value-type="float" office:value="-927">
            <text:p>-927</text:p>
          </table:table-cell>
          <table:table-cell office:value-type="float" office:value="559">
            <text:p>559</text:p>
          </table:table-cell>
          <table:table-cell office:value-type="float" office:value="181">
            <text:p>181</text:p>
          </table:table-cell>
          <table:table-cell office:value-type="float" office:value="1122">
            <text:p>112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-0.0586041">
            <text:p>-0.0586041</text:p>
          </table:table-cell>
          <table:table-cell office:value-type="float" office:value="0.0827034">
            <text:p>0.0827034</text:p>
          </table:table-cell>
          <table:table-cell office:value-type="float" office:value="0.220896">
            <text:p>0.220896</text:p>
          </table:table-cell>
          <table:table-cell office:value-type="float" office:value="0.173203">
            <text:p>0.173203</text:p>
          </table:table-cell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559">
            <text:p>559</text:p>
          </table:table-cell>
          <table:table-cell office:value-type="float" office:value="177">
            <text:p>177</text:p>
          </table:table-cell>
          <table:table-cell office:value-type="float" office:value="1146">
            <text:p>1146</text:p>
          </table:table-cell>
          <table:table-cell office:value-type="float" office:value="604">
            <text:p>604</text:p>
          </table:table-cell>
          <table:table-cell table:number-columns-repeated="2" office:value-type="float" office:value="106">
            <text:p>106</text:p>
          </table:table-cell>
          <table:table-cell office:value-type="float" office:value="-0.0567149">
            <text:p>-0.0567149</text:p>
          </table:table-cell>
          <table:table-cell office:value-type="float" office:value="0.0806814">
            <text:p>0.0806814</text:p>
          </table:table-cell>
          <table:table-cell office:value-type="float" office:value="0.222785">
            <text:p>0.222785</text:p>
          </table:table-cell>
          <table:table-cell office:value-type="float" office:value="0.169181">
            <text:p>0.16918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6">
            <text:p>556</text:p>
          </table:table-cell>
          <table:table-cell office:value-type="float" office:value="176">
            <text:p>176</text:p>
          </table:table-cell>
          <table:table-cell office:value-type="float" office:value="1119">
            <text:p>1119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54">
            <text:p>154</text:p>
          </table:table-cell>
          <table:table-cell office:value-type="float" office:value="-0.0561508">
            <text:p>-0.0561508</text:p>
          </table:table-cell>
          <table:table-cell office:value-type="float" office:value="0.0823184">
            <text:p>0.0823184</text:p>
          </table:table-cell>
          <table:table-cell office:value-type="float" office:value="0.221849">
            <text:p>0.221849</text:p>
          </table:table-cell>
          <table:table-cell office:value-type="float" office:value="0.170318">
            <text:p>0.17031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5">
            <text:p>555</text:p>
          </table:table-cell>
          <table:table-cell office:value-type="float" office:value="181">
            <text:p>181</text:p>
          </table:table-cell>
          <table:table-cell office:value-type="float" office:value="1114">
            <text:p>1114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62">
            <text:p>162</text:p>
          </table:table-cell>
          <table:table-cell office:value-type="float" office:value="-0.0563051">
            <text:p>-0.0563051</text:p>
          </table:table-cell>
          <table:table-cell office:value-type="float" office:value="0.0842233">
            <text:p>0.0842233</text:p>
          </table:table-cell>
          <table:table-cell office:value-type="float" office:value="0.221195">
            <text:p>0.221195</text:p>
          </table:table-cell>
          <table:table-cell office:value-type="float" office:value="0.174723">
            <text:p>0.17472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58">
            <text:p>558</text:p>
          </table:table-cell>
          <table:table-cell office:value-type="float" office:value="178">
            <text:p>178</text:p>
          </table:table-cell>
          <table:table-cell office:value-type="float" office:value="1122">
            <text:p>1122</text:p>
          </table:table-cell>
          <table:table-cell office:value-type="float" office:value="582">
            <text:p>582</text:p>
          </table:table-cell>
          <table:table-cell table:number-columns-repeated="2" office:value-type="float" office:value="152">
            <text:p>152</text:p>
          </table:table-cell>
          <table:table-cell office:value-type="float" office:value="-0.0559596">
            <text:p>-0.0559596</text:p>
          </table:table-cell>
          <table:table-cell office:value-type="float" office:value="0.083107">
            <text:p>0.083107</text:p>
          </table:table-cell>
          <table:table-cell office:value-type="float" office:value="0.22304">
            <text:p>0.22304</text:p>
          </table:table-cell>
          <table:table-cell office:value-type="float" office:value="0.172107">
            <text:p>0.172107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560">
            <text:p>560</text:p>
          </table:table-cell>
          <table:table-cell office:value-type="float" office:value="174">
            <text:p>174</text:p>
          </table:table-cell>
          <table:table-cell office:value-type="float" office:value="1124">
            <text:p>1124</text:p>
          </table:table-cell>
          <table:table-cell office:value-type="float" office:value="578">
            <text:p>578</text:p>
          </table:table-cell>
          <table:table-cell table:number-columns-repeated="2" office:value-type="float" office:value="152">
            <text:p>152</text:p>
          </table:table-cell>
          <table:table-cell office:value-type="float" office:value="-0.0554125">
            <text:p>-0.0554125</text:p>
          </table:table-cell>
          <table:table-cell office:value-type="float" office:value="0.0843276">
            <text:p>0.0843276</text:p>
          </table:table-cell>
          <table:table-cell office:value-type="float" office:value="0.224587">
            <text:p>0.224587</text:p>
          </table:table-cell>
          <table:table-cell office:value-type="float" office:value="0.171328">
            <text:p>0.171328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66">
            <text:p>566</text:p>
          </table:table-cell>
          <table:table-cell office:value-type="float" office:value="172">
            <text:p>172</text:p>
          </table:table-cell>
          <table:table-cell office:value-type="float" office:value="1158">
            <text:p>1158</text:p>
          </table:table-cell>
          <table:table-cell office:value-type="float" office:value="604">
            <text:p>604</text:p>
          </table:table-cell>
          <table:table-cell table:number-columns-repeated="2" office:value-type="float" office:value="97">
            <text:p>97</text:p>
          </table:table-cell>
          <table:table-cell office:value-type="float" office:value="-0.0570206">
            <text:p>-0.0570206</text:p>
          </table:table-cell>
          <table:table-cell office:value-type="float" office:value="0.08128">
            <text:p>0.08128</text:p>
          </table:table-cell>
          <table:table-cell office:value-type="float" office:value="0.225979">
            <text:p>0.225979</text:p>
          </table:table-cell>
          <table:table-cell office:value-type="float" office:value="0.16728">
            <text:p>0.16728</text:p>
          </table:table-cell>
        </table:table-row>
        <table:table-row table:style-name="ro2">
          <table:table-cell table:style-name="ce1" office:value-type="float" office:value="-710">
            <text:p>-710</text:p>
          </table:table-cell>
          <table:table-cell office:value-type="float" office:value="572">
            <text:p>572</text:p>
          </table:table-cell>
          <table:table-cell office:value-type="float" office:value="171">
            <text:p>171</text:p>
          </table:table-cell>
          <table:table-cell office:value-type="float" office:value="1159">
            <text:p>1159</text:p>
          </table:table-cell>
          <table:table-cell office:value-type="float" office:value="598">
            <text:p>598</text:p>
          </table:table-cell>
          <table:table-cell table:number-columns-repeated="2" office:value-type="float" office:value="106">
            <text:p>106</text:p>
          </table:table-cell>
          <table:table-cell office:value-type="float" office:value="-0.0547538">
            <text:p>-0.0547538</text:p>
          </table:table-cell>
          <table:table-cell office:value-type="float" office:value="0.0882483">
            <text:p>0.0882483</text:p>
          </table:table-cell>
          <table:table-cell office:value-type="float" office:value="0.231246">
            <text:p>0.231246</text:p>
          </table:table-cell>
          <table:table-cell office:value-type="float" office:value="0.173748">
            <text:p>0.173748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75">
            <text:p>575</text:p>
          </table:table-cell>
          <table:table-cell office:value-type="float" office:value="178">
            <text:p>178</text:p>
          </table:table-cell>
          <table:table-cell office:value-type="float" office:value="1165">
            <text:p>1165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-0.0530608">
            <text:p>-0.0530608</text:p>
          </table:table-cell>
          <table:table-cell office:value-type="float" office:value="0.0797708">
            <text:p>0.0797708</text:p>
          </table:table-cell>
          <table:table-cell office:value-type="float" office:value="0.234439">
            <text:p>0.234439</text:p>
          </table:table-cell>
          <table:table-cell office:value-type="float" office:value="0.168771">
            <text:p>0.168771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575">
            <text:p>575</text:p>
          </table:table-cell>
          <table:table-cell office:value-type="float" office:value="172">
            <text:p>172</text:p>
          </table:table-cell>
          <table:table-cell office:value-type="float" office:value="1169">
            <text:p>1169</text:p>
          </table:table-cell>
          <table:table-cell office:value-type="float" office:value="606">
            <text:p>606</text:p>
          </table:table-cell>
          <table:table-cell table:number-columns-repeated="2" office:value-type="float" office:value="93">
            <text:p>93</text:p>
          </table:table-cell>
          <table:table-cell office:value-type="float" office:value="-0.0465703">
            <text:p>-0.0465703</text:p>
          </table:table-cell>
          <table:table-cell office:value-type="float" office:value="0.0594204">
            <text:p>0.0594204</text:p>
          </table:table-cell>
          <table:table-cell office:value-type="float" office:value="0.24093">
            <text:p>0.24093</text:p>
          </table:table-cell>
          <table:table-cell office:value-type="float" office:value="0.14542">
            <text:p>0.14542</text:p>
          </table:table-cell>
        </table:table-row>
        <table:table-row table:style-name="ro2">
          <table:table-cell table:style-name="ce1" office:value-type="float" office:value="-711">
            <text:p>-711</text:p>
          </table:table-cell>
          <table:table-cell office:value-type="float" office:value="571">
            <text:p>571</text:p>
          </table:table-cell>
          <table:table-cell office:value-type="float" office:value="178">
            <text:p>178</text:p>
          </table:table-cell>
          <table:table-cell office:value-type="float" office:value="1166">
            <text:p>1166</text:p>
          </table:table-cell>
          <table:table-cell office:value-type="float" office:value="613">
            <text:p>613</text:p>
          </table:table-cell>
          <table:table-cell table:number-columns-repeated="2" office:value-type="float" office:value="91">
            <text:p>91</text:p>
          </table:table-cell>
          <table:table-cell office:value-type="float" office:value="-0.0509745">
            <text:p>-0.0509745</text:p>
          </table:table-cell>
          <table:table-cell office:value-type="float" office:value="0.0881008">
            <text:p>0.0881008</text:p>
          </table:table-cell>
          <table:table-cell office:value-type="float" office:value="0.234526">
            <text:p>0.234526</text:p>
          </table:table-cell>
          <table:table-cell office:value-type="float" office:value="0.177101">
            <text:p>0.177101</text:p>
          </table:table-cell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558">
            <text:p>558</text:p>
          </table:table-cell>
          <table:table-cell office:value-type="float" office:value="185">
            <text:p>185</text:p>
          </table:table-cell>
          <table:table-cell office:value-type="float" office:value="1144">
            <text:p>1144</text:p>
          </table:table-cell>
          <table:table-cell office:value-type="float" office:value="611">
            <text:p>611</text:p>
          </table:table-cell>
          <table:table-cell table:number-columns-repeated="2" office:value-type="float" office:value="108">
            <text:p>108</text:p>
          </table:table-cell>
          <table:table-cell office:value-type="float" office:value="-0.0559263">
            <text:p>-0.0559263</text:p>
          </table:table-cell>
          <table:table-cell office:value-type="float" office:value="0.0744216">
            <text:p>0.0744216</text:p>
          </table:table-cell>
          <table:table-cell office:value-type="float" office:value="0.223074">
            <text:p>0.223074</text:p>
          </table:table-cell>
          <table:table-cell office:value-type="float" office:value="0.166922">
            <text:p>0.16692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10">
            <text:p>510</text:p>
          </table:table-cell>
          <table:table-cell office:value-type="float" office:value="214">
            <text:p>214</text:p>
          </table:table-cell>
          <table:table-cell office:value-type="float" office:value="1054">
            <text:p>1054</text:p>
          </table:table-cell>
          <table:table-cell office:value-type="float" office:value="598">
            <text:p>598</text:p>
          </table:table-cell>
          <table:table-cell table:number-columns-repeated="2" office:value-type="float" office:value="193">
            <text:p>193</text:p>
          </table:table-cell>
          <table:table-cell office:value-type="float" office:value="-0.0567924">
            <text:p>-0.0567924</text:p>
          </table:table-cell>
          <table:table-cell office:value-type="float" office:value="0.0765198">
            <text:p>0.0765198</text:p>
          </table:table-cell>
          <table:table-cell office:value-type="float" office:value="0.198208">
            <text:p>0.198208</text:p>
          </table:table-cell>
          <table:table-cell office:value-type="float" office:value="0.18352">
            <text:p>0.1835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475">
            <text:p>475</text:p>
          </table:table-cell>
          <table:table-cell office:value-type="float" office:value="179">
            <text:p>179</text:p>
          </table:table-cell>
          <table:table-cell office:value-type="float" office:value="1005">
            <text:p>1005</text:p>
          </table:table-cell>
          <table:table-cell office:value-type="float" office:value="549">
            <text:p>549</text:p>
          </table:table-cell>
          <table:table-cell table:number-columns-repeated="2" office:value-type="float" office:value="220">
            <text:p>220</text:p>
          </table:table-cell>
          <table:table-cell office:value-type="float" office:value="-0.058107">
            <text:p>-0.058107</text:p>
          </table:table-cell>
          <table:table-cell office:value-type="float" office:value="0.082613">
            <text:p>0.082613</text:p>
          </table:table-cell>
          <table:table-cell office:value-type="float" office:value="0.179393">
            <text:p>0.179393</text:p>
          </table:table-cell>
          <table:table-cell office:value-type="float" office:value="0.172113">
            <text:p>0.172113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455">
            <text:p>455</text:p>
          </table:table-cell>
          <table:table-cell office:value-type="float" office:value="197">
            <text:p>197</text:p>
          </table:table-cell>
          <table:table-cell office:value-type="float" office:value="926">
            <text:p>926</text:p>
          </table:table-cell>
          <table:table-cell office:value-type="float" office:value="508">
            <text:p>508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58107">
            <text:p>-0.058107</text:p>
          </table:table-cell>
          <table:table-cell office:value-type="float" office:value="0.082613">
            <text:p>0.082613</text:p>
          </table:table-cell>
          <table:table-cell office:value-type="float" office:value="0.169393">
            <text:p>0.169393</text:p>
          </table:table-cell>
          <table:table-cell office:value-type="float" office:value="0.181113">
            <text:p>0.181113</text:p>
          </table:table-cell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445">
            <text:p>445</text:p>
          </table:table-cell>
          <table:table-cell office:value-type="float" office:value="187">
            <text:p>187</text:p>
          </table:table-cell>
          <table:table-cell office:value-type="float" office:value="902">
            <text:p>902</text:p>
          </table:table-cell>
          <table:table-cell office:value-type="float" office:value="484">
            <text:p>484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58872">
            <text:p>-0.058872</text:p>
          </table:table-cell>
          <table:table-cell office:value-type="float" office:value="0.0856241">
            <text:p>0.0856241</text:p>
          </table:table-cell>
          <table:table-cell office:value-type="float" office:value="0.163628">
            <text:p>0.163628</text:p>
          </table:table-cell>
          <table:table-cell office:value-type="float" office:value="0.179124">
            <text:p>0.179124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431">
            <text:p>431</text:p>
          </table:table-cell>
          <table:table-cell office:value-type="float" office:value="185">
            <text:p>185</text:p>
          </table:table-cell>
          <table:table-cell office:value-type="float" office:value="889">
            <text:p>889</text:p>
          </table:table-cell>
          <table:table-cell office:value-type="float" office:value="483">
            <text:p>483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0589992">
            <text:p>-0.0589992</text:p>
          </table:table-cell>
          <table:table-cell office:value-type="float" office:value="0.08825">
            <text:p>0.08825</text:p>
          </table:table-cell>
          <table:table-cell office:value-type="float" office:value="0.156501">
            <text:p>0.156501</text:p>
          </table:table-cell>
          <table:table-cell office:value-type="float" office:value="0.18075">
            <text:p>0.18075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404">
            <text:p>404</text:p>
          </table:table-cell>
          <table:table-cell office:value-type="float" office:value="191">
            <text:p>191</text:p>
          </table:table-cell>
          <table:table-cell office:value-type="float" office:value="850">
            <text:p>850</text:p>
          </table:table-cell>
          <table:table-cell office:value-type="float" office:value="477">
            <text:p>477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564274">
            <text:p>-0.0564274</text:p>
          </table:table-cell>
          <table:table-cell office:value-type="float" office:value="0.0837468">
            <text:p>0.0837468</text:p>
          </table:table-cell>
          <table:table-cell office:value-type="float" office:value="0.145573">
            <text:p>0.145573</text:p>
          </table:table-cell>
          <table:table-cell office:value-type="float" office:value="0.179247">
            <text:p>0.179247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388">
            <text:p>388</text:p>
          </table:table-cell>
          <table:table-cell office:value-type="float" office:value="183">
            <text:p>183</text:p>
          </table:table-cell>
          <table:table-cell office:value-type="float" office:value="818">
            <text:p>81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544004">
            <text:p>-0.0544004</text:p>
          </table:table-cell>
          <table:table-cell office:value-type="float" office:value="0.0854286">
            <text:p>0.0854286</text:p>
          </table:table-cell>
          <table:table-cell office:value-type="float" office:value="0.1396">
            <text:p>0.1396</text:p>
          </table:table-cell>
          <table:table-cell office:value-type="float" office:value="0.176929">
            <text:p>0.17692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70">
            <text:p>370</text:p>
          </table:table-cell>
          <table:table-cell office:value-type="float" office:value="184">
            <text:p>184</text:p>
          </table:table-cell>
          <table:table-cell office:value-type="float" office:value="812">
            <text:p>812</text:p>
          </table:table-cell>
          <table:table-cell office:value-type="float" office:value="466">
            <text:p>466</text:p>
          </table:table-cell>
          <table:table-cell table:number-columns-repeated="2" office:value-type="float" office:value="397">
            <text:p>397</text:p>
          </table:table-cell>
          <table:table-cell office:value-type="float" office:value="-0.056057">
            <text:p>-0.056057</text:p>
          </table:table-cell>
          <table:table-cell office:value-type="float" office:value="0.083373">
            <text:p>0.083373</text:p>
          </table:table-cell>
          <table:table-cell office:value-type="float" office:value="0.128943">
            <text:p>0.128943</text:p>
          </table:table-cell>
          <table:table-cell office:value-type="float" office:value="0.175373">
            <text:p>0.17537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50">
            <text:p>350</text:p>
          </table:table-cell>
          <table:table-cell office:value-type="float" office:value="188">
            <text:p>188</text:p>
          </table:table-cell>
          <table:table-cell office:value-type="float" office:value="787">
            <text:p>787</text:p>
          </table:table-cell>
          <table:table-cell office:value-type="float" office:value="465">
            <text:p>465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0567947">
            <text:p>-0.0567947</text:p>
          </table:table-cell>
          <table:table-cell office:value-type="float" office:value="0.0811802">
            <text:p>0.0811802</text:p>
          </table:table-cell>
          <table:table-cell office:value-type="float" office:value="0.118205">
            <text:p>0.118205</text:p>
          </table:table-cell>
          <table:table-cell office:value-type="float" office:value="0.17518">
            <text:p>0.1751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34">
            <text:p>334</text:p>
          </table:table-cell>
          <table:table-cell office:value-type="float" office:value="189">
            <text:p>189</text:p>
          </table:table-cell>
          <table:table-cell office:value-type="float" office:value="783">
            <text:p>783</text:p>
          </table:table-cell>
          <table:table-cell office:value-type="float" office:value="478">
            <text:p>478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560451">
            <text:p>-0.0560451</text:p>
          </table:table-cell>
          <table:table-cell office:value-type="float" office:value="0.0823516">
            <text:p>0.0823516</text:p>
          </table:table-cell>
          <table:table-cell office:value-type="float" office:value="0.110955">
            <text:p>0.110955</text:p>
          </table:table-cell>
          <table:table-cell office:value-type="float" office:value="0.176852">
            <text:p>0.17685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10">
            <text:p>310</text:p>
          </table:table-cell>
          <table:table-cell office:value-type="float" office:value="189">
            <text:p>189</text:p>
          </table:table-cell>
          <table:table-cell office:value-type="float" office:value="758">
            <text:p>758</text:p>
          </table:table-cell>
          <table:table-cell office:value-type="float" office:value="477">
            <text:p>477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558604">
            <text:p>-0.0558604</text:p>
          </table:table-cell>
          <table:table-cell office:value-type="float" office:value="0.0770799">
            <text:p>0.0770799</text:p>
          </table:table-cell>
          <table:table-cell office:value-type="float" office:value="0.0991396">
            <text:p>0.0991396</text:p>
          </table:table-cell>
          <table:table-cell office:value-type="float" office:value="0.17158">
            <text:p>0.1715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85">
            <text:p>285</text:p>
          </table:table-cell>
          <table:table-cell office:value-type="float" office:value="205">
            <text:p>205</text:p>
          </table:table-cell>
          <table:table-cell office:value-type="float" office:value="727">
            <text:p>727</text:p>
          </table:table-cell>
          <table:table-cell office:value-type="float" office:value="487">
            <text:p>487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513365">
            <text:p>-0.0513365</text:p>
          </table:table-cell>
          <table:table-cell office:value-type="float" office:value="0.0709619">
            <text:p>0.0709619</text:p>
          </table:table-cell>
          <table:table-cell office:value-type="float" office:value="0.0911635">
            <text:p>0.0911635</text:p>
          </table:table-cell>
          <table:table-cell office:value-type="float" office:value="0.173462">
            <text:p>0.17346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53">
            <text:p>253</text:p>
          </table:table-cell>
          <table:table-cell office:value-type="float" office:value="195">
            <text:p>195</text:p>
          </table:table-cell>
          <table:table-cell office:value-type="float" office:value="698">
            <text:p>698</text:p>
          </table:table-cell>
          <table:table-cell office:value-type="float" office:value="480">
            <text:p>480</text:p>
          </table:table-cell>
          <table:table-cell table:number-columns-repeated="2" office:value-type="float" office:value="391">
            <text:p>391</text:p>
          </table:table-cell>
          <table:table-cell office:value-type="float" office:value="-0.0476867">
            <text:p>-0.0476867</text:p>
          </table:table-cell>
          <table:table-cell office:value-type="float" office:value="0.0739294">
            <text:p>0.0739294</text:p>
          </table:table-cell>
          <table:table-cell office:value-type="float" office:value="0.0788133">
            <text:p>0.0788133</text:p>
          </table:table-cell>
          <table:table-cell office:value-type="float" office:value="0.171429">
            <text:p>0.171429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234">
            <text:p>234</text:p>
          </table:table-cell>
          <table:table-cell office:value-type="float" office:value="182">
            <text:p>182</text:p>
          </table:table-cell>
          <table:table-cell office:value-type="float" office:value="665">
            <text:p>665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19">
            <text:p>419</text:p>
          </table:table-cell>
          <table:table-cell office:value-type="float" office:value="-0.0480083">
            <text:p>-0.0480083</text:p>
          </table:table-cell>
          <table:table-cell office:value-type="float" office:value="0.0808301">
            <text:p>0.0808301</text:p>
          </table:table-cell>
          <table:table-cell office:value-type="float" office:value="0.0689917">
            <text:p>0.0689917</text:p>
          </table:table-cell>
          <table:table-cell office:value-type="float" office:value="0.17183">
            <text:p>0.1718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22">
            <text:p>222</text:p>
          </table:table-cell>
          <table:table-cell office:value-type="float" office:value="181">
            <text:p>181</text:p>
          </table:table-cell>
          <table:table-cell office:value-type="float" office:value="631">
            <text:p>631</text:p>
          </table:table-cell>
          <table:table-cell office:value-type="float" office:value="430">
            <text:p>43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-0.0502408">
            <text:p>-0.0502408</text:p>
          </table:table-cell>
          <table:table-cell office:value-type="float" office:value="0.0828348">
            <text:p>0.0828348</text:p>
          </table:table-cell>
          <table:table-cell office:value-type="float" office:value="0.0607592">
            <text:p>0.0607592</text:p>
          </table:table-cell>
          <table:table-cell office:value-type="float" office:value="0.173335">
            <text:p>0.173335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650">
            <text:p>650</text:p>
          </table:table-cell>
          <table:table-cell office:value-type="float" office:value="474">
            <text:p>474</text:p>
          </table:table-cell>
          <table:table-cell table:number-columns-repeated="2" office:value-type="float" office:value="379">
            <text:p>379</text:p>
          </table:table-cell>
          <table:table-cell office:value-type="float" office:value="-0.0481233">
            <text:p>-0.0481233</text:p>
          </table:table-cell>
          <table:table-cell office:value-type="float" office:value="0.08281">
            <text:p>0.08281</text:p>
          </table:table-cell>
          <table:table-cell office:value-type="float" office:value="0.0513767">
            <text:p>0.0513767</text:p>
          </table:table-cell>
          <table:table-cell office:value-type="float" office:value="0.17431">
            <text:p>0.1743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636">
            <text:p>636</text:p>
          </table:table-cell>
          <table:table-cell office:value-type="float" office:value="485">
            <text:p>485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0445138">
            <text:p>-0.0445138</text:p>
          </table:table-cell>
          <table:table-cell office:value-type="float" office:value="0.0816083">
            <text:p>0.0816083</text:p>
          </table:table-cell>
          <table:table-cell office:value-type="float" office:value="0.0444862">
            <text:p>0.0444862</text:p>
          </table:table-cell>
          <table:table-cell office:value-type="float" office:value="0.175108">
            <text:p>0.17510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71">
            <text:p>171</text:p>
          </table:table-cell>
          <table:table-cell office:value-type="float" office:value="192">
            <text:p>192</text:p>
          </table:table-cell>
          <table:table-cell office:value-type="float" office:value="620">
            <text:p>620</text:p>
          </table:table-cell>
          <table:table-cell office:value-type="float" office:value="481">
            <text:p>481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446062">
            <text:p>-0.0446062</text:p>
          </table:table-cell>
          <table:table-cell office:value-type="float" office:value="0.0784705">
            <text:p>0.0784705</text:p>
          </table:table-cell>
          <table:table-cell office:value-type="float" office:value="0.0408938">
            <text:p>0.0408938</text:p>
          </table:table-cell>
          <table:table-cell office:value-type="float" office:value="0.17447">
            <text:p>0.1744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float" office:value="194">
            <text:p>194</text:p>
          </table:table-cell>
          <table:table-cell office:value-type="float" office:value="627">
            <text:p>627</text:p>
          </table:table-cell>
          <table:table-cell office:value-type="float" office:value="489">
            <text:p>489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516065">
            <text:p>-0.0516065</text:p>
          </table:table-cell>
          <table:table-cell office:value-type="float" office:value="0.0782472">
            <text:p>0.0782472</text:p>
          </table:table-cell>
          <table:table-cell office:value-type="float" office:value="0.0343935">
            <text:p>0.0343935</text:p>
          </table:table-cell>
          <table:table-cell office:value-type="float" office:value="0.175247">
            <text:p>0.17524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float" office:value="201">
            <text:p>201</text:p>
          </table:table-cell>
          <table:table-cell office:value-type="float" office:value="626">
            <text:p>626</text:p>
          </table:table-cell>
          <table:table-cell office:value-type="float" office:value="493">
            <text:p>493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581683">
            <text:p>-0.0581683</text:p>
          </table:table-cell>
          <table:table-cell office:value-type="float" office:value="0.0743862">
            <text:p>0.0743862</text:p>
          </table:table-cell>
          <table:table-cell office:value-type="float" office:value="0.0288317">
            <text:p>0.0288317</text:p>
          </table:table-cell>
          <table:table-cell office:value-type="float" office:value="0.174886">
            <text:p>0.17488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63">
            <text:p>163</text:p>
          </table:table-cell>
          <table:table-cell office:value-type="float" office:value="194">
            <text:p>194</text:p>
          </table:table-cell>
          <table:table-cell office:value-type="float" office:value="619">
            <text:p>619</text:p>
          </table:table-cell>
          <table:table-cell office:value-type="float" office:value="490">
            <text:p>490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609185">
            <text:p>-0.0609185</text:p>
          </table:table-cell>
          <table:table-cell office:value-type="float" office:value="0.076932">
            <text:p>0.076932</text:p>
          </table:table-cell>
          <table:table-cell office:value-type="float" office:value="0.0205815">
            <text:p>0.0205815</text:p>
          </table:table-cell>
          <table:table-cell office:value-type="float" office:value="0.173932">
            <text:p>0.17393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192">
            <text:p>192</text:p>
          </table:table-cell>
          <table:table-cell office:value-type="float" office:value="594">
            <text:p>594</text:p>
          </table:table-cell>
          <table:table-cell office:value-type="float" office:value="478">
            <text:p>478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566311">
            <text:p>-0.0566311</text:p>
          </table:table-cell>
          <table:table-cell office:value-type="float" office:value="0.0784417">
            <text:p>0.0784417</text:p>
          </table:table-cell>
          <table:table-cell office:value-type="float" office:value="0.0173689">
            <text:p>0.0173689</text:p>
          </table:table-cell>
          <table:table-cell office:value-type="float" office:value="0.174442">
            <text:p>0.17444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float" office:value="186">
            <text:p>186</text:p>
          </table:table-cell>
          <table:table-cell office:value-type="float" office:value="598">
            <text:p>598</text:p>
          </table:table-cell>
          <table:table-cell office:value-type="float" office:value="504">
            <text:p>504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0514567">
            <text:p>-0.0514567</text:p>
          </table:table-cell>
          <table:table-cell office:value-type="float" office:value="0.0770004">
            <text:p>0.0770004</text:p>
          </table:table-cell>
          <table:table-cell office:value-type="float" office:value="0.00854329">
            <text:p>0.00854329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183">
            <text:p>183</text:p>
          </table:table-cell>
          <table:table-cell office:value-type="float" office:value="622">
            <text:p>622</text:p>
          </table:table-cell>
          <table:table-cell office:value-type="float" office:value="542">
            <text:p>542</text:p>
          </table:table-cell>
          <table:table-cell table:number-columns-repeated="2" office:value-type="float" office:value="242">
            <text:p>242</text:p>
          </table:table-cell>
          <table:table-cell office:value-type="float" office:value="-0.0528943">
            <text:p>-0.0528943</text:p>
          </table:table-cell>
          <table:table-cell office:value-type="float" office:value="0.0723978">
            <text:p>0.0723978</text:p>
          </table:table-cell>
          <table:table-cell office:value-type="float" office:value="-0.0013943">
            <text:p>-0.0013943</text:p>
          </table:table-cell>
          <table:table-cell office:value-type="float" office:value="0.163898">
            <text:p>0.163898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189">
            <text:p>189</text:p>
          </table:table-cell>
          <table:table-cell office:value-type="float" office:value="619">
            <text:p>619</text:p>
          </table:table-cell>
          <table:table-cell office:value-type="float" office:value="558">
            <text:p>558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536899">
            <text:p>-0.0536899</text:p>
          </table:table-cell>
          <table:table-cell office:value-type="float" office:value="0.071094">
            <text:p>0.071094</text:p>
          </table:table-cell>
          <table:table-cell office:value-type="float" office:value="-0.00868988">
            <text:p>-0.00868988</text:p>
          </table:table-cell>
          <table:table-cell office:value-type="float" office:value="0.165594">
            <text:p>0.165594</text:p>
          </table:table-cell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188">
            <text:p>188</text:p>
          </table:table-cell>
          <table:table-cell office:value-type="float" office:value="598">
            <text:p>598</text:p>
          </table:table-cell>
          <table:table-cell office:value-type="float" office:value="549">
            <text:p>549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520284">
            <text:p>-0.0520284</text:p>
          </table:table-cell>
          <table:table-cell office:value-type="float" office:value="0.072395">
            <text:p>0.072395</text:p>
          </table:table-cell>
          <table:table-cell office:value-type="float" office:value="-0.0135284">
            <text:p>-0.0135284</text:p>
          </table:table-cell>
          <table:table-cell office:value-type="float" office:value="0.166395">
            <text:p>0.166395</text:p>
          </table:table-cell>
        </table:table-row>
        <table:table-row table:style-name="ro2">
          <table:table-cell table:style-name="ce1" office:value-type="float" office:value="-890">
            <text:p>-89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581">
            <text:p>581</text:p>
          </table:table-cell>
          <table:table-cell office:value-type="float" office:value="544">
            <text:p>544</text:p>
          </table:table-cell>
          <table:table-cell table:number-columns-repeated="2" office:value-type="float" office:value="245">
            <text:p>245</text:p>
          </table:table-cell>
          <table:table-cell office:value-type="float" office:value="-0.0505085">
            <text:p>-0.0505085</text:p>
          </table:table-cell>
          <table:table-cell office:value-type="float" office:value="0.0685136">
            <text:p>0.0685136</text:p>
          </table:table-cell>
          <table:table-cell office:value-type="float" office:value="-0.0190085">
            <text:p>-0.0190085</text:p>
          </table:table-cell>
          <table:table-cell office:value-type="float" office:value="0.161514">
            <text:p>0.16151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90">
            <text:p>190</text:p>
          </table:table-cell>
          <table:table-cell office:value-type="float" office:value="486">
            <text:p>486</text:p>
          </table:table-cell>
          <table:table-cell office:value-type="float" office:value="461">
            <text:p>461</text:p>
          </table:table-cell>
          <table:table-cell table:number-columns-repeated="2" office:value-type="float" office:value="418">
            <text:p>418</text:p>
          </table:table-cell>
          <table:table-cell office:value-type="float" office:value="-0.0505085">
            <text:p>-0.0505085</text:p>
          </table:table-cell>
          <table:table-cell office:value-type="float" office:value="0.0685136">
            <text:p>0.0685136</text:p>
          </table:table-cell>
          <table:table-cell office:value-type="float" office:value="-0.0230085">
            <text:p>-0.0230085</text:p>
          </table:table-cell>
          <table:table-cell office:value-type="float" office:value="0.163514">
            <text:p>0.16351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float" office:value="474">
            <text:p>474</text:p>
          </table:table-cell>
          <table:table-cell office:value-type="float" office:value="460">
            <text:p>460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499771">
            <text:p>-0.0499771</text:p>
          </table:table-cell>
          <table:table-cell office:value-type="float" office:value="0.0672192">
            <text:p>0.0672192</text:p>
          </table:table-cell>
          <table:table-cell office:value-type="float" office:value="-0.0279771">
            <text:p>-0.0279771</text:p>
          </table:table-cell>
          <table:table-cell office:value-type="float" office:value="0.162219">
            <text:p>0.16221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99">
            <text:p>199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table:number-columns-repeated="2" office:value-type="float" office:value="416">
            <text:p>416</text:p>
          </table:table-cell>
          <table:table-cell office:value-type="float" office:value="-0.0506754">
            <text:p>-0.0506754</text:p>
          </table:table-cell>
          <table:table-cell office:value-type="float" office:value="0.067033">
            <text:p>0.067033</text:p>
          </table:table-cell>
          <table:table-cell office:value-type="float" office:value="-0.0361754">
            <text:p>-0.0361754</text:p>
          </table:table-cell>
          <table:table-cell office:value-type="float" office:value="0.166533">
            <text:p>0.16653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08">
            <text:p>208</text:p>
          </table:table-cell>
          <table:table-cell office:value-type="float" office:value="475">
            <text:p>47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517122">
            <text:p>-0.0517122</text:p>
          </table:table-cell>
          <table:table-cell office:value-type="float" office:value="0.0658856">
            <text:p>0.0658856</text:p>
          </table:table-cell>
          <table:table-cell office:value-type="float" office:value="-0.0402122">
            <text:p>-0.0402122</text:p>
          </table:table-cell>
          <table:table-cell office:value-type="float" office:value="0.169886">
            <text:p>0.16988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02">
            <text:p>202</text:p>
          </table:table-cell>
          <table:table-cell office:value-type="float" office:value="448">
            <text:p>448</text:p>
          </table:table-cell>
          <table:table-cell office:value-type="float" office:value="491">
            <text:p>491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507787">
            <text:p>-0.0507787</text:p>
          </table:table-cell>
          <table:table-cell office:value-type="float" office:value="0.0675735">
            <text:p>0.0675735</text:p>
          </table:table-cell>
          <table:table-cell office:value-type="float" office:value="-0.0512787">
            <text:p>-0.0512787</text:p>
          </table:table-cell>
          <table:table-cell office:value-type="float" office:value="0.168574">
            <text:p>0.16857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8">
            <text:p>-18</text:p>
          </table:table-cell>
          <table:table-cell office:value-type="float" office:value="192">
            <text:p>192</text:p>
          </table:table-cell>
          <table:table-cell office:value-type="float" office:value="435">
            <text:p>435</text:p>
          </table:table-cell>
          <table:table-cell office:value-type="float" office:value="485">
            <text:p>48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-0.0470471">
            <text:p>-0.0470471</text:p>
          </table:table-cell>
          <table:table-cell office:value-type="float" office:value="0.0739788">
            <text:p>0.0739788</text:p>
          </table:table-cell>
          <table:table-cell office:value-type="float" office:value="-0.0560471">
            <text:p>-0.0560471</text:p>
          </table:table-cell>
          <table:table-cell office:value-type="float" office:value="0.169979">
            <text:p>0.169979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34">
            <text:p>-34</text:p>
          </table:table-cell>
          <table:table-cell office:value-type="float" office:value="195">
            <text:p>195</text:p>
          </table:table-cell>
          <table:table-cell office:value-type="float" office:value="407">
            <text:p>407</text:p>
          </table:table-cell>
          <table:table-cell office:value-type="float" office:value="476">
            <text:p>476</text:p>
          </table:table-cell>
          <table:table-cell table:number-columns-repeated="2" office:value-type="float" office:value="399">
            <text:p>399</text:p>
          </table:table-cell>
          <table:table-cell office:value-type="float" office:value="-0.0463895">
            <text:p>-0.0463895</text:p>
          </table:table-cell>
          <table:table-cell office:value-type="float" office:value="0.0719591">
            <text:p>0.0719591</text:p>
          </table:table-cell>
          <table:table-cell office:value-type="float" office:value="-0.0633895">
            <text:p>-0.0633895</text:p>
          </table:table-cell>
          <table:table-cell office:value-type="float" office:value="0.169459">
            <text:p>0.16945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2">
            <text:p>-42</text:p>
          </table:table-cell>
          <table:table-cell office:value-type="float" office:value="213">
            <text:p>213</text:p>
          </table:table-cell>
          <table:table-cell office:value-type="float" office:value="405">
            <text:p>405</text:p>
          </table:table-cell>
          <table:table-cell office:value-type="float" office:value="500">
            <text:p>500</text:p>
          </table:table-cell>
          <table:table-cell table:number-columns-repeated="2" office:value-type="float" office:value="387">
            <text:p>387</text:p>
          </table:table-cell>
          <table:table-cell office:value-type="float" office:value="-0.0480695">
            <text:p>-0.0480695</text:p>
          </table:table-cell>
          <table:table-cell office:value-type="float" office:value="0.0619995">
            <text:p>0.0619995</text:p>
          </table:table-cell>
          <table:table-cell office:value-type="float" office:value="-0.0690695">
            <text:p>-0.0690695</text:p>
          </table:table-cell>
          <table:table-cell office:value-type="float" office:value="0.1685">
            <text:p>0.1685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60">
            <text:p>-60</text:p>
          </table:table-cell>
          <table:table-cell office:value-type="float" office:value="221">
            <text:p>221</text:p>
          </table:table-cell>
          <table:table-cell office:value-type="float" office:value="380">
            <text:p>380</text:p>
          </table:table-cell>
          <table:table-cell office:value-type="float" office:value="501">
            <text:p>501</text:p>
          </table:table-cell>
          <table:table-cell table:number-columns-repeated="2" office:value-type="float" office:value="401">
            <text:p>401</text:p>
          </table:table-cell>
          <table:table-cell office:value-type="float" office:value="-0.0488384">
            <text:p>-0.0488384</text:p>
          </table:table-cell>
          <table:table-cell office:value-type="float" office:value="0.0561973">
            <text:p>0.0561973</text:p>
          </table:table-cell>
          <table:table-cell office:value-type="float" office:value="-0.0788384">
            <text:p>-0.0788384</text:p>
          </table:table-cell>
          <table:table-cell office:value-type="float" office:value="0.166697">
            <text:p>0.16669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74">
            <text:p>-74</text:p>
          </table:table-cell>
          <table:table-cell office:value-type="float" office:value="221">
            <text:p>221</text:p>
          </table:table-cell>
          <table:table-cell office:value-type="float" office:value="360">
            <text:p>360</text:p>
          </table:table-cell>
          <table:table-cell office:value-type="float" office:value="495">
            <text:p>495</text:p>
          </table:table-cell>
          <table:table-cell table:number-columns-repeated="2" office:value-type="float" office:value="413">
            <text:p>413</text:p>
          </table:table-cell>
          <table:table-cell office:value-type="float" office:value="-0.0466639">
            <text:p>-0.0466639</text:p>
          </table:table-cell>
          <table:table-cell office:value-type="float" office:value="0.0563781">
            <text:p>0.0563781</text:p>
          </table:table-cell>
          <table:table-cell office:value-type="float" office:value="-0.0836639">
            <text:p>-0.0836639</text:p>
          </table:table-cell>
          <table:table-cell office:value-type="float" office:value="0.166878">
            <text:p>0.166878</text:p>
          </table:table-cell>
        </table:table-row>
        <table:table-row table:style-name="ro2">
          <table:table-cell table:style-name="ce1" office:value-type="float" office:value="-974">
            <text:p>-974</text:p>
          </table:table-cell>
          <table:table-cell office:value-type="float" office:value="-94">
            <text:p>-94</text:p>
          </table:table-cell>
          <table:table-cell office:value-type="float" office:value="220">
            <text:p>220</text:p>
          </table:table-cell>
          <table:table-cell office:value-type="float" office:value="333">
            <text:p>333</text:p>
          </table:table-cell>
          <table:table-cell office:value-type="float" office:value="487">
            <text:p>487</text:p>
          </table:table-cell>
          <table:table-cell table:number-columns-repeated="2" office:value-type="float" office:value="426">
            <text:p>426</text:p>
          </table:table-cell>
          <table:table-cell office:value-type="float" office:value="-0.0429094">
            <text:p>-0.0429094</text:p>
          </table:table-cell>
          <table:table-cell office:value-type="float" office:value="0.0548084">
            <text:p>0.0548084</text:p>
          </table:table-cell>
          <table:table-cell office:value-type="float" office:value="-0.0899094">
            <text:p>-0.0899094</text:p>
          </table:table-cell>
          <table:table-cell office:value-type="float" office:value="0.164808">
            <text:p>0.16480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14">
            <text:p>-114</text:p>
          </table:table-cell>
          <table:table-cell office:value-type="float" office:value="222">
            <text:p>222</text:p>
          </table:table-cell>
          <table:table-cell office:value-type="float" office:value="323">
            <text:p>323</text:p>
          </table:table-cell>
          <table:table-cell office:value-type="float" office:value="499">
            <text:p>499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418027">
            <text:p>-0.0418027</text:p>
          </table:table-cell>
          <table:table-cell office:value-type="float" office:value="0.0526519">
            <text:p>0.0526519</text:p>
          </table:table-cell>
          <table:table-cell office:value-type="float" office:value="-0.0988027">
            <text:p>-0.0988027</text:p>
          </table:table-cell>
          <table:table-cell office:value-type="float" office:value="0.163652">
            <text:p>0.163652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124">
            <text:p>-124</text:p>
          </table:table-cell>
          <table:table-cell office:value-type="float" office:value="234">
            <text:p>234</text:p>
          </table:table-cell>
          <table:table-cell office:value-type="float" office:value="325">
            <text:p>325</text:p>
          </table:table-cell>
          <table:table-cell office:value-type="float" office:value="523">
            <text:p>523</text:p>
          </table:table-cell>
          <table:table-cell table:number-columns-repeated="2" office:value-type="float" office:value="382">
            <text:p>382</text:p>
          </table:table-cell>
          <table:table-cell office:value-type="float" office:value="-0.0433374">
            <text:p>-0.0433374</text:p>
          </table:table-cell>
          <table:table-cell office:value-type="float" office:value="0.0472996">
            <text:p>0.0472996</text:p>
          </table:table-cell>
          <table:table-cell office:value-type="float" office:value="-0.105337">
            <text:p>-0.105337</text:p>
          </table:table-cell>
          <table:table-cell office:value-type="float" office:value="0.1643">
            <text:p>0.1643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36">
            <text:p>-136</text:p>
          </table:table-cell>
          <table:table-cell office:value-type="float" office:value="240">
            <text:p>240</text:p>
          </table:table-cell>
          <table:table-cell office:value-type="float" office:value="305">
            <text:p>305</text:p>
          </table:table-cell>
          <table:table-cell office:value-type="float" office:value="521">
            <text:p>521</text:p>
          </table:table-cell>
          <table:table-cell table:number-columns-repeated="2" office:value-type="float" office:value="399">
            <text:p>399</text:p>
          </table:table-cell>
          <table:table-cell office:value-type="float" office:value="-0.0428845">
            <text:p>-0.0428845</text:p>
          </table:table-cell>
          <table:table-cell office:value-type="float" office:value="0.0435718">
            <text:p>0.0435718</text:p>
          </table:table-cell>
          <table:table-cell office:value-type="float" office:value="-0.110884">
            <text:p>-0.110884</text:p>
          </table:table-cell>
          <table:table-cell office:value-type="float" office:value="0.163572">
            <text:p>0.16357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47">
            <text:p>-147</text:p>
          </table:table-cell>
          <table:table-cell office:value-type="float" office:value="233">
            <text:p>233</text:p>
          </table:table-cell>
          <table:table-cell office:value-type="float" office:value="298">
            <text:p>298</text:p>
          </table:table-cell>
          <table:table-cell office:value-type="float" office:value="518">
            <text:p>518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421883">
            <text:p>-0.0421883</text:p>
          </table:table-cell>
          <table:table-cell office:value-type="float" office:value="0.0461211">
            <text:p>0.0461211</text:p>
          </table:table-cell>
          <table:table-cell office:value-type="float" office:value="-0.115688">
            <text:p>-0.115688</text:p>
          </table:table-cell>
          <table:table-cell office:value-type="float" office:value="0.162621">
            <text:p>0.162621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156">
            <text:p>-156</text:p>
          </table:table-cell>
          <table:table-cell office:value-type="float" office:value="231">
            <text:p>231</text:p>
          </table:table-cell>
          <table:table-cell office:value-type="float" office:value="286">
            <text:p>286</text:p>
          </table:table-cell>
          <table:table-cell office:value-type="float" office:value="513">
            <text:p>513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427845">
            <text:p>-0.0427845</text:p>
          </table:table-cell>
          <table:table-cell office:value-type="float" office:value="0.0499316">
            <text:p>0.0499316</text:p>
          </table:table-cell>
          <table:table-cell office:value-type="float" office:value="-0.120784">
            <text:p>-0.120784</text:p>
          </table:table-cell>
          <table:table-cell office:value-type="float" office:value="0.165432">
            <text:p>0.165432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162">
            <text:p>-162</text:p>
          </table:table-cell>
          <table:table-cell office:value-type="float" office:value="229">
            <text:p>229</text:p>
          </table:table-cell>
          <table:table-cell office:value-type="float" office:value="275">
            <text:p>27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407">
            <text:p>407</text:p>
          </table:table-cell>
          <table:table-cell office:value-type="float" office:value="-0.0435451">
            <text:p>-0.0435451</text:p>
          </table:table-cell>
          <table:table-cell office:value-type="float" office:value="0.050507">
            <text:p>0.050507</text:p>
          </table:table-cell>
          <table:table-cell office:value-type="float" office:value="-0.124545">
            <text:p>-0.124545</text:p>
          </table:table-cell>
          <table:table-cell office:value-type="float" office:value="0.165007">
            <text:p>0.16500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75">
            <text:p>-175</text:p>
          </table:table-cell>
          <table:table-cell office:value-type="float" office:value="249">
            <text:p>249</text:p>
          </table:table-cell>
          <table:table-cell office:value-type="float" office:value="278">
            <text:p>278</text:p>
          </table:table-cell>
          <table:table-cell office:value-type="float" office:value="542">
            <text:p>542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435675">
            <text:p>-0.0435675</text:p>
          </table:table-cell>
          <table:table-cell office:value-type="float" office:value="0.0430456">
            <text:p>0.0430456</text:p>
          </table:table-cell>
          <table:table-cell office:value-type="float" office:value="-0.131067">
            <text:p>-0.131067</text:p>
          </table:table-cell>
          <table:table-cell office:value-type="float" office:value="0.167546">
            <text:p>0.16754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95">
            <text:p>-195</text:p>
          </table:table-cell>
          <table:table-cell office:value-type="float" office:value="253">
            <text:p>253</text:p>
          </table:table-cell>
          <table:table-cell office:value-type="float" office:value="246">
            <text:p>246</text:p>
          </table:table-cell>
          <table:table-cell office:value-type="float" office:value="534">
            <text:p>534</text:p>
          </table:table-cell>
          <table:table-cell table:number-columns-repeated="2" office:value-type="float" office:value="398">
            <text:p>398</text:p>
          </table:table-cell>
          <table:table-cell office:value-type="float" office:value="-0.0413208">
            <text:p>-0.0413208</text:p>
          </table:table-cell>
          <table:table-cell office:value-type="float" office:value="0.0383542">
            <text:p>0.0383542</text:p>
          </table:table-cell>
          <table:table-cell office:value-type="float" office:value="-0.138821">
            <text:p>-0.138821</text:p>
          </table:table-cell>
          <table:table-cell office:value-type="float" office:value="0.164854">
            <text:p>0.164854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206">
            <text:p>-206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541">
            <text:p>541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389658">
            <text:p>-0.0389658</text:p>
          </table:table-cell>
          <table:table-cell office:value-type="float" office:value="0.0438041">
            <text:p>0.0438041</text:p>
          </table:table-cell>
          <table:table-cell office:value-type="float" office:value="-0.141966">
            <text:p>-0.141966</text:p>
          </table:table-cell>
          <table:table-cell office:value-type="float" office:value="0.168304">
            <text:p>0.168304</text:p>
          </table:table-cell>
        </table:table-row>
        <table:table-row table:style-name="ro2">
          <table:table-cell table:style-name="ce1" office:value-type="float" office:value="-974">
            <text:p>-974</text:p>
          </table:table-cell>
          <table:table-cell office:value-type="float" office:value="-222">
            <text:p>-222</text:p>
          </table:table-cell>
          <table:table-cell office:value-type="float" office:value="251">
            <text:p>251</text:p>
          </table:table-cell>
          <table:table-cell office:value-type="float" office:value="222">
            <text:p>222</text:p>
          </table:table-cell>
          <table:table-cell office:value-type="float" office:value="535">
            <text:p>535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0369629">
            <text:p>-0.0369629</text:p>
          </table:table-cell>
          <table:table-cell office:value-type="float" office:value="0.0421875">
            <text:p>0.0421875</text:p>
          </table:table-cell>
          <table:table-cell office:value-type="float" office:value="-0.147963">
            <text:p>-0.147963</text:p>
          </table:table-cell>
          <table:table-cell office:value-type="float" office:value="0.167688">
            <text:p>0.167688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246">
            <text:p>-246</text:p>
          </table:table-cell>
          <table:table-cell office:value-type="float" office:value="260">
            <text:p>260</text:p>
          </table:table-cell>
          <table:table-cell office:value-type="float" office:value="205">
            <text:p>205</text:p>
          </table:table-cell>
          <table:table-cell office:value-type="float" office:value="551">
            <text:p>551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329235">
            <text:p>-0.0329235</text:p>
          </table:table-cell>
          <table:table-cell office:value-type="float" office:value="0.0382439">
            <text:p>0.0382439</text:p>
          </table:table-cell>
          <table:table-cell office:value-type="float" office:value="-0.155923">
            <text:p>-0.155923</text:p>
          </table:table-cell>
          <table:table-cell office:value-type="float" office:value="0.168244">
            <text:p>0.168244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266">
            <text:p>-266</text:p>
          </table:table-cell>
          <table:table-cell office:value-type="float" office:value="256">
            <text:p>256</text:p>
          </table:table-cell>
          <table:table-cell office:value-type="float" office:value="189">
            <text:p>189</text:p>
          </table:table-cell>
          <table:table-cell office:value-type="float" office:value="551">
            <text:p>551</text:p>
          </table:table-cell>
          <table:table-cell table:number-columns-repeated="2" office:value-type="float" office:value="371">
            <text:p>371</text:p>
          </table:table-cell>
          <table:table-cell office:value-type="float" office:value="-0.0297305">
            <text:p>-0.0297305</text:p>
          </table:table-cell>
          <table:table-cell office:value-type="float" office:value="0.0359589">
            <text:p>0.0359589</text:p>
          </table:table-cell>
          <table:table-cell office:value-type="float" office:value="-0.162731">
            <text:p>-0.162731</text:p>
          </table:table-cell>
          <table:table-cell office:value-type="float" office:value="0.163959">
            <text:p>0.16395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81">
            <text:p>-281</text:p>
          </table:table-cell>
          <table:table-cell office:value-type="float" office:value="258">
            <text:p>258</text:p>
          </table:table-cell>
          <table:table-cell office:value-type="float" office:value="167">
            <text:p>167</text:p>
          </table:table-cell>
          <table:table-cell office:value-type="float" office:value="546">
            <text:p>546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274341">
            <text:p>-0.0274341</text:p>
          </table:table-cell>
          <table:table-cell office:value-type="float" office:value="0.0359114">
            <text:p>0.0359114</text:p>
          </table:table-cell>
          <table:table-cell office:value-type="float" office:value="-0.167934">
            <text:p>-0.167934</text:p>
          </table:table-cell>
          <table:table-cell office:value-type="float" office:value="0.164911">
            <text:p>0.16491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99">
            <text:p>-299</text:p>
          </table:table-cell>
          <table:table-cell office:value-type="float" office:value="262">
            <text:p>262</text:p>
          </table:table-cell>
          <table:table-cell office:value-type="float" office:value="156">
            <text:p>156</text:p>
          </table:table-cell>
          <table:table-cell office:value-type="float" office:value="557">
            <text:p>557</text:p>
          </table:table-cell>
          <table:table-cell table:number-columns-repeated="2" office:value-type="float" office:value="370">
            <text:p>370</text:p>
          </table:table-cell>
          <table:table-cell office:value-type="float" office:value="-0.0260656">
            <text:p>-0.0260656</text:p>
          </table:table-cell>
          <table:table-cell office:value-type="float" office:value="0.0334443">
            <text:p>0.0334443</text:p>
          </table:table-cell>
          <table:table-cell office:value-type="float" office:value="-0.175566">
            <text:p>-0.175566</text:p>
          </table:table-cell>
          <table:table-cell office:value-type="float" office:value="0.164444">
            <text:p>0.16444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05">
            <text:p>-305</text:p>
          </table:table-cell>
          <table:table-cell office:value-type="float" office:value="269">
            <text:p>269</text:p>
          </table:table-cell>
          <table:table-cell office:value-type="float" office:value="154">
            <text:p>154</text:p>
          </table:table-cell>
          <table:table-cell office:value-type="float" office:value="568">
            <text:p>568</text:p>
          </table:table-cell>
          <table:table-cell table:number-columns-repeated="2" office:value-type="float" office:value="363">
            <text:p>363</text:p>
          </table:table-cell>
          <table:table-cell office:value-type="float" office:value="-0.0286515">
            <text:p>-0.0286515</text:p>
          </table:table-cell>
          <table:table-cell office:value-type="float" office:value="0.0277384">
            <text:p>0.0277384</text:p>
          </table:table-cell>
          <table:table-cell office:value-type="float" office:value="-0.181151">
            <text:p>-0.181151</text:p>
          </table:table-cell>
          <table:table-cell office:value-type="float" office:value="0.162238">
            <text:p>0.162238</text:p>
          </table:table-cell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-312">
            <text:p>-312</text:p>
          </table:table-cell>
          <table:table-cell office:value-type="float" office:value="268">
            <text:p>268</text:p>
          </table:table-cell>
          <table:table-cell office:value-type="float" office:value="142">
            <text:p>142</text:p>
          </table:table-cell>
          <table:table-cell office:value-type="float" office:value="562">
            <text:p>562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313383">
            <text:p>-0.0313383</text:p>
          </table:table-cell>
          <table:table-cell office:value-type="float" office:value="0.0271705">
            <text:p>0.0271705</text:p>
          </table:table-cell>
          <table:table-cell office:value-type="float" office:value="-0.187338">
            <text:p>-0.187338</text:p>
          </table:table-cell>
          <table:table-cell office:value-type="float" office:value="0.16117">
            <text:p>0.1611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18">
            <text:p>-318</text:p>
          </table:table-cell>
          <table:table-cell office:value-type="float" office:value="266">
            <text:p>266</text:p>
          </table:table-cell>
          <table:table-cell office:value-type="float" office:value="139">
            <text:p>139</text:p>
          </table:table-cell>
          <table:table-cell office:value-type="float" office:value="563">
            <text:p>563</text:p>
          </table:table-cell>
          <table:table-cell table:number-columns-repeated="2" office:value-type="float" office:value="366">
            <text:p>366</text:p>
          </table:table-cell>
          <table:table-cell office:value-type="float" office:value="-0.0307452">
            <text:p>-0.0307452</text:p>
          </table:table-cell>
          <table:table-cell office:value-type="float" office:value="0.0283781">
            <text:p>0.0283781</text:p>
          </table:table-cell>
          <table:table-cell office:value-type="float" office:value="-0.189745">
            <text:p>-0.189745</text:p>
          </table:table-cell>
          <table:table-cell office:value-type="float" office:value="0.161378">
            <text:p>0.16137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33">
            <text:p>-333</text:p>
          </table:table-cell>
          <table:table-cell office:value-type="float" office:value="265">
            <text:p>265</text:p>
          </table:table-cell>
          <table:table-cell office:value-type="float" office:value="124">
            <text:p>124</text:p>
          </table:table-cell>
          <table:table-cell office:value-type="float" office:value="562">
            <text:p>562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296386">
            <text:p>-0.0296386</text:p>
          </table:table-cell>
          <table:table-cell office:value-type="float" office:value="0.029152">
            <text:p>0.029152</text:p>
          </table:table-cell>
          <table:table-cell office:value-type="float" office:value="-0.196139">
            <text:p>-0.196139</text:p>
          </table:table-cell>
          <table:table-cell office:value-type="float" office:value="0.161652">
            <text:p>0.161652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340">
            <text:p>-340</text:p>
          </table:table-cell>
          <table:table-cell office:value-type="float" office:value="263">
            <text:p>263</text:p>
          </table:table-cell>
          <table:table-cell office:value-type="float" office:value="117">
            <text:p>117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66">
            <text:p>366</text:p>
          </table:table-cell>
          <table:table-cell office:value-type="float" office:value="-0.028711">
            <text:p>-0.028711</text:p>
          </table:table-cell>
          <table:table-cell office:value-type="float" office:value="0.0277494">
            <text:p>0.0277494</text:p>
          </table:table-cell>
          <table:table-cell office:value-type="float" office:value="-0.198711">
            <text:p>-0.198711</text:p>
          </table:table-cell>
          <table:table-cell office:value-type="float" office:value="0.159249">
            <text:p>0.159249</text:p>
          </table:table-cell>
        </table:table-row>
        <table:table-row table:style-name="ro2">
          <table:table-cell table:style-name="ce1" office:value-type="float" office:value="-974">
            <text:p>-974</text:p>
          </table:table-cell>
          <table:table-cell office:value-type="float" office:value="-352">
            <text:p>-352</text:p>
          </table:table-cell>
          <table:table-cell office:value-type="float" office:value="265">
            <text:p>265</text:p>
          </table:table-cell>
          <table:table-cell office:value-type="float" office:value="98">
            <text:p>98</text:p>
          </table:table-cell>
          <table:table-cell office:value-type="float" office:value="555">
            <text:p>555</text:p>
          </table:table-cell>
          <table:table-cell table:number-columns-repeated="2" office:value-type="float" office:value="381">
            <text:p>381</text:p>
          </table:table-cell>
          <table:table-cell office:value-type="float" office:value="-0.0274969">
            <text:p>-0.0274969</text:p>
          </table:table-cell>
          <table:table-cell office:value-type="float" office:value="0.0246664">
            <text:p>0.0246664</text:p>
          </table:table-cell>
          <table:table-cell office:value-type="float" office:value="-0.203497">
            <text:p>-0.203497</text:p>
          </table:table-cell>
          <table:table-cell office:value-type="float" office:value="0.157166">
            <text:p>0.15716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60">
            <text:p>-360</text:p>
          </table:table-cell>
          <table:table-cell office:value-type="float" office:value="271">
            <text:p>271</text:p>
          </table:table-cell>
          <table:table-cell office:value-type="float" office:value="101">
            <text:p>101</text:p>
          </table:table-cell>
          <table:table-cell office:value-type="float" office:value="572">
            <text:p>572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279879">
            <text:p>-0.0279879</text:p>
          </table:table-cell>
          <table:table-cell office:value-type="float" office:value="0.023684">
            <text:p>0.023684</text:p>
          </table:table-cell>
          <table:table-cell office:value-type="float" office:value="-0.207988">
            <text:p>-0.207988</text:p>
          </table:table-cell>
          <table:table-cell office:value-type="float" office:value="0.159184">
            <text:p>0.159184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370">
            <text:p>-370</text:p>
          </table:table-cell>
          <table:table-cell office:value-type="float" office:value="268">
            <text:p>268</text:p>
          </table:table-cell>
          <table:table-cell office:value-type="float" office:value="82">
            <text:p>82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76">
            <text:p>376</text:p>
          </table:table-cell>
          <table:table-cell office:value-type="float" office:value="-0.0271766">
            <text:p>-0.0271766</text:p>
          </table:table-cell>
          <table:table-cell office:value-type="float" office:value="0.0211019">
            <text:p>0.0211019</text:p>
          </table:table-cell>
          <table:table-cell office:value-type="float" office:value="-0.212177">
            <text:p>-0.212177</text:p>
          </table:table-cell>
          <table:table-cell office:value-type="float" office:value="0.155102">
            <text:p>0.15510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79">
            <text:p>-379</text:p>
          </table:table-cell>
          <table:table-cell office:value-type="float" office:value="267">
            <text:p>267</text:p>
          </table:table-cell>
          <table:table-cell office:value-type="float" office:value="72">
            <text:p>72</text:p>
          </table:table-cell>
          <table:table-cell office:value-type="float" office:value="558">
            <text:p>558</text:p>
          </table:table-cell>
          <table:table-cell table:number-columns-repeated="2" office:value-type="float" office:value="378">
            <text:p>378</text:p>
          </table:table-cell>
          <table:table-cell office:value-type="float" office:value="-0.0257057">
            <text:p>-0.0257057</text:p>
          </table:table-cell>
          <table:table-cell office:value-type="float" office:value="0.021488">
            <text:p>0.021488</text:p>
          </table:table-cell>
          <table:table-cell office:value-type="float" office:value="-0.215206">
            <text:p>-0.215206</text:p>
          </table:table-cell>
          <table:table-cell office:value-type="float" office:value="0.154988">
            <text:p>0.154988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388">
            <text:p>-388</text:p>
          </table:table-cell>
          <table:table-cell office:value-type="float" office:value="265">
            <text:p>265</text:p>
          </table:table-cell>
          <table:table-cell office:value-type="float" office:value="54">
            <text:p>54</text:p>
          </table:table-cell>
          <table:table-cell office:value-type="float" office:value="547">
            <text:p>547</text:p>
          </table:table-cell>
          <table:table-cell table:number-columns-repeated="2" office:value-type="float" office:value="397">
            <text:p>397</text:p>
          </table:table-cell>
          <table:table-cell office:value-type="float" office:value="-0.0245111">
            <text:p>-0.0245111</text:p>
          </table:table-cell>
          <table:table-cell office:value-type="float" office:value="0.0229602">
            <text:p>0.0229602</text:p>
          </table:table-cell>
          <table:table-cell office:value-type="float" office:value="-0.218511">
            <text:p>-0.218511</text:p>
          </table:table-cell>
          <table:table-cell office:value-type="float" office:value="0.15546">
            <text:p>0.1554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90">
            <text:p>-390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550">
            <text:p>550</text:p>
          </table:table-cell>
          <table:table-cell table:number-columns-repeated="2" office:value-type="float" office:value="390">
            <text:p>390</text:p>
          </table:table-cell>
          <table:table-cell office:value-type="float" office:value="-0.0251975">
            <text:p>-0.0251975</text:p>
          </table:table-cell>
          <table:table-cell office:value-type="float" office:value="0.0220773">
            <text:p>0.0220773</text:p>
          </table:table-cell>
          <table:table-cell office:value-type="float" office:value="-0.220197">
            <text:p>-0.220197</text:p>
          </table:table-cell>
          <table:table-cell office:value-type="float" office:value="0.154577">
            <text:p>0.154577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391">
            <text:p>-391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546">
            <text:p>546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256531">
            <text:p>-0.0256531</text:p>
          </table:table-cell>
          <table:table-cell office:value-type="float" office:value="0.0201869">
            <text:p>0.0201869</text:p>
          </table:table-cell>
          <table:table-cell office:value-type="float" office:value="-0.221153">
            <text:p>-0.221153</text:p>
          </table:table-cell>
          <table:table-cell office:value-type="float" office:value="0.152187">
            <text:p>0.15218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92">
            <text:p>-392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249296">
            <text:p>-0.0249296</text:p>
          </table:table-cell>
          <table:table-cell office:value-type="float" office:value="0.0210396">
            <text:p>0.0210396</text:p>
          </table:table-cell>
          <table:table-cell office:value-type="float" office:value="-0.22093">
            <text:p>-0.22093</text:p>
          </table:table-cell>
          <table:table-cell office:value-type="float" office:value="0.15504">
            <text:p>0.1550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4">
            <text:p>-404</text:p>
          </table:table-cell>
          <table:table-cell office:value-type="float" office:value="263">
            <text:p>263</text:p>
          </table:table-cell>
          <table:table-cell office:value-type="float" office:value="44">
            <text:p>44</text:p>
          </table:table-cell>
          <table:table-cell office:value-type="float" office:value="551">
            <text:p>551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240104">
            <text:p>-0.0240104</text:p>
          </table:table-cell>
          <table:table-cell office:value-type="float" office:value="0.0238629">
            <text:p>0.0238629</text:p>
          </table:table-cell>
          <table:table-cell office:value-type="float" office:value="-0.22601">
            <text:p>-0.22601</text:p>
          </table:table-cell>
          <table:table-cell office:value-type="float" office:value="0.155363">
            <text:p>0.15536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06">
            <text:p>-406</text:p>
          </table:table-cell>
          <table:table-cell office:value-type="float" office:value="260">
            <text:p>260</text:p>
          </table:table-cell>
          <table:table-cell office:value-type="float" office:value="38">
            <text:p>38</text:p>
          </table:table-cell>
          <table:table-cell office:value-type="float" office:value="544">
            <text:p>544</text:p>
          </table:table-cell>
          <table:table-cell table:number-columns-repeated="2" office:value-type="float" office:value="393">
            <text:p>393</text:p>
          </table:table-cell>
          <table:table-cell office:value-type="float" office:value="-0.0231934">
            <text:p>-0.0231934</text:p>
          </table:table-cell>
          <table:table-cell office:value-type="float" office:value="0.0267499">
            <text:p>0.0267499</text:p>
          </table:table-cell>
          <table:table-cell office:value-type="float" office:value="-0.226193">
            <text:p>-0.226193</text:p>
          </table:table-cell>
          <table:table-cell office:value-type="float" office:value="0.15675">
            <text:p>0.15675</text:p>
          </table:table-cell>
        </table:table-row>
        <table:table-row table:style-name="ro2">
          <table:table-cell table:style-name="ce1" office:value-type="float" office:value="-976">
            <text:p>-976</text:p>
          </table:table-cell>
          <table:table-cell office:value-type="float" office:value="-413">
            <text:p>-413</text:p>
          </table:table-cell>
          <table:table-cell office:value-type="float" office:value="253">
            <text:p>253</text:p>
          </table:table-cell>
          <table:table-cell office:value-type="float" office:value="31">
            <text:p>31</text:p>
          </table:table-cell>
          <table:table-cell office:value-type="float" office:value="537">
            <text:p>537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0233755">
            <text:p>-0.0233755</text:p>
          </table:table-cell>
          <table:table-cell office:value-type="float" office:value="0.0270558">
            <text:p>0.0270558</text:p>
          </table:table-cell>
          <table:table-cell office:value-type="float" office:value="-0.229875">
            <text:p>-0.229875</text:p>
          </table:table-cell>
          <table:table-cell office:value-type="float" office:value="0.153556">
            <text:p>0.15355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4">
            <text:p>-414</text:p>
          </table:table-cell>
          <table:table-cell office:value-type="float" office:value="261">
            <text:p>261</text:p>
          </table:table-cell>
          <table:table-cell office:value-type="float" office:value="32">
            <text:p>32</text:p>
          </table:table-cell>
          <table:table-cell office:value-type="float" office:value="547">
            <text:p>547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226474">
            <text:p>-0.0226474</text:p>
          </table:table-cell>
          <table:table-cell office:value-type="float" office:value="0.023033">
            <text:p>0.023033</text:p>
          </table:table-cell>
          <table:table-cell office:value-type="float" office:value="-0.229647">
            <text:p>-0.229647</text:p>
          </table:table-cell>
          <table:table-cell office:value-type="float" office:value="0.153533">
            <text:p>0.15353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19">
            <text:p>-419</text:p>
          </table:table-cell>
          <table:table-cell office:value-type="float" office:value="262">
            <text:p>262</text:p>
          </table:table-cell>
          <table:table-cell office:value-type="float" office:value="27">
            <text:p>27</text:p>
          </table:table-cell>
          <table:table-cell office:value-type="float" office:value="548">
            <text:p>548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208799">
            <text:p>-0.0208799</text:p>
          </table:table-cell>
          <table:table-cell office:value-type="float" office:value="0.0226723">
            <text:p>0.0226723</text:p>
          </table:table-cell>
          <table:table-cell office:value-type="float" office:value="-0.23038">
            <text:p>-0.23038</text:p>
          </table:table-cell>
          <table:table-cell office:value-type="float" office:value="0.153672">
            <text:p>0.15367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4">
            <text:p>-424</text:p>
          </table:table-cell>
          <table:table-cell office:value-type="float" office:value="256">
            <text:p>256</text:p>
          </table:table-cell>
          <table:table-cell office:value-type="float" office:value="34">
            <text:p>34</text:p>
          </table:table-cell>
          <table:table-cell office:value-type="float" office:value="554">
            <text:p>554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0204298">
            <text:p>-0.0204298</text:p>
          </table:table-cell>
          <table:table-cell office:value-type="float" office:value="0.0244288">
            <text:p>0.0244288</text:p>
          </table:table-cell>
          <table:table-cell office:value-type="float" office:value="-0.23243">
            <text:p>-0.23243</text:p>
          </table:table-cell>
          <table:table-cell office:value-type="float" office:value="0.152429">
            <text:p>0.15242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5">
            <text:p>-425</text:p>
          </table:table-cell>
          <table:table-cell office:value-type="float" office:value="256">
            <text:p>256</text:p>
          </table:table-cell>
          <table:table-cell office:value-type="float" office:value="32">
            <text:p>32</text:p>
          </table:table-cell>
          <table:table-cell office:value-type="float" office:value="553">
            <text:p>553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212434">
            <text:p>-0.0212434</text:p>
          </table:table-cell>
          <table:table-cell office:value-type="float" office:value="0.0244588">
            <text:p>0.0244588</text:p>
          </table:table-cell>
          <table:table-cell office:value-type="float" office:value="-0.233743">
            <text:p>-0.233743</text:p>
          </table:table-cell>
          <table:table-cell office:value-type="float" office:value="0.152459">
            <text:p>0.15245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1">
            <text:p>-431</text:p>
          </table:table-cell>
          <table:table-cell office:value-type="float" office:value="257">
            <text:p>257</text:p>
          </table:table-cell>
          <table:table-cell office:value-type="float" office:value="32">
            <text:p>32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54">
            <text:p>354</text:p>
          </table:table-cell>
          <table:table-cell office:value-type="float" office:value="-0.0211538">
            <text:p>-0.0211538</text:p>
          </table:table-cell>
          <table:table-cell office:value-type="float" office:value="0.0240124">
            <text:p>0.0240124</text:p>
          </table:table-cell>
          <table:table-cell office:value-type="float" office:value="-0.236654">
            <text:p>-0.236654</text:p>
          </table:table-cell>
          <table:table-cell office:value-type="float" office:value="0.152512">
            <text:p>0.152512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27">
            <text:p>-427</text:p>
          </table:table-cell>
          <table:table-cell office:value-type="float" office:value="251">
            <text:p>251</text:p>
          </table:table-cell>
          <table:table-cell office:value-type="float" office:value="26">
            <text:p>26</text:p>
          </table:table-cell>
          <table:table-cell office:value-type="float" office:value="544">
            <text:p>544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203406">
            <text:p>-0.0203406</text:p>
          </table:table-cell>
          <table:table-cell office:value-type="float" office:value="0.0292629">
            <text:p>0.0292629</text:p>
          </table:table-cell>
          <table:table-cell office:value-type="float" office:value="-0.233841">
            <text:p>-0.233841</text:p>
          </table:table-cell>
          <table:table-cell office:value-type="float" office:value="0.154763">
            <text:p>0.154763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37">
            <text:p>-437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552">
            <text:p>552</text:p>
          </table:table-cell>
          <table:table-cell table:number-columns-repeated="2" office:value-type="float" office:value="357">
            <text:p>357</text:p>
          </table:table-cell>
          <table:table-cell office:value-type="float" office:value="-0.018692">
            <text:p>-0.018692</text:p>
          </table:table-cell>
          <table:table-cell office:value-type="float" office:value="0.0257915">
            <text:p>0.0257915</text:p>
          </table:table-cell>
          <table:table-cell office:value-type="float" office:value="-0.237192">
            <text:p>-0.237192</text:p>
          </table:table-cell>
          <table:table-cell office:value-type="float" office:value="0.150792">
            <text:p>0.15079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48">
            <text:p>-448</text:p>
          </table:table-cell>
          <table:table-cell office:value-type="float" office:value="264">
            <text:p>264</text:p>
          </table:table-cell>
          <table:table-cell office:value-type="float" office:value="21">
            <text:p>21</text:p>
          </table:table-cell>
          <table:table-cell office:value-type="float" office:value="573">
            <text:p>573</text:p>
          </table:table-cell>
          <table:table-cell table:number-columns-repeated="2" office:value-type="float" office:value="343">
            <text:p>343</text:p>
          </table:table-cell>
          <table:table-cell office:value-type="float" office:value="-0.0152487">
            <text:p>-0.0152487</text:p>
          </table:table-cell>
          <table:table-cell office:value-type="float" office:value="0.0188421">
            <text:p>0.0188421</text:p>
          </table:table-cell>
          <table:table-cell office:value-type="float" office:value="-0.239249">
            <text:p>-0.239249</text:p>
          </table:table-cell>
          <table:table-cell office:value-type="float" office:value="0.150842">
            <text:p>0.15084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54">
            <text:p>-454</text:p>
          </table:table-cell>
          <table:table-cell office:value-type="float" office:value="264">
            <text:p>264</text:p>
          </table:table-cell>
          <table:table-cell office:value-type="float" office:value="18">
            <text:p>18</text:p>
          </table:table-cell>
          <table:table-cell office:value-type="float" office:value="576">
            <text:p>576</text:p>
          </table:table-cell>
          <table:table-cell table:number-columns-repeated="2" office:value-type="float" office:value="336">
            <text:p>336</text:p>
          </table:table-cell>
          <table:table-cell office:value-type="float" office:value="-0.0148122">
            <text:p>-0.0148122</text:p>
          </table:table-cell>
          <table:table-cell office:value-type="float" office:value="0.0192868">
            <text:p>0.0192868</text:p>
          </table:table-cell>
          <table:table-cell office:value-type="float" office:value="-0.241812">
            <text:p>-0.241812</text:p>
          </table:table-cell>
          <table:table-cell office:value-type="float" office:value="0.151287">
            <text:p>0.151287</text:p>
          </table:table-cell>
        </table:table-row>
        <table:table-row table:style-name="ro2">
          <table:table-cell table:style-name="ce1" office:value-type="float" office:value="-977">
            <text:p>-977</text:p>
          </table:table-cell>
          <table:table-cell office:value-type="float" office:value="-461">
            <text:p>-461</text:p>
          </table:table-cell>
          <table:table-cell office:value-type="float" office:value="257">
            <text:p>257</text:p>
          </table:table-cell>
          <table:table-cell office:value-type="float" office:value="6">
            <text:p>6</text:p>
          </table:table-cell>
          <table:table-cell office:value-type="float" office:value="564">
            <text:p>564</text:p>
          </table:table-cell>
          <table:table-cell table:number-columns-repeated="2" office:value-type="float" office:value="347">
            <text:p>347</text:p>
          </table:table-cell>
          <table:table-cell office:value-type="float" office:value="-0.0144123">
            <text:p>-0.0144123</text:p>
          </table:table-cell>
          <table:table-cell office:value-type="float" office:value="0.0227309">
            <text:p>0.0227309</text:p>
          </table:table-cell>
          <table:table-cell office:value-type="float" office:value="-0.244912">
            <text:p>-0.244912</text:p>
          </table:table-cell>
          <table:table-cell office:value-type="float" office:value="0.151231">
            <text:p>0.15123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66">
            <text:p>-466</text:p>
          </table:table-cell>
          <table:table-cell office:value-type="float" office:value="251">
            <text:p>251</text:p>
          </table:table-cell>
          <table:table-cell office:value-type="float" office:value="13">
            <text:p>13</text:p>
          </table:table-cell>
          <table:table-cell office:value-type="float" office:value="570">
            <text:p>570</text:p>
          </table:table-cell>
          <table:table-cell table:number-columns-repeated="2" office:value-type="float" office:value="323">
            <text:p>323</text:p>
          </table:table-cell>
          <table:table-cell office:value-type="float" office:value="-0.0121832">
            <text:p>-0.0121832</text:p>
          </table:table-cell>
          <table:table-cell office:value-type="float" office:value="0.0233941">
            <text:p>0.0233941</text:p>
          </table:table-cell>
          <table:table-cell office:value-type="float" office:value="-0.245183">
            <text:p>-0.245183</text:p>
          </table:table-cell>
          <table:table-cell office:value-type="float" office:value="0.148894">
            <text:p>0.14889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75">
            <text:p>-475</text:p>
          </table:table-cell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  <table:table-cell office:value-type="float" office:value="569">
            <text:p>569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105262">
            <text:p>-0.0105262</text:p>
          </table:table-cell>
          <table:table-cell office:value-type="float" office:value="0.0244112">
            <text:p>0.0244112</text:p>
          </table:table-cell>
          <table:table-cell office:value-type="float" office:value="-0.248026">
            <text:p>-0.248026</text:p>
          </table:table-cell>
          <table:table-cell office:value-type="float" office:value="0.148911">
            <text:p>0.14891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75">
            <text:p>-475</text:p>
          </table:table-cell>
          <table:table-cell office:value-type="float" office:value="249">
            <text:p>249</text:p>
          </table:table-cell>
          <table:table-cell office:value-type="float" office:value="5">
            <text:p>5</text:p>
          </table:table-cell>
          <table:table-cell office:value-type="float" office:value="569">
            <text:p>569</text:p>
          </table:table-cell>
          <table:table-cell table:number-columns-repeated="2" office:value-type="float" office:value="321">
            <text:p>321</text:p>
          </table:table-cell>
          <table:table-cell office:value-type="float" office:value="-0.0110186">
            <text:p>-0.0110186</text:p>
          </table:table-cell>
          <table:table-cell office:value-type="float" office:value="0.0241784">
            <text:p>0.0241784</text:p>
          </table:table-cell>
          <table:table-cell office:value-type="float" office:value="-0.248519">
            <text:p>-0.248519</text:p>
          </table:table-cell>
          <table:table-cell office:value-type="float" office:value="0.148678">
            <text:p>0.148678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483">
            <text:p>-483</text:p>
          </table:table-cell>
          <table:table-cell office:value-type="float" office:value="248">
            <text:p>248</text:p>
          </table:table-cell>
          <table:table-cell office:value-type="float" office:value="44">
            <text:p>44</text:p>
          </table:table-cell>
          <table:table-cell office:value-type="float" office:value="615">
            <text:p>615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00927387">
            <text:p>-0.00927387</text:p>
          </table:table-cell>
          <table:table-cell office:value-type="float" office:value="0.024333">
            <text:p>0.024333</text:p>
          </table:table-cell>
          <table:table-cell office:value-type="float" office:value="-0.250774">
            <text:p>-0.250774</text:p>
          </table:table-cell>
          <table:table-cell office:value-type="float" office:value="0.148333">
            <text:p>0.148333</text:p>
          </table:table-cell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-489">
            <text:p>-489</text:p>
          </table:table-cell>
          <table:table-cell office:value-type="float" office:value="247">
            <text:p>247</text:p>
          </table:table-cell>
          <table:table-cell office:value-type="float" office:value="38">
            <text:p>38</text:p>
          </table:table-cell>
          <table:table-cell office:value-type="float" office:value="614">
            <text:p>614</text:p>
          </table:table-cell>
          <table:table-cell table:number-columns-repeated="2" office:value-type="float" office:value="227">
            <text:p>227</text:p>
          </table:table-cell>
          <table:table-cell office:value-type="float" office:value="-0.00889307">
            <text:p>-0.00889307</text:p>
          </table:table-cell>
          <table:table-cell office:value-type="float" office:value="0.027729">
            <text:p>0.027729</text:p>
          </table:table-cell>
          <table:table-cell office:value-type="float" office:value="-0.253393">
            <text:p>-0.253393</text:p>
          </table:table-cell>
          <table:table-cell office:value-type="float" office:value="0.151229">
            <text:p>0.15122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42">
            <text:p>342</text:p>
          </table:table-cell>
          <table:table-cell office:value-type="float" office:value="-29">
            <text:p>-29</text:p>
          </table:table-cell>
          <table:table-cell office:value-type="float" office:value="852">
            <text:p>852</text:p>
          </table:table-cell>
          <table:table-cell office:value-type="float" office:value="321">
            <text:p>321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00887663">
            <text:p>-0.00887663</text:p>
          </table:table-cell>
          <table:table-cell office:value-type="float" office:value="0.0286242">
            <text:p>0.0286242</text:p>
          </table:table-cell>
          <table:table-cell office:value-type="float" office:value="0.162123">
            <text:p>0.162123</text:p>
          </table:table-cell>
          <table:table-cell office:value-type="float" office:value="0.0141242">
            <text:p>0.014124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39">
            <text:p>339</text:p>
          </table:table-cell>
          <table:table-cell office:value-type="float" office:value="-29">
            <text:p>-29</text:p>
          </table:table-cell>
          <table:table-cell office:value-type="float" office:value="849">
            <text:p>849</text:p>
          </table:table-cell>
          <table:table-cell office:value-type="float" office:value="321">
            <text:p>321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0081635">
            <text:p>-0.0081635</text:p>
          </table:table-cell>
          <table:table-cell office:value-type="float" office:value="0.0287082">
            <text:p>0.0287082</text:p>
          </table:table-cell>
          <table:table-cell office:value-type="float" office:value="0.161337">
            <text:p>0.161337</text:p>
          </table:table-cell>
          <table:table-cell office:value-type="float" office:value="0.0142082">
            <text:p>0.0142082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-502">
            <text:p>-502</text:p>
          </table:table-cell>
          <table:table-cell office:value-type="float" office:value="237">
            <text:p>237</text:p>
          </table:table-cell>
          <table:table-cell office:value-type="float" office:value="30">
            <text:p>30</text:p>
          </table:table-cell>
          <table:table-cell office:value-type="float" office:value="609">
            <text:p>609</text:p>
          </table:table-cell>
          <table:table-cell table:number-columns-repeated="2" office:value-type="float" office:value="217">
            <text:p>217</text:p>
          </table:table-cell>
          <table:table-cell office:value-type="float" office:value="-0.00927541">
            <text:p>-0.00927541</text:p>
          </table:table-cell>
          <table:table-cell office:value-type="float" office:value="0.0300358">
            <text:p>0.0300358</text:p>
          </table:table-cell>
          <table:table-cell office:value-type="float" office:value="-0.260275">
            <text:p>-0.260275</text:p>
          </table:table-cell>
          <table:table-cell office:value-type="float" office:value="0.148536">
            <text:p>0.148536</text:p>
          </table:table-cell>
        </table:table-row>
        <table:table-row table:style-name="ro2">
          <table:table-cell table:style-name="ce1" office:value-type="float" office:value="-889">
            <text:p>-889</text:p>
          </table:table-cell>
          <table:table-cell office:value-type="float" office:value="-499">
            <text:p>-499</text:p>
          </table:table-cell>
          <table:table-cell office:value-type="float" office:value="237">
            <text:p>237</text:p>
          </table:table-cell>
          <table:table-cell office:value-type="float" office:value="33">
            <text:p>33</text:p>
          </table:table-cell>
          <table:table-cell office:value-type="float" office:value="609">
            <text:p>609</text:p>
          </table:table-cell>
          <table:table-cell table:number-columns-repeated="2" office:value-type="float" office:value="217">
            <text:p>217</text:p>
          </table:table-cell>
          <table:table-cell office:value-type="float" office:value="-0.00890027">
            <text:p>-0.00890027</text:p>
          </table:table-cell>
          <table:table-cell office:value-type="float" office:value="0.0210136">
            <text:p>0.0210136</text:p>
          </table:table-cell>
          <table:table-cell office:value-type="float" office:value="-0.2584">
            <text:p>-0.2584</text:p>
          </table:table-cell>
          <table:table-cell office:value-type="float" office:value="0.139514">
            <text:p>0.139514</text:p>
          </table:table-cell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-501">
            <text:p>-501</text:p>
          </table:table-cell>
          <table:table-cell office:value-type="float" office:value="250">
            <text:p>250</text:p>
          </table:table-cell>
          <table:table-cell office:value-type="float" office:value="32">
            <text:p>3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214">
            <text:p>214</text:p>
          </table:table-cell>
          <table:table-cell office:value-type="float" office:value="-0.00495588">
            <text:p>-0.00495588</text:p>
          </table:table-cell>
          <table:table-cell office:value-type="float" office:value="0.0199427">
            <text:p>0.0199427</text:p>
          </table:table-cell>
          <table:table-cell office:value-type="float" office:value="-0.255456">
            <text:p>-0.255456</text:p>
          </table:table-cell>
          <table:table-cell office:value-type="float" office:value="0.144943">
            <text:p>0.144943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504">
            <text:p>-504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619">
            <text:p>619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0541887">
            <text:p>-0.00541887</text:p>
          </table:table-cell>
          <table:table-cell office:value-type="float" office:value="0.0288665">
            <text:p>0.0288665</text:p>
          </table:table-cell>
          <table:table-cell office:value-type="float" office:value="-0.257419">
            <text:p>-0.257419</text:p>
          </table:table-cell>
          <table:table-cell office:value-type="float" office:value="0.153866">
            <text:p>0.153866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499">
            <text:p>-499</text:p>
          </table:table-cell>
          <table:table-cell office:value-type="float" office:value="231">
            <text:p>231</text:p>
          </table:table-cell>
          <table:table-cell office:value-type="float" office:value="29">
            <text:p>29</text:p>
          </table:table-cell>
          <table:table-cell office:value-type="float" office:value="599">
            <text:p>599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071099">
            <text:p>-0.0071099</text:p>
          </table:table-cell>
          <table:table-cell office:value-type="float" office:value="0.0296826">
            <text:p>0.0296826</text:p>
          </table:table-cell>
          <table:table-cell office:value-type="float" office:value="-0.25661">
            <text:p>-0.25661</text:p>
          </table:table-cell>
          <table:table-cell office:value-type="float" office:value="0.145183">
            <text:p>0.145183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01">
            <text:p>-501</text:p>
          </table:table-cell>
          <table:table-cell office:value-type="float" office:value="237">
            <text:p>237</text:p>
          </table:table-cell>
          <table:table-cell office:value-type="float" office:value="32">
            <text:p>32</text:p>
          </table:table-cell>
          <table:table-cell office:value-type="float" office:value="610">
            <text:p>610</text:p>
          </table:table-cell>
          <table:table-cell table:number-columns-repeated="2" office:value-type="float" office:value="215">
            <text:p>215</text:p>
          </table:table-cell>
          <table:table-cell office:value-type="float" office:value="-0.00476034">
            <text:p>-0.00476034</text:p>
          </table:table-cell>
          <table:table-cell office:value-type="float" office:value="0.0266562">
            <text:p>0.0266562</text:p>
          </table:table-cell>
          <table:table-cell office:value-type="float" office:value="-0.25526">
            <text:p>-0.25526</text:p>
          </table:table-cell>
          <table:table-cell office:value-type="float" office:value="0.145156">
            <text:p>0.145156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-502">
            <text:p>-502</text:p>
          </table:table-cell>
          <table:table-cell office:value-type="float" office:value="241">
            <text:p>241</text:p>
          </table:table-cell>
          <table:table-cell office:value-type="float" office:value="30">
            <text:p>30</text:p>
          </table:table-cell>
          <table:table-cell office:value-type="float" office:value="613">
            <text:p>613</text:p>
          </table:table-cell>
          <table:table-cell table:number-columns-repeated="2" office:value-type="float" office:value="217">
            <text:p>217</text:p>
          </table:table-cell>
          <table:table-cell office:value-type="float" office:value="-0.00294812">
            <text:p>-0.00294812</text:p>
          </table:table-cell>
          <table:table-cell office:value-type="float" office:value="0.0267871">
            <text:p>0.0267871</text:p>
          </table:table-cell>
          <table:table-cell office:value-type="float" office:value="-0.253948">
            <text:p>-0.253948</text:p>
          </table:table-cell>
          <table:table-cell office:value-type="float" office:value="0.147287">
            <text:p>0.147287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339">
            <text:p>339</text:p>
          </table:table-cell>
          <table:table-cell office:value-type="float" office:value="-29">
            <text:p>-29</text:p>
          </table:table-cell>
          <table:table-cell office:value-type="float" office:value="849">
            <text:p>849</text:p>
          </table:table-cell>
          <table:table-cell office:value-type="float" office:value="321">
            <text:p>321</text:p>
          </table:table-cell>
          <table:table-cell table:number-columns-repeated="2" office:value-type="float" office:value="260">
            <text:p>260</text:p>
          </table:table-cell>
          <table:table-cell office:value-type="float" office:value="-0.00361148">
            <text:p>-0.00361148</text:p>
          </table:table-cell>
          <table:table-cell office:value-type="float" office:value="0.0265903">
            <text:p>0.0265903</text:p>
          </table:table-cell>
          <table:table-cell office:value-type="float" office:value="0.165889">
            <text:p>0.165889</text:p>
          </table:table-cell>
          <table:table-cell office:value-type="float" office:value="0.0120903">
            <text:p>0.0120903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-484">
            <text:p>-484</text:p>
          </table:table-cell>
          <table:table-cell office:value-type="float" office:value="245">
            <text:p>245</text:p>
          </table:table-cell>
          <table:table-cell office:value-type="float" office:value="44">
            <text:p>44</text:p>
          </table:table-cell>
          <table:table-cell office:value-type="float" office:value="613">
            <text:p>613</text:p>
          </table:table-cell>
          <table:table-cell table:number-columns-repeated="2" office:value-type="float" office:value="224">
            <text:p>224</text:p>
          </table:table-cell>
          <table:table-cell office:value-type="float" office:value="-0.0050223">
            <text:p>-0.0050223</text:p>
          </table:table-cell>
          <table:table-cell office:value-type="float" office:value="0.0284695">
            <text:p>0.0284695</text:p>
          </table:table-cell>
          <table:table-cell office:value-type="float" office:value="-0.247022">
            <text:p>-0.247022</text:p>
          </table:table-cell>
          <table:table-cell office:value-type="float" office:value="0.15097">
            <text:p>0.1509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74">
            <text:p>-474</text:p>
          </table:table-cell>
          <table:table-cell office:value-type="float" office:value="245">
            <text:p>245</text:p>
          </table:table-cell>
          <table:table-cell office:value-type="float" office:value="4">
            <text:p>4</text:p>
          </table:table-cell>
          <table:table-cell office:value-type="float" office:value="563">
            <text:p>563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00434931">
            <text:p>-0.00434931</text:p>
          </table:table-cell>
          <table:table-cell office:value-type="float" office:value="0.0289788">
            <text:p>0.0289788</text:p>
          </table:table-cell>
          <table:table-cell office:value-type="float" office:value="-0.241349">
            <text:p>-0.241349</text:p>
          </table:table-cell>
          <table:table-cell office:value-type="float" office:value="0.151479">
            <text:p>0.151479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66">
            <text:p>-466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  <table:table-cell office:value-type="float" office:value="567">
            <text:p>567</text:p>
          </table:table-cell>
          <table:table-cell table:number-columns-repeated="2" office:value-type="float" office:value="323">
            <text:p>323</text:p>
          </table:table-cell>
          <table:table-cell office:value-type="float" office:value="-0.00238655">
            <text:p>-0.00238655</text:p>
          </table:table-cell>
          <table:table-cell office:value-type="float" office:value="0.0290184">
            <text:p>0.0290184</text:p>
          </table:table-cell>
          <table:table-cell office:value-type="float" office:value="-0.235387">
            <text:p>-0.235387</text:p>
          </table:table-cell>
          <table:table-cell office:value-type="float" office:value="0.153018">
            <text:p>0.15301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59">
            <text:p>-459</text:p>
          </table:table-cell>
          <table:table-cell office:value-type="float" office:value="251">
            <text:p>251</text:p>
          </table:table-cell>
          <table:table-cell office:value-type="float" office:value="12">
            <text:p>12</text:p>
          </table:table-cell>
          <table:table-cell office:value-type="float" office:value="562">
            <text:p>562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00981794">
            <text:p>-0.000981794</text:p>
          </table:table-cell>
          <table:table-cell office:value-type="float" office:value="0.0284528">
            <text:p>0.0284528</text:p>
          </table:table-cell>
          <table:table-cell office:value-type="float" office:value="-0.230482">
            <text:p>-0.230482</text:p>
          </table:table-cell>
          <table:table-cell office:value-type="float" office:value="0.153953">
            <text:p>0.15395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52">
            <text:p>-452</text:p>
          </table:table-cell>
          <table:table-cell office:value-type="float" office:value="251">
            <text:p>251</text:p>
          </table:table-cell>
          <table:table-cell office:value-type="float" office:value="21">
            <text:p>21</text:p>
          </table:table-cell>
          <table:table-cell office:value-type="float" office:value="564">
            <text:p>564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0215063">
            <text:p>-0.00215063</text:p>
          </table:table-cell>
          <table:table-cell office:value-type="float" office:value="0.0277366">
            <text:p>0.0277366</text:p>
          </table:table-cell>
          <table:table-cell office:value-type="float" office:value="-0.228151">
            <text:p>-0.228151</text:p>
          </table:table-cell>
          <table:table-cell office:value-type="float" office:value="0.153237">
            <text:p>0.15323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6">
            <text:p>-436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office:value-type="float" office:value="547">
            <text:p>547</text:p>
          </table:table-cell>
          <table:table-cell table:number-columns-repeated="2" office:value-type="float" office:value="377">
            <text:p>377</text:p>
          </table:table-cell>
          <table:table-cell office:value-type="float" office:value="-0.00419448">
            <text:p>-0.00419448</text:p>
          </table:table-cell>
          <table:table-cell office:value-type="float" office:value="0.0313244">
            <text:p>0.0313244</text:p>
          </table:table-cell>
          <table:table-cell office:value-type="float" office:value="-0.222194">
            <text:p>-0.222194</text:p>
          </table:table-cell>
          <table:table-cell office:value-type="float" office:value="0.158824">
            <text:p>0.15882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31">
            <text:p>-431</text:p>
          </table:table-cell>
          <table:table-cell office:value-type="float" office:value="251">
            <text:p>251</text:p>
          </table:table-cell>
          <table:table-cell office:value-type="float" office:value="26">
            <text:p>26</text:p>
          </table:table-cell>
          <table:table-cell office:value-type="float" office:value="548">
            <text:p>548</text:p>
          </table:table-cell>
          <table:table-cell table:number-columns-repeated="2" office:value-type="float" office:value="367">
            <text:p>367</text:p>
          </table:table-cell>
          <table:table-cell office:value-type="float" office:value="-0.00410467">
            <text:p>-0.00410467</text:p>
          </table:table-cell>
          <table:table-cell office:value-type="float" office:value="0.033424">
            <text:p>0.033424</text:p>
          </table:table-cell>
          <table:table-cell office:value-type="float" office:value="-0.219605">
            <text:p>-0.219605</text:p>
          </table:table-cell>
          <table:table-cell office:value-type="float" office:value="0.158924">
            <text:p>0.15892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5">
            <text:p>-425</text:p>
          </table:table-cell>
          <table:table-cell office:value-type="float" office:value="252">
            <text:p>252</text:p>
          </table:table-cell>
          <table:table-cell office:value-type="float" office:value="29">
            <text:p>29</text:p>
          </table:table-cell>
          <table:table-cell office:value-type="float" office:value="546">
            <text:p>546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0258818">
            <text:p>-0.00258818</text:p>
          </table:table-cell>
          <table:table-cell office:value-type="float" office:value="0.0336797">
            <text:p>0.0336797</text:p>
          </table:table-cell>
          <table:table-cell office:value-type="float" office:value="-0.215088">
            <text:p>-0.215088</text:p>
          </table:table-cell>
          <table:table-cell office:value-type="float" office:value="0.15968">
            <text:p>0.1596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420">
            <text:p>-420</text:p>
          </table:table-cell>
          <table:table-cell office:value-type="float" office:value="253">
            <text:p>253</text:p>
          </table:table-cell>
          <table:table-cell office:value-type="float" office:value="18">
            <text:p>18</text:p>
          </table:table-cell>
          <table:table-cell office:value-type="float" office:value="531">
            <text:p>531</text:p>
          </table:table-cell>
          <table:table-cell table:number-columns-repeated="2" office:value-type="float" office:value="405">
            <text:p>405</text:p>
          </table:table-cell>
          <table:table-cell office:value-type="float" office:value="-0.00274048">
            <text:p>-0.00274048</text:p>
          </table:table-cell>
          <table:table-cell office:value-type="float" office:value="0.0288854">
            <text:p>0.0288854</text:p>
          </table:table-cell>
          <table:table-cell office:value-type="float" office:value="-0.21274">
            <text:p>-0.21274</text:p>
          </table:table-cell>
          <table:table-cell office:value-type="float" office:value="0.155385">
            <text:p>0.155385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412">
            <text:p>-412</text:p>
          </table:table-cell>
          <table:table-cell office:value-type="float" office:value="265">
            <text:p>265</text:p>
          </table:table-cell>
          <table:table-cell office:value-type="float" office:value="34">
            <text:p>34</text:p>
          </table:table-cell>
          <table:table-cell office:value-type="float" office:value="551">
            <text:p>551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0205966">
            <text:p>-0.00205966</text:p>
          </table:table-cell>
          <table:table-cell office:value-type="float" office:value="0.0261836">
            <text:p>0.0261836</text:p>
          </table:table-cell>
          <table:table-cell office:value-type="float" office:value="-0.20806">
            <text:p>-0.20806</text:p>
          </table:table-cell>
          <table:table-cell office:value-type="float" office:value="0.158684">
            <text:p>0.158684</text:p>
          </table:table-cell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-404">
            <text:p>-404</text:p>
          </table:table-cell>
          <table:table-cell office:value-type="float" office:value="257">
            <text:p>257</text:p>
          </table:table-cell>
          <table:table-cell office:value-type="float" office:value="40">
            <text:p>40</text:p>
          </table:table-cell>
          <table:table-cell office:value-type="float" office:value="541">
            <text:p>541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0019195">
            <text:p>-0.0019195</text:p>
          </table:table-cell>
          <table:table-cell office:value-type="float" office:value="0.0320365">
            <text:p>0.0320365</text:p>
          </table:table-cell>
          <table:table-cell office:value-type="float" office:value="-0.20392">
            <text:p>-0.20392</text:p>
          </table:table-cell>
          <table:table-cell office:value-type="float" office:value="0.160536">
            <text:p>0.16053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89">
            <text:p>-389</text:p>
          </table:table-cell>
          <table:table-cell office:value-type="float" office:value="244">
            <text:p>244</text:p>
          </table:table-cell>
          <table:table-cell office:value-type="float" office:value="59">
            <text:p>59</text:p>
          </table:table-cell>
          <table:table-cell office:value-type="float" office:value="532">
            <text:p>532</text:p>
          </table:table-cell>
          <table:table-cell table:number-columns-repeated="2" office:value-type="float" office:value="384">
            <text:p>384</text:p>
          </table:table-cell>
          <table:table-cell office:value-type="float" office:value="-0.00355011">
            <text:p>-0.00355011</text:p>
          </table:table-cell>
          <table:table-cell office:value-type="float" office:value="0.0357595">
            <text:p>0.0357595</text:p>
          </table:table-cell>
          <table:table-cell office:value-type="float" office:value="-0.19805">
            <text:p>-0.19805</text:p>
          </table:table-cell>
          <table:table-cell office:value-type="float" office:value="0.15776">
            <text:p>0.1577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78">
            <text:p>-378</text:p>
          </table:table-cell>
          <table:table-cell office:value-type="float" office:value="255">
            <text:p>255</text:p>
          </table:table-cell>
          <table:table-cell office:value-type="float" office:value="71">
            <text:p>71</text:p>
          </table:table-cell>
          <table:table-cell office:value-type="float" office:value="544">
            <text:p>544</text:p>
          </table:table-cell>
          <table:table-cell table:number-columns-repeated="2" office:value-type="float" office:value="383">
            <text:p>383</text:p>
          </table:table-cell>
          <table:table-cell office:value-type="float" office:value="-0.00644371">
            <text:p>-0.00644371</text:p>
          </table:table-cell>
          <table:table-cell office:value-type="float" office:value="0.0325457">
            <text:p>0.0325457</text:p>
          </table:table-cell>
          <table:table-cell office:value-type="float" office:value="-0.195444">
            <text:p>-0.195444</text:p>
          </table:table-cell>
          <table:table-cell office:value-type="float" office:value="0.160046">
            <text:p>0.16004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67">
            <text:p>-367</text:p>
          </table:table-cell>
          <table:table-cell office:value-type="float" office:value="267">
            <text:p>267</text:p>
          </table:table-cell>
          <table:table-cell office:value-type="float" office:value="86">
            <text:p>86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74">
            <text:p>374</text:p>
          </table:table-cell>
          <table:table-cell office:value-type="float" office:value="-0.00614728">
            <text:p>-0.00614728</text:p>
          </table:table-cell>
          <table:table-cell office:value-type="float" office:value="0.023728">
            <text:p>0.023728</text:p>
          </table:table-cell>
          <table:table-cell office:value-type="float" office:value="-0.189647">
            <text:p>-0.189647</text:p>
          </table:table-cell>
          <table:table-cell office:value-type="float" office:value="0.157228">
            <text:p>0.15722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61">
            <text:p>-361</text:p>
          </table:table-cell>
          <table:table-cell office:value-type="float" office:value="275">
            <text:p>275</text:p>
          </table:table-cell>
          <table:table-cell office:value-type="float" office:value="104">
            <text:p>104</text:p>
          </table:table-cell>
          <table:table-cell office:value-type="float" office:value="580">
            <text:p>580</text:p>
          </table:table-cell>
          <table:table-cell table:number-columns-repeated="2" office:value-type="float" office:value="351">
            <text:p>351</text:p>
          </table:table-cell>
          <table:table-cell office:value-type="float" office:value="-0.0050197">
            <text:p>-0.0050197</text:p>
          </table:table-cell>
          <table:table-cell office:value-type="float" office:value="0.020342">
            <text:p>0.020342</text:p>
          </table:table-cell>
          <table:table-cell office:value-type="float" office:value="-0.18552">
            <text:p>-0.18552</text:p>
          </table:table-cell>
          <table:table-cell office:value-type="float" office:value="0.157842">
            <text:p>0.15784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47">
            <text:p>-347</text:p>
          </table:table-cell>
          <table:table-cell office:value-type="float" office:value="275">
            <text:p>275</text:p>
          </table:table-cell>
          <table:table-cell office:value-type="float" office:value="111">
            <text:p>111</text:p>
          </table:table-cell>
          <table:table-cell office:value-type="float" office:value="573">
            <text:p>573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0638805">
            <text:p>-0.00638805</text:p>
          </table:table-cell>
          <table:table-cell office:value-type="float" office:value="0.0222286">
            <text:p>0.0222286</text:p>
          </table:table-cell>
          <table:table-cell office:value-type="float" office:value="-0.179888">
            <text:p>-0.179888</text:p>
          </table:table-cell>
          <table:table-cell office:value-type="float" office:value="0.159729">
            <text:p>0.15972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33">
            <text:p>-333</text:p>
          </table:table-cell>
          <table:table-cell office:value-type="float" office:value="266">
            <text:p>266</text:p>
          </table:table-cell>
          <table:table-cell office:value-type="float" office:value="121">
            <text:p>121</text:p>
          </table:table-cell>
          <table:table-cell office:value-type="float" office:value="560">
            <text:p>560</text:p>
          </table:table-cell>
          <table:table-cell table:number-columns-repeated="2" office:value-type="float" office:value="372">
            <text:p>372</text:p>
          </table:table-cell>
          <table:table-cell office:value-type="float" office:value="-0.00734404">
            <text:p>-0.00734404</text:p>
          </table:table-cell>
          <table:table-cell office:value-type="float" office:value="0.0260119">
            <text:p>0.0260119</text:p>
          </table:table-cell>
          <table:table-cell office:value-type="float" office:value="-0.173844">
            <text:p>-0.173844</text:p>
          </table:table-cell>
          <table:table-cell office:value-type="float" office:value="0.159012">
            <text:p>0.15901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21">
            <text:p>-321</text:p>
          </table:table-cell>
          <table:table-cell office:value-type="float" office:value="261">
            <text:p>261</text:p>
          </table:table-cell>
          <table:table-cell office:value-type="float" office:value="137">
            <text:p>137</text:p>
          </table:table-cell>
          <table:table-cell office:value-type="float" office:value="559">
            <text:p>559</text:p>
          </table:table-cell>
          <table:table-cell table:number-columns-repeated="2" office:value-type="float" office:value="365">
            <text:p>365</text:p>
          </table:table-cell>
          <table:table-cell office:value-type="float" office:value="-0.00810558">
            <text:p>-0.00810558</text:p>
          </table:table-cell>
          <table:table-cell office:value-type="float" office:value="0.0275132">
            <text:p>0.0275132</text:p>
          </table:table-cell>
          <table:table-cell office:value-type="float" office:value="-0.168606">
            <text:p>-0.168606</text:p>
          </table:table-cell>
          <table:table-cell office:value-type="float" office:value="0.158013">
            <text:p>0.158013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312">
            <text:p>-312</text:p>
          </table:table-cell>
          <table:table-cell office:value-type="float" office:value="264">
            <text:p>264</text:p>
          </table:table-cell>
          <table:table-cell office:value-type="float" office:value="134">
            <text:p>134</text:p>
          </table:table-cell>
          <table:table-cell office:value-type="float" office:value="550">
            <text:p>550</text:p>
          </table:table-cell>
          <table:table-cell table:number-columns-repeated="2" office:value-type="float" office:value="388">
            <text:p>388</text:p>
          </table:table-cell>
          <table:table-cell office:value-type="float" office:value="-0.00864424">
            <text:p>-0.00864424</text:p>
          </table:table-cell>
          <table:table-cell office:value-type="float" office:value="0.0246075">
            <text:p>0.0246075</text:p>
          </table:table-cell>
          <table:table-cell office:value-type="float" office:value="-0.164644">
            <text:p>-0.164644</text:p>
          </table:table-cell>
          <table:table-cell office:value-type="float" office:value="0.156607">
            <text:p>0.15660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98">
            <text:p>-298</text:p>
          </table:table-cell>
          <table:table-cell office:value-type="float" office:value="273">
            <text:p>273</text:p>
          </table:table-cell>
          <table:table-cell office:value-type="float" office:value="161">
            <text:p>161</text:p>
          </table:table-cell>
          <table:table-cell office:value-type="float" office:value="572">
            <text:p>572</text:p>
          </table:table-cell>
          <table:table-cell table:number-columns-repeated="2" office:value-type="float" office:value="362">
            <text:p>362</text:p>
          </table:table-cell>
          <table:table-cell office:value-type="float" office:value="-0.00870248">
            <text:p>-0.00870248</text:p>
          </table:table-cell>
          <table:table-cell office:value-type="float" office:value="0.0215915">
            <text:p>0.0215915</text:p>
          </table:table-cell>
          <table:table-cell office:value-type="float" office:value="-0.157702">
            <text:p>-0.157702</text:p>
          </table:table-cell>
          <table:table-cell office:value-type="float" office:value="0.158092">
            <text:p>0.15809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85">
            <text:p>-285</text:p>
          </table:table-cell>
          <table:table-cell office:value-type="float" office:value="288">
            <text:p>288</text:p>
          </table:table-cell>
          <table:table-cell office:value-type="float" office:value="182">
            <text:p>182</text:p>
          </table:table-cell>
          <table:table-cell office:value-type="float" office:value="595">
            <text:p>595</text:p>
          </table:table-cell>
          <table:table-cell table:number-columns-repeated="2" office:value-type="float" office:value="346">
            <text:p>346</text:p>
          </table:table-cell>
          <table:table-cell office:value-type="float" office:value="-0.0100934">
            <text:p>-0.0100934</text:p>
          </table:table-cell>
          <table:table-cell office:value-type="float" office:value="0.0145017">
            <text:p>0.0145017</text:p>
          </table:table-cell>
          <table:table-cell office:value-type="float" office:value="-0.152593">
            <text:p>-0.152593</text:p>
          </table:table-cell>
          <table:table-cell office:value-type="float" office:value="0.158502">
            <text:p>0.158502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65">
            <text:p>-265</text:p>
          </table:table-cell>
          <table:table-cell office:value-type="float" office:value="293">
            <text:p>293</text:p>
          </table:table-cell>
          <table:table-cell office:value-type="float" office:value="209">
            <text:p>209</text:p>
          </table:table-cell>
          <table:table-cell office:value-type="float" office:value="607">
            <text:p>607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129708">
            <text:p>-0.0129708</text:p>
          </table:table-cell>
          <table:table-cell office:value-type="float" office:value="0.0116924">
            <text:p>0.0116924</text:p>
          </table:table-cell>
          <table:table-cell office:value-type="float" office:value="-0.145471">
            <text:p>-0.145471</text:p>
          </table:table-cell>
          <table:table-cell office:value-type="float" office:value="0.158192">
            <text:p>0.15819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44">
            <text:p>-244</text:p>
          </table:table-cell>
          <table:table-cell office:value-type="float" office:value="288">
            <text:p>288</text:p>
          </table:table-cell>
          <table:table-cell office:value-type="float" office:value="223">
            <text:p>223</text:p>
          </table:table-cell>
          <table:table-cell office:value-type="float" office:value="595">
            <text:p>595</text:p>
          </table:table-cell>
          <table:table-cell table:number-columns-repeated="2" office:value-type="float" office:value="346">
            <text:p>346</text:p>
          </table:table-cell>
          <table:table-cell office:value-type="float" office:value="-0.0140291">
            <text:p>-0.0140291</text:p>
          </table:table-cell>
          <table:table-cell office:value-type="float" office:value="0.0152771">
            <text:p>0.0152771</text:p>
          </table:table-cell>
          <table:table-cell office:value-type="float" office:value="-0.136029">
            <text:p>-0.136029</text:p>
          </table:table-cell>
          <table:table-cell office:value-type="float" office:value="0.159277">
            <text:p>0.159277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24">
            <text:p>-224</text:p>
          </table:table-cell>
          <table:table-cell office:value-type="float" office:value="278">
            <text:p>278</text:p>
          </table:table-cell>
          <table:table-cell office:value-type="float" office:value="238">
            <text:p>238</text:p>
          </table:table-cell>
          <table:table-cell office:value-type="float" office:value="580">
            <text:p>580</text:p>
          </table:table-cell>
          <table:table-cell table:number-columns-repeated="2" office:value-type="float" office:value="356">
            <text:p>356</text:p>
          </table:table-cell>
          <table:table-cell office:value-type="float" office:value="-0.0151171">
            <text:p>-0.0151171</text:p>
          </table:table-cell>
          <table:table-cell office:value-type="float" office:value="0.0192237">
            <text:p>0.0192237</text:p>
          </table:table-cell>
          <table:table-cell office:value-type="float" office:value="-0.127117">
            <text:p>-0.127117</text:p>
          </table:table-cell>
          <table:table-cell office:value-type="float" office:value="0.158224">
            <text:p>0.15822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206">
            <text:p>-206</text:p>
          </table:table-cell>
          <table:table-cell office:value-type="float" office:value="281">
            <text:p>281</text:p>
          </table:table-cell>
          <table:table-cell office:value-type="float" office:value="260">
            <text:p>260</text:p>
          </table:table-cell>
          <table:table-cell office:value-type="float" office:value="587">
            <text:p>587</text:p>
          </table:table-cell>
          <table:table-cell table:number-columns-repeated="2" office:value-type="float" office:value="348">
            <text:p>348</text:p>
          </table:table-cell>
          <table:table-cell office:value-type="float" office:value="-0.0148831">
            <text:p>-0.0148831</text:p>
          </table:table-cell>
          <table:table-cell office:value-type="float" office:value="0.0203066">
            <text:p>0.0203066</text:p>
          </table:table-cell>
          <table:table-cell office:value-type="float" office:value="-0.117883">
            <text:p>-0.117883</text:p>
          </table:table-cell>
          <table:table-cell office:value-type="float" office:value="0.160807">
            <text:p>0.16080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89">
            <text:p>-189</text:p>
          </table:table-cell>
          <table:table-cell office:value-type="float" office:value="285">
            <text:p>285</text:p>
          </table:table-cell>
          <table:table-cell office:value-type="float" office:value="279">
            <text:p>279</text:p>
          </table:table-cell>
          <table:table-cell office:value-type="float" office:value="593">
            <text:p>593</text:p>
          </table:table-cell>
          <table:table-cell table:number-columns-repeated="2" office:value-type="float" office:value="345">
            <text:p>345</text:p>
          </table:table-cell>
          <table:table-cell office:value-type="float" office:value="-0.0143922">
            <text:p>-0.0143922</text:p>
          </table:table-cell>
          <table:table-cell office:value-type="float" office:value="0.0190341">
            <text:p>0.0190341</text:p>
          </table:table-cell>
          <table:table-cell office:value-type="float" office:value="-0.108892">
            <text:p>-0.108892</text:p>
          </table:table-cell>
          <table:table-cell office:value-type="float" office:value="0.161534">
            <text:p>0.16153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69">
            <text:p>-169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 office:value-type="float" office:value="605">
            <text:p>605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157163">
            <text:p>-0.0157163</text:p>
          </table:table-cell>
          <table:table-cell office:value-type="float" office:value="0.0155316">
            <text:p>0.0155316</text:p>
          </table:table-cell>
          <table:table-cell office:value-type="float" office:value="-0.100216">
            <text:p>-0.100216</text:p>
          </table:table-cell>
          <table:table-cell office:value-type="float" office:value="0.161532">
            <text:p>0.16153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46">
            <text:p>-146</text:p>
          </table:table-cell>
          <table:table-cell office:value-type="float" office:value="289">
            <text:p>289</text:p>
          </table:table-cell>
          <table:table-cell office:value-type="float" office:value="328">
            <text:p>328</text:p>
          </table:table-cell>
          <table:table-cell office:value-type="float" office:value="603">
            <text:p>60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-0.0190075">
            <text:p>-0.0190075</text:p>
          </table:table-cell>
          <table:table-cell office:value-type="float" office:value="0.0145499">
            <text:p>0.0145499</text:p>
          </table:table-cell>
          <table:table-cell office:value-type="float" office:value="-0.0920075">
            <text:p>-0.0920075</text:p>
          </table:table-cell>
          <table:table-cell office:value-type="float" office:value="0.15905">
            <text:p>0.15905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27">
            <text:p>-127</text:p>
          </table:table-cell>
          <table:table-cell office:value-type="float" office:value="291">
            <text:p>291</text:p>
          </table:table-cell>
          <table:table-cell office:value-type="float" office:value="345">
            <text:p>345</text:p>
          </table:table-cell>
          <table:table-cell office:value-type="float" office:value="603">
            <text:p>603</text:p>
          </table:table-cell>
          <table:table-cell table:number-columns-repeated="2" office:value-type="float" office:value="336">
            <text:p>336</text:p>
          </table:table-cell>
          <table:table-cell office:value-type="float" office:value="-0.021701">
            <text:p>-0.021701</text:p>
          </table:table-cell>
          <table:table-cell office:value-type="float" office:value="0.0160599">
            <text:p>0.0160599</text:p>
          </table:table-cell>
          <table:table-cell office:value-type="float" office:value="-0.085201">
            <text:p>-0.085201</text:p>
          </table:table-cell>
          <table:table-cell office:value-type="float" office:value="0.16156">
            <text:p>0.1615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-104">
            <text:p>-104</text:p>
          </table:table-cell>
          <table:table-cell office:value-type="float" office:value="289">
            <text:p>289</text:p>
          </table:table-cell>
          <table:table-cell office:value-type="float" office:value="370">
            <text:p>370</text:p>
          </table:table-cell>
          <table:table-cell office:value-type="float" office:value="603">
            <text:p>60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-0.0262578">
            <text:p>-0.0262578</text:p>
          </table:table-cell>
          <table:table-cell office:value-type="float" office:value="0.017767">
            <text:p>0.017767</text:p>
          </table:table-cell>
          <table:table-cell office:value-type="float" office:value="-0.0782578">
            <text:p>-0.0782578</text:p>
          </table:table-cell>
          <table:table-cell office:value-type="float" office:value="0.162267">
            <text:p>0.16226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79">
            <text:p>-79</text:p>
          </table:table-cell>
          <table:table-cell office:value-type="float" office:value="290">
            <text:p>290</text:p>
          </table:table-cell>
          <table:table-cell office:value-type="float" office:value="395">
            <text:p>395</text:p>
          </table:table-cell>
          <table:table-cell office:value-type="float" office:value="604">
            <text:p>604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313576">
            <text:p>-0.0313576</text:p>
          </table:table-cell>
          <table:table-cell office:value-type="float" office:value="0.0174769">
            <text:p>0.0174769</text:p>
          </table:table-cell>
          <table:table-cell office:value-type="float" office:value="-0.0708576">
            <text:p>-0.0708576</text:p>
          </table:table-cell>
          <table:table-cell office:value-type="float" office:value="0.162477">
            <text:p>0.16247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1">
            <text:p>-61</text:p>
          </table:table-cell>
          <table:table-cell office:value-type="float" office:value="294">
            <text:p>294</text:p>
          </table:table-cell>
          <table:table-cell office:value-type="float" office:value="420">
            <text:p>420</text:p>
          </table:table-cell>
          <table:table-cell office:value-type="float" office:value="615">
            <text:p>615</text:p>
          </table:table-cell>
          <table:table-cell table:number-columns-repeated="2" office:value-type="float" office:value="319">
            <text:p>319</text:p>
          </table:table-cell>
          <table:table-cell office:value-type="float" office:value="-0.0335812">
            <text:p>-0.0335812</text:p>
          </table:table-cell>
          <table:table-cell office:value-type="float" office:value="0.01718">
            <text:p>0.01718</text:p>
          </table:table-cell>
          <table:table-cell office:value-type="float" office:value="-0.0640812">
            <text:p>-0.0640812</text:p>
          </table:table-cell>
          <table:table-cell office:value-type="float" office:value="0.16418">
            <text:p>0.16418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-48">
            <text:p>-48</text:p>
          </table:table-cell>
          <table:table-cell office:value-type="float" office:value="295">
            <text:p>295</text:p>
          </table:table-cell>
          <table:table-cell office:value-type="float" office:value="425">
            <text:p>425</text:p>
          </table:table-cell>
          <table:table-cell office:value-type="float" office:value="608">
            <text:p>608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346904">
            <text:p>-0.0346904</text:p>
          </table:table-cell>
          <table:table-cell office:value-type="float" office:value="0.0178477">
            <text:p>0.0178477</text:p>
          </table:table-cell>
          <table:table-cell office:value-type="float" office:value="-0.0586904">
            <text:p>-0.0586904</text:p>
          </table:table-cell>
          <table:table-cell office:value-type="float" office:value="0.165348">
            <text:p>0.16534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36">
            <text:p>-36</text:p>
          </table:table-cell>
          <table:table-cell office:value-type="float" office:value="290">
            <text:p>290</text:p>
          </table:table-cell>
          <table:table-cell office:value-type="float" office:value="438">
            <text:p>438</text:p>
          </table:table-cell>
          <table:table-cell office:value-type="float" office:value="604">
            <text:p>604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375134">
            <text:p>-0.0375134</text:p>
          </table:table-cell>
          <table:table-cell office:value-type="float" office:value="0.02001">
            <text:p>0.02001</text:p>
          </table:table-cell>
          <table:table-cell office:value-type="float" office:value="-0.0555134">
            <text:p>-0.0555134</text:p>
          </table:table-cell>
          <table:table-cell office:value-type="float" office:value="0.16501">
            <text:p>0.1650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21">
            <text:p>-21</text:p>
          </table:table-cell>
          <table:table-cell office:value-type="float" office:value="291">
            <text:p>291</text:p>
          </table:table-cell>
          <table:table-cell office:value-type="float" office:value="452">
            <text:p>452</text:p>
          </table:table-cell>
          <table:table-cell office:value-type="float" office:value="604">
            <text:p>604</text:p>
          </table:table-cell>
          <table:table-cell table:number-columns-repeated="2" office:value-type="float" office:value="334">
            <text:p>334</text:p>
          </table:table-cell>
          <table:table-cell office:value-type="float" office:value="-0.0414705">
            <text:p>-0.0414705</text:p>
          </table:table-cell>
          <table:table-cell office:value-type="float" office:value="0.0173219">
            <text:p>0.0173219</text:p>
          </table:table-cell>
          <table:table-cell office:value-type="float" office:value="-0.0519705">
            <text:p>-0.0519705</text:p>
          </table:table-cell>
          <table:table-cell office:value-type="float" office:value="0.162822">
            <text:p>0.16282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10">
            <text:p>-10</text:p>
          </table:table-cell>
          <table:table-cell office:value-type="float" office:value="297">
            <text:p>297</text:p>
          </table:table-cell>
          <table:table-cell office:value-type="float" office:value="468">
            <text:p>468</text:p>
          </table:table-cell>
          <table:table-cell office:value-type="float" office:value="615">
            <text:p>615</text:p>
          </table:table-cell>
          <table:table-cell table:number-columns-repeated="2" office:value-type="float" office:value="325">
            <text:p>325</text:p>
          </table:table-cell>
          <table:table-cell office:value-type="float" office:value="-0.0426484">
            <text:p>-0.0426484</text:p>
          </table:table-cell>
          <table:table-cell office:value-type="float" office:value="0.0141259">
            <text:p>0.0141259</text:p>
          </table:table-cell>
          <table:table-cell office:value-type="float" office:value="-0.0476484">
            <text:p>-0.0476484</text:p>
          </table:table-cell>
          <table:table-cell office:value-type="float" office:value="0.162626">
            <text:p>0.16262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-6">
            <text:p>-6</text:p>
          </table:table-cell>
          <table:table-cell office:value-type="float" office:value="288">
            <text:p>288</text:p>
          </table:table-cell>
          <table:table-cell office:value-type="float" office:value="462">
            <text:p>462</text:p>
          </table:table-cell>
          <table:table-cell office:value-type="float" office:value="596">
            <text:p>596</text:p>
          </table:table-cell>
          <table:table-cell table:number-columns-repeated="2" office:value-type="float" office:value="345">
            <text:p>345</text:p>
          </table:table-cell>
          <table:table-cell office:value-type="float" office:value="-0.0421434">
            <text:p>-0.0421434</text:p>
          </table:table-cell>
          <table:table-cell office:value-type="float" office:value="0.0171404">
            <text:p>0.0171404</text:p>
          </table:table-cell>
          <table:table-cell office:value-type="float" office:value="-0.0451434">
            <text:p>-0.0451434</text:p>
          </table:table-cell>
          <table:table-cell office:value-type="float" office:value="0.16114">
            <text:p>0.1611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83">
            <text:p>283</text:p>
          </table:table-cell>
          <table:table-cell office:value-type="float" office:value="476">
            <text:p>476</text:p>
          </table:table-cell>
          <table:table-cell office:value-type="float" office:value="594">
            <text:p>594</text:p>
          </table:table-cell>
          <table:table-cell table:number-columns-repeated="2" office:value-type="float" office:value="338">
            <text:p>338</text:p>
          </table:table-cell>
          <table:table-cell office:value-type="float" office:value="-0.0422514">
            <text:p>-0.0422514</text:p>
          </table:table-cell>
          <table:table-cell office:value-type="float" office:value="0.026868">
            <text:p>0.026868</text:p>
          </table:table-cell>
          <table:table-cell office:value-type="float" office:value="-0.0397514">
            <text:p>-0.0397514</text:p>
          </table:table-cell>
          <table:table-cell office:value-type="float" office:value="0.168368">
            <text:p>0.16836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float" office:value="483">
            <text:p>483</text:p>
          </table:table-cell>
          <table:table-cell office:value-type="float" office:value="580">
            <text:p>580</text:p>
          </table:table-cell>
          <table:table-cell table:number-columns-repeated="2" office:value-type="float" office:value="345">
            <text:p>345</text:p>
          </table:table-cell>
          <table:table-cell office:value-type="float" office:value="-0.0437371">
            <text:p>-0.0437371</text:p>
          </table:table-cell>
          <table:table-cell office:value-type="float" office:value="0.0310756">
            <text:p>0.0310756</text:p>
          </table:table-cell>
          <table:table-cell office:value-type="float" office:value="-0.0362371">
            <text:p>-0.0362371</text:p>
          </table:table-cell>
          <table:table-cell office:value-type="float" office:value="0.167076">
            <text:p>0.16707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74">
            <text:p>274</text:p>
          </table:table-cell>
          <table:table-cell office:value-type="float" office:value="498">
            <text:p>498</text:p>
          </table:table-cell>
          <table:table-cell office:value-type="float" office:value="590">
            <text:p>590</text:p>
          </table:table-cell>
          <table:table-cell table:number-columns-repeated="2" office:value-type="float" office:value="328">
            <text:p>328</text:p>
          </table:table-cell>
          <table:table-cell office:value-type="float" office:value="-0.0452686">
            <text:p>-0.0452686</text:p>
          </table:table-cell>
          <table:table-cell office:value-type="float" office:value="0.0303355">
            <text:p>0.0303355</text:p>
          </table:table-cell>
          <table:table-cell office:value-type="float" office:value="-0.0342686">
            <text:p>-0.0342686</text:p>
          </table:table-cell>
          <table:table-cell office:value-type="float" office:value="0.167336">
            <text:p>0.16733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85">
            <text:p>285</text:p>
          </table:table-cell>
          <table:table-cell office:value-type="float" office:value="499">
            <text:p>499</text:p>
          </table:table-cell>
          <table:table-cell office:value-type="float" office:value="593">
            <text:p>593</text:p>
          </table:table-cell>
          <table:table-cell table:number-columns-repeated="2" office:value-type="float" office:value="345">
            <text:p>345</text:p>
          </table:table-cell>
          <table:table-cell office:value-type="float" office:value="-0.0465226">
            <text:p>-0.0465226</text:p>
          </table:table-cell>
          <table:table-cell office:value-type="float" office:value="0.0296306">
            <text:p>0.0296306</text:p>
          </table:table-cell>
          <table:table-cell office:value-type="float" office:value="-0.0310226">
            <text:p>-0.0310226</text:p>
          </table:table-cell>
          <table:table-cell office:value-type="float" office:value="0.172131">
            <text:p>0.17213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76">
            <text:p>276</text:p>
          </table:table-cell>
          <table:table-cell office:value-type="float" office:value="504">
            <text:p>504</text:p>
          </table:table-cell>
          <table:table-cell office:value-type="float" office:value="591">
            <text:p>591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447592">
            <text:p>-0.0447592</text:p>
          </table:table-cell>
          <table:table-cell office:value-type="float" office:value="0.0348677">
            <text:p>0.0348677</text:p>
          </table:table-cell>
          <table:table-cell office:value-type="float" office:value="-0.0302592">
            <text:p>-0.0302592</text:p>
          </table:table-cell>
          <table:table-cell office:value-type="float" office:value="0.172868">
            <text:p>0.17286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66">
            <text:p>266</text:p>
          </table:table-cell>
          <table:table-cell office:value-type="float" office:value="479">
            <text:p>479</text:p>
          </table:table-cell>
          <table:table-cell office:value-type="float" office:value="562">
            <text:p>562</text:p>
          </table:table-cell>
          <table:table-cell table:number-columns-repeated="2" office:value-type="float" office:value="368">
            <text:p>368</text:p>
          </table:table-cell>
          <table:table-cell office:value-type="float" office:value="-0.0406007">
            <text:p>-0.0406007</text:p>
          </table:table-cell>
          <table:table-cell office:value-type="float" office:value="0.0406737">
            <text:p>0.0406737</text:p>
          </table:table-cell>
          <table:table-cell office:value-type="float" office:value="-0.0291007">
            <text:p>-0.0291007</text:p>
          </table:table-cell>
          <table:table-cell office:value-type="float" office:value="0.173674">
            <text:p>0.17367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4">
            <text:p>254</text:p>
          </table:table-cell>
          <table:table-cell office:value-type="float" office:value="483">
            <text:p>483</text:p>
          </table:table-cell>
          <table:table-cell office:value-type="float" office:value="554">
            <text:p>554</text:p>
          </table:table-cell>
          <table:table-cell table:number-columns-repeated="2" office:value-type="float" office:value="360">
            <text:p>360</text:p>
          </table:table-cell>
          <table:table-cell office:value-type="float" office:value="-0.0415189">
            <text:p>-0.0415189</text:p>
          </table:table-cell>
          <table:table-cell office:value-type="float" office:value="0.047201">
            <text:p>0.047201</text:p>
          </table:table-cell>
          <table:table-cell office:value-type="float" office:value="-0.0300189">
            <text:p>-0.0300189</text:p>
          </table:table-cell>
          <table:table-cell office:value-type="float" office:value="0.174201">
            <text:p>0.17420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41">
            <text:p>241</text:p>
          </table:table-cell>
          <table:table-cell office:value-type="float" office:value="494">
            <text:p>494</text:p>
          </table:table-cell>
          <table:table-cell office:value-type="float" office:value="552">
            <text:p>552</text:p>
          </table:table-cell>
          <table:table-cell table:number-columns-repeated="2" office:value-type="float" office:value="339">
            <text:p>339</text:p>
          </table:table-cell>
          <table:table-cell office:value-type="float" office:value="-0.0433722">
            <text:p>-0.0433722</text:p>
          </table:table-cell>
          <table:table-cell office:value-type="float" office:value="0.0481481">
            <text:p>0.0481481</text:p>
          </table:table-cell>
          <table:table-cell office:value-type="float" office:value="-0.0318722">
            <text:p>-0.0318722</text:p>
          </table:table-cell>
          <table:table-cell office:value-type="float" office:value="0.168648">
            <text:p>0.168648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51">
            <text:p>251</text:p>
          </table:table-cell>
          <table:table-cell office:value-type="float" office:value="483">
            <text:p>483</text:p>
          </table:table-cell>
          <table:table-cell office:value-type="float" office:value="549">
            <text:p>549</text:p>
          </table:table-cell>
          <table:table-cell table:number-columns-repeated="2" office:value-type="float" office:value="364">
            <text:p>364</text:p>
          </table:table-cell>
          <table:table-cell office:value-type="float" office:value="-0.0444196">
            <text:p>-0.0444196</text:p>
          </table:table-cell>
          <table:table-cell office:value-type="float" office:value="0.0442038">
            <text:p>0.0442038</text:p>
          </table:table-cell>
          <table:table-cell office:value-type="float" office:value="-0.0319196">
            <text:p>-0.0319196</text:p>
          </table:table-cell>
          <table:table-cell office:value-type="float" office:value="0.169704">
            <text:p>0.16970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71">
            <text:p>271</text:p>
          </table:table-cell>
          <table:table-cell office:value-type="float" office:value="484">
            <text:p>484</text:p>
          </table:table-cell>
          <table:table-cell office:value-type="float" office:value="572">
            <text:p>572</text:p>
          </table:table-cell>
          <table:table-cell table:number-columns-repeated="2" office:value-type="float" office:value="358">
            <text:p>358</text:p>
          </table:table-cell>
          <table:table-cell office:value-type="float" office:value="-0.0431163">
            <text:p>-0.0431163</text:p>
          </table:table-cell>
          <table:table-cell office:value-type="float" office:value="0.0371833">
            <text:p>0.0371833</text:p>
          </table:table-cell>
          <table:table-cell office:value-type="float" office:value="-0.0316163">
            <text:p>-0.0316163</text:p>
          </table:table-cell>
          <table:table-cell office:value-type="float" office:value="0.172683">
            <text:p>0.17268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79">
            <text:p>279</text:p>
          </table:table-cell>
          <table:table-cell office:value-type="float" office:value="488">
            <text:p>488</text:p>
          </table:table-cell>
          <table:table-cell office:value-type="float" office:value="587">
            <text:p>587</text:p>
          </table:table-cell>
          <table:table-cell table:number-columns-repeated="2" office:value-type="float" office:value="345">
            <text:p>345</text:p>
          </table:table-cell>
          <table:table-cell office:value-type="float" office:value="-0.0446238">
            <text:p>-0.0446238</text:p>
          </table:table-cell>
          <table:table-cell office:value-type="float" office:value="0.0314386">
            <text:p>0.0314386</text:p>
          </table:table-cell>
          <table:table-cell office:value-type="float" office:value="-0.0346238">
            <text:p>-0.0346238</text:p>
          </table:table-cell>
          <table:table-cell office:value-type="float" office:value="0.170939">
            <text:p>0.17093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9">
            <text:p>289</text:p>
          </table:table-cell>
          <table:table-cell office:value-type="float" office:value="503">
            <text:p>503</text:p>
          </table:table-cell>
          <table:table-cell office:value-type="float" office:value="609">
            <text:p>609</text:p>
          </table:table-cell>
          <table:table-cell table:number-columns-repeated="2" office:value-type="float" office:value="320">
            <text:p>320</text:p>
          </table:table-cell>
          <table:table-cell office:value-type="float" office:value="-0.047535">
            <text:p>-0.047535</text:p>
          </table:table-cell>
          <table:table-cell office:value-type="float" office:value="0.0312003">
            <text:p>0.0312003</text:p>
          </table:table-cell>
          <table:table-cell office:value-type="float" office:value="-0.036035">
            <text:p>-0.036035</text:p>
          </table:table-cell>
          <table:table-cell office:value-type="float" office:value="0.1757">
            <text:p>0.175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90">
            <text:p>290</text:p>
          </table:table-cell>
          <table:table-cell office:value-type="float" office:value="496">
            <text:p>496</text:p>
          </table:table-cell>
          <table:table-cell office:value-type="float" office:value="602">
            <text:p>60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-0.0459247">
            <text:p>-0.0459247</text:p>
          </table:table-cell>
          <table:table-cell office:value-type="float" office:value="0.0360746">
            <text:p>0.0360746</text:p>
          </table:table-cell>
          <table:table-cell office:value-type="float" office:value="-0.0339247">
            <text:p>-0.0339247</text:p>
          </table:table-cell>
          <table:table-cell office:value-type="float" office:value="0.181075">
            <text:p>0.181075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01">
            <text:p>301</text:p>
          </table:table-cell>
          <table:table-cell office:value-type="float" office:value="494">
            <text:p>494</text:p>
          </table:table-cell>
          <table:table-cell office:value-type="float" office:value="616">
            <text:p>616</text:p>
          </table:table-cell>
          <table:table-cell table:number-columns-repeated="2" office:value-type="float" office:value="330">
            <text:p>330</text:p>
          </table:table-cell>
          <table:table-cell office:value-type="float" office:value="-0.0455922">
            <text:p>-0.0455922</text:p>
          </table:table-cell>
          <table:table-cell office:value-type="float" office:value="0.0367912">
            <text:p>0.0367912</text:p>
          </table:table-cell>
          <table:table-cell office:value-type="float" office:value="-0.0360922">
            <text:p>-0.0360922</text:p>
          </table:table-cell>
          <table:table-cell office:value-type="float" office:value="0.187291">
            <text:p>0.18729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316">
            <text:p>316</text:p>
          </table:table-cell>
          <table:table-cell office:value-type="float" office:value="506">
            <text:p>506</text:p>
          </table:table-cell>
          <table:table-cell office:value-type="float" office:value="643">
            <text:p>643</text:p>
          </table:table-cell>
          <table:table-cell table:number-columns-repeated="2" office:value-type="float" office:value="306">
            <text:p>306</text:p>
          </table:table-cell>
          <table:table-cell office:value-type="float" office:value="-0.0472994">
            <text:p>-0.0472994</text:p>
          </table:table-cell>
          <table:table-cell office:value-type="float" office:value="0.0319678">
            <text:p>0.0319678</text:p>
          </table:table-cell>
          <table:table-cell office:value-type="float" office:value="-0.0377994">
            <text:p>-0.0377994</text:p>
          </table:table-cell>
          <table:table-cell office:value-type="float" office:value="0.189968">
            <text:p>0.18996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33">
            <text:p>333</text:p>
          </table:table-cell>
          <table:table-cell office:value-type="float" office:value="517">
            <text:p>517</text:p>
          </table:table-cell>
          <table:table-cell office:value-type="float" office:value="667">
            <text:p>667</text:p>
          </table:table-cell>
          <table:table-cell table:number-columns-repeated="2" office:value-type="float" office:value="292">
            <text:p>292</text:p>
          </table:table-cell>
          <table:table-cell office:value-type="float" office:value="-0.0523483">
            <text:p>-0.0523483</text:p>
          </table:table-cell>
          <table:table-cell office:value-type="float" office:value="0.0305125">
            <text:p>0.0305125</text:p>
          </table:table-cell>
          <table:table-cell office:value-type="float" office:value="-0.0408483">
            <text:p>-0.0408483</text:p>
          </table:table-cell>
          <table:table-cell office:value-type="float" office:value="0.197013">
            <text:p>0.197013</text:p>
          </table:table-cell>
        </table:table-row>
        <table:table-row table:style-name="ro2">
          <table:table-cell table:style-name="ce1" office:value-type="float" office:value="-892">
            <text:p>-892</text:p>
          </table:table-cell>
          <table:table-cell office:value-type="float" office:value="10">
            <text:p>10</text:p>
          </table:table-cell>
          <table:table-cell office:value-type="float" office:value="344">
            <text:p>344</text:p>
          </table:table-cell>
          <table:table-cell office:value-type="float" office:value="540">
            <text:p>540</text:p>
          </table:table-cell>
          <table:table-cell office:value-type="float" office:value="714">
            <text:p>714</text:p>
          </table:table-cell>
          <table:table-cell table:number-columns-repeated="2" office:value-type="float" office:value="221">
            <text:p>221</text:p>
          </table:table-cell>
          <table:table-cell office:value-type="float" office:value="-0.0456442">
            <text:p>-0.0456442</text:p>
          </table:table-cell>
          <table:table-cell office:value-type="float" office:value="0.0322646">
            <text:p>0.0322646</text:p>
          </table:table-cell>
          <table:table-cell office:value-type="float" office:value="-0.0406442">
            <text:p>-0.0406442</text:p>
          </table:table-cell>
          <table:table-cell office:value-type="float" office:value="0.204265">
            <text:p>0.204265</text:p>
          </table:table-cell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339">
            <text:p>339</text:p>
          </table:table-cell>
          <table:table-cell office:value-type="float" office:value="539">
            <text:p>539</text:p>
          </table:table-cell>
          <table:table-cell office:value-type="float" office:value="713">
            <text:p>713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472884">
            <text:p>-0.0472884</text:p>
          </table:table-cell>
          <table:table-cell office:value-type="float" office:value="0.0488991">
            <text:p>0.0488991</text:p>
          </table:table-cell>
          <table:table-cell office:value-type="float" office:value="-0.0447884">
            <text:p>-0.0447884</text:p>
          </table:table-cell>
          <table:table-cell office:value-type="float" office:value="0.218399">
            <text:p>0.21839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499">
            <text:p>499</text:p>
          </table:table-cell>
          <table:table-cell office:value-type="float" office:value="654">
            <text:p>654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487485">
            <text:p>-0.0487485</text:p>
          </table:table-cell>
          <table:table-cell office:value-type="float" office:value="0.0530662">
            <text:p>0.0530662</text:p>
          </table:table-cell>
          <table:table-cell office:value-type="float" office:value="-0.0442485">
            <text:p>-0.0442485</text:p>
          </table:table-cell>
          <table:table-cell office:value-type="float" office:value="0.215066">
            <text:p>0.21506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21">
            <text:p>321</text:p>
          </table:table-cell>
          <table:table-cell office:value-type="float" office:value="502">
            <text:p>502</text:p>
          </table:table-cell>
          <table:table-cell office:value-type="float" office:value="651">
            <text:p>651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482942">
            <text:p>-0.0482942</text:p>
          </table:table-cell>
          <table:table-cell office:value-type="float" office:value="0.0579992">
            <text:p>0.0579992</text:p>
          </table:table-cell>
          <table:table-cell office:value-type="float" office:value="-0.0422942">
            <text:p>-0.0422942</text:p>
          </table:table-cell>
          <table:table-cell office:value-type="float" office:value="0.218499">
            <text:p>0.218499</text:p>
          </table:table-cell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342">
            <text:p>342</text:p>
          </table:table-cell>
          <table:table-cell office:value-type="float" office:value="544">
            <text:p>544</text:p>
          </table:table-cell>
          <table:table-cell office:value-type="float" office:value="718">
            <text:p>718</text:p>
          </table:table-cell>
          <table:table-cell table:number-columns-repeated="2" office:value-type="float" office:value="208">
            <text:p>208</text:p>
          </table:table-cell>
          <table:table-cell office:value-type="float" office:value="-0.0447698">
            <text:p>-0.0447698</text:p>
          </table:table-cell>
          <table:table-cell office:value-type="float" office:value="0.0550804">
            <text:p>0.0550804</text:p>
          </table:table-cell>
          <table:table-cell office:value-type="float" office:value="-0.0407698">
            <text:p>-0.0407698</text:p>
          </table:table-cell>
          <table:table-cell office:value-type="float" office:value="0.22608">
            <text:p>0.22608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357">
            <text:p>357</text:p>
          </table:table-cell>
          <table:table-cell office:value-type="float" office:value="555">
            <text:p>555</text:p>
          </table:table-cell>
          <table:table-cell office:value-type="float" office:value="737">
            <text:p>737</text:p>
          </table:table-cell>
          <table:table-cell table:number-columns-repeated="2" office:value-type="float" office:value="201">
            <text:p>201</text:p>
          </table:table-cell>
          <table:table-cell office:value-type="float" office:value="-0.0469626">
            <text:p>-0.0469626</text:p>
          </table:table-cell>
          <table:table-cell office:value-type="float" office:value="0.0515586">
            <text:p>0.0515586</text:p>
          </table:table-cell>
          <table:table-cell office:value-type="float" office:value="-0.0394626">
            <text:p>-0.0394626</text:p>
          </table:table-cell>
          <table:table-cell office:value-type="float" office:value="0.230059">
            <text:p>0.230059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  <table:table-cell office:value-type="float" office:value="568">
            <text:p>568</text:p>
          </table:table-cell>
          <table:table-cell office:value-type="float" office:value="764">
            <text:p>764</text:p>
          </table:table-cell>
          <table:table-cell table:number-columns-repeated="2" office:value-type="float" office:value="187">
            <text:p>187</text:p>
          </table:table-cell>
          <table:table-cell office:value-type="float" office:value="-0.0497095">
            <text:p>-0.0497095</text:p>
          </table:table-cell>
          <table:table-cell office:value-type="float" office:value="0.0483946">
            <text:p>0.0483946</text:p>
          </table:table-cell>
          <table:table-cell office:value-type="float" office:value="-0.0392094">
            <text:p>-0.0392094</text:p>
          </table:table-cell>
          <table:table-cell office:value-type="float" office:value="0.236895">
            <text:p>0.236895</text:p>
          </table:table-cell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25">
            <text:p>25</text:p>
          </table:table-cell>
          <table:table-cell office:value-type="float" office:value="396">
            <text:p>396</text:p>
          </table:table-cell>
          <table:table-cell office:value-type="float" office:value="582">
            <text:p>582</text:p>
          </table:table-cell>
          <table:table-cell office:value-type="float" office:value="793">
            <text:p>793</text:p>
          </table:table-cell>
          <table:table-cell table:number-columns-repeated="2" office:value-type="float" office:value="167">
            <text:p>167</text:p>
          </table:table-cell>
          <table:table-cell office:value-type="float" office:value="-0.0508669">
            <text:p>-0.0508669</text:p>
          </table:table-cell>
          <table:table-cell office:value-type="float" office:value="0.051271">
            <text:p>0.051271</text:p>
          </table:table-cell>
          <table:table-cell office:value-type="float" office:value="-0.0383669">
            <text:p>-0.0383669</text:p>
          </table:table-cell>
          <table:table-cell office:value-type="float" office:value="0.249271">
            <text:p>0.249271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-87">
            <text:p>-87</text:p>
          </table:table-cell>
          <table:table-cell office:value-type="float" office:value="250">
            <text:p>250</text:p>
          </table:table-cell>
          <table:table-cell office:value-type="float" office:value="487">
            <text:p>487</text:p>
          </table:table-cell>
          <table:table-cell office:value-type="float" office:value="664">
            <text:p>664</text:p>
          </table:table-cell>
          <table:table-cell table:number-columns-repeated="2" office:value-type="float" office:value="133">
            <text:p>133</text:p>
          </table:table-cell>
          <table:table-cell office:value-type="float" office:value="-0.0514691">
            <text:p>-0.0514691</text:p>
          </table:table-cell>
          <table:table-cell office:value-type="float" office:value="0.0526287">
            <text:p>0.0526287</text:p>
          </table:table-cell>
          <table:table-cell office:value-type="float" office:value="-0.0949691">
            <text:p>-0.0949691</text:p>
          </table:table-cell>
          <table:table-cell office:value-type="float" office:value="0.177629">
            <text:p>0.17762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-88">
            <text:p>-88</text:p>
          </table:table-cell>
          <table:table-cell office:value-type="float" office:value="251">
            <text:p>251</text:p>
          </table:table-cell>
          <table:table-cell office:value-type="float" office:value="486">
            <text:p>486</text:p>
          </table:table-cell>
          <table:table-cell office:value-type="float" office:value="665">
            <text:p>665</text:p>
          </table:table-cell>
          <table:table-cell table:number-columns-repeated="2" office:value-type="float" office:value="133">
            <text:p>133</text:p>
          </table:table-cell>
          <table:table-cell office:value-type="float" office:value="-0.0510408">
            <text:p>-0.0510408</text:p>
          </table:table-cell>
          <table:table-cell office:value-type="float" office:value="0.051361">
            <text:p>0.051361</text:p>
          </table:table-cell>
          <table:table-cell office:value-type="float" office:value="-0.0950408">
            <text:p>-0.0950408</text:p>
          </table:table-cell>
          <table:table-cell office:value-type="float" office:value="0.176861">
            <text:p>0.176861</text:p>
          </table:table-cell>
        </table:table-row>
        <table:table-row table:style-name="ro2">
          <table:table-cell table:style-name="ce1" office:value-type="float" office:value="-712">
            <text:p>-712</text:p>
          </table:table-cell>
          <table:table-cell office:value-type="float" office:value="27">
            <text:p>27</text:p>
          </table:table-cell>
          <table:table-cell office:value-type="float" office:value="417">
            <text:p>417</text:p>
          </table:table-cell>
          <table:table-cell office:value-type="float" office:value="617">
            <text:p>617</text:p>
          </table:table-cell>
          <table:table-cell office:value-type="float" office:value="847">
            <text:p>847</text:p>
          </table:table-cell>
          <table:table-cell table:number-columns-repeated="2" office:value-type="float" office:value="101">
            <text:p>101</text:p>
          </table:table-cell>
          <table:table-cell office:value-type="float" office:value="-0.0528694">
            <text:p>-0.0528694</text:p>
          </table:table-cell>
          <table:table-cell office:value-type="float" office:value="0.0487664">
            <text:p>0.0487664</text:p>
          </table:table-cell>
          <table:table-cell office:value-type="float" office:value="-0.0393694">
            <text:p>-0.0393694</text:p>
          </table:table-cell>
          <table:table-cell office:value-type="float" office:value="0.257266">
            <text:p>0.257266</text:p>
          </table:table-cell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25">
            <text:p>25</text:p>
          </table:table-cell>
          <table:table-cell office:value-type="float" office:value="425">
            <text:p>425</text:p>
          </table:table-cell>
          <table:table-cell office:value-type="float" office:value="620">
            <text:p>620</text:p>
          </table:table-cell>
          <table:table-cell office:value-type="float" office:value="860">
            <text:p>860</text:p>
          </table:table-cell>
          <table:table-cell table:number-columns-repeated="2" office:value-type="float" office:value="91">
            <text:p>91</text:p>
          </table:table-cell>
          <table:table-cell office:value-type="float" office:value="-0.0499329">
            <text:p>-0.0499329</text:p>
          </table:table-cell>
          <table:table-cell office:value-type="float" office:value="0.0540922">
            <text:p>0.0540922</text:p>
          </table:table-cell>
          <table:table-cell office:value-type="float" office:value="-0.0374329">
            <text:p>-0.0374329</text:p>
          </table:table-cell>
          <table:table-cell office:value-type="float" office:value="0.266592">
            <text:p>0.266592</text:p>
          </table:table-cell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25">
            <text:p>25</text:p>
          </table:table-cell>
          <table:table-cell office:value-type="float" office:value="433">
            <text:p>433</text:p>
          </table:table-cell>
          <table:table-cell office:value-type="float" office:value="624">
            <text:p>624</text:p>
          </table:table-cell>
          <table:table-cell office:value-type="float" office:value="872">
            <text:p>872</text:p>
          </table:table-cell>
          <table:table-cell table:number-columns-repeated="2" office:value-type="float" office:value="83">
            <text:p>83</text:p>
          </table:table-cell>
          <table:table-cell office:value-type="float" office:value="-0.0518848">
            <text:p>-0.0518848</text:p>
          </table:table-cell>
          <table:table-cell office:value-type="float" office:value="0.051069">
            <text:p>0.051069</text:p>
          </table:table-cell>
          <table:table-cell office:value-type="float" office:value="-0.0393848">
            <text:p>-0.0393848</text:p>
          </table:table-cell>
          <table:table-cell office:value-type="float" office:value="0.267569">
            <text:p>0.267569</text:p>
          </table:table-cell>
        </table:table-row>
        <table:table-row table:style-name="ro2">
          <table:table-cell table:style-name="ce1" office:value-type="float" office:value="-712">
            <text:p>-712</text:p>
          </table:table-cell>
          <table:table-cell office:value-type="float" office:value="25">
            <text:p>25</text:p>
          </table:table-cell>
          <table:table-cell office:value-type="float" office:value="437">
            <text:p>437</text:p>
          </table:table-cell>
          <table:table-cell office:value-type="float" office:value="626">
            <text:p>626</text:p>
          </table:table-cell>
          <table:table-cell office:value-type="float" office:value="878">
            <text:p>878</text:p>
          </table:table-cell>
          <table:table-cell table:number-columns-repeated="2" office:value-type="float" office:value="79">
            <text:p>79</text:p>
          </table:table-cell>
          <table:table-cell office:value-type="float" office:value="-0.052477">
            <text:p>-0.052477</text:p>
          </table:table-cell>
          <table:table-cell office:value-type="float" office:value="0.0547048">
            <text:p>0.0547048</text:p>
          </table:table-cell>
          <table:table-cell office:value-type="float" office:value="-0.039977">
            <text:p>-0.039977</text:p>
          </table:table-cell>
          <table:table-cell office:value-type="float" office:value="0.273205">
            <text:p>0.273205</text:p>
          </table:table-cell>
        </table:table-row>
        <table:table-row table:style-name="ro2">
          <table:table-cell table:style-name="ce1" office:value-type="float" office:value="-713">
            <text:p>-713</text:p>
          </table:table-cell>
          <table:table-cell office:value-type="float" office:value="28">
            <text:p>28</text:p>
          </table:table-cell>
          <table:table-cell office:value-type="float" office:value="430">
            <text:p>430</text:p>
          </table:table-cell>
          <table:table-cell office:value-type="float" office:value="625">
            <text:p>625</text:p>
          </table:table-cell>
          <table:table-cell office:value-type="float" office:value="867">
            <text:p>867</text:p>
          </table:table-cell>
          <table:table-cell table:number-columns-repeated="2" office:value-type="float" office:value="87">
            <text:p>87</text:p>
          </table:table-cell>
          <table:table-cell office:value-type="float" office:value="-0.0526256">
            <text:p>-0.0526256</text:p>
          </table:table-cell>
          <table:table-cell office:value-type="float" office:value="0.063162">
            <text:p>0.063162</text:p>
          </table:table-cell>
          <table:table-cell office:value-type="float" office:value="-0.0386256">
            <text:p>-0.0386256</text:p>
          </table:table-cell>
          <table:table-cell office:value-type="float" office:value="0.278162">
            <text:p>0.278162</text:p>
          </table:table-cell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4">
            <text:p>34</text:p>
          </table:table-cell>
          <table:table-cell office:value-type="float" office:value="416">
            <text:p>416</text:p>
          </table:table-cell>
          <table:table-cell office:value-type="float" office:value="622">
            <text:p>622</text:p>
          </table:table-cell>
          <table:table-cell office:value-type="float" office:value="844">
            <text:p>844</text:p>
          </table:table-cell>
          <table:table-cell table:number-columns-repeated="2" office:value-type="float" office:value="104">
            <text:p>104</text:p>
          </table:table-cell>
          <table:table-cell office:value-type="float" office:value="-0.0517941">
            <text:p>-0.0517941</text:p>
          </table:table-cell>
          <table:table-cell office:value-type="float" office:value="0.0614268">
            <text:p>0.0614268</text:p>
          </table:table-cell>
          <table:table-cell office:value-type="float" office:value="-0.0347941">
            <text:p>-0.0347941</text:p>
          </table:table-cell>
          <table:table-cell office:value-type="float" office:value="0.269427">
            <text:p>0.26942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396">
            <text:p>396</text:p>
          </table:table-cell>
          <table:table-cell office:value-type="float" office:value="590">
            <text:p>590</text:p>
          </table:table-cell>
          <table:table-cell office:value-type="float" office:value="793">
            <text:p>793</text:p>
          </table:table-cell>
          <table:table-cell table:number-columns-repeated="2" office:value-type="float" office:value="167">
            <text:p>167</text:p>
          </table:table-cell>
          <table:table-cell office:value-type="float" office:value="-0.0523006">
            <text:p>-0.0523006</text:p>
          </table:table-cell>
          <table:table-cell office:value-type="float" office:value="0.0628996">
            <text:p>0.0628996</text:p>
          </table:table-cell>
          <table:table-cell office:value-type="float" office:value="-0.0358006">
            <text:p>-0.0358006</text:p>
          </table:table-cell>
          <table:table-cell office:value-type="float" office:value="0.2609">
            <text:p>0.260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395">
            <text:p>395</text:p>
          </table:table-cell>
          <table:table-cell office:value-type="float" office:value="599">
            <text:p>599</text:p>
          </table:table-cell>
          <table:table-cell office:value-type="float" office:value="793">
            <text:p>793</text:p>
          </table:table-cell>
          <table:table-cell table:number-columns-repeated="2" office:value-type="float" office:value="165">
            <text:p>165</text:p>
          </table:table-cell>
          <table:table-cell office:value-type="float" office:value="-0.0518729">
            <text:p>-0.0518729</text:p>
          </table:table-cell>
          <table:table-cell office:value-type="float" office:value="0.0649102">
            <text:p>0.0649102</text:p>
          </table:table-cell>
          <table:table-cell office:value-type="float" office:value="-0.0313729">
            <text:p>-0.0313729</text:p>
          </table:table-cell>
          <table:table-cell office:value-type="float" office:value="0.26241">
            <text:p>0.2624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373">
            <text:p>373</text:p>
          </table:table-cell>
          <table:table-cell office:value-type="float" office:value="587">
            <text:p>587</text:p>
          </table:table-cell>
          <table:table-cell office:value-type="float" office:value="763">
            <text:p>763</text:p>
          </table:table-cell>
          <table:table-cell table:number-columns-repeated="2" office:value-type="float" office:value="181">
            <text:p>181</text:p>
          </table:table-cell>
          <table:table-cell office:value-type="float" office:value="-0.0509406">
            <text:p>-0.0509406</text:p>
          </table:table-cell>
          <table:table-cell office:value-type="float" office:value="0.0664109">
            <text:p>0.0664109</text:p>
          </table:table-cell>
          <table:table-cell office:value-type="float" office:value="-0.0324406">
            <text:p>-0.0324406</text:p>
          </table:table-cell>
          <table:table-cell office:value-type="float" office:value="0.252911">
            <text:p>0.252911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362">
            <text:p>362</text:p>
          </table:table-cell>
          <table:table-cell office:value-type="float" office:value="579">
            <text:p>579</text:p>
          </table:table-cell>
          <table:table-cell office:value-type="float" office:value="745">
            <text:p>745</text:p>
          </table:table-cell>
          <table:table-cell table:number-columns-repeated="2" office:value-type="float" office:value="194">
            <text:p>194</text:p>
          </table:table-cell>
          <table:table-cell office:value-type="float" office:value="-0.0499388">
            <text:p>-0.0499388</text:p>
          </table:table-cell>
          <table:table-cell office:value-type="float" office:value="0.0645667">
            <text:p>0.0645667</text:p>
          </table:table-cell>
          <table:table-cell office:value-type="float" office:value="-0.0319388">
            <text:p>-0.0319388</text:p>
          </table:table-cell>
          <table:table-cell office:value-type="float" office:value="0.245567">
            <text:p>0.24556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355">
            <text:p>355</text:p>
          </table:table-cell>
          <table:table-cell office:value-type="float" office:value="570">
            <text:p>570</text:p>
          </table:table-cell>
          <table:table-cell office:value-type="float" office:value="732">
            <text:p>732</text:p>
          </table:table-cell>
          <table:table-cell table:number-columns-repeated="2" office:value-type="float" office:value="207">
            <text:p>207</text:p>
          </table:table-cell>
          <table:table-cell office:value-type="float" office:value="-0.0502119">
            <text:p>-0.0502119</text:p>
          </table:table-cell>
          <table:table-cell office:value-type="float" office:value="0.0610412">
            <text:p>0.0610412</text:p>
          </table:table-cell>
          <table:table-cell office:value-type="float" office:value="-0.0337119">
            <text:p>-0.0337119</text:p>
          </table:table-cell>
          <table:table-cell office:value-type="float" office:value="0.238541">
            <text:p>0.23854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575">
            <text:p>575</text:p>
          </table:table-cell>
          <table:table-cell office:value-type="float" office:value="742">
            <text:p>74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-0.0513119">
            <text:p>-0.0513119</text:p>
          </table:table-cell>
          <table:table-cell office:value-type="float" office:value="0.0595967">
            <text:p>0.0595967</text:p>
          </table:table-cell>
          <table:table-cell office:value-type="float" office:value="-0.0358119">
            <text:p>-0.0358119</text:p>
          </table:table-cell>
          <table:table-cell office:value-type="float" office:value="0.238597">
            <text:p>0.23859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354">
            <text:p>354</text:p>
          </table:table-cell>
          <table:table-cell office:value-type="float" office:value="575">
            <text:p>575</text:p>
          </table:table-cell>
          <table:table-cell office:value-type="float" office:value="733">
            <text:p>733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520317">
            <text:p>-0.0520317</text:p>
          </table:table-cell>
          <table:table-cell office:value-type="float" office:value="0.0592254">
            <text:p>0.0592254</text:p>
          </table:table-cell>
          <table:table-cell office:value-type="float" office:value="-0.0340317">
            <text:p>-0.0340317</text:p>
          </table:table-cell>
          <table:table-cell office:value-type="float" office:value="0.236225">
            <text:p>0.236225</text:p>
          </table:table-cell>
        </table:table-row>
        <table:table-row table:style-name="ro2">
          <table:table-cell table:style-name="ce1" office:value-type="float" office:value="-930">
            <text:p>-930</text:p>
          </table:table-cell>
          <table:table-cell office:value-type="float" office:value="35">
            <text:p>35</text:p>
          </table:table-cell>
          <table:table-cell office:value-type="float" office:value="349">
            <text:p>349</text:p>
          </table:table-cell>
          <table:table-cell office:value-type="float" office:value="573">
            <text:p>573</text:p>
          </table:table-cell>
          <table:table-cell office:value-type="float" office:value="727">
            <text:p>727</text:p>
          </table:table-cell>
          <table:table-cell table:number-columns-repeated="2" office:value-type="float" office:value="204">
            <text:p>204</text:p>
          </table:table-cell>
          <table:table-cell office:value-type="float" office:value="-0.0515036">
            <text:p>-0.0515036</text:p>
          </table:table-cell>
          <table:table-cell office:value-type="float" office:value="0.0575155">
            <text:p>0.0575155</text:p>
          </table:table-cell>
          <table:table-cell office:value-type="float" office:value="-0.0340036">
            <text:p>-0.0340036</text:p>
          </table:table-cell>
          <table:table-cell office:value-type="float" office:value="0.232016">
            <text:p>0.23201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345">
            <text:p>345</text:p>
          </table:table-cell>
          <table:table-cell office:value-type="float" office:value="564">
            <text:p>564</text:p>
          </table:table-cell>
          <table:table-cell office:value-type="float" office:value="714">
            <text:p>714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517204">
            <text:p>-0.0517204</text:p>
          </table:table-cell>
          <table:table-cell office:value-type="float" office:value="0.0548459">
            <text:p>0.0548459</text:p>
          </table:table-cell>
          <table:table-cell office:value-type="float" office:value="-0.0342204">
            <text:p>-0.0342204</text:p>
          </table:table-cell>
          <table:table-cell office:value-type="float" office:value="0.227346">
            <text:p>0.227346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36">
            <text:p>36</text:p>
          </table:table-cell>
          <table:table-cell office:value-type="float" office:value="343">
            <text:p>343</text:p>
          </table:table-cell>
          <table:table-cell office:value-type="float" office:value="567">
            <text:p>567</text:p>
          </table:table-cell>
          <table:table-cell office:value-type="float" office:value="714">
            <text:p>714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516326">
            <text:p>-0.0516326</text:p>
          </table:table-cell>
          <table:table-cell office:value-type="float" office:value="0.0562772">
            <text:p>0.0562772</text:p>
          </table:table-cell>
          <table:table-cell office:value-type="float" office:value="-0.0336326">
            <text:p>-0.0336326</text:p>
          </table:table-cell>
          <table:table-cell office:value-type="float" office:value="0.227777">
            <text:p>0.227777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331">
            <text:p>331</text:p>
          </table:table-cell>
          <table:table-cell office:value-type="float" office:value="524">
            <text:p>524</text:p>
          </table:table-cell>
          <table:table-cell office:value-type="float" office:value="662">
            <text:p>662</text:p>
          </table:table-cell>
          <table:table-cell table:number-columns-repeated="2" office:value-type="float" office:value="298">
            <text:p>298</text:p>
          </table:table-cell>
          <table:table-cell office:value-type="float" office:value="-0.0509555">
            <text:p>-0.0509555</text:p>
          </table:table-cell>
          <table:table-cell office:value-type="float" office:value="0.0589981">
            <text:p>0.0589981</text:p>
          </table:table-cell>
          <table:table-cell office:value-type="float" office:value="-0.0344555">
            <text:p>-0.0344555</text:p>
          </table:table-cell>
          <table:table-cell office:value-type="float" office:value="0.224498">
            <text:p>0.224498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18">
            <text:p>318</text:p>
          </table:table-cell>
          <table:table-cell office:value-type="float" office:value="521">
            <text:p>521</text:p>
          </table:table-cell>
          <table:table-cell office:value-type="float" office:value="648">
            <text:p>648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0.0501164">
            <text:p>-0.0501164</text:p>
          </table:table-cell>
          <table:table-cell office:value-type="float" office:value="0.0598375">
            <text:p>0.0598375</text:p>
          </table:table-cell>
          <table:table-cell office:value-type="float" office:value="-0.0346164">
            <text:p>-0.0346164</text:p>
          </table:table-cell>
          <table:table-cell office:value-type="float" office:value="0.218837">
            <text:p>0.218837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19">
            <text:p>319</text:p>
          </table:table-cell>
          <table:table-cell office:value-type="float" office:value="511">
            <text:p>511</text:p>
          </table:table-cell>
          <table:table-cell office:value-type="float" office:value="641">
            <text:p>641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497067">
            <text:p>-0.0497067</text:p>
          </table:table-cell>
          <table:table-cell office:value-type="float" office:value="0.0574441">
            <text:p>0.0574441</text:p>
          </table:table-cell>
          <table:table-cell office:value-type="float" office:value="-0.0352067">
            <text:p>-0.0352067</text:p>
          </table:table-cell>
          <table:table-cell office:value-type="float" office:value="0.216944">
            <text:p>0.216944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17">
            <text:p>317</text:p>
          </table:table-cell>
          <table:table-cell office:value-type="float" office:value="511">
            <text:p>511</text:p>
          </table:table-cell>
          <table:table-cell office:value-type="float" office:value="639">
            <text:p>639</text:p>
          </table:table-cell>
          <table:table-cell table:number-columns-repeated="2" office:value-type="float" office:value="316">
            <text:p>316</text:p>
          </table:table-cell>
          <table:table-cell office:value-type="float" office:value="-0.048493">
            <text:p>-0.048493</text:p>
          </table:table-cell>
          <table:table-cell office:value-type="float" office:value="0.0543942">
            <text:p>0.0543942</text:p>
          </table:table-cell>
          <table:table-cell office:value-type="float" office:value="-0.033993">
            <text:p>-0.033993</text:p>
          </table:table-cell>
          <table:table-cell office:value-type="float" office:value="0.212894">
            <text:p>0.212894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14">
            <text:p>314</text:p>
          </table:table-cell>
          <table:table-cell office:value-type="float" office:value="513">
            <text:p>513</text:p>
          </table:table-cell>
          <table:table-cell office:value-type="float" office:value="640">
            <text:p>640</text:p>
          </table:table-cell>
          <table:table-cell table:number-columns-repeated="2" office:value-type="float" office:value="308">
            <text:p>308</text:p>
          </table:table-cell>
          <table:table-cell office:value-type="float" office:value="-0.0488196">
            <text:p>-0.0488196</text:p>
          </table:table-cell>
          <table:table-cell office:value-type="float" office:value="0.0539924">
            <text:p>0.0539924</text:p>
          </table:table-cell>
          <table:table-cell office:value-type="float" office:value="-0.0353196">
            <text:p>-0.0353196</text:p>
          </table:table-cell>
          <table:table-cell office:value-type="float" office:value="0.210992">
            <text:p>0.21099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05">
            <text:p>305</text:p>
          </table:table-cell>
          <table:table-cell office:value-type="float" office:value="505">
            <text:p>505</text:p>
          </table:table-cell>
          <table:table-cell office:value-type="float" office:value="619">
            <text:p>619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0.0498919">
            <text:p>-0.0498919</text:p>
          </table:table-cell>
          <table:table-cell office:value-type="float" office:value="0.0544132">
            <text:p>0.0544132</text:p>
          </table:table-cell>
          <table:table-cell office:value-type="float" office:value="-0.0343919">
            <text:p>-0.0343919</text:p>
          </table:table-cell>
          <table:table-cell office:value-type="float" office:value="0.206913">
            <text:p>0.20691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01">
            <text:p>301</text:p>
          </table:table-cell>
          <table:table-cell office:value-type="float" office:value="508">
            <text:p>508</text:p>
          </table:table-cell>
          <table:table-cell office:value-type="float" office:value="613">
            <text:p>613</text:p>
          </table:table-cell>
          <table:table-cell table:number-columns-repeated="2" office:value-type="float" office:value="336">
            <text:p>336</text:p>
          </table:table-cell>
          <table:table-cell office:value-type="float" office:value="-0.0509872">
            <text:p>-0.0509872</text:p>
          </table:table-cell>
          <table:table-cell office:value-type="float" office:value="0.0543808">
            <text:p>0.0543808</text:p>
          </table:table-cell>
          <table:table-cell office:value-type="float" office:value="-0.0329872">
            <text:p>-0.0329872</text:p>
          </table:table-cell>
          <table:table-cell office:value-type="float" office:value="0.204881">
            <text:p>0.204881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7">
            <text:p>287</text:p>
          </table:table-cell>
          <table:table-cell office:value-type="float" office:value="506">
            <text:p>506</text:p>
          </table:table-cell>
          <table:table-cell office:value-type="float" office:value="596">
            <text:p>596</text:p>
          </table:table-cell>
          <table:table-cell table:number-columns-repeated="2" office:value-type="float" office:value="342">
            <text:p>342</text:p>
          </table:table-cell>
          <table:table-cell office:value-type="float" office:value="-0.0514615">
            <text:p>-0.0514615</text:p>
          </table:table-cell>
          <table:table-cell office:value-type="float" office:value="0.0564586">
            <text:p>0.0564586</text:p>
          </table:table-cell>
          <table:table-cell office:value-type="float" office:value="-0.0329615">
            <text:p>-0.0329615</text:p>
          </table:table-cell>
          <table:table-cell office:value-type="float" office:value="0.199959">
            <text:p>0.199959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281">
            <text:p>281</text:p>
          </table:table-cell>
          <table:table-cell office:value-type="float" office:value="491">
            <text:p>491</text:p>
          </table:table-cell>
          <table:table-cell office:value-type="float" office:value="576">
            <text:p>576</text:p>
          </table:table-cell>
          <table:table-cell table:number-columns-repeated="2" office:value-type="float" office:value="370">
            <text:p>370</text:p>
          </table:table-cell>
          <table:table-cell office:value-type="float" office:value="-0.0499076">
            <text:p>-0.0499076</text:p>
          </table:table-cell>
          <table:table-cell office:value-type="float" office:value="0.0560767">
            <text:p>0.0560767</text:p>
          </table:table-cell>
          <table:table-cell office:value-type="float" office:value="-0.0319076">
            <text:p>-0.0319076</text:p>
          </table:table-cell>
          <table:table-cell office:value-type="float" office:value="0.196577">
            <text:p>0.19657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73">
            <text:p>273</text:p>
          </table:table-cell>
          <table:table-cell office:value-type="float" office:value="505">
            <text:p>505</text:p>
          </table:table-cell>
          <table:table-cell office:value-type="float" office:value="581">
            <text:p>581</text:p>
          </table:table-cell>
          <table:table-cell table:number-columns-repeated="2" office:value-type="float" office:value="344">
            <text:p>344</text:p>
          </table:table-cell>
          <table:table-cell office:value-type="float" office:value="-0.0496537">
            <text:p>-0.0496537</text:p>
          </table:table-cell>
          <table:table-cell office:value-type="float" office:value="0.055719">
            <text:p>0.055719</text:p>
          </table:table-cell>
          <table:table-cell office:value-type="float" office:value="-0.0311537">
            <text:p>-0.0311537</text:p>
          </table:table-cell>
          <table:table-cell office:value-type="float" office:value="0.192219">
            <text:p>0.19221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266">
            <text:p>266</text:p>
          </table:table-cell>
          <table:table-cell office:value-type="float" office:value="507">
            <text:p>507</text:p>
          </table:table-cell>
          <table:table-cell office:value-type="float" office:value="573">
            <text:p>573</text:p>
          </table:table-cell>
          <table:table-cell table:number-columns-repeated="2" office:value-type="float" office:value="346">
            <text:p>346</text:p>
          </table:table-cell>
          <table:table-cell office:value-type="float" office:value="-0.048306">
            <text:p>-0.048306</text:p>
          </table:table-cell>
          <table:table-cell office:value-type="float" office:value="0.0543471">
            <text:p>0.0543471</text:p>
          </table:table-cell>
          <table:table-cell office:value-type="float" office:value="-0.028306">
            <text:p>-0.028306</text:p>
          </table:table-cell>
          <table:table-cell office:value-type="float" office:value="0.187347">
            <text:p>0.18734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244">
            <text:p>244</text:p>
          </table:table-cell>
          <table:table-cell office:value-type="float" office:value="518">
            <text:p>518</text:p>
          </table:table-cell>
          <table:table-cell office:value-type="float" office:value="556">
            <text:p>556</text:p>
          </table:table-cell>
          <table:table-cell table:number-columns-repeated="2" office:value-type="float" office:value="337">
            <text:p>337</text:p>
          </table:table-cell>
          <table:table-cell office:value-type="float" office:value="-0.0516599">
            <text:p>-0.0516599</text:p>
          </table:table-cell>
          <table:table-cell office:value-type="float" office:value="0.0584676">
            <text:p>0.0584676</text:p>
          </table:table-cell>
          <table:table-cell office:value-type="float" office:value="-0.0286599">
            <text:p>-0.0286599</text:p>
          </table:table-cell>
          <table:table-cell office:value-type="float" office:value="0.180468">
            <text:p>0.18046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212">
            <text:p>212</text:p>
          </table:table-cell>
          <table:table-cell office:value-type="float" office:value="489">
            <text:p>489</text:p>
          </table:table-cell>
          <table:table-cell office:value-type="float" office:value="496">
            <text:p>496</text:p>
          </table:table-cell>
          <table:table-cell table:number-columns-repeated="2" office:value-type="float" office:value="392">
            <text:p>392</text:p>
          </table:table-cell>
          <table:table-cell office:value-type="float" office:value="-0.0501025">
            <text:p>-0.0501025</text:p>
          </table:table-cell>
          <table:table-cell office:value-type="float" office:value="0.0687199">
            <text:p>0.0687199</text:p>
          </table:table-cell>
          <table:table-cell office:value-type="float" office:value="-0.0276025">
            <text:p>-0.0276025</text:p>
          </table:table-cell>
          <table:table-cell office:value-type="float" office:value="0.17472">
            <text:p>0.17472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float" office:value="563">
            <text:p>563</text:p>
          </table:table-cell>
          <table:table-cell office:value-type="float" office:value="555">
            <text:p>555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519277">
            <text:p>-0.0519277</text:p>
          </table:table-cell>
          <table:table-cell office:value-type="float" office:value="0.0782405">
            <text:p>0.0782405</text:p>
          </table:table-cell>
          <table:table-cell office:value-type="float" office:value="-0.0304277">
            <text:p>-0.0304277</text:p>
          </table:table-cell>
          <table:table-cell office:value-type="float" office:value="0.175741">
            <text:p>0.175741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float" office:value="177">
            <text:p>177</text:p>
          </table:table-cell>
          <table:table-cell office:value-type="float" office:value="576">
            <text:p>576</text:p>
          </table:table-cell>
          <table:table-cell office:value-type="float" office:value="538">
            <text:p>538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559136">
            <text:p>-0.0559136</text:p>
          </table:table-cell>
          <table:table-cell office:value-type="float" office:value="0.0755994">
            <text:p>0.0755994</text:p>
          </table:table-cell>
          <table:table-cell office:value-type="float" office:value="-0.0284136">
            <text:p>-0.0284136</text:p>
          </table:table-cell>
          <table:table-cell office:value-type="float" office:value="0.164099">
            <text:p>0.164099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177">
            <text:p>177</text:p>
          </table:table-cell>
          <table:table-cell office:value-type="float" office:value="591">
            <text:p>591</text:p>
          </table:table-cell>
          <table:table-cell office:value-type="float" office:value="546">
            <text:p>546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557602">
            <text:p>-0.0557602</text:p>
          </table:table-cell>
          <table:table-cell office:value-type="float" office:value="0.0761442">
            <text:p>0.0761442</text:p>
          </table:table-cell>
          <table:table-cell office:value-type="float" office:value="-0.0247602">
            <text:p>-0.0247602</text:p>
          </table:table-cell>
          <table:table-cell office:value-type="float" office:value="0.164644">
            <text:p>0.164644</text:p>
          </table:table-cell>
        </table:table-row>
        <table:table-row table:style-name="ro2">
          <table:table-cell table:style-name="ce1" office:value-type="float" office:value="-890">
            <text:p>-890</text:p>
          </table:table-cell>
          <table:table-cell office:value-type="float" office:value="66">
            <text:p>66</text:p>
          </table:table-cell>
          <table:table-cell office:value-type="float" office:value="167">
            <text:p>167</text:p>
          </table:table-cell>
          <table:table-cell office:value-type="float" office:value="588">
            <text:p>588</text:p>
          </table:table-cell>
          <table:table-cell office:value-type="float" office:value="529">
            <text:p>529</text:p>
          </table:table-cell>
          <table:table-cell table:number-columns-repeated="2" office:value-type="float" office:value="237">
            <text:p>237</text:p>
          </table:table-cell>
          <table:table-cell office:value-type="float" office:value="-0.0565993">
            <text:p>-0.0565993</text:p>
          </table:table-cell>
          <table:table-cell office:value-type="float" office:value="0.0895767">
            <text:p>0.0895767</text:p>
          </table:table-cell>
          <table:table-cell office:value-type="float" office:value="-0.0235993">
            <text:p>-0.0235993</text:p>
          </table:table-cell>
          <table:table-cell office:value-type="float" office:value="0.173077">
            <text:p>0.173077</text:p>
          </table:table-cell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142">
            <text:p>142</text:p>
          </table:table-cell>
          <table:table-cell office:value-type="float" office:value="597">
            <text:p>597</text:p>
          </table:table-cell>
          <table:table-cell office:value-type="float" office:value="511">
            <text:p>511</text:p>
          </table:table-cell>
          <table:table-cell table:number-columns-repeated="2" office:value-type="float" office:value="222">
            <text:p>222</text:p>
          </table:table-cell>
          <table:table-cell office:value-type="float" office:value="-0.0551994">
            <text:p>-0.0551994</text:p>
          </table:table-cell>
          <table:table-cell office:value-type="float" office:value="0.0879406">
            <text:p>0.0879406</text:p>
          </table:table-cell>
          <table:table-cell office:value-type="float" office:value="-0.0211994">
            <text:p>-0.0211994</text:p>
          </table:table-cell>
          <table:table-cell office:value-type="float" office:value="0.158941">
            <text:p>0.158941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128">
            <text:p>128</text:p>
          </table:table-cell>
          <table:table-cell office:value-type="float" office:value="616">
            <text:p>616</text:p>
          </table:table-cell>
          <table:table-cell office:value-type="float" office:value="516">
            <text:p>516</text:p>
          </table:table-cell>
          <table:table-cell table:number-columns-repeated="2" office:value-type="float" office:value="185">
            <text:p>185</text:p>
          </table:table-cell>
          <table:table-cell office:value-type="float" office:value="-0.0531002">
            <text:p>-0.0531002</text:p>
          </table:table-cell>
          <table:table-cell office:value-type="float" office:value="0.0825872">
            <text:p>0.0825872</text:p>
          </table:table-cell>
          <table:table-cell office:value-type="float" office:value="-0.0191002">
            <text:p>-0.0191002</text:p>
          </table:table-cell>
          <table:table-cell office:value-type="float" office:value="0.146587">
            <text:p>0.14658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0">
            <text:p>60</text:p>
          </table:table-cell>
          <table:table-cell office:value-type="float" office:value="128">
            <text:p>128</text:p>
          </table:table-cell>
          <table:table-cell office:value-type="float" office:value="598">
            <text:p>598</text:p>
          </table:table-cell>
          <table:table-cell office:value-type="float" office:value="506">
            <text:p>506</text:p>
          </table:table-cell>
          <table:table-cell table:number-columns-repeated="2" office:value-type="float" office:value="205">
            <text:p>205</text:p>
          </table:table-cell>
          <table:table-cell office:value-type="float" office:value="-0.0510325">
            <text:p>-0.0510325</text:p>
          </table:table-cell>
          <table:table-cell office:value-type="float" office:value="0.0787461">
            <text:p>0.0787461</text:p>
          </table:table-cell>
          <table:table-cell office:value-type="float" office:value="-0.0210325">
            <text:p>-0.0210325</text:p>
          </table:table-cell>
          <table:table-cell office:value-type="float" office:value="0.142746">
            <text:p>0.14274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122">
            <text:p>122</text:p>
          </table:table-cell>
          <table:table-cell office:value-type="float" office:value="598">
            <text:p>598</text:p>
          </table:table-cell>
          <table:table-cell office:value-type="float" office:value="504">
            <text:p>504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0481419">
            <text:p>-0.0481419</text:p>
          </table:table-cell>
          <table:table-cell office:value-type="float" office:value="0.0732506">
            <text:p>0.0732506</text:p>
          </table:table-cell>
          <table:table-cell office:value-type="float" office:value="-0.0201419">
            <text:p>-0.0201419</text:p>
          </table:table-cell>
          <table:table-cell office:value-type="float" office:value="0.134251">
            <text:p>0.134251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114">
            <text:p>114</text:p>
          </table:table-cell>
          <table:table-cell office:value-type="float" office:value="604">
            <text:p>604</text:p>
          </table:table-cell>
          <table:table-cell office:value-type="float" office:value="505">
            <text:p>505</text:p>
          </table:table-cell>
          <table:table-cell table:number-columns-repeated="2" office:value-type="float" office:value="178">
            <text:p>178</text:p>
          </table:table-cell>
          <table:table-cell office:value-type="float" office:value="-0.046256">
            <text:p>-0.046256</text:p>
          </table:table-cell>
          <table:table-cell office:value-type="float" office:value="0.0698575">
            <text:p>0.0698575</text:p>
          </table:table-cell>
          <table:table-cell office:value-type="float" office:value="-0.019756">
            <text:p>-0.019756</text:p>
          </table:table-cell>
          <table:table-cell office:value-type="float" office:value="0.126857">
            <text:p>0.12685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float" office:value="589">
            <text:p>589</text:p>
          </table:table-cell>
          <table:table-cell office:value-type="float" office:value="472">
            <text:p>472</text:p>
          </table:table-cell>
          <table:table-cell table:number-columns-repeated="2" office:value-type="float" office:value="209">
            <text:p>209</text:p>
          </table:table-cell>
          <table:table-cell office:value-type="float" office:value="-0.0457182">
            <text:p>-0.0457182</text:p>
          </table:table-cell>
          <table:table-cell office:value-type="float" office:value="0.0685892">
            <text:p>0.0685892</text:p>
          </table:table-cell>
          <table:table-cell office:value-type="float" office:value="-0.0192182">
            <text:p>-0.0192182</text:p>
          </table:table-cell>
          <table:table-cell office:value-type="float" office:value="0.116589">
            <text:p>0.11658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float" office:value="586">
            <text:p>586</text:p>
          </table:table-cell>
          <table:table-cell office:value-type="float" office:value="453">
            <text:p>453</text:p>
          </table:table-cell>
          <table:table-cell table:number-columns-repeated="2" office:value-type="float" office:value="218">
            <text:p>218</text:p>
          </table:table-cell>
          <table:table-cell office:value-type="float" office:value="-0.0446147">
            <text:p>-0.0446147</text:p>
          </table:table-cell>
          <table:table-cell office:value-type="float" office:value="0.0651219">
            <text:p>0.0651219</text:p>
          </table:table-cell>
          <table:table-cell office:value-type="float" office:value="-0.0171147">
            <text:p>-0.0171147</text:p>
          </table:table-cell>
          <table:table-cell office:value-type="float" office:value="0.106122">
            <text:p>0.10612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607">
            <text:p>607</text:p>
          </table:table-cell>
          <table:table-cell office:value-type="float" office:value="456">
            <text:p>456</text:p>
          </table:table-cell>
          <table:table-cell table:number-columns-repeated="2" office:value-type="float" office:value="185">
            <text:p>185</text:p>
          </table:table-cell>
          <table:table-cell office:value-type="float" office:value="-0.0439832">
            <text:p>-0.0439832</text:p>
          </table:table-cell>
          <table:table-cell office:value-type="float" office:value="0.0620288">
            <text:p>0.0620288</text:p>
          </table:table-cell>
          <table:table-cell office:value-type="float" office:value="-0.0144832">
            <text:p>-0.0144832</text:p>
          </table:table-cell>
          <table:table-cell office:value-type="float" office:value="0.0960288">
            <text:p>0.096028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604">
            <text:p>604</text:p>
          </table:table-cell>
          <table:table-cell office:value-type="float" office:value="439">
            <text:p>439</text:p>
          </table:table-cell>
          <table:table-cell table:number-columns-repeated="2" office:value-type="float" office:value="194">
            <text:p>194</text:p>
          </table:table-cell>
          <table:table-cell office:value-type="float" office:value="-0.0444166">
            <text:p>-0.0444166</text:p>
          </table:table-cell>
          <table:table-cell office:value-type="float" office:value="0.0592707">
            <text:p>0.0592707</text:p>
          </table:table-cell>
          <table:table-cell office:value-type="float" office:value="-0.0139166">
            <text:p>-0.0139166</text:p>
          </table:table-cell>
          <table:table-cell office:value-type="float" office:value="0.0872707">
            <text:p>0.087270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598">
            <text:p>598</text:p>
          </table:table-cell>
          <table:table-cell office:value-type="float" office:value="425">
            <text:p>425</text:p>
          </table:table-cell>
          <table:table-cell table:number-columns-repeated="2" office:value-type="float" office:value="206">
            <text:p>206</text:p>
          </table:table-cell>
          <table:table-cell office:value-type="float" office:value="-0.043267">
            <text:p>-0.043267</text:p>
          </table:table-cell>
          <table:table-cell office:value-type="float" office:value="0.0602488">
            <text:p>0.0602488</text:p>
          </table:table-cell>
          <table:table-cell office:value-type="float" office:value="-0.012767">
            <text:p>-0.012767</text:p>
          </table:table-cell>
          <table:table-cell office:value-type="float" office:value="0.0842488">
            <text:p>0.0842488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589">
            <text:p>589</text:p>
          </table:table-cell>
          <table:table-cell office:value-type="float" office:value="400">
            <text:p>40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420244">
            <text:p>-0.0420244</text:p>
          </table:table-cell>
          <table:table-cell office:value-type="float" office:value="0.0588825">
            <text:p>0.0588825</text:p>
          </table:table-cell>
          <table:table-cell office:value-type="float" office:value="-0.0105244">
            <text:p>-0.0105244</text:p>
          </table:table-cell>
          <table:table-cell office:value-type="float" office:value="0.0758825">
            <text:p>0.0758825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601">
            <text:p>601</text:p>
          </table:table-cell>
          <table:table-cell office:value-type="float" office:value="408">
            <text:p>408</text:p>
          </table:table-cell>
          <table:table-cell table:number-columns-repeated="2" office:value-type="float" office:value="197">
            <text:p>197</text:p>
          </table:table-cell>
          <table:table-cell office:value-type="float" office:value="-0.0409551">
            <text:p>-0.0409551</text:p>
          </table:table-cell>
          <table:table-cell office:value-type="float" office:value="0.0581586">
            <text:p>0.0581586</text:p>
          </table:table-cell>
          <table:table-cell office:value-type="float" office:value="-0.0114551">
            <text:p>-0.0114551</text:p>
          </table:table-cell>
          <table:table-cell office:value-type="float" office:value="0.0711586">
            <text:p>0.0711586</text:p>
          </table:table-cell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495">
            <text:p>495</text:p>
          </table:table-cell>
          <table:table-cell office:value-type="float" office:value="292">
            <text:p>292</text:p>
          </table:table-cell>
          <table:table-cell table:number-columns-repeated="2" office:value-type="float" office:value="406">
            <text:p>406</text:p>
          </table:table-cell>
          <table:table-cell office:value-type="float" office:value="-0.0403243">
            <text:p>-0.0403243</text:p>
          </table:table-cell>
          <table:table-cell office:value-type="float" office:value="0.0604215">
            <text:p>0.0604215</text:p>
          </table:table-cell>
          <table:table-cell office:value-type="float" office:value="-0.0113243">
            <text:p>-0.0113243</text:p>
          </table:table-cell>
          <table:table-cell office:value-type="float" office:value="0.0679215">
            <text:p>0.0679215</text:p>
          </table:table-cell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54">
            <text:p>54</text:p>
          </table:table-cell>
          <table:table-cell office:value-type="float" office:value="-4">
            <text:p>-4</text:p>
          </table:table-cell>
          <table:table-cell office:value-type="float" office:value="588">
            <text:p>588</text:p>
          </table:table-cell>
          <table:table-cell office:value-type="float" office:value="370">
            <text:p>370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385928">
            <text:p>-0.0385928</text:p>
          </table:table-cell>
          <table:table-cell office:value-type="float" office:value="0.058198">
            <text:p>0.058198</text:p>
          </table:table-cell>
          <table:table-cell office:value-type="float" office:value="-0.0115928">
            <text:p>-0.0115928</text:p>
          </table:table-cell>
          <table:table-cell office:value-type="float" office:value="0.056198">
            <text:p>0.056198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-4">
            <text:p>-4</text:p>
          </table:table-cell>
          <table:table-cell office:value-type="float" office:value="492">
            <text:p>492</text:p>
          </table:table-cell>
          <table:table-cell office:value-type="float" office:value="266">
            <text:p>266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39555">
            <text:p>-0.039555</text:p>
          </table:table-cell>
          <table:table-cell office:value-type="float" office:value="0.0557431">
            <text:p>0.0557431</text:p>
          </table:table-cell>
          <table:table-cell office:value-type="float" office:value="-0.00855502">
            <text:p>-0.00855502</text:p>
          </table:table-cell>
          <table:table-cell office:value-type="float" office:value="0.0537431">
            <text:p>0.0537431</text:p>
          </table:table-cell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-18">
            <text:p>-18</text:p>
          </table:table-cell>
          <table:table-cell office:value-type="float" office:value="580">
            <text:p>580</text:p>
          </table:table-cell>
          <table:table-cell office:value-type="float" office:value="336">
            <text:p>336</text:p>
          </table:table-cell>
          <table:table-cell table:number-columns-repeated="2" office:value-type="float" office:value="252">
            <text:p>252</text:p>
          </table:table-cell>
          <table:table-cell office:value-type="float" office:value="-0.0467567">
            <text:p>-0.0467567</text:p>
          </table:table-cell>
          <table:table-cell office:value-type="float" office:value="0.0549139">
            <text:p>0.0549139</text:p>
          </table:table-cell>
          <table:table-cell office:value-type="float" office:value="-0.0137567">
            <text:p>-0.0137567</text:p>
          </table:table-cell>
          <table:table-cell office:value-type="float" office:value="0.0459139">
            <text:p>0.0459139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-29">
            <text:p>-29</text:p>
          </table:table-cell>
          <table:table-cell office:value-type="float" office:value="504">
            <text:p>504</text:p>
          </table:table-cell>
          <table:table-cell office:value-type="float" office:value="240">
            <text:p>240</text:p>
          </table:table-cell>
          <table:table-cell table:number-columns-repeated="2" office:value-type="float" office:value="422">
            <text:p>422</text:p>
          </table:table-cell>
          <table:table-cell office:value-type="float" office:value="-0.0468165">
            <text:p>-0.0468165</text:p>
          </table:table-cell>
          <table:table-cell office:value-type="float" office:value="0.0547628">
            <text:p>0.0547628</text:p>
          </table:table-cell>
          <table:table-cell office:value-type="float" office:value="-0.0093165">
            <text:p>-0.0093165</text:p>
          </table:table-cell>
          <table:table-cell office:value-type="float" office:value="0.0402628">
            <text:p>0.0402628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-43">
            <text:p>-43</text:p>
          </table:table-cell>
          <table:table-cell office:value-type="float" office:value="512">
            <text:p>512</text:p>
          </table:table-cell>
          <table:table-cell office:value-type="float" office:value="232">
            <text:p>232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455189">
            <text:p>-0.0455189</text:p>
          </table:table-cell>
          <table:table-cell office:value-type="float" office:value="0.0546173">
            <text:p>0.0546173</text:p>
          </table:table-cell>
          <table:table-cell office:value-type="float" office:value="-0.00701891">
            <text:p>-0.00701891</text:p>
          </table:table-cell>
          <table:table-cell office:value-type="float" office:value="0.0331173">
            <text:p>0.033117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-48">
            <text:p>-48</text:p>
          </table:table-cell>
          <table:table-cell office:value-type="float" office:value="514">
            <text:p>514</text:p>
          </table:table-cell>
          <table:table-cell office:value-type="float" office:value="228">
            <text:p>228</text:p>
          </table:table-cell>
          <table:table-cell table:number-columns-repeated="2" office:value-type="float" office:value="408">
            <text:p>408</text:p>
          </table:table-cell>
          <table:table-cell office:value-type="float" office:value="-0.0464549">
            <text:p>-0.0464549</text:p>
          </table:table-cell>
          <table:table-cell office:value-type="float" office:value="0.051973">
            <text:p>0.051973</text:p>
          </table:table-cell>
          <table:table-cell office:value-type="float" office:value="-0.00745485">
            <text:p>-0.00745485</text:p>
          </table:table-cell>
          <table:table-cell office:value-type="float" office:value="0.027973">
            <text:p>0.02797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80">
            <text:p>80</text:p>
          </table:table-cell>
          <table:table-cell office:value-type="float" office:value="-60">
            <text:p>-60</text:p>
          </table:table-cell>
          <table:table-cell office:value-type="float" office:value="526">
            <text:p>526</text:p>
          </table:table-cell>
          <table:table-cell office:value-type="float" office:value="226">
            <text:p>226</text:p>
          </table:table-cell>
          <table:table-cell table:number-columns-repeated="2" office:value-type="float" office:value="389">
            <text:p>389</text:p>
          </table:table-cell>
          <table:table-cell office:value-type="float" office:value="-0.0482095">
            <text:p>-0.0482095</text:p>
          </table:table-cell>
          <table:table-cell office:value-type="float" office:value="0.0478202">
            <text:p>0.0478202</text:p>
          </table:table-cell>
          <table:table-cell office:value-type="float" office:value="-0.00820949">
            <text:p>-0.00820949</text:p>
          </table:table-cell>
          <table:table-cell office:value-type="float" office:value="0.0178202">
            <text:p>0.0178202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float" office:value="-72">
            <text:p>-72</text:p>
          </table:table-cell>
          <table:table-cell office:value-type="float" office:value="495">
            <text:p>495</text:p>
          </table:table-cell>
          <table:table-cell office:value-type="float" office:value="185">
            <text:p>185</text:p>
          </table:table-cell>
          <table:table-cell table:number-columns-repeated="2" office:value-type="float" office:value="446">
            <text:p>446</text:p>
          </table:table-cell>
          <table:table-cell office:value-type="float" office:value="-0.047733">
            <text:p>-0.047733</text:p>
          </table:table-cell>
          <table:table-cell office:value-type="float" office:value="0.0463662">
            <text:p>0.0463662</text:p>
          </table:table-cell>
          <table:table-cell office:value-type="float" office:value="-0.008733">
            <text:p>-0.008733</text:p>
          </table:table-cell>
          <table:table-cell office:value-type="float" office:value="0.0103662">
            <text:p>0.0103662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82">
            <text:p>82</text:p>
          </table:table-cell>
          <table:table-cell office:value-type="float" office:value="-84">
            <text:p>-84</text:p>
          </table:table-cell>
          <table:table-cell office:value-type="float" office:value="512">
            <text:p>512</text:p>
          </table:table-cell>
          <table:table-cell office:value-type="float" office:value="186">
            <text:p>186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490092">
            <text:p>-0.0490092</text:p>
          </table:table-cell>
          <table:table-cell office:value-type="float" office:value="0.0460029">
            <text:p>0.0460029</text:p>
          </table:table-cell>
          <table:table-cell office:value-type="float" office:value="-0.00800919">
            <text:p>-0.00800919</text:p>
          </table:table-cell>
          <table:table-cell office:value-type="float" office:value="0.00400292">
            <text:p>0.00400292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88">
            <text:p>88</text:p>
          </table:table-cell>
          <table:table-cell office:value-type="float" office:value="-98">
            <text:p>-98</text:p>
          </table:table-cell>
          <table:table-cell office:value-type="float" office:value="597">
            <text:p>597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-0.0531886">
            <text:p>-0.0531886</text:p>
          </table:table-cell>
          <table:table-cell office:value-type="float" office:value="0.0542755">
            <text:p>0.0542755</text:p>
          </table:table-cell>
          <table:table-cell office:value-type="float" office:value="-0.00918859">
            <text:p>-0.00918859</text:p>
          </table:table-cell>
          <table:table-cell office:value-type="float" office:value="0.0052755">
            <text:p>0.0052755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-120">
            <text:p>-120</text:p>
          </table:table-cell>
          <table:table-cell office:value-type="float" office:value="539">
            <text:p>539</text:p>
          </table:table-cell>
          <table:table-cell office:value-type="float" office:value="163">
            <text:p>163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533796">
            <text:p>-0.0533796</text:p>
          </table:table-cell>
          <table:table-cell office:value-type="float" office:value="0.054469">
            <text:p>0.054469</text:p>
          </table:table-cell>
          <table:table-cell office:value-type="float" office:value="-0.00537955">
            <text:p>-0.00537955</text:p>
          </table:table-cell>
          <table:table-cell office:value-type="float" office:value="-0.00553097">
            <text:p>-0.00553097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-124">
            <text:p>-124</text:p>
          </table:table-cell>
          <table:table-cell office:value-type="float" office:value="538">
            <text:p>538</text:p>
          </table:table-cell>
          <table:table-cell office:value-type="float" office:value="151">
            <text:p>151</text:p>
          </table:table-cell>
          <table:table-cell table:number-columns-repeated="2" office:value-type="float" office:value="410">
            <text:p>410</text:p>
          </table:table-cell>
          <table:table-cell office:value-type="float" office:value="-0.0555218">
            <text:p>-0.0555218</text:p>
          </table:table-cell>
          <table:table-cell office:value-type="float" office:value="0.0498654">
            <text:p>0.0498654</text:p>
          </table:table-cell>
          <table:table-cell office:value-type="float" office:value="-0.00402182">
            <text:p>-0.00402182</text:p>
          </table:table-cell>
          <table:table-cell office:value-type="float" office:value="-0.0121346">
            <text:p>-0.0121346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-134">
            <text:p>-134</text:p>
          </table:table-cell>
          <table:table-cell office:value-type="float" office:value="532">
            <text:p>532</text:p>
          </table:table-cell>
          <table:table-cell office:value-type="float" office:value="126">
            <text:p>126</text:p>
          </table:table-cell>
          <table:table-cell table:number-columns-repeated="2" office:value-type="float" office:value="441">
            <text:p>441</text:p>
          </table:table-cell>
          <table:table-cell office:value-type="float" office:value="-0.0608623">
            <text:p>-0.0608623</text:p>
          </table:table-cell>
          <table:table-cell office:value-type="float" office:value="0.0502067">
            <text:p>0.0502067</text:p>
          </table:table-cell>
          <table:table-cell office:value-type="float" office:value="-0.00486231">
            <text:p>-0.00486231</text:p>
          </table:table-cell>
          <table:table-cell office:value-type="float" office:value="-0.0167933">
            <text:p>-0.0167933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-152">
            <text:p>-152</text:p>
          </table:table-cell>
          <table:table-cell office:value-type="float" office:value="634">
            <text:p>634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48">
            <text:p>248</text:p>
          </table:table-cell>
          <table:table-cell office:value-type="float" office:value="-0.0657109">
            <text:p>-0.0657109</text:p>
          </table:table-cell>
          <table:table-cell office:value-type="float" office:value="0.0466762">
            <text:p>0.0466762</text:p>
          </table:table-cell>
          <table:table-cell office:value-type="float" office:value="-0.00671094">
            <text:p>-0.00671094</text:p>
          </table:table-cell>
          <table:table-cell office:value-type="float" office:value="-0.0293238">
            <text:p>-0.0293238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-158">
            <text:p>-158</text:p>
          </table:table-cell>
          <table:table-cell office:value-type="float" office:value="637">
            <text:p>63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44">
            <text:p>244</text:p>
          </table:table-cell>
          <table:table-cell office:value-type="float" office:value="-0.0625787">
            <text:p>-0.0625787</text:p>
          </table:table-cell>
          <table:table-cell office:value-type="float" office:value="0.0513316">
            <text:p>0.0513316</text:p>
          </table:table-cell>
          <table:table-cell office:value-type="float" office:value="-0.00307867">
            <text:p>-0.00307867</text:p>
          </table:table-cell>
          <table:table-cell office:value-type="float" office:value="-0.0276684">
            <text:p>-0.0276684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16">
            <text:p>116</text:p>
          </table:table-cell>
          <table:table-cell office:value-type="float" office:value="-172">
            <text:p>-172</text:p>
          </table:table-cell>
          <table:table-cell office:value-type="float" office:value="556">
            <text:p>556</text:p>
          </table:table-cell>
          <table:table-cell office:value-type="float" office:value="108">
            <text:p>108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608626">
            <text:p>-0.0608626</text:p>
          </table:table-cell>
          <table:table-cell office:value-type="float" office:value="0.0545385">
            <text:p>0.0545385</text:p>
          </table:table-cell>
          <table:table-cell office:value-type="float" office:value="-0.00286258">
            <text:p>-0.00286258</text:p>
          </table:table-cell>
          <table:table-cell office:value-type="float" office:value="-0.0314615">
            <text:p>-0.0314615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-197">
            <text:p>-197</text:p>
          </table:table-cell>
          <table:table-cell office:value-type="float" office:value="632">
            <text:p>632</text:p>
          </table:table-cell>
          <table:table-cell office:value-type="float" office:value="172">
            <text:p>172</text:p>
          </table:table-cell>
          <table:table-cell table:number-columns-repeated="2" office:value-type="float" office:value="223">
            <text:p>223</text:p>
          </table:table-cell>
          <table:table-cell office:value-type="float" office:value="-0.0620945">
            <text:p>-0.0620945</text:p>
          </table:table-cell>
          <table:table-cell office:value-type="float" office:value="0.0558666">
            <text:p>0.0558666</text:p>
          </table:table-cell>
          <table:table-cell office:value-type="float" office:value="-0.0105945">
            <text:p>-0.0105945</text:p>
          </table:table-cell>
          <table:table-cell office:value-type="float" office:value="-0.0426334">
            <text:p>-0.0426334</text:p>
          </table:table-cell>
        </table:table-row>
        <table:table-row table:style-name="ro2">
          <table:table-cell table:style-name="ce1" office:value-type="float" office:value="-890">
            <text:p>-890</text:p>
          </table:table-cell>
          <table:table-cell office:value-type="float" office:value="104">
            <text:p>104</text:p>
          </table:table-cell>
          <table:table-cell office:value-type="float" office:value="-208">
            <text:p>-208</text:p>
          </table:table-cell>
          <table:table-cell office:value-type="float" office:value="630">
            <text:p>630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8">
            <text:p>228</text:p>
          </table:table-cell>
          <table:table-cell office:value-type="float" office:value="-0.0541633">
            <text:p>-0.0541633</text:p>
          </table:table-cell>
          <table:table-cell office:value-type="float" office:value="0.054113">
            <text:p>0.054113</text:p>
          </table:table-cell>
          <table:table-cell office:value-type="float" office:value="-0.00216332">
            <text:p>-0.00216332</text:p>
          </table:table-cell>
          <table:table-cell office:value-type="float" office:value="-0.049887">
            <text:p>-0.049887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-210">
            <text:p>-210</text:p>
          </table:table-cell>
          <table:table-cell office:value-type="float" office:value="606">
            <text:p>606</text:p>
          </table:table-cell>
          <table:table-cell office:value-type="float" office:value="141">
            <text:p>14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-0.0543321">
            <text:p>-0.0543321</text:p>
          </table:table-cell>
          <table:table-cell office:value-type="float" office:value="0.0483723">
            <text:p>0.0483723</text:p>
          </table:table-cell>
          <table:table-cell office:value-type="float" office:value="-0.00683211">
            <text:p>-0.00683211</text:p>
          </table:table-cell>
          <table:table-cell office:value-type="float" office:value="-0.0566277">
            <text:p>-0.0566277</text:p>
          </table:table-cell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91">
            <text:p>91</text:p>
          </table:table-cell>
          <table:table-cell office:value-type="float" office:value="-211">
            <text:p>-211</text:p>
          </table:table-cell>
          <table:table-cell office:value-type="float" office:value="607">
            <text:p>607</text:p>
          </table:table-cell>
          <table:table-cell office:value-type="float" office:value="145">
            <text:p>145</text:p>
          </table:table-cell>
          <table:table-cell table:number-columns-repeated="2" office:value-type="float" office:value="248">
            <text:p>248</text:p>
          </table:table-cell>
          <table:table-cell office:value-type="float" office:value="-0.0563513">
            <text:p>-0.0563513</text:p>
          </table:table-cell>
          <table:table-cell office:value-type="float" office:value="0.0356186">
            <text:p>0.0356186</text:p>
          </table:table-cell>
          <table:table-cell office:value-type="float" office:value="-0.0108513">
            <text:p>-0.0108513</text:p>
          </table:table-cell>
          <table:table-cell office:value-type="float" office:value="-0.0698814">
            <text:p>-0.0698814</text:p>
          </table:table-cell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-201">
            <text:p>-201</text:p>
          </table:table-cell>
          <table:table-cell office:value-type="float" office:value="634">
            <text:p>634</text:p>
          </table:table-cell>
          <table:table-cell office:value-type="float" office:value="178">
            <text:p>178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534321">
            <text:p>-0.0534321</text:p>
          </table:table-cell>
          <table:table-cell office:value-type="float" office:value="0.0304891">
            <text:p>0.0304891</text:p>
          </table:table-cell>
          <table:table-cell office:value-type="float" office:value="-0.0059321">
            <text:p>-0.0059321</text:p>
          </table:table-cell>
          <table:table-cell office:value-type="float" office:value="-0.0700109">
            <text:p>-0.070010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3">
            <text:p>93</text:p>
          </table:table-cell>
          <table:table-cell office:value-type="float" office:value="-193">
            <text:p>-193</text:p>
          </table:table-cell>
          <table:table-cell office:value-type="float" office:value="611">
            <text:p>61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245">
            <text:p>245</text:p>
          </table:table-cell>
          <table:table-cell office:value-type="float" office:value="-0.0560095">
            <text:p>-0.0560095</text:p>
          </table:table-cell>
          <table:table-cell office:value-type="float" office:value="0.0332052">
            <text:p>0.0332052</text:p>
          </table:table-cell>
          <table:table-cell office:value-type="float" office:value="-0.00950949">
            <text:p>-0.00950949</text:p>
          </table:table-cell>
          <table:table-cell office:value-type="float" office:value="-0.0632948">
            <text:p>-0.063294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-203">
            <text:p>-203</text:p>
          </table:table-cell>
          <table:table-cell office:value-type="float" office:value="622">
            <text:p>622</text:p>
          </table:table-cell>
          <table:table-cell office:value-type="float" office:value="161">
            <text:p>161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547907">
            <text:p>-0.0547907</text:p>
          </table:table-cell>
          <table:table-cell office:value-type="float" office:value="0.0291822">
            <text:p>0.0291822</text:p>
          </table:table-cell>
          <table:table-cell office:value-type="float" office:value="-0.00579066">
            <text:p>-0.00579066</text:p>
          </table:table-cell>
          <table:table-cell office:value-type="float" office:value="-0.0723178">
            <text:p>-0.0723178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-206">
            <text:p>-206</text:p>
          </table:table-cell>
          <table:table-cell office:value-type="float" office:value="629">
            <text:p>629</text:p>
          </table:table-cell>
          <table:table-cell office:value-type="float" office:value="168">
            <text:p>168</text:p>
          </table:table-cell>
          <table:table-cell table:number-columns-repeated="2" office:value-type="float" office:value="212">
            <text:p>212</text:p>
          </table:table-cell>
          <table:table-cell office:value-type="float" office:value="-0.0517279">
            <text:p>-0.0517279</text:p>
          </table:table-cell>
          <table:table-cell office:value-type="float" office:value="0.0199615">
            <text:p>0.0199615</text:p>
          </table:table-cell>
          <table:table-cell office:value-type="float" office:value="-0.00422794">
            <text:p>-0.00422794</text:p>
          </table:table-cell>
          <table:table-cell office:value-type="float" office:value="-0.0830385">
            <text:p>-0.0830385</text:p>
          </table:table-cell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88">
            <text:p>88</text:p>
          </table:table-cell>
          <table:table-cell office:value-type="float" office:value="-193">
            <text:p>-193</text:p>
          </table:table-cell>
          <table:table-cell office:value-type="float" office:value="677">
            <text:p>677</text:p>
          </table:table-cell>
          <table:table-cell office:value-type="float" office:value="236">
            <text:p>236</text:p>
          </table:table-cell>
          <table:table-cell table:number-columns-repeated="2" office:value-type="float" office:value="103">
            <text:p>103</text:p>
          </table:table-cell>
          <table:table-cell office:value-type="float" office:value="-0.047574">
            <text:p>-0.047574</text:p>
          </table:table-cell>
          <table:table-cell office:value-type="float" office:value="-0.0234835">
            <text:p>-0.0234835</text:p>
          </table:table-cell>
          <table:table-cell office:value-type="float" office:value="-0.00357397">
            <text:p>-0.00357397</text:p>
          </table:table-cell>
          <table:table-cell office:value-type="float" office:value="-0.119983">
            <text:p>-0.119983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85">
            <text:p>85</text:p>
          </table:table-cell>
          <table:table-cell office:value-type="float" office:value="-177">
            <text:p>-177</text:p>
          </table:table-cell>
          <table:table-cell office:value-type="float" office:value="620">
            <text:p>620</text:p>
          </table:table-cell>
          <table:table-cell office:value-type="float" office:value="198">
            <text:p>198</text:p>
          </table:table-cell>
          <table:table-cell table:number-columns-repeated="2" office:value-type="float" office:value="210">
            <text:p>210</text:p>
          </table:table-cell>
          <table:table-cell office:value-type="float" office:value="-0.047209">
            <text:p>-0.047209</text:p>
          </table:table-cell>
          <table:table-cell office:value-type="float" office:value="-0.032234">
            <text:p>-0.032234</text:p>
          </table:table-cell>
          <table:table-cell office:value-type="float" office:value="-0.00470898">
            <text:p>-0.00470898</text:p>
          </table:table-cell>
          <table:table-cell office:value-type="float" office:value="-0.120734">
            <text:p>-0.12073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76">
            <text:p>76</text:p>
          </table:table-cell>
          <table:table-cell office:value-type="float" office:value="-173">
            <text:p>-173</text:p>
          </table:table-cell>
          <table:table-cell office:value-type="float" office:value="615">
            <text:p>615</text:p>
          </table:table-cell>
          <table:table-cell office:value-type="float" office:value="206">
            <text:p>206</text:p>
          </table:table-cell>
          <table:table-cell table:number-columns-repeated="2" office:value-type="float" office:value="202">
            <text:p>202</text:p>
          </table:table-cell>
          <table:table-cell office:value-type="float" office:value="-0.0421623">
            <text:p>-0.0421623</text:p>
          </table:table-cell>
          <table:table-cell office:value-type="float" office:value="-0.0374461">
            <text:p>-0.0374461</text:p>
          </table:table-cell>
          <table:table-cell office:value-type="float" office:value="-0.00416234">
            <text:p>-0.00416234</text:p>
          </table:table-cell>
          <table:table-cell office:value-type="float" office:value="-0.123946">
            <text:p>-0.123946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-159">
            <text:p>-159</text:p>
          </table:table-cell>
          <table:table-cell office:value-type="float" office:value="582">
            <text:p>582</text:p>
          </table:table-cell>
          <table:table-cell office:value-type="float" office:value="201">
            <text:p>201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0376367">
            <text:p>-0.0376367</text:p>
          </table:table-cell>
          <table:table-cell office:value-type="float" office:value="-0.0390325">
            <text:p>-0.0390325</text:p>
          </table:table-cell>
          <table:table-cell office:value-type="float" office:value="-0.00663671">
            <text:p>-0.00663671</text:p>
          </table:table-cell>
          <table:table-cell office:value-type="float" office:value="-0.118532">
            <text:p>-0.11853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-168">
            <text:p>-168</text:p>
          </table:table-cell>
          <table:table-cell office:value-type="float" office:value="563">
            <text:p>563</text:p>
          </table:table-cell>
          <table:table-cell office:value-type="float" office:value="184">
            <text:p>184</text:p>
          </table:table-cell>
          <table:table-cell table:number-columns-repeated="2" office:value-type="float" office:value="256">
            <text:p>256</text:p>
          </table:table-cell>
          <table:table-cell office:value-type="float" office:value="-0.0370813">
            <text:p>-0.0370813</text:p>
          </table:table-cell>
          <table:table-cell office:value-type="float" office:value="-0.0378485">
            <text:p>-0.0378485</text:p>
          </table:table-cell>
          <table:table-cell office:value-type="float" office:value="-0.0115813">
            <text:p>-0.0115813</text:p>
          </table:table-cell>
          <table:table-cell office:value-type="float" office:value="-0.121849">
            <text:p>-0.12184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-174">
            <text:p>-174</text:p>
          </table:table-cell>
          <table:table-cell office:value-type="float" office:value="569">
            <text:p>569</text:p>
          </table:table-cell>
          <table:table-cell office:value-type="float" office:value="191">
            <text:p>191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0368071">
            <text:p>-0.0368071</text:p>
          </table:table-cell>
          <table:table-cell office:value-type="float" office:value="-0.0439726">
            <text:p>-0.0439726</text:p>
          </table:table-cell>
          <table:table-cell office:value-type="float" office:value="-0.0148071">
            <text:p>-0.0148071</text:p>
          </table:table-cell>
          <table:table-cell office:value-type="float" office:value="-0.130973">
            <text:p>-0.130973</text:p>
          </table:table-cell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-172">
            <text:p>-172</text:p>
          </table:table-cell>
          <table:table-cell office:value-type="float" office:value="482">
            <text:p>482</text:p>
          </table:table-cell>
          <table:table-cell office:value-type="float" office:value="108">
            <text:p>108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357604">
            <text:p>-0.0357604</text:p>
          </table:table-cell>
          <table:table-cell office:value-type="float" office:value="-0.0449807">
            <text:p>-0.0449807</text:p>
          </table:table-cell>
          <table:table-cell office:value-type="float" office:value="-0.0147604">
            <text:p>-0.0147604</text:p>
          </table:table-cell>
          <table:table-cell office:value-type="float" office:value="-0.130981">
            <text:p>-0.130981</text:p>
          </table:table-cell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-178">
            <text:p>-178</text:p>
          </table:table-cell>
          <table:table-cell office:value-type="float" office:value="549">
            <text:p>549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57">
            <text:p>257</text:p>
          </table:table-cell>
          <table:table-cell office:value-type="float" office:value="-0.0330295">
            <text:p>-0.0330295</text:p>
          </table:table-cell>
          <table:table-cell office:value-type="float" office:value="-0.051668">
            <text:p>-0.051668</text:p>
          </table:table-cell>
          <table:table-cell office:value-type="float" office:value="-0.0145295">
            <text:p>-0.0145295</text:p>
          </table:table-cell>
          <table:table-cell office:value-type="float" office:value="-0.140668">
            <text:p>-0.140668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35">
            <text:p>35</text:p>
          </table:table-cell>
          <table:table-cell office:value-type="float" office:value="-182">
            <text:p>-182</text:p>
          </table:table-cell>
          <table:table-cell office:value-type="float" office:value="549">
            <text:p>549</text:p>
          </table:table-cell>
          <table:table-cell office:value-type="float" office:value="172">
            <text:p>172</text:p>
          </table:table-cell>
          <table:table-cell table:number-columns-repeated="2" office:value-type="float" office:value="252">
            <text:p>252</text:p>
          </table:table-cell>
          <table:table-cell office:value-type="float" office:value="-0.0307663">
            <text:p>-0.0307663</text:p>
          </table:table-cell>
          <table:table-cell office:value-type="float" office:value="-0.0468119">
            <text:p>-0.0468119</text:p>
          </table:table-cell>
          <table:table-cell office:value-type="float" office:value="-0.0132663">
            <text:p>-0.0132663</text:p>
          </table:table-cell>
          <table:table-cell office:value-type="float" office:value="-0.137812">
            <text:p>-0.137812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-202">
            <text:p>-202</text:p>
          </table:table-cell>
          <table:table-cell office:value-type="float" office:value="479">
            <text:p>479</text:p>
          </table:table-cell>
          <table:table-cell office:value-type="float" office:value="81">
            <text:p>81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30177">
            <text:p>-0.030177</text:p>
          </table:table-cell>
          <table:table-cell office:value-type="float" office:value="-0.0452585">
            <text:p>-0.0452585</text:p>
          </table:table-cell>
          <table:table-cell office:value-type="float" office:value="-0.012177">
            <text:p>-0.012177</text:p>
          </table:table-cell>
          <table:table-cell office:value-type="float" office:value="-0.146259">
            <text:p>-0.146259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-206">
            <text:p>-206</text:p>
          </table:table-cell>
          <table:table-cell office:value-type="float" office:value="465">
            <text:p>465</text:p>
          </table:table-cell>
          <table:table-cell office:value-type="float" office:value="74">
            <text:p>74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300796">
            <text:p>-0.0300796</text:p>
          </table:table-cell>
          <table:table-cell office:value-type="float" office:value="-0.046953">
            <text:p>-0.046953</text:p>
          </table:table-cell>
          <table:table-cell office:value-type="float" office:value="-0.0175796">
            <text:p>-0.0175796</text:p>
          </table:table-cell>
          <table:table-cell office:value-type="float" office:value="-0.149953">
            <text:p>-0.14995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-218">
            <text:p>-218</text:p>
          </table:table-cell>
          <table:table-cell office:value-type="float" office:value="469">
            <text:p>469</text:p>
          </table:table-cell>
          <table:table-cell office:value-type="float" office:value="65">
            <text:p>65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294178">
            <text:p>-0.0294178</text:p>
          </table:table-cell>
          <table:table-cell office:value-type="float" office:value="-0.0464269">
            <text:p>-0.0464269</text:p>
          </table:table-cell>
          <table:table-cell office:value-type="float" office:value="-0.0164178">
            <text:p>-0.0164178</text:p>
          </table:table-cell>
          <table:table-cell office:value-type="float" office:value="-0.155427">
            <text:p>-0.155427</text:p>
          </table:table-cell>
        </table:table-row>
        <table:table-row table:style-name="ro2">
          <table:table-cell table:style-name="ce1" office:value-type="float" office:value="-891">
            <text:p>-891</text:p>
          </table:table-cell>
          <table:table-cell office:value-type="float" office:value="28">
            <text:p>28</text:p>
          </table:table-cell>
          <table:table-cell office:value-type="float" office:value="-225">
            <text:p>-225</text:p>
          </table:table-cell>
          <table:table-cell office:value-type="float" office:value="536">
            <text:p>536</text:p>
          </table:table-cell>
          <table:table-cell office:value-type="float" office:value="123">
            <text:p>123</text:p>
          </table:table-cell>
          <table:table-cell table:number-columns-repeated="2" office:value-type="float" office:value="264">
            <text:p>264</text:p>
          </table:table-cell>
          <table:table-cell office:value-type="float" office:value="-0.0312774">
            <text:p>-0.0312774</text:p>
          </table:table-cell>
          <table:table-cell office:value-type="float" office:value="-0.0471445">
            <text:p>-0.0471445</text:p>
          </table:table-cell>
          <table:table-cell office:value-type="float" office:value="-0.0172774">
            <text:p>-0.0172774</text:p>
          </table:table-cell>
          <table:table-cell office:value-type="float" office:value="-0.159645">
            <text:p>-0.159645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-238">
            <text:p>-238</text:p>
          </table:table-cell>
          <table:table-cell office:value-type="float" office:value="457">
            <text:p>457</text:p>
          </table:table-cell>
          <table:table-cell office:value-type="float" office:value="26">
            <text:p>26</text:p>
          </table:table-cell>
          <table:table-cell table:number-columns-repeated="2" office:value-type="float" office:value="433">
            <text:p>433</text:p>
          </table:table-cell>
          <table:table-cell office:value-type="float" office:value="-0.0313666">
            <text:p>-0.0313666</text:p>
          </table:table-cell>
          <table:table-cell office:value-type="float" office:value="-0.047588">
            <text:p>-0.047588</text:p>
          </table:table-cell>
          <table:table-cell office:value-type="float" office:value="-0.0148666">
            <text:p>-0.0148666</text:p>
          </table:table-cell>
          <table:table-cell office:value-type="float" office:value="-0.166588">
            <text:p>-0.166588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-249">
            <text:p>-249</text:p>
          </table:table-cell>
          <table:table-cell office:value-type="float" office:value="469">
            <text:p>469</text:p>
          </table:table-cell>
          <table:table-cell office:value-type="float" office:value="21">
            <text:p>21</text:p>
          </table:table-cell>
          <table:table-cell table:number-columns-repeated="2" office:value-type="float" office:value="420">
            <text:p>420</text:p>
          </table:table-cell>
          <table:table-cell office:value-type="float" office:value="-0.0327663">
            <text:p>-0.0327663</text:p>
          </table:table-cell>
          <table:table-cell office:value-type="float" office:value="-0.0447708">
            <text:p>-0.0447708</text:p>
          </table:table-cell>
          <table:table-cell office:value-type="float" office:value="-0.0132663">
            <text:p>-0.0132663</text:p>
          </table:table-cell>
          <table:table-cell office:value-type="float" office:value="-0.169271">
            <text:p>-0.169271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-252">
            <text:p>-252</text:p>
          </table:table-cell>
          <table:table-cell office:value-type="float" office:value="477">
            <text:p>477</text:p>
          </table:table-cell>
          <table:table-cell office:value-type="float" office:value="28">
            <text:p>28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343744">
            <text:p>-0.0343744</text:p>
          </table:table-cell>
          <table:table-cell office:value-type="float" office:value="-0.0460711">
            <text:p>-0.0460711</text:p>
          </table:table-cell>
          <table:table-cell office:value-type="float" office:value="-0.0158744">
            <text:p>-0.0158744</text:p>
          </table:table-cell>
          <table:table-cell office:value-type="float" office:value="-0.172071">
            <text:p>-0.172071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-264">
            <text:p>-264</text:p>
          </table:table-cell>
          <table:table-cell office:value-type="float" office:value="482">
            <text:p>482</text:p>
          </table:table-cell>
          <table:table-cell office:value-type="float" office:value="16">
            <text:p>16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0.0330789">
            <text:p>-0.0330789</text:p>
          </table:table-cell>
          <table:table-cell office:value-type="float" office:value="-0.0443115">
            <text:p>-0.0443115</text:p>
          </table:table-cell>
          <table:table-cell office:value-type="float" office:value="-0.0120789">
            <text:p>-0.0120789</text:p>
          </table:table-cell>
          <table:table-cell office:value-type="float" office:value="-0.176311">
            <text:p>-0.176311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-273">
            <text:p>-273</text:p>
          </table:table-cell>
          <table:table-cell office:value-type="float" office:value="549">
            <text:p>549</text:p>
          </table:table-cell>
          <table:table-cell office:value-type="float" office:value="80">
            <text:p>8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-0.0319684">
            <text:p>-0.0319684</text:p>
          </table:table-cell>
          <table:table-cell office:value-type="float" office:value="-0.0426462">
            <text:p>-0.0426462</text:p>
          </table:table-cell>
          <table:table-cell office:value-type="float" office:value="-0.0139684">
            <text:p>-0.0139684</text:p>
          </table:table-cell>
          <table:table-cell office:value-type="float" office:value="-0.179146">
            <text:p>-0.179146</text:p>
          </table:table-cell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-272">
            <text:p>-272</text:p>
          </table:table-cell>
          <table:table-cell office:value-type="float" office:value="477">
            <text:p>477</text:p>
          </table:table-cell>
          <table:table-cell office:value-type="float" office:value="10">
            <text:p>10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325664">
            <text:p>-0.0325664</text:p>
          </table:table-cell>
          <table:table-cell office:value-type="float" office:value="-0.0440431">
            <text:p>-0.0440431</text:p>
          </table:table-cell>
          <table:table-cell office:value-type="float" office:value="-0.0150664">
            <text:p>-0.0150664</text:p>
          </table:table-cell>
          <table:table-cell office:value-type="float" office:value="-0.180043">
            <text:p>-0.180043</text:p>
          </table:table-cell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-276">
            <text:p>-276</text:p>
          </table:table-cell>
          <table:table-cell office:value-type="float" office:value="477">
            <text:p>477</text:p>
          </table:table-cell>
          <table:table-cell office:value-type="float" office:value="6">
            <text:p>6</text:p>
          </table:table-cell>
          <table:table-cell table:number-columns-repeated="2" office:value-type="float" office:value="396">
            <text:p>396</text:p>
          </table:table-cell>
          <table:table-cell office:value-type="float" office:value="-0.0334644">
            <text:p>-0.0334644</text:p>
          </table:table-cell>
          <table:table-cell office:value-type="float" office:value="-0.0450533">
            <text:p>-0.0450533</text:p>
          </table:table-cell>
          <table:table-cell office:value-type="float" office:value="-0.0159644">
            <text:p>-0.0159644</text:p>
          </table:table-cell>
          <table:table-cell office:value-type="float" office:value="-0.183053">
            <text:p>-0.183053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-278">
            <text:p>-278</text:p>
          </table:table-cell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table:number-columns-repeated="2" office:value-type="float" office:value="394">
            <text:p>394</text:p>
          </table:table-cell>
          <table:table-cell office:value-type="float" office:value="-0.0349445">
            <text:p>-0.0349445</text:p>
          </table:table-cell>
          <table:table-cell office:value-type="float" office:value="-0.0402544">
            <text:p>-0.0402544</text:p>
          </table:table-cell>
          <table:table-cell office:value-type="float" office:value="-0.0139445">
            <text:p>-0.0139445</text:p>
          </table:table-cell>
          <table:table-cell office:value-type="float" office:value="-0.179254">
            <text:p>-0.179254</text:p>
          </table:table-cell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-288">
            <text:p>-288</text:p>
          </table:table-cell>
          <table:table-cell office:value-type="float" office:value="556">
            <text:p>556</text:p>
          </table:table-cell>
          <table:table-cell office:value-type="float" office:value="71">
            <text:p>71</text:p>
          </table:table-cell>
          <table:table-cell table:number-columns-repeated="2" office:value-type="float" office:value="243">
            <text:p>243</text:p>
          </table:table-cell>
          <table:table-cell office:value-type="float" office:value="-0.0367758">
            <text:p>-0.0367758</text:p>
          </table:table-cell>
          <table:table-cell office:value-type="float" office:value="-0.031936">
            <text:p>-0.031936</text:p>
          </table:table-cell>
          <table:table-cell office:value-type="float" office:value="-0.0182758">
            <text:p>-0.0182758</text:p>
          </table:table-cell>
          <table:table-cell office:value-type="float" office:value="-0.175936">
            <text:p>-0.175936</text:p>
          </table:table-cell>
        </table:table-row>
        <table:table-row table:style-name="ro2">
          <table:table-cell table:style-name="ce1" office:value-type="float" office:value="-889">
            <text:p>-889</text:p>
          </table:table-cell>
          <table:table-cell office:value-type="float" office:value="40">
            <text:p>40</text:p>
          </table:table-cell>
          <table:table-cell office:value-type="float" office:value="-302">
            <text:p>-302</text:p>
          </table:table-cell>
          <table:table-cell office:value-type="float" office:value="552">
            <text:p>552</text:p>
          </table:table-cell>
          <table:table-cell office:value-type="float" office:value="50">
            <text:p>50</text:p>
          </table:table-cell>
          <table:table-cell table:number-columns-repeated="2" office:value-type="float" office:value="256">
            <text:p>256</text:p>
          </table:table-cell>
          <table:table-cell office:value-type="float" office:value="-0.0371529">
            <text:p>-0.0371529</text:p>
          </table:table-cell>
          <table:table-cell office:value-type="float" office:value="-0.0193218">
            <text:p>-0.0193218</text:p>
          </table:table-cell>
          <table:table-cell office:value-type="float" office:value="-0.0171529">
            <text:p>-0.0171529</text:p>
          </table:table-cell>
          <table:table-cell office:value-type="float" office:value="-0.170322">
            <text:p>-0.170322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38">
            <text:p>38</text:p>
          </table:table-cell>
          <table:table-cell office:value-type="float" office:value="-311">
            <text:p>-311</text:p>
          </table:table-cell>
          <table:table-cell office:value-type="float" office:value="563">
            <text:p>563</text:p>
          </table:table-cell>
          <table:table-cell office:value-type="float" office:value="54">
            <text:p>54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426425">
            <text:p>-0.0426425</text:p>
          </table:table-cell>
          <table:table-cell office:value-type="float" office:value="-0.0208695">
            <text:p>-0.0208695</text:p>
          </table:table-cell>
          <table:table-cell office:value-type="float" office:value="-0.0236425">
            <text:p>-0.0236425</text:p>
          </table:table-cell>
          <table:table-cell office:value-type="float" office:value="-0.176369">
            <text:p>-0.176369</text:p>
          </table:table-cell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47">
            <text:p>47</text:p>
          </table:table-cell>
          <table:table-cell office:value-type="float" office:value="-308">
            <text:p>-308</text:p>
          </table:table-cell>
          <table:table-cell office:value-type="float" office:value="568">
            <text:p>568</text:p>
          </table:table-cell>
          <table:table-cell office:value-type="float" office:value="53">
            <text:p>5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451441">
            <text:p>-0.0451441</text:p>
          </table:table-cell>
          <table:table-cell office:value-type="float" office:value="-0.02076">
            <text:p>-0.02076</text:p>
          </table:table-cell>
          <table:table-cell office:value-type="float" office:value="-0.0216441">
            <text:p>-0.0216441</text:p>
          </table:table-cell>
          <table:table-cell office:value-type="float" office:value="-0.17476">
            <text:p>-0.17476</text:p>
          </table:table-cell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54">
            <text:p>54</text:p>
          </table:table-cell>
          <table:table-cell office:value-type="float" office:value="-310">
            <text:p>-310</text:p>
          </table:table-cell>
          <table:table-cell office:value-type="float" office:value="579">
            <text:p>579</text:p>
          </table:table-cell>
          <table:table-cell office:value-type="float" office:value="55">
            <text:p>55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0453474">
            <text:p>-0.0453474</text:p>
          </table:table-cell>
          <table:table-cell office:value-type="float" office:value="-0.0239182">
            <text:p>-0.0239182</text:p>
          </table:table-cell>
          <table:table-cell office:value-type="float" office:value="-0.0183474">
            <text:p>-0.0183474</text:p>
          </table:table-cell>
          <table:table-cell office:value-type="float" office:value="-0.178918">
            <text:p>-0.178918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-305">
            <text:p>-305</text:p>
          </table:table-cell>
          <table:table-cell office:value-type="float" office:value="575">
            <text:p>575</text:p>
          </table:table-cell>
          <table:table-cell office:value-type="float" office:value="53">
            <text:p>53</text:p>
          </table:table-cell>
          <table:table-cell table:number-columns-repeated="2" office:value-type="float" office:value="245">
            <text:p>245</text:p>
          </table:table-cell>
          <table:table-cell office:value-type="float" office:value="-0.0456815">
            <text:p>-0.0456815</text:p>
          </table:table-cell>
          <table:table-cell office:value-type="float" office:value="-0.0207405">
            <text:p>-0.0207405</text:p>
          </table:table-cell>
          <table:table-cell office:value-type="float" office:value="-0.0171815">
            <text:p>-0.0171815</text:p>
          </table:table-cell>
          <table:table-cell office:value-type="float" office:value="-0.173241">
            <text:p>-0.17324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4">
            <text:p>54</text:p>
          </table:table-cell>
          <table:table-cell office:value-type="float" office:value="-310">
            <text:p>-310</text:p>
          </table:table-cell>
          <table:table-cell office:value-type="float" office:value="575">
            <text:p>575</text:p>
          </table:table-cell>
          <table:table-cell office:value-type="float" office:value="51">
            <text:p>51</text:p>
          </table:table-cell>
          <table:table-cell table:number-columns-repeated="2" office:value-type="float" office:value="239">
            <text:p>239</text:p>
          </table:table-cell>
          <table:table-cell office:value-type="float" office:value="-0.0449855">
            <text:p>-0.0449855</text:p>
          </table:table-cell>
          <table:table-cell office:value-type="float" office:value="-0.0203523">
            <text:p>-0.0203523</text:p>
          </table:table-cell>
          <table:table-cell office:value-type="float" office:value="-0.0179855">
            <text:p>-0.0179855</text:p>
          </table:table-cell>
          <table:table-cell office:value-type="float" office:value="-0.175352">
            <text:p>-0.17535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-310">
            <text:p>-310</text:p>
          </table:table-cell>
          <table:table-cell office:value-type="float" office:value="574">
            <text:p>574</text:p>
          </table:table-cell>
          <table:table-cell office:value-type="float" office:value="48">
            <text:p>48</text:p>
          </table:table-cell>
          <table:table-cell table:number-columns-repeated="2" office:value-type="float" office:value="245">
            <text:p>245</text:p>
          </table:table-cell>
          <table:table-cell office:value-type="float" office:value="-0.0459731">
            <text:p>-0.0459731</text:p>
          </table:table-cell>
          <table:table-cell office:value-type="float" office:value="-0.0222912">
            <text:p>-0.0222912</text:p>
          </table:table-cell>
          <table:table-cell office:value-type="float" office:value="-0.0179731">
            <text:p>-0.0179731</text:p>
          </table:table-cell>
          <table:table-cell office:value-type="float" office:value="-0.177291">
            <text:p>-0.177291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-308">
            <text:p>-308</text:p>
          </table:table-cell>
          <table:table-cell office:value-type="float" office:value="580">
            <text:p>580</text:p>
          </table:table-cell>
          <table:table-cell office:value-type="float" office:value="56">
            <text:p>56</text:p>
          </table:table-cell>
          <table:table-cell table:number-columns-repeated="2" office:value-type="float" office:value="233">
            <text:p>233</text:p>
          </table:table-cell>
          <table:table-cell office:value-type="float" office:value="-0.0459352">
            <text:p>-0.0459352</text:p>
          </table:table-cell>
          <table:table-cell office:value-type="float" office:value="-0.0212626">
            <text:p>-0.0212626</text:p>
          </table:table-cell>
          <table:table-cell office:value-type="float" office:value="-0.0179352">
            <text:p>-0.0179352</text:p>
          </table:table-cell>
          <table:table-cell office:value-type="float" office:value="-0.175263">
            <text:p>-0.17526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-310">
            <text:p>-310</text:p>
          </table:table-cell>
          <table:table-cell office:value-type="float" office:value="575">
            <text:p>575</text:p>
          </table:table-cell>
          <table:table-cell office:value-type="float" office:value="50">
            <text:p>5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453809">
            <text:p>-0.0453809</text:p>
          </table:table-cell>
          <table:table-cell office:value-type="float" office:value="-0.0206462">
            <text:p>-0.0206462</text:p>
          </table:table-cell>
          <table:table-cell office:value-type="float" office:value="-0.0178809">
            <text:p>-0.0178809</text:p>
          </table:table-cell>
          <table:table-cell office:value-type="float" office:value="-0.175646">
            <text:p>-0.17564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7">
            <text:p>-307</text:p>
          </table:table-cell>
          <table:table-cell office:value-type="float" office:value="576">
            <text:p>576</text:p>
          </table:table-cell>
          <table:table-cell office:value-type="float" office:value="52">
            <text:p>52</text:p>
          </table:table-cell>
          <table:table-cell table:number-columns-repeated="2" office:value-type="float" office:value="242">
            <text:p>242</text:p>
          </table:table-cell>
          <table:table-cell office:value-type="float" office:value="-0.0466991">
            <text:p>-0.0466991</text:p>
          </table:table-cell>
          <table:table-cell office:value-type="float" office:value="-0.0217014">
            <text:p>-0.0217014</text:p>
          </table:table-cell>
          <table:table-cell office:value-type="float" office:value="-0.0181991">
            <text:p>-0.0181991</text:p>
          </table:table-cell>
          <table:table-cell office:value-type="float" office:value="-0.175201">
            <text:p>-0.175201</text:p>
          </table:table-cell>
        </table:table-row>
        <table:table-row table:style-name="ro2">
          <table:table-cell table:style-name="ce1" office:value-type="float" office:value="-930">
            <text:p>-930</text:p>
          </table:table-cell>
          <table:table-cell office:value-type="float" office:value="55">
            <text:p>55</text:p>
          </table:table-cell>
          <table:table-cell office:value-type="float" office:value="-309">
            <text:p>-309</text:p>
          </table:table-cell>
          <table:table-cell office:value-type="float" office:value="587">
            <text:p>587</text:p>
          </table:table-cell>
          <table:table-cell office:value-type="float" office:value="63">
            <text:p>63</text:p>
          </table:table-cell>
          <table:table-cell table:number-columns-repeated="2" office:value-type="float" office:value="216">
            <text:p>216</text:p>
          </table:table-cell>
          <table:table-cell office:value-type="float" office:value="-0.0457369">
            <text:p>-0.0457369</text:p>
          </table:table-cell>
          <table:table-cell office:value-type="float" office:value="-0.020888">
            <text:p>-0.020888</text:p>
          </table:table-cell>
          <table:table-cell office:value-type="float" office:value="-0.0182369">
            <text:p>-0.0182369</text:p>
          </table:table-cell>
          <table:table-cell office:value-type="float" office:value="-0.175388">
            <text:p>-0.17538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7">
            <text:p>-307</text:p>
          </table:table-cell>
          <table:table-cell office:value-type="float" office:value="596">
            <text:p>596</text:p>
          </table:table-cell>
          <table:table-cell office:value-type="float" office:value="72">
            <text:p>72</text:p>
          </table:table-cell>
          <table:table-cell table:number-columns-repeated="2" office:value-type="float" office:value="203">
            <text:p>203</text:p>
          </table:table-cell>
          <table:table-cell office:value-type="float" office:value="-0.0466403">
            <text:p>-0.0466403</text:p>
          </table:table-cell>
          <table:table-cell office:value-type="float" office:value="-0.020803">
            <text:p>-0.020803</text:p>
          </table:table-cell>
          <table:table-cell office:value-type="float" office:value="-0.0181403">
            <text:p>-0.0181403</text:p>
          </table:table-cell>
          <table:table-cell office:value-type="float" office:value="-0.174303">
            <text:p>-0.174303</text:p>
          </table:table-cell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56">
            <text:p>56</text:p>
          </table:table-cell>
          <table:table-cell office:value-type="float" office:value="-306">
            <text:p>-306</text:p>
          </table:table-cell>
          <table:table-cell office:value-type="float" office:value="645">
            <text:p>645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02">
            <text:p>102</text:p>
          </table:table-cell>
          <table:table-cell office:value-type="float" office:value="-0.046393">
            <text:p>-0.046393</text:p>
          </table:table-cell>
          <table:table-cell office:value-type="float" office:value="-0.0213904">
            <text:p>-0.0213904</text:p>
          </table:table-cell>
          <table:table-cell office:value-type="float" office:value="-0.018393">
            <text:p>-0.018393</text:p>
          </table:table-cell>
          <table:table-cell office:value-type="float" office:value="-0.17439">
            <text:p>-0.1743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08">
            <text:p>-308</text:p>
          </table:table-cell>
          <table:table-cell office:value-type="float" office:value="612">
            <text:p>612</text:p>
          </table:table-cell>
          <table:table-cell office:value-type="float" office:value="87">
            <text:p>87</text:p>
          </table:table-cell>
          <table:table-cell table:number-columns-repeated="2" office:value-type="float" office:value="170">
            <text:p>170</text:p>
          </table:table-cell>
          <table:table-cell office:value-type="float" office:value="-0.0464925">
            <text:p>-0.0464925</text:p>
          </table:table-cell>
          <table:table-cell office:value-type="float" office:value="-0.0212566">
            <text:p>-0.0212566</text:p>
          </table:table-cell>
          <table:table-cell office:value-type="float" office:value="-0.0179925">
            <text:p>-0.0179925</text:p>
          </table:table-cell>
          <table:table-cell office:value-type="float" office:value="-0.175257">
            <text:p>-0.175257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-309">
            <text:p>-309</text:p>
          </table:table-cell>
          <table:table-cell office:value-type="float" office:value="574">
            <text:p>574</text:p>
          </table:table-cell>
          <table:table-cell office:value-type="float" office:value="49">
            <text:p>49</text:p>
          </table:table-cell>
          <table:table-cell table:number-columns-repeated="2" office:value-type="float" office:value="245">
            <text:p>245</text:p>
          </table:table-cell>
          <table:table-cell office:value-type="float" office:value="-0.0466054">
            <text:p>-0.0466054</text:p>
          </table:table-cell>
          <table:table-cell office:value-type="float" office:value="-0.0203641">
            <text:p>-0.0203641</text:p>
          </table:table-cell>
          <table:table-cell office:value-type="float" office:value="-0.0186054">
            <text:p>-0.0186054</text:p>
          </table:table-cell>
          <table:table-cell office:value-type="float" office:value="-0.174864">
            <text:p>-0.174864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-309">
            <text:p>-309</text:p>
          </table:table-cell>
          <table:table-cell office:value-type="float" office:value="575">
            <text:p>575</text:p>
          </table:table-cell>
          <table:table-cell office:value-type="float" office:value="50">
            <text:p>5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-0.0465276">
            <text:p>-0.0465276</text:p>
          </table:table-cell>
          <table:table-cell office:value-type="float" office:value="-0.0208524">
            <text:p>-0.0208524</text:p>
          </table:table-cell>
          <table:table-cell office:value-type="float" office:value="-0.0185276">
            <text:p>-0.0185276</text:p>
          </table:table-cell>
          <table:table-cell office:value-type="float" office:value="-0.175352">
            <text:p>-0.17535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2">
            <text:p>572</text:p>
          </table:table-cell>
          <table:table-cell office:value-type="float" office:value="46">
            <text:p>46</text:p>
          </table:table-cell>
          <table:table-cell table:number-columns-repeated="2" office:value-type="float" office:value="250">
            <text:p>250</text:p>
          </table:table-cell>
          <table:table-cell office:value-type="float" office:value="-0.0466754">
            <text:p>-0.0466754</text:p>
          </table:table-cell>
          <table:table-cell office:value-type="float" office:value="-0.0210389">
            <text:p>-0.0210389</text:p>
          </table:table-cell>
          <table:table-cell office:value-type="float" office:value="-0.0181754">
            <text:p>-0.0181754</text:p>
          </table:table-cell>
          <table:table-cell office:value-type="float" office:value="-0.175539">
            <text:p>-0.17553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8">
            <text:p>-308</text:p>
          </table:table-cell>
          <table:table-cell office:value-type="float" office:value="578">
            <text:p>578</text:p>
          </table:table-cell>
          <table:table-cell office:value-type="float" office:value="53">
            <text:p>5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466215">
            <text:p>-0.0466215</text:p>
          </table:table-cell>
          <table:table-cell office:value-type="float" office:value="-0.0203429">
            <text:p>-0.0203429</text:p>
          </table:table-cell>
          <table:table-cell office:value-type="float" office:value="-0.0181215">
            <text:p>-0.0181215</text:p>
          </table:table-cell>
          <table:table-cell office:value-type="float" office:value="-0.174343">
            <text:p>-0.17434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-310">
            <text:p>-310</text:p>
          </table:table-cell>
          <table:table-cell office:value-type="float" office:value="577">
            <text:p>577</text:p>
          </table:table-cell>
          <table:table-cell office:value-type="float" office:value="51">
            <text:p>51</text:p>
          </table:table-cell>
          <table:table-cell table:number-columns-repeated="2" office:value-type="float" office:value="239">
            <text:p>239</text:p>
          </table:table-cell>
          <table:table-cell office:value-type="float" office:value="-0.0468473">
            <text:p>-0.0468473</text:p>
          </table:table-cell>
          <table:table-cell office:value-type="float" office:value="-0.0208608">
            <text:p>-0.0208608</text:p>
          </table:table-cell>
          <table:table-cell office:value-type="float" office:value="-0.0188473">
            <text:p>-0.0188473</text:p>
          </table:table-cell>
          <table:table-cell office:value-type="float" office:value="-0.175861">
            <text:p>-0.175861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5">
            <text:p>575</text:p>
          </table:table-cell>
          <table:table-cell office:value-type="float" office:value="49">
            <text:p>49</text:p>
          </table:table-cell>
          <table:table-cell table:number-columns-repeated="2" office:value-type="float" office:value="244">
            <text:p>244</text:p>
          </table:table-cell>
          <table:table-cell office:value-type="float" office:value="-0.0467497">
            <text:p>-0.0467497</text:p>
          </table:table-cell>
          <table:table-cell office:value-type="float" office:value="-0.0205993">
            <text:p>-0.0205993</text:p>
          </table:table-cell>
          <table:table-cell office:value-type="float" office:value="-0.0182497">
            <text:p>-0.0182497</text:p>
          </table:table-cell>
          <table:table-cell office:value-type="float" office:value="-0.175099">
            <text:p>-0.17509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6">
            <text:p>576</text:p>
          </table:table-cell>
          <table:table-cell office:value-type="float" office:value="50">
            <text:p>50</text:p>
          </table:table-cell>
          <table:table-cell table:number-columns-repeated="2" office:value-type="float" office:value="242">
            <text:p>242</text:p>
          </table:table-cell>
          <table:table-cell office:value-type="float" office:value="-0.0466843">
            <text:p>-0.0466843</text:p>
          </table:table-cell>
          <table:table-cell office:value-type="float" office:value="-0.0205249">
            <text:p>-0.0205249</text:p>
          </table:table-cell>
          <table:table-cell office:value-type="float" office:value="-0.0181843">
            <text:p>-0.0181843</text:p>
          </table:table-cell>
          <table:table-cell office:value-type="float" office:value="-0.175025">
            <text:p>-0.17502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-308">
            <text:p>-308</text:p>
          </table:table-cell>
          <table:table-cell office:value-type="float" office:value="577">
            <text:p>577</text:p>
          </table:table-cell>
          <table:table-cell office:value-type="float" office:value="51">
            <text:p>51</text:p>
          </table:table-cell>
          <table:table-cell table:number-columns-repeated="2" office:value-type="float" office:value="242">
            <text:p>242</text:p>
          </table:table-cell>
          <table:table-cell office:value-type="float" office:value="-0.0469874">
            <text:p>-0.0469874</text:p>
          </table:table-cell>
          <table:table-cell office:value-type="float" office:value="-0.0207159">
            <text:p>-0.0207159</text:p>
          </table:table-cell>
          <table:table-cell office:value-type="float" office:value="-0.0179874">
            <text:p>-0.0179874</text:p>
          </table:table-cell>
          <table:table-cell office:value-type="float" office:value="-0.174716">
            <text:p>-0.174716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8">
            <text:p>578</text:p>
          </table:table-cell>
          <table:table-cell office:value-type="float" office:value="52">
            <text:p>5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468068">
            <text:p>-0.0468068</text:p>
          </table:table-cell>
          <table:table-cell office:value-type="float" office:value="-0.0205265">
            <text:p>-0.0205265</text:p>
          </table:table-cell>
          <table:table-cell office:value-type="float" office:value="-0.0183068">
            <text:p>-0.0183068</text:p>
          </table:table-cell>
          <table:table-cell office:value-type="float" office:value="-0.175027">
            <text:p>-0.17502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8">
            <text:p>578</text:p>
          </table:table-cell>
          <table:table-cell office:value-type="float" office:value="52">
            <text:p>5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471251">
            <text:p>-0.0471251</text:p>
          </table:table-cell>
          <table:table-cell office:value-type="float" office:value="-0.0205479">
            <text:p>-0.0205479</text:p>
          </table:table-cell>
          <table:table-cell office:value-type="float" office:value="-0.0186251">
            <text:p>-0.0186251</text:p>
          </table:table-cell>
          <table:table-cell office:value-type="float" office:value="-0.175048">
            <text:p>-0.17504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85">
            <text:p>585</text:p>
          </table:table-cell>
          <table:table-cell office:value-type="float" office:value="59">
            <text:p>59</text:p>
          </table:table-cell>
          <table:table-cell table:number-columns-repeated="2" office:value-type="float" office:value="225">
            <text:p>225</text:p>
          </table:table-cell>
          <table:table-cell office:value-type="float" office:value="-0.0469551">
            <text:p>-0.0469551</text:p>
          </table:table-cell>
          <table:table-cell office:value-type="float" office:value="-0.0205397">
            <text:p>-0.0205397</text:p>
          </table:table-cell>
          <table:table-cell office:value-type="float" office:value="-0.0184551">
            <text:p>-0.0184551</text:p>
          </table:table-cell>
          <table:table-cell office:value-type="float" office:value="-0.17504">
            <text:p>-0.17504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-308">
            <text:p>-308</text:p>
          </table:table-cell>
          <table:table-cell office:value-type="float" office:value="581">
            <text:p>581</text:p>
          </table:table-cell>
          <table:table-cell office:value-type="float" office:value="54">
            <text:p>54</text:p>
          </table:table-cell>
          <table:table-cell table:number-columns-repeated="2" office:value-type="float" office:value="236">
            <text:p>236</text:p>
          </table:table-cell>
          <table:table-cell office:value-type="float" office:value="-0.0471477">
            <text:p>-0.0471477</text:p>
          </table:table-cell>
          <table:table-cell office:value-type="float" office:value="-0.0203645">
            <text:p>-0.0203645</text:p>
          </table:table-cell>
          <table:table-cell office:value-type="float" office:value="-0.0176477">
            <text:p>-0.0176477</text:p>
          </table:table-cell>
          <table:table-cell office:value-type="float" office:value="-0.174364">
            <text:p>-0.174364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5">
            <text:p>575</text:p>
          </table:table-cell>
          <table:table-cell office:value-type="float" office:value="49">
            <text:p>49</text:p>
          </table:table-cell>
          <table:table-cell table:number-columns-repeated="2" office:value-type="float" office:value="244">
            <text:p>244</text:p>
          </table:table-cell>
          <table:table-cell office:value-type="float" office:value="-0.0471302">
            <text:p>-0.0471302</text:p>
          </table:table-cell>
          <table:table-cell office:value-type="float" office:value="-0.0205393">
            <text:p>-0.0205393</text:p>
          </table:table-cell>
          <table:table-cell office:value-type="float" office:value="-0.0186302">
            <text:p>-0.0186302</text:p>
          </table:table-cell>
          <table:table-cell office:value-type="float" office:value="-0.175039">
            <text:p>-0.17503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7">
            <text:p>577</text:p>
          </table:table-cell>
          <table:table-cell office:value-type="float" office:value="51">
            <text:p>51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0472236">
            <text:p>-0.0472236</text:p>
          </table:table-cell>
          <table:table-cell office:value-type="float" office:value="-0.0203481">
            <text:p>-0.0203481</text:p>
          </table:table-cell>
          <table:table-cell office:value-type="float" office:value="-0.0187236">
            <text:p>-0.0187236</text:p>
          </table:table-cell>
          <table:table-cell office:value-type="float" office:value="-0.174848">
            <text:p>-0.17484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10">
            <text:p>-310</text:p>
          </table:table-cell>
          <table:table-cell office:value-type="float" office:value="577">
            <text:p>577</text:p>
          </table:table-cell>
          <table:table-cell office:value-type="float" office:value="50">
            <text:p>5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471958">
            <text:p>-0.0471958</text:p>
          </table:table-cell>
          <table:table-cell office:value-type="float" office:value="-0.0203805">
            <text:p>-0.0203805</text:p>
          </table:table-cell>
          <table:table-cell office:value-type="float" office:value="-0.0186958">
            <text:p>-0.0186958</text:p>
          </table:table-cell>
          <table:table-cell office:value-type="float" office:value="-0.17538">
            <text:p>-0.17538</text:p>
          </table:table-cell>
        </table:table-row>
        <table:table-row table:style-name="ro2">
          <table:table-cell table:style-name="ce1" office:value-type="float" office:value="-928">
            <text:p>-928</text:p>
          </table:table-cell>
          <table:table-cell office:value-type="float" office:value="58">
            <text:p>58</text:p>
          </table:table-cell>
          <table:table-cell office:value-type="float" office:value="-309">
            <text:p>-309</text:p>
          </table:table-cell>
          <table:table-cell office:value-type="float" office:value="581">
            <text:p>581</text:p>
          </table:table-cell>
          <table:table-cell office:value-type="float" office:value="54">
            <text:p>54</text:p>
          </table:table-cell>
          <table:table-cell table:number-columns-repeated="2" office:value-type="float" office:value="234">
            <text:p>234</text:p>
          </table:table-cell>
          <table:table-cell office:value-type="float" office:value="-0.0472657">
            <text:p>-0.0472657</text:p>
          </table:table-cell>
          <table:table-cell office:value-type="float" office:value="-0.0203069">
            <text:p>-0.0203069</text:p>
          </table:table-cell>
          <table:table-cell office:value-type="float" office:value="-0.0182657">
            <text:p>-0.0182657</text:p>
          </table:table-cell>
          <table:table-cell office:value-type="float" office:value="-0.174807">
            <text:p>-0.17480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-310">
            <text:p>-310</text:p>
          </table:table-cell>
          <table:table-cell office:value-type="float" office:value="578">
            <text:p>578</text:p>
          </table:table-cell>
          <table:table-cell office:value-type="float" office:value="52">
            <text:p>52</text:p>
          </table:table-cell>
          <table:table-cell table:number-columns-repeated="2" office:value-type="float" office:value="237">
            <text:p>237</text:p>
          </table:table-cell>
          <table:table-cell office:value-type="float" office:value="-0.0472569">
            <text:p>-0.0472569</text:p>
          </table:table-cell>
          <table:table-cell office:value-type="float" office:value="-0.0202813">
            <text:p>-0.0202813</text:p>
          </table:table-cell>
          <table:table-cell office:value-type="float" office:value="-0.0192569">
            <text:p>-0.0192569</text:p>
          </table:table-cell>
          <table:table-cell office:value-type="float" office:value="-0.175281">
            <text:p>-0.17528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-309">
            <text:p>-309</text:p>
          </table:table-cell>
          <table:table-cell office:value-type="float" office:value="579">
            <text:p>579</text:p>
          </table:table-cell>
          <table:table-cell office:value-type="float" office:value="52">
            <text:p>5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-0.0472541">
            <text:p>-0.0472541</text:p>
          </table:table-cell>
          <table:table-cell office:value-type="float" office:value="-0.0203551">
            <text:p>-0.0203551</text:p>
          </table:table-cell>
          <table:table-cell office:value-type="float" office:value="-0.0182541">
            <text:p>-0.0182541</text:p>
          </table:table-cell>
          <table:table-cell office:value-type="float" office:value="-0.174855">
            <text:p>-0.17485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8">
            <text:p>578</text:p>
          </table:table-cell>
          <table:table-cell office:value-type="float" office:value="52">
            <text:p>5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-0.0473276">
            <text:p>-0.0473276</text:p>
          </table:table-cell>
          <table:table-cell office:value-type="float" office:value="-0.0202725">
            <text:p>-0.0202725</text:p>
          </table:table-cell>
          <table:table-cell office:value-type="float" office:value="-0.0188276">
            <text:p>-0.0188276</text:p>
          </table:table-cell>
          <table:table-cell office:value-type="float" office:value="-0.174773">
            <text:p>-0.174773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8">
            <text:p>578</text:p>
          </table:table-cell>
          <table:table-cell office:value-type="float" office:value="52">
            <text:p>52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473759">
            <text:p>-0.0473759</text:p>
          </table:table-cell>
          <table:table-cell office:value-type="float" office:value="-0.0202979">
            <text:p>-0.0202979</text:p>
          </table:table-cell>
          <table:table-cell office:value-type="float" office:value="-0.0188759">
            <text:p>-0.0188759</text:p>
          </table:table-cell>
          <table:table-cell office:value-type="float" office:value="-0.174798">
            <text:p>-0.174798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8">
            <text:p>578</text:p>
          </table:table-cell>
          <table:table-cell office:value-type="float" office:value="52">
            <text:p>5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-0.0473955">
            <text:p>-0.0473955</text:p>
          </table:table-cell>
          <table:table-cell office:value-type="float" office:value="-0.0202639">
            <text:p>-0.0202639</text:p>
          </table:table-cell>
          <table:table-cell office:value-type="float" office:value="-0.0188955">
            <text:p>-0.0188955</text:p>
          </table:table-cell>
          <table:table-cell office:value-type="float" office:value="-0.174764">
            <text:p>-0.174764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-309">
            <text:p>-309</text:p>
          </table:table-cell>
          <table:table-cell office:value-type="float" office:value="583">
            <text:p>583</text:p>
          </table:table-cell>
          <table:table-cell office:value-type="float" office:value="56">
            <text:p>56</text:p>
          </table:table-cell>
          <table:table-cell table:number-columns-repeated="2" office:value-type="float" office:value="230">
            <text:p>230</text:p>
          </table:table-cell>
          <table:table-cell office:value-type="float" office:value="-0.0473391">
            <text:p>-0.0473391</text:p>
          </table:table-cell>
          <table:table-cell office:value-type="float" office:value="-0.020235">
            <text:p>-0.020235</text:p>
          </table:table-cell>
          <table:table-cell office:value-type="float" office:value="-0.0183391">
            <text:p>-0.0183391</text:p>
          </table:table-cell>
          <table:table-cell office:value-type="float" office:value="-0.174735">
            <text:p>-0.17473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83">
            <text:p>583</text:p>
          </table:table-cell>
          <table:table-cell office:value-type="float" office:value="57">
            <text:p>57</text:p>
          </table:table-cell>
          <table:table-cell table:number-columns-repeated="2" office:value-type="float" office:value="229">
            <text:p>229</text:p>
          </table:table-cell>
          <table:table-cell office:value-type="float" office:value="-0.0473793">
            <text:p>-0.0473793</text:p>
          </table:table-cell>
          <table:table-cell office:value-type="float" office:value="-0.0202132">
            <text:p>-0.0202132</text:p>
          </table:table-cell>
          <table:table-cell office:value-type="float" office:value="-0.0188793">
            <text:p>-0.0188793</text:p>
          </table:table-cell>
          <table:table-cell office:value-type="float" office:value="-0.174713">
            <text:p>-0.17471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08">
            <text:p>-308</text:p>
          </table:table-cell>
          <table:table-cell office:value-type="float" office:value="578">
            <text:p>578</text:p>
          </table:table-cell>
          <table:table-cell office:value-type="float" office:value="53">
            <text:p>53</text:p>
          </table:table-cell>
          <table:table-cell table:number-columns-repeated="2" office:value-type="float" office:value="238">
            <text:p>238</text:p>
          </table:table-cell>
          <table:table-cell office:value-type="float" office:value="-0.0473254">
            <text:p>-0.0473254</text:p>
          </table:table-cell>
          <table:table-cell office:value-type="float" office:value="-0.0202619">
            <text:p>-0.0202619</text:p>
          </table:table-cell>
          <table:table-cell office:value-type="float" office:value="-0.0188254">
            <text:p>-0.0188254</text:p>
          </table:table-cell>
          <table:table-cell office:value-type="float" office:value="-0.174262">
            <text:p>-0.174262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10">
            <text:p>-310</text:p>
          </table:table-cell>
          <table:table-cell office:value-type="float" office:value="580">
            <text:p>580</text:p>
          </table:table-cell>
          <table:table-cell office:value-type="float" office:value="53">
            <text:p>53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0474536">
            <text:p>-0.0474536</text:p>
          </table:table-cell>
          <table:table-cell office:value-type="float" office:value="-0.0201885">
            <text:p>-0.0201885</text:p>
          </table:table-cell>
          <table:table-cell office:value-type="float" office:value="-0.0189536">
            <text:p>-0.0189536</text:p>
          </table:table-cell>
          <table:table-cell office:value-type="float" office:value="-0.175188">
            <text:p>-0.175188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58">
            <text:p>58</text:p>
          </table:table-cell>
          <table:table-cell office:value-type="float" office:value="-309">
            <text:p>-309</text:p>
          </table:table-cell>
          <table:table-cell office:value-type="float" office:value="582">
            <text:p>582</text:p>
          </table:table-cell>
          <table:table-cell office:value-type="float" office:value="55">
            <text:p>55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474697">
            <text:p>-0.0474697</text:p>
          </table:table-cell>
          <table:table-cell office:value-type="float" office:value="-0.020202">
            <text:p>-0.020202</text:p>
          </table:table-cell>
          <table:table-cell office:value-type="float" office:value="-0.0184697">
            <text:p>-0.0184697</text:p>
          </table:table-cell>
          <table:table-cell office:value-type="float" office:value="-0.174702">
            <text:p>-0.174702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80">
            <text:p>580</text:p>
          </table:table-cell>
          <table:table-cell office:value-type="float" office:value="54">
            <text:p>54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0475605">
            <text:p>-0.0475605</text:p>
          </table:table-cell>
          <table:table-cell office:value-type="float" office:value="-0.0201689">
            <text:p>-0.0201689</text:p>
          </table:table-cell>
          <table:table-cell office:value-type="float" office:value="-0.0190605">
            <text:p>-0.0190605</text:p>
          </table:table-cell>
          <table:table-cell office:value-type="float" office:value="-0.174669">
            <text:p>-0.17466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6">
            <text:p>56</text:p>
          </table:table-cell>
          <table:table-cell office:value-type="float" office:value="-310">
            <text:p>-310</text:p>
          </table:table-cell>
          <table:table-cell office:value-type="float" office:value="576">
            <text:p>576</text:p>
          </table:table-cell>
          <table:table-cell office:value-type="float" office:value="50">
            <text:p>5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475779">
            <text:p>-0.0475779</text:p>
          </table:table-cell>
          <table:table-cell office:value-type="float" office:value="-0.020136">
            <text:p>-0.020136</text:p>
          </table:table-cell>
          <table:table-cell office:value-type="float" office:value="-0.0195779">
            <text:p>-0.0195779</text:p>
          </table:table-cell>
          <table:table-cell office:value-type="float" office:value="-0.175136">
            <text:p>-0.175136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11">
            <text:p>-311</text:p>
          </table:table-cell>
          <table:table-cell office:value-type="float" office:value="582">
            <text:p>582</text:p>
          </table:table-cell>
          <table:table-cell office:value-type="float" office:value="54">
            <text:p>54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0476147">
            <text:p>-0.0476147</text:p>
          </table:table-cell>
          <table:table-cell office:value-type="float" office:value="-0.0200754">
            <text:p>-0.0200754</text:p>
          </table:table-cell>
          <table:table-cell office:value-type="float" office:value="-0.0191147">
            <text:p>-0.0191147</text:p>
          </table:table-cell>
          <table:table-cell office:value-type="float" office:value="-0.175575">
            <text:p>-0.17557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10">
            <text:p>-310</text:p>
          </table:table-cell>
          <table:table-cell office:value-type="float" office:value="579">
            <text:p>579</text:p>
          </table:table-cell>
          <table:table-cell office:value-type="float" office:value="52">
            <text:p>52</text:p>
          </table:table-cell>
          <table:table-cell table:number-columns-repeated="2" office:value-type="float" office:value="237">
            <text:p>237</text:p>
          </table:table-cell>
          <table:table-cell office:value-type="float" office:value="-0.0476155">
            <text:p>-0.0476155</text:p>
          </table:table-cell>
          <table:table-cell office:value-type="float" office:value="-0.0200897">
            <text:p>-0.0200897</text:p>
          </table:table-cell>
          <table:table-cell office:value-type="float" office:value="-0.0191155">
            <text:p>-0.0191155</text:p>
          </table:table-cell>
          <table:table-cell office:value-type="float" office:value="-0.17509">
            <text:p>-0.17509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-310">
            <text:p>-310</text:p>
          </table:table-cell>
          <table:table-cell office:value-type="float" office:value="580">
            <text:p>580</text:p>
          </table:table-cell>
          <table:table-cell office:value-type="float" office:value="53">
            <text:p>53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0476243">
            <text:p>-0.0476243</text:p>
          </table:table-cell>
          <table:table-cell office:value-type="float" office:value="-0.0200554">
            <text:p>-0.0200554</text:p>
          </table:table-cell>
          <table:table-cell office:value-type="float" office:value="-0.0191243">
            <text:p>-0.0191243</text:p>
          </table:table-cell>
          <table:table-cell office:value-type="float" office:value="-0.175055">
            <text:p>-0.175055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-309">
            <text:p>-309</text:p>
          </table:table-cell>
          <table:table-cell office:value-type="float" office:value="577">
            <text:p>577</text:p>
          </table:table-cell>
          <table:table-cell office:value-type="float" office:value="51">
            <text:p>51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476561">
            <text:p>-0.0476561</text:p>
          </table:table-cell>
          <table:table-cell office:value-type="float" office:value="-0.0200248">
            <text:p>-0.0200248</text:p>
          </table:table-cell>
          <table:table-cell office:value-type="float" office:value="-0.0191561">
            <text:p>-0.0191561</text:p>
          </table:table-cell>
          <table:table-cell office:value-type="float" office:value="-0.174525">
            <text:p>-0.174525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11">
            <text:p>-311</text:p>
          </table:table-cell>
          <table:table-cell office:value-type="float" office:value="580">
            <text:p>580</text:p>
          </table:table-cell>
          <table:table-cell office:value-type="float" office:value="52">
            <text:p>52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0477132">
            <text:p>-0.0477132</text:p>
          </table:table-cell>
          <table:table-cell office:value-type="float" office:value="-0.0200069">
            <text:p>-0.0200069</text:p>
          </table:table-cell>
          <table:table-cell office:value-type="float" office:value="-0.0192132">
            <text:p>-0.0192132</text:p>
          </table:table-cell>
          <table:table-cell office:value-type="float" office:value="-0.175507">
            <text:p>-0.175507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6">
            <text:p>56</text:p>
          </table:table-cell>
          <table:table-cell office:value-type="float" office:value="-311">
            <text:p>-311</text:p>
          </table:table-cell>
          <table:table-cell office:value-type="float" office:value="579">
            <text:p>579</text:p>
          </table:table-cell>
          <table:table-cell office:value-type="float" office:value="52">
            <text:p>52</text:p>
          </table:table-cell>
          <table:table-cell table:number-columns-repeated="2" office:value-type="float" office:value="235">
            <text:p>235</text:p>
          </table:table-cell>
          <table:table-cell office:value-type="float" office:value="-0.0477828">
            <text:p>-0.0477828</text:p>
          </table:table-cell>
          <table:table-cell office:value-type="float" office:value="-0.0199508">
            <text:p>-0.0199508</text:p>
          </table:table-cell>
          <table:table-cell office:value-type="float" office:value="-0.0197828">
            <text:p>-0.0197828</text:p>
          </table:table-cell>
          <table:table-cell office:value-type="float" office:value="-0.175451">
            <text:p>-0.17545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10">
            <text:p>-310</text:p>
          </table:table-cell>
          <table:table-cell office:value-type="float" office:value="579">
            <text:p>579</text:p>
          </table:table-cell>
          <table:table-cell office:value-type="float" office:value="52">
            <text:p>52</text:p>
          </table:table-cell>
          <table:table-cell table:number-columns-repeated="2" office:value-type="float" office:value="236">
            <text:p>236</text:p>
          </table:table-cell>
          <table:table-cell office:value-type="float" office:value="-0.0477629">
            <text:p>-0.0477629</text:p>
          </table:table-cell>
          <table:table-cell office:value-type="float" office:value="-0.0199465">
            <text:p>-0.0199465</text:p>
          </table:table-cell>
          <table:table-cell office:value-type="float" office:value="-0.0192629">
            <text:p>-0.0192629</text:p>
          </table:table-cell>
          <table:table-cell office:value-type="float" office:value="-0.174947">
            <text:p>-0.174947</text:p>
          </table:table-cell>
        </table:table-row>
        <table:table-row table:style-name="ro2">
          <table:table-cell table:style-name="ce1" office:value-type="float" office:value="-929">
            <text:p>-929</text:p>
          </table:table-cell>
          <table:table-cell office:value-type="float" office:value="57">
            <text:p>57</text:p>
          </table:table-cell>
          <table:table-cell office:value-type="float" office:value="-310">
            <text:p>-310</text:p>
          </table:table-cell>
          <table:table-cell office:value-type="float" office:value="580">
            <text:p>580</text:p>
          </table:table-cell>
          <table:table-cell office:value-type="float" office:value="53">
            <text:p>5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-0.0477625">
            <text:p>-0.0477625</text:p>
          </table:table-cell>
          <table:table-cell office:value-type="float" office:value="-0.0199102">
            <text:p>-0.0199102</text:p>
          </table:table-cell>
          <table:table-cell office:value-type="float" office:value="-0.0192625">
            <text:p>-0.0192625</text:p>
          </table:table-cell>
          <table:table-cell office:value-type="float" office:value="-0.17491">
            <text:p>-0.17491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-310">
            <text:p>-310</text:p>
          </table:table-cell>
          <table:table-cell office:value-type="float" office:value="578">
            <text:p>578</text:p>
          </table:table-cell>
          <table:table-cell office:value-type="float" office:value="50">
            <text:p>5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-0.0477797">
            <text:p>-0.0477797</text:p>
          </table:table-cell>
          <table:table-cell office:value-type="float" office:value="-0.0199091">
            <text:p>-0.0199091</text:p>
          </table:table-cell>
          <table:table-cell office:value-type="float" office:value="-0.0187797">
            <text:p>-0.0187797</text:p>
          </table:table-cell>
          <table:table-cell office:value-type="float" office:value="-0.174909">
            <text:p>-0.17490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-308">
            <text:p>-308</text:p>
          </table:table-cell>
          <table:table-cell office:value-type="float" office:value="574">
            <text:p>574</text:p>
          </table:table-cell>
          <table:table-cell office:value-type="float" office:value="48">
            <text:p>48</text:p>
          </table:table-cell>
          <table:table-cell table:number-columns-repeated="2" office:value-type="float" office:value="248">
            <text:p>248</text:p>
          </table:table-cell>
          <table:table-cell office:value-type="float" office:value="-0.0477882">
            <text:p>-0.0477882</text:p>
          </table:table-cell>
          <table:table-cell office:value-type="float" office:value="-0.0198592">
            <text:p>-0.0198592</text:p>
          </table:table-cell>
          <table:table-cell office:value-type="float" office:value="-0.0187882">
            <text:p>-0.0187882</text:p>
          </table:table-cell>
          <table:table-cell office:value-type="float" office:value="-0.173859">
            <text:p>-0.173859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10">
            <text:p>-310</text:p>
          </table:table-cell>
          <table:table-cell office:value-type="float" office:value="582">
            <text:p>582</text:p>
          </table:table-cell>
          <table:table-cell office:value-type="float" office:value="55">
            <text:p>55</text:p>
          </table:table-cell>
          <table:table-cell table:number-columns-repeated="2" office:value-type="float" office:value="231">
            <text:p>231</text:p>
          </table:table-cell>
          <table:table-cell office:value-type="float" office:value="-0.0477759">
            <text:p>-0.0477759</text:p>
          </table:table-cell>
          <table:table-cell office:value-type="float" office:value="-0.0198271">
            <text:p>-0.0198271</text:p>
          </table:table-cell>
          <table:table-cell office:value-type="float" office:value="-0.0192759">
            <text:p>-0.0192759</text:p>
          </table:table-cell>
          <table:table-cell office:value-type="float" office:value="-0.174827">
            <text:p>-0.174827</text:p>
          </table:table-cell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-311">
            <text:p>-311</text:p>
          </table:table-cell>
          <table:table-cell office:value-type="float" office:value="579">
            <text:p>579</text:p>
          </table:table-cell>
          <table:table-cell office:value-type="float" office:value="51">
            <text:p>5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-0.0477863">
            <text:p>-0.0477863</text:p>
          </table:table-cell>
          <table:table-cell office:value-type="float" office:value="-0.0198129">
            <text:p>-0.0198129</text:p>
          </table:table-cell>
          <table:table-cell office:value-type="float" office:value="-0.0192863">
            <text:p>-0.0192863</text:p>
          </table:table-cell>
          <table:table-cell office:value-type="float" office:value="-0.175313">
            <text:p>-0.175313</text:p>
          </table:table-cell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-309">
            <text:p>-309</text:p>
          </table:table-cell>
          <table:table-cell office:value-type="float" office:value="582">
            <text:p>582</text:p>
          </table:table-cell>
          <table:table-cell office:value-type="float" office:value="55">
            <text:p>55</text:p>
          </table:table-cell>
          <table:table-cell table:number-columns-repeated="2" office:value-type="float" office:value="232">
            <text:p>232</text:p>
          </table:table-cell>
          <table:table-cell office:value-type="float" office:value="-0.047831">
            <text:p>-0.047831</text:p>
          </table:table-cell>
          <table:table-cell office:value-type="float" office:value="-0.0197732">
            <text:p>-0.0197732</text:p>
          </table:table-cell>
          <table:table-cell office:value-type="float" office:value="-0.018831">
            <text:p>-0.018831</text:p>
          </table:table-cell>
          <table:table-cell office:value-type="float" office:value="-0.174273">
            <text:p>-0.174273</text:p>
          </table:table-cell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-310">
            <text:p>-310</text:p>
          </table:table-cell>
          <table:table-cell office:value-type="float" office:value="576">
            <text:p>576</text:p>
          </table:table-cell>
          <table:table-cell office:value-type="float" office:value="50">
            <text:p>5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-0.0479103">
            <text:p>-0.0479103</text:p>
          </table:table-cell>
          <table:table-cell office:value-type="float" office:value="-0.0196931">
            <text:p>-0.0196931</text:p>
          </table:table-cell>
          <table:table-cell office:value-type="float" office:value="-0.0199103">
            <text:p>-0.0199103</text:p>
          </table:table-cell>
          <table:table-cell office:value-type="float" office:value="-0.174693">
            <text:p>-0.174693</text:p>
          </table:table-cell>
        </table:table-row>
        <table:table-row table:style-name="ro2" table:number-rows-repeated="104785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22:37:12</meta:creation-date>
    <dc:date>2014-11-18T22:59:08</dc:date>
    <meta:editing-duration>PT6M46S</meta:editing-duration>
    <meta:editing-cycles>1</meta:editing-cycles>
    <meta:document-statistic meta:table-count="3" meta:cell-count="17468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3.835cm" svg:height="17.426cm" xlink:href=".." xlink:type="simple" chart:class="chart:line" chart:style-name="ch1">
        <chart:legend chart:legend-position="end" svg:x="40.955cm" svg:y="7.667cm" style:legend-expansion="high" chart:style-name="ch2"/>
        <chart:plot-area chart:style-name="ch3" table:cell-range-address="Sheet1.H1:Sheet1.I638 Sheet1.N1:Sheet1.O638" svg:x="1.326cm" svg:y="1.527cm" svg:width="37.878cm" svg:height="15.131cm">
          <chartooo:coordinate-region svg:x="2.159cm" svg:y="1.727cm" svg:width="36.765cm" svg:height="14.7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1:Sheet1.H638" chart:class="chart:line">
            <chart:data-point chart:repeated="638"/>
          </chart:series>
          <chart:series chart:style-name="ch7" chart:values-cell-range-address="Sheet1.I1:Sheet1.I638" chart:class="chart:line">
            <chart:data-point chart:repeated="638"/>
          </chart:series>
          <chart:series chart:style-name="ch8" chart:values-cell-range-address="Sheet1.N1:Sheet1.N638" chart:class="chart:line">
            <chart:data-point chart:repeated="638"/>
          </chart:series>
          <chart:series chart:style-name="ch9" chart:values-cell-range-address="Sheet1.O1:Sheet1.O638" chart:class="chart:line">
            <chart:data-point chart:repeated="6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1:Sheet1.H638</svg:desc>
                </draw:g>
              </table:table-cell>
              <table:table-cell office:value-type="float" office:value="NaN">
                <text:p>NaN</text:p>
                <draw:g>
                  <svg:desc>Sheet1.I1:Sheet1.I638</svg:desc>
                </draw:g>
              </table:table-cell>
              <table:table-cell office:value-type="float" office:value="NaN">
                <text:p>NaN</text:p>
                <draw:g>
                  <svg:desc>Sheet1.N1:Sheet1.N638</svg:desc>
                </draw:g>
              </table:table-cell>
              <table:table-cell office:value-type="float" office:value="0.0005">
                <text:p>0.0005</text:p>
                <draw:g>
                  <svg:desc>Sheet1.O1:Sheet1.O6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67589">
                <text:p>-0.0567589</text:p>
              </table:table-cell>
              <table:table-cell office:value-type="float" office:value="0.00011812">
                <text:p>0.00011812</text:p>
              </table:table-cell>
              <table:table-cell office:value-type="float" office:value="-0.0777589">
                <text:p>-0.0777589</text:p>
              </table:table-cell>
              <table:table-cell office:value-type="float" office:value="-0.06588188">
                <text:p>-0.06588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68058">
                <text:p>-0.0568058</text:p>
              </table:table-cell>
              <table:table-cell office:value-type="float" office:value="0.000118055">
                <text:p>0.000118055</text:p>
              </table:table-cell>
              <table:table-cell office:value-type="float" office:value="-0.0818058">
                <text:p>-0.0818058</text:p>
              </table:table-cell>
              <table:table-cell office:value-type="float" office:value="-0.068381945">
                <text:p>-0.068381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68294">
                <text:p>-0.0568294</text:p>
              </table:table-cell>
              <table:table-cell office:value-type="float" office:value="0.000127514">
                <text:p>0.000127514</text:p>
              </table:table-cell>
              <table:table-cell office:value-type="float" office:value="-0.0778294">
                <text:p>-0.0778294</text:p>
              </table:table-cell>
              <table:table-cell office:value-type="float" office:value="-0.066372486">
                <text:p>-0.066372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68962">
                <text:p>-0.0568962</text:p>
              </table:table-cell>
              <table:table-cell office:value-type="float" office:value="0.000177835">
                <text:p>0.000177835</text:p>
              </table:table-cell>
              <table:table-cell office:value-type="float" office:value="-0.0773962">
                <text:p>-0.0773962</text:p>
              </table:table-cell>
              <table:table-cell office:value-type="float" office:value="-0.065822165">
                <text:p>-0.065822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69558">
                <text:p>-0.0569558</text:p>
              </table:table-cell>
              <table:table-cell office:value-type="float" office:value="0.000200627">
                <text:p>0.000200627</text:p>
              </table:table-cell>
              <table:table-cell office:value-type="float" office:value="-0.0779558">
                <text:p>-0.0779558</text:p>
              </table:table-cell>
              <table:table-cell office:value-type="float" office:value="-0.066299373">
                <text:p>-0.066299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69636">
                <text:p>-0.0569636</text:p>
              </table:table-cell>
              <table:table-cell office:value-type="float" office:value="0.000249682">
                <text:p>0.000249682</text:p>
              </table:table-cell>
              <table:table-cell office:value-type="float" office:value="-0.0784636">
                <text:p>-0.0784636</text:p>
              </table:table-cell>
              <table:table-cell office:value-type="float" office:value="-0.065750318">
                <text:p>-0.065750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70252">
                <text:p>-0.0570252</text:p>
              </table:table-cell>
              <table:table-cell office:value-type="float" office:value="0.000284548">
                <text:p>0.000284548</text:p>
              </table:table-cell>
              <table:table-cell office:value-type="float" office:value="-0.0775252">
                <text:p>-0.0775252</text:p>
              </table:table-cell>
              <table:table-cell office:value-type="float" office:value="-0.066715452">
                <text:p>-0.0667154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70194">
                <text:p>-0.0570194</text:p>
              </table:table-cell>
              <table:table-cell office:value-type="float" office:value="0.000293138">
                <text:p>0.000293138</text:p>
              </table:table-cell>
              <table:table-cell office:value-type="float" office:value="-0.0825194">
                <text:p>-0.0825194</text:p>
              </table:table-cell>
              <table:table-cell office:value-type="float" office:value="-0.068706862">
                <text:p>-0.068706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70288">
                <text:p>-0.0570288</text:p>
              </table:table-cell>
              <table:table-cell office:value-type="float" office:value="0.000321833">
                <text:p>0.000321833</text:p>
              </table:table-cell>
              <table:table-cell office:value-type="float" office:value="-0.0820288">
                <text:p>-0.0820288</text:p>
              </table:table-cell>
              <table:table-cell office:value-type="float" office:value="-0.068178167">
                <text:p>-0.068178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570597">
                <text:p>-0.0570597</text:p>
              </table:table-cell>
              <table:table-cell office:value-type="float" office:value="0.000304732">
                <text:p>0.000304732</text:p>
              </table:table-cell>
              <table:table-cell office:value-type="float" office:value="-0.0775597">
                <text:p>-0.0775597</text:p>
              </table:table-cell>
              <table:table-cell office:value-type="float" office:value="-0.065195268">
                <text:p>-0.065195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70716">
                <text:p>-0.0570716</text:p>
              </table:table-cell>
              <table:table-cell office:value-type="float" office:value="0.000294556">
                <text:p>0.000294556</text:p>
              </table:table-cell>
              <table:table-cell office:value-type="float" office:value="-0.0780716">
                <text:p>-0.0780716</text:p>
              </table:table-cell>
              <table:table-cell office:value-type="float" office:value="-0.065205444">
                <text:p>-0.065205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571013">
                <text:p>-0.0571013</text:p>
              </table:table-cell>
              <table:table-cell office:value-type="float" office:value="0.000316619">
                <text:p>0.000316619</text:p>
              </table:table-cell>
              <table:table-cell office:value-type="float" office:value="-0.0816013">
                <text:p>-0.0816013</text:p>
              </table:table-cell>
              <table:table-cell office:value-type="float" office:value="-0.069183381">
                <text:p>-0.0691833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572262">
                <text:p>-0.0572262</text:p>
              </table:table-cell>
              <table:table-cell office:value-type="float" office:value="0.000360144">
                <text:p>0.000360144</text:p>
              </table:table-cell>
              <table:table-cell office:value-type="float" office:value="-0.0827262">
                <text:p>-0.0827262</text:p>
              </table:table-cell>
              <table:table-cell office:value-type="float" office:value="-0.068639856">
                <text:p>-0.0686398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572233">
                <text:p>-0.0572233</text:p>
              </table:table-cell>
              <table:table-cell office:value-type="float" office:value="0.000395159">
                <text:p>0.000395159</text:p>
              </table:table-cell>
              <table:table-cell office:value-type="float" office:value="-0.0827233">
                <text:p>-0.0827233</text:p>
              </table:table-cell>
              <table:table-cell office:value-type="float" office:value="-0.067104841">
                <text:p>-0.0671048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72568">
                <text:p>-0.0572568</text:p>
              </table:table-cell>
              <table:table-cell office:value-type="float" office:value="0.000404432">
                <text:p>0.000404432</text:p>
              </table:table-cell>
              <table:table-cell office:value-type="float" office:value="-0.0827568">
                <text:p>-0.0827568</text:p>
              </table:table-cell>
              <table:table-cell office:value-type="float" office:value="-0.067595568">
                <text:p>-0.0675955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72565">
                <text:p>-0.0572565</text:p>
              </table:table-cell>
              <table:table-cell office:value-type="float" office:value="0.000393845">
                <text:p>0.000393845</text:p>
              </table:table-cell>
              <table:table-cell office:value-type="float" office:value="-0.0777565">
                <text:p>-0.0777565</text:p>
              </table:table-cell>
              <table:table-cell office:value-type="float" office:value="-0.065606155">
                <text:p>-0.065606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72522">
                <text:p>-0.0572522</text:p>
              </table:table-cell>
              <table:table-cell office:value-type="float" office:value="0.000413784">
                <text:p>0.000413784</text:p>
              </table:table-cell>
              <table:table-cell office:value-type="float" office:value="-0.0772522">
                <text:p>-0.0772522</text:p>
              </table:table-cell>
              <table:table-cell office:value-type="float" office:value="-0.067586216">
                <text:p>-0.067586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72608">
                <text:p>-0.0572608</text:p>
              </table:table-cell>
              <table:table-cell office:value-type="float" office:value="0.000440269">
                <text:p>0.000440269</text:p>
              </table:table-cell>
              <table:table-cell office:value-type="float" office:value="-0.0777608">
                <text:p>-0.0777608</text:p>
              </table:table-cell>
              <table:table-cell office:value-type="float" office:value="-0.068059731">
                <text:p>-0.068059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572821">
                <text:p>-0.0572821</text:p>
              </table:table-cell>
              <table:table-cell office:value-type="float" office:value="0.000455268">
                <text:p>0.000455268</text:p>
              </table:table-cell>
              <table:table-cell office:value-type="float" office:value="-0.0782821">
                <text:p>-0.0782821</text:p>
              </table:table-cell>
              <table:table-cell office:value-type="float" office:value="-0.066044732">
                <text:p>-0.066044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573325">
                <text:p>-0.0573325</text:p>
              </table:table-cell>
              <table:table-cell office:value-type="float" office:value="0.000506727">
                <text:p>0.000506727</text:p>
              </table:table-cell>
              <table:table-cell office:value-type="float" office:value="-0.0778325">
                <text:p>-0.0778325</text:p>
              </table:table-cell>
              <table:table-cell office:value-type="float" office:value="-0.066993273">
                <text:p>-0.066993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74064">
                <text:p>-0.0574064</text:p>
              </table:table-cell>
              <table:table-cell office:value-type="float" office:value="0.000500753">
                <text:p>0.000500753</text:p>
              </table:table-cell>
              <table:table-cell office:value-type="float" office:value="-0.0769064">
                <text:p>-0.0769064</text:p>
              </table:table-cell>
              <table:table-cell office:value-type="float" office:value="-0.065999247">
                <text:p>-0.065999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574007">
                <text:p>-0.0574007</text:p>
              </table:table-cell>
              <table:table-cell office:value-type="float" office:value="0.000495063">
                <text:p>0.000495063</text:p>
              </table:table-cell>
              <table:table-cell office:value-type="float" office:value="-0.0784007">
                <text:p>-0.0784007</text:p>
              </table:table-cell>
              <table:table-cell office:value-type="float" office:value="-0.065504937">
                <text:p>-0.065504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573825">
                <text:p>-0.0573825</text:p>
              </table:table-cell>
              <table:table-cell office:value-type="float" office:value="0.000507498">
                <text:p>0.000507498</text:p>
              </table:table-cell>
              <table:table-cell office:value-type="float" office:value="-0.0773825">
                <text:p>-0.0773825</text:p>
              </table:table-cell>
              <table:table-cell office:value-type="float" office:value="-0.066492502">
                <text:p>-0.0664925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413">
                <text:p>-0.057413</text:p>
              </table:table-cell>
              <table:table-cell office:value-type="float" office:value="0.000548012">
                <text:p>0.000548012</text:p>
              </table:table-cell>
              <table:table-cell office:value-type="float" office:value="-0.077913">
                <text:p>-0.077913</text:p>
              </table:table-cell>
              <table:table-cell office:value-type="float" office:value="-0.066951988">
                <text:p>-0.0669519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574373">
                <text:p>-0.0574373</text:p>
              </table:table-cell>
              <table:table-cell office:value-type="float" office:value="0.000557761">
                <text:p>0.000557761</text:p>
              </table:table-cell>
              <table:table-cell office:value-type="float" office:value="-0.0774373">
                <text:p>-0.0774373</text:p>
              </table:table-cell>
              <table:table-cell office:value-type="float" office:value="-0.066442239">
                <text:p>-0.066442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74048">
                <text:p>-0.0574048</text:p>
              </table:table-cell>
              <table:table-cell office:value-type="float" office:value="0.000590752">
                <text:p>0.000590752</text:p>
              </table:table-cell>
              <table:table-cell office:value-type="float" office:value="-0.0774048">
                <text:p>-0.0774048</text:p>
              </table:table-cell>
              <table:table-cell office:value-type="float" office:value="-0.066909248">
                <text:p>-0.066909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574225">
                <text:p>-0.0574225</text:p>
              </table:table-cell>
              <table:table-cell office:value-type="float" office:value="0.000633473">
                <text:p>0.000633473</text:p>
              </table:table-cell>
              <table:table-cell office:value-type="float" office:value="-0.0774225">
                <text:p>-0.0774225</text:p>
              </table:table-cell>
              <table:table-cell office:value-type="float" office:value="-0.066866527">
                <text:p>-0.066866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574364">
                <text:p>-0.0574364</text:p>
              </table:table-cell>
              <table:table-cell office:value-type="float" office:value="0.000637242">
                <text:p>0.000637242</text:p>
              </table:table-cell>
              <table:table-cell office:value-type="float" office:value="-0.0779364">
                <text:p>-0.0779364</text:p>
              </table:table-cell>
              <table:table-cell office:value-type="float" office:value="-0.066362758">
                <text:p>-0.0663627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574209">
                <text:p>-0.0574209</text:p>
              </table:table-cell>
              <table:table-cell office:value-type="float" office:value="0.000641936">
                <text:p>0.000641936</text:p>
              </table:table-cell>
              <table:table-cell office:value-type="float" office:value="-0.0829209">
                <text:p>-0.0829209</text:p>
              </table:table-cell>
              <table:table-cell office:value-type="float" office:value="-0.069358064">
                <text:p>-0.069358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574389">
                <text:p>-0.0574389</text:p>
              </table:table-cell>
              <table:table-cell office:value-type="float" office:value="0.000666931">
                <text:p>0.000666931</text:p>
              </table:table-cell>
              <table:table-cell office:value-type="float" office:value="-0.0774389">
                <text:p>-0.0774389</text:p>
              </table:table-cell>
              <table:table-cell office:value-type="float" office:value="-0.065833069">
                <text:p>-0.065833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574631">
                <text:p>-0.0574631</text:p>
              </table:table-cell>
              <table:table-cell office:value-type="float" office:value="0.00069551">
                <text:p>0.00069551</text:p>
              </table:table-cell>
              <table:table-cell office:value-type="float" office:value="-0.0779631">
                <text:p>-0.0779631</text:p>
              </table:table-cell>
              <table:table-cell office:value-type="float" office:value="-0.06680449">
                <text:p>-0.066804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574958">
                <text:p>-0.0574958</text:p>
              </table:table-cell>
              <table:table-cell office:value-type="float" office:value="0.000703289">
                <text:p>0.000703289</text:p>
              </table:table-cell>
              <table:table-cell office:value-type="float" office:value="-0.0779958">
                <text:p>-0.0779958</text:p>
              </table:table-cell>
              <table:table-cell office:value-type="float" office:value="-0.066796711">
                <text:p>-0.0667967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575028">
                <text:p>-0.0575028</text:p>
              </table:table-cell>
              <table:table-cell office:value-type="float" office:value="0.00070505">
                <text:p>0.00070505</text:p>
              </table:table-cell>
              <table:table-cell office:value-type="float" office:value="-0.0785028">
                <text:p>-0.0785028</text:p>
              </table:table-cell>
              <table:table-cell office:value-type="float" office:value="-0.06579495">
                <text:p>-0.06579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575083">
                <text:p>-0.0575083</text:p>
              </table:table-cell>
              <table:table-cell office:value-type="float" office:value="0.000753966">
                <text:p>0.000753966</text:p>
              </table:table-cell>
              <table:table-cell office:value-type="float" office:value="-0.0785083">
                <text:p>-0.0785083</text:p>
              </table:table-cell>
              <table:table-cell office:value-type="float" office:value="-0.066246034">
                <text:p>-0.066246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75151">
                <text:p>-0.0575151</text:p>
              </table:table-cell>
              <table:table-cell office:value-type="float" office:value="0.000748553">
                <text:p>0.000748553</text:p>
              </table:table-cell>
              <table:table-cell office:value-type="float" office:value="-0.0790151">
                <text:p>-0.0790151</text:p>
              </table:table-cell>
              <table:table-cell office:value-type="float" office:value="-0.066751447">
                <text:p>-0.066751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75705">
                <text:p>-0.0575705</text:p>
              </table:table-cell>
              <table:table-cell office:value-type="float" office:value="0.000748436">
                <text:p>0.000748436</text:p>
              </table:table-cell>
              <table:table-cell office:value-type="float" office:value="-0.0775705">
                <text:p>-0.0775705</text:p>
              </table:table-cell>
              <table:table-cell office:value-type="float" office:value="-0.067251564">
                <text:p>-0.067251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576268">
                <text:p>-0.0576268</text:p>
              </table:table-cell>
              <table:table-cell office:value-type="float" office:value="0.00075095">
                <text:p>0.00075095</text:p>
              </table:table-cell>
              <table:table-cell office:value-type="float" office:value="-0.0781268">
                <text:p>-0.0781268</text:p>
              </table:table-cell>
              <table:table-cell office:value-type="float" office:value="-0.06624905">
                <text:p>-0.06624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576418">
                <text:p>-0.0576418</text:p>
              </table:table-cell>
              <table:table-cell office:value-type="float" office:value="0.00074237">
                <text:p>0.00074237</text:p>
              </table:table-cell>
              <table:table-cell office:value-type="float" office:value="-0.0786418">
                <text:p>-0.0786418</text:p>
              </table:table-cell>
              <table:table-cell office:value-type="float" office:value="-0.06675763">
                <text:p>-0.066757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576442">
                <text:p>-0.0576442</text:p>
              </table:table-cell>
              <table:table-cell office:value-type="float" office:value="0.000708822">
                <text:p>0.000708822</text:p>
              </table:table-cell>
              <table:table-cell office:value-type="float" office:value="-0.0786442">
                <text:p>-0.0786442</text:p>
              </table:table-cell>
              <table:table-cell office:value-type="float" office:value="-0.067291178">
                <text:p>-0.067291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76513">
                <text:p>-0.0576513</text:p>
              </table:table-cell>
              <table:table-cell office:value-type="float" office:value="0.000766171">
                <text:p>0.000766171</text:p>
              </table:table-cell>
              <table:table-cell office:value-type="float" office:value="-0.0781513">
                <text:p>-0.0781513</text:p>
              </table:table-cell>
              <table:table-cell office:value-type="float" office:value="-0.065733829">
                <text:p>-0.065733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576597">
                <text:p>-0.0576597</text:p>
              </table:table-cell>
              <table:table-cell office:value-type="float" office:value="0.000754484">
                <text:p>0.000754484</text:p>
              </table:table-cell>
              <table:table-cell office:value-type="float" office:value="-0.0776597">
                <text:p>-0.0776597</text:p>
              </table:table-cell>
              <table:table-cell office:value-type="float" office:value="-0.067245516">
                <text:p>-0.0672455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76624">
                <text:p>-0.0576624</text:p>
              </table:table-cell>
              <table:table-cell office:value-type="float" office:value="0.000815742">
                <text:p>0.000815742</text:p>
              </table:table-cell>
              <table:table-cell office:value-type="float" office:value="-0.0776624">
                <text:p>-0.0776624</text:p>
              </table:table-cell>
              <table:table-cell office:value-type="float" office:value="-0.066184258">
                <text:p>-0.066184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576603">
                <text:p>-0.0576603</text:p>
              </table:table-cell>
              <table:table-cell office:value-type="float" office:value="0.000866998">
                <text:p>0.000866998</text:p>
              </table:table-cell>
              <table:table-cell office:value-type="float" office:value="-0.0781603">
                <text:p>-0.0781603</text:p>
              </table:table-cell>
              <table:table-cell office:value-type="float" office:value="-0.066133002">
                <text:p>-0.066133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576124">
                <text:p>-0.0576124</text:p>
              </table:table-cell>
              <table:table-cell office:value-type="float" office:value="0.00088299">
                <text:p>0.00088299</text:p>
              </table:table-cell>
              <table:table-cell office:value-type="float" office:value="-0.0771124">
                <text:p>-0.0771124</text:p>
              </table:table-cell>
              <table:table-cell office:value-type="float" office:value="-0.06661701">
                <text:p>-0.06661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76057">
                <text:p>-0.0576057</text:p>
              </table:table-cell>
              <table:table-cell office:value-type="float" office:value="0.000876348">
                <text:p>0.000876348</text:p>
              </table:table-cell>
              <table:table-cell office:value-type="float" office:value="-0.0781057">
                <text:p>-0.0781057</text:p>
              </table:table-cell>
              <table:table-cell office:value-type="float" office:value="-0.066623652">
                <text:p>-0.0666236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57677">
                <text:p>-0.057677</text:p>
              </table:table-cell>
              <table:table-cell office:value-type="float" office:value="0.000875267">
                <text:p>0.000875267</text:p>
              </table:table-cell>
              <table:table-cell office:value-type="float" office:value="-0.078677">
                <text:p>-0.078677</text:p>
              </table:table-cell>
              <table:table-cell office:value-type="float" office:value="-0.066624733">
                <text:p>-0.066624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76795">
                <text:p>-0.0576795</text:p>
              </table:table-cell>
              <table:table-cell office:value-type="float" office:value="0.00086188">
                <text:p>0.00086188</text:p>
              </table:table-cell>
              <table:table-cell office:value-type="float" office:value="-0.0781795">
                <text:p>-0.0781795</text:p>
              </table:table-cell>
              <table:table-cell office:value-type="float" office:value="-0.06563812">
                <text:p>-0.06563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577339">
                <text:p>-0.0577339</text:p>
              </table:table-cell>
              <table:table-cell office:value-type="float" office:value="0.000867278">
                <text:p>0.000867278</text:p>
              </table:table-cell>
              <table:table-cell office:value-type="float" office:value="-0.0782339">
                <text:p>-0.0782339</text:p>
              </table:table-cell>
              <table:table-cell office:value-type="float" office:value="-0.067132722">
                <text:p>-0.067132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577519">
                <text:p>-0.0577519</text:p>
              </table:table-cell>
              <table:table-cell office:value-type="float" office:value="0.000878238">
                <text:p>0.000878238</text:p>
              </table:table-cell>
              <table:table-cell office:value-type="float" office:value="-0.0772519">
                <text:p>-0.0772519</text:p>
              </table:table-cell>
              <table:table-cell office:value-type="float" office:value="-0.066621762">
                <text:p>-0.066621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78102">
                <text:p>-0.0578102</text:p>
              </table:table-cell>
              <table:table-cell office:value-type="float" office:value="0.000876754">
                <text:p>0.000876754</text:p>
              </table:table-cell>
              <table:table-cell office:value-type="float" office:value="-0.0788102">
                <text:p>-0.0788102</text:p>
              </table:table-cell>
              <table:table-cell office:value-type="float" office:value="-0.066123246">
                <text:p>-0.0661232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78326">
                <text:p>-0.0578326</text:p>
              </table:table-cell>
              <table:table-cell office:value-type="float" office:value="0.000875992">
                <text:p>0.000875992</text:p>
              </table:table-cell>
              <table:table-cell office:value-type="float" office:value="-0.0778326">
                <text:p>-0.0778326</text:p>
              </table:table-cell>
              <table:table-cell office:value-type="float" office:value="-0.067624008">
                <text:p>-0.067624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578812">
                <text:p>-0.0578812</text:p>
              </table:table-cell>
              <table:table-cell office:value-type="float" office:value="0.000880358">
                <text:p>0.000880358</text:p>
              </table:table-cell>
              <table:table-cell office:value-type="float" office:value="-0.0783812">
                <text:p>-0.0783812</text:p>
              </table:table-cell>
              <table:table-cell office:value-type="float" office:value="-0.065619642">
                <text:p>-0.065619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78804">
                <text:p>-0.0578804</text:p>
              </table:table-cell>
              <table:table-cell office:value-type="float" office:value="0.000899075">
                <text:p>0.000899075</text:p>
              </table:table-cell>
              <table:table-cell office:value-type="float" office:value="-0.0783804">
                <text:p>-0.0783804</text:p>
              </table:table-cell>
              <table:table-cell office:value-type="float" office:value="-0.066100925">
                <text:p>-0.0661009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79094">
                <text:p>-0.0579094</text:p>
              </table:table-cell>
              <table:table-cell office:value-type="float" office:value="0.000916369">
                <text:p>0.000916369</text:p>
              </table:table-cell>
              <table:table-cell office:value-type="float" office:value="-0.0784094">
                <text:p>-0.0784094</text:p>
              </table:table-cell>
              <table:table-cell office:value-type="float" office:value="-0.066583631">
                <text:p>-0.066583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7972">
                <text:p>-0.057972</text:p>
              </table:table-cell>
              <table:table-cell office:value-type="float" office:value="0.000986394">
                <text:p>0.000986394</text:p>
              </table:table-cell>
              <table:table-cell office:value-type="float" office:value="-0.078972">
                <text:p>-0.078972</text:p>
              </table:table-cell>
              <table:table-cell office:value-type="float" office:value="-0.066513606">
                <text:p>-0.0665136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79872">
                <text:p>-0.0579872</text:p>
              </table:table-cell>
              <table:table-cell office:value-type="float" office:value="0.00097996">
                <text:p>0.00097996</text:p>
              </table:table-cell>
              <table:table-cell office:value-type="float" office:value="-0.0799872">
                <text:p>-0.0799872</text:p>
              </table:table-cell>
              <table:table-cell office:value-type="float" office:value="-0.06552004">
                <text:p>-0.065520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80102">
                <text:p>-0.0580102</text:p>
              </table:table-cell>
              <table:table-cell office:value-type="float" office:value="0.000998859">
                <text:p>0.000998859</text:p>
              </table:table-cell>
              <table:table-cell office:value-type="float" office:value="-0.0785102">
                <text:p>-0.0785102</text:p>
              </table:table-cell>
              <table:table-cell office:value-type="float" office:value="-0.065501141">
                <text:p>-0.0655011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80173">
                <text:p>-0.0580173</text:p>
              </table:table-cell>
              <table:table-cell office:value-type="float" office:value="0.00102951">
                <text:p>0.00102951</text:p>
              </table:table-cell>
              <table:table-cell office:value-type="float" office:value="-0.0780173">
                <text:p>-0.0780173</text:p>
              </table:table-cell>
              <table:table-cell office:value-type="float" office:value="-0.06597049">
                <text:p>-0.065970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80433">
                <text:p>-0.0580433</text:p>
              </table:table-cell>
              <table:table-cell office:value-type="float" office:value="0.0010459">
                <text:p>0.0010459</text:p>
              </table:table-cell>
              <table:table-cell office:value-type="float" office:value="-0.0785433">
                <text:p>-0.0785433</text:p>
              </table:table-cell>
              <table:table-cell office:value-type="float" office:value="-0.0659541">
                <text:p>-0.0659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80355">
                <text:p>-0.0580355</text:p>
              </table:table-cell>
              <table:table-cell office:value-type="float" office:value="0.00103498">
                <text:p>0.00103498</text:p>
              </table:table-cell>
              <table:table-cell office:value-type="float" office:value="-0.0785355">
                <text:p>-0.0785355</text:p>
              </table:table-cell>
              <table:table-cell office:value-type="float" office:value="-0.06596502">
                <text:p>-0.06596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8064">
                <text:p>-0.058064</text:p>
              </table:table-cell>
              <table:table-cell office:value-type="float" office:value="0.00112479">
                <text:p>0.00112479</text:p>
              </table:table-cell>
              <table:table-cell office:value-type="float" office:value="-0.078564">
                <text:p>-0.078564</text:p>
              </table:table-cell>
              <table:table-cell office:value-type="float" office:value="-0.06637521">
                <text:p>-0.066375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581241">
                <text:p>-0.0581241</text:p>
              </table:table-cell>
              <table:table-cell office:value-type="float" office:value="0.00114314">
                <text:p>0.00114314</text:p>
              </table:table-cell>
              <table:table-cell office:value-type="float" office:value="-0.0781241">
                <text:p>-0.0781241</text:p>
              </table:table-cell>
              <table:table-cell office:value-type="float" office:value="-0.06535686">
                <text:p>-0.065356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581657">
                <text:p>-0.0581657</text:p>
              </table:table-cell>
              <table:table-cell office:value-type="float" office:value="0.00115202">
                <text:p>0.00115202</text:p>
              </table:table-cell>
              <table:table-cell office:value-type="float" office:value="-0.0786657">
                <text:p>-0.0786657</text:p>
              </table:table-cell>
              <table:table-cell office:value-type="float" office:value="-0.06684798">
                <text:p>-0.06684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81927">
                <text:p>-0.0581927</text:p>
              </table:table-cell>
              <table:table-cell office:value-type="float" office:value="0.00115237">
                <text:p>0.00115237</text:p>
              </table:table-cell>
              <table:table-cell office:value-type="float" office:value="-0.0781927">
                <text:p>-0.0781927</text:p>
              </table:table-cell>
              <table:table-cell office:value-type="float" office:value="-0.06684763">
                <text:p>-0.066847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82118">
                <text:p>-0.0582118</text:p>
              </table:table-cell>
              <table:table-cell office:value-type="float" office:value="0.00115592">
                <text:p>0.00115592</text:p>
              </table:table-cell>
              <table:table-cell office:value-type="float" office:value="-0.0787118">
                <text:p>-0.0787118</text:p>
              </table:table-cell>
              <table:table-cell office:value-type="float" office:value="-0.06434408">
                <text:p>-0.064344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581702">
                <text:p>-0.0581702</text:p>
              </table:table-cell>
              <table:table-cell office:value-type="float" office:value="0.00113404">
                <text:p>0.00113404</text:p>
              </table:table-cell>
              <table:table-cell office:value-type="float" office:value="-0.0786702">
                <text:p>-0.0786702</text:p>
              </table:table-cell>
              <table:table-cell office:value-type="float" office:value="-0.06536596">
                <text:p>-0.06536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581708">
                <text:p>-0.0581708</text:p>
              </table:table-cell>
              <table:table-cell office:value-type="float" office:value="0.0011204">
                <text:p>0.0011204</text:p>
              </table:table-cell>
              <table:table-cell office:value-type="float" office:value="-0.0781708">
                <text:p>-0.0781708</text:p>
              </table:table-cell>
              <table:table-cell office:value-type="float" office:value="-0.0658796">
                <text:p>-0.0658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581979">
                <text:p>-0.0581979</text:p>
              </table:table-cell>
              <table:table-cell office:value-type="float" office:value="0.00114479">
                <text:p>0.00114479</text:p>
              </table:table-cell>
              <table:table-cell office:value-type="float" office:value="-0.0786979">
                <text:p>-0.0786979</text:p>
              </table:table-cell>
              <table:table-cell office:value-type="float" office:value="-0.06685521">
                <text:p>-0.066855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82087">
                <text:p>-0.0582087</text:p>
              </table:table-cell>
              <table:table-cell office:value-type="float" office:value="0.00117045">
                <text:p>0.00117045</text:p>
              </table:table-cell>
              <table:table-cell office:value-type="float" office:value="-0.0782087">
                <text:p>-0.0782087</text:p>
              </table:table-cell>
              <table:table-cell office:value-type="float" office:value="-0.06632955">
                <text:p>-0.066329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82214">
                <text:p>-0.0582214</text:p>
              </table:table-cell>
              <table:table-cell office:value-type="float" office:value="0.00117742">
                <text:p>0.00117742</text:p>
              </table:table-cell>
              <table:table-cell office:value-type="float" office:value="-0.0782214">
                <text:p>-0.0782214</text:p>
              </table:table-cell>
              <table:table-cell office:value-type="float" office:value="-0.06632258">
                <text:p>-0.066322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82626">
                <text:p>-0.0582626</text:p>
              </table:table-cell>
              <table:table-cell office:value-type="float" office:value="0.00124402">
                <text:p>0.00124402</text:p>
              </table:table-cell>
              <table:table-cell office:value-type="float" office:value="-0.0792626">
                <text:p>-0.0792626</text:p>
              </table:table-cell>
              <table:table-cell office:value-type="float" office:value="-0.06475598">
                <text:p>-0.06475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82321">
                <text:p>-0.0582321</text:p>
              </table:table-cell>
              <table:table-cell office:value-type="float" office:value="0.00125087">
                <text:p>0.00125087</text:p>
              </table:table-cell>
              <table:table-cell office:value-type="float" office:value="-0.0792321">
                <text:p>-0.0792321</text:p>
              </table:table-cell>
              <table:table-cell office:value-type="float" office:value="-0.06524913">
                <text:p>-0.065249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82983">
                <text:p>-0.0582983</text:p>
              </table:table-cell>
              <table:table-cell office:value-type="float" office:value="0.0012953">
                <text:p>0.0012953</text:p>
              </table:table-cell>
              <table:table-cell office:value-type="float" office:value="-0.0792983">
                <text:p>-0.0792983</text:p>
              </table:table-cell>
              <table:table-cell office:value-type="float" office:value="-0.0657047">
                <text:p>-0.0657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83135">
                <text:p>-0.0583135</text:p>
              </table:table-cell>
              <table:table-cell office:value-type="float" office:value="0.00130938">
                <text:p>0.00130938</text:p>
              </table:table-cell>
              <table:table-cell office:value-type="float" office:value="-0.0848135">
                <text:p>-0.0848135</text:p>
              </table:table-cell>
              <table:table-cell office:value-type="float" office:value="-0.06819062">
                <text:p>-0.068190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82722">
                <text:p>-0.0582722</text:p>
              </table:table-cell>
              <table:table-cell office:value-type="float" office:value="0.00131799">
                <text:p>0.00131799</text:p>
              </table:table-cell>
              <table:table-cell office:value-type="float" office:value="-0.0782722">
                <text:p>-0.0782722</text:p>
              </table:table-cell>
              <table:table-cell office:value-type="float" office:value="-0.06468201">
                <text:p>-0.06468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82828">
                <text:p>-0.0582828</text:p>
              </table:table-cell>
              <table:table-cell office:value-type="float" office:value="0.00131364">
                <text:p>0.00131364</text:p>
              </table:table-cell>
              <table:table-cell office:value-type="float" office:value="-0.0792828">
                <text:p>-0.0792828</text:p>
              </table:table-cell>
              <table:table-cell office:value-type="float" office:value="-0.06568636">
                <text:p>-0.065686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83038">
                <text:p>-0.0583038</text:p>
              </table:table-cell>
              <table:table-cell office:value-type="float" office:value="0.00131627">
                <text:p>0.00131627</text:p>
              </table:table-cell>
              <table:table-cell office:value-type="float" office:value="-0.0783038">
                <text:p>-0.0783038</text:p>
              </table:table-cell>
              <table:table-cell office:value-type="float" office:value="-0.06668373">
                <text:p>-0.06668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583034">
                <text:p>-0.0583034</text:p>
              </table:table-cell>
              <table:table-cell office:value-type="float" office:value="0.00129125">
                <text:p>0.00129125</text:p>
              </table:table-cell>
              <table:table-cell office:value-type="float" office:value="-0.0843034">
                <text:p>-0.0843034</text:p>
              </table:table-cell>
              <table:table-cell office:value-type="float" office:value="-0.06870875">
                <text:p>-0.06870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582988">
                <text:p>-0.0582988</text:p>
              </table:table-cell>
              <table:table-cell office:value-type="float" office:value="0.00132218">
                <text:p>0.00132218</text:p>
              </table:table-cell>
              <table:table-cell office:value-type="float" office:value="-0.0787988">
                <text:p>-0.0787988</text:p>
              </table:table-cell>
              <table:table-cell office:value-type="float" office:value="-0.06667782">
                <text:p>-0.06667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82927">
                <text:p>-0.0582927</text:p>
              </table:table-cell>
              <table:table-cell office:value-type="float" office:value="0.00128316">
                <text:p>0.00128316</text:p>
              </table:table-cell>
              <table:table-cell office:value-type="float" office:value="-0.0792927">
                <text:p>-0.0792927</text:p>
              </table:table-cell>
              <table:table-cell office:value-type="float" office:value="-0.06571684">
                <text:p>-0.06571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83489">
                <text:p>-0.0583489</text:p>
              </table:table-cell>
              <table:table-cell office:value-type="float" office:value="0.00137141">
                <text:p>0.00137141</text:p>
              </table:table-cell>
              <table:table-cell office:value-type="float" office:value="-0.0778489">
                <text:p>-0.0778489</text:p>
              </table:table-cell>
              <table:table-cell office:value-type="float" office:value="-0.06662859">
                <text:p>-0.066628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83058">
                <text:p>-0.0583058</text:p>
              </table:table-cell>
              <table:table-cell office:value-type="float" office:value="0.00146919">
                <text:p>0.00146919</text:p>
              </table:table-cell>
              <table:table-cell office:value-type="float" office:value="-0.0788058">
                <text:p>-0.0788058</text:p>
              </table:table-cell>
              <table:table-cell office:value-type="float" office:value="-0.06553081">
                <text:p>-0.06553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82926">
                <text:p>-0.0582926</text:p>
              </table:table-cell>
              <table:table-cell office:value-type="float" office:value="0.00139573">
                <text:p>0.00139573</text:p>
              </table:table-cell>
              <table:table-cell office:value-type="float" office:value="-0.0782926">
                <text:p>-0.0782926</text:p>
              </table:table-cell>
              <table:table-cell office:value-type="float" office:value="-0.06610427">
                <text:p>-0.06610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82941">
                <text:p>-0.0582941</text:p>
              </table:table-cell>
              <table:table-cell office:value-type="float" office:value="0.00134716">
                <text:p>0.00134716</text:p>
              </table:table-cell>
              <table:table-cell office:value-type="float" office:value="-0.0787941">
                <text:p>-0.0787941</text:p>
              </table:table-cell>
              <table:table-cell office:value-type="float" office:value="-0.06615284">
                <text:p>-0.066152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58363">
                <text:p>-0.058363</text:p>
              </table:table-cell>
              <table:table-cell office:value-type="float" office:value="0.00133529">
                <text:p>0.00133529</text:p>
              </table:table-cell>
              <table:table-cell office:value-type="float" office:value="-0.078363">
                <text:p>-0.078363</text:p>
              </table:table-cell>
              <table:table-cell office:value-type="float" office:value="-0.06666471">
                <text:p>-0.06666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583784">
                <text:p>-0.0583784</text:p>
              </table:table-cell>
              <table:table-cell office:value-type="float" office:value="0.00137814">
                <text:p>0.00137814</text:p>
              </table:table-cell>
              <table:table-cell office:value-type="float" office:value="-0.0793784">
                <text:p>-0.0793784</text:p>
              </table:table-cell>
              <table:table-cell office:value-type="float" office:value="-0.06512186">
                <text:p>-0.065121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583965">
                <text:p>-0.0583965</text:p>
              </table:table-cell>
              <table:table-cell office:value-type="float" office:value="0.00129677">
                <text:p>0.00129677</text:p>
              </table:table-cell>
              <table:table-cell office:value-type="float" office:value="-0.0788965">
                <text:p>-0.0788965</text:p>
              </table:table-cell>
              <table:table-cell office:value-type="float" office:value="-0.06470323">
                <text:p>-0.06470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8414">
                <text:p>-0.058414</text:p>
              </table:table-cell>
              <table:table-cell office:value-type="float" office:value="0.00137351">
                <text:p>0.00137351</text:p>
              </table:table-cell>
              <table:table-cell office:value-type="float" office:value="-0.078914">
                <text:p>-0.078914</text:p>
              </table:table-cell>
              <table:table-cell office:value-type="float" office:value="-0.06612649">
                <text:p>-0.06612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84203">
                <text:p>-0.0584203</text:p>
              </table:table-cell>
              <table:table-cell office:value-type="float" office:value="0.00138763">
                <text:p>0.00138763</text:p>
              </table:table-cell>
              <table:table-cell office:value-type="float" office:value="-0.0789203">
                <text:p>-0.0789203</text:p>
              </table:table-cell>
              <table:table-cell office:value-type="float" office:value="-0.06661237">
                <text:p>-0.066612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83719">
                <text:p>-0.0583719</text:p>
              </table:table-cell>
              <table:table-cell office:value-type="float" office:value="0.00139644">
                <text:p>0.00139644</text:p>
              </table:table-cell>
              <table:table-cell office:value-type="float" office:value="-0.0783719">
                <text:p>-0.0783719</text:p>
              </table:table-cell>
              <table:table-cell office:value-type="float" office:value="-0.06560356">
                <text:p>-0.06560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58345">
                <text:p>-0.058345</text:p>
              </table:table-cell>
              <table:table-cell office:value-type="float" office:value="0.0014304">
                <text:p>0.0014304</text:p>
              </table:table-cell>
              <table:table-cell office:value-type="float" office:value="-0.077845">
                <text:p>-0.077845</text:p>
              </table:table-cell>
              <table:table-cell office:value-type="float" office:value="-0.0660696">
                <text:p>-0.0660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84357">
                <text:p>-0.0584357</text:p>
              </table:table-cell>
              <table:table-cell office:value-type="float" office:value="0.00142344">
                <text:p>0.00142344</text:p>
              </table:table-cell>
              <table:table-cell office:value-type="float" office:value="-0.0844357">
                <text:p>-0.0844357</text:p>
              </table:table-cell>
              <table:table-cell office:value-type="float" office:value="-0.06907656">
                <text:p>-0.06907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8415">
                <text:p>-0.058415</text:p>
              </table:table-cell>
              <table:table-cell office:value-type="float" office:value="0.00141997">
                <text:p>0.00141997</text:p>
              </table:table-cell>
              <table:table-cell office:value-type="float" office:value="-0.078915">
                <text:p>-0.078915</text:p>
              </table:table-cell>
              <table:table-cell office:value-type="float" office:value="-0.06558003">
                <text:p>-0.06558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83887">
                <text:p>-0.0583887</text:p>
              </table:table-cell>
              <table:table-cell office:value-type="float" office:value="0.00139464">
                <text:p>0.00139464</text:p>
              </table:table-cell>
              <table:table-cell office:value-type="float" office:value="-0.0783887">
                <text:p>-0.0783887</text:p>
              </table:table-cell>
              <table:table-cell office:value-type="float" office:value="-0.06660536">
                <text:p>-0.06660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8372">
                <text:p>-0.058372</text:p>
              </table:table-cell>
              <table:table-cell office:value-type="float" office:value="0.0015004">
                <text:p>0.0015004</text:p>
              </table:table-cell>
              <table:table-cell office:value-type="float" office:value="-0.079372">
                <text:p>-0.079372</text:p>
              </table:table-cell>
              <table:table-cell office:value-type="float" office:value="-0.0659996">
                <text:p>-0.0659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584245">
                <text:p>-0.0584245</text:p>
              </table:table-cell>
              <table:table-cell office:value-type="float" office:value="0.00146987">
                <text:p>0.00146987</text:p>
              </table:table-cell>
              <table:table-cell office:value-type="float" office:value="-0.0794245">
                <text:p>-0.0794245</text:p>
              </table:table-cell>
              <table:table-cell office:value-type="float" office:value="-0.06553013">
                <text:p>-0.06553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584379">
                <text:p>-0.0584379</text:p>
              </table:table-cell>
              <table:table-cell office:value-type="float" office:value="0.00149016">
                <text:p>0.00149016</text:p>
              </table:table-cell>
              <table:table-cell office:value-type="float" office:value="-0.0799379">
                <text:p>-0.0799379</text:p>
              </table:table-cell>
              <table:table-cell office:value-type="float" office:value="-0.06450984">
                <text:p>-0.06450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84514">
                <text:p>-0.0584514</text:p>
              </table:table-cell>
              <table:table-cell office:value-type="float" office:value="0.00147082">
                <text:p>0.00147082</text:p>
              </table:table-cell>
              <table:table-cell office:value-type="float" office:value="-0.0844514">
                <text:p>-0.0844514</text:p>
              </table:table-cell>
              <table:table-cell office:value-type="float" office:value="-0.06802918">
                <text:p>-0.06802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84432">
                <text:p>-0.0584432</text:p>
              </table:table-cell>
              <table:table-cell office:value-type="float" office:value="0.000822381">
                <text:p>0.000822381</text:p>
              </table:table-cell>
              <table:table-cell office:value-type="float" office:value="-0.0774432">
                <text:p>-0.0774432</text:p>
              </table:table-cell>
              <table:table-cell office:value-type="float" office:value="-0.065677619">
                <text:p>-0.0656776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83722">
                <text:p>-0.0583722</text:p>
              </table:table-cell>
              <table:table-cell office:value-type="float" office:value="0.00108136">
                <text:p>0.00108136</text:p>
              </table:table-cell>
              <table:table-cell office:value-type="float" office:value="-0.0793722">
                <text:p>-0.0793722</text:p>
              </table:table-cell>
              <table:table-cell office:value-type="float" office:value="-0.06341864">
                <text:p>-0.06341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86007">
                <text:p>-0.0586007</text:p>
              </table:table-cell>
              <table:table-cell office:value-type="float" office:value="0.00160159">
                <text:p>0.00160159</text:p>
              </table:table-cell>
              <table:table-cell office:value-type="float" office:value="-0.0761007">
                <text:p>-0.0761007</text:p>
              </table:table-cell>
              <table:table-cell office:value-type="float" office:value="-0.06889841">
                <text:p>-0.068898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81936">
                <text:p>-0.0581936</text:p>
              </table:table-cell>
              <table:table-cell office:value-type="float" office:value="0.000395611">
                <text:p>0.000395611</text:p>
              </table:table-cell>
              <table:table-cell office:value-type="float" office:value="-0.0791936">
                <text:p>-0.0791936</text:p>
              </table:table-cell>
              <table:table-cell office:value-type="float" office:value="-0.065104389">
                <text:p>-0.0651043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86867">
                <text:p>-0.0586867</text:p>
              </table:table-cell>
              <table:table-cell office:value-type="float" office:value="0.000433749">
                <text:p>0.000433749</text:p>
              </table:table-cell>
              <table:table-cell office:value-type="float" office:value="-0.0776867">
                <text:p>-0.0776867</text:p>
              </table:table-cell>
              <table:table-cell office:value-type="float" office:value="-0.065566251">
                <text:p>-0.065566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87741">
                <text:p>-0.0587741</text:p>
              </table:table-cell>
              <table:table-cell office:value-type="float" office:value="0.000675741">
                <text:p>0.000675741</text:p>
              </table:table-cell>
              <table:table-cell office:value-type="float" office:value="-0.0772741">
                <text:p>-0.0772741</text:p>
              </table:table-cell>
              <table:table-cell office:value-type="float" office:value="-0.064824259">
                <text:p>-0.064824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82722">
                <text:p>-0.0582722</text:p>
              </table:table-cell>
              <table:table-cell office:value-type="float" office:value="0.000292322">
                <text:p>0.000292322</text:p>
              </table:table-cell>
              <table:table-cell office:value-type="float" office:value="-0.0787722">
                <text:p>-0.0787722</text:p>
              </table:table-cell>
              <table:table-cell office:value-type="float" office:value="-0.065707678">
                <text:p>-0.0657076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588936">
                <text:p>-0.0588936</text:p>
              </table:table-cell>
              <table:table-cell office:value-type="float" office:value="0.00119762">
                <text:p>0.00119762</text:p>
              </table:table-cell>
              <table:table-cell office:value-type="float" office:value="-0.0788936">
                <text:p>-0.0788936</text:p>
              </table:table-cell>
              <table:table-cell office:value-type="float" office:value="-0.06330238">
                <text:p>-0.063302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583881">
                <text:p>-0.0583881</text:p>
              </table:table-cell>
              <table:table-cell office:value-type="float" office:value="0.000410684">
                <text:p>0.000410684</text:p>
              </table:table-cell>
              <table:table-cell office:value-type="float" office:value="-0.0783881">
                <text:p>-0.0783881</text:p>
              </table:table-cell>
              <table:table-cell office:value-type="float" office:value="-0.064589316">
                <text:p>-0.064589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588221">
                <text:p>-0.0588221</text:p>
              </table:table-cell>
              <table:table-cell office:value-type="float" office:value="0.00114592">
                <text:p>0.00114592</text:p>
              </table:table-cell>
              <table:table-cell office:value-type="float" office:value="-0.0773221">
                <text:p>-0.0773221</text:p>
              </table:table-cell>
              <table:table-cell office:value-type="float" office:value="-0.06635408">
                <text:p>-0.06635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585151">
                <text:p>-0.0585151</text:p>
              </table:table-cell>
              <table:table-cell office:value-type="float" office:value="0.000634004">
                <text:p>0.000634004</text:p>
              </table:table-cell>
              <table:table-cell office:value-type="float" office:value="-0.0780151">
                <text:p>-0.0780151</text:p>
              </table:table-cell>
              <table:table-cell office:value-type="float" office:value="-0.065365996">
                <text:p>-0.0653659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587787">
                <text:p>-0.0587787</text:p>
              </table:table-cell>
              <table:table-cell office:value-type="float" office:value="0.000745593">
                <text:p>0.000745593</text:p>
              </table:table-cell>
              <table:table-cell office:value-type="float" office:value="-0.0777787">
                <text:p>-0.0777787</text:p>
              </table:table-cell>
              <table:table-cell office:value-type="float" office:value="-0.066254407">
                <text:p>-0.0662544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600036">
                <text:p>-0.0600036</text:p>
              </table:table-cell>
              <table:table-cell office:value-type="float" office:value="0.000756555">
                <text:p>0.000756555</text:p>
              </table:table-cell>
              <table:table-cell office:value-type="float" office:value="-0.0790036">
                <text:p>-0.0790036</text:p>
              </table:table-cell>
              <table:table-cell office:value-type="float" office:value="-0.066243445">
                <text:p>-0.0662434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577349">
                <text:p>-0.0577349</text:p>
              </table:table-cell>
              <table:table-cell office:value-type="float" office:value="0.00152026">
                <text:p>0.00152026</text:p>
              </table:table-cell>
              <table:table-cell office:value-type="float" office:value="-0.0782349">
                <text:p>-0.0782349</text:p>
              </table:table-cell>
              <table:table-cell office:value-type="float" office:value="-0.06497974">
                <text:p>-0.064979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55878">
                <text:p>-0.0555878</text:p>
              </table:table-cell>
              <table:table-cell office:value-type="float" office:value="0.00335928">
                <text:p>0.00335928</text:p>
              </table:table-cell>
              <table:table-cell office:value-type="float" office:value="-0.0785878">
                <text:p>-0.0785878</text:p>
              </table:table-cell>
              <table:table-cell office:value-type="float" office:value="-0.06564072">
                <text:p>-0.06564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66676">
                <text:p>-0.0566676</text:p>
              </table:table-cell>
              <table:table-cell office:value-type="float" office:value="-0.00107125">
                <text:p>-0.00107125</text:p>
              </table:table-cell>
              <table:table-cell office:value-type="float" office:value="-0.0816676">
                <text:p>-0.0816676</text:p>
              </table:table-cell>
              <table:table-cell office:value-type="float" office:value="-0.06457125">
                <text:p>-0.06457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08637">
                <text:p>-0.0508637</text:p>
              </table:table-cell>
              <table:table-cell office:value-type="float" office:value="0.0040279">
                <text:p>0.0040279</text:p>
              </table:table-cell>
              <table:table-cell office:value-type="float" office:value="-0.0778637">
                <text:p>-0.0778637</text:p>
              </table:table-cell>
              <table:table-cell office:value-type="float" office:value="-0.0659721">
                <text:p>-0.0659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2917">
                <text:p>-0.052917</text:p>
              </table:table-cell>
              <table:table-cell office:value-type="float" office:value="0.00271572">
                <text:p>0.00271572</text:p>
              </table:table-cell>
              <table:table-cell office:value-type="float" office:value="-0.084417">
                <text:p>-0.084417</text:p>
              </table:table-cell>
              <table:table-cell office:value-type="float" office:value="-0.06778428">
                <text:p>-0.06778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468384">
                <text:p>-0.0468384</text:p>
              </table:table-cell>
              <table:table-cell office:value-type="float" office:value="0.00236027">
                <text:p>0.00236027</text:p>
              </table:table-cell>
              <table:table-cell office:value-type="float" office:value="-0.0763384">
                <text:p>-0.0763384</text:p>
              </table:table-cell>
              <table:table-cell office:value-type="float" office:value="-0.06413973">
                <text:p>-0.064139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52495">
                <text:p>-0.0452495</text:p>
              </table:table-cell>
              <table:table-cell office:value-type="float" office:value="0.00134515">
                <text:p>0.00134515</text:p>
              </table:table-cell>
              <table:table-cell office:value-type="float" office:value="-0.0757495">
                <text:p>-0.0757495</text:p>
              </table:table-cell>
              <table:table-cell office:value-type="float" office:value="-0.06715485">
                <text:p>-0.067154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460352">
                <text:p>-0.0460352</text:p>
              </table:table-cell>
              <table:table-cell office:value-type="float" office:value="0.00291156">
                <text:p>0.00291156</text:p>
              </table:table-cell>
              <table:table-cell office:value-type="float" office:value="-0.0665352">
                <text:p>-0.0665352</text:p>
              </table:table-cell>
              <table:table-cell office:value-type="float" office:value="-0.06358844">
                <text:p>-0.063588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53504">
                <text:p>-0.0453504</text:p>
              </table:table-cell>
              <table:table-cell office:value-type="float" office:value="0.000799721">
                <text:p>0.000799721</text:p>
              </table:table-cell>
              <table:table-cell office:value-type="float" office:value="-0.0638504">
                <text:p>-0.0638504</text:p>
              </table:table-cell>
              <table:table-cell office:value-type="float" office:value="-0.064200279">
                <text:p>-0.064200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74561">
                <text:p>-0.0474561</text:p>
              </table:table-cell>
              <table:table-cell office:value-type="float" office:value="0.00281058">
                <text:p>0.00281058</text:p>
              </table:table-cell>
              <table:table-cell office:value-type="float" office:value="-0.0609561">
                <text:p>-0.0609561</text:p>
              </table:table-cell>
              <table:table-cell office:value-type="float" office:value="-0.06318942">
                <text:p>-0.063189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56563">
                <text:p>-0.0456563</text:p>
              </table:table-cell>
              <table:table-cell office:value-type="float" office:value="0.00416336">
                <text:p>0.00416336</text:p>
              </table:table-cell>
              <table:table-cell office:value-type="float" office:value="-0.0521563">
                <text:p>-0.0521563</text:p>
              </table:table-cell>
              <table:table-cell office:value-type="float" office:value="-0.06433664">
                <text:p>-0.064336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65114">
                <text:p>-0.0465114</text:p>
              </table:table-cell>
              <table:table-cell office:value-type="float" office:value="0.00564593">
                <text:p>0.00564593</text:p>
              </table:table-cell>
              <table:table-cell office:value-type="float" office:value="-0.0560114">
                <text:p>-0.0560114</text:p>
              </table:table-cell>
              <table:table-cell office:value-type="float" office:value="-0.06335407">
                <text:p>-0.06335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04966">
                <text:p>-0.0504966</text:p>
              </table:table-cell>
              <table:table-cell office:value-type="float" office:value="0.000219301">
                <text:p>0.000219301</text:p>
              </table:table-cell>
              <table:table-cell office:value-type="float" office:value="-0.0574966">
                <text:p>-0.0574966</text:p>
              </table:table-cell>
              <table:table-cell office:value-type="float" office:value="-0.066780699">
                <text:p>-0.0667806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10882">
                <text:p>-0.0510882</text:p>
              </table:table-cell>
              <table:table-cell office:value-type="float" office:value="-0.00167882">
                <text:p>-0.00167882</text:p>
              </table:table-cell>
              <table:table-cell office:value-type="float" office:value="-0.0530882">
                <text:p>-0.0530882</text:p>
              </table:table-cell>
              <table:table-cell office:value-type="float" office:value="-0.06317882">
                <text:p>-0.06317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51012">
                <text:p>-0.051012</text:p>
              </table:table-cell>
              <table:table-cell office:value-type="float" office:value="0.00271059">
                <text:p>0.00271059</text:p>
              </table:table-cell>
              <table:table-cell office:value-type="float" office:value="-0.053012">
                <text:p>-0.053012</text:p>
              </table:table-cell>
              <table:table-cell office:value-type="float" office:value="-0.06528941">
                <text:p>-0.065289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48948">
                <text:p>-0.048948</text:p>
              </table:table-cell>
              <table:table-cell office:value-type="float" office:value="0.00900551">
                <text:p>0.00900551</text:p>
              </table:table-cell>
              <table:table-cell office:value-type="float" office:value="-0.062948">
                <text:p>-0.062948</text:p>
              </table:table-cell>
              <table:table-cell office:value-type="float" office:value="-0.07449449">
                <text:p>-0.074494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476099">
                <text:p>-0.0476099</text:p>
              </table:table-cell>
              <table:table-cell office:value-type="float" office:value="0.00835959">
                <text:p>0.00835959</text:p>
              </table:table-cell>
              <table:table-cell office:value-type="float" office:value="-0.0596099">
                <text:p>-0.0596099</text:p>
              </table:table-cell>
              <table:table-cell office:value-type="float" office:value="-0.08764041">
                <text:p>-0.087640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50369">
                <text:p>-0.0450369</text:p>
              </table:table-cell>
              <table:table-cell office:value-type="float" office:value="0.00331011">
                <text:p>0.00331011</text:p>
              </table:table-cell>
              <table:table-cell office:value-type="float" office:value="-0.0585369">
                <text:p>-0.0585369</text:p>
              </table:table-cell>
              <table:table-cell office:value-type="float" office:value="-0.10668989">
                <text:p>-0.106689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437933">
                <text:p>-0.0437933</text:p>
              </table:table-cell>
              <table:table-cell office:value-type="float" office:value="0.00390957">
                <text:p>0.00390957</text:p>
              </table:table-cell>
              <table:table-cell office:value-type="float" office:value="-0.0602933">
                <text:p>-0.0602933</text:p>
              </table:table-cell>
              <table:table-cell office:value-type="float" office:value="-0.12059043">
                <text:p>-0.120590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98557">
                <text:p>-0.0398557</text:p>
              </table:table-cell>
              <table:table-cell office:value-type="float" office:value="0.00554983">
                <text:p>0.00554983</text:p>
              </table:table-cell>
              <table:table-cell office:value-type="float" office:value="-0.0658557">
                <text:p>-0.0658557</text:p>
              </table:table-cell>
              <table:table-cell office:value-type="float" office:value="-0.12945017">
                <text:p>-0.12945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92856">
                <text:p>-0.0392856</text:p>
              </table:table-cell>
              <table:table-cell office:value-type="float" office:value="0.00607629">
                <text:p>0.00607629</text:p>
              </table:table-cell>
              <table:table-cell office:value-type="float" office:value="-0.0712856">
                <text:p>-0.0712856</text:p>
              </table:table-cell>
              <table:table-cell office:value-type="float" office:value="-0.13392371">
                <text:p>-0.133923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395018">
                <text:p>-0.0395018</text:p>
              </table:table-cell>
              <table:table-cell office:value-type="float" office:value="0.00529723">
                <text:p>0.00529723</text:p>
              </table:table-cell>
              <table:table-cell office:value-type="float" office:value="-0.0755018">
                <text:p>-0.0755018</text:p>
              </table:table-cell>
              <table:table-cell office:value-type="float" office:value="-0.13770277">
                <text:p>-0.137702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95044">
                <text:p>-0.0395044</text:p>
              </table:table-cell>
              <table:table-cell office:value-type="float" office:value="0.00532576">
                <text:p>0.00532576</text:p>
              </table:table-cell>
              <table:table-cell office:value-type="float" office:value="-0.0775044">
                <text:p>-0.0775044</text:p>
              </table:table-cell>
              <table:table-cell office:value-type="float" office:value="-0.13367424">
                <text:p>-0.133674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403484">
                <text:p>-0.0403484</text:p>
              </table:table-cell>
              <table:table-cell office:value-type="float" office:value="0.00759027">
                <text:p>0.00759027</text:p>
              </table:table-cell>
              <table:table-cell office:value-type="float" office:value="-0.0723484">
                <text:p>-0.0723484</text:p>
              </table:table-cell>
              <table:table-cell office:value-type="float" office:value="-0.13290973">
                <text:p>-0.13290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40243">
                <text:p>-0.040243</text:p>
              </table:table-cell>
              <table:table-cell office:value-type="float" office:value="0.00640727">
                <text:p>0.00640727</text:p>
              </table:table-cell>
              <table:table-cell office:value-type="float" office:value="-0.060243">
                <text:p>-0.060243</text:p>
              </table:table-cell>
              <table:table-cell office:value-type="float" office:value="-0.14559273">
                <text:p>-0.145592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398135">
                <text:p>-0.0398135</text:p>
              </table:table-cell>
              <table:table-cell office:value-type="float" office:value="0.00451015">
                <text:p>0.00451015</text:p>
              </table:table-cell>
              <table:table-cell office:value-type="float" office:value="-0.0423135">
                <text:p>-0.0423135</text:p>
              </table:table-cell>
              <table:table-cell office:value-type="float" office:value="-0.14748985">
                <text:p>-0.147489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399547">
                <text:p>-0.0399547</text:p>
              </table:table-cell>
              <table:table-cell office:value-type="float" office:value="0.00499097">
                <text:p>0.00499097</text:p>
              </table:table-cell>
              <table:table-cell office:value-type="float" office:value="-0.0359547">
                <text:p>-0.0359547</text:p>
              </table:table-cell>
              <table:table-cell office:value-type="float" office:value="-0.15250903">
                <text:p>-0.15250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02028">
                <text:p>-0.0402028</text:p>
              </table:table-cell>
              <table:table-cell office:value-type="float" office:value="0.00501394">
                <text:p>0.00501394</text:p>
              </table:table-cell>
              <table:table-cell office:value-type="float" office:value="-0.0307028">
                <text:p>-0.0307028</text:p>
              </table:table-cell>
              <table:table-cell office:value-type="float" office:value="-0.14948606">
                <text:p>-0.149486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34065">
                <text:p>-0.0434065</text:p>
              </table:table-cell>
              <table:table-cell office:value-type="float" office:value="0.00417736">
                <text:p>0.00417736</text:p>
              </table:table-cell>
              <table:table-cell office:value-type="float" office:value="-0.0344065">
                <text:p>-0.0344065</text:p>
              </table:table-cell>
              <table:table-cell office:value-type="float" office:value="-0.15182264">
                <text:p>-0.15182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55771">
                <text:p>-0.0455771</text:p>
              </table:table-cell>
              <table:table-cell office:value-type="float" office:value="0.00183598">
                <text:p>0.00183598</text:p>
              </table:table-cell>
              <table:table-cell office:value-type="float" office:value="-0.0345771">
                <text:p>-0.0345771</text:p>
              </table:table-cell>
              <table:table-cell office:value-type="float" office:value="-0.15016402">
                <text:p>-0.150164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584754">
                <text:p>-0.0584754</text:p>
              </table:table-cell>
              <table:table-cell office:value-type="float" office:value="0.00194613">
                <text:p>0.00194613</text:p>
              </table:table-cell>
              <table:table-cell office:value-type="float" office:value="-0.0404754">
                <text:p>-0.0404754</text:p>
              </table:table-cell>
              <table:table-cell office:value-type="float" office:value="-0.14905387">
                <text:p>-0.149053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574037">
                <text:p>-0.0574037</text:p>
              </table:table-cell>
              <table:table-cell office:value-type="float" office:value="-0.000104829">
                <text:p>-0.000104829</text:p>
              </table:table-cell>
              <table:table-cell office:value-type="float" office:value="-0.0399037">
                <text:p>-0.0399037</text:p>
              </table:table-cell>
              <table:table-cell office:value-type="float" office:value="-0.150604829">
                <text:p>-0.1506048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55408">
                <text:p>-0.055408</text:p>
              </table:table-cell>
              <table:table-cell office:value-type="float" office:value="0.00162116">
                <text:p>0.00162116</text:p>
              </table:table-cell>
              <table:table-cell office:value-type="float" office:value="-0.038408">
                <text:p>-0.038408</text:p>
              </table:table-cell>
              <table:table-cell office:value-type="float" office:value="-0.14987884">
                <text:p>-0.149878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555803">
                <text:p>-0.0555803</text:p>
              </table:table-cell>
              <table:table-cell office:value-type="float" office:value="-0.000239762">
                <text:p>-0.000239762</text:p>
              </table:table-cell>
              <table:table-cell office:value-type="float" office:value="-0.0385803">
                <text:p>-0.0385803</text:p>
              </table:table-cell>
              <table:table-cell office:value-type="float" office:value="-0.150239762">
                <text:p>-0.1502397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435184">
                <text:p>-0.0435184</text:p>
              </table:table-cell>
              <table:table-cell office:value-type="float" office:value="-0.00425104">
                <text:p>-0.00425104</text:p>
              </table:table-cell>
              <table:table-cell office:value-type="float" office:value="-0.0340184">
                <text:p>-0.0340184</text:p>
              </table:table-cell>
              <table:table-cell office:value-type="float" office:value="-0.15225104">
                <text:p>-0.15225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504905">
                <text:p>-0.0504905</text:p>
              </table:table-cell>
              <table:table-cell office:value-type="float" office:value="0.00278073">
                <text:p>0.00278073</text:p>
              </table:table-cell>
              <table:table-cell office:value-type="float" office:value="-0.0359905">
                <text:p>-0.0359905</text:p>
              </table:table-cell>
              <table:table-cell office:value-type="float" office:value="-0.14871927">
                <text:p>-0.148719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558193">
                <text:p>-0.0558193</text:p>
              </table:table-cell>
              <table:table-cell office:value-type="float" office:value="0.00403642">
                <text:p>0.00403642</text:p>
              </table:table-cell>
              <table:table-cell office:value-type="float" office:value="-0.0448193">
                <text:p>-0.0448193</text:p>
              </table:table-cell>
              <table:table-cell office:value-type="float" office:value="-0.14446358">
                <text:p>-0.144463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595318">
                <text:p>-0.0595318</text:p>
              </table:table-cell>
              <table:table-cell office:value-type="float" office:value="0.0415084">
                <text:p>0.0415084</text:p>
              </table:table-cell>
              <table:table-cell office:value-type="float" office:value="-0.0455318">
                <text:p>-0.0455318</text:p>
              </table:table-cell>
              <table:table-cell office:value-type="float" office:value="-0.1244916">
                <text:p>-0.12449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6324">
                <text:p>-0.06324</text:p>
              </table:table-cell>
              <table:table-cell office:value-type="float" office:value="0.0341184">
                <text:p>0.0341184</text:p>
              </table:table-cell>
              <table:table-cell office:value-type="float" office:value="-0.04374">
                <text:p>-0.04374</text:p>
              </table:table-cell>
              <table:table-cell office:value-type="float" office:value="-0.1143816">
                <text:p>-0.1143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689338">
                <text:p>-0.0689338</text:p>
              </table:table-cell>
              <table:table-cell office:value-type="float" office:value="0.00683681">
                <text:p>0.00683681</text:p>
              </table:table-cell>
              <table:table-cell office:value-type="float" office:value="-0.0459338">
                <text:p>-0.0459338</text:p>
              </table:table-cell>
              <table:table-cell office:value-type="float" office:value="-0.08466319">
                <text:p>-0.084663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626779">
                <text:p>-0.0626779</text:p>
              </table:table-cell>
              <table:table-cell office:value-type="float" office:value="-0.0161161">
                <text:p>-0.0161161</text:p>
              </table:table-cell>
              <table:table-cell office:value-type="float" office:value="-0.0531779">
                <text:p>-0.0531779</text:p>
              </table:table-cell>
              <table:table-cell office:value-type="float" office:value="-0.0631161">
                <text:p>-0.0631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603904">
                <text:p>-0.0603904</text:p>
              </table:table-cell>
              <table:table-cell office:value-type="float" office:value="0.00527693">
                <text:p>0.00527693</text:p>
              </table:table-cell>
              <table:table-cell office:value-type="float" office:value="-0.0583904">
                <text:p>-0.0583904</text:p>
              </table:table-cell>
              <table:table-cell office:value-type="float" office:value="-0.03422307">
                <text:p>-0.034223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823248">
                <text:p>-0.0823248</text:p>
              </table:table-cell>
              <table:table-cell office:value-type="float" office:value="-0.00760387">
                <text:p>-0.00760387</text:p>
              </table:table-cell>
              <table:table-cell office:value-type="float" office:value="-0.0723248">
                <text:p>-0.0723248</text:p>
              </table:table-cell>
              <table:table-cell office:value-type="float" office:value="-0.01810387">
                <text:p>-0.018103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14053">
                <text:p>-0.114053</text:p>
              </table:table-cell>
              <table:table-cell office:value-type="float" office:value="-0.0399878">
                <text:p>-0.0399878</text:p>
              </table:table-cell>
              <table:table-cell office:value-type="float" office:value="-0.090053">
                <text:p>-0.090053</text:p>
              </table:table-cell>
              <table:table-cell office:value-type="float" office:value="-0.0034878">
                <text:p>-0.00348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3057">
                <text:p>-0.13057</text:p>
              </table:table-cell>
              <table:table-cell office:value-type="float" office:value="-0.0379109">
                <text:p>-0.0379109</text:p>
              </table:table-cell>
              <table:table-cell office:value-type="float" office:value="-0.09257">
                <text:p>-0.09257</text:p>
              </table:table-cell>
              <table:table-cell office:value-type="float" office:value="0.0130891">
                <text:p>0.01308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4778">
                <text:p>-0.14778</text:p>
              </table:table-cell>
              <table:table-cell office:value-type="float" office:value="-0.00973097">
                <text:p>-0.00973097</text:p>
              </table:table-cell>
              <table:table-cell office:value-type="float" office:value="-0.10228">
                <text:p>-0.10228</text:p>
              </table:table-cell>
              <table:table-cell office:value-type="float" office:value="0.03026903">
                <text:p>0.030269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51881">
                <text:p>-0.151881</text:p>
              </table:table-cell>
              <table:table-cell office:value-type="float" office:value="0.0111402">
                <text:p>0.0111402</text:p>
              </table:table-cell>
              <table:table-cell office:value-type="float" office:value="-0.107881">
                <text:p>-0.107881</text:p>
              </table:table-cell>
              <table:table-cell office:value-type="float" office:value="0.0431402">
                <text:p>0.0431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32546">
                <text:p>-0.132546</text:p>
              </table:table-cell>
              <table:table-cell office:value-type="float" office:value="0.0108588">
                <text:p>0.0108588</text:p>
              </table:table-cell>
              <table:table-cell office:value-type="float" office:value="-0.105546">
                <text:p>-0.105546</text:p>
              </table:table-cell>
              <table:table-cell office:value-type="float" office:value="0.0483588">
                <text:p>0.04835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09963">
                <text:p>-0.109963</text:p>
              </table:table-cell>
              <table:table-cell office:value-type="float" office:value="-0.00592073">
                <text:p>-0.00592073</text:p>
              </table:table-cell>
              <table:table-cell office:value-type="float" office:value="-0.104463">
                <text:p>-0.104463</text:p>
              </table:table-cell>
              <table:table-cell office:value-type="float" office:value="0.05757927">
                <text:p>0.057579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039">
                <text:p>-0.1039</text:p>
              </table:table-cell>
              <table:table-cell office:value-type="float" office:value="0.0021572">
                <text:p>0.0021572</text:p>
              </table:table-cell>
              <table:table-cell office:value-type="float" office:value="-0.1054">
                <text:p>-0.1054</text:p>
              </table:table-cell>
              <table:table-cell office:value-type="float" office:value="0.0711572">
                <text:p>0.0711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0732">
                <text:p>-0.10732</text:p>
              </table:table-cell>
              <table:table-cell office:value-type="float" office:value="0.023617">
                <text:p>0.023617</text:p>
              </table:table-cell>
              <table:table-cell office:value-type="float" office:value="-0.10382">
                <text:p>-0.10382</text:p>
              </table:table-cell>
              <table:table-cell office:value-type="float" office:value="0.073617">
                <text:p>0.0736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13457">
                <text:p>-0.113457</text:p>
              </table:table-cell>
              <table:table-cell office:value-type="float" office:value="0.0407008">
                <text:p>0.0407008</text:p>
              </table:table-cell>
              <table:table-cell office:value-type="float" office:value="-0.105957">
                <text:p>-0.105957</text:p>
              </table:table-cell>
              <table:table-cell office:value-type="float" office:value="0.0862008">
                <text:p>0.08620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09902">
                <text:p>-0.109902</text:p>
              </table:table-cell>
              <table:table-cell office:value-type="float" office:value="0.0264334">
                <text:p>0.0264334</text:p>
              </table:table-cell>
              <table:table-cell office:value-type="float" office:value="-0.103902">
                <text:p>-0.103902</text:p>
              </table:table-cell>
              <table:table-cell office:value-type="float" office:value="0.0854334">
                <text:p>0.0854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91054">
                <text:p>-0.0991054</text:p>
              </table:table-cell>
              <table:table-cell office:value-type="float" office:value="0.0250595">
                <text:p>0.0250595</text:p>
              </table:table-cell>
              <table:table-cell office:value-type="float" office:value="-0.1001054">
                <text:p>-0.1001054</text:p>
              </table:table-cell>
              <table:table-cell office:value-type="float" office:value="0.0890595">
                <text:p>0.08905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937404">
                <text:p>-0.0937404</text:p>
              </table:table-cell>
              <table:table-cell office:value-type="float" office:value="0.0393029">
                <text:p>0.0393029</text:p>
              </table:table-cell>
              <table:table-cell office:value-type="float" office:value="-0.0987404">
                <text:p>-0.0987404</text:p>
              </table:table-cell>
              <table:table-cell office:value-type="float" office:value="0.0933029">
                <text:p>0.09330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970286">
                <text:p>-0.0970286</text:p>
              </table:table-cell>
              <table:table-cell office:value-type="float" office:value="0.0321996">
                <text:p>0.0321996</text:p>
              </table:table-cell>
              <table:table-cell office:value-type="float" office:value="-0.1015286">
                <text:p>-0.1015286</text:p>
              </table:table-cell>
              <table:table-cell office:value-type="float" office:value="0.0896996">
                <text:p>0.08969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91555">
                <text:p>-0.0991555</text:p>
              </table:table-cell>
              <table:table-cell office:value-type="float" office:value="0.0272727">
                <text:p>0.0272727</text:p>
              </table:table-cell>
              <table:table-cell office:value-type="float" office:value="-0.1006555">
                <text:p>-0.1006555</text:p>
              </table:table-cell>
              <table:table-cell office:value-type="float" office:value="0.0917727">
                <text:p>0.09177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982232">
                <text:p>-0.0982232</text:p>
              </table:table-cell>
              <table:table-cell office:value-type="float" office:value="0.0315724">
                <text:p>0.0315724</text:p>
              </table:table-cell>
              <table:table-cell office:value-type="float" office:value="-0.0992232">
                <text:p>-0.0992232</text:p>
              </table:table-cell>
              <table:table-cell office:value-type="float" office:value="0.0960724">
                <text:p>0.09607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01888">
                <text:p>-0.101888</text:p>
              </table:table-cell>
              <table:table-cell office:value-type="float" office:value="0.0313372">
                <text:p>0.0313372</text:p>
              </table:table-cell>
              <table:table-cell office:value-type="float" office:value="-0.101888">
                <text:p>-0.101888</text:p>
              </table:table-cell>
              <table:table-cell office:value-type="float" office:value="0.0973372">
                <text:p>0.09733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20065">
                <text:p>-0.120065</text:p>
              </table:table-cell>
              <table:table-cell office:value-type="float" office:value="0.0304328">
                <text:p>0.0304328</text:p>
              </table:table-cell>
              <table:table-cell office:value-type="float" office:value="-0.103565">
                <text:p>-0.103565</text:p>
              </table:table-cell>
              <table:table-cell office:value-type="float" office:value="0.1004328">
                <text:p>0.1004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45013">
                <text:p>-0.145013</text:p>
              </table:table-cell>
              <table:table-cell office:value-type="float" office:value="0.0378082">
                <text:p>0.0378082</text:p>
              </table:table-cell>
              <table:table-cell office:value-type="float" office:value="-0.110013">
                <text:p>-0.110013</text:p>
              </table:table-cell>
              <table:table-cell office:value-type="float" office:value="0.1073082">
                <text:p>0.1073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78214">
                <text:p>-0.178214</text:p>
              </table:table-cell>
              <table:table-cell office:value-type="float" office:value="0.0444753">
                <text:p>0.0444753</text:p>
              </table:table-cell>
              <table:table-cell office:value-type="float" office:value="-0.118714">
                <text:p>-0.118714</text:p>
              </table:table-cell>
              <table:table-cell office:value-type="float" office:value="0.1124753">
                <text:p>0.11247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10975">
                <text:p>-0.210975</text:p>
              </table:table-cell>
              <table:table-cell office:value-type="float" office:value="0.0455019">
                <text:p>0.0455019</text:p>
              </table:table-cell>
              <table:table-cell office:value-type="float" office:value="-0.125975">
                <text:p>-0.125975</text:p>
              </table:table-cell>
              <table:table-cell office:value-type="float" office:value="0.1175019">
                <text:p>0.11750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29377">
                <text:p>-0.229377</text:p>
              </table:table-cell>
              <table:table-cell office:value-type="float" office:value="0.0425426">
                <text:p>0.0425426</text:p>
              </table:table-cell>
              <table:table-cell office:value-type="float" office:value="-0.123877">
                <text:p>-0.123877</text:p>
              </table:table-cell>
              <table:table-cell office:value-type="float" office:value="0.1205426">
                <text:p>0.12054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47332">
                <text:p>-0.247332</text:p>
              </table:table-cell>
              <table:table-cell office:value-type="float" office:value="0.0410415">
                <text:p>0.0410415</text:p>
              </table:table-cell>
              <table:table-cell office:value-type="float" office:value="-0.128832">
                <text:p>-0.128832</text:p>
              </table:table-cell>
              <table:table-cell office:value-type="float" office:value="0.1190415">
                <text:p>0.11904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6003">
                <text:p>-0.26003</text:p>
              </table:table-cell>
              <table:table-cell office:value-type="float" office:value="0.040608">
                <text:p>0.040608</text:p>
              </table:table-cell>
              <table:table-cell office:value-type="float" office:value="-0.13253">
                <text:p>-0.13253</text:p>
              </table:table-cell>
              <table:table-cell office:value-type="float" office:value="0.124108">
                <text:p>0.124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27363">
                <text:p>-0.27363</text:p>
              </table:table-cell>
              <table:table-cell office:value-type="float" office:value="0.0316245">
                <text:p>0.0316245</text:p>
              </table:table-cell>
              <table:table-cell office:value-type="float" office:value="-0.13563">
                <text:p>-0.13563</text:p>
              </table:table-cell>
              <table:table-cell office:value-type="float" office:value="0.1241245">
                <text:p>0.12412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294078">
                <text:p>-0.294078</text:p>
              </table:table-cell>
              <table:table-cell office:value-type="float" office:value="0.0357378">
                <text:p>0.0357378</text:p>
              </table:table-cell>
              <table:table-cell office:value-type="float" office:value="-0.140578">
                <text:p>-0.140578</text:p>
              </table:table-cell>
              <table:table-cell office:value-type="float" office:value="0.1277378">
                <text:p>0.12773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308422">
                <text:p>-0.308422</text:p>
              </table:table-cell>
              <table:table-cell office:value-type="float" office:value="0.0448965">
                <text:p>0.0448965</text:p>
              </table:table-cell>
              <table:table-cell office:value-type="float" office:value="-0.136922">
                <text:p>-0.136922</text:p>
              </table:table-cell>
              <table:table-cell office:value-type="float" office:value="0.1308965">
                <text:p>0.13089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26295">
                <text:p>-0.326295</text:p>
              </table:table-cell>
              <table:table-cell office:value-type="float" office:value="0.0539281">
                <text:p>0.0539281</text:p>
              </table:table-cell>
              <table:table-cell office:value-type="float" office:value="-0.138795">
                <text:p>-0.138795</text:p>
              </table:table-cell>
              <table:table-cell office:value-type="float" office:value="0.1339281">
                <text:p>0.1339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4071">
                <text:p>-0.34071</text:p>
              </table:table-cell>
              <table:table-cell office:value-type="float" office:value="0.0572994">
                <text:p>0.0572994</text:p>
              </table:table-cell>
              <table:table-cell office:value-type="float" office:value="-0.14121">
                <text:p>-0.14121</text:p>
              </table:table-cell>
              <table:table-cell office:value-type="float" office:value="0.1372994">
                <text:p>0.1372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354241">
                <text:p>-0.354241</text:p>
              </table:table-cell>
              <table:table-cell office:value-type="float" office:value="0.0614715">
                <text:p>0.0614715</text:p>
              </table:table-cell>
              <table:table-cell office:value-type="float" office:value="-0.142741">
                <text:p>-0.142741</text:p>
              </table:table-cell>
              <table:table-cell office:value-type="float" office:value="0.1384715">
                <text:p>0.1384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71075">
                <text:p>-0.371075</text:p>
              </table:table-cell>
              <table:table-cell office:value-type="float" office:value="0.0618124">
                <text:p>0.0618124</text:p>
              </table:table-cell>
              <table:table-cell office:value-type="float" office:value="-0.144075">
                <text:p>-0.144075</text:p>
              </table:table-cell>
              <table:table-cell office:value-type="float" office:value="0.1398124">
                <text:p>0.13981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8657">
                <text:p>-0.38657</text:p>
              </table:table-cell>
              <table:table-cell office:value-type="float" office:value="0.0562648">
                <text:p>0.0562648</text:p>
              </table:table-cell>
              <table:table-cell office:value-type="float" office:value="-0.36107">
                <text:p>-0.36107</text:p>
              </table:table-cell>
              <table:table-cell office:value-type="float" office:value="0.0842648">
                <text:p>0.08426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93077">
                <text:p>-0.393077</text:p>
              </table:table-cell>
              <table:table-cell office:value-type="float" office:value="0.0509122">
                <text:p>0.0509122</text:p>
              </table:table-cell>
              <table:table-cell office:value-type="float" office:value="-0.361577">
                <text:p>-0.361577</text:p>
              </table:table-cell>
              <table:table-cell office:value-type="float" office:value="0.0849122">
                <text:p>0.08491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410569">
                <text:p>-0.410569</text:p>
              </table:table-cell>
              <table:table-cell office:value-type="float" office:value="0.0507778">
                <text:p>0.0507778</text:p>
              </table:table-cell>
              <table:table-cell office:value-type="float" office:value="-0.154069">
                <text:p>-0.154069</text:p>
              </table:table-cell>
              <table:table-cell office:value-type="float" office:value="0.1452778">
                <text:p>0.1452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422737">
                <text:p>-0.422737</text:p>
              </table:table-cell>
              <table:table-cell office:value-type="float" office:value="0.0483789">
                <text:p>0.0483789</text:p>
              </table:table-cell>
              <table:table-cell office:value-type="float" office:value="-0.158237">
                <text:p>-0.158237</text:p>
              </table:table-cell>
              <table:table-cell office:value-type="float" office:value="0.1418789">
                <text:p>0.14187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436305">
                <text:p>-0.436305</text:p>
              </table:table-cell>
              <table:table-cell office:value-type="float" office:value="0.04534">
                <text:p>0.04534</text:p>
              </table:table-cell>
              <table:table-cell office:value-type="float" office:value="-0.163305">
                <text:p>-0.163305</text:p>
              </table:table-cell>
              <table:table-cell office:value-type="float" office:value="0.14284">
                <text:p>0.142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442513">
                <text:p>-0.442513</text:p>
              </table:table-cell>
              <table:table-cell office:value-type="float" office:value="0.045564">
                <text:p>0.045564</text:p>
              </table:table-cell>
              <table:table-cell office:value-type="float" office:value="-0.158013">
                <text:p>-0.158013</text:p>
              </table:table-cell>
              <table:table-cell office:value-type="float" office:value="0.147564">
                <text:p>0.1475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454878">
                <text:p>-0.454878</text:p>
              </table:table-cell>
              <table:table-cell office:value-type="float" office:value="0.0441965">
                <text:p>0.0441965</text:p>
              </table:table-cell>
              <table:table-cell office:value-type="float" office:value="-0.162378">
                <text:p>-0.162378</text:p>
              </table:table-cell>
              <table:table-cell office:value-type="float" office:value="0.1461965">
                <text:p>0.14619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450742">
                <text:p>-0.450742</text:p>
              </table:table-cell>
              <table:table-cell office:value-type="float" office:value="0.0474097">
                <text:p>0.0474097</text:p>
              </table:table-cell>
              <table:table-cell office:value-type="float" office:value="-0.156742">
                <text:p>-0.156742</text:p>
              </table:table-cell>
              <table:table-cell office:value-type="float" office:value="0.1489097">
                <text:p>0.14890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57305">
                <text:p>-0.457305</text:p>
              </table:table-cell>
              <table:table-cell office:value-type="float" office:value="0.0478436">
                <text:p>0.0478436</text:p>
              </table:table-cell>
              <table:table-cell office:value-type="float" office:value="-0.160805">
                <text:p>-0.160805</text:p>
              </table:table-cell>
              <table:table-cell office:value-type="float" office:value="0.1498436">
                <text:p>0.1498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436681">
                <text:p>-0.436681</text:p>
              </table:table-cell>
              <table:table-cell office:value-type="float" office:value="0.0468454">
                <text:p>0.0468454</text:p>
              </table:table-cell>
              <table:table-cell office:value-type="float" office:value="-0.190681">
                <text:p>-0.190681</text:p>
              </table:table-cell>
              <table:table-cell office:value-type="float" office:value="0.1193454">
                <text:p>0.11934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00055">
                <text:p>-0.400055</text:p>
              </table:table-cell>
              <table:table-cell office:value-type="float" office:value="0.0513287">
                <text:p>0.0513287</text:p>
              </table:table-cell>
              <table:table-cell office:value-type="float" office:value="-0.098555">
                <text:p>-0.098555</text:p>
              </table:table-cell>
              <table:table-cell office:value-type="float" office:value="0.1538287">
                <text:p>0.15382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399861">
                <text:p>-0.399861</text:p>
              </table:table-cell>
              <table:table-cell office:value-type="float" office:value="0.0505371">
                <text:p>0.0505371</text:p>
              </table:table-cell>
              <table:table-cell office:value-type="float" office:value="-0.120361">
                <text:p>-0.120361</text:p>
              </table:table-cell>
              <table:table-cell office:value-type="float" office:value="0.1505371">
                <text:p>0.1505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99221">
                <text:p>-0.399221</text:p>
              </table:table-cell>
              <table:table-cell office:value-type="float" office:value="0.0507927">
                <text:p>0.0507927</text:p>
              </table:table-cell>
              <table:table-cell office:value-type="float" office:value="-0.136221">
                <text:p>-0.136221</text:p>
              </table:table-cell>
              <table:table-cell office:value-type="float" office:value="0.1467927">
                <text:p>0.14679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98163">
                <text:p>-0.398163</text:p>
              </table:table-cell>
              <table:table-cell office:value-type="float" office:value="0.0504151">
                <text:p>0.0504151</text:p>
              </table:table-cell>
              <table:table-cell office:value-type="float" office:value="-0.138663">
                <text:p>-0.138663</text:p>
              </table:table-cell>
              <table:table-cell office:value-type="float" office:value="0.1479151">
                <text:p>0.14791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97054">
                <text:p>-0.397054</text:p>
              </table:table-cell>
              <table:table-cell office:value-type="float" office:value="0.0493459">
                <text:p>0.0493459</text:p>
              </table:table-cell>
              <table:table-cell office:value-type="float" office:value="-0.139554">
                <text:p>-0.139554</text:p>
              </table:table-cell>
              <table:table-cell office:value-type="float" office:value="0.1473459">
                <text:p>0.14734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95241">
                <text:p>-0.395241</text:p>
              </table:table-cell>
              <table:table-cell office:value-type="float" office:value="0.048131">
                <text:p>0.048131</text:p>
              </table:table-cell>
              <table:table-cell office:value-type="float" office:value="-0.138741">
                <text:p>-0.138741</text:p>
              </table:table-cell>
              <table:table-cell office:value-type="float" office:value="0.147631">
                <text:p>0.1476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394345">
                <text:p>-0.394345</text:p>
              </table:table-cell>
              <table:table-cell office:value-type="float" office:value="0.0471927">
                <text:p>0.0471927</text:p>
              </table:table-cell>
              <table:table-cell office:value-type="float" office:value="-0.139345">
                <text:p>-0.139345</text:p>
              </table:table-cell>
              <table:table-cell office:value-type="float" office:value="0.1476927">
                <text:p>0.14769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394952">
                <text:p>-0.394952</text:p>
              </table:table-cell>
              <table:table-cell office:value-type="float" office:value="0.0477144">
                <text:p>0.0477144</text:p>
              </table:table-cell>
              <table:table-cell office:value-type="float" office:value="-0.139452">
                <text:p>-0.139452</text:p>
              </table:table-cell>
              <table:table-cell office:value-type="float" office:value="0.1487144">
                <text:p>0.14871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96429">
                <text:p>-0.396429</text:p>
              </table:table-cell>
              <table:table-cell office:value-type="float" office:value="0.0473012">
                <text:p>0.0473012</text:p>
              </table:table-cell>
              <table:table-cell office:value-type="float" office:value="-0.138929">
                <text:p>-0.138929</text:p>
              </table:table-cell>
              <table:table-cell office:value-type="float" office:value="0.1473012">
                <text:p>0.14730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396675">
                <text:p>-0.396675</text:p>
              </table:table-cell>
              <table:table-cell office:value-type="float" office:value="0.0482208">
                <text:p>0.0482208</text:p>
              </table:table-cell>
              <table:table-cell office:value-type="float" office:value="-0.138675">
                <text:p>-0.138675</text:p>
              </table:table-cell>
              <table:table-cell office:value-type="float" office:value="0.1487208">
                <text:p>0.14872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397957">
                <text:p>-0.397957</text:p>
              </table:table-cell>
              <table:table-cell office:value-type="float" office:value="0.0522052">
                <text:p>0.0522052</text:p>
              </table:table-cell>
              <table:table-cell office:value-type="float" office:value="-0.138957">
                <text:p>-0.138957</text:p>
              </table:table-cell>
              <table:table-cell office:value-type="float" office:value="0.1502052">
                <text:p>0.15020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02438">
                <text:p>-0.402438</text:p>
              </table:table-cell>
              <table:table-cell office:value-type="float" office:value="0.0563494">
                <text:p>0.0563494</text:p>
              </table:table-cell>
              <table:table-cell office:value-type="float" office:value="-0.141438">
                <text:p>-0.141438</text:p>
              </table:table-cell>
              <table:table-cell office:value-type="float" office:value="0.1513494">
                <text:p>0.15134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0898">
                <text:p>-0.40898</text:p>
              </table:table-cell>
              <table:table-cell office:value-type="float" office:value="0.0595833">
                <text:p>0.0595833</text:p>
              </table:table-cell>
              <table:table-cell office:value-type="float" office:value="-0.14248">
                <text:p>-0.14248</text:p>
              </table:table-cell>
              <table:table-cell office:value-type="float" office:value="0.1520833">
                <text:p>0.15208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41595">
                <text:p>-0.41595</text:p>
              </table:table-cell>
              <table:table-cell office:value-type="float" office:value="0.0584716">
                <text:p>0.0584716</text:p>
              </table:table-cell>
              <table:table-cell office:value-type="float" office:value="-0.14395">
                <text:p>-0.14395</text:p>
              </table:table-cell>
              <table:table-cell office:value-type="float" office:value="0.1504716">
                <text:p>0.15047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21455">
                <text:p>-0.421455</text:p>
              </table:table-cell>
              <table:table-cell office:value-type="float" office:value="0.058266">
                <text:p>0.058266</text:p>
              </table:table-cell>
              <table:table-cell office:value-type="float" office:value="-0.144455">
                <text:p>-0.144455</text:p>
              </table:table-cell>
              <table:table-cell office:value-type="float" office:value="0.152266">
                <text:p>0.152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441206">
                <text:p>-0.441206</text:p>
              </table:table-cell>
              <table:table-cell office:value-type="float" office:value="0.0588985">
                <text:p>0.0588985</text:p>
              </table:table-cell>
              <table:table-cell office:value-type="float" office:value="-0.158706">
                <text:p>-0.158706</text:p>
              </table:table-cell>
              <table:table-cell office:value-type="float" office:value="0.1538985">
                <text:p>0.15389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456524">
                <text:p>-0.456524</text:p>
              </table:table-cell>
              <table:table-cell office:value-type="float" office:value="0.0674273">
                <text:p>0.0674273</text:p>
              </table:table-cell>
              <table:table-cell office:value-type="float" office:value="-0.170024">
                <text:p>-0.170024</text:p>
              </table:table-cell>
              <table:table-cell office:value-type="float" office:value="0.1639273">
                <text:p>0.16392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469025">
                <text:p>-0.469025</text:p>
              </table:table-cell>
              <table:table-cell office:value-type="float" office:value="0.0759216">
                <text:p>0.0759216</text:p>
              </table:table-cell>
              <table:table-cell office:value-type="float" office:value="-0.176025">
                <text:p>-0.176025</text:p>
              </table:table-cell>
              <table:table-cell office:value-type="float" office:value="0.1719216">
                <text:p>0.17192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9713">
                <text:p>-0.39713</text:p>
              </table:table-cell>
              <table:table-cell office:value-type="float" office:value="0.0782065">
                <text:p>0.0782065</text:p>
              </table:table-cell>
              <table:table-cell office:value-type="float" office:value="-0.0991300000000001">
                <text:p>-0.0991300000000001</text:p>
              </table:table-cell>
              <table:table-cell office:value-type="float" office:value="0.1647065">
                <text:p>0.16470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76031">
                <text:p>-0.376031</text:p>
              </table:table-cell>
              <table:table-cell office:value-type="float" office:value="0.0753362">
                <text:p>0.0753362</text:p>
              </table:table-cell>
              <table:table-cell office:value-type="float" office:value="-0.089531">
                <text:p>-0.089531</text:p>
              </table:table-cell>
              <table:table-cell office:value-type="float" office:value="0.1648362">
                <text:p>0.16483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372652">
                <text:p>-0.372652</text:p>
              </table:table-cell>
              <table:table-cell office:value-type="float" office:value="0.0744065">
                <text:p>0.0744065</text:p>
              </table:table-cell>
              <table:table-cell office:value-type="float" office:value="-0.099652">
                <text:p>-0.099652</text:p>
              </table:table-cell>
              <table:table-cell office:value-type="float" office:value="0.1604065">
                <text:p>0.1604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369632">
                <text:p>-0.369632</text:p>
              </table:table-cell>
              <table:table-cell office:value-type="float" office:value="0.0745713">
                <text:p>0.0745713</text:p>
              </table:table-cell>
              <table:table-cell office:value-type="float" office:value="-0.110132">
                <text:p>-0.110132</text:p>
              </table:table-cell>
              <table:table-cell office:value-type="float" office:value="0.1590713">
                <text:p>0.15907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366109">
                <text:p>-0.366109</text:p>
              </table:table-cell>
              <table:table-cell office:value-type="float" office:value="0.0765895">
                <text:p>0.0765895</text:p>
              </table:table-cell>
              <table:table-cell office:value-type="float" office:value="-0.122109">
                <text:p>-0.122109</text:p>
              </table:table-cell>
              <table:table-cell office:value-type="float" office:value="0.1645895">
                <text:p>0.16458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360928">
                <text:p>-0.360928</text:p>
              </table:table-cell>
              <table:table-cell office:value-type="float" office:value="0.0779632">
                <text:p>0.0779632</text:p>
              </table:table-cell>
              <table:table-cell office:value-type="float" office:value="-0.121428">
                <text:p>-0.121428</text:p>
              </table:table-cell>
              <table:table-cell office:value-type="float" office:value="0.1629632">
                <text:p>0.16296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57902">
                <text:p>-0.357902</text:p>
              </table:table-cell>
              <table:table-cell office:value-type="float" office:value="0.0779459">
                <text:p>0.0779459</text:p>
              </table:table-cell>
              <table:table-cell office:value-type="float" office:value="-0.125402">
                <text:p>-0.125402</text:p>
              </table:table-cell>
              <table:table-cell office:value-type="float" office:value="0.1659459">
                <text:p>0.16594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348768">
                <text:p>-0.348768</text:p>
              </table:table-cell>
              <table:table-cell office:value-type="float" office:value="0.0767138">
                <text:p>0.0767138</text:p>
              </table:table-cell>
              <table:table-cell office:value-type="float" office:value="-0.122268">
                <text:p>-0.122268</text:p>
              </table:table-cell>
              <table:table-cell office:value-type="float" office:value="0.1652138">
                <text:p>0.16521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339997">
                <text:p>-0.339997</text:p>
              </table:table-cell>
              <table:table-cell office:value-type="float" office:value="0.078343">
                <text:p>0.078343</text:p>
              </table:table-cell>
              <table:table-cell office:value-type="float" office:value="-0.122497">
                <text:p>-0.122497</text:p>
              </table:table-cell>
              <table:table-cell office:value-type="float" office:value="0.162343">
                <text:p>0.1623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331433">
                <text:p>-0.331433</text:p>
              </table:table-cell>
              <table:table-cell office:value-type="float" office:value="0.0800765">
                <text:p>0.0800765</text:p>
              </table:table-cell>
              <table:table-cell office:value-type="float" office:value="-0.121433">
                <text:p>-0.121433</text:p>
              </table:table-cell>
              <table:table-cell office:value-type="float" office:value="0.1630765">
                <text:p>0.1630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23032">
                <text:p>-0.323032</text:p>
              </table:table-cell>
              <table:table-cell office:value-type="float" office:value="0.0778204">
                <text:p>0.0778204</text:p>
              </table:table-cell>
              <table:table-cell office:value-type="float" office:value="-0.121532">
                <text:p>-0.121532</text:p>
              </table:table-cell>
              <table:table-cell office:value-type="float" office:value="0.1618204">
                <text:p>0.16182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312406">
                <text:p>-0.312406</text:p>
              </table:table-cell>
              <table:table-cell office:value-type="float" office:value="0.0749652">
                <text:p>0.0749652</text:p>
              </table:table-cell>
              <table:table-cell office:value-type="float" office:value="-0.121406">
                <text:p>-0.121406</text:p>
              </table:table-cell>
              <table:table-cell office:value-type="float" office:value="0.1609652">
                <text:p>0.16096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29838">
                <text:p>-0.29838</text:p>
              </table:table-cell>
              <table:table-cell office:value-type="float" office:value="0.0739401">
                <text:p>0.0739401</text:p>
              </table:table-cell>
              <table:table-cell office:value-type="float" office:value="-0.11638">
                <text:p>-0.11638</text:p>
              </table:table-cell>
              <table:table-cell office:value-type="float" office:value="0.1599401">
                <text:p>0.15994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287584">
                <text:p>-0.287584</text:p>
              </table:table-cell>
              <table:table-cell office:value-type="float" office:value="0.0743472">
                <text:p>0.0743472</text:p>
              </table:table-cell>
              <table:table-cell office:value-type="float" office:value="-0.122084">
                <text:p>-0.122084</text:p>
              </table:table-cell>
              <table:table-cell office:value-type="float" office:value="0.1593472">
                <text:p>0.15934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274125">
                <text:p>-0.274125</text:p>
              </table:table-cell>
              <table:table-cell office:value-type="float" office:value="0.0804139">
                <text:p>0.0804139</text:p>
              </table:table-cell>
              <table:table-cell office:value-type="float" office:value="-0.122125">
                <text:p>-0.122125</text:p>
              </table:table-cell>
              <table:table-cell office:value-type="float" office:value="0.1609139">
                <text:p>0.16091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263973">
                <text:p>-0.263973</text:p>
              </table:table-cell>
              <table:table-cell office:value-type="float" office:value="0.0867475">
                <text:p>0.0867475</text:p>
              </table:table-cell>
              <table:table-cell office:value-type="float" office:value="-0.121473">
                <text:p>-0.121473</text:p>
              </table:table-cell>
              <table:table-cell office:value-type="float" office:value="0.1632475">
                <text:p>0.16324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24887">
                <text:p>-0.24887</text:p>
              </table:table-cell>
              <table:table-cell office:value-type="float" office:value="0.0879317">
                <text:p>0.0879317</text:p>
              </table:table-cell>
              <table:table-cell office:value-type="float" office:value="-0.12087">
                <text:p>-0.12087</text:p>
              </table:table-cell>
              <table:table-cell office:value-type="float" office:value="0.1634317">
                <text:p>0.16343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228272">
                <text:p>-0.228272</text:p>
              </table:table-cell>
              <table:table-cell office:value-type="float" office:value="0.0828501">
                <text:p>0.0828501</text:p>
              </table:table-cell>
              <table:table-cell office:value-type="float" office:value="-0.118272">
                <text:p>-0.118272</text:p>
              </table:table-cell>
              <table:table-cell office:value-type="float" office:value="0.1638501">
                <text:p>0.16385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20632">
                <text:p>-0.20632</text:p>
              </table:table-cell>
              <table:table-cell office:value-type="float" office:value="0.0854642">
                <text:p>0.0854642</text:p>
              </table:table-cell>
              <table:table-cell office:value-type="float" office:value="-0.11582">
                <text:p>-0.11582</text:p>
              </table:table-cell>
              <table:table-cell office:value-type="float" office:value="0.1639642">
                <text:p>0.16396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94031">
                <text:p>-0.194031</text:p>
              </table:table-cell>
              <table:table-cell office:value-type="float" office:value="0.0923777">
                <text:p>0.0923777</text:p>
              </table:table-cell>
              <table:table-cell office:value-type="float" office:value="-0.120531">
                <text:p>-0.120531</text:p>
              </table:table-cell>
              <table:table-cell office:value-type="float" office:value="0.1623777">
                <text:p>0.16237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76411">
                <text:p>-0.176411</text:p>
              </table:table-cell>
              <table:table-cell office:value-type="float" office:value="0.0980322">
                <text:p>0.0980322</text:p>
              </table:table-cell>
              <table:table-cell office:value-type="float" office:value="-0.116411">
                <text:p>-0.116411</text:p>
              </table:table-cell>
              <table:table-cell office:value-type="float" office:value="0.1645322">
                <text:p>0.16453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59548">
                <text:p>-0.159548</text:p>
              </table:table-cell>
              <table:table-cell office:value-type="float" office:value="0.0935692">
                <text:p>0.0935692</text:p>
              </table:table-cell>
              <table:table-cell office:value-type="float" office:value="-0.115548">
                <text:p>-0.115548</text:p>
              </table:table-cell>
              <table:table-cell office:value-type="float" office:value="0.1630692">
                <text:p>0.16306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43549">
                <text:p>-0.143549</text:p>
              </table:table-cell>
              <table:table-cell office:value-type="float" office:value="0.0889905">
                <text:p>0.0889905</text:p>
              </table:table-cell>
              <table:table-cell office:value-type="float" office:value="-0.112049">
                <text:p>-0.112049</text:p>
              </table:table-cell>
              <table:table-cell office:value-type="float" office:value="0.1654905">
                <text:p>0.16549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23919">
                <text:p>-0.123919</text:p>
              </table:table-cell>
              <table:table-cell office:value-type="float" office:value="0.0822114">
                <text:p>0.0822114</text:p>
              </table:table-cell>
              <table:table-cell office:value-type="float" office:value="-0.107419">
                <text:p>-0.107419</text:p>
              </table:table-cell>
              <table:table-cell office:value-type="float" office:value="0.1602114">
                <text:p>0.16021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00313">
                <text:p>-0.100313</text:p>
              </table:table-cell>
              <table:table-cell office:value-type="float" office:value="0.0765603">
                <text:p>0.0765603</text:p>
              </table:table-cell>
              <table:table-cell office:value-type="float" office:value="-0.101813">
                <text:p>-0.101813</text:p>
              </table:table-cell>
              <table:table-cell office:value-type="float" office:value="0.1610603">
                <text:p>0.16106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641538">
                <text:p>-0.0641538</text:p>
              </table:table-cell>
              <table:table-cell office:value-type="float" office:value="0.0656575">
                <text:p>0.0656575</text:p>
              </table:table-cell>
              <table:table-cell office:value-type="float" office:value="-0.0876538">
                <text:p>-0.0876538</text:p>
              </table:table-cell>
              <table:table-cell office:value-type="float" office:value="0.1516575">
                <text:p>0.1516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580413">
                <text:p>-0.0580413</text:p>
              </table:table-cell>
              <table:table-cell office:value-type="float" office:value="0.0629441">
                <text:p>0.0629441</text:p>
              </table:table-cell>
              <table:table-cell office:value-type="float" office:value="-0.0955413">
                <text:p>-0.0955413</text:p>
              </table:table-cell>
              <table:table-cell office:value-type="float" office:value="0.1549441">
                <text:p>0.15494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47215">
                <text:p>-0.047215</text:p>
              </table:table-cell>
              <table:table-cell office:value-type="float" office:value="0.0581969">
                <text:p>0.0581969</text:p>
              </table:table-cell>
              <table:table-cell office:value-type="float" office:value="-0.095215">
                <text:p>-0.095215</text:p>
              </table:table-cell>
              <table:table-cell office:value-type="float" office:value="0.1566969">
                <text:p>0.1566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311454">
                <text:p>-0.0311454</text:p>
              </table:table-cell>
              <table:table-cell office:value-type="float" office:value="0.0531077">
                <text:p>0.0531077</text:p>
              </table:table-cell>
              <table:table-cell office:value-type="float" office:value="-0.0946454">
                <text:p>-0.0946454</text:p>
              </table:table-cell>
              <table:table-cell office:value-type="float" office:value="0.1541077">
                <text:p>0.15410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100255">
                <text:p>-0.0100255</text:p>
              </table:table-cell>
              <table:table-cell office:value-type="float" office:value="0.0505963">
                <text:p>0.0505963</text:p>
              </table:table-cell>
              <table:table-cell office:value-type="float" office:value="-0.0905255">
                <text:p>-0.0905255</text:p>
              </table:table-cell>
              <table:table-cell office:value-type="float" office:value="0.1550963">
                <text:p>0.15509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11498">
                <text:p>0.0111498</text:p>
              </table:table-cell>
              <table:table-cell office:value-type="float" office:value="0.0471052">
                <text:p>0.0471052</text:p>
              </table:table-cell>
              <table:table-cell office:value-type="float" office:value="-0.0843502">
                <text:p>-0.0843502</text:p>
              </table:table-cell>
              <table:table-cell office:value-type="float" office:value="0.1536052">
                <text:p>0.15360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94791">
                <text:p>0.0294791</text:p>
              </table:table-cell>
              <table:table-cell office:value-type="float" office:value="0.0429524">
                <text:p>0.0429524</text:p>
              </table:table-cell>
              <table:table-cell office:value-type="float" office:value="-0.0800209">
                <text:p>-0.0800209</text:p>
              </table:table-cell>
              <table:table-cell office:value-type="float" office:value="0.1534524">
                <text:p>0.1534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86472">
                <text:p>0.0386472</text:p>
              </table:table-cell>
              <table:table-cell office:value-type="float" office:value="0.0440481">
                <text:p>0.0440481</text:p>
              </table:table-cell>
              <table:table-cell office:value-type="float" office:value="-0.0813528">
                <text:p>-0.0813528</text:p>
              </table:table-cell>
              <table:table-cell office:value-type="float" office:value="0.1555481">
                <text:p>0.15554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00965">
                <text:p>0.0500965</text:p>
              </table:table-cell>
              <table:table-cell office:value-type="float" office:value="0.0508503">
                <text:p>0.0508503</text:p>
              </table:table-cell>
              <table:table-cell office:value-type="float" office:value="-0.0779035">
                <text:p>-0.0779035</text:p>
              </table:table-cell>
              <table:table-cell office:value-type="float" office:value="0.1548503">
                <text:p>0.15485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35171">
                <text:p>0.0635171</text:p>
              </table:table-cell>
              <table:table-cell office:value-type="float" office:value="0.0568024">
                <text:p>0.0568024</text:p>
              </table:table-cell>
              <table:table-cell office:value-type="float" office:value="-0.0769829">
                <text:p>-0.0769829</text:p>
              </table:table-cell>
              <table:table-cell office:value-type="float" office:value="0.1558024">
                <text:p>0.15580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45571">
                <text:p>0.0845571</text:p>
              </table:table-cell>
              <table:table-cell office:value-type="float" office:value="0.0554234">
                <text:p>0.0554234</text:p>
              </table:table-cell>
              <table:table-cell office:value-type="float" office:value="-0.0689429">
                <text:p>-0.0689429</text:p>
              </table:table-cell>
              <table:table-cell office:value-type="float" office:value="0.1599234">
                <text:p>0.1599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673">
                <text:p>0.10673</text:p>
              </table:table-cell>
              <table:table-cell office:value-type="float" office:value="0.0477991">
                <text:p>0.0477991</text:p>
              </table:table-cell>
              <table:table-cell office:value-type="float" office:value="-0.06577">
                <text:p>-0.06577</text:p>
              </table:table-cell>
              <table:table-cell office:value-type="float" office:value="0.1542991">
                <text:p>0.1542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22764">
                <text:p>0.122764</text:p>
              </table:table-cell>
              <table:table-cell office:value-type="float" office:value="0.0489184">
                <text:p>0.0489184</text:p>
              </table:table-cell>
              <table:table-cell office:value-type="float" office:value="-0.059236">
                <text:p>-0.059236</text:p>
              </table:table-cell>
              <table:table-cell office:value-type="float" office:value="0.1574184">
                <text:p>0.15741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40284">
                <text:p>0.140284</text:p>
              </table:table-cell>
              <table:table-cell office:value-type="float" office:value="0.0564813">
                <text:p>0.0564813</text:p>
              </table:table-cell>
              <table:table-cell office:value-type="float" office:value="-0.054216">
                <text:p>-0.054216</text:p>
              </table:table-cell>
              <table:table-cell office:value-type="float" office:value="0.1559813">
                <text:p>0.15598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59052">
                <text:p>0.159052</text:p>
              </table:table-cell>
              <table:table-cell office:value-type="float" office:value="0.0478225">
                <text:p>0.0478225</text:p>
              </table:table-cell>
              <table:table-cell office:value-type="float" office:value="-0.043948">
                <text:p>-0.043948</text:p>
              </table:table-cell>
              <table:table-cell office:value-type="float" office:value="0.1478225">
                <text:p>0.14782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658">
                <text:p>0.16658</text:p>
              </table:table-cell>
              <table:table-cell office:value-type="float" office:value="0.0444728">
                <text:p>0.0444728</text:p>
              </table:table-cell>
              <table:table-cell office:value-type="float" office:value="-0.04942">
                <text:p>-0.04942</text:p>
              </table:table-cell>
              <table:table-cell office:value-type="float" office:value="0.1509728">
                <text:p>0.15097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92684">
                <text:p>0.192684</text:p>
              </table:table-cell>
              <table:table-cell office:value-type="float" office:value="0.0383721">
                <text:p>0.0383721</text:p>
              </table:table-cell>
              <table:table-cell office:value-type="float" office:value="-0.044316">
                <text:p>-0.044316</text:p>
              </table:table-cell>
              <table:table-cell office:value-type="float" office:value="0.1488721">
                <text:p>0.14887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2944">
                <text:p>0.202944</text:p>
              </table:table-cell>
              <table:table-cell office:value-type="float" office:value="0.0373251">
                <text:p>0.0373251</text:p>
              </table:table-cell>
              <table:table-cell office:value-type="float" office:value="-0.047556">
                <text:p>-0.047556</text:p>
              </table:table-cell>
              <table:table-cell office:value-type="float" office:value="0.1493251">
                <text:p>0.14932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362">
                <text:p>0.21362</text:p>
              </table:table-cell>
              <table:table-cell office:value-type="float" office:value="0.0329816">
                <text:p>0.0329816</text:p>
              </table:table-cell>
              <table:table-cell office:value-type="float" office:value="-0.04338">
                <text:p>-0.04338</text:p>
              </table:table-cell>
              <table:table-cell office:value-type="float" office:value="0.1454816">
                <text:p>0.14548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8452">
                <text:p>0.218452</text:p>
              </table:table-cell>
              <table:table-cell office:value-type="float" office:value="0.0324236">
                <text:p>0.0324236</text:p>
              </table:table-cell>
              <table:table-cell office:value-type="float" office:value="-0.044548">
                <text:p>-0.044548</text:p>
              </table:table-cell>
              <table:table-cell office:value-type="float" office:value="0.1489236">
                <text:p>0.14892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22942">
                <text:p>0.222942</text:p>
              </table:table-cell>
              <table:table-cell office:value-type="float" office:value="0.0336877">
                <text:p>0.0336877</text:p>
              </table:table-cell>
              <table:table-cell office:value-type="float" office:value="-0.046058">
                <text:p>-0.046058</text:p>
              </table:table-cell>
              <table:table-cell office:value-type="float" office:value="0.1526877">
                <text:p>0.15268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27325">
                <text:p>0.227325</text:p>
              </table:table-cell>
              <table:table-cell office:value-type="float" office:value="0.0354914">
                <text:p>0.0354914</text:p>
              </table:table-cell>
              <table:table-cell office:value-type="float" office:value="-0.045675">
                <text:p>-0.045675</text:p>
              </table:table-cell>
              <table:table-cell office:value-type="float" office:value="0.1519914">
                <text:p>0.15199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33919">
                <text:p>0.233919</text:p>
              </table:table-cell>
              <table:table-cell office:value-type="float" office:value="0.0364157">
                <text:p>0.0364157</text:p>
              </table:table-cell>
              <table:table-cell office:value-type="float" office:value="-0.045081">
                <text:p>-0.045081</text:p>
              </table:table-cell>
              <table:table-cell office:value-type="float" office:value="0.1504157">
                <text:p>0.15041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56283">
                <text:p>0.256283</text:p>
              </table:table-cell>
              <table:table-cell office:value-type="float" office:value="0.0267551">
                <text:p>0.0267551</text:p>
              </table:table-cell>
              <table:table-cell office:value-type="float" office:value="-0.026717">
                <text:p>-0.026717</text:p>
              </table:table-cell>
              <table:table-cell office:value-type="float" office:value="0.1437551">
                <text:p>0.14375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4942">
                <text:p>0.264942</text:p>
              </table:table-cell>
              <table:table-cell office:value-type="float" office:value="0.0228736">
                <text:p>0.0228736</text:p>
              </table:table-cell>
              <table:table-cell office:value-type="float" office:value="-0.024058">
                <text:p>-0.024058</text:p>
              </table:table-cell>
              <table:table-cell office:value-type="float" office:value="0.1418736">
                <text:p>0.14187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9268">
                <text:p>0.269268</text:p>
              </table:table-cell>
              <table:table-cell office:value-type="float" office:value="0.0245202">
                <text:p>0.0245202</text:p>
              </table:table-cell>
              <table:table-cell office:value-type="float" office:value="-0.024732">
                <text:p>-0.024732</text:p>
              </table:table-cell>
              <table:table-cell office:value-type="float" office:value="0.1470202">
                <text:p>0.14702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1698">
                <text:p>0.221698</text:p>
              </table:table-cell>
              <table:table-cell office:value-type="float" office:value="0.0281345">
                <text:p>0.0281345</text:p>
              </table:table-cell>
              <table:table-cell office:value-type="float" office:value="-0.073302">
                <text:p>-0.073302</text:p>
              </table:table-cell>
              <table:table-cell office:value-type="float" office:value="0.1646345">
                <text:p>0.16463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06883">
                <text:p>0.206883</text:p>
              </table:table-cell>
              <table:table-cell office:value-type="float" office:value="0.0332082">
                <text:p>0.0332082</text:p>
              </table:table-cell>
              <table:table-cell office:value-type="float" office:value="-0.0801170000000001">
                <text:p>-0.0801170000000001</text:p>
              </table:table-cell>
              <table:table-cell office:value-type="float" office:value="0.1642082">
                <text:p>0.16420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04537">
                <text:p>0.204537</text:p>
              </table:table-cell>
              <table:table-cell office:value-type="float" office:value="0.0438115">
                <text:p>0.0438115</text:p>
              </table:table-cell>
              <table:table-cell office:value-type="float" office:value="-0.074463">
                <text:p>-0.074463</text:p>
              </table:table-cell>
              <table:table-cell office:value-type="float" office:value="0.1743115">
                <text:p>0.17431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01994">
                <text:p>0.201994</text:p>
              </table:table-cell>
              <table:table-cell office:value-type="float" office:value="0.045725">
                <text:p>0.045725</text:p>
              </table:table-cell>
              <table:table-cell office:value-type="float" office:value="-0.059506">
                <text:p>-0.059506</text:p>
              </table:table-cell>
              <table:table-cell office:value-type="float" office:value="0.175225">
                <text:p>0.1752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99571">
                <text:p>0.199571</text:p>
              </table:table-cell>
              <table:table-cell office:value-type="float" office:value="0.0520959">
                <text:p>0.0520959</text:p>
              </table:table-cell>
              <table:table-cell office:value-type="float" office:value="-0.057429">
                <text:p>-0.057429</text:p>
              </table:table-cell>
              <table:table-cell office:value-type="float" office:value="0.1715959">
                <text:p>0.17159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98207">
                <text:p>0.198207</text:p>
              </table:table-cell>
              <table:table-cell office:value-type="float" office:value="0.0598901">
                <text:p>0.0598901</text:p>
              </table:table-cell>
              <table:table-cell office:value-type="float" office:value="-0.054293">
                <text:p>-0.054293</text:p>
              </table:table-cell>
              <table:table-cell office:value-type="float" office:value="0.1738901">
                <text:p>0.17389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97169">
                <text:p>0.197169</text:p>
              </table:table-cell>
              <table:table-cell office:value-type="float" office:value="0.0646336">
                <text:p>0.0646336</text:p>
              </table:table-cell>
              <table:table-cell office:value-type="float" office:value="-0.051831">
                <text:p>-0.051831</text:p>
              </table:table-cell>
              <table:table-cell office:value-type="float" office:value="0.1706336">
                <text:p>0.17063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94806">
                <text:p>0.194806</text:p>
              </table:table-cell>
              <table:table-cell office:value-type="float" office:value="0.0690933">
                <text:p>0.0690933</text:p>
              </table:table-cell>
              <table:table-cell office:value-type="float" office:value="-0.051194">
                <text:p>-0.051194</text:p>
              </table:table-cell>
              <table:table-cell office:value-type="float" office:value="0.1685933">
                <text:p>0.16859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93563">
                <text:p>0.193563</text:p>
              </table:table-cell>
              <table:table-cell office:value-type="float" office:value="0.0746039">
                <text:p>0.0746039</text:p>
              </table:table-cell>
              <table:table-cell office:value-type="float" office:value="-0.048437">
                <text:p>-0.048437</text:p>
              </table:table-cell>
              <table:table-cell office:value-type="float" office:value="0.1691039">
                <text:p>0.16910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463">
                <text:p>0.19463</text:p>
              </table:table-cell>
              <table:table-cell office:value-type="float" office:value="0.0747283">
                <text:p>0.0747283</text:p>
              </table:table-cell>
              <table:table-cell office:value-type="float" office:value="-0.04637">
                <text:p>-0.04637</text:p>
              </table:table-cell>
              <table:table-cell office:value-type="float" office:value="0.1672283">
                <text:p>0.16722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6805">
                <text:p>0.196805</text:p>
              </table:table-cell>
              <table:table-cell office:value-type="float" office:value="0.0739211">
                <text:p>0.0739211</text:p>
              </table:table-cell>
              <table:table-cell office:value-type="float" office:value="-0.045195">
                <text:p>-0.045195</text:p>
              </table:table-cell>
              <table:table-cell office:value-type="float" office:value="0.1669211">
                <text:p>0.16692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98341">
                <text:p>0.198341</text:p>
              </table:table-cell>
              <table:table-cell office:value-type="float" office:value="0.0750138">
                <text:p>0.0750138</text:p>
              </table:table-cell>
              <table:table-cell office:value-type="float" office:value="-0.044159">
                <text:p>-0.044159</text:p>
              </table:table-cell>
              <table:table-cell office:value-type="float" office:value="0.1690138">
                <text:p>0.16901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00852">
                <text:p>0.200852</text:p>
              </table:table-cell>
              <table:table-cell office:value-type="float" office:value="0.0715481">
                <text:p>0.0715481</text:p>
              </table:table-cell>
              <table:table-cell office:value-type="float" office:value="-0.042648">
                <text:p>-0.042648</text:p>
              </table:table-cell>
              <table:table-cell office:value-type="float" office:value="0.1655481">
                <text:p>0.16554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0316">
                <text:p>0.20316</text:p>
              </table:table-cell>
              <table:table-cell office:value-type="float" office:value="0.0677213">
                <text:p>0.0677213</text:p>
              </table:table-cell>
              <table:table-cell office:value-type="float" office:value="-0.04184">
                <text:p>-0.04184</text:p>
              </table:table-cell>
              <table:table-cell office:value-type="float" office:value="0.1657213">
                <text:p>0.16572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0412">
                <text:p>0.20412</text:p>
              </table:table-cell>
              <table:table-cell office:value-type="float" office:value="0.0681447">
                <text:p>0.0681447</text:p>
              </table:table-cell>
              <table:table-cell office:value-type="float" office:value="-0.04288">
                <text:p>-0.04288</text:p>
              </table:table-cell>
              <table:table-cell office:value-type="float" office:value="0.1661447">
                <text:p>0.16614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03915">
                <text:p>0.203915</text:p>
              </table:table-cell>
              <table:table-cell office:value-type="float" office:value="0.0674479">
                <text:p>0.0674479</text:p>
              </table:table-cell>
              <table:table-cell office:value-type="float" office:value="-0.044085">
                <text:p>-0.044085</text:p>
              </table:table-cell>
              <table:table-cell office:value-type="float" office:value="0.1669479">
                <text:p>0.16694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00737">
                <text:p>0.200737</text:p>
              </table:table-cell>
              <table:table-cell office:value-type="float" office:value="0.0642613">
                <text:p>0.0642613</text:p>
              </table:table-cell>
              <table:table-cell office:value-type="float" office:value="-0.045263">
                <text:p>-0.045263</text:p>
              </table:table-cell>
              <table:table-cell office:value-type="float" office:value="0.1662613">
                <text:p>0.16626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3827">
                <text:p>0.193827</text:p>
              </table:table-cell>
              <table:table-cell office:value-type="float" office:value="0.0591593">
                <text:p>0.0591593</text:p>
              </table:table-cell>
              <table:table-cell office:value-type="float" office:value="-0.048173">
                <text:p>-0.048173</text:p>
              </table:table-cell>
              <table:table-cell office:value-type="float" office:value="0.1626593">
                <text:p>0.16265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83829">
                <text:p>0.183829</text:p>
              </table:table-cell>
              <table:table-cell office:value-type="float" office:value="0.0516116">
                <text:p>0.0516116</text:p>
              </table:table-cell>
              <table:table-cell office:value-type="float" office:value="-0.051671">
                <text:p>-0.051671</text:p>
              </table:table-cell>
              <table:table-cell office:value-type="float" office:value="0.1631116">
                <text:p>0.16311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78633">
                <text:p>0.178633</text:p>
              </table:table-cell>
              <table:table-cell office:value-type="float" office:value="0.0500258">
                <text:p>0.0500258</text:p>
              </table:table-cell>
              <table:table-cell office:value-type="float" office:value="-0.050867">
                <text:p>-0.050867</text:p>
              </table:table-cell>
              <table:table-cell office:value-type="float" office:value="0.1665258">
                <text:p>0.16652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67963">
                <text:p>0.167963</text:p>
              </table:table-cell>
              <table:table-cell office:value-type="float" office:value="0.0541305">
                <text:p>0.0541305</text:p>
              </table:table-cell>
              <table:table-cell office:value-type="float" office:value="-0.055037">
                <text:p>-0.055037</text:p>
              </table:table-cell>
              <table:table-cell office:value-type="float" office:value="0.1686305">
                <text:p>0.16863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2074">
                <text:p>0.152074</text:p>
              </table:table-cell>
              <table:table-cell office:value-type="float" office:value="0.0561211">
                <text:p>0.0561211</text:p>
              </table:table-cell>
              <table:table-cell office:value-type="float" office:value="-0.058926">
                <text:p>-0.058926</text:p>
              </table:table-cell>
              <table:table-cell office:value-type="float" office:value="0.1686211">
                <text:p>0.16862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45917">
                <text:p>0.145917</text:p>
              </table:table-cell>
              <table:table-cell office:value-type="float" office:value="0.0541547">
                <text:p>0.0541547</text:p>
              </table:table-cell>
              <table:table-cell office:value-type="float" office:value="-0.049583">
                <text:p>-0.049583</text:p>
              </table:table-cell>
              <table:table-cell office:value-type="float" office:value="0.1706547">
                <text:p>0.17065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20074">
                <text:p>0.120074</text:p>
              </table:table-cell>
              <table:table-cell office:value-type="float" office:value="0.0420023">
                <text:p>0.0420023</text:p>
              </table:table-cell>
              <table:table-cell office:value-type="float" office:value="-0.063426">
                <text:p>-0.063426</text:p>
              </table:table-cell>
              <table:table-cell office:value-type="float" office:value="0.1670023">
                <text:p>0.16700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07282">
                <text:p>0.107282</text:p>
              </table:table-cell>
              <table:table-cell office:value-type="float" office:value="0.0441283">
                <text:p>0.0441283</text:p>
              </table:table-cell>
              <table:table-cell office:value-type="float" office:value="-0.061718">
                <text:p>-0.061718</text:p>
              </table:table-cell>
              <table:table-cell office:value-type="float" office:value="0.1701283">
                <text:p>0.17012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903437">
                <text:p>0.0903437</text:p>
              </table:table-cell>
              <table:table-cell office:value-type="float" office:value="0.0444999">
                <text:p>0.0444999</text:p>
              </table:table-cell>
              <table:table-cell office:value-type="float" office:value="-0.0641563">
                <text:p>-0.0641563</text:p>
              </table:table-cell>
              <table:table-cell office:value-type="float" office:value="0.1709999">
                <text:p>0.17099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738882">
                <text:p>0.0738882</text:p>
              </table:table-cell>
              <table:table-cell office:value-type="float" office:value="0.0368628">
                <text:p>0.0368628</text:p>
              </table:table-cell>
              <table:table-cell office:value-type="float" office:value="-0.0686118">
                <text:p>-0.0686118</text:p>
              </table:table-cell>
              <table:table-cell office:value-type="float" office:value="0.1728628">
                <text:p>0.17286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55785">
                <text:p>0.0555785</text:p>
              </table:table-cell>
              <table:table-cell office:value-type="float" office:value="0.0330649">
                <text:p>0.0330649</text:p>
              </table:table-cell>
              <table:table-cell office:value-type="float" office:value="-0.0719215">
                <text:p>-0.0719215</text:p>
              </table:table-cell>
              <table:table-cell office:value-type="float" office:value="0.1700649">
                <text:p>0.17006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54726">
                <text:p>0.0354726</text:p>
              </table:table-cell>
              <table:table-cell office:value-type="float" office:value="0.029549">
                <text:p>0.029549</text:p>
              </table:table-cell>
              <table:table-cell office:value-type="float" office:value="-0.0755274">
                <text:p>-0.0755274</text:p>
              </table:table-cell>
              <table:table-cell office:value-type="float" office:value="0.174049">
                <text:p>0.1740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34034">
                <text:p>0.0134034</text:p>
              </table:table-cell>
              <table:table-cell office:value-type="float" office:value="0.0257372">
                <text:p>0.0257372</text:p>
              </table:table-cell>
              <table:table-cell office:value-type="float" office:value="-0.0800966">
                <text:p>-0.0800966</text:p>
              </table:table-cell>
              <table:table-cell office:value-type="float" office:value="0.1747372">
                <text:p>0.17473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155286">
                <text:p>0.00155286</text:p>
              </table:table-cell>
              <table:table-cell office:value-type="float" office:value="0.0222287">
                <text:p>0.0222287</text:p>
              </table:table-cell>
              <table:table-cell office:value-type="float" office:value="-0.07894714">
                <text:p>-0.07894714</text:p>
              </table:table-cell>
              <table:table-cell office:value-type="float" office:value="0.1752287">
                <text:p>0.17522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128577">
                <text:p>-0.0128577</text:p>
              </table:table-cell>
              <table:table-cell office:value-type="float" office:value="0.0151335">
                <text:p>0.0151335</text:p>
              </table:table-cell>
              <table:table-cell office:value-type="float" office:value="-0.0828577">
                <text:p>-0.0828577</text:p>
              </table:table-cell>
              <table:table-cell office:value-type="float" office:value="0.1741335">
                <text:p>0.17413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235248">
                <text:p>-0.0235248</text:p>
              </table:table-cell>
              <table:table-cell office:value-type="float" office:value="0.0159243">
                <text:p>0.0159243</text:p>
              </table:table-cell>
              <table:table-cell office:value-type="float" office:value="-0.0845248">
                <text:p>-0.0845248</text:p>
              </table:table-cell>
              <table:table-cell office:value-type="float" office:value="0.1764243">
                <text:p>0.17642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331017">
                <text:p>-0.0331017</text:p>
              </table:table-cell>
              <table:table-cell office:value-type="float" office:value="0.0219121">
                <text:p>0.0219121</text:p>
              </table:table-cell>
              <table:table-cell office:value-type="float" office:value="-0.0841017">
                <text:p>-0.0841017</text:p>
              </table:table-cell>
              <table:table-cell office:value-type="float" office:value="0.1804121">
                <text:p>0.18041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453022">
                <text:p>-0.0453022</text:p>
              </table:table-cell>
              <table:table-cell office:value-type="float" office:value="0.0350893">
                <text:p>0.0350893</text:p>
              </table:table-cell>
              <table:table-cell office:value-type="float" office:value="-0.0853022">
                <text:p>-0.0853022</text:p>
              </table:table-cell>
              <table:table-cell office:value-type="float" office:value="0.1870893">
                <text:p>0.18708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526159">
                <text:p>-0.0526159</text:p>
              </table:table-cell>
              <table:table-cell office:value-type="float" office:value="0.0426301">
                <text:p>0.0426301</text:p>
              </table:table-cell>
              <table:table-cell office:value-type="float" office:value="-0.0831159">
                <text:p>-0.0831159</text:p>
              </table:table-cell>
              <table:table-cell office:value-type="float" office:value="0.1876301">
                <text:p>0.18763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588957">
                <text:p>-0.0588957</text:p>
              </table:table-cell>
              <table:table-cell office:value-type="float" office:value="0.0520748">
                <text:p>0.0520748</text:p>
              </table:table-cell>
              <table:table-cell office:value-type="float" office:value="-0.0833957">
                <text:p>-0.0833957</text:p>
              </table:table-cell>
              <table:table-cell office:value-type="float" office:value="0.1905748">
                <text:p>0.19057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59237">
                <text:p>-0.059237</text:p>
              </table:table-cell>
              <table:table-cell office:value-type="float" office:value="0.0665866">
                <text:p>0.0665866</text:p>
              </table:table-cell>
              <table:table-cell office:value-type="float" office:value="-0.083737">
                <text:p>-0.083737</text:p>
              </table:table-cell>
              <table:table-cell office:value-type="float" office:value="0.1950866">
                <text:p>0.19508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551916">
                <text:p>-0.0551916</text:p>
              </table:table-cell>
              <table:table-cell office:value-type="float" office:value="0.0875226">
                <text:p>0.0875226</text:p>
              </table:table-cell>
              <table:table-cell office:value-type="float" office:value="-0.0776916">
                <text:p>-0.0776916</text:p>
              </table:table-cell>
              <table:table-cell office:value-type="float" office:value="0.2005226">
                <text:p>0.2005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489448">
                <text:p>-0.0489448</text:p>
              </table:table-cell>
              <table:table-cell office:value-type="float" office:value="0.107629">
                <text:p>0.107629</text:p>
              </table:table-cell>
              <table:table-cell office:value-type="float" office:value="-0.0789448">
                <text:p>-0.0789448</text:p>
              </table:table-cell>
              <table:table-cell office:value-type="float" office:value="0.204129">
                <text:p>0.2041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457983">
                <text:p>-0.0457983</text:p>
              </table:table-cell>
              <table:table-cell office:value-type="float" office:value="0.120686">
                <text:p>0.120686</text:p>
              </table:table-cell>
              <table:table-cell office:value-type="float" office:value="-0.0747983">
                <text:p>-0.0747983</text:p>
              </table:table-cell>
              <table:table-cell office:value-type="float" office:value="0.208686">
                <text:p>0.2086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450257">
                <text:p>-0.0450257</text:p>
              </table:table-cell>
              <table:table-cell office:value-type="float" office:value="0.132679">
                <text:p>0.132679</text:p>
              </table:table-cell>
              <table:table-cell office:value-type="float" office:value="-0.0745257">
                <text:p>-0.0745257</text:p>
              </table:table-cell>
              <table:table-cell office:value-type="float" office:value="0.210179">
                <text:p>0.2101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45546">
                <text:p>-0.045546</text:p>
              </table:table-cell>
              <table:table-cell office:value-type="float" office:value="0.146022">
                <text:p>0.146022</text:p>
              </table:table-cell>
              <table:table-cell office:value-type="float" office:value="-0.074046">
                <text:p>-0.074046</text:p>
              </table:table-cell>
              <table:table-cell office:value-type="float" office:value="0.213022">
                <text:p>0.2130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528186">
                <text:p>-0.0528186</text:p>
              </table:table-cell>
              <table:table-cell office:value-type="float" office:value="0.159165">
                <text:p>0.159165</text:p>
              </table:table-cell>
              <table:table-cell office:value-type="float" office:value="-0.0803186">
                <text:p>-0.0803186</text:p>
              </table:table-cell>
              <table:table-cell office:value-type="float" office:value="0.218665">
                <text:p>0.2186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528186">
                <text:p>-0.0528186</text:p>
              </table:table-cell>
              <table:table-cell office:value-type="float" office:value="0.159165">
                <text:p>0.159165</text:p>
              </table:table-cell>
              <table:table-cell office:value-type="float" office:value="-0.0768186">
                <text:p>-0.0768186</text:p>
              </table:table-cell>
              <table:table-cell office:value-type="float" office:value="0.214665">
                <text:p>0.2146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512639">
                <text:p>-0.0512639</text:p>
              </table:table-cell>
              <table:table-cell office:value-type="float" office:value="0.171468">
                <text:p>0.171468</text:p>
              </table:table-cell>
              <table:table-cell office:value-type="float" office:value="-0.0767639">
                <text:p>-0.0767639</text:p>
              </table:table-cell>
              <table:table-cell office:value-type="float" office:value="0.219468">
                <text:p>0.2194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478344">
                <text:p>-0.0478344</text:p>
              </table:table-cell>
              <table:table-cell office:value-type="float" office:value="0.190862">
                <text:p>0.190862</text:p>
              </table:table-cell>
              <table:table-cell office:value-type="float" office:value="-0.0753344">
                <text:p>-0.0753344</text:p>
              </table:table-cell>
              <table:table-cell office:value-type="float" office:value="0.221362">
                <text:p>0.2213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458107">
                <text:p>-0.0458107</text:p>
              </table:table-cell>
              <table:table-cell office:value-type="float" office:value="0.202739">
                <text:p>0.202739</text:p>
              </table:table-cell>
              <table:table-cell office:value-type="float" office:value="-0.0738107">
                <text:p>-0.0738107</text:p>
              </table:table-cell>
              <table:table-cell office:value-type="float" office:value="0.226239">
                <text:p>0.2262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449607">
                <text:p>-0.0449607</text:p>
              </table:table-cell>
              <table:table-cell office:value-type="float" office:value="0.232849">
                <text:p>0.232849</text:p>
              </table:table-cell>
              <table:table-cell office:value-type="float" office:value="-0.0754607">
                <text:p>-0.0754607</text:p>
              </table:table-cell>
              <table:table-cell office:value-type="float" office:value="0.246849">
                <text:p>0.2468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459178">
                <text:p>-0.0459178</text:p>
              </table:table-cell>
              <table:table-cell office:value-type="float" office:value="0.250435">
                <text:p>0.250435</text:p>
              </table:table-cell>
              <table:table-cell office:value-type="float" office:value="-0.0754178">
                <text:p>-0.0754178</text:p>
              </table:table-cell>
              <table:table-cell office:value-type="float" office:value="0.245935">
                <text:p>0.2459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456964">
                <text:p>-0.0456964</text:p>
              </table:table-cell>
              <table:table-cell office:value-type="float" office:value="0.252935">
                <text:p>0.252935</text:p>
              </table:table-cell>
              <table:table-cell office:value-type="float" office:value="-0.0721964">
                <text:p>-0.0721964</text:p>
              </table:table-cell>
              <table:table-cell office:value-type="float" office:value="0.236435">
                <text:p>0.2364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453316">
                <text:p>-0.0453316</text:p>
              </table:table-cell>
              <table:table-cell office:value-type="float" office:value="0.256056">
                <text:p>0.256056</text:p>
              </table:table-cell>
              <table:table-cell office:value-type="float" office:value="-0.0703316">
                <text:p>-0.0703316</text:p>
              </table:table-cell>
              <table:table-cell office:value-type="float" office:value="0.235056">
                <text:p>0.235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473413">
                <text:p>-0.0473413</text:p>
              </table:table-cell>
              <table:table-cell office:value-type="float" office:value="0.272048">
                <text:p>0.272048</text:p>
              </table:table-cell>
              <table:table-cell office:value-type="float" office:value="-0.0708413">
                <text:p>-0.0708413</text:p>
              </table:table-cell>
              <table:table-cell office:value-type="float" office:value="0.241048">
                <text:p>0.2410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490362">
                <text:p>-0.0490362</text:p>
              </table:table-cell>
              <table:table-cell office:value-type="float" office:value="0.289163">
                <text:p>0.289163</text:p>
              </table:table-cell>
              <table:table-cell office:value-type="float" office:value="-0.0710362">
                <text:p>-0.0710362</text:p>
              </table:table-cell>
              <table:table-cell office:value-type="float" office:value="0.246163">
                <text:p>0.2461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473482">
                <text:p>-0.0473482</text:p>
              </table:table-cell>
              <table:table-cell office:value-type="float" office:value="0.298493">
                <text:p>0.298493</text:p>
              </table:table-cell>
              <table:table-cell office:value-type="float" office:value="-0.0688482">
                <text:p>-0.0688482</text:p>
              </table:table-cell>
              <table:table-cell office:value-type="float" office:value="0.249993">
                <text:p>0.2499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458114">
                <text:p>-0.0458114</text:p>
              </table:table-cell>
              <table:table-cell office:value-type="float" office:value="0.306145">
                <text:p>0.306145</text:p>
              </table:table-cell>
              <table:table-cell office:value-type="float" office:value="-0.0673114">
                <text:p>-0.0673114</text:p>
              </table:table-cell>
              <table:table-cell office:value-type="float" office:value="0.248645">
                <text:p>0.2486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445131">
                <text:p>-0.0445131</text:p>
              </table:table-cell>
              <table:table-cell office:value-type="float" office:value="0.335651">
                <text:p>0.335651</text:p>
              </table:table-cell>
              <table:table-cell office:value-type="float" office:value="-0.0665131">
                <text:p>-0.0665131</text:p>
              </table:table-cell>
              <table:table-cell office:value-type="float" office:value="0.264151">
                <text:p>0.2641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468741">
                <text:p>-0.0468741</text:p>
              </table:table-cell>
              <table:table-cell office:value-type="float" office:value="0.339999">
                <text:p>0.339999</text:p>
              </table:table-cell>
              <table:table-cell office:value-type="float" office:value="-0.0688741">
                <text:p>-0.0688741</text:p>
              </table:table-cell>
              <table:table-cell office:value-type="float" office:value="0.259499">
                <text:p>0.2594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483434">
                <text:p>-0.0483434</text:p>
              </table:table-cell>
              <table:table-cell office:value-type="float" office:value="0.342796">
                <text:p>0.342796</text:p>
              </table:table-cell>
              <table:table-cell office:value-type="float" office:value="-0.0678434">
                <text:p>-0.0678434</text:p>
              </table:table-cell>
              <table:table-cell office:value-type="float" office:value="0.258796">
                <text:p>0.2587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512748">
                <text:p>-0.0512748</text:p>
              </table:table-cell>
              <table:table-cell office:value-type="float" office:value="0.351658">
                <text:p>0.351658</text:p>
              </table:table-cell>
              <table:table-cell office:value-type="float" office:value="-0.0677748">
                <text:p>-0.0677748</text:p>
              </table:table-cell>
              <table:table-cell office:value-type="float" office:value="0.259658">
                <text:p>0.2596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523868">
                <text:p>-0.0523868</text:p>
              </table:table-cell>
              <table:table-cell office:value-type="float" office:value="0.366757">
                <text:p>0.366757</text:p>
              </table:table-cell>
              <table:table-cell office:value-type="float" office:value="-0.0673868">
                <text:p>-0.0673868</text:p>
              </table:table-cell>
              <table:table-cell office:value-type="float" office:value="0.265757">
                <text:p>0.2657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503981">
                <text:p>-0.0503981</text:p>
              </table:table-cell>
              <table:table-cell office:value-type="float" office:value="0.376494">
                <text:p>0.376494</text:p>
              </table:table-cell>
              <table:table-cell office:value-type="float" office:value="-0.0648981">
                <text:p>-0.0648981</text:p>
              </table:table-cell>
              <table:table-cell office:value-type="float" office:value="0.266494">
                <text:p>0.2664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508846">
                <text:p>-0.0508846</text:p>
              </table:table-cell>
              <table:table-cell office:value-type="float" office:value="0.39997">
                <text:p>0.39997</text:p>
              </table:table-cell>
              <table:table-cell office:value-type="float" office:value="-0.0683846">
                <text:p>-0.0683846</text:p>
              </table:table-cell>
              <table:table-cell office:value-type="float" office:value="0.27847">
                <text:p>0.278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508846">
                <text:p>-0.0508846</text:p>
              </table:table-cell>
              <table:table-cell office:value-type="float" office:value="0.39997">
                <text:p>0.39997</text:p>
              </table:table-cell>
              <table:table-cell office:value-type="float" office:value="-0.0628846">
                <text:p>-0.0628846</text:p>
              </table:table-cell>
              <table:table-cell office:value-type="float" office:value="0.26647">
                <text:p>0.26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519399">
                <text:p>-0.0519399</text:p>
              </table:table-cell>
              <table:table-cell office:value-type="float" office:value="0.410583">
                <text:p>0.410583</text:p>
              </table:table-cell>
              <table:table-cell office:value-type="float" office:value="-0.0639399">
                <text:p>-0.0639399</text:p>
              </table:table-cell>
              <table:table-cell office:value-type="float" office:value="0.271583">
                <text:p>0.2715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514243">
                <text:p>-0.0514243</text:p>
              </table:table-cell>
              <table:table-cell office:value-type="float" office:value="0.420191">
                <text:p>0.420191</text:p>
              </table:table-cell>
              <table:table-cell office:value-type="float" office:value="-0.0644243">
                <text:p>-0.0644243</text:p>
              </table:table-cell>
              <table:table-cell office:value-type="float" office:value="0.276691">
                <text:p>0.276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500398">
                <text:p>-0.0500398</text:p>
              </table:table-cell>
              <table:table-cell office:value-type="float" office:value="0.428403">
                <text:p>0.428403</text:p>
              </table:table-cell>
              <table:table-cell office:value-type="float" office:value="-0.0625398">
                <text:p>-0.0625398</text:p>
              </table:table-cell>
              <table:table-cell office:value-type="float" office:value="0.277403">
                <text:p>0.2774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480448">
                <text:p>-0.0480448</text:p>
              </table:table-cell>
              <table:table-cell office:value-type="float" office:value="0.438382">
                <text:p>0.438382</text:p>
              </table:table-cell>
              <table:table-cell office:value-type="float" office:value="-0.0610448">
                <text:p>-0.0610448</text:p>
              </table:table-cell>
              <table:table-cell office:value-type="float" office:value="0.281382">
                <text:p>0.2813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492933">
                <text:p>-0.0492933</text:p>
              </table:table-cell>
              <table:table-cell office:value-type="float" office:value="0.445089">
                <text:p>0.445089</text:p>
              </table:table-cell>
              <table:table-cell office:value-type="float" office:value="-0.0637933">
                <text:p>-0.0637933</text:p>
              </table:table-cell>
              <table:table-cell office:value-type="float" office:value="0.280089">
                <text:p>0.2800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51445">
                <text:p>-0.051445</text:p>
              </table:table-cell>
              <table:table-cell office:value-type="float" office:value="0.449623">
                <text:p>0.449623</text:p>
              </table:table-cell>
              <table:table-cell office:value-type="float" office:value="-0.063945">
                <text:p>-0.063945</text:p>
              </table:table-cell>
              <table:table-cell office:value-type="float" office:value="0.278123">
                <text:p>0.2781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543035">
                <text:p>-0.0543035</text:p>
              </table:table-cell>
              <table:table-cell office:value-type="float" office:value="0.454045">
                <text:p>0.454045</text:p>
              </table:table-cell>
              <table:table-cell office:value-type="float" office:value="-0.0643035">
                <text:p>-0.0643035</text:p>
              </table:table-cell>
              <table:table-cell office:value-type="float" office:value="0.278045">
                <text:p>0.2780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558504">
                <text:p>-0.0558504</text:p>
              </table:table-cell>
              <table:table-cell office:value-type="float" office:value="0.461134">
                <text:p>0.461134</text:p>
              </table:table-cell>
              <table:table-cell office:value-type="float" office:value="-0.0628504">
                <text:p>-0.0628504</text:p>
              </table:table-cell>
              <table:table-cell office:value-type="float" office:value="0.282634">
                <text:p>0.2826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567164">
                <text:p>-0.0567164</text:p>
              </table:table-cell>
              <table:table-cell office:value-type="float" office:value="0.473949">
                <text:p>0.473949</text:p>
              </table:table-cell>
              <table:table-cell office:value-type="float" office:value="-0.0637164">
                <text:p>-0.0637164</text:p>
              </table:table-cell>
              <table:table-cell office:value-type="float" office:value="0.285949">
                <text:p>0.2859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558117">
                <text:p>-0.0558117</text:p>
              </table:table-cell>
              <table:table-cell office:value-type="float" office:value="0.481431">
                <text:p>0.481431</text:p>
              </table:table-cell>
              <table:table-cell office:value-type="float" office:value="-0.0628117">
                <text:p>-0.0628117</text:p>
              </table:table-cell>
              <table:table-cell office:value-type="float" office:value="0.283931">
                <text:p>0.2839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648346">
                <text:p>-0.0648346</text:p>
              </table:table-cell>
              <table:table-cell office:value-type="float" office:value="0.504591">
                <text:p>0.504591</text:p>
              </table:table-cell>
              <table:table-cell office:value-type="float" office:value="-0.0728346">
                <text:p>-0.0728346</text:p>
              </table:table-cell>
              <table:table-cell office:value-type="float" office:value="0.304091">
                <text:p>0.3040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599924">
                <text:p>-0.0599924</text:p>
              </table:table-cell>
              <table:table-cell office:value-type="float" office:value="0.527033">
                <text:p>0.527033</text:p>
              </table:table-cell>
              <table:table-cell office:value-type="float" office:value="-0.0664924">
                <text:p>-0.0664924</text:p>
              </table:table-cell>
              <table:table-cell office:value-type="float" office:value="0.321033">
                <text:p>0.3210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623926">
                <text:p>-0.0623926</text:p>
              </table:table-cell>
              <table:table-cell office:value-type="float" office:value="0.537162">
                <text:p>0.537162</text:p>
              </table:table-cell>
              <table:table-cell office:value-type="float" office:value="-0.0643926">
                <text:p>-0.0643926</text:p>
              </table:table-cell>
              <table:table-cell office:value-type="float" office:value="0.323162">
                <text:p>0.3231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592738">
                <text:p>-0.0592738</text:p>
              </table:table-cell>
              <table:table-cell office:value-type="float" office:value="0.430514">
                <text:p>0.430514</text:p>
              </table:table-cell>
              <table:table-cell office:value-type="float" office:value="-0.0617738">
                <text:p>-0.0617738</text:p>
              </table:table-cell>
              <table:table-cell office:value-type="float" office:value="0.214514">
                <text:p>0.2145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599667">
                <text:p>-0.0599667</text:p>
              </table:table-cell>
              <table:table-cell office:value-type="float" office:value="0.417025">
                <text:p>0.417025</text:p>
              </table:table-cell>
              <table:table-cell office:value-type="float" office:value="-0.0624667">
                <text:p>-0.0624667</text:p>
              </table:table-cell>
              <table:table-cell office:value-type="float" office:value="0.232025">
                <text:p>0.2320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592504">
                <text:p>-0.0592504</text:p>
              </table:table-cell>
              <table:table-cell office:value-type="float" office:value="0.408143">
                <text:p>0.408143</text:p>
              </table:table-cell>
              <table:table-cell office:value-type="float" office:value="-0.0657504">
                <text:p>-0.0657504</text:p>
              </table:table-cell>
              <table:table-cell office:value-type="float" office:value="0.238643">
                <text:p>0.2386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585964">
                <text:p>-0.0585964</text:p>
              </table:table-cell>
              <table:table-cell office:value-type="float" office:value="0.405353">
                <text:p>0.405353</text:p>
              </table:table-cell>
              <table:table-cell office:value-type="float" office:value="-0.0620964">
                <text:p>-0.0620964</text:p>
              </table:table-cell>
              <table:table-cell office:value-type="float" office:value="0.266353">
                <text:p>0.2663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585964">
                <text:p>-0.0585964</text:p>
              </table:table-cell>
              <table:table-cell office:value-type="float" office:value="0.405353">
                <text:p>0.405353</text:p>
              </table:table-cell>
              <table:table-cell office:value-type="float" office:value="-0.0620964">
                <text:p>-0.0620964</text:p>
              </table:table-cell>
              <table:table-cell office:value-type="float" office:value="0.279853">
                <text:p>0.2798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565724">
                <text:p>-0.0565724</text:p>
              </table:table-cell>
              <table:table-cell office:value-type="float" office:value="0.398875">
                <text:p>0.398875</text:p>
              </table:table-cell>
              <table:table-cell office:value-type="float" office:value="-0.0630724">
                <text:p>-0.0630724</text:p>
              </table:table-cell>
              <table:table-cell office:value-type="float" office:value="0.279375">
                <text:p>0.2793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537009">
                <text:p>-0.0537009</text:p>
              </table:table-cell>
              <table:table-cell office:value-type="float" office:value="0.390008">
                <text:p>0.390008</text:p>
              </table:table-cell>
              <table:table-cell office:value-type="float" office:value="-0.0672009">
                <text:p>-0.0672009</text:p>
              </table:table-cell>
              <table:table-cell office:value-type="float" office:value="0.278508">
                <text:p>0.2785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549347">
                <text:p>-0.0549347</text:p>
              </table:table-cell>
              <table:table-cell office:value-type="float" office:value="0.385605">
                <text:p>0.385605</text:p>
              </table:table-cell>
              <table:table-cell office:value-type="float" office:value="-0.0669347">
                <text:p>-0.0669347</text:p>
              </table:table-cell>
              <table:table-cell office:value-type="float" office:value="0.278605">
                <text:p>0.2786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556842">
                <text:p>-0.0556842</text:p>
              </table:table-cell>
              <table:table-cell office:value-type="float" office:value="0.384195">
                <text:p>0.384195</text:p>
              </table:table-cell>
              <table:table-cell office:value-type="float" office:value="-0.0661842">
                <text:p>-0.0661842</text:p>
              </table:table-cell>
              <table:table-cell office:value-type="float" office:value="0.275695">
                <text:p>0.2756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561325">
                <text:p>-0.0561325</text:p>
              </table:table-cell>
              <table:table-cell office:value-type="float" office:value="0.374325">
                <text:p>0.374325</text:p>
              </table:table-cell>
              <table:table-cell office:value-type="float" office:value="-0.0651325">
                <text:p>-0.0651325</text:p>
              </table:table-cell>
              <table:table-cell office:value-type="float" office:value="0.274325">
                <text:p>0.2743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540231">
                <text:p>-0.0540231</text:p>
              </table:table-cell>
              <table:table-cell office:value-type="float" office:value="0.357567">
                <text:p>0.357567</text:p>
              </table:table-cell>
              <table:table-cell office:value-type="float" office:value="-0.0670231">
                <text:p>-0.0670231</text:p>
              </table:table-cell>
              <table:table-cell office:value-type="float" office:value="0.271067">
                <text:p>0.2710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522586">
                <text:p>-0.0522586</text:p>
              </table:table-cell>
              <table:table-cell office:value-type="float" office:value="0.355931">
                <text:p>0.355931</text:p>
              </table:table-cell>
              <table:table-cell office:value-type="float" office:value="-0.0667586">
                <text:p>-0.0667586</text:p>
              </table:table-cell>
              <table:table-cell office:value-type="float" office:value="0.272931">
                <text:p>0.2729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511857">
                <text:p>-0.0511857</text:p>
              </table:table-cell>
              <table:table-cell office:value-type="float" office:value="0.35596">
                <text:p>0.35596</text:p>
              </table:table-cell>
              <table:table-cell office:value-type="float" office:value="-0.0646857">
                <text:p>-0.0646857</text:p>
              </table:table-cell>
              <table:table-cell office:value-type="float" office:value="0.27146">
                <text:p>0.271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54142">
                <text:p>-0.054142</text:p>
              </table:table-cell>
              <table:table-cell office:value-type="float" office:value="0.345508">
                <text:p>0.345508</text:p>
              </table:table-cell>
              <table:table-cell office:value-type="float" office:value="-0.067642">
                <text:p>-0.067642</text:p>
              </table:table-cell>
              <table:table-cell office:value-type="float" office:value="0.264008">
                <text:p>0.2640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545162">
                <text:p>-0.0545162</text:p>
              </table:table-cell>
              <table:table-cell office:value-type="float" office:value="0.332216">
                <text:p>0.332216</text:p>
              </table:table-cell>
              <table:table-cell office:value-type="float" office:value="-0.0675162">
                <text:p>-0.0675162</text:p>
              </table:table-cell>
              <table:table-cell office:value-type="float" office:value="0.256216">
                <text:p>0.2562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545162">
                <text:p>-0.0545162</text:p>
              </table:table-cell>
              <table:table-cell office:value-type="float" office:value="0.332216">
                <text:p>0.332216</text:p>
              </table:table-cell>
              <table:table-cell office:value-type="float" office:value="-0.0675162">
                <text:p>-0.0675162</text:p>
              </table:table-cell>
              <table:table-cell office:value-type="float" office:value="0.266216">
                <text:p>0.2662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532918">
                <text:p>-0.0532918</text:p>
              </table:table-cell>
              <table:table-cell office:value-type="float" office:value="0.32094">
                <text:p>0.32094</text:p>
              </table:table-cell>
              <table:table-cell office:value-type="float" office:value="-0.0677918">
                <text:p>-0.0677918</text:p>
              </table:table-cell>
              <table:table-cell office:value-type="float" office:value="0.26444">
                <text:p>0.264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511617">
                <text:p>-0.0511617</text:p>
              </table:table-cell>
              <table:table-cell office:value-type="float" office:value="0.305194">
                <text:p>0.305194</text:p>
              </table:table-cell>
              <table:table-cell office:value-type="float" office:value="-0.0661617">
                <text:p>-0.0661617</text:p>
              </table:table-cell>
              <table:table-cell office:value-type="float" office:value="0.257694">
                <text:p>0.2576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509425">
                <text:p>-0.0509425</text:p>
              </table:table-cell>
              <table:table-cell office:value-type="float" office:value="0.293504">
                <text:p>0.293504</text:p>
              </table:table-cell>
              <table:table-cell office:value-type="float" office:value="-0.0659425">
                <text:p>-0.0659425</text:p>
              </table:table-cell>
              <table:table-cell office:value-type="float" office:value="0.256004">
                <text:p>0.2560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527311">
                <text:p>-0.0527311</text:p>
              </table:table-cell>
              <table:table-cell office:value-type="float" office:value="0.287369">
                <text:p>0.287369</text:p>
              </table:table-cell>
              <table:table-cell office:value-type="float" office:value="-0.0662311">
                <text:p>-0.0662311</text:p>
              </table:table-cell>
              <table:table-cell office:value-type="float" office:value="0.258369">
                <text:p>0.2583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54177">
                <text:p>-0.054177</text:p>
              </table:table-cell>
              <table:table-cell office:value-type="float" office:value="0.271798">
                <text:p>0.271798</text:p>
              </table:table-cell>
              <table:table-cell office:value-type="float" office:value="-0.068177">
                <text:p>-0.068177</text:p>
              </table:table-cell>
              <table:table-cell office:value-type="float" office:value="0.256298">
                <text:p>0.2562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52372">
                <text:p>-0.052372</text:p>
              </table:table-cell>
              <table:table-cell office:value-type="float" office:value="0.253912">
                <text:p>0.253912</text:p>
              </table:table-cell>
              <table:table-cell office:value-type="float" office:value="-0.069872">
                <text:p>-0.069872</text:p>
              </table:table-cell>
              <table:table-cell office:value-type="float" office:value="0.250912">
                <text:p>0.2509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548575">
                <text:p>-0.0548575</text:p>
              </table:table-cell>
              <table:table-cell office:value-type="float" office:value="0.239283">
                <text:p>0.239283</text:p>
              </table:table-cell>
              <table:table-cell office:value-type="float" office:value="-0.0698575">
                <text:p>-0.0698575</text:p>
              </table:table-cell>
              <table:table-cell office:value-type="float" office:value="0.246283">
                <text:p>0.2462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608531">
                <text:p>-0.0608531</text:p>
              </table:table-cell>
              <table:table-cell office:value-type="float" office:value="0.22371">
                <text:p>0.22371</text:p>
              </table:table-cell>
              <table:table-cell office:value-type="float" office:value="-0.0733531">
                <text:p>-0.0733531</text:p>
              </table:table-cell>
              <table:table-cell office:value-type="float" office:value="0.24271">
                <text:p>0.242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62369">
                <text:p>-0.062369</text:p>
              </table:table-cell>
              <table:table-cell office:value-type="float" office:value="0.212097">
                <text:p>0.212097</text:p>
              </table:table-cell>
              <table:table-cell office:value-type="float" office:value="-0.074369">
                <text:p>-0.074369</text:p>
              </table:table-cell>
              <table:table-cell office:value-type="float" office:value="0.241597">
                <text:p>0.2415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617503">
                <text:p>-0.0617503</text:p>
              </table:table-cell>
              <table:table-cell office:value-type="float" office:value="0.191043">
                <text:p>0.191043</text:p>
              </table:table-cell>
              <table:table-cell office:value-type="float" office:value="-0.0772503">
                <text:p>-0.0772503</text:p>
              </table:table-cell>
              <table:table-cell office:value-type="float" office:value="0.239043">
                <text:p>0.2390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625352">
                <text:p>-0.0625352</text:p>
              </table:table-cell>
              <table:table-cell office:value-type="float" office:value="0.171175">
                <text:p>0.171175</text:p>
              </table:table-cell>
              <table:table-cell office:value-type="float" office:value="-0.0780352">
                <text:p>-0.0780352</text:p>
              </table:table-cell>
              <table:table-cell office:value-type="float" office:value="0.235675">
                <text:p>0.2356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640379">
                <text:p>-0.0640379</text:p>
              </table:table-cell>
              <table:table-cell office:value-type="float" office:value="0.154133">
                <text:p>0.154133</text:p>
              </table:table-cell>
              <table:table-cell office:value-type="float" office:value="-0.0765379">
                <text:p>-0.0765379</text:p>
              </table:table-cell>
              <table:table-cell office:value-type="float" office:value="0.232633">
                <text:p>0.2326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651418">
                <text:p>-0.0651418</text:p>
              </table:table-cell>
              <table:table-cell office:value-type="float" office:value="0.141528">
                <text:p>0.141528</text:p>
              </table:table-cell>
              <table:table-cell office:value-type="float" office:value="-0.0791418">
                <text:p>-0.0791418</text:p>
              </table:table-cell>
              <table:table-cell office:value-type="float" office:value="0.229028">
                <text:p>0.2290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648956">
                <text:p>-0.0648956</text:p>
              </table:table-cell>
              <table:table-cell office:value-type="float" office:value="0.13577">
                <text:p>0.13577</text:p>
              </table:table-cell>
              <table:table-cell office:value-type="float" office:value="-0.0793956">
                <text:p>-0.0793956</text:p>
              </table:table-cell>
              <table:table-cell office:value-type="float" office:value="0.23177">
                <text:p>0.231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633706">
                <text:p>-0.0633706</text:p>
              </table:table-cell>
              <table:table-cell office:value-type="float" office:value="0.126183">
                <text:p>0.126183</text:p>
              </table:table-cell>
              <table:table-cell office:value-type="float" office:value="-0.0798706">
                <text:p>-0.0798706</text:p>
              </table:table-cell>
              <table:table-cell office:value-type="float" office:value="0.228183">
                <text:p>0.2281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627761">
                <text:p>-0.0627761</text:p>
              </table:table-cell>
              <table:table-cell office:value-type="float" office:value="0.109316">
                <text:p>0.109316</text:p>
              </table:table-cell>
              <table:table-cell office:value-type="float" office:value="-0.0832761">
                <text:p>-0.0832761</text:p>
              </table:table-cell>
              <table:table-cell office:value-type="float" office:value="0.225316">
                <text:p>0.2253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64524">
                <text:p>-0.064524</text:p>
              </table:table-cell>
              <table:table-cell office:value-type="float" office:value="0.0964078">
                <text:p>0.0964078</text:p>
              </table:table-cell>
              <table:table-cell office:value-type="float" office:value="-0.084524">
                <text:p>-0.084524</text:p>
              </table:table-cell>
              <table:table-cell office:value-type="float" office:value="0.2209078">
                <text:p>0.22090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658746">
                <text:p>-0.0658746</text:p>
              </table:table-cell>
              <table:table-cell office:value-type="float" office:value="0.0880664">
                <text:p>0.0880664</text:p>
              </table:table-cell>
              <table:table-cell office:value-type="float" office:value="-0.0838746">
                <text:p>-0.0838746</text:p>
              </table:table-cell>
              <table:table-cell office:value-type="float" office:value="0.2195664">
                <text:p>0.21956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65514">
                <text:p>-0.065514</text:p>
              </table:table-cell>
              <table:table-cell office:value-type="float" office:value="0.0736123">
                <text:p>0.0736123</text:p>
              </table:table-cell>
              <table:table-cell office:value-type="float" office:value="-0.084514">
                <text:p>-0.084514</text:p>
              </table:table-cell>
              <table:table-cell office:value-type="float" office:value="0.2166123">
                <text:p>0.21661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641719">
                <text:p>-0.0641719</text:p>
              </table:table-cell>
              <table:table-cell office:value-type="float" office:value="0.0563016">
                <text:p>0.0563016</text:p>
              </table:table-cell>
              <table:table-cell office:value-type="float" office:value="-0.0841719">
                <text:p>-0.0841719</text:p>
              </table:table-cell>
              <table:table-cell office:value-type="float" office:value="0.2118016">
                <text:p>0.21180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646256">
                <text:p>-0.0646256</text:p>
              </table:table-cell>
              <table:table-cell office:value-type="float" office:value="0.032006">
                <text:p>0.032006</text:p>
              </table:table-cell>
              <table:table-cell office:value-type="float" office:value="-0.0866256">
                <text:p>-0.0866256</text:p>
              </table:table-cell>
              <table:table-cell office:value-type="float" office:value="0.194506">
                <text:p>0.1945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694965">
                <text:p>-0.0694965</text:p>
              </table:table-cell>
              <table:table-cell office:value-type="float" office:value="0.0120353">
                <text:p>0.0120353</text:p>
              </table:table-cell>
              <table:table-cell office:value-type="float" office:value="-0.0899965">
                <text:p>-0.0899965</text:p>
              </table:table-cell>
              <table:table-cell office:value-type="float" office:value="0.1875353">
                <text:p>0.187535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721282">
                <text:p>-0.0721282</text:p>
              </table:table-cell>
              <table:table-cell office:value-type="float" office:value="-0.0118027">
                <text:p>-0.0118027</text:p>
              </table:table-cell>
              <table:table-cell office:value-type="float" office:value="-0.0891282">
                <text:p>-0.0891282</text:p>
              </table:table-cell>
              <table:table-cell office:value-type="float" office:value="0.1786973">
                <text:p>0.17869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630041">
                <text:p>-0.0630041</text:p>
              </table:table-cell>
              <table:table-cell office:value-type="float" office:value="-0.0336266">
                <text:p>-0.0336266</text:p>
              </table:table-cell>
              <table:table-cell office:value-type="float" office:value="-0.0775041">
                <text:p>-0.0775041</text:p>
              </table:table-cell>
              <table:table-cell office:value-type="float" office:value="0.1748734">
                <text:p>0.17487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570366">
                <text:p>-0.0570366</text:p>
              </table:table-cell>
              <table:table-cell office:value-type="float" office:value="0.0599968">
                <text:p>0.0599968</text:p>
              </table:table-cell>
              <table:table-cell office:value-type="float" office:value="-0.0770366">
                <text:p>-0.0770366</text:p>
              </table:table-cell>
              <table:table-cell office:value-type="float" office:value="0.2624968">
                <text:p>0.26249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561538">
                <text:p>-0.0561538</text:p>
              </table:table-cell>
              <table:table-cell office:value-type="float" office:value="0.0618934">
                <text:p>0.0618934</text:p>
              </table:table-cell>
              <table:table-cell office:value-type="float" office:value="-0.0796538">
                <text:p>-0.0796538</text:p>
              </table:table-cell>
              <table:table-cell office:value-type="float" office:value="0.2378934">
                <text:p>0.23789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561538">
                <text:p>-0.0561538</text:p>
              </table:table-cell>
              <table:table-cell office:value-type="float" office:value="0.0618934">
                <text:p>0.0618934</text:p>
              </table:table-cell>
              <table:table-cell office:value-type="float" office:value="-0.0751538">
                <text:p>-0.0751538</text:p>
              </table:table-cell>
              <table:table-cell office:value-type="float" office:value="0.2188934">
                <text:p>0.2188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561538">
                <text:p>-0.0561538</text:p>
              </table:table-cell>
              <table:table-cell office:value-type="float" office:value="0.0618934">
                <text:p>0.0618934</text:p>
              </table:table-cell>
              <table:table-cell office:value-type="float" office:value="-0.0771538">
                <text:p>-0.0771538</text:p>
              </table:table-cell>
              <table:table-cell office:value-type="float" office:value="0.2108934">
                <text:p>0.21089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580655">
                <text:p>-0.0580655</text:p>
              </table:table-cell>
              <table:table-cell office:value-type="float" office:value="0.0708616">
                <text:p>0.0708616</text:p>
              </table:table-cell>
              <table:table-cell office:value-type="float" office:value="-0.0770655">
                <text:p>-0.0770655</text:p>
              </table:table-cell>
              <table:table-cell office:value-type="float" office:value="0.2148616">
                <text:p>0.21486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591551">
                <text:p>-0.0591551</text:p>
              </table:table-cell>
              <table:table-cell office:value-type="float" office:value="0.0748698">
                <text:p>0.0748698</text:p>
              </table:table-cell>
              <table:table-cell office:value-type="float" office:value="-0.0766551">
                <text:p>-0.0766551</text:p>
              </table:table-cell>
              <table:table-cell office:value-type="float" office:value="0.2138698">
                <text:p>0.21386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589525">
                <text:p>-0.0589525</text:p>
              </table:table-cell>
              <table:table-cell office:value-type="float" office:value="0.0766617">
                <text:p>0.0766617</text:p>
              </table:table-cell>
              <table:table-cell office:value-type="float" office:value="-0.0779525">
                <text:p>-0.0779525</text:p>
              </table:table-cell>
              <table:table-cell office:value-type="float" office:value="0.2151617">
                <text:p>0.21516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57564">
                <text:p>-0.057564</text:p>
              </table:table-cell>
              <table:table-cell office:value-type="float" office:value="0.0819417">
                <text:p>0.0819417</text:p>
              </table:table-cell>
              <table:table-cell office:value-type="float" office:value="-0.077564">
                <text:p>-0.077564</text:p>
              </table:table-cell>
              <table:table-cell office:value-type="float" office:value="0.2164417">
                <text:p>0.21644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564812">
                <text:p>-0.0564812</text:p>
              </table:table-cell>
              <table:table-cell office:value-type="float" office:value="0.0857366">
                <text:p>0.0857366</text:p>
              </table:table-cell>
              <table:table-cell office:value-type="float" office:value="-0.0779812">
                <text:p>-0.0779812</text:p>
              </table:table-cell>
              <table:table-cell office:value-type="float" office:value="0.2167366">
                <text:p>0.21673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570813">
                <text:p>-0.0570813</text:p>
              </table:table-cell>
              <table:table-cell office:value-type="float" office:value="0.0876657">
                <text:p>0.0876657</text:p>
              </table:table-cell>
              <table:table-cell office:value-type="float" office:value="-0.0770813">
                <text:p>-0.0770813</text:p>
              </table:table-cell>
              <table:table-cell office:value-type="float" office:value="0.2171657">
                <text:p>0.21716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591019">
                <text:p>-0.0591019</text:p>
              </table:table-cell>
              <table:table-cell office:value-type="float" office:value="0.0956886">
                <text:p>0.0956886</text:p>
              </table:table-cell>
              <table:table-cell office:value-type="float" office:value="-0.0791019">
                <text:p>-0.0791019</text:p>
              </table:table-cell>
              <table:table-cell office:value-type="float" office:value="0.2191886">
                <text:p>0.21918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605544">
                <text:p>-0.0605544</text:p>
              </table:table-cell>
              <table:table-cell office:value-type="float" office:value="0.105895">
                <text:p>0.105895</text:p>
              </table:table-cell>
              <table:table-cell office:value-type="float" office:value="-0.0795544">
                <text:p>-0.0795544</text:p>
              </table:table-cell>
              <table:table-cell office:value-type="float" office:value="0.220895">
                <text:p>0.2208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599263">
                <text:p>-0.0599263</text:p>
              </table:table-cell>
              <table:table-cell office:value-type="float" office:value="0.116594">
                <text:p>0.116594</text:p>
              </table:table-cell>
              <table:table-cell office:value-type="float" office:value="-0.0784263">
                <text:p>-0.0784263</text:p>
              </table:table-cell>
              <table:table-cell office:value-type="float" office:value="0.223594">
                <text:p>0.2235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590156">
                <text:p>-0.0590156</text:p>
              </table:table-cell>
              <table:table-cell office:value-type="float" office:value="0.122387">
                <text:p>0.122387</text:p>
              </table:table-cell>
              <table:table-cell office:value-type="float" office:value="-0.0745156">
                <text:p>-0.0745156</text:p>
              </table:table-cell>
              <table:table-cell office:value-type="float" office:value="0.224887">
                <text:p>0.2248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563313">
                <text:p>-0.0563313</text:p>
              </table:table-cell>
              <table:table-cell office:value-type="float" office:value="0.1263">
                <text:p>0.1263</text:p>
              </table:table-cell>
              <table:table-cell office:value-type="float" office:value="-0.0758313">
                <text:p>-0.0758313</text:p>
              </table:table-cell>
              <table:table-cell office:value-type="float" office:value="0.2238">
                <text:p>0.22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537473">
                <text:p>-0.0537473</text:p>
              </table:table-cell>
              <table:table-cell office:value-type="float" office:value="0.126522">
                <text:p>0.126522</text:p>
              </table:table-cell>
              <table:table-cell office:value-type="float" office:value="-0.0757473">
                <text:p>-0.0757473</text:p>
              </table:table-cell>
              <table:table-cell office:value-type="float" office:value="0.227022">
                <text:p>0.2270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58874">
                <text:p>-0.058874</text:p>
              </table:table-cell>
              <table:table-cell office:value-type="float" office:value="0.122649">
                <text:p>0.122649</text:p>
              </table:table-cell>
              <table:table-cell office:value-type="float" office:value="-0.080374">
                <text:p>-0.080374</text:p>
              </table:table-cell>
              <table:table-cell office:value-type="float" office:value="0.221649">
                <text:p>0.2216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646146">
                <text:p>-0.0646146</text:p>
              </table:table-cell>
              <table:table-cell office:value-type="float" office:value="0.109238">
                <text:p>0.109238</text:p>
              </table:table-cell>
              <table:table-cell office:value-type="float" office:value="-0.0796146">
                <text:p>-0.0796146</text:p>
              </table:table-cell>
              <table:table-cell office:value-type="float" office:value="0.228238">
                <text:p>0.22823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689215">
                <text:p>-0.0689215</text:p>
              </table:table-cell>
              <table:table-cell office:value-type="float" office:value="0.0906558">
                <text:p>0.0906558</text:p>
              </table:table-cell>
              <table:table-cell office:value-type="float" office:value="-0.0824215">
                <text:p>-0.0824215</text:p>
              </table:table-cell>
              <table:table-cell office:value-type="float" office:value="0.2181558">
                <text:p>0.21815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663296">
                <text:p>-0.0663296</text:p>
              </table:table-cell>
              <table:table-cell office:value-type="float" office:value="0.0935192">
                <text:p>0.0935192</text:p>
              </table:table-cell>
              <table:table-cell office:value-type="float" office:value="-0.0813296">
                <text:p>-0.0813296</text:p>
              </table:table-cell>
              <table:table-cell office:value-type="float" office:value="0.2200192">
                <text:p>0.22001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632485">
                <text:p>-0.0632485</text:p>
              </table:table-cell>
              <table:table-cell office:value-type="float" office:value="0.0938271">
                <text:p>0.0938271</text:p>
              </table:table-cell>
              <table:table-cell office:value-type="float" office:value="-0.0827485">
                <text:p>-0.0827485</text:p>
              </table:table-cell>
              <table:table-cell office:value-type="float" office:value="0.2203271">
                <text:p>0.22032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650648">
                <text:p>-0.0650648</text:p>
              </table:table-cell>
              <table:table-cell office:value-type="float" office:value="0.0922071">
                <text:p>0.0922071</text:p>
              </table:table-cell>
              <table:table-cell office:value-type="float" office:value="-0.0850648">
                <text:p>-0.0850648</text:p>
              </table:table-cell>
              <table:table-cell office:value-type="float" office:value="0.2192071">
                <text:p>0.21920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671563">
                <text:p>-0.0671563</text:p>
              </table:table-cell>
              <table:table-cell office:value-type="float" office:value="0.0966941">
                <text:p>0.0966941</text:p>
              </table:table-cell>
              <table:table-cell office:value-type="float" office:value="-0.0841563">
                <text:p>-0.0841563</text:p>
              </table:table-cell>
              <table:table-cell office:value-type="float" office:value="0.2191941">
                <text:p>0.21919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667723">
                <text:p>-0.0667723</text:p>
              </table:table-cell>
              <table:table-cell office:value-type="float" office:value="0.094163">
                <text:p>0.094163</text:p>
              </table:table-cell>
              <table:table-cell office:value-type="float" office:value="-0.0857723">
                <text:p>-0.0857723</text:p>
              </table:table-cell>
              <table:table-cell office:value-type="float" office:value="0.215663">
                <text:p>0.2156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65584">
                <text:p>-0.065584</text:p>
              </table:table-cell>
              <table:table-cell office:value-type="float" office:value="0.0907236">
                <text:p>0.0907236</text:p>
              </table:table-cell>
              <table:table-cell office:value-type="float" office:value="-0.085584">
                <text:p>-0.085584</text:p>
              </table:table-cell>
              <table:table-cell office:value-type="float" office:value="0.2187236">
                <text:p>0.21872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643043">
                <text:p>-0.0643043</text:p>
              </table:table-cell>
              <table:table-cell office:value-type="float" office:value="0.0879448">
                <text:p>0.0879448</text:p>
              </table:table-cell>
              <table:table-cell office:value-type="float" office:value="-0.0833043">
                <text:p>-0.0833043</text:p>
              </table:table-cell>
              <table:table-cell office:value-type="float" office:value="0.2159448">
                <text:p>0.21594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634666">
                <text:p>-0.0634666</text:p>
              </table:table-cell>
              <table:table-cell office:value-type="float" office:value="0.0819885">
                <text:p>0.0819885</text:p>
              </table:table-cell>
              <table:table-cell office:value-type="float" office:value="-0.0784666">
                <text:p>-0.0784666</text:p>
              </table:table-cell>
              <table:table-cell office:value-type="float" office:value="0.2144885">
                <text:p>0.21448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647802">
                <text:p>-0.0647802</text:p>
              </table:table-cell>
              <table:table-cell office:value-type="float" office:value="0.0752617">
                <text:p>0.0752617</text:p>
              </table:table-cell>
              <table:table-cell office:value-type="float" office:value="-0.0742802">
                <text:p>-0.0742802</text:p>
              </table:table-cell>
              <table:table-cell office:value-type="float" office:value="0.2122617">
                <text:p>0.21226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645632">
                <text:p>-0.0645632</text:p>
              </table:table-cell>
              <table:table-cell office:value-type="float" office:value="0.0766556">
                <text:p>0.0766556</text:p>
              </table:table-cell>
              <table:table-cell office:value-type="float" office:value="-0.0675632">
                <text:p>-0.0675632</text:p>
              </table:table-cell>
              <table:table-cell office:value-type="float" office:value="0.2141556">
                <text:p>0.21415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621945">
                <text:p>-0.0621945</text:p>
              </table:table-cell>
              <table:table-cell office:value-type="float" office:value="0.0807278">
                <text:p>0.0807278</text:p>
              </table:table-cell>
              <table:table-cell office:value-type="float" office:value="-0.0576945">
                <text:p>-0.0576945</text:p>
              </table:table-cell>
              <table:table-cell office:value-type="float" office:value="0.2162278">
                <text:p>0.21622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620592">
                <text:p>-0.0620592</text:p>
              </table:table-cell>
              <table:table-cell office:value-type="float" office:value="0.0820603">
                <text:p>0.0820603</text:p>
              </table:table-cell>
              <table:table-cell office:value-type="float" office:value="-0.0495592">
                <text:p>-0.0495592</text:p>
              </table:table-cell>
              <table:table-cell office:value-type="float" office:value="0.2140603">
                <text:p>0.21406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6326">
                <text:p>-0.06326</text:p>
              </table:table-cell>
              <table:table-cell office:value-type="float" office:value="0.0844898">
                <text:p>0.0844898</text:p>
              </table:table-cell>
              <table:table-cell office:value-type="float" office:value="-0.03776">
                <text:p>-0.03776</text:p>
              </table:table-cell>
              <table:table-cell office:value-type="float" office:value="0.2154898">
                <text:p>0.21548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628155">
                <text:p>-0.0628155</text:p>
              </table:table-cell>
              <table:table-cell office:value-type="float" office:value="0.0859849">
                <text:p>0.0859849</text:p>
              </table:table-cell>
              <table:table-cell office:value-type="float" office:value="-0.0283155">
                <text:p>-0.0283155</text:p>
              </table:table-cell>
              <table:table-cell office:value-type="float" office:value="0.2149849">
                <text:p>0.21498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657171">
                <text:p>-0.0657171</text:p>
              </table:table-cell>
              <table:table-cell office:value-type="float" office:value="0.0894109">
                <text:p>0.0894109</text:p>
              </table:table-cell>
              <table:table-cell office:value-type="float" office:value="-0.0202171">
                <text:p>-0.0202171</text:p>
              </table:table-cell>
              <table:table-cell office:value-type="float" office:value="0.2159109">
                <text:p>0.21591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730876">
                <text:p>-0.0730876</text:p>
              </table:table-cell>
              <table:table-cell office:value-type="float" office:value="0.0924314">
                <text:p>0.0924314</text:p>
              </table:table-cell>
              <table:table-cell office:value-type="float" office:value="-0.0090876">
                <text:p>-0.0090876</text:p>
              </table:table-cell>
              <table:table-cell office:value-type="float" office:value="0.2164314">
                <text:p>0.21643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762328">
                <text:p>-0.0762328</text:p>
              </table:table-cell>
              <table:table-cell office:value-type="float" office:value="0.0930117">
                <text:p>0.0930117</text:p>
              </table:table-cell>
              <table:table-cell office:value-type="float" office:value="0.000767199999999996">
                <text:p>0.000767199999999996</text:p>
              </table:table-cell>
              <table:table-cell office:value-type="float" office:value="0.2175117">
                <text:p>0.21751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795558">
                <text:p>-0.0795558</text:p>
              </table:table-cell>
              <table:table-cell office:value-type="float" office:value="0.0925463">
                <text:p>0.0925463</text:p>
              </table:table-cell>
              <table:table-cell office:value-type="float" office:value="0.0089442">
                <text:p>0.0089442</text:p>
              </table:table-cell>
              <table:table-cell office:value-type="float" office:value="0.2180463">
                <text:p>0.21804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792665">
                <text:p>-0.0792665</text:p>
              </table:table-cell>
              <table:table-cell office:value-type="float" office:value="0.096041">
                <text:p>0.096041</text:p>
              </table:table-cell>
              <table:table-cell office:value-type="float" office:value="0.0192335">
                <text:p>0.0192335</text:p>
              </table:table-cell>
              <table:table-cell office:value-type="float" office:value="0.217041">
                <text:p>0.21704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754771">
                <text:p>-0.0754771</text:p>
              </table:table-cell>
              <table:table-cell office:value-type="float" office:value="0.0961987">
                <text:p>0.0961987</text:p>
              </table:table-cell>
              <table:table-cell office:value-type="float" office:value="0.0290229">
                <text:p>0.0290229</text:p>
              </table:table-cell>
              <table:table-cell office:value-type="float" office:value="0.2171987">
                <text:p>0.21719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742558">
                <text:p>-0.0742558</text:p>
              </table:table-cell>
              <table:table-cell office:value-type="float" office:value="0.0977886">
                <text:p>0.0977886</text:p>
              </table:table-cell>
              <table:table-cell office:value-type="float" office:value="0.0362442">
                <text:p>0.0362442</text:p>
              </table:table-cell>
              <table:table-cell office:value-type="float" office:value="0.2177886">
                <text:p>0.21778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775933">
                <text:p>-0.0775933</text:p>
              </table:table-cell>
              <table:table-cell office:value-type="float" office:value="0.101324">
                <text:p>0.101324</text:p>
              </table:table-cell>
              <table:table-cell office:value-type="float" office:value="0.0459067">
                <text:p>0.0459067</text:p>
              </table:table-cell>
              <table:table-cell office:value-type="float" office:value="0.218324">
                <text:p>0.2183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821128">
                <text:p>-0.0821128</text:p>
              </table:table-cell>
              <table:table-cell office:value-type="float" office:value="0.0997209">
                <text:p>0.0997209</text:p>
              </table:table-cell>
              <table:table-cell office:value-type="float" office:value="0.0573872">
                <text:p>0.0573872</text:p>
              </table:table-cell>
              <table:table-cell office:value-type="float" office:value="0.2207209">
                <text:p>0.22072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893221">
                <text:p>-0.0893221</text:p>
              </table:table-cell>
              <table:table-cell office:value-type="float" office:value="0.097851">
                <text:p>0.097851</text:p>
              </table:table-cell>
              <table:table-cell office:value-type="float" office:value="0.0646779">
                <text:p>0.0646779</text:p>
              </table:table-cell>
              <table:table-cell office:value-type="float" office:value="0.218851">
                <text:p>0.2188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907761">
                <text:p>-0.0907761</text:p>
              </table:table-cell>
              <table:table-cell office:value-type="float" office:value="0.0956367">
                <text:p>0.0956367</text:p>
              </table:table-cell>
              <table:table-cell office:value-type="float" office:value="0.0727239">
                <text:p>0.0727239</text:p>
              </table:table-cell>
              <table:table-cell office:value-type="float" office:value="0.2206367">
                <text:p>0.22063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910491">
                <text:p>-0.0910491</text:p>
              </table:table-cell>
              <table:table-cell office:value-type="float" office:value="0.0915144">
                <text:p>0.0915144</text:p>
              </table:table-cell>
              <table:table-cell office:value-type="float" office:value="0.0814509">
                <text:p>0.0814509</text:p>
              </table:table-cell>
              <table:table-cell office:value-type="float" office:value="0.2205144">
                <text:p>0.22051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938288">
                <text:p>-0.0938288</text:p>
              </table:table-cell>
              <table:table-cell office:value-type="float" office:value="0.0908175">
                <text:p>0.0908175</text:p>
              </table:table-cell>
              <table:table-cell office:value-type="float" office:value="0.0891712">
                <text:p>0.0891712</text:p>
              </table:table-cell>
              <table:table-cell office:value-type="float" office:value="0.2223175">
                <text:p>0.22231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943832">
                <text:p>-0.0943832</text:p>
              </table:table-cell>
              <table:table-cell office:value-type="float" office:value="0.0924815">
                <text:p>0.0924815</text:p>
              </table:table-cell>
              <table:table-cell office:value-type="float" office:value="0.0961168">
                <text:p>0.0961168</text:p>
              </table:table-cell>
              <table:table-cell office:value-type="float" office:value="0.2209815">
                <text:p>0.22098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923632">
                <text:p>-0.0923632</text:p>
              </table:table-cell>
              <table:table-cell office:value-type="float" office:value="0.0918699">
                <text:p>0.0918699</text:p>
              </table:table-cell>
              <table:table-cell office:value-type="float" office:value="0.1011368">
                <text:p>0.1011368</text:p>
              </table:table-cell>
              <table:table-cell office:value-type="float" office:value="0.2223699">
                <text:p>0.22236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861087">
                <text:p>-0.0861087</text:p>
              </table:table-cell>
              <table:table-cell office:value-type="float" office:value="0.0949385">
                <text:p>0.0949385</text:p>
              </table:table-cell>
              <table:table-cell office:value-type="float" office:value="0.1098913">
                <text:p>0.1098913</text:p>
              </table:table-cell>
              <table:table-cell office:value-type="float" office:value="0.2224385">
                <text:p>0.22243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857485">
                <text:p>-0.0857485</text:p>
              </table:table-cell>
              <table:table-cell office:value-type="float" office:value="0.0961862">
                <text:p>0.0961862</text:p>
              </table:table-cell>
              <table:table-cell office:value-type="float" office:value="0.1152515">
                <text:p>0.1152515</text:p>
              </table:table-cell>
              <table:table-cell office:value-type="float" office:value="0.2226862">
                <text:p>0.22268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889592">
                <text:p>-0.0889592</text:p>
              </table:table-cell>
              <table:table-cell office:value-type="float" office:value="0.0969921">
                <text:p>0.0969921</text:p>
              </table:table-cell>
              <table:table-cell office:value-type="float" office:value="0.1185408">
                <text:p>0.1185408</text:p>
              </table:table-cell>
              <table:table-cell office:value-type="float" office:value="0.2229921">
                <text:p>0.22299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941442">
                <text:p>-0.0941442</text:p>
              </table:table-cell>
              <table:table-cell office:value-type="float" office:value="0.0941474">
                <text:p>0.0941474</text:p>
              </table:table-cell>
              <table:table-cell office:value-type="float" office:value="0.1223558">
                <text:p>0.1223558</text:p>
              </table:table-cell>
              <table:table-cell office:value-type="float" office:value="0.2236474">
                <text:p>0.223647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960467">
                <text:p>-0.0960467</text:p>
              </table:table-cell>
              <table:table-cell office:value-type="float" office:value="0.0921666">
                <text:p>0.0921666</text:p>
              </table:table-cell>
              <table:table-cell office:value-type="float" office:value="0.1254533">
                <text:p>0.1254533</text:p>
              </table:table-cell>
              <table:table-cell office:value-type="float" office:value="0.2216666">
                <text:p>0.22166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952184">
                <text:p>-0.0952184</text:p>
              </table:table-cell>
              <table:table-cell office:value-type="float" office:value="0.0932212">
                <text:p>0.0932212</text:p>
              </table:table-cell>
              <table:table-cell office:value-type="float" office:value="0.1307816">
                <text:p>0.1307816</text:p>
              </table:table-cell>
              <table:table-cell office:value-type="float" office:value="0.2207212">
                <text:p>0.22072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972232">
                <text:p>-0.0972232</text:p>
              </table:table-cell>
              <table:table-cell office:value-type="float" office:value="0.0925663">
                <text:p>0.0925663</text:p>
              </table:table-cell>
              <table:table-cell office:value-type="float" office:value="0.1352768">
                <text:p>0.1352768</text:p>
              </table:table-cell>
              <table:table-cell office:value-type="float" office:value="0.2215663">
                <text:p>0.22156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00042">
                <text:p>-0.100042</text:p>
              </table:table-cell>
              <table:table-cell office:value-type="float" office:value="0.0897558">
                <text:p>0.0897558</text:p>
              </table:table-cell>
              <table:table-cell office:value-type="float" office:value="0.137458">
                <text:p>0.137458</text:p>
              </table:table-cell>
              <table:table-cell office:value-type="float" office:value="0.2192558">
                <text:p>0.21925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0061">
                <text:p>-0.10061</text:p>
              </table:table-cell>
              <table:table-cell office:value-type="float" office:value="0.0859445">
                <text:p>0.0859445</text:p>
              </table:table-cell>
              <table:table-cell office:value-type="float" office:value="0.14239">
                <text:p>0.14239</text:p>
              </table:table-cell>
              <table:table-cell office:value-type="float" office:value="0.2174445">
                <text:p>0.21744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103214">
                <text:p>-0.103214</text:p>
              </table:table-cell>
              <table:table-cell office:value-type="float" office:value="0.0809054">
                <text:p>0.0809054</text:p>
              </table:table-cell>
              <table:table-cell office:value-type="float" office:value="0.145786">
                <text:p>0.145786</text:p>
              </table:table-cell>
              <table:table-cell office:value-type="float" office:value="0.2174054">
                <text:p>0.21740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05121">
                <text:p>-0.105121</text:p>
              </table:table-cell>
              <table:table-cell office:value-type="float" office:value="0.0763806">
                <text:p>0.0763806</text:p>
              </table:table-cell>
              <table:table-cell office:value-type="float" office:value="0.147879">
                <text:p>0.147879</text:p>
              </table:table-cell>
              <table:table-cell office:value-type="float" office:value="0.2153806">
                <text:p>0.21538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04468">
                <text:p>-0.104468</text:p>
              </table:table-cell>
              <table:table-cell office:value-type="float" office:value="0.0731218">
                <text:p>0.0731218</text:p>
              </table:table-cell>
              <table:table-cell office:value-type="float" office:value="0.152032">
                <text:p>0.152032</text:p>
              </table:table-cell>
              <table:table-cell office:value-type="float" office:value="0.2151218">
                <text:p>0.21512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01602">
                <text:p>-0.101602</text:p>
              </table:table-cell>
              <table:table-cell office:value-type="float" office:value="0.0759963">
                <text:p>0.0759963</text:p>
              </table:table-cell>
              <table:table-cell office:value-type="float" office:value="0.155398">
                <text:p>0.155398</text:p>
              </table:table-cell>
              <table:table-cell office:value-type="float" office:value="0.2209963">
                <text:p>0.22099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99296">
                <text:p>-0.099296</text:p>
              </table:table-cell>
              <table:table-cell office:value-type="float" office:value="0.0779157">
                <text:p>0.0779157</text:p>
              </table:table-cell>
              <table:table-cell office:value-type="float" office:value="0.154204">
                <text:p>0.154204</text:p>
              </table:table-cell>
              <table:table-cell office:value-type="float" office:value="0.2209157">
                <text:p>0.22091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01473">
                <text:p>-0.101473</text:p>
              </table:table-cell>
              <table:table-cell office:value-type="float" office:value="0.0757506">
                <text:p>0.0757506</text:p>
              </table:table-cell>
              <table:table-cell office:value-type="float" office:value="0.148527">
                <text:p>0.148527</text:p>
              </table:table-cell>
              <table:table-cell office:value-type="float" office:value="0.2167506">
                <text:p>0.21675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06041">
                <text:p>-0.106041</text:p>
              </table:table-cell>
              <table:table-cell office:value-type="float" office:value="0.0673997">
                <text:p>0.0673997</text:p>
              </table:table-cell>
              <table:table-cell office:value-type="float" office:value="0.142459">
                <text:p>0.142459</text:p>
              </table:table-cell>
              <table:table-cell office:value-type="float" office:value="0.2113997">
                <text:p>0.21139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06264">
                <text:p>-0.106264</text:p>
              </table:table-cell>
              <table:table-cell office:value-type="float" office:value="0.0637449">
                <text:p>0.0637449</text:p>
              </table:table-cell>
              <table:table-cell office:value-type="float" office:value="0.137236">
                <text:p>0.137236</text:p>
              </table:table-cell>
              <table:table-cell office:value-type="float" office:value="0.2152449">
                <text:p>0.21524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105844">
                <text:p>-0.105844</text:p>
              </table:table-cell>
              <table:table-cell office:value-type="float" office:value="0.0615739">
                <text:p>0.0615739</text:p>
              </table:table-cell>
              <table:table-cell office:value-type="float" office:value="0.131156">
                <text:p>0.131156</text:p>
              </table:table-cell>
              <table:table-cell office:value-type="float" office:value="0.2125739">
                <text:p>0.21257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104574">
                <text:p>-0.104574</text:p>
              </table:table-cell>
              <table:table-cell office:value-type="float" office:value="0.0684553">
                <text:p>0.0684553</text:p>
              </table:table-cell>
              <table:table-cell office:value-type="float" office:value="0.123926">
                <text:p>0.123926</text:p>
              </table:table-cell>
              <table:table-cell office:value-type="float" office:value="0.2164553">
                <text:p>0.21645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981312">
                <text:p>-0.0981312</text:p>
              </table:table-cell>
              <table:table-cell office:value-type="float" office:value="0.0752879">
                <text:p>0.0752879</text:p>
              </table:table-cell>
              <table:table-cell office:value-type="float" office:value="0.1123688">
                <text:p>0.1123688</text:p>
              </table:table-cell>
              <table:table-cell office:value-type="float" office:value="0.2182879">
                <text:p>0.21828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894563">
                <text:p>-0.0894563</text:p>
              </table:table-cell>
              <table:table-cell office:value-type="float" office:value="0.0803148">
                <text:p>0.0803148</text:p>
              </table:table-cell>
              <table:table-cell office:value-type="float" office:value="0.0990437">
                <text:p>0.0990437</text:p>
              </table:table-cell>
              <table:table-cell office:value-type="float" office:value="0.2168148">
                <text:p>0.21681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795651">
                <text:p>-0.0795651</text:p>
              </table:table-cell>
              <table:table-cell office:value-type="float" office:value="0.0802938">
                <text:p>0.0802938</text:p>
              </table:table-cell>
              <table:table-cell office:value-type="float" office:value="0.0879349">
                <text:p>0.0879349</text:p>
              </table:table-cell>
              <table:table-cell office:value-type="float" office:value="0.2157938">
                <text:p>0.21579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723803">
                <text:p>-0.0723803</text:p>
              </table:table-cell>
              <table:table-cell office:value-type="float" office:value="0.0789594">
                <text:p>0.0789594</text:p>
              </table:table-cell>
              <table:table-cell office:value-type="float" office:value="0.0716197">
                <text:p>0.0716197</text:p>
              </table:table-cell>
              <table:table-cell office:value-type="float" office:value="0.2144594">
                <text:p>0.21445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652251">
                <text:p>-0.0652251</text:p>
              </table:table-cell>
              <table:table-cell office:value-type="float" office:value="0.0785574">
                <text:p>0.0785574</text:p>
              </table:table-cell>
              <table:table-cell office:value-type="float" office:value="0.0617749">
                <text:p>0.0617749</text:p>
              </table:table-cell>
              <table:table-cell office:value-type="float" office:value="0.2135574">
                <text:p>0.21355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619399">
                <text:p>-0.0619399</text:p>
              </table:table-cell>
              <table:table-cell office:value-type="float" office:value="0.0738041">
                <text:p>0.0738041</text:p>
              </table:table-cell>
              <table:table-cell office:value-type="float" office:value="0.0460601">
                <text:p>0.0460601</text:p>
              </table:table-cell>
              <table:table-cell office:value-type="float" office:value="0.2108041">
                <text:p>0.21080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550963">
                <text:p>-0.0550963</text:p>
              </table:table-cell>
              <table:table-cell office:value-type="float" office:value="0.0692277">
                <text:p>0.0692277</text:p>
              </table:table-cell>
              <table:table-cell office:value-type="float" office:value="0.0359037">
                <text:p>0.0359037</text:p>
              </table:table-cell>
              <table:table-cell office:value-type="float" office:value="0.2117277">
                <text:p>0.21172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509226">
                <text:p>-0.0509226</text:p>
              </table:table-cell>
              <table:table-cell office:value-type="float" office:value="0.0717524">
                <text:p>0.0717524</text:p>
              </table:table-cell>
              <table:table-cell office:value-type="float" office:value="0.0190774">
                <text:p>0.0190774</text:p>
              </table:table-cell>
              <table:table-cell office:value-type="float" office:value="0.2092524">
                <text:p>0.20925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507874">
                <text:p>-0.0507874</text:p>
              </table:table-cell>
              <table:table-cell office:value-type="float" office:value="0.0770326">
                <text:p>0.0770326</text:p>
              </table:table-cell>
              <table:table-cell office:value-type="float" office:value="0.0037126">
                <text:p>0.0037126</text:p>
              </table:table-cell>
              <table:table-cell office:value-type="float" office:value="0.2070326">
                <text:p>0.20703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518905">
                <text:p>-0.0518905</text:p>
              </table:table-cell>
              <table:table-cell office:value-type="float" office:value="0.0804726">
                <text:p>0.0804726</text:p>
              </table:table-cell>
              <table:table-cell office:value-type="float" office:value="-0.0098905">
                <text:p>-0.0098905</text:p>
              </table:table-cell>
              <table:table-cell office:value-type="float" office:value="0.2089726">
                <text:p>0.20897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508643">
                <text:p>-0.0508643</text:p>
              </table:table-cell>
              <table:table-cell office:value-type="float" office:value="0.0782086">
                <text:p>0.0782086</text:p>
              </table:table-cell>
              <table:table-cell office:value-type="float" office:value="-0.0238643">
                <text:p>-0.0238643</text:p>
              </table:table-cell>
              <table:table-cell office:value-type="float" office:value="0.2082086">
                <text:p>0.20820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442894">
                <text:p>-0.0442894</text:p>
              </table:table-cell>
              <table:table-cell office:value-type="float" office:value="0.0758785">
                <text:p>0.0758785</text:p>
              </table:table-cell>
              <table:table-cell office:value-type="float" office:value="-0.0372894">
                <text:p>-0.0372894</text:p>
              </table:table-cell>
              <table:table-cell office:value-type="float" office:value="0.2053785">
                <text:p>0.20537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336429">
                <text:p>-0.0336429</text:p>
              </table:table-cell>
              <table:table-cell office:value-type="float" office:value="0.0740936">
                <text:p>0.0740936</text:p>
              </table:table-cell>
              <table:table-cell office:value-type="float" office:value="-0.0506429">
                <text:p>-0.0506429</text:p>
              </table:table-cell>
              <table:table-cell office:value-type="float" office:value="0.2030936">
                <text:p>0.20309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234828">
                <text:p>-0.0234828</text:p>
              </table:table-cell>
              <table:table-cell office:value-type="float" office:value="0.0774078">
                <text:p>0.0774078</text:p>
              </table:table-cell>
              <table:table-cell office:value-type="float" office:value="-0.0624828">
                <text:p>-0.0624828</text:p>
              </table:table-cell>
              <table:table-cell office:value-type="float" office:value="0.2034078">
                <text:p>0.20340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2216">
                <text:p>-0.02216</text:p>
              </table:table-cell>
              <table:table-cell office:value-type="float" office:value="0.0766998">
                <text:p>0.0766998</text:p>
              </table:table-cell>
              <table:table-cell office:value-type="float" office:value="-0.07666">
                <text:p>-0.07666</text:p>
              </table:table-cell>
              <table:table-cell office:value-type="float" office:value="0.2026998">
                <text:p>0.20269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274931">
                <text:p>-0.0274931</text:p>
              </table:table-cell>
              <table:table-cell office:value-type="float" office:value="0.0704474">
                <text:p>0.0704474</text:p>
              </table:table-cell>
              <table:table-cell office:value-type="float" office:value="-0.0914931">
                <text:p>-0.0914931</text:p>
              </table:table-cell>
              <table:table-cell office:value-type="float" office:value="0.2014474">
                <text:p>0.20144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318144">
                <text:p>-0.0318144</text:p>
              </table:table-cell>
              <table:table-cell office:value-type="float" office:value="0.0651618">
                <text:p>0.0651618</text:p>
              </table:table-cell>
              <table:table-cell office:value-type="float" office:value="-0.1063144">
                <text:p>-0.1063144</text:p>
              </table:table-cell>
              <table:table-cell office:value-type="float" office:value="0.2011618">
                <text:p>0.20116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27068">
                <text:p>-0.027068</text:p>
              </table:table-cell>
              <table:table-cell office:value-type="float" office:value="0.0615126">
                <text:p>0.0615126</text:p>
              </table:table-cell>
              <table:table-cell office:value-type="float" office:value="-0.118068">
                <text:p>-0.118068</text:p>
              </table:table-cell>
              <table:table-cell office:value-type="float" office:value="0.1995126">
                <text:p>0.19951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220507">
                <text:p>-0.0220507</text:p>
              </table:table-cell>
              <table:table-cell office:value-type="float" office:value="0.069138">
                <text:p>0.069138</text:p>
              </table:table-cell>
              <table:table-cell office:value-type="float" office:value="-0.1315507">
                <text:p>-0.1315507</text:p>
              </table:table-cell>
              <table:table-cell office:value-type="float" office:value="0.203638">
                <text:p>0.2036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206113">
                <text:p>-0.0206113</text:p>
              </table:table-cell>
              <table:table-cell office:value-type="float" office:value="0.0772895">
                <text:p>0.0772895</text:p>
              </table:table-cell>
              <table:table-cell office:value-type="float" office:value="-0.1456113">
                <text:p>-0.1456113</text:p>
              </table:table-cell>
              <table:table-cell office:value-type="float" office:value="0.2012895">
                <text:p>0.20128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1679">
                <text:p>-0.01679</text:p>
              </table:table-cell>
              <table:table-cell office:value-type="float" office:value="0.0815175">
                <text:p>0.0815175</text:p>
              </table:table-cell>
              <table:table-cell office:value-type="float" office:value="-0.16429">
                <text:p>-0.16429</text:p>
              </table:table-cell>
              <table:table-cell office:value-type="float" office:value="0.2005175">
                <text:p>0.200517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100325">
                <text:p>-0.0100325</text:p>
              </table:table-cell>
              <table:table-cell office:value-type="float" office:value="0.0788561">
                <text:p>0.0788561</text:p>
              </table:table-cell>
              <table:table-cell office:value-type="float" office:value="-0.1760325">
                <text:p>-0.1760325</text:p>
              </table:table-cell>
              <table:table-cell office:value-type="float" office:value="0.1993561">
                <text:p>0.19935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375661">
                <text:p>-0.00375661</text:p>
              </table:table-cell>
              <table:table-cell office:value-type="float" office:value="0.0778764">
                <text:p>0.0778764</text:p>
              </table:table-cell>
              <table:table-cell office:value-type="float" office:value="-0.19075661">
                <text:p>-0.19075661</text:p>
              </table:table-cell>
              <table:table-cell office:value-type="float" office:value="0.1993764">
                <text:p>0.19937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177348">
                <text:p>-0.00177348</text:p>
              </table:table-cell>
              <table:table-cell office:value-type="float" office:value="0.0762953">
                <text:p>0.0762953</text:p>
              </table:table-cell>
              <table:table-cell office:value-type="float" office:value="-0.20377348">
                <text:p>-0.20377348</text:p>
              </table:table-cell>
              <table:table-cell office:value-type="float" office:value="0.2012953">
                <text:p>0.20129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111355">
                <text:p>-0.00111355</text:p>
              </table:table-cell>
              <table:table-cell office:value-type="float" office:value="0.0712992">
                <text:p>0.0712992</text:p>
              </table:table-cell>
              <table:table-cell office:value-type="float" office:value="-0.21511355">
                <text:p>-0.21511355</text:p>
              </table:table-cell>
              <table:table-cell office:value-type="float" office:value="0.1997992">
                <text:p>0.19979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0806893">
                <text:p>-0.000806893</text:p>
              </table:table-cell>
              <table:table-cell office:value-type="float" office:value="0.0646807">
                <text:p>0.0646807</text:p>
              </table:table-cell>
              <table:table-cell office:value-type="float" office:value="-0.226306893">
                <text:p>-0.226306893</text:p>
              </table:table-cell>
              <table:table-cell office:value-type="float" office:value="0.1986807">
                <text:p>0.19868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228221">
                <text:p>0.00228221</text:p>
              </table:table-cell>
              <table:table-cell office:value-type="float" office:value="0.0654826">
                <text:p>0.0654826</text:p>
              </table:table-cell>
              <table:table-cell office:value-type="float" office:value="-0.22971779">
                <text:p>-0.22971779</text:p>
              </table:table-cell>
              <table:table-cell office:value-type="float" office:value="0.1979826">
                <text:p>0.19798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666748">
                <text:p>0.00666748</text:p>
              </table:table-cell>
              <table:table-cell office:value-type="float" office:value="0.0670208">
                <text:p>0.0670208</text:p>
              </table:table-cell>
              <table:table-cell office:value-type="float" office:value="-0.23433252">
                <text:p>-0.23433252</text:p>
              </table:table-cell>
              <table:table-cell office:value-type="float" office:value="0.1950208">
                <text:p>0.19502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9887">
                <text:p>0.009887</text:p>
              </table:table-cell>
              <table:table-cell office:value-type="float" office:value="0.070136">
                <text:p>0.070136</text:p>
              </table:table-cell>
              <table:table-cell office:value-type="float" office:value="-0.240113">
                <text:p>-0.240113</text:p>
              </table:table-cell>
              <table:table-cell office:value-type="float" office:value="0.194636">
                <text:p>0.1946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08624">
                <text:p>0.0108624</text:p>
              </table:table-cell>
              <table:table-cell office:value-type="float" office:value="0.0724683">
                <text:p>0.0724683</text:p>
              </table:table-cell>
              <table:table-cell office:value-type="float" office:value="-0.2461376">
                <text:p>-0.2461376</text:p>
              </table:table-cell>
              <table:table-cell office:value-type="float" office:value="0.1944683">
                <text:p>0.194468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995788">
                <text:p>0.00995788</text:p>
              </table:table-cell>
              <table:table-cell office:value-type="float" office:value="0.0720368">
                <text:p>0.0720368</text:p>
              </table:table-cell>
              <table:table-cell office:value-type="float" office:value="-0.25254212">
                <text:p>-0.25254212</text:p>
              </table:table-cell>
              <table:table-cell office:value-type="float" office:value="0.1915368">
                <text:p>0.191536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920821">
                <text:p>0.00920821</text:p>
              </table:table-cell>
              <table:table-cell office:value-type="float" office:value="0.0713922">
                <text:p>0.0713922</text:p>
              </table:table-cell>
              <table:table-cell office:value-type="float" office:value="-0.25629179">
                <text:p>-0.25629179</text:p>
              </table:table-cell>
              <table:table-cell office:value-type="float" office:value="0.1913922">
                <text:p>0.19139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14669">
                <text:p>0.0114669</text:p>
              </table:table-cell>
              <table:table-cell office:value-type="float" office:value="0.0707713">
                <text:p>0.0707713</text:p>
              </table:table-cell>
              <table:table-cell office:value-type="float" office:value="-0.2570331">
                <text:p>-0.2570331</text:p>
              </table:table-cell>
              <table:table-cell office:value-type="float" office:value="0.1897713">
                <text:p>0.18977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38062">
                <text:p>0.0138062</text:p>
              </table:table-cell>
              <table:table-cell office:value-type="float" office:value="0.0722968">
                <text:p>0.0722968</text:p>
              </table:table-cell>
              <table:table-cell office:value-type="float" office:value="-0.2581938">
                <text:p>-0.2581938</text:p>
              </table:table-cell>
              <table:table-cell office:value-type="float" office:value="0.1917968">
                <text:p>0.19179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17215">
                <text:p>0.0117215</text:p>
              </table:table-cell>
              <table:table-cell office:value-type="float" office:value="0.077147">
                <text:p>0.077147</text:p>
              </table:table-cell>
              <table:table-cell office:value-type="float" office:value="-0.2637785">
                <text:p>-0.2637785</text:p>
              </table:table-cell>
              <table:table-cell office:value-type="float" office:value="0.193147">
                <text:p>0.1931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91465">
                <text:p>0.00891465</text:p>
              </table:table-cell>
              <table:table-cell office:value-type="float" office:value="0.0810212">
                <text:p>0.0810212</text:p>
              </table:table-cell>
              <table:table-cell office:value-type="float" office:value="-0.26658535">
                <text:p>-0.26658535</text:p>
              </table:table-cell>
              <table:table-cell office:value-type="float" office:value="0.1915212">
                <text:p>0.19152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610828">
                <text:p>0.00610828</text:p>
              </table:table-cell>
              <table:table-cell office:value-type="float" office:value="0.0820055">
                <text:p>0.0820055</text:p>
              </table:table-cell>
              <table:table-cell office:value-type="float" office:value="-0.26939172">
                <text:p>-0.26939172</text:p>
              </table:table-cell>
              <table:table-cell office:value-type="float" office:value="0.1875055">
                <text:p>0.18750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568975">
                <text:p>0.00568975</text:p>
              </table:table-cell>
              <table:table-cell office:value-type="float" office:value="0.0808397">
                <text:p>0.0808397</text:p>
              </table:table-cell>
              <table:table-cell office:value-type="float" office:value="-0.27131025">
                <text:p>-0.27131025</text:p>
              </table:table-cell>
              <table:table-cell office:value-type="float" office:value="0.1838397">
                <text:p>0.18383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741173">
                <text:p>0.00741173</text:p>
              </table:table-cell>
              <table:table-cell office:value-type="float" office:value="0.0755558">
                <text:p>0.0755558</text:p>
              </table:table-cell>
              <table:table-cell office:value-type="float" office:value="-0.27408827">
                <text:p>-0.27408827</text:p>
              </table:table-cell>
              <table:table-cell office:value-type="float" office:value="0.1790558">
                <text:p>0.17905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126556">
                <text:p>0.00126556</text:p>
              </table:table-cell>
              <table:table-cell office:value-type="float" office:value="0.0692118">
                <text:p>0.0692118</text:p>
              </table:table-cell>
              <table:table-cell office:value-type="float" office:value="-0.28673444">
                <text:p>-0.28673444</text:p>
              </table:table-cell>
              <table:table-cell office:value-type="float" office:value="0.1737118">
                <text:p>0.17371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836459">
                <text:p>0.00836459</text:p>
              </table:table-cell>
              <table:table-cell office:value-type="float" office:value="0.0773358">
                <text:p>0.0773358</text:p>
              </table:table-cell>
              <table:table-cell office:value-type="float" office:value="-0.28463541">
                <text:p>-0.28463541</text:p>
              </table:table-cell>
              <table:table-cell office:value-type="float" office:value="0.1833358">
                <text:p>0.18333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675878">
                <text:p>0.000675878</text:p>
              </table:table-cell>
              <table:table-cell office:value-type="float" office:value="0.0816685">
                <text:p>0.0816685</text:p>
              </table:table-cell>
              <table:table-cell office:value-type="float" office:value="-0.297324122">
                <text:p>-0.297324122</text:p>
              </table:table-cell>
              <table:table-cell office:value-type="float" office:value="0.1846685">
                <text:p>0.18466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202419">
                <text:p>-0.0202419</text:p>
              </table:table-cell>
              <table:table-cell office:value-type="float" office:value="0.0860907">
                <text:p>0.0860907</text:p>
              </table:table-cell>
              <table:table-cell office:value-type="float" office:value="-0.3122419">
                <text:p>-0.3122419</text:p>
              </table:table-cell>
              <table:table-cell office:value-type="float" office:value="0.1790907">
                <text:p>0.17909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210337">
                <text:p>-0.0210337</text:p>
              </table:table-cell>
              <table:table-cell office:value-type="float" office:value="0.0802698">
                <text:p>0.0802698</text:p>
              </table:table-cell>
              <table:table-cell office:value-type="float" office:value="-0.2745337">
                <text:p>-0.2745337</text:p>
              </table:table-cell>
              <table:table-cell office:value-type="float" office:value="0.1782698">
                <text:p>0.17826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210337">
                <text:p>-0.0210337</text:p>
              </table:table-cell>
              <table:table-cell office:value-type="float" office:value="0.0802698">
                <text:p>0.0802698</text:p>
              </table:table-cell>
              <table:table-cell office:value-type="float" office:value="-0.2275337">
                <text:p>-0.2275337</text:p>
              </table:table-cell>
              <table:table-cell office:value-type="float" office:value="0.1882698">
                <text:p>0.18826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216651">
                <text:p>-0.0216651</text:p>
              </table:table-cell>
              <table:table-cell office:value-type="float" office:value="0.0774731">
                <text:p>0.0774731</text:p>
              </table:table-cell>
              <table:table-cell office:value-type="float" office:value="-0.1816651">
                <text:p>-0.1816651</text:p>
              </table:table-cell>
              <table:table-cell office:value-type="float" office:value="0.2024731">
                <text:p>0.202473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221229">
                <text:p>-0.0221229</text:p>
              </table:table-cell>
              <table:table-cell office:value-type="float" office:value="0.076633">
                <text:p>0.076633</text:p>
              </table:table-cell>
              <table:table-cell office:value-type="float" office:value="-0.1716229">
                <text:p>-0.1716229</text:p>
              </table:table-cell>
              <table:table-cell office:value-type="float" office:value="0.202133">
                <text:p>0.2021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191408">
                <text:p>-0.0191408</text:p>
              </table:table-cell>
              <table:table-cell office:value-type="float" office:value="0.0792994">
                <text:p>0.0792994</text:p>
              </table:table-cell>
              <table:table-cell office:value-type="float" office:value="-0.1581408">
                <text:p>-0.1581408</text:p>
              </table:table-cell>
              <table:table-cell office:value-type="float" office:value="0.2062994">
                <text:p>0.20629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192254">
                <text:p>-0.0192254</text:p>
              </table:table-cell>
              <table:table-cell office:value-type="float" office:value="0.0781851">
                <text:p>0.0781851</text:p>
              </table:table-cell>
              <table:table-cell office:value-type="float" office:value="-0.1442254">
                <text:p>-0.1442254</text:p>
              </table:table-cell>
              <table:table-cell office:value-type="float" office:value="0.2081851">
                <text:p>0.20818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198614">
                <text:p>-0.0198614</text:p>
              </table:table-cell>
              <table:table-cell office:value-type="float" office:value="0.0745944">
                <text:p>0.0745944</text:p>
              </table:table-cell>
              <table:table-cell office:value-type="float" office:value="-0.1328614">
                <text:p>-0.1328614</text:p>
              </table:table-cell>
              <table:table-cell office:value-type="float" office:value="0.2080944">
                <text:p>0.20809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189816">
                <text:p>-0.0189816</text:p>
              </table:table-cell>
              <table:table-cell office:value-type="float" office:value="0.0761564">
                <text:p>0.0761564</text:p>
              </table:table-cell>
              <table:table-cell office:value-type="float" office:value="-0.1179816">
                <text:p>-0.1179816</text:p>
              </table:table-cell>
              <table:table-cell office:value-type="float" office:value="0.2116564">
                <text:p>0.21165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179">
                <text:p>-0.0179</text:p>
              </table:table-cell>
              <table:table-cell office:value-type="float" office:value="0.0772781">
                <text:p>0.0772781</text:p>
              </table:table-cell>
              <table:table-cell office:value-type="float" office:value="-0.1059">
                <text:p>-0.1059</text:p>
              </table:table-cell>
              <table:table-cell office:value-type="float" office:value="0.2127781">
                <text:p>0.21277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201442">
                <text:p>-0.0201442</text:p>
              </table:table-cell>
              <table:table-cell office:value-type="float" office:value="0.0722526">
                <text:p>0.0722526</text:p>
              </table:table-cell>
              <table:table-cell office:value-type="float" office:value="-0.0916442">
                <text:p>-0.0916442</text:p>
              </table:table-cell>
              <table:table-cell office:value-type="float" office:value="0.2132526">
                <text:p>0.213252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240845">
                <text:p>-0.0240845</text:p>
              </table:table-cell>
              <table:table-cell office:value-type="float" office:value="0.0755478">
                <text:p>0.0755478</text:p>
              </table:table-cell>
              <table:table-cell office:value-type="float" office:value="-0.0790845">
                <text:p>-0.0790845</text:p>
              </table:table-cell>
              <table:table-cell office:value-type="float" office:value="0.2165478">
                <text:p>0.21654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277254">
                <text:p>-0.0277254</text:p>
              </table:table-cell>
              <table:table-cell office:value-type="float" office:value="0.0769379">
                <text:p>0.0769379</text:p>
              </table:table-cell>
              <table:table-cell office:value-type="float" office:value="-0.0667254">
                <text:p>-0.0667254</text:p>
              </table:table-cell>
              <table:table-cell office:value-type="float" office:value="0.2169379">
                <text:p>0.21693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302267">
                <text:p>-0.0302267</text:p>
              </table:table-cell>
              <table:table-cell office:value-type="float" office:value="0.0677202">
                <text:p>0.0677202</text:p>
              </table:table-cell>
              <table:table-cell office:value-type="float" office:value="-0.0562267">
                <text:p>-0.0562267</text:p>
              </table:table-cell>
              <table:table-cell office:value-type="float" office:value="0.2142202">
                <text:p>0.21422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300757">
                <text:p>-0.0300757</text:p>
              </table:table-cell>
              <table:table-cell office:value-type="float" office:value="0.0597651">
                <text:p>0.0597651</text:p>
              </table:table-cell>
              <table:table-cell office:value-type="float" office:value="-0.0485757">
                <text:p>-0.0485757</text:p>
              </table:table-cell>
              <table:table-cell office:value-type="float" office:value="0.2112651">
                <text:p>0.21126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305172">
                <text:p>-0.0305172</text:p>
              </table:table-cell>
              <table:table-cell office:value-type="float" office:value="0.0595335">
                <text:p>0.0595335</text:p>
              </table:table-cell>
              <table:table-cell office:value-type="float" office:value="-0.0425172">
                <text:p>-0.0425172</text:p>
              </table:table-cell>
              <table:table-cell office:value-type="float" office:value="0.2090335">
                <text:p>0.20903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340172">
                <text:p>-0.0340172</text:p>
              </table:table-cell>
              <table:table-cell office:value-type="float" office:value="0.063999">
                <text:p>0.063999</text:p>
              </table:table-cell>
              <table:table-cell office:value-type="float" office:value="-0.0395172">
                <text:p>-0.0395172</text:p>
              </table:table-cell>
              <table:table-cell office:value-type="float" office:value="0.204499">
                <text:p>0.2044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351427">
                <text:p>-0.0351427</text:p>
              </table:table-cell>
              <table:table-cell office:value-type="float" office:value="0.064142">
                <text:p>0.064142</text:p>
              </table:table-cell>
              <table:table-cell office:value-type="float" office:value="-0.0371427">
                <text:p>-0.0371427</text:p>
              </table:table-cell>
              <table:table-cell office:value-type="float" office:value="0.197142">
                <text:p>0.1971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319127">
                <text:p>-0.0319127</text:p>
              </table:table-cell>
              <table:table-cell office:value-type="float" office:value="0.0672213">
                <text:p>0.0672213</text:p>
              </table:table-cell>
              <table:table-cell office:value-type="float" office:value="-0.0359127">
                <text:p>-0.0359127</text:p>
              </table:table-cell>
              <table:table-cell office:value-type="float" office:value="0.1887213">
                <text:p>0.18872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27237">
                <text:p>-0.027237</text:p>
              </table:table-cell>
              <table:table-cell office:value-type="float" office:value="0.0751193">
                <text:p>0.0751193</text:p>
              </table:table-cell>
              <table:table-cell office:value-type="float" office:value="-0.034737">
                <text:p>-0.034737</text:p>
              </table:table-cell>
              <table:table-cell office:value-type="float" office:value="0.1801193">
                <text:p>0.18011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283243">
                <text:p>-0.0283243</text:p>
              </table:table-cell>
              <table:table-cell office:value-type="float" office:value="0.0749459">
                <text:p>0.0749459</text:p>
              </table:table-cell>
              <table:table-cell office:value-type="float" office:value="-0.0368243">
                <text:p>-0.0368243</text:p>
              </table:table-cell>
              <table:table-cell office:value-type="float" office:value="0.1649459">
                <text:p>0.16494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31857">
                <text:p>-0.031857</text:p>
              </table:table-cell>
              <table:table-cell office:value-type="float" office:value="0.0700672">
                <text:p>0.0700672</text:p>
              </table:table-cell>
              <table:table-cell office:value-type="float" office:value="-0.038857">
                <text:p>-0.038857</text:p>
              </table:table-cell>
              <table:table-cell office:value-type="float" office:value="0.1515672">
                <text:p>0.15156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387181">
                <text:p>-0.0387181</text:p>
              </table:table-cell>
              <table:table-cell office:value-type="float" office:value="0.0677735">
                <text:p>0.0677735</text:p>
              </table:table-cell>
              <table:table-cell office:value-type="float" office:value="-0.0452181">
                <text:p>-0.0452181</text:p>
              </table:table-cell>
              <table:table-cell office:value-type="float" office:value="0.1407735">
                <text:p>0.14077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431438">
                <text:p>-0.0431438</text:p>
              </table:table-cell>
              <table:table-cell office:value-type="float" office:value="0.0687751">
                <text:p>0.0687751</text:p>
              </table:table-cell>
              <table:table-cell office:value-type="float" office:value="-0.0461438">
                <text:p>-0.0461438</text:p>
              </table:table-cell>
              <table:table-cell office:value-type="float" office:value="0.1337751">
                <text:p>0.133775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458085">
                <text:p>-0.0458085</text:p>
              </table:table-cell>
              <table:table-cell office:value-type="float" office:value="0.0699305">
                <text:p>0.0699305</text:p>
              </table:table-cell>
              <table:table-cell office:value-type="float" office:value="-0.0453085">
                <text:p>-0.0453085</text:p>
              </table:table-cell>
              <table:table-cell office:value-type="float" office:value="0.1219305">
                <text:p>0.12193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464627">
                <text:p>-0.0464627</text:p>
              </table:table-cell>
              <table:table-cell office:value-type="float" office:value="0.0691056">
                <text:p>0.0691056</text:p>
              </table:table-cell>
              <table:table-cell office:value-type="float" office:value="-0.0439627">
                <text:p>-0.0439627</text:p>
              </table:table-cell>
              <table:table-cell office:value-type="float" office:value="0.1091056">
                <text:p>0.10910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466174">
                <text:p>-0.0466174</text:p>
              </table:table-cell>
              <table:table-cell office:value-type="float" office:value="0.0672623">
                <text:p>0.0672623</text:p>
              </table:table-cell>
              <table:table-cell office:value-type="float" office:value="-0.0411174">
                <text:p>-0.0411174</text:p>
              </table:table-cell>
              <table:table-cell office:value-type="float" office:value="0.1027623">
                <text:p>0.10276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480333">
                <text:p>-0.0480333</text:p>
              </table:table-cell>
              <table:table-cell office:value-type="float" office:value="0.0628676">
                <text:p>0.0628676</text:p>
              </table:table-cell>
              <table:table-cell office:value-type="float" office:value="-0.0435333">
                <text:p>-0.0435333</text:p>
              </table:table-cell>
              <table:table-cell office:value-type="float" office:value="0.0873676">
                <text:p>0.08736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471624">
                <text:p>-0.0471624</text:p>
              </table:table-cell>
              <table:table-cell office:value-type="float" office:value="0.0643585">
                <text:p>0.0643585</text:p>
              </table:table-cell>
              <table:table-cell office:value-type="float" office:value="-0.0451624">
                <text:p>-0.0451624</text:p>
              </table:table-cell>
              <table:table-cell office:value-type="float" office:value="0.0738585">
                <text:p>0.07385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441796">
                <text:p>-0.0441796</text:p>
              </table:table-cell>
              <table:table-cell office:value-type="float" office:value="0.0677335">
                <text:p>0.0677335</text:p>
              </table:table-cell>
              <table:table-cell office:value-type="float" office:value="-0.0431796">
                <text:p>-0.0431796</text:p>
              </table:table-cell>
              <table:table-cell office:value-type="float" office:value="0.0617335">
                <text:p>0.06173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413661">
                <text:p>-0.0413661</text:p>
              </table:table-cell>
              <table:table-cell office:value-type="float" office:value="0.073558">
                <text:p>0.073558</text:p>
              </table:table-cell>
              <table:table-cell office:value-type="float" office:value="-0.0448661">
                <text:p>-0.0448661</text:p>
              </table:table-cell>
              <table:table-cell office:value-type="float" office:value="0.049558">
                <text:p>0.0495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432554">
                <text:p>-0.0432554</text:p>
              </table:table-cell>
              <table:table-cell office:value-type="float" office:value="0.070894">
                <text:p>0.070894</text:p>
              </table:table-cell>
              <table:table-cell office:value-type="float" office:value="-0.0467554">
                <text:p>-0.0467554</text:p>
              </table:table-cell>
              <table:table-cell office:value-type="float" office:value="0.040894">
                <text:p>0.0408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574579">
                <text:p>-0.0574579</text:p>
              </table:table-cell>
              <table:table-cell office:value-type="float" office:value="0.0709668">
                <text:p>0.0709668</text:p>
              </table:table-cell>
              <table:table-cell office:value-type="float" office:value="-0.0574579">
                <text:p>-0.0574579</text:p>
              </table:table-cell>
              <table:table-cell office:value-type="float" office:value="0.0319668">
                <text:p>0.03196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589224">
                <text:p>-0.0589224</text:p>
              </table:table-cell>
              <table:table-cell office:value-type="float" office:value="0.0712767">
                <text:p>0.0712767</text:p>
              </table:table-cell>
              <table:table-cell office:value-type="float" office:value="-0.0539224">
                <text:p>-0.0539224</text:p>
              </table:table-cell>
              <table:table-cell office:value-type="float" office:value="0.0187767">
                <text:p>0.01877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596221">
                <text:p>-0.0596221</text:p>
              </table:table-cell>
              <table:table-cell office:value-type="float" office:value="0.0705272">
                <text:p>0.0705272</text:p>
              </table:table-cell>
              <table:table-cell office:value-type="float" office:value="-0.0541221">
                <text:p>-0.0541221</text:p>
              </table:table-cell>
              <table:table-cell office:value-type="float" office:value="0.0080272">
                <text:p>0.00802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565336">
                <text:p>-0.0565336</text:p>
              </table:table-cell>
              <table:table-cell office:value-type="float" office:value="0.0677496">
                <text:p>0.0677496</text:p>
              </table:table-cell>
              <table:table-cell office:value-type="float" office:value="-0.0540336">
                <text:p>-0.0540336</text:p>
              </table:table-cell>
              <table:table-cell office:value-type="float" office:value="-0.00325040000000001">
                <text:p>-0.003250400000000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564391">
                <text:p>-0.0564391</text:p>
              </table:table-cell>
              <table:table-cell office:value-type="float" office:value="0.0701777">
                <text:p>0.0701777</text:p>
              </table:table-cell>
              <table:table-cell office:value-type="float" office:value="-0.0584391">
                <text:p>-0.0584391</text:p>
              </table:table-cell>
              <table:table-cell office:value-type="float" office:value="-0.0143223">
                <text:p>-0.01432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561376">
                <text:p>-0.0561376</text:p>
              </table:table-cell>
              <table:table-cell office:value-type="float" office:value="0.0745631">
                <text:p>0.0745631</text:p>
              </table:table-cell>
              <table:table-cell office:value-type="float" office:value="-0.0576376">
                <text:p>-0.0576376</text:p>
              </table:table-cell>
              <table:table-cell office:value-type="float" office:value="-0.0204369">
                <text:p>-0.02043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533332">
                <text:p>-0.0533332</text:p>
              </table:table-cell>
              <table:table-cell office:value-type="float" office:value="0.0790547">
                <text:p>0.0790547</text:p>
              </table:table-cell>
              <table:table-cell office:value-type="float" office:value="-0.0548332">
                <text:p>-0.0548332</text:p>
              </table:table-cell>
              <table:table-cell office:value-type="float" office:value="-0.0304453">
                <text:p>-0.03044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512761">
                <text:p>-0.0512761</text:p>
              </table:table-cell>
              <table:table-cell office:value-type="float" office:value="0.0826867">
                <text:p>0.0826867</text:p>
              </table:table-cell>
              <table:table-cell office:value-type="float" office:value="-0.0532761">
                <text:p>-0.0532761</text:p>
              </table:table-cell>
              <table:table-cell office:value-type="float" office:value="-0.0388133">
                <text:p>-0.03881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497718">
                <text:p>-0.0497718</text:p>
              </table:table-cell>
              <table:table-cell office:value-type="float" office:value="0.0847125">
                <text:p>0.0847125</text:p>
              </table:table-cell>
              <table:table-cell office:value-type="float" office:value="-0.0537718">
                <text:p>-0.0537718</text:p>
              </table:table-cell>
              <table:table-cell office:value-type="float" office:value="-0.0422875">
                <text:p>-0.0422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522533">
                <text:p>-0.0522533</text:p>
              </table:table-cell>
              <table:table-cell office:value-type="float" office:value="0.0904055">
                <text:p>0.0904055</text:p>
              </table:table-cell>
              <table:table-cell office:value-type="float" office:value="-0.0532533">
                <text:p>-0.0532533</text:p>
              </table:table-cell>
              <table:table-cell office:value-type="float" office:value="-0.0455945">
                <text:p>-0.04559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580566">
                <text:p>-0.0580566</text:p>
              </table:table-cell>
              <table:table-cell office:value-type="float" office:value="0.0921715">
                <text:p>0.0921715</text:p>
              </table:table-cell>
              <table:table-cell office:value-type="float" office:value="-0.0575566">
                <text:p>-0.0575566</text:p>
              </table:table-cell>
              <table:table-cell office:value-type="float" office:value="-0.0528285">
                <text:p>-0.05282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595781">
                <text:p>-0.0595781</text:p>
              </table:table-cell>
              <table:table-cell office:value-type="float" office:value="0.0971916">
                <text:p>0.0971916</text:p>
              </table:table-cell>
              <table:table-cell office:value-type="float" office:value="-0.0560781">
                <text:p>-0.0560781</text:p>
              </table:table-cell>
              <table:table-cell office:value-type="float" office:value="-0.0413084">
                <text:p>-0.04130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595781">
                <text:p>-0.0595781</text:p>
              </table:table-cell>
              <table:table-cell office:value-type="float" office:value="0.0971916">
                <text:p>0.0971916</text:p>
              </table:table-cell>
              <table:table-cell office:value-type="float" office:value="-0.0530781">
                <text:p>-0.0530781</text:p>
              </table:table-cell>
              <table:table-cell office:value-type="float" office:value="-0.0413084">
                <text:p>-0.04130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553744">
                <text:p>-0.0553744</text:p>
              </table:table-cell>
              <table:table-cell office:value-type="float" office:value="0.0929741">
                <text:p>0.0929741</text:p>
              </table:table-cell>
              <table:table-cell office:value-type="float" office:value="-0.0558744">
                <text:p>-0.0558744</text:p>
              </table:table-cell>
              <table:table-cell office:value-type="float" office:value="-0.0380259">
                <text:p>-0.038025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549433">
                <text:p>-0.0549433</text:p>
              </table:table-cell>
              <table:table-cell office:value-type="float" office:value="0.0929323">
                <text:p>0.0929323</text:p>
              </table:table-cell>
              <table:table-cell office:value-type="float" office:value="-0.0569433">
                <text:p>-0.0569433</text:p>
              </table:table-cell>
              <table:table-cell office:value-type="float" office:value="-0.0290677">
                <text:p>-0.02906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590188">
                <text:p>-0.0590188</text:p>
              </table:table-cell>
              <table:table-cell office:value-type="float" office:value="0.0974038">
                <text:p>0.0974038</text:p>
              </table:table-cell>
              <table:table-cell office:value-type="float" office:value="-0.0595188">
                <text:p>-0.0595188</text:p>
              </table:table-cell>
              <table:table-cell office:value-type="float" office:value="-0.0160962">
                <text:p>-0.01609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636475">
                <text:p>-0.0636475</text:p>
              </table:table-cell>
              <table:table-cell office:value-type="float" office:value="0.0930086">
                <text:p>0.0930086</text:p>
              </table:table-cell>
              <table:table-cell office:value-type="float" office:value="-0.0591475">
                <text:p>-0.0591475</text:p>
              </table:table-cell>
              <table:table-cell office:value-type="float" office:value="-0.00649140000000001">
                <text:p>-0.006491400000000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698306">
                <text:p>-0.0698306</text:p>
              </table:table-cell>
              <table:table-cell office:value-type="float" office:value="0.0932272">
                <text:p>0.0932272</text:p>
              </table:table-cell>
              <table:table-cell office:value-type="float" office:value="-0.0648306">
                <text:p>-0.0648306</text:p>
              </table:table-cell>
              <table:table-cell office:value-type="float" office:value="0.0117272">
                <text:p>0.01172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740643">
                <text:p>-0.0740643</text:p>
              </table:table-cell>
              <table:table-cell office:value-type="float" office:value="0.0956884">
                <text:p>0.0956884</text:p>
              </table:table-cell>
              <table:table-cell office:value-type="float" office:value="-0.0665643">
                <text:p>-0.0665643</text:p>
              </table:table-cell>
              <table:table-cell office:value-type="float" office:value="0.0246884">
                <text:p>0.024688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741076">
                <text:p>-0.0741076</text:p>
              </table:table-cell>
              <table:table-cell office:value-type="float" office:value="0.0918939">
                <text:p>0.0918939</text:p>
              </table:table-cell>
              <table:table-cell office:value-type="float" office:value="-0.0696076">
                <text:p>-0.0696076</text:p>
              </table:table-cell>
              <table:table-cell office:value-type="float" office:value="0.0368939">
                <text:p>0.03689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721759">
                <text:p>-0.0721759</text:p>
              </table:table-cell>
              <table:table-cell office:value-type="float" office:value="0.0854565">
                <text:p>0.0854565</text:p>
              </table:table-cell>
              <table:table-cell office:value-type="float" office:value="-0.0691759">
                <text:p>-0.0691759</text:p>
              </table:table-cell>
              <table:table-cell office:value-type="float" office:value="0.0489565">
                <text:p>0.04895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721759">
                <text:p>-0.0721759</text:p>
              </table:table-cell>
              <table:table-cell office:value-type="float" office:value="0.0854565">
                <text:p>0.0854565</text:p>
              </table:table-cell>
              <table:table-cell office:value-type="float" office:value="-0.0701759">
                <text:p>-0.0701759</text:p>
              </table:table-cell>
              <table:table-cell office:value-type="float" office:value="0.0609565">
                <text:p>0.06095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754244">
                <text:p>-0.0754244</text:p>
              </table:table-cell>
              <table:table-cell office:value-type="float" office:value="0.0850833">
                <text:p>0.0850833</text:p>
              </table:table-cell>
              <table:table-cell office:value-type="float" office:value="-0.0709244">
                <text:p>-0.0709244</text:p>
              </table:table-cell>
              <table:table-cell office:value-type="float" office:value="0.0725833">
                <text:p>0.07258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80543">
                <text:p>-0.080543</text:p>
              </table:table-cell>
              <table:table-cell office:value-type="float" office:value="0.0847908">
                <text:p>0.0847908</text:p>
              </table:table-cell>
              <table:table-cell office:value-type="float" office:value="-0.074543">
                <text:p>-0.074543</text:p>
              </table:table-cell>
              <table:table-cell office:value-type="float" office:value="0.0877908">
                <text:p>0.08779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843735">
                <text:p>-0.0843735</text:p>
              </table:table-cell>
              <table:table-cell office:value-type="float" office:value="0.0855455">
                <text:p>0.0855455</text:p>
              </table:table-cell>
              <table:table-cell office:value-type="float" office:value="-0.0763735">
                <text:p>-0.0763735</text:p>
              </table:table-cell>
              <table:table-cell office:value-type="float" office:value="0.1010455">
                <text:p>0.101045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828949">
                <text:p>-0.0828949</text:p>
              </table:table-cell>
              <table:table-cell office:value-type="float" office:value="0.0826704">
                <text:p>0.0826704</text:p>
              </table:table-cell>
              <table:table-cell office:value-type="float" office:value="-0.0763949">
                <text:p>-0.0763949</text:p>
              </table:table-cell>
              <table:table-cell office:value-type="float" office:value="0.1186704">
                <text:p>0.11867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806676">
                <text:p>-0.0806676</text:p>
              </table:table-cell>
              <table:table-cell office:value-type="float" office:value="0.0822448">
                <text:p>0.0822448</text:p>
              </table:table-cell>
              <table:table-cell office:value-type="float" office:value="-0.0801676">
                <text:p>-0.0801676</text:p>
              </table:table-cell>
              <table:table-cell office:value-type="float" office:value="0.1317448">
                <text:p>0.13174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800914">
                <text:p>-0.0800914</text:p>
              </table:table-cell>
              <table:table-cell office:value-type="float" office:value="0.079847">
                <text:p>0.079847</text:p>
              </table:table-cell>
              <table:table-cell office:value-type="float" office:value="-0.0810914">
                <text:p>-0.0810914</text:p>
              </table:table-cell>
              <table:table-cell office:value-type="float" office:value="0.148347">
                <text:p>0.14834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876819">
                <text:p>-0.0876819</text:p>
              </table:table-cell>
              <table:table-cell office:value-type="float" office:value="0.0795023">
                <text:p>0.0795023</text:p>
              </table:table-cell>
              <table:table-cell office:value-type="float" office:value="-0.0876819">
                <text:p>-0.0876819</text:p>
              </table:table-cell>
              <table:table-cell office:value-type="float" office:value="0.1650023">
                <text:p>0.16500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894645">
                <text:p>-0.0894645</text:p>
              </table:table-cell>
              <table:table-cell office:value-type="float" office:value="0.078112">
                <text:p>0.078112</text:p>
              </table:table-cell>
              <table:table-cell office:value-type="float" office:value="-0.0864645">
                <text:p>-0.0864645</text:p>
              </table:table-cell>
              <table:table-cell office:value-type="float" office:value="0.181112">
                <text:p>0.181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916647">
                <text:p>-0.0916647</text:p>
              </table:table-cell>
              <table:table-cell office:value-type="float" office:value="0.0761587">
                <text:p>0.0761587</text:p>
              </table:table-cell>
              <table:table-cell office:value-type="float" office:value="-0.0881647">
                <text:p>-0.0881647</text:p>
              </table:table-cell>
              <table:table-cell office:value-type="float" office:value="0.1941587">
                <text:p>0.19415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907835">
                <text:p>-0.0907835</text:p>
              </table:table-cell>
              <table:table-cell office:value-type="float" office:value="0.0718665">
                <text:p>0.0718665</text:p>
              </table:table-cell>
              <table:table-cell office:value-type="float" office:value="-0.0902835">
                <text:p>-0.0902835</text:p>
              </table:table-cell>
              <table:table-cell office:value-type="float" office:value="0.2083665">
                <text:p>0.208366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901016">
                <text:p>-0.0901016</text:p>
              </table:table-cell>
              <table:table-cell office:value-type="float" office:value="0.0644694">
                <text:p>0.0644694</text:p>
              </table:table-cell>
              <table:table-cell office:value-type="float" office:value="-0.0916016">
                <text:p>-0.0916016</text:p>
              </table:table-cell>
              <table:table-cell office:value-type="float" office:value="0.2174694">
                <text:p>0.21746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925018">
                <text:p>-0.0925018</text:p>
              </table:table-cell>
              <table:table-cell office:value-type="float" office:value="0.0618492">
                <text:p>0.0618492</text:p>
              </table:table-cell>
              <table:table-cell office:value-type="float" office:value="-0.0925018">
                <text:p>-0.0925018</text:p>
              </table:table-cell>
              <table:table-cell office:value-type="float" office:value="0.2293492">
                <text:p>0.229349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962943">
                <text:p>-0.0962943</text:p>
              </table:table-cell>
              <table:table-cell office:value-type="float" office:value="0.0554263">
                <text:p>0.0554263</text:p>
              </table:table-cell>
              <table:table-cell office:value-type="float" office:value="-0.0967943">
                <text:p>-0.0967943</text:p>
              </table:table-cell>
              <table:table-cell office:value-type="float" office:value="0.2434263">
                <text:p>0.243426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946921">
                <text:p>-0.0946921</text:p>
              </table:table-cell>
              <table:table-cell office:value-type="float" office:value="0.0594011">
                <text:p>0.0594011</text:p>
              </table:table-cell>
              <table:table-cell office:value-type="float" office:value="-0.1521921">
                <text:p>-0.1521921</text:p>
              </table:table-cell>
              <table:table-cell office:value-type="float" office:value="0.1844011">
                <text:p>0.18440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03574">
                <text:p>-0.103574</text:p>
              </table:table-cell>
              <table:table-cell office:value-type="float" office:value="0.059672">
                <text:p>0.059672</text:p>
              </table:table-cell>
              <table:table-cell office:value-type="float" office:value="-0.109574">
                <text:p>-0.109574</text:p>
              </table:table-cell>
              <table:table-cell office:value-type="float" office:value="0.268172">
                <text:p>0.2681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10333">
                <text:p>-0.10333</text:p>
              </table:table-cell>
              <table:table-cell office:value-type="float" office:value="0.054396">
                <text:p>0.054396</text:p>
              </table:table-cell>
              <table:table-cell office:value-type="float" office:value="-0.11333">
                <text:p>-0.11333</text:p>
              </table:table-cell>
              <table:table-cell office:value-type="float" office:value="0.272396">
                <text:p>0.27239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95709">
                <text:p>-0.095709</text:p>
              </table:table-cell>
              <table:table-cell office:value-type="float" office:value="0.0681946">
                <text:p>0.0681946</text:p>
              </table:table-cell>
              <table:table-cell office:value-type="float" office:value="-0.087209">
                <text:p>-0.087209</text:p>
              </table:table-cell>
              <table:table-cell office:value-type="float" office:value="0.2666946">
                <text:p>0.2666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991009">
                <text:p>-0.0991009</text:p>
              </table:table-cell>
              <table:table-cell office:value-type="float" office:value="0.0633558">
                <text:p>0.0633558</text:p>
              </table:table-cell>
              <table:table-cell office:value-type="float" office:value="-0.0861009">
                <text:p>-0.0861009</text:p>
              </table:table-cell>
              <table:table-cell office:value-type="float" office:value="0.2378558">
                <text:p>0.23785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991009">
                <text:p>-0.0991009</text:p>
              </table:table-cell>
              <table:table-cell office:value-type="float" office:value="0.0633558">
                <text:p>0.0633558</text:p>
              </table:table-cell>
              <table:table-cell office:value-type="float" office:value="-0.0801009">
                <text:p>-0.0801009</text:p>
              </table:table-cell>
              <table:table-cell office:value-type="float" office:value="0.2123558">
                <text:p>0.21235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995749">
                <text:p>-0.0995749</text:p>
              </table:table-cell>
              <table:table-cell office:value-type="float" office:value="0.0614535">
                <text:p>0.0614535</text:p>
              </table:table-cell>
              <table:table-cell office:value-type="float" office:value="-0.0755749">
                <text:p>-0.0755749</text:p>
              </table:table-cell>
              <table:table-cell office:value-type="float" office:value="0.2044535">
                <text:p>0.20445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100669">
                <text:p>-0.100669</text:p>
              </table:table-cell>
              <table:table-cell office:value-type="float" office:value="0.0570396">
                <text:p>0.0570396</text:p>
              </table:table-cell>
              <table:table-cell office:value-type="float" office:value="-0.074169">
                <text:p>-0.074169</text:p>
              </table:table-cell>
              <table:table-cell office:value-type="float" office:value="0.2010396">
                <text:p>0.2010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10143">
                <text:p>-0.10143</text:p>
              </table:table-cell>
              <table:table-cell office:value-type="float" office:value="0.0528145">
                <text:p>0.0528145</text:p>
              </table:table-cell>
              <table:table-cell office:value-type="float" office:value="-0.07443">
                <text:p>-0.07443</text:p>
              </table:table-cell>
              <table:table-cell office:value-type="float" office:value="0.1908145">
                <text:p>0.19081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00891">
                <text:p>-0.100891</text:p>
              </table:table-cell>
              <table:table-cell office:value-type="float" office:value="0.0503346">
                <text:p>0.0503346</text:p>
              </table:table-cell>
              <table:table-cell office:value-type="float" office:value="-0.073891">
                <text:p>-0.073891</text:p>
              </table:table-cell>
              <table:table-cell office:value-type="float" office:value="0.1798346">
                <text:p>0.17983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101487">
                <text:p>-0.101487</text:p>
              </table:table-cell>
              <table:table-cell office:value-type="float" office:value="0.0491008">
                <text:p>0.0491008</text:p>
              </table:table-cell>
              <table:table-cell office:value-type="float" office:value="-0.073987">
                <text:p>-0.073987</text:p>
              </table:table-cell>
              <table:table-cell office:value-type="float" office:value="0.1706008">
                <text:p>0.170600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02177">
                <text:p>-0.102177</text:p>
              </table:table-cell>
              <table:table-cell office:value-type="float" office:value="0.0454515">
                <text:p>0.0454515</text:p>
              </table:table-cell>
              <table:table-cell office:value-type="float" office:value="-0.073177">
                <text:p>-0.073177</text:p>
              </table:table-cell>
              <table:table-cell office:value-type="float" office:value="0.1584515">
                <text:p>0.15845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01257">
                <text:p>-0.101257</text:p>
              </table:table-cell>
              <table:table-cell office:value-type="float" office:value="0.0448723">
                <text:p>0.0448723</text:p>
              </table:table-cell>
              <table:table-cell office:value-type="float" office:value="-0.072757">
                <text:p>-0.072757</text:p>
              </table:table-cell>
              <table:table-cell office:value-type="float" office:value="0.1408723">
                <text:p>0.1408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990143">
                <text:p>-0.0990143</text:p>
              </table:table-cell>
              <table:table-cell office:value-type="float" office:value="0.0444311">
                <text:p>0.0444311</text:p>
              </table:table-cell>
              <table:table-cell office:value-type="float" office:value="-0.0730143">
                <text:p>-0.0730143</text:p>
              </table:table-cell>
              <table:table-cell office:value-type="float" office:value="0.1279311">
                <text:p>0.12793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975476">
                <text:p>-0.0975476</text:p>
              </table:table-cell>
              <table:table-cell office:value-type="float" office:value="0.0439468">
                <text:p>0.0439468</text:p>
              </table:table-cell>
              <table:table-cell office:value-type="float" office:value="-0.0740476">
                <text:p>-0.0740476</text:p>
              </table:table-cell>
              <table:table-cell office:value-type="float" office:value="0.1109468">
                <text:p>0.11094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946933">
                <text:p>-0.0946933</text:p>
              </table:table-cell>
              <table:table-cell office:value-type="float" office:value="0.0450549">
                <text:p>0.0450549</text:p>
              </table:table-cell>
              <table:table-cell office:value-type="float" office:value="-0.0771933">
                <text:p>-0.0771933</text:p>
              </table:table-cell>
              <table:table-cell office:value-type="float" office:value="0.0945549">
                <text:p>0.094554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937062">
                <text:p>-0.0937062</text:p>
              </table:table-cell>
              <table:table-cell office:value-type="float" office:value="0.044873">
                <text:p>0.044873</text:p>
              </table:table-cell>
              <table:table-cell office:value-type="float" office:value="-0.0747062">
                <text:p>-0.0747062</text:p>
              </table:table-cell>
              <table:table-cell office:value-type="float" office:value="0.079373">
                <text:p>0.0793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948194">
                <text:p>-0.0948194</text:p>
              </table:table-cell>
              <table:table-cell office:value-type="float" office:value="0.042314">
                <text:p>0.042314</text:p>
              </table:table-cell>
              <table:table-cell office:value-type="float" office:value="-0.0758194">
                <text:p>-0.0758194</text:p>
              </table:table-cell>
              <table:table-cell office:value-type="float" office:value="0.063314">
                <text:p>0.0633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948194">
                <text:p>-0.0948194</text:p>
              </table:table-cell>
              <table:table-cell office:value-type="float" office:value="0.042314">
                <text:p>0.042314</text:p>
              </table:table-cell>
              <table:table-cell office:value-type="float" office:value="-0.0723194">
                <text:p>-0.0723194</text:p>
              </table:table-cell>
              <table:table-cell office:value-type="float" office:value="0.048814">
                <text:p>0.0488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934564">
                <text:p>-0.0934564</text:p>
              </table:table-cell>
              <table:table-cell office:value-type="float" office:value="0.0428727">
                <text:p>0.0428727</text:p>
              </table:table-cell>
              <table:table-cell office:value-type="float" office:value="-0.0709564">
                <text:p>-0.0709564</text:p>
              </table:table-cell>
              <table:table-cell office:value-type="float" office:value="0.0318727">
                <text:p>0.03187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931043">
                <text:p>-0.0931043</text:p>
              </table:table-cell>
              <table:table-cell office:value-type="float" office:value="0.0506172">
                <text:p>0.0506172</text:p>
              </table:table-cell>
              <table:table-cell office:value-type="float" office:value="-0.0696043">
                <text:p>-0.0696043</text:p>
              </table:table-cell>
              <table:table-cell office:value-type="float" office:value="0.0151172">
                <text:p>0.01511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933421">
                <text:p>-0.0933421</text:p>
              </table:table-cell>
              <table:table-cell office:value-type="float" office:value="0.0582584">
                <text:p>0.0582584</text:p>
              </table:table-cell>
              <table:table-cell office:value-type="float" office:value="-0.0688421">
                <text:p>-0.0688421</text:p>
              </table:table-cell>
              <table:table-cell office:value-type="float" office:value="0.00675839999999999">
                <text:p>0.006758399999999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888887">
                <text:p>-0.0888887</text:p>
              </table:table-cell>
              <table:table-cell office:value-type="float" office:value="0.0548407">
                <text:p>0.0548407</text:p>
              </table:table-cell>
              <table:table-cell office:value-type="float" office:value="-0.0718887">
                <text:p>-0.0718887</text:p>
              </table:table-cell>
              <table:table-cell office:value-type="float" office:value="-0.0101593">
                <text:p>-0.01015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830801">
                <text:p>-0.0830801</text:p>
              </table:table-cell>
              <table:table-cell office:value-type="float" office:value="0.0609759">
                <text:p>0.0609759</text:p>
              </table:table-cell>
              <table:table-cell office:value-type="float" office:value="-0.0675801">
                <text:p>-0.0675801</text:p>
              </table:table-cell>
              <table:table-cell office:value-type="float" office:value="-0.0260241">
                <text:p>-0.02602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784572">
                <text:p>-0.0784572</text:p>
              </table:table-cell>
              <table:table-cell office:value-type="float" office:value="0.0718549">
                <text:p>0.0718549</text:p>
              </table:table-cell>
              <table:table-cell office:value-type="float" office:value="-0.0619572">
                <text:p>-0.0619572</text:p>
              </table:table-cell>
              <table:table-cell office:value-type="float" office:value="-0.0416451">
                <text:p>-0.04164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750875">
                <text:p>-0.0750875</text:p>
              </table:table-cell>
              <table:table-cell office:value-type="float" office:value="0.0753727">
                <text:p>0.0753727</text:p>
              </table:table-cell>
              <table:table-cell office:value-type="float" office:value="-0.0625875">
                <text:p>-0.0625875</text:p>
              </table:table-cell>
              <table:table-cell office:value-type="float" office:value="-0.0566273">
                <text:p>-0.05662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764128">
                <text:p>-0.0764128</text:p>
              </table:table-cell>
              <table:table-cell office:value-type="float" office:value="0.0694619">
                <text:p>0.0694619</text:p>
              </table:table-cell>
              <table:table-cell office:value-type="float" office:value="-0.0649128">
                <text:p>-0.0649128</text:p>
              </table:table-cell>
              <table:table-cell office:value-type="float" office:value="-0.0830381">
                <text:p>-0.08303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75786">
                <text:p>-0.075786</text:p>
              </table:table-cell>
              <table:table-cell office:value-type="float" office:value="0.0616942">
                <text:p>0.0616942</text:p>
              </table:table-cell>
              <table:table-cell office:value-type="float" office:value="-0.060286">
                <text:p>-0.060286</text:p>
              </table:table-cell>
              <table:table-cell office:value-type="float" office:value="-0.0973058">
                <text:p>-0.09730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680901">
                <text:p>-0.0680901</text:p>
              </table:table-cell>
              <table:table-cell office:value-type="float" office:value="0.065614">
                <text:p>0.065614</text:p>
              </table:table-cell>
              <table:table-cell office:value-type="float" office:value="-0.0515901">
                <text:p>-0.0515901</text:p>
              </table:table-cell>
              <table:table-cell office:value-type="float" office:value="-0.100886">
                <text:p>-0.10088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650867">
                <text:p>-0.0650867</text:p>
              </table:table-cell>
              <table:table-cell office:value-type="float" office:value="0.0643379">
                <text:p>0.0643379</text:p>
              </table:table-cell>
              <table:table-cell office:value-type="float" office:value="-0.0535867">
                <text:p>-0.0535867</text:p>
              </table:table-cell>
              <table:table-cell office:value-type="float" office:value="-0.1186621">
                <text:p>-0.11866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692727">
                <text:p>-0.0692727</text:p>
              </table:table-cell>
              <table:table-cell office:value-type="float" office:value="0.0474315">
                <text:p>0.0474315</text:p>
              </table:table-cell>
              <table:table-cell office:value-type="float" office:value="-0.0612727">
                <text:p>-0.0612727</text:p>
              </table:table-cell>
              <table:table-cell office:value-type="float" office:value="-0.1465685">
                <text:p>-0.14656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739175">
                <text:p>-0.0739175</text:p>
              </table:table-cell>
              <table:table-cell office:value-type="float" office:value="0.0252828">
                <text:p>0.0252828</text:p>
              </table:table-cell>
              <table:table-cell office:value-type="float" office:value="-0.0629175">
                <text:p>-0.0629175</text:p>
              </table:table-cell>
              <table:table-cell office:value-type="float" office:value="-0.1577172">
                <text:p>-0.15771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638005">
                <text:p>-0.0638005</text:p>
              </table:table-cell>
              <table:table-cell office:value-type="float" office:value="0.00681992">
                <text:p>0.00681992</text:p>
              </table:table-cell>
              <table:table-cell office:value-type="float" office:value="-0.0533005">
                <text:p>-0.0533005</text:p>
              </table:table-cell>
              <table:table-cell office:value-type="float" office:value="-0.16118008">
                <text:p>-0.1611800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544278">
                <text:p>-0.0544278</text:p>
              </table:table-cell>
              <table:table-cell office:value-type="float" office:value="0.00666454">
                <text:p>0.00666454</text:p>
              </table:table-cell>
              <table:table-cell office:value-type="float" office:value="-0.0519278">
                <text:p>-0.0519278</text:p>
              </table:table-cell>
              <table:table-cell office:value-type="float" office:value="-0.15883546">
                <text:p>-0.158835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70393">
                <text:p>-0.0570393</text:p>
              </table:table-cell>
              <table:table-cell office:value-type="float" office:value="0.00434695">
                <text:p>0.00434695</text:p>
              </table:table-cell>
              <table:table-cell office:value-type="float" office:value="-0.0595393">
                <text:p>-0.0595393</text:p>
              </table:table-cell>
              <table:table-cell office:value-type="float" office:value="-0.16165305">
                <text:p>-0.161653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661332">
                <text:p>-0.0661332</text:p>
              </table:table-cell>
              <table:table-cell office:value-type="float" office:value="0.00347947">
                <text:p>0.00347947</text:p>
              </table:table-cell>
              <table:table-cell office:value-type="float" office:value="-0.0676332">
                <text:p>-0.0676332</text:p>
              </table:table-cell>
              <table:table-cell office:value-type="float" office:value="-0.16052053">
                <text:p>-0.160520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599112">
                <text:p>-0.0599112</text:p>
              </table:table-cell>
              <table:table-cell office:value-type="float" office:value="0.0130383">
                <text:p>0.0130383</text:p>
              </table:table-cell>
              <table:table-cell office:value-type="float" office:value="-0.0634112">
                <text:p>-0.0634112</text:p>
              </table:table-cell>
              <table:table-cell office:value-type="float" office:value="-0.1534617">
                <text:p>-0.15346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653449">
                <text:p>-0.0653449</text:p>
              </table:table-cell>
              <table:table-cell office:value-type="float" office:value="0.0129036">
                <text:p>0.0129036</text:p>
              </table:table-cell>
              <table:table-cell office:value-type="float" office:value="-0.0693449">
                <text:p>-0.0693449</text:p>
              </table:table-cell>
              <table:table-cell office:value-type="float" office:value="-0.1565964">
                <text:p>-0.15659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656706">
                <text:p>-0.0656706</text:p>
              </table:table-cell>
              <table:table-cell office:value-type="float" office:value="0.00597655">
                <text:p>0.00597655</text:p>
              </table:table-cell>
              <table:table-cell office:value-type="float" office:value="-0.0641706">
                <text:p>-0.0641706</text:p>
              </table:table-cell>
              <table:table-cell office:value-type="float" office:value="-0.16152345">
                <text:p>-0.161523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642084">
                <text:p>-0.0642084</text:p>
              </table:table-cell>
              <table:table-cell office:value-type="float" office:value="0.00582682">
                <text:p>0.00582682</text:p>
              </table:table-cell>
              <table:table-cell office:value-type="float" office:value="-0.0622084">
                <text:p>-0.0622084</text:p>
              </table:table-cell>
              <table:table-cell office:value-type="float" office:value="-0.15817318">
                <text:p>-0.158173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649424">
                <text:p>-0.0649424</text:p>
              </table:table-cell>
              <table:table-cell office:value-type="float" office:value="0.00986043">
                <text:p>0.00986043</text:p>
              </table:table-cell>
              <table:table-cell office:value-type="float" office:value="-0.0624424">
                <text:p>-0.0624424</text:p>
              </table:table-cell>
              <table:table-cell office:value-type="float" office:value="-0.15663957">
                <text:p>-0.156639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664217">
                <text:p>-0.0664217</text:p>
              </table:table-cell>
              <table:table-cell office:value-type="float" office:value="0.00648178">
                <text:p>0.00648178</text:p>
              </table:table-cell>
              <table:table-cell office:value-type="float" office:value="-0.0634217">
                <text:p>-0.0634217</text:p>
              </table:table-cell>
              <table:table-cell office:value-type="float" office:value="-0.16001822">
                <text:p>-0.160018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641956">
                <text:p>-0.0641956</text:p>
              </table:table-cell>
              <table:table-cell office:value-type="float" office:value="0.00795683">
                <text:p>0.00795683</text:p>
              </table:table-cell>
              <table:table-cell office:value-type="float" office:value="-0.0621956">
                <text:p>-0.0621956</text:p>
              </table:table-cell>
              <table:table-cell office:value-type="float" office:value="-0.15854317">
                <text:p>-0.158543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66481">
                <text:p>-0.066481</text:p>
              </table:table-cell>
              <table:table-cell office:value-type="float" office:value="0.00835936">
                <text:p>0.00835936</text:p>
              </table:table-cell>
              <table:table-cell office:value-type="float" office:value="-0.063981">
                <text:p>-0.063981</text:p>
              </table:table-cell>
              <table:table-cell office:value-type="float" office:value="-0.15814064">
                <text:p>-0.158140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656761">
                <text:p>-0.0656761</text:p>
              </table:table-cell>
              <table:table-cell office:value-type="float" office:value="0.00689913">
                <text:p>0.00689913</text:p>
              </table:table-cell>
              <table:table-cell office:value-type="float" office:value="-0.0621761">
                <text:p>-0.0621761</text:p>
              </table:table-cell>
              <table:table-cell office:value-type="float" office:value="-0.15860087">
                <text:p>-0.158600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650393">
                <text:p>-0.0650393</text:p>
              </table:table-cell>
              <table:table-cell office:value-type="float" office:value="0.00818162">
                <text:p>0.00818162</text:p>
              </table:table-cell>
              <table:table-cell office:value-type="float" office:value="-0.0620393">
                <text:p>-0.0620393</text:p>
              </table:table-cell>
              <table:table-cell office:value-type="float" office:value="-0.15781838">
                <text:p>-0.157818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661589">
                <text:p>-0.0661589</text:p>
              </table:table-cell>
              <table:table-cell office:value-type="float" office:value="0.00778933">
                <text:p>0.00778933</text:p>
              </table:table-cell>
              <table:table-cell office:value-type="float" office:value="-0.0636589">
                <text:p>-0.0636589</text:p>
              </table:table-cell>
              <table:table-cell office:value-type="float" office:value="-0.15821067">
                <text:p>-0.158210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650916">
                <text:p>-0.0650916</text:p>
              </table:table-cell>
              <table:table-cell office:value-type="float" office:value="0.00805483">
                <text:p>0.00805483</text:p>
              </table:table-cell>
              <table:table-cell office:value-type="float" office:value="-0.0625916">
                <text:p>-0.0625916</text:p>
              </table:table-cell>
              <table:table-cell office:value-type="float" office:value="-0.15744517">
                <text:p>-0.157445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657226">
                <text:p>-0.0657226</text:p>
              </table:table-cell>
              <table:table-cell office:value-type="float" office:value="0.00825809">
                <text:p>0.00825809</text:p>
              </table:table-cell>
              <table:table-cell office:value-type="float" office:value="-0.0627226">
                <text:p>-0.0627226</text:p>
              </table:table-cell>
              <table:table-cell office:value-type="float" office:value="-0.15774191">
                <text:p>-0.1577419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654124">
                <text:p>-0.0654124</text:p>
              </table:table-cell>
              <table:table-cell office:value-type="float" office:value="0.00763591">
                <text:p>0.00763591</text:p>
              </table:table-cell>
              <table:table-cell office:value-type="float" office:value="-0.0629124">
                <text:p>-0.0629124</text:p>
              </table:table-cell>
              <table:table-cell office:value-type="float" office:value="-0.15836409">
                <text:p>-0.158364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656821">
                <text:p>-0.0656821</text:p>
              </table:table-cell>
              <table:table-cell office:value-type="float" office:value="0.00814214">
                <text:p>0.00814214</text:p>
              </table:table-cell>
              <table:table-cell office:value-type="float" office:value="-0.0631821">
                <text:p>-0.0631821</text:p>
              </table:table-cell>
              <table:table-cell office:value-type="float" office:value="-0.15785786">
                <text:p>-0.157857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658433">
                <text:p>-0.0658433</text:p>
              </table:table-cell>
              <table:table-cell office:value-type="float" office:value="0.00785815">
                <text:p>0.00785815</text:p>
              </table:table-cell>
              <table:table-cell office:value-type="float" office:value="-0.0623433">
                <text:p>-0.0623433</text:p>
              </table:table-cell>
              <table:table-cell office:value-type="float" office:value="-0.15814185">
                <text:p>-0.1581418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657359">
                <text:p>-0.0657359</text:p>
              </table:table-cell>
              <table:table-cell office:value-type="float" office:value="0.00790604">
                <text:p>0.00790604</text:p>
              </table:table-cell>
              <table:table-cell office:value-type="float" office:value="-0.0622359">
                <text:p>-0.0622359</text:p>
              </table:table-cell>
              <table:table-cell office:value-type="float" office:value="-0.15809396">
                <text:p>-0.158093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658636">
                <text:p>-0.0658636</text:p>
              </table:table-cell>
              <table:table-cell office:value-type="float" office:value="0.00793181">
                <text:p>0.00793181</text:p>
              </table:table-cell>
              <table:table-cell office:value-type="float" office:value="-0.0623636">
                <text:p>-0.0623636</text:p>
              </table:table-cell>
              <table:table-cell office:value-type="float" office:value="-0.15756819">
                <text:p>-0.157568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657832">
                <text:p>-0.0657832</text:p>
              </table:table-cell>
              <table:table-cell office:value-type="float" office:value="0.00791797">
                <text:p>0.00791797</text:p>
              </table:table-cell>
              <table:table-cell office:value-type="float" office:value="-0.0622832">
                <text:p>-0.0622832</text:p>
              </table:table-cell>
              <table:table-cell office:value-type="float" office:value="-0.15808203">
                <text:p>-0.158082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658491">
                <text:p>-0.0658491</text:p>
              </table:table-cell>
              <table:table-cell office:value-type="float" office:value="0.00818859">
                <text:p>0.00818859</text:p>
              </table:table-cell>
              <table:table-cell office:value-type="float" office:value="-0.0628491">
                <text:p>-0.0628491</text:p>
              </table:table-cell>
              <table:table-cell office:value-type="float" office:value="-0.15781141">
                <text:p>-0.1578114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65946">
                <text:p>-0.065946</text:p>
              </table:table-cell>
              <table:table-cell office:value-type="float" office:value="0.00780199">
                <text:p>0.00780199</text:p>
              </table:table-cell>
              <table:table-cell office:value-type="float" office:value="-0.063446">
                <text:p>-0.063446</text:p>
              </table:table-cell>
              <table:table-cell office:value-type="float" office:value="-0.15869801">
                <text:p>-0.158698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659285">
                <text:p>-0.0659285</text:p>
              </table:table-cell>
              <table:table-cell office:value-type="float" office:value="0.00803207">
                <text:p>0.00803207</text:p>
              </table:table-cell>
              <table:table-cell office:value-type="float" office:value="-0.0629285">
                <text:p>-0.0629285</text:p>
              </table:table-cell>
              <table:table-cell office:value-type="float" office:value="-0.15796793">
                <text:p>-0.157967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658713">
                <text:p>-0.0658713</text:p>
              </table:table-cell>
              <table:table-cell office:value-type="float" office:value="0.0080505">
                <text:p>0.0080505</text:p>
              </table:table-cell>
              <table:table-cell office:value-type="float" office:value="-0.0628713">
                <text:p>-0.0628713</text:p>
              </table:table-cell>
              <table:table-cell office:value-type="float" office:value="-0.1579495">
                <text:p>-0.15794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660537">
                <text:p>-0.0660537</text:p>
              </table:table-cell>
              <table:table-cell office:value-type="float" office:value="0.00790946">
                <text:p>0.00790946</text:p>
              </table:table-cell>
              <table:table-cell office:value-type="float" office:value="-0.0625537">
                <text:p>-0.0625537</text:p>
              </table:table-cell>
              <table:table-cell office:value-type="float" office:value="-0.15809054">
                <text:p>-0.158090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659299">
                <text:p>-0.0659299</text:p>
              </table:table-cell>
              <table:table-cell office:value-type="float" office:value="0.0079908">
                <text:p>0.0079908</text:p>
              </table:table-cell>
              <table:table-cell office:value-type="float" office:value="-0.0629299">
                <text:p>-0.0629299</text:p>
              </table:table-cell>
              <table:table-cell office:value-type="float" office:value="-0.1585092">
                <text:p>-0.15850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660811">
                <text:p>-0.0660811</text:p>
              </table:table-cell>
              <table:table-cell office:value-type="float" office:value="0.00787071">
                <text:p>0.00787071</text:p>
              </table:table-cell>
              <table:table-cell office:value-type="float" office:value="-0.0625811">
                <text:p>-0.0625811</text:p>
              </table:table-cell>
              <table:table-cell office:value-type="float" office:value="-0.15862929">
                <text:p>-0.158629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659578">
                <text:p>-0.0659578</text:p>
              </table:table-cell>
              <table:table-cell office:value-type="float" office:value="0.00791229">
                <text:p>0.00791229</text:p>
              </table:table-cell>
              <table:table-cell office:value-type="float" office:value="-0.0629578">
                <text:p>-0.0629578</text:p>
              </table:table-cell>
              <table:table-cell office:value-type="float" office:value="-0.15808771">
                <text:p>-0.158087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661308">
                <text:p>-0.0661308</text:p>
              </table:table-cell>
              <table:table-cell office:value-type="float" office:value="0.00793916">
                <text:p>0.00793916</text:p>
              </table:table-cell>
              <table:table-cell office:value-type="float" office:value="-0.0631308">
                <text:p>-0.0631308</text:p>
              </table:table-cell>
              <table:table-cell office:value-type="float" office:value="-0.15856084">
                <text:p>-0.158560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660777">
                <text:p>-0.0660777</text:p>
              </table:table-cell>
              <table:table-cell office:value-type="float" office:value="0.00783921">
                <text:p>0.00783921</text:p>
              </table:table-cell>
              <table:table-cell office:value-type="float" office:value="-0.0625777">
                <text:p>-0.0625777</text:p>
              </table:table-cell>
              <table:table-cell office:value-type="float" office:value="-0.15816079">
                <text:p>-0.158160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661035">
                <text:p>-0.0661035</text:p>
              </table:table-cell>
              <table:table-cell office:value-type="float" office:value="0.00791734">
                <text:p>0.00791734</text:p>
              </table:table-cell>
              <table:table-cell office:value-type="float" office:value="-0.0636035">
                <text:p>-0.0636035</text:p>
              </table:table-cell>
              <table:table-cell office:value-type="float" office:value="-0.15958266">
                <text:p>-0.159582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661518">
                <text:p>-0.0661518</text:p>
              </table:table-cell>
              <table:table-cell office:value-type="float" office:value="0.00787575">
                <text:p>0.00787575</text:p>
              </table:table-cell>
              <table:table-cell office:value-type="float" office:value="-0.0626518">
                <text:p>-0.0626518</text:p>
              </table:table-cell>
              <table:table-cell office:value-type="float" office:value="-0.15812425">
                <text:p>-0.158124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66081">
                <text:p>-0.066081</text:p>
              </table:table-cell>
              <table:table-cell office:value-type="float" office:value="0.00790493">
                <text:p>0.00790493</text:p>
              </table:table-cell>
              <table:table-cell office:value-type="float" office:value="-0.062581">
                <text:p>-0.062581</text:p>
              </table:table-cell>
              <table:table-cell office:value-type="float" office:value="-0.15859507">
                <text:p>-0.1585950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66147">
                <text:p>-0.066147</text:p>
              </table:table-cell>
              <table:table-cell office:value-type="float" office:value="0.00792087">
                <text:p>0.00792087</text:p>
              </table:table-cell>
              <table:table-cell office:value-type="float" office:value="-0.062647">
                <text:p>-0.062647</text:p>
              </table:table-cell>
              <table:table-cell office:value-type="float" office:value="-0.15807913">
                <text:p>-0.158079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661228">
                <text:p>-0.0661228</text:p>
              </table:table-cell>
              <table:table-cell office:value-type="float" office:value="0.0078918">
                <text:p>0.0078918</text:p>
              </table:table-cell>
              <table:table-cell office:value-type="float" office:value="-0.0631228">
                <text:p>-0.0631228</text:p>
              </table:table-cell>
              <table:table-cell office:value-type="float" office:value="-0.1586082">
                <text:p>-0.15860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662059">
                <text:p>-0.0662059</text:p>
              </table:table-cell>
              <table:table-cell office:value-type="float" office:value="0.00788072">
                <text:p>0.00788072</text:p>
              </table:table-cell>
              <table:table-cell office:value-type="float" office:value="-0.0627059">
                <text:p>-0.0627059</text:p>
              </table:table-cell>
              <table:table-cell office:value-type="float" office:value="-0.15861928">
                <text:p>-0.158619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661972">
                <text:p>-0.0661972</text:p>
              </table:table-cell>
              <table:table-cell office:value-type="float" office:value="0.00792121">
                <text:p>0.00792121</text:p>
              </table:table-cell>
              <table:table-cell office:value-type="float" office:value="-0.0626972">
                <text:p>-0.0626972</text:p>
              </table:table-cell>
              <table:table-cell office:value-type="float" office:value="-0.15807879">
                <text:p>-0.1580787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662324">
                <text:p>-0.0662324</text:p>
              </table:table-cell>
              <table:table-cell office:value-type="float" office:value="0.00789916">
                <text:p>0.00789916</text:p>
              </table:table-cell>
              <table:table-cell office:value-type="float" office:value="-0.0632324">
                <text:p>-0.0632324</text:p>
              </table:table-cell>
              <table:table-cell office:value-type="float" office:value="-0.15860084">
                <text:p>-0.158600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662021">
                <text:p>-0.0662021</text:p>
              </table:table-cell>
              <table:table-cell office:value-type="float" office:value="0.00796433">
                <text:p>0.00796433</text:p>
              </table:table-cell>
              <table:table-cell office:value-type="float" office:value="-0.0632021">
                <text:p>-0.0632021</text:p>
              </table:table-cell>
              <table:table-cell office:value-type="float" office:value="-0.15853567">
                <text:p>-0.158535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662011">
                <text:p>-0.0662011</text:p>
              </table:table-cell>
              <table:table-cell office:value-type="float" office:value="0.00794187">
                <text:p>0.00794187</text:p>
              </table:table-cell>
              <table:table-cell office:value-type="float" office:value="-0.0632011">
                <text:p>-0.0632011</text:p>
              </table:table-cell>
              <table:table-cell office:value-type="float" office:value="-0.15855813">
                <text:p>-0.158558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662419">
                <text:p>-0.0662419</text:p>
              </table:table-cell>
              <table:table-cell office:value-type="float" office:value="0.00796292">
                <text:p>0.00796292</text:p>
              </table:table-cell>
              <table:table-cell office:value-type="float" office:value="-0.0627419">
                <text:p>-0.0627419</text:p>
              </table:table-cell>
              <table:table-cell office:value-type="float" office:value="-0.15803708">
                <text:p>-0.158037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662554">
                <text:p>-0.0662554</text:p>
              </table:table-cell>
              <table:table-cell office:value-type="float" office:value="0.00800191">
                <text:p>0.00800191</text:p>
              </table:table-cell>
              <table:table-cell office:value-type="float" office:value="-0.0637554">
                <text:p>-0.0637554</text:p>
              </table:table-cell>
              <table:table-cell office:value-type="float" office:value="-0.15849809">
                <text:p>-0.158498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662857">
                <text:p>-0.0662857</text:p>
              </table:table-cell>
              <table:table-cell office:value-type="float" office:value="0.00799553">
                <text:p>0.00799553</text:p>
              </table:table-cell>
              <table:table-cell office:value-type="float" office:value="-0.0627857">
                <text:p>-0.0627857</text:p>
              </table:table-cell>
              <table:table-cell office:value-type="float" office:value="-0.15850447">
                <text:p>-0.158504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663133">
                <text:p>-0.0663133</text:p>
              </table:table-cell>
              <table:table-cell office:value-type="float" office:value="0.0080618">
                <text:p>0.0080618</text:p>
              </table:table-cell>
              <table:table-cell office:value-type="float" office:value="-0.0633133">
                <text:p>-0.0633133</text:p>
              </table:table-cell>
              <table:table-cell office:value-type="float" office:value="-0.1579382">
                <text:p>-0.15793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663402">
                <text:p>-0.0663402</text:p>
              </table:table-cell>
              <table:table-cell office:value-type="float" office:value="0.00802016">
                <text:p>0.00802016</text:p>
              </table:table-cell>
              <table:table-cell office:value-type="float" office:value="-0.0633402">
                <text:p>-0.0633402</text:p>
              </table:table-cell>
              <table:table-cell office:value-type="float" office:value="-0.15897984">
                <text:p>-0.158979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663683">
                <text:p>-0.0663683</text:p>
              </table:table-cell>
              <table:table-cell office:value-type="float" office:value="0.00804026">
                <text:p>0.00804026</text:p>
              </table:table-cell>
              <table:table-cell office:value-type="float" office:value="-0.0623683">
                <text:p>-0.0623683</text:p>
              </table:table-cell>
              <table:table-cell office:value-type="float" office:value="-0.15845974">
                <text:p>-0.15845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415cm" svg:height="21.038cm" xlink:href=".." xlink:type="simple" chart:class="chart:line" chart:style-name="ch1">
        <chart:legend chart:legend-position="end" svg:x="47.298cm" svg:y="9.473cm" style:legend-expansion="high" chart:style-name="ch2"/>
        <chart:plot-area chart:style-name="ch3" table:cell-range-address="Sheet2.H1:Sheet2.K718" chart:data-source-has-labels="row" svg:x="1.458cm" svg:y="1.815cm" svg:width="43.824cm" svg:height="18.383cm">
          <chartooo:coordinate-region svg:x="5.454cm" svg:y="2.014cm" svg:width="39.569cm" svg:height="17.9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718" chart:label-cell-address="Sheet2.H1:Sheet2.H1" chart:class="chart:line">
            <chart:data-point chart:repeated="717"/>
          </chart:series>
          <chart:series chart:style-name="ch7" chart:values-cell-range-address="Sheet2.I2:Sheet2.I718" chart:label-cell-address="Sheet2.I1:Sheet2.I1" chart:class="chart:line">
            <chart:data-point chart:repeated="717"/>
          </chart:series>
          <chart:series chart:style-name="ch8" chart:values-cell-range-address="Sheet2.J2:Sheet2.J718" chart:label-cell-address="Sheet2.J1:Sheet2.J1" chart:class="chart:line">
            <chart:data-point chart:repeated="717"/>
          </chart:series>
          <chart:series chart:style-name="ch9" chart:values-cell-range-address="Sheet2.K2:Sheet2.K718" chart:label-cell-address="Sheet2.K1:Sheet2.K1" chart:class="chart:line">
            <chart:data-point chart:repeated="7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ll</text:p>
                <draw:g>
                  <svg:desc>Sheet2.H1:Sheet2.H1</svg:desc>
                </draw:g>
              </table:table-cell>
              <table:table-cell office:value-type="string">
                <text:p>pitch</text:p>
                <draw:g>
                  <svg:desc>Sheet2.I1:Sheet2.I1</svg:desc>
                </draw:g>
              </table:table-cell>
              <table:table-cell office:value-type="string">
                <text:p>correctureX</text:p>
                <draw:g>
                  <svg:desc>Sheet2.J1:Sheet2.J1</svg:desc>
                </draw:g>
              </table:table-cell>
              <table:table-cell office:value-type="string">
                <text:p>correctureY</text:p>
                <draw:g>
                  <svg:desc>Sheet2.K1:Sheet2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26397">
                <text:p>-0.0226397</text:p>
                <draw:g>
                  <svg:desc>Sheet2.H2:Sheet2.H718</svg:desc>
                </draw:g>
              </table:table-cell>
              <table:table-cell office:value-type="float" office:value="-0.0250194">
                <text:p>-0.0250194</text:p>
                <draw:g>
                  <svg:desc>Sheet2.I2:Sheet2.I718</svg:desc>
                </draw:g>
              </table:table-cell>
              <table:table-cell office:value-type="float" office:value="-0.0186397">
                <text:p>-0.0186397</text:p>
                <draw:g>
                  <svg:desc>Sheet2.J2:Sheet2.J718</svg:desc>
                </draw:g>
              </table:table-cell>
              <table:table-cell office:value-type="float" office:value="-0.191519">
                <text:p>-0.191519</text:p>
                <draw:g>
                  <svg:desc>Sheet2.K2:Sheet2.K7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26792">
                <text:p>-0.0226792</text:p>
              </table:table-cell>
              <table:table-cell office:value-type="float" office:value="-0.0250307">
                <text:p>-0.0250307</text:p>
              </table:table-cell>
              <table:table-cell office:value-type="float" office:value="-0.0186792">
                <text:p>-0.0186792</text:p>
              </table:table-cell>
              <table:table-cell office:value-type="float" office:value="-0.191531">
                <text:p>-0.191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227171">
                <text:p>-0.0227171</text:p>
              </table:table-cell>
              <table:table-cell office:value-type="float" office:value="-0.0249834">
                <text:p>-0.0249834</text:p>
              </table:table-cell>
              <table:table-cell office:value-type="float" office:value="-0.0187171">
                <text:p>-0.0187171</text:p>
              </table:table-cell>
              <table:table-cell office:value-type="float" office:value="-0.191483">
                <text:p>-0.191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27679">
                <text:p>-0.0227679</text:p>
              </table:table-cell>
              <table:table-cell office:value-type="float" office:value="-0.0250173">
                <text:p>-0.0250173</text:p>
              </table:table-cell>
              <table:table-cell office:value-type="float" office:value="-0.0187679">
                <text:p>-0.0187679</text:p>
              </table:table-cell>
              <table:table-cell office:value-type="float" office:value="-0.191517">
                <text:p>-0.191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27015">
                <text:p>-0.0227015</text:p>
              </table:table-cell>
              <table:table-cell office:value-type="float" office:value="-0.024981">
                <text:p>-0.024981</text:p>
              </table:table-cell>
              <table:table-cell office:value-type="float" office:value="-0.0187015">
                <text:p>-0.0187015</text:p>
              </table:table-cell>
              <table:table-cell office:value-type="float" office:value="-0.191481">
                <text:p>-0.1914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27277">
                <text:p>-0.0227277</text:p>
              </table:table-cell>
              <table:table-cell office:value-type="float" office:value="-0.0249404">
                <text:p>-0.0249404</text:p>
              </table:table-cell>
              <table:table-cell office:value-type="float" office:value="-0.0187277">
                <text:p>-0.0187277</text:p>
              </table:table-cell>
              <table:table-cell office:value-type="float" office:value="-0.19144">
                <text:p>-0.19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27431">
                <text:p>-0.0227431</text:p>
              </table:table-cell>
              <table:table-cell office:value-type="float" office:value="-0.0248757">
                <text:p>-0.0248757</text:p>
              </table:table-cell>
              <table:table-cell office:value-type="float" office:value="-0.0182431">
                <text:p>-0.0182431</text:p>
              </table:table-cell>
              <table:table-cell office:value-type="float" office:value="-0.193376">
                <text:p>-0.19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27134">
                <text:p>-0.0227134</text:p>
              </table:table-cell>
              <table:table-cell office:value-type="float" office:value="-0.0248473">
                <text:p>-0.0248473</text:p>
              </table:table-cell>
              <table:table-cell office:value-type="float" office:value="-0.0182134">
                <text:p>-0.0182134</text:p>
              </table:table-cell>
              <table:table-cell office:value-type="float" office:value="-0.193347">
                <text:p>-0.193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27989">
                <text:p>-0.0227989</text:p>
              </table:table-cell>
              <table:table-cell office:value-type="float" office:value="-0.024844">
                <text:p>-0.024844</text:p>
              </table:table-cell>
              <table:table-cell office:value-type="float" office:value="-0.0187989">
                <text:p>-0.0187989</text:p>
              </table:table-cell>
              <table:table-cell office:value-type="float" office:value="-0.192844">
                <text:p>-0.192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27589">
                <text:p>-0.0227589</text:p>
              </table:table-cell>
              <table:table-cell office:value-type="float" office:value="-0.0248261">
                <text:p>-0.0248261</text:p>
              </table:table-cell>
              <table:table-cell office:value-type="float" office:value="-0.0182589">
                <text:p>-0.0182589</text:p>
              </table:table-cell>
              <table:table-cell office:value-type="float" office:value="-0.192826">
                <text:p>-0.192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29512">
                <text:p>-0.0229512</text:p>
              </table:table-cell>
              <table:table-cell office:value-type="float" office:value="-0.0247773">
                <text:p>-0.0247773</text:p>
              </table:table-cell>
              <table:table-cell office:value-type="float" office:value="-0.0189512">
                <text:p>-0.0189512</text:p>
              </table:table-cell>
              <table:table-cell office:value-type="float" office:value="-0.192277">
                <text:p>-0.192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28878">
                <text:p>-0.0228878</text:p>
              </table:table-cell>
              <table:table-cell office:value-type="float" office:value="-0.024733">
                <text:p>-0.024733</text:p>
              </table:table-cell>
              <table:table-cell office:value-type="float" office:value="-0.0193878">
                <text:p>-0.0193878</text:p>
              </table:table-cell>
              <table:table-cell office:value-type="float" office:value="-0.192733">
                <text:p>-0.192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28792">
                <text:p>-0.0228792</text:p>
              </table:table-cell>
              <table:table-cell office:value-type="float" office:value="-0.0247524">
                <text:p>-0.0247524</text:p>
              </table:table-cell>
              <table:table-cell office:value-type="float" office:value="-0.0188792">
                <text:p>-0.0188792</text:p>
              </table:table-cell>
              <table:table-cell office:value-type="float" office:value="-0.192752">
                <text:p>-0.192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29568">
                <text:p>-0.0229568</text:p>
              </table:table-cell>
              <table:table-cell office:value-type="float" office:value="-0.0246442">
                <text:p>-0.0246442</text:p>
              </table:table-cell>
              <table:table-cell office:value-type="float" office:value="-0.0189568">
                <text:p>-0.0189568</text:p>
              </table:table-cell>
              <table:table-cell office:value-type="float" office:value="-0.193144">
                <text:p>-0.193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2838">
                <text:p>-0.022838</text:p>
              </table:table-cell>
              <table:table-cell office:value-type="float" office:value="-0.0250771">
                <text:p>-0.0250771</text:p>
              </table:table-cell>
              <table:table-cell office:value-type="float" office:value="-0.018338">
                <text:p>-0.018338</text:p>
              </table:table-cell>
              <table:table-cell office:value-type="float" office:value="-0.193577">
                <text:p>-0.193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2857">
                <text:p>-0.022857</text:p>
              </table:table-cell>
              <table:table-cell office:value-type="float" office:value="-0.0246242">
                <text:p>-0.0246242</text:p>
              </table:table-cell>
              <table:table-cell office:value-type="float" office:value="-0.018857">
                <text:p>-0.018857</text:p>
              </table:table-cell>
              <table:table-cell office:value-type="float" office:value="-0.192624">
                <text:p>-0.1926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29432">
                <text:p>-0.0229432</text:p>
              </table:table-cell>
              <table:table-cell office:value-type="float" office:value="-0.0247589">
                <text:p>-0.0247589</text:p>
              </table:table-cell>
              <table:table-cell office:value-type="float" office:value="-0.0189432">
                <text:p>-0.0189432</text:p>
              </table:table-cell>
              <table:table-cell office:value-type="float" office:value="-0.192759">
                <text:p>-0.19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229094">
                <text:p>-0.0229094</text:p>
              </table:table-cell>
              <table:table-cell office:value-type="float" office:value="-0.0247593">
                <text:p>-0.0247593</text:p>
              </table:table-cell>
              <table:table-cell office:value-type="float" office:value="-0.0189094">
                <text:p>-0.0189094</text:p>
              </table:table-cell>
              <table:table-cell office:value-type="float" office:value="-0.192759">
                <text:p>-0.192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29904">
                <text:p>-0.0229904</text:p>
              </table:table-cell>
              <table:table-cell office:value-type="float" office:value="-0.0246359">
                <text:p>-0.0246359</text:p>
              </table:table-cell>
              <table:table-cell office:value-type="float" office:value="-0.0189904">
                <text:p>-0.0189904</text:p>
              </table:table-cell>
              <table:table-cell office:value-type="float" office:value="-0.192136">
                <text:p>-0.192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29309">
                <text:p>-0.0229309</text:p>
              </table:table-cell>
              <table:table-cell office:value-type="float" office:value="-0.0247774">
                <text:p>-0.0247774</text:p>
              </table:table-cell>
              <table:table-cell office:value-type="float" office:value="-0.0184309">
                <text:p>-0.0184309</text:p>
              </table:table-cell>
              <table:table-cell office:value-type="float" office:value="-0.192777">
                <text:p>-0.192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30573">
                <text:p>-0.0230573</text:p>
              </table:table-cell>
              <table:table-cell office:value-type="float" office:value="-0.0244991">
                <text:p>-0.0244991</text:p>
              </table:table-cell>
              <table:table-cell office:value-type="float" office:value="-0.0185573">
                <text:p>-0.0185573</text:p>
              </table:table-cell>
              <table:table-cell office:value-type="float" office:value="-0.191999">
                <text:p>-0.191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30628">
                <text:p>-0.0230628</text:p>
              </table:table-cell>
              <table:table-cell office:value-type="float" office:value="-0.0246538">
                <text:p>-0.0246538</text:p>
              </table:table-cell>
              <table:table-cell office:value-type="float" office:value="-0.0190628">
                <text:p>-0.0190628</text:p>
              </table:table-cell>
              <table:table-cell office:value-type="float" office:value="-0.192654">
                <text:p>-0.192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230536">
                <text:p>-0.0230536</text:p>
              </table:table-cell>
              <table:table-cell office:value-type="float" office:value="-0.0245532">
                <text:p>-0.0245532</text:p>
              </table:table-cell>
              <table:table-cell office:value-type="float" office:value="-0.0185536">
                <text:p>-0.0185536</text:p>
              </table:table-cell>
              <table:table-cell office:value-type="float" office:value="-0.192553">
                <text:p>-0.192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3048">
                <text:p>-0.023048</text:p>
              </table:table-cell>
              <table:table-cell office:value-type="float" office:value="-0.0245787">
                <text:p>-0.0245787</text:p>
              </table:table-cell>
              <table:table-cell office:value-type="float" office:value="-0.019048">
                <text:p>-0.019048</text:p>
              </table:table-cell>
              <table:table-cell office:value-type="float" office:value="-0.192579">
                <text:p>-0.192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3027">
                <text:p>-0.023027</text:p>
              </table:table-cell>
              <table:table-cell office:value-type="float" office:value="-0.024562">
                <text:p>-0.024562</text:p>
              </table:table-cell>
              <table:table-cell office:value-type="float" office:value="-0.018527">
                <text:p>-0.018527</text:p>
              </table:table-cell>
              <table:table-cell office:value-type="float" office:value="-0.192062">
                <text:p>-0.192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31021">
                <text:p>-0.0231021</text:p>
              </table:table-cell>
              <table:table-cell office:value-type="float" office:value="-0.024475">
                <text:p>-0.024475</text:p>
              </table:table-cell>
              <table:table-cell office:value-type="float" office:value="-0.0191021">
                <text:p>-0.0191021</text:p>
              </table:table-cell>
              <table:table-cell office:value-type="float" office:value="-0.192475">
                <text:p>-0.1924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30822">
                <text:p>-0.0230822</text:p>
              </table:table-cell>
              <table:table-cell office:value-type="float" office:value="-0.0245446">
                <text:p>-0.0245446</text:p>
              </table:table-cell>
              <table:table-cell office:value-type="float" office:value="-0.0190822">
                <text:p>-0.0190822</text:p>
              </table:table-cell>
              <table:table-cell office:value-type="float" office:value="-0.192545">
                <text:p>-0.192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31323">
                <text:p>-0.0231323</text:p>
              </table:table-cell>
              <table:table-cell office:value-type="float" office:value="-0.0244293">
                <text:p>-0.0244293</text:p>
              </table:table-cell>
              <table:table-cell office:value-type="float" office:value="-0.0191323">
                <text:p>-0.0191323</text:p>
              </table:table-cell>
              <table:table-cell office:value-type="float" office:value="-0.192429">
                <text:p>-0.192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31277">
                <text:p>-0.0231277</text:p>
              </table:table-cell>
              <table:table-cell office:value-type="float" office:value="-0.0244801">
                <text:p>-0.0244801</text:p>
              </table:table-cell>
              <table:table-cell office:value-type="float" office:value="-0.0191277">
                <text:p>-0.0191277</text:p>
              </table:table-cell>
              <table:table-cell office:value-type="float" office:value="-0.19248">
                <text:p>-0.19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31792">
                <text:p>-0.0231792</text:p>
              </table:table-cell>
              <table:table-cell office:value-type="float" office:value="-0.0244466">
                <text:p>-0.0244466</text:p>
              </table:table-cell>
              <table:table-cell office:value-type="float" office:value="-0.0191792">
                <text:p>-0.0191792</text:p>
              </table:table-cell>
              <table:table-cell office:value-type="float" office:value="-0.192447">
                <text:p>-0.192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32377">
                <text:p>-0.0232377</text:p>
              </table:table-cell>
              <table:table-cell office:value-type="float" office:value="-0.0244829">
                <text:p>-0.0244829</text:p>
              </table:table-cell>
              <table:table-cell office:value-type="float" office:value="-0.0192377">
                <text:p>-0.0192377</text:p>
              </table:table-cell>
              <table:table-cell office:value-type="float" office:value="-0.192483">
                <text:p>-0.1924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33062">
                <text:p>-0.0233062</text:p>
              </table:table-cell>
              <table:table-cell office:value-type="float" office:value="-0.0243973">
                <text:p>-0.0243973</text:p>
              </table:table-cell>
              <table:table-cell office:value-type="float" office:value="-0.0193062">
                <text:p>-0.0193062</text:p>
              </table:table-cell>
              <table:table-cell office:value-type="float" office:value="-0.192397">
                <text:p>-0.192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33543">
                <text:p>-0.0233543</text:p>
              </table:table-cell>
              <table:table-cell office:value-type="float" office:value="-0.0243526">
                <text:p>-0.0243526</text:p>
              </table:table-cell>
              <table:table-cell office:value-type="float" office:value="-0.0193543">
                <text:p>-0.0193543</text:p>
              </table:table-cell>
              <table:table-cell office:value-type="float" office:value="-0.192353">
                <text:p>-0.192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33938">
                <text:p>-0.0233938</text:p>
              </table:table-cell>
              <table:table-cell office:value-type="float" office:value="-0.0244018">
                <text:p>-0.0244018</text:p>
              </table:table-cell>
              <table:table-cell office:value-type="float" office:value="-0.0193938">
                <text:p>-0.0193938</text:p>
              </table:table-cell>
              <table:table-cell office:value-type="float" office:value="-0.192402">
                <text:p>-0.192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34045">
                <text:p>-0.0234045</text:p>
              </table:table-cell>
              <table:table-cell office:value-type="float" office:value="-0.0243637">
                <text:p>-0.0243637</text:p>
              </table:table-cell>
              <table:table-cell office:value-type="float" office:value="-0.0189045">
                <text:p>-0.0189045</text:p>
              </table:table-cell>
              <table:table-cell office:value-type="float" office:value="-0.191864">
                <text:p>-0.191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3379">
                <text:p>-0.023379</text:p>
              </table:table-cell>
              <table:table-cell office:value-type="float" office:value="-0.0244037">
                <text:p>-0.0244037</text:p>
              </table:table-cell>
              <table:table-cell office:value-type="float" office:value="-0.019379">
                <text:p>-0.019379</text:p>
              </table:table-cell>
              <table:table-cell office:value-type="float" office:value="-0.191904">
                <text:p>-0.191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34225">
                <text:p>-0.0234225</text:p>
              </table:table-cell>
              <table:table-cell office:value-type="float" office:value="-0.024333">
                <text:p>-0.024333</text:p>
              </table:table-cell>
              <table:table-cell office:value-type="float" office:value="-0.0194225">
                <text:p>-0.0194225</text:p>
              </table:table-cell>
              <table:table-cell office:value-type="float" office:value="-0.191833">
                <text:p>-0.1918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234435">
                <text:p>-0.0234435</text:p>
              </table:table-cell>
              <table:table-cell office:value-type="float" office:value="-0.0243319">
                <text:p>-0.0243319</text:p>
              </table:table-cell>
              <table:table-cell office:value-type="float" office:value="-0.0194435">
                <text:p>-0.0194435</text:p>
              </table:table-cell>
              <table:table-cell office:value-type="float" office:value="-0.192332">
                <text:p>-0.192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34796">
                <text:p>-0.0234796</text:p>
              </table:table-cell>
              <table:table-cell office:value-type="float" office:value="-0.0242713">
                <text:p>-0.0242713</text:p>
              </table:table-cell>
              <table:table-cell office:value-type="float" office:value="-0.0199796">
                <text:p>-0.0199796</text:p>
              </table:table-cell>
              <table:table-cell office:value-type="float" office:value="-0.192271">
                <text:p>-0.192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35224">
                <text:p>-0.0235224</text:p>
              </table:table-cell>
              <table:table-cell office:value-type="float" office:value="-0.0242497">
                <text:p>-0.0242497</text:p>
              </table:table-cell>
              <table:table-cell office:value-type="float" office:value="-0.0195224">
                <text:p>-0.0195224</text:p>
              </table:table-cell>
              <table:table-cell office:value-type="float" office:value="-0.19225">
                <text:p>-0.19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3541">
                <text:p>-0.023541</text:p>
              </table:table-cell>
              <table:table-cell office:value-type="float" office:value="-0.024254">
                <text:p>-0.024254</text:p>
              </table:table-cell>
              <table:table-cell office:value-type="float" office:value="-0.019041">
                <text:p>-0.019041</text:p>
              </table:table-cell>
              <table:table-cell office:value-type="float" office:value="-0.192254">
                <text:p>-0.1922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36215">
                <text:p>-0.0236215</text:p>
              </table:table-cell>
              <table:table-cell office:value-type="float" office:value="-0.0241884">
                <text:p>-0.0241884</text:p>
              </table:table-cell>
              <table:table-cell office:value-type="float" office:value="-0.0196215">
                <text:p>-0.0196215</text:p>
              </table:table-cell>
              <table:table-cell office:value-type="float" office:value="-0.192188">
                <text:p>-0.192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3655">
                <text:p>-0.023655</text:p>
              </table:table-cell>
              <table:table-cell office:value-type="float" office:value="-0.0242045">
                <text:p>-0.0242045</text:p>
              </table:table-cell>
              <table:table-cell office:value-type="float" office:value="-0.019655">
                <text:p>-0.019655</text:p>
              </table:table-cell>
              <table:table-cell office:value-type="float" office:value="-0.192205">
                <text:p>-0.192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3704">
                <text:p>-0.023704</text:p>
              </table:table-cell>
              <table:table-cell office:value-type="float" office:value="-0.0241261">
                <text:p>-0.0241261</text:p>
              </table:table-cell>
              <table:table-cell office:value-type="float" office:value="-0.019204">
                <text:p>-0.019204</text:p>
              </table:table-cell>
              <table:table-cell office:value-type="float" office:value="-0.192126">
                <text:p>-0.1921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37054">
                <text:p>-0.0237054</text:p>
              </table:table-cell>
              <table:table-cell office:value-type="float" office:value="-0.0240862">
                <text:p>-0.0240862</text:p>
              </table:table-cell>
              <table:table-cell office:value-type="float" office:value="-0.0192054">
                <text:p>-0.0192054</text:p>
              </table:table-cell>
              <table:table-cell office:value-type="float" office:value="-0.192086">
                <text:p>-0.1920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37257">
                <text:p>-0.0237257</text:p>
              </table:table-cell>
              <table:table-cell office:value-type="float" office:value="-0.0240818">
                <text:p>-0.0240818</text:p>
              </table:table-cell>
              <table:table-cell office:value-type="float" office:value="-0.0197257">
                <text:p>-0.0197257</text:p>
              </table:table-cell>
              <table:table-cell office:value-type="float" office:value="-0.192082">
                <text:p>-0.1920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37394">
                <text:p>-0.0237394</text:p>
              </table:table-cell>
              <table:table-cell office:value-type="float" office:value="-0.0240989">
                <text:p>-0.0240989</text:p>
              </table:table-cell>
              <table:table-cell office:value-type="float" office:value="-0.0192394">
                <text:p>-0.0192394</text:p>
              </table:table-cell>
              <table:table-cell office:value-type="float" office:value="-0.191599">
                <text:p>-0.191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37735">
                <text:p>-0.0237735</text:p>
              </table:table-cell>
              <table:table-cell office:value-type="float" office:value="-0.0240749">
                <text:p>-0.0240749</text:p>
              </table:table-cell>
              <table:table-cell office:value-type="float" office:value="-0.0202735">
                <text:p>-0.0202735</text:p>
              </table:table-cell>
              <table:table-cell office:value-type="float" office:value="-0.192075">
                <text:p>-0.192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38224">
                <text:p>-0.0238224</text:p>
              </table:table-cell>
              <table:table-cell office:value-type="float" office:value="-0.0240442">
                <text:p>-0.0240442</text:p>
              </table:table-cell>
              <table:table-cell office:value-type="float" office:value="-0.0193224">
                <text:p>-0.0193224</text:p>
              </table:table-cell>
              <table:table-cell office:value-type="float" office:value="-0.192044">
                <text:p>-0.1920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38453">
                <text:p>-0.0238453</text:p>
              </table:table-cell>
              <table:table-cell office:value-type="float" office:value="-0.0240731">
                <text:p>-0.0240731</text:p>
              </table:table-cell>
              <table:table-cell office:value-type="float" office:value="-0.0198453">
                <text:p>-0.0198453</text:p>
              </table:table-cell>
              <table:table-cell office:value-type="float" office:value="-0.192073">
                <text:p>-0.192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38879">
                <text:p>-0.0238879</text:p>
              </table:table-cell>
              <table:table-cell office:value-type="float" office:value="-0.0240417">
                <text:p>-0.0240417</text:p>
              </table:table-cell>
              <table:table-cell office:value-type="float" office:value="-0.0198879">
                <text:p>-0.0198879</text:p>
              </table:table-cell>
              <table:table-cell office:value-type="float" office:value="-0.192042">
                <text:p>-0.1920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39458">
                <text:p>-0.0239458</text:p>
              </table:table-cell>
              <table:table-cell office:value-type="float" office:value="-0.0240307">
                <text:p>-0.0240307</text:p>
              </table:table-cell>
              <table:table-cell office:value-type="float" office:value="-0.0199458">
                <text:p>-0.0199458</text:p>
              </table:table-cell>
              <table:table-cell office:value-type="float" office:value="-0.192031">
                <text:p>-0.192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39602">
                <text:p>-0.0239602</text:p>
              </table:table-cell>
              <table:table-cell office:value-type="float" office:value="-0.023989">
                <text:p>-0.023989</text:p>
              </table:table-cell>
              <table:table-cell office:value-type="float" office:value="-0.0194602">
                <text:p>-0.0194602</text:p>
              </table:table-cell>
              <table:table-cell office:value-type="float" office:value="-0.191489">
                <text:p>-0.1914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39685">
                <text:p>-0.0239685</text:p>
              </table:table-cell>
              <table:table-cell office:value-type="float" office:value="-0.0239406">
                <text:p>-0.0239406</text:p>
              </table:table-cell>
              <table:table-cell office:value-type="float" office:value="-0.0199685">
                <text:p>-0.0199685</text:p>
              </table:table-cell>
              <table:table-cell office:value-type="float" office:value="-0.191441">
                <text:p>-0.191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39756">
                <text:p>-0.0239756</text:p>
              </table:table-cell>
              <table:table-cell office:value-type="float" office:value="-0.0239123">
                <text:p>-0.0239123</text:p>
              </table:table-cell>
              <table:table-cell office:value-type="float" office:value="-0.0194756">
                <text:p>-0.0194756</text:p>
              </table:table-cell>
              <table:table-cell office:value-type="float" office:value="-0.191912">
                <text:p>-0.191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39725">
                <text:p>-0.0239725</text:p>
              </table:table-cell>
              <table:table-cell office:value-type="float" office:value="-0.0239451">
                <text:p>-0.0239451</text:p>
              </table:table-cell>
              <table:table-cell office:value-type="float" office:value="-0.0199725">
                <text:p>-0.0199725</text:p>
              </table:table-cell>
              <table:table-cell office:value-type="float" office:value="-0.191945">
                <text:p>-0.191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40037">
                <text:p>-0.0240037</text:p>
              </table:table-cell>
              <table:table-cell office:value-type="float" office:value="-0.0238941">
                <text:p>-0.0238941</text:p>
              </table:table-cell>
              <table:table-cell office:value-type="float" office:value="-0.0195037">
                <text:p>-0.0195037</text:p>
              </table:table-cell>
              <table:table-cell office:value-type="float" office:value="-0.191394">
                <text:p>-0.1913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40223">
                <text:p>-0.0240223</text:p>
              </table:table-cell>
              <table:table-cell office:value-type="float" office:value="-0.0238928">
                <text:p>-0.0238928</text:p>
              </table:table-cell>
              <table:table-cell office:value-type="float" office:value="-0.0200223">
                <text:p>-0.0200223</text:p>
              </table:table-cell>
              <table:table-cell office:value-type="float" office:value="-0.192393">
                <text:p>-0.192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40445">
                <text:p>-0.0240445</text:p>
              </table:table-cell>
              <table:table-cell office:value-type="float" office:value="-0.0237269">
                <text:p>-0.0237269</text:p>
              </table:table-cell>
              <table:table-cell office:value-type="float" office:value="-0.0200445">
                <text:p>-0.0200445</text:p>
              </table:table-cell>
              <table:table-cell office:value-type="float" office:value="-0.191727">
                <text:p>-0.191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49071">
                <text:p>-0.0249071</text:p>
              </table:table-cell>
              <table:table-cell office:value-type="float" office:value="-0.0240105">
                <text:p>-0.0240105</text:p>
              </table:table-cell>
              <table:table-cell office:value-type="float" office:value="-0.0204071">
                <text:p>-0.0204071</text:p>
              </table:table-cell>
              <table:table-cell office:value-type="float" office:value="-0.19201">
                <text:p>-0.19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27772">
                <text:p>-0.0227772</text:p>
              </table:table-cell>
              <table:table-cell office:value-type="float" office:value="-0.0233318">
                <text:p>-0.0233318</text:p>
              </table:table-cell>
              <table:table-cell office:value-type="float" office:value="-0.0187772">
                <text:p>-0.0187772</text:p>
              </table:table-cell>
              <table:table-cell office:value-type="float" office:value="-0.190832">
                <text:p>-0.1908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12994">
                <text:p>-0.0212994</text:p>
              </table:table-cell>
              <table:table-cell office:value-type="float" office:value="-0.0255176">
                <text:p>-0.0255176</text:p>
              </table:table-cell>
              <table:table-cell office:value-type="float" office:value="-0.0192994">
                <text:p>-0.0192994</text:p>
              </table:table-cell>
              <table:table-cell office:value-type="float" office:value="-0.193018">
                <text:p>-0.193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51355">
                <text:p>-0.0251355</text:p>
              </table:table-cell>
              <table:table-cell office:value-type="float" office:value="-0.024065">
                <text:p>-0.024065</text:p>
              </table:table-cell>
              <table:table-cell office:value-type="float" office:value="-0.0216355">
                <text:p>-0.0216355</text:p>
              </table:table-cell>
              <table:table-cell office:value-type="float" office:value="-0.190565">
                <text:p>-0.190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39418">
                <text:p>-0.0239418</text:p>
              </table:table-cell>
              <table:table-cell office:value-type="float" office:value="-0.0250271">
                <text:p>-0.0250271</text:p>
              </table:table-cell>
              <table:table-cell office:value-type="float" office:value="-0.0194418">
                <text:p>-0.0194418</text:p>
              </table:table-cell>
              <table:table-cell office:value-type="float" office:value="-0.193527">
                <text:p>-0.1935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44668">
                <text:p>-0.0244668</text:p>
              </table:table-cell>
              <table:table-cell office:value-type="float" office:value="-0.0249274">
                <text:p>-0.0249274</text:p>
              </table:table-cell>
              <table:table-cell office:value-type="float" office:value="-0.0204668">
                <text:p>-0.0204668</text:p>
              </table:table-cell>
              <table:table-cell office:value-type="float" office:value="-0.191427">
                <text:p>-0.191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19516">
                <text:p>-0.0219516</text:p>
              </table:table-cell>
              <table:table-cell office:value-type="float" office:value="-0.0245139">
                <text:p>-0.0245139</text:p>
              </table:table-cell>
              <table:table-cell office:value-type="float" office:value="-0.0179516">
                <text:p>-0.0179516</text:p>
              </table:table-cell>
              <table:table-cell office:value-type="float" office:value="-0.192014">
                <text:p>-0.1920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17613">
                <text:p>-0.0217613</text:p>
              </table:table-cell>
              <table:table-cell office:value-type="float" office:value="-0.0237037">
                <text:p>-0.0237037</text:p>
              </table:table-cell>
              <table:table-cell office:value-type="float" office:value="-0.0197613">
                <text:p>-0.0197613</text:p>
              </table:table-cell>
              <table:table-cell office:value-type="float" office:value="-0.191704">
                <text:p>-0.191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19479">
                <text:p>-0.0219479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194479">
                <text:p>-0.0194479</text:p>
              </table:table-cell>
              <table:table-cell office:value-type="float" office:value="-0.192325">
                <text:p>-0.1923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204736">
                <text:p>-0.0204736</text:p>
              </table:table-cell>
              <table:table-cell office:value-type="float" office:value="-0.0232718">
                <text:p>-0.0232718</text:p>
              </table:table-cell>
              <table:table-cell office:value-type="float" office:value="-0.0189736">
                <text:p>-0.0189736</text:p>
              </table:table-cell>
              <table:table-cell office:value-type="float" office:value="-0.191772">
                <text:p>-0.1917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23507">
                <text:p>-0.0223507</text:p>
              </table:table-cell>
              <table:table-cell office:value-type="float" office:value="-0.0237708">
                <text:p>-0.0237708</text:p>
              </table:table-cell>
              <table:table-cell office:value-type="float" office:value="-0.0203507">
                <text:p>-0.0203507</text:p>
              </table:table-cell>
              <table:table-cell office:value-type="float" office:value="-0.191771">
                <text:p>-0.1917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250705">
                <text:p>-0.0250705</text:p>
              </table:table-cell>
              <table:table-cell office:value-type="float" office:value="-0.0222941">
                <text:p>-0.0222941</text:p>
              </table:table-cell>
              <table:table-cell office:value-type="float" office:value="-0.0220705">
                <text:p>-0.0220705</text:p>
              </table:table-cell>
              <table:table-cell office:value-type="float" office:value="-0.189794">
                <text:p>-0.189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324606">
                <text:p>-0.0324606</text:p>
              </table:table-cell>
              <table:table-cell office:value-type="float" office:value="-0.0181847">
                <text:p>-0.0181847</text:p>
              </table:table-cell>
              <table:table-cell office:value-type="float" office:value="-0.0269606">
                <text:p>-0.0269606</text:p>
              </table:table-cell>
              <table:table-cell office:value-type="float" office:value="-0.186685">
                <text:p>-0.1866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311995">
                <text:p>-0.0311995</text:p>
              </table:table-cell>
              <table:table-cell office:value-type="float" office:value="-0.0125409">
                <text:p>-0.0125409</text:p>
              </table:table-cell>
              <table:table-cell office:value-type="float" office:value="-0.0231995">
                <text:p>-0.0231995</text:p>
              </table:table-cell>
              <table:table-cell office:value-type="float" office:value="-0.182041">
                <text:p>-0.182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252488">
                <text:p>-0.0252488</text:p>
              </table:table-cell>
              <table:table-cell office:value-type="float" office:value="-0.0126914">
                <text:p>-0.0126914</text:p>
              </table:table-cell>
              <table:table-cell office:value-type="float" office:value="-0.0177488">
                <text:p>-0.0177488</text:p>
              </table:table-cell>
              <table:table-cell office:value-type="float" office:value="-0.179191">
                <text:p>-0.179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259128">
                <text:p>-0.0259128</text:p>
              </table:table-cell>
              <table:table-cell office:value-type="float" office:value="-0.0192257">
                <text:p>-0.0192257</text:p>
              </table:table-cell>
              <table:table-cell office:value-type="float" office:value="-0.0134128">
                <text:p>-0.0134128</text:p>
              </table:table-cell>
              <table:table-cell office:value-type="float" office:value="-0.158726">
                <text:p>-0.158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253364">
                <text:p>-0.0253364</text:p>
              </table:table-cell>
              <table:table-cell office:value-type="float" office:value="-0.0424846">
                <text:p>-0.0424846</text:p>
              </table:table-cell>
              <table:table-cell office:value-type="float" office:value="-0.0123364">
                <text:p>-0.0123364</text:p>
              </table:table-cell>
              <table:table-cell office:value-type="float" office:value="-0.147485">
                <text:p>-0.1474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89857">
                <text:p>-0.0189857</text:p>
              </table:table-cell>
              <table:table-cell office:value-type="float" office:value="-0.0218816">
                <text:p>-0.0218816</text:p>
              </table:table-cell>
              <table:table-cell office:value-type="float" office:value="-0.0139857">
                <text:p>-0.0139857</text:p>
              </table:table-cell>
              <table:table-cell office:value-type="float" office:value="-0.127882">
                <text:p>-0.1278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11799">
                <text:p>-0.011799</text:p>
              </table:table-cell>
              <table:table-cell office:value-type="float" office:value="0.019329">
                <text:p>0.019329</text:p>
              </table:table-cell>
              <table:table-cell office:value-type="float" office:value="-0.012799">
                <text:p>-0.012799</text:p>
              </table:table-cell>
              <table:table-cell office:value-type="float" office:value="-0.097671">
                <text:p>-0.097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599477">
                <text:p>-0.00599477</text:p>
              </table:table-cell>
              <table:table-cell office:value-type="float" office:value="0.0100413">
                <text:p>0.0100413</text:p>
              </table:table-cell>
              <table:table-cell office:value-type="float" office:value="-0.0164948">
                <text:p>-0.0164948</text:p>
              </table:table-cell>
              <table:table-cell office:value-type="float" office:value="-0.0799587">
                <text:p>-0.0799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06675">
                <text:p>0.00106675</text:p>
              </table:table-cell>
              <table:table-cell office:value-type="float" office:value="0.00189521">
                <text:p>0.00189521</text:p>
              </table:table-cell>
              <table:table-cell office:value-type="float" office:value="-0.0194332">
                <text:p>-0.0194332</text:p>
              </table:table-cell>
              <table:table-cell office:value-type="float" office:value="-0.0516048">
                <text:p>-0.0516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632058">
                <text:p>0.00632058</text:p>
              </table:table-cell>
              <table:table-cell office:value-type="float" office:value="0.0312117">
                <text:p>0.0312117</text:p>
              </table:table-cell>
              <table:table-cell office:value-type="float" office:value="-0.0186794">
                <text:p>-0.0186794</text:p>
              </table:table-cell>
              <table:table-cell office:value-type="float" office:value="-0.0212883">
                <text:p>-0.02128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19558">
                <text:p>0.0119558</text:p>
              </table:table-cell>
              <table:table-cell office:value-type="float" office:value="0.0364745">
                <text:p>0.0364745</text:p>
              </table:table-cell>
              <table:table-cell office:value-type="float" office:value="-0.0280442">
                <text:p>-0.0280442</text:p>
              </table:table-cell>
              <table:table-cell office:value-type="float" office:value="-0.00802546">
                <text:p>-0.008025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02774">
                <text:p>0.0102774</text:p>
              </table:table-cell>
              <table:table-cell office:value-type="float" office:value="0.0297595">
                <text:p>0.0297595</text:p>
              </table:table-cell>
              <table:table-cell office:value-type="float" office:value="-0.0342226">
                <text:p>-0.0342226</text:p>
              </table:table-cell>
              <table:table-cell office:value-type="float" office:value="0.00975949">
                <text:p>0.009759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591672">
                <text:p>0.00591672</text:p>
              </table:table-cell>
              <table:table-cell office:value-type="float" office:value="0.0207847">
                <text:p>0.0207847</text:p>
              </table:table-cell>
              <table:table-cell office:value-type="float" office:value="-0.0335833">
                <text:p>-0.0335833</text:p>
              </table:table-cell>
              <table:table-cell office:value-type="float" office:value="0.0272847">
                <text:p>0.02728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41143">
                <text:p>-0.0041143</text:p>
              </table:table-cell>
              <table:table-cell office:value-type="float" office:value="0.0384416">
                <text:p>0.0384416</text:p>
              </table:table-cell>
              <table:table-cell office:value-type="float" office:value="-0.0316143">
                <text:p>-0.0316143</text:p>
              </table:table-cell>
              <table:table-cell office:value-type="float" office:value="0.0429416">
                <text:p>0.0429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99697">
                <text:p>-0.0099697</text:p>
              </table:table-cell>
              <table:table-cell office:value-type="float" office:value="0.0551134">
                <text:p>0.0551134</text:p>
              </table:table-cell>
              <table:table-cell office:value-type="float" office:value="-0.0299697">
                <text:p>-0.0299697</text:p>
              </table:table-cell>
              <table:table-cell office:value-type="float" office:value="0.0486134">
                <text:p>0.04861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156327">
                <text:p>-0.0156327</text:p>
              </table:table-cell>
              <table:table-cell office:value-type="float" office:value="0.0384046">
                <text:p>0.0384046</text:p>
              </table:table-cell>
              <table:table-cell office:value-type="float" office:value="-0.0341327">
                <text:p>-0.0341327</text:p>
              </table:table-cell>
              <table:table-cell office:value-type="float" office:value="0.0534046">
                <text:p>0.0534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15239">
                <text:p>-0.015239</text:p>
              </table:table-cell>
              <table:table-cell office:value-type="float" office:value="0.0173279">
                <text:p>0.0173279</text:p>
              </table:table-cell>
              <table:table-cell office:value-type="float" office:value="-0.036239">
                <text:p>-0.036239</text:p>
              </table:table-cell>
              <table:table-cell office:value-type="float" office:value="0.058828">
                <text:p>0.058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12914">
                <text:p>-0.0112914</text:p>
              </table:table-cell>
              <table:table-cell office:value-type="float" office:value="0.0182377">
                <text:p>0.0182377</text:p>
              </table:table-cell>
              <table:table-cell office:value-type="float" office:value="-0.0342914">
                <text:p>-0.0342914</text:p>
              </table:table-cell>
              <table:table-cell office:value-type="float" office:value="0.0687377">
                <text:p>0.06873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03745">
                <text:p>-0.0103745</text:p>
              </table:table-cell>
              <table:table-cell office:value-type="float" office:value="0.0176556">
                <text:p>0.0176556</text:p>
              </table:table-cell>
              <table:table-cell office:value-type="float" office:value="-0.0333745">
                <text:p>-0.0333745</text:p>
              </table:table-cell>
              <table:table-cell office:value-type="float" office:value="0.0726556">
                <text:p>0.0726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02024">
                <text:p>-0.0102024</text:p>
              </table:table-cell>
              <table:table-cell office:value-type="float" office:value="0.00821139">
                <text:p>0.00821139</text:p>
              </table:table-cell>
              <table:table-cell office:value-type="float" office:value="-0.0327024">
                <text:p>-0.0327024</text:p>
              </table:table-cell>
              <table:table-cell office:value-type="float" office:value="0.0747114">
                <text:p>0.0747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716796">
                <text:p>-0.00716796</text:p>
              </table:table-cell>
              <table:table-cell office:value-type="float" office:value="0.0117464">
                <text:p>0.0117464</text:p>
              </table:table-cell>
              <table:table-cell office:value-type="float" office:value="-0.028668">
                <text:p>-0.028668</text:p>
              </table:table-cell>
              <table:table-cell office:value-type="float" office:value="0.0787464">
                <text:p>0.0787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133881">
                <text:p>-0.00133881</text:p>
              </table:table-cell>
              <table:table-cell office:value-type="float" office:value="0.0150828">
                <text:p>0.0150828</text:p>
              </table:table-cell>
              <table:table-cell office:value-type="float" office:value="-0.0253388">
                <text:p>-0.0253388</text:p>
              </table:table-cell>
              <table:table-cell office:value-type="float" office:value="0.0810828">
                <text:p>0.08108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38239">
                <text:p>0.00138239</text:p>
              </table:table-cell>
              <table:table-cell office:value-type="float" office:value="0.0211018">
                <text:p>0.0211018</text:p>
              </table:table-cell>
              <table:table-cell office:value-type="float" office:value="-0.0256176">
                <text:p>-0.0256176</text:p>
              </table:table-cell>
              <table:table-cell office:value-type="float" office:value="0.0811018">
                <text:p>0.0811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131">
                <text:p>0.0016131</text:p>
              </table:table-cell>
              <table:table-cell office:value-type="float" office:value="0.0299839">
                <text:p>0.0299839</text:p>
              </table:table-cell>
              <table:table-cell office:value-type="float" office:value="-0.0238869">
                <text:p>-0.0238869</text:p>
              </table:table-cell>
              <table:table-cell office:value-type="float" office:value="0.0819839">
                <text:p>0.0819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06354">
                <text:p>0.00106354</text:p>
              </table:table-cell>
              <table:table-cell office:value-type="float" office:value="0.0233974">
                <text:p>0.0233974</text:p>
              </table:table-cell>
              <table:table-cell office:value-type="float" office:value="-0.0289365">
                <text:p>-0.0289365</text:p>
              </table:table-cell>
              <table:table-cell office:value-type="float" office:value="0.0828974">
                <text:p>0.08289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73025">
                <text:p>0.00173025</text:p>
              </table:table-cell>
              <table:table-cell office:value-type="float" office:value="0.0230313">
                <text:p>0.0230313</text:p>
              </table:table-cell>
              <table:table-cell office:value-type="float" office:value="-0.0317697">
                <text:p>-0.0317697</text:p>
              </table:table-cell>
              <table:table-cell office:value-type="float" office:value="0.0830313">
                <text:p>0.08303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55109">
                <text:p>0.00455109</text:p>
              </table:table-cell>
              <table:table-cell office:value-type="float" office:value="0.0306532">
                <text:p>0.0306532</text:p>
              </table:table-cell>
              <table:table-cell office:value-type="float" office:value="-0.0329489">
                <text:p>-0.0329489</text:p>
              </table:table-cell>
              <table:table-cell office:value-type="float" office:value="0.0826532">
                <text:p>0.08265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7935">
                <text:p>0.007935</text:p>
              </table:table-cell>
              <table:table-cell office:value-type="float" office:value="0.0335814">
                <text:p>0.0335814</text:p>
              </table:table-cell>
              <table:table-cell office:value-type="float" office:value="-0.035065">
                <text:p>-0.035065</text:p>
              </table:table-cell>
              <table:table-cell office:value-type="float" office:value="0.0805814">
                <text:p>0.08058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761436">
                <text:p>0.00761436</text:p>
              </table:table-cell>
              <table:table-cell office:value-type="float" office:value="0.0336343">
                <text:p>0.0336343</text:p>
              </table:table-cell>
              <table:table-cell office:value-type="float" office:value="-0.0368856">
                <text:p>-0.0368856</text:p>
              </table:table-cell>
              <table:table-cell office:value-type="float" office:value="0.0796343">
                <text:p>0.0796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469934">
                <text:p>0.00469934</text:p>
              </table:table-cell>
              <table:table-cell office:value-type="float" office:value="0.0313254">
                <text:p>0.0313254</text:p>
              </table:table-cell>
              <table:table-cell office:value-type="float" office:value="-0.0393007">
                <text:p>-0.0393007</text:p>
              </table:table-cell>
              <table:table-cell office:value-type="float" office:value="0.0773254">
                <text:p>0.0773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07533">
                <text:p>0.00607533</text:p>
              </table:table-cell>
              <table:table-cell office:value-type="float" office:value="0.026723">
                <text:p>0.026723</text:p>
              </table:table-cell>
              <table:table-cell office:value-type="float" office:value="-0.0384247">
                <text:p>-0.0384247</text:p>
              </table:table-cell>
              <table:table-cell office:value-type="float" office:value="0.078723">
                <text:p>0.078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72227">
                <text:p>0.0072227</text:p>
              </table:table-cell>
              <table:table-cell office:value-type="float" office:value="0.0287661">
                <text:p>0.0287661</text:p>
              </table:table-cell>
              <table:table-cell office:value-type="float" office:value="-0.0377773">
                <text:p>-0.0377773</text:p>
              </table:table-cell>
              <table:table-cell office:value-type="float" office:value="0.0772661">
                <text:p>0.07726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37136">
                <text:p>0.00137136</text:p>
              </table:table-cell>
              <table:table-cell office:value-type="float" office:value="0.0378051">
                <text:p>0.0378051</text:p>
              </table:table-cell>
              <table:table-cell office:value-type="float" office:value="-0.0371286">
                <text:p>-0.0371286</text:p>
              </table:table-cell>
              <table:table-cell office:value-type="float" office:value="0.0823051">
                <text:p>0.08230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443897">
                <text:p>-0.00443897</text:p>
              </table:table-cell>
              <table:table-cell office:value-type="float" office:value="0.0443335">
                <text:p>0.0443335</text:p>
              </table:table-cell>
              <table:table-cell office:value-type="float" office:value="-0.037439">
                <text:p>-0.037439</text:p>
              </table:table-cell>
              <table:table-cell office:value-type="float" office:value="0.0838335">
                <text:p>0.08383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113718">
                <text:p>-0.0113718</text:p>
              </table:table-cell>
              <table:table-cell office:value-type="float" office:value="0.0468037">
                <text:p>0.0468037</text:p>
              </table:table-cell>
              <table:table-cell office:value-type="float" office:value="-0.0413718">
                <text:p>-0.0413718</text:p>
              </table:table-cell>
              <table:table-cell office:value-type="float" office:value="0.0838037">
                <text:p>0.0838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129852">
                <text:p>-0.0129852</text:p>
              </table:table-cell>
              <table:table-cell office:value-type="float" office:value="0.0573726">
                <text:p>0.0573726</text:p>
              </table:table-cell>
              <table:table-cell office:value-type="float" office:value="-0.0439852">
                <text:p>-0.0439852</text:p>
              </table:table-cell>
              <table:table-cell office:value-type="float" office:value="0.0868726">
                <text:p>0.0868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819952">
                <text:p>-0.00819952</text:p>
              </table:table-cell>
              <table:table-cell office:value-type="float" office:value="0.064102">
                <text:p>0.064102</text:p>
              </table:table-cell>
              <table:table-cell office:value-type="float" office:value="-0.0461995">
                <text:p>-0.0461995</text:p>
              </table:table-cell>
              <table:table-cell office:value-type="float" office:value="0.086602">
                <text:p>0.086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106619">
                <text:p>-0.0106619</text:p>
              </table:table-cell>
              <table:table-cell office:value-type="float" office:value="0.0566247">
                <text:p>0.0566247</text:p>
              </table:table-cell>
              <table:table-cell office:value-type="float" office:value="-0.0476619">
                <text:p>-0.0476619</text:p>
              </table:table-cell>
              <table:table-cell office:value-type="float" office:value="0.0861247">
                <text:p>0.08612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199734">
                <text:p>-0.0199734</text:p>
              </table:table-cell>
              <table:table-cell office:value-type="float" office:value="0.0551004">
                <text:p>0.0551004</text:p>
              </table:table-cell>
              <table:table-cell office:value-type="float" office:value="-0.0494734">
                <text:p>-0.0494734</text:p>
              </table:table-cell>
              <table:table-cell office:value-type="float" office:value="0.0881004">
                <text:p>0.0881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266956">
                <text:p>-0.0266956</text:p>
              </table:table-cell>
              <table:table-cell office:value-type="float" office:value="0.0563551">
                <text:p>0.0563551</text:p>
              </table:table-cell>
              <table:table-cell office:value-type="float" office:value="-0.0466956">
                <text:p>-0.0466956</text:p>
              </table:table-cell>
              <table:table-cell office:value-type="float" office:value="0.0898551">
                <text:p>0.08985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66489">
                <text:p>-0.0366489</text:p>
              </table:table-cell>
              <table:table-cell office:value-type="float" office:value="0.056132">
                <text:p>0.056132</text:p>
              </table:table-cell>
              <table:table-cell office:value-type="float" office:value="-0.0521489">
                <text:p>-0.0521489</text:p>
              </table:table-cell>
              <table:table-cell office:value-type="float" office:value="0.090632">
                <text:p>0.0906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511939">
                <text:p>-0.0511939</text:p>
              </table:table-cell>
              <table:table-cell office:value-type="float" office:value="0.0574332">
                <text:p>0.0574332</text:p>
              </table:table-cell>
              <table:table-cell office:value-type="float" office:value="-0.0541939">
                <text:p>-0.0541939</text:p>
              </table:table-cell>
              <table:table-cell office:value-type="float" office:value="0.0914332">
                <text:p>0.09143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91253">
                <text:p>-0.0691253</text:p>
              </table:table-cell>
              <table:table-cell office:value-type="float" office:value="0.0628247">
                <text:p>0.0628247</text:p>
              </table:table-cell>
              <table:table-cell office:value-type="float" office:value="-0.0596253">
                <text:p>-0.0596253</text:p>
              </table:table-cell>
              <table:table-cell office:value-type="float" office:value="0.0938247">
                <text:p>0.09382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751842">
                <text:p>-0.0751842</text:p>
              </table:table-cell>
              <table:table-cell office:value-type="float" office:value="0.0623093">
                <text:p>0.0623093</text:p>
              </table:table-cell>
              <table:table-cell office:value-type="float" office:value="-0.0581842">
                <text:p>-0.0581842</text:p>
              </table:table-cell>
              <table:table-cell office:value-type="float" office:value="0.0948093">
                <text:p>0.09480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793054">
                <text:p>-0.0793054</text:p>
              </table:table-cell>
              <table:table-cell office:value-type="float" office:value="0.0580712">
                <text:p>0.0580712</text:p>
              </table:table-cell>
              <table:table-cell office:value-type="float" office:value="-0.0603054">
                <text:p>-0.0603054</text:p>
              </table:table-cell>
              <table:table-cell office:value-type="float" office:value="0.0950712">
                <text:p>0.09507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861169">
                <text:p>-0.0861169</text:p>
              </table:table-cell>
              <table:table-cell office:value-type="float" office:value="0.0606242">
                <text:p>0.0606242</text:p>
              </table:table-cell>
              <table:table-cell office:value-type="float" office:value="-0.0611169">
                <text:p>-0.0611169</text:p>
              </table:table-cell>
              <table:table-cell office:value-type="float" office:value="0.0946242">
                <text:p>0.09462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76249">
                <text:p>-0.0976249</text:p>
              </table:table-cell>
              <table:table-cell office:value-type="float" office:value="0.06449">
                <text:p>0.06449</text:p>
              </table:table-cell>
              <table:table-cell office:value-type="float" office:value="-0.0631249">
                <text:p>-0.0631249</text:p>
              </table:table-cell>
              <table:table-cell office:value-type="float" office:value="0.09449">
                <text:p>0.094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15221">
                <text:p>-0.115221</text:p>
              </table:table-cell>
              <table:table-cell office:value-type="float" office:value="0.0622527">
                <text:p>0.0622527</text:p>
              </table:table-cell>
              <table:table-cell office:value-type="float" office:value="-0.0667209">
                <text:p>-0.0667209</text:p>
              </table:table-cell>
              <table:table-cell office:value-type="float" office:value="0.0977527">
                <text:p>0.09775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36777">
                <text:p>-0.136777</text:p>
              </table:table-cell>
              <table:table-cell office:value-type="float" office:value="0.0654941">
                <text:p>0.0654941</text:p>
              </table:table-cell>
              <table:table-cell office:value-type="float" office:value="-0.0687774">
                <text:p>-0.0687774</text:p>
              </table:table-cell>
              <table:table-cell office:value-type="float" office:value="0.101494">
                <text:p>0.101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5012">
                <text:p>-0.15012</text:p>
              </table:table-cell>
              <table:table-cell office:value-type="float" office:value="0.0823998">
                <text:p>0.0823998</text:p>
              </table:table-cell>
              <table:table-cell office:value-type="float" office:value="-0.0676204">
                <text:p>-0.0676204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57494">
                <text:p>-0.157494</text:p>
              </table:table-cell>
              <table:table-cell office:value-type="float" office:value="0.0857959">
                <text:p>0.0857959</text:p>
              </table:table-cell>
              <table:table-cell office:value-type="float" office:value="-0.0654936">
                <text:p>-0.0654936</text:p>
              </table:table-cell>
              <table:table-cell office:value-type="float" office:value="0.106796">
                <text:p>0.106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70119">
                <text:p>-0.170119</text:p>
              </table:table-cell>
              <table:table-cell office:value-type="float" office:value="0.0833487">
                <text:p>0.0833487</text:p>
              </table:table-cell>
              <table:table-cell office:value-type="float" office:value="-0.0671192">
                <text:p>-0.0671192</text:p>
              </table:table-cell>
              <table:table-cell office:value-type="float" office:value="0.108849">
                <text:p>0.1088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81698">
                <text:p>-0.181698</text:p>
              </table:table-cell>
              <table:table-cell office:value-type="float" office:value="0.0904483">
                <text:p>0.0904483</text:p>
              </table:table-cell>
              <table:table-cell office:value-type="float" office:value="-0.0671978">
                <text:p>-0.0671978</text:p>
              </table:table-cell>
              <table:table-cell office:value-type="float" office:value="0.111448">
                <text:p>0.1114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88686">
                <text:p>-0.188686</text:p>
              </table:table-cell>
              <table:table-cell office:value-type="float" office:value="0.09091">
                <text:p>0.09091</text:p>
              </table:table-cell>
              <table:table-cell office:value-type="float" office:value="-0.0681857">
                <text:p>-0.0681857</text:p>
              </table:table-cell>
              <table:table-cell office:value-type="float" office:value="0.11291">
                <text:p>0.11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92457">
                <text:p>-0.192457</text:p>
              </table:table-cell>
              <table:table-cell office:value-type="float" office:value="0.0878931">
                <text:p>0.0878931</text:p>
              </table:table-cell>
              <table:table-cell office:value-type="float" office:value="-0.0649568">
                <text:p>-0.0649568</text:p>
              </table:table-cell>
              <table:table-cell office:value-type="float" office:value="0.115393">
                <text:p>0.115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09151">
                <text:p>-0.209151</text:p>
              </table:table-cell>
              <table:table-cell office:value-type="float" office:value="0.0886968">
                <text:p>0.0886968</text:p>
              </table:table-cell>
              <table:table-cell office:value-type="float" office:value="-0.0706507">
                <text:p>-0.0706507</text:p>
              </table:table-cell>
              <table:table-cell office:value-type="float" office:value="0.117197">
                <text:p>0.1171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218329">
                <text:p>-0.218329</text:p>
              </table:table-cell>
              <table:table-cell office:value-type="float" office:value="0.0908016">
                <text:p>0.0908016</text:p>
              </table:table-cell>
              <table:table-cell office:value-type="float" office:value="-0.0688294">
                <text:p>-0.0688294</text:p>
              </table:table-cell>
              <table:table-cell office:value-type="float" office:value="0.119302">
                <text:p>0.1193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230644">
                <text:p>-0.230644</text:p>
              </table:table-cell>
              <table:table-cell office:value-type="float" office:value="0.0913698">
                <text:p>0.0913698</text:p>
              </table:table-cell>
              <table:table-cell office:value-type="float" office:value="-0.074644">
                <text:p>-0.074644</text:p>
              </table:table-cell>
              <table:table-cell office:value-type="float" office:value="0.11837">
                <text:p>0.118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238016">
                <text:p>-0.238016</text:p>
              </table:table-cell>
              <table:table-cell office:value-type="float" office:value="0.0950764">
                <text:p>0.0950764</text:p>
              </table:table-cell>
              <table:table-cell office:value-type="float" office:value="-0.0755156">
                <text:p>-0.0755156</text:p>
              </table:table-cell>
              <table:table-cell office:value-type="float" office:value="0.121576">
                <text:p>0.1215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244181">
                <text:p>-0.244181</text:p>
              </table:table-cell>
              <table:table-cell office:value-type="float" office:value="0.0973276">
                <text:p>0.0973276</text:p>
              </table:table-cell>
              <table:table-cell office:value-type="float" office:value="-0.0771815">
                <text:p>-0.0771815</text:p>
              </table:table-cell>
              <table:table-cell office:value-type="float" office:value="0.124328">
                <text:p>0.1243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52309">
                <text:p>-0.252309</text:p>
              </table:table-cell>
              <table:table-cell office:value-type="float" office:value="0.101119">
                <text:p>0.101119</text:p>
              </table:table-cell>
              <table:table-cell office:value-type="float" office:value="-0.078309">
                <text:p>-0.078309</text:p>
              </table:table-cell>
              <table:table-cell office:value-type="float" office:value="0.125119">
                <text:p>0.125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258501">
                <text:p>-0.258501</text:p>
              </table:table-cell>
              <table:table-cell office:value-type="float" office:value="0.103504">
                <text:p>0.103504</text:p>
              </table:table-cell>
              <table:table-cell office:value-type="float" office:value="-0.0765006">
                <text:p>-0.0765006</text:p>
              </table:table-cell>
              <table:table-cell office:value-type="float" office:value="0.124504">
                <text:p>0.1245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26547">
                <text:p>-0.26547</text:p>
              </table:table-cell>
              <table:table-cell office:value-type="float" office:value="0.106766">
                <text:p>0.106766</text:p>
              </table:table-cell>
              <table:table-cell office:value-type="float" office:value="-0.0804697">
                <text:p>-0.0804697</text:p>
              </table:table-cell>
              <table:table-cell office:value-type="float" office:value="0.125266">
                <text:p>0.1252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270272">
                <text:p>-0.270272</text:p>
              </table:table-cell>
              <table:table-cell office:value-type="float" office:value="0.109144">
                <text:p>0.109144</text:p>
              </table:table-cell>
              <table:table-cell office:value-type="float" office:value="-0.0822719">
                <text:p>-0.0822719</text:p>
              </table:table-cell>
              <table:table-cell office:value-type="float" office:value="0.126644">
                <text:p>0.126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277959">
                <text:p>-0.277959</text:p>
              </table:table-cell>
              <table:table-cell office:value-type="float" office:value="0.112634">
                <text:p>0.112634</text:p>
              </table:table-cell>
              <table:table-cell office:value-type="float" office:value="-0.0864589">
                <text:p>-0.0864589</text:p>
              </table:table-cell>
              <table:table-cell office:value-type="float" office:value="0.127634">
                <text:p>0.127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8988">
                <text:p>-0.28988</text:p>
              </table:table-cell>
              <table:table-cell office:value-type="float" office:value="0.116628">
                <text:p>0.116628</text:p>
              </table:table-cell>
              <table:table-cell office:value-type="float" office:value="-0.0878799">
                <text:p>-0.0878799</text:p>
              </table:table-cell>
              <table:table-cell office:value-type="float" office:value="0.128628">
                <text:p>0.1286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297514">
                <text:p>-0.297514</text:p>
              </table:table-cell>
              <table:table-cell office:value-type="float" office:value="0.117943">
                <text:p>0.117943</text:p>
              </table:table-cell>
              <table:table-cell office:value-type="float" office:value="-0.0890136">
                <text:p>-0.0890136</text:p>
              </table:table-cell>
              <table:table-cell office:value-type="float" office:value="0.130443">
                <text:p>0.1304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0206">
                <text:p>-0.30206</text:p>
              </table:table-cell>
              <table:table-cell office:value-type="float" office:value="0.12039">
                <text:p>0.12039</text:p>
              </table:table-cell>
              <table:table-cell office:value-type="float" office:value="-0.08956">
                <text:p>-0.08956</text:p>
              </table:table-cell>
              <table:table-cell office:value-type="float" office:value="0.13239">
                <text:p>0.132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06439">
                <text:p>-0.306439</text:p>
              </table:table-cell>
              <table:table-cell office:value-type="float" office:value="0.124163">
                <text:p>0.124163</text:p>
              </table:table-cell>
              <table:table-cell office:value-type="float" office:value="-0.0859393">
                <text:p>-0.0859393</text:p>
              </table:table-cell>
              <table:table-cell office:value-type="float" office:value="0.132663">
                <text:p>0.132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17022">
                <text:p>-0.317022</text:p>
              </table:table-cell>
              <table:table-cell office:value-type="float" office:value="0.130017">
                <text:p>0.130017</text:p>
              </table:table-cell>
              <table:table-cell office:value-type="float" office:value="-0.0910223">
                <text:p>-0.0910223</text:p>
              </table:table-cell>
              <table:table-cell office:value-type="float" office:value="0.134017">
                <text:p>0.134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26613">
                <text:p>-0.326613</text:p>
              </table:table-cell>
              <table:table-cell office:value-type="float" office:value="0.132937">
                <text:p>0.132937</text:p>
              </table:table-cell>
              <table:table-cell office:value-type="float" office:value="-0.0921126">
                <text:p>-0.0921126</text:p>
              </table:table-cell>
              <table:table-cell office:value-type="float" office:value="0.134937">
                <text:p>0.134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33221">
                <text:p>-0.333221</text:p>
              </table:table-cell>
              <table:table-cell office:value-type="float" office:value="0.134157">
                <text:p>0.134157</text:p>
              </table:table-cell>
              <table:table-cell office:value-type="float" office:value="-0.0947211">
                <text:p>-0.0947211</text:p>
              </table:table-cell>
              <table:table-cell office:value-type="float" office:value="0.137157">
                <text:p>0.1371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48232">
                <text:p>-0.348232</text:p>
              </table:table-cell>
              <table:table-cell office:value-type="float" office:value="0.142489">
                <text:p>0.142489</text:p>
              </table:table-cell>
              <table:table-cell office:value-type="float" office:value="-0.104732">
                <text:p>-0.104732</text:p>
              </table:table-cell>
              <table:table-cell office:value-type="float" office:value="0.141489">
                <text:p>0.141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56536">
                <text:p>-0.356536</text:p>
              </table:table-cell>
              <table:table-cell office:value-type="float" office:value="0.145874">
                <text:p>0.145874</text:p>
              </table:table-cell>
              <table:table-cell office:value-type="float" office:value="-0.105536">
                <text:p>-0.105536</text:p>
              </table:table-cell>
              <table:table-cell office:value-type="float" office:value="0.141374">
                <text:p>0.141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64486">
                <text:p>-0.364486</text:p>
              </table:table-cell>
              <table:table-cell office:value-type="float" office:value="0.15055">
                <text:p>0.15055</text:p>
              </table:table-cell>
              <table:table-cell office:value-type="float" office:value="-0.106986">
                <text:p>-0.106986</text:p>
              </table:table-cell>
              <table:table-cell office:value-type="float" office:value="0.14355">
                <text:p>0.143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67608">
                <text:p>-0.367608</text:p>
              </table:table-cell>
              <table:table-cell office:value-type="float" office:value="0.152316">
                <text:p>0.152316</text:p>
              </table:table-cell>
              <table:table-cell office:value-type="float" office:value="-0.103107">
                <text:p>-0.103107</text:p>
              </table:table-cell>
              <table:table-cell office:value-type="float" office:value="0.142316">
                <text:p>0.1423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65525">
                <text:p>-0.365525</text:p>
              </table:table-cell>
              <table:table-cell office:value-type="float" office:value="0.151166">
                <text:p>0.151166</text:p>
              </table:table-cell>
              <table:table-cell office:value-type="float" office:value="-0.0990251">
                <text:p>-0.0990251</text:p>
              </table:table-cell>
              <table:table-cell office:value-type="float" office:value="0.140166">
                <text:p>0.1401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36305">
                <text:p>-0.36305</text:p>
              </table:table-cell>
              <table:table-cell office:value-type="float" office:value="0.150989">
                <text:p>0.150989</text:p>
              </table:table-cell>
              <table:table-cell office:value-type="float" office:value="-0.0985499">
                <text:p>-0.0985499</text:p>
              </table:table-cell>
              <table:table-cell office:value-type="float" office:value="0.139989">
                <text:p>0.1399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63268">
                <text:p>-0.363268</text:p>
              </table:table-cell>
              <table:table-cell office:value-type="float" office:value="0.150671">
                <text:p>0.150671</text:p>
              </table:table-cell>
              <table:table-cell office:value-type="float" office:value="-0.100768">
                <text:p>-0.100768</text:p>
              </table:table-cell>
              <table:table-cell office:value-type="float" office:value="0.139671">
                <text:p>0.1396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364923">
                <text:p>-0.364923</text:p>
              </table:table-cell>
              <table:table-cell office:value-type="float" office:value="0.15155">
                <text:p>0.15155</text:p>
              </table:table-cell>
              <table:table-cell office:value-type="float" office:value="-0.100923">
                <text:p>-0.100923</text:p>
              </table:table-cell>
              <table:table-cell office:value-type="float" office:value="0.14105">
                <text:p>0.14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66622">
                <text:p>-0.366622</text:p>
              </table:table-cell>
              <table:table-cell office:value-type="float" office:value="0.152162">
                <text:p>0.152162</text:p>
              </table:table-cell>
              <table:table-cell office:value-type="float" office:value="-0.100622">
                <text:p>-0.100622</text:p>
              </table:table-cell>
              <table:table-cell office:value-type="float" office:value="0.141162">
                <text:p>0.1411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368104">
                <text:p>-0.368104</text:p>
              </table:table-cell>
              <table:table-cell office:value-type="float" office:value="0.151397">
                <text:p>0.151397</text:p>
              </table:table-cell>
              <table:table-cell office:value-type="float" office:value="-0.101104">
                <text:p>-0.101104</text:p>
              </table:table-cell>
              <table:table-cell office:value-type="float" office:value="0.140897">
                <text:p>0.1408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74664">
                <text:p>-0.374664</text:p>
              </table:table-cell>
              <table:table-cell office:value-type="float" office:value="0.150201">
                <text:p>0.150201</text:p>
              </table:table-cell>
              <table:table-cell office:value-type="float" office:value="-0.104664">
                <text:p>-0.104664</text:p>
              </table:table-cell>
              <table:table-cell office:value-type="float" office:value="0.141201">
                <text:p>0.1412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86665">
                <text:p>-0.386665</text:p>
              </table:table-cell>
              <table:table-cell office:value-type="float" office:value="0.154209">
                <text:p>0.154209</text:p>
              </table:table-cell>
              <table:table-cell office:value-type="float" office:value="-0.111165">
                <text:p>-0.111165</text:p>
              </table:table-cell>
              <table:table-cell office:value-type="float" office:value="0.145209">
                <text:p>0.1452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99603">
                <text:p>-0.399603</text:p>
              </table:table-cell>
              <table:table-cell office:value-type="float" office:value="0.157766">
                <text:p>0.157766</text:p>
              </table:table-cell>
              <table:table-cell office:value-type="float" office:value="-0.113603">
                <text:p>-0.113603</text:p>
              </table:table-cell>
              <table:table-cell office:value-type="float" office:value="0.145266">
                <text:p>0.1452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415514">
                <text:p>-0.415514</text:p>
              </table:table-cell>
              <table:table-cell office:value-type="float" office:value="0.156436">
                <text:p>0.156436</text:p>
              </table:table-cell>
              <table:table-cell office:value-type="float" office:value="-0.124014">
                <text:p>-0.124014</text:p>
              </table:table-cell>
              <table:table-cell office:value-type="float" office:value="0.141436">
                <text:p>0.141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424964">
                <text:p>-0.424964</text:p>
              </table:table-cell>
              <table:table-cell office:value-type="float" office:value="0.159209">
                <text:p>0.159209</text:p>
              </table:table-cell>
              <table:table-cell office:value-type="float" office:value="-0.132964">
                <text:p>-0.132964</text:p>
              </table:table-cell>
              <table:table-cell office:value-type="float" office:value="0.145709">
                <text:p>0.1457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35101">
                <text:p>-0.435101</text:p>
              </table:table-cell>
              <table:table-cell office:value-type="float" office:value="0.160217">
                <text:p>0.160217</text:p>
              </table:table-cell>
              <table:table-cell office:value-type="float" office:value="-0.135601">
                <text:p>-0.135601</text:p>
              </table:table-cell>
              <table:table-cell office:value-type="float" office:value="0.149217">
                <text:p>0.1492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24207">
                <text:p>-0.324207</text:p>
              </table:table-cell>
              <table:table-cell office:value-type="float" office:value="0.149224">
                <text:p>0.149224</text:p>
              </table:table-cell>
              <table:table-cell office:value-type="float" office:value="-0.0222075">
                <text:p>-0.0222075</text:p>
              </table:table-cell>
              <table:table-cell office:value-type="float" office:value="0.144224">
                <text:p>0.1442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20454">
                <text:p>-0.320454</text:p>
              </table:table-cell>
              <table:table-cell office:value-type="float" office:value="0.147981">
                <text:p>0.147981</text:p>
              </table:table-cell>
              <table:table-cell office:value-type="float" office:value="-0.0534537">
                <text:p>-0.0534537</text:p>
              </table:table-cell>
              <table:table-cell office:value-type="float" office:value="0.146481">
                <text:p>0.1464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17341">
                <text:p>-0.317341</text:p>
              </table:table-cell>
              <table:table-cell office:value-type="float" office:value="0.147211">
                <text:p>0.147211</text:p>
              </table:table-cell>
              <table:table-cell office:value-type="float" office:value="-0.0623411">
                <text:p>-0.0623411</text:p>
              </table:table-cell>
              <table:table-cell office:value-type="float" office:value="0.140711">
                <text:p>0.1407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15703">
                <text:p>-0.315703</text:p>
              </table:table-cell>
              <table:table-cell office:value-type="float" office:value="0.14668">
                <text:p>0.14668</text:p>
              </table:table-cell>
              <table:table-cell office:value-type="float" office:value="-0.249203">
                <text:p>-0.249203</text:p>
              </table:table-cell>
              <table:table-cell office:value-type="float" office:value="0.0656796">
                <text:p>0.06567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09627">
                <text:p>-0.309627</text:p>
              </table:table-cell>
              <table:table-cell office:value-type="float" office:value="0.147157">
                <text:p>0.147157</text:p>
              </table:table-cell>
              <table:table-cell office:value-type="float" office:value="-0.0691271">
                <text:p>-0.0691271</text:p>
              </table:table-cell>
              <table:table-cell office:value-type="float" office:value="0.137657">
                <text:p>0.137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302655">
                <text:p>-0.302655</text:p>
              </table:table-cell>
              <table:table-cell office:value-type="float" office:value="0.146185">
                <text:p>0.146185</text:p>
              </table:table-cell>
              <table:table-cell office:value-type="float" office:value="-0.0666545">
                <text:p>-0.0666545</text:p>
              </table:table-cell>
              <table:table-cell office:value-type="float" office:value="0.135685">
                <text:p>0.1356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295765">
                <text:p>-0.295765</text:p>
              </table:table-cell>
              <table:table-cell office:value-type="float" office:value="0.143968">
                <text:p>0.143968</text:p>
              </table:table-cell>
              <table:table-cell office:value-type="float" office:value="-0.0642646">
                <text:p>-0.0642646</text:p>
              </table:table-cell>
              <table:table-cell office:value-type="float" office:value="0.134468">
                <text:p>0.1344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90724">
                <text:p>-0.290724</text:p>
              </table:table-cell>
              <table:table-cell office:value-type="float" office:value="0.142937">
                <text:p>0.142937</text:p>
              </table:table-cell>
              <table:table-cell office:value-type="float" office:value="-0.0637241">
                <text:p>-0.0637241</text:p>
              </table:table-cell>
              <table:table-cell office:value-type="float" office:value="0.136437">
                <text:p>0.1364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83758">
                <text:p>-0.283758</text:p>
              </table:table-cell>
              <table:table-cell office:value-type="float" office:value="0.14146">
                <text:p>0.14146</text:p>
              </table:table-cell>
              <table:table-cell office:value-type="float" office:value="-0.0617577">
                <text:p>-0.0617577</text:p>
              </table:table-cell>
              <table:table-cell office:value-type="float" office:value="0.13496">
                <text:p>0.134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77068">
                <text:p>-0.277068</text:p>
              </table:table-cell>
              <table:table-cell office:value-type="float" office:value="0.137789">
                <text:p>0.137789</text:p>
              </table:table-cell>
              <table:table-cell office:value-type="float" office:value="-0.0595679">
                <text:p>-0.0595679</text:p>
              </table:table-cell>
              <table:table-cell office:value-type="float" office:value="0.132789">
                <text:p>0.1327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268676">
                <text:p>-0.268676</text:p>
              </table:table-cell>
              <table:table-cell office:value-type="float" office:value="0.135956">
                <text:p>0.135956</text:p>
              </table:table-cell>
              <table:table-cell office:value-type="float" office:value="-0.0561755">
                <text:p>-0.0561755</text:p>
              </table:table-cell>
              <table:table-cell office:value-type="float" office:value="0.132956">
                <text:p>0.1329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66132">
                <text:p>-0.266132</text:p>
              </table:table-cell>
              <table:table-cell office:value-type="float" office:value="0.136133">
                <text:p>0.136133</text:p>
              </table:table-cell>
              <table:table-cell office:value-type="float" office:value="-0.0586317">
                <text:p>-0.0586317</text:p>
              </table:table-cell>
              <table:table-cell office:value-type="float" office:value="0.134133">
                <text:p>0.134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258525">
                <text:p>-0.258525</text:p>
              </table:table-cell>
              <table:table-cell office:value-type="float" office:value="0.13715">
                <text:p>0.13715</text:p>
              </table:table-cell>
              <table:table-cell office:value-type="float" office:value="-0.0565248">
                <text:p>-0.0565248</text:p>
              </table:table-cell>
              <table:table-cell office:value-type="float" office:value="0.13365">
                <text:p>0.133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48535">
                <text:p>-0.248535</text:p>
              </table:table-cell>
              <table:table-cell office:value-type="float" office:value="0.131525">
                <text:p>0.131525</text:p>
              </table:table-cell>
              <table:table-cell office:value-type="float" office:value="-0.0505352">
                <text:p>-0.0505352</text:p>
              </table:table-cell>
              <table:table-cell office:value-type="float" office:value="0.128025">
                <text:p>0.128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244858">
                <text:p>-0.244858</text:p>
              </table:table-cell>
              <table:table-cell office:value-type="float" office:value="0.129701">
                <text:p>0.129701</text:p>
              </table:table-cell>
              <table:table-cell office:value-type="float" office:value="-0.048358">
                <text:p>-0.048358</text:p>
              </table:table-cell>
              <table:table-cell office:value-type="float" office:value="0.131201">
                <text:p>0.131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28688">
                <text:p>-0.228688</text:p>
              </table:table-cell>
              <table:table-cell office:value-type="float" office:value="0.137299">
                <text:p>0.137299</text:p>
              </table:table-cell>
              <table:table-cell office:value-type="float" office:value="-0.0456882">
                <text:p>-0.0456882</text:p>
              </table:table-cell>
              <table:table-cell office:value-type="float" office:value="0.138299">
                <text:p>0.1382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26689">
                <text:p>-0.226689</text:p>
              </table:table-cell>
              <table:table-cell office:value-type="float" office:value="0.138716">
                <text:p>0.138716</text:p>
              </table:table-cell>
              <table:table-cell office:value-type="float" office:value="-0.0476892">
                <text:p>-0.0476892</text:p>
              </table:table-cell>
              <table:table-cell office:value-type="float" office:value="0.132216">
                <text:p>0.1322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13542">
                <text:p>-0.213542</text:p>
              </table:table-cell>
              <table:table-cell office:value-type="float" office:value="0.134528">
                <text:p>0.134528</text:p>
              </table:table-cell>
              <table:table-cell office:value-type="float" office:value="-0.0420421">
                <text:p>-0.0420421</text:p>
              </table:table-cell>
              <table:table-cell office:value-type="float" office:value="0.128528">
                <text:p>0.1285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203375">
                <text:p>-0.203375</text:p>
              </table:table-cell>
              <table:table-cell office:value-type="float" office:value="0.129744">
                <text:p>0.129744</text:p>
              </table:table-cell>
              <table:table-cell office:value-type="float" office:value="-0.0398748">
                <text:p>-0.0398748</text:p>
              </table:table-cell>
              <table:table-cell office:value-type="float" office:value="0.127244">
                <text:p>0.1272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926">
                <text:p>-0.1926</text:p>
              </table:table-cell>
              <table:table-cell office:value-type="float" office:value="0.126572">
                <text:p>0.126572</text:p>
              </table:table-cell>
              <table:table-cell office:value-type="float" office:value="-0.0371002">
                <text:p>-0.0371002</text:p>
              </table:table-cell>
              <table:table-cell office:value-type="float" office:value="0.126572">
                <text:p>0.1265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80937">
                <text:p>-0.180937</text:p>
              </table:table-cell>
              <table:table-cell office:value-type="float" office:value="0.123879">
                <text:p>0.123879</text:p>
              </table:table-cell>
              <table:table-cell office:value-type="float" office:value="-0.0349374">
                <text:p>-0.0349374</text:p>
              </table:table-cell>
              <table:table-cell office:value-type="float" office:value="0.126879">
                <text:p>0.1268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67498">
                <text:p>-0.167498</text:p>
              </table:table-cell>
              <table:table-cell office:value-type="float" office:value="0.119805">
                <text:p>0.119805</text:p>
              </table:table-cell>
              <table:table-cell office:value-type="float" office:value="-0.0314978">
                <text:p>-0.0314978</text:p>
              </table:table-cell>
              <table:table-cell office:value-type="float" office:value="0.125805">
                <text:p>0.1258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58962">
                <text:p>-0.158962</text:p>
              </table:table-cell>
              <table:table-cell office:value-type="float" office:value="0.118064">
                <text:p>0.118064</text:p>
              </table:table-cell>
              <table:table-cell office:value-type="float" office:value="-0.0339622">
                <text:p>-0.0339622</text:p>
              </table:table-cell>
              <table:table-cell office:value-type="float" office:value="0.127064">
                <text:p>0.1270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50917">
                <text:p>-0.150917</text:p>
              </table:table-cell>
              <table:table-cell office:value-type="float" office:value="0.116338">
                <text:p>0.116338</text:p>
              </table:table-cell>
              <table:table-cell office:value-type="float" office:value="-0.036417">
                <text:p>-0.036417</text:p>
              </table:table-cell>
              <table:table-cell office:value-type="float" office:value="0.129338">
                <text:p>0.129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42355">
                <text:p>-0.142355</text:p>
              </table:table-cell>
              <table:table-cell office:value-type="float" office:value="0.114564">
                <text:p>0.114564</text:p>
              </table:table-cell>
              <table:table-cell office:value-type="float" office:value="-0.0383552">
                <text:p>-0.0383552</text:p>
              </table:table-cell>
              <table:table-cell office:value-type="float" office:value="0.130564">
                <text:p>0.1305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2946">
                <text:p>-0.12946</text:p>
              </table:table-cell>
              <table:table-cell office:value-type="float" office:value="0.111352">
                <text:p>0.111352</text:p>
              </table:table-cell>
              <table:table-cell office:value-type="float" office:value="-0.0349599">
                <text:p>-0.0349599</text:p>
              </table:table-cell>
              <table:table-cell office:value-type="float" office:value="0.128852">
                <text:p>0.1288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19647">
                <text:p>-0.119647</text:p>
              </table:table-cell>
              <table:table-cell office:value-type="float" office:value="0.106942">
                <text:p>0.106942</text:p>
              </table:table-cell>
              <table:table-cell office:value-type="float" office:value="-0.0361465">
                <text:p>-0.0361465</text:p>
              </table:table-cell>
              <table:table-cell office:value-type="float" office:value="0.127942">
                <text:p>0.1279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11151">
                <text:p>-0.111151</text:p>
              </table:table-cell>
              <table:table-cell office:value-type="float" office:value="0.104063">
                <text:p>0.104063</text:p>
              </table:table-cell>
              <table:table-cell office:value-type="float" office:value="-0.0341511">
                <text:p>-0.0341511</text:p>
              </table:table-cell>
              <table:table-cell office:value-type="float" office:value="0.128063">
                <text:p>0.1280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01036">
                <text:p>-0.101036</text:p>
              </table:table-cell>
              <table:table-cell office:value-type="float" office:value="0.105673">
                <text:p>0.105673</text:p>
              </table:table-cell>
              <table:table-cell office:value-type="float" office:value="-0.0320356">
                <text:p>-0.0320356</text:p>
              </table:table-cell>
              <table:table-cell office:value-type="float" office:value="0.130673">
                <text:p>0.1306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937991">
                <text:p>-0.0937991</text:p>
              </table:table-cell>
              <table:table-cell office:value-type="float" office:value="0.104941">
                <text:p>0.104941</text:p>
              </table:table-cell>
              <table:table-cell office:value-type="float" office:value="-0.0327991">
                <text:p>-0.0327991</text:p>
              </table:table-cell>
              <table:table-cell office:value-type="float" office:value="0.130441">
                <text:p>0.130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832943">
                <text:p>-0.0832943</text:p>
              </table:table-cell>
              <table:table-cell office:value-type="float" office:value="0.0989813">
                <text:p>0.0989813</text:p>
              </table:table-cell>
              <table:table-cell office:value-type="float" office:value="-0.0327943">
                <text:p>-0.0327943</text:p>
              </table:table-cell>
              <table:table-cell office:value-type="float" office:value="0.126981">
                <text:p>0.1269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712145">
                <text:p>-0.0712145</text:p>
              </table:table-cell>
              <table:table-cell office:value-type="float" office:value="0.0980111">
                <text:p>0.0980111</text:p>
              </table:table-cell>
              <table:table-cell office:value-type="float" office:value="-0.0322145">
                <text:p>-0.0322145</text:p>
              </table:table-cell>
              <table:table-cell office:value-type="float" office:value="0.131011">
                <text:p>0.1310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580087">
                <text:p>-0.0580087</text:p>
              </table:table-cell>
              <table:table-cell office:value-type="float" office:value="0.0997484">
                <text:p>0.0997484</text:p>
              </table:table-cell>
              <table:table-cell office:value-type="float" office:value="-0.0310087">
                <text:p>-0.0310087</text:p>
              </table:table-cell>
              <table:table-cell office:value-type="float" office:value="0.131248">
                <text:p>0.1312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507139">
                <text:p>-0.0507139</text:p>
              </table:table-cell>
              <table:table-cell office:value-type="float" office:value="0.101259">
                <text:p>0.101259</text:p>
              </table:table-cell>
              <table:table-cell office:value-type="float" office:value="-0.0342139">
                <text:p>-0.0342139</text:p>
              </table:table-cell>
              <table:table-cell office:value-type="float" office:value="0.130759">
                <text:p>0.1307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453749">
                <text:p>-0.0453749</text:p>
              </table:table-cell>
              <table:table-cell office:value-type="float" office:value="0.103717">
                <text:p>0.103717</text:p>
              </table:table-cell>
              <table:table-cell office:value-type="float" office:value="-0.0368749">
                <text:p>-0.0368749</text:p>
              </table:table-cell>
              <table:table-cell office:value-type="float" office:value="0.130717">
                <text:p>0.1307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357376">
                <text:p>-0.0357376</text:p>
              </table:table-cell>
              <table:table-cell office:value-type="float" office:value="0.103362">
                <text:p>0.103362</text:p>
              </table:table-cell>
              <table:table-cell office:value-type="float" office:value="-0.0347376">
                <text:p>-0.0347376</text:p>
              </table:table-cell>
              <table:table-cell office:value-type="float" office:value="0.130362">
                <text:p>0.1303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61011">
                <text:p>-0.0261011</text:p>
              </table:table-cell>
              <table:table-cell office:value-type="float" office:value="0.0980171">
                <text:p>0.0980171</text:p>
              </table:table-cell>
              <table:table-cell office:value-type="float" office:value="-0.0346011">
                <text:p>-0.0346011</text:p>
              </table:table-cell>
              <table:table-cell office:value-type="float" office:value="0.127017">
                <text:p>0.127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139132">
                <text:p>-0.0139132</text:p>
              </table:table-cell>
              <table:table-cell office:value-type="float" office:value="0.0979479">
                <text:p>0.0979479</text:p>
              </table:table-cell>
              <table:table-cell office:value-type="float" office:value="-0.0319132">
                <text:p>-0.0319132</text:p>
              </table:table-cell>
              <table:table-cell office:value-type="float" office:value="0.129448">
                <text:p>0.1294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184499">
                <text:p>-0.00184499</text:p>
              </table:table-cell>
              <table:table-cell office:value-type="float" office:value="0.101235">
                <text:p>0.101235</text:p>
              </table:table-cell>
              <table:table-cell office:value-type="float" office:value="-0.031845">
                <text:p>-0.031845</text:p>
              </table:table-cell>
              <table:table-cell office:value-type="float" office:value="0.130735">
                <text:p>0.1307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771964">
                <text:p>0.000771964</text:p>
              </table:table-cell>
              <table:table-cell office:value-type="float" office:value="0.100837">
                <text:p>0.100837</text:p>
              </table:table-cell>
              <table:table-cell office:value-type="float" office:value="-0.037728">
                <text:p>-0.037728</text:p>
              </table:table-cell>
              <table:table-cell office:value-type="float" office:value="0.128337">
                <text:p>0.1283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613844">
                <text:p>0.00613844</text:p>
              </table:table-cell>
              <table:table-cell office:value-type="float" office:value="0.0944421">
                <text:p>0.0944421</text:p>
              </table:table-cell>
              <table:table-cell office:value-type="float" office:value="-0.0353616">
                <text:p>-0.0353616</text:p>
              </table:table-cell>
              <table:table-cell office:value-type="float" office:value="0.127442">
                <text:p>0.1274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77468">
                <text:p>0.0277468</text:p>
              </table:table-cell>
              <table:table-cell office:value-type="float" office:value="0.0821898">
                <text:p>0.0821898</text:p>
              </table:table-cell>
              <table:table-cell office:value-type="float" office:value="-0.0227532">
                <text:p>-0.0227532</text:p>
              </table:table-cell>
              <table:table-cell office:value-type="float" office:value="0.12169">
                <text:p>0.121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77468">
                <text:p>0.0277468</text:p>
              </table:table-cell>
              <table:table-cell office:value-type="float" office:value="0.0821898">
                <text:p>0.0821898</text:p>
              </table:table-cell>
              <table:table-cell office:value-type="float" office:value="-0.0297532">
                <text:p>-0.0297532</text:p>
              </table:table-cell>
              <table:table-cell office:value-type="float" office:value="0.12869">
                <text:p>0.12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9958">
                <text:p>0.0379958</text:p>
              </table:table-cell>
              <table:table-cell office:value-type="float" office:value="0.0841632">
                <text:p>0.0841632</text:p>
              </table:table-cell>
              <table:table-cell office:value-type="float" office:value="-0.0285042">
                <text:p>-0.0285042</text:p>
              </table:table-cell>
              <table:table-cell office:value-type="float" office:value="0.125163">
                <text:p>0.1251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85925">
                <text:p>0.0485925</text:p>
              </table:table-cell>
              <table:table-cell office:value-type="float" office:value="0.0793659">
                <text:p>0.0793659</text:p>
              </table:table-cell>
              <table:table-cell office:value-type="float" office:value="-0.0234075">
                <text:p>-0.0234075</text:p>
              </table:table-cell>
              <table:table-cell office:value-type="float" office:value="0.121866">
                <text:p>0.121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10643">
                <text:p>0.0510643</text:p>
              </table:table-cell>
              <table:table-cell office:value-type="float" office:value="0.0782685">
                <text:p>0.0782685</text:p>
              </table:table-cell>
              <table:table-cell office:value-type="float" office:value="-0.0244357">
                <text:p>-0.0244357</text:p>
              </table:table-cell>
              <table:table-cell office:value-type="float" office:value="0.122268">
                <text:p>0.1222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51754">
                <text:p>0.0651754</text:p>
              </table:table-cell>
              <table:table-cell office:value-type="float" office:value="0.0738743">
                <text:p>0.0738743</text:p>
              </table:table-cell>
              <table:table-cell office:value-type="float" office:value="-0.0158246">
                <text:p>-0.0158246</text:p>
              </table:table-cell>
              <table:table-cell office:value-type="float" office:value="0.122374">
                <text:p>0.1223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23926">
                <text:p>0.0823926</text:p>
              </table:table-cell>
              <table:table-cell office:value-type="float" office:value="0.078984">
                <text:p>0.078984</text:p>
              </table:table-cell>
              <table:table-cell office:value-type="float" office:value="-0.00460744">
                <text:p>-0.00460744</text:p>
              </table:table-cell>
              <table:table-cell office:value-type="float" office:value="0.128484">
                <text:p>0.1284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65951">
                <text:p>0.0865951</text:p>
              </table:table-cell>
              <table:table-cell office:value-type="float" office:value="0.0804568">
                <text:p>0.0804568</text:p>
              </table:table-cell>
              <table:table-cell office:value-type="float" office:value="-0.00690488">
                <text:p>-0.00690488</text:p>
              </table:table-cell>
              <table:table-cell office:value-type="float" office:value="0.127957">
                <text:p>0.1279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87277">
                <text:p>0.0987277</text:p>
              </table:table-cell>
              <table:table-cell office:value-type="float" office:value="0.0727035">
                <text:p>0.0727035</text:p>
              </table:table-cell>
              <table:table-cell office:value-type="float" office:value="-0.00627235">
                <text:p>-0.00627235</text:p>
              </table:table-cell>
              <table:table-cell office:value-type="float" office:value="0.117704">
                <text:p>0.1177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01042">
                <text:p>0.101042</text:p>
              </table:table-cell>
              <table:table-cell office:value-type="float" office:value="0.0681889">
                <text:p>0.0681889</text:p>
              </table:table-cell>
              <table:table-cell office:value-type="float" office:value="-0.00945815">
                <text:p>-0.00945815</text:p>
              </table:table-cell>
              <table:table-cell office:value-type="float" office:value="0.122189">
                <text:p>0.1221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10141">
                <text:p>0.110141</text:p>
              </table:table-cell>
              <table:table-cell office:value-type="float" office:value="0.0617294">
                <text:p>0.0617294</text:p>
              </table:table-cell>
              <table:table-cell office:value-type="float" office:value="-0.00585922">
                <text:p>-0.00585922</text:p>
              </table:table-cell>
              <table:table-cell office:value-type="float" office:value="0.121229">
                <text:p>0.1212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15329">
                <text:p>0.115329</text:p>
              </table:table-cell>
              <table:table-cell office:value-type="float" office:value="0.0670056">
                <text:p>0.0670056</text:p>
              </table:table-cell>
              <table:table-cell office:value-type="float" office:value="-0.0036708">
                <text:p>-0.0036708</text:p>
              </table:table-cell>
              <table:table-cell office:value-type="float" office:value="0.126506">
                <text:p>0.1265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2239">
                <text:p>0.12239</text:p>
              </table:table-cell>
              <table:table-cell office:value-type="float" office:value="0.0700032">
                <text:p>0.0700032</text:p>
              </table:table-cell>
              <table:table-cell office:value-type="float" office:value="-0.00161004">
                <text:p>-0.00161004</text:p>
              </table:table-cell>
              <table:table-cell office:value-type="float" office:value="0.124003">
                <text:p>0.1240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25349">
                <text:p>0.125349</text:p>
              </table:table-cell>
              <table:table-cell office:value-type="float" office:value="0.0707677">
                <text:p>0.0707677</text:p>
              </table:table-cell>
              <table:table-cell office:value-type="float" office:value="-0.00265135">
                <text:p>-0.00265135</text:p>
              </table:table-cell>
              <table:table-cell office:value-type="float" office:value="0.123268">
                <text:p>0.1232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3832">
                <text:p>0.133832</text:p>
              </table:table-cell>
              <table:table-cell office:value-type="float" office:value="0.0698871">
                <text:p>0.0698871</text:p>
              </table:table-cell>
              <table:table-cell office:value-type="float" office:value="-0.00166799">
                <text:p>-0.00166799</text:p>
              </table:table-cell>
              <table:table-cell office:value-type="float" office:value="0.118887">
                <text:p>0.1188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36204">
                <text:p>0.136204</text:p>
              </table:table-cell>
              <table:table-cell office:value-type="float" office:value="0.0706758">
                <text:p>0.0706758</text:p>
              </table:table-cell>
              <table:table-cell office:value-type="float" office:value="-0.00429611">
                <text:p>-0.00429611</text:p>
              </table:table-cell>
              <table:table-cell office:value-type="float" office:value="0.121176">
                <text:p>0.1211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1752">
                <text:p>0.141752</text:p>
              </table:table-cell>
              <table:table-cell office:value-type="float" office:value="0.0804016">
                <text:p>0.0804016</text:p>
              </table:table-cell>
              <table:table-cell office:value-type="float" office:value="0.00025174">
                <text:p>0.00025174</text:p>
              </table:table-cell>
              <table:table-cell office:value-type="float" office:value="0.130402">
                <text:p>0.1304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7683">
                <text:p>0.147683</text:p>
              </table:table-cell>
              <table:table-cell office:value-type="float" office:value="0.0889068">
                <text:p>0.0889068</text:p>
              </table:table-cell>
              <table:table-cell office:value-type="float" office:value="0.00218256">
                <text:p>0.00218256</text:p>
              </table:table-cell>
              <table:table-cell office:value-type="float" office:value="0.130907">
                <text:p>0.130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52364">
                <text:p>0.152364</text:p>
              </table:table-cell>
              <table:table-cell office:value-type="float" office:value="0.0955718">
                <text:p>0.0955718</text:p>
              </table:table-cell>
              <table:table-cell office:value-type="float" office:value="0.00236428">
                <text:p>0.00236428</text:p>
              </table:table-cell>
              <table:table-cell office:value-type="float" office:value="0.127072">
                <text:p>0.1270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5063">
                <text:p>0.155063</text:p>
              </table:table-cell>
              <table:table-cell office:value-type="float" office:value="0.0984937">
                <text:p>0.0984937</text:p>
              </table:table-cell>
              <table:table-cell office:value-type="float" office:value="0.00106345">
                <text:p>0.00106345</text:p>
              </table:table-cell>
              <table:table-cell office:value-type="float" office:value="0.125994">
                <text:p>0.1259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7258">
                <text:p>0.157258</text:p>
              </table:table-cell>
              <table:table-cell office:value-type="float" office:value="0.0995297">
                <text:p>0.0995297</text:p>
              </table:table-cell>
              <table:table-cell office:value-type="float" office:value="0.00125819">
                <text:p>0.00125819</text:p>
              </table:table-cell>
              <table:table-cell office:value-type="float" office:value="0.12603">
                <text:p>0.126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65725">
                <text:p>0.165725</text:p>
              </table:table-cell>
              <table:table-cell office:value-type="float" office:value="0.102842">
                <text:p>0.102842</text:p>
              </table:table-cell>
              <table:table-cell office:value-type="float" office:value="0.00522511">
                <text:p>0.00522511</text:p>
              </table:table-cell>
              <table:table-cell office:value-type="float" office:value="0.128342">
                <text:p>0.1283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78208">
                <text:p>0.178208</text:p>
              </table:table-cell>
              <table:table-cell office:value-type="float" office:value="0.0986212">
                <text:p>0.0986212</text:p>
              </table:table-cell>
              <table:table-cell office:value-type="float" office:value="0.00870763">
                <text:p>0.00870763</text:p>
              </table:table-cell>
              <table:table-cell office:value-type="float" office:value="0.122621">
                <text:p>0.1226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8406">
                <text:p>0.18406</text:p>
              </table:table-cell>
              <table:table-cell office:value-type="float" office:value="0.0886292">
                <text:p>0.0886292</text:p>
              </table:table-cell>
              <table:table-cell office:value-type="float" office:value="0.00656042">
                <text:p>0.00656042</text:p>
              </table:table-cell>
              <table:table-cell office:value-type="float" office:value="0.118629">
                <text:p>0.1186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87248">
                <text:p>0.187248</text:p>
              </table:table-cell>
              <table:table-cell office:value-type="float" office:value="0.0886848">
                <text:p>0.0886848</text:p>
              </table:table-cell>
              <table:table-cell office:value-type="float" office:value="0.00524831">
                <text:p>0.00524831</text:p>
              </table:table-cell>
              <table:table-cell office:value-type="float" office:value="0.124685">
                <text:p>0.1246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4003">
                <text:p>0.194003</text:p>
              </table:table-cell>
              <table:table-cell office:value-type="float" office:value="0.0995265">
                <text:p>0.0995265</text:p>
              </table:table-cell>
              <table:table-cell office:value-type="float" office:value="0.0080025">
                <text:p>0.0080025</text:p>
              </table:table-cell>
              <table:table-cell office:value-type="float" office:value="0.129527">
                <text:p>0.1295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04993">
                <text:p>0.204993</text:p>
              </table:table-cell>
              <table:table-cell office:value-type="float" office:value="0.103339">
                <text:p>0.103339</text:p>
              </table:table-cell>
              <table:table-cell office:value-type="float" office:value="0.0134926">
                <text:p>0.0134926</text:p>
              </table:table-cell>
              <table:table-cell office:value-type="float" office:value="0.123339">
                <text:p>0.123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6484">
                <text:p>0.216484</text:p>
              </table:table-cell>
              <table:table-cell office:value-type="float" office:value="0.093462">
                <text:p>0.093462</text:p>
              </table:table-cell>
              <table:table-cell office:value-type="float" office:value="0.014484">
                <text:p>0.014484</text:p>
              </table:table-cell>
              <table:table-cell office:value-type="float" office:value="0.118962">
                <text:p>0.1189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3604">
                <text:p>0.223604</text:p>
              </table:table-cell>
              <table:table-cell office:value-type="float" office:value="0.0934364">
                <text:p>0.0934364</text:p>
              </table:table-cell>
              <table:table-cell office:value-type="float" office:value="0.0146039">
                <text:p>0.0146039</text:p>
              </table:table-cell>
              <table:table-cell office:value-type="float" office:value="0.124436">
                <text:p>0.1244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7678">
                <text:p>0.227678</text:p>
              </table:table-cell>
              <table:table-cell office:value-type="float" office:value="0.0966923">
                <text:p>0.0966923</text:p>
              </table:table-cell>
              <table:table-cell office:value-type="float" office:value="0.0146784">
                <text:p>0.0146784</text:p>
              </table:table-cell>
              <table:table-cell office:value-type="float" office:value="0.124192">
                <text:p>0.1241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4682">
                <text:p>0.234682</text:p>
              </table:table-cell>
              <table:table-cell office:value-type="float" office:value="0.102368">
                <text:p>0.102368</text:p>
              </table:table-cell>
              <table:table-cell office:value-type="float" office:value="0.0161816">
                <text:p>0.0161816</text:p>
              </table:table-cell>
              <table:table-cell office:value-type="float" office:value="0.125868">
                <text:p>0.1258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2525">
                <text:p>0.242525</text:p>
              </table:table-cell>
              <table:table-cell office:value-type="float" office:value="0.107649">
                <text:p>0.107649</text:p>
              </table:table-cell>
              <table:table-cell office:value-type="float" office:value="0.0190249">
                <text:p>0.0190249</text:p>
              </table:table-cell>
              <table:table-cell office:value-type="float" office:value="0.125149">
                <text:p>0.1251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46617">
                <text:p>0.246617</text:p>
              </table:table-cell>
              <table:table-cell office:value-type="float" office:value="0.105524">
                <text:p>0.105524</text:p>
              </table:table-cell>
              <table:table-cell office:value-type="float" office:value="0.0186173">
                <text:p>0.0186173</text:p>
              </table:table-cell>
              <table:table-cell office:value-type="float" office:value="0.122524">
                <text:p>0.1225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1119">
                <text:p>0.251119</text:p>
              </table:table-cell>
              <table:table-cell office:value-type="float" office:value="0.104986">
                <text:p>0.104986</text:p>
              </table:table-cell>
              <table:table-cell office:value-type="float" office:value="0.0216187">
                <text:p>0.0216187</text:p>
              </table:table-cell>
              <table:table-cell office:value-type="float" office:value="0.123486">
                <text:p>0.1234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61405">
                <text:p>0.261405</text:p>
              </table:table-cell>
              <table:table-cell office:value-type="float" office:value="0.111796">
                <text:p>0.111796</text:p>
              </table:table-cell>
              <table:table-cell office:value-type="float" office:value="0.0259055">
                <text:p>0.0259055</text:p>
              </table:table-cell>
              <table:table-cell office:value-type="float" office:value="0.127796">
                <text:p>0.1277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70149">
                <text:p>0.270149</text:p>
              </table:table-cell>
              <table:table-cell office:value-type="float" office:value="0.114775">
                <text:p>0.114775</text:p>
              </table:table-cell>
              <table:table-cell office:value-type="float" office:value="0.0271486">
                <text:p>0.0271486</text:p>
              </table:table-cell>
              <table:table-cell office:value-type="float" office:value="0.124775">
                <text:p>0.1247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7985">
                <text:p>0.277985</text:p>
              </table:table-cell>
              <table:table-cell office:value-type="float" office:value="0.114256">
                <text:p>0.114256</text:p>
              </table:table-cell>
              <table:table-cell office:value-type="float" office:value="0.0279852">
                <text:p>0.0279852</text:p>
              </table:table-cell>
              <table:table-cell office:value-type="float" office:value="0.122756">
                <text:p>0.1227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80591">
                <text:p>0.280591</text:p>
              </table:table-cell>
              <table:table-cell office:value-type="float" office:value="0.113867">
                <text:p>0.113867</text:p>
              </table:table-cell>
              <table:table-cell office:value-type="float" office:value="0.0265909">
                <text:p>0.0265909</text:p>
              </table:table-cell>
              <table:table-cell office:value-type="float" office:value="0.124867">
                <text:p>0.1248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83732">
                <text:p>0.283732</text:p>
              </table:table-cell>
              <table:table-cell office:value-type="float" office:value="0.116218">
                <text:p>0.116218</text:p>
              </table:table-cell>
              <table:table-cell office:value-type="float" office:value="0.0277323">
                <text:p>0.0277323</text:p>
              </table:table-cell>
              <table:table-cell office:value-type="float" office:value="0.124718">
                <text:p>0.1247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91002">
                <text:p>0.291002</text:p>
              </table:table-cell>
              <table:table-cell office:value-type="float" office:value="0.119652">
                <text:p>0.119652</text:p>
              </table:table-cell>
              <table:table-cell office:value-type="float" office:value="0.0325018">
                <text:p>0.0325018</text:p>
              </table:table-cell>
              <table:table-cell office:value-type="float" office:value="0.126152">
                <text:p>0.1261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01273">
                <text:p>0.301273</text:p>
              </table:table-cell>
              <table:table-cell office:value-type="float" office:value="0.125369">
                <text:p>0.125369</text:p>
              </table:table-cell>
              <table:table-cell office:value-type="float" office:value="0.0372729">
                <text:p>0.0372729</text:p>
              </table:table-cell>
              <table:table-cell office:value-type="float" office:value="0.128869">
                <text:p>0.128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6149">
                <text:p>0.306149</text:p>
              </table:table-cell>
              <table:table-cell office:value-type="float" office:value="0.125697">
                <text:p>0.125697</text:p>
              </table:table-cell>
              <table:table-cell office:value-type="float" office:value="0.0356493">
                <text:p>0.0356493</text:p>
              </table:table-cell>
              <table:table-cell office:value-type="float" office:value="0.124197">
                <text:p>0.1241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09977">
                <text:p>0.309977</text:p>
              </table:table-cell>
              <table:table-cell office:value-type="float" office:value="0.122507">
                <text:p>0.122507</text:p>
              </table:table-cell>
              <table:table-cell office:value-type="float" office:value="0.0354765">
                <text:p>0.0354765</text:p>
              </table:table-cell>
              <table:table-cell office:value-type="float" office:value="0.124007">
                <text:p>0.124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29702">
                <text:p>0.329702</text:p>
              </table:table-cell>
              <table:table-cell office:value-type="float" office:value="0.126357">
                <text:p>0.126357</text:p>
              </table:table-cell>
              <table:table-cell office:value-type="float" office:value="0.0537017">
                <text:p>0.0537017</text:p>
              </table:table-cell>
              <table:table-cell office:value-type="float" office:value="0.128857">
                <text:p>0.1288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3811">
                <text:p>0.333811</text:p>
              </table:table-cell>
              <table:table-cell office:value-type="float" office:value="0.117804">
                <text:p>0.117804</text:p>
              </table:table-cell>
              <table:table-cell office:value-type="float" office:value="0.0548105">
                <text:p>0.0548105</text:p>
              </table:table-cell>
              <table:table-cell office:value-type="float" office:value="0.117804">
                <text:p>0.1178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14801">
                <text:p>0.214801</text:p>
              </table:table-cell>
              <table:table-cell office:value-type="float" office:value="0.130384">
                <text:p>0.130384</text:p>
              </table:table-cell>
              <table:table-cell office:value-type="float" office:value="-0.0776991">
                <text:p>-0.0776991</text:p>
              </table:table-cell>
              <table:table-cell office:value-type="float" office:value="0.130384">
                <text:p>0.1303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81773">
                <text:p>0.181773</text:p>
              </table:table-cell>
              <table:table-cell office:value-type="float" office:value="0.122836">
                <text:p>0.122836</text:p>
              </table:table-cell>
              <table:table-cell office:value-type="float" office:value="-0.0777266">
                <text:p>-0.0777266</text:p>
              </table:table-cell>
              <table:table-cell office:value-type="float" office:value="0.123336">
                <text:p>0.1233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56296">
                <text:p>0.156296</text:p>
              </table:table-cell>
              <table:table-cell office:value-type="float" office:value="0.115751">
                <text:p>0.115751</text:p>
              </table:table-cell>
              <table:table-cell office:value-type="float" office:value="-0.0497038">
                <text:p>-0.0497038</text:p>
              </table:table-cell>
              <table:table-cell office:value-type="float" office:value="0.115751">
                <text:p>0.1157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4454">
                <text:p>0.144454</text:p>
              </table:table-cell>
              <table:table-cell office:value-type="float" office:value="0.117526">
                <text:p>0.117526</text:p>
              </table:table-cell>
              <table:table-cell office:value-type="float" office:value="-0.0460458">
                <text:p>-0.0460458</text:p>
              </table:table-cell>
              <table:table-cell office:value-type="float" office:value="0.123026">
                <text:p>0.1230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37438">
                <text:p>0.137438</text:p>
              </table:table-cell>
              <table:table-cell office:value-type="float" office:value="0.11883">
                <text:p>0.11883</text:p>
              </table:table-cell>
              <table:table-cell office:value-type="float" office:value="-0.0275621">
                <text:p>-0.0275621</text:p>
              </table:table-cell>
              <table:table-cell office:value-type="float" office:value="0.13133">
                <text:p>0.131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247">
                <text:p>0.13247</text:p>
              </table:table-cell>
              <table:table-cell office:value-type="float" office:value="0.119601">
                <text:p>0.119601</text:p>
              </table:table-cell>
              <table:table-cell office:value-type="float" office:value="-0.00803012">
                <text:p>-0.00803012</text:p>
              </table:table-cell>
              <table:table-cell office:value-type="float" office:value="0.138101">
                <text:p>0.1381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11271">
                <text:p>0.111271</text:p>
              </table:table-cell>
              <table:table-cell office:value-type="float" office:value="0.117304">
                <text:p>0.117304</text:p>
              </table:table-cell>
              <table:table-cell office:value-type="float" office:value="-0.0202289">
                <text:p>-0.0202289</text:p>
              </table:table-cell>
              <table:table-cell office:value-type="float" office:value="0.135304">
                <text:p>0.1353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2888">
                <text:p>0.102888</text:p>
              </table:table-cell>
              <table:table-cell office:value-type="float" office:value="0.109392">
                <text:p>0.109392</text:p>
              </table:table-cell>
              <table:table-cell office:value-type="float" office:value="-0.0216125">
                <text:p>-0.0216125</text:p>
              </table:table-cell>
              <table:table-cell office:value-type="float" office:value="0.126892">
                <text:p>0.1268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945046">
                <text:p>0.0945046</text:p>
              </table:table-cell>
              <table:table-cell office:value-type="float" office:value="0.104154">
                <text:p>0.104154</text:p>
              </table:table-cell>
              <table:table-cell office:value-type="float" office:value="-0.181995">
                <text:p>-0.181995</text:p>
              </table:table-cell>
              <table:table-cell office:value-type="float" office:value="0.0771542">
                <text:p>0.07715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47352">
                <text:p>0.0647352</text:p>
              </table:table-cell>
              <table:table-cell office:value-type="float" office:value="0.105081">
                <text:p>0.105081</text:p>
              </table:table-cell>
              <table:table-cell office:value-type="float" office:value="-0.0377648">
                <text:p>-0.0377648</text:p>
              </table:table-cell>
              <table:table-cell office:value-type="float" office:value="0.133081">
                <text:p>0.1330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83232">
                <text:p>0.0583232</text:p>
              </table:table-cell>
              <table:table-cell office:value-type="float" office:value="0.104324">
                <text:p>0.104324</text:p>
              </table:table-cell>
              <table:table-cell office:value-type="float" office:value="-0.0341768">
                <text:p>-0.0341768</text:p>
              </table:table-cell>
              <table:table-cell office:value-type="float" office:value="0.137825">
                <text:p>0.1378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529807">
                <text:p>0.0529807</text:p>
              </table:table-cell>
              <table:table-cell office:value-type="float" office:value="0.104008">
                <text:p>0.104008</text:p>
              </table:table-cell>
              <table:table-cell office:value-type="float" office:value="-0.0305193">
                <text:p>-0.0305193</text:p>
              </table:table-cell>
              <table:table-cell office:value-type="float" office:value="0.139508">
                <text:p>0.1395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482275">
                <text:p>0.0482275</text:p>
              </table:table-cell>
              <table:table-cell office:value-type="float" office:value="0.0959588">
                <text:p>0.0959588</text:p>
              </table:table-cell>
              <table:table-cell office:value-type="float" office:value="-0.0122725">
                <text:p>-0.0122725</text:p>
              </table:table-cell>
              <table:table-cell office:value-type="float" office:value="0.130959">
                <text:p>0.130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449582">
                <text:p>0.0449582</text:p>
              </table:table-cell>
              <table:table-cell office:value-type="float" office:value="0.0876273">
                <text:p>0.0876273</text:p>
              </table:table-cell>
              <table:table-cell office:value-type="float" office:value="-0.0100418">
                <text:p>-0.0100418</text:p>
              </table:table-cell>
              <table:table-cell office:value-type="float" office:value="0.130627">
                <text:p>0.1306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97277">
                <text:p>0.0197277</text:p>
              </table:table-cell>
              <table:table-cell office:value-type="float" office:value="0.0755014">
                <text:p>0.0755014</text:p>
              </table:table-cell>
              <table:table-cell office:value-type="float" office:value="-0.0317723">
                <text:p>-0.0317723</text:p>
              </table:table-cell>
              <table:table-cell office:value-type="float" office:value="0.128001">
                <text:p>0.128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55284">
                <text:p>0.0155284</text:p>
              </table:table-cell>
              <table:table-cell office:value-type="float" office:value="0.0650907">
                <text:p>0.0650907</text:p>
              </table:table-cell>
              <table:table-cell office:value-type="float" office:value="-0.0279717">
                <text:p>-0.0279717</text:p>
              </table:table-cell>
              <table:table-cell office:value-type="float" office:value="0.119591">
                <text:p>0.1195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751601">
                <text:p>-0.00751601</text:p>
              </table:table-cell>
              <table:table-cell office:value-type="float" office:value="0.0385897">
                <text:p>0.0385897</text:p>
              </table:table-cell>
              <table:table-cell office:value-type="float" office:value="-0.044016">
                <text:p>-0.044016</text:p>
              </table:table-cell>
              <table:table-cell office:value-type="float" office:value="0.0960897">
                <text:p>0.09608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19569">
                <text:p>-0.019569</text:p>
              </table:table-cell>
              <table:table-cell office:value-type="float" office:value="0.0407432">
                <text:p>0.0407432</text:p>
              </table:table-cell>
              <table:table-cell office:value-type="float" office:value="-0.044069">
                <text:p>-0.044069</text:p>
              </table:table-cell>
              <table:table-cell office:value-type="float" office:value="0.120243">
                <text:p>0.1202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213952">
                <text:p>-0.0213952</text:p>
              </table:table-cell>
              <table:table-cell office:value-type="float" office:value="0.0325915">
                <text:p>0.0325915</text:p>
              </table:table-cell>
              <table:table-cell office:value-type="float" office:value="-0.0373952">
                <text:p>-0.0373952</text:p>
              </table:table-cell>
              <table:table-cell office:value-type="float" office:value="0.121592">
                <text:p>0.1215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189545">
                <text:p>-0.0189545</text:p>
              </table:table-cell>
              <table:table-cell office:value-type="float" office:value="0.0415152">
                <text:p>0.0415152</text:p>
              </table:table-cell>
              <table:table-cell office:value-type="float" office:value="-0.0269545">
                <text:p>-0.0269545</text:p>
              </table:table-cell>
              <table:table-cell office:value-type="float" office:value="0.140515">
                <text:p>0.1405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98461">
                <text:p>-0.0198461</text:p>
              </table:table-cell>
              <table:table-cell office:value-type="float" office:value="0.0457398">
                <text:p>0.0457398</text:p>
              </table:table-cell>
              <table:table-cell office:value-type="float" office:value="-0.0183461">
                <text:p>-0.0183461</text:p>
              </table:table-cell>
              <table:table-cell office:value-type="float" office:value="0.14424">
                <text:p>0.14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209467">
                <text:p>-0.0209467</text:p>
              </table:table-cell>
              <table:table-cell office:value-type="float" office:value="0.0688605">
                <text:p>0.0688605</text:p>
              </table:table-cell>
              <table:table-cell office:value-type="float" office:value="-0.0189467">
                <text:p>-0.0189467</text:p>
              </table:table-cell>
              <table:table-cell office:value-type="float" office:value="0.17136">
                <text:p>0.171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19487">
                <text:p>-0.019487</text:p>
              </table:table-cell>
              <table:table-cell office:value-type="float" office:value="0.0974846">
                <text:p>0.0974846</text:p>
              </table:table-cell>
              <table:table-cell office:value-type="float" office:value="-0.014487">
                <text:p>-0.014487</text:p>
              </table:table-cell>
              <table:table-cell office:value-type="float" office:value="0.187485">
                <text:p>0.1874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207584">
                <text:p>-0.0207584</text:p>
              </table:table-cell>
              <table:table-cell office:value-type="float" office:value="0.104643">
                <text:p>0.104643</text:p>
              </table:table-cell>
              <table:table-cell office:value-type="float" office:value="-0.0152584">
                <text:p>-0.0152584</text:p>
              </table:table-cell>
              <table:table-cell office:value-type="float" office:value="0.186143">
                <text:p>0.1861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239338">
                <text:p>-0.0239338</text:p>
              </table:table-cell>
              <table:table-cell office:value-type="float" office:value="0.150554">
                <text:p>0.150554</text:p>
              </table:table-cell>
              <table:table-cell office:value-type="float" office:value="-0.0159338">
                <text:p>-0.0159338</text:p>
              </table:table-cell>
              <table:table-cell office:value-type="float" office:value="0.212054">
                <text:p>0.2120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254358">
                <text:p>-0.0254358</text:p>
              </table:table-cell>
              <table:table-cell office:value-type="float" office:value="0.159627">
                <text:p>0.159627</text:p>
              </table:table-cell>
              <table:table-cell office:value-type="float" office:value="-0.0154358">
                <text:p>-0.0154358</text:p>
              </table:table-cell>
              <table:table-cell office:value-type="float" office:value="0.197627">
                <text:p>0.1976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278838">
                <text:p>-0.0278838</text:p>
              </table:table-cell>
              <table:table-cell office:value-type="float" office:value="0.204742">
                <text:p>0.204742</text:p>
              </table:table-cell>
              <table:table-cell office:value-type="float" office:value="-0.0168838">
                <text:p>-0.0168838</text:p>
              </table:table-cell>
              <table:table-cell office:value-type="float" office:value="0.229242">
                <text:p>0.2292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303816">
                <text:p>-0.0303816</text:p>
              </table:table-cell>
              <table:table-cell office:value-type="float" office:value="0.255831">
                <text:p>0.255831</text:p>
              </table:table-cell>
              <table:table-cell office:value-type="float" office:value="-0.0143816">
                <text:p>-0.0143816</text:p>
              </table:table-cell>
              <table:table-cell office:value-type="float" office:value="0.253831">
                <text:p>0.2538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304162">
                <text:p>-0.0304162</text:p>
              </table:table-cell>
              <table:table-cell office:value-type="float" office:value="0.260518">
                <text:p>0.260518</text:p>
              </table:table-cell>
              <table:table-cell office:value-type="float" office:value="-0.0104162">
                <text:p>-0.0104162</text:p>
              </table:table-cell>
              <table:table-cell office:value-type="float" office:value="0.246018">
                <text:p>0.2460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307709">
                <text:p>-0.0307709</text:p>
              </table:table-cell>
              <table:table-cell office:value-type="float" office:value="0.268607">
                <text:p>0.268607</text:p>
              </table:table-cell>
              <table:table-cell office:value-type="float" office:value="-0.0072709">
                <text:p>-0.0072709</text:p>
              </table:table-cell>
              <table:table-cell office:value-type="float" office:value="0.216107">
                <text:p>0.2161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313765">
                <text:p>-0.0313765</text:p>
              </table:table-cell>
              <table:table-cell office:value-type="float" office:value="0.281795">
                <text:p>0.281795</text:p>
              </table:table-cell>
              <table:table-cell office:value-type="float" office:value="-0.00487653">
                <text:p>-0.00487653</text:p>
              </table:table-cell>
              <table:table-cell office:value-type="float" office:value="0.196295">
                <text:p>0.1962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316897">
                <text:p>-0.0316897</text:p>
              </table:table-cell>
              <table:table-cell office:value-type="float" office:value="0.295107">
                <text:p>0.295107</text:p>
              </table:table-cell>
              <table:table-cell office:value-type="float" office:value="-0.00418972">
                <text:p>-0.00418972</text:p>
              </table:table-cell>
              <table:table-cell office:value-type="float" office:value="0.194607">
                <text:p>0.1946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317037">
                <text:p>-0.0317037</text:p>
              </table:table-cell>
              <table:table-cell office:value-type="float" office:value="0.301073">
                <text:p>0.301073</text:p>
              </table:table-cell>
              <table:table-cell office:value-type="float" office:value="-0.00220374">
                <text:p>-0.00220374</text:p>
              </table:table-cell>
              <table:table-cell office:value-type="float" office:value="0.184073">
                <text:p>0.1840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311524">
                <text:p>-0.0311524</text:p>
              </table:table-cell>
              <table:table-cell office:value-type="float" office:value="0.32258">
                <text:p>0.32258</text:p>
              </table:table-cell>
              <table:table-cell office:value-type="float" office:value="-0.000652397">
                <text:p>-0.000652397</text:p>
              </table:table-cell>
              <table:table-cell office:value-type="float" office:value="0.19458">
                <text:p>0.194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312763">
                <text:p>-0.0312763</text:p>
              </table:table-cell>
              <table:table-cell office:value-type="float" office:value="0.33851">
                <text:p>0.33851</text:p>
              </table:table-cell>
              <table:table-cell office:value-type="float" office:value="-0.000276325">
                <text:p>-0.000276325</text:p>
              </table:table-cell>
              <table:table-cell office:value-type="float" office:value="0.19801">
                <text:p>0.198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322922">
                <text:p>-0.0322922</text:p>
              </table:table-cell>
              <table:table-cell office:value-type="float" office:value="0.350893">
                <text:p>0.350893</text:p>
              </table:table-cell>
              <table:table-cell office:value-type="float" office:value="0.000207778">
                <text:p>0.000207778</text:p>
              </table:table-cell>
              <table:table-cell office:value-type="float" office:value="0.198893">
                <text:p>0.1988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337508">
                <text:p>-0.0337508</text:p>
              </table:table-cell>
              <table:table-cell office:value-type="float" office:value="0.362911">
                <text:p>0.362911</text:p>
              </table:table-cell>
              <table:table-cell office:value-type="float" office:value="-0.000250794">
                <text:p>-0.000250794</text:p>
              </table:table-cell>
              <table:table-cell office:value-type="float" office:value="0.202911">
                <text:p>0.2029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345563">
                <text:p>-0.0345563</text:p>
              </table:table-cell>
              <table:table-cell office:value-type="float" office:value="0.371216">
                <text:p>0.371216</text:p>
              </table:table-cell>
              <table:table-cell office:value-type="float" office:value="0.00144372">
                <text:p>0.00144372</text:p>
              </table:table-cell>
              <table:table-cell office:value-type="float" office:value="0.201716">
                <text:p>0.2017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342588">
                <text:p>-0.0342588</text:p>
              </table:table-cell>
              <table:table-cell office:value-type="float" office:value="0.382085">
                <text:p>0.382085</text:p>
              </table:table-cell>
              <table:table-cell office:value-type="float" office:value="0.00224116">
                <text:p>0.00224116</text:p>
              </table:table-cell>
              <table:table-cell office:value-type="float" office:value="0.203085">
                <text:p>0.2030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340498">
                <text:p>-0.0340498</text:p>
              </table:table-cell>
              <table:table-cell office:value-type="float" office:value="0.391326">
                <text:p>0.391326</text:p>
              </table:table-cell>
              <table:table-cell office:value-type="float" office:value="0.00295019">
                <text:p>0.00295019</text:p>
              </table:table-cell>
              <table:table-cell office:value-type="float" office:value="0.204826">
                <text:p>0.2048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348093">
                <text:p>-0.0348093</text:p>
              </table:table-cell>
              <table:table-cell office:value-type="float" office:value="0.4042">
                <text:p>0.4042</text:p>
              </table:table-cell>
              <table:table-cell office:value-type="float" office:value="0.00219068">
                <text:p>0.00219068</text:p>
              </table:table-cell>
              <table:table-cell office:value-type="float" office:value="0.2092">
                <text:p>0.20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0385525">
                <text:p>-0.0385525</text:p>
              </table:table-cell>
              <table:table-cell office:value-type="float" office:value="0.435433">
                <text:p>0.435433</text:p>
              </table:table-cell>
              <table:table-cell office:value-type="float" office:value="0.000447493">
                <text:p>0.000447493</text:p>
              </table:table-cell>
              <table:table-cell office:value-type="float" office:value="0.225433">
                <text:p>0.2254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39257">
                <text:p>-0.039257</text:p>
              </table:table-cell>
              <table:table-cell office:value-type="float" office:value="0.314608">
                <text:p>0.314608</text:p>
              </table:table-cell>
              <table:table-cell office:value-type="float" office:value="0.001243">
                <text:p>0.001243</text:p>
              </table:table-cell>
              <table:table-cell office:value-type="float" office:value="0.126608">
                <text:p>0.1266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387662">
                <text:p>-0.0387662</text:p>
              </table:table-cell>
              <table:table-cell office:value-type="float" office:value="0.30757">
                <text:p>0.30757</text:p>
              </table:table-cell>
              <table:table-cell office:value-type="float" office:value="-0.000766195">
                <text:p>-0.000766195</text:p>
              </table:table-cell>
              <table:table-cell office:value-type="float" office:value="0.15807">
                <text:p>0.158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378102">
                <text:p>-0.0378102</text:p>
              </table:table-cell>
              <table:table-cell office:value-type="float" office:value="0.295746">
                <text:p>0.295746</text:p>
              </table:table-cell>
              <table:table-cell office:value-type="float" office:value="0.000689764">
                <text:p>0.000689764</text:p>
              </table:table-cell>
              <table:table-cell office:value-type="float" office:value="0.175746">
                <text:p>0.1757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377195">
                <text:p>-0.0377195</text:p>
              </table:table-cell>
              <table:table-cell office:value-type="float" office:value="0.281475">
                <text:p>0.281475</text:p>
              </table:table-cell>
              <table:table-cell office:value-type="float" office:value="-0.00271953">
                <text:p>-0.00271953</text:p>
              </table:table-cell>
              <table:table-cell office:value-type="float" office:value="0.173475">
                <text:p>0.1734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379934">
                <text:p>-0.0379934</text:p>
              </table:table-cell>
              <table:table-cell office:value-type="float" office:value="0.276406">
                <text:p>0.276406</text:p>
              </table:table-cell>
              <table:table-cell office:value-type="float" office:value="-0.00149339">
                <text:p>-0.00149339</text:p>
              </table:table-cell>
              <table:table-cell office:value-type="float" office:value="0.182406">
                <text:p>0.1824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385275">
                <text:p>-0.0385275</text:p>
              </table:table-cell>
              <table:table-cell office:value-type="float" office:value="0.266468">
                <text:p>0.266468</text:p>
              </table:table-cell>
              <table:table-cell office:value-type="float" office:value="-0.00352749">
                <text:p>-0.00352749</text:p>
              </table:table-cell>
              <table:table-cell office:value-type="float" office:value="0.183468">
                <text:p>0.1834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378861">
                <text:p>-0.0378861</text:p>
              </table:table-cell>
              <table:table-cell office:value-type="float" office:value="0.268737">
                <text:p>0.268737</text:p>
              </table:table-cell>
              <table:table-cell office:value-type="float" office:value="-0.00388612">
                <text:p>-0.00388612</text:p>
              </table:table-cell>
              <table:table-cell office:value-type="float" office:value="0.187237">
                <text:p>0.1872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375714">
                <text:p>-0.0375714</text:p>
              </table:table-cell>
              <table:table-cell office:value-type="float" office:value="0.269233">
                <text:p>0.269233</text:p>
              </table:table-cell>
              <table:table-cell office:value-type="float" office:value="-0.00107142">
                <text:p>-0.00107142</text:p>
              </table:table-cell>
              <table:table-cell office:value-type="float" office:value="0.189233">
                <text:p>0.1892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369551">
                <text:p>-0.0369551</text:p>
              </table:table-cell>
              <table:table-cell office:value-type="float" office:value="0.25165">
                <text:p>0.25165</text:p>
              </table:table-cell>
              <table:table-cell office:value-type="float" office:value="-0.00345511">
                <text:p>-0.00345511</text:p>
              </table:table-cell>
              <table:table-cell office:value-type="float" office:value="0.17665">
                <text:p>0.176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364468">
                <text:p>-0.0364468</text:p>
              </table:table-cell>
              <table:table-cell office:value-type="float" office:value="0.227159">
                <text:p>0.227159</text:p>
              </table:table-cell>
              <table:table-cell office:value-type="float" office:value="-0.00494681">
                <text:p>-0.00494681</text:p>
              </table:table-cell>
              <table:table-cell office:value-type="float" office:value="0.170659">
                <text:p>0.1706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385623">
                <text:p>-0.0385623</text:p>
              </table:table-cell>
              <table:table-cell office:value-type="float" office:value="0.208795">
                <text:p>0.208795</text:p>
              </table:table-cell>
              <table:table-cell office:value-type="float" office:value="-0.00756231">
                <text:p>-0.00756231</text:p>
              </table:table-cell>
              <table:table-cell office:value-type="float" office:value="0.166795">
                <text:p>0.1667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402623">
                <text:p>-0.0402623</text:p>
              </table:table-cell>
              <table:table-cell office:value-type="float" office:value="0.198077">
                <text:p>0.198077</text:p>
              </table:table-cell>
              <table:table-cell office:value-type="float" office:value="-0.00926234">
                <text:p>-0.00926234</text:p>
              </table:table-cell>
              <table:table-cell office:value-type="float" office:value="0.166577">
                <text:p>0.1665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399767">
                <text:p>-0.0399767</text:p>
              </table:table-cell>
              <table:table-cell office:value-type="float" office:value="0.183989">
                <text:p>0.183989</text:p>
              </table:table-cell>
              <table:table-cell office:value-type="float" office:value="-0.0069767">
                <text:p>-0.0069767</text:p>
              </table:table-cell>
              <table:table-cell office:value-type="float" office:value="0.158989">
                <text:p>0.1589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411547">
                <text:p>-0.0411547</text:p>
              </table:table-cell>
              <table:table-cell office:value-type="float" office:value="0.129143">
                <text:p>0.129143</text:p>
              </table:table-cell>
              <table:table-cell office:value-type="float" office:value="-0.0111547">
                <text:p>-0.0111547</text:p>
              </table:table-cell>
              <table:table-cell office:value-type="float" office:value="0.116143">
                <text:p>0.1161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459227">
                <text:p>-0.0459227</text:p>
              </table:table-cell>
              <table:table-cell office:value-type="float" office:value="0.0861037">
                <text:p>0.0861037</text:p>
              </table:table-cell>
              <table:table-cell office:value-type="float" office:value="-0.0174227">
                <text:p>-0.0174227</text:p>
              </table:table-cell>
              <table:table-cell office:value-type="float" office:value="0.0876037">
                <text:p>0.08760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450811">
                <text:p>-0.0450811</text:p>
              </table:table-cell>
              <table:table-cell office:value-type="float" office:value="0.0791772">
                <text:p>0.0791772</text:p>
              </table:table-cell>
              <table:table-cell office:value-type="float" office:value="-0.0185811">
                <text:p>-0.0185811</text:p>
              </table:table-cell>
              <table:table-cell office:value-type="float" office:value="0.0996772">
                <text:p>0.09967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4579">
                <text:p>-0.04579</text:p>
              </table:table-cell>
              <table:table-cell office:value-type="float" office:value="0.047167">
                <text:p>0.047167</text:p>
              </table:table-cell>
              <table:table-cell office:value-type="float" office:value="-0.01729">
                <text:p>-0.01729</text:p>
              </table:table-cell>
              <table:table-cell office:value-type="float" office:value="0.092167">
                <text:p>0.092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460009">
                <text:p>-0.0460009</text:p>
              </table:table-cell>
              <table:table-cell office:value-type="float" office:value="0.0363113">
                <text:p>0.0363113</text:p>
              </table:table-cell>
              <table:table-cell office:value-type="float" office:value="-0.0190009">
                <text:p>-0.0190009</text:p>
              </table:table-cell>
              <table:table-cell office:value-type="float" office:value="0.111811">
                <text:p>0.1118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460646">
                <text:p>-0.0460646</text:p>
              </table:table-cell>
              <table:table-cell office:value-type="float" office:value="0.025308">
                <text:p>0.025308</text:p>
              </table:table-cell>
              <table:table-cell office:value-type="float" office:value="-0.0185646">
                <text:p>-0.0185646</text:p>
              </table:table-cell>
              <table:table-cell office:value-type="float" office:value="0.113308">
                <text:p>0.1133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462825">
                <text:p>-0.0462825</text:p>
              </table:table-cell>
              <table:table-cell office:value-type="float" office:value="-0.00278302">
                <text:p>-0.00278302</text:p>
              </table:table-cell>
              <table:table-cell office:value-type="float" office:value="-0.0197825">
                <text:p>-0.0197825</text:p>
              </table:table-cell>
              <table:table-cell office:value-type="float" office:value="0.106717">
                <text:p>0.1067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441787">
                <text:p>-0.0441787</text:p>
              </table:table-cell>
              <table:table-cell office:value-type="float" office:value="-0.0474783">
                <text:p>-0.0474783</text:p>
              </table:table-cell>
              <table:table-cell office:value-type="float" office:value="-0.0186787">
                <text:p>-0.0186787</text:p>
              </table:table-cell>
              <table:table-cell office:value-type="float" office:value="0.0740217">
                <text:p>0.07402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458991">
                <text:p>-0.0458991</text:p>
              </table:table-cell>
              <table:table-cell office:value-type="float" office:value="-0.0666363">
                <text:p>-0.0666363</text:p>
              </table:table-cell>
              <table:table-cell office:value-type="float" office:value="-0.0208991">
                <text:p>-0.0208991</text:p>
              </table:table-cell>
              <table:table-cell office:value-type="float" office:value="0.0648637">
                <text:p>0.0648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460319">
                <text:p>-0.0460319</text:p>
              </table:table-cell>
              <table:table-cell office:value-type="float" office:value="-0.0800632">
                <text:p>-0.0800632</text:p>
              </table:table-cell>
              <table:table-cell office:value-type="float" office:value="-0.0240319">
                <text:p>-0.0240319</text:p>
              </table:table-cell>
              <table:table-cell office:value-type="float" office:value="0.0814368">
                <text:p>0.08143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493674">
                <text:p>-0.0493674</text:p>
              </table:table-cell>
              <table:table-cell office:value-type="float" office:value="-0.104126">
                <text:p>-0.104126</text:p>
              </table:table-cell>
              <table:table-cell office:value-type="float" office:value="-0.0293674">
                <text:p>-0.0293674</text:p>
              </table:table-cell>
              <table:table-cell office:value-type="float" office:value="0.0823739">
                <text:p>0.08237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516957">
                <text:p>-0.0516957</text:p>
              </table:table-cell>
              <table:table-cell office:value-type="float" office:value="-0.117931">
                <text:p>-0.117931</text:p>
              </table:table-cell>
              <table:table-cell office:value-type="float" office:value="-0.0316957">
                <text:p>-0.0316957</text:p>
              </table:table-cell>
              <table:table-cell office:value-type="float" office:value="0.0780691">
                <text:p>0.07806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526793">
                <text:p>-0.0526793</text:p>
              </table:table-cell>
              <table:table-cell office:value-type="float" office:value="-0.12991">
                <text:p>-0.12991</text:p>
              </table:table-cell>
              <table:table-cell office:value-type="float" office:value="-0.0341793">
                <text:p>-0.0341793</text:p>
              </table:table-cell>
              <table:table-cell office:value-type="float" office:value="0.0780903">
                <text:p>0.07809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529559">
                <text:p>-0.0529559</text:p>
              </table:table-cell>
              <table:table-cell office:value-type="float" office:value="-0.0241508">
                <text:p>-0.0241508</text:p>
              </table:table-cell>
              <table:table-cell office:value-type="float" office:value="-0.0244559">
                <text:p>-0.0244559</text:p>
              </table:table-cell>
              <table:table-cell office:value-type="float" office:value="0.179849">
                <text:p>0.1798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537785">
                <text:p>-0.0537785</text:p>
              </table:table-cell>
              <table:table-cell office:value-type="float" office:value="-0.00874019">
                <text:p>-0.00874019</text:p>
              </table:table-cell>
              <table:table-cell office:value-type="float" office:value="-0.0247785">
                <text:p>-0.0247785</text:p>
              </table:table-cell>
              <table:table-cell office:value-type="float" office:value="0.18526">
                <text:p>0.185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541668">
                <text:p>-0.0541668</text:p>
              </table:table-cell>
              <table:table-cell office:value-type="float" office:value="0.00567097">
                <text:p>0.00567097</text:p>
              </table:table-cell>
              <table:table-cell office:value-type="float" office:value="-0.0256668">
                <text:p>-0.0256668</text:p>
              </table:table-cell>
              <table:table-cell office:value-type="float" office:value="0.183171">
                <text:p>0.18317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54414">
                <text:p>-0.054414</text:p>
              </table:table-cell>
              <table:table-cell office:value-type="float" office:value="0.0125385">
                <text:p>0.0125385</text:p>
              </table:table-cell>
              <table:table-cell office:value-type="float" office:value="-0.023914">
                <text:p>-0.023914</text:p>
              </table:table-cell>
              <table:table-cell office:value-type="float" office:value="0.168538">
                <text:p>0.1685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536775">
                <text:p>-0.0536775</text:p>
              </table:table-cell>
              <table:table-cell office:value-type="float" office:value="0.028964">
                <text:p>0.028964</text:p>
              </table:table-cell>
              <table:table-cell office:value-type="float" office:value="-0.0216775">
                <text:p>-0.0216775</text:p>
              </table:table-cell>
              <table:table-cell office:value-type="float" office:value="0.173964">
                <text:p>0.1739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0534284">
                <text:p>-0.0534284</text:p>
              </table:table-cell>
              <table:table-cell office:value-type="float" office:value="0.0307834">
                <text:p>0.0307834</text:p>
              </table:table-cell>
              <table:table-cell office:value-type="float" office:value="-0.0184284">
                <text:p>-0.0184284</text:p>
              </table:table-cell>
              <table:table-cell office:value-type="float" office:value="0.157283">
                <text:p>0.1572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534829">
                <text:p>-0.0534829</text:p>
              </table:table-cell>
              <table:table-cell office:value-type="float" office:value="0.034205">
                <text:p>0.034205</text:p>
              </table:table-cell>
              <table:table-cell office:value-type="float" office:value="-0.0179829">
                <text:p>-0.0179829</text:p>
              </table:table-cell>
              <table:table-cell office:value-type="float" office:value="0.155705">
                <text:p>0.1557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0539567">
                <text:p>-0.0539567</text:p>
              </table:table-cell>
              <table:table-cell office:value-type="float" office:value="0.0386752">
                <text:p>0.0386752</text:p>
              </table:table-cell>
              <table:table-cell office:value-type="float" office:value="-0.0199567">
                <text:p>-0.0199567</text:p>
              </table:table-cell>
              <table:table-cell office:value-type="float" office:value="0.157675">
                <text:p>0.1576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544659">
                <text:p>-0.0544659</text:p>
              </table:table-cell>
              <table:table-cell office:value-type="float" office:value="0.0472202">
                <text:p>0.0472202</text:p>
              </table:table-cell>
              <table:table-cell office:value-type="float" office:value="-0.0204659">
                <text:p>-0.0204659</text:p>
              </table:table-cell>
              <table:table-cell office:value-type="float" office:value="0.16172">
                <text:p>0.161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0530485">
                <text:p>-0.0530485</text:p>
              </table:table-cell>
              <table:table-cell office:value-type="float" office:value="0.0710002">
                <text:p>0.0710002</text:p>
              </table:table-cell>
              <table:table-cell office:value-type="float" office:value="-0.0175485">
                <text:p>-0.0175485</text:p>
              </table:table-cell>
              <table:table-cell office:value-type="float" office:value="0.1805">
                <text:p>0.18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531249">
                <text:p>-0.0531249</text:p>
              </table:table-cell>
              <table:table-cell office:value-type="float" office:value="0.0952098">
                <text:p>0.0952098</text:p>
              </table:table-cell>
              <table:table-cell office:value-type="float" office:value="-0.0166249">
                <text:p>-0.0166249</text:p>
              </table:table-cell>
              <table:table-cell office:value-type="float" office:value="0.19421">
                <text:p>0.194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535319">
                <text:p>-0.0535319</text:p>
              </table:table-cell>
              <table:table-cell office:value-type="float" office:value="0.107504">
                <text:p>0.107504</text:p>
              </table:table-cell>
              <table:table-cell office:value-type="float" office:value="-0.0155319">
                <text:p>-0.0155319</text:p>
              </table:table-cell>
              <table:table-cell office:value-type="float" office:value="0.198004">
                <text:p>0.1980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478847">
                <text:p>-0.0478847</text:p>
              </table:table-cell>
              <table:table-cell office:value-type="float" office:value="0.125036">
                <text:p>0.125036</text:p>
              </table:table-cell>
              <table:table-cell office:value-type="float" office:value="-0.0118847">
                <text:p>-0.0118847</text:p>
              </table:table-cell>
              <table:table-cell office:value-type="float" office:value="0.209036">
                <text:p>0.2090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454722">
                <text:p>-0.0454722</text:p>
              </table:table-cell>
              <table:table-cell office:value-type="float" office:value="0.13199">
                <text:p>0.13199</text:p>
              </table:table-cell>
              <table:table-cell office:value-type="float" office:value="-0.00647216">
                <text:p>-0.00647216</text:p>
              </table:table-cell>
              <table:table-cell office:value-type="float" office:value="0.18949">
                <text:p>0.189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444832">
                <text:p>-0.0444832</text:p>
              </table:table-cell>
              <table:table-cell office:value-type="float" office:value="0.13851">
                <text:p>0.13851</text:p>
              </table:table-cell>
              <table:table-cell office:value-type="float" office:value="-0.00548315">
                <text:p>-0.00548315</text:p>
              </table:table-cell>
              <table:table-cell office:value-type="float" office:value="0.19201">
                <text:p>0.192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0442111">
                <text:p>-0.0442111</text:p>
              </table:table-cell>
              <table:table-cell office:value-type="float" office:value="0.144902">
                <text:p>0.144902</text:p>
              </table:table-cell>
              <table:table-cell office:value-type="float" office:value="-0.0102111">
                <text:p>-0.0102111</text:p>
              </table:table-cell>
              <table:table-cell office:value-type="float" office:value="0.177902">
                <text:p>0.1779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0435598">
                <text:p>-0.0435598</text:p>
              </table:table-cell>
              <table:table-cell office:value-type="float" office:value="0.153835">
                <text:p>0.153835</text:p>
              </table:table-cell>
              <table:table-cell office:value-type="float" office:value="-0.00955977">
                <text:p>-0.00955977</text:p>
              </table:table-cell>
              <table:table-cell office:value-type="float" office:value="0.177835">
                <text:p>0.1778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0417662">
                <text:p>-0.0417662</text:p>
              </table:table-cell>
              <table:table-cell office:value-type="float" office:value="0.159894">
                <text:p>0.159894</text:p>
              </table:table-cell>
              <table:table-cell office:value-type="float" office:value="-0.0082662">
                <text:p>-0.0082662</text:p>
              </table:table-cell>
              <table:table-cell office:value-type="float" office:value="0.174394">
                <text:p>0.1743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365365">
                <text:p>-0.0365365</text:p>
              </table:table-cell>
              <table:table-cell office:value-type="float" office:value="0.127451">
                <text:p>0.127451</text:p>
              </table:table-cell>
              <table:table-cell office:value-type="float" office:value="-0.00553648">
                <text:p>-0.00553648</text:p>
              </table:table-cell>
              <table:table-cell office:value-type="float" office:value="0.144451">
                <text:p>0.1444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343868">
                <text:p>-0.0343868</text:p>
              </table:table-cell>
              <table:table-cell office:value-type="float" office:value="0.0947596">
                <text:p>0.0947596</text:p>
              </table:table-cell>
              <table:table-cell office:value-type="float" office:value="-0.00988679">
                <text:p>-0.00988679</text:p>
              </table:table-cell>
              <table:table-cell office:value-type="float" office:value="0.14776">
                <text:p>0.147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272594">
                <text:p>-0.0272594</text:p>
              </table:table-cell>
              <table:table-cell office:value-type="float" office:value="0.089923">
                <text:p>0.089923</text:p>
              </table:table-cell>
              <table:table-cell office:value-type="float" office:value="-0.00575935">
                <text:p>-0.00575935</text:p>
              </table:table-cell>
              <table:table-cell office:value-type="float" office:value="0.156923">
                <text:p>0.1569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259839">
                <text:p>-0.0259839</text:p>
              </table:table-cell>
              <table:table-cell office:value-type="float" office:value="0.0989336">
                <text:p>0.0989336</text:p>
              </table:table-cell>
              <table:table-cell office:value-type="float" office:value="-0.00648391">
                <text:p>-0.00648391</text:p>
              </table:table-cell>
              <table:table-cell office:value-type="float" office:value="0.167434">
                <text:p>0.1674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245996">
                <text:p>-0.0245996</text:p>
              </table:table-cell>
              <table:table-cell office:value-type="float" office:value="0.0942908">
                <text:p>0.0942908</text:p>
              </table:table-cell>
              <table:table-cell office:value-type="float" office:value="-0.00859964">
                <text:p>-0.00859964</text:p>
              </table:table-cell>
              <table:table-cell office:value-type="float" office:value="0.165291">
                <text:p>0.1652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266345">
                <text:p>-0.0266345</text:p>
              </table:table-cell>
              <table:table-cell office:value-type="float" office:value="0.0828147">
                <text:p>0.0828147</text:p>
              </table:table-cell>
              <table:table-cell office:value-type="float" office:value="-0.0101345">
                <text:p>-0.0101345</text:p>
              </table:table-cell>
              <table:table-cell office:value-type="float" office:value="0.143815">
                <text:p>0.1438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28769">
                <text:p>-0.028769</text:p>
              </table:table-cell>
              <table:table-cell office:value-type="float" office:value="0.0722568">
                <text:p>0.0722568</text:p>
              </table:table-cell>
              <table:table-cell office:value-type="float" office:value="-0.012269">
                <text:p>-0.012269</text:p>
              </table:table-cell>
              <table:table-cell office:value-type="float" office:value="0.148757">
                <text:p>0.1487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295319">
                <text:p>-0.0295319</text:p>
              </table:table-cell>
              <table:table-cell office:value-type="float" office:value="0.0716494">
                <text:p>0.0716494</text:p>
              </table:table-cell>
              <table:table-cell office:value-type="float" office:value="-0.0125319">
                <text:p>-0.0125319</text:p>
              </table:table-cell>
              <table:table-cell office:value-type="float" office:value="0.157649">
                <text:p>0.1576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0283768">
                <text:p>-0.0283768</text:p>
              </table:table-cell>
              <table:table-cell office:value-type="float" office:value="0.0826637">
                <text:p>0.0826637</text:p>
              </table:table-cell>
              <table:table-cell office:value-type="float" office:value="-0.00837683">
                <text:p>-0.00837683</text:p>
              </table:table-cell>
              <table:table-cell office:value-type="float" office:value="0.161664">
                <text:p>0.1616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291089">
                <text:p>-0.0291089</text:p>
              </table:table-cell>
              <table:table-cell office:value-type="float" office:value="0.0902156">
                <text:p>0.0902156</text:p>
              </table:table-cell>
              <table:table-cell office:value-type="float" office:value="-0.0096089">
                <text:p>-0.0096089</text:p>
              </table:table-cell>
              <table:table-cell office:value-type="float" office:value="0.161216">
                <text:p>0.1612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0328117">
                <text:p>-0.0328117</text:p>
              </table:table-cell>
              <table:table-cell office:value-type="float" office:value="0.0858282">
                <text:p>0.0858282</text:p>
              </table:table-cell>
              <table:table-cell office:value-type="float" office:value="-0.0123117">
                <text:p>-0.0123117</text:p>
              </table:table-cell>
              <table:table-cell office:value-type="float" office:value="0.154328">
                <text:p>0.1543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351764">
                <text:p>-0.0351764</text:p>
              </table:table-cell>
              <table:table-cell office:value-type="float" office:value="0.0796295">
                <text:p>0.0796295</text:p>
              </table:table-cell>
              <table:table-cell office:value-type="float" office:value="-0.0141764">
                <text:p>-0.0141764</text:p>
              </table:table-cell>
              <table:table-cell office:value-type="float" office:value="0.15463">
                <text:p>0.154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0364103">
                <text:p>-0.0364103</text:p>
              </table:table-cell>
              <table:table-cell office:value-type="float" office:value="0.0774362">
                <text:p>0.0774362</text:p>
              </table:table-cell>
              <table:table-cell office:value-type="float" office:value="-0.0134103">
                <text:p>-0.0134103</text:p>
              </table:table-cell>
              <table:table-cell office:value-type="float" office:value="0.156936">
                <text:p>0.1569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0403576">
                <text:p>-0.0403576</text:p>
              </table:table-cell>
              <table:table-cell office:value-type="float" office:value="0.0761356">
                <text:p>0.0761356</text:p>
              </table:table-cell>
              <table:table-cell office:value-type="float" office:value="-0.0158576">
                <text:p>-0.0158576</text:p>
              </table:table-cell>
              <table:table-cell office:value-type="float" office:value="0.158136">
                <text:p>0.1581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422443">
                <text:p>-0.0422443</text:p>
              </table:table-cell>
              <table:table-cell office:value-type="float" office:value="0.0855016">
                <text:p>0.0855016</text:p>
              </table:table-cell>
              <table:table-cell office:value-type="float" office:value="-0.0137443">
                <text:p>-0.0137443</text:p>
              </table:table-cell>
              <table:table-cell office:value-type="float" office:value="0.162002">
                <text:p>0.1620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446007">
                <text:p>-0.0446007</text:p>
              </table:table-cell>
              <table:table-cell office:value-type="float" office:value="0.0864989">
                <text:p>0.0864989</text:p>
              </table:table-cell>
              <table:table-cell office:value-type="float" office:value="-0.0111007">
                <text:p>-0.0111007</text:p>
              </table:table-cell>
              <table:table-cell office:value-type="float" office:value="0.156999">
                <text:p>0.1569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484128">
                <text:p>-0.0484128</text:p>
              </table:table-cell>
              <table:table-cell office:value-type="float" office:value="0.0817594">
                <text:p>0.0817594</text:p>
              </table:table-cell>
              <table:table-cell office:value-type="float" office:value="-0.0104128">
                <text:p>-0.0104128</text:p>
              </table:table-cell>
              <table:table-cell office:value-type="float" office:value="0.159259">
                <text:p>0.1592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494642">
                <text:p>-0.0494642</text:p>
              </table:table-cell>
              <table:table-cell office:value-type="float" office:value="0.0813978">
                <text:p>0.0813978</text:p>
              </table:table-cell>
              <table:table-cell office:value-type="float" office:value="-0.0024642">
                <text:p>-0.0024642</text:p>
              </table:table-cell>
              <table:table-cell office:value-type="float" office:value="0.162398">
                <text:p>0.1623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535983">
                <text:p>-0.0535983</text:p>
              </table:table-cell>
              <table:table-cell office:value-type="float" office:value="0.084956">
                <text:p>0.084956</text:p>
              </table:table-cell>
              <table:table-cell office:value-type="float" office:value="-0.00159825">
                <text:p>-0.00159825</text:p>
              </table:table-cell>
              <table:table-cell office:value-type="float" office:value="0.164456">
                <text:p>0.1644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555599">
                <text:p>-0.0555599</text:p>
              </table:table-cell>
              <table:table-cell office:value-type="float" office:value="0.085464">
                <text:p>0.085464</text:p>
              </table:table-cell>
              <table:table-cell office:value-type="float" office:value="0.00644015">
                <text:p>0.00644015</text:p>
              </table:table-cell>
              <table:table-cell office:value-type="float" office:value="0.167464">
                <text:p>0.1674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561497">
                <text:p>-0.0561497</text:p>
              </table:table-cell>
              <table:table-cell office:value-type="float" office:value="0.0845457">
                <text:p>0.0845457</text:p>
              </table:table-cell>
              <table:table-cell office:value-type="float" office:value="0.0113503">
                <text:p>0.0113503</text:p>
              </table:table-cell>
              <table:table-cell office:value-type="float" office:value="0.168546">
                <text:p>0.1685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541696">
                <text:p>-0.0541696</text:p>
              </table:table-cell>
              <table:table-cell office:value-type="float" office:value="0.0837811">
                <text:p>0.0837811</text:p>
              </table:table-cell>
              <table:table-cell office:value-type="float" office:value="0.0163304">
                <text:p>0.0163304</text:p>
              </table:table-cell>
              <table:table-cell office:value-type="float" office:value="0.167781">
                <text:p>0.1677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541995">
                <text:p>-0.0541995</text:p>
              </table:table-cell>
              <table:table-cell office:value-type="float" office:value="0.0842374">
                <text:p>0.0842374</text:p>
              </table:table-cell>
              <table:table-cell office:value-type="float" office:value="0.0243005">
                <text:p>0.0243005</text:p>
              </table:table-cell>
              <table:table-cell office:value-type="float" office:value="0.169237">
                <text:p>0.1692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558128">
                <text:p>-0.0558128</text:p>
              </table:table-cell>
              <table:table-cell office:value-type="float" office:value="0.087545">
                <text:p>0.087545</text:p>
              </table:table-cell>
              <table:table-cell office:value-type="float" office:value="0.0311872">
                <text:p>0.0311872</text:p>
              </table:table-cell>
              <table:table-cell office:value-type="float" office:value="0.171045">
                <text:p>0.1710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573615">
                <text:p>-0.0573615</text:p>
              </table:table-cell>
              <table:table-cell office:value-type="float" office:value="0.0928656">
                <text:p>0.0928656</text:p>
              </table:table-cell>
              <table:table-cell office:value-type="float" office:value="0.0396385">
                <text:p>0.0396385</text:p>
              </table:table-cell>
              <table:table-cell office:value-type="float" office:value="0.171366">
                <text:p>0.1713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57587">
                <text:p>-0.057587</text:p>
              </table:table-cell>
              <table:table-cell office:value-type="float" office:value="0.0933597">
                <text:p>0.0933597</text:p>
              </table:table-cell>
              <table:table-cell office:value-type="float" office:value="0.048913">
                <text:p>0.048913</text:p>
              </table:table-cell>
              <table:table-cell office:value-type="float" office:value="0.17386">
                <text:p>0.173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584234">
                <text:p>-0.0584234</text:p>
              </table:table-cell>
              <table:table-cell office:value-type="float" office:value="0.0886583">
                <text:p>0.0886583</text:p>
              </table:table-cell>
              <table:table-cell office:value-type="float" office:value="0.0535766">
                <text:p>0.0535766</text:p>
              </table:table-cell>
              <table:table-cell office:value-type="float" office:value="0.176158">
                <text:p>0.1761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590721">
                <text:p>-0.0590721</text:p>
              </table:table-cell>
              <table:table-cell office:value-type="float" office:value="0.0838209">
                <text:p>0.0838209</text:p>
              </table:table-cell>
              <table:table-cell office:value-type="float" office:value="0.0624279">
                <text:p>0.0624279</text:p>
              </table:table-cell>
              <table:table-cell office:value-type="float" office:value="0.175821">
                <text:p>0.1758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594041">
                <text:p>-0.0594041</text:p>
              </table:table-cell>
              <table:table-cell office:value-type="float" office:value="0.0796758">
                <text:p>0.0796758</text:p>
              </table:table-cell>
              <table:table-cell office:value-type="float" office:value="0.0705959">
                <text:p>0.0705959</text:p>
              </table:table-cell>
              <table:table-cell office:value-type="float" office:value="0.180176">
                <text:p>0.1801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608831">
                <text:p>-0.0608831</text:p>
              </table:table-cell>
              <table:table-cell office:value-type="float" office:value="0.0709657">
                <text:p>0.0709657</text:p>
              </table:table-cell>
              <table:table-cell office:value-type="float" office:value="0.078117">
                <text:p>0.078117</text:p>
              </table:table-cell>
              <table:table-cell office:value-type="float" office:value="0.175966">
                <text:p>0.1759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588298">
                <text:p>-0.0588298</text:p>
              </table:table-cell>
              <table:table-cell office:value-type="float" office:value="0.0707797">
                <text:p>0.0707797</text:p>
              </table:table-cell>
              <table:table-cell office:value-type="float" office:value="0.0841702">
                <text:p>0.0841702</text:p>
              </table:table-cell>
              <table:table-cell office:value-type="float" office:value="0.17828">
                <text:p>0.178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581094">
                <text:p>-0.0581094</text:p>
              </table:table-cell>
              <table:table-cell office:value-type="float" office:value="0.0770603">
                <text:p>0.0770603</text:p>
              </table:table-cell>
              <table:table-cell office:value-type="float" office:value="0.0898906">
                <text:p>0.0898906</text:p>
              </table:table-cell>
              <table:table-cell office:value-type="float" office:value="0.17656">
                <text:p>0.176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557209">
                <text:p>-0.0557209</text:p>
              </table:table-cell>
              <table:table-cell office:value-type="float" office:value="0.0782244">
                <text:p>0.0782244</text:p>
              </table:table-cell>
              <table:table-cell office:value-type="float" office:value="0.0912791">
                <text:p>0.0912791</text:p>
              </table:table-cell>
              <table:table-cell office:value-type="float" office:value="0.173224">
                <text:p>0.1732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538484">
                <text:p>-0.0538484</text:p>
              </table:table-cell>
              <table:table-cell office:value-type="float" office:value="0.0807572">
                <text:p>0.0807572</text:p>
              </table:table-cell>
              <table:table-cell office:value-type="float" office:value="0.0956516">
                <text:p>0.0956516</text:p>
              </table:table-cell>
              <table:table-cell office:value-type="float" office:value="0.172257">
                <text:p>0.1722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545343">
                <text:p>-0.0545343</text:p>
              </table:table-cell>
              <table:table-cell office:value-type="float" office:value="0.0824137">
                <text:p>0.0824137</text:p>
              </table:table-cell>
              <table:table-cell office:value-type="float" office:value="0.0984657">
                <text:p>0.0984657</text:p>
              </table:table-cell>
              <table:table-cell office:value-type="float" office:value="0.171414">
                <text:p>0.1714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550067">
                <text:p>-0.0550067</text:p>
              </table:table-cell>
              <table:table-cell office:value-type="float" office:value="0.0839964">
                <text:p>0.0839964</text:p>
              </table:table-cell>
              <table:table-cell office:value-type="float" office:value="0.102993">
                <text:p>0.102993</text:p>
              </table:table-cell>
              <table:table-cell office:value-type="float" office:value="0.172996">
                <text:p>0.1729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569869">
                <text:p>-0.0569869</text:p>
              </table:table-cell>
              <table:table-cell office:value-type="float" office:value="0.087551">
                <text:p>0.087551</text:p>
              </table:table-cell>
              <table:table-cell office:value-type="float" office:value="0.106013">
                <text:p>0.106013</text:p>
              </table:table-cell>
              <table:table-cell office:value-type="float" office:value="0.170051">
                <text:p>0.1700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560572">
                <text:p>-0.0560572</text:p>
              </table:table-cell>
              <table:table-cell office:value-type="float" office:value="0.092084">
                <text:p>0.092084</text:p>
              </table:table-cell>
              <table:table-cell office:value-type="float" office:value="0.105943">
                <text:p>0.105943</text:p>
              </table:table-cell>
              <table:table-cell office:value-type="float" office:value="0.169584">
                <text:p>0.169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589097">
                <text:p>-0.0589097</text:p>
              </table:table-cell>
              <table:table-cell office:value-type="float" office:value="0.0929672">
                <text:p>0.0929672</text:p>
              </table:table-cell>
              <table:table-cell office:value-type="float" office:value="0.11309">
                <text:p>0.11309</text:p>
              </table:table-cell>
              <table:table-cell office:value-type="float" office:value="0.172467">
                <text:p>0.1724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567063">
                <text:p>-0.0567063</text:p>
              </table:table-cell>
              <table:table-cell office:value-type="float" office:value="0.0859727">
                <text:p>0.0859727</text:p>
              </table:table-cell>
              <table:table-cell office:value-type="float" office:value="0.118294">
                <text:p>0.118294</text:p>
              </table:table-cell>
              <table:table-cell office:value-type="float" office:value="0.172473">
                <text:p>0.1724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544197">
                <text:p>-0.0544197</text:p>
              </table:table-cell>
              <table:table-cell office:value-type="float" office:value="0.0886017">
                <text:p>0.0886017</text:p>
              </table:table-cell>
              <table:table-cell office:value-type="float" office:value="0.12308">
                <text:p>0.12308</text:p>
              </table:table-cell>
              <table:table-cell office:value-type="float" office:value="0.168102">
                <text:p>0.1681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538874">
                <text:p>-0.0538874</text:p>
              </table:table-cell>
              <table:table-cell office:value-type="float" office:value="0.0937037">
                <text:p>0.0937037</text:p>
              </table:table-cell>
              <table:table-cell office:value-type="float" office:value="0.131113">
                <text:p>0.131113</text:p>
              </table:table-cell>
              <table:table-cell office:value-type="float" office:value="0.173204">
                <text:p>0.1732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572015">
                <text:p>-0.0572015</text:p>
              </table:table-cell>
              <table:table-cell office:value-type="float" office:value="0.0874688">
                <text:p>0.0874688</text:p>
              </table:table-cell>
              <table:table-cell office:value-type="float" office:value="0.136298">
                <text:p>0.136298</text:p>
              </table:table-cell>
              <table:table-cell office:value-type="float" office:value="0.172969">
                <text:p>0.1729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594966">
                <text:p>-0.0594966</text:p>
              </table:table-cell>
              <table:table-cell office:value-type="float" office:value="0.0822296">
                <text:p>0.0822296</text:p>
              </table:table-cell>
              <table:table-cell office:value-type="float" office:value="0.141503">
                <text:p>0.141503</text:p>
              </table:table-cell>
              <table:table-cell office:value-type="float" office:value="0.17023">
                <text:p>0.170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580501">
                <text:p>-0.0580501</text:p>
              </table:table-cell>
              <table:table-cell office:value-type="float" office:value="0.0886699">
                <text:p>0.0886699</text:p>
              </table:table-cell>
              <table:table-cell office:value-type="float" office:value="0.14945">
                <text:p>0.14945</text:p>
              </table:table-cell>
              <table:table-cell office:value-type="float" office:value="0.17367">
                <text:p>0.173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566535">
                <text:p>-0.0566535</text:p>
              </table:table-cell>
              <table:table-cell office:value-type="float" office:value="0.0955007">
                <text:p>0.0955007</text:p>
              </table:table-cell>
              <table:table-cell office:value-type="float" office:value="0.154847">
                <text:p>0.154847</text:p>
              </table:table-cell>
              <table:table-cell office:value-type="float" office:value="0.174501">
                <text:p>0.1745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557371">
                <text:p>-0.0557371</text:p>
              </table:table-cell>
              <table:table-cell office:value-type="float" office:value="0.0980881">
                <text:p>0.0980881</text:p>
              </table:table-cell>
              <table:table-cell office:value-type="float" office:value="0.157263">
                <text:p>0.157263</text:p>
              </table:table-cell>
              <table:table-cell office:value-type="float" office:value="0.174588">
                <text:p>0.1745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568001">
                <text:p>-0.0568001</text:p>
              </table:table-cell>
              <table:table-cell office:value-type="float" office:value="0.0975959">
                <text:p>0.0975959</text:p>
              </table:table-cell>
              <table:table-cell office:value-type="float" office:value="0.1632">
                <text:p>0.1632</text:p>
              </table:table-cell>
              <table:table-cell office:value-type="float" office:value="0.176096">
                <text:p>0.1760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581477">
                <text:p>-0.0581477</text:p>
              </table:table-cell>
              <table:table-cell office:value-type="float" office:value="0.0955077">
                <text:p>0.0955077</text:p>
              </table:table-cell>
              <table:table-cell office:value-type="float" office:value="0.166352">
                <text:p>0.166352</text:p>
              </table:table-cell>
              <table:table-cell office:value-type="float" office:value="0.175508">
                <text:p>0.1755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588423">
                <text:p>-0.0588423</text:p>
              </table:table-cell>
              <table:table-cell office:value-type="float" office:value="0.0948437">
                <text:p>0.0948437</text:p>
              </table:table-cell>
              <table:table-cell office:value-type="float" office:value="0.169158">
                <text:p>0.169158</text:p>
              </table:table-cell>
              <table:table-cell office:value-type="float" office:value="0.175844">
                <text:p>0.1758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584">
                <text:p>-0.0584</text:p>
              </table:table-cell>
              <table:table-cell office:value-type="float" office:value="0.0970074">
                <text:p>0.0970074</text:p>
              </table:table-cell>
              <table:table-cell office:value-type="float" office:value="0.1716">
                <text:p>0.1716</text:p>
              </table:table-cell>
              <table:table-cell office:value-type="float" office:value="0.174007">
                <text:p>0.1740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58637">
                <text:p>-0.058637</text:p>
              </table:table-cell>
              <table:table-cell office:value-type="float" office:value="0.0948979">
                <text:p>0.0948979</text:p>
              </table:table-cell>
              <table:table-cell office:value-type="float" office:value="0.172863">
                <text:p>0.172863</text:p>
              </table:table-cell>
              <table:table-cell office:value-type="float" office:value="0.170898">
                <text:p>0.170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591212">
                <text:p>-0.0591212</text:p>
              </table:table-cell>
              <table:table-cell office:value-type="float" office:value="0.0947808">
                <text:p>0.0947808</text:p>
              </table:table-cell>
              <table:table-cell office:value-type="float" office:value="0.175879">
                <text:p>0.175879</text:p>
              </table:table-cell>
              <table:table-cell office:value-type="float" office:value="0.173281">
                <text:p>0.1732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594052">
                <text:p>-0.0594052</text:p>
              </table:table-cell>
              <table:table-cell office:value-type="float" office:value="0.0960817">
                <text:p>0.0960817</text:p>
              </table:table-cell>
              <table:table-cell office:value-type="float" office:value="0.180595">
                <text:p>0.180595</text:p>
              </table:table-cell>
              <table:table-cell office:value-type="float" office:value="0.174582">
                <text:p>0.1745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589845">
                <text:p>-0.0589845</text:p>
              </table:table-cell>
              <table:table-cell office:value-type="float" office:value="0.0949827">
                <text:p>0.0949827</text:p>
              </table:table-cell>
              <table:table-cell office:value-type="float" office:value="0.186515">
                <text:p>0.186515</text:p>
              </table:table-cell>
              <table:table-cell office:value-type="float" office:value="0.173983">
                <text:p>0.1739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590961">
                <text:p>-0.0590961</text:p>
              </table:table-cell>
              <table:table-cell office:value-type="float" office:value="0.09429">
                <text:p>0.09429</text:p>
              </table:table-cell>
              <table:table-cell office:value-type="float" office:value="0.189904">
                <text:p>0.189904</text:p>
              </table:table-cell>
              <table:table-cell office:value-type="float" office:value="0.17379">
                <text:p>0.173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595611">
                <text:p>-0.0595611</text:p>
              </table:table-cell>
              <table:table-cell office:value-type="float" office:value="0.0938003">
                <text:p>0.0938003</text:p>
              </table:table-cell>
              <table:table-cell office:value-type="float" office:value="0.193939">
                <text:p>0.193939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605646">
                <text:p>-0.0605646</text:p>
              </table:table-cell>
              <table:table-cell office:value-type="float" office:value="0.0921883">
                <text:p>0.0921883</text:p>
              </table:table-cell>
              <table:table-cell office:value-type="float" office:value="0.196435">
                <text:p>0.196435</text:p>
              </table:table-cell>
              <table:table-cell office:value-type="float" office:value="0.172688">
                <text:p>0.1726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615051">
                <text:p>-0.0615051</text:p>
              </table:table-cell>
              <table:table-cell office:value-type="float" office:value="0.0941196">
                <text:p>0.0941196</text:p>
              </table:table-cell>
              <table:table-cell office:value-type="float" office:value="0.197995">
                <text:p>0.197995</text:p>
              </table:table-cell>
              <table:table-cell office:value-type="float" office:value="0.17612">
                <text:p>0.176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621921">
                <text:p>-0.0621921</text:p>
              </table:table-cell>
              <table:table-cell office:value-type="float" office:value="0.0950031">
                <text:p>0.0950031</text:p>
              </table:table-cell>
              <table:table-cell office:value-type="float" office:value="0.200308">
                <text:p>0.200308</text:p>
              </table:table-cell>
              <table:table-cell office:value-type="float" office:value="0.174003">
                <text:p>0.1740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638324">
                <text:p>-0.0638324</text:p>
              </table:table-cell>
              <table:table-cell office:value-type="float" office:value="0.0931033">
                <text:p>0.0931033</text:p>
              </table:table-cell>
              <table:table-cell office:value-type="float" office:value="0.201668">
                <text:p>0.201668</text:p>
              </table:table-cell>
              <table:table-cell office:value-type="float" office:value="0.173603">
                <text:p>0.1736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65142">
                <text:p>-0.065142</text:p>
              </table:table-cell>
              <table:table-cell office:value-type="float" office:value="0.0901079">
                <text:p>0.0901079</text:p>
              </table:table-cell>
              <table:table-cell office:value-type="float" office:value="0.202358">
                <text:p>0.202358</text:p>
              </table:table-cell>
              <table:table-cell office:value-type="float" office:value="0.173608">
                <text:p>0.1736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65592">
                <text:p>-0.065592</text:p>
              </table:table-cell>
              <table:table-cell office:value-type="float" office:value="0.0904899">
                <text:p>0.0904899</text:p>
              </table:table-cell>
              <table:table-cell office:value-type="float" office:value="0.204408">
                <text:p>0.204408</text:p>
              </table:table-cell>
              <table:table-cell office:value-type="float" office:value="0.17299">
                <text:p>0.172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669317">
                <text:p>-0.0669317</text:p>
              </table:table-cell>
              <table:table-cell office:value-type="float" office:value="0.0922574">
                <text:p>0.0922574</text:p>
              </table:table-cell>
              <table:table-cell office:value-type="float" office:value="0.204568">
                <text:p>0.204568</text:p>
              </table:table-cell>
              <table:table-cell office:value-type="float" office:value="0.174257">
                <text:p>0.1742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695377">
                <text:p>-0.0695377</text:p>
              </table:table-cell>
              <table:table-cell office:value-type="float" office:value="0.0923596">
                <text:p>0.0923596</text:p>
              </table:table-cell>
              <table:table-cell office:value-type="float" office:value="0.207462">
                <text:p>0.207462</text:p>
              </table:table-cell>
              <table:table-cell office:value-type="float" office:value="0.17286">
                <text:p>0.172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705839">
                <text:p>-0.0705839</text:p>
              </table:table-cell>
              <table:table-cell office:value-type="float" office:value="0.0881902">
                <text:p>0.0881902</text:p>
              </table:table-cell>
              <table:table-cell office:value-type="float" office:value="0.209416">
                <text:p>0.209416</text:p>
              </table:table-cell>
              <table:table-cell office:value-type="float" office:value="0.17119">
                <text:p>0.17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624128">
                <text:p>-0.0624128</text:p>
              </table:table-cell>
              <table:table-cell office:value-type="float" office:value="0.0958191">
                <text:p>0.0958191</text:p>
              </table:table-cell>
              <table:table-cell office:value-type="float" office:value="0.221087">
                <text:p>0.221087</text:p>
              </table:table-cell>
              <table:table-cell office:value-type="float" office:value="0.181819">
                <text:p>0.1818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599203">
                <text:p>-0.0599203</text:p>
              </table:table-cell>
              <table:table-cell office:value-type="float" office:value="0.0902409">
                <text:p>0.0902409</text:p>
              </table:table-cell>
              <table:table-cell office:value-type="float" office:value="0.22408">
                <text:p>0.22408</text:p>
              </table:table-cell>
              <table:table-cell office:value-type="float" office:value="0.173241">
                <text:p>0.1732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595772">
                <text:p>-0.0595772</text:p>
              </table:table-cell>
              <table:table-cell office:value-type="float" office:value="0.0856359">
                <text:p>0.0856359</text:p>
              </table:table-cell>
              <table:table-cell office:value-type="float" office:value="0.219423">
                <text:p>0.219423</text:p>
              </table:table-cell>
              <table:table-cell office:value-type="float" office:value="0.165136">
                <text:p>0.1651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592213">
                <text:p>-0.0592213</text:p>
              </table:table-cell>
              <table:table-cell office:value-type="float" office:value="0.08302">
                <text:p>0.08302</text:p>
              </table:table-cell>
              <table:table-cell office:value-type="float" office:value="0.216279">
                <text:p>0.216279</text:p>
              </table:table-cell>
              <table:table-cell office:value-type="float" office:value="0.16602">
                <text:p>0.16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586041">
                <text:p>-0.0586041</text:p>
              </table:table-cell>
              <table:table-cell office:value-type="float" office:value="0.0827034">
                <text:p>0.0827034</text:p>
              </table:table-cell>
              <table:table-cell office:value-type="float" office:value="0.220896">
                <text:p>0.220896</text:p>
              </table:table-cell>
              <table:table-cell office:value-type="float" office:value="0.173203">
                <text:p>0.1732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567149">
                <text:p>-0.0567149</text:p>
              </table:table-cell>
              <table:table-cell office:value-type="float" office:value="0.0806814">
                <text:p>0.0806814</text:p>
              </table:table-cell>
              <table:table-cell office:value-type="float" office:value="0.222785">
                <text:p>0.222785</text:p>
              </table:table-cell>
              <table:table-cell office:value-type="float" office:value="0.169181">
                <text:p>0.1691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561508">
                <text:p>-0.0561508</text:p>
              </table:table-cell>
              <table:table-cell office:value-type="float" office:value="0.0823184">
                <text:p>0.0823184</text:p>
              </table:table-cell>
              <table:table-cell office:value-type="float" office:value="0.221849">
                <text:p>0.221849</text:p>
              </table:table-cell>
              <table:table-cell office:value-type="float" office:value="0.170318">
                <text:p>0.1703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563051">
                <text:p>-0.0563051</text:p>
              </table:table-cell>
              <table:table-cell office:value-type="float" office:value="0.0842233">
                <text:p>0.0842233</text:p>
              </table:table-cell>
              <table:table-cell office:value-type="float" office:value="0.221195">
                <text:p>0.221195</text:p>
              </table:table-cell>
              <table:table-cell office:value-type="float" office:value="0.174723">
                <text:p>0.1747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559596">
                <text:p>-0.0559596</text:p>
              </table:table-cell>
              <table:table-cell office:value-type="float" office:value="0.083107">
                <text:p>0.083107</text:p>
              </table:table-cell>
              <table:table-cell office:value-type="float" office:value="0.22304">
                <text:p>0.22304</text:p>
              </table:table-cell>
              <table:table-cell office:value-type="float" office:value="0.172107">
                <text:p>0.1721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554125">
                <text:p>-0.0554125</text:p>
              </table:table-cell>
              <table:table-cell office:value-type="float" office:value="0.0843276">
                <text:p>0.0843276</text:p>
              </table:table-cell>
              <table:table-cell office:value-type="float" office:value="0.224587">
                <text:p>0.224587</text:p>
              </table:table-cell>
              <table:table-cell office:value-type="float" office:value="0.171328">
                <text:p>0.1713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570206">
                <text:p>-0.0570206</text:p>
              </table:table-cell>
              <table:table-cell office:value-type="float" office:value="0.08128">
                <text:p>0.08128</text:p>
              </table:table-cell>
              <table:table-cell office:value-type="float" office:value="0.225979">
                <text:p>0.225979</text:p>
              </table:table-cell>
              <table:table-cell office:value-type="float" office:value="0.16728">
                <text:p>0.167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547538">
                <text:p>-0.0547538</text:p>
              </table:table-cell>
              <table:table-cell office:value-type="float" office:value="0.0882483">
                <text:p>0.0882483</text:p>
              </table:table-cell>
              <table:table-cell office:value-type="float" office:value="0.231246">
                <text:p>0.231246</text:p>
              </table:table-cell>
              <table:table-cell office:value-type="float" office:value="0.173748">
                <text:p>0.1737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530608">
                <text:p>-0.0530608</text:p>
              </table:table-cell>
              <table:table-cell office:value-type="float" office:value="0.0797708">
                <text:p>0.0797708</text:p>
              </table:table-cell>
              <table:table-cell office:value-type="float" office:value="0.234439">
                <text:p>0.234439</text:p>
              </table:table-cell>
              <table:table-cell office:value-type="float" office:value="0.168771">
                <text:p>0.1687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465703">
                <text:p>-0.0465703</text:p>
              </table:table-cell>
              <table:table-cell office:value-type="float" office:value="0.0594204">
                <text:p>0.0594204</text:p>
              </table:table-cell>
              <table:table-cell office:value-type="float" office:value="0.24093">
                <text:p>0.24093</text:p>
              </table:table-cell>
              <table:table-cell office:value-type="float" office:value="0.14542">
                <text:p>0.145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509745">
                <text:p>-0.0509745</text:p>
              </table:table-cell>
              <table:table-cell office:value-type="float" office:value="0.0881008">
                <text:p>0.0881008</text:p>
              </table:table-cell>
              <table:table-cell office:value-type="float" office:value="0.234526">
                <text:p>0.234526</text:p>
              </table:table-cell>
              <table:table-cell office:value-type="float" office:value="0.177101">
                <text:p>0.1771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559263">
                <text:p>-0.0559263</text:p>
              </table:table-cell>
              <table:table-cell office:value-type="float" office:value="0.0744216">
                <text:p>0.0744216</text:p>
              </table:table-cell>
              <table:table-cell office:value-type="float" office:value="0.223074">
                <text:p>0.223074</text:p>
              </table:table-cell>
              <table:table-cell office:value-type="float" office:value="0.166922">
                <text:p>0.1669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567924">
                <text:p>-0.0567924</text:p>
              </table:table-cell>
              <table:table-cell office:value-type="float" office:value="0.0765198">
                <text:p>0.0765198</text:p>
              </table:table-cell>
              <table:table-cell office:value-type="float" office:value="0.198208">
                <text:p>0.198208</text:p>
              </table:table-cell>
              <table:table-cell office:value-type="float" office:value="0.18352">
                <text:p>0.183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58107">
                <text:p>-0.058107</text:p>
              </table:table-cell>
              <table:table-cell office:value-type="float" office:value="0.082613">
                <text:p>0.082613</text:p>
              </table:table-cell>
              <table:table-cell office:value-type="float" office:value="0.179393">
                <text:p>0.179393</text:p>
              </table:table-cell>
              <table:table-cell office:value-type="float" office:value="0.172113">
                <text:p>0.1721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58107">
                <text:p>-0.058107</text:p>
              </table:table-cell>
              <table:table-cell office:value-type="float" office:value="0.082613">
                <text:p>0.082613</text:p>
              </table:table-cell>
              <table:table-cell office:value-type="float" office:value="0.169393">
                <text:p>0.169393</text:p>
              </table:table-cell>
              <table:table-cell office:value-type="float" office:value="0.181113">
                <text:p>0.1811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58872">
                <text:p>-0.058872</text:p>
              </table:table-cell>
              <table:table-cell office:value-type="float" office:value="0.0856241">
                <text:p>0.0856241</text:p>
              </table:table-cell>
              <table:table-cell office:value-type="float" office:value="0.163628">
                <text:p>0.163628</text:p>
              </table:table-cell>
              <table:table-cell office:value-type="float" office:value="0.179124">
                <text:p>0.1791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589992">
                <text:p>-0.0589992</text:p>
              </table:table-cell>
              <table:table-cell office:value-type="float" office:value="0.08825">
                <text:p>0.08825</text:p>
              </table:table-cell>
              <table:table-cell office:value-type="float" office:value="0.156501">
                <text:p>0.156501</text:p>
              </table:table-cell>
              <table:table-cell office:value-type="float" office:value="0.18075">
                <text:p>0.180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564274">
                <text:p>-0.0564274</text:p>
              </table:table-cell>
              <table:table-cell office:value-type="float" office:value="0.0837468">
                <text:p>0.0837468</text:p>
              </table:table-cell>
              <table:table-cell office:value-type="float" office:value="0.145573">
                <text:p>0.145573</text:p>
              </table:table-cell>
              <table:table-cell office:value-type="float" office:value="0.179247">
                <text:p>0.1792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544004">
                <text:p>-0.0544004</text:p>
              </table:table-cell>
              <table:table-cell office:value-type="float" office:value="0.0854286">
                <text:p>0.0854286</text:p>
              </table:table-cell>
              <table:table-cell office:value-type="float" office:value="0.1396">
                <text:p>0.1396</text:p>
              </table:table-cell>
              <table:table-cell office:value-type="float" office:value="0.176929">
                <text:p>0.1769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56057">
                <text:p>-0.056057</text:p>
              </table:table-cell>
              <table:table-cell office:value-type="float" office:value="0.083373">
                <text:p>0.083373</text:p>
              </table:table-cell>
              <table:table-cell office:value-type="float" office:value="0.128943">
                <text:p>0.128943</text:p>
              </table:table-cell>
              <table:table-cell office:value-type="float" office:value="0.175373">
                <text:p>0.1753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567947">
                <text:p>-0.0567947</text:p>
              </table:table-cell>
              <table:table-cell office:value-type="float" office:value="0.0811802">
                <text:p>0.0811802</text:p>
              </table:table-cell>
              <table:table-cell office:value-type="float" office:value="0.118205">
                <text:p>0.118205</text:p>
              </table:table-cell>
              <table:table-cell office:value-type="float" office:value="0.17518">
                <text:p>0.175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560451">
                <text:p>-0.0560451</text:p>
              </table:table-cell>
              <table:table-cell office:value-type="float" office:value="0.0823516">
                <text:p>0.0823516</text:p>
              </table:table-cell>
              <table:table-cell office:value-type="float" office:value="0.110955">
                <text:p>0.110955</text:p>
              </table:table-cell>
              <table:table-cell office:value-type="float" office:value="0.176852">
                <text:p>0.17685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558604">
                <text:p>-0.0558604</text:p>
              </table:table-cell>
              <table:table-cell office:value-type="float" office:value="0.0770799">
                <text:p>0.0770799</text:p>
              </table:table-cell>
              <table:table-cell office:value-type="float" office:value="0.0991396">
                <text:p>0.0991396</text:p>
              </table:table-cell>
              <table:table-cell office:value-type="float" office:value="0.17158">
                <text:p>0.171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513365">
                <text:p>-0.0513365</text:p>
              </table:table-cell>
              <table:table-cell office:value-type="float" office:value="0.0709619">
                <text:p>0.0709619</text:p>
              </table:table-cell>
              <table:table-cell office:value-type="float" office:value="0.0911635">
                <text:p>0.0911635</text:p>
              </table:table-cell>
              <table:table-cell office:value-type="float" office:value="0.173462">
                <text:p>0.1734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476867">
                <text:p>-0.0476867</text:p>
              </table:table-cell>
              <table:table-cell office:value-type="float" office:value="0.0739294">
                <text:p>0.0739294</text:p>
              </table:table-cell>
              <table:table-cell office:value-type="float" office:value="0.0788133">
                <text:p>0.0788133</text:p>
              </table:table-cell>
              <table:table-cell office:value-type="float" office:value="0.171429">
                <text:p>0.1714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480083">
                <text:p>-0.0480083</text:p>
              </table:table-cell>
              <table:table-cell office:value-type="float" office:value="0.0808301">
                <text:p>0.0808301</text:p>
              </table:table-cell>
              <table:table-cell office:value-type="float" office:value="0.0689917">
                <text:p>0.0689917</text:p>
              </table:table-cell>
              <table:table-cell office:value-type="float" office:value="0.17183">
                <text:p>0.171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502408">
                <text:p>-0.0502408</text:p>
              </table:table-cell>
              <table:table-cell office:value-type="float" office:value="0.0828348">
                <text:p>0.0828348</text:p>
              </table:table-cell>
              <table:table-cell office:value-type="float" office:value="0.0607592">
                <text:p>0.0607592</text:p>
              </table:table-cell>
              <table:table-cell office:value-type="float" office:value="0.173335">
                <text:p>0.1733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481233">
                <text:p>-0.0481233</text:p>
              </table:table-cell>
              <table:table-cell office:value-type="float" office:value="0.08281">
                <text:p>0.08281</text:p>
              </table:table-cell>
              <table:table-cell office:value-type="float" office:value="0.0513767">
                <text:p>0.0513767</text:p>
              </table:table-cell>
              <table:table-cell office:value-type="float" office:value="0.17431">
                <text:p>0.174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445138">
                <text:p>-0.0445138</text:p>
              </table:table-cell>
              <table:table-cell office:value-type="float" office:value="0.0816083">
                <text:p>0.0816083</text:p>
              </table:table-cell>
              <table:table-cell office:value-type="float" office:value="0.0444862">
                <text:p>0.0444862</text:p>
              </table:table-cell>
              <table:table-cell office:value-type="float" office:value="0.175108">
                <text:p>0.1751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446062">
                <text:p>-0.0446062</text:p>
              </table:table-cell>
              <table:table-cell office:value-type="float" office:value="0.0784705">
                <text:p>0.0784705</text:p>
              </table:table-cell>
              <table:table-cell office:value-type="float" office:value="0.0408938">
                <text:p>0.0408938</text:p>
              </table:table-cell>
              <table:table-cell office:value-type="float" office:value="0.17447">
                <text:p>0.174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516065">
                <text:p>-0.0516065</text:p>
              </table:table-cell>
              <table:table-cell office:value-type="float" office:value="0.0782472">
                <text:p>0.0782472</text:p>
              </table:table-cell>
              <table:table-cell office:value-type="float" office:value="0.0343935">
                <text:p>0.0343935</text:p>
              </table:table-cell>
              <table:table-cell office:value-type="float" office:value="0.175247">
                <text:p>0.1752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581683">
                <text:p>-0.0581683</text:p>
              </table:table-cell>
              <table:table-cell office:value-type="float" office:value="0.0743862">
                <text:p>0.0743862</text:p>
              </table:table-cell>
              <table:table-cell office:value-type="float" office:value="0.0288317">
                <text:p>0.0288317</text:p>
              </table:table-cell>
              <table:table-cell office:value-type="float" office:value="0.174886">
                <text:p>0.1748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609185">
                <text:p>-0.0609185</text:p>
              </table:table-cell>
              <table:table-cell office:value-type="float" office:value="0.076932">
                <text:p>0.076932</text:p>
              </table:table-cell>
              <table:table-cell office:value-type="float" office:value="0.0205815">
                <text:p>0.0205815</text:p>
              </table:table-cell>
              <table:table-cell office:value-type="float" office:value="0.173932">
                <text:p>0.17393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566311">
                <text:p>-0.0566311</text:p>
              </table:table-cell>
              <table:table-cell office:value-type="float" office:value="0.0784417">
                <text:p>0.0784417</text:p>
              </table:table-cell>
              <table:table-cell office:value-type="float" office:value="0.0173689">
                <text:p>0.0173689</text:p>
              </table:table-cell>
              <table:table-cell office:value-type="float" office:value="0.174442">
                <text:p>0.1744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514567">
                <text:p>-0.0514567</text:p>
              </table:table-cell>
              <table:table-cell office:value-type="float" office:value="0.0770004">
                <text:p>0.0770004</text:p>
              </table:table-cell>
              <table:table-cell office:value-type="float" office:value="0.00854329">
                <text:p>0.008543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528943">
                <text:p>-0.0528943</text:p>
              </table:table-cell>
              <table:table-cell office:value-type="float" office:value="0.0723978">
                <text:p>0.0723978</text:p>
              </table:table-cell>
              <table:table-cell office:value-type="float" office:value="-0.0013943">
                <text:p>-0.0013943</text:p>
              </table:table-cell>
              <table:table-cell office:value-type="float" office:value="0.163898">
                <text:p>0.1638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536899">
                <text:p>-0.0536899</text:p>
              </table:table-cell>
              <table:table-cell office:value-type="float" office:value="0.071094">
                <text:p>0.071094</text:p>
              </table:table-cell>
              <table:table-cell office:value-type="float" office:value="-0.00868988">
                <text:p>-0.00868988</text:p>
              </table:table-cell>
              <table:table-cell office:value-type="float" office:value="0.165594">
                <text:p>0.1655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520284">
                <text:p>-0.0520284</text:p>
              </table:table-cell>
              <table:table-cell office:value-type="float" office:value="0.072395">
                <text:p>0.072395</text:p>
              </table:table-cell>
              <table:table-cell office:value-type="float" office:value="-0.0135284">
                <text:p>-0.0135284</text:p>
              </table:table-cell>
              <table:table-cell office:value-type="float" office:value="0.166395">
                <text:p>0.1663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505085">
                <text:p>-0.0505085</text:p>
              </table:table-cell>
              <table:table-cell office:value-type="float" office:value="0.0685136">
                <text:p>0.0685136</text:p>
              </table:table-cell>
              <table:table-cell office:value-type="float" office:value="-0.0190085">
                <text:p>-0.0190085</text:p>
              </table:table-cell>
              <table:table-cell office:value-type="float" office:value="0.161514">
                <text:p>0.1615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505085">
                <text:p>-0.0505085</text:p>
              </table:table-cell>
              <table:table-cell office:value-type="float" office:value="0.0685136">
                <text:p>0.0685136</text:p>
              </table:table-cell>
              <table:table-cell office:value-type="float" office:value="-0.0230085">
                <text:p>-0.0230085</text:p>
              </table:table-cell>
              <table:table-cell office:value-type="float" office:value="0.163514">
                <text:p>0.1635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499771">
                <text:p>-0.0499771</text:p>
              </table:table-cell>
              <table:table-cell office:value-type="float" office:value="0.0672192">
                <text:p>0.0672192</text:p>
              </table:table-cell>
              <table:table-cell office:value-type="float" office:value="-0.0279771">
                <text:p>-0.0279771</text:p>
              </table:table-cell>
              <table:table-cell office:value-type="float" office:value="0.162219">
                <text:p>0.1622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506754">
                <text:p>-0.0506754</text:p>
              </table:table-cell>
              <table:table-cell office:value-type="float" office:value="0.067033">
                <text:p>0.067033</text:p>
              </table:table-cell>
              <table:table-cell office:value-type="float" office:value="-0.0361754">
                <text:p>-0.0361754</text:p>
              </table:table-cell>
              <table:table-cell office:value-type="float" office:value="0.166533">
                <text:p>0.1665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517122">
                <text:p>-0.0517122</text:p>
              </table:table-cell>
              <table:table-cell office:value-type="float" office:value="0.0658856">
                <text:p>0.0658856</text:p>
              </table:table-cell>
              <table:table-cell office:value-type="float" office:value="-0.0402122">
                <text:p>-0.0402122</text:p>
              </table:table-cell>
              <table:table-cell office:value-type="float" office:value="0.169886">
                <text:p>0.1698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507787">
                <text:p>-0.0507787</text:p>
              </table:table-cell>
              <table:table-cell office:value-type="float" office:value="0.0675735">
                <text:p>0.0675735</text:p>
              </table:table-cell>
              <table:table-cell office:value-type="float" office:value="-0.0512787">
                <text:p>-0.0512787</text:p>
              </table:table-cell>
              <table:table-cell office:value-type="float" office:value="0.168574">
                <text:p>0.16857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470471">
                <text:p>-0.0470471</text:p>
              </table:table-cell>
              <table:table-cell office:value-type="float" office:value="0.0739788">
                <text:p>0.0739788</text:p>
              </table:table-cell>
              <table:table-cell office:value-type="float" office:value="-0.0560471">
                <text:p>-0.0560471</text:p>
              </table:table-cell>
              <table:table-cell office:value-type="float" office:value="0.169979">
                <text:p>0.16997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463895">
                <text:p>-0.0463895</text:p>
              </table:table-cell>
              <table:table-cell office:value-type="float" office:value="0.0719591">
                <text:p>0.0719591</text:p>
              </table:table-cell>
              <table:table-cell office:value-type="float" office:value="-0.0633895">
                <text:p>-0.0633895</text:p>
              </table:table-cell>
              <table:table-cell office:value-type="float" office:value="0.169459">
                <text:p>0.1694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480695">
                <text:p>-0.0480695</text:p>
              </table:table-cell>
              <table:table-cell office:value-type="float" office:value="0.0619995">
                <text:p>0.0619995</text:p>
              </table:table-cell>
              <table:table-cell office:value-type="float" office:value="-0.0690695">
                <text:p>-0.0690695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488384">
                <text:p>-0.0488384</text:p>
              </table:table-cell>
              <table:table-cell office:value-type="float" office:value="0.0561973">
                <text:p>0.0561973</text:p>
              </table:table-cell>
              <table:table-cell office:value-type="float" office:value="-0.0788384">
                <text:p>-0.0788384</text:p>
              </table:table-cell>
              <table:table-cell office:value-type="float" office:value="0.166697">
                <text:p>0.1666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466639">
                <text:p>-0.0466639</text:p>
              </table:table-cell>
              <table:table-cell office:value-type="float" office:value="0.0563781">
                <text:p>0.0563781</text:p>
              </table:table-cell>
              <table:table-cell office:value-type="float" office:value="-0.0836639">
                <text:p>-0.0836639</text:p>
              </table:table-cell>
              <table:table-cell office:value-type="float" office:value="0.166878">
                <text:p>0.1668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429094">
                <text:p>-0.0429094</text:p>
              </table:table-cell>
              <table:table-cell office:value-type="float" office:value="0.0548084">
                <text:p>0.0548084</text:p>
              </table:table-cell>
              <table:table-cell office:value-type="float" office:value="-0.0899094">
                <text:p>-0.0899094</text:p>
              </table:table-cell>
              <table:table-cell office:value-type="float" office:value="0.164808">
                <text:p>0.1648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418027">
                <text:p>-0.0418027</text:p>
              </table:table-cell>
              <table:table-cell office:value-type="float" office:value="0.0526519">
                <text:p>0.0526519</text:p>
              </table:table-cell>
              <table:table-cell office:value-type="float" office:value="-0.0988027">
                <text:p>-0.0988027</text:p>
              </table:table-cell>
              <table:table-cell office:value-type="float" office:value="0.163652">
                <text:p>0.1636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433374">
                <text:p>-0.0433374</text:p>
              </table:table-cell>
              <table:table-cell office:value-type="float" office:value="0.0472996">
                <text:p>0.0472996</text:p>
              </table:table-cell>
              <table:table-cell office:value-type="float" office:value="-0.105337">
                <text:p>-0.105337</text:p>
              </table:table-cell>
              <table:table-cell office:value-type="float" office:value="0.1643">
                <text:p>0.164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428845">
                <text:p>-0.0428845</text:p>
              </table:table-cell>
              <table:table-cell office:value-type="float" office:value="0.0435718">
                <text:p>0.0435718</text:p>
              </table:table-cell>
              <table:table-cell office:value-type="float" office:value="-0.110884">
                <text:p>-0.110884</text:p>
              </table:table-cell>
              <table:table-cell office:value-type="float" office:value="0.163572">
                <text:p>0.1635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421883">
                <text:p>-0.0421883</text:p>
              </table:table-cell>
              <table:table-cell office:value-type="float" office:value="0.0461211">
                <text:p>0.0461211</text:p>
              </table:table-cell>
              <table:table-cell office:value-type="float" office:value="-0.115688">
                <text:p>-0.115688</text:p>
              </table:table-cell>
              <table:table-cell office:value-type="float" office:value="0.162621">
                <text:p>0.1626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427845">
                <text:p>-0.0427845</text:p>
              </table:table-cell>
              <table:table-cell office:value-type="float" office:value="0.0499316">
                <text:p>0.0499316</text:p>
              </table:table-cell>
              <table:table-cell office:value-type="float" office:value="-0.120784">
                <text:p>-0.120784</text:p>
              </table:table-cell>
              <table:table-cell office:value-type="float" office:value="0.165432">
                <text:p>0.1654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435451">
                <text:p>-0.0435451</text:p>
              </table:table-cell>
              <table:table-cell office:value-type="float" office:value="0.050507">
                <text:p>0.050507</text:p>
              </table:table-cell>
              <table:table-cell office:value-type="float" office:value="-0.124545">
                <text:p>-0.124545</text:p>
              </table:table-cell>
              <table:table-cell office:value-type="float" office:value="0.165007">
                <text:p>0.1650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435675">
                <text:p>-0.0435675</text:p>
              </table:table-cell>
              <table:table-cell office:value-type="float" office:value="0.0430456">
                <text:p>0.0430456</text:p>
              </table:table-cell>
              <table:table-cell office:value-type="float" office:value="-0.131067">
                <text:p>-0.131067</text:p>
              </table:table-cell>
              <table:table-cell office:value-type="float" office:value="0.167546">
                <text:p>0.1675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413208">
                <text:p>-0.0413208</text:p>
              </table:table-cell>
              <table:table-cell office:value-type="float" office:value="0.0383542">
                <text:p>0.0383542</text:p>
              </table:table-cell>
              <table:table-cell office:value-type="float" office:value="-0.138821">
                <text:p>-0.138821</text:p>
              </table:table-cell>
              <table:table-cell office:value-type="float" office:value="0.164854">
                <text:p>0.1648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389658">
                <text:p>-0.0389658</text:p>
              </table:table-cell>
              <table:table-cell office:value-type="float" office:value="0.0438041">
                <text:p>0.0438041</text:p>
              </table:table-cell>
              <table:table-cell office:value-type="float" office:value="-0.141966">
                <text:p>-0.141966</text:p>
              </table:table-cell>
              <table:table-cell office:value-type="float" office:value="0.168304">
                <text:p>0.1683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369629">
                <text:p>-0.0369629</text:p>
              </table:table-cell>
              <table:table-cell office:value-type="float" office:value="0.0421875">
                <text:p>0.0421875</text:p>
              </table:table-cell>
              <table:table-cell office:value-type="float" office:value="-0.147963">
                <text:p>-0.147963</text:p>
              </table:table-cell>
              <table:table-cell office:value-type="float" office:value="0.167688">
                <text:p>0.167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329235">
                <text:p>-0.0329235</text:p>
              </table:table-cell>
              <table:table-cell office:value-type="float" office:value="0.0382439">
                <text:p>0.0382439</text:p>
              </table:table-cell>
              <table:table-cell office:value-type="float" office:value="-0.155923">
                <text:p>-0.155923</text:p>
              </table:table-cell>
              <table:table-cell office:value-type="float" office:value="0.168244">
                <text:p>0.1682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297305">
                <text:p>-0.0297305</text:p>
              </table:table-cell>
              <table:table-cell office:value-type="float" office:value="0.0359589">
                <text:p>0.0359589</text:p>
              </table:table-cell>
              <table:table-cell office:value-type="float" office:value="-0.162731">
                <text:p>-0.162731</text:p>
              </table:table-cell>
              <table:table-cell office:value-type="float" office:value="0.163959">
                <text:p>0.1639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274341">
                <text:p>-0.0274341</text:p>
              </table:table-cell>
              <table:table-cell office:value-type="float" office:value="0.0359114">
                <text:p>0.0359114</text:p>
              </table:table-cell>
              <table:table-cell office:value-type="float" office:value="-0.167934">
                <text:p>-0.167934</text:p>
              </table:table-cell>
              <table:table-cell office:value-type="float" office:value="0.164911">
                <text:p>0.1649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260656">
                <text:p>-0.0260656</text:p>
              </table:table-cell>
              <table:table-cell office:value-type="float" office:value="0.0334443">
                <text:p>0.0334443</text:p>
              </table:table-cell>
              <table:table-cell office:value-type="float" office:value="-0.175566">
                <text:p>-0.175566</text:p>
              </table:table-cell>
              <table:table-cell office:value-type="float" office:value="0.164444">
                <text:p>0.1644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286515">
                <text:p>-0.0286515</text:p>
              </table:table-cell>
              <table:table-cell office:value-type="float" office:value="0.0277384">
                <text:p>0.0277384</text:p>
              </table:table-cell>
              <table:table-cell office:value-type="float" office:value="-0.181151">
                <text:p>-0.181151</text:p>
              </table:table-cell>
              <table:table-cell office:value-type="float" office:value="0.162238">
                <text:p>0.1622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313383">
                <text:p>-0.0313383</text:p>
              </table:table-cell>
              <table:table-cell office:value-type="float" office:value="0.0271705">
                <text:p>0.0271705</text:p>
              </table:table-cell>
              <table:table-cell office:value-type="float" office:value="-0.187338">
                <text:p>-0.187338</text:p>
              </table:table-cell>
              <table:table-cell office:value-type="float" office:value="0.16117">
                <text:p>0.161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307452">
                <text:p>-0.0307452</text:p>
              </table:table-cell>
              <table:table-cell office:value-type="float" office:value="0.0283781">
                <text:p>0.0283781</text:p>
              </table:table-cell>
              <table:table-cell office:value-type="float" office:value="-0.189745">
                <text:p>-0.189745</text:p>
              </table:table-cell>
              <table:table-cell office:value-type="float" office:value="0.161378">
                <text:p>0.16137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296386">
                <text:p>-0.0296386</text:p>
              </table:table-cell>
              <table:table-cell office:value-type="float" office:value="0.029152">
                <text:p>0.029152</text:p>
              </table:table-cell>
              <table:table-cell office:value-type="float" office:value="-0.196139">
                <text:p>-0.196139</text:p>
              </table:table-cell>
              <table:table-cell office:value-type="float" office:value="0.161652">
                <text:p>0.16165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28711">
                <text:p>-0.028711</text:p>
              </table:table-cell>
              <table:table-cell office:value-type="float" office:value="0.0277494">
                <text:p>0.0277494</text:p>
              </table:table-cell>
              <table:table-cell office:value-type="float" office:value="-0.198711">
                <text:p>-0.198711</text:p>
              </table:table-cell>
              <table:table-cell office:value-type="float" office:value="0.159249">
                <text:p>0.1592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274969">
                <text:p>-0.0274969</text:p>
              </table:table-cell>
              <table:table-cell office:value-type="float" office:value="0.0246664">
                <text:p>0.0246664</text:p>
              </table:table-cell>
              <table:table-cell office:value-type="float" office:value="-0.203497">
                <text:p>-0.203497</text:p>
              </table:table-cell>
              <table:table-cell office:value-type="float" office:value="0.157166">
                <text:p>0.1571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279879">
                <text:p>-0.0279879</text:p>
              </table:table-cell>
              <table:table-cell office:value-type="float" office:value="0.023684">
                <text:p>0.023684</text:p>
              </table:table-cell>
              <table:table-cell office:value-type="float" office:value="-0.207988">
                <text:p>-0.207988</text:p>
              </table:table-cell>
              <table:table-cell office:value-type="float" office:value="0.159184">
                <text:p>0.1591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271766">
                <text:p>-0.0271766</text:p>
              </table:table-cell>
              <table:table-cell office:value-type="float" office:value="0.0211019">
                <text:p>0.0211019</text:p>
              </table:table-cell>
              <table:table-cell office:value-type="float" office:value="-0.212177">
                <text:p>-0.212177</text:p>
              </table:table-cell>
              <table:table-cell office:value-type="float" office:value="0.155102">
                <text:p>0.1551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257057">
                <text:p>-0.0257057</text:p>
              </table:table-cell>
              <table:table-cell office:value-type="float" office:value="0.021488">
                <text:p>0.021488</text:p>
              </table:table-cell>
              <table:table-cell office:value-type="float" office:value="-0.215206">
                <text:p>-0.215206</text:p>
              </table:table-cell>
              <table:table-cell office:value-type="float" office:value="0.154988">
                <text:p>0.1549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245111">
                <text:p>-0.0245111</text:p>
              </table:table-cell>
              <table:table-cell office:value-type="float" office:value="0.0229602">
                <text:p>0.0229602</text:p>
              </table:table-cell>
              <table:table-cell office:value-type="float" office:value="-0.218511">
                <text:p>-0.218511</text:p>
              </table:table-cell>
              <table:table-cell office:value-type="float" office:value="0.15546">
                <text:p>0.1554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251975">
                <text:p>-0.0251975</text:p>
              </table:table-cell>
              <table:table-cell office:value-type="float" office:value="0.0220773">
                <text:p>0.0220773</text:p>
              </table:table-cell>
              <table:table-cell office:value-type="float" office:value="-0.220197">
                <text:p>-0.220197</text:p>
              </table:table-cell>
              <table:table-cell office:value-type="float" office:value="0.154577">
                <text:p>0.1545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256531">
                <text:p>-0.0256531</text:p>
              </table:table-cell>
              <table:table-cell office:value-type="float" office:value="0.0201869">
                <text:p>0.0201869</text:p>
              </table:table-cell>
              <table:table-cell office:value-type="float" office:value="-0.221153">
                <text:p>-0.221153</text:p>
              </table:table-cell>
              <table:table-cell office:value-type="float" office:value="0.152187">
                <text:p>0.15218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249296">
                <text:p>-0.0249296</text:p>
              </table:table-cell>
              <table:table-cell office:value-type="float" office:value="0.0210396">
                <text:p>0.0210396</text:p>
              </table:table-cell>
              <table:table-cell office:value-type="float" office:value="-0.22093">
                <text:p>-0.22093</text:p>
              </table:table-cell>
              <table:table-cell office:value-type="float" office:value="0.15504">
                <text:p>0.155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240104">
                <text:p>-0.0240104</text:p>
              </table:table-cell>
              <table:table-cell office:value-type="float" office:value="0.0238629">
                <text:p>0.0238629</text:p>
              </table:table-cell>
              <table:table-cell office:value-type="float" office:value="-0.22601">
                <text:p>-0.22601</text:p>
              </table:table-cell>
              <table:table-cell office:value-type="float" office:value="0.155363">
                <text:p>0.1553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231934">
                <text:p>-0.0231934</text:p>
              </table:table-cell>
              <table:table-cell office:value-type="float" office:value="0.0267499">
                <text:p>0.0267499</text:p>
              </table:table-cell>
              <table:table-cell office:value-type="float" office:value="-0.226193">
                <text:p>-0.226193</text:p>
              </table:table-cell>
              <table:table-cell office:value-type="float" office:value="0.15675">
                <text:p>0.156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233755">
                <text:p>-0.0233755</text:p>
              </table:table-cell>
              <table:table-cell office:value-type="float" office:value="0.0270558">
                <text:p>0.0270558</text:p>
              </table:table-cell>
              <table:table-cell office:value-type="float" office:value="-0.229875">
                <text:p>-0.229875</text:p>
              </table:table-cell>
              <table:table-cell office:value-type="float" office:value="0.153556">
                <text:p>0.1535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226474">
                <text:p>-0.0226474</text:p>
              </table:table-cell>
              <table:table-cell office:value-type="float" office:value="0.023033">
                <text:p>0.023033</text:p>
              </table:table-cell>
              <table:table-cell office:value-type="float" office:value="-0.229647">
                <text:p>-0.229647</text:p>
              </table:table-cell>
              <table:table-cell office:value-type="float" office:value="0.153533">
                <text:p>0.1535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208799">
                <text:p>-0.0208799</text:p>
              </table:table-cell>
              <table:table-cell office:value-type="float" office:value="0.0226723">
                <text:p>0.0226723</text:p>
              </table:table-cell>
              <table:table-cell office:value-type="float" office:value="-0.23038">
                <text:p>-0.23038</text:p>
              </table:table-cell>
              <table:table-cell office:value-type="float" office:value="0.153672">
                <text:p>0.1536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204298">
                <text:p>-0.0204298</text:p>
              </table:table-cell>
              <table:table-cell office:value-type="float" office:value="0.0244288">
                <text:p>0.0244288</text:p>
              </table:table-cell>
              <table:table-cell office:value-type="float" office:value="-0.23243">
                <text:p>-0.23243</text:p>
              </table:table-cell>
              <table:table-cell office:value-type="float" office:value="0.152429">
                <text:p>0.1524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212434">
                <text:p>-0.0212434</text:p>
              </table:table-cell>
              <table:table-cell office:value-type="float" office:value="0.0244588">
                <text:p>0.0244588</text:p>
              </table:table-cell>
              <table:table-cell office:value-type="float" office:value="-0.233743">
                <text:p>-0.233743</text:p>
              </table:table-cell>
              <table:table-cell office:value-type="float" office:value="0.152459">
                <text:p>0.1524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211538">
                <text:p>-0.0211538</text:p>
              </table:table-cell>
              <table:table-cell office:value-type="float" office:value="0.0240124">
                <text:p>0.0240124</text:p>
              </table:table-cell>
              <table:table-cell office:value-type="float" office:value="-0.236654">
                <text:p>-0.236654</text:p>
              </table:table-cell>
              <table:table-cell office:value-type="float" office:value="0.152512">
                <text:p>0.1525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203406">
                <text:p>-0.0203406</text:p>
              </table:table-cell>
              <table:table-cell office:value-type="float" office:value="0.0292629">
                <text:p>0.0292629</text:p>
              </table:table-cell>
              <table:table-cell office:value-type="float" office:value="-0.233841">
                <text:p>-0.233841</text:p>
              </table:table-cell>
              <table:table-cell office:value-type="float" office:value="0.154763">
                <text:p>0.1547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18692">
                <text:p>-0.018692</text:p>
              </table:table-cell>
              <table:table-cell office:value-type="float" office:value="0.0257915">
                <text:p>0.0257915</text:p>
              </table:table-cell>
              <table:table-cell office:value-type="float" office:value="-0.237192">
                <text:p>-0.237192</text:p>
              </table:table-cell>
              <table:table-cell office:value-type="float" office:value="0.150792">
                <text:p>0.15079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152487">
                <text:p>-0.0152487</text:p>
              </table:table-cell>
              <table:table-cell office:value-type="float" office:value="0.0188421">
                <text:p>0.0188421</text:p>
              </table:table-cell>
              <table:table-cell office:value-type="float" office:value="-0.239249">
                <text:p>-0.239249</text:p>
              </table:table-cell>
              <table:table-cell office:value-type="float" office:value="0.150842">
                <text:p>0.1508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148122">
                <text:p>-0.0148122</text:p>
              </table:table-cell>
              <table:table-cell office:value-type="float" office:value="0.0192868">
                <text:p>0.0192868</text:p>
              </table:table-cell>
              <table:table-cell office:value-type="float" office:value="-0.241812">
                <text:p>-0.241812</text:p>
              </table:table-cell>
              <table:table-cell office:value-type="float" office:value="0.151287">
                <text:p>0.1512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144123">
                <text:p>-0.0144123</text:p>
              </table:table-cell>
              <table:table-cell office:value-type="float" office:value="0.0227309">
                <text:p>0.0227309</text:p>
              </table:table-cell>
              <table:table-cell office:value-type="float" office:value="-0.244912">
                <text:p>-0.244912</text:p>
              </table:table-cell>
              <table:table-cell office:value-type="float" office:value="0.151231">
                <text:p>0.1512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121832">
                <text:p>-0.0121832</text:p>
              </table:table-cell>
              <table:table-cell office:value-type="float" office:value="0.0233941">
                <text:p>0.0233941</text:p>
              </table:table-cell>
              <table:table-cell office:value-type="float" office:value="-0.245183">
                <text:p>-0.245183</text:p>
              </table:table-cell>
              <table:table-cell office:value-type="float" office:value="0.148894">
                <text:p>0.1488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105262">
                <text:p>-0.0105262</text:p>
              </table:table-cell>
              <table:table-cell office:value-type="float" office:value="0.0244112">
                <text:p>0.0244112</text:p>
              </table:table-cell>
              <table:table-cell office:value-type="float" office:value="-0.248026">
                <text:p>-0.248026</text:p>
              </table:table-cell>
              <table:table-cell office:value-type="float" office:value="0.148911">
                <text:p>0.1489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110186">
                <text:p>-0.0110186</text:p>
              </table:table-cell>
              <table:table-cell office:value-type="float" office:value="0.0241784">
                <text:p>0.0241784</text:p>
              </table:table-cell>
              <table:table-cell office:value-type="float" office:value="-0.248519">
                <text:p>-0.248519</text:p>
              </table:table-cell>
              <table:table-cell office:value-type="float" office:value="0.148678">
                <text:p>0.1486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927387">
                <text:p>-0.00927387</text:p>
              </table:table-cell>
              <table:table-cell office:value-type="float" office:value="0.024333">
                <text:p>0.024333</text:p>
              </table:table-cell>
              <table:table-cell office:value-type="float" office:value="-0.250774">
                <text:p>-0.250774</text:p>
              </table:table-cell>
              <table:table-cell office:value-type="float" office:value="0.148333">
                <text:p>0.148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889307">
                <text:p>-0.00889307</text:p>
              </table:table-cell>
              <table:table-cell office:value-type="float" office:value="0.027729">
                <text:p>0.027729</text:p>
              </table:table-cell>
              <table:table-cell office:value-type="float" office:value="-0.253393">
                <text:p>-0.253393</text:p>
              </table:table-cell>
              <table:table-cell office:value-type="float" office:value="0.151229">
                <text:p>0.151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887663">
                <text:p>-0.00887663</text:p>
              </table:table-cell>
              <table:table-cell office:value-type="float" office:value="0.0286242">
                <text:p>0.0286242</text:p>
              </table:table-cell>
              <table:table-cell office:value-type="float" office:value="0.162123">
                <text:p>0.162123</text:p>
              </table:table-cell>
              <table:table-cell office:value-type="float" office:value="0.0141242">
                <text:p>0.01412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81635">
                <text:p>-0.0081635</text:p>
              </table:table-cell>
              <table:table-cell office:value-type="float" office:value="0.0287082">
                <text:p>0.0287082</text:p>
              </table:table-cell>
              <table:table-cell office:value-type="float" office:value="0.161337">
                <text:p>0.161337</text:p>
              </table:table-cell>
              <table:table-cell office:value-type="float" office:value="0.0142082">
                <text:p>0.014208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927541">
                <text:p>-0.00927541</text:p>
              </table:table-cell>
              <table:table-cell office:value-type="float" office:value="0.0300358">
                <text:p>0.0300358</text:p>
              </table:table-cell>
              <table:table-cell office:value-type="float" office:value="-0.260275">
                <text:p>-0.260275</text:p>
              </table:table-cell>
              <table:table-cell office:value-type="float" office:value="0.148536">
                <text:p>0.1485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890027">
                <text:p>-0.00890027</text:p>
              </table:table-cell>
              <table:table-cell office:value-type="float" office:value="0.0210136">
                <text:p>0.0210136</text:p>
              </table:table-cell>
              <table:table-cell office:value-type="float" office:value="-0.2584">
                <text:p>-0.2584</text:p>
              </table:table-cell>
              <table:table-cell office:value-type="float" office:value="0.139514">
                <text:p>0.1395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495588">
                <text:p>-0.00495588</text:p>
              </table:table-cell>
              <table:table-cell office:value-type="float" office:value="0.0199427">
                <text:p>0.0199427</text:p>
              </table:table-cell>
              <table:table-cell office:value-type="float" office:value="-0.255456">
                <text:p>-0.255456</text:p>
              </table:table-cell>
              <table:table-cell office:value-type="float" office:value="0.144943">
                <text:p>0.1449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541887">
                <text:p>-0.00541887</text:p>
              </table:table-cell>
              <table:table-cell office:value-type="float" office:value="0.0288665">
                <text:p>0.0288665</text:p>
              </table:table-cell>
              <table:table-cell office:value-type="float" office:value="-0.257419">
                <text:p>-0.257419</text:p>
              </table:table-cell>
              <table:table-cell office:value-type="float" office:value="0.153866">
                <text:p>0.1538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71099">
                <text:p>-0.0071099</text:p>
              </table:table-cell>
              <table:table-cell office:value-type="float" office:value="0.0296826">
                <text:p>0.0296826</text:p>
              </table:table-cell>
              <table:table-cell office:value-type="float" office:value="-0.25661">
                <text:p>-0.25661</text:p>
              </table:table-cell>
              <table:table-cell office:value-type="float" office:value="0.145183">
                <text:p>0.14518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476034">
                <text:p>-0.00476034</text:p>
              </table:table-cell>
              <table:table-cell office:value-type="float" office:value="0.0266562">
                <text:p>0.0266562</text:p>
              </table:table-cell>
              <table:table-cell office:value-type="float" office:value="-0.25526">
                <text:p>-0.25526</text:p>
              </table:table-cell>
              <table:table-cell office:value-type="float" office:value="0.145156">
                <text:p>0.1451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294812">
                <text:p>-0.00294812</text:p>
              </table:table-cell>
              <table:table-cell office:value-type="float" office:value="0.0267871">
                <text:p>0.0267871</text:p>
              </table:table-cell>
              <table:table-cell office:value-type="float" office:value="-0.253948">
                <text:p>-0.253948</text:p>
              </table:table-cell>
              <table:table-cell office:value-type="float" office:value="0.147287">
                <text:p>0.14728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361148">
                <text:p>-0.00361148</text:p>
              </table:table-cell>
              <table:table-cell office:value-type="float" office:value="0.0265903">
                <text:p>0.0265903</text:p>
              </table:table-cell>
              <table:table-cell office:value-type="float" office:value="0.165889">
                <text:p>0.165889</text:p>
              </table:table-cell>
              <table:table-cell office:value-type="float" office:value="0.0120903">
                <text:p>0.01209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50223">
                <text:p>-0.0050223</text:p>
              </table:table-cell>
              <table:table-cell office:value-type="float" office:value="0.0284695">
                <text:p>0.0284695</text:p>
              </table:table-cell>
              <table:table-cell office:value-type="float" office:value="-0.247022">
                <text:p>-0.247022</text:p>
              </table:table-cell>
              <table:table-cell office:value-type="float" office:value="0.15097">
                <text:p>0.150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0434931">
                <text:p>-0.00434931</text:p>
              </table:table-cell>
              <table:table-cell office:value-type="float" office:value="0.0289788">
                <text:p>0.0289788</text:p>
              </table:table-cell>
              <table:table-cell office:value-type="float" office:value="-0.241349">
                <text:p>-0.241349</text:p>
              </table:table-cell>
              <table:table-cell office:value-type="float" office:value="0.151479">
                <text:p>0.1514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238655">
                <text:p>-0.00238655</text:p>
              </table:table-cell>
              <table:table-cell office:value-type="float" office:value="0.0290184">
                <text:p>0.0290184</text:p>
              </table:table-cell>
              <table:table-cell office:value-type="float" office:value="-0.235387">
                <text:p>-0.235387</text:p>
              </table:table-cell>
              <table:table-cell office:value-type="float" office:value="0.153018">
                <text:p>0.1530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00981794">
                <text:p>-0.000981794</text:p>
              </table:table-cell>
              <table:table-cell office:value-type="float" office:value="0.0284528">
                <text:p>0.0284528</text:p>
              </table:table-cell>
              <table:table-cell office:value-type="float" office:value="-0.230482">
                <text:p>-0.230482</text:p>
              </table:table-cell>
              <table:table-cell office:value-type="float" office:value="0.153953">
                <text:p>0.1539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215063">
                <text:p>-0.00215063</text:p>
              </table:table-cell>
              <table:table-cell office:value-type="float" office:value="0.0277366">
                <text:p>0.0277366</text:p>
              </table:table-cell>
              <table:table-cell office:value-type="float" office:value="-0.228151">
                <text:p>-0.228151</text:p>
              </table:table-cell>
              <table:table-cell office:value-type="float" office:value="0.153237">
                <text:p>0.1532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419448">
                <text:p>-0.00419448</text:p>
              </table:table-cell>
              <table:table-cell office:value-type="float" office:value="0.0313244">
                <text:p>0.0313244</text:p>
              </table:table-cell>
              <table:table-cell office:value-type="float" office:value="-0.222194">
                <text:p>-0.222194</text:p>
              </table:table-cell>
              <table:table-cell office:value-type="float" office:value="0.158824">
                <text:p>0.1588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0410467">
                <text:p>-0.00410467</text:p>
              </table:table-cell>
              <table:table-cell office:value-type="float" office:value="0.033424">
                <text:p>0.033424</text:p>
              </table:table-cell>
              <table:table-cell office:value-type="float" office:value="-0.219605">
                <text:p>-0.219605</text:p>
              </table:table-cell>
              <table:table-cell office:value-type="float" office:value="0.158924">
                <text:p>0.1589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0258818">
                <text:p>-0.00258818</text:p>
              </table:table-cell>
              <table:table-cell office:value-type="float" office:value="0.0336797">
                <text:p>0.0336797</text:p>
              </table:table-cell>
              <table:table-cell office:value-type="float" office:value="-0.215088">
                <text:p>-0.215088</text:p>
              </table:table-cell>
              <table:table-cell office:value-type="float" office:value="0.15968">
                <text:p>0.159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274048">
                <text:p>-0.00274048</text:p>
              </table:table-cell>
              <table:table-cell office:value-type="float" office:value="0.0288854">
                <text:p>0.0288854</text:p>
              </table:table-cell>
              <table:table-cell office:value-type="float" office:value="-0.21274">
                <text:p>-0.21274</text:p>
              </table:table-cell>
              <table:table-cell office:value-type="float" office:value="0.155385">
                <text:p>0.1553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205966">
                <text:p>-0.00205966</text:p>
              </table:table-cell>
              <table:table-cell office:value-type="float" office:value="0.0261836">
                <text:p>0.0261836</text:p>
              </table:table-cell>
              <table:table-cell office:value-type="float" office:value="-0.20806">
                <text:p>-0.20806</text:p>
              </table:table-cell>
              <table:table-cell office:value-type="float" office:value="0.158684">
                <text:p>0.15868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19195">
                <text:p>-0.0019195</text:p>
              </table:table-cell>
              <table:table-cell office:value-type="float" office:value="0.0320365">
                <text:p>0.0320365</text:p>
              </table:table-cell>
              <table:table-cell office:value-type="float" office:value="-0.20392">
                <text:p>-0.20392</text:p>
              </table:table-cell>
              <table:table-cell office:value-type="float" office:value="0.160536">
                <text:p>0.1605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0355011">
                <text:p>-0.00355011</text:p>
              </table:table-cell>
              <table:table-cell office:value-type="float" office:value="0.0357595">
                <text:p>0.0357595</text:p>
              </table:table-cell>
              <table:table-cell office:value-type="float" office:value="-0.19805">
                <text:p>-0.19805</text:p>
              </table:table-cell>
              <table:table-cell office:value-type="float" office:value="0.15776">
                <text:p>0.1577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644371">
                <text:p>-0.00644371</text:p>
              </table:table-cell>
              <table:table-cell office:value-type="float" office:value="0.0325457">
                <text:p>0.0325457</text:p>
              </table:table-cell>
              <table:table-cell office:value-type="float" office:value="-0.195444">
                <text:p>-0.195444</text:p>
              </table:table-cell>
              <table:table-cell office:value-type="float" office:value="0.160046">
                <text:p>0.1600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614728">
                <text:p>-0.00614728</text:p>
              </table:table-cell>
              <table:table-cell office:value-type="float" office:value="0.023728">
                <text:p>0.023728</text:p>
              </table:table-cell>
              <table:table-cell office:value-type="float" office:value="-0.189647">
                <text:p>-0.189647</text:p>
              </table:table-cell>
              <table:table-cell office:value-type="float" office:value="0.157228">
                <text:p>0.1572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50197">
                <text:p>-0.0050197</text:p>
              </table:table-cell>
              <table:table-cell office:value-type="float" office:value="0.020342">
                <text:p>0.020342</text:p>
              </table:table-cell>
              <table:table-cell office:value-type="float" office:value="-0.18552">
                <text:p>-0.18552</text:p>
              </table:table-cell>
              <table:table-cell office:value-type="float" office:value="0.157842">
                <text:p>0.1578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638805">
                <text:p>-0.00638805</text:p>
              </table:table-cell>
              <table:table-cell office:value-type="float" office:value="0.0222286">
                <text:p>0.0222286</text:p>
              </table:table-cell>
              <table:table-cell office:value-type="float" office:value="-0.179888">
                <text:p>-0.179888</text:p>
              </table:table-cell>
              <table:table-cell office:value-type="float" office:value="0.159729">
                <text:p>0.1597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734404">
                <text:p>-0.00734404</text:p>
              </table:table-cell>
              <table:table-cell office:value-type="float" office:value="0.0260119">
                <text:p>0.0260119</text:p>
              </table:table-cell>
              <table:table-cell office:value-type="float" office:value="-0.173844">
                <text:p>-0.173844</text:p>
              </table:table-cell>
              <table:table-cell office:value-type="float" office:value="0.159012">
                <text:p>0.1590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0810558">
                <text:p>-0.00810558</text:p>
              </table:table-cell>
              <table:table-cell office:value-type="float" office:value="0.0275132">
                <text:p>0.0275132</text:p>
              </table:table-cell>
              <table:table-cell office:value-type="float" office:value="-0.168606">
                <text:p>-0.168606</text:p>
              </table:table-cell>
              <table:table-cell office:value-type="float" office:value="0.158013">
                <text:p>0.1580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864424">
                <text:p>-0.00864424</text:p>
              </table:table-cell>
              <table:table-cell office:value-type="float" office:value="0.0246075">
                <text:p>0.0246075</text:p>
              </table:table-cell>
              <table:table-cell office:value-type="float" office:value="-0.164644">
                <text:p>-0.164644</text:p>
              </table:table-cell>
              <table:table-cell office:value-type="float" office:value="0.156607">
                <text:p>0.1566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870248">
                <text:p>-0.00870248</text:p>
              </table:table-cell>
              <table:table-cell office:value-type="float" office:value="0.0215915">
                <text:p>0.0215915</text:p>
              </table:table-cell>
              <table:table-cell office:value-type="float" office:value="-0.157702">
                <text:p>-0.157702</text:p>
              </table:table-cell>
              <table:table-cell office:value-type="float" office:value="0.158092">
                <text:p>0.1580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100934">
                <text:p>-0.0100934</text:p>
              </table:table-cell>
              <table:table-cell office:value-type="float" office:value="0.0145017">
                <text:p>0.0145017</text:p>
              </table:table-cell>
              <table:table-cell office:value-type="float" office:value="-0.152593">
                <text:p>-0.152593</text:p>
              </table:table-cell>
              <table:table-cell office:value-type="float" office:value="0.158502">
                <text:p>0.1585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129708">
                <text:p>-0.0129708</text:p>
              </table:table-cell>
              <table:table-cell office:value-type="float" office:value="0.0116924">
                <text:p>0.0116924</text:p>
              </table:table-cell>
              <table:table-cell office:value-type="float" office:value="-0.145471">
                <text:p>-0.145471</text:p>
              </table:table-cell>
              <table:table-cell office:value-type="float" office:value="0.158192">
                <text:p>0.1581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140291">
                <text:p>-0.0140291</text:p>
              </table:table-cell>
              <table:table-cell office:value-type="float" office:value="0.0152771">
                <text:p>0.0152771</text:p>
              </table:table-cell>
              <table:table-cell office:value-type="float" office:value="-0.136029">
                <text:p>-0.136029</text:p>
              </table:table-cell>
              <table:table-cell office:value-type="float" office:value="0.159277">
                <text:p>0.1592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151171">
                <text:p>-0.0151171</text:p>
              </table:table-cell>
              <table:table-cell office:value-type="float" office:value="0.0192237">
                <text:p>0.0192237</text:p>
              </table:table-cell>
              <table:table-cell office:value-type="float" office:value="-0.127117">
                <text:p>-0.127117</text:p>
              </table:table-cell>
              <table:table-cell office:value-type="float" office:value="0.158224">
                <text:p>0.1582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148831">
                <text:p>-0.0148831</text:p>
              </table:table-cell>
              <table:table-cell office:value-type="float" office:value="0.0203066">
                <text:p>0.0203066</text:p>
              </table:table-cell>
              <table:table-cell office:value-type="float" office:value="-0.117883">
                <text:p>-0.117883</text:p>
              </table:table-cell>
              <table:table-cell office:value-type="float" office:value="0.160807">
                <text:p>0.1608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143922">
                <text:p>-0.0143922</text:p>
              </table:table-cell>
              <table:table-cell office:value-type="float" office:value="0.0190341">
                <text:p>0.0190341</text:p>
              </table:table-cell>
              <table:table-cell office:value-type="float" office:value="-0.108892">
                <text:p>-0.108892</text:p>
              </table:table-cell>
              <table:table-cell office:value-type="float" office:value="0.161534">
                <text:p>0.16153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157163">
                <text:p>-0.0157163</text:p>
              </table:table-cell>
              <table:table-cell office:value-type="float" office:value="0.0155316">
                <text:p>0.0155316</text:p>
              </table:table-cell>
              <table:table-cell office:value-type="float" office:value="-0.100216">
                <text:p>-0.100216</text:p>
              </table:table-cell>
              <table:table-cell office:value-type="float" office:value="0.161532">
                <text:p>0.1615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190075">
                <text:p>-0.0190075</text:p>
              </table:table-cell>
              <table:table-cell office:value-type="float" office:value="0.0145499">
                <text:p>0.0145499</text:p>
              </table:table-cell>
              <table:table-cell office:value-type="float" office:value="-0.0920075">
                <text:p>-0.0920075</text:p>
              </table:table-cell>
              <table:table-cell office:value-type="float" office:value="0.15905">
                <text:p>0.159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21701">
                <text:p>-0.021701</text:p>
              </table:table-cell>
              <table:table-cell office:value-type="float" office:value="0.0160599">
                <text:p>0.0160599</text:p>
              </table:table-cell>
              <table:table-cell office:value-type="float" office:value="-0.085201">
                <text:p>-0.085201</text:p>
              </table:table-cell>
              <table:table-cell office:value-type="float" office:value="0.16156">
                <text:p>0.1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262578">
                <text:p>-0.0262578</text:p>
              </table:table-cell>
              <table:table-cell office:value-type="float" office:value="0.017767">
                <text:p>0.017767</text:p>
              </table:table-cell>
              <table:table-cell office:value-type="float" office:value="-0.0782578">
                <text:p>-0.0782578</text:p>
              </table:table-cell>
              <table:table-cell office:value-type="float" office:value="0.162267">
                <text:p>0.1622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313576">
                <text:p>-0.0313576</text:p>
              </table:table-cell>
              <table:table-cell office:value-type="float" office:value="0.0174769">
                <text:p>0.0174769</text:p>
              </table:table-cell>
              <table:table-cell office:value-type="float" office:value="-0.0708576">
                <text:p>-0.0708576</text:p>
              </table:table-cell>
              <table:table-cell office:value-type="float" office:value="0.162477">
                <text:p>0.1624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335812">
                <text:p>-0.0335812</text:p>
              </table:table-cell>
              <table:table-cell office:value-type="float" office:value="0.01718">
                <text:p>0.01718</text:p>
              </table:table-cell>
              <table:table-cell office:value-type="float" office:value="-0.0640812">
                <text:p>-0.0640812</text:p>
              </table:table-cell>
              <table:table-cell office:value-type="float" office:value="0.16418">
                <text:p>0.164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346904">
                <text:p>-0.0346904</text:p>
              </table:table-cell>
              <table:table-cell office:value-type="float" office:value="0.0178477">
                <text:p>0.0178477</text:p>
              </table:table-cell>
              <table:table-cell office:value-type="float" office:value="-0.0586904">
                <text:p>-0.0586904</text:p>
              </table:table-cell>
              <table:table-cell office:value-type="float" office:value="0.165348">
                <text:p>0.1653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375134">
                <text:p>-0.0375134</text:p>
              </table:table-cell>
              <table:table-cell office:value-type="float" office:value="0.02001">
                <text:p>0.02001</text:p>
              </table:table-cell>
              <table:table-cell office:value-type="float" office:value="-0.0555134">
                <text:p>-0.0555134</text:p>
              </table:table-cell>
              <table:table-cell office:value-type="float" office:value="0.16501">
                <text:p>0.165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414705">
                <text:p>-0.0414705</text:p>
              </table:table-cell>
              <table:table-cell office:value-type="float" office:value="0.0173219">
                <text:p>0.0173219</text:p>
              </table:table-cell>
              <table:table-cell office:value-type="float" office:value="-0.0519705">
                <text:p>-0.0519705</text:p>
              </table:table-cell>
              <table:table-cell office:value-type="float" office:value="0.162822">
                <text:p>0.1628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426484">
                <text:p>-0.0426484</text:p>
              </table:table-cell>
              <table:table-cell office:value-type="float" office:value="0.0141259">
                <text:p>0.0141259</text:p>
              </table:table-cell>
              <table:table-cell office:value-type="float" office:value="-0.0476484">
                <text:p>-0.0476484</text:p>
              </table:table-cell>
              <table:table-cell office:value-type="float" office:value="0.162626">
                <text:p>0.1626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421434">
                <text:p>-0.0421434</text:p>
              </table:table-cell>
              <table:table-cell office:value-type="float" office:value="0.0171404">
                <text:p>0.0171404</text:p>
              </table:table-cell>
              <table:table-cell office:value-type="float" office:value="-0.0451434">
                <text:p>-0.0451434</text:p>
              </table:table-cell>
              <table:table-cell office:value-type="float" office:value="0.16114">
                <text:p>0.161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422514">
                <text:p>-0.0422514</text:p>
              </table:table-cell>
              <table:table-cell office:value-type="float" office:value="0.026868">
                <text:p>0.026868</text:p>
              </table:table-cell>
              <table:table-cell office:value-type="float" office:value="-0.0397514">
                <text:p>-0.0397514</text:p>
              </table:table-cell>
              <table:table-cell office:value-type="float" office:value="0.168368">
                <text:p>0.16836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437371">
                <text:p>-0.0437371</text:p>
              </table:table-cell>
              <table:table-cell office:value-type="float" office:value="0.0310756">
                <text:p>0.0310756</text:p>
              </table:table-cell>
              <table:table-cell office:value-type="float" office:value="-0.0362371">
                <text:p>-0.0362371</text:p>
              </table:table-cell>
              <table:table-cell office:value-type="float" office:value="0.167076">
                <text:p>0.1670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452686">
                <text:p>-0.0452686</text:p>
              </table:table-cell>
              <table:table-cell office:value-type="float" office:value="0.0303355">
                <text:p>0.0303355</text:p>
              </table:table-cell>
              <table:table-cell office:value-type="float" office:value="-0.0342686">
                <text:p>-0.0342686</text:p>
              </table:table-cell>
              <table:table-cell office:value-type="float" office:value="0.167336">
                <text:p>0.1673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465226">
                <text:p>-0.0465226</text:p>
              </table:table-cell>
              <table:table-cell office:value-type="float" office:value="0.0296306">
                <text:p>0.0296306</text:p>
              </table:table-cell>
              <table:table-cell office:value-type="float" office:value="-0.0310226">
                <text:p>-0.0310226</text:p>
              </table:table-cell>
              <table:table-cell office:value-type="float" office:value="0.172131">
                <text:p>0.1721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447592">
                <text:p>-0.0447592</text:p>
              </table:table-cell>
              <table:table-cell office:value-type="float" office:value="0.0348677">
                <text:p>0.0348677</text:p>
              </table:table-cell>
              <table:table-cell office:value-type="float" office:value="-0.0302592">
                <text:p>-0.0302592</text:p>
              </table:table-cell>
              <table:table-cell office:value-type="float" office:value="0.172868">
                <text:p>0.17286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406007">
                <text:p>-0.0406007</text:p>
              </table:table-cell>
              <table:table-cell office:value-type="float" office:value="0.0406737">
                <text:p>0.0406737</text:p>
              </table:table-cell>
              <table:table-cell office:value-type="float" office:value="-0.0291007">
                <text:p>-0.0291007</text:p>
              </table:table-cell>
              <table:table-cell office:value-type="float" office:value="0.173674">
                <text:p>0.17367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415189">
                <text:p>-0.0415189</text:p>
              </table:table-cell>
              <table:table-cell office:value-type="float" office:value="0.047201">
                <text:p>0.047201</text:p>
              </table:table-cell>
              <table:table-cell office:value-type="float" office:value="-0.0300189">
                <text:p>-0.0300189</text:p>
              </table:table-cell>
              <table:table-cell office:value-type="float" office:value="0.174201">
                <text:p>0.1742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433722">
                <text:p>-0.0433722</text:p>
              </table:table-cell>
              <table:table-cell office:value-type="float" office:value="0.0481481">
                <text:p>0.0481481</text:p>
              </table:table-cell>
              <table:table-cell office:value-type="float" office:value="-0.0318722">
                <text:p>-0.0318722</text:p>
              </table:table-cell>
              <table:table-cell office:value-type="float" office:value="0.168648">
                <text:p>0.1686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444196">
                <text:p>-0.0444196</text:p>
              </table:table-cell>
              <table:table-cell office:value-type="float" office:value="0.0442038">
                <text:p>0.0442038</text:p>
              </table:table-cell>
              <table:table-cell office:value-type="float" office:value="-0.0319196">
                <text:p>-0.0319196</text:p>
              </table:table-cell>
              <table:table-cell office:value-type="float" office:value="0.169704">
                <text:p>0.1697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431163">
                <text:p>-0.0431163</text:p>
              </table:table-cell>
              <table:table-cell office:value-type="float" office:value="0.0371833">
                <text:p>0.0371833</text:p>
              </table:table-cell>
              <table:table-cell office:value-type="float" office:value="-0.0316163">
                <text:p>-0.0316163</text:p>
              </table:table-cell>
              <table:table-cell office:value-type="float" office:value="0.172683">
                <text:p>0.17268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446238">
                <text:p>-0.0446238</text:p>
              </table:table-cell>
              <table:table-cell office:value-type="float" office:value="0.0314386">
                <text:p>0.0314386</text:p>
              </table:table-cell>
              <table:table-cell office:value-type="float" office:value="-0.0346238">
                <text:p>-0.0346238</text:p>
              </table:table-cell>
              <table:table-cell office:value-type="float" office:value="0.170939">
                <text:p>0.1709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47535">
                <text:p>-0.047535</text:p>
              </table:table-cell>
              <table:table-cell office:value-type="float" office:value="0.0312003">
                <text:p>0.0312003</text:p>
              </table:table-cell>
              <table:table-cell office:value-type="float" office:value="-0.036035">
                <text:p>-0.036035</text:p>
              </table:table-cell>
              <table:table-cell office:value-type="float" office:value="0.1757">
                <text:p>0.17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459247">
                <text:p>-0.0459247</text:p>
              </table:table-cell>
              <table:table-cell office:value-type="float" office:value="0.0360746">
                <text:p>0.0360746</text:p>
              </table:table-cell>
              <table:table-cell office:value-type="float" office:value="-0.0339247">
                <text:p>-0.0339247</text:p>
              </table:table-cell>
              <table:table-cell office:value-type="float" office:value="0.181075">
                <text:p>0.1810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455922">
                <text:p>-0.0455922</text:p>
              </table:table-cell>
              <table:table-cell office:value-type="float" office:value="0.0367912">
                <text:p>0.0367912</text:p>
              </table:table-cell>
              <table:table-cell office:value-type="float" office:value="-0.0360922">
                <text:p>-0.0360922</text:p>
              </table:table-cell>
              <table:table-cell office:value-type="float" office:value="0.187291">
                <text:p>0.1872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472994">
                <text:p>-0.0472994</text:p>
              </table:table-cell>
              <table:table-cell office:value-type="float" office:value="0.0319678">
                <text:p>0.0319678</text:p>
              </table:table-cell>
              <table:table-cell office:value-type="float" office:value="-0.0377994">
                <text:p>-0.0377994</text:p>
              </table:table-cell>
              <table:table-cell office:value-type="float" office:value="0.189968">
                <text:p>0.18996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523483">
                <text:p>-0.0523483</text:p>
              </table:table-cell>
              <table:table-cell office:value-type="float" office:value="0.0305125">
                <text:p>0.0305125</text:p>
              </table:table-cell>
              <table:table-cell office:value-type="float" office:value="-0.0408483">
                <text:p>-0.0408483</text:p>
              </table:table-cell>
              <table:table-cell office:value-type="float" office:value="0.197013">
                <text:p>0.1970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456442">
                <text:p>-0.0456442</text:p>
              </table:table-cell>
              <table:table-cell office:value-type="float" office:value="0.0322646">
                <text:p>0.0322646</text:p>
              </table:table-cell>
              <table:table-cell office:value-type="float" office:value="-0.0406442">
                <text:p>-0.0406442</text:p>
              </table:table-cell>
              <table:table-cell office:value-type="float" office:value="0.204265">
                <text:p>0.20426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472884">
                <text:p>-0.0472884</text:p>
              </table:table-cell>
              <table:table-cell office:value-type="float" office:value="0.0488991">
                <text:p>0.0488991</text:p>
              </table:table-cell>
              <table:table-cell office:value-type="float" office:value="-0.0447884">
                <text:p>-0.0447884</text:p>
              </table:table-cell>
              <table:table-cell office:value-type="float" office:value="0.218399">
                <text:p>0.2183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487485">
                <text:p>-0.0487485</text:p>
              </table:table-cell>
              <table:table-cell office:value-type="float" office:value="0.0530662">
                <text:p>0.0530662</text:p>
              </table:table-cell>
              <table:table-cell office:value-type="float" office:value="-0.0442485">
                <text:p>-0.0442485</text:p>
              </table:table-cell>
              <table:table-cell office:value-type="float" office:value="0.215066">
                <text:p>0.21506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482942">
                <text:p>-0.0482942</text:p>
              </table:table-cell>
              <table:table-cell office:value-type="float" office:value="0.0579992">
                <text:p>0.0579992</text:p>
              </table:table-cell>
              <table:table-cell office:value-type="float" office:value="-0.0422942">
                <text:p>-0.0422942</text:p>
              </table:table-cell>
              <table:table-cell office:value-type="float" office:value="0.218499">
                <text:p>0.2184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447698">
                <text:p>-0.0447698</text:p>
              </table:table-cell>
              <table:table-cell office:value-type="float" office:value="0.0550804">
                <text:p>0.0550804</text:p>
              </table:table-cell>
              <table:table-cell office:value-type="float" office:value="-0.0407698">
                <text:p>-0.0407698</text:p>
              </table:table-cell>
              <table:table-cell office:value-type="float" office:value="0.22608">
                <text:p>0.2260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469626">
                <text:p>-0.0469626</text:p>
              </table:table-cell>
              <table:table-cell office:value-type="float" office:value="0.0515586">
                <text:p>0.0515586</text:p>
              </table:table-cell>
              <table:table-cell office:value-type="float" office:value="-0.0394626">
                <text:p>-0.0394626</text:p>
              </table:table-cell>
              <table:table-cell office:value-type="float" office:value="0.230059">
                <text:p>0.23005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497095">
                <text:p>-0.0497095</text:p>
              </table:table-cell>
              <table:table-cell office:value-type="float" office:value="0.0483946">
                <text:p>0.0483946</text:p>
              </table:table-cell>
              <table:table-cell office:value-type="float" office:value="-0.0392094">
                <text:p>-0.0392094</text:p>
              </table:table-cell>
              <table:table-cell office:value-type="float" office:value="0.236895">
                <text:p>0.23689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508669">
                <text:p>-0.0508669</text:p>
              </table:table-cell>
              <table:table-cell office:value-type="float" office:value="0.051271">
                <text:p>0.051271</text:p>
              </table:table-cell>
              <table:table-cell office:value-type="float" office:value="-0.0383669">
                <text:p>-0.0383669</text:p>
              </table:table-cell>
              <table:table-cell office:value-type="float" office:value="0.249271">
                <text:p>0.2492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514691">
                <text:p>-0.0514691</text:p>
              </table:table-cell>
              <table:table-cell office:value-type="float" office:value="0.0526287">
                <text:p>0.0526287</text:p>
              </table:table-cell>
              <table:table-cell office:value-type="float" office:value="-0.0949691">
                <text:p>-0.0949691</text:p>
              </table:table-cell>
              <table:table-cell office:value-type="float" office:value="0.177629">
                <text:p>0.1776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510408">
                <text:p>-0.0510408</text:p>
              </table:table-cell>
              <table:table-cell office:value-type="float" office:value="0.051361">
                <text:p>0.051361</text:p>
              </table:table-cell>
              <table:table-cell office:value-type="float" office:value="-0.0950408">
                <text:p>-0.0950408</text:p>
              </table:table-cell>
              <table:table-cell office:value-type="float" office:value="0.176861">
                <text:p>0.1768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528694">
                <text:p>-0.0528694</text:p>
              </table:table-cell>
              <table:table-cell office:value-type="float" office:value="0.0487664">
                <text:p>0.0487664</text:p>
              </table:table-cell>
              <table:table-cell office:value-type="float" office:value="-0.0393694">
                <text:p>-0.0393694</text:p>
              </table:table-cell>
              <table:table-cell office:value-type="float" office:value="0.257266">
                <text:p>0.2572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499329">
                <text:p>-0.0499329</text:p>
              </table:table-cell>
              <table:table-cell office:value-type="float" office:value="0.0540922">
                <text:p>0.0540922</text:p>
              </table:table-cell>
              <table:table-cell office:value-type="float" office:value="-0.0374329">
                <text:p>-0.0374329</text:p>
              </table:table-cell>
              <table:table-cell office:value-type="float" office:value="0.266592">
                <text:p>0.2665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518848">
                <text:p>-0.0518848</text:p>
              </table:table-cell>
              <table:table-cell office:value-type="float" office:value="0.051069">
                <text:p>0.051069</text:p>
              </table:table-cell>
              <table:table-cell office:value-type="float" office:value="-0.0393848">
                <text:p>-0.0393848</text:p>
              </table:table-cell>
              <table:table-cell office:value-type="float" office:value="0.267569">
                <text:p>0.2675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52477">
                <text:p>-0.052477</text:p>
              </table:table-cell>
              <table:table-cell office:value-type="float" office:value="0.0547048">
                <text:p>0.0547048</text:p>
              </table:table-cell>
              <table:table-cell office:value-type="float" office:value="-0.039977">
                <text:p>-0.039977</text:p>
              </table:table-cell>
              <table:table-cell office:value-type="float" office:value="0.273205">
                <text:p>0.2732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526256">
                <text:p>-0.0526256</text:p>
              </table:table-cell>
              <table:table-cell office:value-type="float" office:value="0.063162">
                <text:p>0.063162</text:p>
              </table:table-cell>
              <table:table-cell office:value-type="float" office:value="-0.0386256">
                <text:p>-0.0386256</text:p>
              </table:table-cell>
              <table:table-cell office:value-type="float" office:value="0.278162">
                <text:p>0.2781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517941">
                <text:p>-0.0517941</text:p>
              </table:table-cell>
              <table:table-cell office:value-type="float" office:value="0.0614268">
                <text:p>0.0614268</text:p>
              </table:table-cell>
              <table:table-cell office:value-type="float" office:value="-0.0347941">
                <text:p>-0.0347941</text:p>
              </table:table-cell>
              <table:table-cell office:value-type="float" office:value="0.269427">
                <text:p>0.2694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523006">
                <text:p>-0.0523006</text:p>
              </table:table-cell>
              <table:table-cell office:value-type="float" office:value="0.0628996">
                <text:p>0.0628996</text:p>
              </table:table-cell>
              <table:table-cell office:value-type="float" office:value="-0.0358006">
                <text:p>-0.0358006</text:p>
              </table:table-cell>
              <table:table-cell office:value-type="float" office:value="0.2609">
                <text:p>0.260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518729">
                <text:p>-0.0518729</text:p>
              </table:table-cell>
              <table:table-cell office:value-type="float" office:value="0.0649102">
                <text:p>0.0649102</text:p>
              </table:table-cell>
              <table:table-cell office:value-type="float" office:value="-0.0313729">
                <text:p>-0.0313729</text:p>
              </table:table-cell>
              <table:table-cell office:value-type="float" office:value="0.26241">
                <text:p>0.2624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509406">
                <text:p>-0.0509406</text:p>
              </table:table-cell>
              <table:table-cell office:value-type="float" office:value="0.0664109">
                <text:p>0.0664109</text:p>
              </table:table-cell>
              <table:table-cell office:value-type="float" office:value="-0.0324406">
                <text:p>-0.0324406</text:p>
              </table:table-cell>
              <table:table-cell office:value-type="float" office:value="0.252911">
                <text:p>0.2529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499388">
                <text:p>-0.0499388</text:p>
              </table:table-cell>
              <table:table-cell office:value-type="float" office:value="0.0645667">
                <text:p>0.0645667</text:p>
              </table:table-cell>
              <table:table-cell office:value-type="float" office:value="-0.0319388">
                <text:p>-0.0319388</text:p>
              </table:table-cell>
              <table:table-cell office:value-type="float" office:value="0.245567">
                <text:p>0.2455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502119">
                <text:p>-0.0502119</text:p>
              </table:table-cell>
              <table:table-cell office:value-type="float" office:value="0.0610412">
                <text:p>0.0610412</text:p>
              </table:table-cell>
              <table:table-cell office:value-type="float" office:value="-0.0337119">
                <text:p>-0.0337119</text:p>
              </table:table-cell>
              <table:table-cell office:value-type="float" office:value="0.238541">
                <text:p>0.2385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513119">
                <text:p>-0.0513119</text:p>
              </table:table-cell>
              <table:table-cell office:value-type="float" office:value="0.0595967">
                <text:p>0.0595967</text:p>
              </table:table-cell>
              <table:table-cell office:value-type="float" office:value="-0.0358119">
                <text:p>-0.0358119</text:p>
              </table:table-cell>
              <table:table-cell office:value-type="float" office:value="0.238597">
                <text:p>0.2385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520317">
                <text:p>-0.0520317</text:p>
              </table:table-cell>
              <table:table-cell office:value-type="float" office:value="0.0592254">
                <text:p>0.0592254</text:p>
              </table:table-cell>
              <table:table-cell office:value-type="float" office:value="-0.0340317">
                <text:p>-0.0340317</text:p>
              </table:table-cell>
              <table:table-cell office:value-type="float" office:value="0.236225">
                <text:p>0.2362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515036">
                <text:p>-0.0515036</text:p>
              </table:table-cell>
              <table:table-cell office:value-type="float" office:value="0.0575155">
                <text:p>0.0575155</text:p>
              </table:table-cell>
              <table:table-cell office:value-type="float" office:value="-0.0340036">
                <text:p>-0.0340036</text:p>
              </table:table-cell>
              <table:table-cell office:value-type="float" office:value="0.232016">
                <text:p>0.232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517204">
                <text:p>-0.0517204</text:p>
              </table:table-cell>
              <table:table-cell office:value-type="float" office:value="0.0548459">
                <text:p>0.0548459</text:p>
              </table:table-cell>
              <table:table-cell office:value-type="float" office:value="-0.0342204">
                <text:p>-0.0342204</text:p>
              </table:table-cell>
              <table:table-cell office:value-type="float" office:value="0.227346">
                <text:p>0.22734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516326">
                <text:p>-0.0516326</text:p>
              </table:table-cell>
              <table:table-cell office:value-type="float" office:value="0.0562772">
                <text:p>0.0562772</text:p>
              </table:table-cell>
              <table:table-cell office:value-type="float" office:value="-0.0336326">
                <text:p>-0.0336326</text:p>
              </table:table-cell>
              <table:table-cell office:value-type="float" office:value="0.227777">
                <text:p>0.2277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509555">
                <text:p>-0.0509555</text:p>
              </table:table-cell>
              <table:table-cell office:value-type="float" office:value="0.0589981">
                <text:p>0.0589981</text:p>
              </table:table-cell>
              <table:table-cell office:value-type="float" office:value="-0.0344555">
                <text:p>-0.0344555</text:p>
              </table:table-cell>
              <table:table-cell office:value-type="float" office:value="0.224498">
                <text:p>0.2244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501164">
                <text:p>-0.0501164</text:p>
              </table:table-cell>
              <table:table-cell office:value-type="float" office:value="0.0598375">
                <text:p>0.0598375</text:p>
              </table:table-cell>
              <table:table-cell office:value-type="float" office:value="-0.0346164">
                <text:p>-0.0346164</text:p>
              </table:table-cell>
              <table:table-cell office:value-type="float" office:value="0.218837">
                <text:p>0.2188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497067">
                <text:p>-0.0497067</text:p>
              </table:table-cell>
              <table:table-cell office:value-type="float" office:value="0.0574441">
                <text:p>0.0574441</text:p>
              </table:table-cell>
              <table:table-cell office:value-type="float" office:value="-0.0352067">
                <text:p>-0.0352067</text:p>
              </table:table-cell>
              <table:table-cell office:value-type="float" office:value="0.216944">
                <text:p>0.2169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48493">
                <text:p>-0.048493</text:p>
              </table:table-cell>
              <table:table-cell office:value-type="float" office:value="0.0543942">
                <text:p>0.0543942</text:p>
              </table:table-cell>
              <table:table-cell office:value-type="float" office:value="-0.033993">
                <text:p>-0.033993</text:p>
              </table:table-cell>
              <table:table-cell office:value-type="float" office:value="0.212894">
                <text:p>0.2128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488196">
                <text:p>-0.0488196</text:p>
              </table:table-cell>
              <table:table-cell office:value-type="float" office:value="0.0539924">
                <text:p>0.0539924</text:p>
              </table:table-cell>
              <table:table-cell office:value-type="float" office:value="-0.0353196">
                <text:p>-0.0353196</text:p>
              </table:table-cell>
              <table:table-cell office:value-type="float" office:value="0.210992">
                <text:p>0.21099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498919">
                <text:p>-0.0498919</text:p>
              </table:table-cell>
              <table:table-cell office:value-type="float" office:value="0.0544132">
                <text:p>0.0544132</text:p>
              </table:table-cell>
              <table:table-cell office:value-type="float" office:value="-0.0343919">
                <text:p>-0.0343919</text:p>
              </table:table-cell>
              <table:table-cell office:value-type="float" office:value="0.206913">
                <text:p>0.2069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509872">
                <text:p>-0.0509872</text:p>
              </table:table-cell>
              <table:table-cell office:value-type="float" office:value="0.0543808">
                <text:p>0.0543808</text:p>
              </table:table-cell>
              <table:table-cell office:value-type="float" office:value="-0.0329872">
                <text:p>-0.0329872</text:p>
              </table:table-cell>
              <table:table-cell office:value-type="float" office:value="0.204881">
                <text:p>0.2048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514615">
                <text:p>-0.0514615</text:p>
              </table:table-cell>
              <table:table-cell office:value-type="float" office:value="0.0564586">
                <text:p>0.0564586</text:p>
              </table:table-cell>
              <table:table-cell office:value-type="float" office:value="-0.0329615">
                <text:p>-0.0329615</text:p>
              </table:table-cell>
              <table:table-cell office:value-type="float" office:value="0.199959">
                <text:p>0.1999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499076">
                <text:p>-0.0499076</text:p>
              </table:table-cell>
              <table:table-cell office:value-type="float" office:value="0.0560767">
                <text:p>0.0560767</text:p>
              </table:table-cell>
              <table:table-cell office:value-type="float" office:value="-0.0319076">
                <text:p>-0.0319076</text:p>
              </table:table-cell>
              <table:table-cell office:value-type="float" office:value="0.196577">
                <text:p>0.19657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496537">
                <text:p>-0.0496537</text:p>
              </table:table-cell>
              <table:table-cell office:value-type="float" office:value="0.055719">
                <text:p>0.055719</text:p>
              </table:table-cell>
              <table:table-cell office:value-type="float" office:value="-0.0311537">
                <text:p>-0.0311537</text:p>
              </table:table-cell>
              <table:table-cell office:value-type="float" office:value="0.192219">
                <text:p>0.19221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48306">
                <text:p>-0.048306</text:p>
              </table:table-cell>
              <table:table-cell office:value-type="float" office:value="0.0543471">
                <text:p>0.0543471</text:p>
              </table:table-cell>
              <table:table-cell office:value-type="float" office:value="-0.028306">
                <text:p>-0.028306</text:p>
              </table:table-cell>
              <table:table-cell office:value-type="float" office:value="0.187347">
                <text:p>0.18734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516599">
                <text:p>-0.0516599</text:p>
              </table:table-cell>
              <table:table-cell office:value-type="float" office:value="0.0584676">
                <text:p>0.0584676</text:p>
              </table:table-cell>
              <table:table-cell office:value-type="float" office:value="-0.0286599">
                <text:p>-0.0286599</text:p>
              </table:table-cell>
              <table:table-cell office:value-type="float" office:value="0.180468">
                <text:p>0.18046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501025">
                <text:p>-0.0501025</text:p>
              </table:table-cell>
              <table:table-cell office:value-type="float" office:value="0.0687199">
                <text:p>0.0687199</text:p>
              </table:table-cell>
              <table:table-cell office:value-type="float" office:value="-0.0276025">
                <text:p>-0.0276025</text:p>
              </table:table-cell>
              <table:table-cell office:value-type="float" office:value="0.17472">
                <text:p>0.174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519277">
                <text:p>-0.0519277</text:p>
              </table:table-cell>
              <table:table-cell office:value-type="float" office:value="0.0782405">
                <text:p>0.0782405</text:p>
              </table:table-cell>
              <table:table-cell office:value-type="float" office:value="-0.0304277">
                <text:p>-0.0304277</text:p>
              </table:table-cell>
              <table:table-cell office:value-type="float" office:value="0.175741">
                <text:p>0.1757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559136">
                <text:p>-0.0559136</text:p>
              </table:table-cell>
              <table:table-cell office:value-type="float" office:value="0.0755994">
                <text:p>0.0755994</text:p>
              </table:table-cell>
              <table:table-cell office:value-type="float" office:value="-0.0284136">
                <text:p>-0.0284136</text:p>
              </table:table-cell>
              <table:table-cell office:value-type="float" office:value="0.164099">
                <text:p>0.1640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557602">
                <text:p>-0.0557602</text:p>
              </table:table-cell>
              <table:table-cell office:value-type="float" office:value="0.0761442">
                <text:p>0.0761442</text:p>
              </table:table-cell>
              <table:table-cell office:value-type="float" office:value="-0.0247602">
                <text:p>-0.0247602</text:p>
              </table:table-cell>
              <table:table-cell office:value-type="float" office:value="0.164644">
                <text:p>0.16464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565993">
                <text:p>-0.0565993</text:p>
              </table:table-cell>
              <table:table-cell office:value-type="float" office:value="0.0895767">
                <text:p>0.0895767</text:p>
              </table:table-cell>
              <table:table-cell office:value-type="float" office:value="-0.0235993">
                <text:p>-0.0235993</text:p>
              </table:table-cell>
              <table:table-cell office:value-type="float" office:value="0.173077">
                <text:p>0.1730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551994">
                <text:p>-0.0551994</text:p>
              </table:table-cell>
              <table:table-cell office:value-type="float" office:value="0.0879406">
                <text:p>0.0879406</text:p>
              </table:table-cell>
              <table:table-cell office:value-type="float" office:value="-0.0211994">
                <text:p>-0.0211994</text:p>
              </table:table-cell>
              <table:table-cell office:value-type="float" office:value="0.158941">
                <text:p>0.1589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531002">
                <text:p>-0.0531002</text:p>
              </table:table-cell>
              <table:table-cell office:value-type="float" office:value="0.0825872">
                <text:p>0.0825872</text:p>
              </table:table-cell>
              <table:table-cell office:value-type="float" office:value="-0.0191002">
                <text:p>-0.0191002</text:p>
              </table:table-cell>
              <table:table-cell office:value-type="float" office:value="0.146587">
                <text:p>0.1465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510325">
                <text:p>-0.0510325</text:p>
              </table:table-cell>
              <table:table-cell office:value-type="float" office:value="0.0787461">
                <text:p>0.0787461</text:p>
              </table:table-cell>
              <table:table-cell office:value-type="float" office:value="-0.0210325">
                <text:p>-0.0210325</text:p>
              </table:table-cell>
              <table:table-cell office:value-type="float" office:value="0.142746">
                <text:p>0.14274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481419">
                <text:p>-0.0481419</text:p>
              </table:table-cell>
              <table:table-cell office:value-type="float" office:value="0.0732506">
                <text:p>0.0732506</text:p>
              </table:table-cell>
              <table:table-cell office:value-type="float" office:value="-0.0201419">
                <text:p>-0.0201419</text:p>
              </table:table-cell>
              <table:table-cell office:value-type="float" office:value="0.134251">
                <text:p>0.1342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46256">
                <text:p>-0.046256</text:p>
              </table:table-cell>
              <table:table-cell office:value-type="float" office:value="0.0698575">
                <text:p>0.0698575</text:p>
              </table:table-cell>
              <table:table-cell office:value-type="float" office:value="-0.019756">
                <text:p>-0.019756</text:p>
              </table:table-cell>
              <table:table-cell office:value-type="float" office:value="0.126857">
                <text:p>0.1268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457182">
                <text:p>-0.0457182</text:p>
              </table:table-cell>
              <table:table-cell office:value-type="float" office:value="0.0685892">
                <text:p>0.0685892</text:p>
              </table:table-cell>
              <table:table-cell office:value-type="float" office:value="-0.0192182">
                <text:p>-0.0192182</text:p>
              </table:table-cell>
              <table:table-cell office:value-type="float" office:value="0.116589">
                <text:p>0.1165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446147">
                <text:p>-0.0446147</text:p>
              </table:table-cell>
              <table:table-cell office:value-type="float" office:value="0.0651219">
                <text:p>0.0651219</text:p>
              </table:table-cell>
              <table:table-cell office:value-type="float" office:value="-0.0171147">
                <text:p>-0.0171147</text:p>
              </table:table-cell>
              <table:table-cell office:value-type="float" office:value="0.106122">
                <text:p>0.1061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439832">
                <text:p>-0.0439832</text:p>
              </table:table-cell>
              <table:table-cell office:value-type="float" office:value="0.0620288">
                <text:p>0.0620288</text:p>
              </table:table-cell>
              <table:table-cell office:value-type="float" office:value="-0.0144832">
                <text:p>-0.0144832</text:p>
              </table:table-cell>
              <table:table-cell office:value-type="float" office:value="0.0960288">
                <text:p>0.09602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444166">
                <text:p>-0.0444166</text:p>
              </table:table-cell>
              <table:table-cell office:value-type="float" office:value="0.0592707">
                <text:p>0.0592707</text:p>
              </table:table-cell>
              <table:table-cell office:value-type="float" office:value="-0.0139166">
                <text:p>-0.0139166</text:p>
              </table:table-cell>
              <table:table-cell office:value-type="float" office:value="0.0872707">
                <text:p>0.08727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43267">
                <text:p>-0.043267</text:p>
              </table:table-cell>
              <table:table-cell office:value-type="float" office:value="0.0602488">
                <text:p>0.0602488</text:p>
              </table:table-cell>
              <table:table-cell office:value-type="float" office:value="-0.012767">
                <text:p>-0.012767</text:p>
              </table:table-cell>
              <table:table-cell office:value-type="float" office:value="0.0842488">
                <text:p>0.08424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420244">
                <text:p>-0.0420244</text:p>
              </table:table-cell>
              <table:table-cell office:value-type="float" office:value="0.0588825">
                <text:p>0.0588825</text:p>
              </table:table-cell>
              <table:table-cell office:value-type="float" office:value="-0.0105244">
                <text:p>-0.0105244</text:p>
              </table:table-cell>
              <table:table-cell office:value-type="float" office:value="0.0758825">
                <text:p>0.07588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409551">
                <text:p>-0.0409551</text:p>
              </table:table-cell>
              <table:table-cell office:value-type="float" office:value="0.0581586">
                <text:p>0.0581586</text:p>
              </table:table-cell>
              <table:table-cell office:value-type="float" office:value="-0.0114551">
                <text:p>-0.0114551</text:p>
              </table:table-cell>
              <table:table-cell office:value-type="float" office:value="0.0711586">
                <text:p>0.07115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403243">
                <text:p>-0.0403243</text:p>
              </table:table-cell>
              <table:table-cell office:value-type="float" office:value="0.0604215">
                <text:p>0.0604215</text:p>
              </table:table-cell>
              <table:table-cell office:value-type="float" office:value="-0.0113243">
                <text:p>-0.0113243</text:p>
              </table:table-cell>
              <table:table-cell office:value-type="float" office:value="0.0679215">
                <text:p>0.06792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385928">
                <text:p>-0.0385928</text:p>
              </table:table-cell>
              <table:table-cell office:value-type="float" office:value="0.058198">
                <text:p>0.058198</text:p>
              </table:table-cell>
              <table:table-cell office:value-type="float" office:value="-0.0115928">
                <text:p>-0.0115928</text:p>
              </table:table-cell>
              <table:table-cell office:value-type="float" office:value="0.056198">
                <text:p>0.0561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39555">
                <text:p>-0.039555</text:p>
              </table:table-cell>
              <table:table-cell office:value-type="float" office:value="0.0557431">
                <text:p>0.0557431</text:p>
              </table:table-cell>
              <table:table-cell office:value-type="float" office:value="-0.00855502">
                <text:p>-0.00855502</text:p>
              </table:table-cell>
              <table:table-cell office:value-type="float" office:value="0.0537431">
                <text:p>0.05374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467567">
                <text:p>-0.0467567</text:p>
              </table:table-cell>
              <table:table-cell office:value-type="float" office:value="0.0549139">
                <text:p>0.0549139</text:p>
              </table:table-cell>
              <table:table-cell office:value-type="float" office:value="-0.0137567">
                <text:p>-0.0137567</text:p>
              </table:table-cell>
              <table:table-cell office:value-type="float" office:value="0.0459139">
                <text:p>0.04591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468165">
                <text:p>-0.0468165</text:p>
              </table:table-cell>
              <table:table-cell office:value-type="float" office:value="0.0547628">
                <text:p>0.0547628</text:p>
              </table:table-cell>
              <table:table-cell office:value-type="float" office:value="-0.0093165">
                <text:p>-0.0093165</text:p>
              </table:table-cell>
              <table:table-cell office:value-type="float" office:value="0.0402628">
                <text:p>0.04026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455189">
                <text:p>-0.0455189</text:p>
              </table:table-cell>
              <table:table-cell office:value-type="float" office:value="0.0546173">
                <text:p>0.0546173</text:p>
              </table:table-cell>
              <table:table-cell office:value-type="float" office:value="-0.00701891">
                <text:p>-0.00701891</text:p>
              </table:table-cell>
              <table:table-cell office:value-type="float" office:value="0.0331173">
                <text:p>0.033117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464549">
                <text:p>-0.0464549</text:p>
              </table:table-cell>
              <table:table-cell office:value-type="float" office:value="0.051973">
                <text:p>0.051973</text:p>
              </table:table-cell>
              <table:table-cell office:value-type="float" office:value="-0.00745485">
                <text:p>-0.00745485</text:p>
              </table:table-cell>
              <table:table-cell office:value-type="float" office:value="0.027973">
                <text:p>0.02797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482095">
                <text:p>-0.0482095</text:p>
              </table:table-cell>
              <table:table-cell office:value-type="float" office:value="0.0478202">
                <text:p>0.0478202</text:p>
              </table:table-cell>
              <table:table-cell office:value-type="float" office:value="-0.00820949">
                <text:p>-0.00820949</text:p>
              </table:table-cell>
              <table:table-cell office:value-type="float" office:value="0.0178202">
                <text:p>0.017820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47733">
                <text:p>-0.047733</text:p>
              </table:table-cell>
              <table:table-cell office:value-type="float" office:value="0.0463662">
                <text:p>0.0463662</text:p>
              </table:table-cell>
              <table:table-cell office:value-type="float" office:value="-0.008733">
                <text:p>-0.008733</text:p>
              </table:table-cell>
              <table:table-cell office:value-type="float" office:value="0.0103662">
                <text:p>0.01036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490092">
                <text:p>-0.0490092</text:p>
              </table:table-cell>
              <table:table-cell office:value-type="float" office:value="0.0460029">
                <text:p>0.0460029</text:p>
              </table:table-cell>
              <table:table-cell office:value-type="float" office:value="-0.00800919">
                <text:p>-0.00800919</text:p>
              </table:table-cell>
              <table:table-cell office:value-type="float" office:value="0.00400292">
                <text:p>0.004002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531886">
                <text:p>-0.0531886</text:p>
              </table:table-cell>
              <table:table-cell office:value-type="float" office:value="0.0542755">
                <text:p>0.0542755</text:p>
              </table:table-cell>
              <table:table-cell office:value-type="float" office:value="-0.00918859">
                <text:p>-0.00918859</text:p>
              </table:table-cell>
              <table:table-cell office:value-type="float" office:value="0.0052755">
                <text:p>0.00527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533796">
                <text:p>-0.0533796</text:p>
              </table:table-cell>
              <table:table-cell office:value-type="float" office:value="0.054469">
                <text:p>0.054469</text:p>
              </table:table-cell>
              <table:table-cell office:value-type="float" office:value="-0.00537955">
                <text:p>-0.00537955</text:p>
              </table:table-cell>
              <table:table-cell office:value-type="float" office:value="-0.00553097">
                <text:p>-0.005530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555218">
                <text:p>-0.0555218</text:p>
              </table:table-cell>
              <table:table-cell office:value-type="float" office:value="0.0498654">
                <text:p>0.0498654</text:p>
              </table:table-cell>
              <table:table-cell office:value-type="float" office:value="-0.00402182">
                <text:p>-0.00402182</text:p>
              </table:table-cell>
              <table:table-cell office:value-type="float" office:value="-0.0121346">
                <text:p>-0.012134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608623">
                <text:p>-0.0608623</text:p>
              </table:table-cell>
              <table:table-cell office:value-type="float" office:value="0.0502067">
                <text:p>0.0502067</text:p>
              </table:table-cell>
              <table:table-cell office:value-type="float" office:value="-0.00486231">
                <text:p>-0.00486231</text:p>
              </table:table-cell>
              <table:table-cell office:value-type="float" office:value="-0.0167933">
                <text:p>-0.01679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657109">
                <text:p>-0.0657109</text:p>
              </table:table-cell>
              <table:table-cell office:value-type="float" office:value="0.0466762">
                <text:p>0.0466762</text:p>
              </table:table-cell>
              <table:table-cell office:value-type="float" office:value="-0.00671094">
                <text:p>-0.00671094</text:p>
              </table:table-cell>
              <table:table-cell office:value-type="float" office:value="-0.0293238">
                <text:p>-0.02932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625787">
                <text:p>-0.0625787</text:p>
              </table:table-cell>
              <table:table-cell office:value-type="float" office:value="0.0513316">
                <text:p>0.0513316</text:p>
              </table:table-cell>
              <table:table-cell office:value-type="float" office:value="-0.00307867">
                <text:p>-0.00307867</text:p>
              </table:table-cell>
              <table:table-cell office:value-type="float" office:value="-0.0276684">
                <text:p>-0.027668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608626">
                <text:p>-0.0608626</text:p>
              </table:table-cell>
              <table:table-cell office:value-type="float" office:value="0.0545385">
                <text:p>0.0545385</text:p>
              </table:table-cell>
              <table:table-cell office:value-type="float" office:value="-0.00286258">
                <text:p>-0.00286258</text:p>
              </table:table-cell>
              <table:table-cell office:value-type="float" office:value="-0.0314615">
                <text:p>-0.03146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620945">
                <text:p>-0.0620945</text:p>
              </table:table-cell>
              <table:table-cell office:value-type="float" office:value="0.0558666">
                <text:p>0.0558666</text:p>
              </table:table-cell>
              <table:table-cell office:value-type="float" office:value="-0.0105945">
                <text:p>-0.0105945</text:p>
              </table:table-cell>
              <table:table-cell office:value-type="float" office:value="-0.0426334">
                <text:p>-0.04263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541633">
                <text:p>-0.0541633</text:p>
              </table:table-cell>
              <table:table-cell office:value-type="float" office:value="0.054113">
                <text:p>0.054113</text:p>
              </table:table-cell>
              <table:table-cell office:value-type="float" office:value="-0.00216332">
                <text:p>-0.00216332</text:p>
              </table:table-cell>
              <table:table-cell office:value-type="float" office:value="-0.049887">
                <text:p>-0.04988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543321">
                <text:p>-0.0543321</text:p>
              </table:table-cell>
              <table:table-cell office:value-type="float" office:value="0.0483723">
                <text:p>0.0483723</text:p>
              </table:table-cell>
              <table:table-cell office:value-type="float" office:value="-0.00683211">
                <text:p>-0.00683211</text:p>
              </table:table-cell>
              <table:table-cell office:value-type="float" office:value="-0.0566277">
                <text:p>-0.05662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563513">
                <text:p>-0.0563513</text:p>
              </table:table-cell>
              <table:table-cell office:value-type="float" office:value="0.0356186">
                <text:p>0.0356186</text:p>
              </table:table-cell>
              <table:table-cell office:value-type="float" office:value="-0.0108513">
                <text:p>-0.0108513</text:p>
              </table:table-cell>
              <table:table-cell office:value-type="float" office:value="-0.0698814">
                <text:p>-0.06988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534321">
                <text:p>-0.0534321</text:p>
              </table:table-cell>
              <table:table-cell office:value-type="float" office:value="0.0304891">
                <text:p>0.0304891</text:p>
              </table:table-cell>
              <table:table-cell office:value-type="float" office:value="-0.0059321">
                <text:p>-0.0059321</text:p>
              </table:table-cell>
              <table:table-cell office:value-type="float" office:value="-0.0700109">
                <text:p>-0.07001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560095">
                <text:p>-0.0560095</text:p>
              </table:table-cell>
              <table:table-cell office:value-type="float" office:value="0.0332052">
                <text:p>0.0332052</text:p>
              </table:table-cell>
              <table:table-cell office:value-type="float" office:value="-0.00950949">
                <text:p>-0.00950949</text:p>
              </table:table-cell>
              <table:table-cell office:value-type="float" office:value="-0.0632948">
                <text:p>-0.06329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547907">
                <text:p>-0.0547907</text:p>
              </table:table-cell>
              <table:table-cell office:value-type="float" office:value="0.0291822">
                <text:p>0.0291822</text:p>
              </table:table-cell>
              <table:table-cell office:value-type="float" office:value="-0.00579066">
                <text:p>-0.00579066</text:p>
              </table:table-cell>
              <table:table-cell office:value-type="float" office:value="-0.0723178">
                <text:p>-0.07231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517279">
                <text:p>-0.0517279</text:p>
              </table:table-cell>
              <table:table-cell office:value-type="float" office:value="0.0199615">
                <text:p>0.0199615</text:p>
              </table:table-cell>
              <table:table-cell office:value-type="float" office:value="-0.00422794">
                <text:p>-0.00422794</text:p>
              </table:table-cell>
              <table:table-cell office:value-type="float" office:value="-0.0830385">
                <text:p>-0.08303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47574">
                <text:p>-0.047574</text:p>
              </table:table-cell>
              <table:table-cell office:value-type="float" office:value="-0.0234835">
                <text:p>-0.0234835</text:p>
              </table:table-cell>
              <table:table-cell office:value-type="float" office:value="-0.00357397">
                <text:p>-0.00357397</text:p>
              </table:table-cell>
              <table:table-cell office:value-type="float" office:value="-0.119983">
                <text:p>-0.11998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47209">
                <text:p>-0.047209</text:p>
              </table:table-cell>
              <table:table-cell office:value-type="float" office:value="-0.032234">
                <text:p>-0.032234</text:p>
              </table:table-cell>
              <table:table-cell office:value-type="float" office:value="-0.00470898">
                <text:p>-0.00470898</text:p>
              </table:table-cell>
              <table:table-cell office:value-type="float" office:value="-0.120734">
                <text:p>-0.1207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421623">
                <text:p>-0.0421623</text:p>
              </table:table-cell>
              <table:table-cell office:value-type="float" office:value="-0.0374461">
                <text:p>-0.0374461</text:p>
              </table:table-cell>
              <table:table-cell office:value-type="float" office:value="-0.00416234">
                <text:p>-0.00416234</text:p>
              </table:table-cell>
              <table:table-cell office:value-type="float" office:value="-0.123946">
                <text:p>-0.12394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376367">
                <text:p>-0.0376367</text:p>
              </table:table-cell>
              <table:table-cell office:value-type="float" office:value="-0.0390325">
                <text:p>-0.0390325</text:p>
              </table:table-cell>
              <table:table-cell office:value-type="float" office:value="-0.00663671">
                <text:p>-0.00663671</text:p>
              </table:table-cell>
              <table:table-cell office:value-type="float" office:value="-0.118532">
                <text:p>-0.1185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370813">
                <text:p>-0.0370813</text:p>
              </table:table-cell>
              <table:table-cell office:value-type="float" office:value="-0.0378485">
                <text:p>-0.0378485</text:p>
              </table:table-cell>
              <table:table-cell office:value-type="float" office:value="-0.0115813">
                <text:p>-0.0115813</text:p>
              </table:table-cell>
              <table:table-cell office:value-type="float" office:value="-0.121849">
                <text:p>-0.1218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368071">
                <text:p>-0.0368071</text:p>
              </table:table-cell>
              <table:table-cell office:value-type="float" office:value="-0.0439726">
                <text:p>-0.0439726</text:p>
              </table:table-cell>
              <table:table-cell office:value-type="float" office:value="-0.0148071">
                <text:p>-0.0148071</text:p>
              </table:table-cell>
              <table:table-cell office:value-type="float" office:value="-0.130973">
                <text:p>-0.13097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357604">
                <text:p>-0.0357604</text:p>
              </table:table-cell>
              <table:table-cell office:value-type="float" office:value="-0.0449807">
                <text:p>-0.0449807</text:p>
              </table:table-cell>
              <table:table-cell office:value-type="float" office:value="-0.0147604">
                <text:p>-0.0147604</text:p>
              </table:table-cell>
              <table:table-cell office:value-type="float" office:value="-0.130981">
                <text:p>-0.1309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330295">
                <text:p>-0.0330295</text:p>
              </table:table-cell>
              <table:table-cell office:value-type="float" office:value="-0.051668">
                <text:p>-0.051668</text:p>
              </table:table-cell>
              <table:table-cell office:value-type="float" office:value="-0.0145295">
                <text:p>-0.0145295</text:p>
              </table:table-cell>
              <table:table-cell office:value-type="float" office:value="-0.140668">
                <text:p>-0.1406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307663">
                <text:p>-0.0307663</text:p>
              </table:table-cell>
              <table:table-cell office:value-type="float" office:value="-0.0468119">
                <text:p>-0.0468119</text:p>
              </table:table-cell>
              <table:table-cell office:value-type="float" office:value="-0.0132663">
                <text:p>-0.0132663</text:p>
              </table:table-cell>
              <table:table-cell office:value-type="float" office:value="-0.137812">
                <text:p>-0.1378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30177">
                <text:p>-0.030177</text:p>
              </table:table-cell>
              <table:table-cell office:value-type="float" office:value="-0.0452585">
                <text:p>-0.0452585</text:p>
              </table:table-cell>
              <table:table-cell office:value-type="float" office:value="-0.012177">
                <text:p>-0.012177</text:p>
              </table:table-cell>
              <table:table-cell office:value-type="float" office:value="-0.146259">
                <text:p>-0.14625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300796">
                <text:p>-0.0300796</text:p>
              </table:table-cell>
              <table:table-cell office:value-type="float" office:value="-0.046953">
                <text:p>-0.046953</text:p>
              </table:table-cell>
              <table:table-cell office:value-type="float" office:value="-0.0175796">
                <text:p>-0.0175796</text:p>
              </table:table-cell>
              <table:table-cell office:value-type="float" office:value="-0.149953">
                <text:p>-0.1499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294178">
                <text:p>-0.0294178</text:p>
              </table:table-cell>
              <table:table-cell office:value-type="float" office:value="-0.0464269">
                <text:p>-0.0464269</text:p>
              </table:table-cell>
              <table:table-cell office:value-type="float" office:value="-0.0164178">
                <text:p>-0.0164178</text:p>
              </table:table-cell>
              <table:table-cell office:value-type="float" office:value="-0.155427">
                <text:p>-0.15542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312774">
                <text:p>-0.0312774</text:p>
              </table:table-cell>
              <table:table-cell office:value-type="float" office:value="-0.0471445">
                <text:p>-0.0471445</text:p>
              </table:table-cell>
              <table:table-cell office:value-type="float" office:value="-0.0172774">
                <text:p>-0.0172774</text:p>
              </table:table-cell>
              <table:table-cell office:value-type="float" office:value="-0.159645">
                <text:p>-0.1596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313666">
                <text:p>-0.0313666</text:p>
              </table:table-cell>
              <table:table-cell office:value-type="float" office:value="-0.047588">
                <text:p>-0.047588</text:p>
              </table:table-cell>
              <table:table-cell office:value-type="float" office:value="-0.0148666">
                <text:p>-0.0148666</text:p>
              </table:table-cell>
              <table:table-cell office:value-type="float" office:value="-0.166588">
                <text:p>-0.1665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327663">
                <text:p>-0.0327663</text:p>
              </table:table-cell>
              <table:table-cell office:value-type="float" office:value="-0.0447708">
                <text:p>-0.0447708</text:p>
              </table:table-cell>
              <table:table-cell office:value-type="float" office:value="-0.0132663">
                <text:p>-0.0132663</text:p>
              </table:table-cell>
              <table:table-cell office:value-type="float" office:value="-0.169271">
                <text:p>-0.16927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343744">
                <text:p>-0.0343744</text:p>
              </table:table-cell>
              <table:table-cell office:value-type="float" office:value="-0.0460711">
                <text:p>-0.0460711</text:p>
              </table:table-cell>
              <table:table-cell office:value-type="float" office:value="-0.0158744">
                <text:p>-0.0158744</text:p>
              </table:table-cell>
              <table:table-cell office:value-type="float" office:value="-0.172071">
                <text:p>-0.17207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330789">
                <text:p>-0.0330789</text:p>
              </table:table-cell>
              <table:table-cell office:value-type="float" office:value="-0.0443115">
                <text:p>-0.0443115</text:p>
              </table:table-cell>
              <table:table-cell office:value-type="float" office:value="-0.0120789">
                <text:p>-0.0120789</text:p>
              </table:table-cell>
              <table:table-cell office:value-type="float" office:value="-0.176311">
                <text:p>-0.1763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319684">
                <text:p>-0.0319684</text:p>
              </table:table-cell>
              <table:table-cell office:value-type="float" office:value="-0.0426462">
                <text:p>-0.0426462</text:p>
              </table:table-cell>
              <table:table-cell office:value-type="float" office:value="-0.0139684">
                <text:p>-0.0139684</text:p>
              </table:table-cell>
              <table:table-cell office:value-type="float" office:value="-0.179146">
                <text:p>-0.1791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325664">
                <text:p>-0.0325664</text:p>
              </table:table-cell>
              <table:table-cell office:value-type="float" office:value="-0.0440431">
                <text:p>-0.0440431</text:p>
              </table:table-cell>
              <table:table-cell office:value-type="float" office:value="-0.0150664">
                <text:p>-0.0150664</text:p>
              </table:table-cell>
              <table:table-cell office:value-type="float" office:value="-0.180043">
                <text:p>-0.18004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334644">
                <text:p>-0.0334644</text:p>
              </table:table-cell>
              <table:table-cell office:value-type="float" office:value="-0.0450533">
                <text:p>-0.0450533</text:p>
              </table:table-cell>
              <table:table-cell office:value-type="float" office:value="-0.0159644">
                <text:p>-0.0159644</text:p>
              </table:table-cell>
              <table:table-cell office:value-type="float" office:value="-0.183053">
                <text:p>-0.18305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349445">
                <text:p>-0.0349445</text:p>
              </table:table-cell>
              <table:table-cell office:value-type="float" office:value="-0.0402544">
                <text:p>-0.0402544</text:p>
              </table:table-cell>
              <table:table-cell office:value-type="float" office:value="-0.0139445">
                <text:p>-0.0139445</text:p>
              </table:table-cell>
              <table:table-cell office:value-type="float" office:value="-0.179254">
                <text:p>-0.1792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367758">
                <text:p>-0.0367758</text:p>
              </table:table-cell>
              <table:table-cell office:value-type="float" office:value="-0.031936">
                <text:p>-0.031936</text:p>
              </table:table-cell>
              <table:table-cell office:value-type="float" office:value="-0.0182758">
                <text:p>-0.0182758</text:p>
              </table:table-cell>
              <table:table-cell office:value-type="float" office:value="-0.175936">
                <text:p>-0.1759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371529">
                <text:p>-0.0371529</text:p>
              </table:table-cell>
              <table:table-cell office:value-type="float" office:value="-0.0193218">
                <text:p>-0.0193218</text:p>
              </table:table-cell>
              <table:table-cell office:value-type="float" office:value="-0.0171529">
                <text:p>-0.0171529</text:p>
              </table:table-cell>
              <table:table-cell office:value-type="float" office:value="-0.170322">
                <text:p>-0.1703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426425">
                <text:p>-0.0426425</text:p>
              </table:table-cell>
              <table:table-cell office:value-type="float" office:value="-0.0208695">
                <text:p>-0.0208695</text:p>
              </table:table-cell>
              <table:table-cell office:value-type="float" office:value="-0.0236425">
                <text:p>-0.0236425</text:p>
              </table:table-cell>
              <table:table-cell office:value-type="float" office:value="-0.176369">
                <text:p>-0.1763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451441">
                <text:p>-0.0451441</text:p>
              </table:table-cell>
              <table:table-cell office:value-type="float" office:value="-0.02076">
                <text:p>-0.02076</text:p>
              </table:table-cell>
              <table:table-cell office:value-type="float" office:value="-0.0216441">
                <text:p>-0.0216441</text:p>
              </table:table-cell>
              <table:table-cell office:value-type="float" office:value="-0.17476">
                <text:p>-0.174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453474">
                <text:p>-0.0453474</text:p>
              </table:table-cell>
              <table:table-cell office:value-type="float" office:value="-0.0239182">
                <text:p>-0.0239182</text:p>
              </table:table-cell>
              <table:table-cell office:value-type="float" office:value="-0.0183474">
                <text:p>-0.0183474</text:p>
              </table:table-cell>
              <table:table-cell office:value-type="float" office:value="-0.178918">
                <text:p>-0.1789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456815">
                <text:p>-0.0456815</text:p>
              </table:table-cell>
              <table:table-cell office:value-type="float" office:value="-0.0207405">
                <text:p>-0.0207405</text:p>
              </table:table-cell>
              <table:table-cell office:value-type="float" office:value="-0.0171815">
                <text:p>-0.0171815</text:p>
              </table:table-cell>
              <table:table-cell office:value-type="float" office:value="-0.173241">
                <text:p>-0.17324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449855">
                <text:p>-0.0449855</text:p>
              </table:table-cell>
              <table:table-cell office:value-type="float" office:value="-0.0203523">
                <text:p>-0.0203523</text:p>
              </table:table-cell>
              <table:table-cell office:value-type="float" office:value="-0.0179855">
                <text:p>-0.0179855</text:p>
              </table:table-cell>
              <table:table-cell office:value-type="float" office:value="-0.175352">
                <text:p>-0.17535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459731">
                <text:p>-0.0459731</text:p>
              </table:table-cell>
              <table:table-cell office:value-type="float" office:value="-0.0222912">
                <text:p>-0.0222912</text:p>
              </table:table-cell>
              <table:table-cell office:value-type="float" office:value="-0.0179731">
                <text:p>-0.0179731</text:p>
              </table:table-cell>
              <table:table-cell office:value-type="float" office:value="-0.177291">
                <text:p>-0.1772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459352">
                <text:p>-0.0459352</text:p>
              </table:table-cell>
              <table:table-cell office:value-type="float" office:value="-0.0212626">
                <text:p>-0.0212626</text:p>
              </table:table-cell>
              <table:table-cell office:value-type="float" office:value="-0.0179352">
                <text:p>-0.0179352</text:p>
              </table:table-cell>
              <table:table-cell office:value-type="float" office:value="-0.175263">
                <text:p>-0.1752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453809">
                <text:p>-0.0453809</text:p>
              </table:table-cell>
              <table:table-cell office:value-type="float" office:value="-0.0206462">
                <text:p>-0.0206462</text:p>
              </table:table-cell>
              <table:table-cell office:value-type="float" office:value="-0.0178809">
                <text:p>-0.0178809</text:p>
              </table:table-cell>
              <table:table-cell office:value-type="float" office:value="-0.175646">
                <text:p>-0.17564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466991">
                <text:p>-0.0466991</text:p>
              </table:table-cell>
              <table:table-cell office:value-type="float" office:value="-0.0217014">
                <text:p>-0.0217014</text:p>
              </table:table-cell>
              <table:table-cell office:value-type="float" office:value="-0.0181991">
                <text:p>-0.0181991</text:p>
              </table:table-cell>
              <table:table-cell office:value-type="float" office:value="-0.175201">
                <text:p>-0.1752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457369">
                <text:p>-0.0457369</text:p>
              </table:table-cell>
              <table:table-cell office:value-type="float" office:value="-0.020888">
                <text:p>-0.020888</text:p>
              </table:table-cell>
              <table:table-cell office:value-type="float" office:value="-0.0182369">
                <text:p>-0.0182369</text:p>
              </table:table-cell>
              <table:table-cell office:value-type="float" office:value="-0.175388">
                <text:p>-0.1753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466403">
                <text:p>-0.0466403</text:p>
              </table:table-cell>
              <table:table-cell office:value-type="float" office:value="-0.020803">
                <text:p>-0.020803</text:p>
              </table:table-cell>
              <table:table-cell office:value-type="float" office:value="-0.0181403">
                <text:p>-0.0181403</text:p>
              </table:table-cell>
              <table:table-cell office:value-type="float" office:value="-0.174303">
                <text:p>-0.1743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46393">
                <text:p>-0.046393</text:p>
              </table:table-cell>
              <table:table-cell office:value-type="float" office:value="-0.0213904">
                <text:p>-0.0213904</text:p>
              </table:table-cell>
              <table:table-cell office:value-type="float" office:value="-0.018393">
                <text:p>-0.018393</text:p>
              </table:table-cell>
              <table:table-cell office:value-type="float" office:value="-0.17439">
                <text:p>-0.174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464925">
                <text:p>-0.0464925</text:p>
              </table:table-cell>
              <table:table-cell office:value-type="float" office:value="-0.0212566">
                <text:p>-0.0212566</text:p>
              </table:table-cell>
              <table:table-cell office:value-type="float" office:value="-0.0179925">
                <text:p>-0.0179925</text:p>
              </table:table-cell>
              <table:table-cell office:value-type="float" office:value="-0.175257">
                <text:p>-0.1752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466054">
                <text:p>-0.0466054</text:p>
              </table:table-cell>
              <table:table-cell office:value-type="float" office:value="-0.0203641">
                <text:p>-0.0203641</text:p>
              </table:table-cell>
              <table:table-cell office:value-type="float" office:value="-0.0186054">
                <text:p>-0.0186054</text:p>
              </table:table-cell>
              <table:table-cell office:value-type="float" office:value="-0.174864">
                <text:p>-0.1748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465276">
                <text:p>-0.0465276</text:p>
              </table:table-cell>
              <table:table-cell office:value-type="float" office:value="-0.0208524">
                <text:p>-0.0208524</text:p>
              </table:table-cell>
              <table:table-cell office:value-type="float" office:value="-0.0185276">
                <text:p>-0.0185276</text:p>
              </table:table-cell>
              <table:table-cell office:value-type="float" office:value="-0.175352">
                <text:p>-0.1753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466754">
                <text:p>-0.0466754</text:p>
              </table:table-cell>
              <table:table-cell office:value-type="float" office:value="-0.0210389">
                <text:p>-0.0210389</text:p>
              </table:table-cell>
              <table:table-cell office:value-type="float" office:value="-0.0181754">
                <text:p>-0.0181754</text:p>
              </table:table-cell>
              <table:table-cell office:value-type="float" office:value="-0.175539">
                <text:p>-0.17553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466215">
                <text:p>-0.0466215</text:p>
              </table:table-cell>
              <table:table-cell office:value-type="float" office:value="-0.0203429">
                <text:p>-0.0203429</text:p>
              </table:table-cell>
              <table:table-cell office:value-type="float" office:value="-0.0181215">
                <text:p>-0.0181215</text:p>
              </table:table-cell>
              <table:table-cell office:value-type="float" office:value="-0.174343">
                <text:p>-0.1743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468473">
                <text:p>-0.0468473</text:p>
              </table:table-cell>
              <table:table-cell office:value-type="float" office:value="-0.0208608">
                <text:p>-0.0208608</text:p>
              </table:table-cell>
              <table:table-cell office:value-type="float" office:value="-0.0188473">
                <text:p>-0.0188473</text:p>
              </table:table-cell>
              <table:table-cell office:value-type="float" office:value="-0.175861">
                <text:p>-0.1758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467497">
                <text:p>-0.0467497</text:p>
              </table:table-cell>
              <table:table-cell office:value-type="float" office:value="-0.0205993">
                <text:p>-0.0205993</text:p>
              </table:table-cell>
              <table:table-cell office:value-type="float" office:value="-0.0182497">
                <text:p>-0.0182497</text:p>
              </table:table-cell>
              <table:table-cell office:value-type="float" office:value="-0.175099">
                <text:p>-0.1750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466843">
                <text:p>-0.0466843</text:p>
              </table:table-cell>
              <table:table-cell office:value-type="float" office:value="-0.0205249">
                <text:p>-0.0205249</text:p>
              </table:table-cell>
              <table:table-cell office:value-type="float" office:value="-0.0181843">
                <text:p>-0.0181843</text:p>
              </table:table-cell>
              <table:table-cell office:value-type="float" office:value="-0.175025">
                <text:p>-0.1750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469874">
                <text:p>-0.0469874</text:p>
              </table:table-cell>
              <table:table-cell office:value-type="float" office:value="-0.0207159">
                <text:p>-0.0207159</text:p>
              </table:table-cell>
              <table:table-cell office:value-type="float" office:value="-0.0179874">
                <text:p>-0.0179874</text:p>
              </table:table-cell>
              <table:table-cell office:value-type="float" office:value="-0.174716">
                <text:p>-0.1747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468068">
                <text:p>-0.0468068</text:p>
              </table:table-cell>
              <table:table-cell office:value-type="float" office:value="-0.0205265">
                <text:p>-0.0205265</text:p>
              </table:table-cell>
              <table:table-cell office:value-type="float" office:value="-0.0183068">
                <text:p>-0.0183068</text:p>
              </table:table-cell>
              <table:table-cell office:value-type="float" office:value="-0.175027">
                <text:p>-0.1750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471251">
                <text:p>-0.0471251</text:p>
              </table:table-cell>
              <table:table-cell office:value-type="float" office:value="-0.0205479">
                <text:p>-0.0205479</text:p>
              </table:table-cell>
              <table:table-cell office:value-type="float" office:value="-0.0186251">
                <text:p>-0.0186251</text:p>
              </table:table-cell>
              <table:table-cell office:value-type="float" office:value="-0.175048">
                <text:p>-0.1750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469551">
                <text:p>-0.0469551</text:p>
              </table:table-cell>
              <table:table-cell office:value-type="float" office:value="-0.0205397">
                <text:p>-0.0205397</text:p>
              </table:table-cell>
              <table:table-cell office:value-type="float" office:value="-0.0184551">
                <text:p>-0.0184551</text:p>
              </table:table-cell>
              <table:table-cell office:value-type="float" office:value="-0.17504">
                <text:p>-0.1750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471477">
                <text:p>-0.0471477</text:p>
              </table:table-cell>
              <table:table-cell office:value-type="float" office:value="-0.0203645">
                <text:p>-0.0203645</text:p>
              </table:table-cell>
              <table:table-cell office:value-type="float" office:value="-0.0176477">
                <text:p>-0.0176477</text:p>
              </table:table-cell>
              <table:table-cell office:value-type="float" office:value="-0.174364">
                <text:p>-0.1743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471302">
                <text:p>-0.0471302</text:p>
              </table:table-cell>
              <table:table-cell office:value-type="float" office:value="-0.0205393">
                <text:p>-0.0205393</text:p>
              </table:table-cell>
              <table:table-cell office:value-type="float" office:value="-0.0186302">
                <text:p>-0.0186302</text:p>
              </table:table-cell>
              <table:table-cell office:value-type="float" office:value="-0.175039">
                <text:p>-0.1750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472236">
                <text:p>-0.0472236</text:p>
              </table:table-cell>
              <table:table-cell office:value-type="float" office:value="-0.0203481">
                <text:p>-0.0203481</text:p>
              </table:table-cell>
              <table:table-cell office:value-type="float" office:value="-0.0187236">
                <text:p>-0.0187236</text:p>
              </table:table-cell>
              <table:table-cell office:value-type="float" office:value="-0.174848">
                <text:p>-0.1748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471958">
                <text:p>-0.0471958</text:p>
              </table:table-cell>
              <table:table-cell office:value-type="float" office:value="-0.0203805">
                <text:p>-0.0203805</text:p>
              </table:table-cell>
              <table:table-cell office:value-type="float" office:value="-0.0186958">
                <text:p>-0.0186958</text:p>
              </table:table-cell>
              <table:table-cell office:value-type="float" office:value="-0.17538">
                <text:p>-0.175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472657">
                <text:p>-0.0472657</text:p>
              </table:table-cell>
              <table:table-cell office:value-type="float" office:value="-0.0203069">
                <text:p>-0.0203069</text:p>
              </table:table-cell>
              <table:table-cell office:value-type="float" office:value="-0.0182657">
                <text:p>-0.0182657</text:p>
              </table:table-cell>
              <table:table-cell office:value-type="float" office:value="-0.174807">
                <text:p>-0.1748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472569">
                <text:p>-0.0472569</text:p>
              </table:table-cell>
              <table:table-cell office:value-type="float" office:value="-0.0202813">
                <text:p>-0.0202813</text:p>
              </table:table-cell>
              <table:table-cell office:value-type="float" office:value="-0.0192569">
                <text:p>-0.0192569</text:p>
              </table:table-cell>
              <table:table-cell office:value-type="float" office:value="-0.175281">
                <text:p>-0.17528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472541">
                <text:p>-0.0472541</text:p>
              </table:table-cell>
              <table:table-cell office:value-type="float" office:value="-0.0203551">
                <text:p>-0.0203551</text:p>
              </table:table-cell>
              <table:table-cell office:value-type="float" office:value="-0.0182541">
                <text:p>-0.0182541</text:p>
              </table:table-cell>
              <table:table-cell office:value-type="float" office:value="-0.174855">
                <text:p>-0.1748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473276">
                <text:p>-0.0473276</text:p>
              </table:table-cell>
              <table:table-cell office:value-type="float" office:value="-0.0202725">
                <text:p>-0.0202725</text:p>
              </table:table-cell>
              <table:table-cell office:value-type="float" office:value="-0.0188276">
                <text:p>-0.0188276</text:p>
              </table:table-cell>
              <table:table-cell office:value-type="float" office:value="-0.174773">
                <text:p>-0.17477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473759">
                <text:p>-0.0473759</text:p>
              </table:table-cell>
              <table:table-cell office:value-type="float" office:value="-0.0202979">
                <text:p>-0.0202979</text:p>
              </table:table-cell>
              <table:table-cell office:value-type="float" office:value="-0.0188759">
                <text:p>-0.0188759</text:p>
              </table:table-cell>
              <table:table-cell office:value-type="float" office:value="-0.174798">
                <text:p>-0.1747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473955">
                <text:p>-0.0473955</text:p>
              </table:table-cell>
              <table:table-cell office:value-type="float" office:value="-0.0202639">
                <text:p>-0.0202639</text:p>
              </table:table-cell>
              <table:table-cell office:value-type="float" office:value="-0.0188955">
                <text:p>-0.0188955</text:p>
              </table:table-cell>
              <table:table-cell office:value-type="float" office:value="-0.174764">
                <text:p>-0.1747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473391">
                <text:p>-0.0473391</text:p>
              </table:table-cell>
              <table:table-cell office:value-type="float" office:value="-0.020235">
                <text:p>-0.020235</text:p>
              </table:table-cell>
              <table:table-cell office:value-type="float" office:value="-0.0183391">
                <text:p>-0.0183391</text:p>
              </table:table-cell>
              <table:table-cell office:value-type="float" office:value="-0.174735">
                <text:p>-0.17473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473793">
                <text:p>-0.0473793</text:p>
              </table:table-cell>
              <table:table-cell office:value-type="float" office:value="-0.0202132">
                <text:p>-0.0202132</text:p>
              </table:table-cell>
              <table:table-cell office:value-type="float" office:value="-0.0188793">
                <text:p>-0.0188793</text:p>
              </table:table-cell>
              <table:table-cell office:value-type="float" office:value="-0.174713">
                <text:p>-0.1747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473254">
                <text:p>-0.0473254</text:p>
              </table:table-cell>
              <table:table-cell office:value-type="float" office:value="-0.0202619">
                <text:p>-0.0202619</text:p>
              </table:table-cell>
              <table:table-cell office:value-type="float" office:value="-0.0188254">
                <text:p>-0.0188254</text:p>
              </table:table-cell>
              <table:table-cell office:value-type="float" office:value="-0.174262">
                <text:p>-0.1742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474536">
                <text:p>-0.0474536</text:p>
              </table:table-cell>
              <table:table-cell office:value-type="float" office:value="-0.0201885">
                <text:p>-0.0201885</text:p>
              </table:table-cell>
              <table:table-cell office:value-type="float" office:value="-0.0189536">
                <text:p>-0.0189536</text:p>
              </table:table-cell>
              <table:table-cell office:value-type="float" office:value="-0.175188">
                <text:p>-0.1751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474697">
                <text:p>-0.0474697</text:p>
              </table:table-cell>
              <table:table-cell office:value-type="float" office:value="-0.020202">
                <text:p>-0.020202</text:p>
              </table:table-cell>
              <table:table-cell office:value-type="float" office:value="-0.0184697">
                <text:p>-0.0184697</text:p>
              </table:table-cell>
              <table:table-cell office:value-type="float" office:value="-0.174702">
                <text:p>-0.1747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475605">
                <text:p>-0.0475605</text:p>
              </table:table-cell>
              <table:table-cell office:value-type="float" office:value="-0.0201689">
                <text:p>-0.0201689</text:p>
              </table:table-cell>
              <table:table-cell office:value-type="float" office:value="-0.0190605">
                <text:p>-0.0190605</text:p>
              </table:table-cell>
              <table:table-cell office:value-type="float" office:value="-0.174669">
                <text:p>-0.1746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475779">
                <text:p>-0.0475779</text:p>
              </table:table-cell>
              <table:table-cell office:value-type="float" office:value="-0.020136">
                <text:p>-0.020136</text:p>
              </table:table-cell>
              <table:table-cell office:value-type="float" office:value="-0.0195779">
                <text:p>-0.0195779</text:p>
              </table:table-cell>
              <table:table-cell office:value-type="float" office:value="-0.175136">
                <text:p>-0.1751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476147">
                <text:p>-0.0476147</text:p>
              </table:table-cell>
              <table:table-cell office:value-type="float" office:value="-0.0200754">
                <text:p>-0.0200754</text:p>
              </table:table-cell>
              <table:table-cell office:value-type="float" office:value="-0.0191147">
                <text:p>-0.0191147</text:p>
              </table:table-cell>
              <table:table-cell office:value-type="float" office:value="-0.175575">
                <text:p>-0.1755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476155">
                <text:p>-0.0476155</text:p>
              </table:table-cell>
              <table:table-cell office:value-type="float" office:value="-0.0200897">
                <text:p>-0.0200897</text:p>
              </table:table-cell>
              <table:table-cell office:value-type="float" office:value="-0.0191155">
                <text:p>-0.0191155</text:p>
              </table:table-cell>
              <table:table-cell office:value-type="float" office:value="-0.17509">
                <text:p>-0.175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476243">
                <text:p>-0.0476243</text:p>
              </table:table-cell>
              <table:table-cell office:value-type="float" office:value="-0.0200554">
                <text:p>-0.0200554</text:p>
              </table:table-cell>
              <table:table-cell office:value-type="float" office:value="-0.0191243">
                <text:p>-0.0191243</text:p>
              </table:table-cell>
              <table:table-cell office:value-type="float" office:value="-0.175055">
                <text:p>-0.1750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476561">
                <text:p>-0.0476561</text:p>
              </table:table-cell>
              <table:table-cell office:value-type="float" office:value="-0.0200248">
                <text:p>-0.0200248</text:p>
              </table:table-cell>
              <table:table-cell office:value-type="float" office:value="-0.0191561">
                <text:p>-0.0191561</text:p>
              </table:table-cell>
              <table:table-cell office:value-type="float" office:value="-0.174525">
                <text:p>-0.1745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477132">
                <text:p>-0.0477132</text:p>
              </table:table-cell>
              <table:table-cell office:value-type="float" office:value="-0.0200069">
                <text:p>-0.0200069</text:p>
              </table:table-cell>
              <table:table-cell office:value-type="float" office:value="-0.0192132">
                <text:p>-0.0192132</text:p>
              </table:table-cell>
              <table:table-cell office:value-type="float" office:value="-0.175507">
                <text:p>-0.1755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477828">
                <text:p>-0.0477828</text:p>
              </table:table-cell>
              <table:table-cell office:value-type="float" office:value="-0.0199508">
                <text:p>-0.0199508</text:p>
              </table:table-cell>
              <table:table-cell office:value-type="float" office:value="-0.0197828">
                <text:p>-0.0197828</text:p>
              </table:table-cell>
              <table:table-cell office:value-type="float" office:value="-0.175451">
                <text:p>-0.1754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477629">
                <text:p>-0.0477629</text:p>
              </table:table-cell>
              <table:table-cell office:value-type="float" office:value="-0.0199465">
                <text:p>-0.0199465</text:p>
              </table:table-cell>
              <table:table-cell office:value-type="float" office:value="-0.0192629">
                <text:p>-0.0192629</text:p>
              </table:table-cell>
              <table:table-cell office:value-type="float" office:value="-0.174947">
                <text:p>-0.1749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477625">
                <text:p>-0.0477625</text:p>
              </table:table-cell>
              <table:table-cell office:value-type="float" office:value="-0.0199102">
                <text:p>-0.0199102</text:p>
              </table:table-cell>
              <table:table-cell office:value-type="float" office:value="-0.0192625">
                <text:p>-0.0192625</text:p>
              </table:table-cell>
              <table:table-cell office:value-type="float" office:value="-0.17491">
                <text:p>-0.174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477797">
                <text:p>-0.0477797</text:p>
              </table:table-cell>
              <table:table-cell office:value-type="float" office:value="-0.0199091">
                <text:p>-0.0199091</text:p>
              </table:table-cell>
              <table:table-cell office:value-type="float" office:value="-0.0187797">
                <text:p>-0.0187797</text:p>
              </table:table-cell>
              <table:table-cell office:value-type="float" office:value="-0.174909">
                <text:p>-0.1749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477882">
                <text:p>-0.0477882</text:p>
              </table:table-cell>
              <table:table-cell office:value-type="float" office:value="-0.0198592">
                <text:p>-0.0198592</text:p>
              </table:table-cell>
              <table:table-cell office:value-type="float" office:value="-0.0187882">
                <text:p>-0.0187882</text:p>
              </table:table-cell>
              <table:table-cell office:value-type="float" office:value="-0.173859">
                <text:p>-0.1738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477759">
                <text:p>-0.0477759</text:p>
              </table:table-cell>
              <table:table-cell office:value-type="float" office:value="-0.0198271">
                <text:p>-0.0198271</text:p>
              </table:table-cell>
              <table:table-cell office:value-type="float" office:value="-0.0192759">
                <text:p>-0.0192759</text:p>
              </table:table-cell>
              <table:table-cell office:value-type="float" office:value="-0.174827">
                <text:p>-0.1748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477863">
                <text:p>-0.0477863</text:p>
              </table:table-cell>
              <table:table-cell office:value-type="float" office:value="-0.0198129">
                <text:p>-0.0198129</text:p>
              </table:table-cell>
              <table:table-cell office:value-type="float" office:value="-0.0192863">
                <text:p>-0.0192863</text:p>
              </table:table-cell>
              <table:table-cell office:value-type="float" office:value="-0.175313">
                <text:p>-0.1753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47831">
                <text:p>-0.047831</text:p>
              </table:table-cell>
              <table:table-cell office:value-type="float" office:value="-0.0197732">
                <text:p>-0.0197732</text:p>
              </table:table-cell>
              <table:table-cell office:value-type="float" office:value="-0.018831">
                <text:p>-0.018831</text:p>
              </table:table-cell>
              <table:table-cell office:value-type="float" office:value="-0.174273">
                <text:p>-0.1742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479103">
                <text:p>-0.0479103</text:p>
              </table:table-cell>
              <table:table-cell office:value-type="float" office:value="-0.0196931">
                <text:p>-0.0196931</text:p>
              </table:table-cell>
              <table:table-cell office:value-type="float" office:value="-0.0199103">
                <text:p>-0.0199103</text:p>
              </table:table-cell>
              <table:table-cell office:value-type="float" office:value="-0.174693">
                <text:p>-0.1746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